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049in" table:align="left"/>
    </style:style>
    <style:style style:name="Table1.A" style:family="table-column">
      <style:table-column-properties style:column-width="0.9125in"/>
    </style:style>
    <style:style style:name="Table1.B" style:family="table-column">
      <style:table-column-properties style:column-width="2.1535in"/>
    </style:style>
    <style:style style:name="Table1.C" style:family="table-column">
      <style:table-column-properties style:column-width="1.7222in"/>
    </style:style>
    <style:style style:name="Table1.D" style:family="table-column">
      <style:table-column-properties style:column-width="1.0167in"/>
    </style:style>
    <style:style style:name="Table1.A1" style:family="table-cell">
      <style:table-cell-properties style:vertical-align="middle" fo:padding="0.0194in" fo:border="none"/>
    </style:style>
    <style:style style:name="Table2" style:family="table">
      <style:table-properties style:width="5.8049in" table:align="left"/>
    </style:style>
    <style:style style:name="Table2.A" style:family="table-column">
      <style:table-column-properties style:column-width="1.191in"/>
    </style:style>
    <style:style style:name="Table2.B" style:family="table-column">
      <style:table-column-properties style:column-width="1.5847in"/>
    </style:style>
    <style:style style:name="Table2.C" style:family="table-column">
      <style:table-column-properties style:column-width="3.0292in"/>
    </style:style>
    <style:style style:name="Table2.A1" style:family="table-cell">
      <style:table-cell-properties style:vertical-align="middle" fo:padding="0.0194in" fo:border="none"/>
    </style:style>
    <style:style style:name="Table3" style:family="table">
      <style:table-properties style:width="5.8049in" table:align="left"/>
    </style:style>
    <style:style style:name="Table3.A" style:family="table-column">
      <style:table-column-properties style:column-width="1.0535in"/>
    </style:style>
    <style:style style:name="Table3.B" style:family="table-column">
      <style:table-column-properties style:column-width="2.2806in"/>
    </style:style>
    <style:style style:name="Table3.C" style:family="table-column">
      <style:table-column-properties style:column-width="2.4708in"/>
    </style:style>
    <style:style style:name="Table3.A1" style:family="table-cell">
      <style:table-cell-properties style:vertical-align="middle" fo:padding="0.0194in" fo:border="none"/>
    </style:style>
    <style:style style:name="Table4" style:family="table">
      <style:table-properties style:width="5.8049in" table:align="left"/>
    </style:style>
    <style:style style:name="Table4.A" style:family="table-column">
      <style:table-column-properties style:column-width="1.0132in"/>
    </style:style>
    <style:style style:name="Table4.B" style:family="table-column">
      <style:table-column-properties style:column-width="0.9021in"/>
    </style:style>
    <style:style style:name="Table4.C" style:family="table-column">
      <style:table-column-properties style:column-width="1.3333in"/>
    </style:style>
    <style:style style:name="Table4.D" style:family="table-column">
      <style:table-column-properties style:column-width="1.1431in"/>
    </style:style>
    <style:style style:name="Table4.E" style:family="table-column">
      <style:table-column-properties style:column-width="1.4132in"/>
    </style:style>
    <style:style style:name="Table4.A1" style:family="table-cell">
      <style:table-cell-properties style:vertical-align="middle" fo:padding="0.0194in" fo:border="none"/>
    </style:style>
    <style:style style:name="Table5" style:family="table">
      <style:table-properties style:width="5.8049in" table:align="left"/>
    </style:style>
    <style:style style:name="Table5.A" style:family="table-column">
      <style:table-column-properties style:column-width="1.6444in"/>
    </style:style>
    <style:style style:name="Table5.B" style:family="table-column">
      <style:table-column-properties style:column-width="2.0479in"/>
    </style:style>
    <style:style style:name="Table5.C" style:family="table-column">
      <style:table-column-properties style:column-width="2.1125in"/>
    </style:style>
    <style:style style:name="Table5.A1" style:family="table-cell">
      <style:table-cell-properties style:vertical-align="middle" fo:padding="0.0194in" fo:border="none"/>
    </style:style>
    <style:style style:name="Table6" style:family="table">
      <style:table-properties style:width="3.8049in" table:align="left"/>
    </style:style>
    <style:style style:name="Table6.A" style:family="table-column">
      <style:table-column-properties style:column-width="1.5694in"/>
    </style:style>
    <style:style style:name="Table6.B" style:family="table-column">
      <style:table-column-properties style:column-width="0.8924in"/>
    </style:style>
    <style:style style:name="Table6.C" style:family="table-column">
      <style:table-column-properties style:column-width="1.3431in"/>
    </style:style>
    <style:style style:name="Table6.A1" style:family="table-cell">
      <style:table-cell-properties style:vertical-align="middle" fo:padding="0.0194in" fo:border="none"/>
    </style:style>
    <style:style style:name="Table7" style:family="table">
      <style:table-properties style:width="5.8049in" table:align="left"/>
    </style:style>
    <style:style style:name="Table7.A" style:family="table-column">
      <style:table-column-properties style:column-width="1.3931in"/>
    </style:style>
    <style:style style:name="Table7.B" style:family="table-column">
      <style:table-column-properties style:column-width="0.8069in"/>
    </style:style>
    <style:style style:name="Table7.C" style:family="table-column">
      <style:table-column-properties style:column-width="1.6354in"/>
    </style:style>
    <style:style style:name="Table7.D" style:family="table-column">
      <style:table-column-properties style:column-width="1.9694in"/>
    </style:style>
    <style:style style:name="Table7.A1" style:family="table-cell">
      <style:table-cell-properties style:vertical-align="middle" fo:padding="0.0194in" fo:border="none"/>
    </style:style>
    <style:style style:name="Table8" style:family="table">
      <style:table-properties style:width="6.8535in" table:align="left"/>
    </style:style>
    <style:style style:name="Table8.A" style:family="table-column">
      <style:table-column-properties style:column-width="1.1986in"/>
    </style:style>
    <style:style style:name="Table8.B" style:family="table-column">
      <style:table-column-properties style:column-width="1.3819in"/>
    </style:style>
    <style:style style:name="Table8.C" style:family="table-column">
      <style:table-column-properties style:column-width="1.4819in"/>
    </style:style>
    <style:style style:name="Table8.D" style:family="table-column">
      <style:table-column-properties style:column-width="1.2778in"/>
    </style:style>
    <style:style style:name="Table8.E" style:family="table-column">
      <style:table-column-properties style:column-width="1.5132in"/>
    </style:style>
    <style:style style:name="Table8.A1" style:family="table-cell">
      <style:table-cell-properties style:vertical-align="middle" fo:padding="0.0194in" fo:border="none"/>
    </style:style>
    <style:style style:name="P1" style:family="paragraph" style:parent-style-name="Table_20_Heading">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font-size="2pt" style:font-size-asian="2pt" style:font-size-complex="2pt"/>
    </style:style>
    <style:style style:name="P4" style:family="paragraph" style:parent-style-name="Preformatted_20_Text" style:list-style-name="L9"/>
    <style:style style:name="P5" style:family="paragraph" style:parent-style-name="Preformatted_20_Text" style:list-style-name="L14"/>
    <style:style style:name="P6" style:family="paragraph" style:parent-style-name="Preformatted_20_Text" style:list-style-name="L15"/>
    <style:style style:name="P7" style:family="paragraph" style:parent-style-name="Preformatted_20_Text" style:list-style-name="L16"/>
    <style:style style:name="P8" style:family="paragraph" style:parent-style-name="Preformatted_20_Text" style:list-style-name="L18"/>
    <style:style style:name="P9" style:family="paragraph" style:parent-style-name="Preformatted_20_Text" style:list-style-name="L21"/>
    <style:style style:name="P10" style:family="paragraph" style:parent-style-name="Preformatted_20_Text" style:list-style-name="L22"/>
    <style:style style:name="P11" style:family="paragraph" style:parent-style-name="Preformatted_20_Text" style:list-style-name="L25"/>
    <style:style style:name="P12" style:family="paragraph" style:parent-style-name="Preformatted_20_Text" style:list-style-name="L35"/>
    <style:style style:name="P13" style:family="paragraph" style:parent-style-name="Preformatted_20_Text" style:list-style-name="L37"/>
    <style:style style:name="P14" style:family="paragraph" style:parent-style-name="Preformatted_20_Text" style:list-style-name="L48"/>
    <style:style style:name="P15" style:family="paragraph" style:parent-style-name="Preformatted_20_Text" style:list-style-name="L52"/>
    <style:style style:name="P16" style:family="paragraph" style:parent-style-name="Preformatted_20_Text" style:list-style-name="L53"/>
    <style:style style:name="P17" style:family="paragraph" style:parent-style-name="Preformatted_20_Text" style:list-style-name="L54"/>
    <style:style style:name="P18" style:family="paragraph" style:parent-style-name="Preformatted_20_Text" style:list-style-name="L56"/>
    <style:style style:name="P19" style:family="paragraph" style:parent-style-name="Preformatted_20_Text" style:list-style-name="L68"/>
    <style:style style:name="P20" style:family="paragraph" style:parent-style-name="Preformatted_20_Text" style:list-style-name="L72"/>
    <style:style style:name="P21" style:family="paragraph" style:parent-style-name="Preformatted_20_Text" style:list-style-name="L73"/>
    <style:style style:name="P22" style:family="paragraph" style:parent-style-name="Preformatted_20_Text" style:list-style-name="L77"/>
    <style:style style:name="P23" style:family="paragraph" style:parent-style-name="Preformatted_20_Text" style:list-style-name="L79"/>
    <style:style style:name="P24" style:family="paragraph" style:parent-style-name="Preformatted_20_Text" style:list-style-name="L80"/>
    <style:style style:name="P25" style:family="paragraph" style:parent-style-name="Preformatted_20_Text" style:list-style-name="L82"/>
    <style:style style:name="P26" style:family="paragraph" style:parent-style-name="Preformatted_20_Text" style:list-style-name="L83"/>
    <style:style style:name="P27" style:family="paragraph" style:parent-style-name="Preformatted_20_Text" style:list-style-name="L84"/>
    <style:style style:name="P28" style:family="paragraph" style:parent-style-name="Preformatted_20_Text" style:list-style-name="L87"/>
    <style:style style:name="P29" style:family="paragraph" style:parent-style-name="Preformatted_20_Text" style:list-style-name="L88"/>
    <style:style style:name="P30" style:family="paragraph" style:parent-style-name="Preformatted_20_Text" style:list-style-name="L90"/>
    <style:style style:name="P31" style:family="paragraph" style:parent-style-name="Preformatted_20_Text" style:list-style-name="L95"/>
    <style:style style:name="P32" style:family="paragraph" style:parent-style-name="Preformatted_20_Text" style:list-style-name="L96"/>
    <style:style style:name="P33" style:family="paragraph" style:parent-style-name="Preformatted_20_Text" style:list-style-name="L98"/>
    <style:style style:name="P34" style:family="paragraph" style:parent-style-name="Preformatted_20_Text" style:list-style-name="L101"/>
    <style:style style:name="P35" style:family="paragraph" style:parent-style-name="Preformatted_20_Text" style:list-style-name="L105"/>
    <style:style style:name="P36" style:family="paragraph" style:parent-style-name="Preformatted_20_Text" style:list-style-name="L108"/>
    <style:style style:name="P37" style:family="paragraph" style:parent-style-name="Preformatted_20_Text" style:list-style-name="L110"/>
    <style:style style:name="P38" style:family="paragraph" style:parent-style-name="Preformatted_20_Text" style:list-style-name="L111"/>
    <style:style style:name="P39" style:family="paragraph" style:parent-style-name="Preformatted_20_Text" style:list-style-name="L115"/>
    <style:style style:name="P40" style:family="paragraph" style:parent-style-name="Preformatted_20_Text" style:list-style-name="L123"/>
    <style:style style:name="P41" style:family="paragraph" style:parent-style-name="Preformatted_20_Text" style:list-style-name="L126"/>
    <style:style style:name="P42" style:family="paragraph" style:parent-style-name="Preformatted_20_Text" style:list-style-name="L127"/>
    <style:style style:name="P43" style:family="paragraph" style:parent-style-name="Preformatted_20_Text" style:list-style-name="L128"/>
    <style:style style:name="P44" style:family="paragraph" style:parent-style-name="Preformatted_20_Text" style:list-style-name="L130"/>
    <style:style style:name="P45" style:family="paragraph" style:parent-style-name="Preformatted_20_Text" style:list-style-name="L135"/>
    <style:style style:name="P46" style:family="paragraph" style:parent-style-name="Preformatted_20_Text" style:list-style-name="L138"/>
    <style:style style:name="P47" style:family="paragraph" style:parent-style-name="Preformatted_20_Text" style:list-style-name="L139"/>
    <style:style style:name="P48" style:family="paragraph" style:parent-style-name="Preformatted_20_Text" style:list-style-name="L142"/>
    <style:style style:name="P49" style:family="paragraph" style:parent-style-name="Preformatted_20_Text" style:list-style-name="L143"/>
    <style:style style:name="P50" style:family="paragraph" style:parent-style-name="Preformatted_20_Text" style:list-style-name="L144"/>
    <style:style style:name="P51" style:family="paragraph" style:parent-style-name="Preformatted_20_Text" style:list-style-name="L145"/>
    <style:style style:name="P52" style:family="paragraph" style:parent-style-name="Preformatted_20_Text" style:list-style-name="L146"/>
    <style:style style:name="P53" style:family="paragraph" style:parent-style-name="Preformatted_20_Text" style:list-style-name="L150"/>
    <style:style style:name="P54" style:family="paragraph" style:parent-style-name="Preformatted_20_Text" style:list-style-name="L151"/>
    <style:style style:name="P55" style:family="paragraph" style:parent-style-name="Preformatted_20_Text" style:list-style-name="L156"/>
    <style:style style:name="P56" style:family="paragraph" style:parent-style-name="Preformatted_20_Text" style:list-style-name="L157"/>
    <style:style style:name="P57" style:family="paragraph" style:parent-style-name="Preformatted_20_Text" style:list-style-name="L158"/>
    <style:style style:name="P58" style:family="paragraph" style:parent-style-name="Preformatted_20_Text" style:list-style-name="L159"/>
    <style:style style:name="P59" style:family="paragraph" style:parent-style-name="Preformatted_20_Text" style:list-style-name="L160"/>
    <style:style style:name="P60" style:family="paragraph" style:parent-style-name="Preformatted_20_Text" style:list-style-name="L170"/>
    <style:style style:name="P61" style:family="paragraph" style:parent-style-name="Preformatted_20_Text" style:list-style-name="L175"/>
    <style:style style:name="P62" style:family="paragraph" style:parent-style-name="Preformatted_20_Text" style:list-style-name="L176"/>
    <style:style style:name="P63" style:family="paragraph" style:parent-style-name="Preformatted_20_Text" style:list-style-name="L177"/>
    <style:style style:name="P64" style:family="paragraph" style:parent-style-name="Preformatted_20_Text" style:list-style-name="L179"/>
    <style:style style:name="P65" style:family="paragraph" style:parent-style-name="Preformatted_20_Text" style:list-style-name="L181"/>
    <style:style style:name="P66" style:family="paragraph" style:parent-style-name="Preformatted_20_Text" style:list-style-name="L182"/>
    <style:style style:name="P67" style:family="paragraph" style:parent-style-name="Preformatted_20_Text" style:list-style-name="L190"/>
    <style:style style:name="P68" style:family="paragraph" style:parent-style-name="Preformatted_20_Text" style:list-style-name="L192"/>
    <style:style style:name="P69" style:family="paragraph" style:parent-style-name="Preformatted_20_Text" style:list-style-name="L199"/>
    <style:style style:name="P70" style:family="paragraph" style:parent-style-name="Preformatted_20_Text" style:list-style-name="L200"/>
    <style:style style:name="P71" style:family="paragraph" style:parent-style-name="Preformatted_20_Text" style:list-style-name="L217"/>
    <style:style style:name="P72" style:family="paragraph" style:parent-style-name="Preformatted_20_Text" style:list-style-name="L223"/>
    <style:style style:name="P73" style:family="paragraph" style:parent-style-name="Preformatted_20_Text" style:list-style-name="L224"/>
    <style:style style:name="P74" style:family="paragraph" style:parent-style-name="Preformatted_20_Text" style:list-style-name="L229"/>
    <style:style style:name="P75" style:family="paragraph" style:parent-style-name="Preformatted_20_Text" style:list-style-name="L235"/>
    <style:style style:name="P76" style:family="paragraph" style:parent-style-name="Preformatted_20_Text" style:list-style-name="L238"/>
    <style:style style:name="P77" style:family="paragraph" style:parent-style-name="Preformatted_20_Text">
      <style:paragraph-properties fo:margin-top="0in" fo:margin-bottom="0.1965in"/>
    </style:style>
    <style:style style:name="P78" style:family="paragraph" style:parent-style-name="Preformatted_20_Text" style:list-style-name="L9">
      <style:paragraph-properties fo:margin-top="0in" fo:margin-bottom="0.1965in"/>
    </style:style>
    <style:style style:name="P79" style:family="paragraph" style:parent-style-name="Preformatted_20_Text" style:list-style-name="L14">
      <style:paragraph-properties fo:margin-top="0in" fo:margin-bottom="0.1965in"/>
    </style:style>
    <style:style style:name="P80" style:family="paragraph" style:parent-style-name="Preformatted_20_Text" style:list-style-name="L15">
      <style:paragraph-properties fo:margin-top="0in" fo:margin-bottom="0.1965in"/>
    </style:style>
    <style:style style:name="P81" style:family="paragraph" style:parent-style-name="Preformatted_20_Text" style:list-style-name="L16">
      <style:paragraph-properties fo:margin-top="0in" fo:margin-bottom="0.1965in"/>
    </style:style>
    <style:style style:name="P82" style:family="paragraph" style:parent-style-name="Preformatted_20_Text" style:list-style-name="L18">
      <style:paragraph-properties fo:margin-top="0in" fo:margin-bottom="0.1965in"/>
    </style:style>
    <style:style style:name="P83" style:family="paragraph" style:parent-style-name="Preformatted_20_Text" style:list-style-name="L21">
      <style:paragraph-properties fo:margin-top="0in" fo:margin-bottom="0.1965in"/>
    </style:style>
    <style:style style:name="P84" style:family="paragraph" style:parent-style-name="Preformatted_20_Text" style:list-style-name="L22">
      <style:paragraph-properties fo:margin-top="0in" fo:margin-bottom="0.1965in"/>
    </style:style>
    <style:style style:name="P85" style:family="paragraph" style:parent-style-name="Preformatted_20_Text" style:list-style-name="L25">
      <style:paragraph-properties fo:margin-top="0in" fo:margin-bottom="0.1965in"/>
    </style:style>
    <style:style style:name="P86" style:family="paragraph" style:parent-style-name="Preformatted_20_Text" style:list-style-name="L35">
      <style:paragraph-properties fo:margin-top="0in" fo:margin-bottom="0.1965in"/>
    </style:style>
    <style:style style:name="P87" style:family="paragraph" style:parent-style-name="Preformatted_20_Text" style:list-style-name="L36">
      <style:paragraph-properties fo:margin-top="0in" fo:margin-bottom="0.1965in"/>
    </style:style>
    <style:style style:name="P88" style:family="paragraph" style:parent-style-name="Preformatted_20_Text" style:list-style-name="L37">
      <style:paragraph-properties fo:margin-top="0in" fo:margin-bottom="0.1965in"/>
    </style:style>
    <style:style style:name="P89" style:family="paragraph" style:parent-style-name="Preformatted_20_Text" style:list-style-name="L43">
      <style:paragraph-properties fo:margin-top="0in" fo:margin-bottom="0.1965in"/>
    </style:style>
    <style:style style:name="P90" style:family="paragraph" style:parent-style-name="Preformatted_20_Text" style:list-style-name="L44">
      <style:paragraph-properties fo:margin-top="0in" fo:margin-bottom="0.1965in"/>
    </style:style>
    <style:style style:name="P91" style:family="paragraph" style:parent-style-name="Preformatted_20_Text" style:list-style-name="L48">
      <style:paragraph-properties fo:margin-top="0in" fo:margin-bottom="0.1965in"/>
    </style:style>
    <style:style style:name="P92" style:family="paragraph" style:parent-style-name="Preformatted_20_Text" style:list-style-name="L52">
      <style:paragraph-properties fo:margin-top="0in" fo:margin-bottom="0.1965in"/>
    </style:style>
    <style:style style:name="P93" style:family="paragraph" style:parent-style-name="Preformatted_20_Text" style:list-style-name="L53">
      <style:paragraph-properties fo:margin-top="0in" fo:margin-bottom="0.1965in"/>
    </style:style>
    <style:style style:name="P94" style:family="paragraph" style:parent-style-name="Preformatted_20_Text" style:list-style-name="L54">
      <style:paragraph-properties fo:margin-top="0in" fo:margin-bottom="0.1965in"/>
    </style:style>
    <style:style style:name="P95" style:family="paragraph" style:parent-style-name="Preformatted_20_Text" style:list-style-name="L56">
      <style:paragraph-properties fo:margin-top="0in" fo:margin-bottom="0.1965in"/>
    </style:style>
    <style:style style:name="P96" style:family="paragraph" style:parent-style-name="Preformatted_20_Text" style:list-style-name="L68">
      <style:paragraph-properties fo:margin-top="0in" fo:margin-bottom="0.1965in"/>
    </style:style>
    <style:style style:name="P97" style:family="paragraph" style:parent-style-name="Preformatted_20_Text" style:list-style-name="L72">
      <style:paragraph-properties fo:margin-top="0in" fo:margin-bottom="0.1965in"/>
    </style:style>
    <style:style style:name="P98" style:family="paragraph" style:parent-style-name="Preformatted_20_Text" style:list-style-name="L73">
      <style:paragraph-properties fo:margin-top="0in" fo:margin-bottom="0.1965in"/>
    </style:style>
    <style:style style:name="P99" style:family="paragraph" style:parent-style-name="Preformatted_20_Text" style:list-style-name="L77">
      <style:paragraph-properties fo:margin-top="0in" fo:margin-bottom="0.1965in"/>
    </style:style>
    <style:style style:name="P100" style:family="paragraph" style:parent-style-name="Preformatted_20_Text" style:list-style-name="L79">
      <style:paragraph-properties fo:margin-top="0in" fo:margin-bottom="0.1965in"/>
    </style:style>
    <style:style style:name="P101" style:family="paragraph" style:parent-style-name="Preformatted_20_Text" style:list-style-name="L80">
      <style:paragraph-properties fo:margin-top="0in" fo:margin-bottom="0.1965in"/>
    </style:style>
    <style:style style:name="P102" style:family="paragraph" style:parent-style-name="Preformatted_20_Text" style:list-style-name="L82">
      <style:paragraph-properties fo:margin-top="0in" fo:margin-bottom="0.1965in"/>
    </style:style>
    <style:style style:name="P103" style:family="paragraph" style:parent-style-name="Preformatted_20_Text" style:list-style-name="L83">
      <style:paragraph-properties fo:margin-top="0in" fo:margin-bottom="0.1965in"/>
    </style:style>
    <style:style style:name="P104" style:family="paragraph" style:parent-style-name="Preformatted_20_Text" style:list-style-name="L84">
      <style:paragraph-properties fo:margin-top="0in" fo:margin-bottom="0.1965in"/>
    </style:style>
    <style:style style:name="P105" style:family="paragraph" style:parent-style-name="Preformatted_20_Text" style:list-style-name="L87">
      <style:paragraph-properties fo:margin-top="0in" fo:margin-bottom="0.1965in"/>
    </style:style>
    <style:style style:name="P106" style:family="paragraph" style:parent-style-name="Preformatted_20_Text" style:list-style-name="L88">
      <style:paragraph-properties fo:margin-top="0in" fo:margin-bottom="0.1965in"/>
    </style:style>
    <style:style style:name="P107" style:family="paragraph" style:parent-style-name="Preformatted_20_Text" style:list-style-name="L90">
      <style:paragraph-properties fo:margin-top="0in" fo:margin-bottom="0.1965in"/>
    </style:style>
    <style:style style:name="P108" style:family="paragraph" style:parent-style-name="Preformatted_20_Text" style:list-style-name="L95">
      <style:paragraph-properties fo:margin-top="0in" fo:margin-bottom="0.1965in"/>
    </style:style>
    <style:style style:name="P109" style:family="paragraph" style:parent-style-name="Preformatted_20_Text" style:list-style-name="L96">
      <style:paragraph-properties fo:margin-top="0in" fo:margin-bottom="0.1965in"/>
    </style:style>
    <style:style style:name="P110" style:family="paragraph" style:parent-style-name="Preformatted_20_Text" style:list-style-name="L98">
      <style:paragraph-properties fo:margin-top="0in" fo:margin-bottom="0.1965in"/>
    </style:style>
    <style:style style:name="P111" style:family="paragraph" style:parent-style-name="Preformatted_20_Text" style:list-style-name="L101">
      <style:paragraph-properties fo:margin-top="0in" fo:margin-bottom="0.1965in"/>
    </style:style>
    <style:style style:name="P112" style:family="paragraph" style:parent-style-name="Preformatted_20_Text" style:list-style-name="L105">
      <style:paragraph-properties fo:margin-top="0in" fo:margin-bottom="0.1965in"/>
    </style:style>
    <style:style style:name="P113" style:family="paragraph" style:parent-style-name="Preformatted_20_Text" style:list-style-name="L108">
      <style:paragraph-properties fo:margin-top="0in" fo:margin-bottom="0.1965in"/>
    </style:style>
    <style:style style:name="P114" style:family="paragraph" style:parent-style-name="Preformatted_20_Text" style:list-style-name="L110">
      <style:paragraph-properties fo:margin-top="0in" fo:margin-bottom="0.1965in"/>
    </style:style>
    <style:style style:name="P115" style:family="paragraph" style:parent-style-name="Preformatted_20_Text" style:list-style-name="L111">
      <style:paragraph-properties fo:margin-top="0in" fo:margin-bottom="0.1965in"/>
    </style:style>
    <style:style style:name="P116" style:family="paragraph" style:parent-style-name="Preformatted_20_Text" style:list-style-name="L115">
      <style:paragraph-properties fo:margin-top="0in" fo:margin-bottom="0.1965in"/>
    </style:style>
    <style:style style:name="P117" style:family="paragraph" style:parent-style-name="Preformatted_20_Text" style:list-style-name="L123">
      <style:paragraph-properties fo:margin-top="0in" fo:margin-bottom="0.1965in"/>
    </style:style>
    <style:style style:name="P118" style:family="paragraph" style:parent-style-name="Preformatted_20_Text" style:list-style-name="L126">
      <style:paragraph-properties fo:margin-top="0in" fo:margin-bottom="0.1965in"/>
    </style:style>
    <style:style style:name="P119" style:family="paragraph" style:parent-style-name="Preformatted_20_Text" style:list-style-name="L127">
      <style:paragraph-properties fo:margin-top="0in" fo:margin-bottom="0.1965in"/>
    </style:style>
    <style:style style:name="P120" style:family="paragraph" style:parent-style-name="Preformatted_20_Text" style:list-style-name="L128">
      <style:paragraph-properties fo:margin-top="0in" fo:margin-bottom="0.1965in"/>
    </style:style>
    <style:style style:name="P121" style:family="paragraph" style:parent-style-name="Preformatted_20_Text" style:list-style-name="L130">
      <style:paragraph-properties fo:margin-top="0in" fo:margin-bottom="0.1965in"/>
    </style:style>
    <style:style style:name="P122" style:family="paragraph" style:parent-style-name="Preformatted_20_Text" style:list-style-name="L135">
      <style:paragraph-properties fo:margin-top="0in" fo:margin-bottom="0.1965in"/>
    </style:style>
    <style:style style:name="P123" style:family="paragraph" style:parent-style-name="Preformatted_20_Text" style:list-style-name="L138">
      <style:paragraph-properties fo:margin-top="0in" fo:margin-bottom="0.1965in"/>
    </style:style>
    <style:style style:name="P124" style:family="paragraph" style:parent-style-name="Preformatted_20_Text" style:list-style-name="L139">
      <style:paragraph-properties fo:margin-top="0in" fo:margin-bottom="0.1965in"/>
    </style:style>
    <style:style style:name="P125" style:family="paragraph" style:parent-style-name="Preformatted_20_Text" style:list-style-name="L140">
      <style:paragraph-properties fo:margin-top="0in" fo:margin-bottom="0.1965in"/>
    </style:style>
    <style:style style:name="P126" style:family="paragraph" style:parent-style-name="Preformatted_20_Text" style:list-style-name="L142">
      <style:paragraph-properties fo:margin-top="0in" fo:margin-bottom="0.1965in"/>
    </style:style>
    <style:style style:name="P127" style:family="paragraph" style:parent-style-name="Preformatted_20_Text" style:list-style-name="L143">
      <style:paragraph-properties fo:margin-top="0in" fo:margin-bottom="0.1965in"/>
    </style:style>
    <style:style style:name="P128" style:family="paragraph" style:parent-style-name="Preformatted_20_Text" style:list-style-name="L144">
      <style:paragraph-properties fo:margin-top="0in" fo:margin-bottom="0.1965in"/>
    </style:style>
    <style:style style:name="P129" style:family="paragraph" style:parent-style-name="Preformatted_20_Text" style:list-style-name="L145">
      <style:paragraph-properties fo:margin-top="0in" fo:margin-bottom="0.1965in"/>
    </style:style>
    <style:style style:name="P130" style:family="paragraph" style:parent-style-name="Preformatted_20_Text" style:list-style-name="L146">
      <style:paragraph-properties fo:margin-top="0in" fo:margin-bottom="0.1965in"/>
    </style:style>
    <style:style style:name="P131" style:family="paragraph" style:parent-style-name="Preformatted_20_Text" style:list-style-name="L150">
      <style:paragraph-properties fo:margin-top="0in" fo:margin-bottom="0.1965in"/>
    </style:style>
    <style:style style:name="P132" style:family="paragraph" style:parent-style-name="Preformatted_20_Text" style:list-style-name="L151">
      <style:paragraph-properties fo:margin-top="0in" fo:margin-bottom="0.1965in"/>
    </style:style>
    <style:style style:name="P133" style:family="paragraph" style:parent-style-name="Preformatted_20_Text" style:list-style-name="L156">
      <style:paragraph-properties fo:margin-top="0in" fo:margin-bottom="0.1965in"/>
    </style:style>
    <style:style style:name="P134" style:family="paragraph" style:parent-style-name="Preformatted_20_Text" style:list-style-name="L157">
      <style:paragraph-properties fo:margin-top="0in" fo:margin-bottom="0.1965in"/>
    </style:style>
    <style:style style:name="P135" style:family="paragraph" style:parent-style-name="Preformatted_20_Text" style:list-style-name="L158">
      <style:paragraph-properties fo:margin-top="0in" fo:margin-bottom="0.1965in"/>
    </style:style>
    <style:style style:name="P136" style:family="paragraph" style:parent-style-name="Preformatted_20_Text" style:list-style-name="L159">
      <style:paragraph-properties fo:margin-top="0in" fo:margin-bottom="0.1965in"/>
    </style:style>
    <style:style style:name="P137" style:family="paragraph" style:parent-style-name="Preformatted_20_Text" style:list-style-name="L160">
      <style:paragraph-properties fo:margin-top="0in" fo:margin-bottom="0.1965in"/>
    </style:style>
    <style:style style:name="P138" style:family="paragraph" style:parent-style-name="Preformatted_20_Text" style:list-style-name="L170">
      <style:paragraph-properties fo:margin-top="0in" fo:margin-bottom="0.1965in"/>
    </style:style>
    <style:style style:name="P139" style:family="paragraph" style:parent-style-name="Preformatted_20_Text" style:list-style-name="L175">
      <style:paragraph-properties fo:margin-top="0in" fo:margin-bottom="0.1965in"/>
    </style:style>
    <style:style style:name="P140" style:family="paragraph" style:parent-style-name="Preformatted_20_Text" style:list-style-name="L176">
      <style:paragraph-properties fo:margin-top="0in" fo:margin-bottom="0.1965in"/>
    </style:style>
    <style:style style:name="P141" style:family="paragraph" style:parent-style-name="Preformatted_20_Text" style:list-style-name="L177">
      <style:paragraph-properties fo:margin-top="0in" fo:margin-bottom="0.1965in"/>
    </style:style>
    <style:style style:name="P142" style:family="paragraph" style:parent-style-name="Preformatted_20_Text" style:list-style-name="L179">
      <style:paragraph-properties fo:margin-top="0in" fo:margin-bottom="0.1965in"/>
    </style:style>
    <style:style style:name="P143" style:family="paragraph" style:parent-style-name="Preformatted_20_Text" style:list-style-name="L181">
      <style:paragraph-properties fo:margin-top="0in" fo:margin-bottom="0.1965in"/>
    </style:style>
    <style:style style:name="P144" style:family="paragraph" style:parent-style-name="Preformatted_20_Text" style:list-style-name="L182">
      <style:paragraph-properties fo:margin-top="0in" fo:margin-bottom="0.1965in"/>
    </style:style>
    <style:style style:name="P145" style:family="paragraph" style:parent-style-name="Preformatted_20_Text" style:list-style-name="L190">
      <style:paragraph-properties fo:margin-top="0in" fo:margin-bottom="0.1965in"/>
    </style:style>
    <style:style style:name="P146" style:family="paragraph" style:parent-style-name="Preformatted_20_Text" style:list-style-name="L192">
      <style:paragraph-properties fo:margin-top="0in" fo:margin-bottom="0.1965in"/>
    </style:style>
    <style:style style:name="P147" style:family="paragraph" style:parent-style-name="Preformatted_20_Text" style:list-style-name="L199">
      <style:paragraph-properties fo:margin-top="0in" fo:margin-bottom="0.1965in"/>
    </style:style>
    <style:style style:name="P148" style:family="paragraph" style:parent-style-name="Preformatted_20_Text" style:list-style-name="L200">
      <style:paragraph-properties fo:margin-top="0in" fo:margin-bottom="0.1965in"/>
    </style:style>
    <style:style style:name="P149" style:family="paragraph" style:parent-style-name="Preformatted_20_Text" style:list-style-name="L217">
      <style:paragraph-properties fo:margin-top="0in" fo:margin-bottom="0.1965in"/>
    </style:style>
    <style:style style:name="P150" style:family="paragraph" style:parent-style-name="Preformatted_20_Text" style:list-style-name="L223">
      <style:paragraph-properties fo:margin-top="0in" fo:margin-bottom="0.1965in"/>
    </style:style>
    <style:style style:name="P151" style:family="paragraph" style:parent-style-name="Preformatted_20_Text" style:list-style-name="L224">
      <style:paragraph-properties fo:margin-top="0in" fo:margin-bottom="0.1965in"/>
    </style:style>
    <style:style style:name="P152" style:family="paragraph" style:parent-style-name="Preformatted_20_Text" style:list-style-name="L228">
      <style:paragraph-properties fo:margin-top="0in" fo:margin-bottom="0.1965in"/>
    </style:style>
    <style:style style:name="P153" style:family="paragraph" style:parent-style-name="Preformatted_20_Text" style:list-style-name="L229">
      <style:paragraph-properties fo:margin-top="0in" fo:margin-bottom="0.1965in"/>
    </style:style>
    <style:style style:name="P154" style:family="paragraph" style:parent-style-name="Preformatted_20_Text" style:list-style-name="L230">
      <style:paragraph-properties fo:margin-top="0in" fo:margin-bottom="0.1965in"/>
    </style:style>
    <style:style style:name="P155" style:family="paragraph" style:parent-style-name="Preformatted_20_Text" style:list-style-name="L235">
      <style:paragraph-properties fo:margin-top="0in" fo:margin-bottom="0.1965in"/>
    </style:style>
    <style:style style:name="P156" style:family="paragraph" style:parent-style-name="Preformatted_20_Text" style:list-style-name="L238">
      <style:paragraph-properties fo:margin-top="0in" fo:margin-bottom="0.1965in"/>
    </style:style>
    <style:style style:name="P157" style:family="paragraph" style:parent-style-name="Standard">
      <style:paragraph-properties fo:margin-top="0in" fo:margin-bottom="0.1965in"/>
    </style:style>
    <style:style style:name="P158" style:family="paragraph" style:parent-style-name="Text_20_body" style:list-style-name="L1"/>
    <style:style style:name="P159" style:family="paragraph" style:parent-style-name="Text_20_body" style:list-style-name="L2"/>
    <style:style style:name="P160" style:family="paragraph" style:parent-style-name="Text_20_body" style:list-style-name="L3"/>
    <style:style style:name="P161" style:family="paragraph" style:parent-style-name="Text_20_body" style:list-style-name="L4"/>
    <style:style style:name="P162" style:family="paragraph" style:parent-style-name="Text_20_body" style:list-style-name="L5"/>
    <style:style style:name="P163" style:family="paragraph" style:parent-style-name="Text_20_body" style:list-style-name="L6"/>
    <style:style style:name="P164" style:family="paragraph" style:parent-style-name="Text_20_body" style:list-style-name="L7"/>
    <style:style style:name="P165" style:family="paragraph" style:parent-style-name="Text_20_body" style:list-style-name="L8"/>
    <style:style style:name="P166" style:family="paragraph" style:parent-style-name="Text_20_body" style:list-style-name="L9"/>
    <style:style style:name="P167" style:family="paragraph" style:parent-style-name="Text_20_body" style:list-style-name="L10"/>
    <style:style style:name="P168" style:family="paragraph" style:parent-style-name="Text_20_body" style:list-style-name="L11"/>
    <style:style style:name="P169" style:family="paragraph" style:parent-style-name="Text_20_body" style:list-style-name="L12"/>
    <style:style style:name="P170" style:family="paragraph" style:parent-style-name="Text_20_body" style:list-style-name="L13"/>
    <style:style style:name="P171" style:family="paragraph" style:parent-style-name="Text_20_body" style:list-style-name="L14"/>
    <style:style style:name="P172" style:family="paragraph" style:parent-style-name="Text_20_body" style:list-style-name="L15"/>
    <style:style style:name="P173" style:family="paragraph" style:parent-style-name="Text_20_body" style:list-style-name="L16"/>
    <style:style style:name="P174" style:family="paragraph" style:parent-style-name="Text_20_body" style:list-style-name="L17"/>
    <style:style style:name="P175" style:family="paragraph" style:parent-style-name="Text_20_body" style:list-style-name="L18"/>
    <style:style style:name="P176" style:family="paragraph" style:parent-style-name="Text_20_body" style:list-style-name="L19"/>
    <style:style style:name="P177" style:family="paragraph" style:parent-style-name="Text_20_body" style:list-style-name="L20"/>
    <style:style style:name="P178" style:family="paragraph" style:parent-style-name="Text_20_body" style:list-style-name="L21"/>
    <style:style style:name="P179" style:family="paragraph" style:parent-style-name="Text_20_body" style:list-style-name="L22"/>
    <style:style style:name="P180" style:family="paragraph" style:parent-style-name="Text_20_body" style:list-style-name="L23"/>
    <style:style style:name="P181" style:family="paragraph" style:parent-style-name="Text_20_body" style:list-style-name="L24"/>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1"/>
    <style:style style:name="P189" style:family="paragraph" style:parent-style-name="Text_20_body" style:list-style-name="L32"/>
    <style:style style:name="P190" style:family="paragraph" style:parent-style-name="Text_20_body" style:list-style-name="L33"/>
    <style:style style:name="P191" style:family="paragraph" style:parent-style-name="Text_20_body" style:list-style-name="L34"/>
    <style:style style:name="P192" style:family="paragraph" style:parent-style-name="Text_20_body" style:list-style-name="L35"/>
    <style:style style:name="P193" style:family="paragraph" style:parent-style-name="Text_20_body" style:list-style-name="L36"/>
    <style:style style:name="P194" style:family="paragraph" style:parent-style-name="Text_20_body" style:list-style-name="L37"/>
    <style:style style:name="P195" style:family="paragraph" style:parent-style-name="Text_20_body" style:list-style-name="L38"/>
    <style:style style:name="P196" style:family="paragraph" style:parent-style-name="Text_20_body" style:list-style-name="L39"/>
    <style:style style:name="P197" style:family="paragraph" style:parent-style-name="Text_20_body" style:list-style-name="L40"/>
    <style:style style:name="P198" style:family="paragraph" style:parent-style-name="Text_20_body" style:list-style-name="L41"/>
    <style:style style:name="P199" style:family="paragraph" style:parent-style-name="Text_20_body" style:list-style-name="L42"/>
    <style:style style:name="P200" style:family="paragraph" style:parent-style-name="Text_20_body" style:list-style-name="L43"/>
    <style:style style:name="P201" style:family="paragraph" style:parent-style-name="Text_20_body" style:list-style-name="L44"/>
    <style:style style:name="P202" style:family="paragraph" style:parent-style-name="Text_20_body" style:list-style-name="L45"/>
    <style:style style:name="P203" style:family="paragraph" style:parent-style-name="Text_20_body" style:list-style-name="L46"/>
    <style:style style:name="P204" style:family="paragraph" style:parent-style-name="Text_20_body" style:list-style-name="L47"/>
    <style:style style:name="P205" style:family="paragraph" style:parent-style-name="Text_20_body" style:list-style-name="L48"/>
    <style:style style:name="P206" style:family="paragraph" style:parent-style-name="Text_20_body" style:list-style-name="L49"/>
    <style:style style:name="P207" style:family="paragraph" style:parent-style-name="Text_20_body" style:list-style-name="L50"/>
    <style:style style:name="P208" style:family="paragraph" style:parent-style-name="Text_20_body" style:list-style-name="L51"/>
    <style:style style:name="P209" style:family="paragraph" style:parent-style-name="Text_20_body" style:list-style-name="L52"/>
    <style:style style:name="P210" style:family="paragraph" style:parent-style-name="Text_20_body" style:list-style-name="L53"/>
    <style:style style:name="P211" style:family="paragraph" style:parent-style-name="Text_20_body" style:list-style-name="L54"/>
    <style:style style:name="P212" style:family="paragraph" style:parent-style-name="Text_20_body" style:list-style-name="L55"/>
    <style:style style:name="P213" style:family="paragraph" style:parent-style-name="Text_20_body" style:list-style-name="L56"/>
    <style:style style:name="P214" style:family="paragraph" style:parent-style-name="Text_20_body" style:list-style-name="L57"/>
    <style:style style:name="P215" style:family="paragraph" style:parent-style-name="Text_20_body" style:list-style-name="L58"/>
    <style:style style:name="P216" style:family="paragraph" style:parent-style-name="Text_20_body" style:list-style-name="L59"/>
    <style:style style:name="P217" style:family="paragraph" style:parent-style-name="Text_20_body" style:list-style-name="L60"/>
    <style:style style:name="P218" style:family="paragraph" style:parent-style-name="Text_20_body" style:list-style-name="L61"/>
    <style:style style:name="P219" style:family="paragraph" style:parent-style-name="Text_20_body" style:list-style-name="L62"/>
    <style:style style:name="P220" style:family="paragraph" style:parent-style-name="Text_20_body" style:list-style-name="L63"/>
    <style:style style:name="P221" style:family="paragraph" style:parent-style-name="Text_20_body" style:list-style-name="L64"/>
    <style:style style:name="P222" style:family="paragraph" style:parent-style-name="Text_20_body" style:list-style-name="L65"/>
    <style:style style:name="P223" style:family="paragraph" style:parent-style-name="Text_20_body" style:list-style-name="L66"/>
    <style:style style:name="P224" style:family="paragraph" style:parent-style-name="Text_20_body" style:list-style-name="L67"/>
    <style:style style:name="P225" style:family="paragraph" style:parent-style-name="Text_20_body" style:list-style-name="L68"/>
    <style:style style:name="P226" style:family="paragraph" style:parent-style-name="Text_20_body" style:list-style-name="L69"/>
    <style:style style:name="P227" style:family="paragraph" style:parent-style-name="Text_20_body" style:list-style-name="L70"/>
    <style:style style:name="P228" style:family="paragraph" style:parent-style-name="Text_20_body" style:list-style-name="L71"/>
    <style:style style:name="P229" style:family="paragraph" style:parent-style-name="Text_20_body" style:list-style-name="L72"/>
    <style:style style:name="P230" style:family="paragraph" style:parent-style-name="Text_20_body" style:list-style-name="L73"/>
    <style:style style:name="P231" style:family="paragraph" style:parent-style-name="Text_20_body" style:list-style-name="L74"/>
    <style:style style:name="P232" style:family="paragraph" style:parent-style-name="Text_20_body" style:list-style-name="L75"/>
    <style:style style:name="P233" style:family="paragraph" style:parent-style-name="Text_20_body" style:list-style-name="L76"/>
    <style:style style:name="P234" style:family="paragraph" style:parent-style-name="Text_20_body" style:list-style-name="L77"/>
    <style:style style:name="P235" style:family="paragraph" style:parent-style-name="Text_20_body" style:list-style-name="L78"/>
    <style:style style:name="P236" style:family="paragraph" style:parent-style-name="Text_20_body" style:list-style-name="L79"/>
    <style:style style:name="P237" style:family="paragraph" style:parent-style-name="Text_20_body" style:list-style-name="L80"/>
    <style:style style:name="P238" style:family="paragraph" style:parent-style-name="Text_20_body" style:list-style-name="L81"/>
    <style:style style:name="P239" style:family="paragraph" style:parent-style-name="Text_20_body" style:list-style-name="L82"/>
    <style:style style:name="P240" style:family="paragraph" style:parent-style-name="Text_20_body" style:list-style-name="L83"/>
    <style:style style:name="P241" style:family="paragraph" style:parent-style-name="Text_20_body" style:list-style-name="L84"/>
    <style:style style:name="P242" style:family="paragraph" style:parent-style-name="Text_20_body" style:list-style-name="L85"/>
    <style:style style:name="P243" style:family="paragraph" style:parent-style-name="Text_20_body" style:list-style-name="L86"/>
    <style:style style:name="P244" style:family="paragraph" style:parent-style-name="Text_20_body" style:list-style-name="L87"/>
    <style:style style:name="P245" style:family="paragraph" style:parent-style-name="Text_20_body" style:list-style-name="L88"/>
    <style:style style:name="P246" style:family="paragraph" style:parent-style-name="Text_20_body" style:list-style-name="L89"/>
    <style:style style:name="P247" style:family="paragraph" style:parent-style-name="Text_20_body" style:list-style-name="L90"/>
    <style:style style:name="P248" style:family="paragraph" style:parent-style-name="Text_20_body" style:list-style-name="L91"/>
    <style:style style:name="P249" style:family="paragraph" style:parent-style-name="Text_20_body" style:list-style-name="L92"/>
    <style:style style:name="P250" style:family="paragraph" style:parent-style-name="Text_20_body" style:list-style-name="L93"/>
    <style:style style:name="P251" style:family="paragraph" style:parent-style-name="Text_20_body" style:list-style-name="L94"/>
    <style:style style:name="P252" style:family="paragraph" style:parent-style-name="Text_20_body" style:list-style-name="L95"/>
    <style:style style:name="P253" style:family="paragraph" style:parent-style-name="Text_20_body" style:list-style-name="L96"/>
    <style:style style:name="P254" style:family="paragraph" style:parent-style-name="Text_20_body" style:list-style-name="L97"/>
    <style:style style:name="P255" style:family="paragraph" style:parent-style-name="Text_20_body" style:list-style-name="L98"/>
    <style:style style:name="P256" style:family="paragraph" style:parent-style-name="Text_20_body" style:list-style-name="L99"/>
    <style:style style:name="P257" style:family="paragraph" style:parent-style-name="Text_20_body" style:list-style-name="L100"/>
    <style:style style:name="P258" style:family="paragraph" style:parent-style-name="Text_20_body" style:list-style-name="L101"/>
    <style:style style:name="P259" style:family="paragraph" style:parent-style-name="Text_20_body" style:list-style-name="L102"/>
    <style:style style:name="P260" style:family="paragraph" style:parent-style-name="Text_20_body" style:list-style-name="L103"/>
    <style:style style:name="P261" style:family="paragraph" style:parent-style-name="Text_20_body" style:list-style-name="L104"/>
    <style:style style:name="P262" style:family="paragraph" style:parent-style-name="Text_20_body" style:list-style-name="L105"/>
    <style:style style:name="P263" style:family="paragraph" style:parent-style-name="Text_20_body" style:list-style-name="L106"/>
    <style:style style:name="P264" style:family="paragraph" style:parent-style-name="Text_20_body" style:list-style-name="L107"/>
    <style:style style:name="P265" style:family="paragraph" style:parent-style-name="Text_20_body" style:list-style-name="L108"/>
    <style:style style:name="P266" style:family="paragraph" style:parent-style-name="Text_20_body" style:list-style-name="L109"/>
    <style:style style:name="P267" style:family="paragraph" style:parent-style-name="Text_20_body" style:list-style-name="L110"/>
    <style:style style:name="P268" style:family="paragraph" style:parent-style-name="Text_20_body" style:list-style-name="L111"/>
    <style:style style:name="P269" style:family="paragraph" style:parent-style-name="Text_20_body" style:list-style-name="L112"/>
    <style:style style:name="P270" style:family="paragraph" style:parent-style-name="Text_20_body" style:list-style-name="L113"/>
    <style:style style:name="P271" style:family="paragraph" style:parent-style-name="Text_20_body" style:list-style-name="L114"/>
    <style:style style:name="P272" style:family="paragraph" style:parent-style-name="Text_20_body" style:list-style-name="L115"/>
    <style:style style:name="P273" style:family="paragraph" style:parent-style-name="Text_20_body" style:list-style-name="L116"/>
    <style:style style:name="P274" style:family="paragraph" style:parent-style-name="Text_20_body" style:list-style-name="L117"/>
    <style:style style:name="P275" style:family="paragraph" style:parent-style-name="Text_20_body" style:list-style-name="L118"/>
    <style:style style:name="P276" style:family="paragraph" style:parent-style-name="Text_20_body" style:list-style-name="L119"/>
    <style:style style:name="P277" style:family="paragraph" style:parent-style-name="Text_20_body" style:list-style-name="L120"/>
    <style:style style:name="P278" style:family="paragraph" style:parent-style-name="Text_20_body" style:list-style-name="L121"/>
    <style:style style:name="P279" style:family="paragraph" style:parent-style-name="Text_20_body" style:list-style-name="L122"/>
    <style:style style:name="P280" style:family="paragraph" style:parent-style-name="Text_20_body" style:list-style-name="L123"/>
    <style:style style:name="P281" style:family="paragraph" style:parent-style-name="Text_20_body" style:list-style-name="L124"/>
    <style:style style:name="P282" style:family="paragraph" style:parent-style-name="Text_20_body" style:list-style-name="L125"/>
    <style:style style:name="P283" style:family="paragraph" style:parent-style-name="Text_20_body" style:list-style-name="L126"/>
    <style:style style:name="P284" style:family="paragraph" style:parent-style-name="Text_20_body" style:list-style-name="L127"/>
    <style:style style:name="P285" style:family="paragraph" style:parent-style-name="Text_20_body" style:list-style-name="L128"/>
    <style:style style:name="P286" style:family="paragraph" style:parent-style-name="Text_20_body" style:list-style-name="L129"/>
    <style:style style:name="P287" style:family="paragraph" style:parent-style-name="Text_20_body" style:list-style-name="L130"/>
    <style:style style:name="P288" style:family="paragraph" style:parent-style-name="Text_20_body" style:list-style-name="L131"/>
    <style:style style:name="P289" style:family="paragraph" style:parent-style-name="Text_20_body" style:list-style-name="L132"/>
    <style:style style:name="P290" style:family="paragraph" style:parent-style-name="Text_20_body" style:list-style-name="L133"/>
    <style:style style:name="P291" style:family="paragraph" style:parent-style-name="Text_20_body" style:list-style-name="L134"/>
    <style:style style:name="P292" style:family="paragraph" style:parent-style-name="Text_20_body" style:list-style-name="L135"/>
    <style:style style:name="P293" style:family="paragraph" style:parent-style-name="Text_20_body" style:list-style-name="L136"/>
    <style:style style:name="P294" style:family="paragraph" style:parent-style-name="Text_20_body" style:list-style-name="L137"/>
    <style:style style:name="P295" style:family="paragraph" style:parent-style-name="Text_20_body" style:list-style-name="L138"/>
    <style:style style:name="P296" style:family="paragraph" style:parent-style-name="Text_20_body" style:list-style-name="L139"/>
    <style:style style:name="P297" style:family="paragraph" style:parent-style-name="Text_20_body" style:list-style-name="L140"/>
    <style:style style:name="P298" style:family="paragraph" style:parent-style-name="Text_20_body" style:list-style-name="L141"/>
    <style:style style:name="P299" style:family="paragraph" style:parent-style-name="Text_20_body" style:list-style-name="L142"/>
    <style:style style:name="P300" style:family="paragraph" style:parent-style-name="Text_20_body" style:list-style-name="L143"/>
    <style:style style:name="P301" style:family="paragraph" style:parent-style-name="Text_20_body" style:list-style-name="L144"/>
    <style:style style:name="P302" style:family="paragraph" style:parent-style-name="Text_20_body" style:list-style-name="L145"/>
    <style:style style:name="P303" style:family="paragraph" style:parent-style-name="Text_20_body" style:list-style-name="L146"/>
    <style:style style:name="P304" style:family="paragraph" style:parent-style-name="Text_20_body" style:list-style-name="L147"/>
    <style:style style:name="P305" style:family="paragraph" style:parent-style-name="Text_20_body" style:list-style-name="L148"/>
    <style:style style:name="P306" style:family="paragraph" style:parent-style-name="Text_20_body" style:list-style-name="L149"/>
    <style:style style:name="P307" style:family="paragraph" style:parent-style-name="Text_20_body" style:list-style-name="L150"/>
    <style:style style:name="P308" style:family="paragraph" style:parent-style-name="Text_20_body" style:list-style-name="L151"/>
    <style:style style:name="P309" style:family="paragraph" style:parent-style-name="Text_20_body" style:list-style-name="L152"/>
    <style:style style:name="P310" style:family="paragraph" style:parent-style-name="Text_20_body" style:list-style-name="L153"/>
    <style:style style:name="P311" style:family="paragraph" style:parent-style-name="Text_20_body" style:list-style-name="L154"/>
    <style:style style:name="P312" style:family="paragraph" style:parent-style-name="Text_20_body" style:list-style-name="L155"/>
    <style:style style:name="P313" style:family="paragraph" style:parent-style-name="Text_20_body" style:list-style-name="L156"/>
    <style:style style:name="P314" style:family="paragraph" style:parent-style-name="Text_20_body" style:list-style-name="L157"/>
    <style:style style:name="P315" style:family="paragraph" style:parent-style-name="Text_20_body" style:list-style-name="L158"/>
    <style:style style:name="P316" style:family="paragraph" style:parent-style-name="Text_20_body" style:list-style-name="L159"/>
    <style:style style:name="P317" style:family="paragraph" style:parent-style-name="Text_20_body" style:list-style-name="L160"/>
    <style:style style:name="P318" style:family="paragraph" style:parent-style-name="Text_20_body" style:list-style-name="L161"/>
    <style:style style:name="P319" style:family="paragraph" style:parent-style-name="Text_20_body" style:list-style-name="L162"/>
    <style:style style:name="P320" style:family="paragraph" style:parent-style-name="Text_20_body" style:list-style-name="L163"/>
    <style:style style:name="P321" style:family="paragraph" style:parent-style-name="Text_20_body" style:list-style-name="L164"/>
    <style:style style:name="P322" style:family="paragraph" style:parent-style-name="Text_20_body" style:list-style-name="L165"/>
    <style:style style:name="P323" style:family="paragraph" style:parent-style-name="Text_20_body" style:list-style-name="L166"/>
    <style:style style:name="P324" style:family="paragraph" style:parent-style-name="Text_20_body" style:list-style-name="L167"/>
    <style:style style:name="P325" style:family="paragraph" style:parent-style-name="Text_20_body" style:list-style-name="L168"/>
    <style:style style:name="P326" style:family="paragraph" style:parent-style-name="Text_20_body" style:list-style-name="L169"/>
    <style:style style:name="P327" style:family="paragraph" style:parent-style-name="Text_20_body" style:list-style-name="L170"/>
    <style:style style:name="P328" style:family="paragraph" style:parent-style-name="Text_20_body" style:list-style-name="L171"/>
    <style:style style:name="P329" style:family="paragraph" style:parent-style-name="Text_20_body" style:list-style-name="L172"/>
    <style:style style:name="P330" style:family="paragraph" style:parent-style-name="Text_20_body" style:list-style-name="L173"/>
    <style:style style:name="P331" style:family="paragraph" style:parent-style-name="Text_20_body" style:list-style-name="L174"/>
    <style:style style:name="P332" style:family="paragraph" style:parent-style-name="Text_20_body" style:list-style-name="L175"/>
    <style:style style:name="P333" style:family="paragraph" style:parent-style-name="Text_20_body" style:list-style-name="L176"/>
    <style:style style:name="P334" style:family="paragraph" style:parent-style-name="Text_20_body" style:list-style-name="L177"/>
    <style:style style:name="P335" style:family="paragraph" style:parent-style-name="Text_20_body" style:list-style-name="L178"/>
    <style:style style:name="P336" style:family="paragraph" style:parent-style-name="Text_20_body" style:list-style-name="L179"/>
    <style:style style:name="P337" style:family="paragraph" style:parent-style-name="Text_20_body" style:list-style-name="L180"/>
    <style:style style:name="P338" style:family="paragraph" style:parent-style-name="Text_20_body" style:list-style-name="L181"/>
    <style:style style:name="P339" style:family="paragraph" style:parent-style-name="Text_20_body" style:list-style-name="L182"/>
    <style:style style:name="P340" style:family="paragraph" style:parent-style-name="Text_20_body" style:list-style-name="L183"/>
    <style:style style:name="P341" style:family="paragraph" style:parent-style-name="Text_20_body" style:list-style-name="L184"/>
    <style:style style:name="P342" style:family="paragraph" style:parent-style-name="Text_20_body" style:list-style-name="L185"/>
    <style:style style:name="P343" style:family="paragraph" style:parent-style-name="Text_20_body" style:list-style-name="L186"/>
    <style:style style:name="P344" style:family="paragraph" style:parent-style-name="Text_20_body" style:list-style-name="L187"/>
    <style:style style:name="P345" style:family="paragraph" style:parent-style-name="Text_20_body" style:list-style-name="L188"/>
    <style:style style:name="P346" style:family="paragraph" style:parent-style-name="Text_20_body" style:list-style-name="L189"/>
    <style:style style:name="P347" style:family="paragraph" style:parent-style-name="Text_20_body" style:list-style-name="L190"/>
    <style:style style:name="P348" style:family="paragraph" style:parent-style-name="Text_20_body" style:list-style-name="L191"/>
    <style:style style:name="P349" style:family="paragraph" style:parent-style-name="Text_20_body" style:list-style-name="L192"/>
    <style:style style:name="P350" style:family="paragraph" style:parent-style-name="Text_20_body" style:list-style-name="L193"/>
    <style:style style:name="P351" style:family="paragraph" style:parent-style-name="Text_20_body" style:list-style-name="L194"/>
    <style:style style:name="P352" style:family="paragraph" style:parent-style-name="Text_20_body" style:list-style-name="L195"/>
    <style:style style:name="P353" style:family="paragraph" style:parent-style-name="Text_20_body" style:list-style-name="L196"/>
    <style:style style:name="P354" style:family="paragraph" style:parent-style-name="Text_20_body" style:list-style-name="L197"/>
    <style:style style:name="P355" style:family="paragraph" style:parent-style-name="Text_20_body" style:list-style-name="L198"/>
    <style:style style:name="P356" style:family="paragraph" style:parent-style-name="Text_20_body" style:list-style-name="L199"/>
    <style:style style:name="P357" style:family="paragraph" style:parent-style-name="Text_20_body" style:list-style-name="L200"/>
    <style:style style:name="P358" style:family="paragraph" style:parent-style-name="Text_20_body" style:list-style-name="L201"/>
    <style:style style:name="P359" style:family="paragraph" style:parent-style-name="Text_20_body" style:list-style-name="L202"/>
    <style:style style:name="P360" style:family="paragraph" style:parent-style-name="Text_20_body" style:list-style-name="L203"/>
    <style:style style:name="P361" style:family="paragraph" style:parent-style-name="Text_20_body" style:list-style-name="L204"/>
    <style:style style:name="P362" style:family="paragraph" style:parent-style-name="Text_20_body" style:list-style-name="L205"/>
    <style:style style:name="P363" style:family="paragraph" style:parent-style-name="Text_20_body" style:list-style-name="L206"/>
    <style:style style:name="P364" style:family="paragraph" style:parent-style-name="Text_20_body" style:list-style-name="L207"/>
    <style:style style:name="P365" style:family="paragraph" style:parent-style-name="Text_20_body" style:list-style-name="L208"/>
    <style:style style:name="P366" style:family="paragraph" style:parent-style-name="Text_20_body" style:list-style-name="L209"/>
    <style:style style:name="P367" style:family="paragraph" style:parent-style-name="Text_20_body" style:list-style-name="L210"/>
    <style:style style:name="P368" style:family="paragraph" style:parent-style-name="Text_20_body" style:list-style-name="L211"/>
    <style:style style:name="P369" style:family="paragraph" style:parent-style-name="Text_20_body" style:list-style-name="L212"/>
    <style:style style:name="P370" style:family="paragraph" style:parent-style-name="Text_20_body" style:list-style-name="L213"/>
    <style:style style:name="P371" style:family="paragraph" style:parent-style-name="Text_20_body" style:list-style-name="L214"/>
    <style:style style:name="P372" style:family="paragraph" style:parent-style-name="Text_20_body" style:list-style-name="L215"/>
    <style:style style:name="P373" style:family="paragraph" style:parent-style-name="Text_20_body" style:list-style-name="L216"/>
    <style:style style:name="P374" style:family="paragraph" style:parent-style-name="Text_20_body" style:list-style-name="L217"/>
    <style:style style:name="P375" style:family="paragraph" style:parent-style-name="Text_20_body" style:list-style-name="L218"/>
    <style:style style:name="P376" style:family="paragraph" style:parent-style-name="Text_20_body" style:list-style-name="L219"/>
    <style:style style:name="P377" style:family="paragraph" style:parent-style-name="Text_20_body" style:list-style-name="L220"/>
    <style:style style:name="P378" style:family="paragraph" style:parent-style-name="Text_20_body" style:list-style-name="L221"/>
    <style:style style:name="P379" style:family="paragraph" style:parent-style-name="Text_20_body" style:list-style-name="L222"/>
    <style:style style:name="P380" style:family="paragraph" style:parent-style-name="Text_20_body" style:list-style-name="L223"/>
    <style:style style:name="P381" style:family="paragraph" style:parent-style-name="Text_20_body" style:list-style-name="L224"/>
    <style:style style:name="P382" style:family="paragraph" style:parent-style-name="Text_20_body" style:list-style-name="L225"/>
    <style:style style:name="P383" style:family="paragraph" style:parent-style-name="Text_20_body" style:list-style-name="L226"/>
    <style:style style:name="P384" style:family="paragraph" style:parent-style-name="Text_20_body" style:list-style-name="L227"/>
    <style:style style:name="P385" style:family="paragraph" style:parent-style-name="Text_20_body" style:list-style-name="L228"/>
    <style:style style:name="P386" style:family="paragraph" style:parent-style-name="Text_20_body" style:list-style-name="L229"/>
    <style:style style:name="P387" style:family="paragraph" style:parent-style-name="Text_20_body" style:list-style-name="L230"/>
    <style:style style:name="P388" style:family="paragraph" style:parent-style-name="Text_20_body" style:list-style-name="L231"/>
    <style:style style:name="P389" style:family="paragraph" style:parent-style-name="Text_20_body" style:list-style-name="L232"/>
    <style:style style:name="P390" style:family="paragraph" style:parent-style-name="Text_20_body" style:list-style-name="L233"/>
    <style:style style:name="P391" style:family="paragraph" style:parent-style-name="Text_20_body" style:list-style-name="L234"/>
    <style:style style:name="P392" style:family="paragraph" style:parent-style-name="Text_20_body" style:list-style-name="L235"/>
    <style:style style:name="P393" style:family="paragraph" style:parent-style-name="Text_20_body" style:list-style-name="L236"/>
    <style:style style:name="P394" style:family="paragraph" style:parent-style-name="Text_20_body" style:list-style-name="L237"/>
    <style:style style:name="P395" style:family="paragraph" style:parent-style-name="Text_20_body" style:list-style-name="L238"/>
    <style:style style:name="P396" style:family="paragraph" style:parent-style-name="Text_20_body" style:list-style-name="L239"/>
    <style:style style:name="P397" style:family="paragraph" style:parent-style-name="Text_20_body" style:list-style-name="L240"/>
    <style:style style:name="P398" style:family="paragraph" style:parent-style-name="Text_20_body" style:list-style-name="L241"/>
    <style:style style:name="P399" style:family="paragraph" style:parent-style-name="Text_20_body" style:list-style-name="L242"/>
    <style:style style:name="P400" style:family="paragraph" style:parent-style-name="Text_20_body" style:list-style-name="L243"/>
    <style:style style:name="P401" style:family="paragraph" style:parent-style-name="Text_20_body" style:list-style-name="L244"/>
    <style:style style:name="P402" style:family="paragraph" style:parent-style-name="Text_20_body" style:list-style-name="L245"/>
    <style:style style:name="P403" style:family="paragraph" style:parent-style-name="Text_20_body" style:list-style-name="L246"/>
    <style:style style:name="P404" style:family="paragraph" style:parent-style-name="Text_20_body" style:list-style-name="L247"/>
    <style:style style:name="P405" style:family="paragraph" style:parent-style-name="Text_20_body" style:list-style-name="L248"/>
    <style:style style:name="P406" style:family="paragraph" style:parent-style-name="Text_20_body" style:list-style-name="L249"/>
    <style:style style:name="P407" style:family="paragraph" style:parent-style-name="Text_20_body" style:list-style-name="L250"/>
    <style:style style:name="P408" style:family="paragraph" style:parent-style-name="Text_20_body" style:list-style-name="L251"/>
    <style:style style:name="P409" style:family="paragraph" style:parent-style-name="Text_20_body" style:list-style-name="L252"/>
    <style:style style:name="P410" style:family="paragraph" style:parent-style-name="Text_20_body" style:list-style-name="L253"/>
    <style:style style:name="P411" style:family="paragraph" style:parent-style-name="Text_20_body" style:list-style-name="L254"/>
    <style:style style:name="P412" style:family="paragraph" style:parent-style-name="Text_20_body" style:list-style-name="L255"/>
    <style:style style:name="P413" style:family="paragraph" style:parent-style-name="Text_20_body" style:list-style-name="L256"/>
    <style:style style:name="P414" style:family="paragraph" style:parent-style-name="Text_20_body" style:list-style-name="L257"/>
    <style:style style:name="P415" style:family="paragraph" style:parent-style-name="Text_20_body" style:list-style-name="L258"/>
    <style:style style:name="P416" style:family="paragraph" style:parent-style-name="Text_20_body" style:list-style-name="L259"/>
    <style:style style:name="P417" style:family="paragraph" style:parent-style-name="Text_20_body" style:list-style-name="L260"/>
    <style:style style:name="P418" style:family="paragraph" style:parent-style-name="Text_20_body" style:list-style-name="L261"/>
    <style:style style:name="P419" style:family="paragraph" style:parent-style-name="Text_20_body" style:list-style-name="L262"/>
    <style:style style:name="P420" style:family="paragraph" style:parent-style-name="Text_20_body" style:list-style-name="L263"/>
    <style:style style:name="P421" style:family="paragraph" style:parent-style-name="Text_20_body" style:list-style-name="L264"/>
    <style:style style:name="P422" style:family="paragraph" style:parent-style-name="Text_20_body" style:list-style-name="L265"/>
    <style:style style:name="P423" style:family="paragraph" style:parent-style-name="Text_20_body" style:list-style-name="L266"/>
    <style:style style:name="P424" style:family="paragraph" style:parent-style-name="Text_20_body" style:list-style-name="L267"/>
    <style:style style:name="P425" style:family="paragraph" style:parent-style-name="Text_20_body" style:list-style-name="L268"/>
    <style:style style:name="P426" style:family="paragraph" style:parent-style-name="Text_20_body" style:list-style-name="L269"/>
    <style:style style:name="P427" style:family="paragraph" style:parent-style-name="Text_20_body" style:list-style-name="L270"/>
    <style:style style:name="P428" style:family="paragraph" style:parent-style-name="Text_20_body" style:list-style-name="L271"/>
    <style:style style:name="P429" style:family="paragraph" style:parent-style-name="Text_20_body" style:list-style-name="L272"/>
    <style:style style:name="P430" style:family="paragraph" style:parent-style-name="Text_20_body" style:list-style-name="L273"/>
    <style:style style:name="P431" style:family="paragraph" style:parent-style-name="Text_20_body" style:list-style-name="L274"/>
    <style:style style:name="P432" style:family="paragraph" style:parent-style-name="Text_20_body" style:list-style-name="L275"/>
    <style:style style:name="P433" style:family="paragraph" style:parent-style-name="Text_20_body" style:list-style-name="L276"/>
    <style:style style:name="P434" style:family="paragraph" style:parent-style-name="Text_20_body" style:list-style-name="L277"/>
    <style:style style:name="P435" style:family="paragraph" style:parent-style-name="Text_20_body" style:list-style-name="L278"/>
    <style:style style:name="P436" style:family="paragraph" style:parent-style-name="Text_20_body" style:list-style-name="L279"/>
    <style:style style:name="P437" style:family="paragraph" style:parent-style-name="Text_20_body" style:list-style-name="L280"/>
    <style:style style:name="P438" style:family="paragraph" style:parent-style-name="Text_20_body" style:list-style-name="L281"/>
    <style:style style:name="P439" style:family="paragraph" style:parent-style-name="Text_20_body" style:list-style-name="L282"/>
    <style:style style:name="P440" style:family="paragraph" style:parent-style-name="Text_20_body" style:list-style-name="L283"/>
    <style:style style:name="P441" style:family="paragraph" style:parent-style-name="Text_20_body" style:list-style-name="L284"/>
    <style:style style:name="P442" style:family="paragraph" style:parent-style-name="Text_20_body" style:list-style-name="L285"/>
    <style:style style:name="P443" style:family="paragraph" style:parent-style-name="Text_20_body">
      <style:paragraph-properties fo:margin-top="0in" fo:margin-bottom="0in"/>
    </style:style>
    <style:style style:name="P444" style:family="paragraph" style:parent-style-name="Text_20_body" style:list-style-name="L1">
      <style:paragraph-properties fo:margin-top="0in" fo:margin-bottom="0in"/>
    </style:style>
    <style:style style:name="P445" style:family="paragraph" style:parent-style-name="Text_20_body" style:list-style-name="L2">
      <style:paragraph-properties fo:margin-top="0in" fo:margin-bottom="0in"/>
    </style:style>
    <style:style style:name="P446" style:family="paragraph" style:parent-style-name="Text_20_body" style:list-style-name="L3">
      <style:paragraph-properties fo:margin-top="0in" fo:margin-bottom="0in"/>
    </style:style>
    <style:style style:name="P447" style:family="paragraph" style:parent-style-name="Text_20_body" style:list-style-name="L4">
      <style:paragraph-properties fo:margin-top="0in" fo:margin-bottom="0in"/>
    </style:style>
    <style:style style:name="P448" style:family="paragraph" style:parent-style-name="Text_20_body" style:list-style-name="L5">
      <style:paragraph-properties fo:margin-top="0in" fo:margin-bottom="0in"/>
    </style:style>
    <style:style style:name="P449" style:family="paragraph" style:parent-style-name="Text_20_body" style:list-style-name="L6">
      <style:paragraph-properties fo:margin-top="0in" fo:margin-bottom="0in"/>
    </style:style>
    <style:style style:name="P450" style:family="paragraph" style:parent-style-name="Text_20_body" style:list-style-name="L7">
      <style:paragraph-properties fo:margin-top="0in" fo:margin-bottom="0in"/>
    </style:style>
    <style:style style:name="P451" style:family="paragraph" style:parent-style-name="Text_20_body" style:list-style-name="L9">
      <style:paragraph-properties fo:margin-top="0in" fo:margin-bottom="0in"/>
    </style:style>
    <style:style style:name="P452" style:family="paragraph" style:parent-style-name="Text_20_body" style:list-style-name="L10">
      <style:paragraph-properties fo:margin-top="0in" fo:margin-bottom="0in"/>
    </style:style>
    <style:style style:name="P453" style:family="paragraph" style:parent-style-name="Text_20_body" style:list-style-name="L11">
      <style:paragraph-properties fo:margin-top="0in" fo:margin-bottom="0in"/>
    </style:style>
    <style:style style:name="P454" style:family="paragraph" style:parent-style-name="Text_20_body" style:list-style-name="L12">
      <style:paragraph-properties fo:margin-top="0in" fo:margin-bottom="0in"/>
    </style:style>
    <style:style style:name="P455" style:family="paragraph" style:parent-style-name="Text_20_body" style:list-style-name="L14">
      <style:paragraph-properties fo:margin-top="0in" fo:margin-bottom="0in"/>
    </style:style>
    <style:style style:name="P456" style:family="paragraph" style:parent-style-name="Text_20_body" style:list-style-name="L15">
      <style:paragraph-properties fo:margin-top="0in" fo:margin-bottom="0in"/>
    </style:style>
    <style:style style:name="P457" style:family="paragraph" style:parent-style-name="Text_20_body" style:list-style-name="L28">
      <style:paragraph-properties fo:margin-top="0in" fo:margin-bottom="0in"/>
    </style:style>
    <style:style style:name="P458" style:family="paragraph" style:parent-style-name="Text_20_body" style:list-style-name="L29">
      <style:paragraph-properties fo:margin-top="0in" fo:margin-bottom="0in"/>
    </style:style>
    <style:style style:name="P459" style:family="paragraph" style:parent-style-name="Text_20_body" style:list-style-name="L30">
      <style:paragraph-properties fo:margin-top="0in" fo:margin-bottom="0in"/>
    </style:style>
    <style:style style:name="P460" style:family="paragraph" style:parent-style-name="Text_20_body" style:list-style-name="L31">
      <style:paragraph-properties fo:margin-top="0in" fo:margin-bottom="0in"/>
    </style:style>
    <style:style style:name="P461" style:family="paragraph" style:parent-style-name="Text_20_body" style:list-style-name="L32">
      <style:paragraph-properties fo:margin-top="0in" fo:margin-bottom="0in"/>
    </style:style>
    <style:style style:name="P462" style:family="paragraph" style:parent-style-name="Text_20_body" style:list-style-name="L34">
      <style:paragraph-properties fo:margin-top="0in" fo:margin-bottom="0in"/>
    </style:style>
    <style:style style:name="P463" style:family="paragraph" style:parent-style-name="Text_20_body" style:list-style-name="L36">
      <style:paragraph-properties fo:margin-top="0in" fo:margin-bottom="0in"/>
    </style:style>
    <style:style style:name="P464" style:family="paragraph" style:parent-style-name="Text_20_body" style:list-style-name="L37">
      <style:paragraph-properties fo:margin-top="0in" fo:margin-bottom="0in"/>
    </style:style>
    <style:style style:name="P465" style:family="paragraph" style:parent-style-name="Text_20_body" style:list-style-name="L38">
      <style:paragraph-properties fo:margin-top="0in" fo:margin-bottom="0in"/>
    </style:style>
    <style:style style:name="P466" style:family="paragraph" style:parent-style-name="Text_20_body" style:list-style-name="L39">
      <style:paragraph-properties fo:margin-top="0in" fo:margin-bottom="0in"/>
    </style:style>
    <style:style style:name="P467" style:family="paragraph" style:parent-style-name="Text_20_body" style:list-style-name="L40">
      <style:paragraph-properties fo:margin-top="0in" fo:margin-bottom="0in"/>
    </style:style>
    <style:style style:name="P468" style:family="paragraph" style:parent-style-name="Text_20_body" style:list-style-name="L41">
      <style:paragraph-properties fo:margin-top="0in" fo:margin-bottom="0in"/>
    </style:style>
    <style:style style:name="P469" style:family="paragraph" style:parent-style-name="Text_20_body" style:list-style-name="L42">
      <style:paragraph-properties fo:margin-top="0in" fo:margin-bottom="0in"/>
    </style:style>
    <style:style style:name="P470" style:family="paragraph" style:parent-style-name="Text_20_body" style:list-style-name="L43">
      <style:paragraph-properties fo:margin-top="0in" fo:margin-bottom="0in"/>
    </style:style>
    <style:style style:name="P471" style:family="paragraph" style:parent-style-name="Text_20_body" style:list-style-name="L44">
      <style:paragraph-properties fo:margin-top="0in" fo:margin-bottom="0in"/>
    </style:style>
    <style:style style:name="P472" style:family="paragraph" style:parent-style-name="Text_20_body" style:list-style-name="L45">
      <style:paragraph-properties fo:margin-top="0in" fo:margin-bottom="0in"/>
    </style:style>
    <style:style style:name="P473" style:family="paragraph" style:parent-style-name="Text_20_body" style:list-style-name="L46">
      <style:paragraph-properties fo:margin-top="0in" fo:margin-bottom="0in"/>
    </style:style>
    <style:style style:name="P474" style:family="paragraph" style:parent-style-name="Text_20_body" style:list-style-name="L47">
      <style:paragraph-properties fo:margin-top="0in" fo:margin-bottom="0in"/>
    </style:style>
    <style:style style:name="P475" style:family="paragraph" style:parent-style-name="Text_20_body" style:list-style-name="L48">
      <style:paragraph-properties fo:margin-top="0in" fo:margin-bottom="0in"/>
    </style:style>
    <style:style style:name="P476" style:family="paragraph" style:parent-style-name="Text_20_body" style:list-style-name="L49">
      <style:paragraph-properties fo:margin-top="0in" fo:margin-bottom="0in"/>
    </style:style>
    <style:style style:name="P477" style:family="paragraph" style:parent-style-name="Text_20_body" style:list-style-name="L50">
      <style:paragraph-properties fo:margin-top="0in" fo:margin-bottom="0in"/>
    </style:style>
    <style:style style:name="P478" style:family="paragraph" style:parent-style-name="Text_20_body" style:list-style-name="L51">
      <style:paragraph-properties fo:margin-top="0in" fo:margin-bottom="0in"/>
    </style:style>
    <style:style style:name="P479" style:family="paragraph" style:parent-style-name="Text_20_body" style:list-style-name="L52">
      <style:paragraph-properties fo:margin-top="0in" fo:margin-bottom="0in"/>
    </style:style>
    <style:style style:name="P480" style:family="paragraph" style:parent-style-name="Text_20_body" style:list-style-name="L53">
      <style:paragraph-properties fo:margin-top="0in" fo:margin-bottom="0in"/>
    </style:style>
    <style:style style:name="P481" style:family="paragraph" style:parent-style-name="Text_20_body" style:list-style-name="L55">
      <style:paragraph-properties fo:margin-top="0in" fo:margin-bottom="0in"/>
    </style:style>
    <style:style style:name="P482" style:family="paragraph" style:parent-style-name="Text_20_body" style:list-style-name="L56">
      <style:paragraph-properties fo:margin-top="0in" fo:margin-bottom="0in"/>
    </style:style>
    <style:style style:name="P483" style:family="paragraph" style:parent-style-name="Text_20_body" style:list-style-name="L57">
      <style:paragraph-properties fo:margin-top="0in" fo:margin-bottom="0in"/>
    </style:style>
    <style:style style:name="P484" style:family="paragraph" style:parent-style-name="Text_20_body" style:list-style-name="L58">
      <style:paragraph-properties fo:margin-top="0in" fo:margin-bottom="0in"/>
    </style:style>
    <style:style style:name="P485" style:family="paragraph" style:parent-style-name="Text_20_body" style:list-style-name="L59">
      <style:paragraph-properties fo:margin-top="0in" fo:margin-bottom="0in"/>
    </style:style>
    <style:style style:name="P486" style:family="paragraph" style:parent-style-name="Text_20_body" style:list-style-name="L61">
      <style:paragraph-properties fo:margin-top="0in" fo:margin-bottom="0in"/>
    </style:style>
    <style:style style:name="P487" style:family="paragraph" style:parent-style-name="Text_20_body" style:list-style-name="L62">
      <style:paragraph-properties fo:margin-top="0in" fo:margin-bottom="0in"/>
    </style:style>
    <style:style style:name="P488" style:family="paragraph" style:parent-style-name="Text_20_body" style:list-style-name="L63">
      <style:paragraph-properties fo:margin-top="0in" fo:margin-bottom="0in"/>
    </style:style>
    <style:style style:name="P489" style:family="paragraph" style:parent-style-name="Text_20_body" style:list-style-name="L64">
      <style:paragraph-properties fo:margin-top="0in" fo:margin-bottom="0in"/>
    </style:style>
    <style:style style:name="P490" style:family="paragraph" style:parent-style-name="Text_20_body" style:list-style-name="L65">
      <style:paragraph-properties fo:margin-top="0in" fo:margin-bottom="0in"/>
    </style:style>
    <style:style style:name="P491" style:family="paragraph" style:parent-style-name="Text_20_body" style:list-style-name="L66">
      <style:paragraph-properties fo:margin-top="0in" fo:margin-bottom="0in"/>
    </style:style>
    <style:style style:name="P492" style:family="paragraph" style:parent-style-name="Text_20_body" style:list-style-name="L67">
      <style:paragraph-properties fo:margin-top="0in" fo:margin-bottom="0in"/>
    </style:style>
    <style:style style:name="P493" style:family="paragraph" style:parent-style-name="Text_20_body" style:list-style-name="L68">
      <style:paragraph-properties fo:margin-top="0in" fo:margin-bottom="0in"/>
    </style:style>
    <style:style style:name="P494" style:family="paragraph" style:parent-style-name="Text_20_body" style:list-style-name="L69">
      <style:paragraph-properties fo:margin-top="0in" fo:margin-bottom="0in"/>
    </style:style>
    <style:style style:name="P495" style:family="paragraph" style:parent-style-name="Text_20_body" style:list-style-name="L70">
      <style:paragraph-properties fo:margin-top="0in" fo:margin-bottom="0in"/>
    </style:style>
    <style:style style:name="P496" style:family="paragraph" style:parent-style-name="Text_20_body" style:list-style-name="L71">
      <style:paragraph-properties fo:margin-top="0in" fo:margin-bottom="0in"/>
    </style:style>
    <style:style style:name="P497" style:family="paragraph" style:parent-style-name="Text_20_body" style:list-style-name="L72">
      <style:paragraph-properties fo:margin-top="0in" fo:margin-bottom="0in"/>
    </style:style>
    <style:style style:name="P498" style:family="paragraph" style:parent-style-name="Text_20_body" style:list-style-name="L73">
      <style:paragraph-properties fo:margin-top="0in" fo:margin-bottom="0in"/>
    </style:style>
    <style:style style:name="P499" style:family="paragraph" style:parent-style-name="Text_20_body" style:list-style-name="L74">
      <style:paragraph-properties fo:margin-top="0in" fo:margin-bottom="0in"/>
    </style:style>
    <style:style style:name="P500" style:family="paragraph" style:parent-style-name="Text_20_body" style:list-style-name="L75">
      <style:paragraph-properties fo:margin-top="0in" fo:margin-bottom="0in"/>
    </style:style>
    <style:style style:name="P501" style:family="paragraph" style:parent-style-name="Text_20_body" style:list-style-name="L76">
      <style:paragraph-properties fo:margin-top="0in" fo:margin-bottom="0in"/>
    </style:style>
    <style:style style:name="P502" style:family="paragraph" style:parent-style-name="Text_20_body" style:list-style-name="L77">
      <style:paragraph-properties fo:margin-top="0in" fo:margin-bottom="0in"/>
    </style:style>
    <style:style style:name="P503" style:family="paragraph" style:parent-style-name="Text_20_body" style:list-style-name="L78">
      <style:paragraph-properties fo:margin-top="0in" fo:margin-bottom="0in"/>
    </style:style>
    <style:style style:name="P504" style:family="paragraph" style:parent-style-name="Text_20_body" style:list-style-name="L79">
      <style:paragraph-properties fo:margin-top="0in" fo:margin-bottom="0in"/>
    </style:style>
    <style:style style:name="P505" style:family="paragraph" style:parent-style-name="Text_20_body" style:list-style-name="L80">
      <style:paragraph-properties fo:margin-top="0in" fo:margin-bottom="0in"/>
    </style:style>
    <style:style style:name="P506" style:family="paragraph" style:parent-style-name="Text_20_body" style:list-style-name="L81">
      <style:paragraph-properties fo:margin-top="0in" fo:margin-bottom="0in"/>
    </style:style>
    <style:style style:name="P507" style:family="paragraph" style:parent-style-name="Text_20_body" style:list-style-name="L82">
      <style:paragraph-properties fo:margin-top="0in" fo:margin-bottom="0in"/>
    </style:style>
    <style:style style:name="P508" style:family="paragraph" style:parent-style-name="Text_20_body" style:list-style-name="L83">
      <style:paragraph-properties fo:margin-top="0in" fo:margin-bottom="0in"/>
    </style:style>
    <style:style style:name="P509" style:family="paragraph" style:parent-style-name="Text_20_body" style:list-style-name="L84">
      <style:paragraph-properties fo:margin-top="0in" fo:margin-bottom="0in"/>
    </style:style>
    <style:style style:name="P510" style:family="paragraph" style:parent-style-name="Text_20_body" style:list-style-name="L85">
      <style:paragraph-properties fo:margin-top="0in" fo:margin-bottom="0in"/>
    </style:style>
    <style:style style:name="P511" style:family="paragraph" style:parent-style-name="Text_20_body" style:list-style-name="L86">
      <style:paragraph-properties fo:margin-top="0in" fo:margin-bottom="0in"/>
    </style:style>
    <style:style style:name="P512" style:family="paragraph" style:parent-style-name="Text_20_body" style:list-style-name="L87">
      <style:paragraph-properties fo:margin-top="0in" fo:margin-bottom="0in"/>
    </style:style>
    <style:style style:name="P513" style:family="paragraph" style:parent-style-name="Text_20_body" style:list-style-name="L88">
      <style:paragraph-properties fo:margin-top="0in" fo:margin-bottom="0in"/>
    </style:style>
    <style:style style:name="P514" style:family="paragraph" style:parent-style-name="Text_20_body" style:list-style-name="L89">
      <style:paragraph-properties fo:margin-top="0in" fo:margin-bottom="0in"/>
    </style:style>
    <style:style style:name="P515" style:family="paragraph" style:parent-style-name="Text_20_body" style:list-style-name="L90">
      <style:paragraph-properties fo:margin-top="0in" fo:margin-bottom="0in"/>
    </style:style>
    <style:style style:name="P516" style:family="paragraph" style:parent-style-name="Text_20_body" style:list-style-name="L91">
      <style:paragraph-properties fo:margin-top="0in" fo:margin-bottom="0in"/>
    </style:style>
    <style:style style:name="P517" style:family="paragraph" style:parent-style-name="Text_20_body" style:list-style-name="L92">
      <style:paragraph-properties fo:margin-top="0in" fo:margin-bottom="0in"/>
    </style:style>
    <style:style style:name="P518" style:family="paragraph" style:parent-style-name="Text_20_body" style:list-style-name="L93">
      <style:paragraph-properties fo:margin-top="0in" fo:margin-bottom="0in"/>
    </style:style>
    <style:style style:name="P519" style:family="paragraph" style:parent-style-name="Text_20_body" style:list-style-name="L94">
      <style:paragraph-properties fo:margin-top="0in" fo:margin-bottom="0in"/>
    </style:style>
    <style:style style:name="P520" style:family="paragraph" style:parent-style-name="Text_20_body" style:list-style-name="L95">
      <style:paragraph-properties fo:margin-top="0in" fo:margin-bottom="0in"/>
    </style:style>
    <style:style style:name="P521" style:family="paragraph" style:parent-style-name="Text_20_body" style:list-style-name="L97">
      <style:paragraph-properties fo:margin-top="0in" fo:margin-bottom="0in"/>
    </style:style>
    <style:style style:name="P522" style:family="paragraph" style:parent-style-name="Text_20_body" style:list-style-name="L99">
      <style:paragraph-properties fo:margin-top="0in" fo:margin-bottom="0in"/>
    </style:style>
    <style:style style:name="P523" style:family="paragraph" style:parent-style-name="Text_20_body" style:list-style-name="L100">
      <style:paragraph-properties fo:margin-top="0in" fo:margin-bottom="0in"/>
    </style:style>
    <style:style style:name="P524" style:family="paragraph" style:parent-style-name="Text_20_body" style:list-style-name="L101">
      <style:paragraph-properties fo:margin-top="0in" fo:margin-bottom="0in"/>
    </style:style>
    <style:style style:name="P525" style:family="paragraph" style:parent-style-name="Text_20_body" style:list-style-name="L102">
      <style:paragraph-properties fo:margin-top="0in" fo:margin-bottom="0in"/>
    </style:style>
    <style:style style:name="P526" style:family="paragraph" style:parent-style-name="Text_20_body" style:list-style-name="L103">
      <style:paragraph-properties fo:margin-top="0in" fo:margin-bottom="0in"/>
    </style:style>
    <style:style style:name="P527" style:family="paragraph" style:parent-style-name="Text_20_body" style:list-style-name="L104">
      <style:paragraph-properties fo:margin-top="0in" fo:margin-bottom="0in"/>
    </style:style>
    <style:style style:name="P528" style:family="paragraph" style:parent-style-name="Text_20_body" style:list-style-name="L105">
      <style:paragraph-properties fo:margin-top="0in" fo:margin-bottom="0in"/>
    </style:style>
    <style:style style:name="P529" style:family="paragraph" style:parent-style-name="Text_20_body" style:list-style-name="L106">
      <style:paragraph-properties fo:margin-top="0in" fo:margin-bottom="0in"/>
    </style:style>
    <style:style style:name="P530" style:family="paragraph" style:parent-style-name="Text_20_body" style:list-style-name="L107">
      <style:paragraph-properties fo:margin-top="0in" fo:margin-bottom="0in"/>
    </style:style>
    <style:style style:name="P531" style:family="paragraph" style:parent-style-name="Text_20_body" style:list-style-name="L108">
      <style:paragraph-properties fo:margin-top="0in" fo:margin-bottom="0in"/>
    </style:style>
    <style:style style:name="P532" style:family="paragraph" style:parent-style-name="Text_20_body" style:list-style-name="L109">
      <style:paragraph-properties fo:margin-top="0in" fo:margin-bottom="0in"/>
    </style:style>
    <style:style style:name="P533" style:family="paragraph" style:parent-style-name="Text_20_body" style:list-style-name="L110">
      <style:paragraph-properties fo:margin-top="0in" fo:margin-bottom="0in"/>
    </style:style>
    <style:style style:name="P534" style:family="paragraph" style:parent-style-name="Text_20_body" style:list-style-name="L111">
      <style:paragraph-properties fo:margin-top="0in" fo:margin-bottom="0in"/>
    </style:style>
    <style:style style:name="P535" style:family="paragraph" style:parent-style-name="Text_20_body" style:list-style-name="L112">
      <style:paragraph-properties fo:margin-top="0in" fo:margin-bottom="0in"/>
    </style:style>
    <style:style style:name="P536" style:family="paragraph" style:parent-style-name="Text_20_body" style:list-style-name="L113">
      <style:paragraph-properties fo:margin-top="0in" fo:margin-bottom="0in"/>
    </style:style>
    <style:style style:name="P537" style:family="paragraph" style:parent-style-name="Text_20_body" style:list-style-name="L114">
      <style:paragraph-properties fo:margin-top="0in" fo:margin-bottom="0in"/>
    </style:style>
    <style:style style:name="P538" style:family="paragraph" style:parent-style-name="Text_20_body" style:list-style-name="L115">
      <style:paragraph-properties fo:margin-top="0in" fo:margin-bottom="0in"/>
    </style:style>
    <style:style style:name="P539" style:family="paragraph" style:parent-style-name="Text_20_body" style:list-style-name="L116">
      <style:paragraph-properties fo:margin-top="0in" fo:margin-bottom="0in"/>
    </style:style>
    <style:style style:name="P540" style:family="paragraph" style:parent-style-name="Text_20_body" style:list-style-name="L117">
      <style:paragraph-properties fo:margin-top="0in" fo:margin-bottom="0in"/>
    </style:style>
    <style:style style:name="P541" style:family="paragraph" style:parent-style-name="Text_20_body" style:list-style-name="L118">
      <style:paragraph-properties fo:margin-top="0in" fo:margin-bottom="0in"/>
    </style:style>
    <style:style style:name="P542" style:family="paragraph" style:parent-style-name="Text_20_body" style:list-style-name="L119">
      <style:paragraph-properties fo:margin-top="0in" fo:margin-bottom="0in"/>
    </style:style>
    <style:style style:name="P543" style:family="paragraph" style:parent-style-name="Text_20_body" style:list-style-name="L120">
      <style:paragraph-properties fo:margin-top="0in" fo:margin-bottom="0in"/>
    </style:style>
    <style:style style:name="P544" style:family="paragraph" style:parent-style-name="Text_20_body" style:list-style-name="L121">
      <style:paragraph-properties fo:margin-top="0in" fo:margin-bottom="0in"/>
    </style:style>
    <style:style style:name="P545" style:family="paragraph" style:parent-style-name="Text_20_body" style:list-style-name="L122">
      <style:paragraph-properties fo:margin-top="0in" fo:margin-bottom="0in"/>
    </style:style>
    <style:style style:name="P546" style:family="paragraph" style:parent-style-name="Text_20_body" style:list-style-name="L123">
      <style:paragraph-properties fo:margin-top="0in" fo:margin-bottom="0in"/>
    </style:style>
    <style:style style:name="P547" style:family="paragraph" style:parent-style-name="Text_20_body" style:list-style-name="L124">
      <style:paragraph-properties fo:margin-top="0in" fo:margin-bottom="0in"/>
    </style:style>
    <style:style style:name="P548" style:family="paragraph" style:parent-style-name="Text_20_body" style:list-style-name="L125">
      <style:paragraph-properties fo:margin-top="0in" fo:margin-bottom="0in"/>
    </style:style>
    <style:style style:name="P549" style:family="paragraph" style:parent-style-name="Text_20_body" style:list-style-name="L126">
      <style:paragraph-properties fo:margin-top="0in" fo:margin-bottom="0in"/>
    </style:style>
    <style:style style:name="P550" style:family="paragraph" style:parent-style-name="Text_20_body" style:list-style-name="L127">
      <style:paragraph-properties fo:margin-top="0in" fo:margin-bottom="0in"/>
    </style:style>
    <style:style style:name="P551" style:family="paragraph" style:parent-style-name="Text_20_body" style:list-style-name="L128">
      <style:paragraph-properties fo:margin-top="0in" fo:margin-bottom="0in"/>
    </style:style>
    <style:style style:name="P552" style:family="paragraph" style:parent-style-name="Text_20_body" style:list-style-name="L129">
      <style:paragraph-properties fo:margin-top="0in" fo:margin-bottom="0in"/>
    </style:style>
    <style:style style:name="P553" style:family="paragraph" style:parent-style-name="Text_20_body" style:list-style-name="L131">
      <style:paragraph-properties fo:margin-top="0in" fo:margin-bottom="0in"/>
    </style:style>
    <style:style style:name="P554" style:family="paragraph" style:parent-style-name="Text_20_body" style:list-style-name="L133">
      <style:paragraph-properties fo:margin-top="0in" fo:margin-bottom="0in"/>
    </style:style>
    <style:style style:name="P555" style:family="paragraph" style:parent-style-name="Text_20_body" style:list-style-name="L134">
      <style:paragraph-properties fo:margin-top="0in" fo:margin-bottom="0in"/>
    </style:style>
    <style:style style:name="P556" style:family="paragraph" style:parent-style-name="Text_20_body" style:list-style-name="L135">
      <style:paragraph-properties fo:margin-top="0in" fo:margin-bottom="0in"/>
    </style:style>
    <style:style style:name="P557" style:family="paragraph" style:parent-style-name="Text_20_body" style:list-style-name="L136">
      <style:paragraph-properties fo:margin-top="0in" fo:margin-bottom="0in"/>
    </style:style>
    <style:style style:name="P558" style:family="paragraph" style:parent-style-name="Text_20_body" style:list-style-name="L137">
      <style:paragraph-properties fo:margin-top="0in" fo:margin-bottom="0in"/>
    </style:style>
    <style:style style:name="P559" style:family="paragraph" style:parent-style-name="Text_20_body" style:list-style-name="L138">
      <style:paragraph-properties fo:margin-top="0in" fo:margin-bottom="0in"/>
    </style:style>
    <style:style style:name="P560" style:family="paragraph" style:parent-style-name="Text_20_body" style:list-style-name="L139">
      <style:paragraph-properties fo:margin-top="0in" fo:margin-bottom="0in"/>
    </style:style>
    <style:style style:name="P561" style:family="paragraph" style:parent-style-name="Text_20_body" style:list-style-name="L140">
      <style:paragraph-properties fo:margin-top="0in" fo:margin-bottom="0in"/>
    </style:style>
    <style:style style:name="P562" style:family="paragraph" style:parent-style-name="Text_20_body" style:list-style-name="L141">
      <style:paragraph-properties fo:margin-top="0in" fo:margin-bottom="0in"/>
    </style:style>
    <style:style style:name="P563" style:family="paragraph" style:parent-style-name="Text_20_body" style:list-style-name="L142">
      <style:paragraph-properties fo:margin-top="0in" fo:margin-bottom="0in"/>
    </style:style>
    <style:style style:name="P564" style:family="paragraph" style:parent-style-name="Text_20_body" style:list-style-name="L143">
      <style:paragraph-properties fo:margin-top="0in" fo:margin-bottom="0in"/>
    </style:style>
    <style:style style:name="P565" style:family="paragraph" style:parent-style-name="Text_20_body" style:list-style-name="L144">
      <style:paragraph-properties fo:margin-top="0in" fo:margin-bottom="0in"/>
    </style:style>
    <style:style style:name="P566" style:family="paragraph" style:parent-style-name="Text_20_body" style:list-style-name="L145">
      <style:paragraph-properties fo:margin-top="0in" fo:margin-bottom="0in"/>
    </style:style>
    <style:style style:name="P567" style:family="paragraph" style:parent-style-name="Text_20_body" style:list-style-name="L146">
      <style:paragraph-properties fo:margin-top="0in" fo:margin-bottom="0in"/>
    </style:style>
    <style:style style:name="P568" style:family="paragraph" style:parent-style-name="Text_20_body" style:list-style-name="L147">
      <style:paragraph-properties fo:margin-top="0in" fo:margin-bottom="0in"/>
    </style:style>
    <style:style style:name="P569" style:family="paragraph" style:parent-style-name="Text_20_body" style:list-style-name="L148">
      <style:paragraph-properties fo:margin-top="0in" fo:margin-bottom="0in"/>
    </style:style>
    <style:style style:name="P570" style:family="paragraph" style:parent-style-name="Text_20_body" style:list-style-name="L149">
      <style:paragraph-properties fo:margin-top="0in" fo:margin-bottom="0in"/>
    </style:style>
    <style:style style:name="P571" style:family="paragraph" style:parent-style-name="Text_20_body" style:list-style-name="L150">
      <style:paragraph-properties fo:margin-top="0in" fo:margin-bottom="0in"/>
    </style:style>
    <style:style style:name="P572" style:family="paragraph" style:parent-style-name="Text_20_body" style:list-style-name="L151">
      <style:paragraph-properties fo:margin-top="0in" fo:margin-bottom="0in"/>
    </style:style>
    <style:style style:name="P573" style:family="paragraph" style:parent-style-name="Text_20_body" style:list-style-name="L152">
      <style:paragraph-properties fo:margin-top="0in" fo:margin-bottom="0in"/>
    </style:style>
    <style:style style:name="P574" style:family="paragraph" style:parent-style-name="Text_20_body" style:list-style-name="L153">
      <style:paragraph-properties fo:margin-top="0in" fo:margin-bottom="0in"/>
    </style:style>
    <style:style style:name="P575" style:family="paragraph" style:parent-style-name="Text_20_body" style:list-style-name="L154">
      <style:paragraph-properties fo:margin-top="0in" fo:margin-bottom="0in"/>
    </style:style>
    <style:style style:name="P576" style:family="paragraph" style:parent-style-name="Text_20_body" style:list-style-name="L155">
      <style:paragraph-properties fo:margin-top="0in" fo:margin-bottom="0in"/>
    </style:style>
    <style:style style:name="P577" style:family="paragraph" style:parent-style-name="Text_20_body" style:list-style-name="L156">
      <style:paragraph-properties fo:margin-top="0in" fo:margin-bottom="0in"/>
    </style:style>
    <style:style style:name="P578" style:family="paragraph" style:parent-style-name="Text_20_body" style:list-style-name="L157">
      <style:paragraph-properties fo:margin-top="0in" fo:margin-bottom="0in"/>
    </style:style>
    <style:style style:name="P579" style:family="paragraph" style:parent-style-name="Text_20_body" style:list-style-name="L158">
      <style:paragraph-properties fo:margin-top="0in" fo:margin-bottom="0in"/>
    </style:style>
    <style:style style:name="P580" style:family="paragraph" style:parent-style-name="Text_20_body" style:list-style-name="L159">
      <style:paragraph-properties fo:margin-top="0in" fo:margin-bottom="0in"/>
    </style:style>
    <style:style style:name="P581" style:family="paragraph" style:parent-style-name="Text_20_body" style:list-style-name="L160">
      <style:paragraph-properties fo:margin-top="0in" fo:margin-bottom="0in"/>
    </style:style>
    <style:style style:name="P582" style:family="paragraph" style:parent-style-name="Text_20_body" style:list-style-name="L161">
      <style:paragraph-properties fo:margin-top="0in" fo:margin-bottom="0in"/>
    </style:style>
    <style:style style:name="P583" style:family="paragraph" style:parent-style-name="Text_20_body" style:list-style-name="L162">
      <style:paragraph-properties fo:margin-top="0in" fo:margin-bottom="0in"/>
    </style:style>
    <style:style style:name="P584" style:family="paragraph" style:parent-style-name="Text_20_body" style:list-style-name="L163">
      <style:paragraph-properties fo:margin-top="0in" fo:margin-bottom="0in"/>
    </style:style>
    <style:style style:name="P585" style:family="paragraph" style:parent-style-name="Text_20_body" style:list-style-name="L164">
      <style:paragraph-properties fo:margin-top="0in" fo:margin-bottom="0in"/>
    </style:style>
    <style:style style:name="P586" style:family="paragraph" style:parent-style-name="Text_20_body" style:list-style-name="L165">
      <style:paragraph-properties fo:margin-top="0in" fo:margin-bottom="0in"/>
    </style:style>
    <style:style style:name="P587" style:family="paragraph" style:parent-style-name="Text_20_body" style:list-style-name="L166">
      <style:paragraph-properties fo:margin-top="0in" fo:margin-bottom="0in"/>
    </style:style>
    <style:style style:name="P588" style:family="paragraph" style:parent-style-name="Text_20_body" style:list-style-name="L167">
      <style:paragraph-properties fo:margin-top="0in" fo:margin-bottom="0in"/>
    </style:style>
    <style:style style:name="P589" style:family="paragraph" style:parent-style-name="Text_20_body" style:list-style-name="L168">
      <style:paragraph-properties fo:margin-top="0in" fo:margin-bottom="0in"/>
    </style:style>
    <style:style style:name="P590" style:family="paragraph" style:parent-style-name="Text_20_body" style:list-style-name="L169">
      <style:paragraph-properties fo:margin-top="0in" fo:margin-bottom="0in"/>
    </style:style>
    <style:style style:name="P591" style:family="paragraph" style:parent-style-name="Text_20_body" style:list-style-name="L170">
      <style:paragraph-properties fo:margin-top="0in" fo:margin-bottom="0in"/>
    </style:style>
    <style:style style:name="P592" style:family="paragraph" style:parent-style-name="Text_20_body" style:list-style-name="L171">
      <style:paragraph-properties fo:margin-top="0in" fo:margin-bottom="0in"/>
    </style:style>
    <style:style style:name="P593" style:family="paragraph" style:parent-style-name="Text_20_body" style:list-style-name="L172">
      <style:paragraph-properties fo:margin-top="0in" fo:margin-bottom="0in"/>
    </style:style>
    <style:style style:name="P594" style:family="paragraph" style:parent-style-name="Text_20_body" style:list-style-name="L173">
      <style:paragraph-properties fo:margin-top="0in" fo:margin-bottom="0in"/>
    </style:style>
    <style:style style:name="P595" style:family="paragraph" style:parent-style-name="Text_20_body" style:list-style-name="L174">
      <style:paragraph-properties fo:margin-top="0in" fo:margin-bottom="0in"/>
    </style:style>
    <style:style style:name="P596" style:family="paragraph" style:parent-style-name="Text_20_body" style:list-style-name="L175">
      <style:paragraph-properties fo:margin-top="0in" fo:margin-bottom="0in"/>
    </style:style>
    <style:style style:name="P597" style:family="paragraph" style:parent-style-name="Text_20_body" style:list-style-name="L176">
      <style:paragraph-properties fo:margin-top="0in" fo:margin-bottom="0in"/>
    </style:style>
    <style:style style:name="P598" style:family="paragraph" style:parent-style-name="Text_20_body" style:list-style-name="L177">
      <style:paragraph-properties fo:margin-top="0in" fo:margin-bottom="0in"/>
    </style:style>
    <style:style style:name="P599" style:family="paragraph" style:parent-style-name="Text_20_body" style:list-style-name="L178">
      <style:paragraph-properties fo:margin-top="0in" fo:margin-bottom="0in"/>
    </style:style>
    <style:style style:name="P600" style:family="paragraph" style:parent-style-name="Text_20_body" style:list-style-name="L179">
      <style:paragraph-properties fo:margin-top="0in" fo:margin-bottom="0in"/>
    </style:style>
    <style:style style:name="P601" style:family="paragraph" style:parent-style-name="Text_20_body" style:list-style-name="L180">
      <style:paragraph-properties fo:margin-top="0in" fo:margin-bottom="0in"/>
    </style:style>
    <style:style style:name="P602" style:family="paragraph" style:parent-style-name="Text_20_body" style:list-style-name="L181">
      <style:paragraph-properties fo:margin-top="0in" fo:margin-bottom="0in"/>
    </style:style>
    <style:style style:name="P603" style:family="paragraph" style:parent-style-name="Text_20_body" style:list-style-name="L182">
      <style:paragraph-properties fo:margin-top="0in" fo:margin-bottom="0in"/>
    </style:style>
    <style:style style:name="P604" style:family="paragraph" style:parent-style-name="Text_20_body" style:list-style-name="L184">
      <style:paragraph-properties fo:margin-top="0in" fo:margin-bottom="0in"/>
    </style:style>
    <style:style style:name="P605" style:family="paragraph" style:parent-style-name="Text_20_body" style:list-style-name="L185">
      <style:paragraph-properties fo:margin-top="0in" fo:margin-bottom="0in"/>
    </style:style>
    <style:style style:name="P606" style:family="paragraph" style:parent-style-name="Text_20_body" style:list-style-name="L186">
      <style:paragraph-properties fo:margin-top="0in" fo:margin-bottom="0in"/>
    </style:style>
    <style:style style:name="P607" style:family="paragraph" style:parent-style-name="Text_20_body" style:list-style-name="L187">
      <style:paragraph-properties fo:margin-top="0in" fo:margin-bottom="0in"/>
    </style:style>
    <style:style style:name="P608" style:family="paragraph" style:parent-style-name="Text_20_body" style:list-style-name="L188">
      <style:paragraph-properties fo:margin-top="0in" fo:margin-bottom="0in"/>
    </style:style>
    <style:style style:name="P609" style:family="paragraph" style:parent-style-name="Text_20_body" style:list-style-name="L189">
      <style:paragraph-properties fo:margin-top="0in" fo:margin-bottom="0in"/>
    </style:style>
    <style:style style:name="P610" style:family="paragraph" style:parent-style-name="Text_20_body" style:list-style-name="L190">
      <style:paragraph-properties fo:margin-top="0in" fo:margin-bottom="0in"/>
    </style:style>
    <style:style style:name="P611" style:family="paragraph" style:parent-style-name="Text_20_body" style:list-style-name="L191">
      <style:paragraph-properties fo:margin-top="0in" fo:margin-bottom="0in"/>
    </style:style>
    <style:style style:name="P612" style:family="paragraph" style:parent-style-name="Text_20_body" style:list-style-name="L192">
      <style:paragraph-properties fo:margin-top="0in" fo:margin-bottom="0in"/>
    </style:style>
    <style:style style:name="P613" style:family="paragraph" style:parent-style-name="Text_20_body" style:list-style-name="L193">
      <style:paragraph-properties fo:margin-top="0in" fo:margin-bottom="0in"/>
    </style:style>
    <style:style style:name="P614" style:family="paragraph" style:parent-style-name="Text_20_body" style:list-style-name="L194">
      <style:paragraph-properties fo:margin-top="0in" fo:margin-bottom="0in"/>
    </style:style>
    <style:style style:name="P615" style:family="paragraph" style:parent-style-name="Text_20_body" style:list-style-name="L195">
      <style:paragraph-properties fo:margin-top="0in" fo:margin-bottom="0in"/>
    </style:style>
    <style:style style:name="P616" style:family="paragraph" style:parent-style-name="Text_20_body" style:list-style-name="L196">
      <style:paragraph-properties fo:margin-top="0in" fo:margin-bottom="0in"/>
    </style:style>
    <style:style style:name="P617" style:family="paragraph" style:parent-style-name="Text_20_body" style:list-style-name="L197">
      <style:paragraph-properties fo:margin-top="0in" fo:margin-bottom="0in"/>
    </style:style>
    <style:style style:name="P618" style:family="paragraph" style:parent-style-name="Text_20_body" style:list-style-name="L198">
      <style:paragraph-properties fo:margin-top="0in" fo:margin-bottom="0in"/>
    </style:style>
    <style:style style:name="P619" style:family="paragraph" style:parent-style-name="Text_20_body" style:list-style-name="L199">
      <style:paragraph-properties fo:margin-top="0in" fo:margin-bottom="0in"/>
    </style:style>
    <style:style style:name="P620" style:family="paragraph" style:parent-style-name="Text_20_body" style:list-style-name="L200">
      <style:paragraph-properties fo:margin-top="0in" fo:margin-bottom="0in"/>
    </style:style>
    <style:style style:name="P621" style:family="paragraph" style:parent-style-name="Text_20_body" style:list-style-name="L201">
      <style:paragraph-properties fo:margin-top="0in" fo:margin-bottom="0in"/>
    </style:style>
    <style:style style:name="P622" style:family="paragraph" style:parent-style-name="Text_20_body" style:list-style-name="L202">
      <style:paragraph-properties fo:margin-top="0in" fo:margin-bottom="0in"/>
    </style:style>
    <style:style style:name="P623" style:family="paragraph" style:parent-style-name="Text_20_body" style:list-style-name="L203">
      <style:paragraph-properties fo:margin-top="0in" fo:margin-bottom="0in"/>
    </style:style>
    <style:style style:name="P624" style:family="paragraph" style:parent-style-name="Text_20_body" style:list-style-name="L204">
      <style:paragraph-properties fo:margin-top="0in" fo:margin-bottom="0in"/>
    </style:style>
    <style:style style:name="P625" style:family="paragraph" style:parent-style-name="Text_20_body" style:list-style-name="L205">
      <style:paragraph-properties fo:margin-top="0in" fo:margin-bottom="0in"/>
    </style:style>
    <style:style style:name="P626" style:family="paragraph" style:parent-style-name="Text_20_body" style:list-style-name="L206">
      <style:paragraph-properties fo:margin-top="0in" fo:margin-bottom="0in"/>
    </style:style>
    <style:style style:name="P627" style:family="paragraph" style:parent-style-name="Text_20_body" style:list-style-name="L207">
      <style:paragraph-properties fo:margin-top="0in" fo:margin-bottom="0in"/>
    </style:style>
    <style:style style:name="P628" style:family="paragraph" style:parent-style-name="Text_20_body" style:list-style-name="L208">
      <style:paragraph-properties fo:margin-top="0in" fo:margin-bottom="0in"/>
    </style:style>
    <style:style style:name="P629" style:family="paragraph" style:parent-style-name="Text_20_body" style:list-style-name="L209">
      <style:paragraph-properties fo:margin-top="0in" fo:margin-bottom="0in"/>
    </style:style>
    <style:style style:name="P630" style:family="paragraph" style:parent-style-name="Text_20_body" style:list-style-name="L210">
      <style:paragraph-properties fo:margin-top="0in" fo:margin-bottom="0in"/>
    </style:style>
    <style:style style:name="P631" style:family="paragraph" style:parent-style-name="Text_20_body" style:list-style-name="L211">
      <style:paragraph-properties fo:margin-top="0in" fo:margin-bottom="0in"/>
    </style:style>
    <style:style style:name="P632" style:family="paragraph" style:parent-style-name="Text_20_body" style:list-style-name="L212">
      <style:paragraph-properties fo:margin-top="0in" fo:margin-bottom="0in"/>
    </style:style>
    <style:style style:name="P633" style:family="paragraph" style:parent-style-name="Text_20_body" style:list-style-name="L213">
      <style:paragraph-properties fo:margin-top="0in" fo:margin-bottom="0in"/>
    </style:style>
    <style:style style:name="P634" style:family="paragraph" style:parent-style-name="Text_20_body" style:list-style-name="L214">
      <style:paragraph-properties fo:margin-top="0in" fo:margin-bottom="0in"/>
    </style:style>
    <style:style style:name="P635" style:family="paragraph" style:parent-style-name="Text_20_body" style:list-style-name="L215">
      <style:paragraph-properties fo:margin-top="0in" fo:margin-bottom="0in"/>
    </style:style>
    <style:style style:name="P636" style:family="paragraph" style:parent-style-name="Text_20_body" style:list-style-name="L216">
      <style:paragraph-properties fo:margin-top="0in" fo:margin-bottom="0in"/>
    </style:style>
    <style:style style:name="P637" style:family="paragraph" style:parent-style-name="Text_20_body" style:list-style-name="L217">
      <style:paragraph-properties fo:margin-top="0in" fo:margin-bottom="0in"/>
    </style:style>
    <style:style style:name="P638" style:family="paragraph" style:parent-style-name="Text_20_body" style:list-style-name="L218">
      <style:paragraph-properties fo:margin-top="0in" fo:margin-bottom="0in"/>
    </style:style>
    <style:style style:name="P639" style:family="paragraph" style:parent-style-name="Text_20_body" style:list-style-name="L219">
      <style:paragraph-properties fo:margin-top="0in" fo:margin-bottom="0in"/>
    </style:style>
    <style:style style:name="P640" style:family="paragraph" style:parent-style-name="Text_20_body" style:list-style-name="L220">
      <style:paragraph-properties fo:margin-top="0in" fo:margin-bottom="0in"/>
    </style:style>
    <style:style style:name="P641" style:family="paragraph" style:parent-style-name="Text_20_body" style:list-style-name="L221">
      <style:paragraph-properties fo:margin-top="0in" fo:margin-bottom="0in"/>
    </style:style>
    <style:style style:name="P642" style:family="paragraph" style:parent-style-name="Text_20_body" style:list-style-name="L222">
      <style:paragraph-properties fo:margin-top="0in" fo:margin-bottom="0in"/>
    </style:style>
    <style:style style:name="P643" style:family="paragraph" style:parent-style-name="Text_20_body" style:list-style-name="L223">
      <style:paragraph-properties fo:margin-top="0in" fo:margin-bottom="0in"/>
    </style:style>
    <style:style style:name="P644" style:family="paragraph" style:parent-style-name="Text_20_body" style:list-style-name="L224">
      <style:paragraph-properties fo:margin-top="0in" fo:margin-bottom="0in"/>
    </style:style>
    <style:style style:name="P645" style:family="paragraph" style:parent-style-name="Text_20_body" style:list-style-name="L225">
      <style:paragraph-properties fo:margin-top="0in" fo:margin-bottom="0in"/>
    </style:style>
    <style:style style:name="P646" style:family="paragraph" style:parent-style-name="Text_20_body" style:list-style-name="L226">
      <style:paragraph-properties fo:margin-top="0in" fo:margin-bottom="0in"/>
    </style:style>
    <style:style style:name="P647" style:family="paragraph" style:parent-style-name="Text_20_body" style:list-style-name="L227">
      <style:paragraph-properties fo:margin-top="0in" fo:margin-bottom="0in"/>
    </style:style>
    <style:style style:name="P648" style:family="paragraph" style:parent-style-name="Text_20_body" style:list-style-name="L228">
      <style:paragraph-properties fo:margin-top="0in" fo:margin-bottom="0in"/>
    </style:style>
    <style:style style:name="P649" style:family="paragraph" style:parent-style-name="Text_20_body" style:list-style-name="L229">
      <style:paragraph-properties fo:margin-top="0in" fo:margin-bottom="0in"/>
    </style:style>
    <style:style style:name="P650" style:family="paragraph" style:parent-style-name="Text_20_body" style:list-style-name="L230">
      <style:paragraph-properties fo:margin-top="0in" fo:margin-bottom="0in"/>
    </style:style>
    <style:style style:name="P651" style:family="paragraph" style:parent-style-name="Text_20_body" style:list-style-name="L231">
      <style:paragraph-properties fo:margin-top="0in" fo:margin-bottom="0in"/>
    </style:style>
    <style:style style:name="P652" style:family="paragraph" style:parent-style-name="Text_20_body" style:list-style-name="L232">
      <style:paragraph-properties fo:margin-top="0in" fo:margin-bottom="0in"/>
    </style:style>
    <style:style style:name="P653" style:family="paragraph" style:parent-style-name="Text_20_body" style:list-style-name="L233">
      <style:paragraph-properties fo:margin-top="0in" fo:margin-bottom="0in"/>
    </style:style>
    <style:style style:name="P654" style:family="paragraph" style:parent-style-name="Text_20_body" style:list-style-name="L234">
      <style:paragraph-properties fo:margin-top="0in" fo:margin-bottom="0in"/>
    </style:style>
    <style:style style:name="P655" style:family="paragraph" style:parent-style-name="Text_20_body" style:list-style-name="L235">
      <style:paragraph-properties fo:margin-top="0in" fo:margin-bottom="0in"/>
    </style:style>
    <style:style style:name="P656" style:family="paragraph" style:parent-style-name="Text_20_body" style:list-style-name="L236">
      <style:paragraph-properties fo:margin-top="0in" fo:margin-bottom="0in"/>
    </style:style>
    <style:style style:name="P657" style:family="paragraph" style:parent-style-name="Text_20_body" style:list-style-name="L237">
      <style:paragraph-properties fo:margin-top="0in" fo:margin-bottom="0in"/>
    </style:style>
    <style:style style:name="P658" style:family="paragraph" style:parent-style-name="Text_20_body" style:list-style-name="L238">
      <style:paragraph-properties fo:margin-top="0in" fo:margin-bottom="0in"/>
    </style:style>
    <style:style style:name="P659" style:family="paragraph" style:parent-style-name="Text_20_body" style:list-style-name="L239">
      <style:paragraph-properties fo:margin-top="0in" fo:margin-bottom="0in"/>
    </style:style>
    <style:style style:name="P660" style:family="paragraph" style:parent-style-name="Text_20_body" style:list-style-name="L240">
      <style:paragraph-properties fo:margin-top="0in" fo:margin-bottom="0in"/>
    </style:style>
    <style:style style:name="P661" style:family="paragraph" style:parent-style-name="Text_20_body" style:list-style-name="L241">
      <style:paragraph-properties fo:margin-top="0in" fo:margin-bottom="0in"/>
    </style:style>
    <style:style style:name="P662" style:family="paragraph" style:parent-style-name="Text_20_body" style:list-style-name="L242">
      <style:paragraph-properties fo:margin-top="0in" fo:margin-bottom="0in"/>
    </style:style>
    <style:style style:name="P663" style:family="paragraph" style:parent-style-name="Text_20_body" style:list-style-name="L243">
      <style:paragraph-properties fo:margin-top="0in" fo:margin-bottom="0in"/>
    </style:style>
    <style:style style:name="P664" style:family="paragraph" style:parent-style-name="Text_20_body" style:list-style-name="L244">
      <style:paragraph-properties fo:margin-top="0in" fo:margin-bottom="0in"/>
    </style:style>
    <style:style style:name="P665" style:family="paragraph" style:parent-style-name="Text_20_body" style:list-style-name="L245">
      <style:paragraph-properties fo:margin-top="0in" fo:margin-bottom="0in"/>
    </style:style>
    <style:style style:name="P666" style:family="paragraph" style:parent-style-name="Text_20_body" style:list-style-name="L246">
      <style:paragraph-properties fo:margin-top="0in" fo:margin-bottom="0in"/>
    </style:style>
    <style:style style:name="P667" style:family="paragraph" style:parent-style-name="Text_20_body" style:list-style-name="L247">
      <style:paragraph-properties fo:margin-top="0in" fo:margin-bottom="0in"/>
    </style:style>
    <style:style style:name="P668" style:family="paragraph" style:parent-style-name="Text_20_body" style:list-style-name="L248">
      <style:paragraph-properties fo:margin-top="0in" fo:margin-bottom="0in"/>
    </style:style>
    <style:style style:name="P669" style:family="paragraph" style:parent-style-name="Text_20_body" style:list-style-name="L249">
      <style:paragraph-properties fo:margin-top="0in" fo:margin-bottom="0in"/>
    </style:style>
    <style:style style:name="P670" style:family="paragraph" style:parent-style-name="Text_20_body" style:list-style-name="L250">
      <style:paragraph-properties fo:margin-top="0in" fo:margin-bottom="0in"/>
    </style:style>
    <style:style style:name="P671" style:family="paragraph" style:parent-style-name="Text_20_body" style:list-style-name="L251">
      <style:paragraph-properties fo:margin-top="0in" fo:margin-bottom="0in"/>
    </style:style>
    <style:style style:name="P672" style:family="paragraph" style:parent-style-name="Text_20_body" style:list-style-name="L252">
      <style:paragraph-properties fo:margin-top="0in" fo:margin-bottom="0in"/>
    </style:style>
    <style:style style:name="P673" style:family="paragraph" style:parent-style-name="Text_20_body" style:list-style-name="L253">
      <style:paragraph-properties fo:margin-top="0in" fo:margin-bottom="0in"/>
    </style:style>
    <style:style style:name="P674" style:family="paragraph" style:parent-style-name="Text_20_body" style:list-style-name="L254">
      <style:paragraph-properties fo:margin-top="0in" fo:margin-bottom="0in"/>
    </style:style>
    <style:style style:name="P675" style:family="paragraph" style:parent-style-name="Text_20_body" style:list-style-name="L255">
      <style:paragraph-properties fo:margin-top="0in" fo:margin-bottom="0in"/>
    </style:style>
    <style:style style:name="P676" style:family="paragraph" style:parent-style-name="Text_20_body" style:list-style-name="L256">
      <style:paragraph-properties fo:margin-top="0in" fo:margin-bottom="0in"/>
    </style:style>
    <style:style style:name="P677" style:family="paragraph" style:parent-style-name="Text_20_body" style:list-style-name="L257">
      <style:paragraph-properties fo:margin-top="0in" fo:margin-bottom="0in"/>
    </style:style>
    <style:style style:name="P678" style:family="paragraph" style:parent-style-name="Text_20_body" style:list-style-name="L258">
      <style:paragraph-properties fo:margin-top="0in" fo:margin-bottom="0in"/>
    </style:style>
    <style:style style:name="P679" style:family="paragraph" style:parent-style-name="Text_20_body" style:list-style-name="L259">
      <style:paragraph-properties fo:margin-top="0in" fo:margin-bottom="0in"/>
    </style:style>
    <style:style style:name="P680" style:family="paragraph" style:parent-style-name="Text_20_body" style:list-style-name="L261">
      <style:paragraph-properties fo:margin-top="0in" fo:margin-bottom="0in"/>
    </style:style>
    <style:style style:name="P681" style:family="paragraph" style:parent-style-name="Text_20_body" style:list-style-name="L262">
      <style:paragraph-properties fo:margin-top="0in" fo:margin-bottom="0in"/>
    </style:style>
    <style:style style:name="P682" style:family="paragraph" style:parent-style-name="Text_20_body" style:list-style-name="L263">
      <style:paragraph-properties fo:margin-top="0in" fo:margin-bottom="0in"/>
    </style:style>
    <style:style style:name="P683" style:family="paragraph" style:parent-style-name="Text_20_body" style:list-style-name="L264">
      <style:paragraph-properties fo:margin-top="0in" fo:margin-bottom="0in"/>
    </style:style>
    <style:style style:name="P684" style:family="paragraph" style:parent-style-name="Text_20_body" style:list-style-name="L265">
      <style:paragraph-properties fo:margin-top="0in" fo:margin-bottom="0in"/>
    </style:style>
    <style:style style:name="P685" style:family="paragraph" style:parent-style-name="Text_20_body" style:list-style-name="L266">
      <style:paragraph-properties fo:margin-top="0in" fo:margin-bottom="0in"/>
    </style:style>
    <style:style style:name="P686" style:family="paragraph" style:parent-style-name="Text_20_body" style:list-style-name="L267">
      <style:paragraph-properties fo:margin-top="0in" fo:margin-bottom="0in"/>
    </style:style>
    <style:style style:name="P687" style:family="paragraph" style:parent-style-name="Text_20_body" style:list-style-name="L268">
      <style:paragraph-properties fo:margin-top="0in" fo:margin-bottom="0in"/>
    </style:style>
    <style:style style:name="P688" style:family="paragraph" style:parent-style-name="Text_20_body" style:list-style-name="L269">
      <style:paragraph-properties fo:margin-top="0in" fo:margin-bottom="0in"/>
    </style:style>
    <style:style style:name="P689" style:family="paragraph" style:parent-style-name="Text_20_body" style:list-style-name="L270">
      <style:paragraph-properties fo:margin-top="0in" fo:margin-bottom="0in"/>
    </style:style>
    <style:style style:name="P690" style:family="paragraph" style:parent-style-name="Text_20_body" style:list-style-name="L271">
      <style:paragraph-properties fo:margin-top="0in" fo:margin-bottom="0in"/>
    </style:style>
    <style:style style:name="P691" style:family="paragraph" style:parent-style-name="Text_20_body" style:list-style-name="L272">
      <style:paragraph-properties fo:margin-top="0in" fo:margin-bottom="0in"/>
    </style:style>
    <style:style style:name="P692" style:family="paragraph" style:parent-style-name="Text_20_body" style:list-style-name="L273">
      <style:paragraph-properties fo:margin-top="0in" fo:margin-bottom="0in"/>
    </style:style>
    <style:style style:name="P693" style:family="paragraph" style:parent-style-name="Text_20_body" style:list-style-name="L274">
      <style:paragraph-properties fo:margin-top="0in" fo:margin-bottom="0in"/>
    </style:style>
    <style:style style:name="P694" style:family="paragraph" style:parent-style-name="Text_20_body" style:list-style-name="L275">
      <style:paragraph-properties fo:margin-top="0in" fo:margin-bottom="0in"/>
    </style:style>
    <style:style style:name="P695" style:family="paragraph" style:parent-style-name="Text_20_body" style:list-style-name="L276">
      <style:paragraph-properties fo:margin-top="0in" fo:margin-bottom="0in"/>
    </style:style>
    <style:style style:name="P696" style:family="paragraph" style:parent-style-name="Text_20_body" style:list-style-name="L277">
      <style:paragraph-properties fo:margin-top="0in" fo:margin-bottom="0in"/>
    </style:style>
    <style:style style:name="P697" style:family="paragraph" style:parent-style-name="Text_20_body" style:list-style-name="L278">
      <style:paragraph-properties fo:margin-top="0in" fo:margin-bottom="0in"/>
    </style:style>
    <style:style style:name="P698" style:family="paragraph" style:parent-style-name="Text_20_body" style:list-style-name="L279">
      <style:paragraph-properties fo:margin-top="0in" fo:margin-bottom="0in"/>
    </style:style>
    <style:style style:name="P699" style:family="paragraph" style:parent-style-name="Text_20_body" style:list-style-name="L280">
      <style:paragraph-properties fo:margin-top="0in" fo:margin-bottom="0in"/>
    </style:style>
    <style:style style:name="P700" style:family="paragraph" style:parent-style-name="Text_20_body" style:list-style-name="L281">
      <style:paragraph-properties fo:margin-top="0in" fo:margin-bottom="0in"/>
    </style:style>
    <style:style style:name="P701" style:family="paragraph" style:parent-style-name="Text_20_body" style:list-style-name="L282">
      <style:paragraph-properties fo:margin-top="0in" fo:margin-bottom="0in"/>
    </style:style>
    <style:style style:name="P702" style:family="paragraph" style:parent-style-name="Text_20_body" style:list-style-name="L283">
      <style:paragraph-properties fo:margin-top="0in" fo:margin-bottom="0in"/>
    </style:style>
    <style:style style:name="P703" style:family="paragraph" style:parent-style-name="Text_20_body" style:list-style-name="L284">
      <style:paragraph-properties fo:margin-top="0in" fo:margin-bottom="0in"/>
    </style:style>
    <style:style style:name="P704" style:family="paragraph" style:parent-style-name="Text_20_body" style:list-style-name="L285">
      <style:paragraph-properties fo:margin-top="0in" fo:margin-bottom="0in"/>
    </style:style>
    <style:style style:name="P705" style:family="paragraph" style:parent-style-name="Text_20_body">
      <style:paragraph-properties style:writing-mode="lr-tb"/>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emini Advanced </text:p>
      <text:p text:style-name="Standard">2.5 Pro (experimental)</text:p>
      <text:p text:style-name="P157">Percakapan baru</text:p>
      <text:h text:style-name="Heading_20_1" text:outline-level="1">Terbaru </text:h>
      <text:section text:style-name="Sect1" text:name="conversations-list-0">
        <text:p text:style-name="P443">[+4] PASC - Desktop Lazarus </text:p>
        <text:p text:style-name="P443">#[@6 ] Kerangka Buku Amazon </text:p>
        <text:p text:style-name="P443">[+] FUTRE - Teleportasi: Bukan Lagi Khayalan </text:p>
        <text:p text:style-name="P443">[@8] Buku Evolusi Game Komputer </text:p>
        <text:p text:style-name="P443">#[@7] Buku X/Twitter </text:p>
        <text:p text:style-name="P443">Lebih sedikit</text:p>
        <text:p text:style-name="P443">[+] FUTRE - Mencetak Organ Tubuh: Harapan Baru Medis </text:p>
        <text:p text:style-name="P443">[@4] Buku Meta/Facebook: Outline </text:p>
        <text:p text:style-name="P443">#[@2] Buku Microsoft Nonfiksi </text:p>
        <text:p text:style-name="P443">[+2] ITPEMULA-Dekode Dunia Kuantum </text:p>
        <text:p text:style-name="P443">[@3] Buku Google: Panduan Lengkap </text:p>
        <text:p text:style-name="P443">[ @3] PASC - ADVANCED </text:p>
        <text:p text:style-name="P443">[@1] Buku Apple: Sejarah &amp; Inovasi </text:p>
        <text:p text:style-name="P443">#[@1] ITPEMULA-Gerbang Menuju Kuantum </text:p>
        <text:p text:style-name="P443">Tutorial Gemini: Gambar Konsisten Kartun </text:p>
        <text:p text:style-name="P443">#[ @2 ] PASC - INTERMEDIATE </text:p>
        <text:p text:style-name="P443">[+2] RMTA - Beneran Gak Sih? </text:p>
        <text:p text:style-name="P443">Outline Buku Pas2JS Lazarus Tutorial </text:p>
        <text:p text:style-name="P443">Kerangka Buku LAMW untuk Pemula </text:p>
        <text:p text:style-name="P443"># [ @1 ] PASC - BASIC </text:p>
        <text:p text:style-name="P443">[@3] RMTA - WOW! Fakta Unik </text:p>
        <text:p text:style-name="P443">Outline Buku Sejarah Biologi </text:p>
        <text:p text:style-name="P443">Outline Buku Sejarah Fisika </text:p>
        <text:p text:style-name="P443">Outline Buku Sejarah Matematika </text:p>
        <text:p text:style-name="P443">Kerangka Buku Sejarah Filsafat </text:p>
        <text:p text:style-name="P443">buatka saya outline buku nonfiksi yang membahas sejarah awal,perkembangan,teknologi unggulan,teknologi dihentikan/gagal dan inovasi masa depan dari [ nvidia ] . buku untuk masyarakat umum, tambahka saran gaya bahasa penulisan dan tips tambahan untuk memperkaya bobot buku </text:p>
        <text:p text:style-name="P443">Muat lainnya</text:p>
      </text:section>
      <text:h text:style-name="Heading_20_1" text:outline-level="1">Gem</text:h>
      <text:p text:style-name="P443">Pencari ide</text:p>
      <text:p text:style-name="P443">Konsultan karier</text:p>
      <text:p text:style-name="P443">Partner coding</text:p>
      <text:p text:style-name="P443">Lainnya</text:p>
      <text:p text:style-name="P443"><text:soft-page-break/>Pengelola Gem</text:p>
      <text:p text:style-name="P443">Bantuan</text:p>
      <text:p text:style-name="P443">Aktivitas</text:p>
      <text:p text:style-name="P443">Setelan</text:p>
      <text:p text:style-name="Text_20_body">Kota Banda Aceh, Aceh, Indonesia <text:line-break/>Dari alamat IP Anda • Perbarui lokasi</text:p>
      <text:h text:style-name="Heading_20_1" text:outline-level="1">Percakapan dengan Gemini</text:h>
      <text:section text:style-name="Sect1" text:name="chat-history">
        <text:p text:style-name="Text_20_body"/>
        <text:section text:style-name="Sect1" text:name="e7efdd87f3a7cc0e">
          <text:p text:style-name="Text_20_body"/>
          <text:section text:style-name="Sect1" text:name="user-query-content-0">
            <text:p text:style-name="P705">buatkan saya outline buku tutorial dasar bahasa pemrograman freepascal untuk advanced </text:p>
          </text:section>
          <text:p text:style-name="P443">Tampilkan alur berpikir</text:p>
          <text:section text:style-name="Sect2" text:name="model-response-message-contentr_e7efdd87f3a7cc0e">
            <text:p text:style-name="Text_20_body">Tentu, ini adalah draf outline buku tutorial dasar bahasa pemrograman Free Pascal yang ditujukan untuk pembaca yang <text:span text:style-name="Emphasis">sudah memiliki latar belakang pemrograman</text:span> (tingkat mahir di bahasa lain), sehingga fokusnya adalah pada sintaks, fitur khas Pascal, dan lingkungannya, bukan pada konsep pemrograman fundamental:</text:p>
            <text:p text:style-name="Horizontal_20_Line"/>
            <text:p text:style-name="Text_20_body"><text:span text:style-name="Strong_20_Emphasis">Judul Buku (Saran):</text:span> "Free Pascal: Pengantar Cepat untuk Programmer Berpengalaman" atau "Dasar-dasar Esensial Free Pascal untuk Pengembang Lanjut"</text:p>
            <text:p text:style-name="Text_20_body"><text:span text:style-name="Strong_20_Emphasis">Target Pembaca:</text:span> Programmer yang sudah menguasai setidaknya satu bahasa pemrograman lain (seperti C++, Java, Python, C#) dan ingin mempelajari Free Pascal dengan cepat.</text:p>
            <text:p text:style-name="Text_20_body"><text:span text:style-name="Strong_20_Emphasis">Tujuan Buku:</text:span> Memberikan pemahaman dasar yang kuat tentang sintaks, paradigma, dan lingkungan Free Pascal/Lazarus, dengan penekanan pada perbedaan dan fitur unik dibandingkan bahasa pemrograman populer lainnya.</text:p>
            <text:p text:style-name="Horizontal_20_Line"/>
            <text:p text:style-name="Text_20_body"><text:span text:style-name="Strong_20_Emphasis">Outline Buku:</text:span></text:p>
            <text:p text:style-name="Text_20_body"><text:span text:style-name="Strong_20_Emphasis">Bagian 1: Pengantar dan Penyiapan Lingkungan</text:span></text:p>
            <text:list xml:id="list2432404782979660855" text:style-name="L1">
              <text:list-item>
                <text:p text:style-name="P444"><text:span text:style-name="Strong_20_Emphasis">Bab 1: Selamat Datang di Dunia Free Pascal</text:span> </text:p>
                <text:list>
                  <text:list-item>
                    <text:p text:style-name="P444">Sejarah singkat Pascal dan Free Pascal Compiler (FPC). </text:p>
                  </text:list-item>
                  <text:list-item>
                    <text:p text:style-name="P444">Mengapa Free Pascal? (Kelebihan: Kompilasi Native, Kecepatan Eksekusi, Portabilitas, Komunitas, Lazarus IDE). </text:p>
                  </text:list-item>
                  <text:list-item>
                    <text:p text:style-name="P444">Posisi Free Pascal di antara bahasa pemrograman modern. </text:p>
                  </text:list-item>
                  <text:list-item>
                    <text:p text:style-name="P444">Struktur dasar program Pascal (<text:span text:style-name="Source_20_Text">program</text:span>, <text:span text:style-name="Source_20_Text">uses</text:span>, <text:span text:style-name="Source_20_Text">begin</text:span>, <text:span text:style-name="Source_20_Text">end.</text:span>). </text:p>
                  </text:list-item>
                </text:list>
              </text:list-item>
              <text:list-item>
                <text:p text:style-name="P444"><text:span text:style-name="Strong_20_Emphasis">Bab 2: Instalasi dan Konfigurasi</text:span> </text:p>
                <text:list>
                  <text:list-item>
                    <text:p text:style-name="P444">Unduh dan Instalasi FPC (Windows, Linux, macOS). </text:p>
                  </text:list-item>
                  <text:list-item>
                    <text:p text:style-name="P444"><text:soft-page-break/>Pengenalan Lazarus IDE (Instalasi, Antarmuka Dasar, Editor Kode, Kompilasi &amp; Debugging). </text:p>
                  </text:list-item>
                  <text:list-item>
                    <text:p text:style-name="P444">Alternatif: Penggunaan FPC dari Command Line. </text:p>
                  </text:list-item>
                  <text:list-item>
                    <text:p text:style-name="P158">Membuat dan Menjalankan Program "Hello, World!" versi Pascal. </text:p>
                  </text:list-item>
                </text:list>
              </text:list-item>
            </text:list>
            <text:p text:style-name="Text_20_body"><text:span text:style-name="Strong_20_Emphasis">Bagian 2: Fondasi Bahasa Free Pascal</text:span></text:p>
            <text:list xml:id="list8129757739588188161" text:style-name="L2">
              <text:list-item>
                <text:p text:style-name="P445"><text:span text:style-name="Strong_20_Emphasis">Bab 3: Sintaks Inti dan Struktur Kode</text:span> </text:p>
                <text:list>
                  <text:list-item>
                    <text:p text:style-name="P445">Case Insensitivity (Perbandingan dengan bahasa case-sensitive). </text:p>
                  </text:list-item>
                  <text:list-item>
                    <text:p text:style-name="P445">Komentar (<text:span text:style-name="Source_20_Text">//</text:span>, <text:span text:style-name="Source_20_Text">{}</text:span>, <text:span text:style-name="Source_20_Text">(**)</text:span>). </text:p>
                  </text:list-item>
                  <text:list-item>
                    <text:p text:style-name="P445">Pentingnya Titik Koma (<text:span text:style-name="Source_20_Text">;</text:span>). </text:p>
                  </text:list-item>
                  <text:list-item>
                    <text:p text:style-name="P445">Blok Kode (<text:span text:style-name="Source_20_Text">begin</text:span> ... <text:span text:style-name="Source_20_Text">end</text:span>). </text:p>
                  </text:list-item>
                  <text:list-item>
                    <text:p text:style-name="P445">Struktur Program: Deklarasi (<text:span text:style-name="Source_20_Text">var</text:span>, <text:span text:style-name="Source_20_Text">const</text:span>, <text:span text:style-name="Source_20_Text">type</text:span>) sebelum penggunaan. </text:p>
                  </text:list-item>
                </text:list>
              </text:list-item>
              <text:list-item>
                <text:p text:style-name="P445"><text:span text:style-name="Strong_20_Emphasis">Bab 4: Tipe Data Primitif dan Terstruktur</text:span> </text:p>
                <text:list>
                  <text:list-item>
                    <text:p text:style-name="P445">Tipe Data Dasar (Integer, Real/Floating-point, Boolean, Char). </text:p>
                  </text:list-item>
                  <text:list-item>
                    <text:p text:style-name="P445">Tipe Data String (AnsiString, ShortString, UnicodeString - Perbedaan dan Penggunaan). </text:p>
                  </text:list-item>
                  <text:list-item>
                    <text:p text:style-name="P445">Tipe Data Khas Pascal: </text:p>
                    <text:list>
                      <text:list-item>
                        <text:p text:style-name="P445">Enumerated Types (<text:span text:style-name="Source_20_Text">type Hari = (Senin, Selasa, ...)</text:span>). </text:p>
                      </text:list-item>
                      <text:list-item>
                        <text:p text:style-name="P445">Subrange Types (<text:span text:style-name="Source_20_Text">type Indeks = 1..100</text:span>). </text:p>
                      </text:list-item>
                      <text:list-item>
                        <text:p text:style-name="P445">Set Types (<text:span text:style-name="Source_20_Text">type Opsi = set of (Bold, Italic, Underline)</text:span>). </text:p>
                      </text:list-item>
                    </text:list>
                  </text:list-item>
                  <text:list-item>
                    <text:p text:style-name="P445">Tipe Data Terstruktur: </text:p>
                    <text:list>
                      <text:list-item>
                        <text:p text:style-name="P445">Arrays (Statis dan Dinamis). </text:p>
                      </text:list-item>
                      <text:list-item>
                        <text:p text:style-name="P445">Records (<text:span text:style-name="Source_20_Text">type</text:span>). </text:p>
                      </text:list-item>
                    </text:list>
                  </text:list-item>
                  <text:list-item>
                    <text:p text:style-name="P445">Konstanta (<text:span text:style-name="Source_20_Text">const</text:span>). </text:p>
                  </text:list-item>
                </text:list>
              </text:list-item>
              <text:list-item>
                <text:p text:style-name="P445"><text:span text:style-name="Strong_20_Emphasis">Bab 5: Operator dan Ekspresi</text:span> </text:p>
                <text:list>
                  <text:list-item>
                    <text:p text:style-name="P445">Operator Aritmatika, Relasional, Logika. </text:p>
                  </text:list-item>
                  <text:list-item>
                    <text:p text:style-name="P445">Operator Set (<text:span text:style-name="Source_20_Text">in</text:span>, <text:span text:style-name="Source_20_Text">+</text:span>, <text:span text:style-name="Source_20_Text">-</text:span>, <text:span text:style-name="Source_20_Text">*</text:span>). </text:p>
                  </text:list-item>
                  <text:list-item>
                    <text:p text:style-name="P445">Prioritas Operator. </text:p>
                  </text:list-item>
                </text:list>
              </text:list-item>
              <text:list-item>
                <text:p text:style-name="P445"><text:span text:style-name="Strong_20_Emphasis">Bab 6: Struktur Kontrol Alur</text:span> </text:p>
                <text:list>
                  <text:list-item>
                    <text:p text:style-name="P445">Percabangan: <text:span text:style-name="Source_20_Text">if...then...else</text:span>, <text:span text:style-name="Source_20_Text">case...of...else...end</text:span>. (Perbedaan <text:span text:style-name="Source_20_Text">case</text:span> dengan <text:span text:style-name="Source_20_Text">switch</text:span>). </text:p>
                  </text:list-item>
                  <text:list-item>
                    <text:p text:style-name="P445">Perulangan: </text:p>
                    <text:list>
                      <text:list-item>
                        <text:p text:style-name="P445"><text:span text:style-name="Source_20_Text">for...to...do</text:span> / <text:span text:style-name="Source_20_Text">for...downto...do</text:span>. </text:p>
                      </text:list-item>
                      <text:list-item>
                        <text:p text:style-name="P445"><text:span text:style-name="Source_20_Text">while...do</text:span>. </text:p>
                      </text:list-item>
                      <text:list-item>
                        <text:p text:style-name="P445"><text:span text:style-name="Source_20_Text">repeat...until</text:span>. (Perbedaan kondisi <text:span text:style-name="Source_20_Text">while</text:span> vs <text:span text:style-name="Source_20_Text">repeat</text:span>). </text:p>
                      </text:list-item>
                    </text:list>
                  </text:list-item>
                  <text:list-item>
                    <text:p text:style-name="P159"><text:span text:style-name="Source_20_Text">break</text:span>, <text:span text:style-name="Source_20_Text">continue</text:span>, <text:span text:style-name="Source_20_Text">exit</text:span>, <text:span text:style-name="Source_20_Text">goto</text:span> (penggunaan <text:span text:style-name="Source_20_Text">goto</text:span> yang bijak). </text:p>
                  </text:list-item>
                </text:list>
              </text:list-item>
            </text:list>
            <text:p text:style-name="Text_20_body"><text:span text:style-name="Strong_20_Emphasis">Bagian 3: Prosedur, Fungsi, dan Modularitas</text:span></text:p>
            <text:list xml:id="list7582471153470983092" text:style-name="L3">
              <text:list-item>
                <text:p text:style-name="P446"><text:soft-page-break/><text:span text:style-name="Strong_20_Emphasis">Bab 7: Prosedur dan Fungsi</text:span> </text:p>
                <text:list>
                  <text:list-item>
                    <text:p text:style-name="P446">Deklarasi dan Pemanggilan. </text:p>
                  </text:list-item>
                  <text:list-item>
                    <text:p text:style-name="P446">Parameter: </text:p>
                    <text:list>
                      <text:list-item>
                        <text:p text:style-name="P446">Value Parameters (default). </text:p>
                      </text:list-item>
                      <text:list-item>
                        <text:p text:style-name="P446">Variable Parameters (<text:span text:style-name="Source_20_Text">var</text:span>). </text:p>
                      </text:list-item>
                      <text:list-item>
                        <text:p text:style-name="P446">Constant Parameters (<text:span text:style-name="Source_20_Text">const</text:span>). </text:p>
                      </text:list-item>
                      <text:list-item>
                        <text:p text:style-name="P446">Out Parameters (<text:span text:style-name="Source_20_Text">out</text:span>). </text:p>
                      </text:list-item>
                      <text:list-item>
                        <text:p text:style-name="P446">(Perbandingan dengan pass-by-value/reference di bahasa lain). </text:p>
                      </text:list-item>
                    </text:list>
                  </text:list-item>
                  <text:list-item>
                    <text:p text:style-name="P446">Scope Variabel (Lokal vs Global). </text:p>
                  </text:list-item>
                  <text:list-item>
                    <text:p text:style-name="P446">Forward Declaration (Kapan dan mengapa diperlukan). </text:p>
                  </text:list-item>
                  <text:list-item>
                    <text:p text:style-name="P446">Overloading Prosedur/Fungsi. </text:p>
                  </text:list-item>
                </text:list>
              </text:list-item>
              <text:list-item>
                <text:p text:style-name="P446"><text:span text:style-name="Strong_20_Emphasis">Bab 8: Unit dan Pemrograman Modular</text:span> </text:p>
                <text:list>
                  <text:list-item>
                    <text:p text:style-name="P446">Konsep Unit di Pascal (<text:span text:style-name="Source_20_Text">unit</text:span>, <text:span text:style-name="Source_20_Text">interface</text:span>, <text:span text:style-name="Source_20_Text">implementation</text:span>). </text:p>
                  </text:list-item>
                  <text:list-item>
                    <text:p text:style-name="P446">Membuat Unit Sendiri. </text:p>
                  </text:list-item>
                  <text:list-item>
                    <text:p text:style-name="P446">Menggunakan Unit (<text:span text:style-name="Source_20_Text">uses</text:span> clause). </text:p>
                  </text:list-item>
                  <text:list-item>
                    <text:p text:style-name="P446">Struktur <text:span text:style-name="Source_20_Text">initialization</text:span> dan <text:span text:style-name="Source_20_Text">finalization</text:span>. </text:p>
                  </text:list-item>
                  <text:list-item>
                    <text:p text:style-name="P160">Unit Standar yang Sering Digunakan (System, SysUtils, Math, Classes). </text:p>
                  </text:list-item>
                </text:list>
              </text:list-item>
            </text:list>
            <text:p text:style-name="Text_20_body"><text:span text:style-name="Strong_20_Emphasis">Bagian 4: Pemrograman Berorientasi Objek (OOP) di Free Pascal</text:span></text:p>
            <text:list xml:id="list1436415005844887295" text:style-name="L4">
              <text:list-item>
                <text:p text:style-name="P447"><text:span text:style-name="Strong_20_Emphasis">Bab 9: Dasar-dasar OOP</text:span> </text:p>
                <text:list>
                  <text:list-item>
                    <text:p text:style-name="P447">Pengenalan <text:span text:style-name="Source_20_Text">class</text:span> dan <text:span text:style-name="Source_20_Text">object</text:span> (perbedaan historis dan modern). </text:p>
                  </text:list-item>
                  <text:list-item>
                    <text:p text:style-name="P447">Fields, Methods, Properties (Getter/Setter). </text:p>
                  </text:list-item>
                  <text:list-item>
                    <text:p text:style-name="P447">Visibilitas: <text:span text:style-name="Source_20_Text">private</text:span>, <text:span text:style-name="Source_20_Text">protected</text:span>, <text:span text:style-name="Source_20_Text">public</text:span>, <text:span text:style-name="Source_20_Text">published</text:span> (kaitan dengan Lazarus Component Library/LCL). </text:p>
                  </text:list-item>
                </text:list>
              </text:list-item>
              <text:list-item>
                <text:p text:style-name="P447"><text:span text:style-name="Strong_20_Emphasis">Bab 10: Pewarisan dan Polimorfisme</text:span> </text:p>
                <text:list>
                  <text:list-item>
                    <text:p text:style-name="P447">Konstruktor (<text:span text:style-name="Source_20_Text">constructor Create</text:span>) dan Destruktor (<text:span text:style-name="Source_20_Text">destructor Destroy</text:span>). </text:p>
                  </text:list-item>
                  <text:list-item>
                    <text:p text:style-name="P447">Pewarisan (<text:span text:style-name="Source_20_Text">class(ParentClass)</text:span>). </text:p>
                  </text:list-item>
                  <text:list-item>
                    <text:p text:style-name="P447">Kata Kunci <text:span text:style-name="Source_20_Text">inherited</text:span>. </text:p>
                  </text:list-item>
                  <text:list-item>
                    <text:p text:style-name="P447">Metode Virtual dan Override (<text:span text:style-name="Source_20_Text">virtual</text:span>, <text:span text:style-name="Source_20_Text">override</text:span>). </text:p>
                  </text:list-item>
                  <text:list-item>
                    <text:p text:style-name="P447">Metode Abstrak (<text:span text:style-name="Source_20_Text">abstract</text:span>). </text:p>
                  </text:list-item>
                  <text:list-item>
                    <text:p text:style-name="P447">Class Helpers. </text:p>
                  </text:list-item>
                </text:list>
              </text:list-item>
              <text:list-item>
                <text:p text:style-name="P447"><text:span text:style-name="Strong_20_Emphasis">Bab 11: Fitur OOP Lanjutan (Singkat)</text:span> </text:p>
                <text:list>
                  <text:list-item>
                    <text:p text:style-name="P447">Interfaces (<text:span text:style-name="Source_20_Text">interface</text:span>, implementasi). </text:p>
                  </text:list-item>
                  <text:list-item>
                    <text:p text:style-name="P447">RTTI (Run-Time Type Information) dasar (<text:span text:style-name="Source_20_Text">is</text:span>, <text:span text:style-name="Source_20_Text">as</text:span>). </text:p>
                  </text:list-item>
                  <text:list-item>
                    <text:p text:style-name="P161">Exception Handling (<text:span text:style-name="Source_20_Text">try...except...end</text:span>, <text:span text:style-name="Source_20_Text">try...finally...end</text:span>, <text:span text:style-name="Source_20_Text">raise</text:span>). </text:p>
                  </text:list-item>
                </text:list>
              </text:list-item>
            </text:list>
            <text:p text:style-name="Text_20_body"><text:span text:style-name="Strong_20_Emphasis">Bagian 5: Topik Tambahan untuk Programmer Mahir</text:span></text:p>
            <text:list xml:id="list4039720848725464822" text:style-name="L5">
              <text:list-item>
                <text:p text:style-name="P448"><text:span text:style-name="Strong_20_Emphasis">Bab 12: Manajemen Memori dan Pointer</text:span> </text:p>
                <text:list>
                  <text:list-item>
                    <text:p text:style-name="P448">Pengenalan Pointer (<text:span text:style-name="Source_20_Text">^</text:span>, <text:span text:style-name="Source_20_Text">@</text:span>). </text:p>
                  </text:list-item>
                  <text:list-item>
                    <text:p text:style-name="P448"><text:soft-page-break/>Alokasi Memori Dinamis (<text:span text:style-name="Source_20_Text">New</text:span>, <text:span text:style-name="Source_20_Text">Dispose</text:span>, <text:span text:style-name="Source_20_Text">GetMem</text:span>, <text:span text:style-name="Source_20_Text">FreeMem</text:span>). </text:p>
                  </text:list-item>
                  <text:list-item>
                    <text:p text:style-name="P448">(Perbandingan dengan manajemen memori manual C/C++ dan garbage collection). </text:p>
                  </text:list-item>
                </text:list>
              </text:list-item>
              <text:list-item>
                <text:p text:style-name="P448"><text:span text:style-name="Strong_20_Emphasis">Bab 13: Generics (Dasar)</text:span> </text:p>
                <text:list>
                  <text:list-item>
                    <text:p text:style-name="P448">Pengenalan singkat tentang Collections dan Generics di FPC. </text:p>
                  </text:list-item>
                  <text:list-item>
                    <text:p text:style-name="P448">Contoh penggunaan dasar. </text:p>
                  </text:list-item>
                </text:list>
              </text:list-item>
              <text:list-item>
                <text:p text:style-name="P448"><text:span text:style-name="Strong_20_Emphasis">Bab 14: Interfacing dengan Kode Eksternal (C/Library)</text:span> </text:p>
                <text:list>
                  <text:list-item>
                    <text:p text:style-name="P448">Menggunakan fungsi dari library C/DLL/SO (<text:span text:style-name="Source_20_Text">external</text:span>, <text:span text:style-name="Source_20_Text">cdecl</text:span>, <text:span text:style-name="Source_20_Text">stdcall</text:span>). </text:p>
                  </text:list-item>
                </text:list>
              </text:list-item>
              <text:list-item>
                <text:p text:style-name="P448"><text:span text:style-name="Strong_20_Emphasis">Bab 15: Direktif Kompiler dan Mode Bahasa</text:span> </text:p>
                <text:list>
                  <text:list-item>
                    <text:p text:style-name="P448">Pengenalan direktif kompiler (<text:span text:style-name="Source_20_Text">{$...}</text:span>). </text:p>
                  </text:list-item>
                  <text:list-item>
                    <text:p text:style-name="P162">Mode Kompatibilitas (Delphi, ObjFPC, MacPas, etc.) (<text:span text:style-name="Source_20_Text">{$MODE ...}</text:span>). </text:p>
                  </text:list-item>
                </text:list>
              </text:list-item>
            </text:list>
            <text:p text:style-name="Text_20_body"><text:span text:style-name="Strong_20_Emphasis">Bagian 6: Studi Kasus dan Langkah Selanjutnya</text:span></text:p>
            <text:list xml:id="list1500726550284172966" text:style-name="L6">
              <text:list-item>
                <text:p text:style-name="P449"><text:span text:style-name="Strong_20_Emphasis">Bab 16: Studi Kasus: Aplikasi Konsol Sederhana</text:span> </text:p>
                <text:list>
                  <text:list-item>
                    <text:p text:style-name="P449">Membangun aplikasi command-line kecil yang mengintegrasikan beberapa konsep (misal: pemroses file teks sederhana, kalkulator, dll). </text:p>
                  </text:list-item>
                </text:list>
              </text:list-item>
              <text:list-item>
                <text:p text:style-name="P449"><text:span text:style-name="Strong_20_Emphasis">Bab 17: Pengenalan Singkat Lazarus dan GUI</text:span> </text:p>
                <text:list>
                  <text:list-item>
                    <text:p text:style-name="P449">Gambaran singkat membuat aplikasi GUI dasar dengan Lazarus (menempatkan komponen, event handling). <text:span text:style-name="Emphasis">Bukan tutorial Lazarus mendalam</text:span>. </text:p>
                  </text:list-item>
                </text:list>
              </text:list-item>
              <text:list-item>
                <text:p text:style-name="P449"><text:span text:style-name="Strong_20_Emphasis">Bab 18: Sumber Daya dan Langkah Berikutnya</text:span> </text:p>
                <text:list>
                  <text:list-item>
                    <text:p text:style-name="P449">Referensi Dokumentasi Resmi FPC dan Lazarus Wiki. </text:p>
                  </text:list-item>
                  <text:list-item>
                    <text:p text:style-name="P449">Komunitas Online (Forum, Mailing List). </text:p>
                  </text:list-item>
                  <text:list-item>
                    <text:p text:style-name="P163">Topik Lanjutan untuk dipelajari (Database, Jaringan, Web, Multi-threading, dll). </text:p>
                  </text:list-item>
                </text:list>
              </text:list-item>
            </text:list>
            <text:p text:style-name="Text_20_body"><text:span text:style-name="Strong_20_Emphasis">Lampiran (Opsional):</text:span></text:p>
            <text:list xml:id="list7559943425961030775" text:style-name="L7">
              <text:list-item>
                <text:p text:style-name="P450">Tabel Perbandingan Sintaks (Pascal vs C++/Java/Python). </text:p>
              </text:list-item>
              <text:list-item>
                <text:p text:style-name="P450">Daftar Unit Standar yang Berguna. </text:p>
              </text:list-item>
              <text:list-item>
                <text:p text:style-name="P164">Tips Debugging di Lazarus. </text:p>
              </text:list-item>
            </text:list>
            <text:p text:style-name="Horizontal_20_Line"/>
            <text:p text:style-name="Text_20_body">Outline ini mencoba menyeimbangkan antara cakupan "dasar" Free Pascal dengan kebutuhan "programmer mahir" yang tidak perlu penjelasan konsep fundamental pemrograman, tetapi perlu fokus pada spesifikasi dan fitur unik bahasa Pascal serta lingkungannya.</text:p>
          </text:section>
          <text:section text:style-name="Sect1" text:name="feedback-form-0">
            <text:p text:style-name="P443"/>
          </text:section>
        </text:section>
        <text:section text:style-name="Sect1" text:name="9dd1428d474e21d0">
          <text:p text:style-name="Text_20_body"/>
          <text:section text:style-name="Sect1" text:name="user-query-content-1">
            <text:p text:style-name="P705">Pada Bab 1 Tambahkan prompt pada awal bab untuk mendapatkan pengantar , pada tiap subbab/sub-subab untuk mendapatkan isi dengan pembahasan mendalam </text:p>
          </text:section>
          <text:p text:style-name="P443"><text:soft-page-break/>Tampilkan alur berpikir</text:p>
          <text:section text:style-name="Sect2" text:name="model-response-message-contentr_9dd1428d474e21d0">
            <text:p text:style-name="Text_20_body">Baik, mari kita modifikasi Bab 1 dari outline sebelumnya dengan menambahkan prompt spesifik di awal bab dan di setiap sub-bab untuk memandu pembuatan konten yang mendalam, ditujukan untuk programmer berpengalaman.</text:p>
            <text:p text:style-name="Horizontal_20_Line"/>
            <text:p text:style-name="Text_20_body"><text:span text:style-name="Strong_20_Emphasis">Bab 1: Selamat Datang di Dunia Free Pascal</text:span></text:p>
            <text:p text:style-name="Text_20_body"><text:span text:style-name="Strong_20_Emphasis">(Prompt untuk Pengantar Bab Keseluruhan):</text:span> <text:span text:style-name="Source_20_Text">"Tuliskan paragraf pengantar untuk Bab 1 buku tutorial Free Pascal yang ditujukan bagi programmer berpengalaman. Pengantar ini harus menyambut pembaca, mengakui latar belakang pemrograman mereka, menjelaskan secara singkat mengapa Free Pascal masih relevan di era modern (per April 2025), dan memberikan gambaran umum tentang topik yang akan dibahas dalam bab ini: sejarah singkat Pascal dan FPC, keunggulan FPC, posisinya dalam ekosistem pemrograman saat ini, serta struktur dasar program Pascal yang akan menjadi fondasi pembelajaran."</text:span></text:p>
            <text:list xml:id="list8940740431003839117" text:style-name="L8">
              <text:list-item>
                <text:p text:style-name="P165"><text:span text:style-name="Strong_20_Emphasis">(Sub-bab 1.1) Sejarah Singkat Pascal dan Free Pascal Compiler (FPC)</text:span> <text:span text:style-name="Strong_20_Emphasis">(Prompt untuk Sub-bab 1.1):</text:span> <text:span text:style-name="Source_20_Text">"Jelaskan secara ringkas namun informatif sejarah bahasa pemrograman Pascal, dimulai dari tujuan penciptaannya oleh Niklaus Wirth (struktur, pengajaran), evolusinya (termasuk pengaruh signifikan era Borland Pascal/Turbo Pascal), hingga latar belakang kemunculan Free Pascal Compiler (FPC). Tekankan tujuan utama FPC: menjadi kompiler Pascal yang open-source, kompatibel (dengan Turbo Pascal/Delphi), dan lintas platform (multi-OS, multi-arsitektur). Fokus pada poin-poin historis kunci yang relevan bagi pemahaman seorang programmer berpengalaman tentang akar dan filosofi FPC."</text:span></text:p>
              </text:list-item>
              <text:list-item>
                <text:p text:style-name="P165"><text:span text:style-name="Strong_20_Emphasis">(Sub-bab 1.2) Mengapa Free Pascal? (Keunggulan untuk Programmer Berpengalaman)</text:span> <text:span text:style-name="Strong_20_Emphasis">(Prompt untuk Sub-bab 1.2):</text:span> <text:span text:style-name="Source_20_Text">"Buatkan pembahasan mendalam mengenai proposisi nilai (value proposition) Free Pascal bagi seorang programmer yang sudah mahir di bahasa lain. Elaborasi keunggulan utamanya secara teknis: * **Kompilasi ke Kode Native:** Jelaskan implikasi performa (kecepatan eksekusi, penggunaan memori) dibandingkan bahasa yang berjalan di atas VM (seperti Java/C#) atau bahasa interpreted (seperti Python/Ruby). Berikan contoh skenario di mana ini menjadi krusial. * **Portabilitas Unggul:** Detailkan dukungan FPC untuk berbagai sistem operasi (Windows, Linux, macOS, BSD, Android, dll.) dan arsitektur CPU </text:span><text:soft-page-break/><text:span text:style-name="Source_20_Text">(x86, x86_64, ARM, PowerPC, MIPS, dll.). Bandingkan kemudahan kompilasi silang (cross-compilation) di FPC. * **Manajemen Memori:** Jelaskan model manajemen memori manual FPC (mirip C/C++) dan berikan perbandingan singkat dengan garbage collection otomatis. Singgung keberadaan fitur seperti ARC (Automatic Reference Counting) di beberapa mode/platform jika relevan. * **Ekosistem Lazarus IDE:** Terangkan bagaimana Lazarus menyediakan lingkungan RAD (Rapid Application Development) visual yang kuat untuk membangun aplikasi GUI lintas platform menggunakan LCL (Lazarus Component Library), yang merupakan alternatif open-source untuk VCL Delphi. * **Kematangan dan Stabilitas:** Bahas usia proyek FPC, kestabilan kompiler, dan dukungan komunitas yang membuatnya cocok untuk proyek jangka panjang. * **Kompabilitas:** Jelaskan tingkat kompatibilitas dengan dialek Delphi dan Turbo Pascal, yang penting untuk modernisasi kode legacy atau memanfaatkan ekosistem Delphi. Bandingkan poin-poin ini secara kontekstual dengan bahasa/platform populer lain yang mungkin sudah dikuasai pembaca."</text:span></text:p>
              </text:list-item>
              <text:list-item>
                <text:p text:style-name="P165"><text:span text:style-name="Strong_20_Emphasis">(Sub-bab 1.3) Posisi Free Pascal di Antara Bahasa Pemrograman Modern (per April 2025)</text:span> <text:span text:style-name="Strong_20_Emphasis">(Prompt untuk Sub-bab 1.3):</text:span> <text:span text:style-name="Source_20_Text">"Analisis secara objektif posisi dan relevansi Free Pascal dalam ekosistem teknologi saat ini (per April 2025), dengan mempertimbangkan tren bahasa pemrograman modern. Identifikasi dan bahas secara mendalam niche atau area aplikasi di mana FPC masih sangat kompetitif atau bahkan unggul: * Pengembangan aplikasi desktop native berperforma tinggi dan lintas platform (terutama via Lazarus). * Alat bantu (utilities) sistem atau command-line. * Pendidikan pemrograman (karena sintaksnya yang jelas). * Sistem embedded atau lingkungan dengan sumber daya terbatas. * Modernisasi atau pemeliharaan aplikasi Pascal/Delphi legacy. * Pengembangan game (meskipun bukan pemain utama, ada library pendukung). Secara jujur, sebutkan juga area di mana FPC kurang dominan atau menghadapi tantangan besar dibandingkan bahasa/framework lain (misalnya: pengembangan web backend skala besar, mobile-native development (di luar Lazarus), data science/AI). Berikan perspektif yang berimbang agar programmer berpengalaman dapat menentukan kapan FPC menjadi pilihan yang tepat."</text:span></text:p>
              </text:list-item>
              <text:list-item>
                <text:p text:style-name="P165"><text:soft-page-break/><text:span text:style-name="Strong_20_Emphasis">(Sub-bab 1.4) Struktur Dasar Program Pascal</text:span> <text:span text:style-name="Strong_20_Emphasis">(Prompt untuk Sub-bab 1.4):</text:span> <text:span text:style-name="Source_20_Text">"Jelaskan secara rinci struktur 'kerangka' dasar sebuah program yang ditulis dalam Free Pascal, dengan asumsi pembaca sudah familiar dengan konsep struktur program dari bahasa lain. Uraikan setiap bagian utama dan kata kuncinya: *</text:span>program NamaProgram;<text:span text:style-name="Source_20_Text">: Fungsi deklarasi nama program (meskipun opsional di FPC modern, jelaskan best practice dan sejarahnya). *</text:span>uses Unit1, Unit2;<text:span text:style-name="Source_20_Text">: Mekanisme inklusi modul/library (unit). Jelaskan bagaimana ini menghubungkan kode dan menyediakan akses ke fungsi/tipe data eksternal. Bandingkan secara singkat dengan</text:span>#include<text:span text:style-name="Source_20_Text">di C/C++ atau</text:span>import<text:span text:style-name="Source_20_Text">di Java/Python. * Blok Deklarasi (</text:span>const<text:span text:style-name="Source_20_Text">,</text:span>type<text:span text:style-name="Source_20_Text">,</text:span>var<text:span text:style-name="Source_20_Text">,</text:span>procedure<text:span text:style-name="Source_20_Text">,</text:span>function<text:span text:style-name="Source_20_Text">): Jelaskan urutan dan tujuan umum dari blok-blok ini sebelum bagian eksekusi utama (detail tiap blok akan dibahas di bab selanjutnya). * Blok Eksekusi Utama:</text:span>begin<text:span text:style-name="Source_20_Text">...</text:span>end.<text:span text:style-name="Source_20_Text">: Terangkan bahwa ini adalah titik masuk eksekusi program. Tekankan pentingnya</text:span>end.<text:span text:style-name="Source_20_Text">(dengan titik) untuk menandakan akhir dari program utama. Bandingkan penandaan blok</text:span>begin..end<text:span text:style-name="Source_20_Text">dengan penggunaan</text:span>{}<text:span text:style-name="Source_20_Text">di bahasa C-style atau indentasi di Python. Sertakan contoh program 'Hello, World!' yang minimal namun lengkap, dan berikan anotasi pada setiap bagian struktur tersebut untuk memperjelas fungsinya."</text:span></text:p>
              </text:list-item>
            </text:list>
            <text:p text:style-name="Horizontal_20_Line"/>
            <text:p text:style-name="Text_20_body">Dengan prompt ini, setiap bagian dari Bab 1 dapat dikembangkan dengan detail yang sesuai untuk target pembaca yang sudah memiliki dasar pemrograman kuat, fokus pada kekhasan dan relevansi Free Pascal.</text:p>
          </text:section>
          <text:section text:style-name="Sect1" text:name="feedback-form-1">
            <text:p text:style-name="P443"/>
          </text:section>
        </text:section>
        <text:section text:style-name="Sect1" text:name="c8453eb67590518c">
          <text:p text:style-name="Text_20_body"/>
          <text:section text:style-name="Sect1" text:name="user-query-content-2">
            <text:p text:style-name="P705">Pada Bab 2 Tambahkan prompt pada awal bab untuk mendapatkan pengantar , pada tiap subbab/sub-subab untuk mendapatkan isi dengan pembahasan mendalam </text:p>
          </text:section>
          <text:p text:style-name="P443">Tampilkan alur berpikir</text:p>
          <text:section text:style-name="Sect2" text:name="model-response-message-contentr_c8453eb67590518c">
            <text:p text:style-name="Text_20_body">Tentu, mari kita lanjutkan dengan menambahkan prompt spesifik untuk Bab 2, dengan fokus pada penyiapan lingkungan pengembangan untuk programmer berpengalaman.</text:p>
            <text:p text:style-name="Horizontal_20_Line"/>
            <text:p text:style-name="Text_20_body"><text:span text:style-name="Strong_20_Emphasis">Bab 2: Instalasi dan Konfigurasi Lingkungan Pengembangan</text:span></text:p>
            <text:p text:style-name="Text_20_body"><text:span text:style-name="Strong_20_Emphasis">(Prompt untuk Pengantar Bab Keseluruhan):</text:span> <text:span text:style-name="Source_20_Text">"Tuliskan paragraf pengantar untuk Bab 2 buku tutorial Free Pascal, yang ditujukan bagi programmer berpengalaman. Pengantar ini </text:span><text:soft-page-break/><text:span text:style-name="Source_20_Text">harus menjelaskan tujuan bab: memandu pembaca melalui proses penyiapan lingkungan pengembangan Free Pascal yang esensial agar siap untuk kompilasi dan eksekusi kode. Akui bahwa pembaca kemungkinan besar sudah familiar dengan proses instalasi toolchain pengembangan, namun tekankan bahwa bab ini akan memberikan detail spesifik untuk mendapatkan Free Pascal Compiler (FPC) dan Lazarus IDE (sebagai opsi utama) berjalan di platform mayor (Windows, Linux, macOS), serta memperkenalkan penggunaan dasar command-line. Nyatakan bahwa penyelesaian bab ini akan memastikan pembaca memiliki setup kerja yang fungsional untuk melanjutkan ke eksplorasi bahasa Pascal."</text:span></text:p>
            <text:list xml:id="list7930361745102999462" text:style-name="L9">
              <text:list-item>
                <text:p text:style-name="P166"><text:span text:style-name="Strong_20_Emphasis">(Sub-bab 2.1) Unduh dan Instalasi Free Pascal Compiler (FPC)</text:span> <text:span text:style-name="Strong_20_Emphasis">(Prompt untuk Sub-bab 2.1):</text:span> <text:span text:style-name="Source_20_Text">"Berikan panduan teknis yang jelas dan ringkas, ditujukan untuk programmer berpengalaman, mengenai cara mengunduh dan menginstal versi stabil terbaru dari Free Pascal Compiler (FPC) (sebutkan versi stabil saat ini, per April 2025, jika memungkinkan) pada tiga sistem operasi utama: * **Windows:** Jelaskan penggunaan installer resmi (misalnya dari SourceForge atau situs FPC), termasuk pilihan penting selama instalasi (seperti menambahkan FPC ke PATH). * **Linux:** Fokus pada metode instalasi via package manager standar untuk distribusi populer: - Debian/Ubuntu/Mint:</text:span>sudo apt update &amp;&amp; sudo apt install fpc<text:span text:style-name="Source_20_Text">- Fedora/CentOS/RHEL:</text:span>sudo dnf install fpc<text:span text:style-name="Source_20_Text">atau</text:span>sudo yum install fpc<text:span text:style-name="Source_20_Text">- Sebutkan kemungkinan nama paket lain jika berbeda (misal</text:span>fpc-laz<text:span text:style-name="Source_20_Text">jika terkait Lazarus). * **macOS:** Jelaskan opsi instalasi menggunakan installer</text:span>.dmg<text:span text:style-name="Source_20_Text">resmi dari situs FPC atau melalui package manager seperti Homebrew (</text:span>brew install fpc<text:span text:style-name="Source_20_Text">). Sertakan tautan langsung ke halaman unduhan resmi FPC. Instruksikan cara memverifikasi instalasi dari terminal/command prompt dengan menjalankan perintah seperti</text:span>fpc -i<text:span text:style-name="Source_20_Text">atau</text:span>fpc -V<text:span text:style-name="Source_20_Text">untuk menampilkan versi dan informasi kompiler. Hindari penjelasan dasar tentang cara menggunakan terminal atau mengunduh file."</text:span></text:p>
              </text:list-item>
              <text:list-item>
                <text:p text:style-name="P166"><text:span text:style-name="Strong_20_Emphasis">(Sub-bab 2.2) Pengenalan Lazarus IDE: Instalasi dan Orientasi Cepat</text:span> <text:span text:style-name="Strong_20_Emphasis">(Prompt untuk Sub-bab 2.2):</text:span> <text:span text:style-name="Source_20_Text">"Perkenalkan Lazarus IDE sebagai lingkungan pengembangan visual (RAD) lintas platform utama yang terintegrasi erat dengan Free Pascal. Sediakan instruksi untuk mengunduh dan menginstal Lazarus versi stabil terbaru (per April 2025) untuk Windows, Linux (via package manager </text:span><text:soft-page-break/><text:span text:style-name="Source_20_Text">atau</text:span>.deb<text:span text:style-name="Source_20_Text">/</text:span>.rpm<text:span text:style-name="Source_20_Text">), dan macOS. Sebutkan bahwa instalasi Lazarus umumnya sudah menyertakan FPC versi yang kompatibel. Setelah instalasi, berikan tur orientasi singkat pada antarmuka Lazarus, dengan fokus pada elemen yang relevan bagi programmer yang sudah mengenal IDE lain (misalnya Visual Studio, Eclipse, IntelliJ IDEA, VS Code): * **Struktur Jendela Utama:** Menu, Toolbar (Compile/Run/Debug), Component Palette (sebutkan fungsinya secara singkat untuk RAD GUI). * **Manajemen Proyek:** Project Inspector (melihat file dalam proyek). * **Editor Kode:** Fitur dasar yang diharapkan (syntax highlighting, basic code completion, navigasi kode). * **Object Inspector:** Jelaskan fungsinya dalam konteks pengembangan GUI dengan komponen (mengatur properti dan event). * **Proses Build &amp; Run:** Cara mengkompilasi, membangun, dan menjalankan proyek (misal, tombol F9 atau menu Run). * **Debugging Dasar:** Cara menetapkan breakpoint (misal, klik di gutter), memulai sesi debug (misal, F8 step over), dan melihat variabel dasar. Tujuannya adalah agar pembaca dapat dengan cepat merasa familiar dan mengetahui di mana letak fungsi-fungsi esensial."</text:span></text:p>
              </text:list-item>
              <text:list-item>
                <text:p text:style-name="P166"><text:span text:style-name="Strong_20_Emphasis">(Sub-bab 2.3) Alternatif: Menggunakan FPC dari Command Line</text:span> <text:span text:style-name="Strong_20_Emphasis">(Prompt untuk Sub-bab 2.3):</text:span> <text:span text:style-name="Source_20_Text">"Jelaskan penggunaan Free Pascal Compiler (FPC) secara langsung dari antarmuka baris perintah (CLI), sebuah pendekatan yang sering disukai oleh programmer berpengalaman untuk tugas tertentu (misalnya, otomatisasi build, scripting, atau lingkungan minimal). Tunjukkan perintah dasar untuk mengkompilasi satu file sumber Pascal (misal,</text:span>program.pas<text:span text:style-name="Source_20_Text">):</text:span>fpc program.pas<text:span text:style-name="Source_20_Text">Jelaskan bagaimana FPC secara default menghasilkan executable dengan nama yang sama (atau</text:span>program.exe<text:span text:style-name="Source_20_Text">di Windows). Elaborasi beberapa flag/opsi command-line yang paling umum dan berguna: *</text:span>-o&lt;NamaOutput&gt;<text:span text:style-name="Source_20_Text">: Menentukan nama file executable output. *</text:span>-Fe&lt;DirektoriOutput&gt;<text:span text:style-name="Source_20_Text">: Menentukan direktori untuk file executable. *</text:span>-Fi&lt;DirektoriInclude&gt;<text:span text:style-name="Source_20_Text">: Menentukan direktori untuk file include. *</text:span>-Fu&lt;DirektoriUnit&gt;<text:span text:style-name="Source_20_Text">: Menambahkan path pencarian untuk unit (</text:span>.ppu<text:span text:style-name="Source_20_Text">,</text:span>.o<text:span text:style-name="Source_20_Text">). *</text:span>-g<text:span text:style-name="Source_20_Text">atau</text:span>-gw<text:span text:style-name="Source_20_Text">: Menghasilkan informasi debug (penting untuk GDB/LLDB). *</text:span>-O1<text:span text:style-name="Source_20_Text">,</text:span>-O2<text:span text:style-name="Source_20_Text">,</text:span>-O3<text:span text:style-name="Source_20_Text">,</text:span>-O4<text:span text:style-name="Source_20_Text">: Level optimasi kode. *</text:span>-viewn<text:span text:style-name="Source_20_Text">atau</text:span>-v<text:span text:style-name="Source_20_Text">: Menampilkan informasi lebih detail selama kompilasi (verbosity). *</text:span>-gh<text:span text:style-name="Source_20_Text">: </text:span><text:soft-page-break/><text:span text:style-name="Source_20_Text">Mengaktifkan pemeriksaan heap (untuk debugging memori). Berikan contoh baris perintah yang menggabungkan beberapa opsi ini. Sebutkan skenario di mana pendekatan CLI ini lebih unggul atau diperlukan dibandingkan menggunakan IDE."</text:span></text:p>
              </text:list-item>
              <text:list-item>
                <text:p text:style-name="P166"><text:span text:style-name="Strong_20_Emphasis">(Sub-bab 2.4) Latihan Pertama: Kompilasi dan Menjalankan "Hello, World!"</text:span> <text:span text:style-name="Strong_20_Emphasis">(Prompt untuk Sub-bab 2.4):</text:span> <text:span text:style-name="Source_20_Text">"Sajikan kode sumber lengkap untuk program 'Hello, World!' dalam Free Pascal, pastikan kodenya mengilustrasikan struktur minimal yang valid (bisa menggunakan</text:span>WriteLn<text:span text:style-name="Source_20_Text">dari unit System default, atau</text:span>uses SysUtils` jika ingin eksplisit).</text:p>
                <text:p text:style-name="P166">Delphi</text:p>
                <text:p text:style-name="P4"><text:span text:style-name="Source_20_Text">program HelloWorld;</text:span></text:p>
                <text:p text:style-name="P4"><text:span text:style-name="Source_20_Text">// uses SysUtils; // Opsional, WriteLn ada di unit System default</text:span></text:p>
                <text:p text:style-name="P4"><text:span text:style-name="Source_20_Text">begin</text:span></text:p>
                <text:p text:style-name="P4"><text:span text:style-name="Source_20_Text"><text:s text:c="2"/>WriteLn('Hello, World from Free Pascal!');</text:span></text:p>
                <text:p text:style-name="P4"><text:span text:style-name="Source_20_Text"><text:s text:c="2"/>// ReadLn; // Opsional, untuk menahan konsol di beberapa environment</text:span></text:p>
                <text:p text:style-name="P78"><text:span text:style-name="Source_20_Text">end.</text:span></text:p>
                <text:p text:style-name="P166">Kemudian, berikan dua set instruksi langkah demi langkah yang terpisah dan jelas:</text:p>
                <text:list>
                  <text:list-item>
                    <text:p text:style-name="P451"><text:span text:style-name="Strong_20_Emphasis">Menggunakan Lazarus IDE:</text:span> </text:p>
                    <text:list>
                      <text:list-item>
                        <text:p text:style-name="P451">Buat Proyek Aplikasi Konsol baru (File -&gt; New -&gt; Project -&gt; Console Application). </text:p>
                      </text:list-item>
                      <text:list-item>
                        <text:p text:style-name="P451">Ganti kode template di file <text:span text:style-name="Source_20_Text">.lpr</text:span> utama dengan kode 'Hello, World!'. </text:p>
                      </text:list-item>
                      <text:list-item>
                        <text:p text:style-name="P451">Simpan proyek. </text:p>
                      </text:list-item>
                      <text:list-item>
                        <text:p text:style-name="P451">Kompilasi dan jalankan proyek (misalnya dengan menekan F9 atau Run -&gt; Run). </text:p>
                      </text:list-item>
                      <text:list-item>
                        <text:p text:style-name="P451">Verifikasi output 'Hello, World!' muncul di jendela konsol. </text:p>
                      </text:list-item>
                    </text:list>
                  </text:list-item>
                  <text:list-item>
                    <text:p text:style-name="P451"><text:span text:style-name="Strong_20_Emphasis">Menggunakan Command Line:</text:span> </text:p>
                    <text:list>
                      <text:list-item>
                        <text:p text:style-name="P451">Simpan kode 'Hello, World!' ke dalam sebuah file teks bernama <text:span text:style-name="Source_20_Text">hello.pas</text:span>. </text:p>
                      </text:list-item>
                      <text:list-item>
                        <text:p text:style-name="P451">Buka terminal atau command prompt di direktori tempat file disimpan. </text:p>
                      </text:list-item>
                      <text:list-item>
                        <text:p text:style-name="P451">Kompilasi file menggunakan perintah: <text:span text:style-name="Source_20_Text">fpc hello.pas</text:span> </text:p>
                      </text:list-item>
                      <text:list-item>
                        <text:p text:style-name="P451">Jalankan executable yang dihasilkan: <text:span text:style-name="Source_20_Text">./hello</text:span> (di Linux/macOS) atau <text:span text:style-name="Source_20_Text">hello.exe</text:span> (di Windows). </text:p>
                      </text:list-item>
                      <text:list-item>
                        <text:p text:style-name="P166">Verifikasi output 'Hello, World!' muncul di terminal/konsol. Tujuan latihan ini adalah untuk memvalidasi bahwa lingkungan pengembangan (baik IDE maupun CLI) telah terkonfigurasi <text:soft-page-break/>dengan benar dan siap digunakan."` </text:p>
                      </text:list-item>
                    </text:list>
                  </text:list-item>
                </text:list>
              </text:list-item>
            </text:list>
            <text:p text:style-name="Horizontal_20_Line"/>
            <text:p text:style-name="Text_20_body">Prompt ini dirancang untuk Bab 2, memastikan kontennya praktis, to-the-point, dan menghargai pengalaman pembaca sebelumnya dengan toolchain pengembangan.</text:p>
          </text:section>
          <text:section text:style-name="Sect1" text:name="feedback-form-2">
            <text:p text:style-name="P443"/>
          </text:section>
        </text:section>
        <text:section text:style-name="Sect1" text:name="b6469e7659b720be">
          <text:p text:style-name="Text_20_body"/>
          <text:section text:style-name="Sect1" text:name="user-query-content-3">
            <text:p text:style-name="P705">Pada Bab 3 Tambahkan prompt pada awal bab untuk mendapatkan pengantar , pada tiap subbab/sub-subab untuk mendapatkan isi dengan pembahasan mendalam </text:p>
          </text:section>
          <text:p text:style-name="P443">Tampilkan alur berpikir</text:p>
          <text:section text:style-name="Sect2" text:name="model-response-message-contentr_b6469e7659b720be">
            <text:p text:style-name="Text_20_body">Oke, mari kita siapkan prompt untuk Bab 3, fokus pada sintaks inti Free Pascal, dengan penekanan pada perbedaan dari bahasa lain yang mungkin sudah dikuasai pembaca.</text:p>
            <text:p text:style-name="Horizontal_20_Line"/>
            <text:p text:style-name="Text_20_body"><text:span text:style-name="Strong_20_Emphasis">Bab 3: Sintaks Inti dan Struktur Kode Free Pascal</text:span></text:p>
            <text:p text:style-name="Text_20_body"><text:span text:style-name="Strong_20_Emphasis">(Prompt untuk Pengantar Bab Keseluruhan):</text:span> <text:span text:style-name="Source_20_Text">"Tuliskan paragraf pengantar untuk Bab 3 buku tutorial Free Pascal, yang ditujukan bagi programmer berpengalaman. Pengantar ini harus menekankan bahwa penguasaan sintaks dasar adalah langkah krusial saat mempelajari bahasa baru. Jelaskan bahwa bab ini akan mengupas tuntas aturan-aturan sintaks fundamental yang membentuk 'tata bahasa' Free Pascal. Topik yang akan dibahas meliputi keunikan case-insensitivity Pascal, beragam cara penulisan komentar, peran vital titik koma sebagai pemisah pernyataan (bukan terminator), penggunaan blok 'begin..end' sebagai pengganti kurung kurawal, dan struktur deklaratif yang khas Pascal di mana entitas harus didefinisikan sebelum digunakan. Motivasi pembaca dengan menyatakan bahwa pemahaman kuat atas dasar-dasar ini akan memperlancar proses pembelajaran fitur-fitur bahasa yang lebih kompleks."</text:span></text:p>
            <text:list xml:id="list6299001619275811814" text:style-name="L10">
              <text:list-item>
                <text:p text:style-name="P167"><text:span text:style-name="Strong_20_Emphasis">(Sub-bab 3.1) Identifier dan Case Insensitivity</text:span> <text:span text:style-name="Strong_20_Emphasis">(Prompt untuk Sub-bab 3.1):</text:span> <text:span text:style-name="Source_20_Text">"Jelaskan secara mendalam aturan mengenai identifier (penamaan variabel, konstanta, tipe, prosedur, fungsi, kelas, dll.) dalam Free Pascal. Fokus utama pada karakteristik **case-insensitivity**. Berikan contoh kode konkret yang menunjukkan bahwa</text:span>myVariable<text:span text:style-name="Source_20_Text">,</text:span>MyVariable<text:span text:style-name="Source_20_Text">, dan</text:span>MYVARIABLE<text:span text:style-name="Source_20_Text">dianggap sama oleh kompiler FPC. Kontraskan hal ini secara eksplisit dengan perilaku bahasa pemrograman case-sensitive yang umum (seperti </text:span><text:soft-page-break/><text:span text:style-name="Source_20_Text">C++, Java, C#, Python, JavaScript) di mana perbedaan huruf besar/kecil menghasilkan identifier yang berbeda. Diskusikan implikasi praktis dari aturan ini: potensi kebingungan bagi pengembang yang terbiasa dengan case-sensitivity, dan pentingnya mengadopsi konvensi penamaan yang konsisten (misalnya,</text:span>PascalCase<text:span text:style-name="Source_20_Text">untuk tipe/kelas,</text:span>camelCase<text:span text:style-name="Source_20_Text">untuk variabel/fungsi) untuk keterbacaan kode, meskipun tidak dipaksakan oleh kompiler. Sebutkan juga aturan dasar lain untuk identifier yang valid (harus dimulai dengan huruf atau garis bawah, diikuti huruf, angka, atau garis bawah)."</text:span></text:p>
              </text:list-item>
              <text:list-item>
                <text:p text:style-name="P167"><text:span text:style-name="Strong_20_Emphasis">(Sub-bab 3.2) Sintaks Komentar: Tiga Gaya Utama</text:span> <text:span text:style-name="Strong_20_Emphasis">(Prompt untuk Sub-bab 3.2):</text:span> `"Uraikan secara detail ketiga gaya penulisan komentar yang valid dan didukung oleh Free Pascal Compiler, berikan contoh untuk masing-masing:</text:p>
                <text:list>
                  <text:list-item>
                    <text:p text:style-name="P452"><text:span text:style-name="Strong_20_Emphasis">Gaya Komentar Satu Baris (C++ style):</text:span> <text:span text:style-name="Source_20_Text">// Komentar ini berlaku sampai akhir baris.</text:span> Jelaskan kegunaan utamanya untuk anotasi singkat. </text:p>
                  </text:list-item>
                  <text:list-item>
                    <text:p text:style-name="P452"><text:span text:style-name="Strong_20_Emphasis">Gaya Komentar Blok (Original Pascal style):</text:span> <text:span text:style-name="Source_20_Text">{ Komentar ini bisa mencakup beberapa baris teks. }</text:span> Sebutkan sejarahnya dan penggunaannya. </text:p>
                  </text:list-item>
                  <text:list-item>
                    <text:p text:style-name="P452"><text:span text:style-name="Strong_20_Emphasis">Gaya Komentar Blok Alternatif (Delphi/Nested style):</text:span> <text:span text:style-name="Source_20_Text">(* Komentar ini juga bisa multi-baris. Kelebihannya adalah bisa mengandung komentar { gaya ini } di dalamnya tanpa masalah. *)</text:span> Jelaskan keunggulan utamanya untuk mengomentari blok kode besar yang mungkin sudah berisi komentar <text:span text:style-name="Source_20_Text">{}</text:span>. Diskusikan gaya mana yang paling umum diadopsi dalam kode Free Pascal/Lazarus modern (biasanya <text:span text:style-name="Source_20_Text">//</text:span> untuk satu baris dan <text:span text:style-name="Source_20_Text">{}</text:span> atau <text:span text:style-name="Source_20_Text">(* *)</text:span> untuk blok). Berikan saran tentang praktik terbaik dalam menggunakan komentar untuk dokumentasi dan kejelasan kode, relevan untuk programmer profesional."` </text:p>
                  </text:list-item>
                </text:list>
              </text:list-item>
              <text:list-item>
                <text:p text:style-name="P167"><text:span text:style-name="Strong_20_Emphasis">(Sub-bab 3.3) Titik Koma (</text:span><text:span text:style-name="Strong_20_Emphasis"><text:span text:style-name="Source_20_Text">;</text:span></text:span><text:span text:style-name="Strong_20_Emphasis">): Pemisah Pernyataan, Bukan Pengakhir</text:span> <text:span text:style-name="Strong_20_Emphasis">(Prompt untuk Sub-bab 3.3):</text:span> <text:span text:style-name="Source_20_Text">"Jelaskan secara fundamental peran titik koma (semicolon,</text:span>;<text:span text:style-name="Source_20_Text">) dalam sintaks Free Pascal, dengan menekankan perbedaan krusial dari bahasa rumpun C. Tegaskan bahwa di Pascal, titik koma adalah **pemisah pernyataan (statement separator)**. Artinya, ia digunakan untuk memisahkan satu pernyataan lengkap dari pernyataan berikutnya. Bandingkan ini secara langsung dengan peran titik koma sebagai **pengakhir pernyataan (statement terminator)** di C/C++/Java/C#/JavaScript. </text:span><text:soft-page-break/><text:span text:style-name="Source_20_Text">Ilustrasikan dengan contoh kode yang jelas: * Kapan titik koma **wajib** ada (misalnya, antara</text:span>x := 5<text:span text:style-name="Source_20_Text">dan</text:span>y := x + 1<text:span text:style-name="Source_20_Text">jika ditulis dalam satu baris atau baris terpisah). * Kapan titik koma **tidak diperlukan** atau bahkan **salah** (misalnya, sebelum</text:span>end<text:span text:style-name="Source_20_Text">yang menutup blok</text:span>begin..end<text:span text:style-name="Source_20_Text">, sebelum</text:span>else<text:span text:style-name="Source_20_Text">dalam</text:span>if..then..else<text:span text:style-name="Source_20_Text">, setelah</text:span>end.<text:span text:style-name="Source_20_Text">terakhir). Berikan contoh kode yang menunjukkan error kompilasi jika titik koma salah ditempatkan atau dihilangkan saat diperlukan. Tujuannya adalah membantu pembaca yang terbiasa dengan C-style menghindari kesalahan umum terkait titik koma."</text:span></text:p>
              </text:list-item>
              <text:list-item>
                <text:p text:style-name="P167"><text:span text:style-name="Strong_20_Emphasis">(Sub-bab 3.4) Blok Kode dengan </text:span><text:span text:style-name="Strong_20_Emphasis"><text:span text:style-name="Source_20_Text">begin</text:span></text:span><text:span text:style-name="Strong_20_Emphasis"> dan </text:span><text:span text:style-name="Strong_20_Emphasis"><text:span text:style-name="Source_20_Text">end</text:span></text:span> <text:span text:style-name="Strong_20_Emphasis">(Prompt untuk Sub-bab 3.4):</text:span> <text:span text:style-name="Source_20_Text">"Jelaskan secara rinci fungsi pasangan kata kunci</text:span>begin<text:span text:style-name="Source_20_Text">dan</text:span>end<text:span text:style-name="Source_20_Text">dalam Free Pascal untuk mendefinisikan blok kode atau pernyataan majemuk (compound statement). Tunjukkan bagaimana</text:span>begin..end<text:span text:style-name="Source_20_Text">digunakan untuk mengelompokkan nol atau lebih pernyataan menjadi satu unit logis yang dapat digunakan di mana pun satu pernyataan tunggal diharapkan, seperti dalam: * Badan struktur kontrol (</text:span>if..then begin ... end<text:span text:style-name="Source_20_Text">,</text:span>for..do begin ... end<text:span text:style-name="Source_20_Text">,</text:span>while..do begin ... end<text:span text:style-name="Source_20_Text">). * Badan (implementasi) dari prosedur dan fungsi. * Badan utama program (</text:span></text:p>
              </text:list-item>
            </text:list>
          </text:section>
          <text:p text:style-name="P443">Anda menghentikan respons ini</text:p>
          <text:section text:style-name="Sect1" text:name="feedback-form-3">
            <text:p text:style-name="P443"/>
          </text:section>
        </text:section>
        <text:section text:style-name="Sect1" text:name="d58abe892c6216d8">
          <text:p text:style-name="Text_20_body"/>
          <text:section text:style-name="Sect1" text:name="user-query-content-4">
            <text:p text:style-name="P705">Pada Bab 3 Tambahkan prompt pada awal bab untuk mendapatkan pengantar , pada tiap subbab/sub-subab untuk mendapatkan isi dengan pembahasan mendalam </text:p>
          </text:section>
          <text:p text:style-name="P443">Tampilkan alur berpikir</text:p>
          <text:section text:style-name="Sect2" text:name="model-response-message-contentr_d58abe892c6216d8">
            <text:p text:style-name="Text_20_body">Sepertinya ada pengulangan permintaan untuk prompt Bab 3. Saya sudah menyediakan prompt yang detail untuk Bab 3 pada respons sebelumnya.</text:p>
            <text:p text:style-name="Text_20_body">Namun, untuk memastikan Anda memilikinya, berikut adalah prompt yang sama untuk Bab 3, yang dirancang untuk menghasilkan pengantar bab dan konten mendalam untuk setiap sub-bab, ditujukan bagi programmer berpengalaman:</text:p>
            <text:p text:style-name="Horizontal_20_Line"/>
            <text:p text:style-name="Text_20_body"><text:span text:style-name="Strong_20_Emphasis">Bab 3: Sintaks Inti dan Struktur Kode Free Pascal</text:span></text:p>
            <text:p text:style-name="Text_20_body"><text:span text:style-name="Strong_20_Emphasis">(Prompt untuk Pengantar Bab Keseluruhan):</text:span> <text:span text:style-name="Source_20_Text">"Tuliskan paragraf pengantar untuk Bab 3 buku tutorial Free Pascal, yang ditujukan bagi programmer berpengalaman. Pengantar ini harus menekankan bahwa penguasaan sintaks dasar adalah langkah krusial saat mempelajari bahasa baru. Jelaskan </text:span><text:soft-page-break/><text:span text:style-name="Source_20_Text">bahwa bab ini akan mengupas tuntas aturan-aturan sintaks fundamental yang membentuk 'tata bahasa' Free Pascal. Topik yang akan dibahas meliputi keunikan case-insensitivity Pascal, beragam cara penulisan komentar, peran vital titik koma sebagai pemisah pernyataan (bukan terminator), penggunaan blok 'begin..end' sebagai pengganti kurung kurawal, dan struktur deklaratif yang khas Pascal di mana entitas harus didefinisikan sebelum digunakan. Motivasi pembaca dengan menyatakan bahwa pemahaman kuat atas dasar-dasar ini akan memperlancar proses pembelajaran fitur-fitur bahasa yang lebih kompleks."</text:span></text:p>
            <text:list xml:id="list2825786976273991250" text:style-name="L11">
              <text:list-item>
                <text:p text:style-name="P168"><text:span text:style-name="Strong_20_Emphasis">(Sub-bab 3.1) Identifier dan Case Insensitivity</text:span> <text:span text:style-name="Strong_20_Emphasis">(Prompt untuk Sub-bab 3.1):</text:span> <text:span text:style-name="Source_20_Text">"Jelaskan secara mendalam aturan mengenai identifier (penamaan variabel, konstanta, tipe, prosedur, fungsi, kelas, dll.) dalam Free Pascal. Fokus utama pada karakteristik **case-insensitivity**. Berikan contoh kode konkret yang menunjukkan bahwa</text:span>myVariable<text:span text:style-name="Source_20_Text">,</text:span>MyVariable<text:span text:style-name="Source_20_Text">, dan</text:span>MYVARIABLE<text:span text:style-name="Source_20_Text">dianggap sama oleh kompiler FPC. Kontraskan hal ini secara eksplisit dengan perilaku bahasa pemrograman case-sensitive yang umum (seperti C++, Java, C#, Python, JavaScript) di mana perbedaan huruf besar/kecil menghasilkan identifier yang berbeda. Diskusikan implikasi praktis dari aturan ini: potensi kebingungan bagi pengembang yang terbiasa dengan case-sensitivity, dan pentingnya mengadopsi konvensi penamaan yang konsisten (misalnya,</text:span>PascalCase<text:span text:style-name="Source_20_Text">untuk tipe/kelas,</text:span>camelCase<text:span text:style-name="Source_20_Text">untuk variabel/fungsi) untuk keterbacaan kode, meskipun tidak dipaksakan oleh kompiler. Sebutkan juga aturan dasar lain untuk identifier yang valid (harus dimulai dengan huruf atau garis bawah, diikuti huruf, angka, atau garis bawah)."</text:span></text:p>
              </text:list-item>
              <text:list-item>
                <text:p text:style-name="P168"><text:span text:style-name="Strong_20_Emphasis">(Sub-bab 3.2) Sintaks Komentar: Tiga Gaya Utama</text:span> <text:span text:style-name="Strong_20_Emphasis">(Prompt untuk Sub-bab 3.2):</text:span> `"Uraikan secara detail ketiga gaya penulisan komentar yang valid dan didukung oleh Free Pascal Compiler, berikan contoh untuk masing-masing:</text:p>
                <text:list>
                  <text:list-item>
                    <text:p text:style-name="P453"><text:span text:style-name="Strong_20_Emphasis">Gaya Komentar Satu Baris (C++ style):</text:span> <text:span text:style-name="Source_20_Text">// Komentar ini berlaku sampai akhir baris.</text:span> Jelaskan kegunaan utamanya untuk anotasi singkat. </text:p>
                  </text:list-item>
                  <text:list-item>
                    <text:p text:style-name="P453"><text:span text:style-name="Strong_20_Emphasis">Gaya Komentar Blok (Original Pascal style):</text:span> <text:span text:style-name="Source_20_Text">{ Komentar ini bisa mencakup beberapa baris teks. }</text:span> Sebutkan <text:soft-page-break/>sejarahnya dan penggunaannya. </text:p>
                  </text:list-item>
                  <text:list-item>
                    <text:p text:style-name="P453"><text:span text:style-name="Strong_20_Emphasis">Gaya Komentar Blok Alternatif (Delphi/Nested style):</text:span> <text:span text:style-name="Source_20_Text">(* Komentar ini juga bisa multi-baris. Kelebihannya adalah bisa mengandung komentar { gaya ini } di dalamnya tanpa masalah. *)</text:span> Jelaskan keunggulan utamanya untuk mengomentari blok kode besar yang mungkin sudah berisi komentar <text:span text:style-name="Source_20_Text">{}</text:span>. Diskusikan gaya mana yang paling umum diadopsi dalam kode Free Pascal/Lazarus modern (biasanya <text:span text:style-name="Source_20_Text">//</text:span> untuk satu baris dan <text:span text:style-name="Source_20_Text">{}</text:span> atau <text:span text:style-name="Source_20_Text">(* *)</text:span> untuk blok). Berikan saran tentang praktik terbaik dalam menggunakan komentar untuk dokumentasi dan kejelasan kode, relevan untuk programmer profesional."` </text:p>
                  </text:list-item>
                </text:list>
              </text:list-item>
              <text:list-item>
                <text:p text:style-name="P168"><text:span text:style-name="Strong_20_Emphasis">(Sub-bab 3.3) Titik Koma (</text:span><text:span text:style-name="Strong_20_Emphasis"><text:span text:style-name="Source_20_Text">;</text:span></text:span><text:span text:style-name="Strong_20_Emphasis">): Pemisah Pernyataan, Bukan Pengakhir</text:span> <text:span text:style-name="Strong_20_Emphasis">(Prompt untuk Sub-bab 3.3):</text:span> <text:span text:style-name="Source_20_Text">"Jelaskan secara fundamental peran titik koma (semicolon,</text:span>;<text:span text:style-name="Source_20_Text">) dalam sintaks Free Pascal, dengan menekankan perbedaan krusial dari bahasa rumpun C. Tegaskan bahwa di Pascal, titik koma adalah **pemisah pernyataan (statement separator)**. Artinya, ia digunakan untuk memisahkan satu pernyataan lengkap dari pernyataan berikutnya. Bandingkan ini secara langsung dengan peran titik koma sebagai **pengakhir pernyataan (statement terminator)** di C/C++/Java/C#/JavaScript. Ilustrasikan dengan contoh kode yang jelas: * Kapan titik koma **wajib** ada (misalnya, antara</text:span>x := 5<text:span text:style-name="Source_20_Text">dan</text:span>y := x + 1<text:span text:style-name="Source_20_Text">jika ditulis dalam satu baris atau baris terpisah). * Kapan titik koma **tidak diperlukan** atau bahkan **salah** (misalnya, sebelum</text:span>end<text:span text:style-name="Source_20_Text">yang menutup blok</text:span>begin..end<text:span text:style-name="Source_20_Text">, sebelum</text:span>else<text:span text:style-name="Source_20_Text">dalam</text:span>if..then..else<text:span text:style-name="Source_20_Text">, setelah</text:span>end.<text:span text:style-name="Source_20_Text">terakhir). Berikan contoh kode yang menunjukkan error kompilasi jika titik koma salah ditempatkan atau dihilangkan saat diperlukan. Tujuannya adalah membantu pembaca yang terbiasa dengan C-style menghindari kesalahan umum terkait titik koma."</text:span></text:p>
              </text:list-item>
              <text:list-item>
                <text:p text:style-name="P168"><text:span text:style-name="Strong_20_Emphasis">(Sub-bab 3.4) Blok Kode dengan </text:span><text:span text:style-name="Strong_20_Emphasis"><text:span text:style-name="Source_20_Text">begin</text:span></text:span><text:span text:style-name="Strong_20_Emphasis"> dan </text:span><text:span text:style-name="Strong_20_Emphasis"><text:span text:style-name="Source_20_Text">end</text:span></text:span> <text:span text:style-name="Strong_20_Emphasis">(Prompt untuk Sub-bab 3.4):</text:span> <text:span text:style-name="Source_20_Text">"Jelaskan secara rinci fungsi pasangan kata kunci</text:span>begin<text:span text:style-name="Source_20_Text">dan</text:span>end<text:span text:style-name="Source_20_Text">dalam Free Pascal untuk mendefinisikan blok kode atau pernyataan majemuk (compound statement). Tunjukkan bagaimana</text:span>begin..end<text:span text:style-name="Source_20_Text">digunakan untuk mengelompokkan nol atau lebih pernyataan menjadi satu unit logis yang dapat digunakan di mana pun satu pernyataan tunggal diharapkan, seperti dalam: * Badan struktur kontrol (</text:span>if..then begin ... end<text:span text:style-name="Source_20_Text">,</text:span>for..do begin ... end<text:span text:style-name="Source_20_Text">,</text:span>while..do <text:soft-page-break/>begin ... end<text:span text:style-name="Source_20_Text">). * Badan (implementasi) dari prosedur dan fungsi. * Badan utama program (</text:span>program ... begin ... end.<text:span text:style-name="Source_20_Text">). Bandingkan secara eksplisit penggunaan</text:span>begin..end<text:span text:style-name="Source_20_Text">ini dengan penggunaan kurung kurawal</text:span>{ ... }<text:span text:style-name="Source_20_Text">untuk tujuan yang sama dalam bahasa-bahasa C-style (C++, Java, C#, JavaScript). Tekankan kembali perbedaan antara</text:span>end;<text:span text:style-name="Source_20_Text">(mengakhiri blok, biasanya diikuti pernyataan lain atau</text:span>end<text:span text:style-name="Source_20_Text">lain) dan</text:span>end.<text:span text:style-name="Source_20_Text">(mengakhiri blok program atau unit utama)."</text:span></text:p>
              </text:list-item>
              <text:list-item>
                <text:p text:style-name="P168"><text:span text:style-name="Strong_20_Emphasis">(Sub-bab 3.5) Struktur Program: Deklarasi Sebelum Penggunaan</text:span> <text:span text:style-name="Strong_20_Emphasis">(Prompt untuk Sub-bab 3.5):</text:span> <text:span text:style-name="Source_20_Text">"Jelaskan aturan fundamental dalam Pascal (termasuk Free Pascal) bahwa semua identifier (variabel, konstanta, tipe data kustom, prosedur, fungsi) harus dideklarasikan *sebelum* titik penggunaannya dalam kode. Uraikan struktur tipikal bagian deklarasi dalam sebuah program, unit, atau blok prosedur/fungsi Pascal, yang umumnya mengikuti urutan logis (meskipun urutan antar blok</text:span>const<text:span text:style-name="Source_20_Text">,</text:span>type<text:span text:style-name="Source_20_Text">,</text:span>var<text:span text:style-name="Source_20_Text">bisa fleksibel): *</text:span>uses<text:span text:style-name="Source_20_Text">(di bagian paling atas untuk program/unit). *</text:span>label<text:span text:style-name="Source_20_Text">(jarang digunakan). *</text:span>const<text:span text:style-name="Source_20_Text">(untuk konstanta). *</text:span>type<text:span text:style-name="Source_20_Text">(untuk tipe data). *</text:span>var<text:span text:style-name="Source_20_Text">(untuk variabel). * Deklarasi</text:span>procedure<text:span text:style-name="Source_20_Text">dan</text:span>function<text:span text:style-name="Source_20_Text">(header dan implementasinya, atau header saja jika menggunakan forward declaration). Bandingkan aturan 'deklarasi sebelum penggunaan' yang ketat ini dengan: * Bahasa C/C++ (memerlukan deklarasi atau prototipe sebelum penggunaan). * Bahasa seperti Java/C# (deklarasi member kelas bisa muncul setelah penggunaan dalam metode lain di kelas yang sama). * Bahasa skrip seperti Python/JavaScript (di mana deklarasi seringkali tidak diperlukan secara eksplisit sebelum penggunaan, atau hoisting berlaku). Tekankan bagaimana pendekatan Pascal ini mendorong perencanaan dan organisasi kode yang lebih eksplisit."</text:span></text:p>
              </text:list-item>
            </text:list>
            <text:p text:style-name="Horizontal_20_Line"/>
            <text:p text:style-name="Text_20_body">Ini adalah set prompt lengkap untuk Bab 3 sesuai permintaan Anda.</text:p>
          </text:section>
          <text:section text:style-name="Sect1" text:name="feedback-form-4">
            <text:p text:style-name="P443"/>
          </text:section>
        </text:section>
        <text:section text:style-name="Sect1" text:name="79fd2995702fc134">
          <text:p text:style-name="Text_20_body"/>
          <text:section text:style-name="Sect1" text:name="user-query-content-5">
            <text:p text:style-name="P705">Pada Bab 4 Tambahkan prompt pada awal bab untuk mendapatkan pengantar , pada tiap subbab/sub-subab untuk mendapatkan isi dengan pembahasan mendalam </text:p>
          </text:section>
          <text:p text:style-name="P443">Tampilkan alur berpikir</text:p>
          <text:section text:style-name="Sect2" text:name="model-response-message-contentr_79fd2995702fc134">
            <text:p text:style-name="Text_20_body"><text:soft-page-break/>Tentu, mari kita siapkan prompt untuk Bab 4, yang akan membahas tipe data di Free Pascal, dengan penekanan pada fitur unik dan perbandingan untuk programmer berpengalaman.</text:p>
            <text:p text:style-name="Horizontal_20_Line"/>
            <text:p text:style-name="Text_20_body"><text:span text:style-name="Strong_20_Emphasis">Bab 4: Tipe Data Primitif dan Terstruktur di Free Pascal</text:span></text:p>
            <text:p text:style-name="Text_20_body"><text:span text:style-name="Strong_20_Emphasis">(Prompt untuk Pengantar Bab Keseluruhan):</text:span> <text:span text:style-name="Source_20_Text">"Tuliskan paragraf pengantar untuk Bab 4 buku tutorial Free Pascal, yang ditujukan bagi programmer berpengalaman. Pengantar ini harus menegaskan bahwa pemahaman mendalam tentang sistem tipe data suatu bahasa adalah fundamental. Akui bahwa pembaca pasti sudah familiar dengan konsep tipe data dasar (integer, float, boolean, char, string) dari bahasa lain. Namun, jelaskan bahwa Bab 4 ini akan mengupas tuntas spektrum tipe data yang ditawarkan Free Pascal, mulai dari tipe dasar dengan variannya, berbagai implementasi string (termasuk AnsiString dan UnicodeString yang reference-counted), hingga tipe data khas Pascal yang sangat ekspresif dan aman-tipe (type-safe) seperti enumerasi, sub-jangkauan (subrange), dan himpunan (set). Bab ini juga akan mencakup tipe data terstruktur esensial seperti array (statis dan dinamis) dan record, serta cara efektif mendefinisikan konstanta. Tujuannya adalah memberikan pemahaman komprehensif kepada pembaca tentang bagaimana merepresentasikan dan memanipulasi data secara efisien dan aman di Free Pascal."</text:span></text:p>
            <text:list xml:id="list7898202349528702063" text:style-name="L12">
              <text:list-item>
                <text:p text:style-name="P169"><text:span text:style-name="Strong_20_Emphasis">(Sub-bab 4.1) Tipe Data Dasar: Integer, Real, Boolean, Char</text:span> <text:span text:style-name="Strong_20_Emphasis">(Prompt untuk Sub-bab 4.1):</text:span> <text:span text:style-name="Source_20_Text">"Jelaskan secara rinci tipe-tipe data skalar dasar (primitif) dalam Free Pascal, dengan fokus pada informasi yang relevan bagi programmer berpengalaman (varian, rentang, ukuran, dan perbandingan). Untuk setiap kategori: * **Integer:** Rinci tipe-tipe integer utama:</text:span>Integer<text:span text:style-name="Source_20_Text">(platform-dependent),</text:span>SmallInt<text:span text:style-name="Source_20_Text">,</text:span>ShortInt<text:span text:style-name="Source_20_Text">,</text:span>LongInt<text:span text:style-name="Source_20_Text">,</text:span>Int64<text:span text:style-name="Source_20_Text">(signed), serta</text:span>Byte<text:span text:style-name="Source_20_Text">,</text:span>Word<text:span text:style-name="Source_20_Text">,</text:span>LongWord<text:span text:style-name="Source_20_Text">,</text:span>Cardinal<text:span text:style-name="Source_20_Text">,</text:span>QWord<text:span text:style-name="Source_20_Text">(unsigned). Sebutkan ukuran memori tipikal dan rentang nilai untuk arsitektur umum (misal, 32-bit dan 64-bit). Bandingkan secara singkat dengan tipe integer di C/C++/Java/C# (misal,</text:span>int<text:span text:style-name="Source_20_Text">,</text:span>long<text:span text:style-name="Source_20_Text">,</text:span>short<text:span text:style-name="Source_20_Text">,</text:span>byte<text:span text:style-name="Source_20_Text">). * **Real (Floating-Point):** Jelaskan tipe-tipe floating-point:</text:span>Real<text:span text:style-name="Source_20_Text">(seringkali alias untuk</text:span>Double<text:span text:style-name="Source_20_Text">),</text:span>Single<text:span text:style-name="Source_20_Text">,</text:span>Double<text:span text:style-name="Source_20_Text">,</text:span>Extended<text:span text:style-name="Source_20_Text">(jika didukung platform),</text:span>Comp<text:span text:style-name="Source_20_Text">(tipe numerik 64-bit usang, sebutkan jika masih ada),</text:span>Currency<text:span text:style-name="Source_20_Text">(fixed-point untuk keuangan). </text:span><text:soft-page-break/><text:span text:style-name="Source_20_Text">Jelaskan perbedaan presisi dan rentang. Bandingkan dengan</text:span>float<text:span text:style-name="Source_20_Text">,</text:span>double<text:span text:style-name="Source_20_Text">di bahasa lain. * **Boolean:** Jelaskan tipe</text:span>Boolean<text:span text:style-name="Source_20_Text">dengan nilai</text:span>True<text:span text:style-name="Source_20_Text">dan</text:span>False<text:span text:style-name="Source_20_Text">. Sebutkan ukuran memori umum (sering 1 byte atau lebih) dan bagaimana nilai non-zero sering diinterpretasikan sebagai True saat konversi. Sebutkan tipe</text:span>ByteBool<text:span text:style-name="Source_20_Text">,</text:span>WordBool<text:span text:style-name="Source_20_Text">,</text:span>LongBool<text:span text:style-name="Source_20_Text">dan kegunaannya untuk interoperabilitas. * **Character:** Jelaskan tipe</text:span>Char<text:span text:style-name="Source_20_Text">(biasanya</text:span>AnsiChar<text:span text:style-name="Source_20_Text">, 1 byte) dan</text:span>WideChar<text:span text:style-name="Source_20_Text">(2 atau 4 byte, tergantung mode/platform, untuk karakter Unicode). Sebutkan fungsi standar</text:span>Ord()<text:span text:style-name="Source_20_Text">(mendapatkan nilai ordinal) dan</text:span>Chr()<text:span text:style-name="Source_20_Text">(mendapatkan karakter dari nilai ordinal). Tekankan pentingnya memilih tipe data yang sesuai dengan kebutuhan domain nilai dan pertimbangan performa/memori."</text:span></text:p>
              </text:list-item>
              <text:list-item>
                <text:p text:style-name="P169"><text:span text:style-name="Strong_20_Emphasis">(Sub-bab 4.2) Tipe Data String: AnsiString, ShortString, UnicodeString, dll.</text:span> <text:span text:style-name="Strong_20_Emphasis">(Prompt untuk Sub-bab 4.2):</text:span> <text:span text:style-name="Source_20_Text">"Berikan pembahasan mendalam tentang berbagai jenis tipe data string yang ada di Free Pascal, karena ini sering menjadi area penyesuaian bagi programmer dari bahasa lain. Uraikan karakteristik, penggunaan, dan manajemen memori untuk tipe-tipe berikut: * **</text:span>ShortString<text:span text:style-name="Source_20_Text">:** Jelaskan struktur klasik ini (1 byte panjang di awal + data, maks 255 char, alokasi stack/statis). Sebutkan relevansi historis (Turbo Pascal) dan kapan penggunaannya mungkin masih dipertimbangkan (atau dihindari) di kode modern. * **</text:span>AnsiString<text:span text:style-name="Source_20_Text">(Tipe</text:span>string<text:span text:style-name="Source_20_Text">default di banyak mode):** Jelaskan sebagai string dinamis, null-terminated, dengan panjang variabel, dan yang terpenting, **reference-counted**. Jelaskan mekanisme copy-on-write. Bahas kelebihan (fleksibilitas ukuran, manajemen memori semi-otomatis) dan kekurangan (ketergantungan pada Ansi code page sistem, potensi masalah encoding). * **</text:span>UnicodeString<text:span text:style-name="Source_20_Text">(Tipe</text:span>string<text:span text:style-name="Source_20_Text">default di mode Delphi modern/Unicode):** Jelaskan sebagai implementasi string modern berbasis UTF-16, juga dinamis dan **reference-counted**. Tekankan ini sebagai pilihan utama untuk aplikasi yang membutuhkan dukungan internasionalisasi (i18n) penuh. * **</text:span>WideString<text:span text:style-name="Source_20_Text">:** Jelaskan sebagai string berbasis</text:span>WideChar<text:span text:style-name="Source_20_Text">(biasanya UTF-16), **tidak reference-counted**, sering digunakan untuk interoperabilitas OLE/COM di Windows. * **</text:span>PChar<text:span text:style-name="Source_20_Text">,</text:span>PWideChar<text:span text:style-name="Source_20_Text">,</text:span>PAnsiChar<text:span text:style-name="Source_20_Text">:** Jelaskan sebagai tipe pointer ke null-terminated </text:span><text:soft-page-break/><text:span text:style-name="Source_20_Text">array of karakter (</text:span>Char<text:span text:style-name="Source_20_Text">,</text:span>WideChar<text:span text:style-name="Source_20_Text">,</text:span>AnsiChar<text:span text:style-name="Source_20_Text">). Tekankan peran krusialnya untuk berinteraksi dengan API eksternal (terutama API C/C++ atau OS). Bandingkan secara eksplisit model reference counting</text:span>AnsiString<text:span text:style-name="Source_20_Text">/</text:span>UnicodeString<text:span text:style-name="Source_20_Text">dengan manajemen string di Java/C# (immutable, garbage collected) dan C++ (</text:span>std::string<text:span text:style-name="Source_20_Text">). Berikan panduan pemilihan tipe string berdasarkan kebutuhan aplikasi (kompatibilitas, Unicode, performa, interoperabilitas)."</text:span></text:p>
              </text:list-item>
              <text:list-item>
                <text:p text:style-name="P169"><text:span text:style-name="Strong_20_Emphasis">(Sub-bab 4.3) Tipe Data Khas Pascal: Enumerasi, Sub-jangkauan, Himpunan</text:span></text:p>
                <text:list>
                  <text:list-item>
                    <text:p text:style-name="P454"><text:span text:style-name="Strong_20_Emphasis">(Sub-sub-bab 4.3.1) Enumerated Types (Tipe Enumerasi)</text:span> <text:span text:style-name="Strong_20_Emphasis">(Prompt untuk Sub-sub-bab 4.3.1):</text:span> <text:span text:style-name="Source_20_Text">"Jelaskan secara detail konsep, sintaks deklarasi (</text:span>type NamaTipe = (Konstanta1, Konstanta2, ...);<text:span text:style-name="Source_20_Text">), dan manfaat penggunaan **Enumerated Types** dalam Free Pascal. Tekankan bagaimana enumerasi menyediakan konstanta bernama yang bermakna dan aman-tipe (type-safe), meningkatkan keterbacaan dan pemeliharaan kode dibandingkan menggunakan angka 'magic'. Jelaskan fungsi ordinal bawaan yang relevan (</text:span>Ord<text:span text:style-name="Source_20_Text">,</text:span>Pred<text:span text:style-name="Source_20_Text">,</text:span>Succ<text:span text:style-name="Source_20_Text">,</text:span>Low<text:span text:style-name="Source_20_Text">,</text:span>High<text:span text:style-name="Source_20_Text">) dan bagaimana enumerasi dapat digunakan secara efektif sebagai indeks array, dalam pernyataan</text:span>case<text:span text:style-name="Source_20_Text">, dan sebagai tipe dasar untuk Set. Bandingkan dengan implementasi</text:span>enum<text:span text:style-name="Source_20_Text">di C/C++ (seringkali hanya integer) dan Java/C# (lebih bersifat objek)."</text:span> </text:p>
                  </text:list-item>
                  <text:list-item>
                    <text:p text:style-name="P454"><text:span text:style-name="Strong_20_Emphasis">(Sub-sub-bab 4.3.2) Subrange Types (Tipe Sub-jangkauan)</text:span> <text:span text:style-name="Strong_20_Emphasis">(Prompt untuk Sub-sub-bab 4.3.2):</text:span> <text:span text:style-name="Source_20_Text">"Jelaskan secara detail konsep, sintaks deklarasi (</text:span>type NamaTipe = BatasBawah..BatasAtas;<text:span text:style-name="Source_20_Text">), dan kegunaan **Subrange Types** dalam Free Pascal. Tunjukkan bahwa tipe dasar subrange harus berupa tipe ordinal (Integer, Char, Enum). Jelaskan bagaimana subrange memungkinkan definisi batasan nilai yang valid pada saat kompilasi, dan bagaimana kompiler dapat menyisipkan pemeriksaan jangkauan (range checking) secara otomatis saat runtime (jika direktif</text:span>{$R+}<text:span text:style-name="Source_20_Text">aktif) untuk menangkap error logika lebih awal. Berikan contoh praktis penggunaan subrange untuk validasi input data, indeks array yang lebih aman, atau merepresentasikan variabel dengan domain </text:span><text:soft-page-break/><text:span text:style-name="Source_20_Text">terbatas secara alami. Bandingkan dengan bahasa lain yang mungkin memerlukan validasi manual untuk fungsi serupa."</text:span> </text:p>
                  </text:list-item>
                  <text:list-item>
                    <text:p text:style-name="P454"><text:span text:style-name="Strong_20_Emphasis">(Sub-sub-bab 4.3.3) Set Types (Tipe Himpunan)</text:span> <text:span text:style-name="Strong_20_Emphasis">(Prompt untuk Sub-sub-bab 4.3.3):</text:span> <text:span text:style-name="Source_20_Text">"Jelaskan secara mendalam konsep, sintaks deklarasi (</text:span>type NamaTipe = set of TipeDasarOrdinal;<text:span text:style-name="Source_20_Text">), dan kekuatan **Set Types** sebagai fitur khas Pascal. Jelaskan bahwa</text:span>TipeDasarOrdinal<text:span text:style-name="Source_20_Text">biasanya berupa enumerasi atau subrange dengan jumlah elemen terbatas (umumnya maks 256). Terangkan bagaimana Set merepresentasikan himpunan (koleksi unik) dari nilai-nilai tipe dasar dan diimplementasikan secara efisien menggunakan bitfield. Tunjukkan sintaks untuk literal himpunan (</text:span>[Elemen1, Elemen2]<text:span text:style-name="Source_20_Text">,</text:span>[BatasBawah..BatasAtas]<text:span text:style-name="Source_20_Text">). Uraikan operasi himpunan standar yang didukung dengan operator intuitif: gabungan (</text:span>+<text:span text:style-name="Source_20_Text">), irisan (</text:span>*<text:span text:style-name="Source_20_Text">), selisih (</text:span>-<text:span text:style-name="Source_20_Text">), keanggotaan (</text:span>in<text:span text:style-name="Source_20_Text">), kesamaan (</text:span>=<text:span text:style-name="Source_20_Text">), ketidaksamaan (</text:span>&lt;&gt;<text:span text:style-name="Source_20_Text">), subset (</text:span>&lt;=<text:span text:style-name="Source_20_Text">), superset (</text:span>&gt;=<text:span text:style-name="Source_20_Text">). Berikan contoh penggunaan Set yang umum, seperti mengelola flag opsi, status, atau sekumpulan pilihan. Bandingkan dengan pendekatan alternatif di bahasa lain (misalnya, bitmask dengan operasi bitwise manual,</text:span>EnumSet<text:span text:style-name="Source_20_Text">di Java, atau</text:span>HashSet<text:span text:style-name="Source_20_Text">untuk objek)."</text:span> </text:p>
                  </text:list-item>
                </text:list>
              </text:list-item>
              <text:list-item>
                <text:p text:style-name="P169"><text:span text:style-name="Strong_20_Emphasis">(Sub-bab 4.4) Tipe Data Terstruktur: Array dan Record</text:span></text:p>
                <text:list>
                  <text:list-item>
                    <text:p text:style-name="P454"><text:span text:style-name="Strong_20_Emphasis">(Sub-sub-bab 4.4.1) Arrays (Statis dan Dinamis)</text:span> <text:span text:style-name="Strong_20_Emphasis">(Prompt untuk Sub-sub-bab 4.4.1):</text:span> <text:span text:style-name="Source_20_Text">"Berikan penjelasan komprehensif tentang **Arrays** dalam Free Pascal, dengan membedakan secara jelas antara dua jenis utama: * **Array Statis:** Jelaskan sintaks deklarasi (</text:span>type NamaTipe = array[IndeksBawah..IndeksAtas] of TipeElemen;<text:span text:style-name="Source_20_Text">atau</text:span>array[TipeIndeksEnum] of TipeElemen;<text:span text:style-name="Source_20_Text">). Tekankan bahwa ukuran dan batas indeks ditentukan saat kompilasi dan alokasi memorinya tetap (biasanya di stack atau data segment). Tunjukkan cara deklarasi array multi-dimensi. Berikan contoh akses elemen. * **Array Dinamis:** Jelaskan sintaks deklarasi (</text:span>type NamaTipe = array of TipeElemen;<text:span text:style-name="Source_20_Text">). Tekankan bahwa ukurannya tidak ditentukan saat kompilasi. Jelaskan penggunaan prosedur</text:span>SetLength<text:span text:style-name="Source_20_Text">untuk </text:span><text:soft-page-break/><text:span text:style-name="Source_20_Text">mengalokasikan atau mengubah ukuran memori di heap saat runtime. Jelaskan bahwa indeks array dinamis *selalu* dimulai dari 0. Tunjukkan cara menggunakan</text:span>Low<text:span text:style-name="Source_20_Text">(selalu 0),</text:span>High<text:span text:style-name="Source_20_Text">(Length - 1), dan</text:span>Length<text:span text:style-name="Source_20_Text">. Sebutkan bahwa array dinamis adalah reference-counted. Bandingkan array dinamis FPC dengan</text:span>std::vector<text:span text:style-name="Source_20_Text">di C++,</text:span>ArrayList<text:span text:style-name="Source_20_Text">di Java, atau</text:span>list<text:span text:style-name="Source_20_Text">di Python. Berikan panduan kapan memilih array statis vs dinamis."</text:span> </text:p>
                  </text:list-item>
                  <text:list-item>
                    <text:p text:style-name="P454"><text:span text:style-name="Strong_20_Emphasis">(Sub-sub-bab 4.4.2) Records (Struktur Data)</text:span> <text:span text:style-name="Strong_20_Emphasis">(Prompt untuk Sub-sub-bab 4.4.2):</text:span> <text:span text:style-name="Source_20_Text">"Jelaskan secara detail tipe data **Record** dalam Free Pascal sebagai mekanisme untuk menggabungkan beberapa item data (disebut **fields** atau kolom) yang mungkin memiliki tipe berbeda ke dalam satu unit logis. Tunjukkan sintaks deklarasi (</text:span>type NamaRecord = record Field1: TipeData1; Field2: TipeData2; ... end;<text:span text:style-name="Source_20_Text">). Jelaskan cara mendeklarasikan variabel bertipe record dan mengakses field individual menggunakan notasi titik (</text:span>VariabelRecord.NamaField<text:span text:style-name="Source_20_Text">). Perkenalkan pernyataan</text:span>with VariabelRecord do begin ... end;<text:span text:style-name="Source_20_Text">sebagai cara untuk menyederhanakan akses ke banyak field dari record yang sama, namun sertakan peringatan tentang potensi ambiguitas dan penurunan keterbacaan kode. Singgung secara singkat tentang **variant records** (</text:span>case ... of ...<text:span text:style-name="Source_20_Text">) sebagai fitur lanjutan untuk menghemat memori atau pemetaan data biner, tetapi tekankan risiko terkait keamanan tipe. Bandingkan</text:span>record<text:span text:style-name="Source_20_Text">Pascal dengan</text:span>struct<text:span text:style-name="Source_20_Text">di C/C++."</text:span> </text:p>
                  </text:list-item>
                </text:list>
              </text:list-item>
              <text:list-item>
                <text:p text:style-name="P169"><text:span text:style-name="Strong_20_Emphasis">(Sub-bab 4.5) Definisi Konstanta (</text:span><text:span text:style-name="Strong_20_Emphasis"><text:span text:style-name="Source_20_Text">const</text:span></text:span><text:span text:style-name="Strong_20_Emphasis">)</text:span> <text:span text:style-name="Strong_20_Emphasis">(Prompt untuk Sub-bab 4.5):</text:span> <text:span text:style-name="Source_20_Text">"Jelaskan secara mendalam cara mendefinisikan konstanta menggunakan blok deklarasi</text:span>const<text:span text:style-name="Source_20_Text">dalam Free Pascal. Bedakan dengan jelas antara dua jenis konstanta: * **Konstanta Murni (Untyped/True Constants):** Sintaks</text:span>Nama = NilaiLiteral;<text:span text:style-name="Source_20_Text">(contoh:</text:span>Gravitasi = 9.81;<text:span text:style-name="Source_20_Text">,</text:span>PesanError = 'File tidak ditemukan';<text:span text:style-name="Source_20_Text">,</text:span>MaxUsers = 100;<text:span text:style-name="Source_20_Text">). Jelaskan bahwa kompiler akan menggantikan penggunaan konstanta ini dengan nilainya secara langsung (jika memungkinkan) dan tipenya ditentukan secara implisit. * **Konstanta Bertipe (Typed Constants):** Sintaks</text:span>Nama: Tipe = Nilai;<text:span text:style-name="Source_20_Text">(contoh:</text:span>KecepatanCahaya: Double = 299792458.0;<text:span text:style-name="Source_20_Text">,</text:span>MaskBit: Byte = $0F;<text:span text:style-name="Source_20_Text">,</text:span>TitikAwal: TPoint = (X: 0; Y: 0);<text:span text:style-name="Source_20_Text">). Jelaskan bahwa ini sebenarnya mendeklarasikan </text:span><text:soft-page-break/><text:span text:style-name="Source_20_Text">variabel statis yang diinisialisasi dan bersifat hanya-baca (read-only) secara default. Sebutkan direktif kompiler</text:span>{$J+}<text:span text:style-name="Source_20_Text">atau</text:span>{$WRITEABLECONST ON}<text:span text:style-name="Source_20_Text">yang memungkinkan konstanta bertipe untuk dimodifikasi (meskipun umumnya tidak disarankan). Jelaskan kegunaan konstanta bertipe untuk mendefinisikan nilai awal struktur data kompleks seperti array atau record konstan. Bandingkan konsep konstanta di FPC dengan</text:span>const<text:span text:style-name="Source_20_Text">di C++,</text:span>final<text:span text:style-name="Source_20_Text">di Java, atau konstanta di bahasa lain."</text:span></text:p>
              </text:list-item>
            </text:list>
            <text:p text:style-name="Horizontal_20_Line"/>
            <text:p text:style-name="Text_20_body">Prompt ini dirancang untuk Bab 4, mencakup semua tipe data penting di FPC dengan detail yang relevan untuk programmer berpengalaman.</text:p>
          </text:section>
          <text:section text:style-name="Sect1" text:name="feedback-form-5">
            <text:p text:style-name="P443"/>
          </text:section>
        </text:section>
        <text:section text:style-name="Sect1" text:name="fa2f8f45f673880a">
          <text:p text:style-name="Text_20_body"/>
          <text:section text:style-name="Sect1" text:name="user-query-content-6">
            <text:p text:style-name="P705">Pada Bab 5 Tambahkan prompt pada awal bab untuk mendapatkan pengantar , pada tiap subbab/sub-subab untuk mendapatkan isi dengan pembahasan mendalam </text:p>
          </text:section>
          <text:p text:style-name="P443">Tampilkan alur berpikir</text:p>
          <text:section text:style-name="Sect2" text:name="model-response-message-contentr_fa2f8f45f673880a">
            <text:p text:style-name="Text_20_body">Tentu, mari kita siapkan prompt untuk Bab 5, yang akan membahas operator dan ekspresi dalam Free Pascal, dengan fokus pada sintaks spesifik Pascal dan aturan prioritasnya.</text:p>
            <text:p text:style-name="Horizontal_20_Line"/>
            <text:p text:style-name="Text_20_body"><text:span text:style-name="Strong_20_Emphasis">Bab 5: Operator dan Ekspresi dalam Free Pascal</text:span></text:p>
            <text:p text:style-name="Text_20_body"><text:span text:style-name="Strong_20_Emphasis">(Prompt untuk Pengantar Bab Keseluruhan):</text:span> <text:span text:style-name="Source_20_Text">"Tuliskan paragraf pengantar untuk Bab 5 buku tutorial Free Pascal, yang ditujukan bagi programmer berpengalaman. Pengantar ini harus mengaitkan bab ini dengan bab sebelumnya (tipe data), menjelaskan bahwa operator adalah 'kata kerja' dalam bahasa pemrograman yang memungkinkan manipulasi data untuk membentuk ekspresi. Akui bahwa pembaca sudah sangat familiar dengan konsep operator aritmatika, relasional, dan logika dari bahasa lain. Namun, tekankan bahwa Bab 5 akan merinci secara spesifik operator-operator yang tersedia di Free Pascal, termasuk sintaks uniknya (seperti</text:span>:=<text:span text:style-name="Source_20_Text">untuk penugasan,</text:span>div<text:span text:style-name="Source_20_Text">/</text:span>mod<text:span text:style-name="Source_20_Text">untuk pembagian integer,</text:span>and<text:span text:style-name="Source_20_Text">/</text:span>or<text:span text:style-name="Source_20_Text">/</text:span>not<text:span text:style-name="Source_20_Text">sebagai kata kunci logika) dan operator khusus untuk tipe data Himpunan (Set). Selain itu, bab ini akan memberikan perhatian khusus pada hierarki atau **prioritas operator (operator precedence)**, sebuah aspek krusial untuk memastikan evaluasi ekspresi kompleks berjalan sesuai harapan. Tujuan bab ini adalah membekali </text:span><text:soft-page-break/><text:span text:style-name="Source_20_Text">pembaca untuk dapat menulis dan membaca ekspresi Free Pascal dengan benar dan efisien."</text:span></text:p>
            <text:list xml:id="list5993780980654498414" text:style-name="L13">
              <text:list-item>
                <text:p text:style-name="P170"><text:span text:style-name="Strong_20_Emphasis">(Sub-bab 5.1) Operator Dasar: Aritmatika, Relasional, Logika, dan Penugasan</text:span> <text:span text:style-name="Strong_20_Emphasis">(Prompt untuk Sub-bab 5.1):</text:span> <text:span text:style-name="Source_20_Text">"Jelaskan secara rinci operator-operator fundamental yang digunakan untuk operasi dasar dalam Free Pascal. Kelompokkan berdasarkan fungsi, berikan contoh, dan **tekankan perbedaan sintaks atau perilaku dibandingkan bahasa C-style (C++, Java, C#, dll.)**: * **Operator Penugasan (Assignment):** Fokus pada penggunaan</text:span>:=<text:span text:style-name="Source_20_Text">sebagai satu-satunya operator penugasan nilai. Kontraskan secara tegas dengan</text:span>=<text:span text:style-name="Source_20_Text">yang merupakan operator perbandingan. Berikan contoh:</text:span>Variabel := Ekspresi;<text:span text:style-name="Source_20_Text">. * **Operator Aritmatika:** Daftarkan dan jelaskan: *</text:span>+<text:span text:style-name="Source_20_Text">(penjumlahan, juga bisa untuk string/set),</text:span>-<text:span text:style-name="Source_20_Text">(pengurangan, juga negasi unary),</text:span>*<text:span text:style-name="Source_20_Text">(perkalian, juga untuk set). *</text:span>/<text:span text:style-name="Source_20_Text">(pembagian real/floating-point): Jelaskan bahwa hasilnya *selalu* bertipe Real, bahkan jika operandnya Integer. *</text:span>div<text:span text:style-name="Source_20_Text">: Operator pembagian integer (integer division). Jelaskan bahwa hasilnya adalah bagian bulat dari pembagian, membuang sisa. Operand harus Integer. *</text:span>mod<text:span text:style-name="Source_20_Text">: Operator sisa pembagian (modulo). Jelaskan bahwa hasilnya adalah sisa dari pembagian integer. Operand harus Integer. Bandingkan</text:span>div<text:span text:style-name="Source_20_Text">/</text:span>mod<text:span text:style-name="Source_20_Text">FPC dengan perilaku operator</text:span>/<text:span text:style-name="Source_20_Text">dan</text:span>%<text:span text:style-name="Source_20_Text">di bahasa C-style. * **Operator Relasional (Perbandingan):** Daftarkan:</text:span>=<text:span text:style-name="Source_20_Text">,</text:span>&lt;&gt;<text:span text:style-name="Source_20_Text">(tidak sama),</text:span>&lt;<text:span text:style-name="Source_20_Text">,</text:span>&gt;<text:span text:style-name="Source_20_Text">,</text:span>&lt;=<text:span text:style-name="Source_20_Text">,</text:span>&gt;=<text:span text:style-name="Source_20_Text">. Jelaskan bahwa semua operator ini menghasilkan nilai</text:span>Boolean<text:span text:style-name="Source_20_Text">(</text:span>True<text:span text:style-name="Source_20_Text">atau</text:span>False<text:span text:style-name="Source_20_Text">) dan dapat digunakan pada tipe data ordinal, string, set, pointer, dll. (sesuai konteks). * **Operator Logika (Boolean):** Daftarkan operator yang bekerja pada operand</text:span>Boolean<text:span text:style-name="Source_20_Text">:</text:span>not<text:span text:style-name="Source_20_Text">(negasi unary),</text:span>and<text:span text:style-name="Source_20_Text">(logika AND),</text:span>or<text:span text:style-name="Source_20_Text">(logika OR),</text:span>xor<text:span text:style-name="Source_20_Text">(logika XOR). Tekankan bahwa ini adalah **kata kunci**, bukan simbol seperti</text:span>!<text:span text:style-name="Source_20_Text">,</text:span>&amp;&amp;<text:span text:style-name="Source_20_Text">,</text:span>||<text:span text:style-name="Source_20_Text">di C-style. Jelaskan tabel kebenaran masing-masing. Singgung tentang evaluasi short-circuit: jelaskan perilakunya (misal, pada</text:span>A and B<text:span text:style-name="Source_20_Text">, jika</text:span>A<text:span text:style-name="Source_20_Text">false,</text:span>B<text:span text:style-name="Source_20_Text">tidak dievaluasi) dan bagaimana ini dikontrol oleh direktif kompiler (</text:span>{$B-}<text:span text:style-name="Source_20_Text">untuk short-circuit ON - default di mode modern,</text:span>{$B+}<text:span text:style-name="Source_20_Text">untuk complete evaluation OFF). * **(Opsional/Singgung) Operator Bitwise:** Sebutkan bahwa</text:span>not<text:span text:style-name="Source_20_Text">,</text:span>and<text:span text:style-name="Source_20_Text">,</text:span>or<text:span text:style-name="Source_20_Text">,</text:span>xor<text:span text:style-name="Source_20_Text">, serta</text:span>shl<text:span text:style-name="Source_20_Text">(shift left) dan</text:span>shr<text:span text:style-name="Source_20_Text">(shift </text:span><text:soft-page-break/><text:span text:style-name="Source_20_Text">right) juga berfungsi sebagai operator bitwise ketika digunakan pada operand bertipe Integer. Bedakan penggunaannya dari operator logika."</text:span></text:p>
              </text:list-item>
              <text:list-item>
                <text:p text:style-name="P170"><text:span text:style-name="Strong_20_Emphasis">(Sub-bab 5.2) Operator Khusus untuk Tipe Himpunan (Set)</text:span> <text:span text:style-name="Strong_20_Emphasis">(Prompt untuk Sub-bab 5.2):</text:span> <text:span text:style-name="Source_20_Text">"Fokus pada operator-operator unik yang disediakan Free Pascal untuk memanipulasi tipe data Himpunan (Set), yang merupakan fitur khas Pascal. Jelaskan setiap operator dengan contoh penggunaannya pada variabel atau literal himpunan: * **Keanggotaan (</text:span>in<text:span text:style-name="Source_20_Text">):** Operator infix yang menguji apakah sebuah elemen (dari tipe dasar ordinal set tersebut) merupakan anggota dari suatu himpunan. Menghasilkan</text:span>Boolean<text:span text:style-name="Source_20_Text">. Contoh:</text:span>if HariLibur in HariKerjaSet then ...<text:span text:style-name="Source_20_Text">. * **Gabungan (</text:span>+<text:span text:style-name="Source_20_Text">):** Operator infix yang menghasilkan himpunan baru berisi semua elemen yang ada di salah satu atau kedua himpunan operand (Set Union). Contoh:</text:span>SetA := SetB + SetC;<text:span text:style-name="Source_20_Text">. * **Selisih (</text:span>-<text:span text:style-name="Source_20_Text">):** Operator infix yang menghasilkan himpunan baru berisi elemen-elemen dari himpunan operand kiri yang *tidak* ada di himpunan operand kanan (Set Difference). Contoh:</text:span>HanyaDiA := SetA - SetB;<text:span text:style-name="Source_20_Text">. * **Irisan (</text:span>*<text:span text:style-name="Source_20_Text">):** Operator infix yang menghasilkan himpunan baru berisi elemen-elemen yang ada di *kedua* himpunan operand (Set Intersection). Contoh:</text:span>YangSama := SetA * SetB;<text:span text:style-name="Source_20_Text">. * **Perbandingan Himpunan:** Jelaskan juga penggunaan operator relasional</text:span>=<text:span text:style-name="Source_20_Text">,</text:span>&lt;&gt;<text:span text:style-name="Source_20_Text">(kesamaan/ketidaksamaan himpunan),</text:span>&lt;=<text:span text:style-name="Source_20_Text">(subset atau sama dengan),</text:span>&gt;=<text:span text:style-name="Source_20_Text">(superset atau sama dengan) antara dua operand bertipe Set. Tekankan bagaimana operator-operator ini membuat manipulasi himpunan menjadi sangat intuitif dan efisien dibandingkan implementasi manual di bahasa lain."</text:span></text:p>
              </text:list-item>
              <text:list-item>
                <text:p text:style-name="P170"><text:span text:style-name="Strong_20_Emphasis">(Sub-bab 5.3) Prioritas Operator (Operator Precedence)</text:span> <text:span text:style-name="Strong_20_Emphasis">(Prompt untuk Sub-bab 5.3):</text:span> <text:span text:style-name="Source_20_Text">"Sajikan penjelasan yang jelas dan terstruktur mengenai **Prioritas Operator (Operator Precedence)** dalam Free Pascal. Ini sangat penting untuk programmer berpengalaman agar dapat membaca dan menulis ekspresi kompleks dengan benar, terutama karena prioritas di Pascal bisa berbeda dari bahasa lain. Buatlah daftar atau tabel yang mengurutkan kelompok operator dari prioritas **tertinggi ke terendah**. Contoh urutan umum (mungkin perlu disesuaikan berdasarkan dokumentasi FPC terbaru): 1.</text:span>@<text:span text:style-name="Source_20_Text">(address-of),</text:span>not<text:span text:style-name="Source_20_Text">(logika/bitwise NOT) - Unary </text:span><text:soft-page-break/><text:span text:style-name="Source_20_Text">tertinggi. 2.</text:span>*<text:span text:style-name="Source_20_Text">,</text:span>/<text:span text:style-name="Source_20_Text">,</text:span>div<text:span text:style-name="Source_20_Text">,</text:span>mod<text:span text:style-name="Source_20_Text">,</text:span>and<text:span text:style-name="Source_20_Text">,</text:span>shl<text:span text:style-name="Source_20_Text">,</text:span>shr<text:span text:style-name="Source_20_Text">- Multiplicative, Logical/Bitwise AND, Shifts. 3.</text:span>+<text:span text:style-name="Source_20_Text">,</text:span>-<text:span text:style-name="Source_20_Text">,</text:span>or<text:span text:style-name="Source_20_Text">,</text:span>xor<text:span text:style-name="Source_20_Text">- Additive, Logical/Bitwise OR/XOR. 4.</text:span>=<text:span text:style-name="Source_20_Text">,</text:span>&lt;&gt;<text:span text:style-name="Source_20_Text">,</text:span>&lt;<text:span text:style-name="Source_20_Text">,</text:span>&gt;<text:span text:style-name="Source_20_Text">,</text:span>&lt;=<text:span text:style-name="Source_20_Text">,</text:span>&gt;=<text:span text:style-name="Source_20_Text">,</text:span>in<text:span text:style-name="Source_20_Text">- Relasional, Keanggotaan Set. Berikan contoh ekspresi yang ambigu tanpa tanda kurung dan tunjukkan bagaimana FPC akan mengevaluasinya berdasarkan aturan prioritas ini. **Berikan penekanan khusus pada potensi jebakan:** misalnya, prioritas</text:span>and<text:span text:style-name="Source_20_Text">dan</text:span>or<text:span text:style-name="Source_20_Text">yang lebih tinggi daripada operator relasional (</text:span>&lt;<text:span text:style-name="Source_20_Text">,</text:span>&gt;<text:span text:style-name="Source_20_Text">,</text:span>=<text:span text:style-name="Source_20_Text">, dll.). Tunjukkan mengapa ekspresi seperti</text:span>if x &gt; 0 and y &lt; 0 then<text:span text:style-name="Source_20_Text">**harus** ditulis sebagai</text:span>if (x &gt; 0) and (y &lt; 0) then<text:span text:style-name="Source_20_Text">untuk mendapatkan hasil yang benar. Anjurkan dengan kuat penggunaan tanda kurung</text:span>()<text:span text:style-name="Source_20_Text">untuk memperjelas urutan evaluasi yang diinginkan dan meningkatkan keterbacaan kode, bahkan jika secara teknis tidak wajib menurut aturan prioritas."</text:span></text:p>
              </text:list-item>
            </text:list>
            <text:p text:style-name="Horizontal_20_Line"/>
            <text:p text:style-name="Text_20_body">Prompt ini dirancang untuk Bab 5, memastikan cakupan operator FPC yang relevan dan penekanan pada aspek-aspek penting seperti perbedaan sintaks, operator set, dan aturan prioritas yang krusial.</text:p>
          </text:section>
          <text:section text:style-name="Sect1" text:name="feedback-form-6">
            <text:p text:style-name="P443"/>
          </text:section>
        </text:section>
        <text:section text:style-name="Sect1" text:name="3f9934325eee9967">
          <text:p text:style-name="Text_20_body"/>
          <text:section text:style-name="Sect1" text:name="user-query-content-7">
            <text:p text:style-name="P705">Pada Bab 6 Tambahkan prompt pada awal bab untuk mendapatkan pengantar , pada tiap subbab/sub-subab untuk mendapatkan isi dengan pembahasan mendalam </text:p>
          </text:section>
          <text:p text:style-name="P443">Tampilkan alur berpikir</text:p>
          <text:section text:style-name="Sect2" text:name="model-response-message-contentr_3f9934325eee9967">
            <text:p text:style-name="Text_20_body">Oke, mari kita siapkan prompt untuk Bab 6, yang berfokus pada struktur kontrol alur di Free Pascal, dengan penekanan pada sintaks dan semantik spesifik Pascal dibandingkan bahasa lain.</text:p>
            <text:p text:style-name="Horizontal_20_Line"/>
            <text:p text:style-name="Text_20_body"><text:span text:style-name="Strong_20_Emphasis">Bab 6: Mengendalikan Alur Eksekusi Program</text:span></text:p>
            <text:p text:style-name="Text_20_body"><text:span text:style-name="Strong_20_Emphasis">(Prompt untuk Pengantar Bab Keseluruhan):</text:span> <text:span text:style-name="Source_20_Text">"Tuliskan paragraf pengantar untuk Bab 6 buku tutorial Free Pascal, yang ditujukan bagi programmer berpengalaman. Pengantar ini harus menjelaskan bahwa kemampuan untuk mengendalikan urutan eksekusi instruksi adalah inti dari logika pemrograman. Struktur kontrol alur memungkinkan program membuat keputusan berdasarkan kondisi (percabangan) dan mengulangi blok kode (perulangan). Akui bahwa konsep dasar</text:span>if<text:span text:style-name="Source_20_Text">,</text:span>case<text:span text:style-name="Source_20_Text">/</text:span>switch<text:span text:style-name="Source_20_Text">,</text:span>for<text:span text:style-name="Source_20_Text">, dan</text:span>while<text:span text:style-name="Source_20_Text">sudah sangat familiar bagi pembaca. Namun, tekankan bahwa Bab 6 ini akan mengupas tuntas implementasi spesifik struktur kontrol alur dalam </text:span><text:soft-page-break/><text:span text:style-name="Source_20_Text">Free Pascal. Ini mencakup sintaks uniknya (kata kunci</text:span>then<text:span text:style-name="Source_20_Text">, blok</text:span>begin..end<text:span text:style-name="Source_20_Text">vs</text:span>repeat..until<text:span text:style-name="Source_20_Text">, struktur</text:span>case..of..end<text:span text:style-name="Source_20_Text">), perbedaan perilaku kunci (misalnya, loop</text:span>for<text:span text:style-name="Source_20_Text">Pascal, tidak adanya fall-through pada</text:span>case<text:span text:style-name="Source_20_Text">, kondisi</text:span>until<text:span text:style-name="Source_20_Text">), serta pernyataan untuk memanipulasi alur secara eksplisit (</text:span>break<text:span text:style-name="Source_20_Text">,</text:span>continue<text:span text:style-name="Source_20_Text">,</text:span>exit<text:span text:style-name="Source_20_Text">,</text:span>goto<text:span text:style-name="Source_20_Text">). Tujuannya adalah memberdayakan pembaca untuk mengimplementasikan logika kontrol yang kompleks dan efisien dalam Free Pascal."</text:span></text:p>
            <text:list xml:id="list4992251318897171979" text:style-name="L14">
              <text:list-item>
                <text:p text:style-name="P171"><text:span text:style-name="Strong_20_Emphasis">(Sub-bab 6.1) Percabangan Kondisional: </text:span><text:span text:style-name="Strong_20_Emphasis"><text:span text:style-name="Source_20_Text">if</text:span></text:span><text:span text:style-name="Strong_20_Emphasis"> dan </text:span><text:span text:style-name="Strong_20_Emphasis"><text:span text:style-name="Source_20_Text">case</text:span></text:span></text:p>
                <text:list>
                  <text:list-item>
                    <text:p text:style-name="P455"><text:span text:style-name="Strong_20_Emphasis">(Sub-sub-bab 6.1.1) Struktur </text:span><text:span text:style-name="Strong_20_Emphasis"><text:span text:style-name="Source_20_Text">if..then..else</text:span></text:span> <text:span text:style-name="Strong_20_Emphasis">(Prompt untuk Sub-sub-bab 6.1.1):</text:span> <text:span text:style-name="Source_20_Text">"Jelaskan secara detail struktur kondisional fundamental</text:span>if..then..else` dalam Free Pascal. Paparkan sintaksnya secara jelas: </text:p>
                    <text:p text:style-name="P171">Delphi</text:p>
                    <text:p text:style-name="P5"><text:span text:style-name="Source_20_Text">// Bentuk dasar</text:span></text:p>
                    <text:p text:style-name="P5"><text:span text:style-name="Source_20_Text">if KondisiBoolean then</text:span></text:p>
                    <text:p text:style-name="P5"><text:span text:style-name="Source_20_Text"><text:s text:c="2"/>PernyataanTunggalJikaBenar; // atau begin..end;</text:span></text:p>
                    <text:p text:style-name="P5"/>
                    <text:p text:style-name="P5"><text:span text:style-name="Source_20_Text">// Bentuk dengan else</text:span></text:p>
                    <text:p text:style-name="P5"><text:span text:style-name="Source_20_Text">if KondisiBoolean then</text:span></text:p>
                    <text:p text:style-name="P5"><text:span text:style-name="Source_20_Text"><text:s text:c="2"/>PernyataanTunggalJikaBenar // atau begin..end;</text:span></text:p>
                    <text:p text:style-name="P5"><text:span text:style-name="Source_20_Text">else</text:span></text:p>
                    <text:p text:style-name="P79"><text:span text:style-name="Source_20_Text"><text:s text:c="2"/>PernyataanTunggalJikaSalah; // atau begin..end;</text:span></text:p>
                    <text:p text:style-name="P455">Tekankan peran wajib kata kunci <text:span text:style-name="Source_20_Text">then</text:span>. Jelaskan kapan blok <text:span text:style-name="Source_20_Text">begin..end</text:span> diperlukan (ketika lebih dari satu pernyataan perlu dieksekusi dalam cabang <text:span text:style-name="Source_20_Text">then</text:span> atau <text:span text:style-name="Source_20_Text">else</text:span>). Berikan contoh <text:span text:style-name="Source_20_Text">if</text:span> bersarang (nested if) dan bagaimana mengelola strukturnya. <text:span text:style-name="Strong_20_Emphasis">Peringatkan secara khusus tentang aturan titik koma (</text:span><text:span text:style-name="Strong_20_Emphasis"><text:span text:style-name="Source_20_Text">;</text:span></text:span><text:span text:style-name="Strong_20_Emphasis">): tidak boleh ada titik koma tepat sebelum kata kunci </text:span><text:span text:style-name="Strong_20_Emphasis"><text:span text:style-name="Source_20_Text">else</text:span></text:span>, karena akan mengakhiri pernyataan <text:span text:style-name="Source_20_Text">if</text:span> secara prematur. Bandingkan secara singkat sintaks ini dengan struktur <text:span text:style-name="Source_20_Text">if (...) { ... } else { ... }</text:span> yang umum di bahasa C-style untuk menyoroti perbedaan visual dan struktural."` </text:p>
                  </text:list-item>
                  <text:list-item>
                    <text:p text:style-name="P455"><text:span text:style-name="Strong_20_Emphasis">(Sub-sub-bab 6.1.2) Struktur </text:span><text:span text:style-name="Strong_20_Emphasis"><text:span text:style-name="Source_20_Text">case..of..else..end</text:span></text:span><text:span text:style-name="Strong_20_Emphasis"> (vs. </text:span><text:span text:style-name="Strong_20_Emphasis"><text:span text:style-name="Source_20_Text">switch</text:span></text:span><text:span text:style-name="Strong_20_Emphasis">)</text:span> <text:span text:style-name="Strong_20_Emphasis">(Prompt untuk Sub-sub-bab 6.1.2):</text:span> <text:span text:style-name="Source_20_Text">"Jelaskan secara mendalam struktur percabangan multi-arah</text:span>case..of..else..end<text:span text:style-name="Source_20_Text">di Free Pascal, yang merupakan alternatif kuat untuk</text:span>if..then..else if` berantai. Paparkan sintaksnya: </text:p>
                    <text:p text:style-name="P171">Delphi</text:p>
                    <text:p text:style-name="P5"><text:span text:style-name="Source_20_Text">case EkspresiSelektorOrdinal of</text:span></text:p>
                    <text:p text:style-name="P5"><text:span text:style-name="Source_20_Text"><text:s text:c="2"/>Konstanta1 : Pernyataan1; // atau begin..end;</text:span></text:p>
                    <text:p text:style-name="P5"><text:span text:style-name="Source_20_Text"><text:s text:c="2"/>Konstanta2, Konstanta3 : Pernyataan2; // Label ganda</text:span></text:p>
                    <text:p text:style-name="P5"><text:soft-page-break/><text:span text:style-name="Source_20_Text"><text:s text:c="2"/>Konstanta4..Konstanta6 : Pernyataan3; // Label rentang (range)</text:span></text:p>
                    <text:p text:style-name="P5"><text:span text:style-name="Source_20_Text"><text:s text:c="2"/>// ... cabang lain ...</text:span></text:p>
                    <text:p text:style-name="P5"><text:span text:style-name="Source_20_Text">else // Cabang opsional untuk kasus lain</text:span></text:p>
                    <text:p text:style-name="P5"><text:span text:style-name="Source_20_Text"><text:s text:c="2"/>PernyataanDefault; // atau begin..end;</text:span></text:p>
                    <text:p text:style-name="P79"><text:span text:style-name="Source_20_Text">end; // Penutup wajib</text:span></text:p>
                    <text:p text:style-name="P455">Tekankan bahwa <text:span text:style-name="Source_20_Text">EkspresiSelektorOrdinal</text:span> <text:span text:style-name="Emphasis">harus</text:span> menghasilkan nilai bertipe <text:span text:style-name="Strong_20_Emphasis">ordinal</text:span> (Integer, Char, Boolean, Enumerated, Subrange). Soroti fitur unik dan kuat Pascal: kemampuan menggunakan <text:span text:style-name="Strong_20_Emphasis">beberapa konstanta</text:span> (dipisah koma) dan <text:span text:style-name="Strong_20_Emphasis">rentang konstanta</text:span> (<text:span text:style-name="Source_20_Text">NilaiAwal..NilaiAkhir</text:span>) sebagai label <text:span text:style-name="Source_20_Text">case</text:span>. Jelaskan fungsi klausa <text:span text:style-name="Source_20_Text">else</text:span> (opsional) untuk menangani nilai yang tidak cocok dengan label manapun. <text:span text:style-name="Strong_20_Emphasis">Lakukan perbandingan mendalam antara </text:span><text:span text:style-name="Strong_20_Emphasis"><text:span text:style-name="Source_20_Text">case</text:span></text:span><text:span text:style-name="Strong_20_Emphasis"> Pascal dan </text:span><text:span text:style-name="Strong_20_Emphasis"><text:span text:style-name="Source_20_Text">switch</text:span></text:span><text:span text:style-name="Strong_20_Emphasis"> C-style (C++, Java, C#):</text:span> * Tipe Selektor: Ordinal di Pascal vs. Integer/Enum/String (C#) di C-style. * <text:span text:style-name="Strong_20_Emphasis">Fall-through:</text:span> Tekankan bahwa Pascal <text:span text:style-name="Strong_20_Emphasis">tidak memiliki fall-through otomatis</text:span> antar cabang; setiap cabang dieksekusi secara independen, sehingga <text:span text:style-name="Strong_20_Emphasis">tidak memerlukan </text:span><text:span text:style-name="Strong_20_Emphasis"><text:span text:style-name="Source_20_Text">break</text:span></text:span> seperti di C-style. * Label Rentang/Ganda: Fitur Pascal yang tidak ada di <text:span text:style-name="Source_20_Text">switch</text:span> C-style standar. * Blok Penutup: <text:span text:style-name="Source_20_Text">end</text:span> wajib di Pascal vs. <text:span text:style-name="Source_20_Text">{}</text:span> di C-style. Berikan contoh kasus penggunaan yang menunjukkan keunggulan <text:span text:style-name="Source_20_Text">case</text:span> Pascal."` </text:p>
                  </text:list-item>
                </text:list>
              </text:list-item>
              <text:list-item>
                <text:p text:style-name="P171"><text:span text:style-name="Strong_20_Emphasis">(Sub-bab 6.2) Struktur Perulangan (Looping)</text:span></text:p>
                <text:list>
                  <text:list-item>
                    <text:p text:style-name="P455"><text:span text:style-name="Strong_20_Emphasis">(Sub-sub-bab 6.2.1) Perulangan Terhitung: </text:span><text:span text:style-name="Strong_20_Emphasis"><text:span text:style-name="Source_20_Text">for..to..do</text:span></text:span><text:span text:style-name="Strong_20_Emphasis"> dan </text:span><text:span text:style-name="Strong_20_Emphasis"><text:span text:style-name="Source_20_Text">for..downto..do</text:span></text:span> <text:span text:style-name="Strong_20_Emphasis">(Prompt untuk Sub-sub-bab 6.2.1):</text:span> <text:span text:style-name="Source_20_Text">"Jelaskan secara detail loop terhitung (counted loop)</text:span>for..do` di Free Pascal, yang digunakan untuk iterasi sejumlah kali yang sudah ditentukan. Tunjukkan kedua sintaksnya: </text:p>
                    <text:p text:style-name="P171">Delphi</text:p>
                    <text:p text:style-name="P5"><text:span text:style-name="Source_20_Text">// Iterasi menaik (inkremental)</text:span></text:p>
                    <text:p text:style-name="P5"><text:span text:style-name="Source_20_Text">for VariabelKontrol := NilaiAwal to NilaiAkhir do</text:span></text:p>
                    <text:p text:style-name="P5"><text:span text:style-name="Source_20_Text"><text:s text:c="2"/>BadanLoop; // Pernyataan tunggal atau begin..end;</text:span></text:p>
                    <text:p text:style-name="P5"/>
                    <text:p text:style-name="P5"><text:span text:style-name="Source_20_Text">// Iterasi menurun (dekremental)</text:span></text:p>
                    <text:p text:style-name="P5"><text:span text:style-name="Source_20_Text">for VariabelKontrol := NilaiAwal downto NilaiAkhir do</text:span></text:p>
                    <text:p text:style-name="P79"><text:span text:style-name="Source_20_Text"><text:s text:c="2"/>BadanLoop; // Pernyataan tunggal atau begin..end;</text:span></text:p>
                    <text:p text:style-name="P455">Tekankan poin-poin penting berikut: * <text:span text:style-name="Source_20_Text">VariabelKontrol</text:span> harus bertipe <text:span text:style-name="Strong_20_Emphasis">ordinal</text:span> (Integer, Char, Enum, dll.). * <text:span text:style-name="Source_20_Text">VariabelKontrol</text:span> <text:span text:style-name="Strong_20_Emphasis">harus dideklarasikan</text:span> sebelum loop (biasanya sebagai variabel lokal). * Nilai <text:span text:style-name="Source_20_Text">NilaiAwal</text:span> dan <text:span text:style-name="Source_20_Text">NilaiAkhir</text:span> dievaluasi <text:span text:style-name="Strong_20_Emphasis">hanya sekali</text:span> sebelum loop dimulai. * Di dalam <text:span text:style-name="Source_20_Text">BadanLoop</text:span>, nilai <text:span text:style-name="Source_20_Text">VariabelKontrol</text:span> bersifat <text:span text:style-name="Strong_20_Emphasis">read-only</text:span> (tidak boleh diubah secara eksplisit oleh kode di dalam loop). * Loop <text:span text:style-name="Source_20_Text">for..to..do</text:span> akan <text:soft-page-break/>menaikkan <text:span text:style-name="Source_20_Text">VariabelKontrol</text:span> secara otomatis; <text:span text:style-name="Source_20_Text">for..downto..do</text:span> akan menurunkannya. Bandingkan loop <text:span text:style-name="Source_20_Text">for</text:span> Pascal ini dengan loop <text:span text:style-name="Source_20_Text">for(int i=0; i&lt;N; ++i)</text:span> di C-style, soroti perbedaan dalam hal deklarasi variabel kontrol, modifikasi di dalam loop, dan fleksibilitas."` </text:p>
                  </text:list-item>
                  <text:list-item>
                    <text:p text:style-name="P455"><text:span text:style-name="Strong_20_Emphasis">(Sub-sub-bab 6.2.2) Perulangan Berbasis Kondisi Awal: </text:span><text:span text:style-name="Strong_20_Emphasis"><text:span text:style-name="Source_20_Text">while..do</text:span></text:span> <text:span text:style-name="Strong_20_Emphasis">(Prompt untuk Sub-sub-bab 6.2.2):</text:span> <text:span text:style-name="Source_20_Text">"Jelaskan secara detail loop</text:span>while..do` di Free Pascal, yang merupakan loop berbasis kondisi yang dites di awal (pre-tested loop). Paparkan sintaksnya: </text:p>
                    <text:p text:style-name="P171">Delphi</text:p>
                    <text:p text:style-name="P5"><text:span text:style-name="Source_20_Text">while KondisiBoolean do</text:span></text:p>
                    <text:p text:style-name="P79"><text:span text:style-name="Source_20_Text"><text:s text:c="2"/>BadanLoop; // Pernyataan tunggal atau begin..end;</text:span></text:p>
                    <text:p text:style-name="P455">Tekankan karakteristik utamanya: * <text:span text:style-name="Source_20_Text">KondisiBoolean</text:span> dievaluasi <text:span text:style-name="Strong_20_Emphasis">sebelum</text:span> setiap potensi eksekusi <text:span text:style-name="Source_20_Text">BadanLoop</text:span>. * Jika <text:span text:style-name="Source_20_Text">KondisiBoolean</text:span> awalnya <text:span text:style-name="Source_20_Text">False</text:span>, <text:span text:style-name="Source_20_Text">BadanLoop</text:span> tidak akan dieksekusi sama sekali. * Loop akan terus berlanjut <text:span text:style-name="Strong_20_Emphasis">selama</text:span> <text:span text:style-name="Source_20_Text">KondisiBoolean</text:span> bernilai <text:span text:style-name="Source_20_Text">True</text:span>. * <text:span text:style-name="Source_20_Text">BadanLoop</text:span> harus berisi logika yang pada akhirnya akan membuat <text:span text:style-name="Source_20_Text">KondisiBoolean</text:span> menjadi <text:span text:style-name="Source_20_Text">False</text:span> untuk menghindari loop tak terbatas (infinite loop). * Diperlukan <text:span text:style-name="Source_20_Text">begin..end</text:span> jika <text:span text:style-name="Source_20_Text">BadanLoop</text:span> terdiri lebih dari satu pernyataan. Bandingkan dengan loop <text:span text:style-name="Source_20_Text">while</text:span> di bahasa lain (umumnya sangat mirip dalam konsep dan perilaku)." ` </text:p>
                  </text:list-item>
                  <text:list-item>
                    <text:p text:style-name="P455"><text:span text:style-name="Strong_20_Emphasis">(Sub-sub-bab 6.2.3) Perulangan Berbasis Kondisi Akhir: </text:span><text:span text:style-name="Strong_20_Emphasis"><text:span text:style-name="Source_20_Text">repeat..until</text:span></text:span> <text:span text:style-name="Strong_20_Emphasis">(Prompt untuk Sub-sub-bab 6.2.3):</text:span> <text:span text:style-name="Source_20_Text">"Jelaskan secara detail loop</text:span>repeat..until` di Free Pascal, yang merupakan loop berbasis kondisi yang dites di akhir (post-tested loop). Paparkan sintaksnya: </text:p>
                    <text:p text:style-name="P171">Delphi</text:p>
                    <text:p text:style-name="P5"><text:span text:style-name="Source_20_Text">repeat</text:span></text:p>
                    <text:p text:style-name="P5"><text:span text:style-name="Source_20_Text"><text:s text:c="2"/>Pernyataan1;</text:span></text:p>
                    <text:p text:style-name="P5"><text:span text:style-name="Source_20_Text"><text:s text:c="2"/>Pernyataan2;</text:span></text:p>
                    <text:p text:style-name="P5"><text:span text:style-name="Source_20_Text"><text:s text:c="2"/>...</text:span></text:p>
                    <text:p text:style-name="P5"><text:span text:style-name="Source_20_Text"><text:s text:c="2"/>PernyataanN;</text:span></text:p>
                    <text:p text:style-name="P79"><text:span text:style-name="Source_20_Text">until KondisiBoolean;</text:span></text:p>
                    <text:p text:style-name="P455">Tekankan karakteristik utamanya dan perbedaannya dengan <text:span text:style-name="Source_20_Text">while</text:span>: * Badan loop (antara <text:span text:style-name="Source_20_Text">repeat</text:span> dan <text:span text:style-name="Source_20_Text">until</text:span>) <text:span text:style-name="Strong_20_Emphasis">selalu dieksekusi setidaknya satu kali</text:span>, karena kondisi baru dicek di akhir. * <text:span text:style-name="Source_20_Text">KondisiBoolean</text:span> dievaluasi <text:span text:style-name="Strong_20_Emphasis">setelah</text:span> setiap eksekusi badan loop. * Loop akan berhenti (keluar) ketika <text:span text:style-name="Source_20_Text">KondisiBoolean</text:span> menjadi <text:span text:style-name="Strong_20_Emphasis"><text:span text:style-name="Source_20_Text">True</text:span></text:span>. Ini adalah logika terbalik dari <text:span text:style-name="Source_20_Text">while</text:span> yang berjalan selama kondisi <text:span text:style-name="Source_20_Text">True</text:span>. * Blok <text:span text:style-name="Source_20_Text">repeat..until</text:span> secara implisit mengelompokkan <text:soft-page-break/>pernyataan, sehingga <text:span text:style-name="Strong_20_Emphasis">tidak memerlukan </text:span><text:span text:style-name="Strong_20_Emphasis"><text:span text:style-name="Source_20_Text">begin..end</text:span></text:span> untuk beberapa pernyataan di dalamnya. Bandingkan secara eksplisit logika <text:span text:style-name="Source_20_Text">repeat..until</text:span> (berhenti saat True, minimal 1 iterasi) dengan <text:span text:style-name="Source_20_Text">while..do</text:span> (berjalan saat True, mungkin 0 iterasi) dan <text:span text:style-name="Source_20_Text">do..while</text:span> C-style (minimal 1 iterasi, berhenti saat False)." ` </text:p>
                  </text:list-item>
                </text:list>
              </text:list-item>
              <text:list-item>
                <text:p text:style-name="P171"><text:span text:style-name="Strong_20_Emphasis">(Sub-bab 6.3) Pernyataan Transfer Kontrol Eksplisit</text:span> <text:span text:style-name="Strong_20_Emphasis">(Prompt untuk Sub-bab 6.3):</text:span> <text:span text:style-name="Source_20_Text">"Jelaskan pernyataan-pernyataan dalam Free Pascal yang memungkinkan pengubahan alur kontrol standar secara eksplisit di dalam loop atau subrutin. Uraikan fungsi dan contoh penggunaan untuk masing-masing: * **</text:span>Break<text:span text:style-name="Source_20_Text">:** Jelaskan bahwa</text:span>Break<text:span text:style-name="Source_20_Text">digunakan untuk segera **menghentikan eksekusi loop terdalam** (</text:span>for<text:span text:style-name="Source_20_Text">,</text:span>while<text:span text:style-name="Source_20_Text">, atau</text:span>repeat<text:span text:style-name="Source_20_Text">) tempat ia berada, dan melanjutkan eksekusi ke pernyataan setelah loop tersebut. * **</text:span>Continue<text:span text:style-name="Source_20_Text">:** Jelaskan bahwa</text:span>Continue<text:span text:style-name="Source_20_Text">digunakan untuk **menghentikan iterasi saat ini** dari loop terdalam dan langsung melompat ke awal iterasi berikutnya (termasuk pengecekan kondisi</text:span>while<text:span text:style-name="Source_20_Text">/</text:span>until<text:span text:style-name="Source_20_Text">atau pembaruan variabel kontrol</text:span>for<text:span text:style-name="Source_20_Text">). * **</text:span>Exit<text:span text:style-name="Source_20_Text">:** Jelaskan bahwa</text:span>Exit<text:span text:style-name="Source_20_Text">digunakan untuk segera **keluar dari prosedur atau fungsi saat ini**. Jika</text:span>Exit<text:span text:style-name="Source_20_Text">dipanggil dari badan program utama, program akan berhenti. Jelaskan bagaimana</text:span>Exit(EkspresiHasil)<text:span text:style-name="Source_20_Text">dapat digunakan untuk mengembalikan nilai dari sebuah fungsi. * **</text:span>Goto<text:span text:style-name="Source_20_Text">dan</text:span>label<text:span text:style-name="Source_20_Text">:** Jelaskan sintaks deklarasi label (</text:span>label NamaLabel1, NamaLabel2;<text:span text:style-name="Source_20_Text">di bagian deklarasi) dan sintaks pernyataan</text:span>goto NamaLabel;<text:span text:style-name="Source_20_Text">. Tekankan bahwa</text:span>goto<text:span text:style-name="Source_20_Text">melakukan lompatan tanpa syarat ke label yang dituju *dalam scope yang sama* (prosedur/fungsi/blok). **Sertakan peringatan keras** mengenai penggunaan</text:span>goto<text:span text:style-name="Source_20_Text">: jelaskan mengapa ia dianggap praktik pemrograman yang buruk karena dapat menghasilkan kode yang tidak terstruktur dan sulit dipahami ('spaghetti code'). Sebutkan bahwa penggunaannya harus **sangat dihindari** dan hampir selalu ada alternatif yang lebih baik menggunakan struktur kontrol standar,</text:span>Break<text:span text:style-name="Source_20_Text">,</text:span>Continue<text:span text:style-name="Source_20_Text">, atau</text:span>Exit<text:span text:style-name="Source_20_Text">. Berikan contoh (mungkin artifisial) di mana</text:span>goto<text:span text:style-name="Source_20_Text">kadang-kadang masih terlihat (misalnya, keluar dari loop bersarang yang sangat dalam), tetapi tetap anjurkan pendekatan lain."</text:span></text:p>
              </text:list-item>
            </text:list>
            <text:p text:style-name="Horizontal_20_Line"/>
            <text:p text:style-name="Text_20_body">Prompt ini dirancang untuk Bab 6, mencakup semua struktur kontrol utama dan pernyataan transfer, dengan fokus pada detail sintaks, perilaku spesifik Pascal, dan <text:soft-page-break/>perbandingan yang relevan untuk programmer berpengalaman.</text:p>
          </text:section>
          <text:section text:style-name="Sect1" text:name="feedback-form-7">
            <text:p text:style-name="P443"/>
          </text:section>
        </text:section>
        <text:section text:style-name="Sect1" text:name="10259377522b779c">
          <text:p text:style-name="Text_20_body"/>
          <text:section text:style-name="Sect1" text:name="user-query-content-8">
            <text:p text:style-name="P705">Pada Bab 7 Tambahkan prompt pada awal bab untuk mendapatkan pengantar , pada tiap subbab/sub-subab untuk mendapatkan isi dengan pembahasan mendalam </text:p>
          </text:section>
          <text:p text:style-name="P443">Tampilkan alur berpikir</text:p>
          <text:section text:style-name="Sect2" text:name="model-response-message-contentr_10259377522b779c">
            <text:p text:style-name="Text_20_body">Baik, mari kita siapkan prompt untuk Bab 7, yang akan membahas prosedur dan fungsi di Free Pascal, dengan penekanan pada mekanisme parameter yang kaya dan fitur lainnya.</text:p>
            <text:p text:style-name="Horizontal_20_Line"/>
            <text:p text:style-name="Text_20_body"><text:span text:style-name="Strong_20_Emphasis">Bab 7: Prosedur dan Fungsi: Modularitas Kode</text:span></text:p>
            <text:p text:style-name="Text_20_body"><text:span text:style-name="Strong_20_Emphasis">(Prompt untuk Pengantar Bab Keseluruhan):</text:span> <text:span text:style-name="Source_20_Text">"Tuliskan paragraf pengantar untuk Bab 7 buku tutorial Free Pascal, yang ditujukan bagi programmer berpengalaman. Pengantar ini harus menggarisbawahi pentingnya subrutin (prosedur dan fungsi) sebagai pilar utama dalam pemrograman terstruktur dan modular. Jelaskan bahwa subrutin memungkinkan pemecahan masalah kompleks menjadi bagian-bagian yang lebih kecil, logis, mudah dikelola, dan dapat digunakan kembali (reusable), yang sangat krusial untuk proyek skala besar. Akui bahwa pembaca sudah sangat familiar dengan konsep fungsi/metode. Namun, tekankan bahwa Bab 7 akan mendalami implementasi subrutin ala Free Pascal, membedakan antara</text:span>procedure<text:span text:style-name="Source_20_Text">(tanpa nilai balik eksplisit) dan</text:span>function<text:span text:style-name="Source_20_Text">(dengan nilai balik). Fokus utama akan diberikan pada **mekanisme penerusan parameter Pascal yang beragam dan kuat (</text:span>value<text:span text:style-name="Source_20_Text">,</text:span>var<text:span text:style-name="Source_20_Text">,</text:span>const<text:span text:style-name="Source_20_Text">,</text:span>out<text:span text:style-name="Source_20_Text">)**, yang seringkali menawarkan kontrol lebih granular dibandingkan bahasa lain. Kita juga akan membahas aturan lingkup (scope) variabel termasuk subrutin bersarang, kebutuhan deklarasi maju (</text:span>forward<text:span text:style-name="Source_20_Text">) untuk dependensi sirkular atau organisasi kode, serta kemampuan overloading subrutin berdasarkan signature parameter. Tujuannya adalah agar pembaca dapat merancang subrutin yang bersih, efisien, dan mudah dipelihara di Free Pascal."</text:span></text:p>
            <text:list xml:id="list5058465334635038643" text:style-name="L15">
              <text:list-item>
                <text:p text:style-name="P172"><text:span text:style-name="Strong_20_Emphasis">(Sub-bab 7.1) Deklarasi, Definisi, dan Pemanggilan</text:span> <text:span text:style-name="Strong_20_Emphasis">(Prompt untuk Sub-bab 7.1):</text:span> <text:span text:style-name="Source_20_Text">"Jelaskan secara rinci sintaks untuk mendeklarasikan dan mendefinisikan **Prosedur (Procedure)** dan **Fungsi (Function)** dalam Free Pascal. Bedakan keduanya secara jelas: * **Prosedur:** Subrutin yang melakukan tugas tetapi tidak mengembalikan nilai secara eksplisit melalui </text:span><text:soft-page-break/><text:span text:style-name="Source_20_Text">namanya. Tunjukkan sintaks deklarasi dan implementasi: ```pascal procedure NamaProsedur(DaftarParameter); // Deklarasi lokal (opsional: const, type, var, nested subroutines) begin // Badan/implementasi prosedur end; ``` * **Fungsi:** Subrutin yang melakukan tugas dan mengembalikan sebuah nilai dengan tipe data tertentu. Tunjukkan sintaks deklarasi dan implementasi: ```pascal function NamaFungsi(DaftarParameter): TipeHasil; // Deklarasi lokal (opsional) begin // Badan/implementasi fungsi // Cara menetapkan nilai balik: NamaFungsi := EkspresiHasil; // Metode klasik // atau Result := EkspresiHasil; // Metode modern (variabel implisit 'Result') end; ``` Jelaskan kedua cara untuk menetapkan nilai balik dalam fungsi (</text:span>NamaFungsi := ...<text:span text:style-name="Source_20_Text">dan</text:span>Result := ...<text:span text:style-name="Source_20_Text">) dan kapan masing-masing mungkin digunakan. Tunjukkan sintaks pemanggilan prosedur (</text:span>NamaProsedur(Argumen);<text:span text:style-name="Source_20_Text">) dan bagaimana memanggil fungsi serta menggunakan nilai baliknya (</text:span>Variabel := NamaFungsi(Argumen);<text:span text:style-name="Source_20_Text">atau</text:span>if NamaFungsi(Argumen) &gt; 10 then ...<text:span text:style-name="Source_20_Text">). Singgung tentang kemungkinan mendeklarasikan prosedur/fungsi di dalam prosedur/fungsi lain (nested scope)."</text:span></text:p>
              </text:list-item>
              <text:list-item>
                <text:p text:style-name="P172"><text:span text:style-name="Strong_20_Emphasis">(Sub-bab 7.2) Mekanisme Penerusan Parameter (Parameter Passing)</text:span></text:p>
                <text:list>
                  <text:list-item>
                    <text:p text:style-name="P456"><text:span text:style-name="Strong_20_Emphasis">(Sub-sub-bab 7.2.1) Value Parameters (Pass-by-Value - Default)</text:span> <text:span text:style-name="Strong_20_Emphasis">(Prompt untuk Sub-sub-bab 7.2.1):</text:span> <text:span text:style-name="Source_20_Text">"Jelaskan secara detail mekanisme default untuk meneruskan parameter di Free Pascal: **Value Parameters**. Tunjukkan sintaksnya dalam deklarasi (</text:span>NamaParam: TipeData<text:span text:style-name="Source_20_Text">). Jelaskan bahwa dengan pass-by-value, subrutin menerima **salinan (copy)** independen dari data argumen asli. Tekankan implikasi utamanya: setiap perubahan yang dilakukan pada parameter di dalam subrutin **tidak akan mempengaruhi** variabel asli yang dilewatkan sebagai argumen di sisi pemanggil. Berikan contoh kode yang jelas untuk mendemonstrasikan isolasi ini. Bandingkan dengan pass-by-value untuk tipe primitif dan objek di bahasa lain (misal, C, C++, Java)."</text:span> </text:p>
                  </text:list-item>
                  <text:list-item>
                    <text:p text:style-name="P456"><text:span text:style-name="Strong_20_Emphasis">(Sub-sub-bab 7.2.2) Variable Parameters (Pass-by-Reference - </text:span><text:span text:style-name="Strong_20_Emphasis"><text:span text:style-name="Source_20_Text">var</text:span></text:span><text:span text:style-name="Strong_20_Emphasis">)</text:span> <text:span text:style-name="Strong_20_Emphasis">(Prompt untuk Sub-sub-bab 7.2.2):</text:span> <text:span text:style-name="Source_20_Text">"Jelaskan secara mendalam mekanisme penerusan parameter menggunakan kata kunci</text:span>var<text:span text:style-name="Source_20_Text">(**Variable </text:span><text:soft-page-break/><text:span text:style-name="Source_20_Text">Parameters**) di Free Pascal. Tunjukkan sintaks deklarasinya (</text:span>var NamaParam: TipeData<text:span text:style-name="Source_20_Text">). Jelaskan bahwa</text:span>var<text:span text:style-name="Source_20_Text">mengimplementasikan **pass-by-reference**: subrutin bekerja langsung dengan **variabel asli** milik pemanggil melalui referensi (alamat memori). Tekankan implikasi krusialnya: modifikasi apa pun pada parameter</text:span>var<text:span text:style-name="Source_20_Text">di dalam subrutin **akan secara langsung mengubah** nilai variabel asli di sisi pemanggil. Berikan contoh penggunaan</text:span>var<text:span text:style-name="Source_20_Text">yang efektif, seperti untuk memungkinkan prosedur 'mengembalikan' beberapa nilai atau memodifikasi struktur data besar secara in-place. Bandingkan secara eksplisit dengan pass-by-reference di C++ (menggunakan</text:span>&amp;<text:span text:style-name="Source_20_Text">) dan perilaku objek di Java/C# (pass-by-value-of-reference)."</text:span> </text:p>
                  </text:list-item>
                  <text:list-item>
                    <text:p text:style-name="P456"><text:span text:style-name="Strong_20_Emphasis">(Sub-sub-bab 7.2.3) Constant Parameters (Input Read-Only - </text:span><text:span text:style-name="Strong_20_Emphasis"><text:span text:style-name="Source_20_Text">const</text:span></text:span><text:span text:style-name="Strong_20_Emphasis">)</text:span> <text:span text:style-name="Strong_20_Emphasis">(Prompt untuk Sub-sub-bab 7.2.3):</text:span> <text:span text:style-name="Source_20_Text">"Jelaskan secara detail mekanisme penerusan parameter menggunakan kata kunci</text:span>const<text:span text:style-name="Source_20_Text">(**Constant Parameters**) di Free Pascal. Tunjukkan sintaks deklarasinya (</text:span>const NamaParam: TipeData<text:span text:style-name="Source_20_Text">). Jelaskan bahwa</text:span>const<text:span text:style-name="Source_20_Text">menandakan parameter **input** yang nilainya **dijamin tidak akan diubah** oleh subrutin (kompiler akan memberlakukan ini). Jelaskan potensi optimasi: kompiler bebas memilih metode penerusan (by value atau by reference) untuk</text:span>const<text:span text:style-name="Source_20_Text">demi efisiensi (misalnya, meneruskan referensi untuk tipe besar seperti record/array untuk menghindari penyalinan), sambil tetap mempertahankan semantik read-only bagi programmer. Tekankan manfaat penggunaan</text:span>const<text:span text:style-name="Source_20_Text">: meningkatkan keamanan tipe, mencegah efek samping tak terduga, dan berfungsi sebagai dokumentasi niat (bahwa parameter ini hanya input). Bandingkan dengan</text:span>const<text:span text:style-name="Source_20_Text">reference (</text:span>const T&amp;<text:span text:style-name="Source_20_Text">) di C++."</text:span> </text:p>
                  </text:list-item>
                  <text:list-item>
                    <text:p text:style-name="P456"><text:span text:style-name="Strong_20_Emphasis">(Sub-sub-bab 7.2.4) Out Parameters (Output Only - </text:span><text:span text:style-name="Strong_20_Emphasis"><text:span text:style-name="Source_20_Text">out</text:span></text:span><text:span text:style-name="Strong_20_Emphasis">)</text:span> <text:span text:style-name="Strong_20_Emphasis">(Prompt untuk Sub-sub-bab 7.2.4):</text:span> <text:span text:style-name="Source_20_Text">"Jelaskan secara detail mekanisme penerusan parameter menggunakan kata kunci</text:span>out<text:span text:style-name="Source_20_Text">(**Out Parameters**) di Free Pascal. Tunjukkan sintaks deklarasinya (</text:span>out NamaParam: TipeData<text:span text:style-name="Source_20_Text">). Jelaskan bahwa</text:span>out<text:span text:style-name="Source_20_Text">mirip dengan</text:span>var<text:span text:style-name="Source_20_Text">karena bersifat pass-by-reference dan memungkinkan subrutin memodifikasi argumen asli. Namun, </text:span><text:soft-page-break/><text:span text:style-name="Source_20_Text">perbedaannya adalah nilai **awal** dari variabel yang dilewatkan ke parameter</text:span>out<text:span text:style-name="Source_20_Text">dianggap **tidak terdefinisi (undefined)** atau tidak relevan bagi subrutin; tujuannya murni sebagai **saluran output**. Subrutin diharapkan untuk *menginisialisasi* atau *menetapkan nilai* ke parameter</text:span>out<text:span text:style-name="Source_20_Text">sebelum kembali. Jelaskan kegunaan</text:span>out<text:span text:style-name="Source_20_Text">untuk mengembalikan beberapa hasil atau untuk interoperabilitas dengan API yang menggunakan parameter output. Bandingkan dengan</text:span>out<text:span text:style-name="Source_20_Text">di C# atau penggunaan pointer untuk parameter output di C."</text:span> </text:p>
                  </text:list-item>
                  <text:list-item>
                    <text:p text:style-name="P456"><text:span text:style-name="Strong_20_Emphasis">(Sub-sub-bab 7.2.5) Perbandingan dan Panduan Pemilihan Mode Parameter</text:span> <text:span text:style-name="Strong_20_Emphasis">(Prompt untuk Sub-sub-bab 7.2.5):</text:span> <text:span text:style-name="Source_20_Text">"Sajikan ringkasan komparatif yang jelas antara empat mode penerusan parameter Free Pascal:</text:span>value<text:span text:style-name="Source_20_Text">(default),</text:span>var<text:span text:style-name="Source_20_Text">,</text:span>const<text:span text:style-name="Source_20_Text">, dan</text:span>out<text:span text:style-name="Source_20_Text">. Gunakan tabel atau daftar untuk menyoroti aspek-aspek kunci: * **Arah Data:** Hanya Input (Value, Const), Hanya Output (Out), Input &amp; Output (Var). * **Modifikasi Argumen Asli:** Tidak Mungkin (Value, Const), Mungkin (Var, Out). * **Relevansi Nilai Awal Argumen:** Relevan (Value, Var, Const), Tidak Relevan (Out). * **Mekanisme Umum:** Salinan (Value), Referensi (Var, Out, mungkin Const untuk tipe besar). * **Kasus Penggunaan Utama:** Kapan idealnya menggunakan masing-masing mode. Berikan panduan praktis dan rekomendasi kepada programmer berpengalaman tentang cara memilih mode parameter yang paling tepat untuk situasi tertentu, dengan mempertimbangkan kejelasan kode, keamanan, dan efisiensi."</text:span> </text:p>
                  </text:list-item>
                </text:list>
              </text:list-item>
              <text:list-item>
                <text:p text:style-name="P172"><text:span text:style-name="Strong_20_Emphasis">(Sub-bab 7.3) Lingkup (Scope) Variabel: Lokal, Global, dan Bersarang</text:span> <text:span text:style-name="Strong_20_Emphasis">(Prompt untuk Sub-bab 7.3):</text:span> <text:span text:style-name="Source_20_Text">"Jelaskan aturan **lingkup (scope)** variabel dan identifier lain (seperti konstanta, tipe, subrutin) dalam Free Pascal. Definisikan dan berikan contoh untuk: * **Lingkup Global (Global Scope):** Identifier yang dideklarasikan di level program utama atau di bagian</text:span>interface<text:span text:style-name="Source_20_Text">sebuah unit. Jelaskan visibilitasnya di seluruh program/unit tersebut dan lifetime-nya. Singgung tentang praktik terbaik terkait penggunaan variabel global. * **Lingkup Lokal (Local Scope):** Identifier yang dideklarasikan di dalam blok </text:span><text:soft-page-break/><text:span text:style-name="Source_20_Text">deklarasi (</text:span>const<text:span text:style-name="Source_20_Text">,</text:span>type<text:span text:style-name="Source_20_Text">,</text:span>var<text:span text:style-name="Source_20_Text">) sebuah prosedur atau fungsi. Jelaskan bahwa visibilitasnya terbatas hanya di dalam subrutin tersebut dan lifetime-nya hanya selama eksekusi subrutin. * **Lingkup Bersarang (Nested Scope):** Jelaskan kemampuan unik Pascal untuk mendeklarasikan prosedur atau fungsi *di dalam* prosedur atau fungsi lain. Terangkan aturan leksikal (lexical scoping) di mana subrutin dalam (inner) dapat mengakses identifier (variabel, konstanta, dll.) dari subrutin luar (outer) yang melingkupinya. Berikan contoh kode sederhana yang mendemonstrasikan akses variabel dari scope luar oleh nested function. Bandingkan secara singkat dengan bahasa yang tidak mendukung nested function (seperti C standar) atau yang memiliki aturan scope berbeda."</text:span></text:p>
              </text:list-item>
              <text:list-item>
                <text:p text:style-name="P172"><text:span text:style-name="Strong_20_Emphasis">(Sub-bab 7.4) Deklarasi Maju (Forward Declaration)</text:span> <text:span text:style-name="Strong_20_Emphasis">(Prompt untuk Sub-bab 7.4):</text:span> <text:span text:style-name="Source_20_Text">"Jelaskan konsep dan kegunaan **Deklarasi Maju (Forward Declaration)** dalam Free Pascal. Terangkan dua skenario utama mengapa ini diperlukan: 1. **Rekursi Timbal Balik (Mutual Recursion):** Ketika dua atau lebih subrutin saling memanggil satu sama lain. 2. **Organisasi Kode:** Untuk menempatkan semua 'header' atau 'signature' subrutin di bagian awal kode (misalnya, di bagian</text:span>interface<text:span text:style-name="Source_20_Text">sebuah unit atau di awal bagian</text:span>implementation<text:span text:style-name="Source_20_Text">) sebelum definisi lengkapnya. Tunjukkan sintaks deklarasi maju menggunakan direktif</text:span>forward` setelah header subrutin:</text:p>
                <text:p text:style-name="P172">Delphi</text:p>
                <text:p text:style-name="P6"><text:span text:style-name="Source_20_Text">function FungsiY(p: string): boolean; forward; // Deklarasi maju Y</text:span></text:p>
                <text:p text:style-name="P6"/>
                <text:p text:style-name="P6"><text:span text:style-name="Source_20_Text">function FungsiX(i: integer): string;</text:span></text:p>
                <text:p text:style-name="P6"><text:span text:style-name="Source_20_Text">begin</text:span></text:p>
                <text:p text:style-name="P6"><text:span text:style-name="Source_20_Text"><text:s text:c="2"/>// ... bisa memanggil FungsiY karena sudah dideklarasikan</text:span></text:p>
                <text:p text:style-name="P6"><text:span text:style-name="Source_20_Text"><text:s text:c="2"/>if FungsiY('test') then Result := IntToStr(i) else Result := '';</text:span></text:p>
                <text:p text:style-name="P6"><text:span text:style-name="Source_20_Text">end;</text:span></text:p>
                <text:p text:style-name="P6"/>
                <text:p text:style-name="P6"><text:span text:style-name="Source_20_Text">function FungsiY; // Implementasi Y, *tanpa* mengulang parameter/tipe hasil</text:span></text:p>
                <text:p text:style-name="P6"><text:span text:style-name="Source_20_Text">begin</text:span></text:p>
                <text:p text:style-name="P6"><text:span text:style-name="Source_20_Text"><text:s text:c="2"/>// ... bisa memanggil FungsiX</text:span></text:p>
                <text:p text:style-name="P6"><text:span text:style-name="Source_20_Text"><text:s text:c="2"/>Result := Length(FungsiX(10)) &gt; 0;</text:span></text:p>
                <text:p text:style-name="P80"><text:span text:style-name="Source_20_Text">end;</text:span></text:p>
                <text:p text:style-name="P172">Tekankan bahwa saat menulis implementasi subrutin yang sudah di-forward, <text:soft-page-break/>header-nya (nama) ditulis lagi tetapi <text:span text:style-name="Strong_20_Emphasis">tanpa</text:span> daftar parameter dan tipe hasilnya. Bandingkan konsep ini dengan kebutuhan akan prototipe fungsi di C/C++."`</text:p>
              </text:list-item>
              <text:list-item>
                <text:p text:style-name="P172"><text:span text:style-name="Strong_20_Emphasis">(Sub-bab 7.5) Overloading Prosedur dan Fungsi</text:span> <text:span text:style-name="Strong_20_Emphasis">(Prompt untuk Sub-bab 7.5):</text:span> <text:span text:style-name="Source_20_Text">"Jelaskan fitur **Overloading** subrutin di Free Pascal, yang memungkinkan programmer mendefinisikan beberapa prosedur atau fungsi dengan **nama yang sama** asalkan mereka memiliki **daftar parameter (signature) yang berbeda**. Jelaskan kriteria perbedaan signature: jumlah parameter, tipe parameter pada posisi tertentu, atau kombinasi keduanya. Tekankan bahwa tipe hasil fungsi **tidak** bisa digunakan untuk membedakan overload. Tunjukkan contoh sintaks deklarasi beberapa subrutin yang di-overload, menggunakan direktif</text:span>overload` (yang seringkali implisit dalam unit tapi eksplisit lebih baik untuk kejelasan):</text:p>
                <text:p text:style-name="P172">Delphi</text:p>
                <text:p text:style-name="P6"><text:span text:style-name="Source_20_Text">procedure TulisLog(Pesan: string); overload;</text:span></text:p>
                <text:p text:style-name="P6"><text:span text:style-name="Source_20_Text">procedure TulisLog(KodeError: Integer; Pesan: string); overload;</text:span></text:p>
                <text:p text:style-name="P6"/>
                <text:p text:style-name="P6"><text:span text:style-name="Source_20_Text">function HitungArea(Radius: Double): Double; overload;</text:span></text:p>
                <text:p text:style-name="P80"><text:span text:style-name="Source_20_Text">function HitungArea(Panjang, Lebar: Double): Double; overload;</text:span></text:p>
                <text:p text:style-name="P172">Jelaskan bagaimana kompiler FPC melakukan resolusi overload saat pemanggilan, yaitu memilih versi subrutin yang paling cocok berdasarkan tipe dan jumlah argumen yang diberikan. Bandingkan mekanisme overloading FPC dengan yang ada di C++ dan Java/C#."`</text:p>
              </text:list-item>
            </text:list>
            <text:p text:style-name="Horizontal_20_Line"/>
            <text:p text:style-name="Text_20_body">Prompt ini dirancang untuk Bab 7, mencakup aspek-aspek penting dari prosedur dan fungsi di FPC, terutama mekanisme parameternya yang kaya, dengan detail yang relevan bagi programmer berpengalaman.</text:p>
          </text:section>
          <text:section text:style-name="Sect1" text:name="feedback-form-8">
            <text:p text:style-name="P443"/>
          </text:section>
        </text:section>
        <text:section text:style-name="Sect1" text:name="2abe4e97302877fd">
          <text:p text:style-name="Text_20_body"/>
          <text:section text:style-name="Sect1" text:name="user-query-content-9">
            <text:p text:style-name="P705">Pada Bab 8 Tambahkan prompt pada awal bab untuk mendapatkan pengantar , pada tiap subbab/sub-subab untuk mendapatkan isi dengan pembahasan mendalam </text:p>
          </text:section>
          <text:p text:style-name="P443">Tampilkan alur berpikir</text:p>
          <text:section text:style-name="Sect2" text:name="model-response-message-contentr_2abe4e97302877fd">
            <text:p text:style-name="P443"/>
          </text:section>
          <text:section text:style-name="Sect1" text:name="feedback-form-9">
            <text:p text:style-name="P443"/>
          </text:section>
        </text:section>
        <text:section text:style-name="Sect1" text:name="cbb2812fb2bb6769">
          <text:p text:style-name="Text_20_body"/>
          <text:section text:style-name="Sect1" text:name="user-query-content-10">
            <text:p text:style-name="P705">present it </text:p>
          </text:section>
          <text:p text:style-name="P443">Tampilkan alur berpikir</text:p>
          <text:section text:style-name="Sect2" text:name="model-response-message-contentr_cbb2812fb2bb6769">
            <text:p text:style-name="Text_20_body">Tentu, berikut adalah penyajian prompt untuk Bab 8, yang berfokus pada Unit dan <text:soft-page-break/>Modularitas di Free Pascal:</text:p>
            <text:p text:style-name="Horizontal_20_Line"/>
            <text:p text:style-name="Text_20_body"><text:span text:style-name="Strong_20_Emphasis">Bab 8: Unit dan Modularitas: Mengorganisir Kode Anda</text:span></text:p>
            <text:p text:style-name="Text_20_body"><text:span text:style-name="Strong_20_Emphasis">(Prompt untuk Pengantar Bab Keseluruhan):</text:span> <text:span text:style-name="Source_20_Text">"Tuliskan paragraf pengantar untuk Bab 8 buku tutorial Free Pascal, yang ditujukan bagi programmer berpengalaman. Pengantar ini harus memperkenalkan **Unit** sebagai mekanisme fundamental Free Pascal untuk mencapai **modularitas**, enkapsulasi, dan organisasi kode dalam proyek skala besar. Jelaskan bahwa unit analog dengan konsep library, module, atau package di bahasa pemrograman lain. Tekankan manfaat penggunaan unit: memecah kode menjadi bagian-bagian logis yang terpisah, mengelola dependensi, menyembunyikan detail implementasi (enkapsulasi), dan memfasilitasi penggunaan kembali kode (reusability) serta kompilasi terpisah. Sebutkan bahwa Bab 8 ini akan mengupas tuntas struktur sebuah unit Pascal (</text:span>interface<text:span text:style-name="Source_20_Text">,</text:span>implementation<text:span text:style-name="Source_20_Text">,</text:span>initialization<text:span text:style-name="Source_20_Text">,</text:span>finalization<text:span text:style-name="Source_20_Text">), cara menggunakan unit lain melalui klausa</text:span>uses<text:span text:style-name="Source_20_Text">, pengenalan beberapa unit standar FPC yang penting, dan langkah-langkah praktis untuk membuat serta menggunakan unit kustom. Tujuannya adalah agar pembaca dapat mengorganisir proyek FPC mereka secara efektif menggunakan sistem unit."</text:span></text:p>
            <text:list xml:id="list3667788841633986209" text:style-name="L16">
              <text:list-item>
                <text:p text:style-name="P173"><text:span text:style-name="Strong_20_Emphasis">(Sub-bab 8.1) Anatomi Sebuah Unit: </text:span><text:span text:style-name="Strong_20_Emphasis"><text:span text:style-name="Source_20_Text">interface</text:span></text:span><text:span text:style-name="Strong_20_Emphasis">, </text:span><text:span text:style-name="Strong_20_Emphasis"><text:span text:style-name="Source_20_Text">implementation</text:span></text:span><text:span text:style-name="Strong_20_Emphasis">, </text:span><text:span text:style-name="Strong_20_Emphasis"><text:span text:style-name="Source_20_Text">initialization</text:span></text:span><text:span text:style-name="Strong_20_Emphasis">, </text:span><text:span text:style-name="Strong_20_Emphasis"><text:span text:style-name="Source_20_Text">finalization</text:span></text:span> <text:span text:style-name="Strong_20_Emphasis">(Prompt untuk Sub-bab 8.1):</text:span> <text:span text:style-name="Source_20_Text">"Jelaskan secara detail struktur fundamental sebuah file **Unit** dalam Free Pascal. Uraikan setiap bagian utama dan fungsinya, berikan contoh kerangka unit: \</text:span>``pascal unit NamaUnit; // Nama unit, harus sesuai nama file (NamaUnit.pas/pp)</text:p>
                <text:p text:style-name="P173">interface // Bagian Publik (Visible Externally) // Deklarasi yang akan diekspor dan dapat digunakan oleh unit/program lain: uses UnitLain1, UnitLain2; // Unit yang dibutuhkan oleh bagian interface ini const KonstantaPublik = 10; type TipeDataPublik = record ... end; var VariabelPublik: Integer; // Umumnya dihindari procedure ProsedurPublik(p: Integer); function FungsiPublik(s: string): boolean;</text:p>
                <text:p text:style-name="P173">implementation // Bagian Privat (Hidden Implementation Details) // Deklarasi yang hanya visible di dalam unit ini: uses UnitLain3; // Unit yang dibutuhkan oleh bagian implementation saja const KonstantaPrivat = 20; type TipeDataPrivat = class ... end; var VariabelPrivat: Boolean; procedure ProsedurPrivat; begin // Implementasi prosedur privat end;</text:p>
                <text:p text:style-name="P7"><text:span text:style-name="Source_20_Text">// Implementasi dari subrutin yang dideklarasikan di interface:</text:span></text:p>
                <text:p text:style-name="P7"><text:span text:style-name="Source_20_Text">procedure ProsedurPublik(p: Integer);</text:span></text:p>
                <text:p text:style-name="P7"><text:soft-page-break/><text:span text:style-name="Source_20_Text">begin</text:span></text:p>
                <text:p text:style-name="P7"><text:span text:style-name="Source_20_Text"><text:s text:c="2"/>// ... kode implementasi ...</text:span></text:p>
                <text:p text:style-name="P7"><text:span text:style-name="Source_20_Text"><text:s text:c="2"/>ProsedurPrivat; // Bisa memanggil elemen privat</text:span></text:p>
                <text:p text:style-name="P7"><text:span text:style-name="Source_20_Text">end;</text:span></text:p>
                <text:p text:style-name="P7"/>
                <text:p text:style-name="P7"><text:span text:style-name="Source_20_Text">function FungsiPublik(s: string): boolean;</text:span></text:p>
                <text:p text:style-name="P7"><text:span text:style-name="Source_20_Text">begin</text:span></text:p>
                <text:p text:style-name="P7"><text:span text:style-name="Source_20_Text"><text:s text:c="2"/>// ... kode implementasi ...</text:span></text:p>
                <text:p text:style-name="P81"><text:span text:style-name="Source_20_Text">end;</text:span></text:p>
                <text:p text:style-name="P173">initialization // Bagian Inisialisasi (Opsional) // Kode yang dieksekusi <text:span text:style-name="Emphasis">sekali</text:span> saat unit ini dimuat pertama kali oleh program VariabelPublik := KonstantaPublik + KonstantaPrivat;</text:p>
                <text:p text:style-name="P173">finalization // Bagian Finalisasi (Opsional) // Kode yang dieksekusi <text:span text:style-name="Emphasis">sekali</text:span> saat program berakhir (dalam urutan terbalik dari initialization) // Berguna untuk cleanup resource</text:p>
                <text:p text:style-name="P173">end. // Akhir unit wajib dengan titik ``` Jelaskan secara rinci: * <text:span text:style-name="Strong_20_Emphasis"><text:span text:style-name="Source_20_Text">unit NamaUnit;</text:span></text:span>: Deklarasi nama unit, konvensi penamaan file. * <text:span text:style-name="Strong_20_Emphasis"><text:span text:style-name="Source_20_Text">interface</text:span></text:span>: Bagian 'publik'. Semua yang dideklarasikan di sini (konstanta, tipe, variabel, header prosedur/fungsi) akan <text:span text:style-name="Emphasis">terlihat</text:span> dan <text:span text:style-name="Emphasis">dapat digunakan</text:span> oleh program atau unit lain yang menggunakan (<text:span text:style-name="Source_20_Text">uses</text:span>) unit ini. Jelaskan bagaimana ini mencapai <text:span text:style-name="Strong_20_Emphasis">enkapsulasi</text:span>. * <text:span text:style-name="Strong_20_Emphasis"><text:span text:style-name="Source_20_Text">implementation</text:span></text:span>: Bagian 'privat'. Berisi implementasi lengkap dari prosedur/fungsi yang dideklarasikan di <text:span text:style-name="Source_20_Text">interface</text:span>, serta deklarasi konstanta, tipe, variabel, dan subrutin lain yang <text:span text:style-name="Emphasis">hanya</text:span> dapat diakses dari dalam unit ini (internal linkage). Detail implementasi disembunyikan dari pengguna unit. * <text:span text:style-name="Strong_20_Emphasis"><text:span text:style-name="Source_20_Text">initialization</text:span></text:span>: Blok kode opsional yang dieksekusi secara otomatis <text:span text:style-name="Strong_20_Emphasis">satu kali</text:span> ketika unit dimuat ke memori oleh program (sebelum blok <text:span text:style-name="Source_20_Text">begin..end.</text:span> program utama). Berguna untuk setup awal, inisialisasi variabel unit, atau registrasi. Jelaskan urutan eksekusi jika ada banyak unit. * <text:span text:style-name="Strong_20_Emphasis"><text:span text:style-name="Source_20_Text">finalization</text:span></text:span>: Blok kode opsional yang dieksekusi secara otomatis <text:span text:style-name="Strong_20_Emphasis">satu kali</text:span> ketika program akan berakhir (setelah blok <text:span text:style-name="Source_20_Text">begin..end.</text:span> program utama selesai). Dieksekusi dalam urutan <text:span text:style-name="Strong_20_Emphasis">terbalik</text:span> dari <text:span text:style-name="Source_20_Text">initialization</text:span>. Berguna untuk membersihkan sumber daya (resource cleanup) yang dialokasikan di <text:span text:style-name="Source_20_Text">initialization</text:span> atau selama penggunaan unit. Tekankan bagaimana struktur ini memisahkan definisi publik dari detail implementasi privat."`</text:p>
              </text:list-item>
              <text:list-item>
                <text:p text:style-name="P173"><text:span text:style-name="Strong_20_Emphasis">(Sub-bab 8.2) Menggunakan Unit: Klausa </text:span><text:span text:style-name="Strong_20_Emphasis"><text:span text:style-name="Source_20_Text">uses</text:span></text:span><text:span text:style-name="Strong_20_Emphasis"> dan Unit Standar</text:span> <text:span text:style-name="Strong_20_Emphasis">(Prompt untuk Sub-bab 8.2):</text:span> <text:span text:style-name="Source_20_Text">"Jelaskan secara detail bagaimana sebuah program atau unit lain dapat menggunakan fungsionalitas yang disediakan oleh sebuah unit dalam Free Pascal menggunakan klausa **</text:span>uses<text:span text:style-name="Source_20_Text">**. Tunjukkan sintaksnya dan di mana ia ditempatkan: \</text:span>``pascal program ProgramUtama; uses UnitA, // Menggunakan UnitA UnitB, // Menggunakan UnitB SysUtils; // Menggunakan <text:soft-page-break/>unit standar</text:p>
                <text:p text:style-name="P173">// uses juga bisa ada di bagian interface dan implementation unit</text:p>
                <text:p text:style-name="P173">begin // Sekarang bisa memanggil ProsedurPublik dari UnitA UnitA.ProsedurPublik(5); // Pemanggilan dengan kualifikasi nama unit (opsional jika tidak ambigu) // atau jika tidak ada nama yang sama: ProsedurPublik(10);</text:p>
                <text:p text:style-name="P7"><text:span text:style-name="Source_20_Text">// Menggunakan fungsi dari SysUtils</text:span></text:p>
                <text:p text:style-name="P81"><text:span text:style-name="Source_20_Text">ShowMessage('Hello from ' + DateTimeToStr(Now));</text:span></text:p>
                <text:p text:style-name="P173">end. ``` Jelaskan: * Penempatan klausa <text:span text:style-name="Source_20_Text">uses</text:span> (setelah <text:span text:style-name="Source_20_Text">program</text:span> atau <text:span text:style-name="Source_20_Text">unit</text:span>, bisa juga di <text:span text:style-name="Source_20_Text">interface</text:span> dan <text:span text:style-name="Source_20_Text">implementation</text:span> unit). * Bagaimana kompiler mencari file unit (<text:span text:style-name="Source_20_Text">.ppu</text:span>, Pascal Precompiled Unit) dan file sumber (<text:span text:style-name="Source_20_Text">.pas</text:span>/<text:span text:style-name="Source_20_Text">.pp</text:span>) berdasarkan unit path (<text:span text:style-name="Source_20_Text">-Fu</text:span> option atau konfigurasi IDE). * Konsep <text:span text:style-name="Strong_20_Emphasis">kualifikasi nama</text:span> (<text:span text:style-name="Source_20_Text">NamaUnit.Identifier</text:span>) untuk mengatasi ambiguitas jika dua unit mengekspor identifier dengan nama yang sama. * Urutan dalam klausa <text:span text:style-name="Source_20_Text">uses</text:span> dan pengaruhnya terhadap resolusi nama dan urutan inisialisasi/finalisasi. Perkenalkan beberapa <text:span text:style-name="Strong_20_Emphasis">unit standar Free Pascal (RTL - Run-Time Library)</text:span> yang paling penting dan sering digunakan oleh programmer, jelaskan secara singkat fungsi utamanya: * <text:span text:style-name="Strong_20_Emphasis"><text:span text:style-name="Source_20_Text">System</text:span></text:span>: Unit inti yang <text:span text:style-name="Emphasis">selalu</text:span> digunakan secara implisit. Berisi tipe dasar, fungsi I/O dasar (WriteLn, ReadLn), manajemen memori, dll. * <text:span text:style-name="Strong_20_Emphasis"><text:span text:style-name="Source_20_Text">SysUtils</text:span></text:span>: Kumpulan rutin utilitas sistem yang sangat berguna: manipulasi file, string (Format, Trim, dll.), konversi tipe data (IntToStr, StrToInt, dll.), fungsi tanggal/waktu (Now, Date, Time, DateTimeToStr, dll.), exception handling classes. * <text:span text:style-name="Strong_20_Emphasis"><text:span text:style-name="Source_20_Text">Math</text:span></text:span>: Fungsi matematika tingkat lanjut (trigonometri, logaritma, power, Min/Max, dll.). * <text:span text:style-name="Strong_20_Emphasis"><text:span text:style-name="Source_20_Text">Classes</text:span></text:span>: Fondasi untuk OOP di FPC/Delphi, berisi <text:span text:style-name="Source_20_Text">TObject</text:span>, <text:span text:style-name="Source_20_Text">TComponent</text:span>, <text:span text:style-name="Source_20_Text">TList</text:span>, <text:span text:style-name="Source_20_Text">TStringList</text:span>, streams, dll. (akan relevan di bab OOP). * <text:span text:style-name="Strong_20_Emphasis"><text:span text:style-name="Source_20_Text">StrUtils</text:span></text:span>: Fungsi utilitas string tambahan. Sebutkan bahwa masih banyak unit standar lain untuk berbagai keperluan (database, jaringan, dll.)."`</text:p>
              </text:list-item>
              <text:list-item>
                <text:p text:style-name="P173"><text:span text:style-name="Strong_20_Emphasis">(Sub-bab 8.3) Studi Kasus: Membuat dan Menggunakan Unit Kustom</text:span> <text:span text:style-name="Strong_20_Emphasis">(Prompt untuk Sub-bab 8.3):</text:span> <text:span text:style-name="Source_20_Text">"Berikan contoh praktis langkah demi langkah untuk **membuat unit kustom sederhana** dan **menggunakannya** dari program utama. Contoh ini harus mengilustrasikan struktur unit yang dibahas sebelumnya (</text:span>interface<text:span text:style-name="Source_20_Text">,</text:span>implementation<text:span text:style-name="Source_20_Text">). **Langkah 1: Buat File Unit (misal,</text:span>utilku.pas<text:span text:style-name="Source_20_Text">)** Tunjukkan kode sumber lengkap untuk unit</text:span>utilku<text:span text:style-name="Source_20_Text">, misalnya berisi: * Sebuah konstanta publik (</text:span>VersiUnit<text:span text:style-name="Source_20_Text">). * Sebuah tipe data record publik (</text:span>TDataKu<text:span text:style-name="Source_20_Text">). * Sebuah fungsi publik (</text:span>TambahInteger<text:span text:style-name="Source_20_Text">) yang implementasinya memanggil fungsi privat (</text:span>LogOperasi<text:span text:style-name="Source_20_Text">). * Sebuah prosedur publik (</text:span>TampilkanData<text:span text:style-name="Source_20_Text">). * Sebuah variabel privat di implementation </text:span><text:soft-page-break/><text:span text:style-name="Source_20_Text">(</text:span>JumlahPanggilan<text:span text:style-name="Source_20_Text">). * Bagian</text:span>initialization<text:span text:style-name="Source_20_Text">untuk menginisialisasi</text:span>JumlahPanggilan<text:span text:style-name="Source_20_Text">. * Bagian</text:span>implementation<text:span text:style-name="Source_20_Text">yang berisi implementasi fungsi/prosedur publik dan privat. \</text:span>``pascal unit utilku;</text:p>
                <text:p text:style-name="P173">interface const VersiUnit = '1.0'; type TDataKu = record Nama: string; Nilai: Integer; end; procedure TampilkanData(Data: TDataKu); function TambahInteger(A, B: Integer): Integer;</text:p>
                <text:p text:style-name="P173">implementation uses SysUtils; // Dibutuhkan untuk IntToStr</text:p>
                <text:p text:style-name="P173">var JumlahPanggilan: Integer; // Variabel privat unit</text:p>
                <text:p text:style-name="P173">procedure LogOperasi(Operasi: string); // Prosedur privat begin // Implementasi logging sederhana (bisa ke konsol atau file) WriteLn('Log: ', Operasi, ' dipanggil. Total panggilan: ', IntToStr(JumlahPanggilan)); end;</text:p>
                <text:p text:style-name="P173">procedure TampilkanData(Data: TDataKu); begin Inc(JumlahPanggilan); LogOperasi('TampilkanData'); WriteLn('Data: Nama=', Data.Nama, ', Nilai=', Data.Nilai); end;</text:p>
                <text:p text:style-name="P173">function TambahInteger(A, B: Integer): Integer; begin Inc(JumlahPanggilan); LogOperasi('TambahInteger'); Result := A + B; end;</text:p>
                <text:p text:style-name="P173">initialization JumlahPanggilan := 0; WriteLn('Unit UtilKu v', VersiUnit, ' diinisialisasi.'); finalization WriteLn('Unit UtilKu difinalisasi setelah ', JumlahPanggilan, ' panggilan.'); end. ``` <text:span text:style-name="Strong_20_Emphasis">Langkah 2: Buat File Program Utama (misal, </text:span><text:span text:style-name="Strong_20_Emphasis"><text:span text:style-name="Source_20_Text">tesunit.pas</text:span></text:span><text:span text:style-name="Strong_20_Emphasis">)</text:span> Tunjukkan kode sumber lengkap untuk program utama yang menggunakan unit <text:span text:style-name="Source_20_Text">utilku</text:span>: ```pascal program tesunit; uses utilku, // Menggunakan unit kustom kita SysUtils; // Untuk tipe string, dll. var DataSaya: TDataKu; Hasil: Integer; begin Writeln('Memulai program utama...'); // Mengakses konstanta dari unit Writeln('Menggunakan unit versi: ', utilku.VersiUnit); // Kualifikasi eksplisit</text:p>
                <text:p text:style-name="P7"><text:span text:style-name="Source_20_Text">// Menggunakan tipe data dari unit</text:span></text:p>
                <text:p text:style-name="P7"><text:span text:style-name="Source_20_Text">DataSaya.Nama := 'Contoh';</text:span></text:p>
                <text:p text:style-name="P7"><text:span text:style-name="Source_20_Text">DataSaya.Nilai := 123;</text:span></text:p>
                <text:p text:style-name="P7"/>
                <text:p text:style-name="P7"><text:span text:style-name="Source_20_Text">// Memanggil prosedur dari unit</text:span></text:p>
                <text:p text:style-name="P7"><text:span text:style-name="Source_20_Text">TampilkanData(DataSaya); // Kualifikasi tidak perlu jika tidak ambigu</text:span></text:p>
                <text:p text:style-name="P7"/>
                <text:p text:style-name="P7"><text:span text:style-name="Source_20_Text">// Memanggil fungsi dari unit</text:span></text:p>
                <text:p text:style-name="P7"><text:span text:style-name="Source_20_Text">Hasil := TambahInteger(10, 5);</text:span></text:p>
                <text:p text:style-name="P7"><text:span text:style-name="Source_20_Text">Writeln('Hasil TambahInteger: ', Hasil);</text:span></text:p>
                <text:p text:style-name="P7"/>
                <text:p text:style-name="P7"><text:span text:style-name="Source_20_Text">// Panggil lagi untuk melihat efek variabel unit</text:span></text:p>
                <text:p text:style-name="P7"><text:span text:style-name="Source_20_Text">TampilkanData(DataSaya);</text:span></text:p>
                <text:p text:style-name="P7"/>
                <text:p text:style-name="P81"><text:span text:style-name="Source_20_Text">Writeln('Program utama selesai.');</text:span></text:p>
                <text:p text:style-name="P173">end. ``` <text:span text:style-name="Strong_20_Emphasis">Langkah 3: Kompilasi dan Jalankan</text:span> Jelaskan cara mengkompilasi <text:soft-page-break/>kedua file ini (misalnya, dari command line <text:span text:style-name="Source_20_Text">fpc tesunit.pas</text:span> - FPC akan otomatis mencari dan mengkompilasi <text:span text:style-name="Source_20_Text">utilku.pas</text:span> jika perlu dan ada di direktori yang sama atau di unit path) atau cara melakukannya di Lazarus IDE (menambahkan kedua file ke proyek). Tunjukkan output yang diharapkan saat program dijalankan, termasuk pesan dari bagian <text:span text:style-name="Source_20_Text">initialization</text:span> dan <text:span text:style-name="Source_20_Text">finalization</text:span> unit."`</text:p>
              </text:list-item>
            </text:list>
            <text:p text:style-name="Horizontal_20_Line"/>
            <text:p text:style-name="Text_20_body">Ini adalah prompt lengkap untuk Bab 8 sesuai permintaan Anda.</text:p>
          </text:section>
          <text:section text:style-name="Sect1" text:name="feedback-form-10">
            <text:p text:style-name="P443"/>
          </text:section>
        </text:section>
        <text:section text:style-name="Sect1" text:name="d86ebe5d9b93ae0e">
          <text:p text:style-name="Text_20_body"/>
          <text:section text:style-name="Sect1" text:name="user-query-content-11">
            <text:p text:style-name="P705">Pada Bab 9 Tambahkan prompt pada awal bab untuk mendapatkan pengantar , pada tiap subbab/sub-subab untuk mendapatkan isi dengan pembahasan mendalam </text:p>
          </text:section>
          <text:p text:style-name="P443">Tampilkan alur berpikir</text:p>
          <text:section text:style-name="Sect2" text:name="model-response-message-contentr_d86ebe5d9b93ae0e">
            <text:p text:style-name="Text_20_body">Tentu, mari kita siapkan prompt untuk Bab 9, yang akan membahas dasar-dasar Pemrograman Berorientasi Objek (OOP) di Free Pascal.</text:p>
            <text:p text:style-name="Horizontal_20_Line"/>
            <text:p text:style-name="Text_20_body"><text:span text:style-name="Strong_20_Emphasis">Bab 9: Dasar-dasar Pemrograman Berorientasi Objek (OOP) di Free Pascal</text:span></text:p>
            <text:p text:style-name="Text_20_body"><text:span text:style-name="Strong_20_Emphasis">(Prompt untuk Pengantar Bab Keseluruhan):</text:span> <text:span text:style-name="Source_20_Text">"Tuliskan paragraf pengantar untuk Bab 9 buku tutorial Free Pascal, yang ditujukan bagi programmer berpengalaman. Pengantar ini harus memperkenalkan Pemrograman Berorientasi Objek (OOP) sebagai paradigma pemrograman dominan yang didukung penuh oleh Free Pascal, yang memungkinkan pemodelan entitas dunia nyata melalui konsep kelas dan objek. Akui bahwa pembaca kemungkinan besar sudah familiar dengan prinsip-prinsip OOP (enkapsulasi, pewarisan, polimorfisme) dari bahasa lain. Tekankan bahwa Bab 9 ini akan fokus pada **dasar-dasar implementasi OOP spesifik di Free Pascal**. Topik yang akan dibahas meliputi sintaks deklarasi</text:span>class<text:span text:style-name="Source_20_Text">(dan perbedaannya dengan tipe</text:span>object<text:span text:style-name="Source_20_Text">yang lebih tua), definisi **fields** (data anggota) dan **methods** (fungsi anggota), pengenalan konsep **properties** yang kuat dengan akses terkontrol (getter/setter), serta mekanisme kontrol akses atau **visibilitas** (</text:span>private<text:span text:style-name="Source_20_Text">,</text:span>protected<text:span text:style-name="Source_20_Text">,</text:span>public<text:span text:style-name="Source_20_Text">,</text:span>published<text:span text:style-name="Source_20_Text">) untuk mencapai enkapsulasi. Tujuannya adalah membangun fondasi yang kuat untuk memahami dan menggunakan fitur OOP FPC di bab-bab selanjutnya."</text:span></text:p>
            <text:list xml:id="list4523633585727447698" text:style-name="L17">
              <text:list-item>
                <text:p text:style-name="P174"><text:span text:style-name="Strong_20_Emphasis">(Sub-bab 9.1) Pengantar </text:span><text:span text:style-name="Strong_20_Emphasis"><text:span text:style-name="Source_20_Text">class</text:span></text:span><text:span text:style-name="Strong_20_Emphasis"> vs. </text:span><text:span text:style-name="Strong_20_Emphasis"><text:span text:style-name="Source_20_Text">object</text:span></text:span><text:span text:style-name="Strong_20_Emphasis">: Tipe Referensi vs. Tipe Nilai</text:span> <text:span text:style-name="Strong_20_Emphasis">(Prompt untuk Sub-bab 9.1):</text:span> <text:span text:style-name="Source_20_Text">"Jelaskan secara detail konsep </text:span><text:soft-page-break/><text:span text:style-name="Source_20_Text">dasar kelas dan objek dalam konteks Free Pascal, dengan membedakan dua kata kunci historis: * **</text:span>class<text:span text:style-name="Source_20_Text">:** Fokus pada</text:span>class<text:span text:style-name="Source_20_Text">sebagai **cara modern dan utama** untuk mendefinisikan tipe dalam OOP FPC. Jelaskan bahwa</text:span>class<text:span text:style-name="Source_20_Text">mendefinisikan **tipe referensi (reference type)**. Artinya, variabel bertipe kelas (</text:span>MyObject: TMyClass<text:span text:style-name="Source_20_Text">) menyimpan sebuah referensi (pointer) ke instance objek yang sebenarnya, yang dialokasikan di **heap**. Tekankan konsekuensi penting dari tipe referensi: - Penugasan (</text:span>ObjB := ObjA<text:span text:style-name="Source_20_Text">) hanya menyalin referensi, sehingga kedua variabel menunjuk ke objek yang sama di heap. - Objek kelas harus dibuat secara eksplisit menggunakan konstruktor (misal,</text:span>ObjA := TMyClass.Create;<text:span text:style-name="Source_20_Text">) dan harus dihancurkan secara eksplisit menggunakan</text:span>ObjA.Free;<text:span text:style-name="Source_20_Text">(atau mekanisme manajemen memori lain seperti interface) untuk menghindari kebocoran memori (memory leaks). - Perbandingan (</text:span>ObjA = ObjB<text:span text:style-name="Source_20_Text">) membandingkan referensi (apakah menunjuk ke objek yang sama), bukan isi objek. * **</text:span>object<text:span text:style-name="Source_20_Text">:** Jelaskan tipe</text:span>object<text:span text:style-name="Source_20_Text">sebagai **pendahulu</text:span>class<text:span text:style-name="Source_20_Text">** dari era Turbo Pascal. Terangkan bahwa</text:span>object<text:span text:style-name="Source_20_Text">mendefinisikan **tipe nilai (value type)**. Artinya, variabel bertipe</text:span>object<text:span text:style-name="Source_20_Text">(</text:span>MyObj: TMyObject<text:span text:style-name="Source_20_Text">) langsung berisi data objek itu sendiri, dan dialokasikan di **stack** (jika variabel lokal) atau sebagai bagian dari struktur data induknya. Tekankan konsekuensinya: - Penugasan (</text:span>ObjB := ObjA<text:span text:style-name="Source_20_Text">) melakukan **penyalinan seluruh isi** data objek. - Tidak memerlukan alokasi/dealokasi memori eksplisit di heap (lifetime dikelola oleh scope variabelnya). Sebutkan bahwa meskipun</text:span>object<text:span text:style-name="Source_20_Text">masih didukung untuk kompatibilitas, **</text:span>class<text:span text:style-name="Source_20_Text">adalah pilihan yang sangat direkomendasikan** untuk OOP modern di Free Pascal karena mendukung pewarisan dari</text:span>TObject<text:span text:style-name="Source_20_Text">(basis semua kelas), RTTI yang lebih kaya, interface, dan perilaku referensi yang lebih umum dalam paradigma OOP. Berikan contoh sintaks deklarasi sederhana untuk keduanya untuk menyoroti perbedaan."</text:span></text:p>
              </text:list-item>
              <text:list-item>
                <text:p text:style-name="P174"><text:span text:style-name="Strong_20_Emphasis">(Sub-bab 9.2) Anggota Kelas: Fields, Methods, dan Properties</text:span> <text:span text:style-name="Strong_20_Emphasis">(Prompt untuk Sub-bab 9.2):</text:span> <text:span text:style-name="Source_20_Text">"Jelaskan secara rinci tiga jenis anggota (members) fundamental yang menyusun sebuah</text:span>class<text:span text:style-name="Source_20_Text">(atau</text:span>object<text:span text:style-name="Source_20_Text">) dalam Free Pascal: * **Fields (Data Anggota / Atribut):** Tunjukkan sintaks deklarasi variabel di dalam blok</text:span>class<text:span text:style-name="Source_20_Text">. Jelaskan bahwa </text:span><text:soft-page-break/><text:span text:style-name="Source_20_Text">fields digunakan untuk menyimpan **state** atau data internal dari sebuah objek. Berikan contoh deklarasi field dengan tipe data yang berbeda (</text:span>FId: Integer; FName: string; FActive: Boolean;<text:span text:style-name="Source_20_Text">). Singgung konvensi penamaan umum (misalnya, prefix</text:span>F<text:span text:style-name="Source_20_Text">untuk field privat/protected). Tekankan pentingnya menyembunyikan field (enkapsulasi) menggunakan tingkat visibilitas yang sesuai (biasanya</text:span>private<text:span text:style-name="Source_20_Text">atau</text:span>protected<text:span text:style-name="Source_20_Text">) dan hanya menyediakan akses melalui methods atau properties. * **Methods (Metode / Fungsi Anggota):** Tunjukkan sintaks deklarasi header prosedur dan fungsi di dalam blok</text:span>class<text:span text:style-name="Source_20_Text">dan bagaimana implementasinya ditulis setelah blok</text:span>class<text:span text:style-name="Source_20_Text">(atau di bagian</text:span>implementation<text:span text:style-name="Source_20_Text">unit). Jelaskan bahwa methods mendefinisikan **perilaku** atau operasi yang dapat dilakukan oleh atau terhadap objek. Berikan contoh deklarasi dan implementasi method (</text:span>procedure SetName(NewName: string);<text:span text:style-name="Source_20_Text">,</text:span>function GetId: Integer;<text:span text:style-name="Source_20_Text">). Jelaskan kata kunci implisit</text:span>Self<text:span text:style-name="Source_20_Text">yang merujuk pada instance objek saat ini di dalam implementasi method, yang digunakan untuk mengakses field atau method lain dari objek yang sama. * **Properties (Properti):** Perkenalkan **Properties** sebagai fitur sintaksis yang sangat kuat dan ekspresif di Pascal/Delphi untuk menyediakan **akses terkontrol** ke data objek, seringkali bertindak sebagai 'gerbang' ke field internal. Tunjukkan sintaks deklarasinya: \</text:span>``pascal property NamaProperti: TipeData read Pengambil [write Penyetel]; ``` Jelaskan komponennya: - <text:span text:style-name="Source_20_Text">NamaProperti</text:span>: Nama properti yang terlihat oleh pengguna kelas. - <text:span text:style-name="Source_20_Text">TipeData</text:span>: Tipe data dari properti. - <text:span text:style-name="Source_20_Text">read Pengambil</text:span>: Menentukan bagaimana nilai properti dibaca. <text:span text:style-name="Source_20_Text">Pengambil</text:span> bisa berupa nama <text:span text:style-name="Strong_20_Emphasis">field</text:span> internal secara langsung, atau nama <text:span text:style-name="Strong_20_Emphasis">method getter</text:span> (fungsi tanpa parameter yang mengembalikan <text:span text:style-name="Source_20_Text">TipeData</text:span>). - <text:span text:style-name="Source_20_Text">write Penyetel</text:span>: (Opsional) Menentukan bagaimana nilai properti ditulis. <text:span text:style-name="Source_20_Text">Penyetel</text:span> bisa berupa nama <text:span text:style-name="Strong_20_Emphasis">field</text:span> internal secara langsung (kurang disarankan untuk kontrol), atau nama <text:span text:style-name="Strong_20_Emphasis">method setter</text:span> (prosedur dengan satu parameter bertipe <text:span text:style-name="Source_20_Text">TipeData</text:span>). Berikan contoh properti read-only (hanya <text:span text:style-name="Source_20_Text">read</text:span>), write-only (hanya <text:span text:style-name="Source_20_Text">write</text:span>, jarang), dan read-write. Jelaskan manfaat utama properties: enkapsulasi yang lebih baik (menyembunyikan detail implementasi), kemampuan menyisipkan logika (validasi, notifikasi, kalkulasi on-the-fly) dalam getter/setter, dan kemudahan penggunaan (diakses seperti field biasa: <text:span text:style-name="Source_20_Text">Obj.NamaProperti := Nilai;</text:span> atau <text:span text:style-name="Source_20_Text">X := Obj.NamaProperti;</text:span>). Bandingkan ini dengan keharusan memanggil metode getter/setter secara eksplisit di banyak bahasa lain."`</text:p>
              </text:list-item>
              <text:list-item>
                <text:p text:style-name="P174"><text:soft-page-break/><text:span text:style-name="Strong_20_Emphasis">(Sub-bab 9.3) Kontrol Akses: </text:span><text:span text:style-name="Strong_20_Emphasis"><text:span text:style-name="Source_20_Text">private</text:span></text:span><text:span text:style-name="Strong_20_Emphasis">, </text:span><text:span text:style-name="Strong_20_Emphasis"><text:span text:style-name="Source_20_Text">protected</text:span></text:span><text:span text:style-name="Strong_20_Emphasis">, </text:span><text:span text:style-name="Strong_20_Emphasis"><text:span text:style-name="Source_20_Text">public</text:span></text:span><text:span text:style-name="Strong_20_Emphasis">, </text:span><text:span text:style-name="Strong_20_Emphasis"><text:span text:style-name="Source_20_Text">published</text:span></text:span> <text:span text:style-name="Strong_20_Emphasis">(Prompt untuk Sub-bab 9.3):</text:span> <text:span text:style-name="Source_20_Text">"Jelaskan secara detail direktif **tingkat visibilitas (visibility specifiers)** yang digunakan dalam deklarasi</text:span>class<text:span text:style-name="Source_20_Text">Free Pascal untuk menerapkan prinsip enkapsulasi dengan mengontrol akses ke anggota kelas (fields, methods, properties) dari luar kelas itu sendiri. Uraikan arti dan cakupan akses untuk setiap tingkatan: * **</text:span>private<text:span text:style-name="Source_20_Text">:** Anggota</text:span>private<text:span text:style-name="Source_20_Text">hanya dapat diakses dari **dalam metode kelas itu sendiri** DAN dari **kode lain di dalam unit yang sama** tempat kelas dideklarasikan. Ini berbeda dari</text:span>private<text:span text:style-name="Source_20_Text">di beberapa bahasa lain. Unit lain yang menggunakan unit ini *tidak* dapat mengakses anggota</text:span>private<text:span text:style-name="Source_20_Text">. * **</text:span>strict private<text:span text:style-name="Source_20_Text">:** (Tergantung mode kompiler, misal mode Delphi/ObjFPC). Lebih ketat dari</text:span>private<text:span text:style-name="Source_20_Text">. Anggota</text:span>strict private<text:span text:style-name="Source_20_Text">hanya dapat diakses dari **dalam metode kelas itu sendiri**. Kode lain, bahkan di unit yang sama, tidak dapat mengaksesnya. Memberikan enkapsulasi yang lebih kuat di level unit. * **</text:span>protected<text:span text:style-name="Source_20_Text">:** Anggota</text:span>protected<text:span text:style-name="Source_20_Text">dapat diakses dari **dalam metode kelas itu sendiri** DAN dari **metode kelas turunannya (descendant classes)**, di mana pun kelas turunan itu dideklarasikan (di unit yang sama atau berbeda). Selain itu, seperti</text:span>private<text:span text:style-name="Source_20_Text">, anggota</text:span>protected<text:span text:style-name="Source_20_Text">juga dapat diakses oleh **kode lain di dalam unit yang sama** tempat kelas *basis* dideklarasikan. * **</text:span>strict protected<text:span text:style-name="Source_20_Text">:** (Tergantung mode kompiler). Mirip</text:span>protected<text:span text:style-name="Source_20_Text">, dapat diakses oleh kelas itu sendiri dan turunannya. Namun, akses dari kode lain di unit yang sama (yang bukan bagian dari kelas itu atau turunannya) **tidak diizinkan**. Memberikan proteksi turunan yang lebih ketat. * **</text:span>public<text:span text:style-name="Source_20_Text">:** Anggota</text:span>public<text:span text:style-name="Source_20_Text">dapat diakses dari **mana saja** yang memiliki referensi ke objek kelas tersebut, baik dari dalam unit yang sama maupun dari unit lain yang menggunakan (</text:span>uses<text:span text:style-name="Source_20_Text">) unit tempat kelas dideklarasikan. Ini adalah tingkat visibilitas paling terbuka dan merupakan **default** jika tidak ada specifier yang ditulis di awal bagian deklarasi kelas. * **</text:span>published<text:span text:style-name="Source_20_Text">:** Memiliki aturan aksesibilitas yang **sama dengan</text:span>public<text:span text:style-name="Source_20_Text">**. Perbedaan utamanya adalah kompiler akan menghasilkan informasi **Run-Time Type Information (RTTI)** untuk anggota</text:span>published<text:span text:style-name="Source_20_Text">. Ini sangat penting bagi lingkungan RAD seperti Lazarus, karena </text:span><text:soft-page-break/><text:span text:style-name="Source_20_Text">memungkinkan **Object Inspector** untuk menampilkan dan mengedit properti saat desain, serta memungkinkan mekanisme **streaming** (menyimpan/memuat state komponen ke/dari file form, seperti</text:span>.lfm<text:span text:style-name="Source_20_Text">). Anggota</text:span>published<text:span text:style-name="Source_20_Text">biasanya adalah properties (terutama yang berhubungan dengan tampilan atau perilaku komponen visual) dan event handlers (</text:span>OnClick<text:span text:style-name="Source_20_Text">, dll.). Gunakan</text:span>published<text:span text:style-name="Source_20_Text">hanya jika RTTI diperlukan. Berikan contoh bagaimana menempatkan specifier ini dalam deklarasi kelas (misal,</text:span>private<text:span text:style-name="Source_20_Text">, lalu daftar anggota privat, lalu</text:span>public<text:span text:style-name="Source_20_Text">, lalu daftar anggota publik) dan bagaimana ini mempengaruhi visibilitas anggota dari konteks yang berbeda."</text:span></text:p>
              </text:list-item>
            </text:list>
            <text:p text:style-name="Horizontal_20_Line"/>
            <text:p text:style-name="Text_20_body">Prompt ini dirancang untuk Bab 9, mencakup dasar-dasar OOP di FPC seperti <text:span text:style-name="Source_20_Text">class</text:span> vs <text:span text:style-name="Source_20_Text">object</text:span>, <text:span text:style-name="Source_20_Text">field</text:span>/<text:span text:style-name="Source_20_Text">method</text:span>/<text:span text:style-name="Source_20_Text">property</text:span>, dan tingkat visibilitas, dengan penjelasan yang sesuai untuk programmer berpengalaman.</text:p>
          </text:section>
          <text:section text:style-name="Sect1" text:name="feedback-form-11">
            <text:p text:style-name="P443"/>
          </text:section>
        </text:section>
        <text:section text:style-name="Sect1" text:name="a4e77fb9017082f4">
          <text:p text:style-name="Text_20_body"/>
          <text:section text:style-name="Sect1" text:name="user-query-content-12">
            <text:p text:style-name="P705">Pada Bab 10 Tambahkan prompt pada awal bab untuk mendapatkan pengantar , pada tiap subbab/sub-subab untuk mendapatkan isi dengan pembahasan mendalam </text:p>
          </text:section>
          <text:p text:style-name="P443">Tampilkan alur berpikir</text:p>
          <text:section text:style-name="Sect2" text:name="model-response-message-contentr_a4e77fb9017082f4">
            <text:p text:style-name="P443"/>
          </text:section>
          <text:section text:style-name="Sect1" text:name="feedback-form-12">
            <text:p text:style-name="P443"/>
          </text:section>
        </text:section>
        <text:section text:style-name="Sect1" text:name="d2cd576e011aaaae">
          <text:p text:style-name="Text_20_body"/>
          <text:section text:style-name="Sect1" text:name="user-query-content-13">
            <text:p text:style-name="P705">present it </text:p>
          </text:section>
          <text:p text:style-name="P443">Tampilkan alur berpikir</text:p>
          <text:section text:style-name="Sect2" text:name="model-response-message-contentr_d2cd576e011aaaae">
            <text:p text:style-name="Text_20_body">Tentu, berikut adalah penyajian prompt untuk Bab 10, yang berfokus pada Pewarisan dan Polimorfisme dalam OOP Free Pascal:</text:p>
            <text:p text:style-name="Horizontal_20_Line"/>
            <text:p text:style-name="Text_20_body"><text:span text:style-name="Strong_20_Emphasis">Bab 10: Pewarisan dan Polimorfisme: Membangun Hierarki Kelas</text:span></text:p>
            <text:p text:style-name="Text_20_body"><text:span text:style-name="Strong_20_Emphasis">(Prompt untuk Pengantar Bab Keseluruhan):</text:span> <text:span text:style-name="Source_20_Text">"Tuliskan paragraf pengantar untuk Bab 10 buku tutorial Free Pascal, yang ditujukan bagi programmer berpengalaman. Pengantar ini harus membangun di atas fondasi OOP dari Bab 9, memperkenalkan **Pewarisan (Inheritance)** dan **Polimorfisme (Polymorphism)** sebagai dua pilar utama OOP lainnya yang didukung kuat oleh Free Pascal. Jelaskan bahwa pewarisan memungkinkan pembuatan kelas baru (turunan) yang mewarisi dan memperluas fungsionalitas dari </text:span><text:soft-page-break/><text:span text:style-name="Source_20_Text">kelas yang sudah ada (induk), mendorong penggunaan kembali kode (code reuse). Sementara itu, polimorfisme memungkinkan objek dari kelas turunan yang berbeda diperlakukan secara seragam melalui referensi kelas induk, menciptakan desain yang fleksibel dan dapat diperluas. Tekankan bahwa Bab 10 akan membahas secara mendalam mekanisme implementasi konsep-konsep ini di FPC: manajemen lifetime objek melalui **konstruktor (</text:span>Create<text:span text:style-name="Source_20_Text">)** dan **destruktor (</text:span>Destroy<text:span text:style-name="Source_20_Text">)**, sintaks **deklarasi pewarisan**, penggunaan kata kunci krusial **</text:span>inherited<text:span text:style-name="Source_20_Text">**, implementasi polimorfisme melalui metode **</text:span>virtual<text:span text:style-name="Source_20_Text">** dan **</text:span>override<text:span text:style-name="Source_20_Text">**, serta pendefinisian kontrak implementasi dengan metode **</text:span>abstract<text:span text:style-name="Source_20_Text">**. Tujuannya adalah agar pembaca dapat memanfaatkan kekuatan pewarisan dan polimorfisme untuk membangun hierarki kelas yang efektif dan sistem yang adaptif."</text:span></text:p>
            <text:list xml:id="list6601963792294065053" text:style-name="L18">
              <text:list-item>
                <text:p text:style-name="P175"><text:span text:style-name="Strong_20_Emphasis">(Sub-bab 10.1) Manajemen Lifetime Objek: Konstruktor (</text:span><text:span text:style-name="Strong_20_Emphasis"><text:span text:style-name="Source_20_Text">Create</text:span></text:span><text:span text:style-name="Strong_20_Emphasis">) dan Destruktor (</text:span><text:span text:style-name="Strong_20_Emphasis"><text:span text:style-name="Source_20_Text">Destroy</text:span></text:span><text:span text:style-name="Strong_20_Emphasis">)</text:span> <text:span text:style-name="Strong_20_Emphasis">(Prompt untuk Sub-bab 10.1):</text:span> <text:span text:style-name="Source_20_Text">"Jelaskan secara detail peran, sintaks, dan konvensi penggunaan **Konstruktor** dan **Destruktor** dalam manajemen lifetime objek kelas di Free Pascal: * **Konstruktor (</text:span>constructor<text:span text:style-name="Source_20_Text">):** Jelaskan bahwa konstruktor adalah metode khusus yang bertanggung jawab untuk **inisialisasi** state objek saat dibuat. Tunjukkan sintaks deklarasinya (</text:span>constructor Create(Parameter...);<text:span text:style-name="Source_20_Text">). Tekankan konvensi umum (meskipun tidak wajib) untuk menamai konstruktor utama sebagai</text:span>Create<text:span text:style-name="Source_20_Text">. Jelaskan bagaimana konstruktor dipanggil (</text:span>MyObject := TMyClass.Create;<text:span text:style-name="Source_20_Text">). Jelaskan pentingnya memanggil **konstruktor kelas induk (</text:span>inherited Create;<text:span text:style-name="Source_20_Text">)** sebagai pernyataan pertama dalam implementasi konstruktor kelas turunan untuk memastikan inisialisasi berantai yang benar. Bahas kemungkinan memiliki beberapa konstruktor (overloading). * **Destruktor (</text:span>destructor<text:span text:style-name="Source_20_Text">):** Jelaskan bahwa destruktor adalah metode khusus yang bertanggung jawab untuk **membersihkan (cleanup)** sumber daya yang mungkin dialokasikan oleh objek sebelum memori objek itu sendiri dibebaskan. Tunjukkan sintaks deklarasinya (</text:span>destructor Destroy; override;<text:span text:style-name="Source_20_Text">- biasanya meng-override</text:span>Destroy<text:span text:style-name="Source_20_Text">dari</text:span>TObject<text:span text:style-name="Source_20_Text">). Tekankan konvensi umum menamai destruktor sebagai</text:span>Destroy<text:span text:style-name="Source_20_Text">. Jelaskan bahwa destruktor **tidak dipanggil secara otomatis** saat variabel kelas keluar dari scope (karena FPC bukan garbage </text:span><text:soft-page-break/><text:span text:style-name="Source_20_Text">collected). Jelaskan pentingnya memanggil **destruktor kelas induk (</text:span>inherited Destroy;<text:span text:style-name="Source_20_Text">)** sebagai pernyataan **terakhir** dalam implementasi destruktor kelas turunan. * **Metode</text:span>Free<text:span text:style-name="Source_20_Text">:** Jelaskan metode</text:span>Free<text:span text:style-name="Source_20_Text">(diwarisi dari</text:span>TObject<text:span text:style-name="Source_20_Text">) sebagai cara yang **direkomendasikan dan aman** untuk menghancurkan objek. Terangkan bahwa</text:span>Instance.Free<text:span text:style-name="Source_20_Text">akan memeriksa apakah</text:span>Instance<text:span text:style-name="Source_20_Text">nil sebelum memanggil</text:span>Destroy<text:span text:style-name="Source_20_Text">, mencegah error akses nil pointer. Tekankan pasangan</text:span>Create<text:span text:style-name="Source_20_Text">/</text:span>Free<text:span text:style-name="Source_20_Text">sebagai idiom manajemen memori manual yang fundamental di FPC OOP."</text:span></text:p>
              </text:list-item>
              <text:list-item>
                <text:p text:style-name="P175"><text:span text:style-name="Strong_20_Emphasis">(Sub-bab 10.2) Mekanisme Pewarisan (</text:span><text:span text:style-name="Strong_20_Emphasis"><text:span text:style-name="Source_20_Text">class(ParentClass)</text:span></text:span><text:span text:style-name="Strong_20_Emphasis">)</text:span> <text:span text:style-name="Strong_20_Emphasis">(Prompt untuk Sub-bab 10.2):</text:span> <text:span text:style-name="Source_20_Text">"Jelaskan konsep dasar **Pewarisan (Inheritance)** dalam OOP Free Pascal sebagai mekanisme 'is-a' relationship, di mana sebuah kelas (kelas turunan/anak/subclass) dapat mewarisi anggota (fields, methods, properties) dari kelas lain (kelas induk/parent/superclass). Tunjukkan sintaks deklarasi pewarisan: \</text:span>``pascal type TKelasInduk = class // ... anggota kelas induk ... end;</text:p>
                <text:p text:style-name="P8"><text:span text:style-name="Source_20_Text">TKelasTurunan = class(TKelasInduk) // Mewarisi dari TKelasInduk</text:span></text:p>
                <text:p text:style-name="P8"><text:span text:style-name="Source_20_Text"><text:s text:c="2"/>// ... anggota tambahan atau override ...</text:span></text:p>
                <text:p text:style-name="P82"><text:span text:style-name="Source_20_Text">end;</text:span></text:p>
                <text:p text:style-name="P175">``` Jelaskan bahwa kelas turunan secara otomatis memiliki semua anggota <text:span text:style-name="Source_20_Text">protected</text:span> dan <text:span text:style-name="Source_20_Text">public</text:span> (serta <text:span text:style-name="Source_20_Text">published</text:span>) dari kelas induknya. Sebutkan bahwa FPC hanya mendukung <text:span text:style-name="Strong_20_Emphasis">pewarisan tunggal (single inheritance)</text:span> untuk kelas (sebuah kelas hanya bisa memiliki satu kelas induk langsung), tetapi pewarisan bisa berantai (A-&gt;B-&gt;C). Sebutkan <text:span text:style-name="Source_20_Text">TObject</text:span> sebagai kelas dasar ultimate dari hampir semua kelas di FPC (jika tidak secara eksplisit mewarisi dari kelas lain, FPC biasanya menganggap mewarisi dari <text:span text:style-name="Source_20_Text">TObject</text:span> atau <text:span text:style-name="Source_20_Text">TClass</text:span> tergantung konteks/mode)."`</text:p>
              </text:list-item>
              <text:list-item>
                <text:p text:style-name="P175"><text:span text:style-name="Strong_20_Emphasis">(Sub-bab 10.3) Peran Krusial Kata Kunci </text:span><text:span text:style-name="Strong_20_Emphasis"><text:span text:style-name="Source_20_Text">inherited</text:span></text:span> <text:span text:style-name="Strong_20_Emphasis">(Prompt untuk Sub-bab 10.3):</text:span> <text:span text:style-name="Source_20_Text">"Jelaskan secara mendalam peran dan penggunaan kata kunci **</text:span>inherited<text:span text:style-name="Source_20_Text">** dalam konteks pewarisan di Free Pascal. Tekankan bahwa</text:span>inherited<text:span text:style-name="Source_20_Text">adalah mekanisme vital untuk berinteraksi dengan implementasi kelas induk dari dalam metode kelas turunan. Jelaskan dua penggunaan utamanya: 1. **Memanggil Metode Induk dengan Nama Sama:** Ketika sebuah metode di kelas turunan meng-</text:span>override<text:span text:style-name="Source_20_Text">metode dengan nama yang sama dari kelas induk,</text:span>inherited;<text:span text:style-name="Source_20_Text">(tanpa nama metode) di dalam metode turunan akan memanggil </text:span><text:soft-page-break/><text:span text:style-name="Source_20_Text">**implementasi metode induk yang di-override tersebut**. Berikan contoh penggunaannya untuk memperluas fungsionalitas induk, bukan menggantinya sepenuhnya. 2. **Memanggil Konstruktor/Destruktor Induk:** Seperti dijelaskan sebelumnya,</text:span>inherited Create(...);<text:span text:style-name="Source_20_Text">digunakan untuk memanggil konstruktor kelas induk, dan</text:span>inherited Destroy;<text:span text:style-name="Source_20_Text">digunakan untuk memanggil destruktor kelas induk. Tekankan bahwa ini adalah praktik standar dan penting untuk inisialisasi/cleanup yang benar dalam hierarki kelas. 3. **(Opsional) Memanggil Metode Induk Lain:** Jelaskan bahwa</text:span>inherited NamaMetodeInduk(Parameter);<text:span text:style-name="Source_20_Text">juga dapat digunakan untuk memanggil metode *lain* dari kelas induk secara eksplisit. Berikan contoh kode yang jelas yang mengilustrasikan penggunaan</text:span>inherited<text:span text:style-name="Source_20_Text">dalam metode yang di-override dan dalam konstruktor/destruktor."</text:span></text:p>
              </text:list-item>
              <text:list-item>
                <text:p text:style-name="P175"><text:span text:style-name="Strong_20_Emphasis">(Sub-bab 10.4) Polimorfisme: Metode </text:span><text:span text:style-name="Strong_20_Emphasis"><text:span text:style-name="Source_20_Text">virtual</text:span></text:span><text:span text:style-name="Strong_20_Emphasis"> dan </text:span><text:span text:style-name="Strong_20_Emphasis"><text:span text:style-name="Source_20_Text">override</text:span></text:span> <text:span text:style-name="Strong_20_Emphasis">(Prompt untuk Sub-bab 10.4):</text:span> <text:span text:style-name="Source_20_Text">"Jelaskan mekanisme utama untuk mencapai **polimorfisme (perilaku berbeda tergantung tipe objek aktual)** melalui metode di Free Pascal. Fokus pada kata kunci</text:span>virtual<text:span text:style-name="Source_20_Text">dan</text:span>override<text:span text:style-name="Source_20_Text">: * **</text:span>virtual<text:span text:style-name="Source_20_Text">:** Jelaskan bahwa direktif</text:span>virtual<text:span text:style-name="Source_20_Text">digunakan pada deklarasi metode di **kelas induk (base class)** untuk menandakan bahwa metode ini **dapat di-override** oleh kelas turunan. Metode</text:span>virtual<text:span text:style-name="Source_20_Text">memungkinkan pemanggilan metode yang benar (versi turunan) bahkan ketika objek diakses melalui referensi kelas induk (late binding). * **</text:span>override<text:span text:style-name="Source_20_Text">:** Jelaskan bahwa direktif</text:span>override<text:span text:style-name="Source_20_Text">digunakan pada deklarasi metode di **kelas turunan (descendant class)** untuk menandakan bahwa metode ini **menyediakan implementasi baru** untuk metode</text:span>virtual<text:span text:style-name="Source_20_Text">dengan nama dan signature yang sama dari kelas induk atau leluhurnya. Tekankan bahwa metode yang di-override *harus* cocok signature (nama, jumlah/tipe parameter, tipe hasil jika fungsi) dengan metode</text:span>virtual<text:span text:style-name="Source_20_Text">yang di-override. Kompiler akan memeriksa ini. * **Dynamic Methods (</text:span>dynamic<text:span text:style-name="Source_20_Text">):** Singgung secara singkat kata kunci</text:span>dynamic<text:span text:style-name="Source_20_Text">sebagai alternatif</text:span>virtual<text:span text:style-name="Source_20_Text">. Jelaskan perbedaannya (mekanisme dispatching: VMT vs DMT) dan kapan</text:span>dynamic<text:span text:style-name="Source_20_Text">mungkin digunakan (jarang, biasanya untuk menghemat ukuran VMT jika banyak metode virtual yang jarang di-override). Sarankan penggunaan</text:span>virtual<text:span text:style-name="Source_20_Text">sebagai pilihan </text:span><text:soft-page-break/><text:span text:style-name="Source_20_Text">default. * **Reintroduce (</text:span>reintroduce<text:span text:style-name="Source_20_Text">):** Jelaskan direktif</text:span>reintroduce<text:span text:style-name="Source_20_Text">(atau tidak menggunakan</text:span>override<text:span text:style-name="Source_20_Text">pada metode non-virtual induk) untuk menyembunyikan metode induk dan memperkenalkan metode baru dengan nama yang sama (static binding), dan mengapa ini umumnya harus dihindari jika polimorfisme diinginkan. Berikan contoh hierarki kelas sederhana (misalnya, Bentuk -&gt; Lingkaran, Persegi) dengan metode</text:span>virtual<text:span text:style-name="Source_20_Text">(misalnya,</text:span>HitungLuas<text:span text:style-name="Source_20_Text">) di kelas induk dan implementasi</text:span>override<text:span text:style-name="Source_20_Text">di kelas turunan. Tunjukkan bagaimana polimorfisme bekerja saat memanggil metode melalui variabel bertipe kelas induk yang menunjuk ke objek turunan."</text:span></text:p>
              </text:list-item>
              <text:list-item>
                <text:p text:style-name="P175"><text:span text:style-name="Strong_20_Emphasis">(Sub-bab 10.5) Kontrak Implementasi: Metode </text:span><text:span text:style-name="Strong_20_Emphasis"><text:span text:style-name="Source_20_Text">abstract</text:span></text:span> <text:span text:style-name="Strong_20_Emphasis">(Prompt untuk Sub-bab 10.5):</text:span> <text:span text:style-name="Source_20_Text">"Jelaskan konsep **metode abstrak (abstract methods)** dalam Free Pascal sebagai cara untuk mendefinisikan 'kontrak' atau 'placeholder' metode dalam sebuah kelas tanpa menyediakan implementasi. Tunjukkan sintaksnya dengan menambahkan direktif</text:span>abstract<text:span text:style-name="Source_20_Text">setelah direktif</text:span>virtual<text:span text:style-name="Source_20_Text">(atau</text:span>dynamic<text:span text:style-name="Source_20_Text">): \</text:span>``pascal type TKelasAbstrak = class(TObject) public procedure LakukanSesuatu; virtual; abstract; // Metode abstrak end; ``` Jelaskan bahwa: * Metode <text:span text:style-name="Source_20_Text">abstract</text:span> <text:span text:style-name="Strong_20_Emphasis">tidak boleh memiliki blok implementasi</text:span> (<text:span text:style-name="Source_20_Text">begin..end</text:span>) di kelas tempat ia dideklarasikan. * Setiap kelas yang memiliki setidaknya satu metode <text:span text:style-name="Source_20_Text">abstract</text:span> (dan tidak meng-override semua metode abstrak dari induknya) dianggap sebagai <text:span text:style-name="Strong_20_Emphasis">kelas abstrak</text:span>. * Kelas abstrak <text:span text:style-name="Strong_20_Emphasis">tidak dapat diinstansiasi</text:span> secara langsung (tidak bisa membuat objek dari <text:span text:style-name="Source_20_Text">TKelasAbstrak.Create</text:span>). * <text:span text:style-name="Strong_20_Emphasis">Kelas turunan non-abstrak</text:span> dari kelas abstrak <text:span text:style-name="Strong_20_Emphasis">wajib (must)</text:span> menyediakan implementasi konkret (menggunakan <text:span text:style-name="Source_20_Text">override</text:span>) untuk semua metode <text:span text:style-name="Source_20_Text">abstract</text:span> yang diwarisinya. Jelaskan kegunaan metode abstrak untuk mendefinisikan kerangka kerja atau interface dasar yang harus dipenuhi oleh semua kelas turunan konkret. Bandingkan dengan konsep kelas abstrak dan metode abstrak di Java atau C++."`</text:p>
              </text:list-item>
            </text:list>
            <text:p text:style-name="Horizontal_20_Line"/>
            <text:p text:style-name="Text_20_body">Ini adalah prompt lengkap untuk Bab 10 sesuai permintaan Anda.</text:p>
          </text:section>
          <text:section text:style-name="Sect1" text:name="feedback-form-13">
            <text:p text:style-name="P443"/>
          </text:section>
        </text:section>
        <text:section text:style-name="Sect1" text:name="f54d547c3d3d7bc2">
          <text:p text:style-name="Text_20_body"/>
          <text:section text:style-name="Sect1" text:name="user-query-content-14">
            <text:p text:style-name="P705">Pada Bab 11 Tambahkan prompt pada awal bab untuk mendapatkan pengantar , pada tiap subbab/sub-subab untuk mendapatkan isi dengan pembahasan mendalam </text:p>
          </text:section>
          <text:p text:style-name="P443">Tampilkan alur berpikir</text:p>
          <text:section text:style-name="Sect2" text:name="model-response-message-contentr_f54d547c3d3d7bc2">
            <text:p text:style-name="Text_20_body"><text:soft-page-break/>Tentu, mari kita siapkan prompt untuk Bab 11, yang akan membahas fitur OOP lanjutan di Free Pascal seperti Interfaces, RTTI dasar, dan Exception Handling.</text:p>
            <text:p text:style-name="Horizontal_20_Line"/>
            <text:p text:style-name="Text_20_body"><text:span text:style-name="Strong_20_Emphasis">Bab 11: Fitur OOP Lanjutan: Interfaces, RTTI, dan Exception Handling</text:span></text:p>
            <text:p text:style-name="Text_20_body"><text:span text:style-name="Strong_20_Emphasis">(Prompt untuk Pengantar Bab Keseluruhan):</text:span> <text:span text:style-name="Source_20_Text">"Tuliskan paragraf pengantar untuk Bab 11 buku tutorial Free Pascal, yang ditujukan bagi programmer berpengalaman. Pengantar ini harus menyatakan bahwa setelah menguasai dasar-dasar kelas, pewarisan, dan polimorfisme (Bab 9 &amp; 10), Bab 11 ini akan menjelajahi beberapa fitur OOP Free Pascal yang lebih lanjut namun seringkali esensial untuk membangun aplikasi yang kuat dan fleksibel. Akui bahwa pembaca mungkin telah menjumpai konsep serupa di bahasa lain. Fokus bab ini adalah pada implementasi spesifik FPC untuk: **Interfaces** (sebagai alternatif pewarisan kelas untuk mendefinisikan kontrak perilaku murni), **Run-Time Type Information (RTTI)** dasar (untuk memeriksa dan mengkonversi tipe objek saat runtime secara aman), dan mekanisme **Exception Handling** (untuk menangani kondisi error atau situasi tak terduga secara terstruktur dan tangguh). Pemahaman fitur-fitur ini akan melengkapi toolkit OOP pembaca di lingkungan Free Pascal, memungkinkan desain yang lebih decoupled, dinamis, dan robust."</text:span></text:p>
            <text:list xml:id="list1037793154257733498" text:style-name="L19">
              <text:list-item>
                <text:p text:style-name="P176"><text:span text:style-name="Strong_20_Emphasis">(Sub-bab 11.1) Interfaces: Kontrak Perilaku dan Reference Counting</text:span> <text:span text:style-name="Strong_20_Emphasis">(Prompt untuk Sub-bab 11.1):</text:span> <text:span text:style-name="Source_20_Text">"Jelaskan secara detail konsep **Interfaces** dalam Free Pascal sebagai cara mendefinisikan **kontrak (contract)** murni yang menentukan sekumpulan metode (dan terkadang properti) yang harus diimplementasikan oleh sebuah kelas, tanpa menyediakan implementasi apa pun di dalam interface itu sendiri. * **Deklarasi Interface:** Tunjukkan sintaks untuk mendeklarasikan sebuah interface. Tekankan praktik umum untuk mewariskannya dari</text:span>IInterface<text:span text:style-name="Source_20_Text">(atau</text:span>IUnknown<text:span text:style-name="Source_20_Text">) untuk mengaktifkan **manajemen memori otomatis berbasis reference counting**. Jelaskan pentingnya menyertakan **GUID (Globally Unique Identifier)** dalam deklarasi interface, terutama untuk interoperabilitas (COM, cross-platform type checking). \</text:span>``pascal type ILogger = interface(IInterface) ['{XXXXXXXX-XXXX-XXXX-XXXX-XXXXXXXXXXXX}'] // Ganti dengan GUID unik procedure LogMessage(const Msg: string); function GetLogCount: Integer; property <text:soft-page-break/>LogCount: Integer read GetLogCount; end; ``` * <text:span text:style-name="Strong_20_Emphasis">Implementasi Interface oleh Kelas:</text:span> Tunjukkan bagaimana sebuah kelas mendeklarasikan bahwa ia akan mengimplementasikan satu atau lebih interface dalam deklarasinya (<text:span text:style-name="Source_20_Text">class(TInterfacedObject, ILogger, IOtherInterface)</text:span>). Jelaskan bahwa kelas tersebut <text:span text:style-name="Strong_20_Emphasis">wajib</text:span> menyediakan implementasi konkret untuk <text:span text:style-name="Strong_20_Emphasis">semua</text:span> metode yang didefinisikan dalam setiap interface yang diimplementasikannya. Tunjukkan contoh implementasi metode interface dalam kelas. Sebutkan penggunaan kelas basis seperti <text:span text:style-name="Source_20_Text">TInterfacedObject</text:span> atau <text:span text:style-name="Source_20_Text">TNotifierObject</text:span> yang menyediakan implementasi standar untuk metode <text:span text:style-name="Source_20_Text">IInterface</text:span> (<text:span text:style-name="Source_20_Text">_AddRef</text:span>, <text:span text:style-name="Source_20_Text">_Release</text:span>, <text:span text:style-name="Source_20_Text">QueryInterface</text:span>). ```pascal type TFileLogger = class(TInterfacedObject, ILogger) private FLogCount: Integer; FFileName: string; function GetLogCount: Integer; public constructor Create(const AFileName: string); procedure LogMessage(const Msg: string); end; implementation { TFileLogger } constructor TFileLogger.Create(const AFileName: string); begin inherited Create; FFileName := AFileName; FLogCount := 0; end; function TFileLogger.GetLogCount: Integer; begin Result := FLogCount; end; procedure TFileLogger.LogMessage(const Msg: string); begin Inc(FLogCount); { ... logika tulis ke file FFileName ... } end; ``` * <text:span text:style-name="Strong_20_Emphasis">Manajemen Memori (Reference Counting):</text:span> Jelaskan secara eksplisit bahwa ketika variabel dideklarasikan bertipe interface (misal, <text:span text:style-name="Source_20_Text">MyLogger: ILogger;</text:span>), dan interface tersebut (serta kelas implementasinya) mendukung reference counting, maka <text:span text:style-name="Strong_20_Emphasis">manajemen memori objek menjadi otomatis</text:span>. Terangkan bahwa programmer tidak perlu memanggil <text:span text:style-name="Source_20_Text">Free</text:span> pada variabel interface; objek akan dihancurkan secara otomatis ketika tidak ada lagi referensi interface yang menunjuk padanya (hitungan referensi mencapai nol). Ini adalah keuntungan besar dibandingkan manajemen memori manual pada variabel kelas biasa. * <text:span text:style-name="Strong_20_Emphasis">Penggunaan dan Polimorfisme:</text:span> Tunjukkan cara menggunakan variabel bertipe interface (<text:span text:style-name="Source_20_Text">MyLogger := TFileLogger.Create('app.log'); MyLogger.LogMessage('App started');</text:span>). Jelaskan bagaimana interface memungkinkan polimorfisme: sebuah variabel interface dapat menampung referensi ke objek dari kelas <text:span text:style-name="Emphasis">manapun</text:span> yang mengimplementasikan interface tersebut. * <text:span text:style-name="Strong_20_Emphasis">Perbandingan dengan Kelas Abstrak:</text:span> Diskusikan perbedaan utama antara menggunakan interface dan kelas abstrak (Bab 10) untuk mendefinisikan kontrak. Sebutkan bahwa kelas hanya bisa mewarisi dari satu kelas induk (abstrak atau tidak), tetapi bisa mengimplementasikan <text:span text:style-name="Emphasis">banyak</text:span> interface."`</text:p>
              </text:list-item>
              <text:list-item>
                <text:p text:style-name="P176"><text:span text:style-name="Strong_20_Emphasis">(Sub-bab 11.2) Informasi Tipe Runtime (RTTI) Dasar: Operator </text:span><text:span text:style-name="Strong_20_Emphasis"><text:span text:style-name="Source_20_Text">is</text:span></text:span><text:span text:style-name="Strong_20_Emphasis"> dan </text:span><text:span text:style-name="Strong_20_Emphasis"><text:span text:style-name="Source_20_Text">as</text:span></text:span> <text:span text:style-name="Strong_20_Emphasis">(Prompt untuk Sub-bab 11.2):</text:span> <text:span text:style-name="Source_20_Text">"Jelaskan konsep dasar **Run-Time Type Information (RTTI)** di Free Pascal, yaitu kemampuan untuk memeriksa dan memanipulasi tipe objek saat program sedang berjalan. Fokus pada dua operator RTTI fundamental yang digunakan dalam </text:span><text:soft-page-break/><text:span text:style-name="Source_20_Text">konteks hierarki kelas dan interface: * **Operator</text:span>is<text:span text:style-name="Source_20_Text">(Pemeriksaan Tipe):** Jelaskan</text:span>is<text:span text:style-name="Source_20_Text">sebagai operator boolean yang digunakan untuk memeriksa apakah sebuah variabel objek (yang mungkin bertipe kelas induk atau interface) pada kenyataannya merujuk ke sebuah instance dari **tipe kelas tertentu ATAU kelas turunannya**. Tunjukkan sintaks:</text:span>if VariableObj is TKelasTarget then ...<text:span text:style-name="Source_20_Text">. Jelaskan bahwa</text:span>is<text:span text:style-name="Source_20_Text">mengembalikan</text:span>True<text:span text:style-name="Source_20_Text">jika tipe cocok atau merupakan turunan, dan</text:span>False<text:span text:style-name="Source_20_Text">jika tidak. Tekankan bahwa</text:span>is<text:span text:style-name="Source_20_Text">adalah cara **aman** untuk memeriksa kompatibilitas tipe sebelum mencoba melakukan operasi spesifik tipe. * **Operator</text:span>as<text:span text:style-name="Source_20_Text">(Type Casting Aman):** Jelaskan</text:span>as<text:span text:style-name="Source_20_Text">sebagai operator untuk melakukan **type cast** (konversi tipe referensi) dari tipe induk/interface ke tipe turunan/implementasi yang lebih spesifik. Tunjukkan sintaks:</text:span>VarTurunan := VariableObj as TKelasTarget;<text:span text:style-name="Source_20_Text">. Jelaskan bahwa</text:span>as<text:span text:style-name="Source_20_Text">melakukan pemeriksaan tipe saat runtime: jika</text:span>VariableObj<text:span text:style-name="Source_20_Text">memang instance dari</text:span>TKelasTarget<text:span text:style-name="Source_20_Text">(atau turunannya),</text:span>as<text:span text:style-name="Source_20_Text">mengembalikan referensi bertipe</text:span>TKelasTarget<text:span text:style-name="Source_20_Text">; jika **tidak**,</text:span>as<text:span text:style-name="Source_20_Text">akan **membangkitkan (raise) exception** standar</text:span>EInvalidCast<text:span text:style-name="Source_20_Text">. Tekankan bahwa</text:span>as<text:span text:style-name="Source_20_Text">adalah mekanisme casting yang **aman** karena mencegah penggunaan referensi yang salah tipe secara diam-diam. Jelaskan bahwa</text:span>as<text:span text:style-name="Source_20_Text">sering digunakan setelah</text:span>if VariableObj is TKelasTarget then ...<text:span text:style-name="Source_20_Text">atau dalam situasi di mana programmer cukup yakin dengan tipe objek sebenarnya. * **(Singgung) Hard Cast:** Sebutkan secara singkat sintaks hard cast</text:span>TKelasTarget(VariableObj)<text:span text:style-name="Source_20_Text">dan jelaskan mengapa ini **sangat tidak aman** untuk downcasting objek kelas karena tidak ada pemeriksaan runtime dan dapat menyebabkan kesalahan fatal jika tipe tidak cocok. Anjurkan penggunaan</text:span>is<text:span text:style-name="Source_20_Text">dan</text:span>as<text:span text:style-name="Source_20_Text">sebagai gantinya. Berikan contoh kode praktis yang menggunakan</text:span>is<text:span text:style-name="Source_20_Text">untuk memeriksa tipe elemen dalam sebuah</text:span>TList<text:span text:style-name="Source_20_Text">atau array</text:span>TObject<text:span text:style-name="Source_20_Text">, diikuti dengan</text:span>as<text:span text:style-name="Source_20_Text">untuk mengakses properti atau metode spesifik dari tipe turunan yang teridentifikasi."</text:span></text:p>
              </text:list-item>
              <text:list-item>
                <text:p text:style-name="P176"><text:span text:style-name="Strong_20_Emphasis">(Sub-bab 11.3) Penanganan Eksepsi (Exception Handling)</text:span> <text:span text:style-name="Strong_20_Emphasis">(Prompt untuk Sub-bab 11.3):</text:span> <text:span text:style-name="Source_20_Text">"Jelaskan secara mendalam mekanisme **Structured Exception Handling (SEH)** di Free Pascal sebagai pendekatan modern dan terstruktur untuk menangani error dan kondisi luar biasa saat runtime. Uraikan tiga komponen utamanya: * </text:span><text:soft-page-break/><text:span text:style-name="Source_20_Text">**Membangkitkan Eksepsi (</text:span>raise<text:span text:style-name="Source_20_Text">):** Jelaskan pernyataan</text:span>raise<text:span text:style-name="Source_20_Text">yang digunakan untuk **memberi sinyal** bahwa sebuah kondisi error telah terjadi dan alur eksekusi normal tidak dapat dilanjutkan. Tunjukkan cara membuat dan membangkitkan instance dari kelas eksepsi (biasanya turunan dari</text:span>Exception<text:span text:style-name="Source_20_Text">yang didefinisikan di unit</text:span>SysUtils<text:span text:style-name="Source_20_Text">): \</text:span>``pascal if ErrorCondition then raise ECustomError.Create('Deskripsi error spesifik...'); // atau menggunakan exception standar: if Denominator = 0 then raise EDivByZero.Create('Pembagian oleh nol!'); ``` Sebutkan beberapa kelas exception standar penting dari <text:span text:style-name="Source_20_Text">SysUtils</text:span> (<text:span text:style-name="Source_20_Text">Exception</text:span>, <text:span text:style-name="Source_20_Text">EInOutError</text:span>, <text:span text:style-name="Source_20_Text">EDivByZero</text:span>, <text:span text:style-name="Source_20_Text">EInvalidCast</text:span>, <text:span text:style-name="Source_20_Text">EOutOfMemory</text:span>, <text:span text:style-name="Source_20_Text">EListError</text:span>, dll.) dan pentingnya membuat kelas exception kustom untuk error spesifik aplikasi. * <text:span text:style-name="Strong_20_Emphasis">Menangkap Eksepsi (</text:span><text:span text:style-name="Strong_20_Emphasis"><text:span text:style-name="Source_20_Text">try...except...end</text:span></text:span><text:span text:style-name="Strong_20_Emphasis">):</text:span> Jelaskan blok <text:span text:style-name="Source_20_Text">try...except</text:span> sebagai cara untuk <text:span text:style-name="Strong_20_Emphasis">melindungi</text:span> blok kode dan <text:span text:style-name="Strong_20_Emphasis">menangkap serta menangani</text:span> eksepsi yang mungkin terjadi di dalamnya. Tunjukkan sintaks lengkapnya: ```pascal try // Kode yang berpotensi raise exception (Protected Code) except on E: EFileNotFound do // Tangkap tipe spesifik &amp; dapatkan objeknya Writeln('Error file: ', E.Message); on EAccessViolation do // Tangkap tipe spesifik lain HandleAV; // ... on lainnya ... else // Tangkap semua tipe exception lain yang tidak cocok di atas Writeln('Terjadi error tidak dikenal.'); // Bisa juga tanpa else: hanya menangkap tipe 'on' // Bisa juga tanpa 'on' sama sekali (except..end): menangkap semua (kurang baik) end; ``` Jelaskan bagaimana eksekusi melompat ke blok <text:span text:style-name="Source_20_Text">except</text:span> jika exception terjadi di <text:span text:style-name="Source_20_Text">try</text:span>. Jelaskan bagaimana klausa <text:span text:style-name="Source_20_Text">on TipeEksepsi do ...</text:span> digunakan untuk menangani tipe eksepsi tertentu (dan turunannya). Jelaskan cara mendapatkan objek eksepsi (<text:span text:style-name="Source_20_Text">E</text:span> dalam contoh) untuk informasi lebih lanjut. Jelaskan fungsi <text:span text:style-name="Source_20_Text">else</text:span> dan risiko menangkap semua eksepsi tanpa membedakannya. * <text:span text:style-name="Strong_20_Emphasis">Menjamin Cleanup (</text:span><text:span text:style-name="Strong_20_Emphasis"><text:span text:style-name="Source_20_Text">try...finally...end</text:span></text:span><text:span text:style-name="Strong_20_Emphasis">):</text:span> Jelaskan blok <text:span text:style-name="Source_20_Text">try...finally</text:span> sebagai mekanisme krusial untuk <text:span text:style-name="Strong_20_Emphasis">menjamin</text:span> eksekusi blok kode cleanup <text:span text:style-name="Strong_20_Emphasis">terlepas dari apakah exception terjadi atau tidak</text:span> di dalam blok <text:span text:style-name="Source_20_Text">try</text:span>. Tunjukkan sintaksnya: ```pascal Resource := AcquireResource(); try // Gunakan Resource (mungkin terjadi exception di sini) finally // Kode ini <text:span text:style-name="Emphasis">pasti</text:span> dieksekusi jika blok try dimasuki: ReleaseResource(Resource); end; ``` Tekankan bahwa <text:span text:style-name="Source_20_Text">try...finally</text:span> <text:span text:style-name="Strong_20_Emphasis">tidak menangkap</text:span> atau menghentikan penyebaran eksepsi, tetapi hanya memastikan kode di blok <text:span text:style-name="Source_20_Text">finally</text:span> (misalnya, dealokasi memori, penutupan file/koneksi, pelepasan lock) selalu dijalankan. Ini sangat vital untuk <text:span text:style-name="Strong_20_Emphasis">mencegah kebocoran sumber daya (resource leaks)</text:span>. * <text:span text:style-name="Strong_20_Emphasis">Kombinasi:</text:span> Sebutkan bahwa blok <text:span text:style-name="Source_20_Text">try...except...finally...end</text:span> juga dimungkinkan. Berikan contoh kode yang menggabungkan <text:span text:style-name="Source_20_Text">raise</text:span> untuk melaporkan error, <text:span text:style-name="Source_20_Text">try...except</text:span> untuk menangani error tersebut secara logis, dan <text:span text:style-name="Source_20_Text">try...finally</text:span> untuk memastikan sumber daya selalu dibebaskan."`</text:p>
              </text:list-item>
            </text:list>
            <text:p text:style-name="Horizontal_20_Line"><text:soft-page-break/></text:p>
            <text:p text:style-name="Text_20_body">Prompt ini dirancang untuk Bab 11, mencakup Interfaces, RTTI dasar, dan Exception Handling sebagai fitur OOP lanjutan di FPC, dengan detail dan perbandingan yang relevan untuk programmer berpengalaman.</text:p>
          </text:section>
          <text:section text:style-name="Sect1" text:name="feedback-form-14">
            <text:p text:style-name="P443"/>
          </text:section>
        </text:section>
        <text:section text:style-name="Sect1" text:name="243c1ec06b26a2bd">
          <text:p text:style-name="Text_20_body"/>
          <text:section text:style-name="Sect1" text:name="user-query-content-15">
            <text:p text:style-name="P705">Pada Bab 12 Tambahkan prompt pada awal bab untuk mendapatkan pengantar , pada tiap subbab/sub-subab untuk mendapatkan isi dengan pembahasan mendalam </text:p>
          </text:section>
          <text:p text:style-name="P443">Tampilkan alur berpikir</text:p>
          <text:section text:style-name="Sect2" text:name="model-response-message-contentr_243c1ec06b26a2bd">
            <text:p text:style-name="Text_20_body">Tentu, mari kita siapkan prompt untuk Bab 12, yang akan membahas manajemen memori manual dan pointer di Free Pascal.</text:p>
            <text:p text:style-name="Horizontal_20_Line"/>
            <text:p text:style-name="Text_20_body"><text:span text:style-name="Strong_20_Emphasis">Bab 12: Manajemen Memori Tingkat Rendah dan Pointer</text:span></text:p>
            <text:p text:style-name="Text_20_body"><text:span text:style-name="Strong_20_Emphasis">(Prompt untuk Pengantar Bab Keseluruhan):</text:span> <text:span text:style-name="Source_20_Text">"Tuliskan paragraf pengantar untuk Bab 12 buku tutorial Free Pascal, yang ditujukan bagi programmer berpengalaman. Pengantar ini harus memposisikan bab ini sebagai eksplorasi **manajemen memori tingkat rendah (low-level memory management)** dan penggunaan **pointer** secara langsung di Free Pascal. Akui bahwa meskipun FPC menyediakan abstraksi tingkat tinggi seperti kelas (dengan</text:span>Create<text:span text:style-name="Source_20_Text">/</text:span>Free<text:span text:style-name="Source_20_Text">), interface/string/dynamic array (dengan reference counting), pemahaman tentang pointer dan alokasi memori manual tetap krusial untuk beberapa skenario: optimasi performa kritis, interoperabilitas dengan library C/OS API, implementasi struktur data kustom, atau bekerja dengan hardware secara langsung. Tekankan bahwa meskipun pointer memberikan kekuatan dan fleksibilitas, mereka juga membawa risiko (kebocoran memori, dangling pointers, buffer overflows) jika tidak digunakan dengan hati-hati. Bab ini akan membahas sintaks pointer FPC (</text:span>^<text:span text:style-name="Source_20_Text">,</text:span>@<text:span text:style-name="Source_20_Text">), prosedur dan fungsi standar untuk alokasi/dealokasi memori dinamis di heap (</text:span>New<text:span text:style-name="Source_20_Text">/</text:span>Dispose<text:span text:style-name="Source_20_Text">,</text:span>GetMem<text:span text:style-name="Source_20_Text">/</text:span>FreeMem<text:span text:style-name="Source_20_Text">), dan membandingkan pendekatan FPC dengan manajemen memori di bahasa lain seperti C/C++ dan bahasa garbage-collected. Tujuannya adalah membekali pembaca dengan pengetahuan untuk menggunakan pointer dan mengelola memori secara efektif dan aman bila diperlukan."</text:span></text:p>
            <text:list xml:id="list206353431567256137" text:style-name="L20">
              <text:list-item>
                <text:p text:style-name="P177"><text:span text:style-name="Strong_20_Emphasis">(Sub-bab 12.1) Pengenalan Pointer: Sintaks </text:span><text:span text:style-name="Strong_20_Emphasis"><text:span text:style-name="Source_20_Text">^</text:span></text:span><text:span text:style-name="Strong_20_Emphasis"> dan </text:span><text:span text:style-name="Strong_20_Emphasis"><text:span text:style-name="Source_20_Text">@</text:span></text:span> <text:span text:style-name="Strong_20_Emphasis">(Prompt untuk Sub-bab 12.1):</text:span> <text:span text:style-name="Source_20_Text">"Jelaskan secara mendalam konsep **pointer** dalam Free Pascal sebagai variabel yang menyimpan </text:span><text:soft-page-break/><text:span text:style-name="Source_20_Text">**alamat memori** dari data lain. Fokus pada sintaks spesifik FPC: * **Deklarasi Tipe Pointer:** Tunjukkan cara mendeklarasikan tipe pointer ke tipe data lain menggunakan simbol</text:span>^<text:span text:style-name="Source_20_Text">(caret) sebelum nama tipe:</text:span>type PInteger = ^Integer; PMyRecord = ^TMyRecord;<text:span text:style-name="Source_20_Text">. Jelaskan juga tipe</text:span>Pointer<text:span text:style-name="Source_20_Text">generik (untyped pointer) yang dapat menunjuk ke tipe apa saja (mirip</text:span>void<text:span text:style-name="Emphasis"><text:span text:style-name="Source_20_Text">di C). * **Deklarasi Variabel Pointer:** Tunjukkan cara mendeklarasikan variabel bertipe pointer:</text:span></text:span><text:span text:style-name="Emphasis">var NumPtr: PInteger; RecPtr: PMyRecord; GenericPtr: Pointer;</text:span><text:span text:style-name="Emphasis"><text:span text:style-name="Source_20_Text">. * **Operator Alamat (</text:span></text:span><text:span text:style-name="Emphasis">@</text:span><text:span text:style-name="Emphasis"><text:span text:style-name="Source_20_Text">):** Jelaskan operator</text:span></text:span><text:span text:style-name="Emphasis">@</text:span><text:span text:style-name="Emphasis"><text:span text:style-name="Source_20_Text">(address-of) yang digunakan untuk mendapatkan alamat memori dari sebuah variabel statis, lokal, atau field, dan menugaskannya ke pointer yang kompatibel:</text:span></text:span><text:span text:style-name="Emphasis">NumPtr := @MyIntegerVariable;</text:span><text:span text:style-name="Emphasis"><text:span text:style-name="Source_20_Text">. * **Dereferencing (</text:span></text:span><text:span text:style-name="Emphasis">^</text:span><text:span text:style-name="Emphasis"><text:span text:style-name="Source_20_Text">):** Jelaskan penggunaan simbol</text:span></text:span><text:span text:style-name="Emphasis">^</text:span><text:span text:style-name="Emphasis"><text:span text:style-name="Source_20_Text">*setelah* nama variabel pointer untuk mengakses (membaca atau menulis) **nilai yang ditunjuk** oleh pointer tersebut (dereferencing):</text:span></text:span><text:span text:style-name="Emphasis">Nilai := NumPtr^; RecPtr^.Field := 'Data';</text:span><text:span text:style-name="Emphasis"><text:span text:style-name="Source_20_Text">. Tekankan pentingnya memastikan pointer tidak</text:span></text:span><text:span text:style-name="Emphasis">nil</text:span><text:span text:style-name="Emphasis"><text:span text:style-name="Source_20_Text">sebelum dereferencing untuk menghindari access violation. * **Nilai</text:span></text:span><text:span text:style-name="Emphasis">nil</text:span><text:span text:style-name="Emphasis"><text:span text:style-name="Source_20_Text">:** Jelaskan konstanta</text:span></text:span><text:span text:style-name="Emphasis">nil</text:span><text:span text:style-name="Emphasis"><text:span text:style-name="Source_20_Text">sebagai nilai khusus yang menandakan bahwa sebuah pointer tidak menunjuk ke alamat memori yang valid. Tekankan pentingnya menginisialisasi pointer ke</text:span></text:span><text:span text:style-name="Emphasis">nil</text:span><text:span text:style-name="Emphasis"><text:span text:style-name="Source_20_Text">dan memeriksanya (</text:span></text:span><text:span text:style-name="Emphasis">if Ptr &lt;&gt; nil then ...</text:span><text:span text:style-name="Emphasis"><text:span text:style-name="Source_20_Text">) sebelum digunakan. * **Pointer Arithmetic (Singkat):** Sebutkan secara singkat bahwa operasi aritmatika (seperti penambahan/pengurangan) dapat dilakukan pada pointer bertipe (typed pointers), di mana kompiler secara otomatis memperhitungkan ukuran tipe data yang ditunjuk (</text:span></text:span><text:span text:style-name="Emphasis">Inc(NumPtr)</text:span><text:span text:style-name="Emphasis"><text:span text:style-name="Source_20_Text">akan memajukan alamat sesuai</text:span></text:span><text:span text:style-name="Emphasis">SizeOf(Integer)</text:span><text:span text:style-name="Emphasis"><text:span text:style-name="Source_20_Text">). Berikan contoh sederhana jika relevan, namun sertakan peringatan tentang risikonya dan potential non-portability. Bandingkan sintaks</text:span></text:span><text:span text:style-name="Emphasis">^</text:span><text:span text:style-name="Emphasis"><text:span text:style-name="Source_20_Text">dan</text:span></text:span><text:span text:style-name="Emphasis">@</text:span><text:span text:style-name="Emphasis"><text:span text:style-name="Source_20_Text">dengan</text:span></text:span><text:span text:style-name="Source_20_Text">dan</text:span>&amp;<text:span text:style-name="Source_20_Text">di C/C++."</text:span></text:p>
              </text:list-item>
              <text:list-item>
                <text:p text:style-name="P177"><text:span text:style-name="Strong_20_Emphasis">(Sub-bab 12.2) Alokasi Memori Dinamis di Heap: </text:span><text:span text:style-name="Strong_20_Emphasis"><text:span text:style-name="Source_20_Text">New</text:span></text:span><text:span text:style-name="Strong_20_Emphasis">/</text:span><text:span text:style-name="Strong_20_Emphasis"><text:span text:style-name="Source_20_Text">Dispose</text:span></text:span><text:span text:style-name="Strong_20_Emphasis"> dan </text:span><text:span text:style-name="Strong_20_Emphasis"><text:span text:style-name="Source_20_Text">GetMem</text:span></text:span><text:span text:style-name="Strong_20_Emphasis">/</text:span><text:span text:style-name="Strong_20_Emphasis"><text:span text:style-name="Source_20_Text">FreeMem</text:span></text:span> <text:span text:style-name="Strong_20_Emphasis">(Prompt untuk Sub-bab 12.2):</text:span> <text:span text:style-name="Source_20_Text">"Jelaskan prosedur dan fungsi standar Free Pascal untuk mengalokasikan dan membebaskan memori secara dinamis di **heap**. Bedakan dengan jelas antara dua pasangan utama: * **</text:span>New(PointerVariable)<text:span text:style-name="Source_20_Text">dan</text:span>Dispose(PointerVariable)<text:span text:style-name="Source_20_Text">(Typed):** - Jelaskan</text:span>New(P)<text:span text:style-name="Source_20_Text">digunakan untuk mengalokasikan memori di heap yang cukup untuk </text:span><text:soft-page-break/><text:span text:style-name="Source_20_Text">menampung **satu instance** dari tipe data yang **ditunjuk oleh pointer</text:span>P<text:span text:style-name="Source_20_Text">** (misalnya, jika</text:span>P<text:span text:style-name="Source_20_Text">adalah</text:span>PMyRecord<text:span text:style-name="Source_20_Text">,</text:span>New(P)<text:span text:style-name="Source_20_Text">alokasi memori seukuran</text:span>TMyRecord<text:span text:style-name="Source_20_Text">). Pointer</text:span>P<text:span text:style-name="Source_20_Text">kemudian akan menunjuk ke memori yang baru dialokasikan. - Jelaskan</text:span>Dispose(P)<text:span text:style-name="Source_20_Text">digunakan untuk **membebaskan** memori yang sebelumnya dialokasikan oleh</text:span>New(P)<text:span text:style-name="Source_20_Text">. Tekankan bahwa</text:span>Dispose<text:span text:style-name="Source_20_Text">harus dipanggil dengan pointer yang sama yang digunakan dengan</text:span>New<text:span text:style-name="Source_20_Text">, dan hanya boleh dipanggil sekali untuk setiap alokasi</text:span>New<text:span text:style-name="Source_20_Text">. Jelaskan pentingnya mengatur</text:span>P := nil<text:span text:style-name="Source_20_Text">setelah</text:span>Dispose<text:span text:style-name="Source_20_Text">untuk mencegah dangling pointers. - Sebutkan bahwa</text:span>New<text:span text:style-name="Source_20_Text">dan</text:span>Dispose<text:span text:style-name="Source_20_Text">juga dapat secara otomatis memanggil konstruktor/destruktor jika digunakan pada pointer ke tipe</text:span>object<text:span text:style-name="Source_20_Text">(bukan</text:span>class<text:span text:style-name="Source_20_Text">). Untuk</text:span>class<text:span text:style-name="Source_20_Text">, gunakan</text:span>Create<text:span text:style-name="Source_20_Text">/</text:span>Free<text:span text:style-name="Source_20_Text">. * **</text:span>GetMem(PointerVariable, SizeInBytes)<text:span text:style-name="Source_20_Text">dan</text:span>FreeMem(PointerVariable [, SizeInBytes])<text:span text:style-name="Source_20_Text">(Untyped):** - Jelaskan</text:span>GetMem(P, Size)<text:span text:style-name="Source_20_Text">digunakan untuk mengalokasikan blok memori mentah (untyped) di heap dengan ukuran</text:span>Size<text:span text:style-name="Source_20_Text">byte. Pointer</text:span>P<text:span text:style-name="Source_20_Text">(bisa bertipe</text:span>Pointer<text:span text:style-name="Source_20_Text">atau pointer bertipe lain yang di-cast) akan menunjuk ke awal blok memori ini. - Jelaskan</text:span>FreeMem(P [, Size])<text:span text:style-name="Source_20_Text">digunakan untuk **membebaskan** blok memori yang dialokasikan oleh</text:span>GetMem<text:span text:style-name="Source_20_Text">. Sebutkan bahwa parameter</text:span>Size<text:span text:style-name="Source_20_Text">pada</text:span>FreeMem<text:span text:style-name="Source_20_Text">bersifat opsional di beberapa memory manager FPC tetapi **sangat direkomendasikan** untuk disertakan jika ukurannya diketahui saat dealokasi, demi portabilitas dan potensi performa/keselamatan. - Tekankan bahwa</text:span>GetMem<text:span text:style-name="Source_20_Text">/</text:span>FreeMem<text:span text:style-name="Source_20_Text">lebih fleksibel (bisa alokasi ukuran berapa pun) tetapi kurang aman-tipe (type-safe) dibandingkan</text:span>New<text:span text:style-name="Source_20_Text">/</text:span>Dispose<text:span text:style-name="Source_20_Text">. Umumnya digunakan untuk buffer data biner, array dinamis manual, atau implementasi struktur data kustom tingkat rendah. * **Fungsi Terkait:** Sebutkan juga fungsi seperti</text:span>ReallocMem<text:span text:style-name="Source_20_Text">untuk mengubah ukuran blok memori yang dialokasikan dengan</text:span>GetMem<text:span text:style-name="Source_20_Text">/</text:span>FreeMem<text:span text:style-name="Source_20_Text">. Berikan contoh kode yang menunjukkan alokasi, penggunaan (termasuk casting jika menggunakan</text:span>GetMem<text:span text:style-name="Source_20_Text">), dan dealokasi memori menggunakan kedua pasangan prosedur ini. Tekankan kembali **tanggung jawab penuh programmer** untuk secara manual dan tepat waktu membebaskan semua memori yang dialokasikan secara dinamis (</text:span>Dispose<text:span text:style-name="Source_20_Text">untuk setiap</text:span>New<text:span text:style-name="Source_20_Text">,</text:span>FreeMem<text:span text:style-name="Source_20_Text">untuk setiap</text:span>GetMem<text:span text:style-name="Source_20_Text">) untuk mencegah **memory leaks**."</text:span></text:p>
              </text:list-item>
              <text:list-item>
                <text:p text:style-name="P177"><text:soft-page-break/><text:span text:style-name="Strong_20_Emphasis">(Sub-bab 12.3) Konteks Manajemen Memori FPC: Perbandingan dengan C/C++ dan GC</text:span> <text:span text:style-name="Strong_20_Emphasis">(Prompt untuk Sub-bab 12.3):</text:span> <text:span text:style-name="Source_20_Text">"Sajikan perbandingan antara pendekatan manajemen memori manual di Free Pascal (menggunakan</text:span>New<text:span text:style-name="Source_20_Text">/</text:span>Dispose<text:span text:style-name="Source_20_Text">,</text:span>GetMem<text:span text:style-name="Source_20_Text">/</text:span>FreeMem<text:span text:style-name="Source_20_Text">, serta</text:span>TObject.Create<text:span text:style-name="Source_20_Text">/</text:span>TObject.Free<text:span text:style-name="Source_20_Text">untuk kelas) dengan mekanisme di bahasa pemrograman populer lainnya, untuk memberikan perspektif kepada programmer berpengalaman: * **Dibandingkan C/C++:** - Bandingkan</text:span>New<text:span text:style-name="Source_20_Text">/</text:span>Dispose<text:span text:style-name="Source_20_Text">FPC (untuk pointer ke record/object) dengan</text:span>new<text:span text:style-name="Source_20_Text">/</text:span>delete<text:span text:style-name="Source_20_Text">C++ (untuk objek). - Bandingkan</text:span>GetMem<text:span text:style-name="Source_20_Text">/</text:span>FreeMem<text:span text:style-name="Source_20_Text">FPC dengan</text:span>malloc<text:span text:style-name="Source_20_Text">/</text:span>free<text:span text:style-name="Source_20_Text">C (keduanya untyped). - Soroti perbedaan sintaks pointer (</text:span>^<text:span text:style-name="Source_20_Text">/</text:span>@<text:span text:style-name="Source_20_Text">vs</text:span>*<text:span text:style-name="Source_20_Text">/</text:span>&amp;<text:span text:style-name="Source_20_Text">) dan potensi perbedaan dalam pointer arithmetic. - Sebutkan bahwa C++ modern sangat mengandalkan **RAII (Resource Acquisition Is Initialization)** dan **smart pointers** (</text:span>std::unique_ptr<text:span text:style-name="Source_20_Text">,</text:span>std::shared_ptr<text:span text:style-name="Source_20_Text">,</text:span>std::weak_ptr<text:span text:style-name="Source_20_Text">) untuk manajemen memori otomatis yang aman. Jelaskan bahwa FPC secara bawaan tidak memiliki mekanisme smart pointer standar yang setara, sehingga disiplin manual lebih diperlukan (meskipun library pihak ketiga mungkin menyediakan solusi serupa). * **Dibandingkan Bahasa Garbage Collected (GC) (misal: Java, C#, Python, Go, JavaScript):** - Jelaskan perbedaan fundamental: di FPC (untuk alokasi manual heap), programmer **eksplisit** mengontrol dealokasi. Di bahasa GC, **runtime** secara otomatis melacak keterjangkauan objek dan membebaskan memori objek yang tidak lagi digunakan. - Diskusikan **pro GC:** Mengurangi beban kognitif programmer, secara signifikan mengurangi risiko memory leaks dan dangling pointers, seringkali meningkatkan kecepatan pengembangan. - Diskusikan **kontra GC:** Potensi **overhead performa** (waktu CPU untuk GC), **pauses** yang tidak terduga saat GC berjalan (masalah untuk real-time/game), penggunaan memori puncak yang mungkin lebih tinggi, kurangnya kontrol deterministik atas kapan objek dihancurkan. * **Pro Manajemen Manual FPC:** **Kontrol penuh** atas lifetime memori, **performa potensial lebih tinggi** dan **lebih predictable** (tanpa GC), **penggunaan memori lebih efisien** jika dikelola dengan baik, sangat cocok untuk **sistem resource-constrained**, embedded, OS development, atau aplikasi performa tinggi. * **Kontra Manajemen Manual FPC:** </text:span><text:soft-page-break/><text:span text:style-name="Source_20_Text">**Kompleksitas** yang lebih tinggi, **risiko signifikan** memory leaks (lupa dealokasi), dangling pointers (mengakses memori setelah dealokasi), double free (dealokasi ganda), rentan terhadap bug terkait memori. * **Jalan Tengah FPC (Reference Counting):** Ingatkan kembali bahwa FPC menggunakan **reference counting** untuk manajemen memori **otomatis** pada tipe data krusial seperti</text:span>AnsiString<text:span text:style-name="Source_20_Text">,</text:span>UnicodeString<text:span text:style-name="Source_20_Text">,</text:span>dynamic array<text:span text:style-name="Source_20_Text">, dan</text:span>interface<text:span text:style-name="Source_20_Text">. Posisikan ini sebagai mekanisme **hybrid** yang memberikan kemudahan GC untuk tipe data tersebut sambil mempertahankan kontrol manual untuk alokasi lainnya. Simpulkan dengan menyatakan bahwa pilihan manajemen memori melibatkan trade-off, dan FPC memberikan fleksibilitas mulai dari kontrol manual penuh hingga manajemen semi-otomatis."</text:span></text:p>
              </text:list-item>
            </text:list>
            <text:p text:style-name="Horizontal_20_Line"/>
            <text:p text:style-name="Text_20_body">Prompt ini dirancang untuk Bab 12, mencakup pointer, alokasi memori dinamis, dan perbandingan manajemen memori, disesuaikan untuk programmer berpengalaman yang perlu memahami detail FPC dan konteksnya.</text:p>
          </text:section>
          <text:section text:style-name="Sect1" text:name="feedback-form-15">
            <text:p text:style-name="P443"/>
          </text:section>
        </text:section>
        <text:section text:style-name="Sect1" text:name="d3a56f701a6dc2fa">
          <text:p text:style-name="Text_20_body"/>
          <text:section text:style-name="Sect1" text:name="user-query-content-16">
            <text:p text:style-name="P705">Pada Bab 13 Tambahkan prompt pada awal bab untuk mendapatkan pengantar , pada tiap subbab/sub-subab untuk mendapatkan isi dengan pembahasan mendalam </text:p>
          </text:section>
          <text:p text:style-name="P443">Tampilkan alur berpikir</text:p>
          <text:section text:style-name="Sect2" text:name="model-response-message-contentr_d3a56f701a6dc2fa">
            <text:p text:style-name="Text_20_body">Tentu, mari kita siapkan prompt untuk Bab 13, yang akan memberikan pengenalan dasar tentang Generics di Free Pascal, dengan fokus pada koleksi data.</text:p>
            <text:p text:style-name="Horizontal_20_Line"/>
            <text:p text:style-name="Text_20_body"><text:span text:style-name="Strong_20_Emphasis">Bab 13: Pengantar Generics: Kode Type-Safe yang Reusable</text:span></text:p>
            <text:p text:style-name="Text_20_body"><text:span text:style-name="Strong_20_Emphasis">(Prompt untuk Pengantar Bab Keseluruhan):</text:span> <text:span text:style-name="Source_20_Text">"Tuliskan paragraf pengantar untuk Bab 13 buku tutorial Free Pascal, yang ditujukan bagi programmer berpengalaman. Pengantar ini harus memperkenalkan **Generics** (atau pemrograman generik) sebagai fitur penting dalam pemrograman modern yang memungkinkan penulisan kode yang **type-safe** dan **reusable** tanpa harus mengetahui tipe data spesifik saat kode ditulis. Akui bahwa pembaca kemungkinan besar sudah familiar dengan konsep generics (seperti di Java/C#) atau templates (C++), terutama dalam konteks implementasi koleksi data (collections) yang aman-tipe. Tekankan bahwa Bab 13 ini akan memberikan **pengenalan dasar** pada implementasi generics di Free Pascal, mencakup sintaks </text:span><text:soft-page-break/><text:span text:style-name="Source_20_Text">utamanya (</text:span>generic<text:span text:style-name="Source_20_Text">,</text:span>specialize<text:span text:style-name="Source_20_Text">) dan fokus pada kasus penggunaan yang paling umum: **koleksi generik (generic collections)** yang disediakan oleh FPC (misalnya, melalui unit</text:span>fgl<text:span text:style-name="Source_20_Text">). Tujuannya adalah agar pembaca dapat mulai memanfaatkan generics untuk menulis kode yang lebih fleksibel dan aman di FPC."</text:span></text:p>
            <text:list xml:id="list6426681111005361621" text:style-name="L21">
              <text:list-item>
                <text:p text:style-name="P178"><text:span text:style-name="Strong_20_Emphasis">(Sub-bab 13.1) Motivasi dan Konsep Dasar Generics di FPC</text:span> <text:span text:style-name="Strong_20_Emphasis">(Prompt untuk Sub-bab 13.1):</text:span> <text:span text:style-name="Source_20_Text">"Jelaskan motivasi di balik penggunaan **Generics** dalam Free Pascal, terutama dalam konteks **koleksi data (collections)**, dengan menargetkan pemahaman programmer berpengalaman. * **Problem Koleksi Non-Generik:** Ulas kembali keterbatasan koleksi non-generik klasik di FPC seperti</text:span>TList<text:span text:style-name="Source_20_Text">atau</text:span>TObjectList<text:span text:style-name="Source_20_Text">(dari unit</text:span>Classes<text:span text:style-name="Source_20_Text">). Jelaskan bagaimana koleksi ini biasanya menyimpan item sebagai</text:span>Pointer<text:span text:style-name="Source_20_Text">atau</text:span>TObject<text:span text:style-name="Source_20_Text">umum. Tekankan konsekuensinya: perlunya melakukan **casting tipe manual** saat mengambil item dari koleksi, yang bersifat **tidak aman-tipe (type-unsafe)**. Berikan contoh potensi error runtime (</text:span>EInvalidCast<text:span text:style-name="Source_20_Text">) jika programmer salah mengasumsikan tipe saat casting. * **Generics sebagai Solusi:** Perkenalkan generics sebagai paradigma yang memungkinkan pembuatan kelas, interface, record, atau rutin yang dapat bekerja dengan satu atau lebih **tipe data sebagai parameter**. Jelaskan bagaimana ini memungkinkan definisi, misalnya,</text:span>TList&lt;Integer&gt;<text:span text:style-name="Source_20_Text">(List yang *hanya* bisa menampung Integer) atau</text:span>TDictionary&lt;string, TCustomer&gt;<text:span text:style-name="Source_20_Text">(Dictionary yang memetakan</text:span>string<text:span text:style-name="Source_20_Text">ke objek</text:span>TCustomer<text:span text:style-name="Source_20_Text">). Tekankan manfaat utama: **keamanan tipe saat kompilasi (compile-time type safety)**, di mana kompiler akan mencegah penambahan tipe data yang salah dan menghilangkan kebutuhan casting saat pengambilan data. * **Sintaks Dasar FPC:** Perkenalkan secara singkat sintaks dasar FPC untuk mendefinisikan entitas generik menggunakan kata kunci</text:span>generic<text:span text:style-name="Source_20_Text">dan cara membuat tipe konkret dari generik menggunakan</text:span>specialize<text:span text:style-name="Source_20_Text">. Berikan contoh kerangka konseptual sederhana (implementasi detail tidak perlu di sini): \</text:span>``pascal // Contoh Definisi Generik (Kerangka) generic TKeyValuePair&lt;_TKey, _TValue&gt; = record Key: _TKey; Value: _TValue; end;</text:p>
                <text:p text:style-name="P9"><text:span text:style-name="Source_20_Text"><text:s text:c="6"/>generic TMyList&lt;_T&gt; = class</text:span></text:p>
                <text:p text:style-name="P9"><text:span text:style-name="Source_20_Text"><text:s text:c="6"/>private</text:span></text:p>
                <text:p text:style-name="P9"><text:span text:style-name="Source_20_Text"><text:s text:c="8"/>FItems: array of _T; // Array dinamis dari tipe _T</text:span></text:p>
                <text:p text:style-name="P9"><text:span text:style-name="Source_20_Text"><text:s text:c="6"/>public</text:span></text:p>
                <text:p text:style-name="P9"><text:span text:style-name="Source_20_Text"><text:s text:c="8"/>procedure Add(const Item: _T);</text:span></text:p>
                <text:p text:style-name="P9"><text:soft-page-break/><text:span text:style-name="Source_20_Text"><text:s text:c="8"/>function GetItem(Index: Integer): _T;</text:span></text:p>
                <text:p text:style-name="P9"><text:span text:style-name="Source_20_Text"><text:s text:c="8"/>// ... metode list lainnya ...</text:span></text:p>
                <text:p text:style-name="P9"><text:span text:style-name="Source_20_Text"><text:s text:c="6"/>end;</text:span></text:p>
                <text:p text:style-name="P9"/>
                <text:p text:style-name="P9"><text:span text:style-name="Source_20_Text"><text:s text:c="6"/>// Contoh Spesialisasi (Membuat Tipe Konkret)</text:span></text:p>
                <text:p text:style-name="P9"><text:span text:style-name="Source_20_Text"><text:s text:c="6"/>type</text:span></text:p>
                <text:p text:style-name="P9"><text:span text:style-name="Source_20_Text"><text:s text:c="8"/>TIntegerList = specialize TMyList&lt;Integer&gt;;</text:span></text:p>
                <text:p text:style-name="P9"><text:span text:style-name="Source_20_Text"><text:s text:c="8"/>TPairOfStringInt = specialize TKeyValuePair&lt;string, Integer&gt;;</text:span></text:p>
                <text:p text:style-name="P9"><text:span text:style-name="Source_20_Text"><text:s text:c="6"/>\`\`\`</text:span></text:p>
                <text:p text:style-name="P83"><text:span text:style-name="Source_20_Text"><text:s text:c="2"/>* **Unit Koleksi Generik FPC (`fgl`):** Perkenalkan unit `fgl` (Free Generics Library) sebagai library **koleksi generik standar** yang paling penting dan siap pakai di FPC. Sebutkan beberapa kelas koleksi utama yang disediakannya, seperti `TFPGList&lt;&gt;` (list dinamis generik), `TFPGObjectList&lt;&gt;` (list generik untuk objek dengan manajemen lifetime), `TFPGDictionary&lt;,&gt;` (dictionary/hash map generik), `TFPGQueue&lt;&gt;`, `TFPGStack&lt;&gt;`, dll. Tekankan bahwa menggunakan `fgl` adalah cara paling umum dan praktis untuk bekerja dengan koleksi generik di FPC."`</text:span></text:p>
              </text:list-item>
              <text:list-item>
                <text:p text:style-name="P178"><text:span text:style-name="Strong_20_Emphasis">(Sub-bab 13.2) Contoh Penggunaan Dasar: Koleksi Generik (</text:span><text:span text:style-name="Strong_20_Emphasis"><text:span text:style-name="Source_20_Text">fgl</text:span></text:span><text:span text:style-name="Strong_20_Emphasis">)</text:span> <text:span text:style-name="Strong_20_Emphasis">(Prompt untuk Sub-bab 13.2):</text:span> <text:span text:style-name="Source_20_Text">"Berikan contoh kode praktis yang jelas dan ringkas untuk mendemonstrasikan penggunaan **koleksi generik dasar** dari unit</text:span>fgl<text:span text:style-name="Source_20_Text">di Free Pascal. Fokus pada</text:span>TFPGList&lt;&gt;<text:span text:style-name="Source_20_Text">sebagai contoh utama, dan mungkin</text:span>TFPGDictionary&lt;,&gt;<text:span text:style-name="Source_20_Text">sebagai contoh kedua. * **Contoh</text:span>TFPGList&lt;&gt;<text:span text:style-name="Source_20_Text">(List Generik):** - Tunjukkan cara mendeklarasikan variabel list generik untuk tipe data tertentu (misal,</text:span>Integer<text:span text:style-name="Source_20_Text">,</text:span>string<text:span text:style-name="Source_20_Text">, atau tipe record kustom). - Tunjukkan cara membuat instance list menggunakan</text:span>TFPGList&lt;Tipe&gt;.Create<text:span text:style-name="Source_20_Text">. - Demonstrasikan operasi dasar:</text:span>Add<text:span text:style-name="Source_20_Text">(menambahkan item - tunjukkan error kompilasi jika mencoba menambah tipe yang salah), akses item via indeks</text:span>[]<text:span text:style-name="Source_20_Text">(tunjukkan bahwa tidak perlu casting),</text:span>Count<text:span text:style-name="Source_20_Text">(mendapatkan jumlah item),</text:span>Delete<text:span text:style-name="Source_20_Text">(menghapus item),</text:span>Clear<text:span text:style-name="Source_20_Text">(menghapus semua item). - Tunjukkan contoh iterasi melalui list menggunakan loop</text:span>for..in<text:span text:style-name="Source_20_Text">. - Tekankan penggunaan blok</text:span>try..finally<text:span text:style-name="Source_20_Text">untuk memastikan</text:span>Free<text:span text:style-name="Source_20_Text">dipanggil pada list. \</text:span>``pascal uses fgl; ... var NamaList: TFPGList&lt;string&gt;; NilaiList: TFPGList&lt;Integer&gt;; Nama: string; i: Integer; begin NamaList := TFPGList&lt;string&gt;.Create; NilaiList := TFPGList&lt;Integer&gt;.Create; try // Menambah data (type-safe) NamaList.Add('Budi'); NamaList.Add('Ani'); // NamaList.Add(123); // Error kompilasi!</text:p>
                <text:p text:style-name="P9"><text:span text:style-name="Source_20_Text"><text:s text:c="10"/>NilaiList.Add(90);</text:span></text:p>
                <text:p text:style-name="P9"><text:span text:style-name="Source_20_Text"><text:s text:c="10"/>NilaiList.Add(85);</text:span></text:p>
                <text:p text:style-name="P9"/>
                <text:p text:style-name="P9"><text:soft-page-break/><text:span text:style-name="Source_20_Text"><text:s text:c="10"/>// Mengakses data (type-safe, tanpa cast)</text:span></text:p>
                <text:p text:style-name="P9"><text:span text:style-name="Source_20_Text"><text:s text:c="10"/>if NamaList.Count &gt; 0 then</text:span></text:p>
                <text:p text:style-name="P9"><text:span text:style-name="Source_20_Text"><text:s text:c="12"/>Nama := NamaList[0]; // Langsung bertipe string</text:span></text:p>
                <text:p text:style-name="P9"/>
                <text:p text:style-name="P9"><text:span text:style-name="Source_20_Text"><text:s text:c="10"/>Writeln('Jumlah nama: ', NamaList.Count);</text:span></text:p>
                <text:p text:style-name="P9"><text:span text:style-name="Source_20_Text"><text:s text:c="10"/>Writeln('Nama pertama: ', Nama);</text:span></text:p>
                <text:p text:style-name="P9"><text:span text:style-name="Source_20_Text"><text:s text:c="10"/>Writeln('Nilai kedua: ', NilaiList[1]); // Langsung bertipe integer</text:span></text:p>
                <text:p text:style-name="P9"/>
                <text:p text:style-name="P9"><text:span text:style-name="Source_20_Text"><text:s text:c="10"/>// Iterasi</text:span></text:p>
                <text:p text:style-name="P9"><text:span text:style-name="Source_20_Text"><text:s text:c="10"/>Writeln('Daftar Nama:');</text:span></text:p>
                <text:p text:style-name="P9"><text:span text:style-name="Source_20_Text"><text:s text:c="10"/>for Nama in NamaList do</text:span></text:p>
                <text:p text:style-name="P9"><text:span text:style-name="Source_20_Text"><text:s text:c="12"/>Writeln('- ', Nama);</text:span></text:p>
                <text:p text:style-name="P9"/>
                <text:p text:style-name="P9"><text:span text:style-name="Source_20_Text"><text:s text:c="8"/>finally</text:span></text:p>
                <text:p text:style-name="P9"><text:span text:style-name="Source_20_Text"><text:s text:c="10"/>NamaList.Free;</text:span></text:p>
                <text:p text:style-name="P9"><text:span text:style-name="Source_20_Text"><text:s text:c="10"/>NilaiList.Free;</text:span></text:p>
                <text:p text:style-name="P9"><text:span text:style-name="Source_20_Text"><text:s text:c="8"/>end;</text:span></text:p>
                <text:p text:style-name="P9"><text:span text:style-name="Source_20_Text"><text:s text:c="6"/>end;</text:span></text:p>
                <text:p text:style-name="P9"><text:span text:style-name="Source_20_Text"><text:s text:c="6"/>\`\`\`</text:span></text:p>
                <text:p text:style-name="P9"><text:span text:style-name="Source_20_Text"><text:s text:c="2"/>* **Contoh `TFPGDictionary&lt;,&gt;` (Dictionary Generik):** (Jika waktu/ruang memungkinkan)</text:span></text:p>
                <text:p text:style-name="P9"><text:span text:style-name="Source_20_Text"><text:s text:c="6"/>- Tunjukkan cara deklarasi dan pembuatan instance dengan tipe key dan value spesifik (misal, `string` sebagai key, `Integer` sebagai value).</text:span></text:p>
                <text:p text:style-name="P9"><text:span text:style-name="Source_20_Text"><text:s text:c="6"/>- Demonstrasikan `Add` atau `AddOrSetValue` untuk menambah data.</text:span></text:p>
                <text:p text:style-name="P9"><text:span text:style-name="Source_20_Text"><text:s text:c="6"/>- Tunjukkan akses atau update via indeks `[]`.</text:span></text:p>
                <text:p text:style-name="P9"><text:span text:style-name="Source_20_Text"><text:s text:c="6"/>- Demonstrasikan cara aman mengambil nilai menggunakan `TryGetValue`.</text:span></text:p>
                <text:p text:style-name="P9"><text:span text:style-name="Source_20_Text"><text:s text:c="6"/>- Tunjukkan `ContainsKey` dan `Remove`.</text:span></text:p>
                <text:p text:style-name="P9"><text:span text:style-name="Source_20_Text"><text:s text:c="6"/>- Tekankan keamanan tipe untuk key dan value.</text:span></text:p>
                <text:p text:style-name="P9"><text:span text:style-name="Source_20_Text"><text:s text:c="6"/>- Sertakan `try..finally..Free`.</text:span></text:p>
                <text:p text:style-name="P83"><text:span text:style-name="Source_20_Text"><text:s text:c="2"/>* **Mengelola Objek (`TFPGObjectList&lt;&gt;`):** Singgung secara singkat bahwa jika Anda perlu menyimpan **objek** (turunan `TObject`) dalam list dan ingin list tersebut secara otomatis memanggil `Free` pada objek saat objek dihapus atau list dihancurkan, gunakan `TFPGObjectList&lt;TipeObjek&gt;` sebagai gantinya.</text:span></text:p>
                <text:p text:style-name="P178">Tujuan utama contoh-contoh ini adalah menyoroti <text:span text:style-name="Strong_20_Emphasis">kemudahan penggunaan</text:span> dan <text:span text:style-name="Strong_20_Emphasis">keamanan tipe</text:span> yang ditawarkan oleh koleksi generik dibandingkan metode non-generik."`</text:p>
              </text:list-item>
            </text:list>
            <text:p text:style-name="Horizontal_20_Line"/>
            <text:p text:style-name="Text_20_body">Prompt ini dirancang untuk Bab 13, memberikan pengenalan dasar tentang generics di FPC dengan fokus pada penggunaan praktis melalui library koleksi standar <text:span text:style-name="Source_20_Text">fgl</text:span>.</text:p>
          </text:section>
          <text:section text:style-name="Sect1" text:name="feedback-form-16">
            <text:p text:style-name="P443"/>
          </text:section>
        </text:section>
        <text:section text:style-name="Sect1" text:name="40c5611bbfba08e2">
          <text:p text:style-name="Text_20_body"/>
          <text:section text:style-name="Sect1" text:name="user-query-content-17">
            <text:p text:style-name="P705">Pada Bab 14 Tambahkan prompt pada awal bab untuk mendapatkan pengantar , pada tiap subbab/sub-subab untuk mendapatkan isi dengan pembahasan mendalam </text:p>
          </text:section>
          <text:p text:style-name="P443"><text:soft-page-break/>Tampilkan alur berpikir</text:p>
          <text:section text:style-name="Sect2" text:name="model-response-message-contentr_40c5611bbfba08e2">
            <text:p text:style-name="Text_20_body">Tentu, mari kita siapkan prompt untuk Bab 14, yang akan membahas cara berinteraksi dengan library eksternal (kode C) dari Free Pascal.</text:p>
            <text:p text:style-name="Horizontal_20_Line"/>
            <text:p text:style-name="Text_20_body"><text:span text:style-name="Strong_20_Emphasis">Bab 14: Interfacing dengan Kode Eksternal (C Libraries / Native API)</text:span></text:p>
            <text:p text:style-name="Text_20_body"><text:span text:style-name="Strong_20_Emphasis">(Prompt untuk Pengantar Bab Keseluruhan):</text:span> <text:span text:style-name="Source_20_Text">"Tuliskan paragraf pengantar untuk Bab 14 buku tutorial Free Pascal, yang ditujukan bagi programmer berpengalaman. Pengantar ini harus memperkenalkan kemampuan Free Pascal untuk **berinteraksi dengan kode eksternal** yang dikompilasi secara native (biasanya ditulis dalam C atau C++), yang terdapat dalam **shared libraries** (DLL di Windows, .so di Linux/macOS, dylib di macOS). Jelaskan bahwa kemampuan interfacing ini sangat krusial karena memungkinkan program FPC untuk: memanfaatkan fungsionalitas **API sistem operasi (OS API)** secara langsung, menggunakan **library pihak ketiga (third-party libraries)** yang tidak ditulis dalam Pascal, atau berinteraksi dengan modul kode C/C++ yang sudah ada. Tekankan bahwa meskipun interfacing membuka banyak kemungkinan, ia memerlukan pemahaman yang cermat tentang detail seperti **deklarasi fungsi eksternal (</text:span>external<text:span text:style-name="Source_20_Text">)**, **konvensi pemanggilan (calling conventions)**, dan **pemetaan tipe data (data type mapping)** antara Pascal dan bahasa target (biasanya C). Bab ini akan membahas mekanisme dasar interfacing FPC, membekali pembaca untuk memanggil fungsi dari library native."</text:span></text:p>
            <text:list xml:id="list7151842598655422457" text:style-name="L22">
              <text:list-item>
                <text:p text:style-name="P179"><text:span text:style-name="Strong_20_Emphasis">(Sub-bab 14.1) Deklarasi Fungsi Eksternal: Kata Kunci </text:span><text:span text:style-name="Strong_20_Emphasis"><text:span text:style-name="Source_20_Text">external</text:span></text:span> <text:span text:style-name="Strong_20_Emphasis">(Prompt untuk Sub-bab 14.1):</text:span> <text:span text:style-name="Source_20_Text">"Jelaskan secara detail sintaks dasar dalam Free Pascal untuk mendeklarasikan sebuah prosedur atau fungsi yang implementasinya berada di **library eksternal** (shared library), menggunakan kata kunci **</text:span>external<text:span text:style-name="Source_20_Text">**. Tunjukkan struktur umum deklarasinya: \</text:span>``pascal // Deklarasi Prosedur Eksternal procedure NamaPascal(Param1: TipePascal1; var Param2: TipePascal2); [KonvensiPemanggilan;] external [NamaLibrary] [OpsiNama];</text:p>
                <text:p text:style-name="P179">// Deklarasi Fungsi Eksternal function NamaPascal(Param: TipePascal): TipeHasilPascal; [KonvensiPemanggilan;] external [NamaLibrary] [OpsiNama]; ``` Jelaskan bahwa deklarasi ini mirip dengan deklarasi <text:span text:style-name="Source_20_Text">forward</text:span> dalam arti tidak ada blok implementasi (<text:span text:style-name="Source_20_Text">begin..end;</text:span>) di kode Pascal. Tekankan bahwa implementasi sebenarnya akan dicari oleh sistem operasi (atau linker) di library eksternal yang ditentukan. Jelaskan bahwa <text:soft-page-break/>bagian-bagian opsional seperti <text:span text:style-name="Source_20_Text">[KonvensiPemanggilan;]</text:span>, <text:span text:style-name="Source_20_Text">[NamaLibrary]</text:span>, dan <text:span text:style-name="Source_20_Text">[OpsiNama]</text:span> sangat penting dan akan dibahas lebih lanjut. Sebutkan bahwa setelah dideklarasikan, fungsi/prosedur eksternal ini dapat dipanggil dari kode Pascal seolah-olah itu adalah subrutin Pascal biasa."`</text:p>
              </text:list-item>
              <text:list-item>
                <text:p text:style-name="P179"><text:span text:style-name="Strong_20_Emphasis">(Sub-bab 14.2) Menentukan Target: Nama Library dan Nama Fungsi</text:span> <text:span text:style-name="Strong_20_Emphasis">(Prompt untuk Sub-bab 14.2):</text:span> <text:span text:style-name="Source_20_Text">"Jelaskan bagaimana Free Pascal mengidentifikasi library eksternal target dan nama fungsi spesifik di dalamnya saat menggunakan direktif</text:span>external<text:span text:style-name="Source_20_Text">. Fokus pada dua aspek: * **Menentukan Nama Library (</text:span>external 'NamaFileLibrary'<text:span text:style-name="Source_20_Text">):** - Jelaskan bahwa string literal yang mengikuti kata kunci</text:span>external<text:span text:style-name="Source_20_Text">(misalnya,</text:span>'mylibrary.dll'<text:span text:style-name="Source_20_Text">,</text:span>'libc.so.6'<text:span text:style-name="Source_20_Text">,</text:span>'CoreFoundation.framework'<text:span text:style-name="Source_20_Text">) menentukan **nama file library** yang akan dimuat oleh sistem operasi. - Jelaskan bagaimana OS mencari file library ini (misal, di direktori aplikasi, path sistem seperti</text:span>PATH<text:span text:style-name="Source_20_Text">/</text:span>LD_LIBRARY_PATH<text:span text:style-name="Source_20_Text">, atau lokasi standar OS). - Berikan contoh nama library standar untuk platform berbeda (misal,</text:span>kernel32.dll<text:span text:style-name="Source_20_Text">,</text:span>user32.dll<text:span text:style-name="Source_20_Text">di Windows;</text:span>libc.so.6<text:span text:style-name="Source_20_Text">,</text:span>libm.so.6<text:span text:style-name="Source_20_Text">di Linux;</text:span>libc.dylib<text:span text:style-name="Source_20_Text">,</text:span>libSystem.dylib<text:span text:style-name="Source_20_Text">di macOS). - Jelaskan apa yang terjadi jika nama library dihilangkan (FPC mungkin mengandalkan linking statis atau library yang sudah dimuat). * **Menentukan Nama Fungsi (</text:span>name 'NamaFungsiDiLibrary'<text:span text:style-name="Source_20_Text">atau</text:span>alias 'NamaFungsiDiLibrary'<text:span text:style-name="Source_20_Text">):** - Jelaskan bahwa secara default, FPC mengasumsikan nama fungsi di library **sama persis** (case-sensitive atau tidak, tergantung platform) dengan nama identifier Pascal yang Anda deklarasikan. - Jelaskan penggunaan klausa</text:span>name 'NamaFungsiAsli'<text:span text:style-name="Source_20_Text">(atau sinonimnya</text:span>alias 'NamaFungsiAsli'<text:span text:style-name="Source_20_Text">) untuk secara eksplisit menentukan **nama simbol ekspor** fungsi di dalam library jika berbeda dari nama Pascal. Ini sering diperlukan karena konvensi penamaan C (misalnya, awalan</text:span>_<text:span text:style-name="Source_20_Text">), name mangling C++, atau sekadar keinginan menggunakan nama yang lebih 'Pascal-like' di kode Anda. * **Menggunakan Ordinal (</text:span>index NomorOrdinal<text:span text:style-name="Source_20_Text">- Khusus Windows):** - Sebutkan secara singkat bahwa di Windows DLL, fungsi juga bisa diekspor berdasarkan nomor **ordinal**. Jelaskan sintaks</text:span>external 'My.dll' index 123<text:span text:style-name="Source_20_Text">sebagai alternatif</text:span>name<text:span text:style-name="Source_20_Text">, meskipun penggunaan nama umumnya lebih portabel dan mudah dibaca."</text:span></text:p>
              </text:list-item>
              <text:list-item>
                <text:p text:style-name="P179"><text:span text:style-name="Strong_20_Emphasis">(Sub-bab 14.3) Konvensi Pemanggilan (Calling Conventions): </text:span><text:span text:style-name="Strong_20_Emphasis"><text:span text:style-name="Source_20_Text">cdecl</text:span></text:span><text:span text:style-name="Strong_20_Emphasis">, </text:span><text:span text:style-name="Strong_20_Emphasis"><text:span text:style-name="Source_20_Text">stdcall</text:span></text:span><text:span text:style-name="Strong_20_Emphasis">, dll.</text:span> <text:span text:style-name="Strong_20_Emphasis">(Prompt untuk Sub-bab 14.3):</text:span> <text:span text:style-name="Source_20_Text">"Jelaskan peran </text:span><text:soft-page-break/><text:span text:style-name="Source_20_Text">krusial **Konvensi Pemanggilan (Calling Convention)** dalam interfacing. Terangkan bahwa ini adalah perjanjian tingkat rendah antara pemanggil (kode Pascal Anda) dan fungsi yang dipanggil (di library eksternal) tentang bagaimana data dipertukarkan melalui stack dan register CPU. Tekankan bahwa **ketidakcocokan konvensi pemanggilan adalah penyebab umum crash atau perilaku aneh** saat interfacing. Jelaskan direktif konvensi pemanggilan utama yang relevan untuk interfacing C/API di FPC: * **</text:span>cdecl<text:span text:style-name="Source_20_Text">:** Konvensi standar C. **Pemanggil (caller)** membersihkan stack. Umumnya digunakan untuk library C pihak ketiga dan fungsi C runtime di banyak platform (Linux, macOS, MinGW/MSVCRT Windows). Seringkali jadi default jika tidak ditentukan. * **</text:span>stdcall<text:span text:style-name="Source_20_Text">:** Konvensi standar untuk sebagian besar **Windows API (Win32/Win64)**. **Fungsi yang dipanggil (callee)** membersihkan stack. **Wajib digunakan** saat memanggil WinAPI untuk menghindari kerusakan stack. * **</text:span>pascal<text:span text:style-name="Source_20_Text">:** Konvensi default FPC (parameter kiri-ke-kanan, callee cleans). **Jangan gunakan** untuk interfacing C/API kecuali library tersebut secara spesifik dibuat dengan konvensi Pascal. * **Lainnya (Singgung):** Sebutkan</text:span>register<text:span text:style-name="Source_20_Text">(mirip</text:span>fastcall<text:span text:style-name="Source_20_Text">, menggunakan register),</text:span>safecall<text:span text:style-name="Source_20_Text">(untuk COM/Automation di Windows). Tunjukkan contoh penempatan direktif ini dalam deklarasi:</text:span>function GetLastError: DWORD; stdcall; external 'kernel32.dll';<text:span text:style-name="Source_20_Text">. Anjurkan untuk **selalu memeriksa dokumentasi library target** guna memastikan konvensi pemanggilan yang benar."</text:span></text:p>
              </text:list-item>
              <text:list-item>
                <text:p text:style-name="P179"><text:span text:style-name="Strong_20_Emphasis">(Sub-bab 14.4) Pemetaan Tipe Data Pascal ke Tipe C</text:span> <text:span text:style-name="Strong_20_Emphasis">(Prompt untuk Sub-bab 14.4):</text:span> <text:span text:style-name="Source_20_Text">"Sajikan panduan praktis untuk **memetakan tipe data Free Pascal ke tipe data C** yang setara saat mendeklarasikan fungsi/prosedur</text:span>external<text:span text:style-name="Source_20_Text">. Ini adalah langkah kritis untuk memastikan data diinterpretasikan dengan benar di kedua sisi. Berikan pemetaan untuk tipe-tipe umum: * **Integer:** Jelaskan pemetaan tipe integer Pascal (</text:span>Integer<text:span text:style-name="Source_20_Text">,</text:span>LongInt<text:span text:style-name="Source_20_Text">,</text:span>Int64<text:span text:style-name="Source_20_Text">,</text:span>Byte<text:span text:style-name="Source_20_Text">,</text:span>Word<text:span text:style-name="Source_20_Text">,</text:span>Cardinal<text:span text:style-name="Source_20_Text">, dll.) ke tipe C (</text:span>int<text:span text:style-name="Source_20_Text">,</text:span>long<text:span text:style-name="Source_20_Text">,</text:span>long long<text:span text:style-name="Source_20_Text">,</text:span>unsigned char<text:span text:style-name="Source_20_Text">,</text:span>unsigned short<text:span text:style-name="Source_20_Text">,</text:span>unsigned int<text:span text:style-name="Source_20_Text">, dll.). Tekankan pentingnya menggunakan tipe dengan **ukuran eksplisit** (misalnya,</text:span>Int32<text:span text:style-name="Source_20_Text">,</text:span>UInt64<text:span text:style-name="Source_20_Text">,</text:span>DWORD<text:span text:style-name="Source_20_Text">,</text:span>UINT<text:span text:style-name="Source_20_Text">) saat berinteraksi dengan API yang mensyaratkan ukuran tertentu, terutama untuk portabilitas antar platform </text:span><text:soft-page-break/><text:span text:style-name="Source_20_Text">32-bit/64-bit. Sebutkan unit</text:span>Windows<text:span text:style-name="Source_20_Text">atau</text:span>ctypes<text:span text:style-name="Source_20_Text">yang menyediakan alias tipe semacam ini. * **Floating Point:**</text:span>Single<text:span text:style-name="Source_20_Text">-&gt;</text:span>float<text:span text:style-name="Source_20_Text">,</text:span>Double<text:span text:style-name="Source_20_Text">-&gt;</text:span>double<text:span text:style-name="Source_20_Text">. * **Boolean:** Pemetaan</text:span>Boolean<text:span text:style-name="Source_20_Text">Pascal bisa tricky. Seringkali dipetakan ke</text:span>int<text:span text:style-name="Source_20_Text">C (0=false, non-zero=true) atau</text:span>BOOL<text:span text:style-name="Source_20_Text">/</text:span>WINBOOL<text:span text:style-name="Source_20_Text">(seringkali</text:span>typedef int<text:span text:style-name="Source_20_Text">) di Windows API.</text:span>ByteBool<text:span text:style-name="Source_20_Text">kadang lebih aman. Periksa dokumentasi API. * **Character:**</text:span>AnsiChar<text:span text:style-name="Source_20_Text">(atau</text:span>Char<text:span text:style-name="Source_20_Text">default) -&gt;</text:span>char<text:span text:style-name="Source_20_Text">.</text:span>WideChar<text:span text:style-name="Source_20_Text">-&gt;</text:span>wchar_t<text:span text:style-name="Source_20_Text">. * **Pointer:**</text:span>Pointer<text:span text:style-name="Source_20_Text">-&gt;</text:span>void<text:span text:style-name="Emphasis"><text:span text:style-name="Source_20_Text">.</text:span></text:span><text:span text:style-name="Emphasis">PInteger</text:span><text:span text:style-name="Emphasis"><text:span text:style-name="Source_20_Text">-&gt;</text:span></text:span><text:span text:style-name="Emphasis">int</text:span><text:span text:style-name="Source_20_Text">.</text:span>PMyRecord<text:span text:style-name="Source_20_Text">-&gt;</text:span>struct MyRecord<text:span text:style-name="Emphasis"><text:span text:style-name="Source_20_Text">. * **String (Penting!):** - **</text:span></text:span><text:span text:style-name="Emphasis">PChar</text:span><text:span text:style-name="Emphasis"><text:span text:style-name="Source_20_Text">:** Gunakan untuk fungsi C yang mengharapkan</text:span></text:span><text:span text:style-name="Emphasis">const char</text:span><text:span text:style-name="Source_20_Text">atau</text:span>char<text:span text:style-name="Emphasis"><text:span text:style-name="Source_20_Text">(null-terminated). Tunjukkan cara mendapatkan</text:span></text:span><text:span text:style-name="Emphasis">PChar</text:span><text:span text:style-name="Emphasis"><text:span text:style-name="Source_20_Text">dari</text:span></text:span><text:span text:style-name="Emphasis">AnsiString</text:span><text:span text:style-name="Emphasis"><text:span text:style-name="Source_20_Text">(misalnya,</text:span></text:span><text:span text:style-name="Emphasis">PChar(MyAnsiString)</text:span><text:span text:style-name="Emphasis"><text:span text:style-name="Source_20_Text">). Jelaskan masalah lifetime pointer. - **</text:span></text:span><text:span text:style-name="Emphasis">PWideChar</text:span><text:span text:style-name="Emphasis"><text:span text:style-name="Source_20_Text">:** Gunakan untuk fungsi C yang mengharapkan</text:span></text:span><text:span text:style-name="Emphasis">const wchar_t</text:span><text:span text:style-name="Source_20_Text">atau</text:span>wchar_t<text:span text:style-name="Emphasis"><text:span text:style-name="Source_20_Text">(null-terminated). Tunjukkan cara mendapatkan dari</text:span></text:span><text:span text:style-name="Emphasis">UnicodeString</text:span><text:span text:style-name="Emphasis"><text:span text:style-name="Source_20_Text">atau</text:span></text:span><text:span text:style-name="Emphasis">WideString</text:span><text:span text:style-name="Emphasis"><text:span text:style-name="Source_20_Text">. - **Buffer Output:** Untuk fungsi C yang mengisi buffer string (</text:span></text:span><text:span text:style-name="Emphasis">char</text:span> buffer, int bufferSize<text:span text:style-name="Source_20_Text">), tunjukkan cara mengalokasikan buffer di Pascal (misal,</text:span>array[0..N] of Char<text:span text:style-name="Source_20_Text">atau</text:span>AnsiString<text:span text:style-name="Source_20_Text">dengan</text:span>SetLength<text:span text:style-name="Source_20_Text">) dan meneruskan</text:span>@Buffer[0]<text:span text:style-name="Source_20_Text">atau</text:span>PChar(Buffer)<text:span text:style-name="Source_20_Text">beserta ukurannya. * **Record/Struct:**</text:span>record<text:span text:style-name="Source_20_Text">Pascal bisa dipetakan ke</text:span>struct<text:span text:style-name="Source_20_Text">C jika layout memorinya cocok. Tekankan penggunaan</text:span>packed record<text:span text:style-name="Source_20_Text">atau direktif</text:span>{$PACKRECORDS N}<text:span text:style-name="Source_20_Text">untuk mengontrol alignment field agar sesuai dengan definisi</text:span>struct<text:span text:style-name="Source_20_Text">C. * **Array Statis:**</text:span>array[...] of Tipe<text:span text:style-name="Source_20_Text">bisa diteruskan sebagai pointer ke elemen pertama (</text:span>@MyArray[Low(MyArray)]<text:span text:style-name="Source_20_Text">) ke fungsi C yang mengharapkan array atau pointer. Anjurkan untuk selalu **memvalidasi pemetaan tipe** dengan dokumentasi C API/library."</text:span></text:p>
              </text:list-item>
              <text:list-item>
                <text:p text:style-name="P179"><text:span text:style-name="Strong_20_Emphasis">(Sub-bab 14.5) Contoh Praktis Interfacing</text:span> <text:span text:style-name="Strong_20_Emphasis">(Prompt untuk Sub-bab 14.5):</text:span> <text:span text:style-name="Source_20_Text">"Sajikan setidaknya satu atau dua contoh kode praktis yang **lengkap dan dapat dijalankan** (pada platform yang sesuai) untuk mendemonstrasikan proses interfacing. Gunakan contoh yang jelas dan umum: * **Contoh 1 (Multi-platform): Memanggil</text:span>strlen<text:span text:style-name="Source_20_Text">dari C Library (</text:span>libc<text:span text:style-name="Source_20_Text">/</text:span>msvcrt<text:span text:style-name="Source_20_Text">)** - Tunjukkan deklarasi</text:span>external<text:span text:style-name="Source_20_Text">untuk</text:span>strlen<text:span text:style-name="Source_20_Text">(mengembalikan</text:span>size_t<text:span text:style-name="Source_20_Text">, bisa pakai</text:span>Cardinal<text:span text:style-name="Source_20_Text">atau</text:span>PtrUInt<text:span text:style-name="Source_20_Text">, konvensi</text:span>cdecl<text:span text:style-name="Source_20_Text">). - Tunjukkan kode Pascal yang menyiapkan</text:span>AnsiString<text:span text:style-name="Source_20_Text">, mendapatkan</text:span>PChar<text:span text:style-name="Source_20_Text">, </text:span><text:soft-page-break/><text:span text:style-name="Source_20_Text">memanggil</text:span>strlen<text:span text:style-name="Source_20_Text">, dan menampilkan hasilnya. \</text:span>``pascal program TestStrLen; {$IFDEF UNIX} const libc = 'c'; {$ENDIF} // Di Linux/macOS biasanya 'c' atau 'libc.so.6'/'libSystem.dylib' {$IFDEF WINDOWS} const libc = 'msvcrt.dll'; {$ENDIF} // C Runtime di Windows</text:p>
                <text:p text:style-name="P10"><text:span text:style-name="Source_20_Text"><text:s text:c="6"/>function strlen(s: PChar): PtrUInt; cdecl; external libc name 'strlen'; // PtrUInt cocok untuk size_t</text:span></text:p>
                <text:p text:style-name="P10"/>
                <text:p text:style-name="P10"><text:span text:style-name="Source_20_Text"><text:s text:c="6"/>var</text:span></text:p>
                <text:p text:style-name="P10"><text:span text:style-name="Source_20_Text"><text:s text:c="8"/>MyStr: AnsiString;</text:span></text:p>
                <text:p text:style-name="P10"><text:span text:style-name="Source_20_Text"><text:s text:c="8"/>PLen: PtrUInt;</text:span></text:p>
                <text:p text:style-name="P10"><text:span text:style-name="Source_20_Text"><text:s text:c="8"/>PC: PChar;</text:span></text:p>
                <text:p text:style-name="P10"><text:span text:style-name="Source_20_Text"><text:s text:c="6"/>begin</text:span></text:p>
                <text:p text:style-name="P10"><text:span text:style-name="Source_20_Text"><text:s text:c="8"/>MyStr := 'Belajar Interfacing FPC!';</text:span></text:p>
                <text:p text:style-name="P10"><text:span text:style-name="Source_20_Text"><text:s text:c="8"/>PC := PChar(MyStr); // Konversi ke PChar</text:span></text:p>
                <text:p text:style-name="P10"><text:span text:style-name="Source_20_Text"><text:s text:c="8"/>PLen := strlen(PC); // Panggil fungsi eksternal</text:span></text:p>
                <text:p text:style-name="P10"><text:span text:style-name="Source_20_Text"><text:s text:c="8"/>WriteLn('String: "', MyStr, '"');</text:span></text:p>
                <text:p text:style-name="P10"><text:span text:style-name="Source_20_Text"><text:s text:c="8"/>WriteLn('Panjang (strlen): ', PLen);</text:span></text:p>
                <text:p text:style-name="P10"><text:span text:style-name="Source_20_Text"><text:s text:c="6"/>end.</text:span></text:p>
                <text:p text:style-name="P10"><text:span text:style-name="Source_20_Text"><text:s text:c="6"/>\`\`\`</text:span></text:p>
                <text:p text:style-name="P10"><text:span text:style-name="Source_20_Text"><text:s text:c="2"/>* **Contoh 2 (Windows): Memanggil `GetComputerNameW` dari Windows API (`kernel32.dll`)**</text:span></text:p>
                <text:p text:style-name="P10"><text:span text:style-name="Source_20_Text"><text:s text:c="6"/>- Tunjukkan deklarasi `external` untuk `GetComputerNameW` (menggunakan `PWideChar`, `var LPDWORD`, `stdcall`).</text:span></text:p>
                <text:p text:style-name="P10"><text:span text:style-name="Source_20_Text"><text:s text:c="6"/>- Tunjukkan kode Pascal yang mengalokasikan buffer `UnicodeString` (atau `array of WideChar`), memanggil API, memeriksa hasil, dan menampilkan nama komputer.</text:span></text:p>
                <text:p text:style-name="P10"><text:span text:style-name="Source_20_Text"><text:s text:c="6"/>\`\`\`pascal</text:span></text:p>
                <text:p text:style-name="P10"><text:span text:style-name="Source_20_Text"><text:s text:c="6"/>program TestGetComputerName;</text:span></text:p>
                <text:p text:style-name="P10"><text:span text:style-name="Source_20_Text"><text:s text:c="6"/>{$IFDEF WINDOWS}</text:span></text:p>
                <text:p text:style-name="P10"><text:span text:style-name="Source_20_Text"><text:s text:c="6"/>uses Windows; // Untuk tipe DWORD, BOOL, PWideChar</text:span></text:p>
                <text:p text:style-name="P10"/>
                <text:p text:style-name="P10"><text:span text:style-name="Source_20_Text"><text:s text:c="6"/>function GetComputerNameW(lpBuffer: PWideChar; var nSize: DWORD): BOOL; stdcall; external 'kernel32.dll' name 'GetComputerNameW';</text:span></text:p>
                <text:p text:style-name="P10"/>
                <text:p text:style-name="P10"><text:span text:style-name="Source_20_Text"><text:s text:c="6"/>var</text:span></text:p>
                <text:p text:style-name="P10"><text:span text:style-name="Source_20_Text"><text:s text:c="8"/>ComputerNameBuffer: UnicodeString; // UnicodeString bisa di-cast ke PWideChar</text:span></text:p>
                <text:p text:style-name="P10"><text:span text:style-name="Source_20_Text"><text:s text:c="8"/>BufferSize: DWORD;</text:span></text:p>
                <text:p text:style-name="P10"><text:span text:style-name="Source_20_Text"><text:s text:c="8"/>Success: BOOL;</text:span></text:p>
                <text:p text:style-name="P10"><text:span text:style-name="Source_20_Text"><text:s text:c="6"/>begin</text:span></text:p>
                <text:p text:style-name="P10"><text:span text:style-name="Source_20_Text"><text:s text:c="8"/>BufferSize := MAX_COMPUTERNAME_LENGTH + 1; // Konstanta dari unit Windows</text:span></text:p>
                <text:p text:style-name="P10"><text:span text:style-name="Source_20_Text"><text:s text:c="8"/>SetLength(ComputerNameBuffer, BufferSize); // Alokasi buffer</text:span></text:p>
                <text:p text:style-name="P10"/>
                <text:p text:style-name="P10"><text:span text:style-name="Source_20_Text"><text:s text:c="8"/>Success := GetComputerNameW(PWideChar(ComputerNameBuffer), BufferSize); // Panggil API</text:span></text:p>
                <text:p text:style-name="P10"/>
                <text:p text:style-name="P10"><text:span text:style-name="Source_20_Text"><text:s text:c="8"/>if Success then</text:span></text:p>
                <text:p text:style-name="P10"><text:span text:style-name="Source_20_Text"><text:s text:c="8"/>begin</text:span></text:p>
                <text:p text:style-name="P10"><text:span text:style-name="Source_20_Text"><text:s text:c="10"/>// Potong string sesuai panjang yang dikembalikan </text:span><text:soft-page-break/><text:span text:style-name="Source_20_Text">oleh API (BufferSize diupdate)</text:span></text:p>
                <text:p text:style-name="P10"><text:span text:style-name="Source_20_Text"><text:s text:c="10"/>SetLength(ComputerNameBuffer, BufferSize);</text:span></text:p>
                <text:p text:style-name="P10"><text:span text:style-name="Source_20_Text"><text:s text:c="10"/>WriteLn('Nama Komputer: ', ComputerNameBuffer);</text:span></text:p>
                <text:p text:style-name="P10"><text:span text:style-name="Source_20_Text"><text:s text:c="8"/>end</text:span></text:p>
                <text:p text:style-name="P10"><text:span text:style-name="Source_20_Text"><text:s text:c="8"/>else</text:span></text:p>
                <text:p text:style-name="P10"><text:span text:style-name="Source_20_Text"><text:s text:c="10"/>WriteLn('Gagal mendapatkan nama komputer. Error code: ', GetLastError);</text:span></text:p>
                <text:p text:style-name="P10"><text:span text:style-name="Source_20_Text"><text:s text:c="6"/>end.</text:span></text:p>
                <text:p text:style-name="P10"><text:span text:style-name="Source_20_Text"><text:s text:c="6"/>{$ELSE}</text:span></text:p>
                <text:p text:style-name="P10"><text:span text:style-name="Source_20_Text"><text:s text:c="6"/>begin</text:span></text:p>
                <text:p text:style-name="P10"><text:span text:style-name="Source_20_Text"><text:s text:c="8"/>WriteLn('Contoh ini hanya berjalan di Windows.');</text:span></text:p>
                <text:p text:style-name="P10"><text:span text:style-name="Source_20_Text"><text:s text:c="6"/>end.</text:span></text:p>
                <text:p text:style-name="P10"><text:span text:style-name="Source_20_Text"><text:s text:c="6"/>{$ENDIF}</text:span></text:p>
                <text:p text:style-name="P10"><text:span text:style-name="Source_20_Text"><text:s text:c="6"/>\`\`\`</text:span></text:p>
                <text:p text:style-name="P84"><text:span text:style-name="Source_20_Text">Jelaskan setiap bagian kode contoh: deklarasi `external`, penyiapan parameter (termasuk alokasi buffer dan konversi tipe string), pemanggilan, dan penanganan nilai kembali/error. Berikan instruksi kompilasi jika ada hal khusus (meskipun `fpc namafile.pas` seharusnya cukup)." `</text:span></text:p>
              </text:list-item>
            </text:list>
            <text:p text:style-name="Horizontal_20_Line"/>
            <text:p text:style-name="Text_20_body">Prompt ini dirancang untuk Bab 14, mencakup aspek-aspek kunci interfacing dengan C library dari FPC, termasuk sintaks, konvensi, pemetaan tipe, dan contoh praktis, ditujukan untuk programmer berpengalaman.</text:p>
          </text:section>
          <text:section text:style-name="Sect1" text:name="feedback-form-17">
            <text:p text:style-name="P443"/>
          </text:section>
        </text:section>
        <text:section text:style-name="Sect1" text:name="01d71ec19f1678f6">
          <text:p text:style-name="Text_20_body"/>
          <text:section text:style-name="Sect1" text:name="user-query-content-18">
            <text:p text:style-name="P705">Pada Bab 15 Tambahkan prompt pada awal bab untuk mendapatkan pengantar , pada tiap subbab/sub-subab untuk mendapatkan isi dengan pembahasan mendalam </text:p>
          </text:section>
          <text:p text:style-name="P443">Tampilkan alur berpikir</text:p>
          <text:section text:style-name="Sect2" text:name="model-response-message-contentr_01d71ec19f1678f6">
            <text:p text:style-name="Text_20_body">Tentu, mari kita siapkan prompt untuk Bab 15, yang akan membahas Direktif Kompiler dan Mode Bahasa di Free Pascal.</text:p>
            <text:p text:style-name="Horizontal_20_Line"/>
            <text:p text:style-name="Text_20_body"><text:span text:style-name="Strong_20_Emphasis">Bab 15: Mengontrol Kompiler: Direktif dan Mode Bahasa</text:span></text:p>
            <text:p text:style-name="Text_20_body"><text:span text:style-name="Strong_20_Emphasis">(Prompt untuk Pengantar Bab Keseluruhan):</text:span> <text:span text:style-name="Source_20_Text">"Tuliskan paragraf pengantar untuk Bab 15 buku tutorial Free Pascal, yang ditujukan bagi programmer berpengalaman. Pengantar ini harus memperkenalkan **Direktif Kompiler (Compiler Directives)** dan **Mode Bahasa (Language Modes)** sebagai mekanisme kuat yang disediakan Free Pascal untuk mengontrol perilaku kompiler dan menyesuaikan fitur bahasa yang tersedia selama proses kompilasi. Jelaskan bahwa direktif, dengan sintaks khas</text:span>{$...}<text:span text:style-name="Source_20_Text">atau</text:span>(<text:span text:style-name="Emphasis">$...</text:span>)<text:span text:style-name="Source_20_Text">, memungkinkan programmer untuk menyisipkan instruksi langsung ke kompiler di dalam kode sumber, mirip dengan preprocessor directives di C/C++. Instruksi ini dapat digunakan untuk </text:span><text:soft-page-break/><text:span text:style-name="Source_20_Text">berbagai tujuan, seperti **kompilasi kondisional** (berdasarkan platform, versi, atau definisi kustom), **mengaktifkan/menonaktifkan switch kompiler** (misalnya, pemeriksaan jangkauan, optimasi, RTTI), atau **mengelola pesan kompiler**. Selain itu, bab ini akan membahas **Mode Bahasa** (</text:span>{$MODE ...}<text:span text:style-name="Source_20_Text">), sebuah fitur penting FPC yang memungkinkannya mengemulasi dialek Pascal lain (seperti Delphi atau Turbo Pascal) atau mengaktifkan set fitur tertentu (seperti ObjFPC), yang krusial untuk **kompatibilitas** dan akses ke fitur bahasa yang berbeda. Tujuannya adalah membekali pembaca dengan pengetahuan untuk mengendalikan proses kompilasi FPC secara lebih presisi."</text:span></text:p>
            <text:list xml:id="list9155103662187081938" text:style-name="L23">
              <text:list-item>
                <text:p text:style-name="P180"><text:span text:style-name="Strong_20_Emphasis">(Sub-bab 15.1) Direktif Kompiler: Memberi Instruksi pada FPC (</text:span><text:span text:style-name="Strong_20_Emphasis"><text:span text:style-name="Source_20_Text">{$...}</text:span></text:span><text:span text:style-name="Strong_20_Emphasis"> / </text:span><text:span text:style-name="Strong_20_Emphasis"><text:span text:style-name="Source_20_Text">(*$...*)</text:span></text:span><text:span text:style-name="Strong_20_Emphasis">)</text:span> <text:span text:style-name="Strong_20_Emphasis">(Prompt untuk Sub-bab 15.1):</text:span> <text:span text:style-name="Source_20_Text">"Jelaskan secara detail konsep **Direktif Kompiler** dalam Free Pascal sebagai instruksi yang disisipkan dalam kode sumber untuk memengaruhi cara kompiler bekerja. * **Sintaks:** Tunjukkan kedua format sintaks yang valid:</text:span>{$NamaDirektif Parameter}<text:span text:style-name="Source_20_Text">dan</text:span>(<text:span text:style-name="Emphasis">$NamaDirektif Parameter</text:span>)<text:span text:style-name="Source_20_Text">. Jelaskan bahwa format kurung kurawal-dolar (</text:span>{$...}<text:span text:style-name="Source_20_Text">) lebih umum digunakan. Sebutkan bahwa direktif bisa berupa: - **Switch Tunggal:** Misal,</text:span>{$X+}<text:span text:style-name="Source_20_Text">(aktifkan X),</text:span>{$X-}<text:span text:style-name="Source_20_Text">(nonaktifkan X). - **Direktif Bernilai:** Misal,</text:span>{$ALIGN N}<text:span text:style-name="Source_20_Text">. - **Direktif Kondisional:** Misal,</text:span>{$IFDEF DEBUG}<text:span text:style-name="Source_20_Text">. - **Direktif Informasi:** Misal,</text:span>{$MESSAGE 'Info'}<text:span text:style-name="Source_20_Text">. * **Kategori dan Contoh Direktif Umum:** Berikan penjelasan dan contoh penggunaan untuk kategori direktif yang paling penting dan sering dipakai: * **Switch Kompiler Lokal (Local Compiler Switches):** Mengontrol perilaku kompilasi untuk bagian kode tertentu. - Pemeriksaan Runtime:</text:span>{$R+}/{$R-}<text:span text:style-name="Source_20_Text">(Range checking),</text:span>{$Q+}/{$Q-}<text:span text:style-name="Source_20_Text">(Overflow checking),</text:span>{$I+}/{$I-}<text:span text:style-name="Source_20_Text">(I/O checking). Jelaskan dampaknya pada keamanan vs performa. - Fitur Sintaks:</text:span>{$H+}/{$H-}<text:span text:style-name="Source_20_Text">(String = AnsiString / ShortString),</text:span>{$ExtendedSyntax+}/{$ExtendedSyntax-}<text:span text:style-name="Source_20_Text">. - Optimasi:</text:span>{$O+}/{$O-}<text:span text:style-name="Source_20_Text">(Mengaktifkan/menonaktifkan optimasi),</text:span>{$OPTIMIZATION LEVEL=...}<text:span text:style-name="Source_20_Text">. - RTTI:</text:span>{$TYPEINFO ON/OFF}<text:span text:style-name="Source_20_Text">,</text:span>{$METHODINFO ON/OFF}<text:span text:style-name="Source_20_Text">,</text:span>{$M+}/{$M-}<text:span text:style-name="Source_20_Text">(Generasi info RTTI untuk kelas). * **Kompilasi Kondisional (Conditional Compilation):** Memungkinkan inklusi atau eksklusi blok kode berdasarkan kondisi saat kompilasi. Sangat vital untuk kode lintas platform atau build berbeda </text:span><text:soft-page-break/><text:span text:style-name="Source_20_Text">(Debug/Release). - Direktif:</text:span>{$DEFINE NamaSimbol}<text:span text:style-name="Source_20_Text">,</text:span>{$UNDEF NamaSimbol}<text:span text:style-name="Source_20_Text">,</text:span>{$IFDEF NamaSimbol}<text:span text:style-name="Source_20_Text">,</text:span>{$IFNDEF NamaSimbol}<text:span text:style-name="Source_20_Text">,</text:span>{$IF EkspresiKonstan}<text:span text:style-name="Source_20_Text">,</text:span>{$ELSEIF EkspresiKonstan}<text:span text:style-name="Source_20_Text">,</text:span>{$ELSE}<text:span text:style-name="Source_20_Text">,</text:span>{$ENDIF}<text:span text:style-name="Source_20_Text">. - Simbol Pre-defined: Jelaskan beberapa simbol yang otomatis didefinisikan FPC, seperti</text:span>FPC<text:span text:style-name="Source_20_Text">,</text:span>FPC_VERSION<text:span text:style-name="Source_20_Text">,</text:span>VER&lt;Major&gt;&lt;Minor&gt;<text:span text:style-name="Source_20_Text">,</text:span>CPU32<text:span text:style-name="Source_20_Text">/</text:span>CPU64<text:span text:style-name="Source_20_Text">,</text:span>ENDIAN_&lt;LITTLE/BIG&gt;<text:span text:style-name="Source_20_Text">,</text:span>WINDOWS<text:span text:style-name="Source_20_Text">/</text:span>LINUX<text:span text:style-name="Source_20_Text">/</text:span>MACOS<text:span text:style-name="Source_20_Text">/</text:span>UNIX<text:span text:style-name="Source_20_Text">. - Contoh Praktis: Tunjukkan contoh kode yang menggunakan</text:span>{$IFDEF WINDOWS} ... {$ELSE} ... {$ENDIF}<text:span text:style-name="Source_20_Text">untuk kode spesifik platform. * **Manajemen Pesan (Message Control):** Mengontrol output pesan dari kompiler atau menyisipkan pesan kustom. -</text:span>{$MESSAGE 'Teks'}<text:span text:style-name="Source_20_Text">,</text:span>{$HINT 'Teks'}<text:span text:style-name="Source_20_Text">,</text:span>{$NOTE 'Teks'}<text:span text:style-name="Source_20_Text">,</text:span>{$WARNING 'Teks'}<text:span text:style-name="Source_20_Text">,</text:span>{$ERROR 'Teks'}<text:span text:style-name="Source_20_Text">,</text:span>{$FATAL 'Teks'}<text:span text:style-name="Source_20_Text">. Jelaskan kegunaannya (misal,</text:span>{$WARNING 'Fungsi ini usang'}<text:span text:style-name="Source_20_Text">). -</text:span>{$WARN SYMBOL_PLATFORM OFF/ON/DEFAULT}<text:span text:style-name="Source_20_Text">: Mengontrol peringatan spesifik. * **Direktif Sumber Lain (Other Source Directives):** -</text:span>{$I FileName}<text:span text:style-name="Source_20_Text">atau</text:span>{$INCLUDE FileName}<text:span text:style-name="Source_20_Text">: Menyertakan file kode lain. -</text:span>{$LINKLIB 'NamaLib'}<text:span text:style-name="Source_20_Text">,</text:span>{$L FileName.o}<text:span text:style-name="Source_20_Text">: Menghubungkan library eksternal (statis/dinamis). -</text:span>{$APPTYPE GUI/CONSOLE}<text:span text:style-name="Source_20_Text">: Menentukan tipe aplikasi (penting di Windows). Tekankan bahwa direktif dapat ditempatkan di mana saja dalam kode, dan efek switch biasanya berlaku dari titik direktif tersebut hingga akhir unit/program atau hingga direktif yang berlawanan ditemui."</text:span></text:p>
              </text:list-item>
              <text:list-item>
                <text:p text:style-name="P180"><text:span text:style-name="Strong_20_Emphasis">(Sub-bab 15.2) Mode Bahasa dan Kompatibilitas (</text:span><text:span text:style-name="Strong_20_Emphasis"><text:span text:style-name="Source_20_Text">{$MODE ...}</text:span></text:span><text:span text:style-name="Strong_20_Emphasis">)</text:span> <text:span text:style-name="Strong_20_Emphasis">(Prompt untuk Sub-bab 15.2):</text:span> <text:span text:style-name="Source_20_Text">"Jelaskan secara mendalam fitur **Mode Bahasa (Language Modes)** di Free Pascal, yang dikontrol melalui direktif</text:span>{$MODE ModeName}<text:span text:style-name="Source_20_Text">atau</text:span>{$MODE Dialect, FeatureSet}<text:span text:style-name="Source_20_Text">. Ini adalah salah satu fitur kunci FPC untuk fleksibilitas dan kompatibilitas. * **Tujuan dan Manfaat Mode Bahasa:** Terangkan bahwa FPC dirancang untuk kompatibilitas tinggi dengan berbagai dialek Pascal historis dan modern. Mode bahasa adalah cara utama FPC untuk: - **Mengemulasi perilaku dan sintaks** dialek spesifik (terutama Borland Delphi dan Turbo Pascal). - **Mengaktifkan atau menonaktifkan** set fitur bahasa tertentu (misalnya, fitur OOP, direktif tertentu). - **Mengubah perilaku default** kompiler (misalnya, tipe</text:span>string<text:span text:style-name="Source_20_Text">default menjadi</text:span>AnsiString<text:span text:style-name="Source_20_Text">atau</text:span>ShortString<text:span text:style-name="Source_20_Text">). - Memastikan **kompatibilitas sumber (source compatibility)** atau </text:span><text:soft-page-break/><text:span text:style-name="Source_20_Text">bahkan **kompatibilitas biner (binary compatibility)** (dalam beberapa kasus) dengan kode yang ditulis untuk kompiler target. * **Mode Utama dan Perbedaannya:** Jelaskan mode-mode bahasa yang paling umum digunakan dan karakteristik utamanya: - **</text:span>{$MODE FPC}<text:span text:style-name="Source_20_Text">:** Mode default FPC jika tidak ada mode yang ditentukan. Mencoba menyediakan set fitur Pascal modern yang seimbang tanpa terikat erat pada satu dialek. - **</text:span>{$MODE DELPHI}<text:span text:style-name="Source_20_Text">:** Mode kompatibilitas tinggi dengan **Object Pascal Delphi modern**. Ini mengaktifkan fitur seperti classes (mewarisi</text:span>TObject<text:span text:style-name="Source_20_Text">), interfaces, exceptions, RTTI,</text:span>AnsiString<text:span text:style-name="Source_20_Text">/</text:span>UnicodeString<text:span text:style-name="Source_20_Text">(tergantung sub-mode seperti</text:span>DELPHIUNICODE<text:span text:style-name="Source_20_Text">),</text:span>property<text:span text:style-name="Source_20_Text">,</text:span>is<text:span text:style-name="Source_20_Text">,</text:span>as<text:span text:style-name="Source_20_Text">, dll. **Sangat umum digunakan, terutama saat mengembangkan dengan Lazarus IDE** atau menggunakan komponen/library berbasis Delphi. - **</text:span>{$MODE OBJFPC}<text:span text:style-name="Source_20_Text">:** Mode default FPC yang mengaktifkan fitur **Object Pascal** (mirip Delphi) tetapi mungkin memiliki beberapa ekstensi atau perilaku FPC spesifik. Seringkali merupakan pilihan yang baik untuk proyek FPC baru yang berorientasi objek tetapi tidak memerlukan kompatibilitas Delphi yang ketat. - **</text:span>{$MODE TP}<text:span text:style-name="Source_20_Text">:** Mode kompatibilitas tinggi dengan **Borland Turbo Pascal 7.0**. Menggunakan</text:span>ShortString<text:span text:style-name="Source_20_Text">sebagai tipe</text:span>string<text:span text:style-name="Source_20_Text">default, menonaktifkan banyak fitur OOP modern, dan mengemulasi perilaku TP lainnya. Berguna untuk **mengkompilasi ulang kode TP lama**. - **Lainnya:** Sebutkan secara singkat keberadaan mode lain seperti</text:span>{$MODE MACPAS}<text:span text:style-name="Source_20_Text">(untuk Think Pascal/Mac),</text:span>{$MODE ISO}<text:span text:style-name="Source_20_Text">(untuk standar ISO 7185),</text:span>{$MODE GPC}<text:span text:style-name="Source_20_Text">(GNU Pascal),</text:span>{$MODE EXTENDEDPAS&gt;<text:span text:style-name="Source_20_Text">dll. * **Implikasi Pemilihan Mode:** Tekankan bahwa mode yang dipilih adalah keputusan penting di awal proyek karena memengaruhi: - Fitur bahasa apa saja yang dapat Anda gunakan. - Bagaimana beberapa konstruksi bahasa (seperti</text:span>string<text:span text:style-name="Source_20_Text">) berperilaku. - Kompatibilitas dengan unit dan library eksternal. - Perilaku switch kompiler default. * **Penempatan dan Lingkup:** Jelaskan bahwa direktif</text:span>{$MODE ...}<text:span text:style-name="Source_20_Text">harus ditempatkan di **bagian paling awal** dari file program (</text:span>.lpr<text:span text:style-name="Source_20_Text">/</text:span>.dpr<text:span text:style-name="Source_20_Text">/</text:span>.pas<text:span text:style-name="Source_20_Text">) atau unit (</text:span>.pas<text:span text:style-name="Source_20_Text">/</text:span>.pp<text:span text:style-name="Source_20_Text">), sebelum deklarasi lain, karena ia memengaruhi bagaimana keseluruhan file tersebut di-parse oleh kompiler. Efeknya berlaku untuk seluruh </text:span><text:soft-page-break/><text:span text:style-name="Source_20_Text">unit/program tersebut. * **Kombinasi Mode:** Sebutkan kemungkinan mengkombinasikan mode dasar dengan "sub-mode" atau set fitur, contohnya</text:span>{$MODE DELPHIUNICODE}<text:span text:style-name="Source_20_Text">untuk menargetkan Delphi versi Unicode. Berikan rekomendasi umum: gunakan</text:span>{$MODE DELPHI}<text:span text:style-name="Source_20_Text">atau</text:span>{$MODE OBJFPC}<text:span text:style-name="Source_20_Text">untuk proyek FPC modern, terutama yang menggunakan Lazarus atau OOP secara ekstensif."</text:span></text:p>
              </text:list-item>
            </text:list>
            <text:p text:style-name="Horizontal_20_Line"/>
            <text:p text:style-name="Text_20_body">Prompt ini dirancang untuk Bab 15, mencakup direktif kompiler dan mode bahasa sebagai cara untuk mengontrol proses kompilasi dan fitur bahasa di FPC, ditujukan untuk programmer berpengalaman.</text:p>
          </text:section>
          <text:section text:style-name="Sect1" text:name="feedback-form-18">
            <text:p text:style-name="P443"/>
          </text:section>
        </text:section>
        <text:section text:style-name="Sect1" text:name="f2b584549e63ca9a">
          <text:p text:style-name="Text_20_body"/>
          <text:section text:style-name="Sect1" text:name="user-query-content-19">
            <text:p text:style-name="P705">Pada Bab 16 Tambahkan prompt pada awal bab untuk mendapatkan pengantar , pada tiap subbab/sub-subab untuk mendapatkan isi dengan pembahasan mendalam </text:p>
          </text:section>
          <text:p text:style-name="P443">Tampilkan alur berpikir</text:p>
          <text:section text:style-name="Sect2" text:name="model-response-message-contentr_f2b584549e63ca9a">
            <text:p text:style-name="Text_20_body">Tentu, mari kita siapkan prompt untuk Bab 16, yang akan fokus pada studi kasus praktis untuk mengintegrasikan konsep-konsep yang telah dipelajari.</text:p>
            <text:p text:style-name="Horizontal_20_Line"/>
            <text:p text:style-name="Text_20_body"><text:span text:style-name="Strong_20_Emphasis">Bab 16: Studi Kasus: Membangun Utilitas Penghitung File Teks</text:span></text:p>
            <text:p text:style-name="Text_20_body"><text:span text:style-name="Strong_20_Emphasis">(Prompt untuk Pengantar Bab Keseluruhan):</text:span> <text:span text:style-name="Source_20_Text">"Tuliskan paragraf pengantar untuk Bab 16 buku tutorial Free Pascal, yang ditujukan bagi programmer berpengalaman. Pengantar ini harus menandai transisi dari mempelajari fitur-fitur bahasa secara terisolasi (Bab 1-15) ke **aplikasi praktis** yang mengintegrasikan berbagai konsep tersebut. Jelaskan bahwa tujuan Bab 16 adalah membangun sebuah **studi kasus** berupa aplikasi konsol (command-line) sederhana dari awal hingga akhir. Akui bahwa aplikasinya sendiri mungkin sederhana bagi programmer berpengalaman, namun fokusnya adalah pada **bagaimana menerapkan sintaks, struktur, modularitas (unit), penanganan error (exception handling), dan praktik pemrograman FPC lainnya** yang telah dipelajari dalam konteks proyek kecil yang kohesif. Sebutkan secara spesifik aplikasi yang akan dibangun: sebuah utilitas untuk menghitung jumlah baris, kata, dan karakter dalam file teks yang diberikan sebagai argumen. Nyatakan bahwa bab ini akan memandu pembaca melalui proses definisi masalah, desain, implementasi (termasuk pemisahan logika ke unit), dan pengujian aplikasi tersebut."</text:span></text:p>
            <text:list xml:id="list2145922513437513953" text:style-name="L24">
              <text:list-item>
                <text:p text:style-name="P181"><text:soft-page-break/><text:span text:style-name="Strong_20_Emphasis">(Sub-bab 16.1) Definisi Masalah dan Spesifikasi Aplikasi</text:span> <text:span text:style-name="Strong_20_Emphasis">(Prompt untuk Sub-bab 16.1):</text:span> <text:span text:style-name="Source_20_Text">"Definisikan secara jelas masalah yang akan dipecahkan oleh aplikasi studi kasus Bab 16 ini. Tujuannya adalah membuat sebuah program command-line bernama</text:span>HitungFile<text:span text:style-name="Source_20_Text">(atau</text:span>FileCounter<text:span text:style-name="Source_20_Text">) yang memiliki spesifikasi fungsional sebagai berikut: 1. **Input:** Menerima tepat satu argumen baris perintah (command-line argument), yaitu path (nama file) ke sebuah file teks. 2. **Validasi Input:** * Jika tidak ada argumen yang diberikan, tampilkan pesan cara penggunaan (usage message) yang benar dan keluar dengan kode error. * Jika file yang ditentukan oleh argumen tidak ditemukan atau tidak dapat diakses (misal, karena permission), tampilkan pesan error yang jelas dan keluar dengan kode error yang berbeda. 3. **Proses:** Jika file valid dan dapat dibaca, program harus: * Membaca keseluruhan isi file teks. * Menghitung jumlah total baris (lines). * Menghitung jumlah total kata (words). Definisikan 'kata' secara sederhana sebagai urutan karakter non-spasi yang dipisahkan oleh spasi, tab, atau karakter baris baru. * Menghitung jumlah total karakter (characters). 4. **Output:** Menampilkan hasil perhitungan (jumlah baris, kata, karakter) beserta nama file yang diproses ke standard output (konsol) dengan format yang rapi dan mudah dibaca. Spesifikasi ini harus menjadi panduan untuk tahap desain dan implementasi berikutnya."</text:span></text:p>
              </text:list-item>
              <text:list-item>
                <text:p text:style-name="P181"><text:span text:style-name="Strong_20_Emphasis">(Sub-bab 16.2) Desain Arsitektur: Memisahkan Logika dengan Unit</text:span> <text:span text:style-name="Strong_20_Emphasis">(Prompt untuk Sub-bab 16.2):</text:span> <text:span text:style-name="Source_20_Text">"Rancang arsitektur dasar untuk aplikasi</text:span>HitungFile<text:span text:style-name="Source_20_Text">, dengan menekankan prinsip **modularitas** untuk memisahkan tanggung jawab. Usulkan struktur yang terdiri dari dua bagian utama: 1. **Unit Logika Pemrosesan File (misal,</text:span>FileStatsUnit.pas<text:span text:style-name="Source_20_Text">):** * Unit ini akan bertanggung jawab penuh untuk logika inti: membuka file, membaca konten, melakukan perhitungan statistik (baris, kata, karakter), dan menangani error terkait file I/O. * Definisikan struktur data (misal,</text:span>TFileStats = record ... end;<text:span text:style-name="Source_20_Text">) di bagian</text:span>interface<text:span text:style-name="Source_20_Text">unit ini untuk menampung hasil perhitungan. * Definisikan fungsi publik utama (misal,</text:span>function GetFileStatistics(const FileName: string): TFileStats;<text:span text:style-name="Source_20_Text">) di</text:span>interface<text:span text:style-name="Source_20_Text">yang menerima nama file dan mengembalikan record hasil atau membangkitkan exception jika </text:span><text:soft-page-break/><text:span text:style-name="Source_20_Text">terjadi error (misal,</text:span>EInOutError<text:span text:style-name="Source_20_Text">). * Semua detail implementasi pembacaan dan penghitungan akan disembunyikan di bagian</text:span>implementation<text:span text:style-name="Source_20_Text">. 2. **Program Utama (misal,</text:span>HitungFile.lpr<text:span text:style-name="Source_20_Text">):** * Program utama ini akan bertindak sebagai **antarmuka pengguna (user interface)** command-line. * Tanggung jawabnya meliputi: - Menggunakan (</text:span>uses<text:span text:style-name="Source_20_Text">) unit</text:span>FileStatsUnit<text:span text:style-name="Source_20_Text">dan</text:span>SysUtils<text:span text:style-name="Source_20_Text">. - Memparsing dan memvalidasi argumen command-line (</text:span>ParamStr<text:span text:style-name="Source_20_Text">,</text:span>ParamCount<text:span text:style-name="Source_20_Text">). - Memanggil fungsi dari</text:span>FileStatsUnit<text:span text:style-name="Source_20_Text">untuk mendapatkan statistik file. - Menangkap dan menangani exception yang mungkin dibangkitkan oleh unit logika (misal, menampilkan pesan error ke pengguna). - Memformat dan menampilkan hasil statistik atau pesan error ke konsol. Jelaskan secara singkat keuntungan pendekatan dua bagian ini: logika inti (</text:span>FileStatsUnit<text:span text:style-name="Source_20_Text">) menjadi independen, lebih mudah diuji secara terpisah, dan berpotensi digunakan kembali di aplikasi lain, sementara program utama fokus pada interaksi pengguna dan orkestrasi."</text:span></text:p>
              </text:list-item>
              <text:list-item>
                <text:p text:style-name="P181"><text:span text:style-name="Strong_20_Emphasis">(Sub-bab 16.3) Implementasi Unit Logika (</text:span><text:span text:style-name="Strong_20_Emphasis"><text:span text:style-name="Source_20_Text">FileStatsUnit.pas</text:span></text:span><text:span text:style-name="Strong_20_Emphasis">)</text:span> <text:span text:style-name="Strong_20_Emphasis">(Prompt untuk Sub-bab 16.3):</text:span> <text:span text:style-name="Source_20_Text">"Tuliskan kode sumber lengkap dan berikan penjelasan untuk unit</text:span>FileStatsUnit.pas<text:span text:style-name="Source_20_Text">. Implementasi harus mencakup: * **Bagian</text:span>unit<text:span text:style-name="Source_20_Text">dan</text:span>interface<text:span text:style-name="Source_20_Text">:** - Deklarasi</text:span>unit FileStatsUnit;<text:span text:style-name="Source_20_Text">. - Klausa</text:span>uses<text:span text:style-name="Source_20_Text">di</text:span>interface<text:span text:style-name="Source_20_Text">jika diperlukan (mungkin tidak perlu). - Definisi tipe</text:span>TFileStats = record JumlahBaris, JumlahKata, JumlahKarakter: Int64; end;<text:span text:style-name="Source_20_Text">(gunakan</text:span>Int64<text:span text:style-name="Source_20_Text">untuk mengakomodasi file besar). - Deklarasi header fungsi</text:span>function GetFileStatistics(const FileName: string): TFileStats;<text:span text:style-name="Source_20_Text">. * **Bagian</text:span>implementation<text:span text:style-name="Source_20_Text">:** - Klausa</text:span>uses SysUtils;<text:span text:style-name="Source_20_Text">(minimal untuk</text:span>FileExists<text:span text:style-name="Source_20_Text">,</text:span>Exception<text:span text:style-name="Source_20_Text">,</text:span>EInOutError<text:span text:style-name="Source_20_Text">, file I/O dasar jika menggunakan metode manual, atau</text:span>Classes<text:span text:style-name="Source_20_Text">jika menggunakan</text:span>TStringList<text:span text:style-name="Source_20_Text">). - Implementasi fungsi</text:span>GetFileStatistics<text:span text:style-name="Source_20_Text">. Di dalamnya: - Lakukan pemeriksaan</text:span>FileExists(FileName)<text:span text:style-name="Source_20_Text">. Jika</text:span>False<text:span text:style-name="Source_20_Text">, bangkitkan exception:</text:span>raise EInOutError.CreateFmt('File tidak ditemukan: %s', [FileName]);<text:span text:style-name="Source_20_Text">. - Pilih salah satu metode pembacaan file dan implementasikan perhitungannya: - **(Opsi 1:</text:span>TStringList<text:span text:style-name="Source_20_Text">- Lebih Mudah)** - Buat instance</text:span>TStringList<text:span text:style-name="Source_20_Text">. Gunakan</text:span>try..finally<text:span text:style-name="Source_20_Text">untuk</text:span>Free<text:span text:style-name="Source_20_Text">. - Muat file dengan</text:span>SL.LoadFromFile(FileName)<text:span text:style-name="Source_20_Text">. Ini akan otomatis menangani pembukaan/penutupan dan bisa raise</text:span>EInOutError<text:span text:style-name="Source_20_Text">. - Hitung</text:span>JumlahBaris := SL.Count;<text:span text:style-name="Source_20_Text">. - </text:span><text:soft-page-break/><text:span text:style-name="Source_20_Text">Hitung</text:span>JumlahKarakter := Length(SL.Text);<text:span text:style-name="Source_20_Text">. - Hitung</text:span>JumlahKata<text:span text:style-name="Source_20_Text">: Iterasi melalui</text:span>SL.Strings[i]<text:span text:style-name="Source_20_Text">, dan untuk setiap baris, gunakan fungsi sederhana (buat fungsi helper privat jika perlu) untuk memecah baris menjadi kata berdasarkan spasi/tab dan menghitungnya. Akumulasikan total kata. - **(Opsi 2: File I/O Manual - Lebih Fundamental)** - Deklarasikan variabel</text:span>var F: TextFile; Line: string; LineCount, WordCount, CharCount: Int64;<text:span text:style-name="Source_20_Text">. - Gunakan</text:span>AssignFile(F, FileName);<text:span text:style-name="Source_20_Text">. - Gunakan blok</text:span>try..finally<text:span text:style-name="Source_20_Text">untuk memastikan</text:span>CloseFile(F)<text:span text:style-name="Source_20_Text">selalu dipanggil. - Di dalam</text:span>try<text:span text:style-name="Source_20_Text">, panggil</text:span>Reset(F)<text:span text:style-name="Source_20_Text">(ini bisa raise</text:span>EInOutError<text:span text:style-name="Source_20_Text">). Inisialisasi counter ke 0. - Gunakan loop</text:span>while not Eof(F) do begin ReadLn(F, Line); Inc(LineCount); Inc(CharCount, Length(Line) + Length(EOL)); { Hitung kata di 'Line' } end;<text:span text:style-name="Source_20_Text">. Jelaskan cara menangani</text:span>EOL<text:span text:style-name="Source_20_Text">(End of Line) untuk karakter dan logika penghitungan kata per baris. - Isi record</text:span>Result<text:span text:style-name="Source_20_Text">dengan nilai</text:span>JumlahBaris<text:span text:style-name="Source_20_Text">,</text:span>JumlahKata<text:span text:style-name="Source_20_Text">,</text:span>JumlahKarakter<text:span text:style-name="Source_20_Text">yang sudah dihitung. Pastikan kode unit bersih, efisien, dan menyertakan penanganan error dasar serta manajemen sumber daya (</text:span>try..finally<text:span text:style-name="Source_20_Text">)."</text:span></text:p>
              </text:list-item>
              <text:list-item>
                <text:p text:style-name="P181"><text:span text:style-name="Strong_20_Emphasis">(Sub-bab 16.4) Implementasi Program Utama (</text:span><text:span text:style-name="Strong_20_Emphasis"><text:span text:style-name="Source_20_Text">HitungFile.lpr</text:span></text:span><text:span text:style-name="Strong_20_Emphasis">)</text:span> <text:span text:style-name="Strong_20_Emphasis">(Prompt untuk Sub-bab 16.4):</text:span> <text:span text:style-name="Source_20_Text">"Tuliskan kode sumber lengkap dan berikan penjelasan untuk file program utama</text:span>HitungFile.lpr<text:span text:style-name="Source_20_Text">yang menggunakan</text:span>FileStatsUnit<text:span text:style-name="Source_20_Text">. * **Deklarasi</text:span>program<text:span text:style-name="Source_20_Text">dan</text:span>uses<text:span text:style-name="Source_20_Text">:** -</text:span>program HitungFile;<text:span text:style-name="Source_20_Text">-</text:span>uses SysUtils, FileStatsUnit;<text:span text:style-name="Source_20_Text">* **Variabel Lokal:** Deklarasikan variabel yang dibutuhkan, misalnya</text:span>FileName: string; Stats: TFileStats; ExitCode: Integer;<text:span text:style-name="Source_20_Text">. * **Logika Utama (dalam</text:span>begin..end.<text:span text:style-name="Source_20_Text">):** - Inisialisasi</text:span>ExitCode := 0;<text:span text:style-name="Source_20_Text">. - **Validasi Argumen:** Periksa</text:span>ParamCount<text:span text:style-name="Source_20_Text">. Jika tidak sama dengan 1, tampilkan pesan error (misal,</text:span>Writeln('Penggunaan: HitungFile &lt;namafile&gt;')<text:span text:style-name="Source_20_Text">), set</text:span>ExitCode := 1<text:span text:style-name="Source_20_Text">, dan lompat ke akhir (atau gunakan</text:span>Halt(1)<text:span text:style-name="Source_20_Text">). Jika OK, ambil</text:span>FileName := ParamStr(1);<text:span text:style-name="Source_20_Text">. - **Pemanggilan Unit dan Penanganan Error:** Gunakan blok</text:span>try...except<text:span text:style-name="Source_20_Text">: - Di dalam</text:span>try<text:span text:style-name="Source_20_Text">: Panggil</text:span>Stats := GetFileStatistics(FileName);<text:span text:style-name="Source_20_Text">. - Jika berhasil, format dan tampilkan output. Contoh: \</text:span>``pascal Writeln('Statistik untuk file: ', FileName); Writeln('------------------------------------'); Writeln(' Jumlah Baris : ', Stats.JumlahBaris); Writeln(' Jumlah Kata : ', Stats.JumlahKata); Writeln(' Jumlah Karakter : ', Stats.JumlahKarakter); ``` - Di dalam <text:span text:style-name="Source_20_Text">except</text:span>: Tangkap <text:span text:style-name="Source_20_Text">on E: Exception do begin ... end;</text:span>. Di dalamnya, tampilkan pesan error: <text:span text:style-name="Source_20_Text">Writeln(ErrOutput, 'Error: ', E.ClassName, </text:span><text:soft-page-break/><text:span text:style-name="Source_20_Text">': ', E.Message);</text:span> (gunakan <text:span text:style-name="Source_20_Text">ErrOutput</text:span> untuk pesan error). Set <text:span text:style-name="Source_20_Text">ExitCode := 2;</text:span>. - <text:span text:style-name="Strong_20_Emphasis">Keluar Program:</text:span> Gunakan <text:span text:style-name="Source_20_Text">Halt(ExitCode);</text:span> di akhir untuk keluar dengan kode status yang sesuai. Pastikan program utama menangani input pengguna, memanggil unit logika dengan aman, dan memberikan output/feedback yang jelas."`</text:p>
              </text:list-item>
              <text:list-item>
                <text:p text:style-name="P181"><text:span text:style-name="Strong_20_Emphasis">(Sub-bab 16.5) Kompilasi, Pengujian, dan Peningkatan Potensial</text:span> <text:span text:style-name="Strong_20_Emphasis">(Prompt untuk Sub-bab 16.5):</text:span> <text:span text:style-name="Source_20_Text">"Jelaskan langkah-langkah akhir untuk mengkompilasi, menguji, dan menyarankan potensi peningkatan untuk aplikasi</text:span>HitungFile<text:span text:style-name="Source_20_Text">. * **Kompilasi:** - **Command Line:** Instruksikan cara mengkompilasi dari terminal:</text:span>fpc HitungFile.lpr [-oHitungFileExe]<text:span text:style-name="Source_20_Text">. Jelaskan bahwa FPC akan otomatis mencari dan mengkompilasi</text:span>FileStatsUnit.pas<text:span text:style-name="Source_20_Text">jika ada di direktori yang sama atau di search path (</text:span>-Fu<text:span text:style-name="Source_20_Text">). - **Lazarus IDE:** Instruksikan cara membuat Proyek Aplikasi Konsol, menambahkan</text:span>HitungFile.lpr<text:span text:style-name="Source_20_Text">dan</text:span>FileStatsUnit.pas<text:span text:style-name="Source_20_Text">ke proyek, lalu menggunakan menu</text:span>Run &gt; Build<text:span text:style-name="Source_20_Text">atau</text:span>Run &gt; Compile<text:span text:style-name="Source_20_Text">. * **Pengujian:** - Anjurkan pembuatan beberapa file teks (</text:span>test1.txt<text:span text:style-name="Source_20_Text">,</text:span>kosong.txt<text:span text:style-name="Source_20_Text">,</text:span>satu_kata.txt<text:span text:style-name="Source_20_Text">,</text:span>berbagai_spasi.txt<text:span text:style-name="Source_20_Text">) sebagai kasus uji. - Tunjukkan contoh pemanggilan dari command line untuk setiap kasus: -</text:span>./HitungFile<text:span text:style-name="Source_20_Text">(tanpa argumen) -&gt; Verifikasi pesan penggunaan &amp; exit code 1. -</text:span>./HitungFile file_palsu.txt<text:span text:style-name="Source_20_Text">(file tidak ada) -&gt; Verifikasi pesan error &amp; exit code 2. -</text:span>./HitungFile test1.txt<text:span text:style-name="Source_20_Text">-&gt; Verifikasi output jumlah baris/kata/karakter benar. -</text:span>./HitungFile kosong.txt<text:span text:style-name="Source_20_Text">-&gt; Verifikasi output (0, 0, 0). - Uji dengan file lain. * **Peningkatan Potensial (Diskusi Singkat):** Berikan beberapa ide untuk pengembangan lebih lanjut yang bisa dilakukan pembaca sebagai latihan (tidak perlu diimplementasikan di bab ini): - Menangani beberapa file sebagai argumen. - Menambahkan opsi command-line (misal,</text:span>-l<text:span text:style-name="Source_20_Text">hanya tampilkan baris,</text:span>-w<text:span text:style-name="Source_20_Text">hanya kata) menggunakan unit seperti</text:span>CmdLine<text:span text:style-name="Source_20_Text">. - Membuat definisi 'kata' lebih canggih (mengabaikan tanda baca). - Menangani encoding file yang berbeda (misal, UTF-8). - Menggunakan exception yang lebih spesifik. - Menambahkan unit testing untuk</text:span>FileStatsUnit<text:span text:style-name="Source_20_Text">. "</text:span></text:p>
              </text:list-item>
            </text:list>
            <text:p text:style-name="Horizontal_20_Line"/>
            <text:p text:style-name="Text_20_body">Prompt ini dirancang untuk Bab 16, memandu pembuatan studi kasus aplikasi konsol yang mengintegrasikan konsep-konsep FPC yang telah dipelajari, cocok untuk programmer berpengalaman yang fokus pada penerapan praktis.</text:p>
          </text:section>
          <text:section text:style-name="Sect1" text:name="feedback-form-19">
            <text:p text:style-name="P443"><text:soft-page-break/></text:p>
          </text:section>
        </text:section>
        <text:section text:style-name="Sect1" text:name="e48c7bed995829e9">
          <text:p text:style-name="Text_20_body"/>
          <text:section text:style-name="Sect1" text:name="user-query-content-20">
            <text:p text:style-name="P705">Pada Bab 17 Tambahkan prompt pada awal bab untuk mendapatkan pengantar , pada tiap subbab/sub-subab untuk mendapatkan isi dengan pembahasan mendalam </text:p>
          </text:section>
          <text:p text:style-name="P443">Tampilkan alur berpikir</text:p>
          <text:section text:style-name="Sect2" text:name="model-response-message-contentr_e48c7bed995829e9">
            <text:p text:style-name="Text_20_body">Baik, mari kita siapkan prompt untuk Bab 17, yang akan memberikan pengenalan singkat tentang pengembangan GUI dengan Lazarus IDE.</text:p>
            <text:p text:style-name="Horizontal_20_Line"/>
            <text:p text:style-name="Text_20_body"><text:span text:style-name="Strong_20_Emphasis">Bab 17: Pengenalan Singkat Pengembangan GUI dengan Lazarus</text:span></text:p>
            <text:p text:style-name="Text_20_body"><text:span text:style-name="Strong_20_Emphasis">(Prompt untuk Pengantar Bab Keseluruhan):</text:span> <text:span text:style-name="Source_20_Text">"Tuliskan paragraf pengantar untuk Bab 17 buku tutorial Free Pascal, yang ditujukan bagi programmer berpengalaman. Pengantar ini harus memperkenalkan **Lazarus IDE** tidak hanya sebagai editor kode dan kompiler (seperti yang dibahas di Bab 2), tetapi juga sebagai **lingkungan Pengembangan Aplikasi Cepat (Rapid Application Development - RAD)** yang kuat untuk membangun **aplikasi Antarmuka Pengguna Grafis (Graphical User Interface - GUI)** dengan Free Pascal. Jelaskan bahwa Lazarus, bersama dengan **Lazarus Component Library (LCL)**, memungkinkan pembuatan aplikasi desktop native yang **lintas platform** (Windows, Linux, macOS) dengan pendekatan desain visual. Tekankan bahwa Bab 17 ini hanya akan memberikan **gambaran singkat dan pengenalan dasar** pada alur kerja pengembangan GUI di Lazarus; ini **bukanlah tutorial Lazarus yang mendalam**. Fokusnya adalah pada langkah-langkah esensial: membuat proyek GUI, menempatkan komponen visual pada form, dan menangani event pengguna dasar (seperti klik tombol). Tujuannya adalah memberikan 'rasa' bagaimana pengembangan GUI dilakukan dengan FPC/Lazarus dan sebagai titik awal jika pembaca ingin mendalaminya lebih lanjut."</text:span></text:p>
            <text:list xml:id="list880328015017965805" text:style-name="L25">
              <text:list-item>
                <text:p text:style-name="P182"><text:span text:style-name="Strong_20_Emphasis">(Sub-bab 17.1) Lazarus IDE dan LCL: Sekilas Pandang Pengembangan GUI Lintas Platform</text:span> <text:span text:style-name="Strong_20_Emphasis">(Prompt untuk Sub-bab 17.1):</text:span> <text:span text:style-name="Source_20_Text">"Berikan gambaran singkat tentang peran Lazarus IDE dalam pengembangan aplikasi GUI menggunakan Free Pascal. Jelaskan elemen-elemen kunci berikut secara ringkas: * **Lingkungan RAD Terintegrasi:** Tekankan bagaimana Lazarus menyediakan *semua* alat yang dibutuhkan dalam satu paket: editor kode canggih, **desainer form visual (visual form designer)** tempat Anda 'menggambar' antarmuka, palet komponen yang kaya, Object Inspector untuk mengatur properti komponen, kompiler FPC, dan debugger. * **Lazarus Component </text:span><text:soft-page-break/><text:span text:style-name="Source_20_Text">Library (LCL):** Perkenalkan LCL sebagai **fondasi GUI** di Lazarus. Jelaskan bahwa LCL adalah sekumpulan unit dan kelas yang menyediakan komponen visual (seperti</text:span>TForm<text:span text:style-name="Source_20_Text">,</text:span>TButton<text:span text:style-name="Source_20_Text">,</text:span>TEdit<text:span text:style-name="Source_20_Text">,</text:span>TLabel<text:span text:style-name="Source_20_Text">,</text:span>TCheckBox<text:span text:style-name="Source_20_Text">,</text:span>TMainMenu<text:span text:style-name="Source_20_Text">, dll.) dan non-visual. Soroti dua aspek penting LCL: 1. **Kompatibilitas Delphi VCL:** Sebutkan bahwa LCL dirancang agar sangat kompatibel dengan Visual Component Library (VCL) Delphi pada level kode sumber, memudahkan migrasi kode atau penggunaan pengetahuan Delphi. 2. **Lintas Platform (Cross-Platform):** Ini adalah keunggulan utama. Jelaskan bahwa LCL mengabstraksi perbedaan antar platform dengan 'berbicara' ke **widgetset** native yang sesuai di setiap sistem operasi (misalnya, WinAPI/GDI di Windows, GTK+ 2/3 atau Qt 4/5 di Linux, Cocoa di macOS). Hasilnya, aplikasi GUI yang sama yang Anda desain dan tulis kodenya di Lazarus dapat **dikompilasi ulang** untuk berjalan sebagai aplikasi **native** di Windows, Linux, dan macOS dengan tampilan dan nuansa yang sesuai platform tersebut."</text:span></text:p>
              </text:list-item>
              <text:list-item>
                <text:p text:style-name="P182"><text:span text:style-name="Strong_20_Emphasis">(Sub-bab 17.2) Memulai Proyek Aplikasi GUI Baru</text:span> <text:span text:style-name="Strong_20_Emphasis">(Prompt untuk Sub-bab 17.2):</text:span> <text:span text:style-name="Source_20_Text">"Tunjukkan langkah-langkah paling dasar untuk membuat proyek **Aplikasi GUI standar** baru dari dalam Lazarus IDE. Pandu pembaca melalui proses berikut: 1. Buka Lazarus IDE. 2. Gunakan menu:</text:span>File &gt; New...<text:span text:style-name="Source_20_Text">. 3. Dalam dialog 'New Item' yang muncul, pilih kategori</text:span>Project<text:span text:style-name="Source_20_Text">di panel kiri, lalu pilih</text:span>Application<text:span text:style-name="Source_20_Text">di panel kanan. Klik</text:span>OK<text:span text:style-name="Source_20_Text">. 4. Jelaskan secara singkat file-file inti yang secara otomatis dihasilkan oleh wizard proyek ini dan peranannya: * File Proyek (</text:span>.lpi<text:span text:style-name="Source_20_Text">): Menyimpan pengaturan proyek Lazarus (compiler options, file dalam proyek, dll.). * File Sumber Program (</text:span>.lpr<text:span text:style-name="Source_20_Text">): Kode program utama yang menginisialisasi aplikasi dan membuat form utama. (Biasanya tidak perlu banyak diedit untuk aplikasi sederhana). * File Unit Form (</text:span>Unit1.pas<text:span text:style-name="Source_20_Text">): Berisi kode sumber Pascal untuk kelas Form utama (defaultnya</text:span>TForm1<text:span text:style-name="Source_20_Text">), tempat logika aplikasi dan event handler akan ditulis. * File Resource Form (</text:span>Unit1.lfm<text:span text:style-name="Source_20_Text">): File teks (format khusus Lazarus) yang menyimpan **deskripsi visual** dari form dan komponen di dalamnya (posisi, ukuran, properti). File ini dimodifikasi oleh desainer visual. 5. Gambarkan </text:span><text:soft-page-break/><text:span text:style-name="Source_20_Text">tampilan IDE setelah proyek dibuat: biasanya menampilkan Form kosong (</text:span>Form1<text:span text:style-name="Source_20_Text">) di area desainer visual dan editor kode yang terbuka pada</text:span>Unit1.pas<text:span text:style-name="Source_20_Text">."</text:span></text:p>
              </text:list-item>
              <text:list-item>
                <text:p text:style-name="P182"><text:span text:style-name="Strong_20_Emphasis">(Sub-bab 17.3) Desain Visual: Menempatkan Komponen dan Mengatur Properti via Object Inspector</text:span> <text:span text:style-name="Strong_20_Emphasis">(Prompt untuk Sub-bab 17.3):</text:span> <text:span text:style-name="Source_20_Text">"Demonstrasikan alur kerja dasar **desain antarmuka visual** di Lazarus menggunakan desainer form dan Object Inspector. Gunakan contoh pembuatan UI yang sangat sederhana, misalnya aplikasi 'Sapa Nama': 1. **Identifikasi Komponen IDE:** Tunjukkan lokasi: * **Desainer Form:** Area visual tempat Form (misal,</text:span>Form1<text:span text:style-name="Source_20_Text">) ditampilkan. * **Component Palette:** Toolbar (biasanya di atas) yang berisi berbagai tab (</text:span>Standard<text:span text:style-name="Source_20_Text">,</text:span>Additional<text:span text:style-name="Source_20_Text">,</text:span>Common Controls<text:span text:style-name="Source_20_Text">, dll.) dengan ikon komponen visual dan non-visual. * **Object Inspector:** Jendela (biasanya di kiri) yang menampilkan properti dan event dari komponen yang sedang dipilih. 2. **Menempatkan Komponen:** Jelaskan cara menambahkan komponen ke form: * Klik tab</text:span>Standard<text:span text:style-name="Source_20_Text">di Component Palette. * Klik ikon</text:span>TLabel<text:span text:style-name="Source_20_Text">, lalu klik pada form untuk menempatkan label. * Klik ikon</text:span>TEdit<text:span text:style-name="Source_20_Text">, lalu klik pada form untuk menempatkan kotak input teks. * Klik ikon</text:span>TButton<text:span text:style-name="Source_20_Text">, lalu klik pada form untuk menempatkan tombol. 3. **Menggunakan Object Inspector:** Jelaskan cara memilih komponen (klik pada form atau pilih dari dropdown di Object Inspector) dan bagaimana Object Inspector menampilkan properti komponen tersebut di tab</text:span>Properties<text:span text:style-name="Source_20_Text">. 4. **Mengubah Properti Dasar:** Tunjukkan cara memodifikasi beberapa properti kunci untuk membuat UI lebih bermakna: * Pilih</text:span>Form1<text:span text:style-name="Source_20_Text">-&gt; ubah properti</text:span>Caption<text:span text:style-name="Source_20_Text">menjadi 'Aplikasi Sapa'. * Pilih</text:span>Label1<text:span text:style-name="Source_20_Text">-&gt; ubah</text:span>Caption<text:span text:style-name="Source_20_Text">menjadi 'Masukkan Nama Anda:'. Atur posisi label agar sesuai. * Pilih</text:span>Edit1<text:span text:style-name="Source_20_Text">-&gt; hapus isi properti</text:span>Text<text:span text:style-name="Source_20_Text">. Atur lebar dan posisinya. * Pilih</text:span>Button1<text:span text:style-name="Source_20_Text">-&gt; ubah</text:span>Caption<text:span text:style-name="Source_20_Text">menjadi '&amp;Sapa!' (tanda</text:span>&amp;<text:span text:style-name="Source_20_Text">akan membuat 'S' menjadi shortcut Alt+S). Atur posisi tombol. * (Opsional) Pilih</text:span>Edit1<text:span text:style-name="Source_20_Text">lagi -&gt; ubah properti</text:span>Name<text:span text:style-name="Source_20_Text">menjadi</text:span>edtNama<text:span text:style-name="Source_20_Text">(praktik yang baik untuk memberi nama bermakna). Lakukan hal sama untuk Button (</text:span>btnSapa<text:span text:style-name="Source_20_Text">) dan Label (</text:span>lblNamePrompt<text:span text:style-name="Source_20_Text">). 5. **Penyimpanan Desain:** Ingatkan bahwa semua perubahan visual ini disimpan di file</text:span>.lfm<text:span text:style-name="Source_20_Text">ketika proyek disimpan."</text:span></text:p>
              </text:list-item>
              <text:list-item>
                <text:p text:style-name="P182"><text:soft-page-break/><text:span text:style-name="Strong_20_Emphasis">(Sub-bab 17.4) Dasar Penanganan Event (Event Handling): Merespons Aksi Pengguna</text:span> <text:span text:style-name="Strong_20_Emphasis">(Prompt untuk Sub-bab 17.4):</text:span> <text:span text:style-name="Source_20_Text">"Jelaskan konsep inti **penanganan event (event handling)** di Lazarus: bagaimana program dapat bereaksi terhadap tindakan yang dilakukan pengguna pada komponen GUI. Fokus pada contoh event paling umum:</text:span>OnClick<text:span text:style-name="Source_20_Text">pada tombol. 1. **Memilih Komponen dan Event:** Instruksikan untuk memilih tombol</text:span>btnSapa<text:span text:style-name="Source_20_Text">(atau</text:span>Button1<text:span text:style-name="Source_20_Text">jika tidak di-rename) pada desainer form. Di Object Inspector, klik tab</text:span>Events<text:span text:style-name="Source_20_Text">. Cari event bernama</text:span>OnClick<text:span text:style-name="Source_20_Text">dalam daftar. 2. **Membuat Metode Event Handler:** Jelaskan cara termudah untuk membuat kerangka metode event handler: **klik dua kali** pada kolom kosong di sebelah kanan nama event</text:span>OnClick<text:span text:style-name="Source_20_Text">. Terangkan apa yang terjadi secara otomatis: * Lazarus membuat metode prosedur baru di dalam kelas</text:span>TForm1<text:span text:style-name="Source_20_Text">pada file</text:span>Unit1.pas<text:span text:style-name="Source_20_Text">. Nama metode biasanya otomatis dihasilkan, contohnya</text:span>procedure TForm1.btnSapaClick(Sender: TObject);<text:span text:style-name="Source_20_Text">. * Lazarus secara otomatis menghubungkan event</text:span>OnClick<text:span text:style-name="Source_20_Text">dari komponen</text:span>btnSapa<text:span text:style-name="Source_20_Text">ke metode</text:span>btnSapaClick<text:span text:style-name="Source_20_Text">ini. * Kursor editor kode langsung diposisikan di dalam blok</text:span>begin..end;<text:span text:style-name="Source_20_Text">metode</text:span>btnSapaClick<text:span text:style-name="Source_20_Text">, siap untuk diisi kode. 3. **Menulis Kode di Dalam Handler:** Tuliskan kode Pascal sederhana di dalam prosedur</text:span>btnSapaClick<text:span text:style-name="Source_20_Text">untuk melakukan aksi saat tombol diklik. Contoh logikanya: * Ambil teks dari</text:span>edtNama<text:span text:style-name="Source_20_Text">(mengakses properti</text:span>Text<text:span text:style-name="Source_20_Text">komponen TEdit). * Buat string pesan sapaan berdasarkan nama yang dimasukkan. * Tampilkan pesan sapaan tersebut. Cara termudah adalah menggunakan</text:span>ShowMessage<text:span text:style-name="Source_20_Text">. \</text:span>``pascal procedure TForm1.btnSapaClick(Sender: TObject); var NamaPengguna: string; PesanSapaan: string; begin NamaPengguna := edtNama.Text; // Ambil nama dari TEdit if Trim(NamaPengguna) = '' then PesanSapaan := 'Halo, Pengguna!' else PesanSapaan := 'Halo, ' + NamaPengguna + '! Selamat datang di Lazarus.';</text:p>
                <text:p text:style-name="P11"><text:span text:style-name="Source_20_Text"><text:s text:c="8"/>// Tampilkan pesan popup</text:span></text:p>
                <text:p text:style-name="P11"><text:span text:style-name="Source_20_Text"><text:s text:c="8"/>ShowMessage(PesanSapaan);</text:span></text:p>
                <text:p text:style-name="P11"><text:span text:style-name="Source_20_Text"><text:s text:c="6"/>end;</text:span></text:p>
                <text:p text:style-name="P11"><text:span text:style-name="Source_20_Text"><text:s text:c="6"/>\`\`\`</text:span></text:p>
                <text:p text:style-name="P85"><text:span text:style-name="Source_20_Text"><text:s text:c="2"/>4. <text:s/>**Menambahkan `uses`:** Ingatkan bahwa jika fungsi seperti `ShowMessage` digunakan, unit `Dialogs` perlu ditambahkan ke klausa `uses` di `Unit1.pas` (biasanya Lazarus menawarkan untuk menambahkannya secara otomatis jika belum ada saat pertama kali fungsi dikenali, atau bisa ditambahkan manual di `implementation uses ...`). Begitu juga `SysUtils` untuk `Trim`."`</text:span></text:p>
              </text:list-item>
              <text:list-item>
                <text:p text:style-name="P182"><text:span text:style-name="Strong_20_Emphasis">(Sub-bab 17.5) Kompilasi dan Menjalankan Aplikasi GUI Pertama Anda</text:span> <text:soft-page-break/><text:span text:style-name="Strong_20_Emphasis">(Prompt untuk Sub-bab 17.5):</text:span> <text:span text:style-name="Source_20_Text">"Jelaskan langkah terakhir: mengkompilasi dan menjalankan aplikasi GUI sederhana yang baru saja dirancang dan diberi sedikit kode. 1. **Simpan Proyek:** Instruksikan untuk menyimpan semua perubahan (</text:span>File &gt; Save All<text:span text:style-name="Source_20_Text">). 2. **Proses Run:** Jelaskan cara memulai proses kompilasi dan eksekusi: * Klik tombol</text:span>Run<text:span text:style-name="Source_20_Text">(ikon panah hijau besar) di toolbar utama Lazarus. * Atau tekan tombol shortcut</text:span>F9<text:span text:style-name="Source_20_Text">. 3. **Observasi Kompilasi:** Sebutkan bahwa jendela 'Messages' akan menampilkan output dari kompiler FPC saat ia bekerja. Jika ada error sintaks dalam kode, kompilasi akan gagal dan error akan ditunjukkan. 4. **Menjalankan Aplikasi:** Jika kompilasi berhasil, aplikasi GUI (jendela 'Aplikasi Sapa') akan muncul dan berjalan sebagai program terpisah. 5. **Pengujian Interaktif:** Instruksikan pembaca untuk mencoba berinteraksi dengan aplikasi: * Ketik nama di dalam kotak TEdit. * Klik tombol 'Sapa!'. * Verifikasi bahwa pesan popup (</text:span>ShowMessage<text:span text:style-name="Source_20_Text">) muncul dengan sapaan yang benar. * Coba klik tombol tanpa mengetik nama. Verifikasi hasilnya. 6. **Menutup Aplikasi:** Jelaskan cara menutup aplikasi GUI (klik tombol [X] standar jendela) dan bagaimana ini akan mengembalikan fokus ke Lazarus IDE. Tekankan bahwa ini hanyalah puncak gunung es dari pengembangan GUI dengan Lazarus, tetapi menunjukkan alur kerja dasar yang digunakan untuk aplikasi yang lebih kompleks."</text:span></text:p>
              </text:list-item>
            </text:list>
            <text:p text:style-name="Horizontal_20_Line"/>
            <text:p text:style-name="Text_20_body">Prompt ini dirancang untuk Bab 17, memberikan pengenalan tingkat pemula yang terkontrol pada pengembangan GUI Lazarus/FPC, cocok sebagai gambaran singkat untuk programmer berpengalaman sebelum mereka memutuskan untuk mendalaminya lebih lanjut.</text:p>
          </text:section>
          <text:section text:style-name="Sect1" text:name="feedback-form-20">
            <text:p text:style-name="P443"/>
          </text:section>
        </text:section>
        <text:section text:style-name="Sect1" text:name="842969b787318bed">
          <text:p text:style-name="Text_20_body"/>
          <text:section text:style-name="Sect1" text:name="user-query-content-21">
            <text:p text:style-name="P705">Pada Bab 18 Tambahkan prompt pada awal bab untuk mendapatkan pengantar , pada tiap subbab/sub-subab untuk mendapatkan isi dengan pembahasan mendalam </text:p>
          </text:section>
          <text:p text:style-name="P443">Tampilkan alur berpikir</text:p>
          <text:section text:style-name="Sect2" text:name="model-response-message-contentr_842969b787318bed">
            <text:p text:style-name="Text_20_body">Tentu, berikut adalah penyajian prompt untuk Bab 18, yang berfungsi sebagai penutup dan panduan sumber daya lebih lanjut.</text:p>
            <text:p text:style-name="Horizontal_20_Line"/>
            <text:p text:style-name="Text_20_body"><text:span text:style-name="Strong_20_Emphasis">Bab 18: Sumber Daya dan Langkah Pembelajaran Berikutnya</text:span></text:p>
            <text:p text:style-name="Text_20_body"><text:soft-page-break/><text:span text:style-name="Strong_20_Emphasis">(Prompt untuk Pengantar Bab Keseluruhan):</text:span> <text:span text:style-name="Source_20_Text">"Tuliskan paragraf pengantar untuk Bab 18 buku tutorial Free Pascal, yang ditujukan bagi programmer berpengalaman. Pengantar ini harus berfungsi sebagai penutup, merangkum perjalanan yang telah dilalui pembaca dalam buku ini – mulai dari memahami sintaks dasar dan fitur unik Pascal, menjelajahi OOP, hingga menyentuh topik lanjutan seperti interfacing, generics, dan pengenalan singkat pada pengembangan GUI dengan Lazarus. Tekankan bahwa buku ini hanyalah titik awal dan dunia Free Pascal serta Lazarus menawarkan lebih banyak lagi untuk dieksplorasi. Jelaskan bahwa Bab 18 ini bertujuan untuk membekali pembaca dengan **peta jalan dan sumber daya** untuk melanjutkan pembelajaran mereka secara mandiri. Bab ini akan menunjuk ke **dokumentasi resmi** yang esensial, **komunitas online** tempat mencari bantuan dan berdiskusi, serta menguraikan beberapa **topik tingkat lanjut** yang menarik untuk didalami lebih jauh dalam ekosistem FPC/Lazarus. Tujuannya adalah memberdayakan pembaca untuk terus berkembang sebagai pengembang Free Pascal."</text:span></text:p>
            <text:list xml:id="list1936344295164065813" text:style-name="L26">
              <text:list-item>
                <text:p text:style-name="P183"><text:span text:style-name="Strong_20_Emphasis">(Sub-bab 18.1) Sumber Daya Utama: Dokumentasi Resmi FPC dan Lazarus Wiki</text:span> <text:span text:style-name="Strong_20_Emphasis">(Prompt untuk Sub-bab 18.1):</text:span> <text:span text:style-name="Source_20_Text">"Sajikan daftar **sumber daya dokumentasi resmi** yang paling penting dan otoritatif untuk Free Pascal dan Lazarus. Untuk setiap sumber daya, berikan tautan (URL) yang valid (per April 2025) dan deskripsi singkat tentang konten utamanya serta kapan sumber daya tersebut paling relevan untuk dirujuk: * **Dokumentasi Free Pascal Compiler (FPC):** - **Halaman Utama Dokumentasi FPC:** Berikan link utama (misal, \</text:span>https://www.freepascal.org/docs.var`). - <text:span text:style-name="Strong_20_Emphasis">User's Guide:</text:span> Jelaskan sebagai panduan penggunaan kompiler FPC (opsi baris perintah, konfigurasi, dll.). - <text:span text:style-name="Strong_20_Emphasis">Programmer's Guide:</text:span> Jelaskan sebagai panduan pemrograman umum dengan FPC, mencakup banyak aspek dasar dan menengah. - <text:span text:style-name="Strong_20_Emphasis">Language Reference Guide (Ref Guide):</text:span> Tekankan ini sebagai <text:span text:style-name="Strong_20_Emphasis">referensi paling detail dan akurat</text:span> untuk sintaks, semantik, dan fitur bahasa Pascal yang didukung FPC, termasuk perbedaan antar mode (<text:span text:style-name="Source_20_Text">{$MODE}</text:span>). Sangat penting untuk pertanyaan spesifik tentang bahasa. - <text:span text:style-name="Strong_20_Emphasis">Run-Time Library (RTL) Reference:</text:span> Jelaskan ini sebagai dokumentasi untuk <text:span text:style-name="Strong_20_Emphasis">unit-unit pustaka standar inti</text:span> FPC (<text:span text:style-name="Source_20_Text">System</text:span>, <text:span text:style-name="Source_20_Text">SysUtils</text:span>, <text:span text:style-name="Source_20_Text">Math</text:span>, <text:span text:style-name="Source_20_Text">Classes</text:span>, <text:span text:style-name="Source_20_Text">StrUtils</text:span>, <text:span text:style-name="Source_20_Text">DateUtils</text:span>, dll.), yang merinci semua prosedur, fungsi, tipe, dan konstanta di dalamnya. Krusial untuk mengetahui fungsi bawaan yang tersedia. - <text:span text:style-name="Strong_20_Emphasis">Free Component Library (FCL) Reference:</text:span> Dokumentasi untuk pustaka komponen FPC yang lebih luas (database, jaringan, JSON, XML, dll.). - <text:span text:style-name="Strong_20_Emphasis">Package Reference:</text:span> Dokumentasi untuk paket-paket lain yang mungkin disertakan FPC (misal, <text:span text:style-name="Source_20_Text">fcl-web</text:span>, <text:soft-page-break/><text:span text:style-name="Source_20_Text">paszlib</text:span>, dll.). * <text:span text:style-name="Strong_20_Emphasis">Lazarus Documentation Wiki:</text:span> - Berikan link utama (misal, `https://wiki.lazarus.freepascal.org/`). - Jelaskan Lazarus Wiki sebagai <text:span text:style-name="Strong_20_Emphasis">sumber daya komunitas utama yang sangat kaya</text:span> untuk Lazarus IDE dan LCL. - Sebutkan cakupannya yang luas: tutorial (dari pemula hingga mahir), referensi detail untuk <text:span text:style-name="Strong_20_Emphasis">semua komponen LCL</text:span>, panduan penggunaan fitur IDE (desainer, debugger), artikel tentang <text:span text:style-name="Strong_20_Emphasis">pengembangan lintas platform</text:span>, akses <text:span text:style-name="Strong_20_Emphasis">database</text:span>, <text:span text:style-name="Strong_20_Emphasis">jaringan</text:span>, grafik, pembuatan komponen, dan banyak lagi. - Tekankan bahwa ini adalah sumber yang hidup dan terus diperbarui oleh komunitas. Anjurkan pembaca untuk menjadikan dokumentasi resmi dan wiki ini sebagai rujukan pertama saat mencari informasi detail atau solusi untuk masalah spesifik."`</text:p>
              </text:list-item>
              <text:list-item>
                <text:p text:style-name="P183"><text:span text:style-name="Strong_20_Emphasis">(Sub-bab 18.2) Bergabung dengan Komunitas: Forum dan Mailing Lists</text:span> <text:span text:style-name="Strong_20_Emphasis">(Prompt untuk Sub-bab 18.2):</text:span> <text:span text:style-name="Source_20_Text">"Jelaskan pentingnya terlibat dengan **komunitas online Free Pascal dan Lazarus** untuk mempercepat pembelajaran, mendapatkan bantuan saat mengalami kesulitan, berbagi solusi, dan tetap mengikuti perkembangan terbaru. Sebutkan dan berikan tautan ke saluran komunitas utama yang aktif (per April 2025): * **Forum Lazarus (Lazarus Forum / Lazarus-CCR Forum):** - Jelaskan ini sebagai **forum berbasis web yang paling aktif** untuk pengguna Lazarus dan FPC. Tempat bertanya jawab, berdiskusi tentang proyek, komponen, bug, dan berbagai topik pengembangan. - Sebutkan adanya sub-forum untuk berbagai topik (misal, Pertanyaan Pemula, Database, Lintas Platform, Komponen, dll.). - Berikan tautan: \</text:span>https://forum.lazarus.freepascal.org/`. * <text:span text:style-name="Strong_20_Emphasis">Mailing Lists Free Pascal:</text:span> - Sebutkan mailing list sebagai media diskusi via email, seringkali digunakan untuk diskusi teknis yang lebih mendalam atau pengumuman penting. - Sebutkan list utama: <text:span text:style-name="Source_20_Text">fpc-pascal</text:span> (diskusi umum penggunaan FPC), <text:span text:style-name="Source_20_Text">lazarus</text:span> (diskusi spesifik Lazarus), <text:span text:style-name="Source_20_Text">fpc-devel</text:span> (untuk yang tertarik pengembangan FPC itu sendiri). - Berikan tautan ke halaman informasi dan arsip mailing list FPC (misal, `https://lists.freepascal.org/`). * <text:span text:style-name="Strong_20_Emphasis">Saluran Lain (jika relevan):</text:span> Sebutkan secara singkat jika ada platform lain yang cukup aktif seperti grup Telegram tertentu, server Discord, atau subreddit (misal, r/freepascal), tetapi tekankan bahwa forum dan mailing list cenderung lebih terstruktur untuk diskusi teknis mendalam. Sertakan beberapa tips etiket saat bertanya di komunitas: cari terlebih dahulu di dokumentasi/wiki/arsip forum, jelaskan masalah dengan jelas dan ringkas, sertakan versi FPC/Lazarus/OS, berikan contoh kode minimal yang mereproduksi masalah jika memungkinkan, dan tunjukkan usaha yang telah Anda lakukan untuk menyelesaikannya."`</text:p>
              </text:list-item>
              <text:list-item>
                <text:p text:style-name="P183"><text:span text:style-name="Strong_20_Emphasis">(Sub-bab 18.3) Arah Pembelajaran Selanjutnya: Topik Tingkat Lanjut</text:span> <text:span text:style-name="Strong_20_Emphasis">(Prompt untuk Sub-bab 18.3):</text:span> <text:span text:style-name="Source_20_Text">"Sajikan daftar beberapa **area atau topik tingkat lanjut** yang dapat dieksplorasi </text:span><text:soft-page-break/><text:span text:style-name="Source_20_Text">lebih jauh oleh pembaca untuk memperdalam keahlian mereka dalam pengembangan dengan Free Pascal dan Lazarus. Untuk setiap area, berikan deskripsi singkat tentang cakupannya: * **Pengembangan GUI Lazarus Mendalam:** Melampaui dasar-dasar Bab 17; mempelajari komponen LCL yang lebih kompleks (</text:span>TTreeView<text:span text:style-name="Source_20_Text">,</text:span>TListView<text:span text:style-name="Source_20_Text">,</text:span>TDBGrid<text:span text:style-name="Source_20_Text">), desain multi-form, penggunaan frame dan data module, penanganan MDI/SDI, kustomisasi tampilan, pembuatan komponen visual kustom. * **Akses dan Pemrograman Database:** Menggunakan komponen</text:span>SQLdb<text:span text:style-name="Source_20_Text">bawaan Lazarus atau library eksternal seperti</text:span>ZeosDBO<text:span text:style-name="Source_20_Text">untuk berinteraksi dengan berbagai sistem database relasional (PostgreSQL, MySQL/MariaDB, SQLite, Firebird, MS SQL Server, Oracle) dan non-relasional (jika ada driver). Termasuk koneksi, eksekusi query SQL, transaksi, data-aware components. * **Pemrograman Jaringan:** Membangun aplikasi yang berkomunikasi melalui jaringan. Menggunakan unit</text:span>Sockets<text:span text:style-name="Source_20_Text">dasar, atau library yang lebih tinggi seperti</text:span>Synapse<text:span text:style-name="Source_20_Text">(blocking sockets) atau</text:span>Indy<text:span text:style-name="Source_20_Text">(jika tersedia/diinstal - populer di Delphi, tersedia untuk FPC) untuk membuat aplikasi client/server (TCP, UDP), aplikasi HTTP, FTP, email, dll. * **Pengembangan Web (Server-Side):** Menggunakan FPC untuk membuat aplikasi web backend. Mengeksplorasi framework seperti</text:span>fpWeb<text:span text:style-name="Source_20_Text">,</text:span>Brook<text:span text:style-name="Source_20_Text">, atau library lain untuk membuat web service RESTful, aplikasi web dinamis (seringkali melalui CGI, FastCGI, atau modul web server). * **Pemrograman Web (Client-Side - Pas2JS):** Memperkenalkan</text:span>Pas2JS<text:span text:style-name="Source_20_Text">sebagai transpiler Object Pascal ke JavaScript, memungkinkan penulisan kode frontend web (interaksi DOM, logika UI) menggunakan sintaks Pascal. * **Multi-threading dan Pemrograman Konkuren/Paralel:** Mendesain aplikasi yang responsif atau memanfaatkan multi-core CPU dengan membuat dan mengelola thread menggunakan kelas</text:span>TThread<text:span text:style-name="Source_20_Text">atau mekanisme sinkronisasi lainnya (</text:span>TCriticalSection<text:span text:style-name="Source_20_Text">,</text:span>TEvent<text:span text:style-name="Source_20_Text">, dll.). * **Grafik Tingkat Lanjut dan Multimedia:** Menggunakan library seperti</text:span>BGRABitmap<text:span text:style-name="Source_20_Text">untuk manipulasi gambar tingkat lanjut, atau library lain untuk rendering 2D/3D (misal, melalui OpenGL) atau pemrosesan audio/video. * **Pengembangan Game:** Menggunakan FPC dengan engine/library khusus game seperti Castle Game Engine (CGE). * **Interfacing Lanjutan:** Mendalami </text:span><text:soft-page-break/><text:span text:style-name="Source_20_Text">interaksi dengan C++ (mengatasi name mangling), Objective-C/Swift (untuk platform Apple), atau Java Native Interface (JNI). * **Kompilasi Silang (Cross-Compilation) Lanjutan:** Menguasai teknik untuk membangun executable untuk platform target yang berbeda dari platform pengembangan (misal, build aplikasi Windows dari Linux). * **Pembuatan Komponen Kustom Lazarus:** Merancang, mengkodekan, menginstal, dan men-debug komponen visual atau non-visual sendiri untuk digunakan kembali dalam palette Lazarus. * **Internal Kompiler FPC:** Bagi yang sangat tertarik, mempelajari cara kerja internal kompiler FPC, opsi optimasi mendalam, atau bahkan berkontribusi pada pengembangan FPC. Dorong pembaca untuk memilih topik yang paling menarik minat atau relevan dengan tujuan pengembangan mereka dan menggunakan dokumentasi serta komunitas untuk belajar lebih lanjut."</text:span></text:p>
              </text:list-item>
            </text:list>
            <text:p text:style-name="Horizontal_20_Line"/>
            <text:p text:style-name="Text_20_body">Prompt ini dirancang untuk Bab 18, memberikan penutup yang sesuai dan mengarahkan pembaca berpengalaman ke sumber daya serta topik pembelajaran lanjutan yang relevan dalam ekosistem FPC/Lazarus.</text:p>
          </text:section>
          <text:section text:style-name="Sect1" text:name="feedback-form-21">
            <text:p text:style-name="P443"/>
          </text:section>
        </text:section>
        <text:section text:style-name="Sect1" text:name="d8f2cea42b2cd199">
          <text:p text:style-name="Text_20_body"/>
          <text:section text:style-name="Sect1" text:name="user-query-content-22">
            <text:p text:style-name="P705">Pada lampiran Tambahkan prompt pada tiap subbab untuk mendapatkan isi </text:p>
          </text:section>
          <text:p text:style-name="P443">Tampilkan alur berpikir</text:p>
          <text:section text:style-name="Sect2" text:name="model-response-message-contentr_d8f2cea42b2cd199">
            <text:p text:style-name="P443"/>
          </text:section>
          <text:section text:style-name="Sect1" text:name="feedback-form-22">
            <text:p text:style-name="P443"/>
          </text:section>
        </text:section>
        <text:section text:style-name="Sect1" text:name="1cde0456683d4480">
          <text:p text:style-name="Text_20_body"/>
          <text:section text:style-name="Sect1" text:name="user-query-content-23">
            <text:p text:style-name="P705">present it </text:p>
          </text:section>
          <text:p text:style-name="P443">Tampilkan alur berpikir</text:p>
          <text:section text:style-name="Sect2" text:name="model-response-message-contentr_1cde0456683d4480">
            <text:p text:style-name="Text_20_body">Tentu, berikut adalah penyajian prompt untuk bagian Lampiran (Appendices) dari buku tutorial Free Pascal:</text:p>
            <text:p text:style-name="Horizontal_20_Line"/>
            <text:p text:style-name="Text_20_body"><text:span text:style-name="Strong_20_Emphasis">Lampiran</text:span></text:p>
            <text:list xml:id="list3993688303293248149" text:style-name="L27">
              <text:list-item>
                <text:p text:style-name="P184"><text:span text:style-name="Strong_20_Emphasis">(Lampiran A) Tabel Perbandingan Sintaks (Pascal vs C++/Java/Python)</text:span> <text:span text:style-name="Strong_20_Emphasis">(Prompt untuk Lampiran A):</text:span> <text:span text:style-name="Source_20_Text">"Buatkan **Tabel Perbandingan Sintaks** untuk Lampiran A, yang membandingkan konstruksi sintaks dasar Free Pascal dengan bahasa pemrograman populer lain yang mungkin sudah dikuasai pembaca (fokus pada **C++, Java, dan Python**). Tabel harus mencakup elemen-elemen berikut sebagai baris, </text:span><text:soft-page-break/><text:span text:style-name="Source_20_Text">dengan kolom untuk Free Pascal, C++, Java, dan Python: * Komentar Satu Baris * Komentar Multi-Baris / Blok * Penanda Blok Kode (misal,</text:span>begin..end<text:span text:style-name="Source_20_Text">vs</text:span>{}<text:span text:style-name="Source_20_Text">vs indentasi) * Pemisah/Pengakhir Pernyataan (misal,</text:span>;<text:span text:style-name="Source_20_Text">separator vs</text:span>;<text:span text:style-name="Source_20_Text">terminator vs newline) * Operator Penugasan Nilai (Assignment) * Operator Perbandingan Kesetaraan (Equality) * Operator Perbandingan Ketidaksamaan * Operator Logika AND * Operator Logika OR * Operator Logika NOT * Struktur Kondisional</text:span>if<text:span text:style-name="Source_20_Text">dasar * Struktur Kondisional</text:span>else if<text:span text:style-name="Source_20_Text">/</text:span>else<text:span text:style-name="Source_20_Text">* Struktur Seleksi Multi-Arah (</text:span>case<text:span text:style-name="Source_20_Text">vs</text:span>switch<text:span text:style-name="Source_20_Text">) * Loop Terhitung (</text:span>for<text:span text:style-name="Source_20_Text">) - Tunjukkan perbedaan utama * Loop Kondisi Awal (</text:span>while<text:span text:style-name="Source_20_Text">) * Loop Kondisi Akhir (</text:span>repeat..until<text:span text:style-name="Source_20_Text">vs</text:span>do..while<text:span text:style-name="Source_20_Text">) * Deklarasi Variabel Dasar * Deklarasi Konstanta Dasar * Deklarasi Prosedur (Fungsi tanpa return value) * Deklarasi Fungsi (dengan return value) * Pemanggilan Prosedur/Fungsi Tabel harus ringkas dan fokus pada perbedaan sintaks paling mencolok untuk membantu transisi programmer berpengalaman ke Free Pascal."</text:span></text:p>
              </text:list-item>
              <text:list-item>
                <text:p text:style-name="P184"><text:span text:style-name="Strong_20_Emphasis">(Lampiran B) Daftar Unit Standar FPC/Lazarus yang Berguna</text:span> <text:span text:style-name="Strong_20_Emphasis">(Prompt untuk Lampiran B):</text:span> <text:span text:style-name="Source_20_Text">"Buatkan **Daftar Unit Standar FPC/Lazarus yang Berguna** untuk Lampiran B. Daftar ini harus melampaui unit paling dasar (</text:span>System<text:span text:style-name="Source_20_Text">,</text:span>SysUtils<text:span text:style-name="Source_20_Text">) dan memberikan ringkasan unit-unit lain yang seringkali dibutuhkan dalam pengembangan aplikasi. Kelompokkan unit-unit tersebut berdasarkan fungsionalitasnya dan berikan deskripsi **sangat singkat** untuk setiap unit mengenai tujuan utamanya. Contoh kategori pengelompokan (bisa disesuaikan): * **Utilitas Dasar:** *</text:span>SysUtils<text:span text:style-name="Source_20_Text">: (Sebutkan lagi sebagai referensi, misal: konversi, file, tanggal/waktu, exception) *</text:span>Math<text:span text:style-name="Source_20_Text">: Fungsi matematika (trigonometri, log, dll.) *</text:span>StrUtils<text:span text:style-name="Source_20_Text">: Utilitas string tambahan (AnsiContainsStr, LeftStr, RightStr, dll.). *</text:span>DateUtils<text:span text:style-name="Source_20_Text">: Fungsi manipulasi tanggal/waktu tingkat lanjut (CompareDate, DayOfWeek, IncMonth, dll.). *</text:span>Masks<text:span text:style-name="Source_20_Text">: Fungsi pencocokan pola/wildcard. *</text:span>Types<text:span text:style-name="Source_20_Text">: Definisi tipe dasar (TPoint, TRect, dll.). * **Koleksi Data:** *</text:span>Classes<text:span text:style-name="Source_20_Text">: Koleksi non-generik dasar (</text:span>TList<text:span text:style-name="Source_20_Text">,</text:span>TStringList<text:span text:style-name="Source_20_Text">,</text:span>TObjectList<text:span text:style-name="Source_20_Text">),</text:span>TStream<text:span text:style-name="Source_20_Text">, basis OOP (</text:span>TObject<text:span text:style-name="Source_20_Text">,</text:span>TComponent<text:span text:style-name="Source_20_Text">). *</text:span>fgl<text:span text:style-name="Source_20_Text">: Koleksi generik (type-safe) (</text:span>TFPGList&lt;&gt;<text:span text:style-name="Source_20_Text">,</text:span>TFPGDictionary&lt;&gt;<text:span text:style-name="Source_20_Text">, dll.). *</text:span>Contnrs<text:span text:style-name="Source_20_Text">: Kelas kontainer OOP lain </text:span><text:soft-page-break/><text:span text:style-name="Source_20_Text">(</text:span>TObjectList<text:span text:style-name="Source_20_Text">,</text:span>TComponentList<text:span text:style-name="Source_20_Text">,</text:span>TStack<text:span text:style-name="Source_20_Text">,</text:span>TQueue<text:span text:style-name="Source_20_Text">). * **File System &amp; I/O:** *</text:span>IniFiles<text:span text:style-name="Source_20_Text">: Membaca/menulis file INI. *</text:span>Registry<text:span text:style-name="Source_20_Text">(Windows): Mengakses Windows Registry. *</text:span>LazFileUtils<text:span text:style-name="Source_20_Text">: Utilitas file tambahan di Lazarus. *</text:span>Streams<text:span text:style-name="Source_20_Text">: (Disebut lagi dalam konteks</text:span>Classes<text:span text:style-name="Source_20_Text">) Untuk operasi I/O berbasis stream. * **Jaringan:** *</text:span>Sockets<text:span text:style-name="Source_20_Text">: Akses socket jaringan tingkat rendah. * (Sebutkan library umum seperti</text:span>Synapse<text:span text:style-name="Source_20_Text">atau</text:span>Indy<text:span text:style-name="Source_20_Text">jika ingin disertakan sebagai catatan, meskipun bukan bagian RTL inti). * **Data &amp; Encoding:** *</text:span>JSON<text:span text:style-name="Source_20_Text">: Unit untuk bekerja dengan data JSON (misal,</text:span>fpjson<text:span text:style-name="Source_20_Text">). *</text:span>XML<text:span text:style-name="Source_20_Text">: Unit untuk bekerja dengan data XML (misal,</text:span>DOM<text:span text:style-name="Source_20_Text">,</text:span>fpXML<text:span text:style-name="Source_20_Text">). *</text:span>ZStream<text:span text:style-name="Source_20_Text">: Kompresi/dekompresi data (zlib). *</text:span>Encoding<text:span text:style-name="Source_20_Text">: Penanganan encoding teks. * **GUI (Lazarus):** *</text:span>Dialogs<text:span text:style-name="Source_20_Text">: Dialog standar (</text:span>ShowMessage<text:span text:style-name="Source_20_Text">,</text:span>MessageDlg<text:span text:style-name="Source_20_Text">,</text:span>OpenDialog<text:span text:style-name="Source_20_Text">,</text:span>SaveDialog<text:span text:style-name="Source_20_Text">). *</text:span>Forms<text:span text:style-name="Source_20_Text">,</text:span>Controls<text:span text:style-name="Source_20_Text">,</text:span>Graphics<text:span text:style-name="Source_20_Text">,</text:span>StdCtrls<text:span text:style-name="Source_20_Text">,</text:span>ExtCtrls<text:span text:style-name="Source_20_Text">, dll.: Unit-unit dasar LCL untuk komponen GUI. Daftar ini tidak perlu lengkap mencakup semua unit, tetapi fokus pada yang paling mungkin dibutuhkan oleh programmer berpengalaman saat memulai proyek baru."</text:span></text:p>
              </text:list-item>
              <text:list-item>
                <text:p text:style-name="P184"><text:span text:style-name="Strong_20_Emphasis">(Lampiran C) Tips Debugging Praktis di Lazarus IDE</text:span> <text:span text:style-name="Strong_20_Emphasis">(Prompt untuk Lampiran C):</text:span> <text:span text:style-name="Source_20_Text">"Sajikan kumpulan **Tips Debugging Praktis di Lazarus IDE** untuk Lampiran C, ditujukan bagi programmer berpengalaman yang sudah memahami konsep dasar debugging (step over, step into, step out) tetapi perlu mengetahui cara memaksimalkan debugger terintegrasi Lazarus (biasanya GDB atau LLDB di backend). Fokus pada teknik dan fitur spesifik Lazarus: 1. **Breakpoints Lanjutan:** * **Conditional Breakpoints:** Jelaskan cara mengatur breakpoint agar hanya aktif jika kondisi boolean tertentu terpenuhi (Klik kanan breakpoint -&gt;</text:span>Breakpoint properties...<text:span text:style-name="Source_20_Text">-&gt;</text:span>Condition<text:span text:style-name="Source_20_Text">). Berikan contoh kondisi (</text:span>I &gt; 10<text:span text:style-name="Source_20_Text">,</text:span>MyString = 'Error'<text:span text:style-name="Source_20_Text">). * **Hit Counts:** Jelaskan cara mengatur breakpoint agar hanya aktif setelah di-hit sejumlah kali tertentu (</text:span>Hit count<text:span text:style-name="Source_20_Text">). * **Logging Breakpoints (Tracepoints):** Jelaskan cara membuat breakpoint yang tidak menghentikan eksekusi tetapi mencatat pesan atau nilai ekspresi ke jendela 'Debug Output' (</text:span>Log message<text:span text:style-name="Source_20_Text">,</text:span>Log expression value<text:span text:style-name="Source_20_Text">). 2. **Inspeksi Data (Watches &amp; Locals):** * **Jendela Watches:** Jelaskan cara menambahkan variabel atau ekspresi kompleks ke </text:span><text:soft-page-break/><text:span text:style-name="Source_20_Text">jendela Watches (</text:span>Debug &gt; Add Watch<text:span text:style-name="Source_20_Text">atau Ctrl+F5) untuk memantau nilainya secara terus-menerus. Tunjukkan cara mengedit nilai saat runtime (jika memungkinkan). * **Jendela Locals:** Jelaskan bagaimana jendela Locals secara otomatis menampilkan variabel lokal dalam scope saat ini. * **Inspecting Complex Types:** Berikan tips untuk melihat isi record, array, objek kelas, atau string list di jendela Watches/Locals/Debug Inspector (seringkali dengan mengeklik tanda '+' untuk memperluas). Jelaskan cara melihat memori mentah (</text:span>View &gt; Debug Windows &gt; Memory<text:span text:style-name="Source_20_Text">). * **Debug Inspector (</text:span>Debug &gt; Evaluate/Modify<text:span text:style-name="Source_20_Text">atau Ctrl+F7):** Jelaskan cara menggunakan Debug Inspector untuk mengevaluasi ekspresi arbitrer atau memanggil fungsi saat program dijeda. 3. **Navigasi Eksekusi:** * **Call Stack:** Jelaskan pentingnya jendela Call Stack (</text:span>View &gt; Debug Windows &gt; Call Stack<text:span text:style-name="Source_20_Text">) untuk melihat urutan pemanggilan fungsi yang mengarah ke titik eksekusi saat ini, dan cara menggunakannya untuk melompat antar frame stack. * **Run to Cursor (F4):** Jelaskan cara menjalankan program hingga baris tempat kursor berada. * **Set Next Statement:** (Jika didukung debugger backend) Jelaskan cara (dengan hati-hati) memindahkan titik eksekusi berikutnya ke baris lain dalam fungsi yang sama. 4. **Debugging Exception:** * Jelaskan opsi di</text:span>Tools &gt; Options &gt; Debugger &gt; Language Exceptions<text:span text:style-name="Source_20_Text">untuk mengkonfigurasi apakah debugger harus berhenti saat exception dibangkitkan (bahkan sebelum blok</text:span>except<text:span text:style-name="Source_20_Text">menanganinya), yang sangat berguna untuk menemukan sumber asli exception. 5. **Tips Umum:** * Gunakan direktif</text:span>{$D+}<text:span text:style-name="Source_20_Text">atau</text:span>{$DEBUGINFO ON}<text:span text:style-name="Source_20_Text">dan opsi</text:span>-g<text:span text:style-name="Source_20_Text">pada kompiler untuk memastikan informasi debug disertakan dalam executable. * Bersihkan dan bangun ulang proyek (</text:span>Run &gt; Clean Up and Build<text:span text:style-name="Source_20_Text">) jika mengalami perilaku debugging yang aneh. * Manfaatkan</text:span>WriteLn<text:span text:style-name="Source_20_Text">atau</text:span>DebugLn<text:span text:style-name="Source_20_Text">(dari</text:span>LazLogger<text:span text:style-name="Source_20_Text">) ke jendela 'Debug Output' untuk tracing sederhana tanpa menghentikan program. Tips ini harus praktis dan membantu programmer memanfaatkan fitur debugger Lazarus secara lebih efektif."</text:span></text:p>
              </text:list-item>
            </text:list>
            <text:p text:style-name="Horizontal_20_Line"/>
            <text:p text:style-name="Text_20_body">Ini adalah prompt lengkap untuk bagian Lampiran sesuai permintaan Anda.</text:p>
          </text:section>
          <text:section text:style-name="Sect1" text:name="feedback-form-23">
            <text:p text:style-name="P443"/>
          </text:section>
        </text:section>
        <text:section text:style-name="Sect1" text:name="22692364c103ed08">
          <text:p text:style-name="Text_20_body"><text:soft-page-break/></text:p>
          <text:section text:style-name="Sect1" text:name="user-query-content-24">
            <text:p text:style-name="P705">Jawablah setiap prompt yang telah anda buat secara bertahap satu persatu dan jangan pindah prompt sebelum saya memerintahkan “YAX” dengan gaya bahasa yang sesuai menurut anda </text:p>
          </text:section>
          <text:p text:style-name="P443">Tampilkan alur berpikir</text:p>
          <text:section text:style-name="Sect2" text:name="model-response-message-contentr_22692364c103ed08">
            <text:p text:style-name="Text_20_body">Baik, saya mengerti. Saya akan menjawab prompt pertama yang telah dibuat untuk <text:span text:style-name="Strong_20_Emphasis">Pengantar Bab 1</text:span>. Saya akan menunggu perintah "YAX" dari Anda sebelum melanjutkan ke prompt berikutnya.</text:p>
            <text:p text:style-name="Horizontal_20_Line"/>
            <text:p text:style-name="Text_20_body"><text:span text:style-name="Strong_20_Emphasis">(Jawaban untuk Prompt Pengantar Bab 1)</text:span></text:p>
            <text:p text:style-name="Text_20_body"><text:span text:style-name="Strong_20_Emphasis">Bab 1: Selamat Datang di Dunia Free Pascal</text:span></text:p>
            <text:p text:style-name="Text_20_body">Selamat datang di panduan pengantar Free Pascal ini! Buku ini dirancang khusus untuk Anda, para programmer yang telah memiliki pengalaman dengan satu atau lebih bahasa pemrograman lain dan kini ingin menjelajahi kekuatan serta keunikan Free Pascal (FPC). Kami memahami bahwa Anda tidak memerlukan penjelasan konsep pemrograman dasar seperti variabel atau loop; sebaliknya, fokus kita adalah pada bagaimana FPC mengimplementasikan berbagai fitur, sintaks khasnya, serta ekosistemnya yang kuat. Meskipun mungkin terlihat sebagai bahasa dengan warisan panjang, Free Pascal, per April 2025, tetap menjadi pilihan yang sangat relevan dan kompetitif untuk berbagai jenis pengembangan perangkat lunak, terutama berkat kompilasi native-nya yang cepat, portabilitas lintas platform yang luar biasa, dan lingkungan RAD Lazarus yang produktif.</text:p>
            <text:p text:style-name="Text_20_body">Dalam bab pengantar ini, kita akan memulai perjalanan dengan menelusuri jejak sejarah singkat bahasa Pascal dan evolusinya menjadi Free Pascal Compiler (FPC) yang kita kenal sekarang. Selanjutnya, kita akan mengupas alasan-alasan mengapa FPC masih menjadi alat yang berharga di kotak perkakas pengembang modern, menyoroti keunggulan-keunggulannya. Kita juga akan melihat sekilas posisi FPC dalam lanskap bahasa pemrograman saat ini sebelum akhirnya membedah struktur paling dasar dari sebuah program Free Pascal – fondasi yang akan kita bangun bersama di bab-bab berikutnya. Mari kita mulai!</text:p>
          </text:section>
          <text:section text:style-name="Sect1" text:name="feedback-form-24">
            <text:p text:style-name="P443"/>
          </text:section>
        </text:section>
        <text:section text:style-name="Sect1" text:name="4452c2ef61e1e879">
          <text:p text:style-name="Text_20_body"/>
          <text:section text:style-name="Sect1" text:name="user-query-content-25">
            <text:p text:style-name="P705">yax </text:p>
          </text:section>
          <text:p text:style-name="P443">Tampilkan alur berpikir</text:p>
          <text:section text:style-name="Sect2" text:name="model-response-message-contentr_4452c2ef61e1e879">
            <text:p text:style-name="Text_20_body">Baik, saya akan melanjutkan dengan jawaban untuk prompt <text:span text:style-name="Strong_20_Emphasis">Sub-bab 1.1: Sejarah Singkat Pascal dan Free Pascal Compiler (FPC)</text:span>.</text:p>
            <text:p text:style-name="Horizontal_20_Line"/>
            <text:p text:style-name="Text_20_body"><text:span text:style-name="Strong_20_Emphasis">(Jawaban untuk Prompt Sub-bab 1.1)</text:span></text:p>
            <text:h text:style-name="Heading_20_3" text:outline-level="3"><text:soft-page-break/>1.1 Sejarah Singkat Pascal dan Free Pascal Compiler (FPC)</text:h>
            <text:p text:style-name="Text_20_body">Memahami Free Pascal (FPC) saat ini akan lebih bermakna dengan menilik kembali akar historisnya yang kaya, dimulai dari bahasa Pascal itu sendiri.</text:p>
            <text:p text:style-name="Text_20_body"><text:span text:style-name="Strong_20_Emphasis">Akar Pascal: Niklaus Wirth dan Pemrograman Terstruktur</text:span></text:p>
            <text:p text:style-name="Text_20_body">Bahasa Pascal dirancang oleh Profesor Niklaus Wirth di ETH Zürich, Swiss, dan dipublikasikan sekitar tahun 1970. Tujuan utama Wirth bukanlah untuk menciptakan bahasa industri yang dominan, melainkan sebagai alat untuk mengajarkan konsep <text:span text:style-name="Strong_20_Emphasis">pemrograman terstruktur (structured programming)</text:span> secara jelas dan sistematis. Pascal menekankan penggunaan struktur kontrol (seperti <text:span text:style-name="Source_20_Text">if..then..else</text:span>, <text:span text:style-name="Source_20_Text">while..do</text:span>, <text:span text:style-name="Source_20_Text">repeat..until</text:span>, <text:span text:style-name="Source_20_Text">for..do</text:span>, <text:span text:style-name="Source_20_Text">case..of</text:span>), tipe data yang kuat (strong typing) untuk mencegah error, dan struktur data yang mudah didefinisikan (seperti <text:span text:style-name="Source_20_Text">record</text:span> dan <text:span text:style-name="Source_20_Text">array</text:span>). Sintaksnya dirancang agar mendekati notasi algoritmik standar, membuatnya relatif mudah dibaca dan dipelajari, berbeda dengan bahasa-bahasa sebelumnya yang mungkin lebih dekat ke arsitektur mesin.</text:p>
            <text:p text:style-name="Text_20_body"><text:span text:style-name="Strong_20_Emphasis">Evolusi dan Era Emas Borland: Turbo Pascal dan Delphi</text:span></text:p>
            <text:p text:style-name="Text_20_body">Meskipun awalnya ditujukan untuk pendidikan, Pascal diadopsi secara luas, termasuk dalam pengembangan sistem di beberapa platform. Namun, lonjakan popularitas terbesarnya datang pada era 1980-an dengan munculnya <text:span text:style-name="Strong_20_Emphasis">Turbo Pascal</text:span> dari Borland International untuk platform MS-DOS. Turbo Pascal merevolusi pengembangan pada masanya dengan menawarkan kompiler yang <text:span text:style-name="Emphasis">sangat cepat</text:span>, lingkungan pengembangan terintegrasi (IDE) yang ringkas namun kuat (termasuk editor dan debugger), dan harga yang terjangkau. Ini menjadikannya bahasa pilihan bagi banyak pengembang PC, pelajar, dan bahkan profesional.</text:p>
            <text:p text:style-name="Text_20_body">Borland terus mengembangkan Turbo Pascal, menambahkan fitur-fitur baru. Puncak evolusi dari Borland adalah <text:span text:style-name="Strong_20_Emphasis">Delphi</text:span>, yang dirilis pada tahun 1995 untuk Windows. Delphi memperkenalkan <text:span text:style-name="Strong_20_Emphasis">Object Pascal</text:span>, sebuah ekstensi berorientasi objek (OOP) yang sangat kuat dan elegan untuk Pascal, bersama dengan lingkungan RAD (Rapid Application Development) visual berbasis VCL (Visual Component Library) yang sangat produktif. Delphi mendefinisikan standar baru untuk pengembangan aplikasi Windows native yang cepat dan efisien.</text:p>
            <text:p text:style-name="Text_20_body"><text:span text:style-name="Strong_20_Emphasis">Kelahiran Free Pascal Compiler (FPC)</text:span></text:p>
            <text:p text:style-name="Text_20_body">Seiring waktu, Turbo Pascal berhenti dikembangkan, dan Delphi menjadi produk komersial berlisensi yang fokus pada platform Windows. Komunitas pengembang merasakan kebutuhan akan kompiler Pascal yang:</text:p>
            <text:list xml:id="list6080417081897482041" text:style-name="L28">
              <text:list-item>
                <text:p text:style-name="P457"><text:span text:style-name="Strong_20_Emphasis">Gratis dan Open Source:</text:span> Agar dapat diakses dan dikembangkan oleh siapa saja tanpa batasan lisensi komersial. </text:p>
              </text:list-item>
              <text:list-item>
                <text:p text:style-name="P457"><text:span text:style-name="Strong_20_Emphasis">Lintas Platform (Cross-Platform):</text:span> Mampu berjalan dan menghasilkan kode untuk berbagai sistem operasi (tidak hanya DOS atau Windows) dan arsitektur CPU. </text:p>
              </text:list-item>
              <text:list-item>
                <text:p text:style-name="P185"><text:span text:style-name="Strong_20_Emphasis">Kompatibel:</text:span> Mampu mengkompilasi kode yang ditulis untuk dialek populer, terutama Turbo Pascal dan, seiring perkembangannya, Delphi. </text:p>
              </text:list-item>
            </text:list>
            <text:p text:style-name="Text_20_body"><text:soft-page-break/>Untuk memenuhi kebutuhan inilah <text:span text:style-name="Strong_20_Emphasis">Free Pascal Compiler (FPC)</text:span> mulai dikembangkan pada akhir tahun 1993 oleh Florian Paul Klämpfl. Tujuan utamanya adalah menciptakan kompiler Pascal 32-bit (dan kemudian 64-bit) yang portabel dan kompatibel. FPC secara bertahap mengimplementasikan fitur-fitur dari Turbo Pascal 7 dan kemudian menambahkan dukungan ekstensif untuk fitur-fitur Object Pascal ala Delphi.</text:p>
            <text:p text:style-name="Text_20_body">Hingga saat ini (April 2025), FPC terus aktif dikembangkan oleh komunitas global. Filosofi intinya tetap sama: menyediakan kompiler Pascal yang <text:span text:style-name="Strong_20_Emphasis">open-source</text:span>, sangat <text:span text:style-name="Strong_20_Emphasis">portabel</text:span> (mendukung puluhan kombinasi OS dan arsitektur CPU), dan menjaga tingkat <text:span text:style-name="Strong_20_Emphasis">kompatibilitas yang tinggi</text:span> dengan dialek Delphi dan TP, sambil terus menambahkan fitur-fitur modern seperti generics, dukungan Unicode yang lebih baik, dan optimasi kode yang canggih. Pemahaman akan akar kompatibilitas ini penting saat Anda menjelajahi berbagai mode (<text:span text:style-name="Source_20_Text">{$MODE}</text:span>) yang ditawarkan FPC.</text:p>
          </text:section>
          <text:section text:style-name="Sect1" text:name="feedback-form-25">
            <text:p text:style-name="P443"/>
          </text:section>
        </text:section>
        <text:section text:style-name="Sect1" text:name="b9cdb63af49145e2">
          <text:p text:style-name="Text_20_body"/>
          <text:section text:style-name="Sect1" text:name="user-query-content-26">
            <text:p text:style-name="P705">yax </text:p>
          </text:section>
          <text:p text:style-name="P443">Tampilkan alur berpikir</text:p>
          <text:section text:style-name="Sect2" text:name="model-response-message-contentr_b9cdb63af49145e2">
            <text:p text:style-name="Text_20_body">Baik, saya akan melanjutkan dengan jawaban untuk prompt <text:span text:style-name="Strong_20_Emphasis">Sub-bab 1.2: Mengapa Free Pascal? (Keunggulan untuk Programmer Berpengalaman)</text:span>.</text:p>
            <text:p text:style-name="Horizontal_20_Line"/>
            <text:p text:style-name="Text_20_body"><text:span text:style-name="Strong_20_Emphasis">(Jawaban untuk Prompt Sub-bab 1.2)</text:span></text:p>
            <text:h text:style-name="Heading_20_3" text:outline-level="3">1.2 Mengapa Free Pascal? Keunggulan untuk Programmer Berpengalaman</text:h>
            <text:p text:style-name="Text_20_body">Sebagai seorang programmer yang sudah menguasai bahasa lain, Anda mungkin bertanya: mengapa meluangkan waktu untuk mempelajari Free Pascal (FPC) di era modern ini (per April 2025)? Jawabannya terletak pada kombinasi unik antara performa, kontrol, portabilitas, dan ekosistem pengembangan yang matang, yang menawarkan nilai signifikan dalam skenario tertentu, bahkan dibandingkan dengan bahasa-bahasa yang lebih baru atau lebih populer di domain lain. Berikut adalah beberapa keunggulan utama FPC yang patut Anda pertimbangkan:</text:p>
            <text:list xml:id="list5781825713351511788" text:style-name="L29">
              <text:list-item>
                <text:p text:style-name="P186"><text:span text:style-name="Strong_20_Emphasis">Kompilasi ke Kode Native dan Performa Tinggi:</text:span> Berbeda dengan bahasa yang berjalan di atas Virtual Machine (VM) seperti Java atau C#, atau bahasa yang diinterpretasi seperti Python dan Ruby, FPC adalah kompiler <text:span text:style-name="Emphasis">ahead-of-time</text:span> (AOT) yang menghasilkan <text:span text:style-name="Strong_20_Emphasis">kode mesin native</text:span> yang sangat optimal untuk platform target. Ini berarti:</text:p>
                <text:list>
                  <text:list-item>
                    <text:p text:style-name="P458"><text:span text:style-name="Strong_20_Emphasis">Kecepatan Eksekusi:</text:span> Aplikasi FPC cenderung berjalan sangat cepat, seringkali setara dengan C atau C++, karena tidak ada overhead dari interpreter atau VM saat runtime (kecuali untuk manajemen memori otomatis pada tipe data tertentu). Ini krusial untuk aplikasi yang <text:soft-page-break/>membutuhkan performa tinggi, seperti utilitas sistem, pemrosesan data batch, game, atau simulasi. </text:p>
                  </text:list-item>
                  <text:list-item>
                    <text:p text:style-name="P458"><text:span text:style-name="Strong_20_Emphasis">Penggunaan Memori Rendah:</text:span> Aplikasi native FPC umumnya memiliki jejak memori (memory footprint) yang lebih kecil dibandingkan aplikasi berbasis VM, karena tidak perlu memuat runtime environment yang besar. Ini membuatnya cocok untuk lingkungan dengan sumber daya terbatas, termasuk sistem embedded. </text:p>
                  </text:list-item>
                  <text:list-item>
                    <text:p text:style-name="P458"><text:span text:style-name="Strong_20_Emphasis">Startup Cepat:</text:span> Aplikasi FPC biasanya dimulai (startup) dengan cepat karena tidak perlu menginisialisasi VM atau interpreter. </text:p>
                  </text:list-item>
                </text:list>
              </text:list-item>
              <text:list-item>
                <text:p text:style-name="P186"><text:span text:style-name="Strong_20_Emphasis">Portabilitas Luar Biasa (Kode Sumber dan Biner):</text:span> FPC adalah salah satu kompiler yang paling portabel. Ia tidak hanya berjalan di, tetapi juga dapat menghasilkan kode untuk, <text:span text:style-name="Strong_20_Emphasis">beragam sistem operasi</text:span> (Windows, Linux, macOS, FreeBSD, NetBSD, OpenBSD, Haiku, Android, iOS, OS/2, DOS, dan banyak OS embedded/RTOS lainnya) serta <text:span text:style-name="Strong_20_Emphasis">berbagai arsitektur CPU</text:span> (x86, x86-64, ARM (32/64-bit), PowerPC (32/64-bit), MIPS, SPARC, dan lainnya). FPC juga mendukung <text:span text:style-name="Strong_20_Emphasis">kompilasi silang (cross-compilation)</text:span> dengan relatif mudah, memungkinkan Anda membangun executable untuk platform target yang berbeda dari platform pengembangan Anda. Kemampuan "tulis sekali, kompilasi di mana saja" ini (terutama untuk kode non-GUI) adalah keunggulan signifikan dibandingkan bahasa yang lebih terikat pada satu platform atau ekosistem.</text:p>
              </text:list-item>
              <text:list-item>
                <text:p text:style-name="P186"><text:span text:style-name="Strong_20_Emphasis">Manajemen Memori Fleksibel (Kontrol vs. Otomatisasi):</text:span> FPC menawarkan pendekatan hybrid yang menarik untuk manajemen memori:</text:p>
                <text:list>
                  <text:list-item>
                    <text:p text:style-name="P458"><text:span text:style-name="Strong_20_Emphasis">Kontrol Manual:</text:span> Seperti C/C++, Anda memiliki kemampuan untuk mengelola memori secara manual di heap menggunakan pointer (<text:span text:style-name="Source_20_Text">^</text:span>), <text:span text:style-name="Source_20_Text">GetMem</text:span>/<text:span text:style-name="Source_20_Text">FreeMem</text:span> (untuk blok memori mentah), atau <text:span text:style-name="Source_20_Text">New</text:span>/<text:span text:style-name="Source_20_Text">Dispose</text:span> (untuk tipe <text:span text:style-name="Source_20_Text">object</text:span> lama atau record). Ini memberikan kontrol penuh atas lifetime dan layout memori, yang penting untuk optimasi performa atau interoperabilitas tingkat rendah. </text:p>
                  </text:list-item>
                  <text:list-item>
                    <text:p text:style-name="P458"><text:span text:style-name="Strong_20_Emphasis">Manajemen Otomatis (Reference Counting):</text:span> Untuk tipe data modern yang paling umum digunakan (<text:span text:style-name="Source_20_Text">AnsiString</text:span>, <text:span text:style-name="Source_20_Text">UnicodeString</text:span>, dynamic arrays, dan interfaces), FPC mengimplementasikan <text:span text:style-name="Strong_20_Emphasis">reference counting</text:span> otomatis. Memori untuk tipe data ini dialokasikan dan dibebaskan secara otomatis ketika tidak ada lagi referensi yang menunjuk padanya. Ini secara signifikan mengurangi beban manajemen memori manual dan risiko kebocoran memori dibandingkan C/C++ murni, sambil menghindari overhead dan ketidakpastian jeda (pauses) dari garbage collector (GC) penuh seperti di Java/C#. Pendekatan ini memberi Anda pilihan: kontrol penuh saat dibutuhkan, otomatisasi saat memungkinkan. </text:p>
                  </text:list-item>
                </text:list>
              </text:list-item>
              <text:list-item>
                <text:p text:style-name="P186"><text:span text:style-name="Strong_20_Emphasis">Ekosistem Lazarus IDE: RAD GUI Lintas Platform:</text:span> Bagi banyak pengembang, <text:span text:style-name="Strong_20_Emphasis">Lazarus IDE</text:span> adalah alasan utama menggunakan FPC. Lazarus adalah lingkungan RAD open-source yang sangat matang dan kaya fitur, terinspirasi oleh Delphi. Menggunakan <text:span text:style-name="Strong_20_Emphasis">Lazarus Component Library (LCL)</text:span>, <text:soft-page-break/>Anda dapat:</text:p>
                <text:list>
                  <text:list-item>
                    <text:p text:style-name="P458"><text:span text:style-name="Strong_20_Emphasis">Merancang GUI secara visual:</text:span> Menempatkan tombol, edit box, grid, menu, dll., pada form dengan mudah. </text:p>
                  </text:list-item>
                  <text:list-item>
                    <text:p text:style-name="P458"><text:span text:style-name="Strong_20_Emphasis">Menggunakan pustaka komponen yang luas:</text:span> LCL menyediakan banyak komponen siap pakai yang kompatibel dengan VCL Delphi. </text:p>
                  </text:list-item>
                  <text:list-item>
                    <text:p text:style-name="P458"><text:span text:style-name="Strong_20_Emphasis">Menghasilkan Aplikasi GUI Native Lintas Platform:</text:span> Ini adalah keunggulan besar Lazarus/LCL. Anda dapat merancang UI sekali dan mengkompilasinya untuk berjalan sebagai aplikasi <text:span text:style-name="Emphasis">native</text:span> di Windows, Linux (GTK+/Qt), dan macOS (Cocoa) dengan sedikit atau tanpa perubahan kode. Produktivitas RAD dikombinasikan dengan hasil akhir native lintas platform adalah proposisi nilai yang kuat. </text:p>
                  </text:list-item>
                </text:list>
              </text:list-item>
              <text:list-item>
                <text:p text:style-name="P186"><text:span text:style-name="Strong_20_Emphasis">Komunitas Aktif dan Dukungan Jangka Panjang:</text:span> Meskipun mungkin tidak sebesar komunitas bahasa seperti Python atau JavaScript, komunitas Free Pascal dan Lazarus sangat <text:span text:style-name="Strong_20_Emphasis">aktif, berdedikasi, dan membantu</text:span>. Forum online dan mailing list menyediakan tempat yang baik untuk bertanya dan berbagi pengetahuan. Yang terpenting, FPC dan Lazarus adalah proyek open-source yang telah <text:span text:style-name="Strong_20_Emphasis">berkembang selama puluhan tahun</text:span> (FPC sejak 1993, Lazarus sejak awal 2000-an) dan terus dirawat serta dikembangkan secara aktif. Ini memberikan jaminan stabilitas dan dukungan jangka panjang yang mungkin tidak dimiliki oleh teknologi yang lebih baru atau kurang mapan.</text:p>
              </text:list-item>
              <text:list-item>
                <text:p text:style-name="P186"><text:span text:style-name="Strong_20_Emphasis">Stabilitas dan Kematangan Kompiler:</text:span> Sebagai hasil dari pengembangan jangka panjang dan penggunaan di berbagai lingkungan (termasuk industri dan pendidikan), kompiler FPC dikenal <text:span text:style-name="Strong_20_Emphasis">stabil, andal, dan menghasilkan kode yang benar</text:span>. Bug kompiler kritis relatif jarang terjadi pada fitur-fitur yang sudah matang. Kematangan ini memberikan kepercayaan diri saat membangun aplikasi yang kompleks atau mission-critical.</text:p>
              </text:list-item>
            </text:list>
            <text:p text:style-name="Text_20_body">Tentu saja, FPC/Lazarus mungkin bukan pilihan terbaik untuk <text:span text:style-name="Emphasis">semua</text:span> jenis pengembangan (misalnya, pengembangan web frontend modern atau data science/AI saat ini lebih didominasi bahasa dan ekosistem lain). Namun, untuk aplikasi desktop native lintas platform, utilitas sistem, pengembangan yang membutuhkan performa tinggi dan kontrol memori, atau modernisasi aplikasi Pascal/Delphi lama, Free Pascal menawarkan kombinasi keunggulan yang sulit ditandingi.</text:p>
          </text:section>
          <text:section text:style-name="Sect1" text:name="feedback-form-26">
            <text:p text:style-name="P443"/>
          </text:section>
        </text:section>
        <text:section text:style-name="Sect1" text:name="61ec445f2ce815c1">
          <text:p text:style-name="Text_20_body"/>
          <text:section text:style-name="Sect1" text:name="user-query-content-27">
            <text:p text:style-name="P705">yax </text:p>
          </text:section>
          <text:p text:style-name="P443">Tampilkan alur berpikir</text:p>
          <text:section text:style-name="Sect2" text:name="model-response-message-contentr_61ec445f2ce815c1">
            <text:p text:style-name="Text_20_body">Baik, saya akan melanjutkan dengan jawaban untuk prompt <text:span text:style-name="Strong_20_Emphasis">Sub-bab 1.3: Posisi Free Pascal di Antara Bahasa Pemrograman Modern (per April 2025)</text:span>.</text:p>
            <text:p text:style-name="Horizontal_20_Line"/>
            <text:p text:style-name="Text_20_body"><text:span text:style-name="Strong_20_Emphasis">(Jawaban untuk Prompt Sub-bab 1.3)</text:span></text:p>
            <text:h text:style-name="Heading_20_3" text:outline-level="3"><text:soft-page-break/>1.3 Posisi Free Pascal di Antara Bahasa Pemrograman Modern (per April 2025)</text:h>
            <text:p text:style-name="Text_20_body">Dalam lanskap teknologi yang dinamis per April 2025, di mana bahasa-bahasa baru bermunculan dan tren bergeser dengan cepat, di mana posisi Free Pascal (FPC) dan ekosistemnya (terutama Lazarus)? Memahami posisi ini penting bagi Anda sebagai programmer berpengalaman untuk menentukan kapan FPC menjadi pilihan strategis. FPC bukanlah bahasa yang mendominasi semua ranah, namun ia memegang posisi yang kuat dan relevan di beberapa area spesifik berkat keunggulan uniknya.</text:p>
            <text:p text:style-name="Text_20_body"><text:span text:style-name="Strong_20_Emphasis">Area Kekuatan dan Relevansi Utama FPC/Lazarus:</text:span></text:p>
            <text:list xml:id="list9058116525786658734" text:style-name="L30">
              <text:list-item>
                <text:p text:style-name="P459"><text:span text:style-name="Strong_20_Emphasis">Pengembangan Aplikasi Desktop Native Lintas Platform:</text:span> Ini adalah <text:span text:style-name="Emphasis">benteng pertahanan utama</text:span> FPC, terutama ketika dipasangkan dengan Lazarus IDE. Kemampuan untuk merancang antarmuka pengguna secara visual dan menghasilkan aplikasi <text:span text:style-name="Emphasis">native</text:span> yang cepat dan efisien untuk Windows, Linux, dan macOS dari satu basis kode sumber (menggunakan LCL) adalah proposisi nilai yang sangat kuat. Ini sangat menarik untuk aplikasi bisnis internal, alat bantu pengembang, aplikasi ilmiah/teknik, atau produk komersial di mana jangkauan lintas platform desktop native diperlukan tanpa kerumitan framework UI web atau non-native. </text:p>
              </text:list-item>
              <text:list-item>
                <text:p text:style-name="P459"><text:span text:style-name="Strong_20_Emphasis">Pendidikan Pemrograman:</text:span> Warisan Pascal sebagai bahasa pengajaran terus berlanjut dengan FPC. Sintaksnya yang relatif bersih, penekanan pada struktur, dan <text:span text:style-name="Emphasis">strong typing</text:span> membantu pemula memahami konsep pemrograman fundamental dengan baik. Ketersediaan FPC secara gratis dan lintas platform membuatnya mudah diakses untuk institusi pendidikan. </text:p>
              </text:list-item>
              <text:list-item>
                <text:p text:style-name="P459"><text:span text:style-name="Strong_20_Emphasis">Utilitas Sistem dan Aplikasi Performa Tinggi:</text:span> Berkat kompilasi native dan overhead yang rendah, FPC adalah pilihan yang sangat baik untuk mengembangkan utilitas command-line, alat bantu sistem, daemon/service, atau bagian dari sistem yang lebih besar di mana kecepatan eksekusi dan penggunaan memori yang efisien menjadi prioritas. Ia bersaing langsung dengan C dan C++ di area ini. </text:p>
              </text:list-item>
              <text:list-item>
                <text:p text:style-name="P459"><text:span text:style-name="Strong_20_Emphasis">Pemeliharaan dan Modernisasi Kode Legacy:</text:span> Ada basis kode Turbo Pascal dan Delphi yang sangat besar di dunia. FPC, dengan mode kompatibilitasnya yang tinggi, menyediakan jalur yang sangat efektif untuk memelihara, memperbarui, atau memigrasikan aplikasi-aplikasi lama ini ke sistem operasi dan arsitektur modern (termasuk 64-bit), seringkali dengan usaha yang jauh lebih sedikit dibandingkan menulis ulang total dalam bahasa lain. </text:p>
              </text:list-item>
              <text:list-item>
                <text:p text:style-name="P187"><text:span text:style-name="Strong_20_Emphasis">Sistem Embedded dan Lingkungan Terbatas:</text:span> Meskipun C/C++ lebih dominan, portabilitas FPC yang luas ke berbagai arsitektur (termasuk ARM, MIPS) dan kontrol memori manual membuatnya menjadi kandidat yang layak untuk beberapa jenis pengembangan sistem embedded atau lingkungan di mana sumber daya sangat terbatas dan tidak ada VM atau runtime besar yang diinginkan. </text:p>
              </text:list-item>
            </text:list>
            <text:p text:style-name="Text_20_body"><text:span text:style-name="Strong_20_Emphasis">Keterbatasan dan Area Kurang Dominan:</text:span></text:p>
            <text:p text:style-name="Text_20_body">Penting juga untuk bersikap realistis tentang area di mana FPC kurang menonjol <text:soft-page-break/>dibandingkan bahasa/ekosistem lain yang lebih terspesialisasi:</text:p>
            <text:list xml:id="list5900632706701592194" text:style-name="L31">
              <text:list-item>
                <text:p text:style-name="P460"><text:span text:style-name="Strong_20_Emphasis">Pengembangan Web (Frontend &amp; Backend):</text:span> Meskipun ada solusi seperti Pas2JS (transpiler ke JavaScript) untuk frontend, dan beberapa framework backend (fpWeb, Brook), ekosistem pengembangan web FPC (library, tooling, komunitas, hosting, jumlah pengembang) secara signifikan lebih kecil dan kurang matang dibandingkan raksasa seperti JavaScript/TypeScript (Node.js, React, Angular, Vue), Python (Django, Flask), Ruby (Rails), Java (Spring), C# (.NET), PHP, atau Go. Untuk sebagian besar proyek web modern skala besar, FPC bukanlah pilihan utama. </text:p>
              </text:list-item>
              <text:list-item>
                <text:p text:style-name="P460"><text:span text:style-name="Strong_20_Emphasis">Pengembangan Aplikasi Mobile Native:</text:span> Lazarus memang mendukung pengembangan untuk Android dan iOS, tetapi seringkali dianggap lebih kompleks, kurang terintegrasi, atau memiliki akses terbatas ke fitur platform terbaru dibandingkan pengembangan native langsung menggunakan Kotlin/Java (Android) atau Swift/Objective-C (iOS), atau bahkan dibandingkan framework cross-platform populer seperti React Native atau Flutter. </text:p>
              </text:list-item>
              <text:list-item>
                <text:p text:style-name="P460"><text:span text:style-name="Strong_20_Emphasis">Data Science, Machine Learning, AI:</text:span> Area ini didominasi secara masif oleh Python (dengan library seperti NumPy, Pandas, Scikit-learn, TensorFlow, PyTorch) dan R. FPC saat ini tidak memiliki ekosistem library, tooling, atau komunitas yang sebanding untuk bersaing secara efektif di domain ini. </text:p>
              </text:list-item>
              <text:list-item>
                <text:p text:style-name="P188"><text:span text:style-name="Strong_20_Emphasis">Aplikasi Enterprise Skala Besar / Cloud-Native:</text:span> Meskipun FPC dapat digunakan, bahasa seperti Java, C#, dan Go seringkali memiliki ekosistem yang lebih matang untuk membangun dan men-deploy aplikasi terdistribusi skala besar di cloud, termasuk dukungan vendor cloud, framework microservices, dan tooling observability yang lebih mapan. </text:p>
              </text:list-item>
            </text:list>
            <text:p text:style-name="Text_20_body"><text:span text:style-name="Strong_20_Emphasis">Kesimpulan Posisi:</text:span></text:p>
            <text:p text:style-name="Text_20_body">Free Pascal (bersama Lazarus) bukanlah solusi "satu ukuran untuk semua", tetapi ia adalah <text:span text:style-name="Strong_20_Emphasis">alat yang sangat kuat dan efisien dalam niche yang dikuasainya</text:span>. Posisinya paling kuat dalam pengembangan aplikasi desktop native lintas platform yang cepat dan efisien. Ia juga tetap sangat relevan untuk pendidikan, utilitas sistem berperforma tinggi, dan modernisasi kode legacy. Bagi seorang programmer berpengalaman, FPC/Lazarus adalah tambahan berharga untuk portofolio keahlian, terutama jika proyek Anda dapat memanfaatkan keunggulan spesifiknya dalam hal performa native, portabilitas sejati, dan produktivitas RAD lintas platform.</text:p>
          </text:section>
          <text:section text:style-name="Sect1" text:name="feedback-form-27">
            <text:p text:style-name="P443"/>
          </text:section>
        </text:section>
        <text:section text:style-name="Sect1" text:name="b18a0f49416e28ff">
          <text:p text:style-name="Text_20_body"/>
          <text:section text:style-name="Sect1" text:name="user-query-content-28">
            <text:p text:style-name="P705">yax </text:p>
          </text:section>
          <text:p text:style-name="P443">Tampilkan alur berpikir</text:p>
          <text:section text:style-name="Sect2" text:name="model-response-message-contentr_b18a0f49416e28ff">
            <text:p text:style-name="Text_20_body">Baik, saya akan melanjutkan dengan jawaban untuk prompt <text:span text:style-name="Strong_20_Emphasis">Sub-bab 1.4: Struktur Dasar Program Pascal</text:span>.</text:p>
            <text:p text:style-name="Horizontal_20_Line"/>
            <text:p text:style-name="Text_20_body"><text:span text:style-name="Strong_20_Emphasis">(Jawaban untuk Prompt Sub-bab 1.4)</text:span></text:p>
            <text:h text:style-name="Heading_20_3" text:outline-level="3"><text:soft-page-break/>1.4 Struktur Dasar Program Free Pascal</text:h>
            <text:p text:style-name="Text_20_body">Setiap bahasa pemrograman memiliki struktur atau kerangka dasar yang harus diikuti agar kode dapat dipahami dan dikompilasi. Free Pascal, mewarisi tradisi Pascal, memiliki struktur yang jelas dan terorganisir. Mari kita bedah komponen-komponen utama dari sebuah program FPC minimal:</text:p>
            <text:p text:style-name="Text_20_body">Delphi</text:p>
            <text:p text:style-name="Preformatted_20_Text"><text:span text:style-name="Source_20_Text">program NamaProgramOpsional; // 1. Header Program (Opsional di FPC)</text:span></text:p>
            <text:p text:style-name="Preformatted_20_Text"/>
            <text:p text:style-name="Preformatted_20_Text"><text:span text:style-name="Source_20_Text">uses // 2. Klausa Uses (Mengimpor Unit)</text:span></text:p>
            <text:p text:style-name="Preformatted_20_Text"><text:span text:style-name="Source_20_Text"><text:s text:c="2"/>Unit1, Unit2, SysUtils; // Contoh: Menggunakan unit standar SysUtils</text:span></text:p>
            <text:p text:style-name="Preformatted_20_Text"/>
            <text:p text:style-name="Preformatted_20_Text"><text:span text:style-name="Source_20_Text">// 3. Blok Deklarasi (Sebelum Blok Eksekusi)</text:span></text:p>
            <text:p text:style-name="Preformatted_20_Text"><text:span text:style-name="Source_20_Text">const</text:span></text:p>
            <text:p text:style-name="Preformatted_20_Text"><text:span text:style-name="Source_20_Text"><text:s text:c="2"/>PI = 3.14159;</text:span></text:p>
            <text:p text:style-name="Preformatted_20_Text"><text:span text:style-name="Source_20_Text"><text:s text:c="2"/>PesanSelamat = 'Halo!';</text:span></text:p>
            <text:p text:style-name="Preformatted_20_Text"/>
            <text:p text:style-name="Preformatted_20_Text"><text:span text:style-name="Source_20_Text">type</text:span></text:p>
            <text:p text:style-name="Preformatted_20_Text"><text:span text:style-name="Source_20_Text"><text:s text:c="2"/>THari = (Senin, Selasa, Rabu, Kamis, Jumat, Sabtu, Minggu);</text:span></text:p>
            <text:p text:style-name="Preformatted_20_Text"><text:span text:style-name="Source_20_Text"><text:s text:c="2"/>TKoordinat = record</text:span></text:p>
            <text:p text:style-name="Preformatted_20_Text"><text:span text:style-name="Source_20_Text"><text:s text:c="4"/>X, Y: Integer;</text:span></text:p>
            <text:p text:style-name="Preformatted_20_Text"><text:span text:style-name="Source_20_Text"><text:s text:c="2"/>end;</text:span></text:p>
            <text:p text:style-name="Preformatted_20_Text"/>
            <text:p text:style-name="Preformatted_20_Text"><text:span text:style-name="Source_20_Text">var</text:span></text:p>
            <text:p text:style-name="Preformatted_20_Text"><text:span text:style-name="Source_20_Text"><text:s text:c="2"/>Jumlah: Integer;</text:span></text:p>
            <text:p text:style-name="Preformatted_20_Text"><text:span text:style-name="Source_20_Text"><text:s text:c="2"/>NamaPengguna: string;</text:span></text:p>
            <text:p text:style-name="Preformatted_20_Text"><text:span text:style-name="Source_20_Text"><text:s text:c="2"/>Posisi: TKoordinat;</text:span></text:p>
            <text:p text:style-name="Preformatted_20_Text"/>
            <text:p text:style-name="Preformatted_20_Text"><text:span text:style-name="Source_20_Text">// (Deklarasi Prosedur dan Fungsi juga diletakkan di sini)</text:span></text:p>
            <text:p text:style-name="Preformatted_20_Text"><text:span text:style-name="Source_20_Text">procedure TampilkanPesan(Pesan: string);</text:span></text:p>
            <text:p text:style-name="Preformatted_20_Text"><text:span text:style-name="Source_20_Text">begin</text:span></text:p>
            <text:p text:style-name="Preformatted_20_Text"><text:span text:style-name="Source_20_Text"><text:s text:c="2"/>WriteLn(Pesan);</text:span></text:p>
            <text:p text:style-name="Preformatted_20_Text"><text:span text:style-name="Source_20_Text">end;</text:span></text:p>
            <text:p text:style-name="Preformatted_20_Text"/>
            <text:p text:style-name="Preformatted_20_Text"><text:span text:style-name="Source_20_Text">// 4. Blok Eksekusi Utama</text:span></text:p>
            <text:p text:style-name="Preformatted_20_Text"><text:span text:style-name="Source_20_Text">begin</text:span></text:p>
            <text:p text:style-name="Preformatted_20_Text"><text:span text:style-name="Source_20_Text"><text:s text:c="2"/>// Kode utama program ditulis di sini</text:span></text:p>
            <text:p text:style-name="Preformatted_20_Text"><text:span text:style-name="Source_20_Text"><text:s text:c="2"/>Jumlah := 10;</text:span></text:p>
            <text:p text:style-name="Preformatted_20_Text"><text:span text:style-name="Source_20_Text"><text:s text:c="2"/>NamaPengguna := 'Programmer';</text:span></text:p>
            <text:p text:style-name="Preformatted_20_Text"><text:span text:style-name="Source_20_Text"><text:s text:c="2"/>TampilkanPesan(PesanSelamat + ' ' + NamaPengguna);</text:span></text:p>
            <text:p text:style-name="Preformatted_20_Text"><text:span text:style-name="Source_20_Text"><text:s text:c="2"/>WriteLn('Nilai PI: ', PI);</text:span></text:p>
            <text:p text:style-name="Preformatted_20_Text"><text:span text:style-name="Source_20_Text"><text:s text:c="2"/>// ... pernyataan lainnya ...</text:span></text:p>
            <text:p text:style-name="Preformatted_20_Text"/>
            <text:p text:style-name="P77"><text:span text:style-name="Source_20_Text">end. // 5. Akhir Program (Wajib diakhiri dengan 'end.')</text:span></text:p>
            <text:p text:style-name="Text_20_body">Mari kita bahas setiap bagian:</text:p>
            <text:list xml:id="list5666614405575790396" text:style-name="L32">
              <text:list-item>
                <text:p text:style-name="P189"><text:span text:style-name="Strong_20_Emphasis">Header </text:span><text:span text:style-name="Strong_20_Emphasis"><text:span text:style-name="Source_20_Text">program</text:span></text:span><text:span text:style-name="Strong_20_Emphasis"> (</text:span><text:span text:style-name="Strong_20_Emphasis"><text:span text:style-name="Source_20_Text">program NamaProgramOpsional;</text:span></text:span><text:span text:style-name="Strong_20_Emphasis">)</text:span></text:p>
                <text:list>
                  <text:list-item>
                    <text:p text:style-name="P461">Baris ini, jika ada, memberikan nama pada program Anda. </text:p>
                  </text:list-item>
                  <text:list-item>
                    <text:p text:style-name="P461">Di Free Pascal modern, header <text:span text:style-name="Source_20_Text">program</text:span> bersifat <text:span text:style-name="Strong_20_Emphasis">opsional</text:span>. Anda bisa <text:soft-page-break/>memulai langsung dengan <text:span text:style-name="Source_20_Text">uses</text:span> atau bahkan <text:span text:style-name="Source_20_Text">begin</text:span>. </text:p>
                  </text:list-item>
                  <text:list-item>
                    <text:p text:style-name="P461">Meskipun opsional, menyertakannya dianggap sebagai <text:span text:style-name="Strong_20_Emphasis">praktik yang baik (best practice)</text:span>, terutama untuk kejelasan dan kompatibilitas dengan dialek Pascal lain atau standar yang lebih lama. </text:p>
                  </text:list-item>
                </text:list>
              </text:list-item>
              <text:list-item>
                <text:p text:style-name="P189"><text:span text:style-name="Strong_20_Emphasis">Klausa </text:span><text:span text:style-name="Strong_20_Emphasis"><text:span text:style-name="Source_20_Text">uses</text:span></text:span></text:p>
                <text:list>
                  <text:list-item>
                    <text:p text:style-name="P461">Bagian ini digunakan untuk <text:span text:style-name="Strong_20_Emphasis">mengimpor fungsionalitas</text:span> dari <text:span text:style-name="Emphasis">unit</text:span> (modul atau library) lain. Unit adalah file Pascal terpisah (<text:span text:style-name="Source_20_Text">.pas</text:span>/<text:span text:style-name="Source_20_Text">.pp</text:span>) yang berisi kode (konstanta, tipe, variabel, prosedur, fungsi) yang dapat digunakan kembali. </text:p>
                  </text:list-item>
                  <text:list-item>
                    <text:p text:style-name="P461">Dengan menyertakan nama unit di klausa <text:span text:style-name="Source_20_Text">uses</text:span> (dipisahkan koma), Anda memberitahu kompiler untuk menautkan (link) kode dari unit tersebut dan membuat identifier publiknya tersedia untuk digunakan di program Anda. </text:p>
                  </text:list-item>
                  <text:list-item>
                    <text:p text:style-name="P461">Contoh umum adalah <text:span text:style-name="Source_20_Text">uses SysUtils;</text:span> yang menyediakan banyak fungsi utilitas sistem yang sangat berguna (manipulasi string, file, tanggal/waktu, konversi tipe, dll.). Unit <text:span text:style-name="Source_20_Text">System</text:span> selalu digunakan secara implisit dan tidak perlu ditulis di <text:span text:style-name="Source_20_Text">uses</text:span>. </text:p>
                  </text:list-item>
                  <text:list-item>
                    <text:p text:style-name="P461">Ini mirip dengan <text:span text:style-name="Source_20_Text">#include</text:span> di C/C++ atau <text:span text:style-name="Source_20_Text">import</text:span> di Java/Python, tetapi dengan mekanisme linking dan namespacing yang sedikit berbeda. </text:p>
                  </text:list-item>
                </text:list>
              </text:list-item>
              <text:list-item>
                <text:p text:style-name="P189"><text:span text:style-name="Strong_20_Emphasis">Blok Deklarasi (</text:span><text:span text:style-name="Strong_20_Emphasis"><text:span text:style-name="Source_20_Text">const</text:span></text:span><text:span text:style-name="Strong_20_Emphasis">, </text:span><text:span text:style-name="Strong_20_Emphasis"><text:span text:style-name="Source_20_Text">type</text:span></text:span><text:span text:style-name="Strong_20_Emphasis">, </text:span><text:span text:style-name="Strong_20_Emphasis"><text:span text:style-name="Source_20_Text">var</text:span></text:span><text:span text:style-name="Strong_20_Emphasis">, prosedur/fungsi)</text:span></text:p>
                <text:list>
                  <text:list-item>
                    <text:p text:style-name="P461">Pascal adalah bahasa yang umumnya mensyaratkan <text:span text:style-name="Strong_20_Emphasis">deklarasi sebelum penggunaan</text:span>. Artinya, Anda harus mendefinisikan konstanta, tipe data kustom, variabel, prosedur, dan fungsi sebelum Anda dapat menggunakannya di blok eksekusi. </text:p>
                  </text:list-item>
                  <text:list-item>
                    <text:p text:style-name="P461">Blok deklarasi ini muncul setelah <text:span text:style-name="Source_20_Text">uses</text:span> dan sebelum <text:span text:style-name="Source_20_Text">begin</text:span> utama. Urutan umum (meskipun tidak selalu strict) adalah <text:span text:style-name="Source_20_Text">const</text:span> (konstanta), <text:span text:style-name="Source_20_Text">type</text:span> (tipe data kustom), <text:span text:style-name="Source_20_Text">var</text:span> (variabel global), lalu diikuti oleh deklarasi <text:span text:style-name="Source_20_Text">procedure</text:span> dan <text:span text:style-name="Source_20_Text">function</text:span>. </text:p>
                  </text:list-item>
                  <text:list-item>
                    <text:p text:style-name="P461">Kita akan membahas detail <text:span text:style-name="Source_20_Text">const</text:span>, <text:span text:style-name="Source_20_Text">type</text:span>, <text:span text:style-name="Source_20_Text">var</text:span>, <text:span text:style-name="Source_20_Text">procedure</text:span>, dan <text:span text:style-name="Source_20_Text">function</text:span> di bab-bab berikutnya. Untuk saat ini, pahami saja lokasinya dalam struktur program. </text:p>
                  </text:list-item>
                </text:list>
              </text:list-item>
              <text:list-item>
                <text:p text:style-name="P189"><text:span text:style-name="Strong_20_Emphasis">Blok Eksekusi Utama (</text:span><text:span text:style-name="Strong_20_Emphasis"><text:span text:style-name="Source_20_Text">begin</text:span></text:span><text:span text:style-name="Strong_20_Emphasis"> ... </text:span><text:span text:style-name="Strong_20_Emphasis"><text:span text:style-name="Source_20_Text">end.</text:span></text:span><text:span text:style-name="Strong_20_Emphasis">)</text:span></text:p>
                <text:list>
                  <text:list-item>
                    <text:p text:style-name="P461">Ini adalah <text:span text:style-name="Strong_20_Emphasis">jantung program Anda</text:span>, tempat di mana kode yang akan dieksekusi secara sekuensial diletakkan. </text:p>
                  </text:list-item>
                  <text:list-item>
                    <text:p text:style-name="P461">Blok ini dimulai dengan kata kunci <text:span text:style-name="Source_20_Text">begin</text:span> dan diakhiri dengan kata kunci <text:span text:style-name="Source_20_Text">end</text:span> yang diikuti oleh <text:span text:style-name="Strong_20_Emphasis">titik (</text:span><text:span text:style-name="Strong_20_Emphasis"><text:span text:style-name="Source_20_Text">.</text:span></text:span><text:span text:style-name="Strong_20_Emphasis">)</text:span>. </text:p>
                  </text:list-item>
                  <text:list-item>
                    <text:p text:style-name="P461">Semua pernyataan (assignments, pemanggilan prosedur/fungsi, struktur kontrol) yang membentuk logika utama program Anda ditulis di antara <text:span text:style-name="Source_20_Text">begin</text:span> dan <text:span text:style-name="Source_20_Text">end.</text:span>. </text:p>
                  </text:list-item>
                </text:list>
              </text:list-item>
              <text:list-item>
                <text:p text:style-name="P189"><text:span text:style-name="Strong_20_Emphasis">Akhir Program (</text:span><text:span text:style-name="Strong_20_Emphasis"><text:span text:style-name="Source_20_Text">end.</text:span></text:span><text:span text:style-name="Strong_20_Emphasis">)</text:span></text:p>
                <text:list>
                  <text:list-item>
                    <text:p text:style-name="P189"><text:soft-page-break/>Kata kunci <text:span text:style-name="Source_20_Text">end</text:span> yang diikuti oleh <text:span text:style-name="Strong_20_Emphasis">titik (</text:span><text:span text:style-name="Strong_20_Emphasis"><text:span text:style-name="Source_20_Text">.</text:span></text:span><text:span text:style-name="Strong_20_Emphasis">)</text:span> adalah penanda <text:span text:style-name="Strong_20_Emphasis">wajib</text:span> yang menandakan akhir dari keseluruhan program (atau unit). Ketiadaan titik setelah <text:span text:style-name="Source_20_Text">end</text:span> terakhir akan menyebabkan error kompilasi. </text:p>
                  </text:list-item>
                </text:list>
              </text:list-item>
            </text:list>
            <text:p text:style-name="Text_20_body"><text:span text:style-name="Strong_20_Emphasis">Perbandingan </text:span><text:span text:style-name="Strong_20_Emphasis"><text:span text:style-name="Source_20_Text">begin..end</text:span></text:span><text:span text:style-name="Strong_20_Emphasis"> dengan </text:span><text:span text:style-name="Strong_20_Emphasis"><text:span text:style-name="Source_20_Text">{}</text:span></text:span><text:span text:style-name="Strong_20_Emphasis"> C-Style:</text:span></text:p>
            <text:p text:style-name="Text_20_body">Dalam banyak bahasa turunan C (C++, Java, C#, JavaScript), blok kode dibatasi oleh kurung kurawal <text:span text:style-name="Source_20_Text">{ ... }</text:span>. Pascal menggunakan pasangan kata kunci <text:span text:style-name="Source_20_Text">begin</text:span> dan <text:span text:style-name="Source_20_Text">end</text:span> untuk tujuan yang sama: mengelompokkan satu atau lebih pernyataan menjadi satu unit logis. Sementara <text:span text:style-name="Source_20_Text">{}</text:span> bersifat murni sebagai pembatas blok, <text:span text:style-name="Source_20_Text">begin</text:span> dan <text:span text:style-name="Source_20_Text">end</text:span> adalah kata kunci yang secara eksplisit menandai awal dan akhir sebuah blok pernyataan majemuk. Perhatikan juga bahwa <text:span text:style-name="Source_20_Text">end</text:span> yang menutup <text:span text:style-name="Emphasis">seluruh</text:span> program harus diakhiri dengan titik (<text:span text:style-name="Source_20_Text">.</text:span>), sedangkan <text:span text:style-name="Source_20_Text">end</text:span> yang menutup blok lain (misalnya di dalam <text:span text:style-name="Source_20_Text">if</text:span> atau <text:span text:style-name="Source_20_Text">procedure</text:span>) diakhiri dengan titik koma (<text:span text:style-name="Source_20_Text">;</text:span>) atau langsung diikuti kata kunci lain seperti <text:span text:style-name="Source_20_Text">else</text:span>.</text:p>
            <text:p text:style-name="Text_20_body"><text:span text:style-name="Strong_20_Emphasis">Contoh "Hello, World!" Minimal:</text:span></text:p>
            <text:p text:style-name="Text_20_body">Berikut adalah contoh program "Hello, World!" paling minimal yang mengilustrasikan struktur ini (mengandalkan <text:span text:style-name="Source_20_Text">WriteLn</text:span> dari unit <text:span text:style-name="Source_20_Text">System</text:span> yang implisit):</text:p>
            <text:p text:style-name="Text_20_body">Delphi</text:p>
            <text:p text:style-name="Preformatted_20_Text"><text:span text:style-name="Source_20_Text">program HelloWorld;</text:span></text:p>
            <text:p text:style-name="Preformatted_20_Text"/>
            <text:p text:style-name="Preformatted_20_Text"><text:span text:style-name="Source_20_Text">// Tidak ada 'uses' yang dibutuhkan untuk WriteLn dasar</text:span></text:p>
            <text:p text:style-name="Preformatted_20_Text"><text:span text:style-name="Source_20_Text">// Tidak ada deklarasi const, type, var, atau prosedur/fungsi</text:span></text:p>
            <text:p text:style-name="Preformatted_20_Text"/>
            <text:p text:style-name="Preformatted_20_Text"><text:span text:style-name="Source_20_Text">begin // Awal blok eksekusi utama</text:span></text:p>
            <text:p text:style-name="Preformatted_20_Text"><text:span text:style-name="Source_20_Text"><text:s text:c="2"/>WriteLn('Hello, World!'); // Pernyataan untuk mencetak teks ke konsol</text:span></text:p>
            <text:p text:style-name="P77"><text:span text:style-name="Source_20_Text">end. // Akhir program (dengan titik)</text:span></text:p>
            <text:p text:style-name="Text_20_body">Program sederhana ini sudah menunjukkan elemen esensial: header <text:span text:style-name="Source_20_Text">program</text:span> (opsional tapi bagus), blok <text:span text:style-name="Source_20_Text">begin</text:span>, pernyataan eksekusi, dan penutup <text:span text:style-name="Source_20_Text">end.</text:span>.</text:p>
          </text:section>
          <text:section text:style-name="Sect1" text:name="feedback-form-28">
            <text:p text:style-name="P443"/>
          </text:section>
        </text:section>
        <text:section text:style-name="Sect1" text:name="6bc6e6032310bdfd">
          <text:p text:style-name="Text_20_body"/>
          <text:section text:style-name="Sect1" text:name="user-query-content-29">
            <text:p text:style-name="P705">yax </text:p>
          </text:section>
          <text:p text:style-name="P443">Tampilkan alur berpikir</text:p>
          <text:section text:style-name="Sect2" text:name="model-response-message-contentr_6bc6e6032310bdfd">
            <text:p text:style-name="Text_20_body">Baik, saya akan melanjutkan dengan jawaban untuk prompt <text:span text:style-name="Strong_20_Emphasis">Pengantar Bab 2</text:span>.</text:p>
            <text:p text:style-name="Horizontal_20_Line"/>
            <text:p text:style-name="Text_20_body"><text:span text:style-name="Strong_20_Emphasis">(Jawaban untuk Prompt Pengantar Bab 2)</text:span></text:p>
            <text:p text:style-name="Text_20_body"><text:span text:style-name="Strong_20_Emphasis">Bab 2: Instalasi dan Konfigurasi Lingkungan Pengembangan</text:span></text:p>
            <text:p text:style-name="Text_20_body">Setelah memahami sekilas tentang sejarah, keunggulan, dan struktur dasar Free Pascal pada Bab 1, langkah berikutnya yang esensial adalah menyiapkan lingkungan pengembangan (development environment) Anda. Bab 2 ini bertujuan memandu Anda <text:soft-page-break/>melalui proses instalasi dan konfigurasi dasar Free Pascal Compiler (FPC) serta Lazarus IDE, perangkat utama yang akan kita gunakan. Kami menyadari bahwa sebagai programmer berpengalaman, Anda kemungkinan besar sudah sangat familiar dengan proses mengunduh dan menginstal berbagai perangkat lunak pengembangan. Oleh karena itu, fokus kami di sini bukanlah pada cara menggunakan package manager atau menjalankan installer secara umum, melainkan pada <text:span text:style-name="Strong_20_Emphasis">langkah-langkah spesifik, opsi, dan pertimbangan</text:span> saat menyiapkan FPC dan Lazarus IDE pada platform sistem operasi utama (Windows, Linux, macOS). Kami juga akan menyertakan panduan penggunaan dasar kompiler FPC dari baris perintah (command line) sebagai alternatif atau pelengkap Lazarus IDE. Setelah menyelesaikan bab ini, Anda akan memiliki lingkungan kerja yang fungsional dan siap untuk mulai menulis, mengkompilasi, serta menjalankan kode Free Pascal pertama Anda. Mari kita siapkan alat tempur kita!</text:p>
          </text:section>
          <text:section text:style-name="Sect1" text:name="feedback-form-29">
            <text:p text:style-name="P443"/>
          </text:section>
        </text:section>
        <text:section text:style-name="Sect1" text:name="96de4410442e43c8">
          <text:p text:style-name="Text_20_body"/>
          <text:section text:style-name="Sect1" text:name="user-query-content-30">
            <text:p text:style-name="P705">yax </text:p>
          </text:section>
          <text:p text:style-name="P443">Tampilkan alur berpikir</text:p>
          <text:section text:style-name="Sect2" text:name="model-response-message-contentr_96de4410442e43c8">
            <text:p text:style-name="Text_20_body">Baik, saya akan melanjutkan dengan jawaban untuk prompt <text:span text:style-name="Strong_20_Emphasis">Sub-bab 2.1: Unduh dan Instalasi Free Pascal Compiler (FPC)</text:span>.</text:p>
            <text:p text:style-name="Horizontal_20_Line"/>
            <text:p text:style-name="Text_20_body"><text:span text:style-name="Strong_20_Emphasis">(Jawaban untuk Prompt Sub-bab 2.1)</text:span></text:p>
            <text:h text:style-name="Heading_20_3" text:outline-level="3">2.1 Unduh dan Instalasi Free Pascal Compiler (FPC)</text:h>
            <text:p text:style-name="Text_20_body">Langkah pertama adalah memasang Free Pascal Compiler (FPC) itu sendiri. FPC adalah inti yang akan mengubah kode Pascal Anda menjadi program yang dapat dieksekusi. Berikut adalah panduan instalasi untuk sistem operasi utama, menggunakan versi stabil terbaru yang tersedia (per April 2025, versi stabil umum adalah seri 3.2.x, namun selalu rujuk situs resmi untuk versi termutakhir).</text:p>
            <text:p text:style-name="Text_20_body"><text:span text:style-name="Strong_20_Emphasis">Situs Unduhan Resmi:</text:span></text:p>
            <text:p text:style-name="Text_20_body">Sumber utama untuk mengunduh FPC adalah situs web resmi Free Pascal, yang biasanya mengarahkan ke SourceForge atau server mirror lainnya:</text:p>
            <text:list xml:id="list949456894812458012" text:style-name="L33">
              <text:list-item>
                <text:p text:style-name="P190"><text:span text:style-name="Strong_20_Emphasis">Halaman Unduhan FPC:</text:span> <text:a xlink:type="simple" xlink:href="https://www.freepascal.org/download.html" office:target-frame-name="_blank" xlink:show="new" text:style-name="Internet_20_link" text:visited-style-name="Visited_20_Internet_20_Link">https://www.freepascal.org/download.html</text:a> </text:p>
              </text:list-item>
            </text:list>
            <text:p text:style-name="Text_20_body">Pilihlah paket yang sesuai dengan sistem operasi dan arsitektur CPU Anda (misalnya, 64-bit umumnya standar saat ini).</text:p>
            <text:p text:style-name="Text_20_body"><text:span text:style-name="Strong_20_Emphasis">Instalasi di Windows:</text:span></text:p>
            <text:list xml:id="list3132500343496149399" text:style-name="L34">
              <text:list-item>
                <text:p text:style-name="P462"><text:span text:style-name="Strong_20_Emphasis">Unduh Installer:</text:span> Kunjungi halaman unduhan FPC dan unduh installer Windows (biasanya file <text:span text:style-name="Source_20_Text">.exe</text:span>, contoh: <text:span text:style-name="Source_20_Text">fpc-X.Y.Z.i386-win32.exe</text:span> atau <text:span text:style-name="Source_20_Text">fpc-X.Y.Z.x86_64-win64.exe</text:span>). Pilih versi 64-bit (<text:span text:style-name="Source_20_Text">x86_64-win64</text:span>) jika sistem Anda mendukungnya (umumnya ya). </text:p>
              </text:list-item>
              <text:list-item>
                <text:p text:style-name="P462"><text:soft-page-break/><text:span text:style-name="Strong_20_Emphasis">Jalankan Installer:</text:span> Klik dua kali file <text:span text:style-name="Source_20_Text">.exe</text:span> yang telah diunduh untuk memulai proses instalasi. </text:p>
              </text:list-item>
              <text:list-item>
                <text:p text:style-name="P462"><text:span text:style-name="Strong_20_Emphasis">Ikuti Wizard:</text:span> Ikuti langkah-langkah pada wizard instalasi. Perhatikan beberapa poin: </text:p>
                <text:list>
                  <text:list-item>
                    <text:p text:style-name="P462"><text:span text:style-name="Strong_20_Emphasis">Lokasi Instalasi:</text:span> Anda bisa menggunakan lokasi default atau memilih direktori lain. </text:p>
                  </text:list-item>
                  <text:list-item>
                    <text:p text:style-name="P462"><text:span text:style-name="Strong_20_Emphasis">Komponen:</text:span> Biasanya pilihan default sudah mencukupi. </text:p>
                  </text:list-item>
                  <text:list-item>
                    <text:p text:style-name="P462"><text:span text:style-name="Strong_20_Emphasis">Tambahkan ke PATH:</text:span> Sangat <text:span text:style-name="Strong_20_Emphasis">direkomendasikan</text:span> untuk mencentang opsi yang menambahkan direktori <text:span text:style-name="Source_20_Text">bin</text:span> FPC ke variabel lingkungan <text:span text:style-name="Source_20_Text">PATH</text:span> sistem Anda. Ini memungkinkan Anda menjalankan <text:span text:style-name="Source_20_Text">fpc</text:span> dari direktori mana saja di Command Prompt atau PowerShell. </text:p>
                  </text:list-item>
                </text:list>
              </text:list-item>
              <text:list-item>
                <text:p text:style-name="P191"><text:span text:style-name="Strong_20_Emphasis">Selesaikan Instalasi:</text:span> Lanjutkan hingga instalasi selesai. </text:p>
              </text:list-item>
            </text:list>
            <text:p text:style-name="Text_20_body"><text:span text:style-name="Strong_20_Emphasis">Instalasi di Linux (via Package Manager):</text:span></text:p>
            <text:p text:style-name="Text_20_body">Cara termudah dan paling direkomendasikan di sebagian besar distribusi Linux adalah menggunakan package manager bawaan. Buka terminal Anda dan jalankan perintah yang sesuai:</text:p>
            <text:list xml:id="list4971256170306541675" text:style-name="L35">
              <text:list-item>
                <text:p text:style-name="P192"><text:span text:style-name="Strong_20_Emphasis">Debian / Ubuntu / Mint (dan turunannya):</text:span></text:p>
                <text:p text:style-name="P192">Bash</text:p>
                <text:p text:style-name="P12"><text:span text:style-name="Source_20_Text">sudo apt update</text:span></text:p>
                <text:p text:style-name="P86"><text:span text:style-name="Source_20_Text">sudo apt install fpc</text:span></text:p>
              </text:list-item>
              <text:list-item>
                <text:p text:style-name="P192"><text:span text:style-name="Strong_20_Emphasis">Fedora / CentOS Stream / RHEL (dan turunannya):</text:span></text:p>
                <text:p text:style-name="P192">Bash</text:p>
                <text:p text:style-name="P86"><text:span text:style-name="Source_20_Text">sudo dnf install fpc</text:span></text:p>
                <text:p text:style-name="P192">(Jika menggunakan versi lama atau distro berbasis RHEL yang masih memakai <text:span text:style-name="Source_20_Text">yum</text:span>, gunakan: <text:span text:style-name="Source_20_Text">sudo yum install fpc</text:span>)</text:p>
                <text:p text:style-name="P192">Package manager akan secara otomatis mengunduh FPC dan dependensinya serta menginstalnya di lokasi sistem standar.</text:p>
              </text:list-item>
            </text:list>
            <text:p text:style-name="Text_20_body"><text:span text:style-name="Strong_20_Emphasis">Instalasi di macOS:</text:span></text:p>
            <text:p text:style-name="Text_20_body">Anda memiliki beberapa opsi di macOS:</text:p>
            <text:list xml:id="list2162085969981526813" text:style-name="L36">
              <text:list-item>
                <text:p text:style-name="P463"><text:span text:style-name="Strong_20_Emphasis">Installer Resmi (</text:span><text:span text:style-name="Strong_20_Emphasis"><text:span text:style-name="Source_20_Text">.dmg</text:span></text:span><text:span text:style-name="Strong_20_Emphasis">):</text:span> </text:p>
                <text:list>
                  <text:list-item>
                    <text:p text:style-name="P463">Unduh file <text:span text:style-name="Source_20_Text">.dmg</text:span> untuk macOS dari halaman unduhan FPC. </text:p>
                  </text:list-item>
                  <text:list-item>
                    <text:p text:style-name="P463">Klik dua kali file <text:span text:style-name="Source_20_Text">.dmg</text:span> untuk membukanya. </text:p>
                  </text:list-item>
                  <text:list-item>
                    <text:p text:style-name="P463">Di dalamnya biasanya terdapat file <text:span text:style-name="Source_20_Text">.pkg</text:span> (installer). Klik dua kali file <text:span text:style-name="Source_20_Text">.pkg</text:span> tersebut dan ikuti instruksi wizard instalasi standar macOS. </text:p>
                  </text:list-item>
                </text:list>
              </text:list-item>
              <text:list-item>
                <text:p text:style-name="P463"><text:span text:style-name="Strong_20_Emphasis">Homebrew (Jika Anda pengguna command-line):</text:span> </text:p>
                <text:list>
                  <text:list-item>
                    <text:p text:style-name="P463">Jika Anda sudah menginstal Homebrew (package manager populer untuk macOS), Anda bisa menginstal FPC dengan perintah sederhana di Terminal: </text:p>
                    <text:p text:style-name="P193"><text:soft-page-break/>Bash</text:p>
                    <text:p text:style-name="P87"><text:span text:style-name="Source_20_Text">brew install fpc</text:span></text:p>
                  </text:list-item>
                </text:list>
              </text:list-item>
            </text:list>
            <text:p text:style-name="Text_20_body"><text:span text:style-name="Strong_20_Emphasis">Verifikasi Instalasi:</text:span></text:p>
            <text:p text:style-name="Text_20_body">Setelah instalasi selesai di platform mana pun, penting untuk memverifikasi bahwa FPC telah terpasang dengan benar dan dapat diakses dari command line.</text:p>
            <text:list xml:id="list6875876251934784759" text:style-name="L37">
              <text:list-item>
                <text:p text:style-name="P464">Buka <text:span text:style-name="Strong_20_Emphasis">Terminal</text:span> (di Linux/macOS) atau <text:span text:style-name="Strong_20_Emphasis">Command Prompt/PowerShell</text:span> (di Windows). </text:p>
              </text:list-item>
              <text:list-item>
                <text:p text:style-name="P464">Ketikkan perintah berikut dan tekan Enter: </text:p>
                <text:p text:style-name="P194">Bash</text:p>
                <text:p text:style-name="P88"><text:span text:style-name="Source_20_Text">fpc -i</text:span></text:p>
                <text:p text:style-name="P464">Atau bisa juga: </text:p>
                <text:p text:style-name="P194">Bash</text:p>
                <text:p text:style-name="P88"><text:span text:style-name="Source_20_Text">fpc -V</text:span></text:p>
              </text:list-item>
              <text:list-item>
                <text:p text:style-name="P194">Jika instalasi berhasil dan PATH tersetting dengan benar, Anda akan melihat output yang menampilkan informasi tentang versi FPC yang terinstal, tanggal build, target OS/CPU default, dll. Contoh output (mungkin sedikit berbeda): </text:p>
                <text:p text:style-name="P13"><text:span text:style-name="Source_20_Text">Free Pascal Compiler version 3.2.2 [2021/05/16] for x86_64</text:span></text:p>
                <text:p text:style-name="P13"><text:span text:style-name="Source_20_Text">Copyright (c) 1993-2021 by Florian Klaempfl and others</text:span></text:p>
                <text:p text:style-name="P13"><text:span text:style-name="Source_20_Text">Target OS: Linux for x86-64</text:span></text:p>
                <text:p text:style-name="P88"><text:span text:style-name="Source_20_Text">... (informasi lainnya) ...</text:span></text:p>
                <text:p text:style-name="P194">Jika Anda mendapatkan pesan error seperti "command not found" atau "perintah tidak dikenal", periksa kembali apakah FPC sudah ditambahkan ke PATH sistem Anda, atau coba restart terminal/command prompt Anda. </text:p>
              </text:list-item>
            </text:list>
            <text:p text:style-name="Text_20_body">Dengan FPC terinstal dan terverifikasi, Anda sudah memiliki kompiler dasar yang siap digunakan. Langkah selanjutnya adalah melihat Lazarus IDE, yang seringkali menjadi cara paling nyaman untuk mengembangkan aplikasi FPC, terutama yang melibatkan GUI.</text:p>
          </text:section>
          <text:section text:style-name="Sect1" text:name="feedback-form-30">
            <text:p text:style-name="P443"/>
          </text:section>
        </text:section>
        <text:section text:style-name="Sect1" text:name="7e3673d607108e9c">
          <text:p text:style-name="Text_20_body"/>
          <text:section text:style-name="Sect1" text:name="user-query-content-31">
            <text:p text:style-name="P705">yax </text:p>
          </text:section>
          <text:p text:style-name="P443">Tampilkan alur berpikir</text:p>
          <text:section text:style-name="Sect2" text:name="model-response-message-contentr_7e3673d607108e9c">
            <text:p text:style-name="Text_20_body">Baik, saya akan melanjutkan dengan jawaban untuk prompt <text:span text:style-name="Strong_20_Emphasis">Sub-bab 2.2: Pengenalan Lazarus IDE: Instalasi dan Orientasi Cepat</text:span>.</text:p>
            <text:p text:style-name="Horizontal_20_Line"/>
            <text:p text:style-name="Text_20_body"><text:span text:style-name="Strong_20_Emphasis">(Jawaban untuk Prompt Sub-bab 2.2)</text:span></text:p>
            <text:h text:style-name="Heading_20_3" text:outline-level="3"><text:soft-page-break/>2.2 Pengenalan Lazarus IDE: Instalasi dan Orientasi Cepat</text:h>
            <text:p text:style-name="Text_20_body">Meskipun Anda dapat menggunakan Free Pascal Compiler (FPC) dari baris perintah dengan editor teks apa pun, pengalaman pengembangan yang jauh lebih produktif, terutama untuk aplikasi visual (GUI) atau proyek yang lebih besar, dapat dicapai dengan menggunakan <text:span text:style-name="Strong_20_Emphasis">Lazarus IDE</text:span>. Lazarus adalah Lingkungan Pengembangan Terintegrasi (Integrated Development Environment) <text:span text:style-name="Strong_20_Emphasis">open-source</text:span>, <text:span text:style-name="Strong_20_Emphasis">lintas platform</text:span>, dan <text:span text:style-name="Strong_20_Emphasis">gratis</text:span> yang dirancang khusus untuk FPC. Ia menyediakan pendekatan RAD (Rapid Application Development) yang sangat mirip dengan Delphi, memungkinkan Anda merancang antarmuka pengguna secara visual dan menulis kode dalam satu lingkungan yang kohesif.</text:p>
            <text:p text:style-name="Text_20_body"><text:span text:style-name="Strong_20_Emphasis">Instalasi Lazarus (Biasanya Termasuk FPC):</text:span></text:p>
            <text:p text:style-name="Text_20_body">Keuntungan besar menggunakan installer Lazarus adalah ia <text:span text:style-name="Strong_20_Emphasis">biasanya sudah menyertakan (membundel) versi FPC yang kompatibel</text:span>, sehingga Anda mungkin hanya perlu menginstal Lazarus saja jika belum menginstal FPC secara terpisah.</text:p>
            <text:list xml:id="list4565167150499578232" text:style-name="L38">
              <text:list-item>
                <text:p text:style-name="P465"><text:span text:style-name="Strong_20_Emphasis">Situs Unduhan Resmi:</text:span> Unduh versi stabil terbaru Lazarus dari situs resminya: </text:p>
                <text:list>
                  <text:list-item>
                    <text:p text:style-name="P465"><text:span text:style-name="Strong_20_Emphasis">Halaman Unduhan Lazarus:</text:span> <text:a xlink:type="simple" xlink:href="https://www.lazarus-ide.org/index.php?page=downloads" office:target-frame-name="_blank" xlink:show="new" text:style-name="Internet_20_link" text:visited-style-name="Visited_20_Internet_20_Link">https://www.lazarus-ide.org/index.php?page=downloads</text:a> </text:p>
                  </text:list-item>
                </text:list>
              </text:list-item>
              <text:list-item>
                <text:p text:style-name="P465"><text:span text:style-name="Strong_20_Emphasis">Pilih Paket Sesuai OS:</text:span> </text:p>
                <text:list>
                  <text:list-item>
                    <text:p text:style-name="P465"><text:span text:style-name="Strong_20_Emphasis">Windows:</text:span> Unduh installer <text:span text:style-name="Source_20_Text">.exe</text:span> (pilih 32-bit atau 64-bit sesuai sistem Anda). Jalankan installer dan ikuti wizard-nya. Pengaturan default umumnya sudah baik. </text:p>
                  </text:list-item>
                  <text:list-item>
                    <text:p text:style-name="P465"><text:span text:style-name="Strong_20_Emphasis">Linux:</text:span> Anda biasanya memiliki beberapa pilihan: </text:p>
                    <text:list>
                      <text:list-item>
                        <text:p text:style-name="P465">Unduh paket <text:span text:style-name="Source_20_Text">.deb</text:span> (untuk Debian/Ubuntu) atau <text:span text:style-name="Source_20_Text">.rpm</text:span> (untuk Fedora/SUSE) dari situs Lazarus dan instal menggunakan package manager grafis atau perintah <text:span text:style-name="Source_20_Text">dpkg -i</text:span> / <text:span text:style-name="Source_20_Text">rpm -i</text:span>. Pastikan Anda mengunduh paket FPC dan <text:span text:style-name="Source_20_Text">fpc-src</text:span> yang sesuai juga jika tidak dibundel. </text:p>
                      </text:list-item>
                      <text:list-item>
                        <text:p text:style-name="P465">Cara termudah seringkali melalui <text:span text:style-name="Strong_20_Emphasis">package manager distro Anda</text:span>. Cari paket <text:span text:style-name="Source_20_Text">lazarus</text:span> atau <text:span text:style-name="Source_20_Text">lazarus-ide</text:span> (nama bisa sedikit bervariasi). Contoh: <text:span text:style-name="Source_20_Text">sudo apt install lazarus-ide</text:span> (di Ubuntu/Debian) atau <text:span text:style-name="Source_20_Text">sudo dnf install lazarus</text:span> (di Fedora). Ini biasanya akan menarik FPC dan dependensi lain (seperti library GTK+ atau Qt development) secara otomatis. </text:p>
                      </text:list-item>
                    </text:list>
                  </text:list-item>
                  <text:list-item>
                    <text:p text:style-name="P195"><text:span text:style-name="Strong_20_Emphasis">macOS:</text:span> Unduh file <text:span text:style-name="Source_20_Text">.dmg</text:span> dari situs Lazarus. Biasanya ada tiga file <text:span text:style-name="Source_20_Text">.dmg</text:span> (FPC, FPC Source, Lazarus). Instal ketiganya secara berurutan dengan membuka <text:span text:style-name="Source_20_Text">.dmg</text:span> dan menjalankan installer <text:span text:style-name="Source_20_Text">.pkg</text:span> di dalamnya. </text:p>
                  </text:list-item>
                </text:list>
              </text:list-item>
            </text:list>
            <text:p text:style-name="Text_20_body"><text:span text:style-name="Strong_20_Emphasis">Orientasi Singkat Antarmuka Lazarus IDE:</text:span></text:p>
            <text:p text:style-name="Text_20_body">Setelah instalasi, jalankan Lazarus. Antarmukanya mungkin terasa familiar jika Anda pernah menggunakan Delphi atau IDE RAD lainnya, meskipun secara default Lazarus sering menggunakan layout multi-jendela (ini bisa dikonfigurasi). Berikut adalah <text:soft-page-break/>beberapa komponen utama yang perlu Anda kenali:</text:p>
            <text:list xml:id="list5500268506431694793" text:style-name="L39">
              <text:list-item>
                <text:p text:style-name="P196"><text:span text:style-name="Strong_20_Emphasis">Jendela Utama (Main Window):</text:span></text:p>
                <text:list>
                  <text:list-item>
                    <text:p text:style-name="P466"><text:span text:style-name="Strong_20_Emphasis">Main Menu:</text:span> Berisi semua perintah IDE (File, Edit, Search, View, Project, Run, Debug, Tools, Environment, Window, Help). </text:p>
                  </text:list-item>
                  <text:list-item>
                    <text:p text:style-name="P466"><text:span text:style-name="Strong_20_Emphasis">Toolbar Utama:</text:span> Tombol shortcut untuk aksi umum seperti Save, Open, Run (panah hijau), Pause, Stop, Build, Toggle Form/Unit (F12). </text:p>
                  </text:list-item>
                  <text:list-item>
                    <text:p text:style-name="P466"><text:span text:style-name="Strong_20_Emphasis">Component Palette:</text:span> (Sangat penting untuk GUI RAD) Berisi tab-tab (<text:span text:style-name="Source_20_Text">Standard</text:span>, <text:span text:style-name="Source_20_Text">Additional</text:span>, <text:span text:style-name="Source_20_Text">Common Controls</text:span>, dll.) dengan ikon komponen visual (TButton, TEdit) dan non-visual yang bisa Anda "tarik" atau klik untuk ditempatkan pada Form. </text:p>
                  </text:list-item>
                </text:list>
              </text:list-item>
              <text:list-item>
                <text:p text:style-name="P196"><text:span text:style-name="Strong_20_Emphasis">Object Inspector:</text:span> (Biasanya di kiri)</text:p>
                <text:list>
                  <text:list-item>
                    <text:p text:style-name="P466">Jendela vital ini menampilkan properti dan event dari komponen yang sedang Anda pilih di desainer Form atau Project Inspector. </text:p>
                  </text:list-item>
                  <text:list-item>
                    <text:p text:style-name="P466"><text:span text:style-name="Strong_20_Emphasis">Tab </text:span><text:span text:style-name="Strong_20_Emphasis"><text:span text:style-name="Source_20_Text">Properties</text:span></text:span><text:span text:style-name="Strong_20_Emphasis">:</text:span> Memungkinkan Anda melihat dan <text:span text:style-name="Emphasis">mengubah</text:span> properti komponen (misal, <text:span text:style-name="Source_20_Text">Caption</text:span>, <text:span text:style-name="Source_20_Text">Name</text:span>, <text:span text:style-name="Source_20_Text">Width</text:span>, <text:span text:style-name="Source_20_Text">Height</text:span>, <text:span text:style-name="Source_20_Text">Color</text:span>, <text:span text:style-name="Source_20_Text">Text</text:span>). </text:p>
                  </text:list-item>
                  <text:list-item>
                    <text:p text:style-name="P466"><text:span text:style-name="Strong_20_Emphasis">Tab </text:span><text:span text:style-name="Strong_20_Emphasis"><text:span text:style-name="Source_20_Text">Events</text:span></text:span><text:span text:style-name="Strong_20_Emphasis">:</text:span> Menampilkan daftar event yang didukung komponen (misal, <text:span text:style-name="Source_20_Text">OnClick</text:span>, <text:span text:style-name="Source_20_Text">OnChange</text:span>, <text:span text:style-name="Source_20_Text">OnKeyPress</text:span>). Anda bisa membuat atau menavigasi ke kode <text:span text:style-name="Emphasis">event handler</text:span> dari sini (biasanya dengan klik dua kali). </text:p>
                  </text:list-item>
                </text:list>
              </text:list-item>
              <text:list-item>
                <text:p text:style-name="P196"><text:span text:style-name="Strong_20_Emphasis">Source Editor:</text:span> (Jendela utama untuk kode)</text:p>
                <text:list>
                  <text:list-item>
                    <text:p text:style-name="P466">Tempat Anda menulis dan mengedit kode Pascal (<text:span text:style-name="Source_20_Text">.pas</text:span>, <text:span text:style-name="Source_20_Text">.lpr</text:span>). </text:p>
                  </text:list-item>
                  <text:list-item>
                    <text:p text:style-name="P466">Menyediakan fitur standar IDE modern: <text:span text:style-name="Strong_20_Emphasis">Syntax Highlighting</text:span> (pewarnaan kode), <text:span text:style-name="Strong_20_Emphasis">Code Folding</text:span> (menyembunyikan/menampilkan blok kode), <text:span text:style-name="Strong_20_Emphasis">Basic Code Completion</text:span> (tekan <text:span text:style-name="Source_20_Text">Ctrl+Space</text:span> untuk saran), navigasi kode (klik sambil tahan Ctrl), dll. </text:p>
                  </text:list-item>
                </text:list>
              </text:list-item>
              <text:list-item>
                <text:p text:style-name="P196"><text:span text:style-name="Strong_20_Emphasis">Project Inspector:</text:span> (Bisa diakses dari menu <text:span text:style-name="Source_20_Text">Project &gt; Project Inspector</text:span>)</text:p>
                <text:list>
                  <text:list-item>
                    <text:p text:style-name="P466">Menampilkan struktur file proyek Anda (program utama, unit, form, file resource). </text:p>
                  </text:list-item>
                  <text:list-item>
                    <text:p text:style-name="P466">Memungkinkan Anda menambah, menghapus, atau mengatur file dalam proyek. Mirip dengan 'Solution Explorer' di Visual Studio atau 'Project Explorer' di Eclipse. </text:p>
                  </text:list-item>
                </text:list>
              </text:list-item>
              <text:list-item>
                <text:p text:style-name="P196"><text:span text:style-name="Strong_20_Emphasis">Kompilasi dan Menjalankan (Build/Run):</text:span></text:p>
                <text:list>
                  <text:list-item>
                    <text:p text:style-name="P466"><text:span text:style-name="Strong_20_Emphasis">Run (F9):</text:span> Tombol shortcut paling umum. Mengkompilasi proyek (jika ada perubahan) dan langsung menjalankannya. </text:p>
                  </text:list-item>
                  <text:list-item>
                    <text:p text:style-name="P466"><text:span text:style-name="Strong_20_Emphasis">Build (Shift+F9):</text:span> Mengkompilasi proyek tanpa menjalankannya. </text:p>
                  </text:list-item>
                  <text:list-item>
                    <text:p text:style-name="P466"><text:span text:style-name="Strong_20_Emphasis">Compile (Ctrl+F9):</text:span> Mengkompilasi file yang sedang aktif di editor. </text:p>
                  </text:list-item>
                  <text:list-item>
                    <text:p text:style-name="P466">Perintah ini juga tersedia di menu <text:span text:style-name="Source_20_Text">Run</text:span>. Output kompilasi muncul di jendela <text:span text:style-name="Source_20_Text">Messages</text:span>. </text:p>
                  </text:list-item>
                </text:list>
              </text:list-item>
              <text:list-item>
                <text:p text:style-name="P196"><text:soft-page-break/><text:span text:style-name="Strong_20_Emphasis">Debugging Dasar:</text:span> (Mengasumsikan Anda paham konsep debug)</text:p>
                <text:list>
                  <text:list-item>
                    <text:p text:style-name="P466"><text:span text:style-name="Strong_20_Emphasis">Set/Clear Breakpoint:</text:span> Klik di <text:span text:style-name="Emphasis">gutter</text:span> (area abu-abu di sebelah kiri baris kode) di Source Editor. Titik merah akan muncul. Klik lagi untuk menghapus. </text:p>
                  </text:list-item>
                  <text:list-item>
                    <text:p text:style-name="P466"><text:span text:style-name="Strong_20_Emphasis">Start Debugging:</text:span> Cukup jalankan program dengan <text:span text:style-name="Source_20_Text">F9</text:span>. Jika breakpoint di-hit, eksekusi akan berhenti. </text:p>
                  </text:list-item>
                  <text:list-item>
                    <text:p text:style-name="P466"><text:span text:style-name="Strong_20_Emphasis">Stepping:</text:span> Gunakan tombol/menu <text:span text:style-name="Source_20_Text">Run</text:span> atau shortcut keyboard standar saat eksekusi berhenti: </text:p>
                    <text:list>
                      <text:list-item>
                        <text:p text:style-name="P466"><text:span text:style-name="Source_20_Text">F7</text:span> (Step Into): Masuk ke dalam pemanggilan fungsi/prosedur. </text:p>
                      </text:list-item>
                      <text:list-item>
                        <text:p text:style-name="P466"><text:span text:style-name="Source_20_Text">F8</text:span> (Step Over): Eksekusi baris saat ini, lompat ke baris berikutnya (tanpa masuk ke fungsi). </text:p>
                      </text:list-item>
                      <text:list-item>
                        <text:p text:style-name="P466"><text:span text:style-name="Source_20_Text">Shift+F8</text:span> (Step Out): Selesaikan eksekusi fungsi saat ini dan berhenti setelah kembali ke pemanggil. </text:p>
                      </text:list-item>
                    </text:list>
                  </text:list-item>
                  <text:list-item>
                    <text:p text:style-name="P196"><text:span text:style-name="Strong_20_Emphasis">Debug Windows:</text:span> Akses jendela penting seperti <text:span text:style-name="Source_20_Text">Watches</text:span>, <text:span text:style-name="Source_20_Text">Locals</text:span>, <text:span text:style-name="Source_20_Text">Call Stack</text:span>, <text:span text:style-name="Source_20_Text">Breakpoints</text:span> melalui menu <text:span text:style-name="Source_20_Text">View &gt; Debug Windows</text:span>. </text:p>
                  </text:list-item>
                </text:list>
              </text:list-item>
            </text:list>
            <text:p text:style-name="Text_20_body">Fokus orientasi ini adalah agar Anda, sebagai programmer berpengalaman, dapat dengan cepat menemukan fungsi-fungsi esensial yang setara dengan IDE lain dan mulai merasa nyaman dengan lingkungan Lazarus. Detail lebih lanjut tentang pengembangan GUI akan disinggung di Bab 17.</text:p>
          </text:section>
          <text:section text:style-name="Sect1" text:name="feedback-form-31">
            <text:p text:style-name="P443"/>
          </text:section>
        </text:section>
        <text:section text:style-name="Sect1" text:name="d720a02590d999b7">
          <text:p text:style-name="Text_20_body"/>
          <text:section text:style-name="Sect1" text:name="user-query-content-32">
            <text:p text:style-name="P705">yax </text:p>
          </text:section>
          <text:p text:style-name="P443">Tampilkan alur berpikir</text:p>
          <text:section text:style-name="Sect2" text:name="model-response-message-contentr_d720a02590d999b7">
            <text:p text:style-name="Text_20_body">Baik, saya akan melanjutkan dengan jawaban untuk prompt <text:span text:style-name="Strong_20_Emphasis">Sub-bab 2.3: Alternatif: Penggunaan FPC dari Command Line</text:span>.</text:p>
            <text:p text:style-name="Horizontal_20_Line"/>
            <text:p text:style-name="Text_20_body"><text:span text:style-name="Strong_20_Emphasis">(Jawaban untuk Prompt Sub-bab 2.3)</text:span></text:p>
            <text:h text:style-name="Heading_20_3" text:outline-level="3">2.3 Alternatif: Menggunakan FPC dari Command Line</text:h>
            <text:p text:style-name="Text_20_body">Meskipun Lazarus IDE menyediakan lingkungan yang sangat kaya fitur, Anda tidak selalu memerlukannya, terutama untuk proyek sederhana atau ketika mengintegrasikan kompilasi ke dalam proses otomatis. Free Pascal Compiler (FPC) adalah alat baris perintah (command-line tool) yang sepenuhnya mandiri. Menggunakannya secara langsung memberi Anda kontrol granular dan fleksibilitas.</text:p>
            <text:p text:style-name="Text_20_body"><text:span text:style-name="Strong_20_Emphasis">Kompilasi Dasar:</text:span></text:p>
            <text:p text:style-name="Text_20_body">Untuk mengkompilasi satu file sumber Pascal (misalnya, <text:span text:style-name="Source_20_Text">programku.pas</text:span> atau <text:span text:style-name="Source_20_Text">programku.pp</text:span>), perintah paling dasar yang Anda perlukan di terminal atau command prompt adalah:</text:p>
            <text:p text:style-name="Text_20_body"><text:soft-page-break/>Bash</text:p>
            <text:p text:style-name="P77"><text:span text:style-name="Source_20_Text">fpc programku.pas</text:span></text:p>
            <text:p text:style-name="Text_20_body">Jika kompilasi berhasil dan tidak ada error, FPC akan:</text:p>
            <text:list xml:id="list4869307877520062631" text:style-name="L40">
              <text:list-item>
                <text:p text:style-name="P467">Menganalisis dan mengkompilasi <text:span text:style-name="Source_20_Text">programku.pas</text:span>. </text:p>
              </text:list-item>
              <text:list-item>
                <text:p text:style-name="P467">Melakukan linking dengan unit-unit standar yang diperlukan (seperti unit <text:span text:style-name="Source_20_Text">System</text:span>). </text:p>
              </text:list-item>
              <text:list-item>
                <text:p text:style-name="P467">Membuat file <text:span text:style-name="Strong_20_Emphasis">executable</text:span> di direktori yang sama. Secara default, nama executable biasanya: </text:p>
                <text:list>
                  <text:list-item>
                    <text:p text:style-name="P467"><text:span text:style-name="Source_20_Text">programku</text:span> (di Linux, macOS, dan sistem mirip Unix lainnya) </text:p>
                  </text:list-item>
                  <text:list-item>
                    <text:p text:style-name="P197"><text:span text:style-name="Source_20_Text">programku.exe</text:span> (di Windows) </text:p>
                  </text:list-item>
                </text:list>
              </text:list-item>
            </text:list>
            <text:p text:style-name="Text_20_body">Anda kemudian dapat menjalankan program ini langsung dari command line (misal, <text:span text:style-name="Source_20_Text">./programku</text:span> di Linux/macOS atau <text:span text:style-name="Source_20_Text">programku.exe</text:span> di Windows).</text:p>
            <text:p text:style-name="Text_20_body"><text:span text:style-name="Strong_20_Emphasis">Opsi Kompiler Dasar yang Umum Digunakan:</text:span></text:p>
            <text:p text:style-name="Text_20_body">Kekuatan FPC di command line terletak pada banyaknya opsi (flags/switches) yang dapat Anda gunakan untuk mengontrol proses kompilasi. Berikut beberapa yang paling sering digunakan (perhatikan bahwa banyak opsi <text:span text:style-name="Strong_20_Emphasis">tidak menggunakan spasi</text:span> antara opsi dan nilainya):</text:p>
            <text:list xml:id="list5875930160088007763" text:style-name="L41">
              <text:list-item>
                <text:p text:style-name="P198"><text:span text:style-name="Strong_20_Emphasis"><text:span text:style-name="Source_20_Text">-o&lt;namaoutput&gt;</text:span></text:span><text:span text:style-name="Strong_20_Emphasis">:</text:span> Menentukan nama spesifik untuk file executable yang dihasilkan. Jika tidak digunakan, FPC menggunakan nama file sumber (tanpa ekstensi).</text:p>
                <text:list>
                  <text:list-item>
                    <text:p text:style-name="P468">Contoh: <text:span text:style-name="Source_20_Text">fpc programku.pas -oaplikasiku</text:span> (menghasilkan <text:span text:style-name="Source_20_Text">aplikasiku</text:span> atau <text:span text:style-name="Source_20_Text">aplikasiku.exe</text:span>) </text:p>
                  </text:list-item>
                </text:list>
              </text:list-item>
              <text:list-item>
                <text:p text:style-name="P198"><text:span text:style-name="Strong_20_Emphasis"><text:span text:style-name="Source_20_Text">-Fe&lt;direktori&gt;</text:span></text:span><text:span text:style-name="Strong_20_Emphasis">:</text:span> Menentukan direktori tujuan (output directory) untuk file executable yang dihasilkan. Direktori harus sudah ada.</text:p>
                <text:list>
                  <text:list-item>
                    <text:p text:style-name="P468">Contoh: <text:span text:style-name="Source_20_Text">fpc programku.pas -Fe./build/</text:span> (menyimpan executable di subdirektori <text:span text:style-name="Source_20_Text">build</text:span>) </text:p>
                  </text:list-item>
                </text:list>
              </text:list-item>
              <text:list-item>
                <text:p text:style-name="P198"><text:span text:style-name="Strong_20_Emphasis"><text:span text:style-name="Source_20_Text">-Fu&lt;direktori&gt;</text:span></text:span><text:span text:style-name="Strong_20_Emphasis">:</text:span> Menambahkan direktori ke <text:span text:style-name="Strong_20_Emphasis">jalur pencarian unit (unit search path)</text:span>. FPC akan mencari file unit terkompilasi (<text:span text:style-name="Source_20_Text">.ppu</text:span>, <text:span text:style-name="Source_20_Text">.o</text:span>) di direktori ini selain di direktori standar. Opsi ini bisa diulang beberapa kali untuk menambahkan banyak direktori. Sangat penting jika Anda menggunakan unit kustom yang tidak berada di direktori yang sama dengan file sumber utama.</text:p>
                <text:list>
                  <text:list-item>
                    <text:p text:style-name="P468">Contoh: <text:span text:style-name="Source_20_Text">fpc programku.pas -Fu../units/ -Fu/opt/mylib/pascal/</text:span> </text:p>
                  </text:list-item>
                </text:list>
              </text:list-item>
              <text:list-item>
                <text:p text:style-name="P198"><text:span text:style-name="Strong_20_Emphasis"><text:span text:style-name="Source_20_Text">-g</text:span></text:span><text:span text:style-name="Strong_20_Emphasis">:</text:span> Menyertakan <text:span text:style-name="Strong_20_Emphasis">informasi debugging</text:span> ke dalam file executable. Ini <text:span text:style-name="Emphasis">mutlak diperlukan</text:span> jika Anda ingin menggunakan debugger eksternal seperti GDB atau LLDB (yang juga digunakan oleh Lazarus di latar belakang) untuk melakukan step-through kode, memeriksa variabel, dll. Opsi ini biasanya sedikit meningkatkan ukuran executable. Sangat direkomendasikan selama fase <text:soft-page-break/>pengembangan.</text:p>
              </text:list-item>
              <text:list-item>
                <text:p text:style-name="P198"><text:span text:style-name="Strong_20_Emphasis"><text:span text:style-name="Source_20_Text">-O&lt;level&gt;</text:span></text:span><text:span text:style-name="Strong_20_Emphasis">:</text:span> Mengontrol <text:span text:style-name="Strong_20_Emphasis">tingkat optimasi</text:span> kode yang dilakukan oleh kompiler. Level yang lebih tinggi umumnya menghasilkan kode yang berjalan lebih cepat tetapi mungkin membutuhkan waktu kompilasi lebih lama dan bisa membuat debugging lebih sulit.</text:p>
                <text:list>
                  <text:list-item>
                    <text:p text:style-name="P468"><text:span text:style-name="Source_20_Text">-O1</text:span>: Optimasi dasar (seringkali default atau pilihan aman). </text:p>
                  </text:list-item>
                  <text:list-item>
                    <text:p text:style-name="P468"><text:span text:style-name="Source_20_Text">-O2</text:span>, <text:span text:style-name="Source_20_Text">-O3</text:span>: Optimasi yang lebih agresif. <text:span text:style-name="Source_20_Text">-O2</text:span> seringkali merupakan keseimbangan yang baik untuk rilis. </text:p>
                  </text:list-item>
                  <text:list-item>
                    <text:p text:style-name="P468"><text:span text:style-name="Source_20_Text">-O4</text:span>: Optimasi eksperimental atau sangat agresif (gunakan dengan hati-hati). </text:p>
                  </text:list-item>
                  <text:list-item>
                    <text:p text:style-name="P468"><text:span text:style-name="Source_20_Text">-O-</text:span>: Menonaktifkan semua optimasi (berguna untuk debugging). </text:p>
                  </text:list-item>
                  <text:list-item>
                    <text:p text:style-name="P198">Contoh: <text:span text:style-name="Source_20_Text">fpc programku.pas -O2</text:span> (kompilasi dengan optimasi level 2) </text:p>
                  </text:list-item>
                </text:list>
              </text:list-item>
            </text:list>
            <text:p text:style-name="Text_20_body"><text:span text:style-name="Strong_20_Emphasis">Contoh Perintah Kompilasi Gabungan:</text:span></text:p>
            <text:p text:style-name="Text_20_body">Misalkan Anda ingin mengkompilasi <text:span text:style-name="Source_20_Text">proyekutama.pas</text:span> dengan informasi debug, optimasi level 1, menggunakan unit dari direktori <text:span text:style-name="Source_20_Text">../libunits</text:span>, dan menyimpan executable bernama <text:span text:style-name="Source_20_Text">app_final</text:span> ke direktori <text:span text:style-name="Source_20_Text">bin</text:span>:</text:p>
            <text:p text:style-name="Text_20_body">Bash</text:p>
            <text:p text:style-name="P77"><text:span text:style-name="Source_20_Text">fpc -g -O1 -Fu../libunits -Febin -oapp_final proyekutama.pas</text:span></text:p>
            <text:p text:style-name="Text_20_body"><text:span text:style-name="Strong_20_Emphasis">Kapan Menggunakan Command Line Lebih Disukai?</text:span></text:p>
            <text:p text:style-name="Text_20_body">Meskipun Lazarus sangat nyaman, ada beberapa skenario di mana menggunakan <text:span text:style-name="Source_20_Text">fpc</text:span> dari command line lebih masuk akal atau bahkan diperlukan:</text:p>
            <text:list xml:id="list8957189792554356698" text:style-name="L42">
              <text:list-item>
                <text:p text:style-name="P469"><text:span text:style-name="Strong_20_Emphasis">Proyek Sangat Sederhana:</text:span> Untuk mengkompilasi satu file kecil dengan cepat tanpa perlu membuat struktur proyek Lazarus. </text:p>
              </text:list-item>
              <text:list-item>
                <text:p text:style-name="P469"><text:span text:style-name="Strong_20_Emphasis">Otomatisasi Build:</text:span> Mengintegrasikan kompilasi FPC ke dalam skrip build (seperti <text:span text:style-name="Source_20_Text">Makefile</text:span>, skrip Shell, Batch, atau sistem CI/CD). Ini memungkinkan proses build yang otomatis dan dapat diulang. </text:p>
              </text:list-item>
              <text:list-item>
                <text:p text:style-name="P469"><text:span text:style-name="Strong_20_Emphasis">Lingkungan Server/Tanpa GUI:</text:span> Ketika Anda perlu mengkompilasi kode di server atau sistem lain yang tidak memiliki lingkungan desktop grafis terinstal. </text:p>
              </text:list-item>
              <text:list-item>
                <text:p text:style-name="P469"><text:span text:style-name="Strong_20_Emphasis">Preferensi Pengembang:</text:span> Beberapa pengembang lebih menyukai alur kerja berbasis terminal dengan editor teks ringan (Vim, Emacs, VS Code, Sublime Text, dll.) daripada IDE full-blown. </text:p>
              </text:list-item>
              <text:list-item>
                <text:p text:style-name="P199"><text:span text:style-name="Strong_20_Emphasis">Memahami Proses:</text:span> Menggunakan command line dapat memberikan pemahaman yang lebih baik tentang langkah-langkah yang sebenarnya terjadi selama kompilasi dan linking. </text:p>
              </text:list-item>
            </text:list>
            <text:p text:style-name="Text_20_body">Pada dasarnya, Lazarus IDE adalah frontend grafis yang canggih yang memanggil <text:span text:style-name="Source_20_Text">fpc</text:span> di latar belakang untuk melakukan kompilasi. Memahami cara kerja <text:span text:style-name="Source_20_Text">fpc</text:span> di command line memberi Anda fleksibilitas lebih dan pemahaman yang lebih dalam tentang toolchain Free Pascal.</text:p>
          </text:section>
          <text:section text:style-name="Sect1" text:name="feedback-form-32">
            <text:p text:style-name="P443"><text:soft-page-break/></text:p>
          </text:section>
        </text:section>
        <text:section text:style-name="Sect1" text:name="4f820ce5c545f58c">
          <text:p text:style-name="Text_20_body"/>
          <text:section text:style-name="Sect1" text:name="user-query-content-33">
            <text:p text:style-name="P705">yax </text:p>
          </text:section>
          <text:p text:style-name="P443">Tampilkan alur berpikir</text:p>
          <text:section text:style-name="Sect2" text:name="model-response-message-contentr_4f820ce5c545f58c">
            <text:p text:style-name="Text_20_body">Baik, saya akan melanjutkan dengan jawaban untuk prompt <text:span text:style-name="Strong_20_Emphasis">Sub-bab 2.4: Membuat dan Menjalankan Program "Hello, World!" versi Pascal</text:span>.</text:p>
            <text:p text:style-name="Horizontal_20_Line"/>
            <text:p text:style-name="Text_20_body"><text:span text:style-name="Strong_20_Emphasis">(Jawaban untuk Prompt Sub-bab 2.4)</text:span></text:p>
            <text:h text:style-name="Heading_20_3" text:outline-level="3">2.4 Latihan Pertama: Kompilasi dan Menjalankan "Hello, World!"</text:h>
            <text:p text:style-name="Text_20_body">Sekarang setelah Anda menginstal Free Pascal Compiler (FPC) dan mungkin juga Lazarus IDE, saatnya melakukan tes paling fundamental: mengkompilasi dan menjalankan program "Hello, World!". Ini akan memastikan bahwa lingkungan pengembangan Anda berfungsi dengan benar.</text:p>
            <text:p text:style-name="Text_20_body"><text:span text:style-name="Strong_20_Emphasis">Kode Sumber "Hello, World!"</text:span></text:p>
            <text:p text:style-name="Text_20_body">Berikut adalah kode sumber minimal untuk program "Hello, World!" dalam Free Pascal:</text:p>
            <text:p text:style-name="Text_20_body">Delphi</text:p>
            <text:p text:style-name="Preformatted_20_Text"><text:span text:style-name="Source_20_Text">program HelloWorld;</text:span></text:p>
            <text:p text:style-name="Preformatted_20_Text"/>
            <text:p text:style-name="Preformatted_20_Text"><text:span text:style-name="Source_20_Text">// Tidak perlu klausa 'uses' di sini, karena WriteLn</text:span></text:p>
            <text:p text:style-name="Preformatted_20_Text"><text:span text:style-name="Source_20_Text">// adalah bagian dari unit 'System' yang otomatis disertakan.</text:span></text:p>
            <text:p text:style-name="Preformatted_20_Text"/>
            <text:p text:style-name="Preformatted_20_Text"><text:span text:style-name="Source_20_Text">begin // Awal blok eksekusi utama</text:span></text:p>
            <text:p text:style-name="Preformatted_20_Text"><text:span text:style-name="Source_20_Text"><text:s text:c="2"/>WriteLn('Hello, World from Free Pascal!'); // Mencetak teks ke konsol</text:span></text:p>
            <text:p text:style-name="Preformatted_20_Text"/>
            <text:p text:style-name="Preformatted_20_Text"><text:span text:style-name="Source_20_Text"><text:s text:c="2"/>// Opsional: Tambahkan ReadLn di sini jika jendela konsol</text:span></text:p>
            <text:p text:style-name="Preformatted_20_Text"><text:span text:style-name="Source_20_Text"><text:s text:c="2"/>// langsung tertutup setelah program selesai (terutama di Windows</text:span></text:p>
            <text:p text:style-name="Preformatted_20_Text"><text:span text:style-name="Source_20_Text"><text:s text:c="2"/>// saat dijalankan dari IDE tanpa jeda).</text:span></text:p>
            <text:p text:style-name="Preformatted_20_Text"><text:span text:style-name="Source_20_Text"><text:s text:c="2"/>// ReadLn;</text:span></text:p>
            <text:p text:style-name="Preformatted_20_Text"/>
            <text:p text:style-name="P77"><text:span text:style-name="Source_20_Text">end. // Akhir program (dengan titik)</text:span></text:p>
            <text:p text:style-name="Text_20_body">Sekarang, mari kita coba kompilasi dan jalankan kode ini menggunakan dua metode: Lazarus IDE dan Command Line.</text:p>
            <text:p text:style-name="Text_20_body"><text:span text:style-name="Strong_20_Emphasis">Metode 1: Menggunakan Lazarus IDE</text:span></text:p>
            <text:p text:style-name="Text_20_body">Lazarus menyediakan cara yang mudah untuk mengelola proyek, termasuk aplikasi konsol sederhana.</text:p>
            <text:list xml:id="list8574798840832648849" text:style-name="L43">
              <text:list-item>
                <text:p text:style-name="P470"><text:span text:style-name="Strong_20_Emphasis">Buat Proyek Baru:</text:span> Buka Lazarus IDE. Pilih menu <text:span text:style-name="Source_20_Text">File &gt; New...</text:span>. Di dialog 'New Item', pilih <text:span text:style-name="Source_20_Text">Project &gt; Console Application</text:span> dan klik <text:span text:style-name="Source_20_Text">OK</text:span>. </text:p>
              </text:list-item>
              <text:list-item>
                <text:p text:style-name="P470"><text:span text:style-name="Strong_20_Emphasis">Temukan File Program Utama:</text:span> Lazarus akan membuat beberapa file. Cari file sumber program utama, yang biasanya memiliki ekstensi <text:span text:style-name="Source_20_Text">.lpr</text:span> (misalnya, <text:span text:style-name="Source_20_Text">project1.lpr</text:span>) dan otomatis terbuka di editor. </text:p>
              </text:list-item>
              <text:list-item>
                <text:p text:style-name="P470"><text:span text:style-name="Strong_20_Emphasis">Masukkan Kode:</text:span> Hapus kode template yang ada di file <text:span text:style-name="Source_20_Text">.lpr</text:span> tersebut dan gantikan dengan kode "Hello, World!" di atas. </text:p>
              </text:list-item>
              <text:list-item>
                <text:p text:style-name="P470"><text:span text:style-name="Strong_20_Emphasis">Simpan Proyek:</text:span> Simpan proyek Anda melalui <text:span text:style-name="Source_20_Text">File &gt; Save All</text:span>. Berikan nama yang sesuai untuk file proyek (<text:span text:style-name="Source_20_Text">.lpi</text:span>) dan file program (<text:span text:style-name="Source_20_Text">.lpr</text:span>), misalnya <text:span text:style-name="Source_20_Text">HelloWorldProject</text:span> dan <text:span text:style-name="Source_20_Text">HelloWorld</text:span>. </text:p>
              </text:list-item>
              <text:list-item>
                <text:p text:style-name="P470"><text:span text:style-name="Strong_20_Emphasis">Kompilasi dan Jalankan:</text:span> Tekan tombol <text:span text:style-name="Source_20_Text">F9</text:span> atau klik ikon <text:span text:style-name="Source_20_Text">Run</text:span> (panah hijau) di toolbar. Lazarus akan mengkompilasi proyek Anda. </text:p>
              </text:list-item>
              <text:list-item>
                <text:p text:style-name="P200"><text:span text:style-name="Strong_20_Emphasis">Lihat Output:</text:span> Jika tidak ada error, sebuah jendela konsol (terminal) akan muncul sesaat (atau tetap terbuka) dan menampilkan teks: </text:p>
                <text:p text:style-name="P89"><text:span text:style-name="Source_20_Text">Hello, World from Free Pascal!</text:span></text:p>
                <text:p text:style-name="P200"><text:span text:style-name="Emphasis">Catatan:</text:span> Jika jendela konsol tampak muncul dan langsung menghilang di Windows, Anda bisa menambahkan baris <text:span text:style-name="Source_20_Text">ReadLn;</text:span> tepat sebelum <text:span text:style-name="Source_20_Text">end.</text:span> dalam kode Anda. Ini akan membuat program menunggu Anda menekan Enter sebelum jendela tertutup. </text:p>
              </text:list-item>
            </text:list>
            <text:p text:style-name="Text_20_body"><text:span text:style-name="Strong_20_Emphasis">Metode 2: Menggunakan Command Line</text:span></text:p>
            <text:p text:style-name="Text_20_body">Metode ini menggunakan kompiler <text:span text:style-name="Source_20_Text">fpc</text:span> secara langsung.</text:p>
            <text:list xml:id="list3286451771943539562" text:style-name="L44">
              <text:list-item>
                <text:p text:style-name="P471"><text:span text:style-name="Strong_20_Emphasis">Buat File Sumber:</text:span> Buka editor teks sederhana (seperti Notepad, Gedit, Nano, VS Code, dll.). </text:p>
              </text:list-item>
              <text:list-item>
                <text:p text:style-name="P471"><text:span text:style-name="Strong_20_Emphasis">Salin Kode:</text:span> Salin kode "Hello, World!" di atas ke dalam editor teks. </text:p>
              </text:list-item>
              <text:list-item>
                <text:p text:style-name="P471"><text:span text:style-name="Strong_20_Emphasis">Simpan File:</text:span> Simpan file tersebut dengan nama <text:span text:style-name="Source_20_Text">hello.pas</text:span> di direktori kerja yang Anda inginkan (misalnya, di folder <text:span text:style-name="Source_20_Text">ProyekPascal</text:span> Anda). </text:p>
              </text:list-item>
              <text:list-item>
                <text:p text:style-name="P471"><text:span text:style-name="Strong_20_Emphasis">Buka Terminal/Command Prompt:</text:span> Buka aplikasi terminal (Linux/macOS) atau Command Prompt/PowerShell (Windows). </text:p>
              </text:list-item>
              <text:list-item>
                <text:p text:style-name="P471"><text:span text:style-name="Strong_20_Emphasis">Navigasi ke Direktori:</text:span> Gunakan perintah <text:span text:style-name="Source_20_Text">cd</text:span> (change directory) untuk berpindah ke direktori tempat Anda menyimpan <text:span text:style-name="Source_20_Text">hello.pas</text:span>. Contoh: <text:span text:style-name="Source_20_Text">cd Dokumen/ProyekPascal</text:span>. </text:p>
              </text:list-item>
              <text:list-item>
                <text:p text:style-name="P471"><text:span text:style-name="Strong_20_Emphasis">Kompilasi:</text:span> Ketikkan perintah berikut dan tekan Enter: </text:p>
                <text:p text:style-name="P201">Bash</text:p>
                <text:p text:style-name="P90"><text:span text:style-name="Source_20_Text">fpc hello.pas</text:span></text:p>
                <text:p text:style-name="P471">Tunggu beberapa saat hingga proses kompilasi selesai. Jika tidak ada pesan error, FPC telah berhasil membuat file executable. </text:p>
              </text:list-item>
              <text:list-item>
                <text:p text:style-name="P471"><text:span text:style-name="Strong_20_Emphasis">Jalankan Program:</text:span> Ketikkan perintah berikut untuk menjalankan executable yang baru dibuat: </text:p>
                <text:list>
                  <text:list-item>
                    <text:p text:style-name="P471">Di <text:span text:style-name="Strong_20_Emphasis">Linux/macOS:</text:span> <text:span text:style-name="Source_20_Text">./hello</text:span> </text:p>
                  </text:list-item>
                  <text:list-item>
                    <text:p text:style-name="P471">Di <text:span text:style-name="Strong_20_Emphasis">Windows:</text:span> <text:span text:style-name="Source_20_Text">hello.exe</text:span> (atau cukup <text:span text:style-name="Source_20_Text">hello</text:span>) </text:p>
                  </text:list-item>
                </text:list>
              </text:list-item>
              <text:list-item>
                <text:p text:style-name="P201"><text:span text:style-name="Strong_20_Emphasis">Lihat Output:</text:span> Anda akan melihat output teks langsung di jendela terminal/command prompt Anda: </text:p>
                <text:p text:style-name="P90"><text:span text:style-name="Source_20_Text">Hello, World from Free Pascal!</text:span></text:p>
              </text:list-item>
            </text:list>
            <text:p text:style-name="Text_20_body"><text:span text:style-name="Strong_20_Emphasis">Konfirmasi Keberhasilan:</text:span></text:p>
            <text:p text:style-name="Text_20_body">Jika Anda berhasil menjalankan program "Hello, World!" menggunakan salah satu atau kedua metode di atas, selamat! Ini mengonfirmasi bahwa Free Pascal Compiler (dan Lazarus IDE, jika Anda menggunakannya) telah terinstal dengan benar di sistem Anda dan siap untuk digunakan dalam mengembangkan program yang lebih kompleks. Anda sekarang memiliki fondasi untuk melanjutkan eksplorasi fitur-fitur bahasa Free Pascal di bab-bab berikutnya.</text:p>
          </text:section>
          <text:section text:style-name="Sect1" text:name="feedback-form-33">
            <text:p text:style-name="P443"/>
          </text:section>
        </text:section>
        <text:section text:style-name="Sect1" text:name="e43049f9871d6b4c">
          <text:p text:style-name="Text_20_body"/>
          <text:section text:style-name="Sect1" text:name="user-query-content-34">
            <text:p text:style-name="P705">yax </text:p>
          </text:section>
          <text:p text:style-name="P443">Tampilkan alur berpikir</text:p>
          <text:section text:style-name="Sect2" text:name="model-response-message-contentr_e43049f9871d6b4c">
            <text:p text:style-name="Text_20_body">Baik, saya akan melanjutkan dengan jawaban untuk prompt <text:span text:style-name="Strong_20_Emphasis">Pengantar Bab 3</text:span>.</text:p>
            <text:p text:style-name="Horizontal_20_Line"/>
            <text:p text:style-name="Text_20_body"><text:span text:style-name="Strong_20_Emphasis">(Jawaban untuk Prompt Pengantar Bab 3)</text:span></text:p>
            <text:p text:style-name="Text_20_body"><text:span text:style-name="Strong_20_Emphasis">Bab 3: Sintaks Inti dan Struktur Kode Free Pascal</text:span></text:p>
            <text:p text:style-name="Text_20_body">Setiap bahasa pemrograman memiliki "tata bahasa" atau aturan sintaksnya sendiri yang mendefinisikan bagaimana instruksi ditulis agar dapat dipahami oleh kompiler. Sebagai programmer berpengalaman, Anda tentu memahami bahwa menguasai aturan-aturan dasar ini adalah fondasi mutlak untuk dapat menulis kode yang valid, efektif, dan mudah dibaca dalam bahasa baru. Bab 3 ini akan berfokus sepenuhnya pada pengupasan elemen-elemen sintaks inti yang membentuk struktur dasar kode Free Pascal.</text:p>
            <text:p text:style-name="Text_20_body">Kita akan menyelami aturan-aturan fundamental seperti bagaimana Free Pascal menangani penamaan identifier (yang unik karena sifat <text:span text:style-name="Emphasis">case-insensitive</text:span>-nya), berbagai cara Anda dapat menyisipkan komentar untuk mendokumentasikan kode, peran krusial titik koma (<text:span text:style-name="Source_20_Text">;</text:span>) sebagai pemisah pernyataan (sebuah perbedaan penting dari banyak bahasa lain), penggunaan pasangan kata kunci <text:span text:style-name="Source_20_Text">begin..end</text:span> untuk mendefinisikan blok kode, serta struktur umum program Pascal yang menekankan deklarasi sebelum penggunaan. Di sepanjang bab ini, kami akan secara singkat membandingkan beberapa aturan FPC ini dengan konvensi yang mungkin sudah Anda kenal dari bahasa C-style (seperti C++, Java, C#) atau Python, guna mempercepat proses adaptasi Anda dengan menyoroti perbedaan-perbedaan kunci. Mari kita bangun pemahaman tata bahasa FPC dari dasar.</text:p>
          </text:section>
          <text:section text:style-name="Sect1" text:name="feedback-form-34">
            <text:p text:style-name="P443"><text:soft-page-break/></text:p>
          </text:section>
        </text:section>
        <text:section text:style-name="Sect1" text:name="979da96506da7f3e">
          <text:p text:style-name="Text_20_body"/>
          <text:section text:style-name="Sect1" text:name="user-query-content-35">
            <text:p text:style-name="P705">yax </text:p>
          </text:section>
          <text:p text:style-name="P443">Tampilkan alur berpikir</text:p>
          <text:section text:style-name="Sect2" text:name="model-response-message-contentr_979da96506da7f3e">
            <text:p text:style-name="Text_20_body">Baik, saya akan melanjutkan dengan jawaban untuk prompt <text:span text:style-name="Strong_20_Emphasis">Sub-bab 3.1: Identifier dan Case Insensitivity</text:span>.</text:p>
            <text:p text:style-name="Horizontal_20_Line"/>
            <text:p text:style-name="Text_20_body"><text:span text:style-name="Strong_20_Emphasis">(Jawaban untuk Prompt Sub-bab 3.1)</text:span></text:p>
            <text:h text:style-name="Heading_20_3" text:outline-level="3">3.1 Identifier dan Case Insensitivity: Menamai Entitas Kode Anda</text:h>
            <text:p text:style-name="Text_20_body">Dalam pemrograman, <text:span text:style-name="Strong_20_Emphasis">identifier</text:span> adalah nama yang Anda berikan untuk berbagai elemen kode, seperti variabel, konstanta, tipe data kustom (record, enum, class), prosedur, fungsi, unit, dan label. Memilih nama yang baik dan memahami bagaimana kompiler memperlakukannya adalah langkah fundamental.</text:p>
            <text:p text:style-name="Text_20_body"><text:span text:style-name="Strong_20_Emphasis">Aturan Utama: Case Insensitivity</text:span></text:p>
            <text:p text:style-name="Text_20_body">Fitur sintaks yang paling mencolok dan seringkali mengejutkan bagi programmer yang berasal dari banyak bahasa modern adalah bahwa identifier di Free Pascal (seperti halnya Pascal standar dan Delphi) bersifat <text:span text:style-name="Strong_20_Emphasis">case-insensitive</text:span>. Ini berarti kompiler <text:span text:style-name="Strong_20_Emphasis">tidak membedakan</text:span> antara huruf besar dan huruf kecil dalam sebuah identifier.</text:p>
            <text:p text:style-name="Text_20_body">Sebagai contoh konkret, perhatikan kode berikut:</text:p>
            <text:p text:style-name="Text_20_body">Delphi</text:p>
            <text:p text:style-name="Preformatted_20_Text"><text:span text:style-name="Source_20_Text">program CaseTest;</text:span></text:p>
            <text:p text:style-name="Preformatted_20_Text"/>
            <text:p text:style-name="Preformatted_20_Text"><text:span text:style-name="Source_20_Text">var</text:span></text:p>
            <text:p text:style-name="Preformatted_20_Text"><text:span text:style-name="Source_20_Text"><text:s text:c="2"/>UserData: string; // Deklarasi variabel</text:span></text:p>
            <text:p text:style-name="Preformatted_20_Text"/>
            <text:p text:style-name="Preformatted_20_Text"><text:span text:style-name="Source_20_Text">begin</text:span></text:p>
            <text:p text:style-name="Preformatted_20_Text"><text:span text:style-name="Source_20_Text"><text:s text:c="2"/>userdata := 'Ini adalah data pengguna.'; // Menggunakan casing berbeda untuk assignment</text:span></text:p>
            <text:p text:style-name="Preformatted_20_Text"/>
            <text:p text:style-name="Preformatted_20_Text"><text:span text:style-name="Source_20_Text"><text:s text:c="2"/>WriteLn(USERDATA); // Menggunakan casing berbeda lagi untuk output</text:span></text:p>
            <text:p text:style-name="Preformatted_20_Text"/>
            <text:p text:style-name="Preformatted_20_Text"><text:span text:style-name="Source_20_Text"><text:s text:c="2"/>// Semua referensi di atas (UserData, userdata, USERDATA)</text:span></text:p>
            <text:p text:style-name="Preformatted_20_Text"><text:span text:style-name="Source_20_Text"><text:s text:c="2"/>// menunjuk ke variabel yang sama.</text:span></text:p>
            <text:p text:style-name="P77"><text:span text:style-name="Source_20_Text">end.</text:span></text:p>
            <text:p text:style-name="Text_20_body">Jika Anda mengkompilasi dan menjalankan kode ini, FPC akan memperlakukan <text:span text:style-name="Source_20_Text">UserData</text:span>, <text:span text:style-name="Source_20_Text">userdata</text:span>, dan <text:span text:style-name="Source_20_Text">USERDATA</text:span> sebagai identifier yang <text:span text:style-name="Strong_20_Emphasis">sama persis</text:span>, merujuk pada satu variabel string yang sama. Program akan berjalan tanpa error dan mencetak nilai yang telah ditetapkan.</text:p>
            <text:p text:style-name="Text_20_body"><text:span text:style-name="Strong_20_Emphasis">Kontras dengan Bahasa Case-Sensitive</text:span></text:p>
            <text:p text:style-name="Text_20_body">Perilaku ini sangat berbeda dengan mayoritas bahasa pemrograman populer saat ini <text:soft-page-break/>seperti <text:span text:style-name="Strong_20_Emphasis">C++, Java, C#, Python, JavaScript,</text:span> dan banyak lainnya. Dalam bahasa-bahasa tersebut, perbedaan kapitalisasi sangat signifikan. <text:span text:style-name="Source_20_Text">userData</text:span>, <text:span text:style-name="Source_20_Text">UserData</text:span>, dan <text:span text:style-name="Source_20_Text">USERDATA</text:span> akan dianggap sebagai <text:span text:style-name="Strong_20_Emphasis">tiga variabel yang sama sekali berbeda</text:span>. Jika Anda mencoba kode di atas dalam C++ atau Java (dengan sintaks yang disesuaikan), Anda akan mendapatkan error kompilasi karena <text:span text:style-name="Source_20_Text">userdata</text:span> atau <text:span text:style-name="Source_20_Text">USERDATA</text:span> belum dideklarasikan.</text:p>
            <text:p text:style-name="Text_20_body"><text:span text:style-name="Strong_20_Emphasis">Implikasi Praktis dan Pentingnya Konvensi</text:span></text:p>
            <text:p text:style-name="Text_20_body">Meskipun case-insensitivity mungkin tampak fleksibel, ia membawa beberapa implikasi praktis bagi programmer berpengalaman:</text:p>
            <text:list xml:id="list1659717407466152690" text:style-name="L45">
              <text:list-item>
                <text:p text:style-name="P472"><text:span text:style-name="Strong_20_Emphasis">Potensi Kebingungan:</text:span> Jika Anda terbiasa dengan case-sensitivity, Anda mungkin secara tidak sengaja menggunakan casing yang berbeda untuk variabel yang sama atau, sebaliknya, mencoba mendeklarasikan dua variabel yang hanya berbeda casing (yang akan menyebabkan error "duplicate identifier" di FPC). </text:p>
              </text:list-item>
              <text:list-item>
                <text:p text:style-name="P202"><text:span text:style-name="Strong_20_Emphasis">Pentingnya Konsistensi:</text:span> Justru karena kompiler tidak peduli dengan casing, menjadi <text:span text:style-name="Strong_20_Emphasis">sangat penting</text:span> bagi <text:span text:style-name="Emphasis">Anda</text:span> sebagai programmer untuk mengadopsi dan menerapkan <text:span text:style-name="Strong_20_Emphasis">konvensi penamaan yang konsisten</text:span> di seluruh kode Anda. Tanpa konsistensi, kode akan menjadi sangat sulit dibaca dan dipelihara, baik oleh Anda di masa depan maupun oleh orang lain. </text:p>
              </text:list-item>
            </text:list>
            <text:p text:style-name="Text_20_body"><text:span text:style-name="Strong_20_Emphasis">Konvensi Penamaan Umum di Pascal/Delphi/Lazarus:</text:span></text:p>
            <text:p text:style-name="Text_20_body">Meskipun tidak dipaksakan oleh kompiler, komunitas pengembang FPC/Lazarus/Delphi umumnya mengikuti konvensi berikut untuk meningkatkan keterbacaan:</text:p>
            <text:list xml:id="list4547718258729891719" text:style-name="L46">
              <text:list-item>
                <text:p text:style-name="P473"><text:span text:style-name="Strong_20_Emphasis"><text:span text:style-name="Source_20_Text">PascalCase</text:span></text:span><text:span text:style-name="Strong_20_Emphasis"> (atau </text:span><text:span text:style-name="Strong_20_Emphasis"><text:span text:style-name="Source_20_Text">UpperCamelCase</text:span></text:span><text:span text:style-name="Strong_20_Emphasis">):</text:span> Huruf pertama setiap kata diawali kapital. Digunakan untuk: </text:p>
                <text:list>
                  <text:list-item>
                    <text:p text:style-name="P473">Nama Tipe (Classes, Records, Enums, dll.): <text:span text:style-name="Source_20_Text">TMyClass</text:span>, <text:span text:style-name="Source_20_Text">TFileStream</text:span>, <text:span text:style-name="Source_20_Text">TWindowState</text:span>. (Awalan <text:span text:style-name="Source_20_Text">T</text:span> untuk tipe adalah konvensi sangat umum). </text:p>
                  </text:list-item>
                  <text:list-item>
                    <text:p text:style-name="P473">Nama Prosedur dan Fungsi: <text:span text:style-name="Source_20_Text">CalculateTotal</text:span>, <text:span text:style-name="Source_20_Text">OpenFile</text:span>, <text:span text:style-name="Source_20_Text">IsFileValid</text:span>. </text:p>
                  </text:list-item>
                  <text:list-item>
                    <text:p text:style-name="P473">Nama Unit: <text:span text:style-name="Source_20_Text">MyUtilities</text:span>, <text:span text:style-name="Source_20_Text">Graphics</text:span>. </text:p>
                  </text:list-item>
                  <text:list-item>
                    <text:p text:style-name="P473">Nama Konstanta (kadang-kadang): <text:span text:style-name="Source_20_Text">MaxBufferSize</text:span>. </text:p>
                  </text:list-item>
                </text:list>
              </text:list-item>
              <text:list-item>
                <text:p text:style-name="P473"><text:span text:style-name="Strong_20_Emphasis"><text:span text:style-name="Source_20_Text">camelCase</text:span></text:span><text:span text:style-name="Strong_20_Emphasis"> (atau </text:span><text:span text:style-name="Strong_20_Emphasis"><text:span text:style-name="Source_20_Text">lowerCamelCase</text:span></text:span><text:span text:style-name="Strong_20_Emphasis">):</text:span> Huruf pertama kata pertama kecil, huruf pertama kata berikutnya kapital. Digunakan untuk: </text:p>
                <text:list>
                  <text:list-item>
                    <text:p text:style-name="P473">Nama Variabel Lokal dan Parameter: <text:span text:style-name="Source_20_Text">userName</text:span>, <text:span text:style-name="Source_20_Text">itemCount</text:span>, <text:span text:style-name="Source_20_Text">fileHandle</text:span>. </text:p>
                  </text:list-item>
                </text:list>
              </text:list-item>
              <text:list-item>
                <text:p text:style-name="P473"><text:span text:style-name="Strong_20_Emphasis">Awalan (Prefixes):</text:span> Konvensi lain yang sering digunakan adalah awalan untuk menandakan jenis atau scope: </text:p>
                <text:list>
                  <text:list-item>
                    <text:p text:style-name="P473"><text:span text:style-name="Source_20_Text">F</text:span> untuk Fields privat/protected dalam kelas: <text:span text:style-name="Source_20_Text">FUserName: string;</text:span> </text:p>
                  </text:list-item>
                  <text:list-item>
                    <text:p text:style-name="P473"><text:span text:style-name="Source_20_Text">I</text:span> untuk Interfaces: <text:span text:style-name="Source_20_Text">IMyInterface</text:span> </text:p>
                  </text:list-item>
                  <text:list-item>
                    <text:p text:style-name="P473"><text:soft-page-break/><text:span text:style-name="Source_20_Text">E</text:span> untuk kelas Exceptions: <text:span text:style-name="Source_20_Text">EInvalidOperation</text:span> </text:p>
                  </text:list-item>
                </text:list>
              </text:list-item>
              <text:list-item>
                <text:p text:style-name="P203"><text:span text:style-name="Strong_20_Emphasis">Konstanta:</text:span> Kadang menggunakan <text:span text:style-name="Source_20_Text">ALL_CAPS_WITH_UNDERSCORES</text:span> (seperti di C) atau <text:span text:style-name="Source_20_Text">PascalCase</text:span>. Konsistensi dalam proyek lebih penting. </text:p>
              </text:list-item>
            </text:list>
            <text:p text:style-name="Text_20_body"><text:span text:style-name="Strong_20_Emphasis">Aturan Identifier Valid Lainnya:</text:span></text:p>
            <text:p text:style-name="Text_20_body">Selain case-insensitivity, identifier FPC harus mematuhi aturan berikut:</text:p>
            <text:list xml:id="list3494654918431198033" text:style-name="L47">
              <text:list-item>
                <text:p text:style-name="P474">Harus dimulai dengan <text:span text:style-name="Strong_20_Emphasis">huruf</text:span> (a-z, A-Z) atau <text:span text:style-name="Strong_20_Emphasis">garis bawah (</text:span><text:span text:style-name="Strong_20_Emphasis"><text:span text:style-name="Source_20_Text">_</text:span></text:span><text:span text:style-name="Strong_20_Emphasis">)</text:span>. </text:p>
              </text:list-item>
              <text:list-item>
                <text:p text:style-name="P474">Karakter berikutnya dapat berupa <text:span text:style-name="Strong_20_Emphasis">huruf</text:span>, <text:span text:style-name="Strong_20_Emphasis">angka</text:span> (0-9), atau <text:span text:style-name="Strong_20_Emphasis">garis bawah</text:span>. </text:p>
              </text:list-item>
              <text:list-item>
                <text:p text:style-name="P474">Tidak boleh sama dengan <text:span text:style-name="Strong_20_Emphasis">kata kunci reserved</text:span> FPC (seperti <text:span text:style-name="Source_20_Text">program</text:span>, <text:span text:style-name="Source_20_Text">unit</text:span>, <text:span text:style-name="Source_20_Text">uses</text:span>, <text:span text:style-name="Source_20_Text">begin</text:span>, <text:span text:style-name="Source_20_Text">end</text:span>, <text:span text:style-name="Source_20_Text">if</text:span>, <text:span text:style-name="Source_20_Text">then</text:span>, <text:span text:style-name="Source_20_Text">else</text:span>, <text:span text:style-name="Source_20_Text">for</text:span>, <text:span text:style-name="Source_20_Text">while</text:span>, <text:span text:style-name="Source_20_Text">repeat</text:span>, <text:span text:style-name="Source_20_Text">until</text:span>, <text:span text:style-name="Source_20_Text">case</text:span>, <text:span text:style-name="Source_20_Text">of</text:span>, <text:span text:style-name="Source_20_Text">type</text:span>, <text:span text:style-name="Source_20_Text">var</text:span>, <text:span text:style-name="Source_20_Text">const</text:span>, <text:span text:style-name="Source_20_Text">procedure</text:span>, <text:span text:style-name="Source_20_Text">function</text:span>, <text:span text:style-name="Source_20_Text">class</text:span>, <text:span text:style-name="Source_20_Text">interface</text:span>, dll.). </text:p>
              </text:list-item>
              <text:list-item>
                <text:p text:style-name="P204">Panjang identifier secara praktis tidak terbatas, tetapi sebaiknya tetap deskriptif namun ringkas. </text:p>
              </text:list-item>
            </text:list>
            <text:p text:style-name="Text_20_body">Dengan memahami sifat case-insensitive FPC dan disiplin menerapkan konvensi penamaan yang konsisten, Anda dapat menulis kode Pascal yang jelas, mudah dibaca, dan terhindar dari kebingungan yang tidak perlu.</text:p>
          </text:section>
          <text:section text:style-name="Sect1" text:name="feedback-form-35">
            <text:p text:style-name="P443"/>
          </text:section>
        </text:section>
        <text:section text:style-name="Sect1" text:name="99d757fb5ec2f2cb">
          <text:p text:style-name="Text_20_body"/>
          <text:section text:style-name="Sect1" text:name="user-query-content-36">
            <text:p text:style-name="P705">yax </text:p>
          </text:section>
          <text:p text:style-name="P443">Tampilkan alur berpikir</text:p>
          <text:section text:style-name="Sect2" text:name="model-response-message-contentr_99d757fb5ec2f2cb">
            <text:p text:style-name="Text_20_body">Baik, saya akan melanjutkan dengan jawaban untuk prompt <text:span text:style-name="Strong_20_Emphasis">Sub-bab 3.2: Sintaks Komentar: Tiga Gaya Utama</text:span>.</text:p>
            <text:p text:style-name="Horizontal_20_Line"/>
            <text:p text:style-name="Text_20_body"><text:span text:style-name="Strong_20_Emphasis">(Jawaban untuk Prompt Sub-bab 3.2)</text:span></text:p>
            <text:h text:style-name="Heading_20_3" text:outline-level="3">3.2 Sintaks Komentar: Tiga Gaya Utama untuk Anotasi Kode</text:h>
            <text:p text:style-name="Text_20_body">Komentar adalah bagian esensial dari kode sumber yang diabaikan oleh kompiler tetapi sangat penting bagi programmer. Komentar digunakan untuk menjelaskan logika kode, menambahkan catatan, menonaktifkan sementara bagian kode (commenting out), atau menyediakan dokumentasi. Free Pascal mendukung tiga gaya sintaks komentar yang berbeda, memberikan fleksibilitas dalam penggunaannya.</text:p>
            <text:list xml:id="list2774810222163737442" text:style-name="L48">
              <text:list-item>
                <text:p text:style-name="P205"><text:span text:style-name="Strong_20_Emphasis">Gaya Komentar Satu Baris (</text:span><text:span text:style-name="Strong_20_Emphasis"><text:span text:style-name="Source_20_Text">//</text:span></text:span><text:span text:style-name="Strong_20_Emphasis">)</text:span></text:p>
                <text:list>
                  <text:list-item>
                    <text:p text:style-name="P475"><text:span text:style-name="Strong_20_Emphasis">Sintaks:</text:span> Dimulai dengan dua garis miring (<text:span text:style-name="Source_20_Text">//</text:span>) dan berlaku hingga akhir baris tersebut. </text:p>
                  </text:list-item>
                  <text:list-item>
                    <text:p text:style-name="P475"><text:span text:style-name="Strong_20_Emphasis">Asal:</text:span> Diadopsi dari C++ dan kemudian menjadi standar juga di Delphi dan FPC. </text:p>
                  </text:list-item>
                  <text:list-item>
                    <text:p text:style-name="P475"><text:span text:style-name="Strong_20_Emphasis">Penggunaan Utama:</text:span> Ideal untuk anotasi singkat pada baris kode tertentu, menjelaskan deklarasi variabel/konstanta, atau memberikan <text:soft-page-break/>label singkat pada bagian logika. </text:p>
                  </text:list-item>
                  <text:list-item>
                    <text:p text:style-name="P475"><text:span text:style-name="Strong_20_Emphasis">Contoh:</text:span> </text:p>
                    <text:p text:style-name="P205">Delphi</text:p>
                    <text:p text:style-name="P14"><text:span text:style-name="Source_20_Text">var</text:span></text:p>
                    <text:p text:style-name="P14"><text:span text:style-name="Source_20_Text"><text:s text:c="2"/>Counter: Integer; // Menyimpan jumlah iterasi</text:span></text:p>
                    <text:p text:style-name="P14"><text:span text:style-name="Source_20_Text"><text:s text:c="2"/>FileName: string; // Nama file yang akan diproses</text:span></text:p>
                    <text:p text:style-name="P14"/>
                    <text:p text:style-name="P14"><text:span text:style-name="Source_20_Text">begin</text:span></text:p>
                    <text:p text:style-name="P14"><text:span text:style-name="Source_20_Text"><text:s text:c="2"/>Counter := 0; // Inisialisasi counter</text:span></text:p>
                    <text:p text:style-name="P14"><text:span text:style-name="Source_20_Text"><text:s text:c="2"/>// Lakukan proses selanjutnya...</text:span></text:p>
                    <text:p text:style-name="P14"><text:span text:style-name="Source_20_Text"><text:s text:c="2"/>ProcessData(FileName); // Panggil prosedur pemrosesan</text:span></text:p>
                    <text:p text:style-name="P91"><text:span text:style-name="Source_20_Text">end.</text:span></text:p>
                  </text:list-item>
                </text:list>
              </text:list-item>
              <text:list-item>
                <text:p text:style-name="P205"><text:span text:style-name="Strong_20_Emphasis">Gaya Komentar Blok Tradisional (</text:span><text:span text:style-name="Strong_20_Emphasis"><text:span text:style-name="Source_20_Text">{}</text:span></text:span><text:span text:style-name="Strong_20_Emphasis">)</text:span></text:p>
                <text:list>
                  <text:list-item>
                    <text:p text:style-name="P475"><text:span text:style-name="Strong_20_Emphasis">Sintaks:</text:span> Teks komentar diapit oleh kurung kurawal (<text:span text:style-name="Source_20_Text">{</text:span> dan <text:span text:style-name="Source_20_Text">}</text:span>). </text:p>
                  </text:list-item>
                  <text:list-item>
                    <text:p text:style-name="P475"><text:span text:style-name="Strong_20_Emphasis">Asal:</text:span> Gaya komentar blok asli dari bahasa Pascal standar. </text:p>
                  </text:list-item>
                  <text:list-item>
                    <text:p text:style-name="P475"><text:span text:style-name="Strong_20_Emphasis">Penggunaan:</text:span> Dapat mencakup beberapa baris, cocok untuk penjelasan yang lebih panjang atau untuk mengomentari (menonaktifkan) blok kode yang terdiri dari beberapa baris selama debugging. </text:p>
                  </text:list-item>
                  <text:list-item>
                    <text:p text:style-name="P475"><text:span text:style-name="Strong_20_Emphasis">Keterbatasan:</text:span> Secara tradisional, gaya komentar <text:span text:style-name="Source_20_Text">{}</text:span> <text:span text:style-name="Strong_20_Emphasis">tidak dapat disarangkan (nested)</text:span>. Artinya, jika Anda mencoba menempatkan <text:span text:style-name="Source_20_Text">{</text:span> lain di dalam blok <text:span text:style-name="Source_20_Text">{...}</text:span>, kompiler mungkin akan menganggap <text:span text:style-name="Source_20_Text">}</text:span> pertama yang ditemui sebagai akhir dari seluruh komentar, yang bisa menyebabkan error atau perilaku tak terduga. </text:p>
                  </text:list-item>
                  <text:list-item>
                    <text:p text:style-name="P475"><text:span text:style-name="Strong_20_Emphasis">Contoh:</text:span> </text:p>
                    <text:p text:style-name="P205">Delphi</text:p>
                    <text:p text:style-name="P14"><text:span text:style-name="Source_20_Text">{</text:span></text:p>
                    <text:p text:style-name="P14"><text:span text:style-name="Source_20_Text"><text:s text:c="2"/>Ini adalah blok komentar multi-baris.</text:span></text:p>
                    <text:p text:style-name="P14"><text:span text:style-name="Source_20_Text"><text:s text:c="2"/>Digunakan untuk menjelaskan algoritma kompleks</text:span></text:p>
                    <text:p text:style-name="P14"><text:span text:style-name="Source_20_Text"><text:s text:c="2"/>atau bagian penting lainnya dari program.</text:span></text:p>
                    <text:p text:style-name="P14"><text:span text:style-name="Source_20_Text">}</text:span></text:p>
                    <text:p text:style-name="P14"><text:span text:style-name="Source_20_Text">var</text:span></text:p>
                    <text:p text:style-name="P14"><text:span text:style-name="Source_20_Text"><text:s text:c="2"/>IsValid: Boolean;</text:span></text:p>
                    <text:p text:style-name="P14"/>
                    <text:p text:style-name="P14"><text:span text:style-name="Source_20_Text">begin</text:span></text:p>
                    <text:p text:style-name="P14"><text:span text:style-name="Source_20_Text"><text:s text:c="2"/>{ Kode ini dinonaktifkan sementara untuk debugging:</text:span></text:p>
                    <text:p text:style-name="P14"><text:span text:style-name="Source_20_Text"><text:s text:c="2"/>if SomeCondition then</text:span></text:p>
                    <text:p text:style-name="P14"><text:span text:style-name="Source_20_Text"><text:s text:c="2"/>begin</text:span></text:p>
                    <text:p text:style-name="P14"><text:span text:style-name="Source_20_Text"><text:s text:c="4"/>PerformAction1;</text:span></text:p>
                    <text:p text:style-name="P14"><text:span text:style-name="Source_20_Text"><text:s text:c="4"/>PerformAction2;</text:span></text:p>
                    <text:p text:style-name="P14"><text:span text:style-name="Source_20_Text"><text:s text:c="2"/>end;</text:span></text:p>
                    <text:p text:style-name="P14"><text:span text:style-name="Source_20_Text"><text:s text:c="2"/>}</text:span></text:p>
                    <text:p text:style-name="P14"><text:span text:style-name="Source_20_Text"><text:s text:c="2"/>IsValid := True; // Lanjutkan dengan logika utama</text:span></text:p>
                    <text:p text:style-name="P91"><text:span text:style-name="Source_20_Text">end.</text:span></text:p>
                  </text:list-item>
                </text:list>
              </text:list-item>
              <text:list-item>
                <text:p text:style-name="P205"><text:span text:style-name="Strong_20_Emphasis">Gaya Komentar Blok Alternatif/Bersarang (</text:span><text:span text:style-name="Strong_20_Emphasis"><text:span text:style-name="Source_20_Text">(* *)</text:span></text:span><text:span text:style-name="Strong_20_Emphasis">)</text:span></text:p>
                <text:list>
                  <text:list-item>
                    <text:p text:style-name="P475"><text:span text:style-name="Strong_20_Emphasis">Sintaks:</text:span> Teks komentar diapit oleh <text:span text:style-name="Source_20_Text">(*</text:span> dan <text:span text:style-name="Source_20_Text">*)</text:span>. </text:p>
                  </text:list-item>
                  <text:list-item>
                    <text:p text:style-name="P475"><text:soft-page-break/><text:span text:style-name="Strong_20_Emphasis">Asal:</text:span> Juga didukung oleh Delphi dan FPC, seringkali untuk mengatasi keterbatasan nesting <text:span text:style-name="Source_20_Text">{}</text:span>. </text:p>
                  </text:list-item>
                  <text:list-item>
                    <text:p text:style-name="P475"><text:span text:style-name="Strong_20_Emphasis">Penggunaan:</text:span> Sama seperti <text:span text:style-name="Source_20_Text">{}</text:span>, dapat mencakup beberapa baris. </text:p>
                  </text:list-item>
                  <text:list-item>
                    <text:p text:style-name="P475"><text:span text:style-name="Strong_20_Emphasis">Keunggulan Utama:</text:span> Gaya <text:span text:style-name="Source_20_Text">(*...*)</text:span> <text:span text:style-name="Strong_20_Emphasis">dapat disarangkan (nested)</text:span> dengan aman. Kompiler akan secara benar mencocokkan pasangan <text:span text:style-name="Source_20_Text">(*</text:span> dan <text:span text:style-name="Source_20_Text">*)</text:span>. Ini membuatnya sangat berguna untuk mengomentari blok kode yang besar yang mungkin <text:span text:style-name="Emphasis">sudah</text:span> berisi komentar lain (baik gaya <text:span text:style-name="Source_20_Text">//</text:span>, <text:span text:style-name="Source_20_Text">{}</text:span>, maupun <text:span text:style-name="Source_20_Text">(* *)</text:span>). </text:p>
                  </text:list-item>
                  <text:list-item>
                    <text:p text:style-name="P475"><text:span text:style-name="Strong_20_Emphasis">Contoh:</text:span> </text:p>
                    <text:p text:style-name="P205">Delphi</text:p>
                    <text:p text:style-name="P14"><text:span text:style-name="Source_20_Text">(*</text:span></text:p>
                    <text:p text:style-name="P14"><text:span text:style-name="Source_20_Text"><text:s text:c="2"/>Komentar luar multi-baris.</text:span></text:p>
                    <text:p text:style-name="P14"/>
                    <text:p text:style-name="P14"><text:span text:style-name="Source_20_Text"><text:s text:c="2"/>(* Komentar dalam yang disarangkan. *)</text:span></text:p>
                    <text:p text:style-name="P14"><text:span text:style-name="Source_20_Text"><text:s text:c="2"/>{ Komentar gaya {} juga aman di dalam (*...*) }</text:span></text:p>
                    <text:p text:style-name="P14"><text:span text:style-name="Source_20_Text"><text:s text:c="2"/>// Komentar satu baris juga aman.</text:span></text:p>
                    <text:p text:style-name="P14"/>
                    <text:p text:style-name="P14"><text:span text:style-name="Source_20_Text"><text:s text:c="2"/>Kode berikut dinonaktifkan:</text:span></text:p>
                    <text:p text:style-name="P14"><text:span text:style-name="Source_20_Text"><text:s text:c="2"/>procedure OldImplementation;</text:span></text:p>
                    <text:p text:style-name="P14"><text:span text:style-name="Source_20_Text"><text:s text:c="2"/>var Temp: Integer; // Variabel sementara</text:span></text:p>
                    <text:p text:style-name="P14"><text:span text:style-name="Source_20_Text"><text:s text:c="2"/>begin</text:span></text:p>
                    <text:p text:style-name="P14"><text:span text:style-name="Source_20_Text"><text:s text:c="4"/>{ Logika lama di sini }</text:span></text:p>
                    <text:p text:style-name="P14"><text:span text:style-name="Source_20_Text"><text:s text:c="4"/>Temp := CalculateValue;</text:span></text:p>
                    <text:p text:style-name="P14"><text:span text:style-name="Source_20_Text"><text:s text:c="2"/>end;</text:span></text:p>
                    <text:p text:style-name="P14"/>
                    <text:p text:style-name="P14"><text:span text:style-name="Source_20_Text">*) // Akhir dari komentar luar</text:span></text:p>
                    <text:p text:style-name="P14"/>
                    <text:p text:style-name="P14"><text:span text:style-name="Source_20_Text">procedure NewImplementation;</text:span></text:p>
                    <text:p text:style-name="P14"><text:span text:style-name="Source_20_Text">begin</text:span></text:p>
                    <text:p text:style-name="P14"><text:span text:style-name="Source_20_Text"><text:s text:c="2"/>// Implementasi baru...</text:span></text:p>
                    <text:p text:style-name="P91"><text:span text:style-name="Source_20_Text">end;</text:span></text:p>
                  </text:list-item>
                </text:list>
              </text:list-item>
            </text:list>
            <text:p text:style-name="Text_20_body"><text:span text:style-name="Strong_20_Emphasis">Penggunaan Umum dan Saran untuk Programmer Berpengalaman:</text:span></text:p>
            <text:p text:style-name="Text_20_body">Dalam kode Free Pascal dan Lazarus modern, Anda akan paling sering melihat:</text:p>
            <text:list xml:id="list6786590145781068701" text:style-name="L49">
              <text:list-item>
                <text:p text:style-name="P476"><text:span text:style-name="Source_20_Text">//</text:span> untuk komentar satu baris yang ringkas. </text:p>
              </text:list-item>
              <text:list-item>
                <text:p text:style-name="P476"><text:span text:style-name="Source_20_Text">{}</text:span> untuk blok komentar multi-baris atau menonaktifkan kode singkat. </text:p>
              </text:list-item>
              <text:list-item>
                <text:p text:style-name="P206"><text:span text:style-name="Source_20_Text">(* *)</text:span> lebih jarang digunakan, tetapi sangat berharga ketika Anda perlu menonaktifkan bagian kode yang besar yang sudah memiliki komentar di dalamnya. </text:p>
              </text:list-item>
            </text:list>
            <text:p text:style-name="Text_20_body"><text:span text:style-name="Strong_20_Emphasis">Praktik Komentar yang Efektif:</text:span></text:p>
            <text:p text:style-name="Text_20_body">Sebagai programmer berpengalaman, Anda tahu bahwa komentar yang baik sangat berharga, sedangkan komentar yang buruk bisa lebih buruk daripada tidak ada komentar sama sekali. Ingatlah:</text:p>
            <text:list xml:id="list5790894959512471835" text:style-name="L50">
              <text:list-item>
                <text:p text:style-name="P477"><text:span text:style-name="Strong_20_Emphasis">Komentari </text:span><text:span text:style-name="Strong_20_Emphasis"><text:span text:style-name="Emphasis">Mengapa</text:span></text:span><text:span text:style-name="Strong_20_Emphasis">, Bukan </text:span><text:span text:style-name="Strong_20_Emphasis"><text:span text:style-name="Emphasis">Apa</text:span></text:span><text:span text:style-name="Strong_20_Emphasis">:</text:span> Kode itu sendiri menjelaskan <text:span text:style-name="Emphasis">apa</text:span> yang dilakukannya. Komentar harus menjelaskan <text:span text:style-name="Emphasis">mengapa</text:span> kode itu ditulis dengan <text:soft-page-break/>cara tertentu, asumsi yang dibuat, logika yang kompleks, atau tujuan di balik algoritma yang tidak jelas. </text:p>
              </text:list-item>
              <text:list-item>
                <text:p text:style-name="P477"><text:span text:style-name="Strong_20_Emphasis">Jaga Komentar Tetap Mutakhir:</text:span> Komentar yang tidak sesuai dengan kode di sekitarnya (karena kode berubah tetapi komentar tidak) sangat menyesatkan. Usahakan untuk memperbarui komentar saat Anda memodifikasi kode. </text:p>
              </text:list-item>
              <text:list-item>
                <text:p text:style-name="P477"><text:span text:style-name="Strong_20_Emphasis">Gunakan untuk Dokumentasi API:</text:span> Untuk prosedur, fungsi, kelas, atau unit publik, gunakan komentar (seringkali dalam format terstruktur seperti PasDoc) untuk menjelaskan tujuannya, parameternya, nilai kembaliannya, dan potensi exception. </text:p>
              </text:list-item>
              <text:list-item>
                <text:p text:style-name="P477"><text:span text:style-name="Strong_20_Emphasis">Hindari Komentar Berlebihan:</text:span> Jangan mengomentari setiap baris atau hal yang sudah jelas dari nama variabel/fungsi yang baik. Kode yang bersih dan ekspresif seringkali mengurangi kebutuhan akan banyak komentar. </text:p>
              </text:list-item>
              <text:list-item>
                <text:p text:style-name="P207"><text:span text:style-name="Strong_20_Emphasis">Gunakan Komentar Blok untuk Debugging:</text:span> Menonaktifkan kode dengan <text:span text:style-name="Source_20_Text">{}</text:span> atau <text:span text:style-name="Source_20_Text">(* *)</text:span> adalah teknik debugging yang cepat dan umum, tetapi pastikan untuk menghapusnya atau membersihkannya setelah selesai. </text:p>
              </text:list-item>
            </text:list>
            <text:p text:style-name="Text_20_body">Memilih gaya komentar yang tepat dan menulis komentar yang informatif adalah bagian penting dari penulisan kode Free Pascal yang profesional dan mudah dipelihara.</text:p>
          </text:section>
          <text:section text:style-name="Sect1" text:name="feedback-form-36">
            <text:p text:style-name="P443"/>
          </text:section>
        </text:section>
        <text:section text:style-name="Sect1" text:name="f53651706381cde3">
          <text:p text:style-name="Text_20_body"/>
          <text:section text:style-name="Sect1" text:name="user-query-content-37">
            <text:p text:style-name="P705">yax </text:p>
          </text:section>
          <text:p text:style-name="P443">Tampilkan alur berpikir</text:p>
          <text:section text:style-name="Sect2" text:name="model-response-message-contentr_f53651706381cde3">
            <text:p text:style-name="Text_20_body">Baik, saya akan melanjutkan dengan jawaban untuk prompt <text:span text:style-name="Strong_20_Emphasis">Sub-bab 3.3: Pentingnya Titik Koma (</text:span><text:span text:style-name="Strong_20_Emphasis"><text:span text:style-name="Source_20_Text">;</text:span></text:span><text:span text:style-name="Strong_20_Emphasis">): Pemisah Pernyataan, Bukan Pengakhir</text:span>.</text:p>
            <text:p text:style-name="Horizontal_20_Line"/>
            <text:p text:style-name="Text_20_body"><text:span text:style-name="Strong_20_Emphasis">(Jawaban untuk Prompt Sub-bab 3.3)</text:span></text:p>
            <text:h text:style-name="Heading_20_3" text:outline-level="3">3.3 Pentingnya Titik Koma (<text:span text:style-name="Source_20_Text">;</text:span>): Pemisah Pernyataan, Bukan Pengakhir</text:h>
            <text:p text:style-name="Text_20_body">Salah satu perbedaan sintaks paling fundamental dan sering menjadi sumber kesalahan bagi programmer yang baru mengenal Pascal dari latar belakang C-style (seperti C, C++, Java, C#) adalah peran dari <text:span text:style-name="Strong_20_Emphasis">titik koma (semicolon, </text:span><text:span text:style-name="Strong_20_Emphasis"><text:span text:style-name="Source_20_Text">;</text:span></text:span><text:span text:style-name="Strong_20_Emphasis">)</text:span>. Memahami fungsinya dengan benar sangatlah krusial.</text:p>
            <text:p text:style-name="Text_20_body"><text:span text:style-name="Strong_20_Emphasis">Titik Koma sebagai Pemisah Pernyataan (Statement Separator)</text:span></text:p>
            <text:p text:style-name="Text_20_body">Dalam Free Pascal (dan Pascal pada umumnya), titik koma <text:span text:style-name="Strong_20_Emphasis">bukanlah</text:span> penanda akhir dari sebuah pernyataan (statement terminator). Sebaliknya, ia berfungsi sebagai <text:span text:style-name="Strong_20_Emphasis">pemisah pernyataan (statement separator)</text:span>. Artinya, titik koma digunakan untuk memisahkan satu pernyataan lengkap dari pernyataan lengkap berikutnya.</text:p>
            <text:p text:style-name="Text_20_body"><text:span text:style-name="Strong_20_Emphasis">Perbandingan dengan Bahasa C-Style (Terminator):</text:span></text:p>
            <text:p text:style-name="Text_20_body"><text:soft-page-break/>Di bahasa C-style, titik koma umumnya adalah <text:span text:style-name="Strong_20_Emphasis">terminator</text:span>. Anda meletakkannya di akhir hampir setiap pernyataan individual untuk menandakan bahwa pernyataan tersebut telah selesai.</text:p>
            <text:list xml:id="list8623879965565122143" text:style-name="L51">
              <text:list-item>
                <text:p text:style-name="P478"><text:span text:style-name="Strong_20_Emphasis">C-Style (Terminator):</text:span> <text:span text:style-name="Source_20_Text">statement1; statement2; statement3;</text:span> </text:p>
              </text:list-item>
              <text:list-item>
                <text:p text:style-name="P208"><text:span text:style-name="Strong_20_Emphasis">Pascal (Separator):</text:span> <text:span text:style-name="Source_20_Text">statement1; statement2; statement3</text:span> (titik koma setelah statement3 bersifat opsional jika itu adalah pernyataan terakhir sebelum <text:span text:style-name="Source_20_Text">end</text:span> atau <text:span text:style-name="Source_20_Text">until</text:span>). </text:p>
              </text:list-item>
            </text:list>
            <text:p text:style-name="Text_20_body">Analogi sederhananya: pikirkan titik koma di Pascal seperti koma dalam daftar belanjaan ("beli apel, jeruk, pisang"), ia memisahkan item. Sedangkan titik koma di C lebih seperti titik di akhir setiap kalimat dalam sebuah paragraf.</text:p>
            <text:p text:style-name="Text_20_body"><text:span text:style-name="Strong_20_Emphasis">Kapan Titik Koma Dibutuhkan di Pascal:</text:span></text:p>
            <text:p text:style-name="Text_20_body">Anda <text:span text:style-name="Strong_20_Emphasis">wajib</text:span> menggunakan titik koma untuk memisahkan:</text:p>
            <text:list xml:id="list2399193810932323433" text:style-name="L52">
              <text:list-item>
                <text:p text:style-name="P479"><text:span text:style-name="Strong_20_Emphasis">Dua pernyataan atau lebih pada baris yang sama:</text:span> </text:p>
                <text:p text:style-name="P209">Delphi</text:p>
                <text:p text:style-name="P92"><text:span text:style-name="Source_20_Text">X := 5; Y := 10; Z := X + Y; // Wajib ada ; antara X:=5 dan Y:=10, dst.</text:span></text:p>
              </text:list-item>
              <text:list-item>
                <text:p text:style-name="P479"><text:span text:style-name="Strong_20_Emphasis">Pernyataan pada baris-baris yang berurutan:</text:span> </text:p>
                <text:p text:style-name="P209">Delphi</text:p>
                <text:p text:style-name="P15"><text:span text:style-name="Source_20_Text">WriteLn('Masukkan nilai:'); // Wajib ada ; jika ada pernyataan setelah ini</text:span></text:p>
                <text:p text:style-name="P15"><text:span text:style-name="Source_20_Text">ReadLn(Nilai); <text:s text:c="12"/>// Wajib ada ; jika ada pernyataan setelah ini</text:span></text:p>
                <text:p text:style-name="P92"><text:span text:style-name="Source_20_Text">ProcessValue(Nilai);</text:span></text:p>
              </text:list-item>
              <text:list-item>
                <text:p text:style-name="P479"><text:span text:style-name="Strong_20_Emphasis">Antara deklarasi terakhir dan awal blok eksekusi:</text:span> (Meskipun jarang eksplisit karena struktur) </text:p>
                <text:p text:style-name="P209">Delphi</text:p>
                <text:p text:style-name="P15"><text:span text:style-name="Source_20_Text">var MyVar: Integer; // Deklarasi terakhir</text:span></text:p>
                <text:p text:style-name="P15"><text:span text:style-name="Source_20_Text">// Secara konseptual ada pemisah di sini</text:span></text:p>
                <text:p text:style-name="P15"><text:span text:style-name="Source_20_Text">begin</text:span></text:p>
                <text:p text:style-name="P92"><text:span text:style-name="Source_20_Text"><text:s text:c="2"/>// ...</text:span></text:p>
              </text:list-item>
              <text:list-item>
                <text:p text:style-name="P479"><text:span text:style-name="Strong_20_Emphasis">Antara </text:span><text:span text:style-name="Strong_20_Emphasis"><text:span text:style-name="Source_20_Text">end</text:span></text:span><text:span text:style-name="Strong_20_Emphasis"> penutup blok bersarang dan pernyataan berikutnya:</text:span> </text:p>
                <text:p text:style-name="P209">Delphi</text:p>
                <text:p text:style-name="P15"><text:span text:style-name="Source_20_Text">if Kondisi then</text:span></text:p>
                <text:p text:style-name="P15"><text:span text:style-name="Source_20_Text">begin</text:span></text:p>
                <text:p text:style-name="P15"><text:span text:style-name="Source_20_Text"><text:s text:c="2"/>DoA;</text:span></text:p>
                <text:p text:style-name="P15"><text:span text:style-name="Source_20_Text"><text:s text:c="2"/>DoB;</text:span></text:p>
                <text:p text:style-name="P15"><text:span text:style-name="Source_20_Text">end; // Wajib ada ; jika ada pernyataan setelah blok if ini</text:span></text:p>
                <text:p text:style-name="P92"><text:span text:style-name="Source_20_Text">DoC;</text:span></text:p>
              </text:list-item>
            </text:list>
            <text:p text:style-name="Text_20_body"><text:span text:style-name="Strong_20_Emphasis">Kapan Titik Koma Opsional atau Salah:</text:span></text:p>
            <text:p text:style-name="Text_20_body"><text:soft-page-break/>Di sinilah letak perbedaannya yang signifikan:</text:p>
            <text:list xml:id="list3890964719506535581" text:style-name="L53">
              <text:list-item>
                <text:p text:style-name="P480"><text:span text:style-name="Strong_20_Emphasis">Tepat Sebelum </text:span><text:span text:style-name="Strong_20_Emphasis"><text:span text:style-name="Source_20_Text">end</text:span></text:span><text:span text:style-name="Strong_20_Emphasis"> Penutup Blok:</text:span> Titik koma <text:span text:style-name="Strong_20_Emphasis">opsional</text:span> (dan seringkali dihilangkan demi gaya penulisan) pada pernyataan terakhir <text:span text:style-name="Emphasis">sebelum</text:span> kata kunci <text:span text:style-name="Source_20_Text">end</text:span> yang menutup sebuah blok <text:span text:style-name="Source_20_Text">begin..end</text:span>. Kata kunci <text:span text:style-name="Source_20_Text">end</text:span> itu sendiri sudah cukup sebagai penanda struktural. </text:p>
                <text:p text:style-name="P210">Delphi</text:p>
                <text:p text:style-name="P16"><text:span text:style-name="Source_20_Text">begin</text:span></text:p>
                <text:p text:style-name="P16"><text:span text:style-name="Source_20_Text"><text:s text:c="2"/>Statement1;</text:span></text:p>
                <text:p text:style-name="P16"><text:span text:style-name="Source_20_Text"><text:s text:c="2"/>Statement2 // Semicolon di sini opsional sebelum 'end'</text:span></text:p>
                <text:p text:style-name="P16"><text:span text:style-name="Source_20_Text">end;</text:span></text:p>
                <text:p text:style-name="P16"/>
                <text:p text:style-name="P16"><text:span text:style-name="Source_20_Text">// Kode di atas setara dengan:</text:span></text:p>
                <text:p text:style-name="P16"><text:span text:style-name="Source_20_Text">begin</text:span></text:p>
                <text:p text:style-name="P16"><text:span text:style-name="Source_20_Text"><text:s text:c="2"/>Statement1;</text:span></text:p>
                <text:p text:style-name="P16"><text:span text:style-name="Source_20_Text"><text:s text:c="2"/>Statement2; // Semicolon di sini juga valid, tapi sering dihindari</text:span></text:p>
                <text:p text:style-name="P93"><text:span text:style-name="Source_20_Text">end;</text:span></text:p>
              </text:list-item>
              <text:list-item>
                <text:p text:style-name="P480"><text:span text:style-name="Strong_20_Emphasis">Tepat Sebelum </text:span><text:span text:style-name="Strong_20_Emphasis"><text:span text:style-name="Source_20_Text">else</text:span></text:span><text:span text:style-name="Strong_20_Emphasis"> dalam </text:span><text:span text:style-name="Strong_20_Emphasis"><text:span text:style-name="Source_20_Text">if..then..else</text:span></text:span><text:span text:style-name="Strong_20_Emphasis">:</text:span> Ini adalah kesalahan umum. Anda <text:span text:style-name="Strong_20_Emphasis">tidak boleh</text:span> menempatkan titik koma tepat sebelum kata kunci <text:span text:style-name="Source_20_Text">else</text:span>. Melakukannya akan mengakhiri pernyataan <text:span text:style-name="Source_20_Text">if</text:span> secara prematur, dan <text:span text:style-name="Source_20_Text">else</text:span> akan dianggap sebagai pernyataan baru yang tidak terkait, menyebabkan error kompilasi. </text:p>
                <text:p text:style-name="P210">Delphi</text:p>
                <text:p text:style-name="P16"><text:span text:style-name="Source_20_Text">// CONTOH SALAH:</text:span></text:p>
                <text:p text:style-name="P16"><text:span text:style-name="Source_20_Text">if X &gt; 0 then</text:span></text:p>
                <text:p text:style-name="P16"><text:span text:style-name="Source_20_Text"><text:s text:c="2"/>WriteLn('Positif'); // &lt;-- TITIK KOMA INI SALAH!</text:span></text:p>
                <text:p text:style-name="P16"><text:span text:style-name="Source_20_Text">else</text:span></text:p>
                <text:p text:style-name="P16"><text:span text:style-name="Source_20_Text"><text:s text:c="2"/>WriteLn('Nol atau Negatif');</text:span></text:p>
                <text:p text:style-name="P16"/>
                <text:p text:style-name="P16"><text:span text:style-name="Source_20_Text">// CONTOH BENAR:</text:span></text:p>
                <text:p text:style-name="P16"><text:span text:style-name="Source_20_Text">if X &gt; 0 then</text:span></text:p>
                <text:p text:style-name="P16"><text:span text:style-name="Source_20_Text"><text:s text:c="2"/>WriteLn('Positif') // &lt;-- TANPA titik koma</text:span></text:p>
                <text:p text:style-name="P16"><text:span text:style-name="Source_20_Text">else</text:span></text:p>
                <text:p text:style-name="P16"><text:span text:style-name="Source_20_Text"><text:s text:c="2"/>WriteLn('Nol atau Negatif');</text:span></text:p>
                <text:p text:style-name="P16"/>
                <text:p text:style-name="P16"><text:span text:style-name="Source_20_Text">// Juga BENAR jika menggunakan blok:</text:span></text:p>
                <text:p text:style-name="P16"><text:span text:style-name="Source_20_Text">if X &gt; 0 then</text:span></text:p>
                <text:p text:style-name="P16"><text:span text:style-name="Source_20_Text">begin</text:span></text:p>
                <text:p text:style-name="P16"><text:span text:style-name="Source_20_Text"><text:s text:c="3"/>DoSomethingPositive;</text:span></text:p>
                <text:p text:style-name="P16"><text:span text:style-name="Source_20_Text">end // &lt;-- TANPA titik koma sebelum else</text:span></text:p>
                <text:p text:style-name="P16"><text:span text:style-name="Source_20_Text">else</text:span></text:p>
                <text:p text:style-name="P16"><text:span text:style-name="Source_20_Text">begin</text:span></text:p>
                <text:p text:style-name="P16"><text:span text:style-name="Source_20_Text"><text:s text:c="3"/>DoSomethingElse;</text:span></text:p>
                <text:p text:style-name="P93"><text:span text:style-name="Source_20_Text">end;</text:span></text:p>
              </text:list-item>
              <text:list-item>
                <text:p text:style-name="P480"><text:span text:style-name="Strong_20_Emphasis">Tepat Sebelum </text:span><text:span text:style-name="Strong_20_Emphasis"><text:span text:style-name="Source_20_Text">until</text:span></text:span><text:span text:style-name="Strong_20_Emphasis"> dalam </text:span><text:span text:style-name="Strong_20_Emphasis"><text:span text:style-name="Source_20_Text">repeat..until</text:span></text:span><text:span text:style-name="Strong_20_Emphasis">:</text:span> Mirip dengan <text:span text:style-name="Source_20_Text">end</text:span>, titik koma pada pernyataan terakhir sebelum <text:span text:style-name="Source_20_Text">until</text:span> bersifat opsional. </text:p>
                <text:p text:style-name="P210">Delphi</text:p>
                <text:p text:style-name="P16"><text:soft-page-break/><text:span text:style-name="Source_20_Text">repeat</text:span></text:p>
                <text:p text:style-name="P16"><text:span text:style-name="Source_20_Text"><text:s text:c="2"/>Action1;</text:span></text:p>
                <text:p text:style-name="P16"><text:span text:style-name="Source_20_Text"><text:s text:c="2"/>Action2 // Semicolon opsional sebelum 'until'</text:span></text:p>
                <text:p text:style-name="P93"><text:span text:style-name="Source_20_Text">until ConditionMet;</text:span></text:p>
              </text:list-item>
              <text:list-item>
                <text:p text:style-name="P210"><text:span text:style-name="Strong_20_Emphasis">Setelah </text:span><text:span text:style-name="Strong_20_Emphasis"><text:span text:style-name="Source_20_Text">end.</text:span></text:span><text:span text:style-name="Strong_20_Emphasis"> Terakhir:</text:span> Program atau unit diakhiri dengan <text:span text:style-name="Source_20_Text">end.</text:span> (titik), bukan <text:span text:style-name="Source_20_Text">end;</text:span> (titik koma). </text:p>
              </text:list-item>
            </text:list>
            <text:p text:style-name="Text_20_body">Memahami bahwa titik koma adalah <text:span text:style-name="Emphasis">pemisah</text:span> di Pascal akan sangat membantu Anda menghindari error sintaks umum dan menulis kode Pascal yang valid dan bergaya benar. Selalu perhatikan konteks di mana pernyataan Anda berada relatif terhadap pernyataan berikutnya atau penutup blok.</text:p>
          </text:section>
          <text:section text:style-name="Sect1" text:name="feedback-form-37">
            <text:p text:style-name="P443"/>
          </text:section>
        </text:section>
        <text:section text:style-name="Sect1" text:name="0874059400d07806">
          <text:p text:style-name="Text_20_body"/>
          <text:section text:style-name="Sect1" text:name="user-query-content-38">
            <text:p text:style-name="P705">yax </text:p>
          </text:section>
          <text:p text:style-name="P443">Tampilkan alur berpikir</text:p>
          <text:section text:style-name="Sect2" text:name="model-response-message-contentr_0874059400d07806">
            <text:p text:style-name="Text_20_body">Baik, saya akan melanjutkan dengan jawaban untuk prompt <text:span text:style-name="Strong_20_Emphasis">Sub-bab 3.4: Blok Kode dengan </text:span><text:span text:style-name="Strong_20_Emphasis"><text:span text:style-name="Source_20_Text">begin</text:span></text:span><text:span text:style-name="Strong_20_Emphasis"> dan </text:span><text:span text:style-name="Strong_20_Emphasis"><text:span text:style-name="Source_20_Text">end</text:span></text:span>.</text:p>
            <text:p text:style-name="Horizontal_20_Line"/>
            <text:p text:style-name="Text_20_body"><text:span text:style-name="Strong_20_Emphasis">(Jawaban untuk Prompt Sub-bab 3.4)</text:span></text:p>
            <text:h text:style-name="Heading_20_3" text:outline-level="3">3.4 Blok Kode dengan <text:span text:style-name="Source_20_Text">begin</text:span> dan <text:span text:style-name="Source_20_Text">end</text:span>: Mengelompokkan Pernyataan</text:h>
            <text:p text:style-name="Text_20_body">Dalam Free Pascal, ketika Anda perlu mengeksekusi lebih dari satu pernyataan sebagai satu unit logis tunggal (misalnya, sebagai bagian dari <text:span text:style-name="Source_20_Text">if</text:span> atau di dalam loop), Anda menggunakan pasangan kata kunci <text:span text:style-name="Strong_20_Emphasis"><text:span text:style-name="Source_20_Text">begin</text:span></text:span> dan <text:span text:style-name="Strong_20_Emphasis"><text:span text:style-name="Source_20_Text">end</text:span></text:span>. Pasangan ini mendefinisikan sebuah <text:span text:style-name="Strong_20_Emphasis">blok kode</text:span> atau <text:span text:style-name="Strong_20_Emphasis">pernyataan majemuk (compound statement)</text:span>.</text:p>
            <text:p text:style-name="Text_20_body"><text:span text:style-name="Strong_20_Emphasis">Penggunaan Utama </text:span><text:span text:style-name="Strong_20_Emphasis"><text:span text:style-name="Source_20_Text">begin..end</text:span></text:span><text:span text:style-name="Strong_20_Emphasis">:</text:span></text:p>
            <text:list xml:id="list6038044203862270441" text:style-name="L54">
              <text:list-item>
                <text:p text:style-name="P211"><text:span text:style-name="Strong_20_Emphasis">Dalam Struktur Kontrol (</text:span><text:span text:style-name="Strong_20_Emphasis"><text:span text:style-name="Source_20_Text">if</text:span></text:span><text:span text:style-name="Strong_20_Emphasis">, </text:span><text:span text:style-name="Strong_20_Emphasis"><text:span text:style-name="Source_20_Text">for</text:span></text:span><text:span text:style-name="Strong_20_Emphasis">, </text:span><text:span text:style-name="Strong_20_Emphasis"><text:span text:style-name="Source_20_Text">while</text:span></text:span><text:span text:style-name="Strong_20_Emphasis">):</text:span> Struktur kontrol seperti <text:span text:style-name="Source_20_Text">if..then</text:span>, <text:span text:style-name="Source_20_Text">for..do</text:span>, dan <text:span text:style-name="Source_20_Text">while..do</text:span> secara sintaksis hanya mengharapkan <text:span text:style-name="Emphasis">satu</text:span> pernyataan tunggal sebagai badannya. Jika Anda perlu melakukan <text:span text:style-name="Emphasis">beberapa</text:span> hal sebagai respons terhadap kondisi <text:span text:style-name="Source_20_Text">if</text:span> atau dalam satu iterasi loop, Anda harus mengelompokkan pernyataan-pernyataan tersebut di dalam blok <text:span text:style-name="Source_20_Text">begin..end</text:span>.</text:p>
                <text:list>
                  <text:list-item>
                    <text:p text:style-name="P211"><text:span text:style-name="Strong_20_Emphasis">Contoh </text:span><text:span text:style-name="Strong_20_Emphasis"><text:span text:style-name="Source_20_Text">if..then</text:span></text:span><text:span text:style-name="Strong_20_Emphasis">:</text:span></text:p>
                    <text:p text:style-name="P211">Delphi</text:p>
                    <text:p text:style-name="P17"><text:span text:style-name="Source_20_Text">if PenggunaValid then</text:span></text:p>
                    <text:p text:style-name="P17"><text:span text:style-name="Source_20_Text">begin // Perlu begin..end karena ada &gt;1 pernyataan</text:span></text:p>
                    <text:p text:style-name="P17"><text:span text:style-name="Source_20_Text"><text:s text:c="2"/>UpdateStatusLogin;</text:span></text:p>
                    <text:p text:style-name="P17"><text:span text:style-name="Source_20_Text"><text:s text:c="2"/>TampilkanPesanSelamatDatang;</text:span></text:p>
                    <text:p text:style-name="P17"><text:span text:style-name="Source_20_Text"><text:s text:c="2"/>LogAktivitas('Login berhasil');</text:span></text:p>
                    <text:p text:style-name="P17"><text:soft-page-break/><text:span text:style-name="Source_20_Text">end // Diakhiri ';' jika ada kode setelah blok if ini</text:span></text:p>
                    <text:p text:style-name="P17"><text:span text:style-name="Source_20_Text">else</text:span></text:p>
                    <text:p text:style-name="P94"><text:span text:style-name="Source_20_Text"><text:s text:c="2"/>TampilkanPesanErrorLogin; // Hanya 1 pernyataan, tidak perlu begin..end</text:span></text:p>
                  </text:list-item>
                  <text:list-item>
                    <text:p text:style-name="P211"><text:span text:style-name="Strong_20_Emphasis">Contoh </text:span><text:span text:style-name="Strong_20_Emphasis"><text:span text:style-name="Source_20_Text">for..do</text:span></text:span><text:span text:style-name="Strong_20_Emphasis">:</text:span></text:p>
                    <text:p text:style-name="P211">Delphi</text:p>
                    <text:p text:style-name="P17"><text:span text:style-name="Source_20_Text">Total := 0;</text:span></text:p>
                    <text:p text:style-name="P17"><text:span text:style-name="Source_20_Text">for I := 1 to JumlahItem do</text:span></text:p>
                    <text:p text:style-name="P17"><text:span text:style-name="Source_20_Text">begin // Perlu begin..end untuk melakukan &gt;1 aksi per iterasi</text:span></text:p>
                    <text:p text:style-name="P17"><text:span text:style-name="Source_20_Text"><text:s text:c="2"/>HargaItem := DapatkanHarga(I);</text:span></text:p>
                    <text:p text:style-name="P17"><text:span text:style-name="Source_20_Text"><text:s text:c="2"/>Total := Total + HargaItem;</text:span></text:p>
                    <text:p text:style-name="P17"><text:span text:style-name="Source_20_Text"><text:s text:c="2"/>WriteLn('Item ', I, ': ', HargaItem);</text:span></text:p>
                    <text:p text:style-name="P94"><text:span text:style-name="Source_20_Text">end; // Diakhiri ';'</text:span></text:p>
                  </text:list-item>
                  <text:list-item>
                    <text:p text:style-name="P211"><text:span text:style-name="Strong_20_Emphasis">Contoh </text:span><text:span text:style-name="Strong_20_Emphasis"><text:span text:style-name="Source_20_Text">while..do</text:span></text:span><text:span text:style-name="Strong_20_Emphasis">:</text:span></text:p>
                    <text:p text:style-name="P211">Delphi</text:p>
                    <text:p text:style-name="P17"><text:span text:style-name="Source_20_Text">while not Eof(FileSumber) do</text:span></text:p>
                    <text:p text:style-name="P17"><text:span text:style-name="Source_20_Text">begin // Perlu begin..end untuk membaca dan memproses</text:span></text:p>
                    <text:p text:style-name="P17"><text:span text:style-name="Source_20_Text"><text:s text:c="2"/>ReadLn(FileSumber, BarisData);</text:span></text:p>
                    <text:p text:style-name="P17"><text:span text:style-name="Source_20_Text"><text:s text:c="2"/>ProsesBaris(BarisData);</text:span></text:p>
                    <text:p text:style-name="P94"><text:span text:style-name="Source_20_Text">end; // Diakhiri ';'</text:span></text:p>
                  </text:list-item>
                  <text:list-item>
                    <text:p text:style-name="P211"><text:span text:style-name="Strong_20_Emphasis">Catatan </text:span><text:span text:style-name="Strong_20_Emphasis"><text:span text:style-name="Source_20_Text">repeat..until</text:span></text:span><text:span text:style-name="Strong_20_Emphasis">:</text:span> Struktur <text:span text:style-name="Source_20_Text">repeat..until</text:span> adalah pengecualian. Kata kunci <text:span text:style-name="Source_20_Text">repeat</text:span> dan <text:span text:style-name="Source_20_Text">until</text:span> itu sendiri sudah secara implisit mendefinisikan sebuah blok, sehingga Anda <text:span text:style-name="Emphasis">tidak</text:span> memerlukan <text:span text:style-name="Source_20_Text">begin..end</text:span> tambahan di antaranya, bahkan jika ada banyak pernyataan.</text:p>
                  </text:list-item>
                </text:list>
              </text:list-item>
              <text:list-item>
                <text:p text:style-name="P211"><text:span text:style-name="Strong_20_Emphasis">Badan Implementasi Prosedur dan Fungsi:</text:span> Keseluruhan blok kode yang berisi implementasi (logika) dari sebuah prosedur atau fungsi selalu diapit oleh <text:span text:style-name="Source_20_Text">begin</text:span> dan <text:span text:style-name="Source_20_Text">end;</text:span> (diakhiri titik koma).</text:p>
                <text:p text:style-name="P211">Delphi</text:p>
                <text:p text:style-name="P17"><text:span text:style-name="Source_20_Text">procedure HitungRataRata(const Data: array of Integer; var Rata2: Real);</text:span></text:p>
                <text:p text:style-name="P17"><text:span text:style-name="Source_20_Text">var</text:span></text:p>
                <text:p text:style-name="P17"><text:span text:style-name="Source_20_Text"><text:s text:c="2"/>Sum, Count, I: Integer;</text:span></text:p>
                <text:p text:style-name="P17"><text:span text:style-name="Source_20_Text">begin // Awal badan implementasi prosedur</text:span></text:p>
                <text:p text:style-name="P17"><text:span text:style-name="Source_20_Text"><text:s text:c="2"/>Sum := 0;</text:span></text:p>
                <text:p text:style-name="P17"><text:span text:style-name="Source_20_Text"><text:s text:c="2"/>Count := Length(Data);</text:span></text:p>
                <text:p text:style-name="P17"><text:span text:style-name="Source_20_Text"><text:s text:c="2"/>if Count &gt; 0 then</text:span></text:p>
                <text:p text:style-name="P17"><text:span text:style-name="Source_20_Text"><text:s text:c="2"/>begin</text:span></text:p>
                <text:p text:style-name="P17"><text:span text:style-name="Source_20_Text"><text:s text:c="4"/>for I := Low(Data) to High(Data) do</text:span></text:p>
                <text:p text:style-name="P17"><text:span text:style-name="Source_20_Text"><text:s text:c="6"/>Sum := Sum + Data[I];</text:span></text:p>
                <text:p text:style-name="P17"><text:span text:style-name="Source_20_Text"><text:s text:c="4"/>Rata2 := Sum / Count;</text:span></text:p>
                <text:p text:style-name="P17"><text:span text:style-name="Source_20_Text"><text:s text:c="2"/>end</text:span></text:p>
                <text:p text:style-name="P17"><text:span text:style-name="Source_20_Text"><text:s text:c="2"/>else</text:span></text:p>
                <text:p text:style-name="P17"><text:soft-page-break/><text:span text:style-name="Source_20_Text"><text:s text:c="4"/>Rata2 := 0.0;</text:span></text:p>
                <text:p text:style-name="P94"><text:span text:style-name="Source_20_Text">end; // Akhir badan prosedur (dengan titik koma)</text:span></text:p>
              </text:list-item>
              <text:list-item>
                <text:p text:style-name="P211"><text:span text:style-name="Strong_20_Emphasis">Badan Eksekusi Utama Program:</text:span> Seperti yang telah dibahas, bagian utama dari file program Anda yang berisi kode eksekusi dimulai dengan <text:span text:style-name="Source_20_Text">begin</text:span> dan diakhiri secara khusus dengan <text:span text:style-name="Source_20_Text">end.</text:span> (titik).</text:p>
                <text:p text:style-name="P211">Delphi</text:p>
                <text:p text:style-name="P17"><text:span text:style-name="Source_20_Text">program AplikasiUtama;</text:span></text:p>
                <text:p text:style-name="P17"><text:span text:style-name="Source_20_Text">uses SysUtils;</text:span></text:p>
                <text:p text:style-name="P17"><text:span text:style-name="Source_20_Text">var Input: string;</text:span></text:p>
                <text:p text:style-name="P17"><text:span text:style-name="Source_20_Text">begin // Awal badan eksekusi utama</text:span></text:p>
                <text:p text:style-name="P17"><text:span text:style-name="Source_20_Text"><text:s text:c="2"/>Write('Masukkan nama: ');</text:span></text:p>
                <text:p text:style-name="P17"><text:span text:style-name="Source_20_Text"><text:s text:c="2"/>ReadLn(Input);</text:span></text:p>
                <text:p text:style-name="P17"><text:span text:style-name="Source_20_Text"><text:s text:c="2"/>WriteLn('Halo, ', Input);</text:span></text:p>
                <text:p text:style-name="P94"><text:span text:style-name="Source_20_Text">end. // Akhir program (dengan titik)</text:span></text:p>
              </text:list-item>
            </text:list>
            <text:p text:style-name="Text_20_body"><text:span text:style-name="Strong_20_Emphasis">Perbandingan </text:span><text:span text:style-name="Strong_20_Emphasis"><text:span text:style-name="Source_20_Text">begin..end</text:span></text:span><text:span text:style-name="Strong_20_Emphasis"> Pascal dengan </text:span><text:span text:style-name="Strong_20_Emphasis"><text:span text:style-name="Source_20_Text">{ ... }</text:span></text:span><text:span text:style-name="Strong_20_Emphasis"> C-Style:</text:span></text:p>
            <text:p text:style-name="Text_20_body">Pasangan <text:span text:style-name="Source_20_Text">begin..end</text:span> di Pascal memiliki peran yang <text:span text:style-name="Strong_20_Emphasis">sama persis</text:span> dengan pasangan kurung kurawal <text:span text:style-name="Source_20_Text">{ ... }</text:span> di bahasa-bahasa C-style (seperti C++, Java, C#, JavaScript). Keduanya digunakan untuk mengelompokkan nol atau lebih pernyataan menjadi satu pernyataan majemuk tunggal yang dapat digunakan di mana pun sintaks mengharapkan satu pernyataan. Perbedaan utamanya hanyalah pada sintaksnya: Pascal menggunakan kata kunci yang deskriptif (<text:span text:style-name="Source_20_Text">begin</text:span>, <text:span text:style-name="Source_20_Text">end</text:span>), sementara C-style menggunakan simbol (<text:span text:style-name="Source_20_Text">{</text:span>, <text:span text:style-name="Source_20_Text">}</text:span>).</text:p>
            <text:p text:style-name="Text_20_body"><text:span text:style-name="Strong_20_Emphasis">Perbedaan Kunci: </text:span><text:span text:style-name="Strong_20_Emphasis"><text:span text:style-name="Source_20_Text">end;</text:span></text:span><text:span text:style-name="Strong_20_Emphasis"> (Titik Koma) vs </text:span><text:span text:style-name="Strong_20_Emphasis"><text:span text:style-name="Source_20_Text">end.</text:span></text:span><text:span text:style-name="Strong_20_Emphasis"> (Titik)</text:span></text:p>
            <text:p text:style-name="Text_20_body">Sangat penting untuk memahami perbedaan antara <text:span text:style-name="Source_20_Text">end</text:span> yang diakhiri titik koma dan <text:span text:style-name="Source_20_Text">end</text:span> yang diakhiri titik:</text:p>
            <text:list xml:id="list2428825356674298688" text:style-name="L55">
              <text:list-item>
                <text:p text:style-name="P481"><text:span text:style-name="Strong_20_Emphasis"><text:span text:style-name="Source_20_Text">end;</text:span></text:span><text:span text:style-name="Strong_20_Emphasis"> (dengan titik koma):</text:span> Menandakan akhir dari sebuah blok <text:span text:style-name="Source_20_Text">begin..end</text:span> yang <text:span text:style-name="Strong_20_Emphasis">bersarang (nested)</text:span> atau <text:span text:style-name="Strong_20_Emphasis">intermediet</text:span>. Ini bisa berupa blok di dalam <text:span text:style-name="Source_20_Text">if</text:span>, <text:span text:style-name="Source_20_Text">for</text:span>, <text:span text:style-name="Source_20_Text">while</text:span>, prosedur, fungsi, atau struktur lainnya. Titik koma setelah <text:span text:style-name="Source_20_Text">end</text:span> berfungsi sebagai pemisah antara akhir blok tersebut dan pernyataan atau struktur berikutnya dalam lingkup yang lebih luar. </text:p>
              </text:list-item>
              <text:list-item>
                <text:p text:style-name="P212"><text:span text:style-name="Strong_20_Emphasis"><text:span text:style-name="Source_20_Text">end.</text:span></text:span><text:span text:style-name="Strong_20_Emphasis"> (dengan titik):</text:span> Menandakan akhir dari <text:span text:style-name="Strong_20_Emphasis">keseluruhan unit kompilasi</text:span>: baik itu file program utama (<text:span text:style-name="Source_20_Text">.lpr</text:span>, <text:span text:style-name="Source_20_Text">.dpr</text:span>, <text:span text:style-name="Source_20_Text">.pas</text:span>) atau file unit (<text:span text:style-name="Source_20_Text">.pas</text:span>, <text:span text:style-name="Source_20_Text">.pp</text:span>). <text:span text:style-name="Strong_20_Emphasis">Hanya ada satu </text:span><text:span text:style-name="Strong_20_Emphasis"><text:span text:style-name="Source_20_Text">end.</text:span></text:span> per file program/unit, dan itu selalu menjadi penanda paling akhir. </text:p>
              </text:list-item>
            </text:list>
            <text:p text:style-name="Text_20_body">Memahami penggunaan <text:span text:style-name="Source_20_Text">begin..end</text:span> untuk membentuk blok kode dan perbedaan antara <text:span text:style-name="Source_20_Text">end;</text:span> dan <text:span text:style-name="Source_20_Text">end.</text:span> adalah fundamental untuk menulis struktur program Free Pascal yang benar dan valid.</text:p>
          </text:section>
          <text:section text:style-name="Sect1" text:name="feedback-form-38">
            <text:p text:style-name="P443"/>
          </text:section>
        </text:section>
        <text:section text:style-name="Sect1" text:name="04044a6b6370a779">
          <text:p text:style-name="Text_20_body"/>
          <text:section text:style-name="Sect1" text:name="user-query-content-39">
            <text:p text:style-name="P705"><text:soft-page-break/>yax </text:p>
          </text:section>
          <text:p text:style-name="P443">Tampilkan alur berpikir</text:p>
          <text:section text:style-name="Sect2" text:name="model-response-message-contentr_04044a6b6370a779">
            <text:p text:style-name="Text_20_body">Baik, saya akan melanjutkan dengan jawaban untuk prompt <text:span text:style-name="Strong_20_Emphasis">Sub-bab 3.5: Struktur Program: Deklarasi Sebelum Penggunaan</text:span>.</text:p>
            <text:p text:style-name="Horizontal_20_Line"/>
            <text:p text:style-name="Text_20_body"><text:span text:style-name="Strong_20_Emphasis">(Jawaban untuk Prompt Sub-bab 3.5)</text:span></text:p>
            <text:h text:style-name="Heading_20_3" text:outline-level="3">3.5 Struktur Program: Deklarasi Sebelum Penggunaan</text:h>
            <text:p text:style-name="Text_20_body">Salah satu prinsip desain fundamental dan karakteristik yang mendefinisikan bahasa Pascal (termasuk Free Pascal) adalah aturan <text:span text:style-name="Strong_20_Emphasis">deklarasi sebelum penggunaan (declaration before use)</text:span>. Aturan ini secara tegas menyatakan bahwa setiap <text:span text:style-name="Emphasis">identifier</text:span> — baik itu nama variabel, konstanta, tipe data kustom, prosedur, maupun fungsi — harus <text:span text:style-name="Strong_20_Emphasis">dideklarasikan</text:span> dan dengan demikian dikenal oleh kompiler <text:span text:style-name="Emphasis">sebelum</text:span> identifier tersebut digunakan atau dirujuk di bagian lain kode.</text:p>
            <text:p text:style-name="Text_20_body">Aturan ini secara langsung memengaruhi struktur umum sebuah program atau unit Free Pascal. Berbeda dengan beberapa bahasa lain yang memungkinkan fleksibilitas lebih besar dalam penempatan deklarasi, FPC mengharapkan (atau setidaknya mendorong melalui konvensi) pengelompokan deklarasi di bagian awal unit kompilasi atau subrutin, sebelum blok kode eksekusi (<text:span text:style-name="Source_20_Text">begin..end</text:span>).</text:p>
            <text:p text:style-name="Text_20_body"><text:span text:style-name="Strong_20_Emphasis">Struktur Umum Bagian Deklarasi:</text:span></text:p>
            <text:p text:style-name="Text_20_body">Meskipun FPC modern cukup fleksibel (Anda bisa memiliki beberapa blok <text:span text:style-name="Source_20_Text">const</text:span>, <text:span text:style-name="Source_20_Text">type</text:span>, atau <text:span text:style-name="Source_20_Text">var</text:span> yang tersebar), struktur konvensional dan paling umum untuk bagian deklarasi dalam sebuah file program atau unit biasanya mengikuti urutan logis berikut:</text:p>
            <text:list xml:id="list8939771055057454945" text:style-name="L56">
              <text:list-item>
                <text:p text:style-name="P213"><text:span text:style-name="Strong_20_Emphasis"><text:span text:style-name="Source_20_Text">uses</text:span></text:span><text:span text:style-name="Strong_20_Emphasis"> Clause:</text:span> (Biasanya setelah header <text:span text:style-name="Source_20_Text">program</text:span> atau <text:span text:style-name="Source_20_Text">unit</text:span>)</text:p>
                <text:list>
                  <text:list-item>
                    <text:p text:style-name="P482">Mendeklarasikan unit-unit eksternal yang dependensinya dibutuhkan oleh kode dalam file ini. Ini memastikan definisi dari unit lain sudah tersedia sebelum digunakan. </text:p>
                  </text:list-item>
                </text:list>
              </text:list-item>
              <text:list-item>
                <text:p text:style-name="P213"><text:span text:style-name="Strong_20_Emphasis"><text:span text:style-name="Source_20_Text">label</text:span></text:span><text:span text:style-name="Strong_20_Emphasis"> Declaration:</text:span> (Jarang digunakan dalam kode modern)</text:p>
                <text:list>
                  <text:list-item>
                    <text:p text:style-name="P482">Mendeklarasikan label untuk pernyataan <text:span text:style-name="Source_20_Text">goto</text:span>. </text:p>
                  </text:list-item>
                </text:list>
              </text:list-item>
              <text:list-item>
                <text:p text:style-name="P213"><text:span text:style-name="Strong_20_Emphasis"><text:span text:style-name="Source_20_Text">const</text:span></text:span><text:span text:style-name="Strong_20_Emphasis"> Declaration Block(s):</text:span></text:p>
                <text:list>
                  <text:list-item>
                    <text:p text:style-name="P482">Mendefinisikan konstanta bernama (identifier yang mewakili nilai tetap). </text:p>
                  </text:list-item>
                </text:list>
                <text:p text:style-name="P213">Delphi</text:p>
                <text:p text:style-name="P18"><text:span text:style-name="Source_20_Text">const</text:span></text:p>
                <text:p text:style-name="P18"><text:span text:style-name="Source_20_Text"><text:s text:c="2"/>MaxConnections = 100;</text:span></text:p>
                <text:p text:style-name="P95"><text:span text:style-name="Source_20_Text"><text:s text:c="2"/>DefaultTimeout = 5000; // dalam milidetik</text:span></text:p>
              </text:list-item>
              <text:list-item>
                <text:p text:style-name="P213"><text:span text:style-name="Strong_20_Emphasis"><text:span text:style-name="Source_20_Text">type</text:span></text:span><text:span text:style-name="Strong_20_Emphasis"> Declaration Block(s):</text:span></text:p>
                <text:list>
                  <text:list-item>
                    <text:p text:style-name="P482"><text:soft-page-break/>Mendefinisikan tipe data kustom, seperti record, enumerated types, subranges, array types, pointer types, class types, interface types, dll. </text:p>
                  </text:list-item>
                </text:list>
                <text:p text:style-name="P213">Delphi</text:p>
                <text:p text:style-name="P18"><text:span text:style-name="Source_20_Text">type</text:span></text:p>
                <text:p text:style-name="P18"><text:span text:style-name="Source_20_Text"><text:s text:c="2"/>PWeatherData = ^TWeatherData;</text:span></text:p>
                <text:p text:style-name="P18"><text:span text:style-name="Source_20_Text"><text:s text:c="2"/>TWeatherData = record</text:span></text:p>
                <text:p text:style-name="P18"><text:span text:style-name="Source_20_Text"><text:s text:c="4"/>Temperature: Double;</text:span></text:p>
                <text:p text:style-name="P18"><text:span text:style-name="Source_20_Text"><text:s text:c="4"/>Humidity: Double;</text:span></text:p>
                <text:p text:style-name="P18"><text:span text:style-name="Source_20_Text"><text:s text:c="4"/>Pressure: Double;</text:span></text:p>
                <text:p text:style-name="P18"><text:span text:style-name="Source_20_Text"><text:s text:c="2"/>end;</text:span></text:p>
                <text:p text:style-name="P95"><text:span text:style-name="Source_20_Text"><text:s text:c="2"/>TStatus = (tsIdle, tsRunning, tsError);</text:span></text:p>
              </text:list-item>
              <text:list-item>
                <text:p text:style-name="P213"><text:span text:style-name="Strong_20_Emphasis"><text:span text:style-name="Source_20_Text">var</text:span></text:span><text:span text:style-name="Strong_20_Emphasis"> Declaration Block(s):</text:span></text:p>
                <text:list>
                  <text:list-item>
                    <text:p text:style-name="P482">Mendeklarasikan variabel (penampung data yang nilainya bisa berubah). Ini bisa berupa variabel global (jika di level program/unit) atau variabel lokal (jika di dalam prosedur/fungsi). </text:p>
                  </text:list-item>
                </text:list>
                <text:p text:style-name="P213">Delphi</text:p>
                <text:p text:style-name="P18"><text:span text:style-name="Source_20_Text">var</text:span></text:p>
                <text:p text:style-name="P18"><text:span text:style-name="Source_20_Text"><text:s text:c="2"/>CurrentStatus: TStatus;</text:span></text:p>
                <text:p text:style-name="P18"><text:span text:style-name="Source_20_Text"><text:s text:c="2"/>WeatherDataPtr: PWeatherData;</text:span></text:p>
                <text:p text:style-name="P95"><text:span text:style-name="Source_20_Text"><text:s text:c="2"/>LogFileName: string;</text:span></text:p>
              </text:list-item>
              <text:list-item>
                <text:p text:style-name="P213"><text:span text:style-name="Strong_20_Emphasis">Deklarasi Prosedur dan Fungsi:</text:span></text:p>
                <text:list>
                  <text:list-item>
                    <text:p text:style-name="P482">Mendeklarasikan header (dan seringkali juga implementasi, atau setidaknya deklarasi <text:span text:style-name="Source_20_Text">forward</text:span>) dari prosedur dan fungsi yang akan digunakan dalam program/unit tersebut atau diekspor. </text:p>
                  </text:list-item>
                </text:list>
                <text:p text:style-name="P213">Delphi</text:p>
                <text:p text:style-name="P18"><text:span text:style-name="Source_20_Text">procedure InitializeSystem; forward;</text:span></text:p>
                <text:p text:style-name="P18"><text:span text:style-name="Source_20_Text">function IsValidInput(Input: string): Boolean;</text:span></text:p>
                <text:p text:style-name="P95"><text:span text:style-name="Source_20_Text">// ... implementasi atau deklarasi forward lainnya ...</text:span></text:p>
              </text:list-item>
            </text:list>
            <text:p text:style-name="Text_20_body"><text:span text:style-name="Strong_20_Emphasis">Perbandingan dengan Bahasa Lain:</text:span></text:p>
            <text:list xml:id="list8050723630024437348" text:style-name="L57">
              <text:list-item>
                <text:p text:style-name="P483"><text:span text:style-name="Strong_20_Emphasis">C/C++:</text:span> Bahasa C dan C++ juga menganut prinsip deklarasi sebelum penggunaan. Anda harus mendeklarasikan variabel sebelum menggunakannya. Untuk fungsi atau struct/class, Anda perlu menyediakan deklarasi lengkap atau setidaknya <text:span text:style-name="Strong_20_Emphasis">deklarasi maju (forward declaration)</text:span> atau <text:span text:style-name="Strong_20_Emphasis">prototipe</text:span> jika definisi lengkapnya muncul setelah titik pemanggilan pertama. Jadi, prinsipnya mirip dengan Pascal. </text:p>
              </text:list-item>
              <text:list-item>
                <text:p text:style-name="P483"><text:span text:style-name="Strong_20_Emphasis">Java/C#:</text:span> Dalam konteks OOP, bahasa seperti Java dan C# seringkali lebih fleksibel <text:span text:style-name="Emphasis">di dalam definisi kelas</text:span>. Anda bisa mendeklarasikan sebuah metode yang memanggil metode lain yang didefinisikan <text:span text:style-name="Emphasis">setelahnya</text:span> di file yang sama. Urutan deklarasi field dan metode dalam kelas tidak seketat di Pascal. Namun, kelas itu sendiri biasanya perlu dikenal sebelum digunakan. </text:p>
              </text:list-item>
              <text:list-item>
                <text:p text:style-name="P214"><text:span text:style-name="Strong_20_Emphasis">Python/JavaScript (Scripting/Dynamically Typed):</text:span> Bahasa-bahasa ini jauh <text:soft-page-break/>lebih fleksibel. Variabel seringkali tidak memerlukan deklarasi tipe eksplisit sebelumnya (tipenya ditentukan saat runtime). Fungsi dapat didefinisikan di mana saja, dan mekanisme seperti <text:span text:style-name="Emphasis">hoisting</text:span> di JavaScript bahkan memungkinkan pemanggilan fungsi sebelum definisi fisiknya muncul dalam kode. </text:p>
              </text:list-item>
            </text:list>
            <text:p text:style-name="Text_20_body"><text:span text:style-name="Strong_20_Emphasis">Manfaat Struktur Deklaratif Pascal:</text:span></text:p>
            <text:p text:style-name="Text_20_body">Meskipun aturan "deklarasi sebelum penggunaan" mungkin pada awalnya terasa lebih kaku dibandingkan bahasa yang lebih fleksibel, pendekatan ini memiliki beberapa keuntungan signifikan yang berakar dari tujuan desain asli Pascal:</text:p>
            <text:list xml:id="list3907440553893846169" text:style-name="L58">
              <text:list-item>
                <text:p text:style-name="P484"><text:span text:style-name="Strong_20_Emphasis">Keterbacaan dan Organisasi:</text:span> Mengelompokkan semua deklarasi di awal membuat struktur program lebih jelas. Programmer dapat dengan mudah menemukan definisi tipe, konstanta, atau variabel yang digunakan dalam blok kode di bawahnya. </text:p>
              </text:list-item>
              <text:list-item>
                <text:p text:style-name="P484"><text:span text:style-name="Strong_20_Emphasis">Kompilasi Satu Pass (Single-Pass Compilation):</text:span> Secara historis, struktur ini memungkinkan pembuatan kompiler Pascal yang sangat cepat karena kompiler dapat memproses kode dalam satu lintasan dari atas ke bawah tanpa perlu 'melihat ke depan' terlalu jauh untuk menyelesaikan referensi. Meskipun FPC modern lebih canggih, prinsip ini masih memengaruhi struktur bahasanya. </text:p>
              </text:list-item>
              <text:list-item>
                <text:p text:style-name="P484"><text:span text:style-name="Strong_20_Emphasis">Pengurangan Ambiguitas:</text:span> Memastikan semua identifier sudah dikenal sebelum digunakan membantu kompiler (dan pembaca manusia) menginterpretasikan kode tanpa ambiguitas. </text:p>
              </text:list-item>
              <text:list-item>
                <text:p text:style-name="P215"><text:span text:style-name="Strong_20_Emphasis">Mendorong Perencanaan:</text:span> Mengharuskan deklarasi di awal mendorong pengembang untuk memikirkan dan merancang struktur data serta antarmuka (prosedur/fungsi) mereka secara lebih eksplisit sebelum terjun ke logika implementasi. </text:p>
              </text:list-item>
            </text:list>
            <text:p text:style-name="Text_20_body">Dengan memahami dan mengikuti struktur deklaratif ini, Anda akan lebih mudah menulis dan memahami kode Free Pascal yang terorganisir dan konsisten.</text:p>
          </text:section>
          <text:section text:style-name="Sect1" text:name="feedback-form-39">
            <text:p text:style-name="P443"/>
          </text:section>
        </text:section>
        <text:section text:style-name="Sect1" text:name="a9bfed96022d7eb1">
          <text:p text:style-name="Text_20_body"/>
          <text:section text:style-name="Sect1" text:name="user-query-content-40">
            <text:p text:style-name="P705">yax </text:p>
          </text:section>
          <text:p text:style-name="P443">Tampilkan alur berpikir</text:p>
          <text:section text:style-name="Sect2" text:name="model-response-message-contentr_a9bfed96022d7eb1">
            <text:p text:style-name="Text_20_body">Baik, saya akan melanjutkan dengan jawaban untuk prompt <text:span text:style-name="Strong_20_Emphasis">Pengantar Bab 4</text:span>.</text:p>
            <text:p text:style-name="Horizontal_20_Line"/>
            <text:p text:style-name="Text_20_body"><text:span text:style-name="Strong_20_Emphasis">(Jawaban untuk Prompt Pengantar Bab 4)</text:span></text:p>
            <text:p text:style-name="Text_20_body"><text:span text:style-name="Strong_20_Emphasis">Bab 4: Tipe Data Primitif dan Terstruktur di Free Pascal</text:span></text:p>
            <text:p text:style-name="Text_20_body">Fondasi dari setiap program komputer adalah representasi data, dan cara sebuah bahasa pemrograman mendefinisikan serta mengelola tipe data adalah kunci untuk memahami kemampuannya. Sebagai programmer berpengalaman, Anda tentu sudah sangat familiar dengan konsep tipe data dasar seperti integer, floating-point, boolean, karakter, dan string dari bahasa-bahasa yang pernah Anda gunakan. Namun, setiap <text:soft-page-break/>bahasa memiliki nuansa, varian, dan terkadang, konstruksi tipe data uniknya sendiri.</text:p>
            <text:p text:style-name="Text_20_body">Bab 4 ini akan membawa Anda menyelami <text:span text:style-name="Strong_20_Emphasis">sistem tipe data Free Pascal</text:span> secara komprehensif. Kita akan mulai dengan meninjau tipe-tipe data dasar atau primitif yang disediakan FPC, termasuk berbagai varian integer dan real beserta rentangnya. Kita juga akan membahas secara khusus berbagai jenis tipe <text:span text:style-name="Emphasis">string</text:span> yang didukung FPC, yang memiliki karakteristik berbeda. Lebih penting lagi, bab ini akan memperkenalkan Anda pada beberapa <text:span text:style-name="Strong_20_Emphasis">tipe data khas dan sangat kuat yang menjadi ciri khas Pascal</text:span>, yaitu tipe <text:span text:style-name="Emphasis">enumerated</text:span> (enumerasi), <text:span text:style-name="Emphasis">subrange</text:span> (sub-jangkauan), dan <text:span text:style-name="Emphasis">set</text:span> (himpunan), yang menawarkan tingkat keamanan tipe (type-safety) dan ekspresivitas yang tinggi. Selanjutnya, kita akan membahas tipe data terstruktur fundamental seperti <text:span text:style-name="Emphasis">array</text:span> (baik statis maupun dinamis) dan <text:span text:style-name="Emphasis">record</text:span> (mirip struct). Terakhir, sebagai bagian dari representasi data, kita juga akan melihat bagaimana mendefinisikan <text:span text:style-name="Emphasis">konstanta</text:span> bernama menggunakan blok <text:span text:style-name="Source_20_Text">const</text:span>. Tujuan dari bab ini adalah membekali Anda dengan pemahaman menyeluruh tentang bagaimana data dapat direpresentasikan dan dimanipulasi secara efektif dan efisien dalam lingkungan Free Pascal.</text:p>
          </text:section>
          <text:section text:style-name="Sect1" text:name="feedback-form-40">
            <text:p text:style-name="P443"/>
          </text:section>
        </text:section>
        <text:section text:style-name="Sect1" text:name="ff829923edec808e">
          <text:p text:style-name="Text_20_body"/>
          <text:section text:style-name="Sect1" text:name="user-query-content-41">
            <text:p text:style-name="P705">yax </text:p>
          </text:section>
          <text:p text:style-name="P443">Tampilkan alur berpikir</text:p>
          <text:section text:style-name="Sect2" text:name="model-response-message-contentr_ff829923edec808e">
            <text:p text:style-name="Text_20_body">Baik, saya akan melanjutkan dengan jawaban untuk prompt <text:span text:style-name="Strong_20_Emphasis">Sub-bab 4.1: Tipe Data Dasar: Integer, Real, Boolean, Char</text:span>.</text:p>
            <text:p text:style-name="Horizontal_20_Line"/>
            <text:p text:style-name="Text_20_body"><text:span text:style-name="Strong_20_Emphasis">(Jawaban untuk Prompt Sub-bab 4.1)</text:span></text:p>
            <text:h text:style-name="Heading_20_3" text:outline-level="3">4.1 Tipe Data Dasar (Primitif / Skalar)</text:h>
            <text:p text:style-name="Text_20_body">Tipe data dasar atau primitif adalah blok bangunan fundamental untuk merepresentasikan nilai tunggal dalam program Anda. Free Pascal menyediakan sekumpulan tipe dasar yang kaya, mencakup bilangan bulat, bilangan riil (floating-point), nilai logika, dan karakter. Memahami varian, ukuran, dan rentang dari tipe-tipe ini penting untuk menulis kode yang efisien dan benar.</text:p>
            <text:p text:style-name="Text_20_body"><text:span text:style-name="Strong_20_Emphasis">1. Tipe Bilangan Bulat (Integer)</text:span></text:p>
            <text:p text:style-name="Text_20_body">FPC menawarkan berbagai tipe integer untuk mengakomodasi kebutuhan rentang nilai dan ukuran memori yang berbeda, baik bertanda (signed) maupun tidak bertanda (unsigned).</text:p>
            <text:list xml:id="list8453719611547638168" text:style-name="L59">
              <text:list-item>
                <text:p text:style-name="P216"><text:span text:style-name="Strong_20_Emphasis">Integer Bertanda (Signed Integers):</text:span> Dapat menyimpan nilai positif, negatif, dan nol.</text:p>
                <text:list>
                  <text:list-item>
                    <text:p text:style-name="P485"><text:span text:style-name="Source_20_Text">ShortInt</text:span>: Ukuran 8-bit. Rentang: -128 hingga 127. </text:p>
                  </text:list-item>
                  <text:list-item>
                    <text:p text:style-name="P485"><text:span text:style-name="Source_20_Text">SmallInt</text:span>: Ukuran 16-bit. Rentang: -32,768 hingga 32,767. </text:p>
                  </text:list-item>
                  <text:list-item>
                    <text:p text:style-name="P485"><text:span text:style-name="Source_20_Text">LongInt</text:span> (atau <text:span text:style-name="Source_20_Text">Integer</text:span>): Ukuran <text:span text:style-name="Strong_20_Emphasis">tergantung platform/mode</text:span>, <text:soft-page-break/>biasanya 32-bit. Rentang (tipikal 32-bit): -2,147,483,648 hingga 2,147,483,647. Di FPC modern, <text:span text:style-name="Source_20_Text">Integer</text:span> seringkali merupakan alias untuk <text:span text:style-name="Source_20_Text">LongInt</text:span>. </text:p>
                  </text:list-item>
                  <text:list-item>
                    <text:p text:style-name="P485"><text:span text:style-name="Source_20_Text">Int64</text:span>: Ukuran 64-bit. Rentang: sekitar -9.2 x 10&lt;sup&gt;18&lt;/sup&gt; hingga +9.2 x 10&lt;sup&gt;18&lt;/sup&gt;. </text:p>
                  </text:list-item>
                </text:list>
              </text:list-item>
              <text:list-item>
                <text:p text:style-name="P216"><text:span text:style-name="Strong_20_Emphasis">Integer Tidak Bertanda (Unsigned Integers):</text:span> Hanya menyimpan nilai nol dan positif.</text:p>
                <text:list>
                  <text:list-item>
                    <text:p text:style-name="P485"><text:span text:style-name="Source_20_Text">Byte</text:span>: Ukuran 8-bit. Rentang: 0 hingga 255. </text:p>
                  </text:list-item>
                  <text:list-item>
                    <text:p text:style-name="P485"><text:span text:style-name="Source_20_Text">Word</text:span>: Ukuran 16-bit. Rentang: 0 hingga 65,535. </text:p>
                  </text:list-item>
                  <text:list-item>
                    <text:p text:style-name="P485"><text:span text:style-name="Source_20_Text">LongWord</text:span> (atau <text:span text:style-name="Source_20_Text">Cardinal</text:span>): Ukuran <text:span text:style-name="Strong_20_Emphasis">tergantung platform/mode</text:span>, biasanya 32-bit. Rentang (tipikal 32-bit): 0 hingga 4,294,967,295. Di FPC modern, <text:span text:style-name="Source_20_Text">Cardinal</text:span> seringkali alias untuk <text:span text:style-name="Source_20_Text">LongWord</text:span>. </text:p>
                  </text:list-item>
                  <text:list-item>
                    <text:p text:style-name="P485"><text:span text:style-name="Source_20_Text">QWord</text:span>: Ukuran 64-bit. Rentang: 0 hingga sekitar 1.8 x 10&lt;sup&gt;19&lt;/sup&gt;. </text:p>
                  </text:list-item>
                </text:list>
              </text:list-item>
              <text:list-item>
                <text:p text:style-name="P216"><text:span text:style-name="Strong_20_Emphasis">Perbandingan &amp; Praktik Terbaik:</text:span> Keragaman tipe integer FPC mirip dengan C/C++. Perhatikan bahwa ukuran <text:span text:style-name="Source_20_Text">Integer</text:span> dan <text:span text:style-name="Source_20_Text">Cardinal</text:span> bisa bervariasi (seperti <text:span text:style-name="Source_20_Text">int</text:span> dan <text:span text:style-name="Source_20_Text">unsigned int</text:span> di C yang ukurannya tidak dijamin sama di semua platform). Untuk kode yang memerlukan ukuran integer yang pasti demi portabilitas atau interoperabilitas, sangat disarankan menggunakan tipe dengan ukuran eksplisit seperti <text:span text:style-name="Source_20_Text">Int8</text:span>, <text:span text:style-name="Source_20_Text">UInt8</text:span>, <text:span text:style-name="Source_20_Text">Int16</text:span>, <text:span text:style-name="Source_20_Text">UInt16</text:span>, <text:span text:style-name="Source_20_Text">Int32</text:span>, <text:span text:style-name="Source_20_Text">UInt32</text:span>, <text:span text:style-name="Source_20_Text">Int64</text:span>, <text:span text:style-name="Source_20_Text">UInt64</text:span> (beberapa mungkin memerlukan unit <text:span text:style-name="Source_20_Text">ctypes</text:span> atau didefinisikan secara manual jika tidak bawaan mode Anda).</text:p>
              </text:list-item>
            </text:list>
            <text:p text:style-name="Text_20_body"><text:span text:style-name="Strong_20_Emphasis">2. Tipe Bilangan Riil (Real / Floating-Point)</text:span></text:p>
            <text:p text:style-name="Text_20_body">Tipe ini digunakan untuk merepresentasikan bilangan yang memiliki bagian pecahan, menggunakan representasi floating-point standar IEEE 754 (umumnya).</text:p>
            <text:list xml:id="list3446188566671766699" text:style-name="L60">
              <text:list-item>
                <text:p text:style-name="P217"><text:span text:style-name="Source_20_Text">Single</text:span>: Presisi tunggal, 32-bit IEEE 754. Sekitar 7-8 digit presisi desimal. Rentang kira-kira ±1.5 x 10&lt;sup&gt;-45&lt;/sup&gt; hingga ±3.4 x 10&lt;sup&gt;38&lt;/sup&gt;. Setara dengan <text:span text:style-name="Source_20_Text">float</text:span> di C/C++/Java.</text:p>
              </text:list-item>
              <text:list-item>
                <text:p text:style-name="P217"><text:span text:style-name="Source_20_Text">Double</text:span>: Presisi ganda, 64-bit IEEE 754. Sekitar 15-16 digit presisi desimal. Rentang kira-kira ±5.0 x 10&lt;sup&gt;-324&lt;/sup&gt; hingga ±1.7 x 10&lt;sup&gt;308&lt;/sup&gt;. Setara dengan <text:span text:style-name="Source_20_Text">double</text:span> di C/C++/Java. Ini adalah tipe floating-point yang paling umum digunakan untuk kalkulasi umum.</text:p>
              </text:list-item>
              <text:list-item>
                <text:p text:style-name="P217"><text:span text:style-name="Source_20_Text">Extended</text:span>: Presisi diperluas. Ukuran dan presisinya <text:span text:style-name="Strong_20_Emphasis">sangat tergantung platform</text:span>. Pada arsitektur x86/x86-64, ini biasanya tipe 80-bit (memberikan presisi lebih tinggi dari <text:span text:style-name="Source_20_Text">Double</text:span>), tetapi di platform lain mungkin hanya alias untuk <text:span text:style-name="Source_20_Text">Double</text:span>. Penggunaannya kurang portabel.</text:p>
              </text:list-item>
              <text:list-item>
                <text:p text:style-name="P217"><text:span text:style-name="Source_20_Text">Real</text:span>: Tipe <text:span text:style-name="Source_20_Text">Real</text:span> generik. Di FPC modern dan mode Delphi, ini <text:span text:style-name="Strong_20_Emphasis">hampir selalu merupakan alias untuk </text:span><text:span text:style-name="Strong_20_Emphasis"><text:span text:style-name="Source_20_Text">Double</text:span></text:span>. Namun, di mode atau kompiler Pascal yang lebih tua, ukurannya bisa bervariasi (misalnya, <text:span text:style-name="Source_20_Text">Real48</text:span> 6-byte). <text:soft-page-break/>Sebaiknya gunakan <text:span text:style-name="Source_20_Text">Single</text:span> atau <text:span text:style-name="Source_20_Text">Double</text:span> secara eksplisit untuk kejelasan.</text:p>
              </text:list-item>
              <text:list-item>
                <text:p text:style-name="P217"><text:span text:style-name="Source_20_Text">Currency</text:span>: Tipe <text:span text:style-name="Strong_20_Emphasis">fixed-point</text:span> 64-bit yang dirancang khusus untuk kalkulasi finansial. Menyimpan nilai sebagai integer 64-bit yang diskalakan secara implisit oleh 10,000 (memiliki 4 angka di belakang koma). Ini <text:span text:style-name="Strong_20_Emphasis">menghindari error pembulatan</text:span> yang melekat pada tipe floating-point biner, membuatnya ideal untuk uang. Rentang: sekitar ±9.2 x 10&lt;sup&gt;14&lt;/sup&gt;.</text:p>
              </text:list-item>
              <text:list-item>
                <text:p text:style-name="P217"><text:span text:style-name="Source_20_Text">Comp</text:span> (Computational): Tipe integer 64-bit yang secara historis diperlakukan sebagai tipe riil tanpa bagian pecahan oleh beberapa kompiler Pascal. Penggunaannya saat ini umumnya <text:span text:style-name="Strong_20_Emphasis">tidak disarankan</text:span> atau dianggap usang di FPC modern demi <text:span text:style-name="Source_20_Text">Int64</text:span>.</text:p>
              </text:list-item>
              <text:list-item>
                <text:p text:style-name="P217"><text:span text:style-name="Strong_20_Emphasis">Pilihan:</text:span> Gunakan <text:span text:style-name="Source_20_Text">Double</text:span> untuk kalkulasi floating-point umum. Gunakan <text:span text:style-name="Source_20_Text">Single</text:span> jika memori terbatas atau performa (pada beberapa arsitektur) lebih kritis dan presisi <text:span text:style-name="Source_20_Text">Single</text:span> mencukupi. Gunakan <text:span text:style-name="Source_20_Text">Currency</text:span> untuk nilai moneter. Hindari <text:span text:style-name="Source_20_Text">Extended</text:span> kecuali Anda tahu persis target platform dan memerlukan presisi ekstra.</text:p>
              </text:list-item>
            </text:list>
            <text:p text:style-name="Text_20_body"><text:span text:style-name="Strong_20_Emphasis">3. Tipe Logika (Boolean)</text:span></text:p>
            <text:p text:style-name="Text_20_body">Digunakan untuk merepresentasikan nilai kebenaran (truth values).</text:p>
            <text:list xml:id="list2295062213694386313" text:style-name="L61">
              <text:list-item>
                <text:p text:style-name="P486"><text:span text:style-name="Source_20_Text">Boolean</text:span>: Tipe boolean standar. Memiliki dua nilai literal: <text:span text:style-name="Source_20_Text">True</text:span> dan <text:span text:style-name="Source_20_Text">False</text:span>. </text:p>
                <text:list>
                  <text:list-item>
                    <text:p text:style-name="P486">Ukuran Memori: Secara logis hanya butuh 1 bit, tetapi dalam memori biasanya menempati minimal 1 <text:span text:style-name="Strong_20_Emphasis">byte</text:span> (8 bit) untuk kemudahan akses. Ukuran pasti bisa bervariasi tergantung konteks (misal, dalam record packed). </text:p>
                  </text:list-item>
                  <text:list-item>
                    <text:p text:style-name="P486">Representasi Ordinal: <text:span text:style-name="Source_20_Text">Ord(False)</text:span> adalah 0, <text:span text:style-name="Source_20_Text">Ord(True)</text:span> adalah 1. Namun, saat mengevaluasi nilai non-Boolean sebagai Boolean, seringkali 0 dianggap <text:span text:style-name="Source_20_Text">False</text:span> dan nilai non-zero dianggap <text:span text:style-name="Source_20_Text">True</text:span>. </text:p>
                  </text:list-item>
                  <text:list-item>
                    <text:p text:style-name="P486">Penggunaan: Fundamental untuk ekspresi logika dalam struktur kontrol <text:span text:style-name="Source_20_Text">if</text:span>, <text:span text:style-name="Source_20_Text">while</text:span>, <text:span text:style-name="Source_20_Text">repeat..until</text:span>. </text:p>
                  </text:list-item>
                </text:list>
              </text:list-item>
              <text:list-item>
                <text:p text:style-name="P218"><text:span text:style-name="Source_20_Text">ByteBool</text:span>, <text:span text:style-name="Source_20_Text">WordBool</text:span>, <text:span text:style-name="Source_20_Text">LongBool</text:span>: Varian boolean dengan ukuran spesifik (1, 2, 4 byte). Utamanya digunakan untuk <text:span text:style-name="Strong_20_Emphasis">interoperabilitas</text:span> dengan API eksternal (terutama Windows API) yang mengharapkan representasi boolean dengan ukuran tertentu. <text:span text:style-name="Source_20_Text">LongBool</text:span> sering cocok dengan tipe <text:span text:style-name="Source_20_Text">BOOL</text:span> WinAPI. Gunakan <text:span text:style-name="Source_20_Text">Boolean</text:span> standar untuk logika internal Pascal. </text:p>
              </text:list-item>
            </text:list>
            <text:p text:style-name="Text_20_body"><text:span text:style-name="Strong_20_Emphasis">4. Tipe Karakter (Char)</text:span></text:p>
            <text:p text:style-name="Text_20_body">Digunakan untuk merepresentasikan karakter tunggal.</text:p>
            <text:list xml:id="list6496398006247582865" text:style-name="L62">
              <text:list-item>
                <text:p text:style-name="P219"><text:span text:style-name="Source_20_Text">Char</text:span>: Tipe karakter default. Perilakunya <text:span text:style-name="Strong_20_Emphasis">tergantung mode kompiler</text:span>:</text:p>
                <text:list>
                  <text:list-item>
                    <text:p text:style-name="P487">Di mode lama atau non-Unicode (misal, <text:span text:style-name="Source_20_Text">{$MODE TP}</text:span>, <text:span text:style-name="Source_20_Text">{$MODE FPC}</text:span> default), <text:span text:style-name="Source_20_Text">Char</text:span> biasanya merupakan alias untuk <text:span text:style-name="Strong_20_Emphasis"><text:span text:style-name="Source_20_Text">AnsiChar</text:span></text:span>, yaitu karakter 1-byte yang interpretasinya tergantung pada <text:span text:style-name="Emphasis">code page</text:span> Ansi sistem operasi saat ini. </text:p>
                  </text:list-item>
                  <text:list-item>
                    <text:p text:style-name="P487"><text:soft-page-break/>Di mode Unicode (misal, <text:span text:style-name="Source_20_Text">{$MODE DELPHIUNICODE}</text:span> atau FPC dengan switch Unicode), <text:span text:style-name="Source_20_Text">Char</text:span> merupakan alias untuk <text:span text:style-name="Strong_20_Emphasis"><text:span text:style-name="Source_20_Text">WideChar</text:span></text:span>. </text:p>
                  </text:list-item>
                </text:list>
              </text:list-item>
              <text:list-item>
                <text:p text:style-name="P219"><text:span text:style-name="Source_20_Text">AnsiChar</text:span>: Selalu karakter 1-byte.</text:p>
              </text:list-item>
              <text:list-item>
                <text:p text:style-name="P219"><text:span text:style-name="Source_20_Text">WideChar</text:span>: Karakter "lebar" untuk mendukung Unicode. Ukurannya <text:span text:style-name="Strong_20_Emphasis">tergantung platform/mode</text:span>:</text:p>
                <text:list>
                  <text:list-item>
                    <text:p text:style-name="P487">Umumnya <text:span text:style-name="Strong_20_Emphasis">2 byte</text:span> (UTF-16) pada platform seperti Windows atau mode Delphi modern. </text:p>
                  </text:list-item>
                  <text:list-item>
                    <text:p text:style-name="P487">Bisa juga <text:span text:style-name="Strong_20_Emphasis">4 byte</text:span> (UCS-4) pada beberapa platform Unix/Linux atau mode FPC tertentu. </text:p>
                  </text:list-item>
                </text:list>
              </text:list-item>
              <text:list-item>
                <text:p text:style-name="P219"><text:span text:style-name="Strong_20_Emphasis">Fungsi Terkait:</text:span></text:p>
                <text:list>
                  <text:list-item>
                    <text:p text:style-name="P487"><text:span text:style-name="Source_20_Text">Ord(C)</text:span>: Mengembalikan nilai ordinal (representasi numerik internal) dari karakter <text:span text:style-name="Source_20_Text">C</text:span>. </text:p>
                  </text:list-item>
                  <text:list-item>
                    <text:p text:style-name="P487"><text:span text:style-name="Source_20_Text">Chr(N)</text:span>: Mengembalikan karakter yang sesuai dengan nilai ordinal <text:span text:style-name="Source_20_Text">N</text:span>. </text:p>
                  </text:list-item>
                </text:list>
              </text:list-item>
              <text:list-item>
                <text:p text:style-name="P219"><text:span text:style-name="Strong_20_Emphasis">Pilihan:</text:span> Untuk kode baru yang memerlukan dukungan internasionalisasi, bekerja dalam mode Unicode (seperti <text:span text:style-name="Source_20_Text">{$MODE DELPHIUNICODE}</text:span> atau <text:span text:style-name="Source_20_Text">{$MODE OBJFPC}</text:span> dengan opsi Unicode) dan menggunakan <text:span text:style-name="Source_20_Text">Char</text:span> (yang akan menjadi <text:span text:style-name="Source_20_Text">WideChar</text:span>) serta tipe string berbasis Unicode (<text:span text:style-name="Source_20_Text">UnicodeString</text:span>) adalah praktik terbaik. Gunakan <text:span text:style-name="Source_20_Text">AnsiChar</text:span> secara eksplisit jika Anda perlu bekerja dengan data byte tunggal atau API lama.</text:p>
              </text:list-item>
            </text:list>
            <text:p text:style-name="Text_20_body">Pemilihan tipe data dasar yang tepat sangat penting. Pertimbangkan rentang nilai yang Anda butuhkan, presisi yang diperlukan (untuk real), kebutuhan memori, dan potensi implikasi performa saat membuat keputusan Anda. Menggunakan tipe data yang paling sesuai akan menghasilkan kode yang lebih efisien, lebih aman, dan lebih mudah dipelihara.</text:p>
          </text:section>
          <text:section text:style-name="Sect1" text:name="feedback-form-41">
            <text:p text:style-name="P443"/>
          </text:section>
        </text:section>
        <text:section text:style-name="Sect1" text:name="8d971222ca79bfde">
          <text:p text:style-name="Text_20_body"/>
          <text:section text:style-name="Sect1" text:name="user-query-content-42">
            <text:p text:style-name="P705">yax </text:p>
          </text:section>
          <text:p text:style-name="P443">Tampilkan alur berpikir</text:p>
          <text:section text:style-name="Sect2" text:name="model-response-message-contentr_8d971222ca79bfde">
            <text:p text:style-name="Text_20_body">Baik, saya akan melanjutkan dengan jawaban untuk prompt <text:span text:style-name="Strong_20_Emphasis">Sub-bab 4.2: Tipe Data String: AnsiString, ShortString, UnicodeString, dll.</text:span></text:p>
            <text:p text:style-name="Horizontal_20_Line"/>
            <text:p text:style-name="Text_20_body"><text:span text:style-name="Strong_20_Emphasis">(Jawaban untuk Prompt Sub-bab 4.2)</text:span></text:p>
            <text:h text:style-name="Heading_20_3" text:outline-level="3">4.2 Tipe Data String: Representasi Teks di Free Pascal</text:h>
            <text:p text:style-name="Text_20_body">Penanganan string (untaian teks) adalah aspek fundamental dalam hampir semua jenis pemrograman. Free Pascal, dengan sejarahnya yang panjang dan fokus pada kompatibilitas serta modernitas, menawarkan beberapa jenis tipe data string yang berbeda. Memahami karakteristik masing-masing, terutama manajemen memorinya, sangat penting, karena ini seringkali berbeda dari bahasa lain yang mungkin Anda <text:soft-page-break/>kenal.</text:p>
            <text:list xml:id="list2688072893582614903" text:style-name="L63">
              <text:list-item>
                <text:p text:style-name="P220"><text:span text:style-name="Strong_20_Emphasis"><text:span text:style-name="Source_20_Text">ShortString</text:span></text:span><text:span text:style-name="Strong_20_Emphasis"> (String Gaya Lama)</text:span></text:p>
                <text:list>
                  <text:list-item>
                    <text:p text:style-name="P488"><text:span text:style-name="Strong_20_Emphasis">Struktur:</text:span> Ini adalah tipe string 'klasik' dari era Turbo Pascal. Secara internal, <text:span text:style-name="Source_20_Text">ShortString</text:span> adalah array <text:span text:style-name="Emphasis">statis</text:span> dengan ukuran tetap 256 byte. Indeks ke-0 (nol) dari array ini digunakan untuk menyimpan <text:span text:style-name="Strong_20_Emphasis">panjang aktual</text:span> string saat ini (sebagai nilai <text:span text:style-name="Source_20_Text">Byte</text:span>, 0-255), sedangkan indeks 1 hingga 255 menyimpan karakter-karakter string itu sendiri. </text:p>
                  </text:list-item>
                  <text:list-item>
                    <text:p text:style-name="P488"><text:span text:style-name="Strong_20_Emphasis">Karakteristik:</text:span> </text:p>
                    <text:list>
                      <text:list-item>
                        <text:p text:style-name="P488">Kapasitas <text:span text:style-name="Strong_20_Emphasis">maksimum 255 karakter</text:span>. </text:p>
                      </text:list-item>
                      <text:list-item>
                        <text:p text:style-name="P488">Alokasi memori biasanya di <text:span text:style-name="Strong_20_Emphasis">stack</text:span> (jika variabel lokal) atau sebagai bagian dari record/objek induk (berperilaku seperti tipe nilai/value type). Tidak ada alokasi heap dinamis. </text:p>
                      </text:list-item>
                      <text:list-item>
                        <text:p text:style-name="P488">Berbasis <text:span text:style-name="Source_20_Text">Char</text:span> (biasanya <text:span text:style-name="Source_20_Text">AnsiChar</text:span> 1-byte). </text:p>
                      </text:list-item>
                    </text:list>
                  </text:list-item>
                  <text:list-item>
                    <text:p text:style-name="P488"><text:span text:style-name="Strong_20_Emphasis">Penggunaan:</text:span> Utamanya untuk <text:span text:style-name="Strong_20_Emphasis">kompatibilitas mundur</text:span> dengan kode Turbo Pascal lama. Di kode FPC modern, penggunaannya <text:span text:style-name="Strong_20_Emphasis">sangat tidak disarankan</text:span> karena keterbatasan panjang yang parah dan kurangnya dukungan Unicode bawaan. Hindari penggunaannya untuk pengembangan baru kecuali ada alasan kompatibilitas yang sangat spesifik. </text:p>
                  </text:list-item>
                </text:list>
              </text:list-item>
              <text:list-item>
                <text:p text:style-name="P220"><text:span text:style-name="Strong_20_Emphasis"><text:span text:style-name="Source_20_Text">AnsiString</text:span></text:span><text:span text:style-name="Strong_20_Emphasis"> (String Dinamis Berbasis Ansi)</text:span></text:p>
                <text:list>
                  <text:list-item>
                    <text:p text:style-name="P488"><text:span text:style-name="Strong_20_Emphasis">Struktur:</text:span> Ini adalah tipe string dinamis modern yang panjangnya dapat berubah saat runtime. <text:span text:style-name="Source_20_Text">AnsiString</text:span> menyimpan referensi (pointer) ke data string yang dialokasikan di heap. </text:p>
                  </text:list-item>
                  <text:list-item>
                    <text:p text:style-name="P488"><text:span text:style-name="Strong_20_Emphasis">Karakteristik:</text:span> </text:p>
                    <text:list>
                      <text:list-item>
                        <text:p text:style-name="P488"><text:span text:style-name="Strong_20_Emphasis">Panjang Dinamis:</text:span> Ukuran bisa sangat besar (dibatasi memori). </text:p>
                      </text:list-item>
                      <text:list-item>
                        <text:p text:style-name="P488"><text:span text:style-name="Strong_20_Emphasis">Reference-Counted:</text:span> Ini fitur kunci. FPC secara otomatis mengelola alokasi dan dealokasi memori untuk <text:span text:style-name="Source_20_Text">AnsiString</text:span> menggunakan <text:span text:style-name="Emphasis">reference counting</text:span>. Ketika Anda menyalin variabel <text:span text:style-name="Source_20_Text">AnsiString</text:span>, hanya referensi (dan hitungan referensi) yang disalin, bukan seluruh data string. Data baru hanya dialokasikan jika Anda memodifikasi string yang memiliki lebih dari satu referensi (mekanisme <text:span text:style-name="Emphasis">Copy-On-Write</text:span> atau COW). Ini sangat efisien untuk penerusan parameter dan assignment. </text:p>
                      </text:list-item>
                      <text:list-item>
                        <text:p text:style-name="P488"><text:span text:style-name="Strong_20_Emphasis">Null-Terminated:</text:span> String diakhiri dengan karakter null (<text:span text:style-name="Source_20_Text">#0</text:span>), membuatnya kompatibel secara biner dengan fungsi C API yang mengharapkan <text:span text:style-name="Source_20_Text">char*</text:span>. </text:p>
                      </text:list-item>
                      <text:list-item>
                        <text:p text:style-name="P488"><text:span text:style-name="Strong_20_Emphasis">Berbasis </text:span><text:span text:style-name="Strong_20_Emphasis"><text:span text:style-name="Source_20_Text">AnsiChar</text:span></text:span><text:span text:style-name="Strong_20_Emphasis"> (1-byte):</text:span> Ini adalah kelemahan utamanya. Representasi karakter <text:span text:style-name="Strong_20_Emphasis">tergantung pada default Ansi code page sistem operasi</text:span>. Jika program Anda berjalan di sistem dengan code page berbeda dari saat pengembangan, atau jika Anda perlu menangani teks dari berbagai bahasa secara bersamaan, ini dapat menyebabkan masalah encoding (karakter rusak atau salah <text:soft-page-break/>interpretasi, sering disebut 'mojibake'). </text:p>
                      </text:list-item>
                      <text:list-item>
                        <text:p text:style-name="P488"><text:span text:style-name="Strong_20_Emphasis">Default </text:span><text:span text:style-name="Strong_20_Emphasis"><text:span text:style-name="Source_20_Text">string</text:span></text:span><text:span text:style-name="Strong_20_Emphasis">:</text:span> Dalam banyak mode kompiler FPC (seperti <text:span text:style-name="Source_20_Text">{$MODE FPC}</text:span>, <text:span text:style-name="Source_20_Text">{$MODE OBJFPC}</text:span>, <text:span text:style-name="Source_20_Text">{$MODE DELPHI}</text:span> non-Unicode), kata kunci generik <text:span text:style-name="Source_20_Text">string</text:span> merupakan alias untuk <text:span text:style-name="Source_20_Text">AnsiString</text:span>. </text:p>
                      </text:list-item>
                    </text:list>
                  </text:list-item>
                </text:list>
              </text:list-item>
              <text:list-item>
                <text:p text:style-name="P220"><text:span text:style-name="Strong_20_Emphasis"><text:span text:style-name="Source_20_Text">UnicodeString</text:span></text:span><text:span text:style-name="Strong_20_Emphasis"> (String Dinamis Berbasis Unicode)</text:span></text:p>
                <text:list>
                  <text:list-item>
                    <text:p text:style-name="P488"><text:span text:style-name="Strong_20_Emphasis">Struktur:</text:span> Mirip dengan <text:span text:style-name="Source_20_Text">AnsiString</text:span>, ini adalah tipe string dinamis modern yang panjangnya variabel dan dialokasikan di heap. </text:p>
                  </text:list-item>
                  <text:list-item>
                    <text:p text:style-name="P488"><text:span text:style-name="Strong_20_Emphasis">Karakteristik:</text:span> </text:p>
                    <text:list>
                      <text:list-item>
                        <text:p text:style-name="P488"><text:span text:style-name="Strong_20_Emphasis">Panjang Dinamis:</text:span> Sama seperti <text:span text:style-name="Source_20_Text">AnsiString</text:span>. </text:p>
                      </text:list-item>
                      <text:list-item>
                        <text:p text:style-name="P488"><text:span text:style-name="Strong_20_Emphasis">Reference-Counted:</text:span> Juga menggunakan reference counting otomatis dan COW untuk manajemen memori yang efisien. </text:p>
                      </text:list-item>
                      <text:list-item>
                        <text:p text:style-name="P488"><text:span text:style-name="Strong_20_Emphasis">Null-Terminated:</text:span> Kompatibel dengan API yang mengharapkan <text:span text:style-name="Source_20_Text">wchar_t*</text:span>. </text:p>
                      </text:list-item>
                      <text:list-item>
                        <text:p text:style-name="P488"><text:span text:style-name="Strong_20_Emphasis">Berbasis </text:span><text:span text:style-name="Strong_20_Emphasis"><text:span text:style-name="Source_20_Text">WideChar</text:span></text:span><text:span text:style-name="Strong_20_Emphasis"> (Unicode):</text:span> Ini perbedaan krusial. <text:span text:style-name="Source_20_Text">UnicodeString</text:span> menggunakan karakter <text:span text:style-name="Source_20_Text">WideChar</text:span> (biasanya <text:span text:style-name="Strong_20_Emphasis">UTF-16</text:span> di FPC modern/mode Delphi). Ini memungkinkannya untuk secara native merepresentasikan karakter dari <text:span text:style-name="Strong_20_Emphasis">hampir semua bahasa dan skrip di dunia</text:span>. Ini adalah solusi standar untuk <text:span text:style-name="Strong_20_Emphasis">internasionalisasi (i18n)</text:span>. </text:p>
                      </text:list-item>
                      <text:list-item>
                        <text:p text:style-name="P488"><text:span text:style-name="Strong_20_Emphasis">Default </text:span><text:span text:style-name="Strong_20_Emphasis"><text:span text:style-name="Source_20_Text">string</text:span></text:span><text:span text:style-name="Strong_20_Emphasis"> (Mode Modern):</text:span> Dalam mode kompiler yang berorientasi Unicode (seperti <text:span text:style-name="Source_20_Text">{$MODE DELPHIUNICODE}</text:span> atau <text:span text:style-name="Source_20_Text">{$MODE OBJFPC}</text:span> dengan dukungan Unicode aktif), kata kunci generik <text:span text:style-name="Source_20_Text">string</text:span> menjadi alias untuk <text:span text:style-name="Source_20_Text">UnicodeString</text:span>. </text:p>
                      </text:list-item>
                      <text:list-item>
                        <text:p text:style-name="P488"><text:span text:style-name="Strong_20_Emphasis">Pilihan Utama:</text:span> Untuk sebagian besar pengembangan aplikasi baru yang perlu menangani teks (terutama jika ada potensi input pengguna atau data dari sumber eksternal), <text:span text:style-name="Source_20_Text">UnicodeString</text:span> adalah <text:span text:style-name="Strong_20_Emphasis">pilihan yang sangat direkomendasikan</text:span>. </text:p>
                      </text:list-item>
                    </text:list>
                  </text:list-item>
                </text:list>
              </text:list-item>
              <text:list-item>
                <text:p text:style-name="P220"><text:span text:style-name="Strong_20_Emphasis"><text:span text:style-name="Source_20_Text">WideString</text:span></text:span><text:span text:style-name="Strong_20_Emphasis"> (String Unicode untuk Interoperabilitas COM)</text:span></text:p>
                <text:list>
                  <text:list-item>
                    <text:p text:style-name="P488"><text:span text:style-name="Strong_20_Emphasis">Struktur:</text:span> Juga string dinamis berbasis <text:span text:style-name="Source_20_Text">WideChar</text:span> (biasanya UTF-16 di Windows). </text:p>
                  </text:list-item>
                  <text:list-item>
                    <text:p text:style-name="P488"><text:span text:style-name="Strong_20_Emphasis">Karakteristik:</text:span> </text:p>
                    <text:list>
                      <text:list-item>
                        <text:p text:style-name="P488"><text:span text:style-name="Strong_20_Emphasis">TIDAK Reference-Counted:</text:span> Ini perbedaan utama dari <text:span text:style-name="Source_20_Text">UnicodeString</text:span>. Manajemen memorinya seringkali ditangani oleh mekanisme alokasi sistem operasi yang berbeda (seperti alokator <text:span text:style-name="Source_20_Text">SysAllocStringLen</text:span> Windows untuk <text:span text:style-name="Source_20_Text">BSTR</text:span>). </text:p>
                      </text:list-item>
                      <text:list-item>
                        <text:p text:style-name="P488"><text:span text:style-name="Strong_20_Emphasis">Penggunaan Utama:</text:span> Terutama untuk <text:span text:style-name="Strong_20_Emphasis">interoperabilitas dengan COM/OLE Automation di Windows</text:span>, yang sering menggunakan tipe <text:span text:style-name="Source_20_Text">BSTR</text:span>. Kurang umum digunakan untuk pemrosesan string generik dibandingkan <text:span text:style-name="Source_20_Text">UnicodeString</text:span>. </text:p>
                      </text:list-item>
                    </text:list>
                  </text:list-item>
                </text:list>
              </text:list-item>
              <text:list-item>
                <text:p text:style-name="P220"><text:span text:style-name="Strong_20_Emphasis">Pointer ke String (</text:span><text:span text:style-name="Strong_20_Emphasis"><text:span text:style-name="Source_20_Text">PChar</text:span></text:span><text:span text:style-name="Strong_20_Emphasis">, </text:span><text:span text:style-name="Strong_20_Emphasis"><text:span text:style-name="Source_20_Text">PWideChar</text:span></text:span><text:span text:style-name="Strong_20_Emphasis">, </text:span><text:span text:style-name="Strong_20_Emphasis"><text:span text:style-name="Source_20_Text">PAnsiChar</text:span></text:span><text:span text:style-name="Strong_20_Emphasis">)</text:span></text:p>
                <text:list>
                  <text:list-item>
                    <text:p text:style-name="P488"><text:soft-page-break/><text:span text:style-name="Strong_20_Emphasis">Struktur:</text:span> Ini bukanlah tipe string itu sendiri, melainkan <text:span text:style-name="Strong_20_Emphasis">tipe pointer</text:span> yang menunjuk ke array karakter null-terminated (<text:span text:style-name="Source_20_Text">#0</text:span>) di memori. </text:p>
                    <text:list>
                      <text:list-item>
                        <text:p text:style-name="P488"><text:span text:style-name="Source_20_Text">PAnsiChar</text:span> atau <text:span text:style-name="Source_20_Text">PChar</text:span> (dalam mode Ansi): Pointer ke <text:span text:style-name="Source_20_Text">AnsiChar</text:span> (setara <text:span text:style-name="Source_20_Text">char*</text:span> di C). </text:p>
                      </text:list-item>
                      <text:list-item>
                        <text:p text:style-name="P488"><text:span text:style-name="Source_20_Text">PWideChar</text:span> atau <text:span text:style-name="Source_20_Text">PChar</text:span> (dalam mode Unicode): Pointer ke <text:span text:style-name="Source_20_Text">WideChar</text:span> (setara <text:span text:style-name="Source_20_Text">wchar_t*</text:span> di C). </text:p>
                      </text:list-item>
                    </text:list>
                  </text:list-item>
                  <text:list-item>
                    <text:p text:style-name="P488"><text:span text:style-name="Strong_20_Emphasis">Penggunaan Utama:</text:span> Sangat penting untuk <text:span text:style-name="Strong_20_Emphasis">interfacing dengan library eksternal C/C++ atau API sistem operasi</text:span> yang menggunakan konvensi string C (pointer ke array karakter null-terminated). </text:p>
                  </text:list-item>
                  <text:list-item>
                    <text:p text:style-name="P488"><text:span text:style-name="Strong_20_Emphasis">Konversi:</text:span> FPC menyediakan kemudahan konversi (casting) dari <text:span text:style-name="Source_20_Text">AnsiString</text:span> ke <text:span text:style-name="Source_20_Text">PAnsiChar</text:span>/<text:span text:style-name="Source_20_Text">PChar</text:span> dan dari <text:span text:style-name="Source_20_Text">UnicodeString</text:span> ke <text:span text:style-name="Source_20_Text">PWideChar</text:span>. Contoh: <text:span text:style-name="Source_20_Text">MyPChar := PChar(MyAnsiString);</text:span>. </text:p>
                  </text:list-item>
                  <text:list-item>
                    <text:p text:style-name="P220"><text:span text:style-name="Strong_20_Emphasis">Perhatian Lifetime:</text:span> Penting diingat bahwa pointer (<text:span text:style-name="Source_20_Text">PChar</text:span>, <text:span text:style-name="Source_20_Text">PWideChar</text:span>) yang diperoleh dari casting string FPC biasanya hanya valid selama variabel string aslinya masih ada dalam scope dan <text:span text:style-name="Emphasis">tidak dimodifikasi</text:span> (karena modifikasi mungkin memicu realokasi memori string). Jangan menyimpan pointer ini terlalu lama atau meneruskannya ke tempat di mana string aslinya mungkin sudah tidak valid. </text:p>
                  </text:list-item>
                </text:list>
              </text:list-item>
            </text:list>
            <text:p text:style-name="Text_20_body"><text:span text:style-name="Strong_20_Emphasis">Perbandingan Manajemen Memori dengan Bahasa Lain:</text:span></text:p>
            <text:list xml:id="list7950941584350957393" text:style-name="L64">
              <text:list-item>
                <text:p text:style-name="P489"><text:span text:style-name="Strong_20_Emphasis">Java/C#:</text:span> String di Java/C# (<text:span text:style-name="Source_20_Text">String</text:span>) bersifat <text:span text:style-name="Strong_20_Emphasis">immutable</text:span> (tidak dapat diubah setelah dibuat) dan dikelola oleh <text:span text:style-name="Strong_20_Emphasis">Garbage Collector (GC)</text:span>. Setiap "modifikasi" sebenarnya membuat objek string baru. FPC (<text:span text:style-name="Source_20_Text">AnsiString</text:span>/<text:span text:style-name="Source_20_Text">UnicodeString</text:span>) bersifat <text:span text:style-name="Strong_20_Emphasis">mutable</text:span> (meskipun COW membuatnya tampak immutable dalam beberapa kasus) dan menggunakan <text:span text:style-name="Strong_20_Emphasis">reference counting</text:span>, yang lebih deterministik daripada GC tetapi memerlukan penanganan hati-hati terhadap referensi sirkular (meskipun jarang terjadi pada string murni). </text:p>
              </text:list-item>
              <text:list-item>
                <text:p text:style-name="P221"><text:span text:style-name="Strong_20_Emphasis">C++:</text:span> C++ memiliki <text:span text:style-name="Source_20_Text">std::string</text:span> (kelas string dinamis dengan value semantics, mengelola memorinya sendiri, sering menggunakan optimasi SSO) dan string gaya C (<text:span text:style-name="Source_20_Text">char*</text:span>) yang memerlukan manajemen memori manual. Model reference counting FPC berbeda dari keduanya. </text:p>
              </text:list-item>
            </text:list>
            <text:p text:style-name="Text_20_body"><text:span text:style-name="Strong_20_Emphasis">Panduan Pemilihan Tipe String:</text:span></text:p>
            <text:list xml:id="list705758745259206189" text:style-name="L65">
              <text:list-item>
                <text:p text:style-name="P490"><text:span text:style-name="Strong_20_Emphasis">Pengembangan Baru (Umum, i18n):</text:span> Gunakan <text:span text:style-name="Source_20_Text">UnicodeString</text:span>. Atur mode kompiler Anda ke mode yang mendukung Unicode secara default (<text:span text:style-name="Source_20_Text">{$MODE DELPHIUNICODE}</text:span> atau <text:span text:style-name="Source_20_Text">{$MODE OBJFPC}</text:span> dengan opsi Unicode). Gunakan kata kunci <text:span text:style-name="Source_20_Text">string</text:span>. </text:p>
              </text:list-item>
              <text:list-item>
                <text:p text:style-name="P490"><text:span text:style-name="Strong_20_Emphasis">Interfacing C API (</text:span><text:span text:style-name="Strong_20_Emphasis"><text:span text:style-name="Source_20_Text">char*</text:span></text:span><text:span text:style-name="Strong_20_Emphasis">):</text:span> Gunakan <text:span text:style-name="Source_20_Text">AnsiString</text:span> di sisi Pascal, lalu cast ke <text:span text:style-name="Source_20_Text">PChar</text:span> atau <text:span text:style-name="Source_20_Text">PAnsiChar</text:span> saat memanggil fungsi C. Siapkan buffer <text:span text:style-name="Source_20_Text">array of AnsiChar</text:span> untuk parameter output C. </text:p>
              </text:list-item>
              <text:list-item>
                <text:p text:style-name="P490"><text:span text:style-name="Strong_20_Emphasis">Interfacing C API (</text:span><text:span text:style-name="Strong_20_Emphasis"><text:span text:style-name="Source_20_Text">wchar_t*</text:span></text:span><text:span text:style-name="Strong_20_Emphasis">) / WinAPI Unicode:</text:span> Gunakan <text:span text:style-name="Source_20_Text">UnicodeString</text:span>, lalu cast ke <text:span text:style-name="Source_20_Text">PWideChar</text:span> saat memanggil fungsi C/API. <text:soft-page-break/>Siapkan buffer <text:span text:style-name="Source_20_Text">array of WideChar</text:span> atau <text:span text:style-name="Source_20_Text">UnicodeString</text:span> dengan <text:span text:style-name="Source_20_Text">SetLength</text:span> untuk parameter output. </text:p>
              </text:list-item>
              <text:list-item>
                <text:p text:style-name="P490"><text:span text:style-name="Strong_20_Emphasis">Interoperabilitas COM (Windows):</text:span> Gunakan <text:span text:style-name="Source_20_Text">WideString</text:span>. </text:p>
              </text:list-item>
              <text:list-item>
                <text:p text:style-name="P490"><text:span text:style-name="Strong_20_Emphasis">Kompatibilitas Kode Turbo Pascal Lama:</text:span> Gunakan <text:span text:style-name="Source_20_Text">ShortString</text:span> hanya jika benar-benar diperlukan. </text:p>
              </text:list-item>
              <text:list-item>
                <text:p text:style-name="P222"><text:span text:style-name="Strong_20_Emphasis">Kinerja Sangat Kritis / Memori Sangat Terbatas:</text:span> <text:span text:style-name="Source_20_Text">AnsiString</text:span> mungkin sedikit lebih ringan dari <text:span text:style-name="Source_20_Text">UnicodeString</text:span> jika Anda yakin hanya bekerja dengan karakter Ansi. Penggunaan buffer <text:span text:style-name="Source_20_Text">PChar</text:span> manual memberikan kontrol paling besar tetapi juga paling rumit. </text:p>
              </text:list-item>
            </text:list>
            <text:p text:style-name="Text_20_body">Memilih tipe string yang tepat sejak awal akan menghindarkan Anda dari masalah encoding dan memudahkan interoperabilitas serta pemeliharaan kode Anda. Untuk sebagian besar kasus modern, <text:span text:style-name="Source_20_Text">UnicodeString</text:span> adalah pilihan terbaik.</text:p>
          </text:section>
          <text:section text:style-name="Sect1" text:name="feedback-form-42">
            <text:p text:style-name="P443"/>
          </text:section>
        </text:section>
        <text:section text:style-name="Sect1" text:name="072c5dcf4201cf99">
          <text:p text:style-name="Text_20_body"/>
          <text:section text:style-name="Sect1" text:name="user-query-content-43">
            <text:p text:style-name="P705">yax </text:p>
          </text:section>
          <text:p text:style-name="P443">Tampilkan alur berpikir</text:p>
          <text:section text:style-name="Sect2" text:name="model-response-message-contentr_072c5dcf4201cf99">
            <text:p text:style-name="Text_20_body">Baik, saya akan melanjutkan dengan jawaban untuk prompt <text:span text:style-name="Strong_20_Emphasis">Sub-sub-bab 4.3.1: Enumerated Types (Tipe Enumerasi)</text:span>.</text:p>
            <text:p text:style-name="Horizontal_20_Line"/>
            <text:p text:style-name="Text_20_body"><text:span text:style-name="Strong_20_Emphasis">(Jawaban untuk Prompt Sub-sub-bab 4.3.1)</text:span></text:p>
            <text:h text:style-name="Heading_20_4" text:outline-level="4">4.3.1 Tipe Data Khas Pascal: Enumerated Types (Tipe Enumerasi)</text:h>
            <text:p text:style-name="Text_20_body">Selain tipe data dasar yang umum ditemukan di banyak bahasa, Pascal (dan Free Pascal) menawarkan beberapa tipe data khas yang sangat berguna untuk meningkatkan keterbacaan dan keamanan kode. Salah satu yang paling fundamental adalah <text:span text:style-name="Strong_20_Emphasis">Enumerated Type</text:span> (tipe enumerasi).</text:p>
            <text:p text:style-name="Text_20_body"><text:span text:style-name="Strong_20_Emphasis">Konsep Dasar:</text:span></text:p>
            <text:p text:style-name="Text_20_body">Tipe enumerasi memungkinkan Anda mendefinisikan sebuah <text:span text:style-name="Strong_20_Emphasis">tipe data baru</text:span> yang himpunan nilai validnya terdiri dari sekumpulan <text:span text:style-name="Strong_20_Emphasis">konstanta bernama (identifier)</text:span> yang Anda tentukan secara eksplisit. Ini sangat berguna untuk merepresentasikan state, kategori, opsi, atau sekumpulan nilai diskrit lainnya yang saling terkait secara logis.</text:p>
            <text:p text:style-name="Text_20_body"><text:span text:style-name="Strong_20_Emphasis">Sintaks Deklarasi:</text:span></text:p>
            <text:p text:style-name="Text_20_body">Anda mendeklarasikan tipe enumerasi dalam blok <text:span text:style-name="Source_20_Text">type</text:span> menggunakan sintaks berikut:</text:p>
            <text:p text:style-name="Text_20_body">Delphi</text:p>
            <text:p text:style-name="Preformatted_20_Text"><text:span text:style-name="Source_20_Text">type</text:span></text:p>
            <text:p text:style-name="P77"><text:span text:style-name="Source_20_Text"><text:s text:c="2"/>NamaTipeEnum = (Identifier1, Identifier2, Identifier3, ..., IdentifierN);</text:span></text:p>
            <text:p text:style-name="Text_20_body"><text:soft-page-break/>Contoh:</text:p>
            <text:p text:style-name="Text_20_body">Delphi</text:p>
            <text:p text:style-name="Preformatted_20_Text"><text:span text:style-name="Source_20_Text">type</text:span></text:p>
            <text:p text:style-name="Preformatted_20_Text"><text:span text:style-name="Source_20_Text"><text:s text:c="2"/>TStatusOperasi = (soIdle, soRunning, soPaused, soCompleted, soError);</text:span></text:p>
            <text:p text:style-name="Preformatted_20_Text"><text:span text:style-name="Source_20_Text"><text:s text:c="2"/>TWarnaPelangi = (wpMerah, wpJingga, wpKuning, wpHijau, wpBiru, wpNila, wpUngu);</text:span></text:p>
            <text:p text:style-name="P77"><text:span text:style-name="Source_20_Text"><text:s text:c="2"/>THari = (Senin, Selasa, Rabu, Kamis, Jumat, Sabtu, Minggu);</text:span></text:p>
            <text:p text:style-name="Text_20_body">Dalam contoh ini, <text:span text:style-name="Source_20_Text">TStatusOperasi</text:span>, <text:span text:style-name="Source_20_Text">TWarnaPelangi</text:span>, dan <text:span text:style-name="Source_20_Text">THari</text:span> menjadi <text:span text:style-name="Strong_20_Emphasis">tipe data baru yang berbeda</text:span>. Variabel bertipe <text:span text:style-name="Source_20_Text">TStatusOperasi</text:span> hanya bisa diberi salah satu nilai: <text:span text:style-name="Source_20_Text">soIdle</text:span>, <text:span text:style-name="Source_20_Text">soRunning</text:span>, <text:span text:style-name="Source_20_Text">soPaused</text:span>, <text:span text:style-name="Source_20_Text">soCompleted</text:span>, atau <text:span text:style-name="Source_20_Text">soError</text:span>.</text:p>
            <text:p text:style-name="Text_20_body"><text:span text:style-name="Strong_20_Emphasis">Keunggulan: Keterbacaan dan Keamanan Tipe (Type Safety)</text:span></text:p>
            <text:p text:style-name="Text_20_body">Penggunaan enumerasi secara signifikan meningkatkan keterbacaan dan pemeliharaan kode dibandingkan menggunakan konstanta integer 'magic number' atau string literal:</text:p>
            <text:list xml:id="list5814845961439149692" text:style-name="L66">
              <text:list-item>
                <text:p text:style-name="P491"><text:span text:style-name="Strong_20_Emphasis">Lebih Jelas:</text:span> <text:span text:style-name="Source_20_Text">CurrentStatus := soRunning;</text:span> jauh lebih mudah dipahami daripada <text:span text:style-name="Source_20_Text">CurrentStatus := 1;</text:span>. Kode menjadi <text:span text:style-name="Emphasis">self-documenting</text:span>. </text:p>
              </text:list-item>
              <text:list-item>
                <text:p text:style-name="P223"><text:span text:style-name="Strong_20_Emphasis">Type-Safe:</text:span> Kompiler FPC memberlakukan <text:span text:style-name="Emphasis">type checking</text:span> yang kuat pada enumerasi. Anda tidak bisa secara tidak sengaja menetapkan nilai integer arbitrer ke variabel enumerasi, atau membandingkan variabel dari dua tipe enumerasi yang berbeda (misalnya, membandingkan <text:span text:style-name="Source_20_Text">TStatusOperasi</text:span> dengan <text:span text:style-name="Source_20_Text">TWarnaPelangi</text:span>). Ini menangkap banyak potensi error logika saat kompilasi. Bandingkan dengan menggunakan integer, di mana Anda bisa saja menulis <text:span text:style-name="Source_20_Text">CurrentStatus := 50;</text:span> (nilai yang tidak valid) tanpa error kompilasi. </text:p>
              </text:list-item>
            </text:list>
            <text:p text:style-name="Text_20_body"><text:span text:style-name="Strong_20_Emphasis">Sifat Ordinal dan Fungsi Bawaan:</text:span></text:p>
            <text:p text:style-name="Text_20_body">Enumerasi di Pascal adalah <text:span text:style-name="Strong_20_Emphasis">tipe ordinal</text:span>. Artinya, setiap identifier dalam daftar enumerasi memiliki nilai urutan numerik implisit (dimulai dari 0 untuk identifier pertama, 1 untuk kedua, dst.). Anda dapat menggunakan fungsi ordinal standar dengan enumerasi:</text:p>
            <text:list xml:id="list1935785767413425336" text:style-name="L67">
              <text:list-item>
                <text:p text:style-name="P492"><text:span text:style-name="Source_20_Text">Ord(EnumValue)</text:span>: Mengembalikan nilai ordinal integer dari identifier enumerasi. Contoh: <text:span text:style-name="Source_20_Text">Ord(soIdle)</text:span> -&gt; 0, <text:span text:style-name="Source_20_Text">Ord(soRunning)</text:span> -&gt; 1, <text:span text:style-name="Source_20_Text">Ord(wpMerah)</text:span> -&gt; 0, <text:span text:style-name="Source_20_Text">Ord(Minggu)</text:span> -&gt; 6. </text:p>
              </text:list-item>
              <text:list-item>
                <text:p text:style-name="P492"><text:span text:style-name="Source_20_Text">Pred(EnumValue)</text:span>: Mengembalikan nilai enumerasi <text:span text:style-name="Emphasis">sebelumnya</text:span> dalam urutan definisi. Contoh: <text:span text:style-name="Source_20_Text">Pred(soRunning)</text:span> -&gt; <text:span text:style-name="Source_20_Text">soIdle</text:span>. Memanggil <text:span text:style-name="Source_20_Text">Pred</text:span> pada nilai pertama (<text:span text:style-name="Source_20_Text">soIdle</text:span>) akan menyebabkan error runtime (jika range checking aktif). </text:p>
              </text:list-item>
              <text:list-item>
                <text:p text:style-name="P492"><text:span text:style-name="Source_20_Text">Succ(EnumValue)</text:span>: Mengembalikan nilai enumerasi <text:span text:style-name="Emphasis">berikutnya</text:span> dalam urutan definisi. Contoh: <text:span text:style-name="Source_20_Text">Succ(soRunning)</text:span> -&gt; <text:span text:style-name="Source_20_Text">soPaused</text:span>. Memanggil <text:soft-page-break/><text:span text:style-name="Source_20_Text">Succ</text:span> pada nilai terakhir (<text:span text:style-name="Source_20_Text">soError</text:span>) akan menyebabkan error runtime. </text:p>
              </text:list-item>
              <text:list-item>
                <text:p text:style-name="P492"><text:span text:style-name="Source_20_Text">Low(TipeEnum)</text:span>: Mengembalikan nilai enumerasi pertama yang didefinisikan untuk tipe tersebut. Contoh: <text:span text:style-name="Source_20_Text">Low(TStatusOperasi)</text:span> -&gt; <text:span text:style-name="Source_20_Text">soIdle</text:span>. </text:p>
              </text:list-item>
              <text:list-item>
                <text:p text:style-name="P224"><text:span text:style-name="Source_20_Text">High(TipeEnum)</text:span>: Mengembalikan nilai enumerasi terakhir yang didefinisikan untuk tipe tersebut. Contoh: <text:span text:style-name="Source_20_Text">High(TStatusOperasi)</text:span> -&gt; <text:span text:style-name="Source_20_Text">soError</text:span>. </text:p>
              </text:list-item>
            </text:list>
            <text:p text:style-name="Text_20_body"><text:span text:style-name="Strong_20_Emphasis">Penggunaan dalam Kode:</text:span></text:p>
            <text:p text:style-name="Text_20_body">Enumerasi sangat berguna dalam berbagai konteks:</text:p>
            <text:list xml:id="list7904256021884826139" text:style-name="L68">
              <text:list-item>
                <text:p text:style-name="P493"><text:span text:style-name="Strong_20_Emphasis">Variabel Status/Kategori:</text:span> </text:p>
                <text:p text:style-name="P225">Delphi</text:p>
                <text:p text:style-name="P19"><text:span text:style-name="Source_20_Text">var</text:span></text:p>
                <text:p text:style-name="P19"><text:span text:style-name="Source_20_Text"><text:s text:c="2"/>StatusSaatIni: TStatusOperasi;</text:span></text:p>
                <text:p text:style-name="P19"><text:span text:style-name="Source_20_Text">begin</text:span></text:p>
                <text:p text:style-name="P19"><text:span text:style-name="Source_20_Text"><text:s text:c="2"/>StatusSaatIni := soPaused;</text:span></text:p>
                <text:p text:style-name="P19"><text:span text:style-name="Source_20_Text"><text:s text:c="2"/>// ...</text:span></text:p>
                <text:p text:style-name="P96"><text:span text:style-name="Source_20_Text">end;</text:span></text:p>
              </text:list-item>
              <text:list-item>
                <text:p text:style-name="P493"><text:span text:style-name="Strong_20_Emphasis">Struktur </text:span><text:span text:style-name="Strong_20_Emphasis"><text:span text:style-name="Source_20_Text">case</text:span></text:span><text:span text:style-name="Strong_20_Emphasis">:</text:span> <text:span text:style-name="Source_20_Text">case</text:span> bekerja sangat baik dan aman dengan enumerasi: </text:p>
                <text:p text:style-name="P225">Delphi</text:p>
                <text:p text:style-name="P19"><text:span text:style-name="Source_20_Text">case StatusSaatIni of</text:span></text:p>
                <text:p text:style-name="P19"><text:span text:style-name="Source_20_Text"><text:s text:c="2"/>soIdle: <text:s text:c="5"/>LakukanTugasIdle;</text:span></text:p>
                <text:p text:style-name="P19"><text:span text:style-name="Source_20_Text"><text:s text:c="2"/>soRunning: <text:s text:c="2"/>PantauProses;</text:span></text:p>
                <text:p text:style-name="P19"><text:span text:style-name="Source_20_Text"><text:s text:c="2"/>soPaused: <text:s text:c="3"/>TampilkanDialogJeda;</text:span></text:p>
                <text:p text:style-name="P19"><text:span text:style-name="Source_20_Text"><text:s text:c="2"/>soCompleted: BersihkanSumberDaya;</text:span></text:p>
                <text:p text:style-name="P19"><text:span text:style-name="Source_20_Text"><text:s text:c="2"/>soError: <text:s text:c="4"/>LaporkanError;</text:span></text:p>
                <text:p text:style-name="P19"><text:span text:style-name="Source_20_Text">// Tidak perlu 'else' jika semua kasus sudah tercakup</text:span></text:p>
                <text:p text:style-name="P96"><text:span text:style-name="Source_20_Text">end;</text:span></text:p>
              </text:list-item>
              <text:list-item>
                <text:p text:style-name="P493"><text:span text:style-name="Strong_20_Emphasis">Indeks Array:</text:span> Anda dapat menggunakan tipe enumerasi sebagai tipe indeks array, membuat akses array lebih bermakna: </text:p>
                <text:p text:style-name="P225">Delphi</text:p>
                <text:p text:style-name="P19"><text:span text:style-name="Source_20_Text">type</text:span></text:p>
                <text:p text:style-name="P19"><text:span text:style-name="Source_20_Text"><text:s text:c="2"/>TTingkatPrioritas = (tpRendah, tpNormal, tpTinggi, tpKritis);</text:span></text:p>
                <text:p text:style-name="P19"><text:span text:style-name="Source_20_Text"><text:s text:c="2"/>TJadwalTugas = array[TTingkatPrioritas] of string;</text:span></text:p>
                <text:p text:style-name="P19"><text:span text:style-name="Source_20_Text">var</text:span></text:p>
                <text:p text:style-name="P19"><text:span text:style-name="Source_20_Text"><text:s text:c="2"/>Jadwal: TJadwalTugas;</text:span></text:p>
                <text:p text:style-name="P19"><text:span text:style-name="Source_20_Text">begin</text:span></text:p>
                <text:p text:style-name="P19"><text:span text:style-name="Source_20_Text"><text:s text:c="2"/>Jadwal[tpNormal] := 'Proses data pelanggan';</text:span></text:p>
                <text:p text:style-name="P19"><text:span text:style-name="Source_20_Text"><text:s text:c="2"/>Jadwal[tpKritis] := 'Backup database segera!';</text:span></text:p>
                <text:p text:style-name="P19"><text:span text:style-name="Source_20_Text"><text:s text:c="2"/>// ...</text:span></text:p>
                <text:p text:style-name="P96"><text:span text:style-name="Source_20_Text">end;</text:span></text:p>
              </text:list-item>
            </text:list>
            <text:p text:style-name="Text_20_body"><text:span text:style-name="Strong_20_Emphasis">Perbandingan dengan Bahasa Lain:</text:span></text:p>
            <text:list xml:id="list5552641098676169720" text:style-name="L69">
              <text:list-item>
                <text:p text:style-name="P494"><text:span text:style-name="Strong_20_Emphasis">C/C++ (Tradisional):</text:span> <text:span text:style-name="Source_20_Text">enum</text:span> tradisional di C/C++ seringkali hanya bertindak <text:soft-page-break/>sebagai alias untuk konstanta <text:span text:style-name="Source_20_Text">int</text:span>. Mereka tidak sekuat Pascal dalam hal <text:span text:style-name="Emphasis">type safety</text:span> (misalnya, Anda seringkali bisa menetapkan integer arbitrer ke variabel enum atau membandingkan enum dari tipe berbeda). C++ modern memperkenalkan <text:span text:style-name="Source_20_Text">enum class</text:span> yang lebih mirip dengan perilaku type-safe Pascal. </text:p>
              </text:list-item>
              <text:list-item>
                <text:p text:style-name="P226"><text:span text:style-name="Strong_20_Emphasis">Java/C#:</text:span> <text:span text:style-name="Source_20_Text">enum</text:span> di Java dan C# jauh lebih kompleks; mereka adalah tipe referensi khusus yang pada dasarnya merupakan <text:span text:style-name="Emphasis">kelas</text:span>. Mereka sangat type-safe dan bisa memiliki metode, field, bahkan mengimplementasikan interface. Enum Pascal jauh lebih <text:span text:style-name="Strong_20_Emphasis">sederhana dan ringan</text:span> (merupakan tipe ordinal, bukan objek), namun tetap memberikan manfaat utama keterbacaan dan type safety untuk merepresentasikan konstanta bernama. </text:p>
              </text:list-item>
            </text:list>
            <text:p text:style-name="Text_20_body">Secara keseluruhan, tipe enumerasi adalah fitur Pascal yang elegan dan praktis untuk membuat kode lebih jelas, lebih aman, dan lebih mudah dipelihara ketika Anda perlu bekerja dengan sekumpulan nilai konstanta yang terbatas dan bermakna.</text:p>
          </text:section>
          <text:section text:style-name="Sect1" text:name="feedback-form-43">
            <text:p text:style-name="P443"/>
          </text:section>
        </text:section>
        <text:section text:style-name="Sect1" text:name="3fcbb3c76a20989a">
          <text:p text:style-name="Text_20_body"/>
          <text:section text:style-name="Sect1" text:name="user-query-content-44">
            <text:p text:style-name="P705">yax </text:p>
          </text:section>
          <text:p text:style-name="P443">Tampilkan alur berpikir</text:p>
          <text:section text:style-name="Sect2" text:name="model-response-message-contentr_3fcbb3c76a20989a">
            <text:p text:style-name="Text_20_body">Baik, saya akan melanjutkan dengan jawaban untuk prompt <text:span text:style-name="Strong_20_Emphasis">Sub-sub-bab 4.3.2: Subrange Types (Tipe Sub-jangkauan)</text:span>.</text:p>
            <text:p text:style-name="Horizontal_20_Line"/>
            <text:p text:style-name="Text_20_body"><text:span text:style-name="Strong_20_Emphasis">(Jawaban untuk Prompt Sub-sub-bab 4.3.2)</text:span></text:p>
            <text:h text:style-name="Heading_20_4" text:outline-level="4">4.3.2 Tipe Data Khas Pascal: Subrange Types (Tipe Sub-jangkauan)</text:h>
            <text:p text:style-name="Text_20_body">Fitur khas Pascal lainnya yang sangat berguna untuk meningkatkan keamanan dan kejelasan kode adalah <text:span text:style-name="Strong_20_Emphasis">Subrange Type</text:span> (tipe sub-jangkauan). Subrange memungkinkan Anda mendefinisikan sebuah tipe data baru yang nilai validnya merupakan <text:span text:style-name="Strong_20_Emphasis">subset terbatas</text:span> dari rentang nilai tipe data <text:span text:style-name="Emphasis">ordinal</text:span> lain yang sudah ada (tipe induknya).</text:p>
            <text:p text:style-name="Text_20_body"><text:span text:style-name="Strong_20_Emphasis">Konsep Dasar:</text:span></text:p>
            <text:p text:style-name="Text_20_body">Tipe induk untuk subrange haruslah tipe <text:span text:style-name="Strong_20_Emphasis">ordinal</text:span>, yaitu tipe yang nilai-nilainya memiliki urutan yang jelas dan terdefinisi, seperti:</text:p>
            <text:list xml:id="list6494346761865940187" text:style-name="L70">
              <text:list-item>
                <text:p text:style-name="P495">Tipe Integer (<text:span text:style-name="Source_20_Text">Integer</text:span>, <text:span text:style-name="Source_20_Text">Byte</text:span>, <text:span text:style-name="Source_20_Text">Word</text:span>, dll.) </text:p>
              </text:list-item>
              <text:list-item>
                <text:p text:style-name="P495">Tipe <text:span text:style-name="Source_20_Text">Char</text:span> </text:p>
              </text:list-item>
              <text:list-item>
                <text:p text:style-name="P495">Tipe <text:span text:style-name="Source_20_Text">Boolean</text:span> </text:p>
              </text:list-item>
              <text:list-item>
                <text:p text:style-name="P227">Tipe Enumerasi (yang baru saja kita bahas) </text:p>
              </text:list-item>
            </text:list>
            <text:p text:style-name="Text_20_body">Anda tidak bisa membuat subrange dari tipe non-ordinal seperti <text:span text:style-name="Source_20_Text">Real</text:span> (floating-point) atau <text:span text:style-name="Source_20_Text">string</text:span>.</text:p>
            <text:p text:style-name="Text_20_body"><text:span text:style-name="Strong_20_Emphasis">Sintaks Deklarasi:</text:span></text:p>
            <text:p text:style-name="Text_20_body"><text:soft-page-break/>Subrange dideklarasikan dalam blok <text:span text:style-name="Source_20_Text">type</text:span> dengan menentukan batas bawah dan batas atas dari rentang yang diinginkan, dipisahkan oleh dua titik (<text:span text:style-name="Source_20_Text">..</text:span>).</text:p>
            <text:p text:style-name="Text_20_body">Delphi</text:p>
            <text:p text:style-name="Preformatted_20_Text"><text:span text:style-name="Source_20_Text">type</text:span></text:p>
            <text:p text:style-name="P77"><text:span text:style-name="Source_20_Text"><text:s text:c="2"/>NamaTipeSubrange = BatasBawah..BatasAtas;</text:span></text:p>
            <text:list xml:id="list2289954151875624307" text:style-name="L71">
              <text:list-item>
                <text:p text:style-name="P496"><text:span text:style-name="Source_20_Text">BatasBawah</text:span> dan <text:span text:style-name="Source_20_Text">BatasAtas</text:span> harus berupa <text:span text:style-name="Strong_20_Emphasis">konstanta</text:span> dari tipe ordinal yang sama. </text:p>
              </text:list-item>
              <text:list-item>
                <text:p text:style-name="P496">Nilai <text:span text:style-name="Source_20_Text">BatasBawah</text:span> harus lebih kecil atau sama dengan <text:span text:style-name="Source_20_Text">BatasAtas</text:span>. </text:p>
              </text:list-item>
              <text:list-item>
                <text:p text:style-name="P228">Tipe induk dari subrange secara otomatis ditentukan oleh tipe dari konstanta batas tersebut. </text:p>
              </text:list-item>
            </text:list>
            <text:p text:style-name="Text_20_body">Contoh:</text:p>
            <text:p text:style-name="Text_20_body">Delphi</text:p>
            <text:p text:style-name="Preformatted_20_Text"><text:span text:style-name="Source_20_Text">type</text:span></text:p>
            <text:p text:style-name="Preformatted_20_Text"><text:span text:style-name="Source_20_Text"><text:s text:c="2"/>// Subrange dari Integer</text:span></text:p>
            <text:p text:style-name="Preformatted_20_Text"><text:span text:style-name="Source_20_Text"><text:s text:c="2"/>TDigit = 0..9;</text:span></text:p>
            <text:p text:style-name="Preformatted_20_Text"><text:span text:style-name="Source_20_Text"><text:s text:c="2"/>TPersentase = 0..100;</text:span></text:p>
            <text:p text:style-name="Preformatted_20_Text"><text:span text:style-name="Source_20_Text"><text:s text:c="2"/>TIndeksArray = 1..1000;</text:span></text:p>
            <text:p text:style-name="Preformatted_20_Text"><text:span text:style-name="Source_20_Text"><text:s text:c="2"/>TTemperaturValid = -40..150;</text:span></text:p>
            <text:p text:style-name="Preformatted_20_Text"/>
            <text:p text:style-name="Preformatted_20_Text"><text:span text:style-name="Source_20_Text"><text:s text:c="2"/>// Subrange dari Char</text:span></text:p>
            <text:p text:style-name="Preformatted_20_Text"><text:span text:style-name="Source_20_Text"><text:s text:c="2"/>THurufKapital = 'A'..'Z';</text:span></text:p>
            <text:p text:style-name="Preformatted_20_Text"><text:span text:style-name="Source_20_Text"><text:s text:c="2"/>THurufKecil = 'a'..'z';</text:span></text:p>
            <text:p text:style-name="Preformatted_20_Text"/>
            <text:p text:style-name="Preformatted_20_Text"><text:span text:style-name="Source_20_Text"><text:s text:c="2"/>// Subrange dari Enumerasi (misal, dari THari yang didefinisikan sebelumnya)</text:span></text:p>
            <text:p text:style-name="P77"><text:span text:style-name="Source_20_Text"><text:s text:c="2"/>THariKerja = Senin..Jumat;</text:span></text:p>
            <text:p text:style-name="Text_20_body">Dalam contoh ini, <text:span text:style-name="Source_20_Text">TDigit</text:span> adalah tipe baru yang hanya bisa menampung integer dari 0 hingga 9. <text:span text:style-name="Source_20_Text">THurufKapital</text:span> hanya bisa menampung karakter dari 'A' hingga 'Z'. <text:span text:style-name="Source_20_Text">THariKerja</text:span> hanya bisa menampung nilai <text:span text:style-name="Source_20_Text">Senin</text:span>, <text:span text:style-name="Source_20_Text">Selasa</text:span>, <text:span text:style-name="Source_20_Text">Rabu</text:span>, <text:span text:style-name="Source_20_Text">Kamis</text:span>, atau <text:span text:style-name="Source_20_Text">Jumat</text:span>.</text:p>
            <text:p text:style-name="Text_20_body"><text:span text:style-name="Strong_20_Emphasis">Manfaat Utama: Pemeriksaan Jangkauan (Range Checking) dan Keamanan</text:span></text:p>
            <text:p text:style-name="Text_20_body">Keunggulan utama subrange adalah kemampuannya untuk memberlakukan batasan nilai, yang dapat dideteksi oleh kompiler:</text:p>
            <text:list xml:id="list5936990485607380754" text:style-name="L72">
              <text:list-item>
                <text:p text:style-name="P497"><text:span text:style-name="Strong_20_Emphasis">Saat Kompilasi:</text:span> Jika Anda mencoba menetapkan nilai <text:span text:style-name="Emphasis">konstanta</text:span> yang jelas-jelas berada di luar rentang subrange, kompiler FPC seringkali dapat mendeteksinya dan memberikan error atau peringatan saat kompilasi. </text:p>
                <text:p text:style-name="P229">Delphi</text:p>
                <text:p text:style-name="P20"><text:span text:style-name="Source_20_Text">var Digit: TDigit;</text:span></text:p>
                <text:p text:style-name="P20"><text:span text:style-name="Source_20_Text">begin</text:span></text:p>
                <text:p text:style-name="P20"><text:span text:style-name="Source_20_Text"><text:s text:c="2"/>Digit := 5; <text:s/>// OK</text:span></text:p>
                <text:p text:style-name="P20"><text:span text:style-name="Source_20_Text"><text:s text:c="2"/>// Digit := 11; // Kemungkinan error kompilasi (Constant expression violates subrange bounds)</text:span></text:p>
                <text:p text:style-name="P97"><text:soft-page-break/><text:span text:style-name="Source_20_Text">end;</text:span></text:p>
              </text:list-item>
              <text:list-item>
                <text:p text:style-name="P497"><text:span text:style-name="Strong_20_Emphasis">Saat Runtime (dengan </text:span><text:span text:style-name="Strong_20_Emphasis"><text:span text:style-name="Source_20_Text">{$R+}</text:span></text:span><text:span text:style-name="Strong_20_Emphasis">):</text:span> Kekuatan sesungguhnya muncul saat Anda mengaktifkan direktif kompiler untuk <text:span text:style-name="Strong_20_Emphasis">pemeriksaan jangkauan runtime</text:span>, yaitu <text:span text:style-name="Source_20_Text">{$R+}</text:span> (atau opsi command line <text:span text:style-name="Source_20_Text">-Cr</text:span>). Ketika direktif ini aktif, kompiler menyisipkan kode tambahan untuk memeriksa <text:span text:style-name="Emphasis">setiap kali</text:span> sebuah nilai ditetapkan ke variabel bertipe subrange (atau digunakan sebagai indeks array bertipe subrange). Jika nilai tersebut berada di luar batas bawah atau batas atas yang ditentukan, program akan berhenti dengan <text:span text:style-name="Strong_20_Emphasis">runtime error</text:span> (biasanya <text:span text:style-name="Source_20_Text">ERangeError</text:span>), menunjukkan dengan tepat di mana pelanggaran batas terjadi. Jika Anda menggunakan <text:span text:style-name="Source_20_Text">{$R-}</text:span> (default di beberapa mode untuk performa), pemeriksaan runtime ini dinonaktifkan, yang membuat kode berjalan lebih cepat tetapi berisiko terjadi error logika yang sulit dilacak jika nilai keluar batas. </text:p>
                <text:list>
                  <text:list-item>
                    <text:p text:style-name="P229"><text:span text:style-name="Strong_20_Emphasis">Sangat disarankan untuk selalu mengaktifkan </text:span><text:span text:style-name="Strong_20_Emphasis"><text:span text:style-name="Source_20_Text">{$R+}</text:span></text:span><text:span text:style-name="Strong_20_Emphasis"> selama pengembangan dan pengujian.</text:span> </text:p>
                  </text:list-item>
                </text:list>
              </text:list-item>
            </text:list>
            <text:p text:style-name="Text_20_body">Dengan adanya pemeriksaan jangkauan ini, subrange secara signifikan meningkatkan <text:span text:style-name="Strong_20_Emphasis">keamanan dan ketangguhan (robustness)</text:span> kode Anda dengan menangkap error terkait nilai di luar batas yang valid secara dini.</text:p>
            <text:p text:style-name="Text_20_body"><text:span text:style-name="Strong_20_Emphasis">Penggunaan Umum:</text:span></text:p>
            <text:list xml:id="list6269659899220937980" text:style-name="L73">
              <text:list-item>
                <text:p text:style-name="P498"><text:span text:style-name="Strong_20_Emphasis">Indeks Array yang Aman:</text:span> Mendefinisikan tipe indeks array menggunakan subrange adalah praktik yang sangat baik untuk mencegah error <text:span text:style-name="Emphasis">off-by-one</text:span> atau akses di luar batas array. </text:p>
                <text:p text:style-name="P230">Delphi</text:p>
                <text:p text:style-name="P21"><text:span text:style-name="Source_20_Text">const UKURAN_BUFFER = 256;</text:span></text:p>
                <text:p text:style-name="P21"><text:span text:style-name="Source_20_Text">type</text:span></text:p>
                <text:p text:style-name="P21"><text:span text:style-name="Source_20_Text"><text:s text:c="2"/>TBufferIndex = 0..UKURAN_BUFFER - 1; // Indeks dari 0 hingga 255</text:span></text:p>
                <text:p text:style-name="P21"><text:span text:style-name="Source_20_Text"><text:s text:c="2"/>TByteBuffer = array[TBufferIndex] of Byte;</text:span></text:p>
                <text:p text:style-name="P21"><text:span text:style-name="Source_20_Text">var</text:span></text:p>
                <text:p text:style-name="P21"><text:span text:style-name="Source_20_Text"><text:s text:c="2"/>Buffer: TByteBuffer;</text:span></text:p>
                <text:p text:style-name="P21"><text:span text:style-name="Source_20_Text"><text:s text:c="2"/>Idx: TBufferIndex; // Hanya bisa menampung 0..255</text:span></text:p>
                <text:p text:style-name="P21"><text:span text:style-name="Source_20_Text">begin</text:span></text:p>
                <text:p text:style-name="P21"><text:span text:style-name="Source_20_Text"><text:s text:c="2"/>Idx := 10;</text:span></text:p>
                <text:p text:style-name="P21"><text:span text:style-name="Source_20_Text"><text:s text:c="2"/>Buffer[Idx] := $FF; // Aman</text:span></text:p>
                <text:p text:style-name="P21"><text:span text:style-name="Source_20_Text"><text:s text:c="2"/>// Buffer[UKURAN_BUFFER]; // Akan menyebabkan Range Error jika {$R+} aktif</text:span></text:p>
                <text:p text:style-name="P98"><text:span text:style-name="Source_20_Text">end;</text:span></text:p>
              </text:list-item>
              <text:list-item>
                <text:p text:style-name="P498"><text:span text:style-name="Strong_20_Emphasis">Validasi Parameter dan Variabel:</text:span> Gunakan subrange untuk variabel atau parameter fungsi/prosedur yang secara logis hanya boleh memiliki nilai dalam rentang tertentu. </text:p>
                <text:p text:style-name="P230">Delphi</text:p>
                <text:p text:style-name="P21"><text:span text:style-name="Source_20_Text">type</text:span></text:p>
                <text:p text:style-name="P21"><text:span text:style-name="Source_20_Text"><text:s text:c="2"/>TBulan = 1..12;</text:span></text:p>
                <text:p text:style-name="P21"><text:soft-page-break/><text:span text:style-name="Source_20_Text">procedure ProsesDataBulanan(BulanKe: TBulan);</text:span></text:p>
                <text:p text:style-name="P98"><text:span text:style-name="Source_20_Text">var Usia: 0..150; // Membatasi usia yang mungkin</text:span></text:p>
              </text:list-item>
              <text:list-item>
                <text:p text:style-name="P230"><text:span text:style-name="Strong_20_Emphasis">Merepresentasikan Subset Enum:</text:span> Seperti contoh <text:span text:style-name="Source_20_Text">THariKerja</text:span> di atas. </text:p>
              </text:list-item>
            </text:list>
            <text:p text:style-name="Text_20_body"><text:span text:style-name="Strong_20_Emphasis">Perbandingan dengan Bahasa Lain:</text:span></text:p>
            <text:p text:style-name="Text_20_body">Fitur tipe subrange bawaan yang terintegrasi dengan pemeriksaan jangkauan kompiler seperti ini relatif <text:span text:style-name="Strong_20_Emphasis">unik untuk Pascal</text:span> dan bahasa terkait (seperti Ada). Bahasa lain umumnya tidak memiliki konstruksi tipe subrange bawaan yang sekuat ini. Untuk mencapai validasi serupa, programmer di bahasa lain biasanya harus:</text:p>
            <text:list xml:id="list164692281355798933" text:style-name="L74">
              <text:list-item>
                <text:p text:style-name="P499">Menulis pemeriksaan <text:span text:style-name="Source_20_Text">if</text:span> manual (<text:span text:style-name="Source_20_Text">if (nilai &gt;= MIN) and (nilai &lt;= MAX) then ... else ...</text:span>). </text:p>
              </text:list-item>
              <text:list-item>
                <text:p text:style-name="P499">Menggunakan mekanisme <text:span text:style-name="Source_20_Text">assert</text:span> untuk memeriksa kondisi saat runtime (seringkali hanya aktif di build debug). </text:p>
              </text:list-item>
              <text:list-item>
                <text:p text:style-name="P231">Mengandalkan tipe data dari library khusus yang menyediakan fungsionalitas rentang. </text:p>
              </text:list-item>
            </text:list>
            <text:p text:style-name="Text_20_body">Pendekatan Pascal dengan subrange dan <text:span text:style-name="Source_20_Text">{$R+}</text:span> menawarkan cara yang lebih deklaratif, terintegrasi, dan seringkali lebih efisien untuk memastikan nilai tetap berada dalam batas yang diharapkan, berkontribusi pada pembuatan kode yang lebih aman dan andal.</text:p>
          </text:section>
          <text:section text:style-name="Sect1" text:name="feedback-form-44">
            <text:p text:style-name="P443"/>
          </text:section>
        </text:section>
        <text:section text:style-name="Sect1" text:name="e0db849941e96b42">
          <text:p text:style-name="Text_20_body"/>
          <text:section text:style-name="Sect1" text:name="user-query-content-45">
            <text:p text:style-name="P705">yax </text:p>
          </text:section>
          <text:p text:style-name="P443">Tampilkan alur berpikir</text:p>
          <text:section text:style-name="Sect2" text:name="model-response-message-contentr_e0db849941e96b42">
            <text:p text:style-name="Text_20_body">Baik, saya akan melanjutkan dengan jawaban untuk prompt <text:span text:style-name="Strong_20_Emphasis">Sub-sub-bab 4.3.3: Set Types (Tipe Himpunan)</text:span>.</text:p>
            <text:p text:style-name="Horizontal_20_Line"/>
            <text:p text:style-name="Text_20_body"><text:span text:style-name="Strong_20_Emphasis">(Jawaban untuk Prompt Sub-sub-bab 4.3.3)</text:span></text:p>
            <text:h text:style-name="Heading_20_4" text:outline-level="4">4.3.3 Tipe Data Khas Pascal: Set Types (Tipe Himpunan)</text:h>
            <text:p text:style-name="Text_20_body">Salah satu fitur tipe data yang paling khas dan kuat dalam Pascal (termasuk Free Pascal), yang seringkali tidak memiliki padanan langsung di banyak bahasa lain, adalah <text:span text:style-name="Strong_20_Emphasis">Set Type</text:span> (tipe himpunan). Tipe ini memungkinkan Anda merepresentasikan sebuah <text:span text:style-name="Emphasis">himpunan matematika</text:span> – yaitu, sebuah koleksi <text:span text:style-name="Strong_20_Emphasis">unik</text:span> dan <text:span text:style-name="Strong_20_Emphasis">tidak berurut</text:span> – dari nilai-nilai yang mungkin dimiliki oleh suatu tipe dasar ordinal tertentu.</text:p>
            <text:p text:style-name="Text_20_body"><text:span text:style-name="Strong_20_Emphasis">Konsep Dasar:</text:span></text:p>
            <text:p text:style-name="Text_20_body">Pikirkan <text:span text:style-name="Source_20_Text">set</text:span> sebagai cara untuk merepresentasikan sekumpulan "flag", "opsi", atau "kemungkinan status" yang dapat aktif atau tidak aktif secara bersamaan. Tipe dasar (base type) dari sebuah set <text:span text:style-name="Emphasis">harus</text:span> berupa <text:span text:style-name="Strong_20_Emphasis">tipe ordinal</text:span> (seperti Enumerasi, Subrange, Char, Boolean, Byte).</text:p>
            <text:p text:style-name="Text_20_body"><text:soft-page-break/><text:span text:style-name="Strong_20_Emphasis">Keterbatasan Penting:</text:span> Karena implementasi internal <text:span text:style-name="Source_20_Text">set</text:span> biasanya menggunakan <text:span text:style-name="Emphasis">bitfield</text:span> (setiap kemungkinan nilai dari tipe dasar dipetakan ke satu bit), ada batasan praktis pada rentang nilai tipe dasar. Umumnya, rentang nilai ordinal dari tipe dasar harus berada dalam <text:span text:style-name="Strong_20_Emphasis">0 hingga 255</text:span>. Ini berarti Anda tidak bisa membuat <text:span text:style-name="Source_20_Text">set of Integer</text:span>, tetapi bisa membuat <text:span text:style-name="Source_20_Text">set of Byte</text:span>, <text:span text:style-name="Source_20_Text">set of 0..15</text:span>, atau <text:span text:style-name="Source_20_Text">set of TMyEnum</text:span> (jika enumerasi tersebut memiliki kurang dari 256 nilai).</text:p>
            <text:p text:style-name="Text_20_body"><text:span text:style-name="Strong_20_Emphasis">Sintaks Deklarasi:</text:span></text:p>
            <text:p text:style-name="Text_20_body">Set dideklarasikan dalam blok <text:span text:style-name="Source_20_Text">type</text:span> menggunakan kata kunci <text:span text:style-name="Source_20_Text">set of</text:span> diikuti oleh tipe dasar ordinalnya:</text:p>
            <text:p text:style-name="Text_20_body">Delphi</text:p>
            <text:p text:style-name="Preformatted_20_Text"><text:span text:style-name="Source_20_Text">type</text:span></text:p>
            <text:p text:style-name="P77"><text:span text:style-name="Source_20_Text"><text:s text:c="2"/>NamaTipeSet = set of TipeDasarOrdinal;</text:span></text:p>
            <text:p text:style-name="Text_20_body">Contoh:</text:p>
            <text:p text:style-name="Text_20_body">Delphi</text:p>
            <text:p text:style-name="Preformatted_20_Text"><text:span text:style-name="Source_20_Text">type</text:span></text:p>
            <text:p text:style-name="Preformatted_20_Text"><text:span text:style-name="Source_20_Text"><text:s text:c="2"/>// Base type: Enumerasi</text:span></text:p>
            <text:p text:style-name="Preformatted_20_Text"><text:span text:style-name="Source_20_Text"><text:s text:c="2"/>TFontStyle = (fsBold, fsItalic, fsUnderline, fsStrikeout);</text:span></text:p>
            <text:p text:style-name="Preformatted_20_Text"><text:span text:style-name="Source_20_Text"><text:s text:c="2"/>TFontStyles = set of TFontStyle; // Set bisa berisi kombinasi style</text:span></text:p>
            <text:p text:style-name="Preformatted_20_Text"/>
            <text:p text:style-name="Preformatted_20_Text"><text:span text:style-name="Source_20_Text"><text:s text:c="2"/>// Base type: Subrange Char</text:span></text:p>
            <text:p text:style-name="Preformatted_20_Text"><text:span text:style-name="Source_20_Text"><text:s text:c="2"/>TVokal = set of 'a'..'z'; // Hanya untuk vokal huruf kecil</text:span></text:p>
            <text:p text:style-name="Preformatted_20_Text"/>
            <text:p text:style-name="Preformatted_20_Text"><text:span text:style-name="Source_20_Text"><text:s text:c="2"/>// Base type: Subrange Integer</text:span></text:p>
            <text:p text:style-name="Preformatted_20_Text"><text:span text:style-name="Source_20_Text"><text:s text:c="2"/>TShiftState = (ssShift, ssAlt, ssCtrl, ssMeta); // Enum dulu</text:span></text:p>
            <text:p text:style-name="P77"><text:span text:style-name="Source_20_Text"><text:s text:c="2"/>TShiftStates = set of TShiftState; // Set status tombol Shift, Alt, Ctrl</text:span></text:p>
            <text:p text:style-name="Text_20_body"><text:span text:style-name="Strong_20_Emphasis">Representasi Internal dan Efisiensi:</text:span></text:p>
            <text:p text:style-name="Text_20_body">Secara internal, variabel bertipe <text:span text:style-name="Source_20_Text">set</text:span> biasanya direpresentasikan sebagai <text:span text:style-name="Strong_20_Emphasis">bitfield</text:span> atau <text:span text:style-name="Strong_20_Emphasis">bitmap</text:span>. Setiap kemungkinan nilai dari tipe dasar ordinal dipetakan ke posisi bit tertentu. Jika bit tersebut bernilai 1, elemen tersebut <text:span text:style-name="Emphasis">ada</text:span> dalam himpunan; jika 0, elemen tersebut <text:span text:style-name="Emphasis">tidak ada</text:span>.</text:p>
            <text:p text:style-name="Text_20_body">Contoh (konseptual untuk <text:span text:style-name="Source_20_Text">TFontStyles</text:span>):</text:p>
            <text:list xml:id="list551779321181977098" text:style-name="L75">
              <text:list-item>
                <text:p text:style-name="P500"><text:span text:style-name="Source_20_Text">fsBold</text:span> mungkin bit 0 </text:p>
              </text:list-item>
              <text:list-item>
                <text:p text:style-name="P500"><text:span text:style-name="Source_20_Text">fsItalic</text:span> mungkin bit 1 </text:p>
              </text:list-item>
              <text:list-item>
                <text:p text:style-name="P500"><text:span text:style-name="Source_20_Text">fsUnderline</text:span> mungkin bit 2 </text:p>
              </text:list-item>
              <text:list-item>
                <text:p text:style-name="P232"><text:span text:style-name="Source_20_Text">fsStrikeout</text:span> mungkin bit 3 </text:p>
              </text:list-item>
            </text:list>
            <text:p text:style-name="Text_20_body">Maka, set <text:span text:style-name="Source_20_Text">[fsBold, fsUnderline]</text:span> akan direpresentasikan sebagai <text:span text:style-name="Source_20_Text">...00001001</text:span> (bit 0 dan bit 2 aktif).</text:p>
            <text:p text:style-name="Text_20_body">Representasi bitfield ini membuat operasi himpunan standar menjadi <text:span text:style-name="Strong_20_Emphasis">sangat efisien</text:span>, <text:soft-page-break/>karena dapat diterjemahkan langsung ke instruksi bitwise CPU yang cepat (seperti <text:span text:style-name="Source_20_Text">OR</text:span>, <text:span text:style-name="Source_20_Text">AND</text:span>, <text:span text:style-name="Source_20_Text">NOT</text:span>, <text:span text:style-name="Source_20_Text">TEST</text:span>).</text:p>
            <text:p text:style-name="Text_20_body"><text:span text:style-name="Strong_20_Emphasis">Literal Himpunan dan Operasi:</text:span></text:p>
            <text:list xml:id="list6905879767560580129" text:style-name="L76">
              <text:list-item>
                <text:p text:style-name="P501"><text:span text:style-name="Strong_20_Emphasis">Literal:</text:span> Anda mendefinisikan nilai himpunan (set literal) menggunakan kurung siku <text:span text:style-name="Source_20_Text">[]</text:span>: </text:p>
                <text:list>
                  <text:list-item>
                    <text:p text:style-name="P501">Himpunan Kosong: <text:span text:style-name="Source_20_Text">[]</text:span> </text:p>
                  </text:list-item>
                  <text:list-item>
                    <text:p text:style-name="P501">Satu Elemen: <text:span text:style-name="Source_20_Text">[fsBold]</text:span> </text:p>
                  </text:list-item>
                  <text:list-item>
                    <text:p text:style-name="P501">Beberapa Elemen: <text:span text:style-name="Source_20_Text">[fsItalic, fsStrikeout]</text:span> </text:p>
                  </text:list-item>
                  <text:list-item>
                    <text:p text:style-name="P501">Rentang (jika tipe dasar mendukung): <text:span text:style-name="Source_20_Text">['A'..'F']</text:span>, <text:span text:style-name="Source_20_Text">[Senin..Jumat]</text:span> </text:p>
                  </text:list-item>
                  <text:list-item>
                    <text:p text:style-name="P501">Kombinasi: <text:span text:style-name="Source_20_Text">[fsBold, fsUnderline..fsStrikeout]</text:span> </text:p>
                  </text:list-item>
                </text:list>
              </text:list-item>
              <text:list-item>
                <text:p text:style-name="P501"><text:span text:style-name="Strong_20_Emphasis">Operasi Himpunan:</text:span> FPC menyediakan operator intuitif untuk manipulasi himpunan: </text:p>
                <text:list>
                  <text:list-item>
                    <text:p text:style-name="P501"><text:span text:style-name="Source_20_Text">+</text:span> (Union / Gabungan): Menghasilkan himpunan berisi elemen dari kedua operand. <text:span text:style-name="Source_20_Text">[fsBold] + [fsItalic]</text:span> -&gt; <text:span text:style-name="Source_20_Text">[fsBold, fsItalic]</text:span> </text:p>
                  </text:list-item>
                  <text:list-item>
                    <text:p text:style-name="P501"><text:span text:style-name="Source_20_Text">*</text:span> (Intersection / Irisan): Menghasilkan himpunan berisi elemen yang ada di <text:span text:style-name="Emphasis">kedua</text:span> operand. <text:span text:style-name="Source_20_Text">[fsBold, fsItalic] * [fsItalic, fsUnderline]</text:span> -&gt; <text:span text:style-name="Source_20_Text">[fsItalic]</text:span> </text:p>
                  </text:list-item>
                  <text:list-item>
                    <text:p text:style-name="P501"><text:span text:style-name="Source_20_Text">-</text:span> (Difference / Selisih): Menghasilkan himpunan berisi elemen di operand kiri yang <text:span text:style-name="Emphasis">tidak</text:span> ada di operand kanan. <text:span text:style-name="Source_20_Text">[fsBold, fsItalic] - [fsItalic]</text:span> -&gt; <text:span text:style-name="Source_20_Text">[fsBold]</text:span> </text:p>
                  </text:list-item>
                  <text:list-item>
                    <text:p text:style-name="P501"><text:span text:style-name="Source_20_Text">in</text:span> (Membership / Keanggotaan): Menguji apakah sebuah elemen (dari tipe dasar) ada di dalam himpunan. Mengembalikan <text:span text:style-name="Source_20_Text">Boolean</text:span>. <text:span text:style-name="Source_20_Text">if fsBold in MyStyles then ...</text:span> </text:p>
                  </text:list-item>
                  <text:list-item>
                    <text:p text:style-name="P501"><text:span text:style-name="Source_20_Text">=</text:span> (Equality): <text:span text:style-name="Source_20_Text">True</text:span> jika kedua himpunan memiliki elemen yang sama persis. </text:p>
                  </text:list-item>
                  <text:list-item>
                    <text:p text:style-name="P501"><text:span text:style-name="Source_20_Text">&lt;&gt;</text:span> (Inequality): <text:span text:style-name="Source_20_Text">True</text:span> jika kedua himpunan berbeda. </text:p>
                  </text:list-item>
                  <text:list-item>
                    <text:p text:style-name="P501"><text:span text:style-name="Source_20_Text">&lt;=</text:span> (Subset): <text:span text:style-name="Source_20_Text">True</text:span> jika himpunan kiri adalah subset (atau sama dengan) himpunan kanan. <text:span text:style-name="Source_20_Text">if [fsBold] &lt;= MyStyles then ...</text:span> </text:p>
                  </text:list-item>
                  <text:list-item>
                    <text:p text:style-name="P233"><text:span text:style-name="Source_20_Text">&gt;=</text:span> (Superset): <text:span text:style-name="Source_20_Text">True</text:span> jika himpunan kiri adalah superset (atau sama dengan) himpunan kanan. </text:p>
                  </text:list-item>
                </text:list>
              </text:list-item>
            </text:list>
            <text:p text:style-name="Text_20_body"><text:span text:style-name="Strong_20_Emphasis">Contoh Penggunaan Umum:</text:span></text:p>
            <text:list xml:id="list4499910162533504476" text:style-name="L77">
              <text:list-item>
                <text:p text:style-name="P502"><text:span text:style-name="Strong_20_Emphasis">Flags / Opsi:</text:span> Menggantikan banyak variabel boolean atau bitmask. </text:p>
                <text:p text:style-name="P234">Delphi</text:p>
                <text:p text:style-name="P22"><text:span text:style-name="Source_20_Text">type</text:span></text:p>
                <text:p text:style-name="P22"><text:span text:style-name="Source_20_Text"><text:s text:c="2"/>TFitur = (ftPencarian, ftPenyortiran, ftPencetakan, ftEkspor);</text:span></text:p>
                <text:p text:style-name="P22"><text:span text:style-name="Source_20_Text"><text:s text:c="2"/>TFiturAktif = set of TFitur;</text:span></text:p>
                <text:p text:style-name="P22"><text:span text:style-name="Source_20_Text">var</text:span></text:p>
                <text:p text:style-name="P22"><text:soft-page-break/><text:span text:style-name="Source_20_Text"><text:s text:c="2"/>FiturPengguna: TFiturAktif;</text:span></text:p>
                <text:p text:style-name="P22"><text:span text:style-name="Source_20_Text">begin</text:span></text:p>
                <text:p text:style-name="P22"><text:span text:style-name="Source_20_Text"><text:s text:c="2"/>FiturPengguna := [ftPencarian, ftPenyortiran]; // Aktifkan fitur awal</text:span></text:p>
                <text:p text:style-name="P22"><text:span text:style-name="Source_20_Text"><text:s text:c="2"/>// ...</text:span></text:p>
                <text:p text:style-name="P22"><text:span text:style-name="Source_20_Text"><text:s text:c="2"/>if ftPencetakan in FiturPengguna then</text:span></text:p>
                <text:p text:style-name="P22"><text:span text:style-name="Source_20_Text"><text:s text:c="4"/>CetakDokumen;</text:span></text:p>
                <text:p text:style-name="P22"><text:span text:style-name="Source_20_Text"><text:s text:c="2"/>// Tambahkan fitur ekspor</text:span></text:p>
                <text:p text:style-name="P22"><text:span text:style-name="Source_20_Text"><text:s text:c="2"/>FiturPengguna := FiturPengguna + [ftEkspor];</text:span></text:p>
                <text:p text:style-name="P22"><text:span text:style-name="Source_20_Text"><text:s text:c="2"/>// Hapus fitur pencarian</text:span></text:p>
                <text:p text:style-name="P22"><text:span text:style-name="Source_20_Text"><text:s text:c="2"/>FiturPengguna := FiturPengguna - [ftPencarian];</text:span></text:p>
                <text:p text:style-name="P99"><text:span text:style-name="Source_20_Text">end;</text:span></text:p>
              </text:list-item>
              <text:list-item>
                <text:p text:style-name="P502"><text:span text:style-name="Strong_20_Emphasis">Validasi Input Karakter:</text:span> </text:p>
                <text:p text:style-name="P234">Delphi</text:p>
                <text:p text:style-name="P22"><text:span text:style-name="Source_20_Text">var</text:span></text:p>
                <text:p text:style-name="P22"><text:span text:style-name="Source_20_Text"><text:s text:c="2"/>Input: Char;</text:span></text:p>
                <text:p text:style-name="P22"><text:span text:style-name="Source_20_Text"><text:s text:c="2"/>ValidChars: set of Char;</text:span></text:p>
                <text:p text:style-name="P22"><text:span text:style-name="Source_20_Text">begin</text:span></text:p>
                <text:p text:style-name="P22"><text:span text:style-name="Source_20_Text"><text:s text:c="2"/>ValidChars := ['0'..'9', 'A'..'F', 'a'..'f']; // Hex digits</text:span></text:p>
                <text:p text:style-name="P22"><text:span text:style-name="Source_20_Text"><text:s text:c="2"/>ReadLn(Input);</text:span></text:p>
                <text:p text:style-name="P22"><text:span text:style-name="Source_20_Text"><text:s text:c="2"/>if Input in ValidChars then</text:span></text:p>
                <text:p text:style-name="P22"><text:span text:style-name="Source_20_Text"><text:s text:c="4"/>WriteLn('Input Heksadesimal Valid')</text:span></text:p>
                <text:p text:style-name="P22"><text:span text:style-name="Source_20_Text"><text:s text:c="2"/>else</text:span></text:p>
                <text:p text:style-name="P22"><text:span text:style-name="Source_20_Text"><text:s text:c="4"/>WriteLn('Input Bukan Heksadesimal');</text:span></text:p>
                <text:p text:style-name="P99"><text:span text:style-name="Source_20_Text">end;</text:span></text:p>
              </text:list-item>
            </text:list>
            <text:p text:style-name="Text_20_body"><text:span text:style-name="Strong_20_Emphasis">Perbandingan dengan Bahasa Lain:</text:span></text:p>
            <text:list xml:id="list4794863373877000321" text:style-name="L78">
              <text:list-item>
                <text:p text:style-name="P503"><text:span text:style-name="Strong_20_Emphasis">Bitmasks/Bit Flags (C/C++):</text:span> Di C/C++, Anda sering menggunakan konstanta integer (seringkali pangkat 2: 1, 2, 4, 8...) dan operator bitwise manual (<text:span text:style-name="Source_20_Text">|</text:span> untuk menambah flag, <text:span text:style-name="Source_20_Text">&amp;</text:span> untuk menguji flag, <text:span text:style-name="Source_20_Text">~</text:span> dan <text:span text:style-name="Source_20_Text">&amp;</text:span> untuk menghapus flag). Dibandingkan ini, <text:span text:style-name="Source_20_Text">set</text:span> Pascal jauh <text:span text:style-name="Strong_20_Emphasis">lebih mudah dibaca</text:span>, <text:span text:style-name="Strong_20_Emphasis">lebih aman-tipe</text:span> (tidak bisa sembarang memasukkan nilai), dan <text:span text:style-name="Strong_20_Emphasis">kurang rentan error logika</text:span> karena operatornya intuitif (<text:span text:style-name="Source_20_Text">+</text:span>, <text:span text:style-name="Source_20_Text">-</text:span>, <text:span text:style-name="Source_20_Text">in</text:span>). </text:p>
                <text:list>
                  <text:list-item>
                    <text:p text:style-name="P503"><text:span text:style-name="Source_20_Text">options |= FLAG_WRITE;</text:span> (C) vs <text:span text:style-name="Source_20_Text">Options := Options + [optWrite];</text:span> (Pascal) </text:p>
                  </text:list-item>
                  <text:list-item>
                    <text:p text:style-name="P503"><text:span text:style-name="Source_20_Text">if (options &amp; FLAG_READ)</text:span> (C) vs <text:span text:style-name="Source_20_Text">if optRead in Options then</text:span> (Pascal) </text:p>
                  </text:list-item>
                </text:list>
              </text:list-item>
              <text:list-item>
                <text:p text:style-name="P503"><text:span text:style-name="Strong_20_Emphasis"><text:span text:style-name="Source_20_Text">EnumSet</text:span></text:span><text:span text:style-name="Strong_20_Emphasis"> (Java):</text:span> Java memiliki kelas <text:span text:style-name="Source_20_Text">EnumSet</text:span> yang dioptimalkan khusus untuk bekerja dengan tipe <text:span text:style-name="Source_20_Text">enum</text:span>, memberikan performa mirip bitfield. Ini secara konseptual paling dekat dengan <text:span text:style-name="Source_20_Text">set</text:span> Pascal untuk enumerasi, meskipun implementasinya berbasis objek. </text:p>
              </text:list-item>
              <text:list-item>
                <text:p text:style-name="P235"><text:span text:style-name="Strong_20_Emphasis">Set Collections Umum:</text:span> Bahasa seperti Python (<text:span text:style-name="Source_20_Text">set</text:span>), Java (<text:span text:style-name="Source_20_Text">HashSet</text:span>), C++ (<text:span text:style-name="Source_20_Text">std::set</text:span>) memiliki struktur data himpunan generik. Namun, ini biasanya untuk objek atau tipe data yang lebih kompleks, implementasinya berbeda (seringkali hash table atau tree), dan operasinya mungkin tidak secepat operasi bitwise langsung pada <text:span text:style-name="Source_20_Text">set</text:span> Pascal untuk tipe dasar ordinal kecil. </text:p>
              </text:list-item>
            </text:list>
            <text:p text:style-name="Text_20_body"><text:soft-page-break/>Secara ringkas, <text:span text:style-name="Source_20_Text">set</text:span> adalah fitur Pascal yang sangat efisien dan ekspresif untuk mengelola kumpulan opsi, flag, atau keanggotaan dalam himpunan nilai ordinal yang terbatas, menawarkan keunggulan signifikan dalam hal keterbacaan dan keamanan dibandingkan teknik bitmask manual.</text:p>
          </text:section>
          <text:section text:style-name="Sect1" text:name="feedback-form-45">
            <text:p text:style-name="P443"/>
          </text:section>
        </text:section>
        <text:section text:style-name="Sect1" text:name="ebc67bae1143d7d7">
          <text:p text:style-name="Text_20_body"/>
          <text:section text:style-name="Sect1" text:name="user-query-content-46">
            <text:p text:style-name="P705">yax </text:p>
          </text:section>
          <text:p text:style-name="P443">Tampilkan alur berpikir</text:p>
          <text:section text:style-name="Sect2" text:name="model-response-message-contentr_ebc67bae1143d7d7">
            <text:p text:style-name="Text_20_body">Baik, saya akan melanjutkan dengan jawaban untuk prompt <text:span text:style-name="Strong_20_Emphasis">Sub-sub-bab 4.4.1: Arrays (Statis dan Dinamis)</text:span>.</text:p>
            <text:p text:style-name="Horizontal_20_Line"/>
            <text:p text:style-name="Text_20_body"><text:span text:style-name="Strong_20_Emphasis">(Jawaban untuk Prompt Sub-sub-bab 4.4.1)</text:span></text:p>
            <text:h text:style-name="Heading_20_4" text:outline-level="4">4.4.1 Tipe Data Terstruktur: Arrays (Statis dan Dinamis)</text:h>
            <text:p text:style-name="Text_20_body">Array (larik) adalah salah satu struktur data paling fundamental dalam pemrograman. Array memungkinkan Anda menyimpan sekumpulan elemen (koleksi) yang berurutan, di mana semua elemen harus memiliki <text:span text:style-name="Strong_20_Emphasis">tipe data yang sama</text:span>. Free Pascal mendukung dua jenis utama array, masing-masing dengan karakteristik dan kasus penggunaan yang berbeda: Array Statis dan Array Dinamis.</text:p>
            <text:p text:style-name="Text_20_body"><text:span text:style-name="Strong_20_Emphasis">1. Array Statis (Static Arrays)</text:span></text:p>
            <text:p text:style-name="Text_20_body">Array statis memiliki ukuran (jumlah elemen) dan batas indeks yang <text:span text:style-name="Strong_20_Emphasis">tetap</text:span>, yang ditentukan pada saat <text:span text:style-name="Strong_20_Emphasis">kompilasi</text:span>. Ukurannya tidak dapat diubah selama program berjalan.</text:p>
            <text:list xml:id="list1749599818047959101" text:style-name="L79">
              <text:list-item>
                <text:p text:style-name="P504"><text:span text:style-name="Strong_20_Emphasis">Sintaks Deklarasi:</text:span> Anda mendeklarasikan tipe array statis dalam blok <text:span text:style-name="Source_20_Text">type</text:span> dengan menentukan rentang indeks (menggunakan tipe ordinal) dan tipe elemennya: </text:p>
                <text:p text:style-name="P236">Delphi</text:p>
                <text:p text:style-name="P23"><text:span text:style-name="Source_20_Text">type</text:span></text:p>
                <text:p text:style-name="P23"><text:span text:style-name="Source_20_Text"><text:s text:c="2"/>// Menggunakan rentang integer</text:span></text:p>
                <text:p text:style-name="P23"><text:span text:style-name="Source_20_Text"><text:s text:c="2"/>TNilaiMahasiswa = array[1..50] of Integer; // Array berisi 50 integer, indeks 1 s/d 50</text:span></text:p>
                <text:p text:style-name="P23"/>
                <text:p text:style-name="P23"><text:span text:style-name="Source_20_Text"><text:s text:c="2"/>// Menggunakan tipe subrange sebagai indeks</text:span></text:p>
                <text:p text:style-name="P23"><text:span text:style-name="Source_20_Text"><text:s text:c="2"/>TIndeksBuffer = 0..1023;</text:span></text:p>
                <text:p text:style-name="P23"><text:span text:style-name="Source_20_Text"><text:s text:c="2"/>TDataBuffer = array[TIndeksBuffer] of Byte; // Array 1024 byte, indeks 0 s/d 1023</text:span></text:p>
                <text:p text:style-name="P23"/>
                <text:p text:style-name="P23"><text:span text:style-name="Source_20_Text"><text:s text:c="2"/>// Menggunakan tipe enumerasi sebagai indeks</text:span></text:p>
                <text:p text:style-name="P23"><text:span text:style-name="Source_20_Text"><text:s text:c="2"/>THari = (Sen, Sel, Rab, Kam, Jum, Sab, Ming);</text:span></text:p>
                <text:p text:style-name="P100"><text:span text:style-name="Source_20_Text"><text:s text:c="2"/>TJumlahJamKerja = array[THari] of Real; // Array 7 real, indeks Sen s/d Ming</text:span></text:p>
              </text:list-item>
              <text:list-item>
                <text:p text:style-name="P504"><text:soft-page-break/><text:span text:style-name="Strong_20_Emphasis">Alokasi Memori:</text:span> Memori untuk array statis biasanya dialokasikan secara <text:span text:style-name="Strong_20_Emphasis">statis</text:span>. Jika dideklarasikan sebagai variabel lokal (di dalam prosedur/fungsi), memori dialokasikan di <text:span text:style-name="Emphasis">stack</text:span>; jika sebagai variabel global (di level program/unit), memori dialokasikan di <text:span text:style-name="Emphasis">segmen data</text:span>. Ukurannya tetap sepanjang eksekusi program. </text:p>
              </text:list-item>
              <text:list-item>
                <text:p text:style-name="P504"><text:span text:style-name="Strong_20_Emphasis">Akses Elemen:</text:span> Anda mengakses elemen individual menggunakan <text:span text:style-name="Strong_20_Emphasis">indeks</text:span> yang diapit kurung siku <text:span text:style-name="Source_20_Text">[]</text:span>. Indeks harus berada dalam rentang yang dideklarasikan. </text:p>
                <text:p text:style-name="P236">Delphi</text:p>
                <text:p text:style-name="P23"><text:span text:style-name="Source_20_Text">var</text:span></text:p>
                <text:p text:style-name="P23"><text:span text:style-name="Source_20_Text"><text:s text:c="2"/>Nilai: TNilaiMahasiswa;</text:span></text:p>
                <text:p text:style-name="P23"><text:span text:style-name="Source_20_Text"><text:s text:c="2"/>JamKerja: TJumlahJamKerja;</text:span></text:p>
                <text:p text:style-name="P23"><text:span text:style-name="Source_20_Text">begin</text:span></text:p>
                <text:p text:style-name="P23"><text:span text:style-name="Source_20_Text"><text:s text:c="2"/>Nilai[1] := 90;</text:span></text:p>
                <text:p text:style-name="P23"><text:span text:style-name="Source_20_Text"><text:s text:c="2"/>Nilai[50] := 85;</text:span></text:p>
                <text:p text:style-name="P23"><text:span text:style-name="Source_20_Text"><text:s text:c="2"/>JamKerja[Sen] := 8.5;</text:span></text:p>
                <text:p text:style-name="P23"><text:span text:style-name="Source_20_Text"><text:s text:c="2"/>// Nilai[0] := 70; // Akan menyebabkan Range Error jika {$R+} aktif</text:span></text:p>
                <text:p text:style-name="P23"><text:span text:style-name="Source_20_Text"><text:s text:c="2"/>// JamKerja[Ming] := JamKerja[Sab] + 1; // OK</text:span></text:p>
                <text:p text:style-name="P100"><text:span text:style-name="Source_20_Text">end;</text:span></text:p>
                <text:p text:style-name="P504">Jika direktif <text:span text:style-name="Source_20_Text">{$R+}</text:span> (range checking) aktif, akses di luar batas indeks akan menyebabkan runtime error (<text:span text:style-name="Source_20_Text">ERangeError</text:span>). </text:p>
              </text:list-item>
              <text:list-item>
                <text:p text:style-name="P504"><text:span text:style-name="Strong_20_Emphasis">Array Multi-Dimensi:</text:span> Anda dapat mendeklarasikan array statis multi-dimensi: </text:p>
                <text:p text:style-name="P236">Delphi</text:p>
                <text:p text:style-name="P23"><text:span text:style-name="Source_20_Text">type</text:span></text:p>
                <text:p text:style-name="P23"><text:span text:style-name="Source_20_Text"><text:s text:c="2"/>TMatriks = array[1..10, 1..20] of Double; // Matriks 10x20</text:span></text:p>
                <text:p text:style-name="P23"><text:span text:style-name="Source_20_Text"><text:s text:c="2"/>// atau setara:</text:span></text:p>
                <text:p text:style-name="P23"><text:span text:style-name="Source_20_Text"><text:s text:c="2"/>// TMatriks = array[1..10] of array[1..20] of Double;</text:span></text:p>
                <text:p text:style-name="P23"><text:span text:style-name="Source_20_Text">var</text:span></text:p>
                <text:p text:style-name="P23"><text:span text:style-name="Source_20_Text"><text:s text:c="2"/>Peta: TMatriks;</text:span></text:p>
                <text:p text:style-name="P23"><text:span text:style-name="Source_20_Text">begin</text:span></text:p>
                <text:p text:style-name="P23"><text:span text:style-name="Source_20_Text"><text:s text:c="2"/>Peta[3, 5] := 123.45; // Mengakses elemen di baris 3, kolom 5</text:span></text:p>
                <text:p text:style-name="P100"><text:span text:style-name="Source_20_Text">end;</text:span></text:p>
              </text:list-item>
              <text:list-item>
                <text:p text:style-name="P236"><text:span text:style-name="Strong_20_Emphasis">Kapan Digunakan:</text:span> Array statis cocok ketika Anda mengetahui ukuran array secara pasti saat menulis kode, dan ukuran tersebut tidak akan berubah. Mereka sedikit lebih efisien daripada array dinamis karena tidak ada overhead alokasi dinamis atau reference counting. </text:p>
              </text:list-item>
            </text:list>
            <text:p text:style-name="Text_20_body"><text:span text:style-name="Strong_20_Emphasis">2. Array Dinamis (Dynamic Arrays)</text:span></text:p>
            <text:p text:style-name="Text_20_body">Array dinamis menawarkan fleksibilitas karena ukurannya <text:span text:style-name="Strong_20_Emphasis">tidak ditentukan saat kompilasi</text:span> dan dapat <text:span text:style-name="Strong_20_Emphasis">diubah saat runtime</text:span>.</text:p>
            <text:list xml:id="list3865836948103927061" text:style-name="L80">
              <text:list-item>
                <text:p text:style-name="P505"><text:span text:style-name="Strong_20_Emphasis">Sintaks Deklarasi:</text:span> Deklarasinya lebih sederhana, hanya menentukan tipe elemen tanpa batas indeks: </text:p>
                <text:p text:style-name="P237">Delphi</text:p>
                <text:p text:style-name="P24"><text:span text:style-name="Source_20_Text">type</text:span></text:p>
                <text:p text:style-name="P24"><text:soft-page-break/><text:span text:style-name="Source_20_Text"><text:s text:c="2"/>TDaftarInteger = array of Integer;</text:span></text:p>
                <text:p text:style-name="P24"><text:span text:style-name="Source_20_Text"><text:s text:c="2"/>TDaftarString = array of string;</text:span></text:p>
                <text:p text:style-name="P101"><text:span text:style-name="Source_20_Text"><text:s text:c="2"/>TArrayDataRecord = array of TMyRecord;</text:span></text:p>
              </text:list-item>
              <text:list-item>
                <text:p text:style-name="P505"><text:span text:style-name="Strong_20_Emphasis">Alokasi Memori dan Ukuran:</text:span> Variabel array dinamis pada awalnya adalah pointer <text:span text:style-name="Source_20_Text">nil</text:span>. Anda harus mengalokasikan memori dan menentukan ukurannya secara eksplisit saat runtime menggunakan prosedur <text:span text:style-name="Source_20_Text">SetLength</text:span>: </text:p>
                <text:p text:style-name="P237">Delphi</text:p>
                <text:p text:style-name="P24"><text:span text:style-name="Source_20_Text">var</text:span></text:p>
                <text:p text:style-name="P24"><text:span text:style-name="Source_20_Text"><text:s text:c="2"/>Angka: TDaftarInteger;</text:span></text:p>
                <text:p text:style-name="P24"><text:span text:style-name="Source_20_Text"><text:s text:c="2"/>JumlahElemen: Integer;</text:span></text:p>
                <text:p text:style-name="P24"><text:span text:style-name="Source_20_Text">begin</text:span></text:p>
                <text:p text:style-name="P24"><text:span text:style-name="Source_20_Text"><text:s text:c="2"/>JumlahElemen := 100;</text:span></text:p>
                <text:p text:style-name="P24"><text:span text:style-name="Source_20_Text"><text:s text:c="2"/>SetLength(Angka, JumlahElemen); // Alokasi memori untuk 100 Integer di heap</text:span></text:p>
                <text:p text:style-name="P24"><text:span text:style-name="Source_20_Text"><text:s text:c="2"/>// Sekarang Angka memiliki indeks dari 0 hingga 99</text:span></text:p>
                <text:p text:style-name="P24"><text:span text:style-name="Source_20_Text"><text:s text:c="2"/>Angka[0] := 10;</text:span></text:p>
                <text:p text:style-name="P24"><text:span text:style-name="Source_20_Text"><text:s text:c="2"/>Angka[99] := 5;</text:span></text:p>
                <text:p text:style-name="P24"><text:span text:style-name="Source_20_Text"><text:s text:c="2"/>// ...</text:span></text:p>
                <text:p text:style-name="P24"><text:span text:style-name="Source_20_Text"><text:s text:c="2"/>// Mengubah ukuran (data lama sejauh mungkin dipertahankan):</text:span></text:p>
                <text:p text:style-name="P24"><text:span text:style-name="Source_20_Text"><text:s text:c="2"/>SetLength(Angka, 200); // Sekarang punya 200 elemen (indeks 0..199)</text:span></text:p>
                <text:p text:style-name="P24"><text:span text:style-name="Source_20_Text"><text:s text:c="2"/>SetLength(Angka, 0); // Membebaskan memori (menjadi array kosong)</text:span></text:p>
                <text:p text:style-name="P101"><text:span text:style-name="Source_20_Text">end;</text:span></text:p>
                <text:p text:style-name="P505"><text:span text:style-name="Source_20_Text">SetLength</text:span> mengalokasikan memori di <text:span text:style-name="Emphasis">heap</text:span>. </text:p>
              </text:list-item>
              <text:list-item>
                <text:p text:style-name="P505"><text:span text:style-name="Strong_20_Emphasis">Indeks:</text:span> Indeks array dinamis <text:span text:style-name="Strong_20_Emphasis">selalu dimulai dari 0</text:span>. Rentang indeks yang valid adalah <text:span text:style-name="Source_20_Text">0</text:span> hingga <text:span text:style-name="Source_20_Text">Length(NamaArray) - 1</text:span>. </text:p>
              </text:list-item>
              <text:list-item>
                <text:p text:style-name="P505"><text:span text:style-name="Strong_20_Emphasis">Fungsi Bawaan:</text:span> </text:p>
                <text:list>
                  <text:list-item>
                    <text:p text:style-name="P505"><text:span text:style-name="Source_20_Text">Length(NamaArray)</text:span>: Mengembalikan jumlah elemen saat ini dalam array. </text:p>
                  </text:list-item>
                  <text:list-item>
                    <text:p text:style-name="P505"><text:span text:style-name="Source_20_Text">Low(NamaArray)</text:span>: Selalu mengembalikan 0 untuk array dinamis. </text:p>
                  </text:list-item>
                  <text:list-item>
                    <text:p text:style-name="P505"><text:span text:style-name="Source_20_Text">High(NamaArray)</text:span>: Mengembalikan indeks tertinggi yang valid (<text:span text:style-name="Source_20_Text">Length - 1</text:span>). Mengembalikan -1 jika <text:span text:style-name="Source_20_Text">Length</text:span> adalah 0. </text:p>
                  </text:list-item>
                </text:list>
              </text:list-item>
              <text:list-item>
                <text:p text:style-name="P505"><text:span text:style-name="Strong_20_Emphasis">Manajemen Memori (Reference Counting):</text:span> Seperti <text:span text:style-name="Source_20_Text">AnsiString</text:span> dan <text:span text:style-name="Source_20_Text">UnicodeString</text:span>, array dinamis di Free Pascal dikelola menggunakan <text:span text:style-name="Strong_20_Emphasis">reference counting otomatis</text:span>. </text:p>
                <text:list>
                  <text:list-item>
                    <text:p text:style-name="P505">Assignment (<text:span text:style-name="Source_20_Text">ArrayB := ArrayA</text:span>) hanya menyalin referensi, bukan seluruh data array. </text:p>
                  </text:list-item>
                  <text:list-item>
                    <text:p text:style-name="P505">Memori array secara otomatis dibebaskan oleh FPC ketika tidak ada lagi variabel yang mereferensikannya (hitungan referensi mencapai nol). Anda <text:span text:style-name="Strong_20_Emphasis">tidak perlu</text:span> memanggil <text:span text:style-name="Source_20_Text">Dispose</text:span> atau <text:span text:style-name="Source_20_Text">FreeMem</text:span> secara manual pada variabel array dinamis. </text:p>
                  </text:list-item>
                  <text:list-item>
                    <text:p text:style-name="P505">Mekanisme Copy-On-Write (COW) mungkin berlaku saat memodifikasi elemen jika ada lebih dari satu referensi. </text:p>
                  </text:list-item>
                </text:list>
              </text:list-item>
              <text:list-item>
                <text:p text:style-name="P505"><text:soft-page-break/><text:span text:style-name="Strong_20_Emphasis">Array Multi-Dimensi Dinamis:</text:span> Dimungkinkan (misalnya, <text:span text:style-name="Source_20_Text">array of array of Integer</text:span>), tetapi setiap 'baris' perlu dialokasikan secara terpisah menggunakan <text:span text:style-name="Source_20_Text">SetLength</text:span>. </text:p>
              </text:list-item>
              <text:list-item>
                <text:p text:style-name="P237"><text:span text:style-name="Strong_20_Emphasis">Kapan Digunakan:</text:span> Array dinamis ideal ketika jumlah elemen tidak diketahui saat kompilasi atau perlu berubah selama eksekusi program. Mereka menawarkan fleksibilitas dengan manajemen memori otomatis yang nyaman. </text:p>
              </text:list-item>
            </text:list>
            <text:p text:style-name="Text_20_body"><text:span text:style-name="Strong_20_Emphasis">Perbandingan dengan Bahasa Lain:</text:span></text:p>
            <text:list xml:id="list8136210750901612490" text:style-name="L81">
              <text:list-item>
                <text:p text:style-name="P506"><text:span text:style-name="Strong_20_Emphasis">C/C++:</text:span> Array statis FPC (dengan <text:span text:style-name="Source_20_Text">{$R+}</text:span>) lebih aman daripada array C bawaan karena adanya pemeriksaan batas. Array C seringkali "meluruh" menjadi pointer, kehilangan informasi ukuran, yang tidak terjadi di Pascal. Array dinamis FPC mirip konsepnya dengan <text:span text:style-name="Source_20_Text">std::vector</text:span> di C++, tetapi menggunakan reference counting untuk manajemen memori, sementara <text:span text:style-name="Source_20_Text">std::vector</text:span> menggunakan RAII (otomatis dealokasi saat keluar scope) dan value semantics (penyalinan data saat assignment, bukan referensi). </text:p>
              </text:list-item>
              <text:list-item>
                <text:p text:style-name="P238"><text:span text:style-name="Strong_20_Emphasis">Java/C#/Python:</text:span> Array dinamis FPC mirip dengan koleksi dinamis seperti <text:span text:style-name="Source_20_Text">ArrayList</text:span> (Java), <text:span text:style-name="Source_20_Text">List&lt;T&gt;</text:span> (C#), atau <text:span text:style-name="Source_20_Text">list</text:span> (Python) dalam hal ukuran yang fleksibel dan kemampuan menyimpan elemen bertipe. Perbedaannya terletak pada manajemen memori (reference counting di FPC vs Garbage Collection di bahasa lain) dan sintaks akses (FPC menggunakan <text:span text:style-name="Source_20_Text">[]</text:span> seperti array biasa, sementara Java misalnya, menggunakan metode <text:span text:style-name="Source_20_Text">.get()</text:span>/<text:span text:style-name="Source_20_Text">.set()</text:span>, meskipun C# dan Python juga menggunakan <text:span text:style-name="Source_20_Text">[]</text:span>). </text:p>
              </text:list-item>
            </text:list>
            <text:p text:style-name="Text_20_body">Pemilihan antara array statis dan dinamis di FPC bergantung pada apakah Anda memerlukan ukuran tetap atau fleksibel, serta pertimbangan performa dan lokasi alokasi memori (stack vs heap).</text:p>
          </text:section>
          <text:section text:style-name="Sect1" text:name="feedback-form-46">
            <text:p text:style-name="P443"/>
          </text:section>
        </text:section>
        <text:section text:style-name="Sect1" text:name="cce0abb912e3732f">
          <text:p text:style-name="Text_20_body"/>
          <text:section text:style-name="Sect1" text:name="user-query-content-47">
            <text:p text:style-name="P705">yax </text:p>
          </text:section>
          <text:p text:style-name="P443">Tampilkan alur berpikir</text:p>
          <text:section text:style-name="Sect2" text:name="model-response-message-contentr_cce0abb912e3732f">
            <text:p text:style-name="Text_20_body">Baik, saya akan melanjutkan dengan jawaban untuk prompt <text:span text:style-name="Strong_20_Emphasis">Sub-sub-bab 4.4.2: Records (Struktur Data)</text:span>.</text:p>
            <text:p text:style-name="Horizontal_20_Line"/>
            <text:p text:style-name="Text_20_body"><text:span text:style-name="Strong_20_Emphasis">(Jawaban untuk Prompt Sub-sub-bab 4.4.2)</text:span></text:p>
            <text:h text:style-name="Heading_20_4" text:outline-level="4">4.4.2 Tipe Data Terstruktur: Records (Struktur Data)</text:h>
            <text:p text:style-name="Text_20_body">Selain array yang menyimpan banyak elemen bertipe <text:span text:style-name="Emphasis">sama</text:span>, Free Pascal menyediakan tipe data terstruktur <text:span text:style-name="Strong_20_Emphasis">Record</text:span> untuk mengelompokkan beberapa item data (disebut <text:span text:style-name="Strong_20_Emphasis">fields</text:span> atau kolom) yang mungkin memiliki <text:span text:style-name="Strong_20_Emphasis">tipe data berbeda</text:span> ke dalam satu unit logis di bawah satu nama tipe. Pikirkan record seperti definisi struktur untuk menyimpan informasi terkait, mirip dengan baris dalam tabel database atau <text:span text:style-name="Source_20_Text">struct</text:span> dalam bahasa C/C++.</text:p>
            <text:p text:style-name="Text_20_body"><text:soft-page-break/><text:span text:style-name="Strong_20_Emphasis">Konsep Dasar:</text:span></text:p>
            <text:p text:style-name="Text_20_body">Record memungkinkan Anda membuat tipe data kustom yang merepresentasikan sebuah entitas tunggal dengan beberapa atribut. Misalnya, Anda bisa membuat record untuk menyimpan data tentang seseorang (nama, usia, alamat) atau titik koordinat (X, Y).</text:p>
            <text:p text:style-name="Text_20_body"><text:span text:style-name="Strong_20_Emphasis">Sintaks Deklarasi:</text:span></text:p>
            <text:p text:style-name="Text_20_body">Record dideklarasikan dalam blok <text:span text:style-name="Source_20_Text">type</text:span> menggunakan kata kunci <text:span text:style-name="Source_20_Text">record</text:span> dan <text:span text:style-name="Source_20_Text">end</text:span>. Di antara keduanya, Anda daftarkan nama dan tipe untuk setiap field:</text:p>
            <text:p text:style-name="Text_20_body">Delphi</text:p>
            <text:p text:style-name="Preformatted_20_Text"><text:span text:style-name="Source_20_Text">type</text:span></text:p>
            <text:p text:style-name="Preformatted_20_Text"><text:span text:style-name="Source_20_Text"><text:s text:c="2"/>NamaRecord = record</text:span></text:p>
            <text:p text:style-name="Preformatted_20_Text"><text:span text:style-name="Source_20_Text"><text:s text:c="4"/>NamaField1: TipeDataField1;</text:span></text:p>
            <text:p text:style-name="Preformatted_20_Text"><text:span text:style-name="Source_20_Text"><text:s text:c="4"/>NamaField2: TipeDataField2;</text:span></text:p>
            <text:p text:style-name="Preformatted_20_Text"><text:span text:style-name="Source_20_Text"><text:s text:c="4"/>// ... field lainnya ...</text:span></text:p>
            <text:p text:style-name="P77"><text:span text:style-name="Source_20_Text"><text:s text:c="2"/>end; // Akhir deklarasi record</text:span></text:p>
            <text:p text:style-name="Text_20_body">Contoh:</text:p>
            <text:p text:style-name="Text_20_body">Delphi</text:p>
            <text:p text:style-name="Preformatted_20_Text"><text:span text:style-name="Source_20_Text">type</text:span></text:p>
            <text:p text:style-name="Preformatted_20_Text"><text:span text:style-name="Source_20_Text"><text:s text:c="2"/>TPoint = record</text:span></text:p>
            <text:p text:style-name="Preformatted_20_Text"><text:span text:style-name="Source_20_Text"><text:s text:c="4"/>X: Integer;</text:span></text:p>
            <text:p text:style-name="Preformatted_20_Text"><text:span text:style-name="Source_20_Text"><text:s text:c="4"/>Y: Integer;</text:span></text:p>
            <text:p text:style-name="Preformatted_20_Text"><text:span text:style-name="Source_20_Text"><text:s text:c="2"/>end;</text:span></text:p>
            <text:p text:style-name="Preformatted_20_Text"/>
            <text:p text:style-name="Preformatted_20_Text"><text:span text:style-name="Source_20_Text"><text:s text:c="2"/>TContact = record</text:span></text:p>
            <text:p text:style-name="Preformatted_20_Text"><text:span text:style-name="Source_20_Text"><text:s text:c="4"/>Name: string; // Bisa AnsiString atau UnicodeString tergantung mode</text:span></text:p>
            <text:p text:style-name="Preformatted_20_Text"><text:span text:style-name="Source_20_Text"><text:s text:c="4"/>PhoneNumber: string[20]; // Contoh ShortString (jika perlu)</text:span></text:p>
            <text:p text:style-name="Preformatted_20_Text"><text:span text:style-name="Source_20_Text"><text:s text:c="4"/>Email: string;</text:span></text:p>
            <text:p text:style-name="Preformatted_20_Text"><text:span text:style-name="Source_20_Text"><text:s text:c="4"/>IsActive: Boolean;</text:span></text:p>
            <text:p text:style-name="Preformatted_20_Text"><text:span text:style-name="Source_20_Text"><text:s text:c="4"/>Age: Byte;</text:span></text:p>
            <text:p text:style-name="P77"><text:span text:style-name="Source_20_Text"><text:s text:c="2"/>end;</text:span></text:p>
            <text:p text:style-name="Text_20_body"><text:span text:style-name="Strong_20_Emphasis">Deklarasi Variabel dan Akses Field:</text:span></text:p>
            <text:list xml:id="list9071029274933457469" text:style-name="L82">
              <text:list-item>
                <text:p text:style-name="P507"><text:span text:style-name="Strong_20_Emphasis">Deklarasi Variabel:</text:span> Anda mendeklarasikan variabel bertipe record seperti tipe data lainnya: </text:p>
                <text:p text:style-name="P239">Delphi</text:p>
                <text:p text:style-name="P25"><text:span text:style-name="Source_20_Text">var</text:span></text:p>
                <text:p text:style-name="P25"><text:span text:style-name="Source_20_Text"><text:s text:c="2"/>StartPoint, EndPoint: TPoint;</text:span></text:p>
                <text:p text:style-name="P102"><text:span text:style-name="Source_20_Text"><text:s text:c="2"/>MainContact: TContact;</text:span></text:p>
              </text:list-item>
              <text:list-item>
                <text:p text:style-name="P507"><text:span text:style-name="Strong_20_Emphasis">Tipe Nilai (Value Type):</text:span> Penting untuk diingat bahwa <text:span text:style-name="Source_20_Text">record</text:span> di Pascal umumnya adalah <text:span text:style-name="Strong_20_Emphasis">tipe nilai (value type)</text:span>, seperti integer atau array statis. Ketika Anda menetapkan satu variabel record ke variabel lain (<text:span text:style-name="Source_20_Text">EndPoint := StartPoint;</text:span>), <text:span text:style-name="Strong_20_Emphasis">seluruh isi record disalin</text:span>. Variabel record lokal biasanya <text:soft-page-break/>dialokasikan di <text:span text:style-name="Emphasis">stack</text:span>. Ini berbeda dengan <text:span text:style-name="Source_20_Text">class</text:span> (yang akan dibahas di bab OOP), yang merupakan tipe referensi. </text:p>
              </text:list-item>
              <text:list-item>
                <text:p text:style-name="P507"><text:span text:style-name="Strong_20_Emphasis">Akses Field:</text:span> Anda mengakses field individual dari sebuah variabel record menggunakan <text:span text:style-name="Strong_20_Emphasis">notasi titik (</text:span><text:span text:style-name="Strong_20_Emphasis"><text:span text:style-name="Source_20_Text">.</text:span></text:span><text:span text:style-name="Strong_20_Emphasis">)</text:span> diikuti dengan nama field: </text:p>
                <text:p text:style-name="P239">Delphi</text:p>
                <text:p text:style-name="P25"><text:span text:style-name="Source_20_Text">StartPoint.X := 0;</text:span></text:p>
                <text:p text:style-name="P25"><text:span text:style-name="Source_20_Text">StartPoint.Y := 0;</text:span></text:p>
                <text:p text:style-name="P25"/>
                <text:p text:style-name="P25"><text:span text:style-name="Source_20_Text">MainContact.Name := 'Andi Wijaya';</text:span></text:p>
                <text:p text:style-name="P25"><text:span text:style-name="Source_20_Text">MainContact.Age := 35;</text:span></text:p>
                <text:p text:style-name="P25"><text:span text:style-name="Source_20_Text">MainContact.IsActive := True;</text:span></text:p>
                <text:p text:style-name="P25"/>
                <text:p text:style-name="P25"><text:span text:style-name="Source_20_Text">WriteLn('Kontak Utama: ', MainContact.Name);</text:span></text:p>
                <text:p text:style-name="P25"><text:span text:style-name="Source_20_Text">if MainContact.IsActive then</text:span></text:p>
                <text:p text:style-name="P102"><text:span text:style-name="Source_20_Text"><text:s text:c="2"/>// ...</text:span></text:p>
              </text:list-item>
            </text:list>
            <text:p text:style-name="Text_20_body"><text:span text:style-name="Strong_20_Emphasis">Pernyataan </text:span><text:span text:style-name="Strong_20_Emphasis"><text:span text:style-name="Source_20_Text">with</text:span></text:span><text:span text:style-name="Strong_20_Emphasis"> (Digunakan dengan Hati-hati):</text:span></text:p>
            <text:p text:style-name="Text_20_body">Pascal menyediakan pernyataan <text:span text:style-name="Source_20_Text">with</text:span> sebagai cara singkat untuk mengakses beberapa field dari <text:span text:style-name="Emphasis">satu</text:span> variabel record tanpa perlu mengulang nama variabel record setiap saat.</text:p>
            <text:list xml:id="list7708627863151022919" text:style-name="L83">
              <text:list-item>
                <text:p text:style-name="P508"><text:span text:style-name="Strong_20_Emphasis">Sintaks:</text:span> <text:span text:style-name="Source_20_Text">with VariabelRecord do PernyataanTunggal;</text:span> atau <text:span text:style-name="Source_20_Text">with VariabelRecord do begin ... end;</text:span> </text:p>
              </text:list-item>
              <text:list-item>
                <text:p text:style-name="P508"><text:span text:style-name="Strong_20_Emphasis">Contoh:</text:span> </text:p>
                <text:p text:style-name="P240">Delphi</text:p>
                <text:p text:style-name="P26"><text:span text:style-name="Source_20_Text">with MainContact do</text:span></text:p>
                <text:p text:style-name="P26"><text:span text:style-name="Source_20_Text">begin</text:span></text:p>
                <text:p text:style-name="P26"><text:span text:style-name="Source_20_Text"><text:s text:c="2"/>Name := 'Budi Santoso'; // Sama dengan MainContact.Name := ...</text:span></text:p>
                <text:p text:style-name="P26"><text:span text:style-name="Source_20_Text"><text:s text:c="2"/>PhoneNumber := '08123456789';</text:span></text:p>
                <text:p text:style-name="P26"><text:span text:style-name="Source_20_Text"><text:s text:c="2"/>Email := 'budi.s@example.com';</text:span></text:p>
                <text:p text:style-name="P26"><text:span text:style-name="Source_20_Text"><text:s text:c="2"/>IsActive := False;</text:span></text:p>
                <text:p text:style-name="P26"><text:span text:style-name="Source_20_Text"><text:s text:c="2"/>Age := 40;</text:span></text:p>
                <text:p text:style-name="P103"><text:span text:style-name="Source_20_Text">end;</text:span></text:p>
              </text:list-item>
              <text:list-item>
                <text:p text:style-name="P240"><text:span text:style-name="Strong_20_Emphasis">PERINGATAN:</text:span> Meskipun <text:span text:style-name="Source_20_Text">with</text:span> dapat membuat kode tampak lebih pendek, penggunaannya <text:span text:style-name="Strong_20_Emphasis">sering tidak dianjurkan</text:span> dalam kode modern karena dapat <text:span text:style-name="Strong_20_Emphasis">mengurangi keterbacaan</text:span> dan <text:span text:style-name="Strong_20_Emphasis">memperkenalkan ambiguitas</text:span>. Jika nama field di dalam blok <text:span text:style-name="Source_20_Text">with</text:span> kebetulan sama dengan nama variabel lokal atau field dari record lain dalam <text:span text:style-name="Source_20_Text">with</text:span> bersarang, menjadi sulit untuk mengetahui variabel mana yang sebenarnya sedang diakses. Gunakan <text:span text:style-name="Source_20_Text">with</text:span> secara hemat, hanya untuk blok yang sangat pendek dan jelas, atau hindari sama sekali demi kejelasan dengan selalu menggunakan notasi titik eksplisit (<text:span text:style-name="Source_20_Text">VariabelRecord.NamaField</text:span>). </text:p>
              </text:list-item>
            </text:list>
            <text:p text:style-name="Text_20_body"><text:span text:style-name="Strong_20_Emphasis">Variant Records (</text:span><text:span text:style-name="Strong_20_Emphasis"><text:span text:style-name="Source_20_Text">case ... of</text:span></text:span><text:span text:style-name="Strong_20_Emphasis">) - Fitur Lanjutan:</text:span></text:p>
            <text:p text:style-name="Text_20_body">Pascal juga mendukung fitur lanjutan yang disebut <text:span text:style-name="Strong_20_Emphasis">Variant Record</text:span>. Ini memungkinkan bagian akhir dari sebuah record memiliki struktur field yang berbeda-<text:soft-page-break/>beda tergantung pada nilai dari sebuah "tag field" (field penanda) khusus.</text:p>
            <text:list xml:id="list7950963546904007688" text:style-name="L84">
              <text:list-item>
                <text:p text:style-name="P509"><text:span text:style-name="Strong_20_Emphasis">Konsep:</text:span> Bagian varian menggunakan sintaks <text:span text:style-name="Source_20_Text">case TagField: TipeTag of ...</text:span>. Ini mirip dengan <text:span text:style-name="Source_20_Text">union</text:span> di C, memungkinkan beberapa interpretasi data berbeda menempati area memori yang sama dalam record. </text:p>
              </text:list-item>
              <text:list-item>
                <text:p text:style-name="P509"><text:span text:style-name="Strong_20_Emphasis">Contoh Sintaks (Konseptual):</text:span> </text:p>
                <text:p text:style-name="P241">Delphi</text:p>
                <text:p text:style-name="P27"><text:span text:style-name="Source_20_Text">type</text:span></text:p>
                <text:p text:style-name="P27"><text:span text:style-name="Source_20_Text"><text:s text:c="2"/>TJenisData = (jdAngka, jdTeks);</text:span></text:p>
                <text:p text:style-name="P27"><text:span text:style-name="Source_20_Text"><text:s text:c="2"/>TItemData = record</text:span></text:p>
                <text:p text:style-name="P27"><text:span text:style-name="Source_20_Text"><text:s text:c="4"/>ID: Integer;</text:span></text:p>
                <text:p text:style-name="P27"><text:span text:style-name="Source_20_Text"><text:s text:c="4"/>case Jenis: TJenisData of // Tag field</text:span></text:p>
                <text:p text:style-name="P27"><text:span text:style-name="Source_20_Text"><text:s text:c="6"/>jdAngka: (NilaiAngka: Double); // Bagian varian 1</text:span></text:p>
                <text:p text:style-name="P27"><text:span text:style-name="Source_20_Text"><text:s text:c="6"/>jdTeks: <text:s/>(NilaiTeks: string); <text:s text:c="3"/>// Bagian varian 2</text:span></text:p>
                <text:p text:style-name="P104"><text:span text:style-name="Source_20_Text"><text:s text:c="2"/>end;</text:span></text:p>
              </text:list-item>
              <text:list-item>
                <text:p text:style-name="P241"><text:span text:style-name="Strong_20_Emphasis">Risiko dan Penggunaan:</text:span> Variant record dapat menghemat memori tetapi <text:span text:style-name="Strong_20_Emphasis">mengorbankan keamanan tipe (type safety)</text:span>. Jika Anda mengakses bagian varian yang tidak sesuai dengan nilai tag field saat ini, Anda bisa mendapatkan data sampah atau menyebabkan error. Penggunaannya kurang umum dalam pemrograman gaya OOP modern (di mana polimorfisme kelas sering lebih disukai), tetapi mungkin masih ditemui dalam kode legacy, saat memetakan struktur data biner dari file atau jaringan, atau dalam skenario tingkat rendah tertentu. Gunakan dengan sangat hati-hati. </text:p>
              </text:list-item>
            </text:list>
            <text:p text:style-name="Text_20_body"><text:span text:style-name="Strong_20_Emphasis">Perbandingan dengan Bahasa Lain:</text:span></text:p>
            <text:list xml:id="list982363313696949494" text:style-name="L85">
              <text:list-item>
                <text:p text:style-name="P510"><text:span text:style-name="Strong_20_Emphasis"><text:span text:style-name="Source_20_Text">struct</text:span></text:span><text:span text:style-name="Strong_20_Emphasis"> di C/C++:</text:span> Pascal <text:span text:style-name="Source_20_Text">record</text:span> sangat mirip fungsinya dengan <text:span text:style-name="Source_20_Text">struct</text:span> di C/C++. Keduanya digunakan untuk mengelompokkan data anggota yang heterogen. Perbedaan utama mungkin terletak pada aturan <text:span text:style-name="Emphasis">default</text:span> untuk perataan memori (memory alignment) dan padding field, itulah sebabnya direktif <text:span text:style-name="Source_20_Text">packed record</text:span> atau <text:span text:style-name="Source_20_Text">{$PACKRECORDS}</text:span> kadang diperlukan di Pascal saat interfacing dengan struct C agar layout memorinya identik. </text:p>
              </text:list-item>
              <text:list-item>
                <text:p text:style-name="P242"><text:span text:style-name="Strong_20_Emphasis"><text:span text:style-name="Source_20_Text">class</text:span></text:span><text:span text:style-name="Strong_20_Emphasis"> (Tanpa Metode) di OOP:</text:span> Dibandingkan <text:span text:style-name="Source_20_Text">class</text:span> di FPC/Java/C# yang hanya berisi data, perbedaan paling fundamental adalah <text:span text:style-name="Source_20_Text">record</text:span> Pascal merupakan <text:span text:style-name="Strong_20_Emphasis">value type</text:span> (disalin saat assignment, biasanya di stack untuk lokal), sedangkan <text:span text:style-name="Source_20_Text">class</text:span> adalah <text:span text:style-name="Strong_20_Emphasis">reference type</text:span> (assignment menyalin referensi/pointer, objek di heap, memerlukan manajemen lifetime eksplisit di FPC atau GC di Java/C#). (Catatan: C# modern juga memiliki <text:span text:style-name="Source_20_Text">struct</text:span> yang merupakan value type, lebih mirip <text:span text:style-name="Source_20_Text">record</text:span> Pascal). </text:p>
              </text:list-item>
            </text:list>
            <text:p text:style-name="Text_20_body">Record adalah alat yang sangat berguna di FPC untuk mengorganisir data terkait menjadi unit logis tunggal, terutama ketika perilaku tipe nilai diinginkan.</text:p>
          </text:section>
          <text:section text:style-name="Sect1" text:name="feedback-form-47">
            <text:p text:style-name="P443"/>
          </text:section>
        </text:section>
        <text:section text:style-name="Sect1" text:name="e6b72a8d80a273cb">
          <text:p text:style-name="Text_20_body"/>
          <text:section text:style-name="Sect1" text:name="user-query-content-48">
            <text:p text:style-name="P705">yax </text:p>
          </text:section>
          <text:p text:style-name="P443"><text:soft-page-break/>Tampilkan alur berpikir</text:p>
          <text:section text:style-name="Sect2" text:name="model-response-message-contentr_e6b72a8d80a273cb">
            <text:p text:style-name="Text_20_body">Baik, saya akan melanjutkan dengan jawaban untuk prompt <text:span text:style-name="Strong_20_Emphasis">Sub-bab 4.5: Definisi Konstanta (</text:span><text:span text:style-name="Strong_20_Emphasis"><text:span text:style-name="Source_20_Text">const</text:span></text:span><text:span text:style-name="Strong_20_Emphasis">)</text:span>.</text:p>
            <text:p text:style-name="Horizontal_20_Line"/>
            <text:p text:style-name="Text_20_body"><text:span text:style-name="Strong_20_Emphasis">(Jawaban untuk Prompt Sub-bab 4.5)</text:span></text:p>
            <text:h text:style-name="Heading_20_3" text:outline-level="3">4.5 Definisi Konstanta (<text:span text:style-name="Source_20_Text">const</text:span>)</text:h>
            <text:p text:style-name="Text_20_body">Selain variabel yang nilainya dapat berubah selama eksekusi program, seringkali kita perlu mendefinisikan <text:span text:style-name="Emphasis">identifier</text:span> yang mewakili nilai <text:span text:style-name="Emphasis">tetap</text:span> atau <text:span text:style-name="Emphasis">konstan</text:span>. Penggunaan konstanta bernama menggantikan penggunaan nilai literal langsung (seperti angka <text:span text:style-name="Source_20_Text">3.14159</text:span> atau string <text:span text:style-name="Source_20_Text">'Error Kode 5'</text:span>) dalam kode. Ini memiliki beberapa keuntungan signifikan:</text:p>
            <text:list xml:id="list6314317541288423990" text:style-name="L86">
              <text:list-item>
                <text:p text:style-name="P511"><text:span text:style-name="Strong_20_Emphasis">Keterbacaan:</text:span> Nama seperti <text:span text:style-name="Source_20_Text">Pi</text:span> atau <text:span text:style-name="Source_20_Text">MaxUsers</text:span> jauh lebih mudah dipahami daripada nilai literalnya. </text:p>
              </text:list-item>
              <text:list-item>
                <text:p text:style-name="P511"><text:span text:style-name="Strong_20_Emphasis">Pemeliharaan:</text:span> Jika nilai konstan perlu diubah (misalnya, batas pengguna maksimum), Anda hanya perlu mengubahnya di satu tempat (dalam deklarasi <text:span text:style-name="Source_20_Text">const</text:span>), dan perubahan tersebut akan berlaku di seluruh kode yang menggunakan konstanta tersebut. </text:p>
              </text:list-item>
              <text:list-item>
                <text:p text:style-name="P243"><text:span text:style-name="Strong_20_Emphasis">Pencegahan Kesalahan:</text:span> Mengurangi risiko salah ketik saat memasukkan nilai literal berulang kali. </text:p>
              </text:list-item>
            </text:list>
            <text:p text:style-name="Text_20_body">Free Pascal menyediakan blok deklarasi <text:span text:style-name="Source_20_Text">const</text:span> untuk tujuan ini. Menariknya, FPC mendukung dua jenis konstanta yang berbeda secara fundamental:</text:p>
            <text:p text:style-name="Text_20_body"><text:span text:style-name="Strong_20_Emphasis">1. Konstanta Biasa (Untyped/Literal Constants)</text:span></text:p>
            <text:p text:style-name="Text_20_body">Ini adalah bentuk konstanta yang paling sederhana dan paling mendekati konsep konstanta di banyak bahasa lain.</text:p>
            <text:list xml:id="list619761851054069445" text:style-name="L87">
              <text:list-item>
                <text:p text:style-name="P512"><text:span text:style-name="Strong_20_Emphasis">Sintaks:</text:span> <text:span text:style-name="Source_20_Text">NamaKonstanta = NilaiLiteral;</text:span> </text:p>
              </text:list-item>
              <text:list-item>
                <text:p text:style-name="P512"><text:span text:style-name="Strong_20_Emphasis">Contoh:</text:span> </text:p>
                <text:p text:style-name="P244">Delphi</text:p>
                <text:p text:style-name="P28"><text:span text:style-name="Source_20_Text">const</text:span></text:p>
                <text:p text:style-name="P28"><text:span text:style-name="Source_20_Text"><text:s text:c="2"/>MaxNilai = 100; <text:s text:c="9"/>// Tipe diinferensi sebagai Integer</text:span></text:p>
                <text:p text:style-name="P28"><text:span text:style-name="Source_20_Text"><text:s text:c="2"/>PesanError = 'File tidak ditemukan!'; // Tipe diinferensi sebagai String</text:span></text:p>
                <text:p text:style-name="P28"><text:span text:style-name="Source_20_Text"><text:s text:c="2"/>VersiApp = 1.2; <text:s text:c="9"/>// Tipe diinferensi sebagai Real (Double)</text:span></text:p>
                <text:p text:style-name="P28"><text:span text:style-name="Source_20_Text"><text:s text:c="2"/>AktifDebug = True; <text:s text:c="6"/>// Tipe diinferensi sebagai Boolean</text:span></text:p>
                <text:p text:style-name="P105"><text:span text:style-name="Source_20_Text"><text:s text:c="2"/>KarakterSpasi = ' '; <text:s text:c="4"/>// Tipe diinferensi sebagai Char</text:span></text:p>
              </text:list-item>
              <text:list-item>
                <text:p text:style-name="P244"><text:span text:style-name="Strong_20_Emphasis">Perilaku:</text:span> Konstanta jenis ini adalah <text:span text:style-name="Strong_20_Emphasis">nilai murni</text:span>. Kompiler biasanya akan <text:span text:style-name="Strong_20_Emphasis">menggantikan</text:span> semua kemunculan identifier konstanta ini dengan nilai literalnya secara langsung selama proses kompilasi (mirip dengan substitusi teks <text:span text:style-name="Source_20_Text">#define</text:span> di C untuk nilai sederhana). Tipe data konstanta ini secara <text:soft-page-break/>otomatis ditentukan (diinferensi) oleh kompiler berdasarkan bentuk nilai literalnya. Nilai konstanta ini benar-benar tetap dan <text:span text:style-name="Strong_20_Emphasis">tidak dapat diubah</text:span> sama sekali saat program berjalan. </text:p>
              </text:list-item>
            </text:list>
            <text:p text:style-name="Text_20_body"><text:span text:style-name="Strong_20_Emphasis">2. Konstanta Bertipe (Typed Constants)</text:span></text:p>
            <text:p text:style-name="Text_20_body">Pascal (terutama dialek Delphi/FPC) juga menawarkan "konstanta" yang tipenya ditentukan secara eksplisit. Namun, perilakunya sangat berbeda dari konstanta biasa.</text:p>
            <text:list xml:id="list6748721911615183712" text:style-name="L88">
              <text:list-item>
                <text:p text:style-name="P513"><text:span text:style-name="Strong_20_Emphasis">Sintaks:</text:span> <text:span text:style-name="Source_20_Text">NamaKonstanta: TipeData = Nilai;</text:span> </text:p>
              </text:list-item>
              <text:list-item>
                <text:p text:style-name="P513"><text:span text:style-name="Strong_20_Emphasis">Contoh:</text:span> </text:p>
                <text:p text:style-name="P245">Delphi</text:p>
                <text:p text:style-name="P29"><text:span text:style-name="Source_20_Text">const</text:span></text:p>
                <text:p text:style-name="P29"><text:span text:style-name="Source_20_Text"><text:s text:c="2"/>Gravitasi: Double = 9.80665;</text:span></text:p>
                <text:p text:style-name="P29"><text:span text:style-name="Source_20_Text"><text:s text:c="2"/>KodeExitSukses: Byte = 0;</text:span></text:p>
                <text:p text:style-name="P29"><text:span text:style-name="Source_20_Text"><text:s text:c="2"/>OpsiTampilanDefault: TFontStyles = [fsBold, fsItalic]; // TFontStyles set of TFontStyle</text:span></text:p>
                <text:p text:style-name="P29"><text:span text:style-name="Source_20_Text"><text:s text:c="2"/>TitikOrigin: TPoint = (X: 0; Y: 0); // TPoint adalah record</text:span></text:p>
                <text:p text:style-name="P106"><text:span text:style-name="Source_20_Text"><text:s text:c="2"/>HariLiburNasional: array[1..3] of string = ('Tahun Baru', 'Hari Kemerdekaan', 'Natal');</text:span></text:p>
              </text:list-item>
              <text:list-item>
                <text:p text:style-name="P513"><text:span text:style-name="Strong_20_Emphasis">Perilaku (Penting!):</text:span> Berbeda dengan konstanta biasa, konstanta bertipe <text:span text:style-name="Strong_20_Emphasis">bukanlah</text:span> nilai literal murni yang digantikan saat kompilasi. Sebaliknya, mereka berperilaku lebih seperti <text:span text:style-name="Strong_20_Emphasis">variabel statis (statically allocated variables) yang diinisialisasi dengan nilai awal dan bersifat </text:span><text:span text:style-name="Strong_20_Emphasis"><text:span text:style-name="Emphasis">read-only</text:span></text:span><text:span text:style-name="Strong_20_Emphasis"> (hanya-baca) secara default</text:span>. Artinya, memori dialokasikan untuk menyimpan nilai konstanta bertipe ini. </text:p>
              </text:list-item>
              <text:list-item>
                <text:p text:style-name="P513"><text:span text:style-name="Strong_20_Emphasis">Konstanta Bertipe yang Dapat Ditulis (</text:span><text:span text:style-name="Strong_20_Emphasis"><text:span text:style-name="Source_20_Text">{$J+}</text:span></text:span><text:span text:style-name="Strong_20_Emphasis"> / </text:span><text:span text:style-name="Strong_20_Emphasis"><text:span text:style-name="Source_20_Text">{$WRITEABLECONST ON}</text:span></text:span><text:span text:style-name="Strong_20_Emphasis">):</text:span> Secara default (<text:span text:style-name="Source_20_Text">{$J-}</text:span> atau <text:span text:style-name="Source_20_Text">{$WRITEABLECONST OFF}</text:span>), Anda tidak dapat mengubah nilai konstanta bertipe saat runtime. Namun, FPC (untuk kompatibilitas Delphi) menyediakan direktif kompiler <text:span text:style-name="Source_20_Text">{$J+}</text:span> (atau <text:span text:style-name="Source_20_Text">{$WRITEABLECONST ON}</text:span>) yang <text:span text:style-name="Strong_20_Emphasis">mengizinkan konstanta bertipe untuk dimodifikasi</text:span> seolah-olah mereka adalah variabel global/statis yang sudah diinisialisasi. </text:p>
                <text:p text:style-name="P245">Delphi</text:p>
                <text:p text:style-name="P29"><text:span text:style-name="Source_20_Text">{$J+} // Aktifkan konstanta bertipe yang bisa ditulis</text:span></text:p>
                <text:p text:style-name="P29"><text:span text:style-name="Source_20_Text">const</text:span></text:p>
                <text:p text:style-name="P29"><text:span text:style-name="Source_20_Text"><text:s text:c="2"/>Counter: Integer = 0;</text:span></text:p>
                <text:p text:style-name="P29"><text:span text:style-name="Source_20_Text">begin</text:span></text:p>
                <text:p text:style-name="P29"><text:span text:style-name="Source_20_Text"><text:s text:c="2"/>Inc(Counter); // OK jika $J+ aktif, error jika $J- (default)</text:span></text:p>
                <text:p text:style-name="P29"><text:span text:style-name="Source_20_Text"><text:s text:c="2"/>WriteLn(Counter); // Akan mencetak 1</text:span></text:p>
                <text:p text:style-name="P29"><text:span text:style-name="Source_20_Text">end.</text:span></text:p>
                <text:p text:style-name="P106"><text:span text:style-name="Source_20_Text">{$J-} // Kembalikan ke default (read-only)</text:span></text:p>
                <text:p text:style-name="P513"><text:span text:style-name="Strong_20_Emphasis">Peringatan:</text:span> Meskipun fitur ini ada (seringkali untuk porting kode Delphi lama atau pola spesifik), <text:span text:style-name="Strong_20_Emphasis">penggunaannya harus sangat hati-hati</text:span>. Mengubah nilai sesuatu yang dideklarasikan sebagai <text:span text:style-name="Source_20_Text">const</text:span> dapat membingungkan dan melanggar prinsip konstanta itu sendiri. Sebaiknya gunakan variabel (<text:span text:style-name="Source_20_Text">var</text:span>) jika <text:soft-page-break/>Anda memang membutuhkan nilai yang dapat berubah. </text:p>
              </text:list-item>
              <text:list-item>
                <text:p text:style-name="P513"><text:span text:style-name="Strong_20_Emphasis">Kegunaan Konstanta Bertipe (Read-Only):</text:span> </text:p>
                <text:list>
                  <text:list-item>
                    <text:p text:style-name="P513">Cara deklaratif yang nyaman untuk <text:span text:style-name="Strong_20_Emphasis">menginisialisasi struktur data kompleks</text:span> seperti array atau record dengan nilai awal yang tetap. </text:p>
                  </text:list-item>
                  <text:list-item>
                    <text:p text:style-name="P513">Untuk <text:span text:style-name="Strong_20_Emphasis">memastikan tipe data spesifik</text:span> dari sebuah nilai konstan (misalnya, <text:span text:style-name="Source_20_Text">KodeExit: Byte = 0;</text:span> memastikan 0 diperlakukan sebagai <text:span text:style-name="Source_20_Text">Byte</text:span>). </text:p>
                  </text:list-item>
                  <text:list-item>
                    <text:p text:style-name="P245">Menyediakan data lookup table atau konfigurasi default yang hanya-baca. </text:p>
                  </text:list-item>
                </text:list>
              </text:list-item>
            </text:list>
            <text:p text:style-name="Text_20_body"><text:span text:style-name="Strong_20_Emphasis">Perbandingan dengan Bahasa Lain:</text:span></text:p>
            <text:list xml:id="list5649338805821603386" text:style-name="L89">
              <text:list-item>
                <text:p text:style-name="P514"><text:span text:style-name="Strong_20_Emphasis">C/C++ </text:span><text:span text:style-name="Strong_20_Emphasis"><text:span text:style-name="Source_20_Text">const</text:span></text:span><text:span text:style-name="Strong_20_Emphasis">:</text:span> <text:span text:style-name="Source_20_Text">const</text:span> C++ bisa berarti banyak hal. <text:span text:style-name="Source_20_Text">const int x = 5;</text:span> mendeklarasikan variabel read-only, mirip <text:span text:style-name="Emphasis">default</text:span> typed constant Pascal. <text:span text:style-name="Source_20_Text">constexpr</text:span> C++ lebih dekat ke <text:span text:style-name="Emphasis">untyped</text:span> constant Pascal (nilai komputasi saat kompilasi). <text:span text:style-name="Source_20_Text">#define</text:span> C mirip substitusi untyped constant Pascal. </text:p>
              </text:list-item>
              <text:list-item>
                <text:p text:style-name="P514"><text:span text:style-name="Strong_20_Emphasis">Java </text:span><text:span text:style-name="Strong_20_Emphasis"><text:span text:style-name="Source_20_Text">final</text:span></text:span><text:span text:style-name="Strong_20_Emphasis">:</text:span> Variabel <text:span text:style-name="Source_20_Text">final</text:span> Java (primitif atau referensi) hanya bisa di-assign sekali. Setelah diinisialisasi (bisa saat deklarasi atau di konstruktor), nilainya (atau referensinya) tidak bisa diubah. Ini mirip sifat read-only pada <text:span text:style-name="Emphasis">default</text:span> typed constant Pascal, tetapi <text:span text:style-name="Source_20_Text">final</text:span> Java tetap dianggap variabel. <text:span text:style-name="Source_20_Text">static final</text:span> yang diinisialisasi dengan literal compile-time lebih mirip untyped constant Pascal. </text:p>
              </text:list-item>
              <text:list-item>
                <text:p text:style-name="P246"><text:span text:style-name="Strong_20_Emphasis">Python:</text:span> Tidak memiliki konstanta sejati yang diberlakukan bahasa. Pengembang menggunakan konvensi nama (misal, <text:span text:style-name="Source_20_Text">NAMA_KONSTANTA_ALL_CAPS</text:span>) untuk menandakan bahwa suatu variabel sebaiknya tidak diubah. </text:p>
              </text:list-item>
            </text:list>
            <text:p text:style-name="Text_20_body">Memahami perbedaan antara konstanta biasa (nilai literal) dan konstanta bertipe (variabel read-only terinisialisasi) di FPC sangat penting untuk menggunakan fitur <text:span text:style-name="Source_20_Text">const</text:span> secara efektif dan sesuai tujuannya. Gunakan konstanta biasa untuk nilai-nilai tetap sederhana, dan konstanta bertipe (sebaiknya read-only) untuk inisialisasi data terstruktur atau ketika tipe eksplisit diperlukan.</text:p>
          </text:section>
          <text:section text:style-name="Sect1" text:name="feedback-form-48">
            <text:p text:style-name="P443"/>
          </text:section>
        </text:section>
        <text:section text:style-name="Sect1" text:name="19e0652ef6140347">
          <text:p text:style-name="Text_20_body"/>
          <text:section text:style-name="Sect1" text:name="user-query-content-49">
            <text:p text:style-name="P705">yax </text:p>
          </text:section>
          <text:p text:style-name="P443">Tampilkan alur berpikir</text:p>
          <text:section text:style-name="Sect2" text:name="model-response-message-contentr_19e0652ef6140347">
            <text:p text:style-name="Text_20_body">Baik, saya akan melanjutkan dengan jawaban untuk prompt <text:span text:style-name="Strong_20_Emphasis">Pengantar Bab 5</text:span>.</text:p>
            <text:p text:style-name="Horizontal_20_Line"/>
            <text:p text:style-name="Text_20_body"><text:span text:style-name="Strong_20_Emphasis">(Jawaban untuk Prompt Pengantar Bab 5)</text:span></text:p>
            <text:p text:style-name="Text_20_body"><text:span text:style-name="Strong_20_Emphasis">Bab 5: Operator dan Ekspresi dalam Free Pascal</text:span></text:p>
            <text:p text:style-name="Text_20_body">Setelah kita memahami berbagai tipe data yang disediakan Free Pascal untuk merepresentasikan informasi pada Bab 4, langkah logis berikutnya adalah mempelajari <text:soft-page-break/>bagaimana kita dapat <text:span text:style-name="Strong_20_Emphasis">memanipulasi</text:span> data tersebut. Di sinilah peran <text:span text:style-name="Strong_20_Emphasis">operator</text:span> dan <text:span text:style-name="Strong_20_Emphasis">ekspresi</text:span> menjadi sangat penting. Operator adalah simbol atau kata kunci khusus yang melakukan operasi pada satu, dua, atau terkadang tiga nilai (disebut operand) untuk menghasilkan nilai baru. Kombinasi operator dan operand inilah yang membentuk ekspresi, inti dari komputasi dalam program.</text:p>
            <text:p text:style-name="Text_20_body">Sebagai programmer berpengalaman, Anda tentu sudah sangat akrab dengan konsep-konsep operator fundamental yang ada di hampir semua bahasa pemrograman: operator aritmatika (+, -, *, /), operator relasional (&lt;, &gt;, =, &lt;=, &gt;=, &lt;&gt;), dan operator logika (AND, OR, NOT). Prinsip dasarnya tetap sama. Namun, fokus Bab 5 ini adalah pada <text:span text:style-name="Strong_20_Emphasis">inventaris dan perilaku spesifik operator dalam Free Pascal</text:span>. Kita akan merinci simbol dan kata kunci unik yang digunakan FPC, seperti perbedaan krusial antara operator penugasan <text:span text:style-name="Source_20_Text">:=</text:span> dan perbandingan <text:span text:style-name="Source_20_Text">=</text:span>, operator pembagian integer <text:span text:style-name="Source_20_Text">div</text:span> dan <text:span text:style-name="Source_20_Text">mod</text:span>, penggunaan kata kunci <text:span text:style-name="Source_20_Text">and</text:span>, <text:span text:style-name="Source_20_Text">or</text:span>, dan <text:span text:style-name="Source_20_Text">not</text:span> untuk operasi logika, serta operator <text:span text:style-name="Source_20_Text">in</text:span> yang sangat berguna untuk tipe data himpunan (set). Kita juga akan membahas operator-operator khusus yang bekerja pada tipe himpunan (<text:span text:style-name="Source_20_Text">+</text:span>, <text:span text:style-name="Source_20_Text">*</text:span>, <text:span text:style-name="Source_20_Text">-</text:span>). Yang tidak kalah penting, bab ini akan mengupas tuntas aturan <text:span text:style-name="Strong_20_Emphasis">Prioritas Operator (Operator Precedence)</text:span> di FPC, yang menentukan urutan evaluasi ketika beberapa operator muncul dalam satu ekspresi kompleks. Memahami aturan ini sangat vital untuk memastikan ekspresi Anda dievaluasi sesuai dengan logika yang Anda inginkan. Tujuan bab ini adalah membekali Anda dengan kemampuan untuk menulis dan membaca ekspresi Free Pascal secara benar dan efektif.</text:p>
          </text:section>
          <text:section text:style-name="Sect1" text:name="feedback-form-49">
            <text:p text:style-name="P443"/>
          </text:section>
        </text:section>
        <text:section text:style-name="Sect1" text:name="5487801263c087fa">
          <text:p text:style-name="Text_20_body"/>
          <text:section text:style-name="Sect1" text:name="user-query-content-50">
            <text:p text:style-name="P705">yax </text:p>
          </text:section>
          <text:p text:style-name="P443">Tampilkan alur berpikir</text:p>
          <text:section text:style-name="Sect2" text:name="model-response-message-contentr_5487801263c087fa">
            <text:p text:style-name="Text_20_body">Baik, saya akan melanjutkan dengan jawaban untuk prompt <text:span text:style-name="Strong_20_Emphasis">Sub-bab 5.1: Operator Dasar: Aritmatika, Relasional, Logika, dan Penugasan</text:span>.</text:p>
            <text:p text:style-name="Horizontal_20_Line"/>
            <text:p text:style-name="Text_20_body"><text:span text:style-name="Strong_20_Emphasis">(Jawaban untuk Prompt Sub-bab 5.1)</text:span></text:p>
            <text:h text:style-name="Heading_20_3" text:outline-level="3">5.1 Operator Dasar: Aritmatika, Relasional, Logika, dan Penugasan</text:h>
            <text:p text:style-name="Text_20_body">Free Pascal menyediakan sekumpulan operator fundamental untuk melakukan operasi-operasi dasar pada data. Memahami sintaks dan perilaku spesifiknya, terutama perbedaannya dengan bahasa C-style, sangat penting.</text:p>
            <text:p text:style-name="Text_20_body"><text:span text:style-name="Strong_20_Emphasis">1. Operator Penugasan (Assignment)</text:span></text:p>
            <text:list xml:id="list6401138077501125199" text:style-name="L90">
              <text:list-item>
                <text:p text:style-name="P515"><text:span text:style-name="Strong_20_Emphasis"><text:span text:style-name="Source_20_Text">:=</text:span></text:span><text:span text:style-name="Strong_20_Emphasis"> (Colon-Equals):</text:span> Ini adalah <text:span text:style-name="Strong_20_Emphasis">satu-satunya</text:span> operator penugasan nilai dalam Pascal. Digunakan untuk memberikan nilai dari ekspresi di sebelah kanan ke variabel di sebelah kiri. </text:p>
                <text:p text:style-name="P247">Delphi</text:p>
                <text:p text:style-name="P30"><text:span text:style-name="Source_20_Text">var</text:span></text:p>
                <text:p text:style-name="P30"><text:soft-page-break/><text:span text:style-name="Source_20_Text"><text:s text:c="2"/>Jumlah: Integer;</text:span></text:p>
                <text:p text:style-name="P30"><text:span text:style-name="Source_20_Text"><text:s text:c="2"/>Nama: string;</text:span></text:p>
                <text:p text:style-name="P30"><text:span text:style-name="Source_20_Text"><text:s text:c="2"/>Valid: Boolean;</text:span></text:p>
                <text:p text:style-name="P30"><text:span text:style-name="Source_20_Text">begin</text:span></text:p>
                <text:p text:style-name="P30"><text:span text:style-name="Source_20_Text"><text:s text:c="2"/>Jumlah := 100; // Menugaskan 100 ke Jumlah</text:span></text:p>
                <text:p text:style-name="P30"><text:span text:style-name="Source_20_Text"><text:s text:c="2"/>Nama := 'Free Pascal';</text:span></text:p>
                <text:p text:style-name="P30"><text:span text:style-name="Source_20_Text"><text:s text:c="2"/>Valid := True;</text:span></text:p>
                <text:p text:style-name="P30"><text:span text:style-name="Source_20_Text"><text:s text:c="2"/>Jumlah := Jumlah + 5; // Menugaskan hasil ekspresi</text:span></text:p>
                <text:p text:style-name="P107"><text:span text:style-name="Source_20_Text">end.</text:span></text:p>
              </text:list-item>
              <text:list-item>
                <text:p text:style-name="P515"><text:span text:style-name="Strong_20_Emphasis">Perbedaan Kunci vs C-Style:</text:span> Ingat, <text:span text:style-name="Source_20_Text">=</text:span> dalam Pascal <text:span text:style-name="Strong_20_Emphasis">hanya</text:span> digunakan untuk <text:span text:style-name="Strong_20_Emphasis">perbandingan kesetaraan (equality comparison)</text:span>, bukan penugasan. Kesalahan umum bagi pemula dari C/C++/Java/C# adalah menggunakan <text:span text:style-name="Source_20_Text">=</text:span> untuk assignment, yang akan menyebabkan error kompilasi di FPC. </text:p>
                <text:list>
                  <text:list-item>
                    <text:p text:style-name="P515"><text:span text:style-name="Strong_20_Emphasis">Pascal:</text:span> <text:span text:style-name="Source_20_Text">X := 10;</text:span> (Assignment), <text:span text:style-name="Source_20_Text">if X = 10 then...</text:span> (Comparison) </text:p>
                  </text:list-item>
                  <text:list-item>
                    <text:p text:style-name="P247"><text:span text:style-name="Strong_20_Emphasis">C-Style:</text:span> <text:span text:style-name="Source_20_Text">x = 10;</text:span> (Assignment), <text:span text:style-name="Source_20_Text">if (x == 10) ...</text:span> (Comparison) </text:p>
                  </text:list-item>
                </text:list>
              </text:list-item>
            </text:list>
            <text:p text:style-name="Text_20_body"><text:span text:style-name="Strong_20_Emphasis">2. Operator Aritmatika</text:span></text:p>
            <text:p text:style-name="Text_20_body">Operator ini digunakan untuk melakukan perhitungan matematis.</text:p>
            <text:list xml:id="list186730902225228006" text:style-name="L91">
              <text:list-item>
                <text:p text:style-name="P516"><text:span text:style-name="Strong_20_Emphasis"><text:span text:style-name="Source_20_Text">+</text:span></text:span><text:span text:style-name="Strong_20_Emphasis"> (Penjumlahan):</text:span> Menjumlahkan dua operand numerik. Juga digunakan untuk menggabungkan string (konkatenasi) dan himpunan (union). </text:p>
              </text:list-item>
              <text:list-item>
                <text:p text:style-name="P516"><text:span text:style-name="Strong_20_Emphasis"><text:span text:style-name="Source_20_Text">-</text:span></text:span><text:span text:style-name="Strong_20_Emphasis"> (Pengurangan / Negasi Unary):</text:span> Mengurangkan operand kedua dari operand pertama, atau mengubah tanda operand tunggal (negasi). </text:p>
              </text:list-item>
              <text:list-item>
                <text:p text:style-name="P516"><text:span text:style-name="Strong_20_Emphasis"><text:span text:style-name="Source_20_Text">*</text:span></text:span><text:span text:style-name="Strong_20_Emphasis"> (Perkalian):</text:span> Mengalikan dua operand numerik. Juga digunakan untuk irisan (intersection) himpunan. </text:p>
              </text:list-item>
              <text:list-item>
                <text:p text:style-name="P516"><text:span text:style-name="Strong_20_Emphasis"><text:span text:style-name="Source_20_Text">/</text:span></text:span><text:span text:style-name="Strong_20_Emphasis"> (Pembagian Riil / Floating-Point):</text:span> Melakukan pembagian dan <text:span text:style-name="Strong_20_Emphasis">selalu menghasilkan nilai bertipe </text:span><text:span text:style-name="Strong_20_Emphasis"><text:span text:style-name="Source_20_Text">Real</text:span></text:span><text:span text:style-name="Strong_20_Emphasis"> (floating-point)</text:span>, bahkan jika kedua operand adalah Integer. </text:p>
                <text:list>
                  <text:list-item>
                    <text:p text:style-name="P516">Contoh: <text:span text:style-name="Source_20_Text">7 / 2</text:span> menghasilkan <text:span text:style-name="Source_20_Text">3.5</text:span>; <text:span text:style-name="Source_20_Text">6 / 3</text:span> menghasilkan <text:span text:style-name="Source_20_Text">2.0</text:span>. </text:p>
                  </text:list-item>
                  <text:list-item>
                    <text:p text:style-name="P516"><text:span text:style-name="Strong_20_Emphasis">Perbedaan Kunci vs C-Style:</text:span> Di C/C++/Java, operator <text:span text:style-name="Source_20_Text">/</text:span> melakukan <text:span text:style-name="Emphasis">pembagian integer</text:span> jika kedua operand adalah integer (<text:span text:style-name="Source_20_Text">7 / 2</text:span> menghasilkan <text:span text:style-name="Source_20_Text">3</text:span>). Pascal memisahkan pembagian integer dan riil. </text:p>
                  </text:list-item>
                </text:list>
              </text:list-item>
              <text:list-item>
                <text:p text:style-name="P516"><text:span text:style-name="Strong_20_Emphasis"><text:span text:style-name="Source_20_Text">div</text:span></text:span><text:span text:style-name="Strong_20_Emphasis"> (Pembagian Integer):</text:span> Melakukan pembagian pada <text:span text:style-name="Strong_20_Emphasis">operand Integer</text:span> dan mengembalikan hanya bagian <text:span text:style-name="Strong_20_Emphasis">integer (bulat)</text:span> dari hasil bagi, membuang sisanya (truncation). </text:p>
                <text:list>
                  <text:list-item>
                    <text:p text:style-name="P516">Contoh: <text:span text:style-name="Source_20_Text">7 div 2</text:span> menghasilkan <text:span text:style-name="Source_20_Text">3</text:span>; <text:span text:style-name="Source_20_Text">10 div 3</text:span> menghasilkan <text:span text:style-name="Source_20_Text">3</text:span>; <text:span text:style-name="Source_20_Text">-7 div 2</text:span> menghasilkan <text:span text:style-name="Source_20_Text">-3</text:span>. </text:p>
                  </text:list-item>
                </text:list>
              </text:list-item>
              <text:list-item>
                <text:p text:style-name="P516"><text:span text:style-name="Strong_20_Emphasis"><text:span text:style-name="Source_20_Text">mod</text:span></text:span><text:span text:style-name="Strong_20_Emphasis"> (Modulo / Sisa Pembagian):</text:span> Bekerja pada <text:span text:style-name="Strong_20_Emphasis">operand Integer</text:span> dan mengembalikan <text:span text:style-name="Strong_20_Emphasis">sisa</text:span> dari pembagian integer. Hasilnya memiliki tanda yang sama dengan operand pertama (pembilang). </text:p>
                <text:list>
                  <text:list-item>
                    <text:p text:style-name="P516">Contoh: <text:span text:style-name="Source_20_Text">7 mod 2</text:span> menghasilkan <text:span text:style-name="Source_20_Text">1</text:span>; <text:span text:style-name="Source_20_Text">10 mod 3</text:span> menghasilkan <text:span text:style-name="Source_20_Text">1</text:span>; <text:span text:style-name="Source_20_Text">-7 mod 2</text:span> menghasilkan <text:span text:style-name="Source_20_Text">-1</text:span>; <text:span text:style-name="Source_20_Text">7 mod -2</text:span> menghasilkan <text:span text:style-name="Source_20_Text">1</text:span>. </text:p>
                  </text:list-item>
                  <text:list-item>
                    <text:p text:style-name="P248"><text:soft-page-break/><text:span text:style-name="Strong_20_Emphasis">Perbandingan </text:span><text:span text:style-name="Strong_20_Emphasis"><text:span text:style-name="Source_20_Text">div</text:span></text:span><text:span text:style-name="Strong_20_Emphasis">/</text:span><text:span text:style-name="Strong_20_Emphasis"><text:span text:style-name="Source_20_Text">mod</text:span></text:span><text:span text:style-name="Strong_20_Emphasis">:</text:span> Pasangan <text:span text:style-name="Source_20_Text">div</text:span> dan <text:span text:style-name="Source_20_Text">mod</text:span> di Pascal secara fungsional setara dengan operator <text:span text:style-name="Source_20_Text">/</text:span> (ketika digunakan pada integer) dan <text:span text:style-name="Source_20_Text">%</text:span> di C/C++/Java, tetapi dengan nama yang berbeda. </text:p>
                  </text:list-item>
                </text:list>
              </text:list-item>
            </text:list>
            <text:p text:style-name="Text_20_body"><text:span text:style-name="Strong_20_Emphasis">3. Operator Relasional (Perbandingan)</text:span></text:p>
            <text:p text:style-name="Text_20_body">Operator ini membandingkan dua operand dan menghasilkan nilai <text:span text:style-name="Strong_20_Emphasis"><text:span text:style-name="Source_20_Text">Boolean</text:span></text:span> (<text:span text:style-name="Source_20_Text">True</text:span> atau <text:span text:style-name="Source_20_Text">False</text:span>).</text:p>
            <text:list xml:id="list2856744745858722838" text:style-name="L92">
              <text:list-item>
                <text:p text:style-name="P517"><text:span text:style-name="Strong_20_Emphasis"><text:span text:style-name="Source_20_Text">=</text:span></text:span><text:span text:style-name="Strong_20_Emphasis">:</text:span> Sama dengan (Equality). </text:p>
              </text:list-item>
              <text:list-item>
                <text:p text:style-name="P517"><text:span text:style-name="Strong_20_Emphasis"><text:span text:style-name="Source_20_Text">&lt;&gt;</text:span></text:span><text:span text:style-name="Strong_20_Emphasis">:</text:span> Tidak sama dengan (Inequality). </text:p>
              </text:list-item>
              <text:list-item>
                <text:p text:style-name="P517"><text:span text:style-name="Strong_20_Emphasis"><text:span text:style-name="Source_20_Text">&lt;</text:span></text:span><text:span text:style-name="Strong_20_Emphasis">:</text:span> Kurang dari. </text:p>
              </text:list-item>
              <text:list-item>
                <text:p text:style-name="P517"><text:span text:style-name="Strong_20_Emphasis"><text:span text:style-name="Source_20_Text">&gt;</text:span></text:span><text:span text:style-name="Strong_20_Emphasis">:</text:span> Lebih dari. </text:p>
              </text:list-item>
              <text:list-item>
                <text:p text:style-name="P517"><text:span text:style-name="Strong_20_Emphasis"><text:span text:style-name="Source_20_Text">&lt;=</text:span></text:span><text:span text:style-name="Strong_20_Emphasis">:</text:span> Kurang dari atau sama dengan. </text:p>
              </text:list-item>
              <text:list-item>
                <text:p text:style-name="P249"><text:span text:style-name="Strong_20_Emphasis"><text:span text:style-name="Source_20_Text">&gt;=</text:span></text:span><text:span text:style-name="Strong_20_Emphasis">:</text:span> Lebih dari atau sama dengan. </text:p>
              </text:list-item>
            </text:list>
            <text:p text:style-name="Text_20_body">Operand dapat berupa tipe numerik, karakter, string, boolean, enumerasi, pointer (membandingkan alamat atau <text:span text:style-name="Source_20_Text">nil</text:span>), atau himpunan (tergantung operatornya).</text:p>
            <text:p text:style-name="Text_20_body">Delphi</text:p>
            <text:p text:style-name="Preformatted_20_Text"><text:span text:style-name="Source_20_Text">var</text:span></text:p>
            <text:p text:style-name="Preformatted_20_Text"><text:span text:style-name="Source_20_Text"><text:s text:c="2"/>A, B: Integer;</text:span></text:p>
            <text:p text:style-name="Preformatted_20_Text"><text:span text:style-name="Source_20_Text"><text:s text:c="2"/>IsValid: Boolean;</text:span></text:p>
            <text:p text:style-name="Preformatted_20_Text"><text:span text:style-name="Source_20_Text">begin</text:span></text:p>
            <text:p text:style-name="Preformatted_20_Text"><text:span text:style-name="Source_20_Text"><text:s text:c="2"/>A := 5; B := 10;</text:span></text:p>
            <text:p text:style-name="Preformatted_20_Text"><text:span text:style-name="Source_20_Text"><text:s text:c="2"/>IsValid := A &lt; B; // IsValid menjadi True</text:span></text:p>
            <text:p text:style-name="Preformatted_20_Text"><text:span text:style-name="Source_20_Text"><text:s text:c="2"/>IsValid := (A + 5) = B; // IsValid menjadi True</text:span></text:p>
            <text:p text:style-name="Preformatted_20_Text"><text:span text:style-name="Source_20_Text"><text:s text:c="2"/>IsValid := A &lt;&gt; B; // IsValid menjadi True</text:span></text:p>
            <text:p text:style-name="P77"><text:span text:style-name="Source_20_Text">end.</text:span></text:p>
            <text:p text:style-name="Text_20_body"><text:span text:style-name="Strong_20_Emphasis">4. Operator Logika (Boolean)</text:span></text:p>
            <text:p text:style-name="Text_20_body">Operator ini bekerja pada operand <text:span text:style-name="Source_20_Text">Boolean</text:span> dan menghasilkan <text:span text:style-name="Source_20_Text">Boolean</text:span>.</text:p>
            <text:list xml:id="list5103553932389463835" text:style-name="L93">
              <text:list-item>
                <text:p text:style-name="P250"><text:span text:style-name="Strong_20_Emphasis"><text:span text:style-name="Source_20_Text">not</text:span></text:span><text:span text:style-name="Strong_20_Emphasis">:</text:span> Operator unary, membalik nilai boolean (<text:span text:style-name="Source_20_Text">not True</text:span> -&gt; <text:span text:style-name="Source_20_Text">False</text:span>, <text:span text:style-name="Source_20_Text">not False</text:span> -&gt; <text:span text:style-name="Source_20_Text">True</text:span>).</text:p>
              </text:list-item>
              <text:list-item>
                <text:p text:style-name="P250"><text:span text:style-name="Strong_20_Emphasis"><text:span text:style-name="Source_20_Text">and</text:span></text:span><text:span text:style-name="Strong_20_Emphasis">:</text:span> Operator biner, menghasilkan <text:span text:style-name="Source_20_Text">True</text:span> hanya jika <text:span text:style-name="Emphasis">kedua</text:span> operand <text:span text:style-name="Source_20_Text">True</text:span>.</text:p>
              </text:list-item>
              <text:list-item>
                <text:p text:style-name="P250"><text:span text:style-name="Strong_20_Emphasis"><text:span text:style-name="Source_20_Text">or</text:span></text:span><text:span text:style-name="Strong_20_Emphasis">:</text:span> Operator biner, menghasilkan <text:span text:style-name="Source_20_Text">True</text:span> jika <text:span text:style-name="Emphasis">salah satu atau kedua</text:span> operand <text:span text:style-name="Source_20_Text">True</text:span>.</text:p>
              </text:list-item>
              <text:list-item>
                <text:p text:style-name="P250"><text:span text:style-name="Strong_20_Emphasis"><text:span text:style-name="Source_20_Text">xor</text:span></text:span><text:span text:style-name="Strong_20_Emphasis">:</text:span> Operator biner (Exclusive OR), menghasilkan <text:span text:style-name="Source_20_Text">True</text:span> jika <text:span text:style-name="Emphasis">hanya satu</text:span> dari operand yang <text:span text:style-name="Source_20_Text">True</text:span>.</text:p>
              </text:list-item>
              <text:list-item>
                <text:p text:style-name="P250"><text:span text:style-name="Strong_20_Emphasis">Perbedaan Kunci vs C-Style:</text:span> Operator logika di FPC adalah <text:span text:style-name="Strong_20_Emphasis">kata kunci (</text:span><text:span text:style-name="Strong_20_Emphasis"><text:span text:style-name="Source_20_Text">not</text:span></text:span><text:span text:style-name="Strong_20_Emphasis">, </text:span><text:span text:style-name="Strong_20_Emphasis"><text:span text:style-name="Source_20_Text">and</text:span></text:span><text:span text:style-name="Strong_20_Emphasis">, </text:span><text:span text:style-name="Strong_20_Emphasis"><text:span text:style-name="Source_20_Text">or</text:span></text:span><text:span text:style-name="Strong_20_Emphasis">, </text:span><text:span text:style-name="Strong_20_Emphasis"><text:span text:style-name="Source_20_Text">xor</text:span></text:span><text:span text:style-name="Strong_20_Emphasis">)</text:span>, bukan simbol seperti <text:span text:style-name="Source_20_Text">!</text:span> (NOT), <text:span text:style-name="Source_20_Text">&amp;&amp;</text:span> (AND), <text:span text:style-name="Source_20_Text">||</text:span> (OR) di C-style. Ini memengaruhi prioritas operator (lihat sub-bab berikutnya).</text:p>
              </text:list-item>
              <text:list-item>
                <text:p text:style-name="P250"><text:span text:style-name="Strong_20_Emphasis">Short-Circuit Evaluation:</text:span> Secara default di mode kompiler modern FPC <text:soft-page-break/>(seperti Delphi atau ObjFPC, biasanya dikontrol <text:span text:style-name="Source_20_Text">{$B-}</text:span>), operator <text:span text:style-name="Source_20_Text">and</text:span> dan <text:span text:style-name="Source_20_Text">or</text:span> menggunakan <text:span text:style-name="Emphasis">short-circuit evaluation</text:span>. Artinya:</text:p>
                <text:list>
                  <text:list-item>
                    <text:p text:style-name="P518">Untuk <text:span text:style-name="Source_20_Text">EkspresiA and EkspresiB</text:span>: Jika <text:span text:style-name="Source_20_Text">EkspresiA</text:span> dievaluasi menjadi <text:span text:style-name="Source_20_Text">False</text:span>, maka <text:span text:style-name="Source_20_Text">EkspresiB</text:span> <text:span text:style-name="Strong_20_Emphasis">tidak akan dievaluasi</text:span> sama sekali, karena hasilnya pasti <text:span text:style-name="Source_20_Text">False</text:span>. </text:p>
                  </text:list-item>
                  <text:list-item>
                    <text:p text:style-name="P250">Untuk <text:span text:style-name="Source_20_Text">EkspresiA or EkspresiB</text:span>: Jika <text:span text:style-name="Source_20_Text">EkspresiA</text:span> dievaluasi menjadi <text:span text:style-name="Source_20_Text">True</text:span>, maka <text:span text:style-name="Source_20_Text">EkspresiB</text:span> <text:span text:style-name="Strong_20_Emphasis">tidak akan dievaluasi</text:span> sama sekali, karena hasilnya pasti <text:span text:style-name="Source_20_Text">True</text:span>. Perilaku ini penting untuk performa dan untuk menulis kode yang aman, misalnya: <text:span text:style-name="Source_20_Text">if (PointerKu &lt;&gt; nil) and (PointerKu^.Nilai &gt; 0) then ...</text:span> (pemeriksaan <text:span text:style-name="Source_20_Text">PointerKu^.Nilai</text:span> hanya dilakukan jika <text:span text:style-name="Source_20_Text">PointerKu</text:span> tidak <text:span text:style-name="Source_20_Text">nil</text:span>). Anda dapat memaksa evaluasi penuh (non-short-circuit) dengan direktif <text:span text:style-name="Source_20_Text">{$B+}</text:span>, tetapi ini jarang diinginkan. </text:p>
                  </text:list-item>
                </text:list>
              </text:list-item>
            </text:list>
            <text:p text:style-name="Text_20_body"><text:span text:style-name="Strong_20_Emphasis">5. Operator Bitwise</text:span></text:p>
            <text:p text:style-name="Text_20_body">Operator yang sama (<text:span text:style-name="Source_20_Text">not</text:span>, <text:span text:style-name="Source_20_Text">and</text:span>, <text:span text:style-name="Source_20_Text">or</text:span>, <text:span text:style-name="Source_20_Text">xor</text:span>) juga berfungsi sebagai operator <text:span text:style-name="Strong_20_Emphasis">bitwise</text:span> ketika operandnya adalah tipe <text:span text:style-name="Strong_20_Emphasis">Integer</text:span>. Operator ini bekerja pada representasi biner dari integer tersebut. Selain itu ada operator shift:</text:p>
            <text:list xml:id="list807365987159231966" text:style-name="L94">
              <text:list-item>
                <text:p text:style-name="P519"><text:span text:style-name="Strong_20_Emphasis"><text:span text:style-name="Source_20_Text">not</text:span></text:span><text:span text:style-name="Strong_20_Emphasis">:</text:span> Bitwise NOT (membalik semua bit). </text:p>
              </text:list-item>
              <text:list-item>
                <text:p text:style-name="P519"><text:span text:style-name="Strong_20_Emphasis"><text:span text:style-name="Source_20_Text">and</text:span></text:span><text:span text:style-name="Strong_20_Emphasis">:</text:span> Bitwise AND. </text:p>
              </text:list-item>
              <text:list-item>
                <text:p text:style-name="P519"><text:span text:style-name="Strong_20_Emphasis"><text:span text:style-name="Source_20_Text">or</text:span></text:span><text:span text:style-name="Strong_20_Emphasis">:</text:span> Bitwise OR. </text:p>
              </text:list-item>
              <text:list-item>
                <text:p text:style-name="P519"><text:span text:style-name="Strong_20_Emphasis"><text:span text:style-name="Source_20_Text">xor</text:span></text:span><text:span text:style-name="Strong_20_Emphasis">:</text:span> Bitwise XOR. </text:p>
              </text:list-item>
              <text:list-item>
                <text:p text:style-name="P519"><text:span text:style-name="Strong_20_Emphasis"><text:span text:style-name="Source_20_Text">shl</text:span></text:span><text:span text:style-name="Strong_20_Emphasis">:</text:span> Shift Left (menggeser bit ke kiri, setara perkalian dengan pangkat 2). Contoh: <text:span text:style-name="Source_20_Text">Value shl 2</text:span> (geser kiri 2 bit). </text:p>
              </text:list-item>
              <text:list-item>
                <text:p text:style-name="P251"><text:span text:style-name="Strong_20_Emphasis"><text:span text:style-name="Source_20_Text">shr</text:span></text:span><text:span text:style-name="Strong_20_Emphasis">:</text:span> Shift Right (menggeser bit ke kanan, setara pembagian integer dengan pangkat 2). Contoh: <text:span text:style-name="Source_20_Text">Value shr 1</text:span> (geser kanan 1 bit). </text:p>
              </text:list-item>
            </text:list>
            <text:p text:style-name="Text_20_body">Penting untuk membedakan antara penggunaan <text:span text:style-name="Source_20_Text">and</text:span>/<text:span text:style-name="Source_20_Text">or</text:span>/<text:span text:style-name="Source_20_Text">xor</text:span>/<text:span text:style-name="Source_20_Text">not</text:span> sebagai operator logika (operand <text:span text:style-name="Source_20_Text">Boolean</text:span>) dan sebagai operator bitwise (operand <text:span text:style-name="Source_20_Text">Integer</text:span>).</text:p>
            <text:p text:style-name="Text_20_body">Delphi</text:p>
            <text:p text:style-name="Preformatted_20_Text"><text:span text:style-name="Source_20_Text">var</text:span></text:p>
            <text:p text:style-name="Preformatted_20_Text"><text:span text:style-name="Source_20_Text"><text:s text:c="2"/>Flags, Mask, ResultInt: Byte;</text:span></text:p>
            <text:p text:style-name="Preformatted_20_Text"><text:span text:style-name="Source_20_Text"><text:s text:c="2"/>Valid, Enabled, ResultBool: Boolean;</text:span></text:p>
            <text:p text:style-name="Preformatted_20_Text"><text:span text:style-name="Source_20_Text">begin</text:span></text:p>
            <text:p text:style-name="Preformatted_20_Text"><text:span text:style-name="Source_20_Text"><text:s text:c="2"/>// Bitwise</text:span></text:p>
            <text:p text:style-name="Preformatted_20_Text"><text:span text:style-name="Source_20_Text"><text:s text:c="2"/>Flags := %10110010; // Representasi biner</text:span></text:p>
            <text:p text:style-name="Preformatted_20_Text"><text:span text:style-name="Source_20_Text"><text:s text:c="2"/>Mask := %00001111;</text:span></text:p>
            <text:p text:style-name="Preformatted_20_Text"><text:span text:style-name="Source_20_Text"><text:s text:c="2"/>ResultInt := Flags and Mask; // ResultInt = %00000010 (nilai 2)</text:span></text:p>
            <text:p text:style-name="Preformatted_20_Text"/>
            <text:p text:style-name="Preformatted_20_Text"><text:span text:style-name="Source_20_Text"><text:s text:c="2"/>// Logika</text:span></text:p>
            <text:p text:style-name="Preformatted_20_Text"><text:span text:style-name="Source_20_Text"><text:s text:c="2"/>Valid := True;</text:span></text:p>
            <text:p text:style-name="Preformatted_20_Text"><text:span text:style-name="Source_20_Text"><text:s text:c="2"/>Enabled := False;</text:span></text:p>
            <text:p text:style-name="Preformatted_20_Text"><text:span text:style-name="Source_20_Text"><text:s text:c="2"/>ResultBool := Valid and Enabled; // ResultBool = False</text:span></text:p>
            <text:p text:style-name="P77"><text:span text:style-name="Source_20_Text">end.</text:span></text:p>
          </text:section>
          <text:section text:style-name="Sect1" text:name="feedback-form-50">
            <text:p text:style-name="P443"><text:soft-page-break/></text:p>
          </text:section>
        </text:section>
        <text:section text:style-name="Sect1" text:name="45c4d8b0a7a3c730">
          <text:p text:style-name="Text_20_body"/>
          <text:section text:style-name="Sect1" text:name="user-query-content-51">
            <text:p text:style-name="P705">yax </text:p>
          </text:section>
          <text:p text:style-name="P443">Tampilkan alur berpikir</text:p>
          <text:section text:style-name="Sect2" text:name="model-response-message-contentr_45c4d8b0a7a3c730">
            <text:p text:style-name="Text_20_body">Baik, saya akan melanjutkan dengan jawaban untuk prompt <text:span text:style-name="Strong_20_Emphasis">Sub-bab 5.2: Operator Khusus untuk Tipe Himpunan (Set)</text:span>.</text:p>
            <text:p text:style-name="Horizontal_20_Line"/>
            <text:p text:style-name="Text_20_body"><text:span text:style-name="Strong_20_Emphasis">(Jawaban untuk Prompt Sub-bab 5.2)</text:span></text:p>
            <text:h text:style-name="Heading_20_3" text:outline-level="3">5.2 Operator Khusus untuk Tipe Himpunan (Set)</text:h>
            <text:p text:style-name="Text_20_body">Salah satu fitur tipe data unik Free Pascal adalah <text:span text:style-name="Source_20_Text">set</text:span> (himpunan), yang merepresentasikan koleksi tak berurut dari nilai-nilai unik yang berasal dari tipe dasar ordinal yang terbatas (biasanya enumerasi atau subrange 0..255). Untuk bekerja secara efektif dengan tipe <text:span text:style-name="Source_20_Text">set</text:span>, Pascal menyediakan sekumpulan operator khusus yang intuitif dan sangat efisien karena pemetaan langsung ke operasi bitwise di tingkat rendah.</text:p>
            <text:p text:style-name="Text_20_body">Berikut adalah operator-operator utama untuk tipe <text:span text:style-name="Source_20_Text">set</text:span>:</text:p>
            <text:list xml:id="list2227221386225999468" text:style-name="L95">
              <text:list-item>
                <text:p text:style-name="P252"><text:span text:style-name="Strong_20_Emphasis"><text:span text:style-name="Source_20_Text">in</text:span></text:span><text:span text:style-name="Strong_20_Emphasis"> (Operator Keanggotaan / Membership)</text:span></text:p>
                <text:list>
                  <text:list-item>
                    <text:p text:style-name="P520"><text:span text:style-name="Strong_20_Emphasis">Fungsi:</text:span> Menguji apakah sebuah elemen tunggal (dari tipe dasar ordinal set tersebut) merupakan anggota dari suatu himpunan. </text:p>
                  </text:list-item>
                  <text:list-item>
                    <text:p text:style-name="P520"><text:span text:style-name="Strong_20_Emphasis">Sintaks:</text:span> <text:span text:style-name="Source_20_Text">Elemen in Himpunan</text:span> </text:p>
                  </text:list-item>
                  <text:list-item>
                    <text:p text:style-name="P520"><text:span text:style-name="Strong_20_Emphasis">Hasil:</text:span> <text:span text:style-name="Source_20_Text">Boolean</text:span> (<text:span text:style-name="Source_20_Text">True</text:span> jika elemen ada di dalam himpunan, <text:span text:style-name="Source_20_Text">False</text:span> jika tidak). </text:p>
                  </text:list-item>
                  <text:list-item>
                    <text:p text:style-name="P520"><text:span text:style-name="Strong_20_Emphasis">Contoh:</text:span> </text:p>
                    <text:p text:style-name="P252">Delphi</text:p>
                    <text:p text:style-name="P31"><text:span text:style-name="Source_20_Text">type</text:span></text:p>
                    <text:p text:style-name="P31"><text:span text:style-name="Source_20_Text"><text:s text:c="2"/>TGayaTeks = (gtBold, gtItalic, gtUnderline);</text:span></text:p>
                    <text:p text:style-name="P31"><text:span text:style-name="Source_20_Text"><text:s text:c="2"/>TGayaSet = set of TGayaTeks;</text:span></text:p>
                    <text:p text:style-name="P31"><text:span text:style-name="Source_20_Text">var</text:span></text:p>
                    <text:p text:style-name="P31"><text:span text:style-name="Source_20_Text"><text:s text:c="2"/>GayaAktif: TGayaSet;</text:span></text:p>
                    <text:p text:style-name="P31"><text:span text:style-name="Source_20_Text"><text:s text:c="2"/>Karakter: Char;</text:span></text:p>
                    <text:p text:style-name="P31"><text:span text:style-name="Source_20_Text">begin</text:span></text:p>
                    <text:p text:style-name="P31"><text:span text:style-name="Source_20_Text"><text:s text:c="2"/>GayaAktif := [gtBold, gtUnderline];</text:span></text:p>
                    <text:p text:style-name="P31"/>
                    <text:p text:style-name="P31"><text:span text:style-name="Source_20_Text"><text:s text:c="2"/>if gtItalic in GayaAktif then // Akan False</text:span></text:p>
                    <text:p text:style-name="P31"><text:span text:style-name="Source_20_Text"><text:s text:c="4"/>WriteLn('Teks Miring Aktif');</text:span></text:p>
                    <text:p text:style-name="P31"/>
                    <text:p text:style-name="P31"><text:span text:style-name="Source_20_Text"><text:s text:c="2"/>if gtBold in GayaAktif then // Akan True</text:span></text:p>
                    <text:p text:style-name="P31"><text:span text:style-name="Source_20_Text"><text:s text:c="4"/>WriteLn('Teks Tebal Aktif');</text:span></text:p>
                    <text:p text:style-name="P31"/>
                    <text:p text:style-name="P31"><text:span text:style-name="Source_20_Text"><text:s text:c="2"/>Karakter := '7';</text:span></text:p>
                    <text:p text:style-name="P31"><text:span text:style-name="Source_20_Text"><text:s text:c="2"/>if Karakter in ['0'..'9'] then // Akan True</text:span></text:p>
                    <text:p text:style-name="P31"><text:span text:style-name="Source_20_Text"><text:s text:c="4"/>WriteLn(Karakter, ' adalah digit.');</text:span></text:p>
                    <text:p text:style-name="P108"><text:soft-page-break/><text:span text:style-name="Source_20_Text">end;</text:span></text:p>
                  </text:list-item>
                </text:list>
              </text:list-item>
              <text:list-item>
                <text:p text:style-name="P252"><text:span text:style-name="Strong_20_Emphasis"><text:span text:style-name="Source_20_Text">+</text:span></text:span><text:span text:style-name="Strong_20_Emphasis"> (Operator Gabungan / Union)</text:span></text:p>
                <text:list>
                  <text:list-item>
                    <text:p text:style-name="P520"><text:span text:style-name="Strong_20_Emphasis">Fungsi:</text:span> Menghasilkan himpunan baru yang berisi semua elemen unik yang ada di <text:span text:style-name="Emphasis">salah satu</text:span> atau <text:span text:style-name="Emphasis">kedua</text:span> himpunan operand. </text:p>
                  </text:list-item>
                  <text:list-item>
                    <text:p text:style-name="P520"><text:span text:style-name="Strong_20_Emphasis">Sintaks:</text:span> <text:span text:style-name="Source_20_Text">HimpunanA + HimpunanB</text:span> </text:p>
                  </text:list-item>
                  <text:list-item>
                    <text:p text:style-name="P520"><text:span text:style-name="Strong_20_Emphasis">Contoh:</text:span> </text:p>
                    <text:p text:style-name="P252">Delphi</text:p>
                    <text:p text:style-name="P31"><text:span text:style-name="Source_20_Text">type TAngkaKecil = set of 1..10;</text:span></text:p>
                    <text:p text:style-name="P31"><text:span text:style-name="Source_20_Text">var Set1, Set2, Gabungan: TAngkaKecil;</text:span></text:p>
                    <text:p text:style-name="P31"><text:span text:style-name="Source_20_Text">begin</text:span></text:p>
                    <text:p text:style-name="P31"><text:span text:style-name="Source_20_Text"><text:s text:c="2"/>Set1 := [1, 3, 5];</text:span></text:p>
                    <text:p text:style-name="P31"><text:span text:style-name="Source_20_Text"><text:s text:c="2"/>Set2 := [2, 4, 5]; // 5 ada di kedua set</text:span></text:p>
                    <text:p text:style-name="P31"><text:span text:style-name="Source_20_Text"><text:s text:c="2"/>Gabungan := Set1 + Set2;</text:span></text:p>
                    <text:p text:style-name="P31"><text:span text:style-name="Source_20_Text"><text:s text:c="2"/>// Gabungan sekarang berisi [1, 2, 3, 4, 5]</text:span></text:p>
                    <text:p text:style-name="P108"><text:span text:style-name="Source_20_Text">end;</text:span></text:p>
                  </text:list-item>
                </text:list>
              </text:list-item>
              <text:list-item>
                <text:p text:style-name="P252"><text:span text:style-name="Strong_20_Emphasis"><text:span text:style-name="Source_20_Text">-</text:span></text:span><text:span text:style-name="Strong_20_Emphasis"> (Operator Selisih / Difference)</text:span></text:p>
                <text:list>
                  <text:list-item>
                    <text:p text:style-name="P520"><text:span text:style-name="Strong_20_Emphasis">Fungsi:</text:span> Menghasilkan himpunan baru yang berisi elemen-elemen yang ada di himpunan operand <text:span text:style-name="Emphasis">kiri</text:span>, tetapi <text:span text:style-name="Strong_20_Emphasis">tidak</text:span> ada di himpunan operand <text:span text:style-name="Emphasis">kanan</text:span>. </text:p>
                  </text:list-item>
                  <text:list-item>
                    <text:p text:style-name="P520"><text:span text:style-name="Strong_20_Emphasis">Sintaks:</text:span> <text:span text:style-name="Source_20_Text">HimpunanA - HimpunanB</text:span> </text:p>
                  </text:list-item>
                  <text:list-item>
                    <text:p text:style-name="P520"><text:span text:style-name="Strong_20_Emphasis">Contoh:</text:span> </text:p>
                    <text:p text:style-name="P252">Delphi</text:p>
                    <text:p text:style-name="P31"><text:span text:style-name="Source_20_Text">// Menggunakan TAngkaKecil dari contoh sebelumnya</text:span></text:p>
                    <text:p text:style-name="P31"><text:span text:style-name="Source_20_Text">var SetA, SetB, Selisih1, Selisih2: TAngkaKecil;</text:span></text:p>
                    <text:p text:style-name="P31"><text:span text:style-name="Source_20_Text">begin</text:span></text:p>
                    <text:p text:style-name="P31"><text:span text:style-name="Source_20_Text"><text:s text:c="2"/>SetA := [1, 2, 3, 4];</text:span></text:p>
                    <text:p text:style-name="P31"><text:span text:style-name="Source_20_Text"><text:s text:c="2"/>SetB := [3, 4, 5, 6];</text:span></text:p>
                    <text:p text:style-name="P31"><text:span text:style-name="Source_20_Text"><text:s text:c="2"/>Selisih1 := SetA - SetB; // Elemen di A tapi tidak di B -&gt; [1, 2]</text:span></text:p>
                    <text:p text:style-name="P31"><text:span text:style-name="Source_20_Text"><text:s text:c="2"/>Selisih2 := SetB - SetA; // Elemen di B tapi tidak di A -&gt; [5, 6]</text:span></text:p>
                    <text:p text:style-name="P108"><text:span text:style-name="Source_20_Text">end;</text:span></text:p>
                  </text:list-item>
                </text:list>
              </text:list-item>
              <text:list-item>
                <text:p text:style-name="P252"><text:span text:style-name="Strong_20_Emphasis"><text:span text:style-name="Source_20_Text">*</text:span></text:span><text:span text:style-name="Strong_20_Emphasis"> (Operator Irisan / Intersection)</text:span></text:p>
                <text:list>
                  <text:list-item>
                    <text:p text:style-name="P520"><text:span text:style-name="Strong_20_Emphasis">Fungsi:</text:span> Menghasilkan himpunan baru yang berisi elemen-elemen yang ada di <text:span text:style-name="Strong_20_Emphasis">kedua</text:span> himpunan operand secara bersamaan. </text:p>
                  </text:list-item>
                  <text:list-item>
                    <text:p text:style-name="P520"><text:span text:style-name="Strong_20_Emphasis">Sintaks:</text:span> <text:span text:style-name="Source_20_Text">HimpunanA * HimpunanB</text:span> </text:p>
                  </text:list-item>
                  <text:list-item>
                    <text:p text:style-name="P520"><text:span text:style-name="Strong_20_Emphasis">Contoh:</text:span> </text:p>
                    <text:p text:style-name="P252">Delphi</text:p>
                    <text:p text:style-name="P31"><text:span text:style-name="Source_20_Text">// Menggunakan TAngkaKecil dari contoh sebelumnya</text:span></text:p>
                    <text:p text:style-name="P31"><text:span text:style-name="Source_20_Text">var SetX, SetY, Irisan: TAngkaKecil;</text:span></text:p>
                    <text:p text:style-name="P31"><text:span text:style-name="Source_20_Text">begin</text:span></text:p>
                    <text:p text:style-name="P31"><text:span text:style-name="Source_20_Text"><text:s text:c="2"/>SetX := [1, 2, 3, 4, 5];</text:span></text:p>
                    <text:p text:style-name="P31"><text:soft-page-break/><text:span text:style-name="Source_20_Text"><text:s text:c="2"/>SetY := [4, 5, 6, 7];</text:span></text:p>
                    <text:p text:style-name="P31"><text:span text:style-name="Source_20_Text"><text:s text:c="2"/>Irisan := SetX * SetY; // Elemen yang ada di kedua set -&gt; [4, 5]</text:span></text:p>
                    <text:p text:style-name="P108"><text:span text:style-name="Source_20_Text">end;</text:span></text:p>
                  </text:list-item>
                </text:list>
              </text:list-item>
              <text:list-item>
                <text:p text:style-name="P252"><text:span text:style-name="Strong_20_Emphasis">Operator Relasional untuk Himpunan</text:span> Selain operator manipulasi, Anda juga dapat membandingkan himpunan menggunakan operator relasional:</text:p>
                <text:list>
                  <text:list-item>
                    <text:p text:style-name="P520"><text:span text:style-name="Strong_20_Emphasis"><text:span text:style-name="Source_20_Text">=</text:span></text:span><text:span text:style-name="Strong_20_Emphasis"> (Kesamaan):</text:span> <text:span text:style-name="Source_20_Text">True</text:span> jika kedua himpunan memiliki anggota yang sama persis. <text:span text:style-name="Source_20_Text">[1, 2] = [2, 1]</text:span> adalah <text:span text:style-name="Source_20_Text">True</text:span>. </text:p>
                  </text:list-item>
                  <text:list-item>
                    <text:p text:style-name="P520"><text:span text:style-name="Strong_20_Emphasis"><text:span text:style-name="Source_20_Text">&lt;&gt;</text:span></text:span><text:span text:style-name="Strong_20_Emphasis"> (Ketidaksamaan):</text:span> <text:span text:style-name="Source_20_Text">True</text:span> jika kedua himpunan memiliki perbedaan anggota. <text:span text:style-name="Source_20_Text">[1, 2] &lt;&gt; [1, 2, 3]</text:span> adalah <text:span text:style-name="Source_20_Text">True</text:span>. </text:p>
                  </text:list-item>
                  <text:list-item>
                    <text:p text:style-name="P520"><text:span text:style-name="Strong_20_Emphasis"><text:span text:style-name="Source_20_Text">&lt;=</text:span></text:span><text:span text:style-name="Strong_20_Emphasis"> (Subset):</text:span> <text:span text:style-name="Source_20_Text">True</text:span> jika semua elemen himpunan kiri juga terdapat di himpunan kanan (himpunan kiri adalah subset atau sama dengan himpunan kanan). <text:span text:style-name="Source_20_Text">[1, 2] &lt;= [1, 2, 3]</text:span> adalah <text:span text:style-name="Source_20_Text">True</text:span>. <text:span text:style-name="Source_20_Text">[1, 4] &lt;= [1, 2, 3]</text:span> adalah <text:span text:style-name="Source_20_Text">False</text:span>. </text:p>
                  </text:list-item>
                  <text:list-item>
                    <text:p text:style-name="P520"><text:span text:style-name="Strong_20_Emphasis"><text:span text:style-name="Source_20_Text">&gt;=</text:span></text:span><text:span text:style-name="Strong_20_Emphasis"> (Superset):</text:span> <text:span text:style-name="Source_20_Text">True</text:span> jika semua elemen himpunan kanan juga terdapat di himpunan kiri (himpunan kiri adalah superset atau sama dengan himpunan kanan). <text:span text:style-name="Source_20_Text">[1, 2, 3] &gt;= [1, 2]</text:span> adalah <text:span text:style-name="Source_20_Text">True</text:span>. </text:p>
                  </text:list-item>
                </text:list>
                <text:p text:style-name="P252">Delphi</text:p>
                <text:p text:style-name="P31"><text:span text:style-name="Source_20_Text">var Opt1, Opt2: TGayaSet; // Dari contoh 'in'</text:span></text:p>
                <text:p text:style-name="P31"><text:span text:style-name="Source_20_Text">begin</text:span></text:p>
                <text:p text:style-name="P31"><text:span text:style-name="Source_20_Text"><text:s text:c="3"/>Opt1 := [gtBold];</text:span></text:p>
                <text:p text:style-name="P31"><text:span text:style-name="Source_20_Text"><text:s text:c="3"/>Opt2 := [gtBold, gtItalic];</text:span></text:p>
                <text:p text:style-name="P31"><text:span text:style-name="Source_20_Text"><text:s text:c="3"/>if Opt1 &lt;= Opt2 then WriteLn('Opt1 adalah subset dari Opt2'); // True</text:span></text:p>
                <text:p text:style-name="P108"><text:span text:style-name="Source_20_Text">end;</text:span></text:p>
              </text:list-item>
            </text:list>
            <text:p text:style-name="Text_20_body"><text:span text:style-name="Strong_20_Emphasis">Ekspresivitas dan Efisiensi:</text:span></text:p>
            <text:p text:style-name="Text_20_body">Penggunaan operator <text:span text:style-name="Source_20_Text">set</text:span> khusus ini membuat kode yang berhubungan dengan flag, opsi, atau pengujian keanggotaan menjadi sangat <text:span text:style-name="Strong_20_Emphasis">mudah dibaca</text:span> dan <text:span text:style-name="Strong_20_Emphasis">ekspresif</text:span>. Logika himpunan (gabungan, irisan, selisih, keanggotaan) diekspresikan secara langsung dan alami. Selain itu, karena implementasi internalnya sebagai bitfield, operasi-operasi ini <text:span text:style-name="Strong_20_Emphasis">sangat cepat dan efisien</text:span>, jauh melampaui apa yang bisa dicapai dengan struktur data koleksi umum lainnya untuk tugas serupa pada tipe dasar ordinal kecil. Ini adalah salah satu keunggulan desain bahasa Pascal yang patut dimanfaatkan saat situasinya tepat.</text:p>
          </text:section>
          <text:section text:style-name="Sect1" text:name="feedback-form-51">
            <text:p text:style-name="P443"/>
          </text:section>
        </text:section>
        <text:section text:style-name="Sect1" text:name="807016a1c56cb374">
          <text:p text:style-name="Text_20_body"/>
          <text:section text:style-name="Sect1" text:name="user-query-content-52">
            <text:p text:style-name="P705">yax </text:p>
          </text:section>
          <text:p text:style-name="P443">Tampilkan alur berpikir</text:p>
          <text:section text:style-name="Sect2" text:name="model-response-message-contentr_807016a1c56cb374">
            <text:p text:style-name="Text_20_body">Baik, saya akan melanjutkan dengan jawaban untuk prompt <text:span text:style-name="Strong_20_Emphasis">Sub-bab 5.3: Prioritas Operator (Operator Precedence)</text:span>.</text:p>
            <text:p text:style-name="Horizontal_20_Line"/>
            <text:p text:style-name="Text_20_body"><text:soft-page-break/><text:span text:style-name="Strong_20_Emphasis">(Jawaban untuk Prompt Sub-bab 5.3)</text:span></text:p>
            <text:h text:style-name="Heading_20_3" text:outline-level="3">5.3 Prioritas Operator (Operator Precedence)</text:h>
            <text:p text:style-name="Text_20_body">Ketika Anda menulis ekspresi yang melibatkan beberapa operator yang berbeda (misalnya, <text:span text:style-name="Source_20_Text">A + B * C</text:span> atau <text:span text:style-name="Source_20_Text">X &gt; 0 and Y &lt; 10</text:span>), kompiler perlu aturan yang jelas untuk menentukan urutan operasi mana yang harus dilakukan terlebih dahulu. Aturan ini disebut <text:span text:style-name="Strong_20_Emphasis">Prioritas Operator (Operator Precedence)</text:span> atau hierarki operator. Free Pascal, seperti bahasa pemrograman lainnya, memiliki seperangkat aturan prioritas bawaan.</text:p>
            <text:p text:style-name="Text_20_body">Memahami aturan prioritas ini sangat penting, karena asumsi yang salah tentang urutan evaluasi dapat menyebabkan hasil yang tidak terduga atau bahkan error kompilasi.</text:p>
            <text:p text:style-name="Text_20_body"><text:span text:style-name="Strong_20_Emphasis">Tingkat Prioritas Operator di Free Pascal:</text:span></text:p>
            <text:p text:style-name="Text_20_body">Operator di Free Pascal dikelompokkan ke dalam beberapa tingkat prioritas. Operator dengan prioritas <text:span text:style-name="Strong_20_Emphasis">lebih tinggi</text:span> akan dievaluasi <text:span text:style-name="Strong_20_Emphasis">terlebih dahulu</text:span>. Berikut adalah urutan prioritas dari yang tertinggi ke terendah (nomor level lebih kecil berarti prioritas lebih tingg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Level Prioritas</text:p>
                </table:table-cell>
                <table:table-cell table:style-name="Table1.A1" office:value-type="string">
                  <text:p text:style-name="P1">Operator</text:p>
                </table:table-cell>
                <table:table-cell table:style-name="Table1.A1" office:value-type="string">
                  <text:p text:style-name="P1">Jenis</text:p>
                </table:table-cell>
                <table:table-cell table:style-name="Table1.A1" office:value-type="string">
                  <text:p text:style-name="P1">Asosiativitas</text:p>
                </table:table-cell>
              </table:table-row>
              <table:table-row>
                <table:table-cell table:style-name="Table1.A1" office:value-type="string">
                  <text:p text:style-name="P2">1 (Tertinggi)</text:p>
                </table:table-cell>
                <table:table-cell table:style-name="Table1.A1" office:value-type="string">
                  <text:p text:style-name="P2"><text:span text:style-name="Source_20_Text">@</text:span> (Address-of), <text:span text:style-name="Source_20_Text">not</text:span> (Logical/Bitwise NOT)</text:p>
                </table:table-cell>
                <table:table-cell table:style-name="Table1.A1" office:value-type="string">
                  <text:p text:style-name="P2">Unary (Prefix)</text:p>
                </table:table-cell>
                <table:table-cell table:style-name="Table1.A1" office:value-type="string">
                  <text:p text:style-name="P2">Kanan ke Kiri</text:p>
                </table:table-cell>
              </table:table-row>
              <table:table-row>
                <table:table-cell table:style-name="Table1.A1" office:value-type="string">
                  <text:p text:style-name="P2">2</text:p>
                </table:table-cell>
                <table:table-cell table:style-name="Table1.A1" office:value-type="string">
                  <text:p text:style-name="P2"><text:span text:style-name="Source_20_Text">*</text:span>, <text:span text:style-name="Source_20_Text">/</text:span>, <text:span text:style-name="Source_20_Text">div</text:span>, <text:span text:style-name="Source_20_Text">mod</text:span>, <text:span text:style-name="Source_20_Text">and</text:span>, <text:span text:style-name="Source_20_Text">shl</text:span> (Shift Left), <text:span text:style-name="Source_20_Text">shr</text:span> (Shift Right)</text:p>
                </table:table-cell>
                <table:table-cell table:style-name="Table1.A1" office:value-type="string">
                  <text:p text:style-name="P2">Multiplikatif, Logical/Bitwise AND, Shift</text:p>
                </table:table-cell>
                <table:table-cell table:style-name="Table1.A1" office:value-type="string">
                  <text:p text:style-name="P2">Kiri ke Kanan</text:p>
                </table:table-cell>
              </table:table-row>
              <table:table-row>
                <table:table-cell table:style-name="Table1.A1" office:value-type="string">
                  <text:p text:style-name="P2">3</text:p>
                </table:table-cell>
                <table:table-cell table:style-name="Table1.A1" office:value-type="string">
                  <text:p text:style-name="P2"><text:span text:style-name="Source_20_Text">+</text:span>, <text:span text:style-name="Source_20_Text">-</text:span> (Binary Add/Subtract), <text:span text:style-name="Source_20_Text">or</text:span>, <text:span text:style-name="Source_20_Text">xor</text:span></text:p>
                </table:table-cell>
                <table:table-cell table:style-name="Table1.A1" office:value-type="string">
                  <text:p text:style-name="P2">Aditif, Logical/Bitwise OR/XOR</text:p>
                </table:table-cell>
                <table:table-cell table:style-name="Table1.A1" office:value-type="string">
                  <text:p text:style-name="P2">Kiri ke Kanan</text:p>
                </table:table-cell>
              </table:table-row>
              <table:table-row>
                <table:table-cell table:style-name="Table1.A1" office:value-type="string">
                  <text:p text:style-name="P2">4 (Terendah)</text:p>
                </table:table-cell>
                <table:table-cell table:style-name="Table1.A1" office:value-type="string">
                  <text:p text:style-name="P2"><text:span text:style-name="Source_20_Text">=</text:span>, <text:span text:style-name="Source_20_Text">&lt;&gt;</text:span>, <text:span text:style-name="Source_20_Text">&lt;</text:span>, <text:span text:style-name="Source_20_Text">&gt;</text:span>, <text:span text:style-name="Source_20_Text">&lt;=</text:span>, <text:span text:style-name="Source_20_Text">&gt;=</text:span>, <text:span text:style-name="Source_20_Text">in</text:span> (Set Membership)</text:p>
                </table:table-cell>
                <table:table-cell table:style-name="Table1.A1" office:value-type="string">
                  <text:p text:style-name="P2">Relasional</text:p>
                </table:table-cell>
                <table:table-cell table:style-name="Table1.A1" office:value-type="string">
                  <text:p text:style-name="P2">Kiri ke Kanan</text:p>
                </table:table-cell>
              </table:table-row>
            </table:table>
            <text:p text:style-name="Text_20_body">Ekspor ke Spreadsheet</text:p>
            <text:p text:style-name="Text_20_body"><text:span text:style-name="Emphasis">Catatan:</text:span> Operator penugasan <text:span text:style-name="Source_20_Text">:=</text:span> tidak termasuk dalam tabel ini karena merupakan bagian dari pernyataan, bukan operator yang membentuk ekspresi yang menghasilkan nilai dengan cara yang sama seperti operator di atas. Ia dievaluasi setelah seluruh ekspresi di sebelah kanannya selesai dihitung. Asosiativitas menunjukkan urutan evaluasi untuk operator <text:span text:style-name="Emphasis">pada tingkat prioritas yang sama</text:span> (Kiri ke Kanan berarti <text:span text:style-name="Source_20_Text">A + B + C</text:span> dievaluasi sebagai <text:span text:style-name="Source_20_Text">(A + B) + C</text:span>).</text:p>
            <text:p text:style-name="Text_20_body"><text:span text:style-name="Strong_20_Emphasis">Contoh Implikasi Prioritas:</text:span></text:p>
            <text:list xml:id="list8398058900484471503" text:style-name="L96">
              <text:list-item>
                <text:p text:style-name="P253"><text:span text:style-name="Strong_20_Emphasis">Aritmatika:</text:span> Dalam ekspresi <text:span text:style-name="Source_20_Text">10 + 5 * 2</text:span>, operator <text:span text:style-name="Source_20_Text">*</text:span> (Level 2) memiliki prioritas lebih tinggi daripada <text:span text:style-name="Source_20_Text">+</text:span> (Level 3). Jadi, <text:span text:style-name="Source_20_Text">5 * 2</text:span> dievaluasi terlebih dahulu (= 10), kemudian baru <text:span text:style-name="Source_20_Text">10 + 10</text:span> dievaluasi, menghasilkan <text:span text:style-name="Source_20_Text">20</text:span>. Jika <text:soft-page-break/>Anda menginginkan penjumlahan dulu, Anda harus menggunakan tanda kurung: <text:span text:style-name="Source_20_Text">(10 + 5) * 2</text:span> menghasilkan <text:span text:style-name="Source_20_Text">30</text:span>.</text:p>
              </text:list-item>
              <text:list-item>
                <text:p text:style-name="P253"><text:span text:style-name="Strong_20_Emphasis">Logika dan Relasional (POTENSI JEBAKAN!):</text:span> Perhatikan bahwa operator logika <text:span text:style-name="Source_20_Text">and</text:span> (Level 2) memiliki prioritas <text:span text:style-name="Strong_20_Emphasis">lebih tinggi</text:span> daripada operator relasional seperti <text:span text:style-name="Source_20_Text">&gt;</text:span>, <text:span text:style-name="Source_20_Text">&lt;</text:span>, <text:span text:style-name="Source_20_Text">=</text:span> (Level 4). Ini berbeda dengan banyak bahasa C-style di mana <text:span text:style-name="Source_20_Text">&amp;&amp;</text:span> memiliki prioritas <text:span text:style-name="Emphasis">lebih rendah</text:span> dari relasional. Konsekuensinya sangat penting:</text:p>
                <text:p text:style-name="P253">Delphi</text:p>
                <text:p text:style-name="P32"><text:span text:style-name="Source_20_Text">var X, Y: Integer;</text:span></text:p>
                <text:p text:style-name="P32"><text:span text:style-name="Source_20_Text">// ... isi X dan Y ...</text:span></text:p>
                <text:p text:style-name="P32"/>
                <text:p text:style-name="P32"><text:span text:style-name="Source_20_Text">// SALAH (dan menyebabkan Error Tipe):</text:span></text:p>
                <text:p text:style-name="P32"><text:span text:style-name="Source_20_Text">// if X &gt; 0 and Y &lt; 5 then ...</text:span></text:p>
                <text:p text:style-name="P32"/>
                <text:p text:style-name="P32"><text:span text:style-name="Source_20_Text">// Mengapa salah? Karena prioritas 'and' lebih tinggi, FPC mencoba mengevaluasi:</text:span></text:p>
                <text:p text:style-name="P32"><text:span text:style-name="Source_20_Text">// X &gt; (0 and Y) &lt; 5</text:span></text:p>
                <text:p text:style-name="P32"><text:span text:style-name="Source_20_Text">// Operasi "0 and Y" tidak valid secara tipe.</text:span></text:p>
                <text:p text:style-name="P32"/>
                <text:p text:style-name="P32"><text:span text:style-name="Source_20_Text">// BENAR (Gunakan Tanda Kurung):</text:span></text:p>
                <text:p text:style-name="P32"><text:span text:style-name="Source_20_Text">if (X &gt; 0) and (Y &lt; 5) then ...</text:span></text:p>
                <text:p text:style-name="P32"><text:span text:style-name="Source_20_Text">// Tanda kurung memaksa evaluasi (X &gt; 0) dan (Y &lt; 5) terlebih dahulu,</text:span></text:p>
                <text:p text:style-name="P109"><text:span text:style-name="Source_20_Text">// menghasilkan dua nilai Boolean, baru kemudian dioperasikan dengan 'and'.</text:span></text:p>
                <text:p text:style-name="P253">Hal yang sama berlaku untuk <text:span text:style-name="Source_20_Text">or</text:span>. <text:span text:style-name="Strong_20_Emphasis">Selalu gunakan tanda kurung</text:span> untuk mengelompokkan ekspresi relasional saat menggabungkannya dengan <text:span text:style-name="Source_20_Text">and</text:span> atau <text:span text:style-name="Source_20_Text">or</text:span> untuk memastikan urutan evaluasi yang benar dan menghindari error tipe.</text:p>
              </text:list-item>
            </text:list>
            <text:p text:style-name="Text_20_body"><text:span text:style-name="Strong_20_Emphasis">Rekomendasi Kuat: Gunakan Tanda Kurung </text:span><text:span text:style-name="Strong_20_Emphasis"><text:span text:style-name="Source_20_Text">()</text:span></text:span></text:p>
            <text:p text:style-name="Text_20_body">Meskipun FPC memiliki aturan prioritas yang jelas, sangat <text:span text:style-name="Strong_20_Emphasis">tidak disarankan</text:span> untuk mengandalkan sepenuhnya pada pengetahuan implisit tentang aturan ini saat menulis ekspresi yang kompleks. Praktik pemrograman terbaik adalah menggunakan <text:span text:style-name="Strong_20_Emphasis">tanda kurung </text:span><text:span text:style-name="Strong_20_Emphasis"><text:span text:style-name="Source_20_Text">()</text:span></text:span><text:span text:style-name="Strong_20_Emphasis"> secara liberal</text:span> untuk secara eksplisit menentukan urutan evaluasi yang Anda inginkan.</text:p>
            <text:p text:style-name="Text_20_body">Manfaat menggunakan tanda kurung:</text:p>
            <text:list xml:id="list6159981541367822500" text:style-name="L97">
              <text:list-item>
                <text:p text:style-name="P521"><text:span text:style-name="Strong_20_Emphasis">Kejelasan (Readability):</text:span> Kode menjadi jauh lebih mudah dibaca dan dipahami oleh manusia (termasuk diri Anda di masa depan atau rekan tim), karena urutan operasi tidak ambigu. </text:p>
              </text:list-item>
              <text:list-item>
                <text:p text:style-name="P521"><text:span text:style-name="Strong_20_Emphasis">Pencegahan Error:</text:span> Menghilangkan kemungkinan bug yang disebabkan oleh salah mengingat atau salah memahami aturan prioritas. </text:p>
              </text:list-item>
              <text:list-item>
                <text:p text:style-name="P254"><text:span text:style-name="Strong_20_Emphasis">Pemeliharaan (Maintainability):</text:span> Kode lebih mudah dimodifikasi dengan aman karena niat programmernya jelas. </text:p>
              </text:list-item>
            </text:list>
            <text:p text:style-name="Text_20_body"><text:soft-page-break/>Contoh: Meskipun <text:span text:style-name="Source_20_Text">A + B * C / D</text:span> mungkin dievaluasi dengan benar oleh kompiler sesuai aturan, menulisnya sebagai <text:span text:style-name="Source_20_Text">A + ((B * C) / D)</text:span> jauh lebih jelas menunjukkan urutan yang dimaksud.</text:p>
            <text:p text:style-name="Text_20_body">Singkatnya, meskipun penting untuk mengetahui dasar-dasar prioritas operator (terutama jebakan <text:span text:style-name="Source_20_Text">and</text:span>/<text:span text:style-name="Source_20_Text">or</text:span>), <text:span text:style-name="Strong_20_Emphasis">jadikan penggunaan tanda kurung sebagai kebiasaan</text:span> untuk memastikan kebenaran dan kejelasan ekspresi Anda dalam Free Pascal.</text:p>
          </text:section>
          <text:section text:style-name="Sect1" text:name="feedback-form-52">
            <text:p text:style-name="P443"/>
          </text:section>
        </text:section>
        <text:section text:style-name="Sect1" text:name="adecbd1f7dfd2b8a">
          <text:p text:style-name="Text_20_body"/>
          <text:section text:style-name="Sect1" text:name="user-query-content-53">
            <text:p text:style-name="P705">yax </text:p>
          </text:section>
          <text:p text:style-name="P443">Tampilkan alur berpikir</text:p>
          <text:section text:style-name="Sect2" text:name="model-response-message-contentr_adecbd1f7dfd2b8a">
            <text:p text:style-name="Text_20_body">Baik, saya akan melanjutkan dengan jawaban untuk prompt <text:span text:style-name="Strong_20_Emphasis">Pengantar Bab 6</text:span>.</text:p>
            <text:p text:style-name="Horizontal_20_Line"/>
            <text:p text:style-name="Text_20_body"><text:span text:style-name="Strong_20_Emphasis">(Jawaban untuk Prompt Pengantar Bab 6)</text:span></text:p>
            <text:p text:style-name="Text_20_body"><text:span text:style-name="Strong_20_Emphasis">Bab 6: Mengendalikan Alur Eksekusi Program</text:span></text:p>
            <text:p text:style-name="Text_20_body">Program yang hanya menjalankan serangkaian instruksi secara linear dari awal hingga akhir jarang sekali ditemukan dalam aplikasi dunia nyata yang nontrivial. Kemampuan program untuk membuat keputusan berdasarkan kondisi tertentu dan mengulangi blok tugas adalah fundamental untuk menciptakan logika yang kompleks dan berguna. Mekanisme untuk mengarahkan "jalan" eksekusi program ini dikenal sebagai <text:span text:style-name="Strong_20_Emphasis">struktur kontrol alur (control flow structures)</text:span>.</text:p>
            <text:p text:style-name="Text_20_body">Sebagai programmer berpengalaman, Anda tentu sudah sangat menguasai konsep inti dari kontrol alur ini. Ide di balik percabangan kondisional menggunakan <text:span text:style-name="Source_20_Text">if/else</text:span>, seleksi multi-arah dengan <text:span text:style-name="Source_20_Text">switch/case</text:span>, serta perulangan deterministik (<text:span text:style-name="Source_20_Text">for</text:span>) dan berbasis kondisi (<text:span text:style-name="Source_20_Text">while</text:span>) adalah pilar pemrograman yang Anda temui di hampir setiap bahasa.</text:p>
            <text:p text:style-name="Text_20_body">Oleh karena itu, fokus Bab 6 ini bukanlah pada <text:span text:style-name="Emphasis">apa</text:span> itu percabangan atau perulangan, melainkan pada <text:span text:style-name="Strong_20_Emphasis">bagaimana Free Pascal mengimplementasikannya secara spesifik</text:span>. Kita akan mendalami sintaks khas Pascal, seperti penggunaan kata kunci <text:span text:style-name="Source_20_Text">then</text:span> setelah <text:span text:style-name="Source_20_Text">if</text:span>, keharusan menggunakan blok <text:span text:style-name="Source_20_Text">begin..end</text:span> untuk pernyataan majemuk, struktur <text:span text:style-name="Source_20_Text">case..of..end</text:span> yang memiliki beberapa perbedaan menarik dibandingkan <text:span text:style-name="Source_20_Text">switch</text:span>, dan perulangan <text:span text:style-name="Source_20_Text">repeat..until</text:span> yang kondisinya dites di akhir. Kita juga akan menyoroti beberapa perbedaan perilaku kunci yang mungkin berbeda dari bahasa yang Anda kenal. Selain itu, bab ini akan membahas pernyataan-pernyataan (<text:span text:style-name="Source_20_Text">break</text:span>, <text:span text:style-name="Source_20_Text">continue</text:span>, <text:span text:style-name="Source_20_Text">exit</text:span>, dan <text:span text:style-name="Source_20_Text">goto</text:span> yang penggunaannya perlu diwaspadai) yang memungkinkan Anda memodifikasi alur kontrol standar secara eksplisit. Tujuan dari bab ini adalah memastikan Anda dapat secara efektif dan benar mengendalikan logika alur eksekusi dalam program Free Pascal Anda menggunakan perangkat yang disediakan bahasa ini.</text:p>
          </text:section>
          <text:section text:style-name="Sect1" text:name="feedback-form-53">
            <text:p text:style-name="P443"/>
          </text:section>
        </text:section>
        <text:section text:style-name="Sect1" text:name="687c9dbb43a4d4a6">
          <text:p text:style-name="Text_20_body"><text:soft-page-break/></text:p>
          <text:section text:style-name="Sect1" text:name="user-query-content-54">
            <text:p text:style-name="P705">yax </text:p>
          </text:section>
          <text:p text:style-name="P443">Tampilkan alur berpikir</text:p>
          <text:section text:style-name="Sect2" text:name="model-response-message-contentr_687c9dbb43a4d4a6">
            <text:p text:style-name="Text_20_body">Baik, saya akan melanjutkan dengan jawaban untuk prompt <text:span text:style-name="Strong_20_Emphasis">Sub-sub-bab 6.1.1: Struktur </text:span><text:span text:style-name="Strong_20_Emphasis"><text:span text:style-name="Source_20_Text">if..then..else</text:span></text:span>.</text:p>
            <text:p text:style-name="Horizontal_20_Line"/>
            <text:p text:style-name="Text_20_body"><text:span text:style-name="Strong_20_Emphasis">(Jawaban untuk Prompt Sub-sub-bab 6.1.1)</text:span></text:p>
            <text:h text:style-name="Heading_20_4" text:outline-level="4">6.1.1 Struktur <text:span text:style-name="Source_20_Text">if..then..else</text:span>: Percabangan Dasar</text:h>
            <text:p text:style-name="Text_20_body">Struktur <text:span text:style-name="Source_20_Text">if..then..else</text:span> adalah mekanisme percabangan kondisional paling fundamental dalam Free Pascal (dan sebagian besar bahasa pemrograman). Struktur ini memungkinkan program Anda mengeksekusi blok kode yang berbeda berdasarkan apakah suatu kondisi Boolean (<text:span text:style-name="Source_20_Text">True</text:span> atau <text:span text:style-name="Source_20_Text">False</text:span>) terpenuhi.</text:p>
            <text:p text:style-name="Text_20_body"><text:span text:style-name="Strong_20_Emphasis">Sintaks Dasar:</text:span></text:p>
            <text:p text:style-name="Text_20_body">Free Pascal menyediakan dua bentuk utama pernyataan <text:span text:style-name="Source_20_Text">if</text:span>:</text:p>
            <text:list xml:id="list2782137917892275147" text:style-name="L98">
              <text:list-item>
                <text:p text:style-name="P255"><text:span text:style-name="Strong_20_Emphasis">Bentuk </text:span><text:span text:style-name="Strong_20_Emphasis"><text:span text:style-name="Source_20_Text">if..then</text:span></text:span><text:span text:style-name="Strong_20_Emphasis"> (Tanpa </text:span><text:span text:style-name="Strong_20_Emphasis"><text:span text:style-name="Source_20_Text">else</text:span></text:span><text:span text:style-name="Strong_20_Emphasis">):</text:span> Mengeksekusi satu pernyataan (atau blok pernyataan) hanya jika kondisi bernilai <text:span text:style-name="Source_20_Text">True</text:span>. Jika kondisi <text:span text:style-name="Source_20_Text">False</text:span>, pernyataan tersebut dilewati.</text:p>
                <text:p text:style-name="P255">Delphi</text:p>
                <text:p text:style-name="P33"><text:span text:style-name="Source_20_Text">if KondisiBoolean then</text:span></text:p>
                <text:p text:style-name="P33"><text:span text:style-name="Source_20_Text"><text:s text:c="2"/>PernyataanTunggalJikaBenar; // Hanya dieksekusi jika KondisiBoolean = True</text:span></text:p>
                <text:p text:style-name="P33"/>
                <text:p text:style-name="P33"><text:span text:style-name="Source_20_Text">// Contoh dengan blok:</text:span></text:p>
                <text:p text:style-name="P33"><text:span text:style-name="Source_20_Text">if (Jumlah &gt; 0) and (Status = stAktif) then</text:span></text:p>
                <text:p text:style-name="P33"><text:span text:style-name="Source_20_Text">begin</text:span></text:p>
                <text:p text:style-name="P33"><text:span text:style-name="Source_20_Text"><text:s text:c="2"/>HitungTotal;</text:span></text:p>
                <text:p text:style-name="P33"><text:span text:style-name="Source_20_Text"><text:s text:c="2"/>CetakLaporan;</text:span></text:p>
                <text:p text:style-name="P110"><text:span text:style-name="Source_20_Text">end;</text:span></text:p>
              </text:list-item>
              <text:list-item>
                <text:p text:style-name="P255"><text:span text:style-name="Strong_20_Emphasis">Bentuk </text:span><text:span text:style-name="Strong_20_Emphasis"><text:span text:style-name="Source_20_Text">if..then..else</text:span></text:span><text:span text:style-name="Strong_20_Emphasis">:</text:span> Mengeksekusi satu pernyataan (atau blok) jika kondisi <text:span text:style-name="Source_20_Text">True</text:span>, dan mengeksekusi pernyataan (atau blok) <text:span text:style-name="Emphasis">lain</text:span> jika kondisi <text:span text:style-name="Source_20_Text">False</text:span>.</text:p>
                <text:p text:style-name="P255">Delphi</text:p>
                <text:p text:style-name="P33"><text:span text:style-name="Source_20_Text">if KondisiBoolean then</text:span></text:p>
                <text:p text:style-name="P33"><text:span text:style-name="Source_20_Text"><text:s text:c="2"/>PernyataanTunggalJikaBenar // atau begin..end;</text:span></text:p>
                <text:p text:style-name="P33"><text:span text:style-name="Source_20_Text">else</text:span></text:p>
                <text:p text:style-name="P33"><text:span text:style-name="Source_20_Text"><text:s text:c="2"/>PernyataanTunggalJikaSalah; // atau begin..end;</text:span></text:p>
                <text:p text:style-name="P33"/>
                <text:p text:style-name="P33"><text:span text:style-name="Source_20_Text">// Contoh:</text:span></text:p>
                <text:p text:style-name="P33"><text:span text:style-name="Source_20_Text">if SisaStok &gt; 0 then</text:span></text:p>
                <text:p text:style-name="P33"><text:span text:style-name="Source_20_Text"><text:s text:c="2"/>WriteLn('Stok tersedia.')</text:span></text:p>
                <text:p text:style-name="P33"><text:soft-page-break/><text:span text:style-name="Source_20_Text">else</text:span></text:p>
                <text:p text:style-name="P33"><text:span text:style-name="Source_20_Text"><text:s text:c="2"/>WriteLn('Stok habis.');</text:span></text:p>
                <text:p text:style-name="P33"/>
                <text:p text:style-name="P33"><text:span text:style-name="Source_20_Text">// Contoh dengan blok:</text:span></text:p>
                <text:p text:style-name="P33"><text:span text:style-name="Source_20_Text">if LoginBerhasil then</text:span></text:p>
                <text:p text:style-name="P33"><text:span text:style-name="Source_20_Text">begin</text:span></text:p>
                <text:p text:style-name="P33"><text:span text:style-name="Source_20_Text"><text:s text:c="3"/>UserId := DapatkanUserId;</text:span></text:p>
                <text:p text:style-name="P33"><text:span text:style-name="Source_20_Text"><text:s text:c="3"/>RedirectKeHalamanUtama;</text:span></text:p>
                <text:p text:style-name="P33"><text:span text:style-name="Source_20_Text">end</text:span></text:p>
                <text:p text:style-name="P33"><text:span text:style-name="Source_20_Text">else</text:span></text:p>
                <text:p text:style-name="P33"><text:span text:style-name="Source_20_Text">begin</text:span></text:p>
                <text:p text:style-name="P33"><text:span text:style-name="Source_20_Text"><text:s text:c="3"/>JumlahPercobaanGagal := JumlahPercobaanGagal + 1;</text:span></text:p>
                <text:p text:style-name="P33"><text:span text:style-name="Source_20_Text"><text:s text:c="3"/>TampilkanPesanErrorLogin;</text:span></text:p>
                <text:p text:style-name="P110"><text:span text:style-name="Source_20_Text">end;</text:span></text:p>
              </text:list-item>
            </text:list>
            <text:p text:style-name="Text_20_body"><text:span text:style-name="Strong_20_Emphasis">Kata Kunci </text:span><text:span text:style-name="Strong_20_Emphasis"><text:span text:style-name="Source_20_Text">then</text:span></text:span><text:span text:style-name="Strong_20_Emphasis">:</text:span></text:p>
            <text:p text:style-name="Text_20_body">Perhatikan penggunaan wajib kata kunci <text:span text:style-name="Source_20_Text">then</text:span> setelah ekspresi <text:span text:style-name="Source_20_Text">KondisiBoolean</text:span>. Ini secara eksplisit menandai awal dari bagian kode yang akan dieksekusi jika kondisi terpenuhi. Ini berbeda dari bahasa C-style yang tidak menggunakan kata kunci serupa di posisi ini.</text:p>
            <text:p text:style-name="Text_20_body"><text:span text:style-name="Strong_20_Emphasis">Pernyataan Majemuk dengan </text:span><text:span text:style-name="Strong_20_Emphasis"><text:span text:style-name="Source_20_Text">begin..end</text:span></text:span><text:span text:style-name="Strong_20_Emphasis">:</text:span></text:p>
            <text:p text:style-name="Text_20_body">Sangat penting untuk diingat: bagian <text:span text:style-name="Source_20_Text">then</text:span> dan bagian <text:span text:style-name="Source_20_Text">else</text:span> secara sintaksis hanya mengharapkan <text:span text:style-name="Strong_20_Emphasis">satu pernyataan tunggal</text:span>. Jika Anda perlu menjalankan <text:span text:style-name="Strong_20_Emphasis">lebih dari satu pernyataan</text:span> dalam salah satu cabang, Anda <text:span text:style-name="Emphasis">harus</text:span> mengelompokkannya di dalam blok <text:span text:style-name="Strong_20_Emphasis"><text:span text:style-name="Source_20_Text">begin..end</text:span></text:span>. Lupa menggunakan <text:span text:style-name="Source_20_Text">begin..end</text:span> untuk beberapa pernyataan adalah sumber error logika yang umum.</text:p>
            <text:p text:style-name="Text_20_body"><text:span text:style-name="Strong_20_Emphasis"><text:span text:style-name="Source_20_Text">if</text:span></text:span><text:span text:style-name="Strong_20_Emphasis"> Bersarang (Nested If):</text:span></text:p>
            <text:p text:style-name="Text_20_body">Anda dapat menempatkan pernyataan <text:span text:style-name="Source_20_Text">if</text:span> di dalam cabang <text:span text:style-name="Source_20_Text">then</text:span> atau <text:span text:style-name="Source_20_Text">else</text:span> dari pernyataan <text:span text:style-name="Source_20_Text">if</text:span> lainnya. Ini disebut <text:span text:style-name="Source_20_Text">if</text:span> bersarang.</text:p>
            <text:p text:style-name="Text_20_body">Delphi</text:p>
            <text:p text:style-name="Preformatted_20_Text"><text:span text:style-name="Source_20_Text">if A &gt; 0 then</text:span></text:p>
            <text:p text:style-name="Preformatted_20_Text"><text:span text:style-name="Source_20_Text">begin</text:span></text:p>
            <text:p text:style-name="Preformatted_20_Text"><text:span text:style-name="Source_20_Text"><text:s text:c="2"/>WriteLn('A Positif');</text:span></text:p>
            <text:p text:style-name="Preformatted_20_Text"><text:span text:style-name="Source_20_Text"><text:s text:c="2"/>if B &gt; 0 then</text:span></text:p>
            <text:p text:style-name="Preformatted_20_Text"><text:span text:style-name="Source_20_Text"><text:s text:c="4"/>WriteLn('B Positif') // then dari if dalam</text:span></text:p>
            <text:p text:style-name="Preformatted_20_Text"><text:span text:style-name="Source_20_Text"><text:s text:c="2"/>else</text:span></text:p>
            <text:p text:style-name="Preformatted_20_Text"><text:span text:style-name="Source_20_Text"><text:s text:c="4"/>WriteLn('B Nol atau Negatif'); // else dari if dalam</text:span></text:p>
            <text:p text:style-name="Preformatted_20_Text"><text:span text:style-name="Source_20_Text">end</text:span></text:p>
            <text:p text:style-name="Preformatted_20_Text"><text:span text:style-name="Source_20_Text">else if A = 0 then // else if dari if luar</text:span></text:p>
            <text:p text:style-name="Preformatted_20_Text"><text:span text:style-name="Source_20_Text"><text:s text:c="2"/>WriteLn('A Nol')</text:span></text:p>
            <text:p text:style-name="Preformatted_20_Text"><text:span text:style-name="Source_20_Text">else // else dari if luar</text:span></text:p>
            <text:p text:style-name="P77"><text:span text:style-name="Source_20_Text"><text:s text:c="2"/>WriteLn('A Negatif');</text:span></text:p>
            <text:p text:style-name="Text_20_body">Gunakan indentasi yang baik untuk menjaga keterbacaan kode saat menggunakan <text:span text:style-name="Source_20_Text">if</text:span> bersarang.</text:p>
            <text:p text:style-name="Text_20_body"><text:soft-page-break/><text:span text:style-name="Strong_20_Emphasis">Aturan Titik Koma Sebelum </text:span><text:span text:style-name="Strong_20_Emphasis"><text:span text:style-name="Source_20_Text">else</text:span></text:span><text:span text:style-name="Strong_20_Emphasis"> (PENTING!)</text:span></text:p>
            <text:p text:style-name="Text_20_body">Seperti yang telah disinggung sebelumnya (Sub-bab 3.3), Anda <text:span text:style-name="Strong_20_Emphasis">tidak boleh</text:span> menempatkan titik koma (<text:span text:style-name="Source_20_Text">;</text:span>) tepat sebelum kata kunci <text:span text:style-name="Source_20_Text">else</text:span>. Titik koma akan mengakhiri pernyataan <text:span text:style-name="Source_20_Text">if</text:span> sebelumnya, membuat <text:span text:style-name="Source_20_Text">else</text:span> menjadi tidak terikat dan menyebabkan error kompilasi "ELSE without previous IF".</text:p>
            <text:p text:style-name="Text_20_body">Delphi</text:p>
            <text:p text:style-name="Preformatted_20_Text"><text:span text:style-name="Source_20_Text">// SALAH:</text:span></text:p>
            <text:p text:style-name="Preformatted_20_Text"><text:span text:style-name="Source_20_Text">if Kondisi then</text:span></text:p>
            <text:p text:style-name="Preformatted_20_Text"><text:span text:style-name="Source_20_Text"><text:s text:c="2"/>DoSomethingTrue; // &lt;-- Titik koma ini menyebabkan error!</text:span></text:p>
            <text:p text:style-name="Preformatted_20_Text"><text:span text:style-name="Source_20_Text">else</text:span></text:p>
            <text:p text:style-name="Preformatted_20_Text"><text:span text:style-name="Source_20_Text"><text:s text:c="2"/>DoSomethingFalse;</text:span></text:p>
            <text:p text:style-name="Preformatted_20_Text"/>
            <text:p text:style-name="Preformatted_20_Text"><text:span text:style-name="Source_20_Text">// BENAR:</text:span></text:p>
            <text:p text:style-name="Preformatted_20_Text"><text:span text:style-name="Source_20_Text">if Kondisi then</text:span></text:p>
            <text:p text:style-name="Preformatted_20_Text"><text:span text:style-name="Source_20_Text"><text:s text:c="2"/>DoSomethingTrue // &lt;-- Tanpa titik koma</text:span></text:p>
            <text:p text:style-name="Preformatted_20_Text"><text:span text:style-name="Source_20_Text">else</text:span></text:p>
            <text:p text:style-name="P77"><text:span text:style-name="Source_20_Text"><text:s text:c="2"/>DoSomethingFalse;</text:span></text:p>
            <text:p text:style-name="Text_20_body"><text:span text:style-name="Strong_20_Emphasis">Perbandingan Singkat dengan Sintaks C-Style:</text:span></text:p>
            <text:p text:style-name="Text_20_body">Struktur <text:span text:style-name="Source_20_Text">if..else</text:span> di Pascal secara konseptual sama dengan di C/C++/Java/C#. Perbedaan utamanya terletak pada sintaks:</text:p>
            <text:list xml:id="list4137600603870851821" text:style-name="L99">
              <text:list-item>
                <text:p text:style-name="P522"><text:span text:style-name="Strong_20_Emphasis">Kondisi:</text:span> Pascal tidak memerlukan tanda kurung <text:span text:style-name="Source_20_Text">()</text:span> di sekitar <text:span text:style-name="Source_20_Text">KondisiBoolean</text:span> (meskipun boleh ditambahkan untuk kejelasan), sedangkan C-style mewajibkannya (<text:span text:style-name="Source_20_Text">if (condition)</text:span>). </text:p>
              </text:list-item>
              <text:list-item>
                <text:p text:style-name="P522"><text:span text:style-name="Strong_20_Emphasis">Kata Kunci </text:span><text:span text:style-name="Strong_20_Emphasis"><text:span text:style-name="Source_20_Text">then</text:span></text:span><text:span text:style-name="Strong_20_Emphasis">:</text:span> Pascal menggunakan <text:span text:style-name="Source_20_Text">then</text:span>, C-style tidak. </text:p>
              </text:list-item>
              <text:list-item>
                <text:p text:style-name="P522"><text:span text:style-name="Strong_20_Emphasis">Blok Kode:</text:span> Pascal menggunakan <text:span text:style-name="Source_20_Text">begin..end</text:span> untuk blok multi-pernyataan, sedangkan C-style menggunakan kurung kurawal <text:span text:style-name="Source_20_Text">{ ... }</text:span>. </text:p>
              </text:list-item>
              <text:list-item>
                <text:p text:style-name="P256"><text:span text:style-name="Strong_20_Emphasis">Titik Koma:</text:span> Aturan titik koma sebelum <text:span text:style-name="Source_20_Text">else</text:span> di Pascal sangat berbeda. </text:p>
              </text:list-item>
            </text:list>
            <text:p text:style-name="Text_20_body">Memahami aturan <text:span text:style-name="Source_20_Text">then</text:span>, <text:span text:style-name="Source_20_Text">begin..end</text:span> untuk blok, dan larangan titik koma sebelum <text:span text:style-name="Source_20_Text">else</text:span> adalah kunci untuk menggunakan struktur <text:span text:style-name="Source_20_Text">if</text:span> secara benar dalam Free Pascal.</text:p>
          </text:section>
          <text:section text:style-name="Sect1" text:name="feedback-form-54">
            <text:p text:style-name="P443"/>
          </text:section>
        </text:section>
        <text:section text:style-name="Sect1" text:name="fd0bc1f890e0611a">
          <text:p text:style-name="Text_20_body"/>
          <text:section text:style-name="Sect1" text:name="user-query-content-55">
            <text:p text:style-name="P705">yax </text:p>
          </text:section>
          <text:p text:style-name="P443">Tampilkan alur berpikir</text:p>
          <text:section text:style-name="Sect2" text:name="model-response-message-contentr_fd0bc1f890e0611a">
            <text:p text:style-name="Text_20_body">Baik, saya akan melanjutkan dengan jawaban untuk prompt <text:span text:style-name="Strong_20_Emphasis">Sub-sub-bab 6.1.2: Struktur </text:span><text:span text:style-name="Strong_20_Emphasis"><text:span text:style-name="Source_20_Text">case..of..else..end</text:span></text:span><text:span text:style-name="Strong_20_Emphasis"> (vs. </text:span><text:span text:style-name="Strong_20_Emphasis"><text:span text:style-name="Source_20_Text">switch</text:span></text:span><text:span text:style-name="Strong_20_Emphasis">)</text:span>.</text:p>
            <text:p text:style-name="Horizontal_20_Line"/>
            <text:p text:style-name="Text_20_body"><text:span text:style-name="Strong_20_Emphasis">(Jawaban untuk Prompt Sub-sub-bab 6.1.2)</text:span></text:p>
            <text:h text:style-name="Heading_20_4" text:outline-level="4"><text:soft-page-break/>6.1.2 Struktur <text:span text:style-name="Source_20_Text">case..of..else..end</text:span>: Percabangan Multi-Arah</text:h>
            <text:p text:style-name="Text_20_body">Ketika Anda perlu membuat keputusan berdasarkan beberapa kemungkinan nilai diskrit dari satu ekspresi tunggal, menggunakan rantai <text:span text:style-name="Source_20_Text">if..then..else if..</text:span> bisa menjadi panjang dan kurang elegan. Free Pascal menyediakan struktur <text:span text:style-name="Source_20_Text">case..of..end</text:span> sebagai alternatif yang lebih bersih dan seringkali lebih efisien untuk percabangan multi-arah semacam ini.</text:p>
            <text:p text:style-name="Text_20_body"><text:span text:style-name="Strong_20_Emphasis">Sintaks Dasar:</text:span></text:p>
            <text:p text:style-name="Text_20_body">Struktur <text:span text:style-name="Source_20_Text">case</text:span> mengevaluasi sebuah ekspresi (selector) dan kemudian mengeksekusi blok kode yang sesuai dengan nilai konstanta (label) yang cocok.</text:p>
            <text:p text:style-name="Text_20_body">Delphi</text:p>
            <text:p text:style-name="Preformatted_20_Text"><text:span text:style-name="Source_20_Text">case EkspresiSelektorOrdinal of</text:span></text:p>
            <text:p text:style-name="Preformatted_20_Text"><text:span text:style-name="Source_20_Text"><text:s text:c="2"/>LabelKonstanta1:</text:span></text:p>
            <text:p text:style-name="Preformatted_20_Text"><text:span text:style-name="Source_20_Text"><text:s text:c="4"/>PernyataanUntukLabel1; // Pernyataan tunggal</text:span></text:p>
            <text:p text:style-name="Preformatted_20_Text"/>
            <text:p text:style-name="Preformatted_20_Text"><text:span text:style-name="Source_20_Text"><text:s text:c="2"/>LabelKonstanta2, LabelKonstanta3: // Beberapa label untuk aksi yang sama</text:span></text:p>
            <text:p text:style-name="Preformatted_20_Text"><text:span text:style-name="Source_20_Text"><text:s text:c="4"/>PernyataanUntukLabel2dan3;</text:span></text:p>
            <text:p text:style-name="Preformatted_20_Text"/>
            <text:p text:style-name="Preformatted_20_Text"><text:span text:style-name="Source_20_Text"><text:s text:c="2"/>LabelKonstanta4..LabelKonstanta6: // Rentang label (range)</text:span></text:p>
            <text:p text:style-name="Preformatted_20_Text"><text:span text:style-name="Source_20_Text"><text:s text:c="4"/>PernyataanUntukRentang4sd6;</text:span></text:p>
            <text:p text:style-name="Preformatted_20_Text"/>
            <text:p text:style-name="Preformatted_20_Text"><text:span text:style-name="Source_20_Text"><text:s text:c="2"/>LabelKonstanta7:</text:span></text:p>
            <text:p text:style-name="Preformatted_20_Text"><text:span text:style-name="Source_20_Text"><text:s text:c="4"/>begin // Blok untuk beberapa pernyataan</text:span></text:p>
            <text:p text:style-name="Preformatted_20_Text"><text:span text:style-name="Source_20_Text"><text:s text:c="6"/>Pernyataan7A;</text:span></text:p>
            <text:p text:style-name="Preformatted_20_Text"><text:span text:style-name="Source_20_Text"><text:s text:c="6"/>Pernyataan7B;</text:span></text:p>
            <text:p text:style-name="Preformatted_20_Text"><text:span text:style-name="Source_20_Text"><text:s text:c="4"/>end;</text:span></text:p>
            <text:p text:style-name="Preformatted_20_Text"/>
            <text:p text:style-name="Preformatted_20_Text"><text:span text:style-name="Source_20_Text"><text:s text:c="2"/>// ... cabang case lainnya ...</text:span></text:p>
            <text:p text:style-name="Preformatted_20_Text"/>
            <text:p text:style-name="Preformatted_20_Text"><text:span text:style-name="Source_20_Text">else // Bagian opsional, dieksekusi jika tidak ada label cocok</text:span></text:p>
            <text:p text:style-name="Preformatted_20_Text"><text:span text:style-name="Source_20_Text"><text:s text:c="2"/>PernyataanDefault; // atau begin..end;</text:span></text:p>
            <text:p text:style-name="Preformatted_20_Text"/>
            <text:p text:style-name="P77"><text:span text:style-name="Source_20_Text">end; // Penutup wajib untuk seluruh struktur case</text:span></text:p>
            <text:p text:style-name="Text_20_body"><text:span text:style-name="Strong_20_Emphasis">Elemen Kunci:</text:span></text:p>
            <text:list xml:id="list4051341874828237898" text:style-name="L100">
              <text:list-item>
                <text:p text:style-name="P523"><text:span text:style-name="Strong_20_Emphasis"><text:span text:style-name="Source_20_Text">EkspresiSelektorOrdinal</text:span></text:span><text:span text:style-name="Strong_20_Emphasis">:</text:span> Ekspresi setelah kata kunci <text:span text:style-name="Source_20_Text">case</text:span>. Hasil dari ekspresi ini <text:span text:style-name="Strong_20_Emphasis">harus</text:span> bertipe <text:span text:style-name="Strong_20_Emphasis">ordinal</text:span> (yaitu, tipe yang nilainya dapat diurutkan dan dipetakan ke integer, seperti <text:span text:style-name="Source_20_Text">Integer</text:span>, <text:span text:style-name="Source_20_Text">Char</text:span>, <text:span text:style-name="Source_20_Text">Boolean</text:span>, tipe Enumerasi, atau tipe Subrange). Anda <text:span text:style-name="Strong_20_Emphasis">tidak bisa</text:span> menggunakan tipe seperti <text:span text:style-name="Source_20_Text">string</text:span>, <text:span text:style-name="Source_20_Text">Real</text:span>, atau tipe terstruktur kompleks sebagai selektor <text:span text:style-name="Source_20_Text">case</text:span>. </text:p>
              </text:list-item>
              <text:list-item>
                <text:p text:style-name="P523"><text:span text:style-name="Strong_20_Emphasis">Label </text:span><text:span text:style-name="Strong_20_Emphasis"><text:span text:style-name="Source_20_Text">case</text:span></text:span><text:span text:style-name="Strong_20_Emphasis"> (</text:span><text:span text:style-name="Strong_20_Emphasis"><text:span text:style-name="Source_20_Text">LabelKonstantaX</text:span></text:span><text:span text:style-name="Strong_20_Emphasis">):</text:span> Setiap cabang dimulai dengan satu atau lebih nilai <text:span text:style-name="Strong_20_Emphasis">konstanta</text:span> dari tipe yang sama dengan <text:span text:style-name="Source_20_Text">EkspresiSelektorOrdinal</text:span>, diikuti oleh titik dua (<text:span text:style-name="Source_20_Text">:</text:span>). Pascal menawarkan fleksibilitas unik di sini: </text:p>
                <text:list>
                  <text:list-item>
                    <text:p text:style-name="P523"><text:span text:style-name="Strong_20_Emphasis">Label Ganda:</text:span> Anda bisa mencantumkan beberapa nilai konstanta yang dipisahkan koma (<text:span text:style-name="Source_20_Text">,</text:span>) untuk mengeksekusi pernyataan yang sama. </text:p>
                  </text:list-item>
                  <text:list-item>
                    <text:p text:style-name="P523"><text:soft-page-break/><text:span text:style-name="Strong_20_Emphasis">Label Rentang:</text:span> Anda bisa menentukan rentang nilai menggunakan <text:span text:style-name="Source_20_Text">..</text:span> (misal, <text:span text:style-name="Source_20_Text">1..5</text:span>, <text:span text:style-name="Source_20_Text">'a'..'f'</text:span>). </text:p>
                  </text:list-item>
                </text:list>
              </text:list-item>
              <text:list-item>
                <text:p text:style-name="P523"><text:span text:style-name="Strong_20_Emphasis">Pernyataan Cabang:</text:span> Pernyataan tunggal atau blok <text:span text:style-name="Source_20_Text">begin..end</text:span> yang akan dieksekusi jika nilai <text:span text:style-name="Source_20_Text">EkspresiSelektorOrdinal</text:span> cocok dengan salah satu konstanta pada label cabang tersebut. </text:p>
              </text:list-item>
              <text:list-item>
                <text:p text:style-name="P523"><text:span text:style-name="Strong_20_Emphasis"><text:span text:style-name="Source_20_Text">else</text:span></text:span><text:span text:style-name="Strong_20_Emphasis"> (Opsional):</text:span> Jika disertakan, blok <text:span text:style-name="Source_20_Text">else</text:span> akan dieksekusi jika nilai <text:span text:style-name="Source_20_Text">EkspresiSelektorOrdinal</text:span> tidak cocok dengan <text:span text:style-name="Emphasis">satupun</text:span> label konstanta di cabang-cabang sebelumnya. Ini mirip dengan <text:span text:style-name="Source_20_Text">default</text:span> pada <text:span text:style-name="Source_20_Text">switch</text:span> C-style. Jika <text:span text:style-name="Source_20_Text">else</text:span> tidak ada dan tidak ada label yang cocok, tidak ada pernyataan dalam <text:span text:style-name="Source_20_Text">case</text:span> yang dieksekusi, dan kontrol langsung lanjut ke setelah <text:span text:style-name="Source_20_Text">end</text:span>. </text:p>
              </text:list-item>
              <text:list-item>
                <text:p text:style-name="P257"><text:span text:style-name="Strong_20_Emphasis"><text:span text:style-name="Source_20_Text">end;</text:span></text:span><text:span text:style-name="Strong_20_Emphasis"> (Wajib):</text:span> Seluruh struktur <text:span text:style-name="Source_20_Text">case</text:span> (dari <text:span text:style-name="Source_20_Text">case</text:span> hingga akhir cabang atau <text:span text:style-name="Source_20_Text">else</text:span>) <text:span text:style-name="Strong_20_Emphasis">harus</text:span> diakhiri dengan kata kunci <text:span text:style-name="Source_20_Text">end</text:span> (biasanya diikuti titik koma). </text:p>
              </text:list-item>
            </text:list>
            <text:p text:style-name="Text_20_body"><text:span text:style-name="Strong_20_Emphasis">Perbedaan Utama: Tidak Ada "Fall-Through" (Tidak Perlu </text:span><text:span text:style-name="Strong_20_Emphasis"><text:span text:style-name="Source_20_Text">break</text:span></text:span><text:span text:style-name="Strong_20_Emphasis">)</text:span></text:p>
            <text:p text:style-name="Text_20_body">Ini adalah perbedaan paling signifikan dibandingkan <text:span text:style-name="Source_20_Text">switch</text:span> dalam bahasa C-style. Dalam <text:span text:style-name="Source_20_Text">case</text:span> Pascal, setelah sebuah cabang yang cocok dieksekusi, alur kontrol <text:span text:style-name="Strong_20_Emphasis">otomatis melompat</text:span> ke <text:span text:style-name="Source_20_Text">end</text:span> penutup struktur <text:span text:style-name="Source_20_Text">case</text:span>. Tidak ada eksekusi yang "jatuh" (fall through) ke cabang berikutnya. Oleh karena itu, Anda <text:span text:style-name="Strong_20_Emphasis">tidak perlu</text:span> (dan memang tidak bisa) menggunakan pernyataan <text:span text:style-name="Source_20_Text">break</text:span> di akhir setiap cabang seperti yang wajib dilakukan di C/C++/Java/C# untuk mencegah fall-through. Ini membuat <text:span text:style-name="Source_20_Text">case</text:span> Pascal seringkali lebih aman dan kurang rentan terhadap bug akibat lupa <text:span text:style-name="Source_20_Text">break</text:span>.</text:p>
            <text:p text:style-name="Text_20_body"><text:span text:style-name="Strong_20_Emphasis">Perbandingan Mendalam: </text:span><text:span text:style-name="Strong_20_Emphasis"><text:span text:style-name="Source_20_Text">case</text:span></text:span><text:span text:style-name="Strong_20_Emphasis"> (Pascal) vs. </text:span><text:span text:style-name="Strong_20_Emphasis"><text:span text:style-name="Source_20_Text">switch</text:span></text:span><text:span text:style-name="Strong_20_Emphasis"> (C-Style)</text:span></text:p>
            <table:table table:name="Table2" table:style-name="Table2">
              <table:table-column table:style-name="Table2.A"/>
              <table:table-column table:style-name="Table2.B"/>
              <table:table-column table:style-name="Table2.C"/>
              <table:table-row>
                <table:table-cell table:style-name="Table2.A1" office:value-type="string">
                  <text:p text:style-name="P1">Fitur</text:p>
                </table:table-cell>
                <table:table-cell table:style-name="Table2.A1" office:value-type="string">
                  <text:p text:style-name="P1"><text:span text:style-name="Source_20_Text">case</text:span> (Free Pascal)</text:p>
                </table:table-cell>
                <table:table-cell table:style-name="Table2.A1" office:value-type="string">
                  <text:p text:style-name="P1"><text:span text:style-name="Source_20_Text">switch</text:span> (C++/Java/C#)</text:p>
                </table:table-cell>
              </table:table-row>
              <table:table-row>
                <table:table-cell table:style-name="Table2.A1" office:value-type="string">
                  <text:p text:style-name="P2"><text:span text:style-name="Strong_20_Emphasis">Tipe Selektor</text:span></text:p>
                </table:table-cell>
                <table:table-cell table:style-name="Table2.A1" office:value-type="string">
                  <text:p text:style-name="P2"><text:span text:style-name="Strong_20_Emphasis">Ordinal</text:span> (Integer, Char, Boolean, Enum, Subrange)</text:p>
                </table:table-cell>
                <table:table-cell table:style-name="Table2.A1" office:value-type="string">
                  <text:p text:style-name="P2">Integer-compatible (int, char, enum), String (Java 7+, C#), Boolean (C#)</text:p>
                </table:table-cell>
              </table:table-row>
              <table:table-row>
                <table:table-cell table:style-name="Table2.A1" office:value-type="string">
                  <text:p text:style-name="P2"><text:span text:style-name="Strong_20_Emphasis">Label Case</text:span></text:p>
                </table:table-cell>
                <table:table-cell table:style-name="Table2.A1" office:value-type="string">
                  <text:p text:style-name="P2">Konstanta tunggal, <text:span text:style-name="Strong_20_Emphasis">ganda (koma)</text:span>, <text:span text:style-name="Strong_20_Emphasis">rentang (</text:span><text:span text:style-name="Strong_20_Emphasis"><text:span text:style-name="Source_20_Text">..</text:span></text:span><text:span text:style-name="Strong_20_Emphasis">)</text:span></text:p>
                </table:table-cell>
                <table:table-cell table:style-name="Table2.A1" office:value-type="string">
                  <text:p text:style-name="P2">Konstanta integral/enum/string tunggal dan unik per cabang.</text:p>
                </table:table-cell>
              </table:table-row>
              <table:table-row>
                <table:table-cell table:style-name="Table2.A1" office:value-type="string">
                  <text:p text:style-name="P2"><text:span text:style-name="Strong_20_Emphasis">Fall-Through</text:span></text:p>
                </table:table-cell>
                <table:table-cell table:style-name="Table2.A1" office:value-type="string">
                  <text:p text:style-name="P2"><text:span text:style-name="Strong_20_Emphasis">Tidak ada</text:span> (otomatis keluar setelah cabang cocok)</text:p>
                </table:table-cell>
                <table:table-cell table:style-name="Table2.A1" office:value-type="string">
                  <text:p text:style-name="P2"><text:span text:style-name="Strong_20_Emphasis">Ada secara default</text:span> (eksekusi lanjut ke case berikutnya jika tidak ada <text:span text:style-name="Source_20_Text">break</text:span>)</text:p>
                </table:table-cell>
              </table:table-row>
              <table:table-row>
                <table:table-cell table:style-name="Table2.A1" office:value-type="string">
                  <text:p text:style-name="P2"><text:span text:style-name="Strong_20_Emphasis">Statement Penghenti</text:span></text:p>
                </table:table-cell>
                <table:table-cell table:style-name="Table2.A1" office:value-type="string">
                  <text:p text:style-name="P2"><text:span text:style-name="Strong_20_Emphasis">Tidak perlu </text:span><text:span text:style-name="Strong_20_Emphasis"><text:span text:style-name="Source_20_Text">break</text:span></text:span></text:p>
                </table:table-cell>
                <table:table-cell table:style-name="Table2.A1" office:value-type="string">
                  <text:p text:style-name="P2"><text:span text:style-name="Strong_20_Emphasis">Wajib </text:span><text:span text:style-name="Strong_20_Emphasis"><text:span text:style-name="Source_20_Text">break</text:span></text:span> (umumnya) untuk keluar dari <text:span text:style-name="Source_20_Text">switch</text:span> setelah case cocok.</text:p>
                </table:table-cell>
              </table:table-row>
              <table:table-row>
                <table:table-cell table:style-name="Table2.A1" office:value-type="string">
                  <text:p text:style-name="P2"><text:span text:style-name="Strong_20_Emphasis">Kasus Default</text:span></text:p>
                </table:table-cell>
                <table:table-cell table:style-name="Table2.A1" office:value-type="string">
                  <text:p text:style-name="P2"><text:span text:style-name="Source_20_Text">else</text:span> (Opsional)</text:p>
                </table:table-cell>
                <table:table-cell table:style-name="Table2.A1" office:value-type="string">
                  <text:p text:style-name="P2"><text:span text:style-name="Source_20_Text">default:</text:span> (Opsional)</text:p>
                </table:table-cell>
              </table:table-row>
              <table:table-row>
                <table:table-cell table:style-name="Table2.A1" office:value-type="string">
                  <text:p text:style-name="P2"><text:span text:style-name="Strong_20_Emphasis">Struktur Blok</text:span></text:p>
                </table:table-cell>
                <table:table-cell table:style-name="Table2.A1" office:value-type="string">
                  <text:p text:style-name="P2"><text:span text:style-name="Source_20_Text">case ... of ... end;</text:span> (Wajib diakhiri <text:span text:style-name="Source_20_Text">end</text:span>)</text:p>
                </table:table-cell>
                <table:table-cell table:style-name="Table2.A1" office:value-type="string">
                  <text:p text:style-name="P2"><text:span text:style-name="Source_20_Text">switch (...) { case ...: ... break; ... default: ... }</text:span> (Menggunakan <text:span text:style-name="Source_20_Text">{}</text:span>)</text:p>
                </table:table-cell>
              </table:table-row>
            </table:table>
            <text:p text:style-name="Text_20_body">Ekspor ke Spreadsheet</text:p>
            <text:p text:style-name="Text_20_body"><text:soft-page-break/><text:span text:style-name="Strong_20_Emphasis">Contoh Penggunaan:</text:span></text:p>
            <text:p text:style-name="Text_20_body">Delphi</text:p>
            <text:p text:style-name="Preformatted_20_Text"><text:span text:style-name="Source_20_Text">program TestNilai;</text:span></text:p>
            <text:p text:style-name="Preformatted_20_Text"><text:span text:style-name="Source_20_Text">uses SysUtils;</text:span></text:p>
            <text:p text:style-name="Preformatted_20_Text"><text:span text:style-name="Source_20_Text">type</text:span></text:p>
            <text:p text:style-name="Preformatted_20_Text"><text:span text:style-name="Source_20_Text"><text:s text:c="2"/>TNilaiHuruf = 'A'..'E'; // Subrange Char</text:span></text:p>
            <text:p text:style-name="Preformatted_20_Text"><text:span text:style-name="Source_20_Text">var</text:span></text:p>
            <text:p text:style-name="Preformatted_20_Text"><text:span text:style-name="Source_20_Text"><text:s text:c="2"/>Nilai: Char;</text:span></text:p>
            <text:p text:style-name="Preformatted_20_Text"><text:span text:style-name="Source_20_Text"><text:s text:c="2"/>Keterangan: string;</text:span></text:p>
            <text:p text:style-name="Preformatted_20_Text"><text:span text:style-name="Source_20_Text">begin</text:span></text:p>
            <text:p text:style-name="Preformatted_20_Text"><text:span text:style-name="Source_20_Text"><text:s text:c="2"/>Write('Masukkan Nilai Huruf (A-E): ');</text:span></text:p>
            <text:p text:style-name="Preformatted_20_Text"><text:span text:style-name="Source_20_Text"><text:s text:c="2"/>ReadLn(Nilai);</text:span></text:p>
            <text:p text:style-name="Preformatted_20_Text"><text:span text:style-name="Source_20_Text"><text:s text:c="2"/>Nilai := UpCase(Nilai); // Pastikan huruf besar</text:span></text:p>
            <text:p text:style-name="Preformatted_20_Text"/>
            <text:p text:style-name="Preformatted_20_Text"><text:span text:style-name="Source_20_Text"><text:s text:c="2"/>case Nilai of</text:span></text:p>
            <text:p text:style-name="Preformatted_20_Text"><text:span text:style-name="Source_20_Text"><text:s text:c="4"/>'A': Keterangan := 'Istimewa';</text:span></text:p>
            <text:p text:style-name="Preformatted_20_Text"><text:span text:style-name="Source_20_Text"><text:s text:c="4"/>'B': Keterangan := 'Baik';</text:span></text:p>
            <text:p text:style-name="Preformatted_20_Text"><text:span text:style-name="Source_20_Text"><text:s text:c="4"/>'C': Keterangan := 'Cukup';</text:span></text:p>
            <text:p text:style-name="Preformatted_20_Text"><text:span text:style-name="Source_20_Text"><text:s text:c="4"/>'D', 'E': // Label ganda</text:span></text:p>
            <text:p text:style-name="Preformatted_20_Text"><text:span text:style-name="Source_20_Text"><text:s text:c="6"/>begin // Blok untuk beberapa aksi</text:span></text:p>
            <text:p text:style-name="Preformatted_20_Text"><text:span text:style-name="Source_20_Text"><text:s text:c="8"/>Keterangan := 'Kurang / Gagal';</text:span></text:p>
            <text:p text:style-name="Preformatted_20_Text"><text:span text:style-name="Source_20_Text"><text:s text:c="8"/>Writeln('Perlu evaluasi lebih lanjut.');</text:span></text:p>
            <text:p text:style-name="Preformatted_20_Text"><text:span text:style-name="Source_20_Text"><text:s text:c="6"/>end;</text:span></text:p>
            <text:p text:style-name="Preformatted_20_Text"><text:span text:style-name="Source_20_Text"><text:s text:c="2"/>else // Menangani input di luar 'A'..'E'</text:span></text:p>
            <text:p text:style-name="Preformatted_20_Text"><text:span text:style-name="Source_20_Text"><text:s text:c="4"/>Keterangan := 'Input tidak valid!';</text:span></text:p>
            <text:p text:style-name="Preformatted_20_Text"><text:span text:style-name="Source_20_Text"><text:s text:c="2"/>end; // Akhir dari case</text:span></text:p>
            <text:p text:style-name="Preformatted_20_Text"/>
            <text:p text:style-name="Preformatted_20_Text"><text:span text:style-name="Source_20_Text"><text:s text:c="2"/>WriteLn('Keterangan: ', Keterangan);</text:span></text:p>
            <text:p text:style-name="P77"><text:span text:style-name="Source_20_Text">end.</text:span></text:p>
            <text:p text:style-name="Text_20_body">Struktur <text:span text:style-name="Source_20_Text">case..of..end</text:span> adalah alat yang sangat berguna di FPC untuk percabangan multi-arah yang bersih dan efisien ketika logika bergantung pada nilai diskrit dari sebuah tipe ordinal, dengan keunggulan pada fleksibilitas label (ganda, rentang) dan tidak adanya kebutuhan <text:span text:style-name="Source_20_Text">break</text:span> yang seringkali membingungkan di C-style <text:span text:style-name="Source_20_Text">switch</text:span>.</text:p>
          </text:section>
          <text:section text:style-name="Sect1" text:name="feedback-form-55">
            <text:p text:style-name="P443"/>
          </text:section>
        </text:section>
        <text:section text:style-name="Sect1" text:name="417476c7a7843e4e">
          <text:p text:style-name="Text_20_body"/>
          <text:section text:style-name="Sect1" text:name="user-query-content-56">
            <text:p text:style-name="P705">yax </text:p>
          </text:section>
          <text:p text:style-name="P443">Tampilkan alur berpikir</text:p>
          <text:section text:style-name="Sect2" text:name="model-response-message-contentr_417476c7a7843e4e">
            <text:p text:style-name="Text_20_body">Baik, saya akan melanjutkan dengan jawaban untuk prompt <text:span text:style-name="Strong_20_Emphasis">Sub-sub-bab 6.2.1: Perulangan Terhitung: </text:span><text:span text:style-name="Strong_20_Emphasis"><text:span text:style-name="Source_20_Text">for..to..do</text:span></text:span><text:span text:style-name="Strong_20_Emphasis"> dan </text:span><text:span text:style-name="Strong_20_Emphasis"><text:span text:style-name="Source_20_Text">for..downto..do</text:span></text:span>.</text:p>
            <text:p text:style-name="Horizontal_20_Line"/>
            <text:p text:style-name="Text_20_body"><text:span text:style-name="Strong_20_Emphasis">(Jawaban untuk Prompt Sub-sub-bab 6.2.1)</text:span></text:p>
            <text:h text:style-name="Heading_20_4" text:outline-level="4"><text:soft-page-break/>6.2.1 Perulangan Terhitung: <text:span text:style-name="Source_20_Text">for..to..do</text:span> dan <text:span text:style-name="Source_20_Text">for..downto..do</text:span></text:h>
            <text:p text:style-name="Text_20_body">Struktur perulangan <text:span text:style-name="Source_20_Text">for..do</text:span> adalah mekanisme utama di Free Pascal untuk melakukan iterasi sejumlah kali yang <text:span text:style-name="Strong_20_Emphasis">sudah ditentukan atau dapat ditentukan sebelum loop dimulai</text:span>. Ini sering disebut sebagai <text:span text:style-name="Emphasis">counted loop</text:span> atau perulangan deterministik. FPC menyediakan dua varian: satu untuk iterasi menaik (<text:span text:style-name="Source_20_Text">to</text:span>) dan satu untuk iterasi menurun (<text:span text:style-name="Source_20_Text">downto</text:span>).</text:p>
            <text:p text:style-name="Text_20_body"><text:span text:style-name="Strong_20_Emphasis">Sintaks Dasar:</text:span></text:p>
            <text:list xml:id="list4194607508422522560" text:style-name="L101">
              <text:list-item>
                <text:p text:style-name="P524"><text:span text:style-name="Strong_20_Emphasis">Iterasi Menaik (</text:span><text:span text:style-name="Strong_20_Emphasis"><text:span text:style-name="Source_20_Text">to</text:span></text:span><text:span text:style-name="Strong_20_Emphasis">):</text:span> Variabel kontrol akan dinaikkan secara otomatis pada setiap akhir iterasi. </text:p>
                <text:p text:style-name="P258">Delphi</text:p>
                <text:p text:style-name="P34"><text:span text:style-name="Source_20_Text">for VariabelKontrol := NilaiAwal to NilaiAkhir do</text:span></text:p>
                <text:p text:style-name="P111"><text:span text:style-name="Source_20_Text"><text:s text:c="2"/>BadanLoop; // Pernyataan tunggal atau blok begin..end;</text:span></text:p>
              </text:list-item>
              <text:list-item>
                <text:p text:style-name="P524"><text:span text:style-name="Strong_20_Emphasis">Iterasi Menurun (</text:span><text:span text:style-name="Strong_20_Emphasis"><text:span text:style-name="Source_20_Text">downto</text:span></text:span><text:span text:style-name="Strong_20_Emphasis">):</text:span> Variabel kontrol akan diturunkan secara otomatis pada setiap akhir iterasi. </text:p>
                <text:p text:style-name="P258">Delphi</text:p>
                <text:p text:style-name="P34"><text:span text:style-name="Source_20_Text">for VariabelKontrol := NilaiAwal downto NilaiAkhir do</text:span></text:p>
                <text:p text:style-name="P111"><text:span text:style-name="Source_20_Text"><text:s text:c="2"/>BadanLoop; // Pernyataan tunggal atau blok begin..end;</text:span></text:p>
              </text:list-item>
            </text:list>
            <text:p text:style-name="Text_20_body"><text:span text:style-name="Strong_20_Emphasis">Karakteristik dan Aturan Penting:</text:span></text:p>
            <text:p text:style-name="Text_20_body">Bagi programmer berpengalaman, penting untuk memahami aturan dan perilaku spesifik loop <text:span text:style-name="Source_20_Text">for</text:span> di Pascal:</text:p>
            <text:list xml:id="list3127928183259725778" text:style-name="L102">
              <text:list-item>
                <text:p text:style-name="P259"><text:span text:style-name="Strong_20_Emphasis"><text:span text:style-name="Source_20_Text">VariabelKontrol</text:span></text:span><text:span text:style-name="Strong_20_Emphasis"> (Variabel Kontrol Loop):</text:span></text:p>
                <text:list>
                  <text:list-item>
                    <text:p text:style-name="P525"><text:span text:style-name="Strong_20_Emphasis">Tipe Ordinal:</text:span> Variabel ini <text:span text:style-name="Emphasis">harus</text:span> bertipe <text:span text:style-name="Strong_20_Emphasis">ordinal</text:span> (misalnya, <text:span text:style-name="Source_20_Text">Integer</text:span>, <text:span text:style-name="Source_20_Text">Byte</text:span>, <text:span text:style-name="Source_20_Text">Char</text:span>, tipe Enumerasi, tipe Subrange). Anda tidak bisa menggunakan <text:span text:style-name="Source_20_Text">Real</text:span> atau <text:span text:style-name="Source_20_Text">string</text:span> sebagai variabel kontrol <text:span text:style-name="Source_20_Text">for</text:span>. </text:p>
                  </text:list-item>
                  <text:list-item>
                    <text:p text:style-name="P525"><text:span text:style-name="Strong_20_Emphasis">Deklarasi Sebelumnya:</text:span> Variabel kontrol <text:span text:style-name="Source_20_Text">for</text:span> <text:span text:style-name="Strong_20_Emphasis">harus sudah dideklarasikan</text:span> sebelum loop dimulai (biasanya sebagai variabel lokal dalam prosedur/fungsi). Pascal tidak mendukung deklarasi inline di dalam <text:span text:style-name="Source_20_Text">for</text:span> (seperti <text:span text:style-name="Source_20_Text">for var i := ...</text:span>). </text:p>
                  </text:list-item>
                  <text:list-item>
                    <text:p text:style-name="P525"><text:span text:style-name="Strong_20_Emphasis">Bersifat Read-Only di Dalam Loop:</text:span> Ini sangat penting dan berbeda dari banyak bahasa lain! Anda <text:span text:style-name="Strong_20_Emphasis">tidak boleh</text:span> mencoba mengubah nilai <text:span text:style-name="Source_20_Text">VariabelKontrol</text:span> secara manual di dalam <text:span text:style-name="Source_20_Text">BadanLoop</text:span>. Kompiler FPC secara otomatis menangani penaikan (<text:span text:style-name="Source_20_Text">to</text:span>) atau penurunan (<text:span text:style-name="Source_20_Text">downto</text:span>) nilainya. Mencoba menugaskan nilai baru ke <text:span text:style-name="Source_20_Text">VariabelKontrol</text:span> di dalam loop akan menghasilkan error kompilasi atau perilaku yang tidak terdefinisi. </text:p>
                  </text:list-item>
                </text:list>
              </text:list-item>
              <text:list-item>
                <text:p text:style-name="P259"><text:span text:style-name="Strong_20_Emphasis"><text:span text:style-name="Source_20_Text">NilaiAwal</text:span></text:span><text:span text:style-name="Strong_20_Emphasis"> dan </text:span><text:span text:style-name="Strong_20_Emphasis"><text:span text:style-name="Source_20_Text">NilaiAkhir</text:span></text:span><text:span text:style-name="Strong_20_Emphasis"> (Batas Loop):</text:span></text:p>
                <text:list>
                  <text:list-item>
                    <text:p text:style-name="P525">Ekspresi ini menentukan batas awal dan akhir dari iterasi. Tipe datanya harus kompatibel (dapat di-assign) ke <text:span text:style-name="Source_20_Text">VariabelKontrol</text:span>. </text:p>
                  </text:list-item>
                  <text:list-item>
                    <text:p text:style-name="P525"><text:soft-page-break/>Batas-batas ini dievaluasi <text:span text:style-name="Strong_20_Emphasis">hanya satu kali</text:span>, yaitu <text:span text:style-name="Emphasis">sebelum</text:span> iterasi pertama dimulai. Jika Anda menggunakan variabel dalam ekspresi batas ini dan mengubah nilai variabel tersebut <text:span text:style-name="Emphasis">di dalam</text:span> loop, itu <text:span text:style-name="Strong_20_Emphasis">tidak akan mempengaruhi</text:span> jumlah total iterasi yang telah ditentukan saat loop dimulai. </text:p>
                  </text:list-item>
                </text:list>
              </text:list-item>
              <text:list-item>
                <text:p text:style-name="P259"><text:span text:style-name="Strong_20_Emphasis">Logika Eksekusi:</text:span></text:p>
                <text:list>
                  <text:list-item>
                    <text:p text:style-name="P525"><text:span text:style-name="Strong_20_Emphasis"><text:span text:style-name="Source_20_Text">to</text:span></text:span><text:span text:style-name="Strong_20_Emphasis">:</text:span> Loop akan berjalan selama <text:span text:style-name="Source_20_Text">VariabelKontrol &lt;= NilaiAkhir</text:span>. Jika <text:span text:style-name="Source_20_Text">NilaiAwal</text:span> awalnya lebih besar dari <text:span text:style-name="Source_20_Text">NilaiAkhir</text:span>, <text:span text:style-name="Source_20_Text">BadanLoop</text:span> tidak akan dieksekusi sama sekali. </text:p>
                  </text:list-item>
                  <text:list-item>
                    <text:p text:style-name="P525"><text:span text:style-name="Strong_20_Emphasis"><text:span text:style-name="Source_20_Text">downto</text:span></text:span><text:span text:style-name="Strong_20_Emphasis">:</text:span> Loop akan berjalan selama <text:span text:style-name="Source_20_Text">VariabelKontrol &gt;= NilaiAkhir</text:span>. Jika <text:span text:style-name="Source_20_Text">NilaiAwal</text:span> awalnya lebih kecil dari <text:span text:style-name="Source_20_Text">NilaiAkhir</text:span>, <text:span text:style-name="Source_20_Text">BadanLoop</text:span> tidak akan dieksekusi sama sekali. </text:p>
                  </text:list-item>
                </text:list>
              </text:list-item>
              <text:list-item>
                <text:p text:style-name="P259"><text:span text:style-name="Strong_20_Emphasis"><text:span text:style-name="Source_20_Text">BadanLoop</text:span></text:span><text:span text:style-name="Strong_20_Emphasis">:</text:span> Sama seperti <text:span text:style-name="Source_20_Text">if</text:span>, jika Anda perlu menjalankan lebih dari satu pernyataan dalam satu iterasi, Anda harus mengelompokkannya dalam blok <text:span text:style-name="Source_20_Text">begin..end</text:span>.</text:p>
              </text:list-item>
            </text:list>
            <text:p text:style-name="Text_20_body"><text:span text:style-name="Strong_20_Emphasis">Perbandingan dengan Bahasa Lain:</text:span></text:p>
            <text:list xml:id="list6486443357534258108" text:style-name="L103">
              <text:list-item>
                <text:p text:style-name="P526"><text:span text:style-name="Strong_20_Emphasis">Loop </text:span><text:span text:style-name="Strong_20_Emphasis"><text:span text:style-name="Source_20_Text">for</text:span></text:span><text:span text:style-name="Strong_20_Emphasis"> C-Style (</text:span><text:span text:style-name="Strong_20_Emphasis"><text:span text:style-name="Source_20_Text">for(init; condition; increment)</text:span></text:span><text:span text:style-name="Strong_20_Emphasis">):</text:span> Loop <text:span text:style-name="Source_20_Text">for</text:span> C-style jauh lebih fleksibel dan generik. Ia memungkinkan inisialisasi, kondisi penghentian (yang dievaluasi setiap iterasi), dan langkah pembaruan (increment/decrement/lainnya) yang sepenuhnya dikontrol oleh programmer. Sebaliknya, loop <text:span text:style-name="Source_20_Text">for</text:span> Pascal <text:span text:style-name="Strong_20_Emphasis">jauh lebih terbatas dan spesifik</text:span> tujuannya: hanya untuk iterasi sekuensial (naik atau turun satu per satu) pada rentang nilai ordinal yang batasnya dievaluasi sekali. Anda tidak bisa, misalnya, melompat-lompat nilai atau mengubah kondisi berhenti di tengah jalan dengan mudah seperti di C. Keuntungan Pascal adalah sintaksnya lebih sederhana untuk kasus umum iterasi terhitung dan aturan read-only variabel kontrol mencegah beberapa jenis error logika. </text:p>
              </text:list-item>
              <text:list-item>
                <text:p text:style-name="P260"><text:span text:style-name="Strong_20_Emphasis">Loop </text:span><text:span text:style-name="Strong_20_Emphasis"><text:span text:style-name="Source_20_Text">for..in</text:span></text:span><text:span text:style-name="Strong_20_Emphasis"> / </text:span><text:span text:style-name="Strong_20_Emphasis"><text:span text:style-name="Source_20_Text">foreach</text:span></text:span><text:span text:style-name="Strong_20_Emphasis">:</text:span> Banyak bahasa modern (termasuk FPC sendiri!) memiliki loop <text:span text:style-name="Source_20_Text">for..in</text:span> atau <text:span text:style-name="Source_20_Text">foreach</text:span> yang dirancang khusus untuk mengiterasi elemen dalam sebuah <text:span text:style-name="Emphasis">koleksi</text:span> (seperti array, list, set, string). Loop <text:span text:style-name="Source_20_Text">for..to..do</text:span> / <text:span text:style-name="Source_20_Text">for..downto..do</text:span> di Pascal <text:span text:style-name="Emphasis">bukan</text:span> untuk itu; ia secara spesifik untuk iterasi <text:span text:style-name="Strong_20_Emphasis">berdasarkan rentang nilai ordinal</text:span>, bukan isi koleksi. (FPC juga memiliki <text:span text:style-name="Source_20_Text">for Element in Collection do ...</text:span> yang akan dibahas jika relevan nanti). </text:p>
              </text:list-item>
            </text:list>
            <text:p text:style-name="Text_20_body"><text:span text:style-name="Strong_20_Emphasis">Contoh Penggunaan:</text:span></text:p>
            <text:p text:style-name="Text_20_body">Delphi</text:p>
            <text:p text:style-name="Preformatted_20_Text"><text:span text:style-name="Source_20_Text">program TestForLoop;</text:span></text:p>
            <text:p text:style-name="Preformatted_20_Text"><text:span text:style-name="Source_20_Text">uses SysUtils; // Untuk UpCase</text:span></text:p>
            <text:p text:style-name="Preformatted_20_Text"/>
            <text:p text:style-name="Preformatted_20_Text"><text:span text:style-name="Source_20_Text">var</text:span></text:p>
            <text:p text:style-name="Preformatted_20_Text"><text:span text:style-name="Source_20_Text"><text:s text:c="2"/>I: Integer;</text:span></text:p>
            <text:p text:style-name="Preformatted_20_Text"><text:span text:style-name="Source_20_Text"><text:s text:c="2"/>Total: Integer;</text:span></text:p>
            <text:p text:style-name="Preformatted_20_Text"><text:soft-page-break/><text:span text:style-name="Source_20_Text"><text:s text:c="2"/>C: Char;</text:span></text:p>
            <text:p text:style-name="Preformatted_20_Text"><text:span text:style-name="Source_20_Text"><text:s text:c="2"/>Status: (Idle, Running, Done); // Tipe Enum</text:span></text:p>
            <text:p text:style-name="Preformatted_20_Text"><text:span text:style-name="Source_20_Text">begin</text:span></text:p>
            <text:p text:style-name="Preformatted_20_Text"><text:span text:style-name="Source_20_Text"><text:s text:c="2"/>// 1. Iterasi menaik (Integer)</text:span></text:p>
            <text:p text:style-name="Preformatted_20_Text"><text:span text:style-name="Source_20_Text"><text:s text:c="2"/>Total := 0;</text:span></text:p>
            <text:p text:style-name="Preformatted_20_Text"><text:span text:style-name="Source_20_Text"><text:s text:c="2"/>for I := 1 to 5 do</text:span></text:p>
            <text:p text:style-name="Preformatted_20_Text"><text:span text:style-name="Source_20_Text"><text:s text:c="2"/>begin</text:span></text:p>
            <text:p text:style-name="Preformatted_20_Text"><text:span text:style-name="Source_20_Text"><text:s text:c="4"/>WriteLn('Iterasi ke-', I);</text:span></text:p>
            <text:p text:style-name="Preformatted_20_Text"><text:span text:style-name="Source_20_Text"><text:s text:c="4"/>Total := Total + I;</text:span></text:p>
            <text:p text:style-name="Preformatted_20_Text"><text:span text:style-name="Source_20_Text"><text:s text:c="4"/>// I := I + 1; // &lt;&lt;-- SALAH! Tidak boleh dilakukan.</text:span></text:p>
            <text:p text:style-name="Preformatted_20_Text"><text:span text:style-name="Source_20_Text"><text:s text:c="2"/>end;</text:span></text:p>
            <text:p text:style-name="Preformatted_20_Text"><text:span text:style-name="Source_20_Text"><text:s text:c="2"/>WriteLn('Total 1..5 = ', Total); // Output: 15</text:span></text:p>
            <text:p text:style-name="Preformatted_20_Text"><text:span text:style-name="Source_20_Text"><text:s text:c="2"/>WriteLn;</text:span></text:p>
            <text:p text:style-name="Preformatted_20_Text"/>
            <text:p text:style-name="Preformatted_20_Text"><text:span text:style-name="Source_20_Text"><text:s text:c="2"/>// 2. Iterasi menurun (Char)</text:span></text:p>
            <text:p text:style-name="Preformatted_20_Text"><text:span text:style-name="Source_20_Text"><text:s text:c="2"/>Write('Alfabet Mundur: ');</text:span></text:p>
            <text:p text:style-name="Preformatted_20_Text"><text:span text:style-name="Source_20_Text"><text:s text:c="2"/>for C := 'E' downto 'A' do</text:span></text:p>
            <text:p text:style-name="Preformatted_20_Text"><text:span text:style-name="Source_20_Text"><text:s text:c="4"/>Write(C, ' ');</text:span></text:p>
            <text:p text:style-name="Preformatted_20_Text"><text:span text:style-name="Source_20_Text"><text:s text:c="2"/>WriteLn; // Output: E D C B A</text:span></text:p>
            <text:p text:style-name="Preformatted_20_Text"><text:span text:style-name="Source_20_Text"><text:s text:c="2"/>WriteLn;</text:span></text:p>
            <text:p text:style-name="Preformatted_20_Text"/>
            <text:p text:style-name="Preformatted_20_Text"><text:span text:style-name="Source_20_Text"><text:s text:c="2"/>// 3. Iterasi pada Enumerasi</text:span></text:p>
            <text:p text:style-name="Preformatted_20_Text"><text:span text:style-name="Source_20_Text"><text:s text:c="2"/>WriteLn('Status Loop:');</text:span></text:p>
            <text:p text:style-name="Preformatted_20_Text"><text:span text:style-name="Source_20_Text"><text:s text:c="2"/>for Status := Idle to Done do // Iterasi melalui semua nilai enum</text:span></text:p>
            <text:p text:style-name="Preformatted_20_Text"><text:span text:style-name="Source_20_Text"><text:s text:c="2"/>begin</text:span></text:p>
            <text:p text:style-name="Preformatted_20_Text"><text:span text:style-name="Source_20_Text"><text:s text:c="4"/>case Status of</text:span></text:p>
            <text:p text:style-name="Preformatted_20_Text"><text:span text:style-name="Source_20_Text"><text:s text:c="6"/>Idle: WriteLn('- Idle');</text:span></text:p>
            <text:p text:style-name="Preformatted_20_Text"><text:span text:style-name="Source_20_Text"><text:s text:c="6"/>Running: WriteLn('- Running');</text:span></text:p>
            <text:p text:style-name="Preformatted_20_Text"><text:span text:style-name="Source_20_Text"><text:s text:c="6"/>Done: WriteLn('- Done');</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77"><text:span text:style-name="Source_20_Text">end.</text:span></text:p>
            <text:p text:style-name="Text_20_body">Loop <text:span text:style-name="Source_20_Text">for..do</text:span> adalah pilihan ideal di FPC ketika Anda perlu melakukan iterasi sejumlah kali yang diketahui atau melalui rentang nilai ordinal yang jelas, dengan jaminan bahwa variabel kontrol tidak akan termodifikasi secara tak terduga di dalam loop.</text:p>
          </text:section>
          <text:section text:style-name="Sect1" text:name="feedback-form-56">
            <text:p text:style-name="P443"/>
          </text:section>
        </text:section>
        <text:section text:style-name="Sect1" text:name="0643754c809a2b28">
          <text:p text:style-name="Text_20_body"/>
          <text:section text:style-name="Sect1" text:name="user-query-content-57">
            <text:p text:style-name="P705">yax </text:p>
          </text:section>
          <text:p text:style-name="P443">Tampilkan alur berpikir</text:p>
          <text:section text:style-name="Sect2" text:name="model-response-message-contentr_0643754c809a2b28">
            <text:p text:style-name="Text_20_body">Baik, saya akan melanjutkan dengan jawaban untuk prompt <text:span text:style-name="Strong_20_Emphasis">Sub-sub-bab 6.2.2: Perulangan Berbasis Kondisi Awal: </text:span><text:span text:style-name="Strong_20_Emphasis"><text:span text:style-name="Source_20_Text">while..do</text:span></text:span>.</text:p>
            <text:p text:style-name="Horizontal_20_Line"/>
            <text:p text:style-name="Text_20_body"><text:span text:style-name="Strong_20_Emphasis">(Jawaban untuk Prompt Sub-sub-bab 6.2.2)</text:span></text:p>
            <text:h text:style-name="Heading_20_4" text:outline-level="4"><text:soft-page-break/>6.2.2 Perulangan Berbasis Kondisi Awal: <text:span text:style-name="Source_20_Text">while..do</text:span></text:h>
            <text:p text:style-name="Text_20_body">Struktur perulangan <text:span text:style-name="Source_20_Text">while..do</text:span> digunakan ketika Anda ingin mengulang satu blok kode <text:span text:style-name="Strong_20_Emphasis">selama (while)</text:span> suatu kondisi tertentu bernilai <text:span text:style-name="Source_20_Text">True</text:span>. Jumlah iterasi tidak harus diketahui sebelumnya; loop akan terus berjalan sampai kondisi penghentinya terpenuhi. Ini adalah <text:span text:style-name="Emphasis">pre-tested loop</text:span>, artinya kondisi dievaluasi <text:span text:style-name="Emphasis">sebelum</text:span> setiap potensi eksekusi badan loop.</text:p>
            <text:p text:style-name="Text_20_body"><text:span text:style-name="Strong_20_Emphasis">Sintaks Dasar:</text:span></text:p>
            <text:p text:style-name="Text_20_body">Delphi</text:p>
            <text:p text:style-name="Preformatted_20_Text"><text:span text:style-name="Source_20_Text">while KondisiBoolean do</text:span></text:p>
            <text:p text:style-name="P77"><text:span text:style-name="Source_20_Text"><text:s text:c="2"/>BadanLoop; // Pernyataan tunggal atau blok begin..end;</text:span></text:p>
            <text:p text:style-name="Text_20_body"><text:span text:style-name="Strong_20_Emphasis">Logika Eksekusi:</text:span></text:p>
            <text:list xml:id="list4355432557885582095" text:style-name="L104">
              <text:list-item>
                <text:p text:style-name="P527"><text:span text:style-name="Strong_20_Emphasis">Pengecekan Awal (Pre-test):</text:span> Ekspresi <text:span text:style-name="Source_20_Text">KondisiBoolean</text:span> dievaluasi <text:span text:style-name="Emphasis">pertama kali</text:span>. </text:p>
              </text:list-item>
              <text:list-item>
                <text:p text:style-name="P527"><text:span text:style-name="Strong_20_Emphasis">Eksekusi Badan Loop:</text:span> </text:p>
                <text:list>
                  <text:list-item>
                    <text:p text:style-name="P527">Jika <text:span text:style-name="Source_20_Text">KondisiBoolean</text:span> awalnya bernilai <text:span text:style-name="Source_20_Text">False</text:span>, maka <text:span text:style-name="Source_20_Text">BadanLoop</text:span> <text:span text:style-name="Strong_20_Emphasis">tidak akan pernah dieksekusi</text:span> sama sekali, dan kontrol program langsung melompat ke pernyataan setelah <text:span text:style-name="Source_20_Text">BadanLoop</text:span>. Ini berarti loop <text:span text:style-name="Source_20_Text">while</text:span> bisa berjalan nol kali. </text:p>
                  </text:list-item>
                  <text:list-item>
                    <text:p text:style-name="P527">Jika <text:span text:style-name="Source_20_Text">KondisiBoolean</text:span> awalnya bernilai <text:span text:style-name="Source_20_Text">True</text:span>, maka <text:span text:style-name="Source_20_Text">BadanLoop</text:span> dieksekusi satu kali. </text:p>
                  </text:list-item>
                </text:list>
              </text:list-item>
              <text:list-item>
                <text:p text:style-name="P527"><text:span text:style-name="Strong_20_Emphasis">Pengecekan Ulang:</text:span> Setelah <text:span text:style-name="Source_20_Text">BadanLoop</text:span> selesai dieksekusi, alur kontrol kembali ke langkah 1: <text:span text:style-name="Source_20_Text">KondisiBoolean</text:span> dievaluasi <text:span text:style-name="Emphasis">lagi</text:span>. </text:p>
              </text:list-item>
              <text:list-item>
                <text:p text:style-name="P527"><text:span text:style-name="Strong_20_Emphasis">Pengulangan:</text:span> Proses pengecekan dan eksekusi (langkah 1 &amp; 2) terus berulang selama <text:span text:style-name="Source_20_Text">KondisiBoolean</text:span> tetap <text:span text:style-name="Source_20_Text">True</text:span>. </text:p>
              </text:list-item>
              <text:list-item>
                <text:p text:style-name="P261"><text:span text:style-name="Strong_20_Emphasis">Penghentian:</text:span> Loop berhenti ketika <text:span text:style-name="Source_20_Text">KondisiBoolean</text:span> dievaluasi menjadi <text:span text:style-name="Source_20_Text">False</text:span>. </text:p>
              </text:list-item>
            </text:list>
            <text:p text:style-name="Text_20_body"><text:span text:style-name="Strong_20_Emphasis">Pernyataan Majemuk dengan </text:span><text:span text:style-name="Strong_20_Emphasis"><text:span text:style-name="Source_20_Text">begin..end</text:span></text:span><text:span text:style-name="Strong_20_Emphasis">:</text:span></text:p>
            <text:p text:style-name="Text_20_body">Sama seperti <text:span text:style-name="Source_20_Text">if..then</text:span> dan <text:span text:style-name="Source_20_Text">for..do</text:span>, jika <text:span text:style-name="Source_20_Text">BadanLoop</text:span> perlu berisi lebih dari satu pernyataan, Anda <text:span text:style-name="Emphasis">harus</text:span> mengelompokkannya dalam blok <text:span text:style-name="Source_20_Text">begin..end</text:span>.</text:p>
            <text:p text:style-name="Text_20_body"><text:span text:style-name="Strong_20_Emphasis">Penting: Memastikan Penghentian Loop:</text:span></text:p>
            <text:p text:style-name="Text_20_body">Karena kondisi dievaluasi terus menerus, sangat krusial bahwa logika di dalam <text:span text:style-name="Source_20_Text">BadanLoop</text:span> <text:span text:style-name="Strong_20_Emphasis">harus mengandung mekanisme untuk pada akhirnya mengubah </text:span><text:span text:style-name="Strong_20_Emphasis"><text:span text:style-name="Source_20_Text">KondisiBoolean</text:span></text:span><text:span text:style-name="Strong_20_Emphasis"> menjadi </text:span><text:span text:style-name="Strong_20_Emphasis"><text:span text:style-name="Source_20_Text">False</text:span></text:span>. Jika tidak, Anda akan menciptakan <text:span text:style-name="Emphasis">infinite loop</text:span> (perulangan tak terbatas) yang akan membuat program Anda macet atau berjalan tanpa henti.</text:p>
            <text:p text:style-name="Text_20_body"><text:span text:style-name="Strong_20_Emphasis">Contoh Penggunaan:</text:span></text:p>
            <text:list xml:id="list8565649607792943445" text:style-name="L105">
              <text:list-item>
                <text:p text:style-name="P528"><text:span text:style-name="Strong_20_Emphasis">Contoh 1: Menemukan pangkat 2 pertama &gt; 1000</text:span> </text:p>
                <text:p text:style-name="P262">Delphi</text:p>
                <text:p text:style-name="P35"><text:soft-page-break/><text:span text:style-name="Source_20_Text">var</text:span></text:p>
                <text:p text:style-name="P35"><text:span text:style-name="Source_20_Text"><text:s text:c="2"/>Angka: LongInt;</text:span></text:p>
                <text:p text:style-name="P35"><text:span text:style-name="Source_20_Text">begin</text:span></text:p>
                <text:p text:style-name="P35"><text:span text:style-name="Source_20_Text"><text:s text:c="2"/>Angka := 1;</text:span></text:p>
                <text:p text:style-name="P35"><text:span text:style-name="Source_20_Text"><text:s text:c="2"/>WriteLn('Mencari pangkat 2 &gt; 1000...');</text:span></text:p>
                <text:p text:style-name="P35"><text:span text:style-name="Source_20_Text"><text:s text:c="2"/>while Angka &lt;= 1000 do // Kondisi dicek sebelum setiap iterasi</text:span></text:p>
                <text:p text:style-name="P35"><text:span text:style-name="Source_20_Text"><text:s text:c="2"/>begin</text:span></text:p>
                <text:p text:style-name="P35"><text:span text:style-name="Source_20_Text"><text:s text:c="4"/>Write(Angka, ' ');</text:span></text:p>
                <text:p text:style-name="P35"><text:span text:style-name="Source_20_Text"><text:s text:c="4"/>Angka := Angka * 2; // Aksi di dalam loop yang mengubah kondisi</text:span></text:p>
                <text:p text:style-name="P35"><text:span text:style-name="Source_20_Text"><text:s text:c="2"/>end;</text:span></text:p>
                <text:p text:style-name="P35"><text:span text:style-name="Source_20_Text"><text:s text:c="2"/>WriteLn;</text:span></text:p>
                <text:p text:style-name="P35"><text:span text:style-name="Source_20_Text"><text:s text:c="2"/>WriteLn('Pangkat 2 pertama &gt; 1000 adalah: ', Angka); // Output: 1024</text:span></text:p>
                <text:p text:style-name="P112"><text:span text:style-name="Source_20_Text">end.</text:span></text:p>
              </text:list-item>
              <text:list-item>
                <text:p text:style-name="P528"><text:span text:style-name="Strong_20_Emphasis">Contoh 2: Membaca data dari file sampai akhir file (EOF)</text:span> </text:p>
                <text:p text:style-name="P262">Delphi</text:p>
                <text:p text:style-name="P35"><text:span text:style-name="Source_20_Text">var</text:span></text:p>
                <text:p text:style-name="P35"><text:span text:style-name="Source_20_Text"><text:s text:c="2"/>FileTeks: TextFile;</text:span></text:p>
                <text:p text:style-name="P35"><text:span text:style-name="Source_20_Text"><text:s text:c="2"/>Baris: string;</text:span></text:p>
                <text:p text:style-name="P35"><text:span text:style-name="Source_20_Text">begin</text:span></text:p>
                <text:p text:style-name="P35"><text:span text:style-name="Source_20_Text"><text:s text:c="2"/>AssignFile(FileTeks, 'data.txt');</text:span></text:p>
                <text:p text:style-name="P35"><text:span text:style-name="Source_20_Text"><text:s text:c="2"/>Reset(FileTeks); // Buka file untuk dibaca</text:span></text:p>
                <text:p text:style-name="P35"><text:span text:style-name="Source_20_Text"><text:s text:c="2"/>WriteLn('Isi file data.txt:');</text:span></text:p>
                <text:p text:style-name="P35"><text:span text:style-name="Source_20_Text"><text:s text:c="2"/>while not Eof(FileTeks) do // Loop selama belum mencapai End-Of-File</text:span></text:p>
                <text:p text:style-name="P35"><text:span text:style-name="Source_20_Text"><text:s text:c="2"/>begin</text:span></text:p>
                <text:p text:style-name="P35"><text:span text:style-name="Source_20_Text"><text:s text:c="4"/>ReadLn(FileTeks, Baris); // Baca satu baris (memajukan posisi file)</text:span></text:p>
                <text:p text:style-name="P35"><text:span text:style-name="Source_20_Text"><text:s text:c="4"/>WriteLn('&gt; ', Baris); // Tampilkan baris</text:span></text:p>
                <text:p text:style-name="P35"><text:span text:style-name="Source_20_Text"><text:s text:c="2"/>end;</text:span></text:p>
                <text:p text:style-name="P35"><text:span text:style-name="Source_20_Text"><text:s text:c="2"/>CloseFile(FileTeks); // Tutup file</text:span></text:p>
                <text:p text:style-name="P35"><text:span text:style-name="Source_20_Text"><text:s text:c="2"/>WriteLn('Selesai membaca file.');</text:span></text:p>
                <text:p text:style-name="P112"><text:span text:style-name="Source_20_Text">end.</text:span></text:p>
                <text:p text:style-name="P262">(Dalam contoh ini, <text:span text:style-name="Source_20_Text">ReadLn</text:span> secara implisit memajukan posisi file, yang pada akhirnya akan membuat <text:span text:style-name="Source_20_Text">Eof(FileTeks)</text:span> menjadi <text:span text:style-name="Source_20_Text">True</text:span>, sehingga menghentikan loop). </text:p>
              </text:list-item>
            </text:list>
            <text:p text:style-name="Text_20_body"><text:span text:style-name="Strong_20_Emphasis">Perbandingan dengan Bahasa Lain:</text:span></text:p>
            <text:p text:style-name="Text_20_body">Loop <text:span text:style-name="Source_20_Text">while..do</text:span> di Free Pascal secara konseptual dan fungsional <text:span text:style-name="Strong_20_Emphasis">sangat mirip</text:span> dengan loop <text:span text:style-name="Source_20_Text">while</text:span> di hampir semua bahasa pemrograman imperatif lainnya (seperti C, C++, Java, C#, Python, JavaScript). Semuanya adalah pre-tested loop yang berjalan selama kondisi tertentu terpenuhi. Perbedaan utamanya hanya terletak pada detail sintaks minor, seperti penggunaan kata kunci <text:span text:style-name="Source_20_Text">do</text:span> setelah kondisi di Pascal dan penggunaan <text:span text:style-name="Source_20_Text">begin..end</text:span> untuk blok dibandingkan kurung kurawal <text:span text:style-name="Source_20_Text">{}</text:span> di bahasa C-style.</text:p>
            <text:p text:style-name="Text_20_body">Gunakan <text:span text:style-name="Source_20_Text">while..do</text:span> ketika Anda perlu mengulang sebuah proses tetapi tidak tahu <text:soft-page-break/>pasti berapa kali iterasi akan terjadi, dan ketika ada kemungkinan proses tersebut tidak perlu dijalankan sama sekali jika kondisi awalnya sudah tidak terpenuhi. Pastikan selalu ada jalan keluar dari loop di dalam badan loop itu sendiri.</text:p>
          </text:section>
          <text:section text:style-name="Sect1" text:name="feedback-form-57">
            <text:p text:style-name="P443"/>
          </text:section>
        </text:section>
        <text:section text:style-name="Sect1" text:name="35367c088f69fd79">
          <text:p text:style-name="Text_20_body"/>
          <text:section text:style-name="Sect1" text:name="user-query-content-58">
            <text:p text:style-name="P705">yax </text:p>
          </text:section>
          <text:p text:style-name="P443">Tampilkan alur berpikir</text:p>
          <text:section text:style-name="Sect2" text:name="model-response-message-contentr_35367c088f69fd79">
            <text:p text:style-name="Text_20_body">Baik, saya akan melanjutkan dengan jawaban untuk prompt <text:span text:style-name="Strong_20_Emphasis">Sub-sub-bab 6.2.3: Perulangan Berbasis Kondisi Akhir: </text:span><text:span text:style-name="Strong_20_Emphasis"><text:span text:style-name="Source_20_Text">repeat..until</text:span></text:span>.</text:p>
            <text:p text:style-name="Horizontal_20_Line"/>
            <text:p text:style-name="Text_20_body"><text:span text:style-name="Strong_20_Emphasis">(Jawaban untuk Prompt Sub-sub-bab 6.2.3)</text:span></text:p>
            <text:h text:style-name="Heading_20_4" text:outline-level="4">6.2.3 Perulangan Berbasis Kondisi Akhir: <text:span text:style-name="Source_20_Text">repeat..until</text:span></text:h>
            <text:p text:style-name="Text_20_body">Selain loop <text:span text:style-name="Source_20_Text">while..do</text:span> yang dites di awal (pre-tested), Free Pascal juga menyediakan struktur perulangan <text:span text:style-name="Source_20_Text">repeat..until</text:span> yang kondisinya dites di <text:span text:style-name="Strong_20_Emphasis">akhir</text:span> (post-tested loop). Ini berguna ketika Anda ingin memastikan bahwa badan loop dieksekusi <text:span text:style-name="Strong_20_Emphasis">setidaknya satu kali</text:span> sebelum kondisi penghentian diperiksa.</text:p>
            <text:p text:style-name="Text_20_body"><text:span text:style-name="Strong_20_Emphasis">Sintaks Dasar:</text:span></text:p>
            <text:p text:style-name="Text_20_body">Delphi</text:p>
            <text:p text:style-name="Preformatted_20_Text"><text:span text:style-name="Source_20_Text">repeat</text:span></text:p>
            <text:p text:style-name="Preformatted_20_Text"><text:span text:style-name="Source_20_Text"><text:s text:c="2"/>// Badan Loop:</text:span></text:p>
            <text:p text:style-name="Preformatted_20_Text"><text:span text:style-name="Source_20_Text"><text:s text:c="2"/>Pernyataan1;</text:span></text:p>
            <text:p text:style-name="Preformatted_20_Text"><text:span text:style-name="Source_20_Text"><text:s text:c="2"/>Pernyataan2;</text:span></text:p>
            <text:p text:style-name="Preformatted_20_Text"><text:span text:style-name="Source_20_Text"><text:s text:c="2"/>...</text:span></text:p>
            <text:p text:style-name="Preformatted_20_Text"><text:span text:style-name="Source_20_Text"><text:s text:c="2"/>PernyataanN;</text:span></text:p>
            <text:p text:style-name="P77"><text:span text:style-name="Source_20_Text">until KondisiBoolean; // Kondisi penghentian dievaluasi di sini</text:span></text:p>
            <text:p text:style-name="Text_20_body"><text:span text:style-name="Strong_20_Emphasis">Logika Eksekusi:</text:span></text:p>
            <text:list xml:id="list1543011876156026892" text:style-name="L106">
              <text:list-item>
                <text:p text:style-name="P529"><text:span text:style-name="Strong_20_Emphasis">Eksekusi Pertama Badan Loop:</text:span> Pernyataan-pernyataan antara <text:span text:style-name="Source_20_Text">repeat</text:span> dan <text:span text:style-name="Source_20_Text">until</text:span> (badan loop) dieksekusi <text:span text:style-name="Emphasis">terlebih dahulu</text:span>, tanpa pengecekan kondisi apa pun. Ini menjamin badan loop berjalan minimal satu kali. </text:p>
              </text:list-item>
              <text:list-item>
                <text:p text:style-name="P529"><text:span text:style-name="Strong_20_Emphasis">Pengecekan Kondisi (Post-test):</text:span> Setelah badan loop selesai dieksekusi untuk pertama kalinya (atau iterasi berikutnya), ekspresi <text:span text:style-name="Source_20_Text">KondisiBoolean</text:span> setelah kata kunci <text:span text:style-name="Source_20_Text">until</text:span> dievaluasi. </text:p>
              </text:list-item>
              <text:list-item>
                <text:p text:style-name="P529"><text:span text:style-name="Strong_20_Emphasis">Keputusan Penghentian/Pengulangan:</text:span> </text:p>
                <text:list>
                  <text:list-item>
                    <text:p text:style-name="P529">Jika <text:span text:style-name="Source_20_Text">KondisiBoolean</text:span> bernilai <text:span text:style-name="Strong_20_Emphasis"><text:span text:style-name="Source_20_Text">False</text:span></text:span>, maka loop akan <text:span text:style-name="Strong_20_Emphasis">kembali</text:span> ke awal (<text:span text:style-name="Source_20_Text">repeat</text:span>) dan mengeksekusi badan loop lagi. </text:p>
                  </text:list-item>
                  <text:list-item>
                    <text:p text:style-name="P529">Jika <text:span text:style-name="Source_20_Text">KondisiBoolean</text:span> bernilai <text:span text:style-name="Strong_20_Emphasis"><text:span text:style-name="Source_20_Text">True</text:span></text:span>, maka loop <text:span text:style-name="Strong_20_Emphasis">berhenti (terminates)</text:span>, dan alur kontrol program melanjutkan ke pernyataan setelah <text:span text:style-name="Source_20_Text">until</text:span>. </text:p>
                  </text:list-item>
                  <text:list-item>
                    <text:p text:style-name="P263"><text:soft-page-break/><text:span text:style-name="Strong_20_Emphasis">Perbedaan Logika Kunci:</text:span> Perhatikan baik-baik: <text:span text:style-name="Source_20_Text">repeat..until</text:span> <text:span text:style-name="Strong_20_Emphasis">berhenti ketika kondisi menjadi </text:span><text:span text:style-name="Strong_20_Emphasis"><text:span text:style-name="Source_20_Text">True</text:span></text:span>. Ini adalah logika terbalik dari <text:span text:style-name="Source_20_Text">while..do</text:span> yang <text:span text:style-name="Emphasis">berlanjut</text:span> selama kondisi <text:span text:style-name="Source_20_Text">True</text:span>. </text:p>
                  </text:list-item>
                </text:list>
              </text:list-item>
            </text:list>
            <text:p text:style-name="Text_20_body"><text:span text:style-name="Strong_20_Emphasis">Blok Implisit (Tanpa </text:span><text:span text:style-name="Strong_20_Emphasis"><text:span text:style-name="Source_20_Text">begin..end</text:span></text:span><text:span text:style-name="Strong_20_Emphasis"> Tambahan):</text:span></text:p>
            <text:p text:style-name="Text_20_body">Fitur sintaksis yang nyaman dari <text:span text:style-name="Source_20_Text">repeat..until</text:span> adalah kata kunci <text:span text:style-name="Source_20_Text">repeat</text:span> dan <text:span text:style-name="Source_20_Text">until</text:span> itu sendiri sudah mendefinisikan sebuah blok. Anda <text:span text:style-name="Strong_20_Emphasis">tidak perlu</text:span> menambahkan <text:span text:style-name="Source_20_Text">begin..end</text:span> di antara <text:span text:style-name="Source_20_Text">repeat</text:span> dan <text:span text:style-name="Source_20_Text">until</text:span> meskipun Anda memiliki beberapa pernyataan di dalam badan loop.</text:p>
            <text:p text:style-name="Text_20_body"><text:span text:style-name="Strong_20_Emphasis">Perbandingan Eksplisit: </text:span><text:span text:style-name="Strong_20_Emphasis"><text:span text:style-name="Source_20_Text">repeat..until</text:span></text:span><text:span text:style-name="Strong_20_Emphasis"> vs. </text:span><text:span text:style-name="Strong_20_Emphasis"><text:span text:style-name="Source_20_Text">while..do</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Fitur</text:p>
                </table:table-cell>
                <table:table-cell table:style-name="Table3.A1" office:value-type="string">
                  <text:p text:style-name="P1"><text:span text:style-name="Source_20_Text">while KondisiBoolean do BadanLoop;</text:span></text:p>
                </table:table-cell>
                <table:table-cell table:style-name="Table3.A1" office:value-type="string">
                  <text:p text:style-name="P1"><text:span text:style-name="Source_20_Text">repeat BadanLoop until KondisiBoolean;</text:span></text:p>
                </table:table-cell>
              </table:table-row>
              <table:table-row>
                <table:table-cell table:style-name="Table3.A1" office:value-type="string">
                  <text:p text:style-name="P2"><text:span text:style-name="Strong_20_Emphasis">Waktu Tes Kondisi</text:span></text:p>
                </table:table-cell>
                <table:table-cell table:style-name="Table3.A1" office:value-type="string">
                  <text:p text:style-name="P2"><text:span text:style-name="Strong_20_Emphasis">Sebelum</text:span> iterasi (Pre-test)</text:p>
                </table:table-cell>
                <table:table-cell table:style-name="Table3.A1" office:value-type="string">
                  <text:p text:style-name="P2"><text:span text:style-name="Strong_20_Emphasis">Setelah</text:span> iterasi (Post-test)</text:p>
                </table:table-cell>
              </table:table-row>
              <table:table-row>
                <table:table-cell table:style-name="Table3.A1" office:value-type="string">
                  <text:p text:style-name="P2"><text:span text:style-name="Strong_20_Emphasis">Eksekusi Minimum</text:span></text:p>
                </table:table-cell>
                <table:table-cell table:style-name="Table3.A1" office:value-type="string">
                  <text:p text:style-name="P2"><text:span text:style-name="Strong_20_Emphasis">0 kali</text:span> (jika kondisi awal False)</text:p>
                </table:table-cell>
                <table:table-cell table:style-name="Table3.A1" office:value-type="string">
                  <text:p text:style-name="P2"><text:span text:style-name="Strong_20_Emphasis">1 kali</text:span> (selalu dieksekusi minimal sekali)</text:p>
                </table:table-cell>
              </table:table-row>
              <table:table-row>
                <table:table-cell table:style-name="Table3.A1" office:value-type="string">
                  <text:p text:style-name="P2"><text:span text:style-name="Strong_20_Emphasis">Kondisi Lanjut</text:span></text:p>
                </table:table-cell>
                <table:table-cell table:style-name="Table3.A1" office:value-type="string">
                  <text:p text:style-name="P2">Loop lanjut jika kondisi <text:span text:style-name="Strong_20_Emphasis"><text:span text:style-name="Source_20_Text">True</text:span></text:span></text:p>
                </table:table-cell>
                <table:table-cell table:style-name="Table3.A1" office:value-type="string">
                  <text:p text:style-name="P2">Loop lanjut jika kondisi <text:span text:style-name="Strong_20_Emphasis"><text:span text:style-name="Source_20_Text">False</text:span></text:span></text:p>
                </table:table-cell>
              </table:table-row>
              <table:table-row>
                <table:table-cell table:style-name="Table3.A1" office:value-type="string">
                  <text:p text:style-name="P2"><text:span text:style-name="Strong_20_Emphasis">Kondisi Berhenti</text:span></text:p>
                </table:table-cell>
                <table:table-cell table:style-name="Table3.A1" office:value-type="string">
                  <text:p text:style-name="P2">Loop berhenti jika kondisi <text:span text:style-name="Strong_20_Emphasis"><text:span text:style-name="Source_20_Text">False</text:span></text:span></text:p>
                </table:table-cell>
                <table:table-cell table:style-name="Table3.A1" office:value-type="string">
                  <text:p text:style-name="P2">Loop berhenti jika kondisi <text:span text:style-name="Strong_20_Emphasis"><text:span text:style-name="Source_20_Text">True</text:span></text:span></text:p>
                </table:table-cell>
              </table:table-row>
              <table:table-row>
                <table:table-cell table:style-name="Table3.A1" office:value-type="string">
                  <text:p text:style-name="P2"><text:span text:style-name="Strong_20_Emphasis">Sintaks Blok</text:span></text:p>
                </table:table-cell>
                <table:table-cell table:style-name="Table3.A1" office:value-type="string">
                  <text:p text:style-name="P2">Perlu <text:span text:style-name="Source_20_Text">begin..end</text:span> untuk &gt;1 pernyataan</text:p>
                </table:table-cell>
                <table:table-cell table:style-name="Table3.A1" office:value-type="string">
                  <text:p text:style-name="P2"><text:span text:style-name="Strong_20_Emphasis">Tidak perlu</text:span> <text:span text:style-name="Source_20_Text">begin..end</text:span> untuk &gt;1 pernyataan</text:p>
                </table:table-cell>
              </table:table-row>
            </table:table>
            <text:p text:style-name="Text_20_body">Ekspor ke Spreadsheet</text:p>
            <text:p text:style-name="Text_20_body"><text:span text:style-name="Strong_20_Emphasis">Perbandingan dengan </text:span><text:span text:style-name="Strong_20_Emphasis"><text:span text:style-name="Source_20_Text">do..while</text:span></text:span><text:span text:style-name="Strong_20_Emphasis"> C-Style:</text:span></text:p>
            <text:p text:style-name="Text_20_body">Struktur <text:span text:style-name="Source_20_Text">do { ... } while (condition);</text:span> dalam bahasa C-style (C++, Java, C#) juga merupakan <text:span text:style-name="Emphasis">post-tested loop</text:span> yang menjamin minimal satu kali eksekusi, mirip dengan <text:span text:style-name="Source_20_Text">repeat..until</text:span>. Namun, ada <text:span text:style-name="Strong_20_Emphasis">perbedaan krusial dalam logika kondisi penghentian</text:span>:</text:p>
            <text:list xml:id="list2698272913455286178" text:style-name="L107">
              <text:list-item>
                <text:p text:style-name="P530"><text:span text:style-name="Source_20_Text">repeat..until KondisiBoolean;</text:span> (Pascal): Berhenti ketika <text:span text:style-name="Source_20_Text">KondisiBoolean</text:span> menjadi <text:span text:style-name="Strong_20_Emphasis"><text:span text:style-name="Source_20_Text">True</text:span></text:span>. </text:p>
              </text:list-item>
              <text:list-item>
                <text:p text:style-name="P264"><text:span text:style-name="Source_20_Text">do { ... } while (KondisiBoolean);</text:span> (C-style): Berhenti ketika <text:span text:style-name="Source_20_Text">KondisiBoolean</text:span> menjadi <text:span text:style-name="Strong_20_Emphasis"><text:span text:style-name="Source_20_Text">False</text:span></text:span> (karena ia <text:span text:style-name="Emphasis">melanjutkan</text:span> selama kondisi <text:span text:style-name="Source_20_Text">True</text:span>). </text:p>
              </text:list-item>
            </text:list>
            <text:p text:style-name="Text_20_body">Ini adalah perbedaan semantik yang penting untuk diingat jika Anda beralih antar bahasa.</text:p>
            <text:p text:style-name="Text_20_body"><text:span text:style-name="Strong_20_Emphasis">Contoh Penggunaan:</text:span></text:p>
            <text:p text:style-name="Text_20_body"><text:span text:style-name="Source_20_Text">repeat..until</text:span> sangat cocok untuk situasi di mana Anda perlu melakukan sesuatu setidaknya sekali dan kemudian memeriksa apakah perlu diulang, seperti validasi input pengguna:</text:p>
            <text:p text:style-name="Text_20_body"><text:soft-page-break/>Delphi</text:p>
            <text:p text:style-name="Preformatted_20_Text"><text:span text:style-name="Source_20_Text">program ValidasiInput;</text:span></text:p>
            <text:p text:style-name="Preformatted_20_Text"><text:span text:style-name="Source_20_Text">uses SysUtils;</text:span></text:p>
            <text:p text:style-name="Preformatted_20_Text"><text:span text:style-name="Source_20_Text">var</text:span></text:p>
            <text:p text:style-name="Preformatted_20_Text"><text:span text:style-name="Source_20_Text"><text:s text:c="2"/>Usia: Integer;</text:span></text:p>
            <text:p text:style-name="Preformatted_20_Text"><text:span text:style-name="Source_20_Text"><text:s text:c="2"/>InputStr: string;</text:span></text:p>
            <text:p text:style-name="Preformatted_20_Text"><text:span text:style-name="Source_20_Text">begin</text:span></text:p>
            <text:p text:style-name="Preformatted_20_Text"><text:span text:style-name="Source_20_Text"><text:s text:c="2"/>repeat</text:span></text:p>
            <text:p text:style-name="Preformatted_20_Text"><text:span text:style-name="Source_20_Text"><text:s text:c="4"/>Write('Masukkan usia Anda (1-120): ');</text:span></text:p>
            <text:p text:style-name="Preformatted_20_Text"><text:span text:style-name="Source_20_Text"><text:s text:c="4"/>ReadLn(InputStr);</text:span></text:p>
            <text:p text:style-name="Preformatted_20_Text"><text:span text:style-name="Source_20_Text"><text:s text:c="4"/>// Coba konversi, tangani jika bukan angka</text:span></text:p>
            <text:p text:style-name="Preformatted_20_Text"><text:span text:style-name="Source_20_Text"><text:s text:c="4"/>try</text:span></text:p>
            <text:p text:style-name="Preformatted_20_Text"><text:span text:style-name="Source_20_Text"><text:s text:c="6"/>Usia := StrToInt(InputStr);</text:span></text:p>
            <text:p text:style-name="Preformatted_20_Text"><text:span text:style-name="Source_20_Text"><text:s text:c="6"/>// Cek apakah usia valid setelah konversi berhasil</text:span></text:p>
            <text:p text:style-name="Preformatted_20_Text"><text:span text:style-name="Source_20_Text"><text:s text:c="6"/>if (Usia &gt;= 1) and (Usia &lt;= 120) then</text:span></text:p>
            <text:p text:style-name="Preformatted_20_Text"><text:span text:style-name="Source_20_Text"><text:s text:c="9"/>WriteLn('Usia valid diterima: ', Usia)</text:span></text:p>
            <text:p text:style-name="Preformatted_20_Text"><text:span text:style-name="Source_20_Text"><text:s text:c="6"/>else</text:span></text:p>
            <text:p text:style-name="Preformatted_20_Text"><text:span text:style-name="Source_20_Text"><text:s text:c="6"/>begin</text:span></text:p>
            <text:p text:style-name="Preformatted_20_Text"><text:span text:style-name="Source_20_Text"><text:s text:c="9"/>Usia := -1; // Tandai sebagai tidak valid untuk loop</text:span></text:p>
            <text:p text:style-name="Preformatted_20_Text"><text:span text:style-name="Source_20_Text"><text:s text:c="9"/>WriteLn('Error: Usia harus antara 1 dan 120.');</text:span></text:p>
            <text:p text:style-name="Preformatted_20_Text"><text:span text:style-name="Source_20_Text"><text:s text:c="6"/>end;</text:span></text:p>
            <text:p text:style-name="Preformatted_20_Text"><text:span text:style-name="Source_20_Text"><text:s text:c="4"/>except</text:span></text:p>
            <text:p text:style-name="Preformatted_20_Text"><text:span text:style-name="Source_20_Text"><text:s text:c="6"/>on E: Exception do // Tangkap error jika StrToInt gagal (bukan angka)</text:span></text:p>
            <text:p text:style-name="Preformatted_20_Text"><text:span text:style-name="Source_20_Text"><text:s text:c="6"/>begin</text:span></text:p>
            <text:p text:style-name="Preformatted_20_Text"><text:span text:style-name="Source_20_Text"><text:s text:c="8"/>Usia := -1; // Tandai sebagai tidak valid untuk loop</text:span></text:p>
            <text:p text:style-name="Preformatted_20_Text"><text:span text:style-name="Source_20_Text"><text:s text:c="8"/>WriteLn('Error: Masukkan angka yang valid.');</text:span></text:p>
            <text:p text:style-name="Preformatted_20_Text"><text:span text:style-name="Source_20_Text"><text:s text:c="6"/>end;</text:span></text:p>
            <text:p text:style-name="Preformatted_20_Text"><text:span text:style-name="Source_20_Text"><text:s text:c="4"/>end;</text:span></text:p>
            <text:p text:style-name="Preformatted_20_Text"><text:span text:style-name="Source_20_Text"><text:s text:c="2"/>// Loop akan terus berjalan selama Usia masih -1 (tidak valid)</text:span></text:p>
            <text:p text:style-name="Preformatted_20_Text"><text:span text:style-name="Source_20_Text"><text:s text:c="2"/>until (Usia &gt;= 1) and (Usia &lt;= 120); // Berhenti HANYA jika Usia valid (1..120)</text:span></text:p>
            <text:p text:style-name="Preformatted_20_Text"/>
            <text:p text:style-name="Preformatted_20_Text"><text:span text:style-name="Source_20_Text"><text:s text:c="2"/>WriteLn('Terima kasih!');</text:span></text:p>
            <text:p text:style-name="P77"><text:span text:style-name="Source_20_Text">end.</text:span></text:p>
            <text:p text:style-name="Text_20_body">Dalam contoh ini, permintaan input dijamin muncul setidaknya sekali. Loop akan terus meminta input sampai pengguna memasukkan angka yang valid antara 1 dan 120 (membuat kondisi <text:span text:style-name="Source_20_Text">until</text:span> menjadi <text:span text:style-name="Source_20_Text">True</text:span>).</text:p>
          </text:section>
          <text:section text:style-name="Sect1" text:name="feedback-form-58">
            <text:p text:style-name="P443"/>
          </text:section>
        </text:section>
        <text:section text:style-name="Sect1" text:name="19d24e382c4d97eb">
          <text:p text:style-name="Text_20_body"/>
          <text:section text:style-name="Sect1" text:name="user-query-content-59">
            <text:p text:style-name="P705">yax </text:p>
          </text:section>
          <text:p text:style-name="P443">Tampilkan alur berpikir</text:p>
          <text:section text:style-name="Sect2" text:name="model-response-message-contentr_19d24e382c4d97eb">
            <text:p text:style-name="Text_20_body">Baik, saya akan melanjutkan dengan jawaban untuk prompt <text:span text:style-name="Strong_20_Emphasis">Sub-bab 6.3: Pernyataan Transfer Kontrol (</text:span><text:span text:style-name="Strong_20_Emphasis"><text:span text:style-name="Source_20_Text">break</text:span></text:span><text:span text:style-name="Strong_20_Emphasis">, </text:span><text:span text:style-name="Strong_20_Emphasis"><text:span text:style-name="Source_20_Text">continue</text:span></text:span><text:span text:style-name="Strong_20_Emphasis">, </text:span><text:span text:style-name="Strong_20_Emphasis"><text:span text:style-name="Source_20_Text">exit</text:span></text:span><text:span text:style-name="Strong_20_Emphasis">, </text:span><text:span text:style-name="Strong_20_Emphasis"><text:span text:style-name="Source_20_Text">goto</text:span></text:span><text:span text:style-name="Strong_20_Emphasis">)</text:span>.</text:p>
            <text:p text:style-name="Horizontal_20_Line"/>
            <text:p text:style-name="Text_20_body"><text:span text:style-name="Strong_20_Emphasis">(Jawaban untuk Prompt Sub-bab 6.3)</text:span></text:p>
            <text:h text:style-name="Heading_20_3" text:outline-level="3"><text:soft-page-break/>6.3 Pernyataan Transfer Kontrol Eksplisit</text:h>
            <text:p text:style-name="Text_20_body">Selain struktur kontrol alur standar (<text:span text:style-name="Source_20_Text">if</text:span>, <text:span text:style-name="Source_20_Text">case</text:span>, <text:span text:style-name="Source_20_Text">for</text:span>, <text:span text:style-name="Source_20_Text">while</text:span>, <text:span text:style-name="Source_20_Text">repeat</text:span>), Free Pascal menyediakan beberapa pernyataan yang memungkinkan Anda mengubah alur eksekusi secara eksplisit, melompat keluar dari loop atau subrutin, atau melanjutkan ke iterasi berikutnya. Penggunaannya memerlukan kehati-hatian agar kode tetap terstruktur dan mudah dipahami.</text:p>
            <text:list xml:id="list6991325241080336121" text:style-name="L108">
              <text:list-item>
                <text:p text:style-name="P265"><text:span text:style-name="Strong_20_Emphasis"><text:span text:style-name="Source_20_Text">Break</text:span></text:span><text:span text:style-name="Strong_20_Emphasis"> (Keluar dari Loop)</text:span></text:p>
                <text:list>
                  <text:list-item>
                    <text:p text:style-name="P531"><text:span text:style-name="Strong_20_Emphasis">Fungsi:</text:span> Pernyataan <text:span text:style-name="Source_20_Text">Break</text:span> digunakan untuk <text:span text:style-name="Strong_20_Emphasis">segera menghentikan</text:span> eksekusi dari badan <text:span text:style-name="Strong_20_Emphasis">loop terdalam</text:span> (<text:span text:style-name="Source_20_Text">for</text:span>, <text:span text:style-name="Source_20_Text">while</text:span>, atau <text:span text:style-name="Source_20_Text">repeat</text:span>) tempat ia berada. Alur kontrol program kemudian dilanjutkan ke pernyataan pertama yang terletak <text:span text:style-name="Emphasis">setelah</text:span> akhir loop yang dihentikan tersebut. </text:p>
                  </text:list-item>
                  <text:list-item>
                    <text:p text:style-name="P531"><text:span text:style-name="Strong_20_Emphasis">Lingkup:</text:span> <text:span text:style-name="Source_20_Text">Break</text:span> hanya memengaruhi loop tunggal yang paling dalam melingkupinya. Jika Anda memiliki loop bersarang (nested loop), <text:span text:style-name="Source_20_Text">Break</text:span> di loop dalam hanya akan keluar dari loop dalam tersebut, tidak dari loop luar. </text:p>
                  </text:list-item>
                  <text:list-item>
                    <text:p text:style-name="P531"><text:span text:style-name="Strong_20_Emphasis">Contoh:</text:span> Mencari nilai pertama dalam array dan berhenti setelah ditemukan. </text:p>
                    <text:p text:style-name="P265">Delphi</text:p>
                    <text:p text:style-name="P36"><text:span text:style-name="Source_20_Text">function CariIndeks(const Data: array of Integer; Nilai: Integer): Integer;</text:span></text:p>
                    <text:p text:style-name="P36"><text:span text:style-name="Source_20_Text">var</text:span></text:p>
                    <text:p text:style-name="P36"><text:span text:style-name="Source_20_Text"><text:s text:c="2"/>I: Integer;</text:span></text:p>
                    <text:p text:style-name="P36"><text:span text:style-name="Source_20_Text">begin</text:span></text:p>
                    <text:p text:style-name="P36"><text:span text:style-name="Source_20_Text"><text:s text:c="2"/>Result := -1; // Default jika tidak ditemukan</text:span></text:p>
                    <text:p text:style-name="P36"><text:span text:style-name="Source_20_Text"><text:s text:c="2"/>for I := Low(Data) to High(Data) do</text:span></text:p>
                    <text:p text:style-name="P36"><text:span text:style-name="Source_20_Text"><text:s text:c="2"/>begin</text:span></text:p>
                    <text:p text:style-name="P36"><text:span text:style-name="Source_20_Text"><text:s text:c="4"/>if Data[I] = Nilai then</text:span></text:p>
                    <text:p text:style-name="P36"><text:span text:style-name="Source_20_Text"><text:s text:c="4"/>begin</text:span></text:p>
                    <text:p text:style-name="P36"><text:span text:style-name="Source_20_Text"><text:s text:c="6"/>Result := I; // Simpan indeks</text:span></text:p>
                    <text:p text:style-name="P36"><text:span text:style-name="Source_20_Text"><text:s text:c="6"/>Break; <text:s text:c="6"/>// Keluar dari loop for, tidak perlu mencari lagi</text:span></text:p>
                    <text:p text:style-name="P36"><text:span text:style-name="Source_20_Text"><text:s text:c="4"/>end;</text:span></text:p>
                    <text:p text:style-name="P36"><text:span text:style-name="Source_20_Text"><text:s text:c="2"/>end;</text:span></text:p>
                    <text:p text:style-name="P36"><text:span text:style-name="Source_20_Text"><text:s text:c="2"/>// Eksekusi lanjut di sini setelah loop selesai atau dihentikan oleh Break</text:span></text:p>
                    <text:p text:style-name="P113"><text:span text:style-name="Source_20_Text">end;</text:span></text:p>
                  </text:list-item>
                </text:list>
              </text:list-item>
              <text:list-item>
                <text:p text:style-name="P265"><text:span text:style-name="Strong_20_Emphasis"><text:span text:style-name="Source_20_Text">Continue</text:span></text:span><text:span text:style-name="Strong_20_Emphasis"> (Lanjut ke Iterasi Berikutnya)</text:span></text:p>
                <text:list>
                  <text:list-item>
                    <text:p text:style-name="P531"><text:span text:style-name="Strong_20_Emphasis">Fungsi:</text:span> Pernyataan <text:span text:style-name="Source_20_Text">Continue</text:span> digunakan di dalam badan loop (<text:span text:style-name="Source_20_Text">for</text:span>, <text:span text:style-name="Source_20_Text">while</text:span>, <text:span text:style-name="Source_20_Text">repeat</text:span>) untuk <text:span text:style-name="Strong_20_Emphasis">segera menghentikan iterasi saat ini</text:span> dan melompat ke <text:span text:style-name="Strong_20_Emphasis">awal iterasi berikutnya</text:span>. Semua pernyataan yang tersisa di dalam badan loop setelah <text:span text:style-name="Source_20_Text">Continue</text:span> pada iterasi tersebut akan <text:span text:style-name="Strong_20_Emphasis">dilewati</text:span>. </text:p>
                  </text:list-item>
                  <text:list-item>
                    <text:p text:style-name="P531"><text:span text:style-name="Strong_20_Emphasis">Perilaku:</text:span> </text:p>
                    <text:list>
                      <text:list-item>
                        <text:p text:style-name="P531"><text:soft-page-break/>Dalam loop <text:span text:style-name="Source_20_Text">for</text:span>, kontrol melompat ke pembaruan otomatis variabel kontrol, lalu pengecekan batas. </text:p>
                      </text:list-item>
                      <text:list-item>
                        <text:p text:style-name="P531">Dalam loop <text:span text:style-name="Source_20_Text">while</text:span> atau <text:span text:style-name="Source_20_Text">repeat</text:span>, kontrol melompat ke pengecekan kondisi (<text:span text:style-name="Source_20_Text">while</text:span>) atau ke evaluasi <text:span text:style-name="Source_20_Text">until</text:span>. Pastikan penggunaan <text:span text:style-name="Source_20_Text">Continue</text:span> tidak secara tidak sengaja melewati bagian kode yang penting untuk penghentian loop. </text:p>
                      </text:list-item>
                    </text:list>
                  </text:list-item>
                  <text:list-item>
                    <text:p text:style-name="P531"><text:span text:style-name="Strong_20_Emphasis">Contoh:</text:span> Memproses hanya angka positif dalam sebuah loop. </text:p>
                    <text:p text:style-name="P265">Delphi</text:p>
                    <text:p text:style-name="P36"><text:span text:style-name="Source_20_Text">procedure ProsesPositif(const Angka: array of Integer);</text:span></text:p>
                    <text:p text:style-name="P36"><text:span text:style-name="Source_20_Text">var</text:span></text:p>
                    <text:p text:style-name="P36"><text:span text:style-name="Source_20_Text"><text:s text:c="2"/>I, N: Integer;</text:span></text:p>
                    <text:p text:style-name="P36"><text:span text:style-name="Source_20_Text">begin</text:span></text:p>
                    <text:p text:style-name="P36"><text:span text:style-name="Source_20_Text"><text:s text:c="2"/>for I := Low(Angka) to High(Angka) do</text:span></text:p>
                    <text:p text:style-name="P36"><text:span text:style-name="Source_20_Text"><text:s text:c="2"/>begin</text:span></text:p>
                    <text:p text:style-name="P36"><text:span text:style-name="Source_20_Text"><text:s text:c="4"/>N := Angka[I];</text:span></text:p>
                    <text:p text:style-name="P36"><text:span text:style-name="Source_20_Text"><text:s text:c="4"/>if N &lt;= 0 then</text:span></text:p>
                    <text:p text:style-name="P36"><text:span text:style-name="Source_20_Text"><text:s text:c="6"/>Continue; // Lewati angka non-positif, lanjut ke I berikutnya</text:span></text:p>
                    <text:p text:style-name="P36"/>
                    <text:p text:style-name="P36"><text:span text:style-name="Source_20_Text"><text:s text:c="4"/>// Kode ini hanya dijalankan untuk N &gt; 0</text:span></text:p>
                    <text:p text:style-name="P36"><text:span text:style-name="Source_20_Text"><text:s text:c="4"/>WriteLn('Memproses angka positif: ', N);</text:span></text:p>
                    <text:p text:style-name="P36"><text:span text:style-name="Source_20_Text"><text:s text:c="4"/>// ... lakukan pemrosesan ...</text:span></text:p>
                    <text:p text:style-name="P36"><text:span text:style-name="Source_20_Text"><text:s text:c="2"/>end;</text:span></text:p>
                    <text:p text:style-name="P113"><text:span text:style-name="Source_20_Text">end;</text:span></text:p>
                  </text:list-item>
                </text:list>
              </text:list-item>
              <text:list-item>
                <text:p text:style-name="P265"><text:span text:style-name="Strong_20_Emphasis"><text:span text:style-name="Source_20_Text">Exit</text:span></text:span><text:span text:style-name="Strong_20_Emphasis"> (Keluar dari Subrutin)</text:span></text:p>
                <text:list>
                  <text:list-item>
                    <text:p text:style-name="P531"><text:span text:style-name="Strong_20_Emphasis">Fungsi:</text:span> Pernyataan <text:span text:style-name="Source_20_Text">Exit</text:span> digunakan untuk <text:span text:style-name="Strong_20_Emphasis">segera menghentikan</text:span> eksekusi <text:span text:style-name="Strong_20_Emphasis">prosedur atau fungsi saat ini</text:span> dan mengembalikan kontrol ke titik pemanggilan subrutin tersebut. </text:p>
                  </text:list-item>
                  <text:list-item>
                    <text:p text:style-name="P531"><text:span text:style-name="Strong_20_Emphasis">Dalam Program Utama:</text:span> Jika <text:span text:style-name="Source_20_Text">Exit</text:span> dieksekusi di dalam blok <text:span text:style-name="Source_20_Text">begin..end.</text:span> program utama, maka seluruh program akan berhenti. </text:p>
                  </text:list-item>
                  <text:list-item>
                    <text:p text:style-name="P531"><text:span text:style-name="Strong_20_Emphasis">Mengembalikan Nilai Fungsi:</text:span> Di dalam sebuah <text:span text:style-name="Strong_20_Emphasis">fungsi</text:span>, Anda dapat menggunakan <text:span text:style-name="Source_20_Text">Exit</text:span> untuk keluar lebih awal sekaligus menetapkan nilai kembalian fungsi dengan sintaks: <text:span text:style-name="Source_20_Text">Exit(NilaiKembalian);</text:span>. Ini seringkali lebih ringkas daripada menetapkan <text:span text:style-name="Source_20_Text">Result := NilaiKembalian;</text:span> diikuti <text:span text:style-name="Source_20_Text">Exit;</text:span>. </text:p>
                  </text:list-item>
                  <text:list-item>
                    <text:p text:style-name="P531"><text:span text:style-name="Strong_20_Emphasis">Contoh:</text:span> </text:p>
                    <text:p text:style-name="P265">Delphi</text:p>
                    <text:p text:style-name="P36"><text:span text:style-name="Source_20_Text">function ValidasiInput(Teks: string): Boolean;</text:span></text:p>
                    <text:p text:style-name="P36"><text:span text:style-name="Source_20_Text">begin</text:span></text:p>
                    <text:p text:style-name="P36"><text:span text:style-name="Source_20_Text"><text:s text:c="2"/>if Length(Teks) = 0 then</text:span></text:p>
                    <text:p text:style-name="P36"><text:span text:style-name="Source_20_Text"><text:s text:c="4"/>Exit(False); // Keluar fungsi, kembalikan False jika string kosong</text:span></text:p>
                    <text:p text:style-name="P36"/>
                    <text:p text:style-name="P36"><text:span text:style-name="Source_20_Text"><text:s text:c="2"/>if ContainsNonAlphaNumeric(Teks) then</text:span></text:p>
                    <text:p text:style-name="P36"><text:span text:style-name="Source_20_Text"><text:s text:c="4"/>Exit(False); // Keluar fungsi, kembalikan False jika ada karakter ilegal</text:span></text:p>
                    <text:p text:style-name="P36"><text:soft-page-break/></text:p>
                    <text:p text:style-name="P36"><text:span text:style-name="Source_20_Text"><text:s text:c="2"/>// Jika lolos semua pemeriksaan:</text:span></text:p>
                    <text:p text:style-name="P36"><text:span text:style-name="Source_20_Text"><text:s text:c="2"/>Result := True; // Cara standar menetapkan hasil</text:span></text:p>
                    <text:p text:style-name="P36"><text:span text:style-name="Source_20_Text"><text:s text:c="2"/>// Atau bisa juga: Exit(True); // Menetapkan hasil DAN keluar</text:span></text:p>
                    <text:p text:style-name="P36"><text:span text:style-name="Source_20_Text">end;</text:span></text:p>
                    <text:p text:style-name="P36"/>
                    <text:p text:style-name="P36"><text:span text:style-name="Source_20_Text">procedure ProsesData;</text:span></text:p>
                    <text:p text:style-name="P36"><text:span text:style-name="Source_20_Text">begin</text:span></text:p>
                    <text:p text:style-name="P36"><text:span text:style-name="Source_20_Text"><text:s text:c="2"/>WriteLn('Memulai proses...');</text:span></text:p>
                    <text:p text:style-name="P36"><text:span text:style-name="Source_20_Text"><text:s text:c="2"/>if not CekKondisiPenting then</text:span></text:p>
                    <text:p text:style-name="P36"><text:span text:style-name="Source_20_Text"><text:s text:c="2"/>begin</text:span></text:p>
                    <text:p text:style-name="P36"><text:span text:style-name="Source_20_Text"><text:s text:c="4"/>WriteLn('Error: Kondisi penting tidak terpenuhi. Proses dibatalkan.');</text:span></text:p>
                    <text:p text:style-name="P36"><text:span text:style-name="Source_20_Text"><text:s text:c="4"/>Exit; // Keluar dari prosedur ProsesData</text:span></text:p>
                    <text:p text:style-name="P36"><text:span text:style-name="Source_20_Text"><text:s text:c="2"/>end;</text:span></text:p>
                    <text:p text:style-name="P36"><text:span text:style-name="Source_20_Text"><text:s text:c="2"/>WriteLn('Melanjutkan proses...');</text:span></text:p>
                    <text:p text:style-name="P36"><text:span text:style-name="Source_20_Text"><text:s text:c="2"/>// ... kode proses selanjutnya ...</text:span></text:p>
                    <text:p text:style-name="P113"><text:span text:style-name="Source_20_Text">end;</text:span></text:p>
                  </text:list-item>
                </text:list>
              </text:list-item>
              <text:list-item>
                <text:p text:style-name="P265"><text:span text:style-name="Strong_20_Emphasis"><text:span text:style-name="Source_20_Text">Goto Label;</text:span></text:span><text:span text:style-name="Strong_20_Emphasis"> dan Deklarasi </text:span><text:span text:style-name="Strong_20_Emphasis"><text:span text:style-name="Source_20_Text">label</text:span></text:span></text:p>
                <text:list>
                  <text:list-item>
                    <text:p text:style-name="P531"><text:span text:style-name="Strong_20_Emphasis">Fungsi:</text:span> Pernyataan <text:span text:style-name="Source_20_Text">goto</text:span> melakukan lompatan <text:span text:style-name="Strong_20_Emphasis">tanpa syarat</text:span> ke pernyataan lain dalam <text:span text:style-name="Strong_20_Emphasis">lingkup (scope) yang sama</text:span> (prosedur, fungsi, atau blok program utama) yang telah ditandai dengan sebuah <text:span text:style-name="Emphasis">label</text:span>. </text:p>
                  </text:list-item>
                  <text:list-item>
                    <text:p text:style-name="P531"><text:span text:style-name="Strong_20_Emphasis">Sintaks:</text:span> </text:p>
                    <text:list>
                      <text:list-item>
                        <text:p text:style-name="P531"><text:span text:style-name="Strong_20_Emphasis">Deklarasi Label:</text:span> Label harus dideklarasikan di bagian deklarasi (biasanya di awal, sebelum <text:span text:style-name="Source_20_Text">const</text:span>/<text:span text:style-name="Source_20_Text">type</text:span>/<text:span text:style-name="Source_20_Text">var</text:span>) menggunakan kata kunci <text:span text:style-name="Source_20_Text">label</text:span>: </text:p>
                        <text:p text:style-name="P265">Delphi</text:p>
                        <text:p text:style-name="P113"><text:span text:style-name="Source_20_Text">label LompatKeSini, AkhirError;</text:span></text:p>
                      </text:list-item>
                      <text:list-item>
                        <text:p text:style-name="P531"><text:span text:style-name="Strong_20_Emphasis">Menandai Pernyataan:</text:span> Tempat tujuan lompatan ditandai dengan nama label diikuti titik dua (<text:span text:style-name="Source_20_Text">:</text:span>) tepat sebelum pernyataan target: </text:p>
                        <text:p text:style-name="P265">Delphi</text:p>
                        <text:p text:style-name="P113"><text:span text:style-name="Source_20_Text">LompatKeSini: WriteLn('Telah melompat!');</text:span></text:p>
                      </text:list-item>
                      <text:list-item>
                        <text:p text:style-name="P531"><text:span text:style-name="Strong_20_Emphasis">Lompatan:</text:span> Melakukan lompatan menggunakan <text:span text:style-name="Source_20_Text">goto NamaLabel;</text:span>: </text:p>
                        <text:p text:style-name="P265">Delphi</text:p>
                        <text:p text:style-name="P113"><text:span text:style-name="Source_20_Text">goto LompatKeSini;</text:span></text:p>
                      </text:list-item>
                    </text:list>
                  </text:list-item>
                  <text:list-item>
                    <text:p text:style-name="P531"><text:span text:style-name="Strong_20_Emphasis">PERINGATAN KERAS:</text:span> Penggunaan <text:span text:style-name="Source_20_Text">goto</text:span> <text:span text:style-name="Strong_20_Emphasis">sangat tidak dianjurkan</text:span> dalam pemrograman terstruktur modern. Alasannya: </text:p>
                    <text:list>
                      <text:list-item>
                        <text:p text:style-name="P531"><text:span text:style-name="Strong_20_Emphasis">Merusak Keterbacaan:</text:span> Lompatan tanpa syarat membuat alur kontrol program menjadi sulit diikuti dan dipahami ("spaghetti <text:soft-page-break/>code"). </text:p>
                      </text:list-item>
                      <text:list-item>
                        <text:p text:style-name="P531"><text:span text:style-name="Strong_20_Emphasis">Kesulitan Debugging &amp; Pemeliharaan:</text:span> Kode yang menggunakan <text:span text:style-name="Source_20_Text">goto</text:span> secara ekstensif menjadi mimpi buruk untuk di-debug dan dimodifikasi. </text:p>
                      </text:list-item>
                      <text:list-item>
                        <text:p text:style-name="P531"><text:span text:style-name="Strong_20_Emphasis">Alternatif Lebih Baik:</text:span> Hampir semua masalah yang tampaknya memerlukan <text:span text:style-name="Source_20_Text">goto</text:span> dapat diselesaikan dengan cara yang lebih bersih dan terstruktur menggunakan kombinasi loop, <text:span text:style-name="Source_20_Text">if</text:span>, <text:span text:style-name="Source_20_Text">case</text:span>, <text:span text:style-name="Source_20_Text">Break</text:span>, <text:span text:style-name="Source_20_Text">Continue</text:span>, <text:span text:style-name="Source_20_Text">Exit</text:span>, atau dengan memecah kode menjadi prosedur/fungsi yang lebih kecil. </text:p>
                      </text:list-item>
                    </text:list>
                  </text:list-item>
                  <text:list-item>
                    <text:p text:style-name="P531"><text:span text:style-name="Strong_20_Emphasis">Kasus Penggunaan (Sangat Jarang dan Kontroversial):</text:span> Satu-satunya situasi di mana <text:span text:style-name="Source_20_Text">goto</text:span> kadang-kadang (meskipun masih diperdebatkan) dianggap bisa diterima adalah untuk keluar dari <text:span text:style-name="Strong_20_Emphasis">loop yang bersarang sangat dalam</text:span> dalam kode yang sangat kritis terhadap performa, di mana penggunaan flag atau <text:span text:style-name="Source_20_Text">Exit</text:span> mungkin dianggap menambah overhead atau kerumitan. Namun, bahkan dalam kasus ini, refactoring kode biasanya merupakan solusi yang lebih baik. </text:p>
                  </text:list-item>
                  <text:list-item>
                    <text:p text:style-name="P531"><text:span text:style-name="Strong_20_Emphasis">Contoh (Hanya Ilustrasi - Hindari Penggunaan!):</text:span> </text:p>
                    <text:p text:style-name="P265">Delphi</text:p>
                    <text:p text:style-name="P36"><text:span text:style-name="Source_20_Text">procedure CariDiMatrix;</text:span></text:p>
                    <text:p text:style-name="P36"><text:span text:style-name="Source_20_Text">label Ditemukan; // Deklarasi label</text:span></text:p>
                    <text:p text:style-name="P36"><text:span text:style-name="Source_20_Text">var i, j: Integer;</text:span></text:p>
                    <text:p text:style-name="P36"><text:span text:style-name="Source_20_Text">begin</text:span></text:p>
                    <text:p text:style-name="P36"><text:span text:style-name="Source_20_Text"><text:s text:c="2"/>for i := 1 to 100 do</text:span></text:p>
                    <text:p text:style-name="P36"><text:span text:style-name="Source_20_Text"><text:s text:c="4"/>for j := 1 to 100 do</text:span></text:p>
                    <text:p text:style-name="P36"><text:span text:style-name="Source_20_Text"><text:s text:c="4"/>begin</text:span></text:p>
                    <text:p text:style-name="P36"><text:span text:style-name="Source_20_Text"><text:s text:c="6"/>if Matrix[i, j] = NilaiTarget then</text:span></text:p>
                    <text:p text:style-name="P36"><text:span text:style-name="Source_20_Text"><text:s text:c="8"/>goto Ditemukan; // Lompat keluar dari kedua loop</text:span></text:p>
                    <text:p text:style-name="P36"><text:span text:style-name="Source_20_Text"><text:s text:c="4"/>end;</text:span></text:p>
                    <text:p text:style-name="P36"/>
                    <text:p text:style-name="P36"><text:span text:style-name="Source_20_Text"><text:s text:c="2"/>// Kode jika tidak ditemukan</text:span></text:p>
                    <text:p text:style-name="P36"><text:span text:style-name="Source_20_Text"><text:s text:c="2"/>WriteLn('Tidak ditemukan.');</text:span></text:p>
                    <text:p text:style-name="P36"><text:span text:style-name="Source_20_Text"><text:s text:c="2"/>Exit; // Keluar prosedur</text:span></text:p>
                    <text:p text:style-name="P36"/>
                    <text:p text:style-name="P36"><text:span text:style-name="Source_20_Text">Ditemukan: // Label target</text:span></text:p>
                    <text:p text:style-name="P36"><text:span text:style-name="Source_20_Text"><text:s text:c="2"/>WriteLn('Ditemukan di [', i, ',', j, ']');</text:span></text:p>
                    <text:p text:style-name="P113"><text:span text:style-name="Source_20_Text">end;</text:span></text:p>
                    <text:p text:style-name="P265">(<text:span text:style-name="Emphasis">Alternatif yang jauh lebih baik untuk contoh di atas adalah menggunakan </text:span><text:span text:style-name="Emphasis"><text:span text:style-name="Source_20_Text">Exit</text:span></text:span><text:span text:style-name="Emphasis"> atau flag boolean dengan </text:span><text:span text:style-name="Emphasis"><text:span text:style-name="Source_20_Text">Break</text:span></text:span><text:span text:style-name="Emphasis">.</text:span>) </text:p>
                  </text:list-item>
                </text:list>
              </text:list-item>
            </text:list>
            <text:p text:style-name="Text_20_body">Gunakan <text:span text:style-name="Source_20_Text">Break</text:span>, <text:span text:style-name="Source_20_Text">Continue</text:span>, dan <text:span text:style-name="Source_20_Text">Exit</text:span> saat diperlukan untuk mengontrol loop dan subrutin secara lebih spesifik, tetapi <text:span text:style-name="Strong_20_Emphasis">hindari </text:span><text:span text:style-name="Strong_20_Emphasis"><text:span text:style-name="Source_20_Text">goto</text:span></text:span> sebisa mungkin demi kejelasan dan kualitas kode Anda.</text:p>
          </text:section>
          <text:section text:style-name="Sect1" text:name="feedback-form-59">
            <text:p text:style-name="P443"/>
          </text:section>
        </text:section>
        <text:section text:style-name="Sect1" text:name="d1b1faf32928ee21">
          <text:p text:style-name="Text_20_body"/>
          <text:section text:style-name="Sect1" text:name="user-query-content-60">
            <text:p text:style-name="P705">ya </text:p>
          </text:section>
          <text:p text:style-name="P443"><text:soft-page-break/>Tampilkan alur berpikir</text:p>
          <text:section text:style-name="Sect2" text:name="model-response-message-contentr_d1b1faf32928ee21">
            <text:p text:style-name="Text_20_body">Baik, saya anggap "ya" berarti sama dengan "yax" dan akan melanjutkan dengan jawaban untuk prompt <text:span text:style-name="Strong_20_Emphasis">Pengantar Bab 7</text:span>.</text:p>
            <text:p text:style-name="Horizontal_20_Line"/>
            <text:p text:style-name="Text_20_body"><text:span text:style-name="Strong_20_Emphasis">(Jawaban untuk Prompt Pengantar Bab 7)</text:span></text:p>
            <text:p text:style-name="Text_20_body"><text:span text:style-name="Strong_20_Emphasis">Bab 7: Prosedur dan Fungsi: Modularitas Kode</text:span></text:p>
            <text:p text:style-name="Text_20_body">Dalam pengembangan perangkat lunak yang skalanya lebih dari sekadar skrip sederhana, kemampuan untuk memecah program menjadi unit-unit logika yang lebih kecil, terkelola, dan dapat digunakan kembali adalah krusial. Inilah peran fundamental dari <text:span text:style-name="Strong_20_Emphasis">subrutin</text:span>. Baik disebut sebagai fungsi, metode, prosedur, atau subprogram di bahasa lain, konsep intinya sama: sebuah blok kode bernama yang melakukan tugas tertentu dan dapat dipanggil dari bagian lain program. Penggunaan subrutin adalah inti dari pemrograman modular dan terstruktur.</text:p>
            <text:p text:style-name="Text_20_body">Sebagai programmer berpengalaman, Anda sudah pasti sangat memahami konsep dan manfaat subrutin ini. Anda tahu bagaimana mereka membantu mengorganisir kode, menghindari duplikasi, menyembunyikan detail implementasi, dan memfasilitasi pengujian serta pemeliharaan.</text:p>
            <text:p text:style-name="Text_20_body">Bab 7 ini akan mendalami bagaimana subrutin diimplementasikan secara spesifik dalam <text:span text:style-name="Strong_20_Emphasis">Free Pascal</text:span>. Kita akan mulai dengan terminologi khas Pascal: perbedaan antara <text:span text:style-name="Strong_20_Emphasis"><text:span text:style-name="Source_20_Text">procedure</text:span></text:span> (subrutin yang melakukan tugas tanpa mengembalikan nilai secara eksplisit) dan <text:span text:style-name="Strong_20_Emphasis"><text:span text:style-name="Source_20_Text">function</text:span></text:span> (subrutin yang melakukan tugas dan mengembalikan sebuah nilai). Fokus utama bab ini akan terletak pada pemahaman <text:span text:style-name="Strong_20_Emphasis">mekanisme penerusan parameter (parameter passing)</text:span> Free Pascal yang kaya dan seringkali lebih bervariasi dibandingkan bahasa lain; kita akan membahas mode <text:span text:style-name="Source_20_Text">value</text:span> (default), <text:span text:style-name="Source_20_Text">var</text:span> (by reference), <text:span text:style-name="Source_20_Text">const</text:span> (input read-only), dan <text:span text:style-name="Source_20_Text">out</text:span> (output), serta membandingkannya dengan konsep pass-by-value dan pass-by-reference yang mungkin Anda kenal. Selain itu, kita akan mengkaji aturan <text:span text:style-name="Strong_20_Emphasis">lingkup (scope)</text:span> variabel di dalam subrutin (termasuk kemungkinan adanya subrutin bersarang atau <text:span text:style-name="Emphasis">nested</text:span>), membahas kapan dan mengapa <text:span text:style-name="Strong_20_Emphasis">deklarasi maju (forward declaration)</text:span> diperlukan, dan melihat bagaimana FPC mendukung <text:span text:style-name="Strong_20_Emphasis">overloading</text:span> subrutin. Tujuannya adalah agar Anda dapat merancang dan mengimplementasikan prosedur dan fungsi yang tidak hanya benar secara fungsional, tetapi juga efisien, aman, dan terstruktur dengan baik dalam lingkungan Free Pascal.</text:p>
          </text:section>
          <text:section text:style-name="Sect1" text:name="feedback-form-60">
            <text:p text:style-name="P443"/>
          </text:section>
        </text:section>
        <text:section text:style-name="Sect1" text:name="ab7f651f8d605a35">
          <text:p text:style-name="Text_20_body"/>
          <text:section text:style-name="Sect1" text:name="user-query-content-61">
            <text:p text:style-name="P705">yax </text:p>
          </text:section>
          <text:p text:style-name="P443">Tampilkan alur berpikir</text:p>
          <text:section text:style-name="Sect2" text:name="model-response-message-contentr_ab7f651f8d605a35">
            <text:p text:style-name="Text_20_body">Baik, saya akan melanjutkan dengan jawaban untuk prompt <text:span text:style-name="Strong_20_Emphasis">Sub-bab 7.1: Deklarasi, Definisi, dan Pemanggilan</text:span>.</text:p>
            <text:p text:style-name="Horizontal_20_Line"/>
            <text:p text:style-name="Text_20_body"><text:span text:style-name="Strong_20_Emphasis">(Jawaban untuk Prompt Sub-bab 7.1)</text:span></text:p>
            <text:h text:style-name="Heading_20_3" text:outline-level="3"><text:soft-page-break/>7.1 Deklarasi, Definisi, dan Pemanggilan Prosedur &amp; Fungsi</text:h>
            <text:p text:style-name="Text_20_body">Prosedur dan fungsi adalah blok kode bernama yang dapat Anda panggil dari bagian lain program Anda untuk melakukan tugas tertentu. Memahami cara mendeklarasikan, mendefinisikan (mengimplementasikan), dan memanggilnya adalah langkah pertama dalam memanfaatkan modularitas di Free Pascal.</text:p>
            <text:p text:style-name="Text_20_body"><text:span text:style-name="Strong_20_Emphasis">Perbedaan Utama: Prosedur vs. Fungsi</text:span></text:p>
            <text:list xml:id="list65385341865500656" text:style-name="L109">
              <text:list-item>
                <text:p text:style-name="P532"><text:span text:style-name="Strong_20_Emphasis">Prosedur (</text:span><text:span text:style-name="Strong_20_Emphasis"><text:span text:style-name="Source_20_Text">procedure</text:span></text:span><text:span text:style-name="Strong_20_Emphasis">):</text:span> Melakukan serangkaian aksi atau tugas, tetapi <text:span text:style-name="Strong_20_Emphasis">tidak</text:span> mengembalikan nilai hasil secara langsung melalui namanya. </text:p>
              </text:list-item>
              <text:list-item>
                <text:p text:style-name="P266"><text:span text:style-name="Strong_20_Emphasis">Fungsi (</text:span><text:span text:style-name="Strong_20_Emphasis"><text:span text:style-name="Source_20_Text">function</text:span></text:span><text:span text:style-name="Strong_20_Emphasis">):</text:span> Melakukan tugas dan <text:span text:style-name="Strong_20_Emphasis">mengembalikan satu nilai</text:span> dari tipe data tertentu melalui namanya. </text:p>
              </text:list-item>
            </text:list>
            <text:p text:style-name="Text_20_body"><text:span text:style-name="Strong_20_Emphasis">Sintaks Deklarasi dan Definisi</text:span></text:p>
            <text:p text:style-name="Text_20_body">Struktur umum untuk mendeklarasikan dan mendefinisikan prosedur dan fungsi adalah sebagai berikut:</text:p>
            <text:list xml:id="list8096969811990560130" text:style-name="L110">
              <text:list-item>
                <text:p text:style-name="P267"><text:span text:style-name="Strong_20_Emphasis">Prosedur:</text:span></text:p>
                <text:p text:style-name="P267">Delphi</text:p>
                <text:p text:style-name="P37"><text:span text:style-name="Source_20_Text">procedure NamaProsedur(DaftarParameter); // Header Prosedur</text:span></text:p>
                <text:p text:style-name="P37"><text:span text:style-name="Source_20_Text">// Bagian Deklarasi Lokal (Opsional)</text:span></text:p>
                <text:p text:style-name="P37"><text:span text:style-name="Source_20_Text">// Di sini bisa ada: label, const, type, var, prosedur/fungsi bersarang</text:span></text:p>
                <text:p text:style-name="P37"><text:span text:style-name="Source_20_Text">const</text:span></text:p>
                <text:p text:style-name="P37"><text:span text:style-name="Source_20_Text"><text:s text:c="2"/>LokalKonstanta = 10;</text:span></text:p>
                <text:p text:style-name="P37"><text:span text:style-name="Source_20_Text">var</text:span></text:p>
                <text:p text:style-name="P37"><text:span text:style-name="Source_20_Text"><text:s text:c="2"/>LokalVariabel: Integer;</text:span></text:p>
                <text:p text:style-name="P37"><text:span text:style-name="Source_20_Text">begin // Awal Badan Implementasi</text:span></text:p>
                <text:p text:style-name="P37"><text:span text:style-name="Source_20_Text"><text:s text:c="2"/>// Pernyataan-pernyataan yang membentuk logika prosedur...</text:span></text:p>
                <text:p text:style-name="P37"><text:span text:style-name="Source_20_Text"><text:s text:c="2"/>LokalVariabel := LokalKonstanta;</text:span></text:p>
                <text:p text:style-name="P37"><text:span text:style-name="Source_20_Text"><text:s text:c="2"/>WriteLn('Prosedur ', NamaProsedur, ' dijalankan.');</text:span></text:p>
                <text:p text:style-name="P37"><text:span text:style-name="Source_20_Text"><text:s text:c="2"/>// ...</text:span></text:p>
                <text:p text:style-name="P114"><text:span text:style-name="Source_20_Text">end; // Akhir Badan Implementasi (diikuti titik koma ';')</text:span></text:p>
                <text:list>
                  <text:list-item>
                    <text:p text:style-name="P533"><text:span text:style-name="Strong_20_Emphasis">Header:</text:span> Dimulai dengan kata kunci <text:span text:style-name="Source_20_Text">procedure</text:span>, diikuti nama prosedur, dan daftar parameter dalam tanda kurung <text:span text:style-name="Source_20_Text">()</text:span>. <text:span text:style-name="Source_20_Text">DaftarParameter</text:span> memiliki format <text:span text:style-name="Source_20_Text">NamaParam1: Tipe1; NamaParam2: Tipe2; ...</text:span>. Jika tidak ada parameter, gunakan tanda kurung kosong <text:span text:style-name="Source_20_Text">()</text:span> atau hilangkan sama sekali (tergantung preferensi/mode). Mode parameter (<text:span text:style-name="Source_20_Text">var</text:span>, <text:span text:style-name="Source_20_Text">const</text:span>, <text:span text:style-name="Source_20_Text">out</text:span>) akan dibahas nanti. </text:p>
                  </text:list-item>
                  <text:list-item>
                    <text:p text:style-name="P533"><text:span text:style-name="Strong_20_Emphasis">Deklarasi Lokal:</text:span> Bagian opsional untuk mendeklarasikan item (konstanta, tipe, variabel, bahkan prosedur/fungsi lain) yang hanya berlaku (visible) di dalam prosedur ini. </text:p>
                  </text:list-item>
                  <text:list-item>
                    <text:p text:style-name="P533"><text:span text:style-name="Strong_20_Emphasis">Badan Implementasi:</text:span> Blok <text:span text:style-name="Source_20_Text">begin..end;</text:span> yang berisi kode aktual yang akan dieksekusi ketika prosedur dipanggil. </text:p>
                  </text:list-item>
                </text:list>
              </text:list-item>
              <text:list-item>
                <text:p text:style-name="P267"><text:span text:style-name="Strong_20_Emphasis">Fungsi:</text:span></text:p>
                <text:p text:style-name="P267"><text:soft-page-break/>Delphi</text:p>
                <text:p text:style-name="P37"><text:span text:style-name="Source_20_Text">function NamaFungsi(DaftarParameter): TipeHasil; // Header Fungsi (dengan TipeHasil)</text:span></text:p>
                <text:p text:style-name="P37"><text:span text:style-name="Source_20_Text">// Bagian Deklarasi Lokal (Opsional)</text:span></text:p>
                <text:p text:style-name="P37"><text:span text:style-name="Source_20_Text">var</text:span></text:p>
                <text:p text:style-name="P37"><text:span text:style-name="Source_20_Text"><text:s text:c="2"/>HasilAntara: TipeHasil;</text:span></text:p>
                <text:p text:style-name="P37"><text:span text:style-name="Source_20_Text">begin // Awal Badan Implementasi</text:span></text:p>
                <text:p text:style-name="P37"><text:span text:style-name="Source_20_Text"><text:s text:c="2"/>// Pernyataan-pernyataan yang membentuk logika fungsi...</text:span></text:p>
                <text:p text:style-name="P37"><text:span text:style-name="Source_20_Text"><text:s text:c="2"/>HasilAntara := ... ; // Lakukan perhitungan</text:span></text:p>
                <text:p text:style-name="P37"/>
                <text:p text:style-name="P37"><text:span text:style-name="Source_20_Text"><text:s text:c="2"/>// Menetapkan Nilai Kembalian (Pilih salah satu cara):</text:span></text:p>
                <text:p text:style-name="P37"><text:span text:style-name="Source_20_Text"><text:s text:c="2"/>NamaFungsi := HasilAntara; // Cara 1: Assign ke nama fungsi</text:span></text:p>
                <text:p text:style-name="P37"><text:span text:style-name="Source_20_Text"><text:s text:c="2"/>// ATAU</text:span></text:p>
                <text:p text:style-name="P37"><text:span text:style-name="Source_20_Text"><text:s text:c="2"/>Result := HasilAntara; <text:s text:c="3"/>// Cara 2: Assign ke variabel implisit 'Result'</text:span></text:p>
                <text:p text:style-name="P37"/>
                <text:p text:style-name="P37"><text:span text:style-name="Source_20_Text"><text:s text:c="2"/>// Nilai yang terakhir di-assign sebelum fungsi berakhir akan dikembalikan</text:span></text:p>
                <text:p text:style-name="P114"><text:span text:style-name="Source_20_Text">end; // Akhir Badan Implementasi (diikuti titik koma ';')</text:span></text:p>
                <text:list>
                  <text:list-item>
                    <text:p text:style-name="P533"><text:span text:style-name="Strong_20_Emphasis">Header:</text:span> Mirip prosedur, tetapi dimulai dengan <text:span text:style-name="Source_20_Text">function</text:span> dan <text:span text:style-name="Strong_20_Emphasis">wajib</text:span> menyertakan tipe data nilai yang akan dikembalikan setelah daftar parameter, dipisahkan oleh titik dua (<text:span text:style-name="Source_20_Text">: TipeHasil</text:span>). </text:p>
                  </text:list-item>
                  <text:list-item>
                    <text:p text:style-name="P533"><text:span text:style-name="Strong_20_Emphasis">Menetapkan Nilai Kembalian:</text:span> Di dalam badan fungsi, Anda <text:span text:style-name="Emphasis">harus</text:span> menetapkan nilai yang akan dikembalikan. Ada dua cara: </text:p>
                    <text:list>
                      <text:list-item>
                        <text:p text:style-name="P533"><text:span text:style-name="Strong_20_Emphasis">Menugaskan ke Nama Fungsi:</text:span> Anda dapat menggunakan nama fungsi itu sendiri seolah-olah itu adalah variabel di sisi kiri penugasan (<text:span text:style-name="Source_20_Text">NamaFungsi := ...</text:span>). Ini adalah cara tradisional Pascal. </text:p>
                      </text:list-item>
                      <text:list-item>
                        <text:p text:style-name="P267"><text:span text:style-name="Strong_20_Emphasis">Menggunakan </text:span><text:span text:style-name="Strong_20_Emphasis"><text:span text:style-name="Source_20_Text">Result</text:span></text:span><text:span text:style-name="Strong_20_Emphasis">:</text:span> FPC (seperti Delphi) menyediakan variabel implisit bernama <text:span text:style-name="Source_20_Text">Result</text:span> yang otomatis memiliki tipe data sesuai <text:span text:style-name="Source_20_Text">TipeHasil</text:span> fungsi. Anda dapat menugaskan nilai ke <text:span text:style-name="Source_20_Text">Result</text:span> (<text:span text:style-name="Source_20_Text">Result := ...</text:span>). Cara ini sering dianggap lebih jelas, terutama jika nama fungsi panjang atau jika nilai kembalian perlu ditetapkan di beberapa tempat dalam fungsi. Nilai terakhir yang ditugaskan ke <text:span text:style-name="Source_20_Text">NamaFungsi</text:span> atau <text:span text:style-name="Source_20_Text">Result</text:span> sebelum fungsi selesai adalah nilai yang akan dikembalikan. </text:p>
                      </text:list-item>
                    </text:list>
                  </text:list-item>
                </text:list>
              </text:list-item>
            </text:list>
            <text:p text:style-name="Text_20_body"><text:span text:style-name="Strong_20_Emphasis">Pemanggilan Prosedur dan Fungsi</text:span></text:p>
            <text:list xml:id="list5831839657914124355" text:style-name="L111">
              <text:list-item>
                <text:p text:style-name="P534"><text:span text:style-name="Strong_20_Emphasis">Memanggil Prosedur:</text:span> Karena prosedur tidak mengembalikan nilai, pemanggilannya merupakan sebuah pernyataan (statement) tersendiri. </text:p>
                <text:p text:style-name="P268">Delphi</text:p>
                <text:p text:style-name="P38"><text:span text:style-name="Source_20_Text">NamaProsedur(Argumen1, Argumen2); // Memanggil prosedur dengan argumen</text:span></text:p>
                <text:p text:style-name="P115"><text:span text:style-name="Source_20_Text">ProsedurTanpaParam; // Memanggil prosedur tanpa argumen</text:span></text:p>
              </text:list-item>
              <text:list-item>
                <text:p text:style-name="P534"><text:span text:style-name="Strong_20_Emphasis">Memanggil Fungsi:</text:span> Karena fungsi mengembalikan nilai, pemanggilannya <text:soft-page-break/>biasanya merupakan bagian dari sebuah <text:span text:style-name="Emphasis">ekspresi</text:span> atau digunakan di sisi kanan sebuah penugasan (<text:span text:style-name="Source_20_Text">:=</text:span>). </text:p>
                <text:p text:style-name="P268">Delphi</text:p>
                <text:p text:style-name="P38"><text:span text:style-name="Source_20_Text">var Jawaban: Integer; Pesan: string;</text:span></text:p>
                <text:p text:style-name="P38"><text:span text:style-name="Source_20_Text">Jawaban := HitungFungsi(10, 5); // Menyimpan hasil fungsi ke variabel</text:span></text:p>
                <text:p text:style-name="P38"><text:span text:style-name="Source_20_Text">if ValidasiData(InputUser) then ... // Menggunakan hasil fungsi dalam kondisi if</text:span></text:p>
                <text:p text:style-name="P38"><text:span text:style-name="Source_20_Text">Pesan := 'Hasilnya adalah: ' + IntToStr(FungsiKonversi(NilaiAwal)); // Menggunakan hasil fungsi dalam ekspresi string</text:span></text:p>
                <text:p text:style-name="P115"><text:span text:style-name="Source_20_Text">WriteLn(NamaFungsi(Param1)); // Mencetak langsung hasil fungsi</text:span></text:p>
              </text:list-item>
            </text:list>
            <text:p text:style-name="Text_20_body"><text:span text:style-name="Strong_20_Emphasis">Penempatan dan Subrutin Bersarang (Nested)</text:span></text:p>
            <text:p text:style-name="Text_20_body">Deklarasi dan definisi prosedur/fungsi biasanya ditempatkan di bagian deklarasi utama sebuah program (setelah <text:span text:style-name="Source_20_Text">uses</text:span>, <text:span text:style-name="Source_20_Text">const</text:span>, <text:span text:style-name="Source_20_Text">type</text:span>, <text:span text:style-name="Source_20_Text">var</text:span>) atau di dalam bagian <text:span text:style-name="Source_20_Text">interface</text:span> (hanya header) dan <text:span text:style-name="Source_20_Text">implementation</text:span> (definisi lengkap) sebuah <text:span text:style-name="Emphasis">unit</text:span> (akan dibahas di Bab 8).</text:p>
            <text:p text:style-name="Text_20_body">Free Pascal juga mengizinkan Anda untuk mendeklarasikan prosedur atau fungsi <text:span text:style-name="Emphasis">di dalam</text:span> bagian deklarasi lokal prosedur atau fungsi lain. Ini disebut <text:span text:style-name="Strong_20_Emphasis">subrutin bersarang (nested subroutines)</text:span>. Subrutin dalam ini hanya dapat dipanggil dari dalam subrutin luar yang mendefinisikannya (atau dari subrutin lain yang juga bersarang di dalamnya pada level yang sama atau lebih dalam), dan ia dapat mengakses variabel lokal dari subrutin luarnya. Ini kadang-kadang digunakan untuk enkapsulasi helper lokal, meskipun penggunaannya tidak seumum di bahasa lain.</text:p>
            <text:p text:style-name="Text_20_body">Memahami struktur dasar deklarasi, definisi, dan pemanggilan ini adalah langkah pertama untuk mulai mengorganisir kode Anda ke dalam blok-blok fungsional yang dapat digunakan kembali.</text:p>
          </text:section>
          <text:section text:style-name="Sect1" text:name="feedback-form-61">
            <text:p text:style-name="P443"/>
          </text:section>
        </text:section>
        <text:section text:style-name="Sect1" text:name="a2cfc9f1e95a28f0">
          <text:p text:style-name="Text_20_body"/>
          <text:section text:style-name="Sect1" text:name="user-query-content-62">
            <text:p text:style-name="P705">yax </text:p>
          </text:section>
          <text:p text:style-name="P443">Tampilkan alur berpikir</text:p>
          <text:section text:style-name="Sect2" text:name="model-response-message-contentr_a2cfc9f1e95a28f0">
            <text:p text:style-name="Text_20_body">Baik, saya akan melanjutkan dengan jawaban untuk prompt <text:span text:style-name="Strong_20_Emphasis">Sub-sub-bab 7.2.1: Value Parameters (Pass-by-Value - Default)</text:span>.</text:p>
            <text:p text:style-name="Horizontal_20_Line"/>
            <text:p text:style-name="Text_20_body"><text:span text:style-name="Strong_20_Emphasis">(Jawaban untuk Prompt Sub-sub-bab 7.2.1)</text:span></text:p>
            <text:h text:style-name="Heading_20_4" text:outline-level="4">7.2.1 Value Parameters (Pass-by-Value - Default)</text:h>
            <text:p text:style-name="Text_20_body">Mekanisme paling dasar dan <text:span text:style-name="Strong_20_Emphasis">default</text:span> untuk meneruskan argumen ke prosedur atau fungsi di Free Pascal adalah menggunakan <text:span text:style-name="Strong_20_Emphasis">Value Parameters</text:span> atau sering disebut <text:span text:style-name="Emphasis">pass-by-value</text:span>.</text:p>
            <text:p text:style-name="Text_20_body"><text:soft-page-break/><text:span text:style-name="Strong_20_Emphasis">Sintaks:</text:span></text:p>
            <text:p text:style-name="Text_20_body">Dalam daftar parameter sebuah prosedur atau fungsi, parameter nilai dideklarasikan hanya dengan menyebutkan nama parameter diikuti oleh tipe datanya, tanpa kata kunci tambahan:</text:p>
            <text:p text:style-name="Text_20_body">Delphi</text:p>
            <text:p text:style-name="Preformatted_20_Text"><text:span text:style-name="Source_20_Text">procedure NamaSubrutin(NamaParam1: TipeData1; NamaParam2: TipeData2);</text:span></text:p>
            <text:p text:style-name="Preformatted_20_Text"><text:span text:style-name="Source_20_Text">// <text:s text:c="31"/>^^^^^^^^^^^^^^^^^^^^^^^^</text:span></text:p>
            <text:p text:style-name="P77"><text:span text:style-name="Source_20_Text">// <text:s text:c="31"/>Parameter Nilai (Value Parameters)</text:span></text:p>
            <text:p text:style-name="Text_20_body"><text:span text:style-name="Strong_20_Emphasis">Mekanisme Kerja: Penyalinan Nilai</text:span></text:p>
            <text:p text:style-name="Text_20_body">Ketika Anda memanggil subrutin dan meneruskan sebuah variabel atau nilai sebagai argumen untuk parameter nilai, yang terjadi adalah:</text:p>
            <text:list xml:id="list2938303742234597544" text:style-name="L112">
              <text:list-item>
                <text:p text:style-name="P535">Free Pascal membuat <text:span text:style-name="Strong_20_Emphasis">salinan (copy)</text:span> dari nilai argumen yang Anda berikan. </text:p>
              </text:list-item>
              <text:list-item>
                <text:p text:style-name="P535">Salinan inilah yang kemudian diteruskan ke dalam subrutin dan disimpan dalam variabel parameter lokal subrutin tersebut. </text:p>
              </text:list-item>
              <text:list-item>
                <text:p text:style-name="P269">Subrutin kemudian bekerja menggunakan salinan lokal ini. </text:p>
              </text:list-item>
            </text:list>
            <text:p text:style-name="Text_20_body"><text:span text:style-name="Strong_20_Emphasis">Implikasi: Tidak Ada Efek Samping (Side Effect) pada Argumen Asli</text:span></text:p>
            <text:p text:style-name="Text_20_body">Konsekuensi paling penting dari mekanisme penyalinan ini adalah <text:span text:style-name="Strong_20_Emphasis">isolasi</text:span>. Setiap perubahan atau modifikasi yang Anda lakukan pada <text:span text:style-name="Emphasis">variabel parameter</text:span> di <text:span text:style-name="Strong_20_Emphasis">dalam</text:span> badan subrutin <text:span text:style-name="Strong_20_Emphasis">tidak akan mempengaruhi</text:span> nilai <text:span text:style-name="Emphasis">variabel asli</text:span> yang Anda gunakan sebagai argumen saat memanggil subrutin tersebut dari luar. Subrutin bekerja pada salinannya sendiri.</text:p>
            <text:p text:style-name="Text_20_body"><text:span text:style-name="Strong_20_Emphasis">Contoh Demonstrasi:</text:span></text:p>
            <text:p text:style-name="Text_20_body">Delphi</text:p>
            <text:p text:style-name="Preformatted_20_Text"><text:span text:style-name="Source_20_Text">program TestPassByValue;</text:span></text:p>
            <text:p text:style-name="Preformatted_20_Text"/>
            <text:p text:style-name="Preformatted_20_Text"><text:span text:style-name="Source_20_Text">// Prosedur ini menerima parameter Integer 'Angka' by value</text:span></text:p>
            <text:p text:style-name="Preformatted_20_Text"><text:span text:style-name="Source_20_Text">procedure GandakanNilaiLokal(Angka: Integer);</text:span></text:p>
            <text:p text:style-name="Preformatted_20_Text"><text:span text:style-name="Source_20_Text">begin</text:span></text:p>
            <text:p text:style-name="Preformatted_20_Text"><text:span text:style-name="Source_20_Text"><text:s text:c="2"/>WriteLn(' <text:s/>[Dalam Prosedur] Nilai Angka diterima: ', Angka);</text:span></text:p>
            <text:p text:style-name="Preformatted_20_Text"><text:span text:style-name="Source_20_Text"><text:s text:c="2"/>Angka := Angka * 2; // Mengubah nilai SALINAN LOKAL 'Angka'</text:span></text:p>
            <text:p text:style-name="Preformatted_20_Text"><text:span text:style-name="Source_20_Text"><text:s text:c="2"/>WriteLn(' <text:s/>[Dalam Prosedur] Nilai Angka setelah digandakan (lokal): ', Angka);</text:span></text:p>
            <text:p text:style-name="Preformatted_20_Text"><text:span text:style-name="Source_20_Text">end;</text:span></text:p>
            <text:p text:style-name="Preformatted_20_Text"/>
            <text:p text:style-name="Preformatted_20_Text"><text:span text:style-name="Source_20_Text">var</text:span></text:p>
            <text:p text:style-name="Preformatted_20_Text"><text:span text:style-name="Source_20_Text"><text:s text:c="2"/>VariabelUtama: Integer;</text:span></text:p>
            <text:p text:style-name="Preformatted_20_Text"><text:span text:style-name="Source_20_Text">begin</text:span></text:p>
            <text:p text:style-name="Preformatted_20_Text"><text:span text:style-name="Source_20_Text"><text:s text:c="2"/>VariabelUtama := 10;</text:span></text:p>
            <text:p text:style-name="Preformatted_20_Text"><text:span text:style-name="Source_20_Text"><text:s text:c="2"/>WriteLn('[Sebelum Panggil] VariabelUtama: ', VariabelUtama); // Output: 10</text:span></text:p>
            <text:p text:style-name="Preformatted_20_Text"/>
            <text:p text:style-name="Preformatted_20_Text"><text:span text:style-name="Source_20_Text"><text:s text:c="2"/>// Memanggil prosedur, meneruskan NILAI dari VariabelUtama.</text:span></text:p>
            <text:p text:style-name="Preformatted_20_Text"><text:span text:style-name="Source_20_Text"><text:s text:c="2"/>// Salinan dari nilai 10 akan dibuat untuk parameter 'Angka'.</text:span></text:p>
            <text:p text:style-name="Preformatted_20_Text"><text:span text:style-name="Source_20_Text"><text:s text:c="2"/>GandakanNilaiLokal(VariabelUtama);</text:span></text:p>
            <text:p text:style-name="Preformatted_20_Text"><text:soft-page-break/></text:p>
            <text:p text:style-name="Preformatted_20_Text"><text:span text:style-name="Source_20_Text"><text:s text:c="2"/>WriteLn('[Setelah Panggil] VariabelUtama: ', VariabelUtama); // Output akan TETAP 10</text:span></text:p>
            <text:p text:style-name="Preformatted_20_Text"><text:span text:style-name="Source_20_Text"><text:s text:c="2"/>// Nilai VariabelUtama tidak terpengaruh oleh perubahan di dalam prosedur.</text:span></text:p>
            <text:p text:style-name="P77"><text:span text:style-name="Source_20_Text">end.</text:span></text:p>
            <text:p text:style-name="Text_20_body"><text:span text:style-name="Strong_20_Emphasis">Output yang Diharapkan:</text:span></text:p>
            <text:p text:style-name="Preformatted_20_Text"><text:span text:style-name="Source_20_Text">[Sebelum Panggil] VariabelUtama: 10</text:span></text:p>
            <text:p text:style-name="Preformatted_20_Text"><text:span text:style-name="Source_20_Text"><text:s text:c="2"/>[Dalam Prosedur] Nilai Angka diterima: 10</text:span></text:p>
            <text:p text:style-name="Preformatted_20_Text"><text:span text:style-name="Source_20_Text"><text:s text:c="2"/>[Dalam Prosedur] Nilai Angka setelah digandakan (lokal): 20</text:span></text:p>
            <text:p text:style-name="P77"><text:span text:style-name="Source_20_Text">[Setelah Panggil] VariabelUtama: 10</text:span></text:p>
            <text:p text:style-name="Text_20_body"><text:span text:style-name="Strong_20_Emphasis">Perbandingan dengan Pass-by-Value Bahasa Lain (C/C++/Java):</text:span></text:p>
            <text:p text:style-name="Text_20_body">Perilaku pass-by-value di Pascal untuk tipe-tipe data nilai (seperti <text:span text:style-name="Source_20_Text">Integer</text:span>, <text:span text:style-name="Source_20_Text">Real</text:span>, <text:span text:style-name="Source_20_Text">Boolean</text:span>, <text:span text:style-name="Source_20_Text">Char</text:span>, <text:span text:style-name="Source_20_Text">Enum</text:span>, <text:span text:style-name="Source_20_Text">Record</text:span>, <text:span text:style-name="Source_20_Text">Array Statis</text:span>) sangat mirip dengan pass-by-value untuk tipe primitif dan struct di C/C++, serta tipe primitif di Java. Dalam semua kasus ini, salinan data dibuat, dan fungsi/metode bekerja pada salinan tersebut, melindungi data asli dari modifikasi.</text:p>
            <text:p text:style-name="Text_20_body"><text:span text:style-name="Emphasis">Penting untuk dicatat:</text:span> Perilaku bisa terasa berbeda ketika Anda meneruskan <text:span text:style-name="Emphasis">tipe referensi</text:span> (seperti objek <text:span text:style-name="Source_20_Text">class</text:span> di FPC atau objek di Java) "by value". Dalam kasus tersebut, yang disalin adalah <text:span text:style-name="Emphasis">referensinya</text:span> (alamat memori), bukan objeknya itu sendiri. Artinya, baik variabel asli maupun parameter di dalam subrutin akan menunjuk ke <text:span text:style-name="Emphasis">objek yang sama</text:span> di heap. Jadi, meskipun Anda tidak bisa mengubah <text:span text:style-name="Emphasis">referensi</text:span> asli (membuatnya menunjuk ke objek lain) dari dalam subrutin, Anda <text:span text:style-name="Emphasis">bisa</text:span> memodifikasi <text:span text:style-name="Emphasis">state internal</text:span> objek tersebut melalui referensi yang disalin, dan perubahan state ini akan terlihat oleh pemanggil. Namun, untuk tipe nilai dasar seperti yang kita fokuskan di sini, pass-by-value Pascal menjamin isolasi penuh.</text:p>
            <text:p text:style-name="Text_20_body"><text:span text:style-name="Strong_20_Emphasis">Kapan Digunakan:</text:span></text:p>
            <text:p text:style-name="Text_20_body">Gunakan parameter nilai (default) ketika Anda hanya perlu meneruskan <text:span text:style-name="Strong_20_Emphasis">informasi input</text:span> ke dalam sebuah subrutin dan Anda ingin memastikan bahwa subrutin tersebut tidak dapat secara tidak sengaja mengubah data asli milik pemanggil. Ini adalah mode penerusan parameter yang paling aman dan paling umum untuk data input murni.</text:p>
          </text:section>
          <text:section text:style-name="Sect1" text:name="feedback-form-62">
            <text:p text:style-name="P443"/>
          </text:section>
        </text:section>
        <text:section text:style-name="Sect1" text:name="3dee564716e7cdd8">
          <text:p text:style-name="Text_20_body"/>
          <text:section text:style-name="Sect1" text:name="user-query-content-63">
            <text:p text:style-name="P705">yax </text:p>
          </text:section>
          <text:p text:style-name="P443">Tampilkan alur berpikir</text:p>
          <text:section text:style-name="Sect2" text:name="model-response-message-contentr_3dee564716e7cdd8">
            <text:p text:style-name="P443"/>
          </text:section>
          <text:section text:style-name="Sect1" text:name="feedback-form-63">
            <text:p text:style-name="P443"/>
          </text:section>
        </text:section>
        <text:section text:style-name="Sect1" text:name="ec9e6744e50036f9">
          <text:p text:style-name="Text_20_body"/>
          <text:section text:style-name="Sect1" text:name="user-query-content-64">
            <text:p text:style-name="P705">present it </text:p>
          </text:section>
          <text:p text:style-name="P443">Tampilkan alur berpikir</text:p>
          <text:section text:style-name="Sect2" text:name="model-response-message-contentr_ec9e6744e50036f9">
            <text:p text:style-name="Text_20_body"><text:soft-page-break/>Baik, saya akan menyajikan jawaban untuk prompt <text:span text:style-name="Strong_20_Emphasis">Sub-sub-bab 7.2.2: Variable Parameters (Pass-by-Reference - </text:span><text:span text:style-name="Strong_20_Emphasis"><text:span text:style-name="Source_20_Text">var</text:span></text:span><text:span text:style-name="Strong_20_Emphasis">)</text:span>.</text:p>
            <text:p text:style-name="Horizontal_20_Line"/>
            <text:p text:style-name="Text_20_body"><text:span text:style-name="Strong_20_Emphasis">(Jawaban untuk Prompt Sub-sub-bab 7.2.2)</text:span></text:p>
            <text:h text:style-name="Heading_20_4" text:outline-level="4">7.2.2 Variable Parameters (Pass-by-Reference - <text:span text:style-name="Source_20_Text">var</text:span>)</text:h>
            <text:p text:style-name="Text_20_body">Berbeda dengan parameter nilai (default) yang menerima salinan data, Free Pascal menyediakan mekanisme <text:span text:style-name="Strong_20_Emphasis">Variable Parameters</text:span> untuk meneruskan argumen <text:span text:style-name="Strong_20_Emphasis">by reference</text:span> (berdasarkan referensi). Ini memungkinkan subrutin untuk secara langsung mengakses dan memodifikasi variabel asli milik si pemanggil.</text:p>
            <text:p text:style-name="Text_20_body"><text:span text:style-name="Strong_20_Emphasis">Sintaks:</text:span></text:p>
            <text:p text:style-name="Text_20_body">Anda menandai sebuah parameter sebagai variable parameter dengan menambahkan kata kunci <text:span text:style-name="Source_20_Text">var</text:span> <text:span text:style-name="Strong_20_Emphasis">sebelum</text:span> nama parameter dalam daftar parameter:</text:p>
            <text:p text:style-name="Text_20_body">Delphi</text:p>
            <text:p text:style-name="Preformatted_20_Text"><text:span text:style-name="Source_20_Text">procedure NamaSubrutin(var NamaParam1: TipeData1; NamaParam2: TipeData2);</text:span></text:p>
            <text:p text:style-name="Preformatted_20_Text"><text:span text:style-name="Source_20_Text">// <text:s text:c="21"/>^-- Parameter 1 diteruskan by reference</text:span></text:p>
            <text:p text:style-name="P77"><text:span text:style-name="Source_20_Text">// <text:s text:c="46"/>^-- Parameter 2 by value (default)</text:span></text:p>
            <text:p text:style-name="Text_20_body"><text:span text:style-name="Strong_20_Emphasis">Mekanisme Kerja: Pass-by-Reference</text:span></text:p>
            <text:p text:style-name="Text_20_body">Ketika Anda meneruskan sebuah variabel sebagai argumen ke parameter <text:span text:style-name="Source_20_Text">var</text:span>:</text:p>
            <text:list xml:id="list7190264574516100160" text:style-name="L113">
              <text:list-item>
                <text:p text:style-name="P536">Alih-alih menyalin <text:span text:style-name="Emphasis">nilai</text:span> variabel, Free Pascal meneruskan <text:span text:style-name="Strong_20_Emphasis">alamat memori (referensi)</text:span> dari variabel asli tersebut ke subrutin. </text:p>
              </text:list-item>
              <text:list-item>
                <text:p text:style-name="P536">Nama parameter (<text:span text:style-name="Source_20_Text">NamaParam1</text:span> dalam contoh di atas) di dalam subrutin menjadi sebuah <text:span text:style-name="Strong_20_Emphasis">alias</text:span> atau nama lain untuk variabel asli yang berada di kode pemanggil. </text:p>
              </text:list-item>
              <text:list-item>
                <text:p text:style-name="P270">Setiap operasi baca atau tulis yang dilakukan pada parameter <text:span text:style-name="Source_20_Text">var</text:span> di dalam subrutin sebenarnya adalah operasi langsung pada lokasi memori variabel asli. </text:p>
              </text:list-item>
            </text:list>
            <text:p text:style-name="Text_20_body"><text:span text:style-name="Strong_20_Emphasis">Implikasi: Adanya Efek Samping (Side Effect) pada Argumen Asli</text:span></text:p>
            <text:p text:style-name="Text_20_body">Konsekuensi paling penting dari pass-by-reference adalah <text:span text:style-name="Strong_20_Emphasis">hilangnya isolasi</text:span>. Setiap perubahan yang Anda lakukan pada parameter <text:span text:style-name="Source_20_Text">var</text:span> di <text:span text:style-name="Strong_20_Emphasis">dalam</text:span> subrutin akan <text:span text:style-name="Strong_20_Emphasis">secara langsung mengubah nilai variabel asli</text:span> di kode pemanggil. Perubahan ini bersifat permanen setelah subrutin selesai dieksekusi.</text:p>
            <text:p text:style-name="Text_20_body"><text:span text:style-name="Strong_20_Emphasis">Kasus Penggunaan Umum:</text:span></text:p>
            <text:list xml:id="list8592015572446758306" text:style-name="L114">
              <text:list-item>
                <text:p text:style-name="P537"><text:span text:style-name="Strong_20_Emphasis">Mengembalikan Lebih dari Satu Nilai dari Prosedur:</text:span> Karena prosedur tidak dapat mengembalikan nilai melalui namanya, parameter <text:span text:style-name="Source_20_Text">var</text:span> adalah cara standar untuk memungkinkan prosedur "mengembalikan" hasil atau mengubah beberapa nilai kembali ke pemanggil. </text:p>
              </text:list-item>
              <text:list-item>
                <text:p text:style-name="P537"><text:soft-page-break/><text:span text:style-name="Strong_20_Emphasis">Modifikasi Struktur Data Besar Secara Efisien:</text:span> Jika Anda perlu memodifikasi isi record atau array yang sangat besar di dalam subrutin, meneruskannya dengan <text:span text:style-name="Source_20_Text">var</text:span> akan menghindari overhead penyalinan seluruh struktur data yang terjadi pada pass-by-value. (Namun, jika Anda hanya perlu <text:span text:style-name="Emphasis">membaca</text:span> data besar tanpa modifikasi, gunakan <text:span text:style-name="Source_20_Text">const</text:span> parameter untuk efisiensi dan keamanan). </text:p>
              </text:list-item>
              <text:list-item>
                <text:p text:style-name="P271"><text:span text:style-name="Strong_20_Emphasis">Input dan Output:</text:span> Parameter <text:span text:style-name="Source_20_Text">var</text:span> dapat berfungsi sebagai input (nilai awalnya dibaca oleh subrutin) sekaligus output (nilainya dimodifikasi oleh subrutin). </text:p>
              </text:list-item>
            </text:list>
            <text:p text:style-name="Text_20_body"><text:span text:style-name="Strong_20_Emphasis">Contoh Demonstrasi:</text:span></text:p>
            <text:list xml:id="list3227586473926531622" text:style-name="L115">
              <text:list-item>
                <text:p text:style-name="P538"><text:span text:style-name="Strong_20_Emphasis">Contoh 1: Menukar nilai dua variabel</text:span> </text:p>
                <text:p text:style-name="P272">Delphi</text:p>
                <text:p text:style-name="P39"><text:span text:style-name="Source_20_Text">program TestPassByVar;</text:span></text:p>
                <text:p text:style-name="P39"/>
                <text:p text:style-name="P39"><text:span text:style-name="Source_20_Text">// Prosedur untuk menukar nilai dua integer menggunakan var parameters</text:span></text:p>
                <text:p text:style-name="P39"><text:span text:style-name="Source_20_Text">procedure TukarInteger(var A, B: Integer);</text:span></text:p>
                <text:p text:style-name="P39"><text:span text:style-name="Source_20_Text">var</text:span></text:p>
                <text:p text:style-name="P39"><text:span text:style-name="Source_20_Text"><text:s text:c="2"/>Temp: Integer;</text:span></text:p>
                <text:p text:style-name="P39"><text:span text:style-name="Source_20_Text">begin</text:span></text:p>
                <text:p text:style-name="P39"><text:span text:style-name="Source_20_Text"><text:s text:c="2"/>WriteLn(' <text:s/>[Dalam TukarInteger] Sebelum: A=', A, ', B=', B);</text:span></text:p>
                <text:p text:style-name="P39"><text:span text:style-name="Source_20_Text"><text:s text:c="2"/>Temp := A;</text:span></text:p>
                <text:p text:style-name="P39"><text:span text:style-name="Source_20_Text"><text:s text:c="2"/>A := B; // Ini mengubah nilai variabel asli yang direferensikan oleh A</text:span></text:p>
                <text:p text:style-name="P39"><text:span text:style-name="Source_20_Text"><text:s text:c="2"/>B := Temp; // Ini mengubah nilai variabel asli yang direferensikan oleh B</text:span></text:p>
                <text:p text:style-name="P39"><text:span text:style-name="Source_20_Text"><text:s text:c="2"/>WriteLn(' <text:s/>[Dalam TukarInteger] Sesudah: A=', A, ', B=', B);</text:span></text:p>
                <text:p text:style-name="P39"><text:span text:style-name="Source_20_Text">end;</text:span></text:p>
                <text:p text:style-name="P39"/>
                <text:p text:style-name="P39"><text:span text:style-name="Source_20_Text">var</text:span></text:p>
                <text:p text:style-name="P39"><text:span text:style-name="Source_20_Text"><text:s text:c="2"/>NilaiX, NilaiY: Integer;</text:span></text:p>
                <text:p text:style-name="P39"><text:span text:style-name="Source_20_Text">begin</text:span></text:p>
                <text:p text:style-name="P39"><text:span text:style-name="Source_20_Text"><text:s text:c="2"/>NilaiX := 50;</text:span></text:p>
                <text:p text:style-name="P39"><text:span text:style-name="Source_20_Text"><text:s text:c="2"/>NilaiY := 99;</text:span></text:p>
                <text:p text:style-name="P39"><text:span text:style-name="Source_20_Text"><text:s text:c="2"/>WriteLn('[Sebelum Panggil] NilaiX=', NilaiX, ', NilaiY=', NilaiY); // Output: 50, 99</text:span></text:p>
                <text:p text:style-name="P39"/>
                <text:p text:style-name="P39"><text:span text:style-name="Source_20_Text"><text:s text:c="2"/>// Meneruskan REFERENSI (alamat) dari NilaiX dan NilaiY</text:span></text:p>
                <text:p text:style-name="P39"><text:span text:style-name="Source_20_Text"><text:s text:c="2"/>TukarInteger(NilaiX, NilaiY);</text:span></text:p>
                <text:p text:style-name="P39"/>
                <text:p text:style-name="P39"><text:span text:style-name="Source_20_Text"><text:s text:c="2"/>WriteLn('[Setelah Panggil] NilaiX=', NilaiX, ', NilaiY=', NilaiY); // Output: 99, 50 (Nilai asli telah bertukar!)</text:span></text:p>
                <text:p text:style-name="P116"><text:span text:style-name="Source_20_Text">end.</text:span></text:p>
              </text:list-item>
              <text:list-item>
                <text:p text:style-name="P538"><text:span text:style-name="Strong_20_Emphasis">Contoh 2: Prosedur 'mengembalikan' beberapa hasil</text:span> </text:p>
                <text:p text:style-name="P272">Delphi</text:p>
                <text:p text:style-name="P39"><text:span text:style-name="Source_20_Text">procedure HitungLuasKelilingPersegiPanjang(Panjang, Lebar: Real; var Luas, Keliling: Real);</text:span></text:p>
                <text:p text:style-name="P39"><text:span text:style-name="Source_20_Text">begin</text:span></text:p>
                <text:p text:style-name="P39"><text:soft-page-break/><text:span text:style-name="Source_20_Text"><text:s text:c="2"/>Luas := Panjang * Lebar; <text:s text:c="6"/>// Mengisi nilai ke variabel Luas asli</text:span></text:p>
                <text:p text:style-name="P39"><text:span text:style-name="Source_20_Text"><text:s text:c="2"/>Keliling := 2 * (Panjang + Lebar); // Mengisi nilai ke variabel Keliling asli</text:span></text:p>
                <text:p text:style-name="P39"><text:span text:style-name="Source_20_Text">end;</text:span></text:p>
                <text:p text:style-name="P39"/>
                <text:p text:style-name="P39"><text:span text:style-name="Source_20_Text">var L, K: Real;</text:span></text:p>
                <text:p text:style-name="P39"><text:span text:style-name="Source_20_Text">begin</text:span></text:p>
                <text:p text:style-name="P39"><text:span text:style-name="Source_20_Text"><text:s text:c="3"/>HitungLuasKelilingPersegiPanjang(10.0, 5.0, L, K);</text:span></text:p>
                <text:p text:style-name="P39"><text:span text:style-name="Source_20_Text"><text:s text:c="3"/>WriteLn('Luas: ', L:0:2); <text:s text:c="6"/>// Output: Luas: 50.00</text:span></text:p>
                <text:p text:style-name="P39"><text:span text:style-name="Source_20_Text"><text:s text:c="3"/>WriteLn('Keliling: ', K:0:2); // Output: Keliling: 30.00</text:span></text:p>
                <text:p text:style-name="P116"><text:span text:style-name="Source_20_Text">end.</text:span></text:p>
              </text:list-item>
            </text:list>
            <text:p text:style-name="Text_20_body"><text:span text:style-name="Strong_20_Emphasis">Perbandingan dengan Bahasa Lain:</text:span></text:p>
            <text:list xml:id="list8335946032610319053" text:style-name="L116">
              <text:list-item>
                <text:p text:style-name="P539"><text:span text:style-name="Strong_20_Emphasis">C++ Pass-by-Reference (</text:span><text:span text:style-name="Strong_20_Emphasis"><text:span text:style-name="Source_20_Text">&amp;</text:span></text:span><text:span text:style-name="Strong_20_Emphasis">):</text:span> Mekanisme <text:span text:style-name="Source_20_Text">var</text:span> di FPC sangat mirip secara konseptual dan fungsional dengan parameter referensi (<text:span text:style-name="Source_20_Text">Type&amp; name</text:span>) di C++. Keduanya menyediakan alias ke variabel asli dan memungkinkan modifikasi langsung. </text:p>
              </text:list-item>
              <text:list-item>
                <text:p text:style-name="P539"><text:span text:style-name="Strong_20_Emphasis">C Pass-by-Pointer (</text:span><text:span text:style-name="Strong_20_Emphasis"><text:span text:style-name="Source_20_Text">*</text:span></text:span><text:span text:style-name="Strong_20_Emphasis">):</text:span> Efeknya mirip (memungkinkan modifikasi data asli), tetapi sintaksnya berbeda. Dengan <text:span text:style-name="Source_20_Text">var</text:span> Pascal, Anda bekerja dengan parameter seolah-olah itu variabel biasa di dalam subrutin (kompiler menangani dereferencing secara implisit). Di C, Anda harus secara eksplisit mendeklarasikan parameter sebagai pointer (<text:span text:style-name="Source_20_Text">Type* name</text:span>) dan menggunakan operator dereference (<text:span text:style-name="Source_20_Text">*name</text:span>) untuk mengakses atau mengubah nilai yang ditunjuk. </text:p>
              </text:list-item>
              <text:list-item>
                <text:p text:style-name="P273"><text:span text:style-name="Strong_20_Emphasis">Java/C# Pass-by-Value-of-Reference (Objek):</text:span> Seperti dibahas sebelumnya, Java/C# meneruskan referensi objek <text:span text:style-name="Emphasis">by value</text:span>. Ini berarti Anda bisa mengubah <text:span text:style-name="Emphasis">state internal</text:span> objek yang ditunjuk, tetapi Anda tidak bisa mengubah <text:span text:style-name="Emphasis">variabel referensi asli</text:span> di pemanggil untuk menunjuk ke objek yang <text:span text:style-name="Emphasis">berbeda</text:span> dari dalam metode. Dengan <text:span text:style-name="Source_20_Text">var</text:span> di FPC, jika Anda meneruskan variabel kelas (<text:span text:style-name="Source_20_Text">var MyObj: TMyClass</text:span>), Anda <text:span text:style-name="Strong_20_Emphasis">bisa</text:span> mengubah <text:span text:style-name="Source_20_Text">MyObj</text:span> di pemanggil agar menunjuk ke instance <text:span text:style-name="Source_20_Text">TMyClass</text:span> yang benar-benar baru dari dalam subrutin (<text:span text:style-name="Source_20_Text">MyParam := TMyClass.Create;</text:span>). Ini perbedaan penting dalam kemampuan modifikasi referensi itu sendiri. </text:p>
              </text:list-item>
            </text:list>
            <text:p text:style-name="Text_20_body">Gunakan parameter <text:span text:style-name="Source_20_Text">var</text:span> ketika Anda secara eksplisit perlu agar subrutin dapat memodifikasi variabel asli milik pemanggil, baik untuk mengembalikan hasil melalui prosedur maupun untuk bekerja dengan data besar secara efisien. Namun, gunakan dengan hati-hati karena dapat menimbulkan efek samping (side effects) yang mungkin tidak diharapkan jika tidak didokumentasikan dengan baik.</text:p>
          </text:section>
          <text:section text:style-name="Sect1" text:name="feedback-form-64">
            <text:p text:style-name="P443"/>
          </text:section>
        </text:section>
        <text:section text:style-name="Sect1" text:name="b9caf469c43121c6">
          <text:p text:style-name="Text_20_body"/>
          <text:section text:style-name="Sect1" text:name="user-query-content-65">
            <text:p text:style-name="P705">yax </text:p>
          </text:section>
          <text:p text:style-name="P443">Tampilkan alur berpikir</text:p>
          <text:section text:style-name="Sect2" text:name="model-response-message-contentr_b9caf469c43121c6">
            <text:p text:style-name="P443"/>
          </text:section>
          <text:section text:style-name="Sect1" text:name="feedback-form-65">
            <text:p text:style-name="P443"><text:soft-page-break/></text:p>
          </text:section>
        </text:section>
        <text:section text:style-name="Sect1" text:name="6326a35929e649e5">
          <text:p text:style-name="Text_20_body"/>
          <text:section text:style-name="Sect1" text:name="user-query-content-66">
            <text:p text:style-name="P705">present it </text:p>
          </text:section>
          <text:p text:style-name="P443">Tampilkan alur berpikir</text:p>
          <text:section text:style-name="Sect2" text:name="model-response-message-contentr_6326a35929e649e5">
            <text:p text:style-name="Text_20_body">Baik, saya akan menyajikan jawaban untuk prompt <text:span text:style-name="Strong_20_Emphasis">Sub-sub-bab 7.2.3: Constant Parameters (Input Read-Only - </text:span><text:span text:style-name="Strong_20_Emphasis"><text:span text:style-name="Source_20_Text">const</text:span></text:span><text:span text:style-name="Strong_20_Emphasis">)</text:span>.</text:p>
            <text:p text:style-name="Horizontal_20_Line"/>
            <text:p text:style-name="Text_20_body"><text:span text:style-name="Strong_20_Emphasis">(Jawaban untuk Prompt Sub-sub-bab 7.2.3)</text:span></text:p>
            <text:h text:style-name="Heading_20_4" text:outline-level="4">7.2.3 Constant Parameters (Input Read-Only - <text:span text:style-name="Source_20_Text">const</text:span>)</text:h>
            <text:p text:style-name="Text_20_body">Selain meneruskan parameter by value (salinan) atau by reference (<text:span text:style-name="Source_20_Text">var</text:span> untuk modifikasi), Free Pascal menyediakan mode ketiga yang sangat berguna: <text:span text:style-name="Strong_20_Emphasis">Constant Parameters</text:span>, ditandai dengan kata kunci <text:span text:style-name="Source_20_Text">const</text:span>. Parameter <text:span text:style-name="Source_20_Text">const</text:span> digunakan untuk meneruskan argumen <text:span text:style-name="Strong_20_Emphasis">input</text:span> ke subrutin dengan jaminan bahwa subrutin tersebut <text:span text:style-name="Strong_20_Emphasis">tidak akan mengubah</text:span> nilai argumen tersebut.</text:p>
            <text:p text:style-name="Text_20_body"><text:span text:style-name="Strong_20_Emphasis">Sintaks:</text:span></text:p>
            <text:p text:style-name="Text_20_body">Anda mendeklarasikan parameter konstan dengan menambahkan kata kunci <text:span text:style-name="Source_20_Text">const</text:span> sebelum nama parameter:</text:p>
            <text:p text:style-name="Text_20_body">Delphi</text:p>
            <text:p text:style-name="Preformatted_20_Text"><text:span text:style-name="Source_20_Text">procedure NamaSubrutin(const NamaParam1: TipeData1; Param2: TipeData2);</text:span></text:p>
            <text:p text:style-name="Preformatted_20_Text"><text:span text:style-name="Source_20_Text">// <text:s text:c="21"/>^---- Parameter 1 adalah Constant Parameter</text:span></text:p>
            <text:p text:style-name="P77"><text:span text:style-name="Source_20_Text">// <text:s text:c="45"/>^---- Parameter 2 by value (default)</text:span></text:p>
            <text:p text:style-name="Text_20_body"><text:span text:style-name="Strong_20_Emphasis">Mekanisme Kerja dan Jaminan Read-Only:</text:span></text:p>
            <text:list xml:id="list5970166095180859393" text:style-name="L117">
              <text:list-item>
                <text:p text:style-name="P274"><text:span text:style-name="Strong_20_Emphasis">Jaminan Kompiler:</text:span> Penggunaan <text:span text:style-name="Source_20_Text">const</text:span> memberikan <text:span text:style-name="Strong_20_Emphasis">garansi</text:span> kepada pemanggil bahwa subrutin yang dipanggil tidak akan, secara sengaja maupun tidak sengaja, memodifikasi nilai parameter yang ditandai <text:span text:style-name="Source_20_Text">const</text:span>. Jika kode di dalam subrutin mencoba melakukan assignment ke parameter <text:span text:style-name="Source_20_Text">const</text:span> atau meneruskannya ke subrutin lain sebagai parameter <text:span text:style-name="Source_20_Text">var</text:span> atau <text:span text:style-name="Source_20_Text">out</text:span>, kompiler FPC akan <text:span text:style-name="Strong_20_Emphasis">menghasilkan error kompilasi</text:span>. Ini meningkatkan keamanan kode secara signifikan.</text:p>
              </text:list-item>
              <text:list-item>
                <text:p text:style-name="P274"><text:span text:style-name="Strong_20_Emphasis">Mekanisme Penerusan (Fleksibel/Optimal):</text:span> Bagaimana data sebenarnya diteruskan ke parameter <text:span text:style-name="Source_20_Text">const</text:span> <text:span text:style-name="Emphasis">di balik layar</text:span> dapat bervariasi dan dioptimalkan oleh kompiler:</text:p>
                <text:list>
                  <text:list-item>
                    <text:p text:style-name="P540">Untuk tipe data <text:span text:style-name="Strong_20_Emphasis">kecil</text:span> (seperti Integer, Enum, Boolean, Char, Record/Array kecil), kompiler mungkin meneruskannya <text:span text:style-name="Strong_20_Emphasis">by value</text:span> (membuat salinan), sama seperti parameter nilai biasa. </text:p>
                  </text:list-item>
                  <text:list-item>
                    <text:p text:style-name="P540"><text:soft-page-break/>Untuk tipe data <text:span text:style-name="Strong_20_Emphasis">besar</text:span> (seperti Record besar, Array statis besar), kompiler <text:span text:style-name="Strong_20_Emphasis">diizinkan untuk mengoptimalkannya</text:span> dengan meneruskan argumen <text:span text:style-name="Strong_20_Emphasis">by reference</text:span> (meneruskan alamat memori) untuk menghindari overhead penyalinan data yang besar dan mahal. </text:p>
                  </text:list-item>
                  <text:list-item>
                    <text:p text:style-name="P274"><text:span text:style-name="Strong_20_Emphasis">Poin Kunci:</text:span> Meskipun mekanisme <text:span text:style-name="Emphasis">internal</text:span> bisa by reference untuk efisiensi, <text:span text:style-name="Strong_20_Emphasis">garansi semantik</text:span> bagi programmer tetap sama: parameter tersebut <text:span text:style-name="Strong_20_Emphasis">bersifat read-only</text:span> di dalam subrutin. Kompiler akan tetap mencegah modifikasi, terlepas dari bagaimana data diteruskan. </text:p>
                  </text:list-item>
                </text:list>
              </text:list-item>
            </text:list>
            <text:p text:style-name="Text_20_body"><text:span text:style-name="Strong_20_Emphasis">Manfaat Penggunaan </text:span><text:span text:style-name="Strong_20_Emphasis"><text:span text:style-name="Source_20_Text">const</text:span></text:span><text:span text:style-name="Strong_20_Emphasis">:</text:span></text:p>
            <text:list xml:id="list6295044253523853542" text:style-name="L118">
              <text:list-item>
                <text:p text:style-name="P541"><text:span text:style-name="Strong_20_Emphasis">Keamanan (Safety):</text:span> Melindungi data input dari modifikasi yang tidak disengaja di dalam subrutin. Ini membuat perilaku subrutin lebih predictable. </text:p>
              </text:list-item>
              <text:list-item>
                <text:p text:style-name="P541"><text:span text:style-name="Strong_20_Emphasis">Efisiensi (Potential Performance):</text:span> Dengan mengizinkan kompiler meneruskan tipe data besar by reference (tanpa overhead penyalinan), <text:span text:style-name="Source_20_Text">const</text:span> bisa jauh lebih efisien daripada pass-by-value murni untuk tipe data tersebut. </text:p>
              </text:list-item>
              <text:list-item>
                <text:p text:style-name="P275"><text:span text:style-name="Strong_20_Emphasis">Dokumentasi Niat (Intent):</text:span> Menggunakan <text:span text:style-name="Source_20_Text">const</text:span> secara eksplisit mendokumentasikan bahwa parameter tersebut dimaksudkan hanya sebagai input dan tidak akan diubah, meningkatkan kejelasan kode bagi pembaca. </text:p>
              </text:list-item>
            </text:list>
            <text:p text:style-name="Text_20_body"><text:span text:style-name="Strong_20_Emphasis">Contoh Demonstrasi:</text:span></text:p>
            <text:p text:style-name="Text_20_body">Delphi</text:p>
            <text:p text:style-name="Preformatted_20_Text"><text:span text:style-name="Source_20_Text">program TestConstParam;</text:span></text:p>
            <text:p text:style-name="Preformatted_20_Text"/>
            <text:p text:style-name="Preformatted_20_Text"><text:span text:style-name="Source_20_Text">type</text:span></text:p>
            <text:p text:style-name="Preformatted_20_Text"><text:span text:style-name="Source_20_Text"><text:s text:c="2"/>TDataAnalisis = record // Anggap record ini cukup besar</text:span></text:p>
            <text:p text:style-name="Preformatted_20_Text"><text:span text:style-name="Source_20_Text"><text:s text:c="4"/>Sampel: array[1..5000] of Double;</text:span></text:p>
            <text:p text:style-name="Preformatted_20_Text"><text:span text:style-name="Source_20_Text"><text:s text:c="4"/>NamaStudi: string;</text:span></text:p>
            <text:p text:style-name="Preformatted_20_Text"><text:span text:style-name="Source_20_Text"><text:s text:c="4"/>Tanggal: TDateTime;</text:span></text:p>
            <text:p text:style-name="Preformatted_20_Text"><text:span text:style-name="Source_20_Text"><text:s text:c="2"/>end;</text:span></text:p>
            <text:p text:style-name="Preformatted_20_Text"/>
            <text:p text:style-name="Preformatted_20_Text"><text:span text:style-name="Source_20_Text">// Prosedur ini menerima record besar sebagai 'const'</text:span></text:p>
            <text:p text:style-name="Preformatted_20_Text"><text:span text:style-name="Source_20_Text">// Lebih efisien daripada pass-by-value, dan lebih aman daripada 'var'</text:span></text:p>
            <text:p text:style-name="Preformatted_20_Text"><text:span text:style-name="Source_20_Text">procedure AnalisisData(const DataInput: TDataAnalisis; ID: Integer);</text:span></text:p>
            <text:p text:style-name="Preformatted_20_Text"><text:span text:style-name="Source_20_Text">var</text:span></text:p>
            <text:p text:style-name="Preformatted_20_Text"><text:span text:style-name="Source_20_Text"><text:s text:c="2"/>i: Integer;</text:span></text:p>
            <text:p text:style-name="Preformatted_20_Text"><text:span text:style-name="Source_20_Text"><text:s text:c="2"/>RataRata: Double;</text:span></text:p>
            <text:p text:style-name="Preformatted_20_Text"><text:span text:style-name="Source_20_Text"><text:s text:c="2"/>Jumlah: Double;</text:span></text:p>
            <text:p text:style-name="Preformatted_20_Text"><text:span text:style-name="Source_20_Text">begin</text:span></text:p>
            <text:p text:style-name="Preformatted_20_Text"><text:span text:style-name="Source_20_Text"><text:s text:c="2"/>WriteLn('Menganalisis data untuk studi: ', DataInput.NamaStudi); // OK: Membaca</text:span></text:p>
            <text:p text:style-name="Preformatted_20_Text"><text:span text:style-name="Source_20_Text"><text:s text:c="2"/>WriteLn('Tanggal: ', DateTimeToStr(DataInput.Tanggal)); // OK: Membaca</text:span></text:p>
            <text:p text:style-name="Preformatted_20_Text"/>
            <text:p text:style-name="Preformatted_20_Text"><text:span text:style-name="Source_20_Text"><text:s text:c="2"/>Jumlah := 0;</text:span></text:p>
            <text:p text:style-name="Preformatted_20_Text"><text:span text:style-name="Source_20_Text"><text:s text:c="2"/>for i := Low(DataInput.Sampel) to High(DataInput.Sampel) do</text:span></text:p>
            <text:p text:style-name="Preformatted_20_Text"><text:span text:style-name="Source_20_Text"><text:s text:c="4"/>Jumlah := Jumlah + DataInput.Sampel[i]; // OK: Membaca array</text:span></text:p>
            <text:p text:style-name="Preformatted_20_Text"/>
            <text:p text:style-name="Preformatted_20_Text"><text:span text:style-name="Source_20_Text"><text:s text:c="2"/>if Length(DataInput.Sampel) &gt; 0 then</text:span></text:p>
            <text:p text:style-name="Preformatted_20_Text"><text:soft-page-break/><text:span text:style-name="Source_20_Text"><text:s text:c="4"/>RataRata := Jumlah / Length(DataInput.Sampel)</text:span></text:p>
            <text:p text:style-name="Preformatted_20_Text"><text:span text:style-name="Source_20_Text"><text:s text:c="2"/>else</text:span></text:p>
            <text:p text:style-name="Preformatted_20_Text"><text:span text:style-name="Source_20_Text"><text:s text:c="4"/>RataRata := 0;</text:span></text:p>
            <text:p text:style-name="Preformatted_20_Text"/>
            <text:p text:style-name="Preformatted_20_Text"><text:span text:style-name="Source_20_Text"><text:s text:c="2"/>WriteLn('Rata-rata sampel: ', RataRata:0:4);</text:span></text:p>
            <text:p text:style-name="Preformatted_20_Text"/>
            <text:p text:style-name="Preformatted_20_Text"><text:span text:style-name="Source_20_Text"><text:s text:c="2"/>// Percobaan untuk memodifikasi parameter const (AKAN ERROR SAAT KOMPILASI):</text:span></text:p>
            <text:p text:style-name="Preformatted_20_Text"><text:span text:style-name="Source_20_Text"><text:s text:c="2"/>// DataInput.NamaStudi := 'Studi Baru'; <text:s text:c="2"/>// &lt;-- Error: Cannot assign to a const parameter</text:span></text:p>
            <text:p text:style-name="Preformatted_20_Text"><text:span text:style-name="Source_20_Text"><text:s text:c="2"/>// DataInput.Sampel[1] := 0.0; <text:s text:c="9"/>// &lt;-- Error: Cannot assign to a const parameter</text:span></text:p>
            <text:p text:style-name="Preformatted_20_Text"><text:span text:style-name="Source_20_Text">end;</text:span></text:p>
            <text:p text:style-name="Preformatted_20_Text"/>
            <text:p text:style-name="Preformatted_20_Text"><text:span text:style-name="Source_20_Text">var</text:span></text:p>
            <text:p text:style-name="Preformatted_20_Text"><text:span text:style-name="Source_20_Text"><text:s text:c="2"/>DataSaya: TDataAnalisis;</text:span></text:p>
            <text:p text:style-name="Preformatted_20_Text"><text:span text:style-name="Source_20_Text">begin</text:span></text:p>
            <text:p text:style-name="Preformatted_20_Text"><text:span text:style-name="Source_20_Text"><text:s text:c="2"/>// Inisialisasi DataSaya (misalnya, dibaca dari file atau di-generate)</text:span></text:p>
            <text:p text:style-name="Preformatted_20_Text"><text:span text:style-name="Source_20_Text"><text:s text:c="2"/>DataSaya.NamaStudi := 'Studi Awal';</text:span></text:p>
            <text:p text:style-name="Preformatted_20_Text"><text:span text:style-name="Source_20_Text"><text:s text:c="2"/>DataSaya.Tanggal := Now;</text:span></text:p>
            <text:p text:style-name="Preformatted_20_Text"><text:span text:style-name="Source_20_Text"><text:s text:c="2"/>// ... isi DataSaya.Sampel ...</text:span></text:p>
            <text:p text:style-name="Preformatted_20_Text"/>
            <text:p text:style-name="Preformatted_20_Text"><text:span text:style-name="Source_20_Text"><text:s text:c="2"/>AnalisisData(DataSaya, 99); // Meneruskan record (mungkin by reference, tapi read-only)</text:span></text:p>
            <text:p text:style-name="Preformatted_20_Text"/>
            <text:p text:style-name="Preformatted_20_Text"><text:span text:style-name="Source_20_Text"><text:s text:c="2"/>// Kita bisa yakin bahwa DataSaya tidak diubah oleh prosedur AnalisisData</text:span></text:p>
            <text:p text:style-name="Preformatted_20_Text"><text:span text:style-name="Source_20_Text"><text:s text:c="2"/>WriteLn('Nama studi setelah analisis: ', DataSaya.NamaStudi); // Akan tetap 'Studi Awal'</text:span></text:p>
            <text:p text:style-name="P77"><text:span text:style-name="Source_20_Text">end.</text:span></text:p>
            <text:p text:style-name="Text_20_body"><text:span text:style-name="Strong_20_Emphasis">Perbandingan dengan Bahasa Lain:</text:span></text:p>
            <text:list xml:id="list3562597774574619465" text:style-name="L119">
              <text:list-item>
                <text:p text:style-name="P542"><text:span text:style-name="Strong_20_Emphasis">C++ </text:span><text:span text:style-name="Strong_20_Emphasis"><text:span text:style-name="Source_20_Text">const</text:span></text:span><text:span text:style-name="Strong_20_Emphasis"> Reference (</text:span><text:span text:style-name="Strong_20_Emphasis"><text:span text:style-name="Source_20_Text">const T&amp;</text:span></text:span><text:span text:style-name="Strong_20_Emphasis">):</text:span> Mekanisme parameter <text:span text:style-name="Source_20_Text">const</text:span> di FPC (terutama untuk tipe besar) sangat mirip fungsinya dengan meneruskan parameter by <text:span text:style-name="Strong_20_Emphasis">const reference</text:span> di C++ (misalnya, <text:span text:style-name="Source_20_Text">void proses(const DataBesar&amp; data)</text:span>). Keduanya bertujuan mencapai tujuan yang sama: efisiensi (hindari penyalinan) dan keamanan (jaminan read-only). </text:p>
              </text:list-item>
              <text:list-item>
                <text:p text:style-name="P276"><text:span text:style-name="Strong_20_Emphasis">Java </text:span><text:span text:style-name="Strong_20_Emphasis"><text:span text:style-name="Source_20_Text">final</text:span></text:span><text:span text:style-name="Strong_20_Emphasis">:</text:span> Kata kunci <text:span text:style-name="Source_20_Text">final</text:span> pada parameter metode Java hanya berarti bahwa referensi parameter lokal tersebut tidak dapat diubah untuk menunjuk ke objek lain <text:span text:style-name="Emphasis">di dalam</text:span> metode. Itu <text:span text:style-name="Strong_20_Emphasis">tidak</text:span> mencegah modifikasi <text:span text:style-name="Emphasis">state internal</text:span> dari objek yang dirujuk. Jadi, <text:span text:style-name="Source_20_Text">final</text:span> Java tidak memberikan jaminan read-only yang sama seperti <text:span text:style-name="Source_20_Text">const</text:span> Pascal atau <text:span text:style-name="Source_20_Text">const&amp;</text:span> C++. </text:p>
              </text:list-item>
            </text:list>
            <text:p text:style-name="Text_20_body">Gunakan parameter <text:span text:style-name="Source_20_Text">const</text:span> kapan pun Anda meneruskan data ke subrutin yang tidak perlu diubah oleh subrutin tersebut, terutama jika data tersebut berukuran besar. Ini adalah praktik pemrograman FPC yang baik untuk keamanan dan potensi optimasi.</text:p>
          </text:section>
          <text:section text:style-name="Sect1" text:name="feedback-form-66">
            <text:p text:style-name="P443"/>
          </text:section>
        </text:section>
        <text:section text:style-name="Sect1" text:name="7a09fca2c446472d">
          <text:p text:style-name="Text_20_body"/>
          <text:section text:style-name="Sect1" text:name="user-query-content-67">
            <text:p text:style-name="P705"><text:soft-page-break/>yax </text:p>
          </text:section>
          <text:p text:style-name="P443">Tampilkan alur berpikir</text:p>
          <text:section text:style-name="Sect2" text:name="model-response-message-contentr_7a09fca2c446472d">
            <text:p text:style-name="Text_20_body">Baik, saya akan melanjutkan dengan jawaban untuk prompt <text:span text:style-name="Strong_20_Emphasis">Sub-sub-bab 7.2.4: Out Parameters (Output Only - </text:span><text:span text:style-name="Strong_20_Emphasis"><text:span text:style-name="Source_20_Text">out</text:span></text:span><text:span text:style-name="Strong_20_Emphasis">)</text:span>.</text:p>
            <text:p text:style-name="Horizontal_20_Line"/>
            <text:p text:style-name="Text_20_body"><text:span text:style-name="Strong_20_Emphasis">(Jawaban untuk Prompt Sub-sub-bab 7.2.4)</text:span></text:p>
            <text:h text:style-name="Heading_20_4" text:outline-level="4">7.2.4 Out Parameters (Output Only - <text:span text:style-name="Source_20_Text">out</text:span>)</text:h>
            <text:p text:style-name="Text_20_body">Selain parameter <text:span text:style-name="Source_20_Text">value</text:span>, <text:span text:style-name="Source_20_Text">var</text:span>, dan <text:span text:style-name="Source_20_Text">const</text:span>, Free Pascal menyediakan mode parameter keempat, yaitu <text:span text:style-name="Strong_20_Emphasis">Out Parameters</text:span>, yang ditandai dengan kata kunci <text:span text:style-name="Source_20_Text">out</text:span>. Parameter <text:span text:style-name="Source_20_Text">out</text:span> juga merupakan mekanisme <text:span text:style-name="Emphasis">pass-by-reference</text:span>, mirip dengan <text:span text:style-name="Source_20_Text">var</text:span>, tetapi dengan semantik yang sedikit berbeda dan tujuan yang lebih spesifik.</text:p>
            <text:p text:style-name="Text_20_body"><text:span text:style-name="Strong_20_Emphasis">Sintaks:</text:span></text:p>
            <text:p text:style-name="Text_20_body">Anda mendeklarasikan parameter output dengan menambahkan kata kunci <text:span text:style-name="Source_20_Text">out</text:span> sebelum nama parameter:</text:p>
            <text:p text:style-name="Text_20_body">Delphi</text:p>
            <text:p text:style-name="Preformatted_20_Text"><text:span text:style-name="Source_20_Text">procedure NamaSubrutin(out NamaParamOutput: TipeData1; ParamLain: TipeData2);</text:span></text:p>
            <text:p text:style-name="P77"><text:span text:style-name="Source_20_Text">// <text:s text:c="21"/>^--- Parameter 1 adalah Out Parameter</text:span></text:p>
            <text:p text:style-name="Text_20_body"><text:span text:style-name="Strong_20_Emphasis">Mekanisme Kerja dan Perbedaan Kunci dari </text:span><text:span text:style-name="Strong_20_Emphasis"><text:span text:style-name="Source_20_Text">var</text:span></text:span><text:span text:style-name="Strong_20_Emphasis">:</text:span></text:p>
            <text:list xml:id="list5498015330967549447" text:style-name="L120">
              <text:list-item>
                <text:p text:style-name="P543"><text:span text:style-name="Strong_20_Emphasis">Pass-by-Reference:</text:span> Sama seperti <text:span text:style-name="Source_20_Text">var</text:span>, parameter <text:span text:style-name="Source_20_Text">out</text:span> menerima <text:span text:style-name="Strong_20_Emphasis">referensi (alamat memori)</text:span> ke variabel asli milik pemanggil. Modifikasi pada parameter <text:span text:style-name="Source_20_Text">out</text:span> di dalam subrutin akan <text:span text:style-name="Strong_20_Emphasis">langsung mengubah</text:span> variabel asli di pemanggil. </text:p>
              </text:list-item>
              <text:list-item>
                <text:p text:style-name="P543"><text:span text:style-name="Strong_20_Emphasis">Nilai Awal Tidak Relevan (Undefined):</text:span> Ini adalah perbedaan <text:span text:style-name="Strong_20_Emphasis">fundamental</text:span> dari <text:span text:style-name="Source_20_Text">var</text:span>. Ketika Anda memanggil subrutin dengan parameter <text:span text:style-name="Source_20_Text">out</text:span>, nilai <text:span text:style-name="Emphasis">awal</text:span> dari variabel yang Anda teruskan dianggap <text:span text:style-name="Strong_20_Emphasis">tidak relevan</text:span> atau <text:span text:style-name="Strong_20_Emphasis">tidak terdefinisi (undefined)</text:span> oleh subrutin tersebut. Kompiler bahkan mungkin tidak meneruskan nilai awal tersebut sama sekali untuk optimasi. </text:p>
              </text:list-item>
              <text:list-item>
                <text:p text:style-name="P277"><text:span text:style-name="Strong_20_Emphasis">Tujuan Murni Output:</text:span> Parameter <text:span text:style-name="Source_20_Text">out</text:span> secara semantik dimaksudkan <text:span text:style-name="Strong_20_Emphasis">hanya sebagai saluran untuk mengeluarkan (output)</text:span> nilai dari subrutin kembali ke pemanggil. Subrutin yang menerima parameter <text:span text:style-name="Source_20_Text">out</text:span> <text:span text:style-name="Strong_20_Emphasis">diharapkan (dan secara praktik wajib)</text:span> untuk menugaskan (assign) sebuah nilai ke parameter tersebut sebelum subrutin selesai dieksekusi (jika alur eksekusi normal). </text:p>
              </text:list-item>
            </text:list>
            <text:p text:style-name="Text_20_body">Singkatnya:</text:p>
            <text:list xml:id="list4623528590776889834" text:style-name="L121">
              <text:list-item>
                <text:p text:style-name="P544"><text:span text:style-name="Source_20_Text">var</text:span>: Bisa untuk Input <text:span text:style-name="Strong_20_Emphasis">dan</text:span> Output (nilai awal penting). </text:p>
              </text:list-item>
              <text:list-item>
                <text:p text:style-name="P278"><text:span text:style-name="Source_20_Text">out</text:span>: Hanya untuk Output (nilai awal tidak penting, subrutin wajib mengisi). </text:p>
              </text:list-item>
            </text:list>
            <text:p text:style-name="Text_20_body"><text:span text:style-name="Strong_20_Emphasis">Kasus Penggunaan Umum:</text:span></text:p>
            <text:list xml:id="list4590728078774729464" text:style-name="L122">
              <text:list-item>
                <text:p text:style-name="P545"><text:soft-page-break/><text:span text:style-name="Strong_20_Emphasis">Mengembalikan Beberapa Nilai Hasil:</text:span> Seperti <text:span text:style-name="Source_20_Text">var</text:span>, <text:span text:style-name="Source_20_Text">out</text:span> dapat digunakan oleh prosedur untuk mengembalikan beberapa nilai. <text:span text:style-name="Source_20_Text">out</text:span> lebih cocok daripada <text:span text:style-name="Source_20_Text">var</text:span> jika nilai awal variabel penampung di sisi pemanggil memang tidak penting sama sekali bagi logika prosedur. </text:p>
              </text:list-item>
              <text:list-item>
                <text:p text:style-name="P545"><text:span text:style-name="Strong_20_Emphasis">Fungsi dengan Indikator Sukses + Hasil:</text:span> Pola yang sangat umum adalah membuat sebuah fungsi yang mengembalikan <text:span text:style-name="Source_20_Text">Boolean</text:span> untuk menandakan apakah operasi berhasil, dan mengembalikan hasil aktual (jika berhasil) melalui parameter <text:span text:style-name="Source_20_Text">out</text:span>. Ini sering ditemui pada fungsi <text:span text:style-name="Source_20_Text">Try...</text:span> (misalnya, mencoba mengkonversi string ke angka). </text:p>
              </text:list-item>
              <text:list-item>
                <text:p text:style-name="P279"><text:span text:style-name="Strong_20_Emphasis">Interoperabilitas API:</text:span> Beberapa API eksternal (misalnya, beberapa fungsi Windows API atau library C) secara eksplisit mendefinisikan parameter sebagai output murni. Menggunakan <text:span text:style-name="Source_20_Text">out</text:span> di deklarasi <text:span text:style-name="Source_20_Text">external</text:span> Pascal memberikan pemetaan semantik yang lebih akurat. </text:p>
              </text:list-item>
            </text:list>
            <text:p text:style-name="Text_20_body"><text:span text:style-name="Strong_20_Emphasis">Contoh Demonstrasi:</text:span></text:p>
            <text:list xml:id="list8490932693592962642" text:style-name="L123">
              <text:list-item>
                <text:p text:style-name="P546"><text:span text:style-name="Strong_20_Emphasis">Contoh 1: Pola </text:span><text:span text:style-name="Strong_20_Emphasis"><text:span text:style-name="Source_20_Text">TryParse</text:span></text:span> </text:p>
                <text:p text:style-name="P280">Delphi</text:p>
                <text:p text:style-name="P40"><text:span text:style-name="Source_20_Text">program TestTryParse;</text:span></text:p>
                <text:p text:style-name="P40"><text:span text:style-name="Source_20_Text">uses SysUtils;</text:span></text:p>
                <text:p text:style-name="P40"/>
                <text:p text:style-name="P40"><text:span text:style-name="Source_20_Text">// Fungsi mencoba konversi string ke Integer.</text:span></text:p>
                <text:p text:style-name="P40"><text:span text:style-name="Source_20_Text">// Mengembalikan True jika sukses, False jika gagal.</text:span></text:p>
                <text:p text:style-name="P40"><text:span text:style-name="Source_20_Text">// Hasil konversi (jika sukses) dikembalikan via parameter 'out'.</text:span></text:p>
                <text:p text:style-name="P40"><text:span text:style-name="Source_20_Text">function TryStringToInt(const InputStr: string; out Value: Integer): Boolean;</text:span></text:p>
                <text:p text:style-name="P40"><text:span text:style-name="Source_20_Text">var</text:span></text:p>
                <text:p text:style-name="P40"><text:span text:style-name="Source_20_Text"><text:s text:c="2"/>ErrCode: Integer;</text:span></text:p>
                <text:p text:style-name="P40"><text:span text:style-name="Source_20_Text">begin</text:span></text:p>
                <text:p text:style-name="P40"><text:span text:style-name="Source_20_Text"><text:s text:c="2"/>Val(InputStr, Value, ErrCode); // Fungsi Val mengisi Value dan ErrCode</text:span></text:p>
                <text:p text:style-name="P40"><text:span text:style-name="Source_20_Text"><text:s text:c="33"/>// Nilai awal 'Value' tidak penting bagi Val</text:span></text:p>
                <text:p text:style-name="P40"/>
                <text:p text:style-name="P40"><text:span text:style-name="Source_20_Text"><text:s text:c="2"/>Result := (ErrCode = 0); // True jika tidak ada error konversi</text:span></text:p>
                <text:p text:style-name="P40"/>
                <text:p text:style-name="P40"><text:span text:style-name="Source_20_Text"><text:s text:c="2"/>// Jika Result = False, nilai 'Value' tidak dijamin/tidak relevan</text:span></text:p>
                <text:p text:style-name="P40"><text:span text:style-name="Source_20_Text">end;</text:span></text:p>
                <text:p text:style-name="P40"/>
                <text:p text:style-name="P40"><text:span text:style-name="Source_20_Text">var</text:span></text:p>
                <text:p text:style-name="P40"><text:span text:style-name="Source_20_Text"><text:s text:c="2"/>TextInput: string;</text:span></text:p>
                <text:p text:style-name="P40"><text:span text:style-name="Source_20_Text"><text:s text:c="2"/>Angka: Integer; // Nilai awal Angka tidak masalah</text:span></text:p>
                <text:p text:style-name="P40"><text:span text:style-name="Source_20_Text"><text:s text:c="2"/>Berhasil: Boolean;</text:span></text:p>
                <text:p text:style-name="P40"><text:span text:style-name="Source_20_Text">begin</text:span></text:p>
                <text:p text:style-name="P40"><text:span text:style-name="Source_20_Text"><text:s text:c="2"/>TextInput := '456';</text:span></text:p>
                <text:p text:style-name="P40"><text:span text:style-name="Source_20_Text"><text:s text:c="2"/>Berhasil := TryStringToInt(TextInput, Angka);</text:span></text:p>
                <text:p text:style-name="P40"><text:span text:style-name="Source_20_Text"><text:s text:c="2"/>if Berhasil then</text:span></text:p>
                <text:p text:style-name="P40"><text:span text:style-name="Source_20_Text"><text:s text:c="4"/>WriteLn('String "', TextInput, '" berhasil dikonversi </text:span><text:soft-page-break/><text:span text:style-name="Source_20_Text">menjadi: ', Angka) // Output: 456</text:span></text:p>
                <text:p text:style-name="P40"><text:span text:style-name="Source_20_Text"><text:s text:c="2"/>else</text:span></text:p>
                <text:p text:style-name="P40"><text:span text:style-name="Source_20_Text"><text:s text:c="4"/>WriteLn('String "', TextInput, '" gagal dikonversi.');</text:span></text:p>
                <text:p text:style-name="P40"/>
                <text:p text:style-name="P40"><text:span text:style-name="Source_20_Text"><text:s text:c="2"/>TextInput := 'xyz';</text:span></text:p>
                <text:p text:style-name="P40"><text:span text:style-name="Source_20_Text"><text:s text:c="2"/>Berhasil := TryStringToInt(TextInput, Angka);</text:span></text:p>
                <text:p text:style-name="P40"><text:span text:style-name="Source_20_Text"><text:s text:c="2"/>if Berhasil then</text:span></text:p>
                <text:p text:style-name="P40"><text:span text:style-name="Source_20_Text"><text:s text:c="4"/>WriteLn('String "', TextInput, '" berhasil dikonversi menjadi: ', Angka)</text:span></text:p>
                <text:p text:style-name="P40"><text:span text:style-name="Source_20_Text"><text:s text:c="2"/>else</text:span></text:p>
                <text:p text:style-name="P40"><text:span text:style-name="Source_20_Text"><text:s text:c="4"/>WriteLn('String "', TextInput, '" gagal dikonversi.'); // Output: gagal</text:span></text:p>
                <text:p text:style-name="P117"><text:span text:style-name="Source_20_Text">end.</text:span></text:p>
              </text:list-item>
              <text:list-item>
                <text:p text:style-name="P546"><text:span text:style-name="Strong_20_Emphasis">Contoh 2: Prosedur Mengembalikan Beberapa Info</text:span> </text:p>
                <text:p text:style-name="P280">Delphi</text:p>
                <text:p text:style-name="P40"><text:span text:style-name="Source_20_Text">procedure GetUserInfo(UserID: Integer; out UserName: string; out IsAdmin: Boolean);</text:span></text:p>
                <text:p text:style-name="P40"><text:span text:style-name="Source_20_Text">// Nilai awal UserName dan IsAdmin dari pemanggil diabaikan.</text:span></text:p>
                <text:p text:style-name="P40"><text:span text:style-name="Source_20_Text">begin</text:span></text:p>
                <text:p text:style-name="P40"><text:span text:style-name="Source_20_Text"><text:s text:c="2"/>// Logika lookup ke database berdasarkan UserID...</text:span></text:p>
                <text:p text:style-name="P40"><text:span text:style-name="Source_20_Text"><text:s text:c="2"/>// Anggap data ditemukan:</text:span></text:p>
                <text:p text:style-name="P40"><text:span text:style-name="Source_20_Text"><text:s text:c="2"/>UserName := 'Nama Pengguna Dari DB'; // Wajib diisi</text:span></text:p>
                <text:p text:style-name="P40"><text:span text:style-name="Source_20_Text"><text:s text:c="2"/>IsAdmin := True; // Wajib diisi</text:span></text:p>
                <text:p text:style-name="P40"><text:span text:style-name="Source_20_Text">end;</text:span></text:p>
                <text:p text:style-name="P40"/>
                <text:p text:style-name="P40"><text:span text:style-name="Source_20_Text">var UName: string; AdminStatus: Boolean;</text:span></text:p>
                <text:p text:style-name="P40"><text:span text:style-name="Source_20_Text">begin</text:span></text:p>
                <text:p text:style-name="P40"><text:span text:style-name="Source_20_Text"><text:s text:c="3"/>GetUserInfo(101, UName, AdminStatus);</text:span></text:p>
                <text:p text:style-name="P40"><text:span text:style-name="Source_20_Text"><text:s text:c="3"/>WriteLn('User: ', UName, ', Admin: ', AdminStatus);</text:span></text:p>
                <text:p text:style-name="P117"><text:span text:style-name="Source_20_Text">end.</text:span></text:p>
              </text:list-item>
            </text:list>
            <text:p text:style-name="Text_20_body"><text:span text:style-name="Strong_20_Emphasis">Perbandingan dengan Bahasa Lain:</text:span></text:p>
            <text:list xml:id="list5138502574108526311" text:style-name="L124">
              <text:list-item>
                <text:p text:style-name="P547"><text:span text:style-name="Strong_20_Emphasis">C# </text:span><text:span text:style-name="Strong_20_Emphasis"><text:span text:style-name="Source_20_Text">out</text:span></text:span><text:span text:style-name="Strong_20_Emphasis">:</text:span> Konsep dan penggunaan <text:span text:style-name="Source_20_Text">out</text:span> di Free Pascal <text:span text:style-name="Strong_20_Emphasis">sangat mirip</text:span> dengan kata kunci <text:span text:style-name="Source_20_Text">out</text:span> di C#. Keduanya menandakan parameter output by reference yang nilai awalnya diabaikan dan harus diisi oleh metode/prosedur yang dipanggil. </text:p>
              </text:list-item>
              <text:list-item>
                <text:p text:style-name="P547"><text:span text:style-name="Strong_20_Emphasis">C Pass-by-Pointer untuk Output:</text:span> Di C, cara umum untuk "mengembalikan" nilai melalui parameter adalah dengan meneruskan pointer ke variabel (<text:span text:style-name="Source_20_Text">&amp;variabel</text:span>). Fungsi C kemudian menulis ke lokasi memori yang ditunjuk pointer tersebut (<text:span text:style-name="Source_20_Text">*ptr = nilaiBaru;</text:span>). Parameter <text:span text:style-name="Source_20_Text">out</text:span> (dan <text:span text:style-name="Source_20_Text">var</text:span>) di Pascal menyediakan abstraksi tingkat tinggi untuk pola ini, menyembunyikan detail pointer dari programmer. </text:p>
              </text:list-item>
              <text:list-item>
                <text:p text:style-name="P281"><text:span text:style-name="Strong_20_Emphasis">FPC </text:span><text:span text:style-name="Strong_20_Emphasis"><text:span text:style-name="Source_20_Text">var</text:span></text:span><text:span text:style-name="Strong_20_Emphasis">:</text:span> Ingat kembali perbedaannya: gunakan <text:span text:style-name="Source_20_Text">var</text:span> jika nilai awal argumen penting dan mungkin akan dibaca <text:span text:style-name="Emphasis">sebelum</text:span> dimodifikasi oleh subrutin. Gunakan <text:span text:style-name="Source_20_Text">out</text:span> jika subrutin hanya bertugas mengisi nilai baru tanpa peduli nilai awalnya. Memilih <text:span text:style-name="Source_20_Text">out</text:span> jika sesuai dapat sedikit meningkatkan kejelasan tentang tujuan parameter tersebut. </text:p>
              </text:list-item>
            </text:list>
            <text:p text:style-name="Text_20_body"><text:soft-page-break/>Parameter <text:span text:style-name="Source_20_Text">out</text:span> adalah alat yang berguna untuk desain API yang jelas ketika parameter dimaksudkan murni sebagai output, dan juga penting untuk interoperabilitas dengan beberapa platform atau bahasa lain.</text:p>
          </text:section>
          <text:section text:style-name="Sect1" text:name="feedback-form-67">
            <text:p text:style-name="P443"/>
          </text:section>
        </text:section>
        <text:section text:style-name="Sect1" text:name="7d290a6fa00326c1">
          <text:p text:style-name="Text_20_body"/>
          <text:section text:style-name="Sect1" text:name="user-query-content-68">
            <text:p text:style-name="P705">yax </text:p>
          </text:section>
          <text:p text:style-name="P443">Tampilkan alur berpikir</text:p>
          <text:section text:style-name="Sect2" text:name="model-response-message-contentr_7d290a6fa00326c1">
            <text:p text:style-name="Text_20_body">Baik, saya akan melanjutkan dengan jawaban untuk prompt <text:span text:style-name="Strong_20_Emphasis">Sub-sub-bab 7.2.5: Perbandingan dan Panduan Pemilihan Mode Parameter</text:span>.</text:p>
            <text:p text:style-name="Horizontal_20_Line"/>
            <text:p text:style-name="Text_20_body"><text:span text:style-name="Strong_20_Emphasis">(Jawaban untuk Prompt Sub-sub-bab 7.2.5)</text:span></text:p>
            <text:h text:style-name="Heading_20_4" text:outline-level="4">7.2.5 Perbandingan dan Panduan Pemilihan Mode Parameter</text:h>
            <text:p text:style-name="Text_20_body">Free Pascal menyediakan empat mekanisme berbeda untuk meneruskan parameter ke prosedur dan fungsi: <text:span text:style-name="Source_20_Text">value</text:span> (default), <text:span text:style-name="Source_20_Text">var</text:span>, <text:span text:style-name="Source_20_Text">const</text:span>, dan <text:span text:style-name="Source_20_Text">out</text:span>. Memilih mode yang tepat bukan hanya soal sintaks, tetapi juga memengaruhi perilaku program, efisiensi, keamanan, dan kejelasan maksud kode Anda. Berikut adalah ringkasan perbandingan dan panduan untuk membantu Anda memilih mode yang paling sesuai.</text:p>
            <text:p text:style-name="Text_20_body"><text:span text:style-name="Strong_20_Emphasis">Tabel Perbandingan Mode Parameter FPC</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Fitur Kunci</text:p>
                </table:table-cell>
                <table:table-cell table:style-name="Table4.A1" office:value-type="string">
                  <text:p text:style-name="P1"><text:span text:style-name="Source_20_Text">value</text:span> (Default)</text:p>
                </table:table-cell>
                <table:table-cell table:style-name="Table4.A1" office:value-type="string">
                  <text:p text:style-name="P1"><text:span text:style-name="Source_20_Text">var</text:span></text:p>
                </table:table-cell>
                <table:table-cell table:style-name="Table4.A1" office:value-type="string">
                  <text:p text:style-name="P1"><text:span text:style-name="Source_20_Text">const</text:span></text:p>
                </table:table-cell>
                <table:table-cell table:style-name="Table4.A1" office:value-type="string">
                  <text:p text:style-name="P1"><text:span text:style-name="Source_20_Text">out</text:span></text:p>
                </table:table-cell>
              </table:table-row>
              <table:table-row>
                <table:table-cell table:style-name="Table4.A1" office:value-type="string">
                  <text:p text:style-name="P2"><text:span text:style-name="Strong_20_Emphasis">Kata Kunci</text:span></text:p>
                </table:table-cell>
                <table:table-cell table:style-name="Table4.A1" office:value-type="string">
                  <text:p text:style-name="P2">(Tidak ada)</text:p>
                </table:table-cell>
                <table:table-cell table:style-name="Table4.A1" office:value-type="string">
                  <text:p text:style-name="P2"><text:span text:style-name="Source_20_Text">var</text:span></text:p>
                </table:table-cell>
                <table:table-cell table:style-name="Table4.A1" office:value-type="string">
                  <text:p text:style-name="P2"><text:span text:style-name="Source_20_Text">const</text:span></text:p>
                </table:table-cell>
                <table:table-cell table:style-name="Table4.A1" office:value-type="string">
                  <text:p text:style-name="P2"><text:span text:style-name="Source_20_Text">out</text:span></text:p>
                </table:table-cell>
              </table:table-row>
              <table:table-row>
                <table:table-cell table:style-name="Table4.A1" office:value-type="string">
                  <text:p text:style-name="P2"><text:span text:style-name="Strong_20_Emphasis">Mekanisme Dasar</text:span></text:p>
                </table:table-cell>
                <table:table-cell table:style-name="Table4.A1" office:value-type="string">
                  <text:p text:style-name="P2">Salinan Nilai</text:p>
                </table:table-cell>
                <table:table-cell table:style-name="Table4.A1" office:value-type="string">
                  <text:p text:style-name="P2">Referensi (Alamat)</text:p>
                </table:table-cell>
                <table:table-cell table:style-name="Table4.A1" office:value-type="string">
                  <text:p text:style-name="P2">Referensi (Read-Only) <text:span text:style-name="Emphasis">[1]</text:span></text:p>
                </table:table-cell>
                <table:table-cell table:style-name="Table4.A1" office:value-type="string">
                  <text:p text:style-name="P2">Referensi (Alamat)</text:p>
                </table:table-cell>
              </table:table-row>
              <table:table-row>
                <table:table-cell table:style-name="Table4.A1" office:value-type="string">
                  <text:p text:style-name="P2"><text:span text:style-name="Strong_20_Emphasis">Arah Data Utama</text:span></text:p>
                </table:table-cell>
                <table:table-cell table:style-name="Table4.A1" office:value-type="string">
                  <text:p text:style-name="P2">Input</text:p>
                </table:table-cell>
                <table:table-cell table:style-name="Table4.A1" office:value-type="string">
                  <text:p text:style-name="P2">Input &amp; Output</text:p>
                </table:table-cell>
                <table:table-cell table:style-name="Table4.A1" office:value-type="string">
                  <text:p text:style-name="P2">Input</text:p>
                </table:table-cell>
                <table:table-cell table:style-name="Table4.A1" office:value-type="string">
                  <text:p text:style-name="P2">Output</text:p>
                </table:table-cell>
              </table:table-row>
              <table:table-row>
                <table:table-cell table:style-name="Table4.A1" office:value-type="string">
                  <text:p text:style-name="P2"><text:span text:style-name="Strong_20_Emphasis">Nilai Awal Argumen Relevan?</text:span></text:p>
                </table:table-cell>
                <table:table-cell table:style-name="Table4.A1" office:value-type="string">
                  <text:p text:style-name="P2">Ya (Disalin &amp; dibaca)</text:p>
                </table:table-cell>
                <table:table-cell table:style-name="Table4.A1" office:value-type="string">
                  <text:p text:style-name="P2">Ya (Bisa dibaca &amp; diubah)</text:p>
                </table:table-cell>
                <table:table-cell table:style-name="Table4.A1" office:value-type="string">
                  <text:p text:style-name="P2">Ya (Bisa dibaca)</text:p>
                </table:table-cell>
                <table:table-cell table:style-name="Table4.A1" office:value-type="string">
                  <text:p text:style-name="P2"><text:span text:style-name="Strong_20_Emphasis">Tidak</text:span> (Diabaikan)</text:p>
                </table:table-cell>
              </table:table-row>
              <table:table-row>
                <table:table-cell table:style-name="Table4.A1" office:value-type="string">
                  <text:p text:style-name="P2"><text:span text:style-name="Strong_20_Emphasis">Modifikasi Argumen Asli?</text:span></text:p>
                </table:table-cell>
                <table:table-cell table:style-name="Table4.A1" office:value-type="string">
                  <text:p text:style-name="P2"><text:span text:style-name="Strong_20_Emphasis">Tidak</text:span></text:p>
                </table:table-cell>
                <table:table-cell table:style-name="Table4.A1" office:value-type="string">
                  <text:p text:style-name="P2"><text:span text:style-name="Strong_20_Emphasis">Ya</text:span></text:p>
                </table:table-cell>
                <table:table-cell table:style-name="Table4.A1" office:value-type="string">
                  <text:p text:style-name="P2"><text:span text:style-name="Strong_20_Emphasis">Tidak</text:span> (Dicegah Kompiler)</text:p>
                </table:table-cell>
                <table:table-cell table:style-name="Table4.A1" office:value-type="string">
                  <text:p text:style-name="P2"><text:span text:style-name="Strong_20_Emphasis">Ya</text:span></text:p>
                </table:table-cell>
              </table:table-row>
              <table:table-row>
                <table:table-cell table:style-name="Table4.A1" office:value-type="string">
                  <text:p text:style-name="P2"><text:span text:style-name="Strong_20_Emphasis">Performa (untuk Tipe Besar)</text:span></text:p>
                </table:table-cell>
                <table:table-cell table:style-name="Table4.A1" office:value-type="string">
                  <text:p text:style-name="P2">Potensial Lambat (Copy)</text:p>
                </table:table-cell>
                <table:table-cell table:style-name="Table4.A1" office:value-type="string">
                  <text:p text:style-name="P2">Cepat (Referensi)</text:p>
                </table:table-cell>
                <table:table-cell table:style-name="Table4.A1" office:value-type="string">
                  <text:p text:style-name="P2"><text:span text:style-name="Strong_20_Emphasis">Cepat</text:span> (Referensi) <text:span text:style-name="Emphasis">[1]</text:span></text:p>
                </table:table-cell>
                <table:table-cell table:style-name="Table4.A1" office:value-type="string">
                  <text:p text:style-name="P2">Cepat (Referensi)</text:p>
                </table:table-cell>
              </table:table-row>
              <table:table-row>
                <table:table-cell table:style-name="Table4.A1" office:value-type="string">
                  <text:p text:style-name="P2"><text:span text:style-name="Strong_20_Emphasis">Kasus Penggunaan Tipikal</text:span></text:p>
                </table:table-cell>
                <table:table-cell table:style-name="Table4.A1" office:value-type="string">
                  <text:p text:style-name="P2">Input data sederhana; Menjamin <text:soft-page-break/>tidak ada side effect.</text:p>
                </table:table-cell>
                <table:table-cell table:style-name="Table4.A1" office:value-type="string">
                  <text:p text:style-name="P2">Perlu modifikasi data asli; Prosedur mengembalikan &gt;1 <text:soft-page-break/>hasil; Efisiensi I/O data besar.</text:p>
                </table:table-cell>
                <table:table-cell table:style-name="Table4.A1" office:value-type="string">
                  <text:p text:style-name="P2">Input data (terutama besar) yang tidak <text:soft-page-break/>boleh diubah; Keamanan; Dokumentasi intent; Efisiensi.</text:p>
                </table:table-cell>
                <table:table-cell table:style-name="Table4.A1" office:value-type="string">
                  <text:p text:style-name="P2">Output murni; Prosedur mengembalikan &gt;1 <text:soft-page-break/>hasil (nilai awal tak penting); Pola <text:span text:style-name="Source_20_Text">Try...</text:span>; Interop API.</text:p>
                </table:table-cell>
              </table:table-row>
            </table:table>
            <text:p text:style-name="Text_20_body">Ekspor ke Spreadsheet</text:p>
            <text:p text:style-name="Text_20_body"><text:span text:style-name="Emphasis">Catatan [1]:</text:span> Untuk parameter <text:span text:style-name="Source_20_Text">const</text:span>, kompiler <text:span text:style-name="Emphasis">dapat memilih</text:span> untuk meneruskan by reference (terutama untuk tipe besar seperti record/array) demi efisiensi, tetapi tetap <text:span text:style-name="Emphasis">menjamin</text:span> secara semantik bahwa parameter tersebut bersifat read-only di dalam subrutin. Untuk tipe kecil, mungkin diteruskan by value.</text:p>
            <text:p text:style-name="Text_20_body"><text:span text:style-name="Strong_20_Emphasis">Panduan Pemilihan Mode Parameter (untuk Programmer Berpengalaman)</text:span></text:p>
            <text:p text:style-name="Text_20_body">Berikut adalah panduan praktis untuk memilih mode parameter yang tepat di FPC:</text:p>
            <text:list xml:id="list7977793356841412285" text:style-name="L125">
              <text:list-item>
                <text:p text:style-name="P282"><text:span text:style-name="Strong_20_Emphasis">Mulai dengan Default (</text:span><text:span text:style-name="Strong_20_Emphasis"><text:span text:style-name="Source_20_Text">value</text:span></text:span><text:span text:style-name="Strong_20_Emphasis">): Kapan Digunakan?</text:span></text:p>
                <text:list>
                  <text:list-item>
                    <text:p text:style-name="P548">Gunakan mode default (tanpa kata kunci) untuk parameter <text:span text:style-name="Strong_20_Emphasis">input</text:span> yang tipenya <text:span text:style-name="Strong_20_Emphasis">relatif kecil</text:span> (Integer, Real, Boolean, Char, Enum, Record/Array kecil) DAN ketika Anda <text:span text:style-name="Strong_20_Emphasis">tidak</text:span> ingin subrutin dapat memodifikasi variabel asli milik pemanggil. Ini adalah pilihan paling aman dan paling umum untuk input sederhana. </text:p>
                  </text:list-item>
                </text:list>
              </text:list-item>
              <text:list-item>
                <text:p text:style-name="P282"><text:span text:style-name="Strong_20_Emphasis">Prioritaskan </text:span><text:span text:style-name="Strong_20_Emphasis"><text:span text:style-name="Source_20_Text">const</text:span></text:span><text:span text:style-name="Strong_20_Emphasis">: Kapan Digunakan?</text:span></text:p>
                <text:list>
                  <text:list-item>
                    <text:p text:style-name="P548">Gunakan <text:span text:style-name="Source_20_Text">const</text:span> untuk parameter <text:span text:style-name="Strong_20_Emphasis">input</text:span> yang nilainya <text:span text:style-name="Strong_20_Emphasis">tidak boleh diubah</text:span> oleh subrutin. </text:p>
                  </text:list-item>
                  <text:list-item>
                    <text:p text:style-name="P548"><text:span text:style-name="Strong_20_Emphasis">Sangat direkomendasikan</text:span> untuk tipe data <text:span text:style-name="Strong_20_Emphasis">besar</text:span> (Record, Array Statis besar) yang hanya perlu dibaca oleh subrutin. Ini memberikan <text:span text:style-name="Strong_20_Emphasis">keamanan</text:span> (mencegah modifikasi tak sengaja) DAN <text:span text:style-name="Strong_20_Emphasis">potensi efisiensi</text:span> (menghindari penyalinan data besar) dibandingkan <text:span text:style-name="Source_20_Text">value</text:span>. </text:p>
                  </text:list-item>
                  <text:list-item>
                    <text:p text:style-name="P548">Penggunaan <text:span text:style-name="Source_20_Text">const</text:span> juga secara eksplisit mendokumentasikan niat Anda bahwa parameter ini adalah input murni. Jadikan ini pilihan utama Anda untuk input read-only, terutama untuk tipe non-primitif. </text:p>
                  </text:list-item>
                </text:list>
              </text:list-item>
              <text:list-item>
                <text:p text:style-name="P282"><text:span text:style-name="Strong_20_Emphasis">Gunakan </text:span><text:span text:style-name="Strong_20_Emphasis"><text:span text:style-name="Source_20_Text">var</text:span></text:span><text:span text:style-name="Strong_20_Emphasis">: Kapan Digunakan?</text:span></text:p>
                <text:list>
                  <text:list-item>
                    <text:p text:style-name="P548">Gunakan <text:span text:style-name="Source_20_Text">var</text:span> ketika subrutin <text:span text:style-name="Strong_20_Emphasis">perlu memodifikasi variabel asli</text:span> milik pemanggil dan perubahan tersebut harus terlihat setelah subrutin selesai. </text:p>
                  </text:list-item>
                  <text:list-item>
                    <text:p text:style-name="P548">Gunakan ketika sebuah <text:span text:style-name="Strong_20_Emphasis">prosedur</text:span> perlu "mengembalikan" lebih dari satu nilai hasil. </text:p>
                  </text:list-item>
                  <text:list-item>
                    <text:p text:style-name="P548">Gunakan ketika Anda perlu meneruskan struktur data besar yang akan <text:span text:style-name="Strong_20_Emphasis">dibaca dan ditulis</text:span> oleh subrutin (meskipun meneruskan pointer atau menggunakan kelas mungkin alternatif yang lebih baik dalam beberapa kasus OOP). </text:p>
                  </text:list-item>
                  <text:list-item>
                    <text:p text:style-name="P548">Gunakan <text:span text:style-name="Source_20_Text">var</text:span> dengan hati-hati karena ia menciptakan potensi efek samping (side effects). </text:p>
                  </text:list-item>
                </text:list>
              </text:list-item>
              <text:list-item>
                <text:p text:style-name="P282"><text:span text:style-name="Strong_20_Emphasis">Gunakan </text:span><text:span text:style-name="Strong_20_Emphasis"><text:span text:style-name="Source_20_Text">out</text:span></text:span><text:span text:style-name="Strong_20_Emphasis">: Kapan Digunakan?</text:span></text:p>
                <text:list>
                  <text:list-item>
                    <text:p text:style-name="P548"><text:soft-page-break/>Gunakan <text:span text:style-name="Source_20_Text">out</text:span> ketika parameter dimaksudkan <text:span text:style-name="Strong_20_Emphasis">murni sebagai saluran output</text:span> dari subrutin, dan nilai awal variabel di sisi pemanggil sama sekali <text:span text:style-name="Strong_20_Emphasis">tidak relevan</text:span> bagi subrutin. </text:p>
                  </text:list-item>
                  <text:list-item>
                    <text:p text:style-name="P548">Sangat cocok untuk pola fungsi <text:span text:style-name="Source_20_Text">Try...</text:span> (misal, <text:span text:style-name="Source_20_Text">function TryParse(Input: string; out Result: Integer): Boolean;</text:span>). </text:p>
                  </text:list-item>
                  <text:list-item>
                    <text:p text:style-name="P548">Berguna untuk interoperabilitas dengan API eksternal yang secara spesifik mendefinisikan parameter output. </text:p>
                  </text:list-item>
                  <text:list-item>
                    <text:p text:style-name="P282">Jika nilai awal <text:span text:style-name="Emphasis">mungkin</text:span> relevan (meskipun akan ditimpa), <text:span text:style-name="Source_20_Text">var</text:span> mungkin sedikit lebih aman atau lebih jelas, tetapi <text:span text:style-name="Source_20_Text">out</text:span> secara eksplisit menyatakan "hanya output". </text:p>
                  </text:list-item>
                </text:list>
              </text:list-item>
            </text:list>
            <text:p text:style-name="Text_20_body"><text:span text:style-name="Strong_20_Emphasis">Kesimpulan:</text:span></text:p>
            <text:p text:style-name="Text_20_body">Memilih mode parameter yang tepat di Free Pascal bukan hanya tentang membuat kode berjalan, tetapi tentang menulis kode yang <text:span text:style-name="Strong_20_Emphasis">aman, efisien, dan komunikatif</text:span>. Menggunakan <text:span text:style-name="Source_20_Text">const</text:span> untuk input read-only, <text:span text:style-name="Source_20_Text">var</text:span> untuk input/output yang dapat dimodifikasi, dan <text:span text:style-name="Source_20_Text">out</text:span> untuk output murni (selain <text:span text:style-name="Source_20_Text">value</text:span> untuk input sederhana) akan membuat niat Anda lebih jelas bagi kompiler (untuk potensi optimasi) dan bagi programmer lain (atau diri Anda sendiri di masa depan) yang membaca kode Anda.</text:p>
          </text:section>
          <text:section text:style-name="Sect1" text:name="feedback-form-68">
            <text:p text:style-name="P443"/>
          </text:section>
        </text:section>
        <text:section text:style-name="Sect1" text:name="01a8c1ac7236fb15">
          <text:p text:style-name="Text_20_body"/>
          <text:section text:style-name="Sect1" text:name="user-query-content-69">
            <text:p text:style-name="P705">yax </text:p>
          </text:section>
          <text:p text:style-name="P443">Tampilkan alur berpikir</text:p>
          <text:section text:style-name="Sect2" text:name="model-response-message-contentr_01a8c1ac7236fb15">
            <text:p text:style-name="P443"/>
          </text:section>
          <text:section text:style-name="Sect1" text:name="feedback-form-69">
            <text:p text:style-name="P443"/>
          </text:section>
        </text:section>
        <text:section text:style-name="Sect1" text:name="03f55fd567343662">
          <text:p text:style-name="Text_20_body"/>
          <text:section text:style-name="Sect1" text:name="user-query-content-70">
            <text:p text:style-name="P705">present it </text:p>
          </text:section>
          <text:p text:style-name="P443">Tampilkan alur berpikir</text:p>
          <text:section text:style-name="Sect2" text:name="model-response-message-contentr_03f55fd567343662">
            <text:p text:style-name="Text_20_body">Baik, saya akan menyajikan jawaban untuk prompt <text:span text:style-name="Strong_20_Emphasis">Sub-bab 7.3: Lingkup (Scope) Variabel: Lokal, Global, dan Bersarang</text:span>.</text:p>
            <text:p text:style-name="Horizontal_20_Line"/>
            <text:p text:style-name="Text_20_body"><text:span text:style-name="Strong_20_Emphasis">(Jawaban untuk Prompt Sub-bab 7.3)</text:span></text:p>
            <text:h text:style-name="Heading_20_3" text:outline-level="3">7.3 Lingkup (Scope) Variabel: Lokal, Global, dan Bersarang</text:h>
            <text:p text:style-name="Text_20_body">Dalam pemrograman, <text:span text:style-name="Strong_20_Emphasis">lingkup (scope)</text:span> sebuah identifier (seperti variabel, konstanta, atau tipe) merujuk pada bagian dari kode program di mana identifier tersebut <text:span text:style-name="Emphasis">dikenali</text:span> (visible) dan dapat <text:span text:style-name="Emphasis">diakses</text:span>. Memahami aturan scope sangat penting untuk mengorganisir kode, mencegah konflik penamaan, dan mengelola lifetime data secara efektif. Free Pascal memiliki aturan scope yang jelas, membedakan antara lingkup global, lokal, dan bersarang.</text:p>
            <text:p text:style-name="Text_20_body"><text:soft-page-break/><text:span text:style-name="Strong_20_Emphasis">1. Variabel Global (Global Variables)</text:span></text:p>
            <text:list xml:id="list159414497084325779" text:style-name="L126">
              <text:list-item>
                <text:p text:style-name="P549"><text:span text:style-name="Strong_20_Emphasis">Deklarasi:</text:span> Variabel global dideklarasikan di bagian <text:span text:style-name="Source_20_Text">var</text:span> utama dari sebuah file program (<text:span text:style-name="Source_20_Text">.lpr</text:span>) atau di bagian <text:span text:style-name="Source_20_Text">interface</text:span> atau <text:span text:style-name="Source_20_Text">implementation</text:span> sebuah unit (<text:span text:style-name="Source_20_Text">.pas</text:span>/<text:span text:style-name="Source_20_Text">.pp</text:span>). </text:p>
                <text:list>
                  <text:list-item>
                    <text:p text:style-name="P549">Variabel di <text:span text:style-name="Source_20_Text">interface</text:span> unit: Terlihat oleh unit itu sendiri <text:span text:style-name="Emphasis">dan</text:span> oleh unit/program lain yang menggunakan (<text:span text:style-name="Source_20_Text">uses</text:span>) unit tersebut. Benar-benar global bagi pengguna unit. </text:p>
                  </text:list-item>
                  <text:list-item>
                    <text:p text:style-name="P549">Variabel di <text:span text:style-name="Source_20_Text">implementation</text:span> unit: Hanya terlihat <text:span text:style-name="Emphasis">di dalam</text:span> unit tersebut (termasuk semua prosedur/fungsi di dalamnya), tetapi tersembunyi dari unit/program lain yang menggunakannya. Bersifat global <text:span text:style-name="Emphasis">internal</text:span> untuk unit. </text:p>
                  </text:list-item>
                  <text:list-item>
                    <text:p text:style-name="P549">Variabel di program utama: Terlihat di seluruh file program utama, termasuk semua prosedur/fungsi yang didefinisikan di dalamnya (kecuali di-shadow). </text:p>
                  </text:list-item>
                </text:list>
              </text:list-item>
              <text:list-item>
                <text:p text:style-name="P549"><text:span text:style-name="Strong_20_Emphasis">Visibilitas:</text:span> Dapat diakses dari titik deklarasinya hingga akhir lingkupnya (akhir program atau unit), termasuk di dalam semua prosedur dan fungsi yang didefinisikan dalam lingkup tersebut, <text:span text:style-name="Emphasis">kecuali</text:span> jika ada variabel lokal dengan nama yang sama (lihat Shadowing). </text:p>
              </text:list-item>
              <text:list-item>
                <text:p text:style-name="P549"><text:span text:style-name="Strong_20_Emphasis">Lifetime (Masa Hidup):</text:span> Memori untuk variabel global dialokasikan ketika program atau unit dimuat, dan tetap ada selama <text:span text:style-name="Strong_20_Emphasis">seluruh durasi eksekusi program</text:span>. Nilainya <text:span text:style-name="Strong_20_Emphasis">persisten</text:span> antar pemanggilan prosedur atau fungsi. </text:p>
              </text:list-item>
              <text:list-item>
                <text:p text:style-name="P549"><text:span text:style-name="Strong_20_Emphasis">Potensi Masalah (Peringatan):</text:span> Penggunaan variabel global secara berlebihan dianggap sebagai praktik pemrograman yang buruk karena: </text:p>
                <text:list>
                  <text:list-item>
                    <text:p text:style-name="P549"><text:span text:style-name="Strong_20_Emphasis">Mengurangi Modularitas:</text:span> Subrutin menjadi bergantung pada state eksternal (global), membuatnya sulit untuk diuji, dipahami, dan digunakan kembali secara independen. </text:p>
                  </text:list-item>
                  <text:list-item>
                    <text:p text:style-name="P549"><text:span text:style-name="Strong_20_Emphasis">Efek Samping (Side Effects):</text:span> Sulit melacak bagian kode mana yang memodifikasi variabel global, yang dapat menyebabkan bug yang sulit didiagnosis. Melanggar prinsip enkapsulasi. </text:p>
                  </text:list-item>
                  <text:list-item>
                    <text:p text:style-name="P549"><text:span text:style-name="Strong_20_Emphasis">Konflik Penamaan:</text:span> Meningkatkan kemungkinan bentrokan nama identifier. </text:p>
                  </text:list-item>
                  <text:list-item>
                    <text:p text:style-name="P549"><text:span text:style-name="Strong_20_Emphasis">Masalah Konkurensi:</text:span> Lebih sulit dikelola dengan aman dalam aplikasi multi-threaded. </text:p>
                  </text:list-item>
                  <text:list-item>
                    <text:p text:style-name="P549"><text:span text:style-name="Strong_20_Emphasis">Alternatif:</text:span> Lebih baik meneruskan data melalui parameter atau menggunakan struktur data/objek untuk mengelola state. </text:p>
                  </text:list-item>
                </text:list>
              </text:list-item>
              <text:list-item>
                <text:p text:style-name="P549"><text:span text:style-name="Strong_20_Emphasis">Contoh:</text:span> </text:p>
                <text:p text:style-name="P283">Delphi</text:p>
                <text:p text:style-name="P41"><text:span text:style-name="Source_20_Text">program GlobalVarTest;</text:span></text:p>
                <text:p text:style-name="P41"><text:span text:style-name="Source_20_Text">var</text:span></text:p>
                <text:p text:style-name="P41"><text:span text:style-name="Source_20_Text"><text:s text:c="2"/>CounterGlobal: Integer = 0; // Variabel global</text:span></text:p>
                <text:p text:style-name="P41"/>
                <text:p text:style-name="P41"><text:span text:style-name="Source_20_Text">procedure IncrementCounter;</text:span></text:p>
                <text:p text:style-name="P41"><text:span text:style-name="Source_20_Text">begin</text:span></text:p>
                <text:p text:style-name="P41"><text:span text:style-name="Source_20_Text"><text:s text:c="2"/>Inc(CounterGlobal); // Mengakses dan memodifikasi var global</text:span></text:p>
                <text:p text:style-name="P41"><text:soft-page-break/><text:span text:style-name="Source_20_Text">end;</text:span></text:p>
                <text:p text:style-name="P41"/>
                <text:p text:style-name="P41"><text:span text:style-name="Source_20_Text">begin</text:span></text:p>
                <text:p text:style-name="P41"><text:span text:style-name="Source_20_Text"><text:s text:c="2"/>WriteLn('Counter awal: ', CounterGlobal); // Output: 0</text:span></text:p>
                <text:p text:style-name="P41"><text:span text:style-name="Source_20_Text"><text:s text:c="2"/>IncrementCounter;</text:span></text:p>
                <text:p text:style-name="P41"><text:span text:style-name="Source_20_Text"><text:s text:c="2"/>IncrementCounter;</text:span></text:p>
                <text:p text:style-name="P41"><text:span text:style-name="Source_20_Text"><text:s text:c="2"/>WriteLn('Counter akhir: ', CounterGlobal); // Output: 2</text:span></text:p>
                <text:p text:style-name="P118"><text:span text:style-name="Source_20_Text">end.</text:span></text:p>
              </text:list-item>
            </text:list>
            <text:p text:style-name="Text_20_body"><text:span text:style-name="Strong_20_Emphasis">2. Variabel Lokal (Local Variables)</text:span></text:p>
            <text:list xml:id="list3504710105405732860" text:style-name="L127">
              <text:list-item>
                <text:p text:style-name="P550"><text:span text:style-name="Strong_20_Emphasis">Deklarasi:</text:span> Variabel lokal dideklarasikan di dalam blok deklarasi <text:span text:style-name="Source_20_Text">var</text:span> yang terletak <text:span text:style-name="Strong_20_Emphasis">di dalam</text:span> sebuah prosedur atau fungsi. </text:p>
              </text:list-item>
              <text:list-item>
                <text:p text:style-name="P550"><text:span text:style-name="Strong_20_Emphasis">Visibilitas:</text:span> Hanya dikenali dan dapat diakses <text:span text:style-name="Strong_20_Emphasis">di dalam badan (</text:span><text:span text:style-name="Strong_20_Emphasis"><text:span text:style-name="Source_20_Text">begin..end;</text:span></text:span><text:span text:style-name="Strong_20_Emphasis">) prosedur atau fungsi</text:span> tempat ia dideklarasikan (dan oleh subrutin yang bersarang di dalamnya). Kode di luar subrutin tersebut tidak dapat melihat atau mengakses variabel lokal ini. </text:p>
              </text:list-item>
              <text:list-item>
                <text:p text:style-name="P550"><text:span text:style-name="Strong_20_Emphasis">Lifetime (Masa Hidup):</text:span> Memori untuk variabel lokal (biasanya) dialokasikan di <text:span text:style-name="Strong_20_Emphasis">stack</text:span> ketika subrutin dipanggil. Variabel ini hanya <text:span text:style-name="Strong_20_Emphasis">hidup selama eksekusi subrutin tersebut</text:span>. Ketika subrutin selesai dan kembali ke pemanggil, memori untuk variabel lokalnya <text:span text:style-name="Strong_20_Emphasis">dihancurkan (dibebaskan)</text:span>, dan nilainya <text:span text:style-name="Strong_20_Emphasis">hilang</text:span>. Setiap kali subrutin dipanggil lagi, ia akan mendapatkan set variabel lokal yang baru (biasanya dengan nilai awal acak, kecuali diinisialisasi secara eksplisit). </text:p>
              </text:list-item>
              <text:list-item>
                <text:p text:style-name="P550"><text:span text:style-name="Strong_20_Emphasis">Manfaat:</text:span> Mendukung enkapsulasi (menyembunyikan detail internal), mencegah konflik nama, memori dikelola secara otomatis (melalui stack), dan membuat logika subrutin lebih mudah dipahami karena state-nya terisolasi. </text:p>
              </text:list-item>
              <text:list-item>
                <text:p text:style-name="P550"><text:span text:style-name="Strong_20_Emphasis">Contoh:</text:span> </text:p>
                <text:p text:style-name="P284">Delphi</text:p>
                <text:p text:style-name="P42"><text:span text:style-name="Source_20_Text">procedure HitungLuasSegitiga(Alas, Tinggi: Real);</text:span></text:p>
                <text:p text:style-name="P42"><text:span text:style-name="Source_20_Text">var</text:span></text:p>
                <text:p text:style-name="P42"><text:span text:style-name="Source_20_Text"><text:s text:c="2"/>Luas: Real; // Variabel lokal, hanya ada di dalam prosedur ini</text:span></text:p>
                <text:p text:style-name="P42"><text:span text:style-name="Source_20_Text">begin</text:span></text:p>
                <text:p text:style-name="P42"><text:span text:style-name="Source_20_Text"><text:s text:c="2"/>Luas := 0.5 * Alas * Tinggi; // Menggunakan var lokal</text:span></text:p>
                <text:p text:style-name="P42"><text:span text:style-name="Source_20_Text"><text:s text:c="2"/>WriteLn('Luas Segitiga: ', Luas);</text:span></text:p>
                <text:p text:style-name="P42"><text:span text:style-name="Source_20_Text">end;</text:span></text:p>
                <text:p text:style-name="P42"/>
                <text:p text:style-name="P42"><text:span text:style-name="Source_20_Text">begin // Program utama</text:span></text:p>
                <text:p text:style-name="P42"><text:span text:style-name="Source_20_Text"><text:s text:c="2"/>// WriteLn(Luas); // &lt;-- ERROR! 'Luas' tidak dikenal di sini</text:span></text:p>
                <text:p text:style-name="P42"><text:span text:style-name="Source_20_Text"><text:s text:c="2"/>HitungLuasSegitiga(10.0, 5.0);</text:span></text:p>
                <text:p text:style-name="P119"><text:span text:style-name="Source_20_Text">end.</text:span></text:p>
              </text:list-item>
            </text:list>
            <text:p text:style-name="Text_20_body"><text:span text:style-name="Strong_20_Emphasis">3. Shadowing (Pembayangan)</text:span></text:p>
            <text:p text:style-name="Text_20_body">Jika Anda mendeklarasikan variabel lokal dengan nama yang <text:span text:style-name="Emphasis">sama</text:span> dengan variabel global (atau variabel di lingkup luar), maka di dalam lingkup lokal tersebut, nama itu akan merujuk ke <text:span text:style-name="Strong_20_Emphasis">variabel lokal</text:span>. Variabel global/luar menjadi "tersembunyi" atau "terbayangi" (shadowed). Untuk mengakses variabel global yang ter-shadow, Anda mungkin perlu menggunakan kualifikasi nama unit (jika globalnya dari unit lain) atau <text:soft-page-break/>menamai variabel Anda secara berbeda.</text:p>
            <text:p text:style-name="Text_20_body"><text:span text:style-name="Strong_20_Emphasis">4. Lingkup Bersarang (Nested Scope)</text:span></text:p>
            <text:p text:style-name="Text_20_body">Fitur khas Pascal adalah kemampuannya untuk mendeklarasikan prosedur atau fungsi <text:span text:style-name="Emphasis">di dalam</text:span> prosedur atau fungsi lain.</text:p>
            <text:list xml:id="list3646136276823595681" text:style-name="L128">
              <text:list-item>
                <text:p text:style-name="P551"><text:span text:style-name="Strong_20_Emphasis">Konsep:</text:span> Subrutin yang dideklarasikan di dalam disebut <text:span text:style-name="Emphasis">inner routine</text:span>, dan yang melingkupinya disebut <text:span text:style-name="Emphasis">outer routine</text:span>. </text:p>
              </text:list-item>
              <text:list-item>
                <text:p text:style-name="P551"><text:span text:style-name="Strong_20_Emphasis">Aturan Visibilitas (Lexical Scoping):</text:span> Sebuah inner routine dapat mengakses: </text:p>
                <text:list>
                  <text:list-item>
                    <text:p text:style-name="P551">Variabel lokal, konstanta, tipe, dll., yang dideklarasikan di <text:span text:style-name="Strong_20_Emphasis">dalamnya sendiri</text:span>. </text:p>
                  </text:list-item>
                  <text:list-item>
                    <text:p text:style-name="P551">Variabel lokal, konstanta, tipe, parameter, dll., dari <text:span text:style-name="Strong_20_Emphasis">outer routine</text:span> yang melingkupinya secara langsung. </text:p>
                  </text:list-item>
                  <text:list-item>
                    <text:p text:style-name="P551">Variabel lokal, dll., dari routine yang lebih luar lagi (jika bersarang lebih dalam). </text:p>
                  </text:list-item>
                  <text:list-item>
                    <text:p text:style-name="P551">Variabel global (dari program utama atau unit). Sebaliknya, outer routine <text:span text:style-name="Strong_20_Emphasis">tidak dapat</text:span> mengakses identifier lokal milik inner routine. </text:p>
                  </text:list-item>
                </text:list>
              </text:list-item>
              <text:list-item>
                <text:p text:style-name="P551"><text:span text:style-name="Strong_20_Emphasis">Contoh:</text:span> </text:p>
                <text:p text:style-name="P285">Delphi</text:p>
                <text:p text:style-name="P43"><text:span text:style-name="Source_20_Text">program NestedScopeDemo;</text:span></text:p>
                <text:p text:style-name="P43"/>
                <text:p text:style-name="P43"><text:span text:style-name="Source_20_Text">procedure OuterProc;</text:span></text:p>
                <text:p text:style-name="P43"><text:span text:style-name="Source_20_Text">var</text:span></text:p>
                <text:p text:style-name="P43"><text:span text:style-name="Source_20_Text"><text:s text:c="2"/>OuterVar: Integer;</text:span></text:p>
                <text:p text:style-name="P43"/>
                <text:p text:style-name="P43"><text:span text:style-name="Source_20_Text"><text:s text:c="2"/>procedure InnerProc; // Prosedur bersarang</text:span></text:p>
                <text:p text:style-name="P43"><text:span text:style-name="Source_20_Text"><text:s text:c="2"/>var</text:span></text:p>
                <text:p text:style-name="P43"><text:span text:style-name="Source_20_Text"><text:s text:c="4"/>InnerVar: Integer;</text:span></text:p>
                <text:p text:style-name="P43"><text:span text:style-name="Source_20_Text"><text:s text:c="2"/>begin</text:span></text:p>
                <text:p text:style-name="P43"><text:span text:style-name="Source_20_Text"><text:s text:c="4"/>InnerVar := 20;</text:span></text:p>
                <text:p text:style-name="P43"><text:span text:style-name="Source_20_Text"><text:s text:c="4"/>OuterVar := OuterVar + InnerVar; // OK: Inner mengakses OuterVar dari OuterProc</text:span></text:p>
                <text:p text:style-name="P43"><text:span text:style-name="Source_20_Text"><text:s text:c="4"/>WriteLn(' <text:s/>[InnerProc] Mengubah OuterVar menjadi: ', OuterVar);</text:span></text:p>
                <text:p text:style-name="P43"><text:span text:style-name="Source_20_Text"><text:s text:c="2"/>end;</text:span></text:p>
                <text:p text:style-name="P43"/>
                <text:p text:style-name="P43"><text:span text:style-name="Source_20_Text">begin // Badan OuterProc</text:span></text:p>
                <text:p text:style-name="P43"><text:span text:style-name="Source_20_Text"><text:s text:c="2"/>OuterVar := 10;</text:span></text:p>
                <text:p text:style-name="P43"><text:span text:style-name="Source_20_Text"><text:s text:c="2"/>WriteLn('[OuterProc] Sebelum panggil InnerProc, OuterVar: ', OuterVar);</text:span></text:p>
                <text:p text:style-name="P43"><text:span text:style-name="Source_20_Text"><text:s text:c="2"/>InnerProc; // Memanggil prosedur bersarang</text:span></text:p>
                <text:p text:style-name="P43"><text:span text:style-name="Source_20_Text"><text:s text:c="2"/>WriteLn('[OuterProc] Setelah panggil InnerProc, OuterVar: ', OuterVar);</text:span></text:p>
                <text:p text:style-name="P43"><text:span text:style-name="Source_20_Text"><text:s text:c="2"/>// InnerVar := 5; // &lt;-- ERROR! OuterProc tidak bisa akses InnerVar</text:span></text:p>
                <text:p text:style-name="P43"><text:span text:style-name="Source_20_Text">end;</text:span></text:p>
                <text:p text:style-name="P43"/>
                <text:p text:style-name="P43"><text:span text:style-name="Source_20_Text">begin // Badan Program Utama</text:span></text:p>
                <text:p text:style-name="P43"><text:span text:style-name="Source_20_Text"><text:s text:c="2"/>OuterProc;</text:span></text:p>
                <text:p text:style-name="P120"><text:span text:style-name="Source_20_Text">end.</text:span></text:p>
                <text:p text:style-name="P285"><text:soft-page-break/><text:span text:style-name="Strong_20_Emphasis">Output:</text:span> </text:p>
                <text:p text:style-name="P43"><text:span text:style-name="Source_20_Text">[OuterProc] Sebelum panggil InnerProc, OuterVar: 10</text:span></text:p>
                <text:p text:style-name="P43"><text:span text:style-name="Source_20_Text"><text:s text:c="2"/>[InnerProc] Mengubah OuterVar menjadi: 30</text:span></text:p>
                <text:p text:style-name="P120"><text:span text:style-name="Source_20_Text">[OuterProc] Setelah panggil InnerProc, OuterVar: 30</text:span></text:p>
              </text:list-item>
              <text:list-item>
                <text:p text:style-name="P551"><text:span text:style-name="Strong_20_Emphasis">Perbandingan:</text:span> </text:p>
                <text:list>
                  <text:list-item>
                    <text:p text:style-name="P551"><text:span text:style-name="Strong_20_Emphasis">C/C++:</text:span> Secara standar tidak mendukung fungsi bersarang langsung seperti Pascal. Scope umumnya berbasis blok (<text:span text:style-name="Source_20_Text">{}</text:span>) atau file. </text:p>
                  </text:list-item>
                  <text:list-item>
                    <text:p text:style-name="P285"><text:span text:style-name="Strong_20_Emphasis">JavaScript/Python:</text:span> Mendukung fungsi bersarang dan menggunakan <text:span text:style-name="Emphasis">lexical scoping</text:span> yang mirip, di mana fungsi dalam dapat mengakses variabel dari lingkup luarnya, membentuk konsep <text:span text:style-name="Emphasis">closure</text:span>. Implementasi closure Pascal mungkin berbeda dalam detail lifetime, tetapi prinsip aksesibilitas dasarnya serupa. </text:p>
                  </text:list-item>
                </text:list>
              </text:list-item>
            </text:list>
            <text:p text:style-name="Text_20_body">Menggunakan variabel lokal secara ekstensif dan meminimalkan penggunaan variabel global adalah kunci untuk menulis kode FPC yang modular, mudah di-debug, dan mudah dipelihara. Pahami di mana variabel Anda hidup dan dari mana saja ia bisa diakses.</text:p>
          </text:section>
          <text:section text:style-name="Sect1" text:name="feedback-form-70">
            <text:p text:style-name="P443"/>
          </text:section>
        </text:section>
        <text:section text:style-name="Sect1" text:name="b6fcaf1e317c7bf3">
          <text:p text:style-name="Text_20_body"/>
          <text:section text:style-name="Sect1" text:name="user-query-content-71">
            <text:p text:style-name="P705">yax </text:p>
          </text:section>
          <text:p text:style-name="P443">Tampilkan alur berpikir</text:p>
          <text:section text:style-name="Sect2" text:name="model-response-message-contentr_b6fcaf1e317c7bf3">
            <text:p text:style-name="Text_20_body">Baik, saya akan melanjutkan dengan jawaban untuk prompt <text:span text:style-name="Strong_20_Emphasis">Sub-bab 7.4: Deklarasi Maju (Forward Declaration)</text:span>.</text:p>
            <text:p text:style-name="Horizontal_20_Line"/>
            <text:p text:style-name="Text_20_body"><text:span text:style-name="Strong_20_Emphasis">(Jawaban untuk Prompt Sub-bab 7.4)</text:span></text:p>
            <text:h text:style-name="Heading_20_3" text:outline-level="3">7.4 Deklarasi Maju (Forward Declaration)</text:h>
            <text:p text:style-name="Text_20_body">Prinsip "deklarasi sebelum penggunaan" dalam Pascal umumnya mengharuskan kompiler mengetahui <text:span text:style-name="Emphasis">signature</text:span> (nama, parameter, tipe hasil jika fungsi) sebuah prosedur atau fungsi sebelum ia dipanggil. Namun, ada situasi di mana ini menimbulkan masalah, terutama ketika dua atau lebih subrutin saling bergantung satu sama lain. Untuk mengatasi hal ini, Free Pascal menyediakan mekanisme <text:span text:style-name="Strong_20_Emphasis">Deklarasi Maju (Forward Declaration)</text:span>.</text:p>
            <text:p text:style-name="Text_20_body"><text:span text:style-name="Strong_20_Emphasis">Konsep Dasar:</text:span></text:p>
            <text:p text:style-name="Text_20_body">Deklarasi maju memungkinkan Anda untuk mendeklarasikan <text:span text:style-name="Strong_20_Emphasis">header</text:span> (atau signature) dari sebuah prosedur atau fungsi terlebih dahulu, tanpa menyertakan badan implementasinya (<text:span text:style-name="Source_20_Text">begin..end;</text:span>). Implementasi sebenarnya kemudian didefinisikan di bagian <text:span text:style-name="Emphasis">lain</text:span> (yang lebih bawah) dalam lingkup kode yang sama. Ini memberitahu kompiler, "Akan ada prosedur/fungsi dengan nama dan parameter seperti ini, implementasinya menyusul nanti."</text:p>
            <text:p text:style-name="Text_20_body"><text:soft-page-break/><text:span text:style-name="Strong_20_Emphasis">Mengapa Deklarasi Maju Diperlukan?</text:span></text:p>
            <text:list xml:id="list7372049850637896042" text:style-name="L129">
              <text:list-item>
                <text:p text:style-name="P552"><text:span text:style-name="Strong_20_Emphasis">Rekursi Timbal Balik (Mutual Recursion):</text:span> Ini adalah alasan paling umum. Terjadi ketika Prosedur A memanggil Prosedur B, dan Prosedur B juga memanggil Prosedur A. Karena aturan deklarasi sebelum penggunaan, jika Anda mendefinisikan A dulu, B belum dikenal saat A memanggilnya. Jika Anda mendefinisikan B dulu, A belum dikenal saat B memanggilnya. Solusinya adalah mendeklarasikan salah satu (misalnya A) menggunakan <text:span text:style-name="Source_20_Text">forward</text:span>, kemudian definisikan B secara penuh (yang kini bisa memanggil A karena header A sudah dikenal), baru kemudian definisikan implementasi A (yang kini bisa memanggil B karena B sudah didefinisikan). </text:p>
              </text:list-item>
              <text:list-item>
                <text:p text:style-name="P286"><text:span text:style-name="Strong_20_Emphasis">Organisasi Kode:</text:span> Terkadang, programmer lebih suka mengelompokkan semua header prosedur dan fungsi di bagian atas blok deklarasi (misalnya, di awal bagian <text:span text:style-name="Source_20_Text">implementation</text:span> sebuah unit) untuk memberikan gambaran umum tentang antarmuka internal unit tersebut, baru kemudian menulis implementasi lengkapnya di bawah. Deklarasi <text:span text:style-name="Source_20_Text">forward</text:span> memungkinkan gaya pengorganisasian seperti ini. </text:p>
              </text:list-item>
            </text:list>
            <text:p text:style-name="Text_20_body"><text:span text:style-name="Strong_20_Emphasis">Sintaks:</text:span></text:p>
            <text:list xml:id="list5799202618032328078" text:style-name="L130">
              <text:list-item>
                <text:p text:style-name="P287"><text:span text:style-name="Strong_20_Emphasis">Deklarasi </text:span><text:span text:style-name="Strong_20_Emphasis"><text:span text:style-name="Source_20_Text">forward</text:span></text:span><text:span text:style-name="Strong_20_Emphasis">:</text:span> Tambahkan direktif <text:span text:style-name="Source_20_Text">forward;</text:span> setelah header lengkap prosedur atau fungsi (termasuk daftar parameter dan tipe hasil jika fungsi).</text:p>
                <text:p text:style-name="P287">Delphi</text:p>
                <text:p text:style-name="P44"><text:span text:style-name="Source_20_Text">procedure NamaProsedur(Param1: Tipe1; var Param2: Tipe2); forward;</text:span></text:p>
                <text:p text:style-name="P121"><text:span text:style-name="Source_20_Text">function NamaFungsi(Param: TipeParam): TipeHasil; forward;</text:span></text:p>
              </text:list-item>
              <text:list-item>
                <text:p text:style-name="P287"><text:span text:style-name="Strong_20_Emphasis">Definisi Implementasi:</text:span> Di bagian kode yang lebih bawah dalam <text:span text:style-name="Emphasis">lingkup yang sama</text:span> (misalnya, di file program yang sama atau di bagian <text:span text:style-name="Source_20_Text">implementation</text:span> unit yang sama), Anda menulis implementasi lengkapnya. <text:span text:style-name="Strong_20_Emphasis">Penting:</text:span> Saat menulis implementasi untuk subrutin yang telah dideklarasikan <text:span text:style-name="Source_20_Text">forward</text:span>, Anda hanya perlu menulis ulang kata kunci <text:span text:style-name="Source_20_Text">procedure</text:span> atau <text:span text:style-name="Source_20_Text">function</text:span> diikuti namanya. Anda <text:span text:style-name="Strong_20_Emphasis">tidak boleh</text:span> mengulang daftar parameter atau tipe hasil fungsi. Kompiler sudah mengingatnya dari deklarasi <text:span text:style-name="Source_20_Text">forward</text:span>.</text:p>
                <text:p text:style-name="P287">Delphi</text:p>
                <text:p text:style-name="P44"><text:span text:style-name="Source_20_Text">// (Deklarasi forward ada di atas)</text:span></text:p>
                <text:p text:style-name="P44"><text:span text:style-name="Source_20_Text">procedure NamaProsedur; // TANPA parameter di sini</text:span></text:p>
                <text:p text:style-name="P44"><text:span text:style-name="Source_20_Text">var LokalVar: Integer;</text:span></text:p>
                <text:p text:style-name="P44"><text:span text:style-name="Source_20_Text">begin</text:span></text:p>
                <text:p text:style-name="P44"><text:span text:style-name="Source_20_Text"><text:s text:c="2"/>// Implementasi menggunakan Param1, Param2</text:span></text:p>
                <text:p text:style-name="P44"><text:span text:style-name="Source_20_Text"><text:s text:c="2"/>// ...</text:span></text:p>
                <text:p text:style-name="P44"><text:span text:style-name="Source_20_Text">end;</text:span></text:p>
                <text:p text:style-name="P44"/>
                <text:p text:style-name="P44"><text:span text:style-name="Source_20_Text">function NamaFungsi; // TANPA parameter &amp; tipe hasil di sini</text:span></text:p>
                <text:p text:style-name="P44"><text:span text:style-name="Source_20_Text">begin</text:span></text:p>
                <text:p text:style-name="P44"><text:span text:style-name="Source_20_Text"><text:s text:c="2"/>// Implementasi menggunakan Param</text:span></text:p>
                <text:p text:style-name="P44"><text:span text:style-name="Source_20_Text"><text:s text:c="2"/>// ...</text:span></text:p>
                <text:p text:style-name="P44"><text:soft-page-break/><text:span text:style-name="Source_20_Text"><text:s text:c="2"/>Result := ...; // atau NamaFungsi := ...</text:span></text:p>
                <text:p text:style-name="P121"><text:span text:style-name="Source_20_Text">end;</text:span></text:p>
              </text:list-item>
            </text:list>
            <text:p text:style-name="Text_20_body"><text:span text:style-name="Strong_20_Emphasis">Contoh Mutual Recursion:</text:span></text:p>
            <text:p text:style-name="Text_20_body">Delphi</text:p>
            <text:p text:style-name="Preformatted_20_Text"><text:span text:style-name="Source_20_Text">program TestForward;</text:span></text:p>
            <text:p text:style-name="Preformatted_20_Text"/>
            <text:p text:style-name="Preformatted_20_Text"><text:span text:style-name="Source_20_Text">// Deklarasikan salah satu prosedur (misal, Genap) secara forward</text:span></text:p>
            <text:p text:style-name="Preformatted_20_Text"><text:span text:style-name="Source_20_Text">function Ganjil(N: Integer): Boolean; forward;</text:span></text:p>
            <text:p text:style-name="Preformatted_20_Text"/>
            <text:p text:style-name="Preformatted_20_Text"><text:span text:style-name="Source_20_Text">// Definisikan prosedur/fungsi lainnya secara penuh</text:span></text:p>
            <text:p text:style-name="Preformatted_20_Text"><text:span text:style-name="Source_20_Text">function Genap(N: Integer): Boolean;</text:span></text:p>
            <text:p text:style-name="Preformatted_20_Text"><text:span text:style-name="Source_20_Text">begin</text:span></text:p>
            <text:p text:style-name="Preformatted_20_Text"><text:span text:style-name="Source_20_Text"><text:s text:c="2"/>WriteLn('Memeriksa Genap(', N, ')');</text:span></text:p>
            <text:p text:style-name="Preformatted_20_Text"><text:span text:style-name="Source_20_Text"><text:s text:c="2"/>if N = 0 then</text:span></text:p>
            <text:p text:style-name="Preformatted_20_Text"><text:span text:style-name="Source_20_Text"><text:s text:c="4"/>Result := True</text:span></text:p>
            <text:p text:style-name="Preformatted_20_Text"><text:span text:style-name="Source_20_Text"><text:s text:c="2"/>else</text:span></text:p>
            <text:p text:style-name="Preformatted_20_Text"><text:span text:style-name="Source_20_Text"><text:s text:c="4"/>Result := Ganjil(N - 1); // Memanggil Ganjil (OK, header Ganjil sudah dikenal)</text:span></text:p>
            <text:p text:style-name="Preformatted_20_Text"><text:span text:style-name="Source_20_Text">end;</text:span></text:p>
            <text:p text:style-name="Preformatted_20_Text"/>
            <text:p text:style-name="Preformatted_20_Text"><text:span text:style-name="Source_20_Text">// Sekarang definisikan implementasi untuk yang di-forward</text:span></text:p>
            <text:p text:style-name="Preformatted_20_Text"><text:span text:style-name="Source_20_Text">function Ganjil; // TANPA '(N: Integer): Boolean;' lagi</text:span></text:p>
            <text:p text:style-name="Preformatted_20_Text"><text:span text:style-name="Source_20_Text">begin</text:span></text:p>
            <text:p text:style-name="Preformatted_20_Text"><text:span text:style-name="Source_20_Text"><text:s text:c="2"/>WriteLn('Memeriksa Ganjil(', N, ')');</text:span></text:p>
            <text:p text:style-name="Preformatted_20_Text"><text:span text:style-name="Source_20_Text"><text:s text:c="2"/>if N = 0 then</text:span></text:p>
            <text:p text:style-name="Preformatted_20_Text"><text:span text:style-name="Source_20_Text"><text:s text:c="4"/>Result := False</text:span></text:p>
            <text:p text:style-name="Preformatted_20_Text"><text:span text:style-name="Source_20_Text"><text:s text:c="2"/>else</text:span></text:p>
            <text:p text:style-name="Preformatted_20_Text"><text:span text:style-name="Source_20_Text"><text:s text:c="4"/>Result := Genap(N - 1); // Memanggil Genap (OK, Genap sudah didefinisikan)</text:span></text:p>
            <text:p text:style-name="Preformatted_20_Text"><text:span text:style-name="Source_20_Text">end;</text:span></text:p>
            <text:p text:style-name="Preformatted_20_Text"/>
            <text:p text:style-name="Preformatted_20_Text"><text:span text:style-name="Source_20_Text">begin // Badan program utama</text:span></text:p>
            <text:p text:style-name="Preformatted_20_Text"><text:span text:style-name="Source_20_Text"><text:s text:c="2"/>if Genap(5) then</text:span></text:p>
            <text:p text:style-name="Preformatted_20_Text"><text:span text:style-name="Source_20_Text"><text:s text:c="4"/>WriteLn('5 adalah Genap (Seharusnya tidak)')</text:span></text:p>
            <text:p text:style-name="Preformatted_20_Text"><text:span text:style-name="Source_20_Text"><text:s text:c="2"/>else</text:span></text:p>
            <text:p text:style-name="Preformatted_20_Text"><text:span text:style-name="Source_20_Text"><text:s text:c="4"/>WriteLn('5 adalah Ganjil (Benar)');</text:span></text:p>
            <text:p text:style-name="Preformatted_20_Text"/>
            <text:p text:style-name="Preformatted_20_Text"><text:span text:style-name="Source_20_Text"><text:s text:c="2"/>WriteLn;</text:span></text:p>
            <text:p text:style-name="Preformatted_20_Text"/>
            <text:p text:style-name="Preformatted_20_Text"><text:span text:style-name="Source_20_Text"><text:s text:c="2"/>if Ganjil(4) then</text:span></text:p>
            <text:p text:style-name="Preformatted_20_Text"><text:span text:style-name="Source_20_Text"><text:s text:c="4"/>WriteLn('4 adalah Ganjil (Seharusnya tidak)')</text:span></text:p>
            <text:p text:style-name="Preformatted_20_Text"><text:span text:style-name="Source_20_Text"><text:s text:c="2"/>else</text:span></text:p>
            <text:p text:style-name="Preformatted_20_Text"><text:span text:style-name="Source_20_Text"><text:s text:c="4"/>WriteLn('4 adalah Genap (Benar)');</text:span></text:p>
            <text:p text:style-name="P77"><text:span text:style-name="Source_20_Text">end.</text:span></text:p>
            <text:p text:style-name="Text_20_body"><text:span text:style-name="Strong_20_Emphasis">Perbandingan dengan Prototipe C/C++:</text:span></text:p>
            <text:p text:style-name="Text_20_body">Konsep deklarasi <text:span text:style-name="Source_20_Text">forward</text:span> di Pascal sangat mirip dengan <text:span text:style-name="Strong_20_Emphasis">prototipe fungsi (function prototype)</text:span> di C/C++. Keduanya melayani tujuan yang sama: memberitahukan kompiler tentang <text:span text:style-name="Emphasis">signature</text:span> sebuah fungsi sebelum definisi lengkapnya ditemukan. Ini memungkinkan pemanggilan fungsi sebelum definisinya muncul dalam file atau untuk <text:soft-page-break/>mengatasi dependensi sirkular (mutual recursion). Perbedaan utamanya terletak pada sintaks: Pascal menggunakan direktif <text:span text:style-name="Source_20_Text">forward;</text:span>, sedangkan C/C++ hanya menuliskan header fungsi diakhiri dengan titik koma (<text:span text:style-name="Source_20_Text">;</text:span>) sebagai prototipe.</text:p>
            <text:p text:style-name="Text_20_body">Deklarasi <text:span text:style-name="Source_20_Text">forward</text:span> adalah alat penting dalam FPC untuk mengatasi batasan aturan "deklarasi sebelum penggunaan" dalam kasus rekursi timbal balik atau untuk tujuan pengorganisasian kode tertentu.</text:p>
          </text:section>
          <text:section text:style-name="Sect1" text:name="feedback-form-71">
            <text:p text:style-name="P443"/>
          </text:section>
        </text:section>
        <text:section text:style-name="Sect1" text:name="295bde71aa51a366">
          <text:p text:style-name="Text_20_body"/>
          <text:section text:style-name="Sect1" text:name="user-query-content-72">
            <text:p text:style-name="P705">yax </text:p>
          </text:section>
          <text:p text:style-name="P443">Tampilkan alur berpikir</text:p>
          <text:section text:style-name="Sect2" text:name="model-response-message-contentr_295bde71aa51a366">
            <text:p text:style-name="Text_20_body">Baik, saya akan melanjutkan dengan jawaban untuk prompt <text:span text:style-name="Strong_20_Emphasis">Sub-bab 7.5: Overloading Prosedur dan Fungsi</text:span>.</text:p>
            <text:p text:style-name="Horizontal_20_Line"/>
            <text:p text:style-name="Text_20_body"><text:span text:style-name="Strong_20_Emphasis">(Jawaban untuk Prompt Sub-bab 7.5)</text:span></text:p>
            <text:h text:style-name="Heading_20_3" text:outline-level="3">7.5 Overloading Prosedur dan Fungsi</text:h>
            <text:p text:style-name="Text_20_body">Dalam banyak situasi, Anda mungkin ingin memiliki beberapa prosedur atau fungsi yang melakukan tugas yang <text:span text:style-name="Emphasis">secara konseptual sama</text:span>, tetapi beroperasi pada tipe data yang berbeda atau menerima jumlah informasi input yang berbeda. Alih-alih memberikan nama yang sedikit berbeda untuk setiap variasi (misalnya, <text:span text:style-name="Source_20_Text">CetakInteger</text:span>, <text:span text:style-name="Source_20_Text">CetakString</text:span>, <text:span text:style-name="Source_20_Text">CetakReal</text:span>), Free Pascal mendukung fitur yang disebut <text:span text:style-name="Strong_20_Emphasis">Overloading</text:span>.</text:p>
            <text:p text:style-name="Text_20_body"><text:span text:style-name="Strong_20_Emphasis">Konsep Dasar:</text:span></text:p>
            <text:p text:style-name="Text_20_body">Overloading memungkinkan Anda mendefinisikan <text:span text:style-name="Strong_20_Emphasis">beberapa subrutin (prosedur atau fungsi) dengan nama yang sama persis</text:span> dalam lingkup (scope) yang sama, asalkan masing-masing memiliki <text:span text:style-name="Strong_20_Emphasis">daftar parameter (parameter list atau signature) yang unik</text:span>. Kompiler FPC kemudian dapat secara otomatis menentukan versi subrutin mana yang harus dipanggil berdasarkan jumlah dan tipe argumen yang Anda berikan saat pemanggilan.</text:p>
            <text:p text:style-name="Text_20_body"><text:span text:style-name="Strong_20_Emphasis">Bagaimana Membedakan Overload?</text:span></text:p>
            <text:p text:style-name="Text_20_body">Kompiler membedakan antara versi-versi subrutin yang di-overload <text:span text:style-name="Emphasis">hanya</text:span> berdasarkan <text:span text:style-name="Strong_20_Emphasis">daftar parameternya</text:span>. Perbedaan harus ada pada:</text:p>
            <text:list xml:id="list5140310920863497732" text:style-name="L131">
              <text:list-item>
                <text:p text:style-name="P553"><text:span text:style-name="Strong_20_Emphasis">Jumlah Parameter:</text:span> Satu versi memiliki dua parameter, versi lain memiliki tiga. </text:p>
              </text:list-item>
              <text:list-item>
                <text:p text:style-name="P553"><text:span text:style-name="Strong_20_Emphasis">Tipe Data Parameter:</text:span> Jumlah parameter sama, tetapi tipe data pada posisi tertentu berbeda (misal, satu menerima <text:span text:style-name="Source_20_Text">Integer</text:span>, yang lain menerima <text:span text:style-name="Source_20_Text">string</text:span>). </text:p>
              </text:list-item>
              <text:list-item>
                <text:p text:style-name="P288"><text:span text:style-name="Strong_20_Emphasis">Kombinasi Keduanya.</text:span> </text:p>
              </text:list-item>
            </text:list>
            <text:p text:style-name="Text_20_body"><text:soft-page-break/><text:span text:style-name="Strong_20_Emphasis">Penting: Tipe Hasil Fungsi TIDAK Membedakan Overload</text:span></text:p>
            <text:p text:style-name="Text_20_body">Anda <text:span text:style-name="Strong_20_Emphasis">tidak bisa</text:span> membuat dua fungsi overloaded yang memiliki nama dan daftar parameter yang identik tetapi hanya berbeda pada tipe nilai kembalian (<text:span text:style-name="Source_20_Text">TipeHasil</text:span>). Ini akan menyebabkan error kompilasi "Identifier already declared".</text:p>
            <text:p text:style-name="Text_20_body">Delphi</text:p>
            <text:p text:style-name="Preformatted_20_Text"><text:span text:style-name="Source_20_Text">// SALAH - Tidak bisa di-overload hanya berdasarkan tipe hasil</text:span></text:p>
            <text:p text:style-name="Preformatted_20_Text"><text:span text:style-name="Source_20_Text">function GetData(ID: Integer): string; overload;</text:span></text:p>
            <text:p text:style-name="P77"><text:span text:style-name="Source_20_Text">function GetData(ID: Integer): TJSONObject; overload; // ERROR!</text:span></text:p>
            <text:p text:style-name="Text_20_body"><text:span text:style-name="Strong_20_Emphasis">Resolusi Overload oleh Kompiler:</text:span></text:p>
            <text:p text:style-name="Text_20_body">Ketika Anda memanggil sebuah nama subrutin yang telah di-overload, kompiler FPC akan memeriksa argumen yang Anda berikan dalam pemanggilan tersebut. Ia kemudian mencari definisi subrutin dengan nama yang sama yang daftar parameternya paling cocok dengan argumen yang diberikan (berdasarkan jumlah dan tipe, termasuk aturan promosi tipe implisit jika ada). Proses pencocokan ini disebut <text:span text:style-name="Strong_20_Emphasis">resolusi overload (overload resolution)</text:span> dan terjadi pada saat kompilasi. Jika tidak ada kecocokan yang ditemukan atau jika pemanggilan ambigu (cocok dengan lebih dari satu definisi secara sama baiknya), kompiler akan melaporkan error.</text:p>
            <text:p text:style-name="Text_20_body"><text:span text:style-name="Strong_20_Emphasis">Direktif </text:span><text:span text:style-name="Strong_20_Emphasis"><text:span text:style-name="Source_20_Text">overload;</text:span></text:span></text:p>
            <text:p text:style-name="Text_20_body">Untuk secara eksplisit memberitahu kompiler bahwa Anda memang bermaksud untuk melakukan overloading (dan untuk membantu resolusi dalam beberapa kasus, terutama di <text:span text:style-name="Source_20_Text">interface</text:span> unit), Anda harus menambahkan direktif <text:span text:style-name="Source_20_Text">overload;</text:span> setelah setiap deklarasi header dari subrutin yang di-overload.</text:p>
            <text:p text:style-name="Text_20_body">Delphi</text:p>
            <text:p text:style-name="Preformatted_20_Text"><text:span text:style-name="Source_20_Text">// Contoh deklarasi overloading</text:span></text:p>
            <text:p text:style-name="Preformatted_20_Text"><text:span text:style-name="Source_20_Text">procedure LogEvent(Message: string); overload;</text:span></text:p>
            <text:p text:style-name="Preformatted_20_Text"><text:span text:style-name="Source_20_Text">procedure LogEvent(EventCode: Integer; Message: string); overload;</text:span></text:p>
            <text:p text:style-name="Preformatted_20_Text"/>
            <text:p text:style-name="Preformatted_20_Text"><text:span text:style-name="Source_20_Text">function Calculate(A, B: Integer): Integer; overload;</text:span></text:p>
            <text:p text:style-name="P77"><text:span text:style-name="Source_20_Text">function Calculate(A, B: Double): Double; overload;</text:span></text:p>
            <text:list xml:id="list5535716136118856726" text:style-name="L132">
              <text:list-item>
                <text:p text:style-name="P289"><text:span text:style-name="Strong_20_Emphasis">Praktik Terbaik:</text:span> Meskipun FPC dalam mode tertentu mungkin mengizinkan overloading tanpa <text:span text:style-name="Source_20_Text">overload;</text:span> jika semua definisi ada di bagian <text:span text:style-name="Source_20_Text">implementation</text:span> yang sama, <text:span text:style-name="Strong_20_Emphasis">sangat disarankan</text:span> untuk selalu menyertakan direktif <text:span text:style-name="Source_20_Text">overload;</text:span> secara eksplisit. Ini membuat niat Anda jelas, meningkatkan keterbacaan, dan menghindari potensi masalah kompatibilitas atau ambiguitas, terutama saat bekerja dengan unit atau mode kompiler yang berbeda. </text:p>
              </text:list-item>
            </text:list>
            <text:p text:style-name="Text_20_body"><text:span text:style-name="Strong_20_Emphasis">Contoh Penggunaan:</text:span></text:p>
            <text:p text:style-name="Text_20_body">Delphi</text:p>
            <text:p text:style-name="Preformatted_20_Text"><text:span text:style-name="Source_20_Text">program DemoOverloading;</text:span></text:p>
            <text:p text:style-name="Preformatted_20_Text"><text:span text:style-name="Source_20_Text">uses SysUtils; // Untuk Format, IntToStr, FloatToStr</text:span></text:p>
            <text:p text:style-name="Preformatted_20_Text"><text:soft-page-break/></text:p>
            <text:p text:style-name="Preformatted_20_Text"><text:span text:style-name="Source_20_Text">// Prosedur Tampilkan yang di-overload</text:span></text:p>
            <text:p text:style-name="Preformatted_20_Text"><text:span text:style-name="Source_20_Text">procedure Tampilkan(Value: Integer); overload;</text:span></text:p>
            <text:p text:style-name="Preformatted_20_Text"><text:span text:style-name="Source_20_Text">begin</text:span></text:p>
            <text:p text:style-name="Preformatted_20_Text"><text:span text:style-name="Source_20_Text"><text:s text:c="2"/>WriteLn('Integer Value: ', Value);</text:span></text:p>
            <text:p text:style-name="Preformatted_20_Text"><text:span text:style-name="Source_20_Text">end;</text:span></text:p>
            <text:p text:style-name="Preformatted_20_Text"/>
            <text:p text:style-name="Preformatted_20_Text"><text:span text:style-name="Source_20_Text">procedure Tampilkan(Value: string); overload;</text:span></text:p>
            <text:p text:style-name="Preformatted_20_Text"><text:span text:style-name="Source_20_Text">begin</text:span></text:p>
            <text:p text:style-name="Preformatted_20_Text"><text:span text:style-name="Source_20_Text"><text:s text:c="2"/>WriteLn('String Value : "', Value, '"');</text:span></text:p>
            <text:p text:style-name="Preformatted_20_Text"><text:span text:style-name="Source_20_Text">end;</text:span></text:p>
            <text:p text:style-name="Preformatted_20_Text"/>
            <text:p text:style-name="Preformatted_20_Text"><text:span text:style-name="Source_20_Text">procedure Tampilkan(Value: Boolean); overload;</text:span></text:p>
            <text:p text:style-name="Preformatted_20_Text"><text:span text:style-name="Source_20_Text">begin</text:span></text:p>
            <text:p text:style-name="Preformatted_20_Text"><text:span text:style-name="Source_20_Text"><text:s text:c="2"/>if Value then</text:span></text:p>
            <text:p text:style-name="Preformatted_20_Text"><text:span text:style-name="Source_20_Text"><text:s text:c="5"/>WriteLn('Boolean Value: True')</text:span></text:p>
            <text:p text:style-name="Preformatted_20_Text"><text:span text:style-name="Source_20_Text"><text:s text:c="2"/>else</text:span></text:p>
            <text:p text:style-name="Preformatted_20_Text"><text:span text:style-name="Source_20_Text"><text:s text:c="5"/>WriteLn('Boolean Value: False');</text:span></text:p>
            <text:p text:style-name="Preformatted_20_Text"><text:span text:style-name="Source_20_Text">end;</text:span></text:p>
            <text:p text:style-name="Preformatted_20_Text"/>
            <text:p text:style-name="Preformatted_20_Text"><text:span text:style-name="Source_20_Text">procedure Tampilkan(Value: Double; Decimals: Integer); overload;</text:span></text:p>
            <text:p text:style-name="Preformatted_20_Text"><text:span text:style-name="Source_20_Text">begin</text:span></text:p>
            <text:p text:style-name="Preformatted_20_Text"><text:span text:style-name="Source_20_Text"><text:s text:c="2"/>WriteLn('Double Value : ', Format('%.*f', [Decimals, Value]));</text:span></text:p>
            <text:p text:style-name="Preformatted_20_Text"><text:span text:style-name="Source_20_Text">end;</text:span></text:p>
            <text:p text:style-name="Preformatted_20_Text"/>
            <text:p text:style-name="Preformatted_20_Text"><text:span text:style-name="Source_20_Text">var</text:span></text:p>
            <text:p text:style-name="Preformatted_20_Text"><text:span text:style-name="Source_20_Text"><text:s text:c="2"/>I: Integer = 123;</text:span></text:p>
            <text:p text:style-name="Preformatted_20_Text"><text:span text:style-name="Source_20_Text"><text:s text:c="2"/>S: string = 'FPC Rocks!';</text:span></text:p>
            <text:p text:style-name="Preformatted_20_Text"><text:span text:style-name="Source_20_Text"><text:s text:c="2"/>B: Boolean = True;</text:span></text:p>
            <text:p text:style-name="Preformatted_20_Text"><text:span text:style-name="Source_20_Text"><text:s text:c="2"/>D: Double = 3.14159;</text:span></text:p>
            <text:p text:style-name="Preformatted_20_Text"><text:span text:style-name="Source_20_Text">begin</text:span></text:p>
            <text:p text:style-name="Preformatted_20_Text"><text:span text:style-name="Source_20_Text"><text:s text:c="2"/>Tampilkan(I); <text:s text:c="7"/>// Memanggil versi Integer</text:span></text:p>
            <text:p text:style-name="Preformatted_20_Text"><text:span text:style-name="Source_20_Text"><text:s text:c="2"/>Tampilkan(S); <text:s text:c="7"/>// Memanggil versi string</text:span></text:p>
            <text:p text:style-name="Preformatted_20_Text"><text:span text:style-name="Source_20_Text"><text:s text:c="2"/>Tampilkan(B); <text:s text:c="7"/>// Memanggil versi Boolean</text:span></text:p>
            <text:p text:style-name="Preformatted_20_Text"><text:span text:style-name="Source_20_Text"><text:s text:c="2"/>Tampilkan(D, 4); <text:s text:c="4"/>// Memanggil versi Double dengan presisi</text:span></text:p>
            <text:p text:style-name="Preformatted_20_Text"><text:span text:style-name="Source_20_Text"><text:s text:c="2"/>Tampilkan(S + IntToStr(I)); // Memanggil versi string (hasil ekspresi string)</text:span></text:p>
            <text:p text:style-name="Preformatted_20_Text"><text:span text:style-name="Source_20_Text"><text:s text:c="2"/>// Tampilkan(D); // Error kompilasi: Tidak ada Tampilkan(Double) tanpa presisi</text:span></text:p>
            <text:p text:style-name="P77"><text:span text:style-name="Source_20_Text">end.</text:span></text:p>
            <text:p text:style-name="Text_20_body"><text:span text:style-name="Strong_20_Emphasis">Perbandingan dengan Bahasa Lain:</text:span></text:p>
            <text:p text:style-name="Text_20_body">Konsep overloading di Free Pascal sangat mirip dengan overloading fungsi/metode di <text:span text:style-name="Strong_20_Emphasis">C++, Java, dan C#</text:span>. Semua bahasa ini menggunakan daftar parameter (jumlah, tipe, urutan) sebagai kunci untuk membedakan versi overloaded dan tidak mengizinkan pembedaan hanya berdasarkan tipe hasil. Perbedaan utama FPC adalah keharusan (atau setidaknya rekomendasi kuat) untuk menggunakan kata kunci eksplisit <text:span text:style-name="Source_20_Text">overload;</text:span> pada setiap deklarasi, sementara bahasa lain biasanya menangani resolusi overload secara implisit berdasarkan signature saja.</text:p>
            <text:p text:style-name="Text_20_body">Overloading adalah fitur yang berguna untuk membuat API yang lebih bersih dan intuitif dengan menggunakan nama yang sama untuk operasi yang serupa pada tipe <text:soft-page-break/>data yang berbeda.</text:p>
          </text:section>
          <text:section text:style-name="Sect1" text:name="feedback-form-72">
            <text:p text:style-name="P443"/>
          </text:section>
        </text:section>
        <text:section text:style-name="Sect1" text:name="c41cc007e76f99b4">
          <text:p text:style-name="Text_20_body"/>
          <text:section text:style-name="Sect1" text:name="user-query-content-73">
            <text:p text:style-name="P705">yax </text:p>
          </text:section>
          <text:p text:style-name="P443">Tampilkan alur berpikir</text:p>
          <text:section text:style-name="Sect2" text:name="model-response-message-contentr_c41cc007e76f99b4">
            <text:p text:style-name="Text_20_body">Baik, saya akan melanjutkan dengan jawaban untuk prompt <text:span text:style-name="Strong_20_Emphasis">Pengantar Bab 8</text:span>.</text:p>
            <text:p text:style-name="Horizontal_20_Line"/>
            <text:p text:style-name="Text_20_body"><text:span text:style-name="Strong_20_Emphasis">(Jawaban untuk Prompt Pengantar Bab 8)</text:span></text:p>
            <text:p text:style-name="Text_20_body"><text:span text:style-name="Strong_20_Emphasis">Bab 8: Unit dan Modularitas: Mengorganisir Kode Skala Besar</text:span></text:p>
            <text:p text:style-name="Text_20_body">Seiring dengan bertambahnya ukuran dan kompleksitas sebuah proyek perangkat lunak, mengelola keseluruhan kode dalam satu file program tunggal menjadi tidak praktis dan sulit dipelihara. Prinsip <text:span text:style-name="Strong_20_Emphasis">modularitas</text:span> – memecah sistem menjadi komponen-komponen yang lebih kecil, independen, dan terdefinisi dengan baik – menjadi sangat esensial. Dalam ekosistem Free Pascal, mekanisme fundamental untuk mencapai modularitas ini adalah melalui penggunaan <text:span text:style-name="Strong_20_Emphasis">Unit</text:span>.</text:p>
            <text:p text:style-name="Text_20_body">Bagi Anda yang datang dari bahasa lain, konsep Unit di Pascal dapat dianggap analog dengan <text:span text:style-name="Emphasis">library</text:span>, <text:span text:style-name="Emphasis">module</text:span> (seperti di Python), <text:span text:style-name="Emphasis">package</text:span> (seperti di Java), atau kombinasi antara file header (<text:span text:style-name="Source_20_Text">.h</text:span>) dan implementasi (<text:span text:style-name="Source_20_Text">.cpp</text:span>) di C++. Unit menyediakan cara standar untuk mengelompokkan deklarasi (tipe, konstanta, variabel) dan implementasi (prosedur, fungsi) yang terkait secara fungsional ke dalam file terpisah (<text:span text:style-name="Source_20_Text">.pas</text:span> atau <text:span text:style-name="Source_20_Text">.pp</text:span>).</text:p>
            <text:p text:style-name="Text_20_body">Penggunaan unit menawarkan sejumlah manfaat krusial, terutama dalam proyek skala besar:</text:p>
            <text:list xml:id="list342073013666276860" text:style-name="L133">
              <text:list-item>
                <text:p text:style-name="P554"><text:span text:style-name="Strong_20_Emphasis">Organisasi Kode:</text:span> Memungkinkan Anda memecah proyek besar menjadi file-file yang lebih kecil dan fokus pada domain masalah tertentu, membuatnya lebih mudah dinavigasi dan dipahami. </text:p>
              </text:list-item>
              <text:list-item>
                <text:p text:style-name="P554"><text:span text:style-name="Strong_20_Emphasis">Manajemen Dependensi:</text:span> Melalui klausa <text:span text:style-name="Source_20_Text">uses</text:span>, dependensi antar bagian kode didefinisikan secara eksplisit, membantu mengelola keterkaitan. </text:p>
              </text:list-item>
              <text:list-item>
                <text:p text:style-name="P554"><text:span text:style-name="Strong_20_Emphasis">Enkapsulasi:</text:span> Unit memungkinkan Anda menyembunyikan detail implementasi internal (di bagian <text:span text:style-name="Source_20_Text">implementation</text:span>) dan hanya mengekspos antarmuka publik (di bagian <text:span text:style-name="Source_20_Text">interface</text:span>) yang diperlukan oleh pengguna unit, meningkatkan abstraksi dan mengurangi ketergantungan. </text:p>
              </text:list-item>
              <text:list-item>
                <text:p text:style-name="P554"><text:span text:style-name="Strong_20_Emphasis">Reusabilitas:</text:span> Unit yang dirancang dengan baik dapat dengan mudah digunakan kembali di berbagai proyek berbeda. </text:p>
              </text:list-item>
              <text:list-item>
                <text:p text:style-name="P290"><text:span text:style-name="Strong_20_Emphasis">Kompilasi Terpisah (Separate Compilation):</text:span> Unit dapat dikompilasi secara independen menjadi file <text:span text:style-name="Source_20_Text">.ppu</text:span> (Pascal Precompiled Unit). Ketika Anda membangun ulang proyek, FPC hanya perlu mengkompilasi ulang unit yang berubah dan unit lain yang bergantung padanya, secara signifikan mempercepat waktu build untuk proyek besar. </text:p>
              </text:list-item>
            </text:list>
            <text:p text:style-name="Text_20_body"><text:soft-page-break/>Bab 8 ini akan mengupas tuntas sistem unit Free Pascal. Kita akan mempelajari struktur internal sebuah file unit, termasuk bagian <text:span text:style-name="Source_20_Text">interface</text:span>, <text:span text:style-name="Source_20_Text">implementation</text:span>, serta blok opsional <text:span text:style-name="Source_20_Text">initialization</text:span> dan <text:span text:style-name="Source_20_Text">finalization</text:span>. Kita akan melihat bagaimana menggunakan unit lain dalam kode kita melalui klausa <text:span text:style-name="Source_20_Text">uses</text:span>, mengenal beberapa unit standar FPC yang paling penting, dan akhirnya, mempraktikkan pembuatan serta penggunaan unit kustom kita sendiri melalui contoh. Tujuannya adalah agar Anda dapat secara efektif memanfaatkan sistem unit untuk mengorganisir dan menstrukturkan proyek Free Pascal Anda dengan baik.</text:p>
          </text:section>
          <text:section text:style-name="Sect1" text:name="feedback-form-73">
            <text:p text:style-name="P443"/>
          </text:section>
        </text:section>
        <text:section text:style-name="Sect1" text:name="43e5ecb672c1b80a">
          <text:p text:style-name="Text_20_body"/>
          <text:section text:style-name="Sect1" text:name="user-query-content-74">
            <text:p text:style-name="P705">yax </text:p>
          </text:section>
          <text:p text:style-name="P443">Tampilkan alur berpikir</text:p>
          <text:section text:style-name="Sect2" text:name="model-response-message-contentr_43e5ecb672c1b80a">
            <text:p text:style-name="Text_20_body">Baik, saya akan melanjutkan dengan jawaban untuk prompt <text:span text:style-name="Strong_20_Emphasis">Sub-bab 8.1: Anatomi Sebuah Unit: </text:span><text:span text:style-name="Strong_20_Emphasis"><text:span text:style-name="Source_20_Text">interface</text:span></text:span><text:span text:style-name="Strong_20_Emphasis">, </text:span><text:span text:style-name="Strong_20_Emphasis"><text:span text:style-name="Source_20_Text">implementation</text:span></text:span><text:span text:style-name="Strong_20_Emphasis">, </text:span><text:span text:style-name="Strong_20_Emphasis"><text:span text:style-name="Source_20_Text">initialization</text:span></text:span><text:span text:style-name="Strong_20_Emphasis">, </text:span><text:span text:style-name="Strong_20_Emphasis"><text:span text:style-name="Source_20_Text">finalization</text:span></text:span>.</text:p>
            <text:p text:style-name="Horizontal_20_Line"/>
            <text:p text:style-name="Text_20_body"><text:span text:style-name="Strong_20_Emphasis">(Jawaban untuk Prompt Sub-bab 8.1)</text:span></text:p>
            <text:h text:style-name="Heading_20_3" text:outline-level="3">8.1 Anatomi Sebuah Unit: <text:span text:style-name="Source_20_Text">interface</text:span>, <text:span text:style-name="Source_20_Text">implementation</text:span>, <text:span text:style-name="Source_20_Text">initialization</text:span>, <text:span text:style-name="Source_20_Text">finalization</text:span></text:h>
            <text:p text:style-name="Text_20_body">Setiap file unit dalam Free Pascal mengikuti struktur standar yang terdefinisi dengan baik. Struktur ini dirancang untuk memisahkan definisi publik (apa yang dapat digunakan oleh kode lain) dari detail implementasi privat (bagaimana cara kerjanya). Mari kita bedah setiap bagian menggunakan kerangka berikut sebagai contoh:</text:p>
            <text:p text:style-name="Text_20_body">Delphi</text:p>
            <text:p text:style-name="Preformatted_20_Text"><text:span text:style-name="Source_20_Text">// 1. Deklarasi Nama Unit</text:span></text:p>
            <text:p text:style-name="Preformatted_20_Text"><text:span text:style-name="Source_20_Text">unit ContohUnit;</text:span></text:p>
            <text:p text:style-name="Preformatted_20_Text"/>
            <text:p text:style-name="Preformatted_20_Text"><text:span text:style-name="Source_20_Text">// 2. Bagian Interface (Publik)</text:span></text:p>
            <text:p text:style-name="Preformatted_20_Text"><text:span text:style-name="Source_20_Text">interface</text:span></text:p>
            <text:p text:style-name="Preformatted_20_Text"/>
            <text:p text:style-name="Preformatted_20_Text"><text:span text:style-name="Source_20_Text"><text:s text:c="2"/>// Unit lain yang dibutuhkan oleh deklarasi di INTERFACE ini</text:span></text:p>
            <text:p text:style-name="Preformatted_20_Text"><text:span text:style-name="Source_20_Text"><text:s text:c="2"/>uses SysUtils;</text:span></text:p>
            <text:p text:style-name="Preformatted_20_Text"/>
            <text:p text:style-name="Preformatted_20_Text"><text:span text:style-name="Source_20_Text"><text:s text:c="2"/>// Deklarasi Publik: Konstanta, Tipe, Variabel, Header Prosedur/Fungsi</text:span></text:p>
            <text:p text:style-name="Preformatted_20_Text"><text:span text:style-name="Source_20_Text"><text:s text:c="2"/>const</text:span></text:p>
            <text:p text:style-name="Preformatted_20_Text"><text:span text:style-name="Source_20_Text"><text:s text:c="4"/>Versi = '1.0'; // Konstanta yang bisa diakses dari luar</text:span></text:p>
            <text:p text:style-name="Preformatted_20_Text"/>
            <text:p text:style-name="Preformatted_20_Text"><text:span text:style-name="Source_20_Text"><text:s text:c="2"/>type</text:span></text:p>
            <text:p text:style-name="Preformatted_20_Text"><text:span text:style-name="Source_20_Text"><text:s text:c="4"/>TStatus = (stOK, stWarning, stError); // Tipe Enum publik</text:span></text:p>
            <text:p text:style-name="Preformatted_20_Text"/>
            <text:p text:style-name="Preformatted_20_Text"><text:span text:style-name="Source_20_Text"><text:s text:c="2"/>var</text:span></text:p>
            <text:p text:style-name="Preformatted_20_Text"><text:span text:style-name="Source_20_Text"><text:s text:c="4"/>JumlahKesalahanGlobal: Integer = 0; // Variabel global unit </text:span><text:soft-page-break/><text:span text:style-name="Source_20_Text">(Sebaiknya Dihindari!)</text:span></text:p>
            <text:p text:style-name="Preformatted_20_Text"/>
            <text:p text:style-name="Preformatted_20_Text"><text:span text:style-name="Source_20_Text"><text:s text:c="2"/>procedure ProsesData(Input: string; out StatusHasil: TStatus); // Hanya Header</text:span></text:p>
            <text:p text:style-name="Preformatted_20_Text"><text:span text:style-name="Source_20_Text"><text:s text:c="2"/>function FormatPesan(Status: TStatus; PesanTambahan: string): string; // Hanya Header</text:span></text:p>
            <text:p text:style-name="Preformatted_20_Text"/>
            <text:p text:style-name="Preformatted_20_Text"><text:span text:style-name="Source_20_Text">// 3. Bagian Implementation (Privat)</text:span></text:p>
            <text:p text:style-name="Preformatted_20_Text"><text:span text:style-name="Source_20_Text">implementation</text:span></text:p>
            <text:p text:style-name="Preformatted_20_Text"/>
            <text:p text:style-name="Preformatted_20_Text"><text:span text:style-name="Source_20_Text"><text:s text:c="2"/>// Unit lain yang HANYA dibutuhkan oleh IMPLEMENTASI ini</text:span></text:p>
            <text:p text:style-name="Preformatted_20_Text"><text:span text:style-name="Source_20_Text"><text:s text:c="2"/>uses Math;</text:span></text:p>
            <text:p text:style-name="Preformatted_20_Text"/>
            <text:p text:style-name="Preformatted_20_Text"><text:span text:style-name="Source_20_Text"><text:s text:c="2"/>// Deklarasi Privat: Konstanta, Tipe, Variabel, Prosedur/Fungsi Internal</text:span></text:p>
            <text:p text:style-name="Preformatted_20_Text"><text:span text:style-name="Source_20_Text"><text:s text:c="2"/>const</text:span></text:p>
            <text:p text:style-name="Preformatted_20_Text"><text:span text:style-name="Source_20_Text"><text:s text:c="4"/>BatasInternal = 100;</text:span></text:p>
            <text:p text:style-name="Preformatted_20_Text"><text:span text:style-name="Source_20_Text"><text:s text:c="2"/>var</text:span></text:p>
            <text:p text:style-name="Preformatted_20_Text"><text:span text:style-name="Source_20_Text"><text:s text:c="4"/>LogInternal: TStringList = nil; // Variabel privat unit</text:span></text:p>
            <text:p text:style-name="Preformatted_20_Text"/>
            <text:p text:style-name="Preformatted_20_Text"><text:span text:style-name="Source_20_Text"><text:s text:c="2"/>procedure CatatLogPrivat(PesanLog: string);</text:span></text:p>
            <text:p text:style-name="Preformatted_20_Text"><text:span text:style-name="Source_20_Text"><text:s text:c="2"/>begin</text:span></text:p>
            <text:p text:style-name="Preformatted_20_Text"><text:span text:style-name="Source_20_Text"><text:s text:c="4"/>if LogInternal = nil then LogInternal := TStringList.Create;</text:span></text:p>
            <text:p text:style-name="Preformatted_20_Text"><text:span text:style-name="Source_20_Text"><text:s text:c="4"/>LogInternal.Add(DateTimeToStr(Now) + ': ' + PesanLog);</text:span></text:p>
            <text:p text:style-name="Preformatted_20_Text"><text:span text:style-name="Source_20_Text"><text:s text:c="2"/>end;</text:span></text:p>
            <text:p text:style-name="Preformatted_20_Text"/>
            <text:p text:style-name="Preformatted_20_Text"><text:span text:style-name="Source_20_Text"><text:s text:c="2"/>// Implementasi LENGKAP dari prosedur/fungsi di Interface</text:span></text:p>
            <text:p text:style-name="Preformatted_20_Text"><text:span text:style-name="Source_20_Text"><text:s text:c="2"/>procedure ProsesData(Input: string; out StatusHasil: TStatus);</text:span></text:p>
            <text:p text:style-name="Preformatted_20_Text"><text:span text:style-name="Source_20_Text"><text:s text:c="2"/>begin</text:span></text:p>
            <text:p text:style-name="Preformatted_20_Text"><text:span text:style-name="Source_20_Text"><text:s text:c="4"/>CatatLogPrivat('Memulai ProsesData untuk: ' + Input); // Memanggil helper privat</text:span></text:p>
            <text:p text:style-name="Preformatted_20_Text"><text:span text:style-name="Source_20_Text"><text:s text:c="4"/>if Length(Input) &gt; BatasInternal then</text:span></text:p>
            <text:p text:style-name="Preformatted_20_Text"><text:span text:style-name="Source_20_Text"><text:s text:c="4"/>begin</text:span></text:p>
            <text:p text:style-name="Preformatted_20_Text"><text:span text:style-name="Source_20_Text"><text:s text:c="6"/>StatusHasil := stError;</text:span></text:p>
            <text:p text:style-name="Preformatted_20_Text"><text:span text:style-name="Source_20_Text"><text:s text:c="6"/>CatatLogPrivat('Error: Input terlalu panjang.');</text:span></text:p>
            <text:p text:style-name="Preformatted_20_Text"><text:span text:style-name="Source_20_Text"><text:s text:c="4"/>end</text:span></text:p>
            <text:p text:style-name="Preformatted_20_Text"><text:span text:style-name="Source_20_Text"><text:s text:c="4"/>else if Length(Input) = 0 then</text:span></text:p>
            <text:p text:style-name="Preformatted_20_Text"><text:span text:style-name="Source_20_Text"><text:s text:c="4"/>begin</text:span></text:p>
            <text:p text:style-name="Preformatted_20_Text"><text:span text:style-name="Source_20_Text"><text:s text:c="7"/>StatusHasil := stWarning;</text:span></text:p>
            <text:p text:style-name="Preformatted_20_Text"><text:span text:style-name="Source_20_Text"><text:s text:c="7"/>CatatLogPrivat('Peringatan: Input kosong.');</text:span></text:p>
            <text:p text:style-name="Preformatted_20_Text"><text:span text:style-name="Source_20_Text"><text:s text:c="4"/>end</text:span></text:p>
            <text:p text:style-name="Preformatted_20_Text"><text:span text:style-name="Source_20_Text"><text:s text:c="4"/>else</text:span></text:p>
            <text:p text:style-name="Preformatted_20_Text"><text:span text:style-name="Source_20_Text"><text:s text:c="4"/>begin</text:span></text:p>
            <text:p text:style-name="Preformatted_20_Text"><text:span text:style-name="Source_20_Text"><text:s text:c="7"/>// Logika pemrosesan data...</text:span></text:p>
            <text:p text:style-name="Preformatted_20_Text"><text:span text:style-name="Source_20_Text"><text:s text:c="7"/>Inc(JumlahKesalahanGlobal); // Contoh akses var global unit (tidak ideal)</text:span></text:p>
            <text:p text:style-name="Preformatted_20_Text"><text:span text:style-name="Source_20_Text"><text:s text:c="7"/>StatusHasil := stOK;</text:span></text:p>
            <text:p text:style-name="Preformatted_20_Text"><text:span text:style-name="Source_20_Text"><text:s text:c="7"/>CatatLogPrivat('ProsesData selesai.');</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function FormatPesan(Status: TStatus; PesanTambahan: string): string;</text:span></text:p>
            <text:p text:style-name="Preformatted_20_Text"><text:span text:style-name="Source_20_Text"><text:s text:c="2"/>begin</text:span></text:p>
            <text:p text:style-name="Preformatted_20_Text"><text:span text:style-name="Source_20_Text"><text:s text:c="4"/>case Status of</text:span></text:p>
            <text:p text:style-name="Preformatted_20_Text"><text:soft-page-break/><text:span text:style-name="Source_20_Text"><text:s text:c="6"/>stOK: Result := 'OK';</text:span></text:p>
            <text:p text:style-name="Preformatted_20_Text"><text:span text:style-name="Source_20_Text"><text:s text:c="6"/>stWarning: Result := 'Warning';</text:span></text:p>
            <text:p text:style-name="Preformatted_20_Text"><text:span text:style-name="Source_20_Text"><text:s text:c="6"/>stError: Result := 'ERROR';</text:span></text:p>
            <text:p text:style-name="Preformatted_20_Text"><text:span text:style-name="Source_20_Text"><text:s text:c="4"/>else</text:span></text:p>
            <text:p text:style-name="Preformatted_20_Text"><text:span text:style-name="Source_20_Text"><text:s text:c="6"/>Result := 'Unknown';</text:span></text:p>
            <text:p text:style-name="Preformatted_20_Text"><text:span text:style-name="Source_20_Text"><text:s text:c="4"/>end;</text:span></text:p>
            <text:p text:style-name="Preformatted_20_Text"><text:span text:style-name="Source_20_Text"><text:s text:c="4"/>if PesanTambahan &lt;&gt; '' then</text:span></text:p>
            <text:p text:style-name="Preformatted_20_Text"><text:span text:style-name="Source_20_Text"><text:s text:c="6"/>Result := Result + ': ' + PesanTambahan;</text:span></text:p>
            <text:p text:style-name="Preformatted_20_Text"><text:span text:style-name="Source_20_Text"><text:s text:c="2"/>end;</text:span></text:p>
            <text:p text:style-name="Preformatted_20_Text"/>
            <text:p text:style-name="Preformatted_20_Text"><text:span text:style-name="Source_20_Text">// 4. Bagian Initialization (Opsional)</text:span></text:p>
            <text:p text:style-name="Preformatted_20_Text"><text:span text:style-name="Source_20_Text">initialization</text:span></text:p>
            <text:p text:style-name="Preformatted_20_Text"><text:span text:style-name="Source_20_Text"><text:s text:c="2"/>// Kode ini berjalan sekali saat unit dimuat</text:span></text:p>
            <text:p text:style-name="Preformatted_20_Text"><text:span text:style-name="Source_20_Text"><text:s text:c="2"/>WriteLn('Unit ContohUnit v', Versi, ' sedang diinisialisasi...');</text:span></text:p>
            <text:p text:style-name="Preformatted_20_Text"><text:span text:style-name="Source_20_Text"><text:s text:c="2"/>// Contoh: LogInternal := TStringList.Create; (Alternatif dari di CatatLogPrivat)</text:span></text:p>
            <text:p text:style-name="Preformatted_20_Text"/>
            <text:p text:style-name="Preformatted_20_Text"><text:span text:style-name="Source_20_Text">// 5. Bagian Finalization (Opsional)</text:span></text:p>
            <text:p text:style-name="Preformatted_20_Text"><text:span text:style-name="Source_20_Text">finalization</text:span></text:p>
            <text:p text:style-name="Preformatted_20_Text"><text:span text:style-name="Source_20_Text"><text:s text:c="2"/>// Kode ini berjalan sekali saat program berakhir</text:span></text:p>
            <text:p text:style-name="Preformatted_20_Text"><text:span text:style-name="Source_20_Text"><text:s text:c="2"/>WriteLn('Unit ContohUnit sedang difinalisasi...');</text:span></text:p>
            <text:p text:style-name="Preformatted_20_Text"><text:span text:style-name="Source_20_Text"><text:s text:c="2"/>if Assigned(LogInternal) then // atau if LogInternal &lt;&gt; nil then</text:span></text:p>
            <text:p text:style-name="Preformatted_20_Text"><text:span text:style-name="Source_20_Text"><text:s text:c="2"/>begin</text:span></text:p>
            <text:p text:style-name="Preformatted_20_Text"><text:span text:style-name="Source_20_Text"><text:s text:c="4"/>// Contoh: Simpan log ke file atau bebaskan memori</text:span></text:p>
            <text:p text:style-name="Preformatted_20_Text"><text:span text:style-name="Source_20_Text"><text:s text:c="4"/>// LogInternal.SaveToFile('log_unit.txt');</text:span></text:p>
            <text:p text:style-name="Preformatted_20_Text"><text:span text:style-name="Source_20_Text"><text:s text:c="4"/>LogInternal.Free;</text:span></text:p>
            <text:p text:style-name="Preformatted_20_Text"><text:span text:style-name="Source_20_Text"><text:s text:c="2"/>end;</text:span></text:p>
            <text:p text:style-name="Preformatted_20_Text"/>
            <text:p text:style-name="Preformatted_20_Text"><text:span text:style-name="Source_20_Text">// 6. Akhir Unit (Wajib)</text:span></text:p>
            <text:p text:style-name="P77"><text:span text:style-name="Source_20_Text">end.</text:span></text:p>
            <text:p text:style-name="Text_20_body"><text:span text:style-name="Strong_20_Emphasis">Penjelasan Rinci Setiap Bagian:</text:span></text:p>
            <text:list xml:id="list7227803697813115678" text:style-name="L134">
              <text:list-item>
                <text:p text:style-name="P291"><text:span text:style-name="Strong_20_Emphasis"><text:span text:style-name="Source_20_Text">unit NamaUnit;</text:span></text:span></text:p>
                <text:list>
                  <text:list-item>
                    <text:p text:style-name="P555">Baris pertama <text:span text:style-name="Strong_20_Emphasis">wajib</text:span> ada dan mendeklarasikan <text:span text:style-name="Strong_20_Emphasis">nama unit</text:span>. </text:p>
                  </text:list-item>
                  <text:list-item>
                    <text:p text:style-name="P555"><text:span text:style-name="Strong_20_Emphasis">Konvensi Penting:</text:span> Nama unit (<text:span text:style-name="Source_20_Text">ContohUnit</text:span> dalam contoh) <text:span text:style-name="Strong_20_Emphasis">harus cocok</text:span> dengan nama file tempat unit ini disimpan (menjadi <text:span text:style-name="Source_20_Text">contohunit.pas</text:span> atau <text:span text:style-name="Source_20_Text">ContohUnit.pas</text:span>/<text:span text:style-name="Source_20_Text">.pp</text:span>). Perbedaan kapitalisasi biasanya diabaikan di Windows/macOS tetapi penting di Linux. </text:p>
                  </text:list-item>
                </text:list>
              </text:list-item>
              <text:list-item>
                <text:p text:style-name="P291"><text:span text:style-name="Strong_20_Emphasis"><text:span text:style-name="Source_20_Text">interface</text:span></text:span><text:span text:style-name="Strong_20_Emphasis"> Section</text:span></text:p>
                <text:list>
                  <text:list-item>
                    <text:p text:style-name="P555">Ini adalah <text:span text:style-name="Strong_20_Emphasis">wajah publik</text:span> dari unit Anda. Segala sesuatu yang dideklarasikan antara kata kunci <text:span text:style-name="Source_20_Text">interface</text:span> dan <text:span text:style-name="Source_20_Text">implementation</text:span> akan <text:span text:style-name="Strong_20_Emphasis">terlihat (visible)</text:span> dan <text:span text:style-name="Strong_20_Emphasis">dapat digunakan</text:span> oleh program atau unit lain yang menyertakan unit ini dalam klausa <text:span text:style-name="Source_20_Text">uses</text:span>-nya. </text:p>
                  </text:list-item>
                  <text:list-item>
                    <text:p text:style-name="P555">Anda dapat mendeklarasikan <text:span text:style-name="Source_20_Text">uses</text:span>, <text:span text:style-name="Source_20_Text">const</text:span>, <text:span text:style-name="Source_20_Text">type</text:span>, <text:span text:style-name="Source_20_Text">var</text:span> (hati-hati dengan <text:span text:style-name="Source_20_Text">var</text:span> di sini karena menjadi global), serta <text:span text:style-name="Strong_20_Emphasis">header</text:span> (signature) dari <text:span text:style-name="Source_20_Text">procedure</text:span> dan <text:span text:style-name="Source_20_Text">function</text:span> yang ingin Anda ekspor. </text:p>
                  </text:list-item>
                  <text:list-item>
                    <text:p text:style-name="P555">Bagian <text:span text:style-name="Source_20_Text">interface</text:span> mendefinisikan <text:span text:style-name="Strong_20_Emphasis">kontrak atau API</text:span> unit, <text:soft-page-break/>menyembunyikan detail bagaimana fungsi tersebut diimplementasikan. Ini adalah kunci <text:span text:style-name="Strong_20_Emphasis">enkapsulasi</text:span> dalam sistem unit Pascal. </text:p>
                  </text:list-item>
                </text:list>
              </text:list-item>
              <text:list-item>
                <text:p text:style-name="P291"><text:span text:style-name="Strong_20_Emphasis"><text:span text:style-name="Source_20_Text">implementation</text:span></text:span><text:span text:style-name="Strong_20_Emphasis"> Section</text:span></text:p>
                <text:list>
                  <text:list-item>
                    <text:p text:style-name="P555">Ini adalah <text:span text:style-name="Strong_20_Emphasis">bagian privat</text:span> unit. Semua yang ada di sini tersembunyi dari pengguna luar unit. </text:p>
                  </text:list-item>
                  <text:list-item>
                    <text:p text:style-name="P555"><text:span text:style-name="Strong_20_Emphasis">Isinya:</text:span> </text:p>
                    <text:list>
                      <text:list-item>
                        <text:p text:style-name="P555"><text:span text:style-name="Strong_20_Emphasis">Implementasi Subrutin:</text:span> Badan kode lengkap (<text:span text:style-name="Source_20_Text">begin..end;</text:span>) untuk semua prosedur dan fungsi yang headernya dideklarasikan di bagian <text:span text:style-name="Source_20_Text">interface</text:span>. </text:p>
                      </text:list-item>
                      <text:list-item>
                        <text:p text:style-name="P555"><text:span text:style-name="Strong_20_Emphasis">Deklarasi Privat:</text:span> Anda bisa memiliki deklarasi <text:span text:style-name="Source_20_Text">uses</text:span>, <text:span text:style-name="Source_20_Text">const</text:span>, <text:span text:style-name="Source_20_Text">type</text:span>, <text:span text:style-name="Source_20_Text">var</text:span>, <text:span text:style-name="Source_20_Text">procedure</text:span>, <text:span text:style-name="Source_20_Text">function</text:span> tambahan di sini. Semua identifier yang dideklarasikan <text:span text:style-name="Emphasis">hanya</text:span> di bagian <text:span text:style-name="Source_20_Text">implementation</text:span> bersifat <text:span text:style-name="Strong_20_Emphasis">internal</text:span> untuk unit tersebut dan tidak dapat diakses dari luar. Ini digunakan untuk variabel internal, tipe data helper, atau subrutin pembantu (<text:span text:style-name="Source_20_Text">CatatLogPrivat</text:span> dalam contoh). </text:p>
                      </text:list-item>
                    </text:list>
                  </text:list-item>
                  <text:list-item>
                    <text:p text:style-name="P555">Bagian ini menyembunyikan kerumitan dan detail cara kerja unit. </text:p>
                  </text:list-item>
                </text:list>
              </text:list-item>
              <text:list-item>
                <text:p text:style-name="P291"><text:span text:style-name="Strong_20_Emphasis"><text:span text:style-name="Source_20_Text">initialization</text:span></text:span><text:span text:style-name="Strong_20_Emphasis"> Section (Opsional)</text:span></text:p>
                <text:list>
                  <text:list-item>
                    <text:p text:style-name="P555">Blok kode (tanpa <text:span text:style-name="Source_20_Text">begin</text:span>, langsung pernyataan) antara <text:span text:style-name="Source_20_Text">implementation</text:span> dan <text:span text:style-name="Source_20_Text">finalization</text:span> (atau <text:span text:style-name="Source_20_Text">end.</text:span> jika <text:span text:style-name="Source_20_Text">finalization</text:span> tidak ada). </text:p>
                  </text:list-item>
                  <text:list-item>
                    <text:p text:style-name="P555">Kode di sini dieksekusi <text:span text:style-name="Strong_20_Emphasis">otomatis satu kali</text:span> ketika program memuat unit ini ke memori, <text:span text:style-name="Emphasis">sebelum</text:span> blok <text:span text:style-name="Source_20_Text">begin..end.</text:span> utama program berjalan. </text:p>
                  </text:list-item>
                  <text:list-item>
                    <text:p text:style-name="P555">Berguna untuk melakukan <text:span text:style-name="Strong_20_Emphasis">setup awal</text:span> yang diperlukan unit: menginisialisasi variabel internal unit, mengalokasikan sumber daya global yang dibutuhkan unit, mendaftarkan kelas ke factory, dll. </text:p>
                  </text:list-item>
                  <text:list-item>
                    <text:p text:style-name="P555">Jika program Anda menggunakan banyak unit dengan bagian <text:span text:style-name="Source_20_Text">initialization</text:span>, urutan eksekusinya ditentukan oleh urutan unit dalam klausa <text:span text:style-name="Source_20_Text">uses</text:span> program utama dan dependensi antar unit. </text:p>
                  </text:list-item>
                </text:list>
              </text:list-item>
              <text:list-item>
                <text:p text:style-name="P291"><text:span text:style-name="Strong_20_Emphasis"><text:span text:style-name="Source_20_Text">finalization</text:span></text:span><text:span text:style-name="Strong_20_Emphasis"> Section (Opsional)</text:span></text:p>
                <text:list>
                  <text:list-item>
                    <text:p text:style-name="P555">Blok kode (tanpa <text:span text:style-name="Source_20_Text">begin</text:span>) antara <text:span text:style-name="Source_20_Text">initialization</text:span> (jika ada) dan <text:span text:style-name="Source_20_Text">end.</text:span> terakhir. </text:p>
                  </text:list-item>
                  <text:list-item>
                    <text:p text:style-name="P555">Kode di sini dieksekusi <text:span text:style-name="Strong_20_Emphasis">otomatis satu kali</text:span> ketika program berakhir secara normal (setelah <text:span text:style-name="Source_20_Text">end.</text:span> program utama dieksekusi). </text:p>
                  </text:list-item>
                  <text:list-item>
                    <text:p text:style-name="P555">Tujuannya adalah <text:span text:style-name="Strong_20_Emphasis">pembersihan (cleanup)</text:span>: membebaskan sumber daya yang dialokasikan di <text:span text:style-name="Source_20_Text">initialization</text:span> atau selama lifetime unit (misalnya, membebaskan objek global internal, menutup koneksi). </text:p>
                  </text:list-item>
                  <text:list-item>
                    <text:p text:style-name="P555">Urutan eksekusi <text:span text:style-name="Source_20_Text">finalization</text:span> adalah <text:span text:style-name="Strong_20_Emphasis">kebalikan</text:span> dari urutan <text:span text:style-name="Source_20_Text">initialization</text:span>. Unit yang diinisialisasi terakhir akan difinalisasi pertama. </text:p>
                  </text:list-item>
                </text:list>
              </text:list-item>
              <text:list-item>
                <text:p text:style-name="P291"><text:span text:style-name="Strong_20_Emphasis"><text:span text:style-name="Source_20_Text">end.</text:span></text:span><text:span text:style-name="Strong_20_Emphasis"> (Wajib)</text:span></text:p>
                <text:list>
                  <text:list-item>
                    <text:p text:style-name="P291"><text:soft-page-break/>Setiap file unit <text:span text:style-name="Strong_20_Emphasis">harus</text:span> diakhiri dengan kata kunci <text:span text:style-name="Source_20_Text">end</text:span> yang diikuti oleh <text:span text:style-name="Strong_20_Emphasis">titik (</text:span><text:span text:style-name="Strong_20_Emphasis"><text:span text:style-name="Source_20_Text">.</text:span></text:span><text:span text:style-name="Strong_20_Emphasis">)</text:span>. </text:p>
                  </text:list-item>
                </text:list>
              </text:list-item>
            </text:list>
            <text:p text:style-name="Text_20_body">Struktur <text:span text:style-name="Source_20_Text">interface</text:span>/<text:span text:style-name="Source_20_Text">implementation</text:span> ini adalah fondasi modularitas Pascal, memungkinkan pemisahan yang jelas antara apa yang ditawarkan sebuah unit (API publik) dan bagaimana ia melakukannya (detail privat), yang sangat penting untuk membangun perangkat lunak yang terorganisir, dapat digunakan kembali, dan mudah dipelihara.</text:p>
          </text:section>
          <text:section text:style-name="Sect1" text:name="feedback-form-74">
            <text:p text:style-name="P443"/>
          </text:section>
        </text:section>
        <text:section text:style-name="Sect1" text:name="5c945304808ec24f">
          <text:p text:style-name="Text_20_body"/>
          <text:section text:style-name="Sect1" text:name="user-query-content-75">
            <text:p text:style-name="P705">Yax </text:p>
          </text:section>
          <text:p text:style-name="P443">Tampilkan alur berpikir</text:p>
          <text:section text:style-name="Sect2" text:name="model-response-message-contentr_5c945304808ec24f">
            <text:p text:style-name="Text_20_body">Baik, saya akan melanjutkan dengan jawaban untuk prompt <text:span text:style-name="Strong_20_Emphasis">Sub-bab 8.2: Menggunakan Unit: Klausa </text:span><text:span text:style-name="Strong_20_Emphasis"><text:span text:style-name="Source_20_Text">uses</text:span></text:span><text:span text:style-name="Strong_20_Emphasis"> dan Unit Standar</text:span>.</text:p>
            <text:p text:style-name="Horizontal_20_Line"/>
            <text:p text:style-name="Text_20_body"><text:span text:style-name="Strong_20_Emphasis">(Jawaban untuk Prompt Sub-bab 8.2)</text:span></text:p>
            <text:h text:style-name="Heading_20_3" text:outline-level="3">8.2 Menggunakan Unit: Klausa <text:span text:style-name="Source_20_Text">uses</text:span> dan Unit Standar</text:h>
            <text:p text:style-name="Text_20_body">Setelah sebuah unit dibuat (baik unit standar FPC/Lazarus maupun unit kustom Anda), Anda perlu cara untuk memberitahu kompiler agar menyertakan fungsionalitas publik dari unit tersebut ke dalam program atau unit lain yang sedang Anda kerjakan. Mekanisme untuk ini di Free Pascal adalah <text:span text:style-name="Strong_20_Emphasis">klausa </text:span><text:span text:style-name="Strong_20_Emphasis"><text:span text:style-name="Source_20_Text">uses</text:span></text:span>.</text:p>
            <text:p text:style-name="Text_20_body"><text:span text:style-name="Strong_20_Emphasis">Sintaks dan Penempatan Klausa </text:span><text:span text:style-name="Strong_20_Emphasis"><text:span text:style-name="Source_20_Text">uses</text:span></text:span></text:p>
            <text:p text:style-name="Text_20_body">Klausa <text:span text:style-name="Source_20_Text">uses</text:span> berisi daftar nama-nama unit yang ingin Anda gunakan, dipisahkan oleh koma dan diakhiri dengan titik koma.</text:p>
            <text:p text:style-name="Text_20_body">Delphi</text:p>
            <text:p text:style-name="Preformatted_20_Text"><text:span text:style-name="Source_20_Text">uses</text:span></text:p>
            <text:p text:style-name="Preformatted_20_Text"><text:span text:style-name="Source_20_Text"><text:s text:c="2"/>UnitNama1, // Menggunakan UnitNama1</text:span></text:p>
            <text:p text:style-name="Preformatted_20_Text"><text:span text:style-name="Source_20_Text"><text:s text:c="2"/>UnitNama2, // Menggunakan UnitNama2</text:span></text:p>
            <text:p text:style-name="Preformatted_20_Text"><text:span text:style-name="Source_20_Text"><text:s text:c="2"/>SysUtils, <text:s/>// Menggunakan unit standar SysUtils</text:span></text:p>
            <text:p text:style-name="P77"><text:span text:style-name="Source_20_Text"><text:s text:c="2"/>UnitKustomSaya; // Menggunakan unit buatan sendiri</text:span></text:p>
            <text:p text:style-name="Text_20_body">Klausa <text:span text:style-name="Source_20_Text">uses</text:span> dapat ditempatkan di beberapa lokasi, dan penempatannya memengaruhi lingkup visibilitas unit yang disertakan:</text:p>
            <text:list xml:id="list1804020612901696062" text:style-name="L135">
              <text:list-item>
                <text:p text:style-name="P556"><text:span text:style-name="Strong_20_Emphasis">Setelah Header </text:span><text:span text:style-name="Strong_20_Emphasis"><text:span text:style-name="Source_20_Text">program</text:span></text:span><text:span text:style-name="Strong_20_Emphasis">:</text:span> Ini adalah lokasi paling umum dalam file program utama (<text:span text:style-name="Source_20_Text">.lpr</text:span>). Unit yang didaftarkan di sini akan tersedia di seluruh file program tersebut. </text:p>
                <text:p text:style-name="P292">Delphi</text:p>
                <text:p text:style-name="P45"><text:span text:style-name="Source_20_Text">program AplikasiUtama;</text:span></text:p>
                <text:p text:style-name="P45"><text:span text:style-name="Source_20_Text">uses SysUtils, Math, UnitModulKu;</text:span></text:p>
                <text:p text:style-name="P45"><text:soft-page-break/><text:span text:style-name="Source_20_Text">// ... (deklarasi global) ...</text:span></text:p>
                <text:p text:style-name="P45"><text:span text:style-name="Source_20_Text">begin</text:span></text:p>
                <text:p text:style-name="P45"><text:span text:style-name="Source_20_Text"><text:s text:c="2"/>// ... (kode utama) ...</text:span></text:p>
                <text:p text:style-name="P122"><text:span text:style-name="Source_20_Text">end.</text:span></text:p>
              </text:list-item>
              <text:list-item>
                <text:p text:style-name="P556"><text:span text:style-name="Strong_20_Emphasis">Setelah Header </text:span><text:span text:style-name="Strong_20_Emphasis"><text:span text:style-name="Source_20_Text">unit</text:span></text:span><text:span text:style-name="Strong_20_Emphasis"> (Sebelum </text:span><text:span text:style-name="Strong_20_Emphasis"><text:span text:style-name="Source_20_Text">interface</text:span></text:span><text:span text:style-name="Strong_20_Emphasis">):</text:span> Dalam file unit, jika <text:span text:style-name="Source_20_Text">uses</text:span> diletakkan di sini, maka unit-unit yang didaftarkan akan tersedia baik di bagian <text:span text:style-name="Source_20_Text">interface</text:span> maupun <text:span text:style-name="Source_20_Text">implementation</text:span> dari unit tersebut. </text:p>
                <text:p text:style-name="P292">Delphi</text:p>
                <text:p text:style-name="P45"><text:span text:style-name="Source_20_Text">unit UnitA;</text:span></text:p>
                <text:p text:style-name="P45"><text:span text:style-name="Source_20_Text">uses UnitB; // UnitB tersedia di interface &amp; implementation UnitA</text:span></text:p>
                <text:p text:style-name="P45"><text:span text:style-name="Source_20_Text">interface</text:span></text:p>
                <text:p text:style-name="P45"><text:span text:style-name="Source_20_Text"><text:s text:c="2"/>// ... deklarasi publik UnitA bisa menggunakan UnitB ...</text:span></text:p>
                <text:p text:style-name="P45"><text:span text:style-name="Source_20_Text">implementation</text:span></text:p>
                <text:p text:style-name="P45"><text:span text:style-name="Source_20_Text"><text:s text:c="2"/>// ... implementasi UnitA bisa menggunakan UnitB ...</text:span></text:p>
                <text:p text:style-name="P122"><text:span text:style-name="Source_20_Text">end.</text:span></text:p>
              </text:list-item>
              <text:list-item>
                <text:p text:style-name="P556"><text:span text:style-name="Strong_20_Emphasis">Setelah </text:span><text:span text:style-name="Strong_20_Emphasis"><text:span text:style-name="Source_20_Text">interface</text:span></text:span><text:span text:style-name="Strong_20_Emphasis"> (Sebelum Deklarasi Publik):</text:span> Jika <text:span text:style-name="Source_20_Text">uses</text:span> diletakkan <text:span text:style-name="Emphasis">di dalam</text:span> bagian <text:span text:style-name="Source_20_Text">interface</text:span>, unit yang didaftarkan hanya dibutuhkan oleh deklarasi publik di <text:span text:style-name="Source_20_Text">interface</text:span> itu sendiri (dan secara implisit juga tersedia di <text:span text:style-name="Source_20_Text">implementation</text:span>). Ini jarang digunakan kecuali tipe publik Anda bergantung pada tipe dari unit lain. </text:p>
                <text:p text:style-name="P292">Delphi</text:p>
                <text:p text:style-name="P45"><text:span text:style-name="Source_20_Text">unit UnitC;</text:span></text:p>
                <text:p text:style-name="P45"><text:span text:style-name="Source_20_Text">interface</text:span></text:p>
                <text:p text:style-name="P45"><text:span text:style-name="Source_20_Text"><text:s text:c="2"/>uses Classes; // Hanya dibutuhkan oleh deklarasi TMyList di bawah</text:span></text:p>
                <text:p text:style-name="P45"><text:span text:style-name="Source_20_Text"><text:s text:c="2"/>type</text:span></text:p>
                <text:p text:style-name="P45"><text:span text:style-name="Source_20_Text"><text:s text:c="4"/>TMyList = class(TList) ... end; // TList dari unit Classes</text:span></text:p>
                <text:p text:style-name="P45"><text:span text:style-name="Source_20_Text">implementation</text:span></text:p>
                <text:p text:style-name="P45"><text:span text:style-name="Source_20_Text">// ...</text:span></text:p>
                <text:p text:style-name="P122"><text:span text:style-name="Source_20_Text">end.</text:span></text:p>
              </text:list-item>
              <text:list-item>
                <text:p text:style-name="P556"><text:span text:style-name="Strong_20_Emphasis">Setelah </text:span><text:span text:style-name="Strong_20_Emphasis"><text:span text:style-name="Source_20_Text">implementation</text:span></text:span><text:span text:style-name="Strong_20_Emphasis">:</text:span> Ini adalah praktik yang <text:span text:style-name="Strong_20_Emphasis">baik dan umum</text:span>. Jika unit hanya dibutuhkan untuk detail implementasi internal dan tidak oleh deklarasi publik di <text:span text:style-name="Source_20_Text">interface</text:span>, letakkan klausa <text:span text:style-name="Source_20_Text">uses</text:span>-nya setelah kata kunci <text:span text:style-name="Source_20_Text">implementation</text:span>. Ini menjaga bagian <text:span text:style-name="Source_20_Text">interface</text:span> tetap bersih dan mengurangi dependensi kompilasi. </text:p>
                <text:p text:style-name="P292">Delphi</text:p>
                <text:p text:style-name="P45"><text:span text:style-name="Source_20_Text">unit UnitD;</text:span></text:p>
                <text:p text:style-name="P45"><text:span text:style-name="Source_20_Text">interface</text:span></text:p>
                <text:p text:style-name="P45"><text:span text:style-name="Source_20_Text"><text:s text:c="2"/>procedure LakukanSesuatuPublik;</text:span></text:p>
                <text:p text:style-name="P45"><text:span text:style-name="Source_20_Text">implementation</text:span></text:p>
                <text:p text:style-name="P45"><text:span text:style-name="Source_20_Text">uses SysUtils, DateUtils; // Hanya dibutuhkan untuk implementasi</text:span></text:p>
                <text:p text:style-name="P45"><text:span text:style-name="Source_20_Text">procedure LakukanSesuatuPublik;</text:span></text:p>
                <text:p text:style-name="P45"><text:span text:style-name="Source_20_Text">var S: string; D: TDateTime;</text:span></text:p>
                <text:p text:style-name="P45"><text:soft-page-break/><text:span text:style-name="Source_20_Text">begin</text:span></text:p>
                <text:p text:style-name="P45"><text:span text:style-name="Source_20_Text"><text:s text:c="2"/>D := Now;</text:span></text:p>
                <text:p text:style-name="P45"><text:span text:style-name="Source_20_Text"><text:s text:c="2"/>S := DateTimeToStr(D); // Menggunakan SysUtils</text:span></text:p>
                <text:p text:style-name="P45"><text:span text:style-name="Source_20_Text"><text:s text:c="2"/>WriteLn('Waktu saat ini: ', S);</text:span></text:p>
                <text:p text:style-name="P45"><text:span text:style-name="Source_20_Text">end;</text:span></text:p>
                <text:p text:style-name="P122"><text:span text:style-name="Source_20_Text">end.</text:span></text:p>
              </text:list-item>
            </text:list>
            <text:p text:style-name="Text_20_body"><text:span text:style-name="Strong_20_Emphasis">Bagaimana Kompiler Menemukan Unit?</text:span></text:p>
            <text:p text:style-name="Text_20_body">Ketika kompiler FPC menemui <text:span text:style-name="Source_20_Text">uses UnitX;</text:span>, ia perlu menemukan informasi tentang <text:span text:style-name="Source_20_Text">interface</text:span> dari <text:span text:style-name="Source_20_Text">UnitX</text:span>. Proses pencariannya adalah sebagai berikut:</text:p>
            <text:list xml:id="list8712412499078095982" text:style-name="L136">
              <text:list-item>
                <text:p text:style-name="P557">Ia mencari file <text:span text:style-name="Strong_20_Emphasis">unit terkompilasi (Precompiled Unit)</text:span> bernama <text:span text:style-name="Source_20_Text">UnitX.ppu</text:span> (atau ekstensi lain tergantung platform/setting). File <text:span text:style-name="Source_20_Text">.ppu</text:span> berisi informasi <text:span text:style-name="Source_20_Text">interface</text:span> yang sudah diproses dan siap digunakan. </text:p>
              </text:list-item>
              <text:list-item>
                <text:p text:style-name="P557">Jika file <text:span text:style-name="Source_20_Text">.ppu</text:span> tidak ditemukan, atau jika file <text:span text:style-name="Source_20_Text">.ppu</text:span> lebih tua dari file sumbernya, kompiler akan mencari file <text:span text:style-name="Strong_20_Emphasis">sumber (source file)</text:span> bernama <text:span text:style-name="Source_20_Text">UnitX.pas</text:span> atau <text:span text:style-name="Source_20_Text">UnitX.pp</text:span>. </text:p>
              </text:list-item>
              <text:list-item>
                <text:p text:style-name="P557">Jika file sumber ditemukan, kompiler akan <text:span text:style-name="Strong_20_Emphasis">mengkompilasi</text:span> file sumber tersebut terlebih dahulu untuk menghasilkan file <text:span text:style-name="Source_20_Text">.ppu</text:span> yang baru, baru kemudian melanjutkan kompilasi file asli yang memiliki klausa <text:span text:style-name="Source_20_Text">uses</text:span>. </text:p>
              </text:list-item>
              <text:list-item>
                <text:p text:style-name="P557">Lokasi pencarian file (<text:span text:style-name="Source_20_Text">.ppu</text:span> atau <text:span text:style-name="Source_20_Text">.pas</text:span>/<text:span text:style-name="Source_20_Text">.pp</text:span>) ditentukan oleh: </text:p>
                <text:list>
                  <text:list-item>
                    <text:p text:style-name="P557">Direktori tempat file yang sedang dikompilasi berada. </text:p>
                  </text:list-item>
                  <text:list-item>
                    <text:p text:style-name="P557">Direktori yang ditambahkan melalui opsi kompiler <text:span text:style-name="Source_20_Text">-Fu&lt;direktori&gt;</text:span> (bisa diulang). </text:p>
                  </text:list-item>
                  <text:list-item>
                    <text:p text:style-name="P557">Direktori unit yang dikonfigurasi dalam pengaturan proyek atau lingkungan Lazarus IDE. </text:p>
                  </text:list-item>
                  <text:list-item>
                    <text:p text:style-name="P293">Direktori unit standar bawaan FPC (tempat unit seperti <text:span text:style-name="Source_20_Text">System</text:span>, <text:span text:style-name="Source_20_Text">SysUtils</text:span> berada). </text:p>
                  </text:list-item>
                </text:list>
              </text:list-item>
            </text:list>
            <text:p text:style-name="Text_20_body">Mekanisme <text:span text:style-name="Source_20_Text">.ppu</text:span> inilah yang memungkinkan <text:span text:style-name="Emphasis">kompilasi terpisah</text:span> dan mempercepat build proyek besar.</text:p>
            <text:p text:style-name="Text_20_body"><text:span text:style-name="Strong_20_Emphasis">Kualifikasi Nama dan Ambiguitas</text:span></text:p>
            <text:p text:style-name="Text_20_body">Jika dua unit berbeda yang Anda <text:span text:style-name="Source_20_Text">uses</text:span> (misalnya, <text:span text:style-name="Source_20_Text">UnitPeta</text:span> dan <text:span text:style-name="Source_20_Text">UnitGrafik</text:span>) sama-sama mendeklarasikan identifier publik dengan nama yang identik (misalnya, <text:span text:style-name="Source_20_Text">TPoint</text:span>), maka penggunaan <text:span text:style-name="Source_20_Text">TPoint</text:span> secara langsung akan menjadi ambigu. Kompiler tidak tahu <text:span text:style-name="Source_20_Text">TPoint</text:span> mana yang Anda maksud.</text:p>
            <text:p text:style-name="Text_20_body">Solusinya adalah menggunakan <text:span text:style-name="Strong_20_Emphasis">kualifikasi nama (name qualification)</text:span> dengan menyebutkan nama unit diikuti titik (<text:span text:style-name="Source_20_Text">.</text:span>) sebelum identifier:</text:p>
            <text:p text:style-name="Text_20_body">Delphi</text:p>
            <text:p text:style-name="Preformatted_20_Text"><text:span text:style-name="Source_20_Text">uses UnitPeta, UnitGrafik;</text:span></text:p>
            <text:p text:style-name="Preformatted_20_Text"><text:span text:style-name="Source_20_Text">var</text:span></text:p>
            <text:p text:style-name="Preformatted_20_Text"><text:span text:style-name="Source_20_Text"><text:s text:c="2"/>TitikPeta: UnitPeta.TPoint; // Eksplisit menggunakan TPoint dari UnitPeta</text:span></text:p>
            <text:p text:style-name="Preformatted_20_Text"><text:span text:style-name="Source_20_Text"><text:s text:c="2"/>TitikGrafik: UnitGrafik.TPoint; // Eksplisit menggunakan TPoint </text:span><text:soft-page-break/><text:span text:style-name="Source_20_Text">dari UnitGrafik</text:span></text:p>
            <text:p text:style-name="Preformatted_20_Text"><text:span text:style-name="Source_20_Text">begin</text:span></text:p>
            <text:p text:style-name="Preformatted_20_Text"><text:span text:style-name="Source_20_Text"><text:s text:c="2"/>TitikPeta.X := 10;</text:span></text:p>
            <text:p text:style-name="Preformatted_20_Text"><text:span text:style-name="Source_20_Text"><text:s text:c="2"/>// TitikGrafik.X := 20; // Mungkin fieldnya berbeda</text:span></text:p>
            <text:p text:style-name="P77"><text:span text:style-name="Source_20_Text">end.</text:span></text:p>
            <text:p text:style-name="Text_20_body">Jika sebuah identifier unik di antara semua unit yang di-<text:span text:style-name="Source_20_Text">uses</text:span>, Anda bisa menggunakannya tanpa kualifikasi.</text:p>
            <text:p text:style-name="Text_20_body"><text:span text:style-name="Strong_20_Emphasis">Urutan dalam Klausa </text:span><text:span text:style-name="Strong_20_Emphasis"><text:span text:style-name="Source_20_Text">uses</text:span></text:span></text:p>
            <text:p text:style-name="Text_20_body">Urutan unit dalam klausa <text:span text:style-name="Source_20_Text">uses</text:span> umumnya tidak terlalu kritikal untuk <text:span text:style-name="Emphasis">resolusi nama</text:span> (sebaiknya gunakan kualifikasi jika ambigu), tetapi <text:span text:style-name="Strong_20_Emphasis">sangat penting</text:span> untuk urutan eksekusi blok <text:span text:style-name="Strong_20_Emphasis"><text:span text:style-name="Source_20_Text">initialization</text:span></text:span><text:span text:style-name="Strong_20_Emphasis"> dan </text:span><text:span text:style-name="Strong_20_Emphasis"><text:span text:style-name="Source_20_Text">finalization</text:span></text:span>. Unit akan diinisialisasi sesuai urutan kemunculannya dalam klausa <text:span text:style-name="Source_20_Text">uses</text:span> di <text:span text:style-name="Emphasis">program utama</text:span> (dengan dependensi unit diinisialisasi terlebih dahulu). Proses finalisasi terjadi dalam urutan <text:span text:style-name="Emphasis">terbalik</text:span>.</text:p>
            <text:p text:style-name="Text_20_body"><text:span text:style-name="Strong_20_Emphasis">Unit Standar FPC (RTL/FCL) yang Penting</text:span></text:p>
            <text:p text:style-name="Text_20_body">FPC hadir dengan pustaka runtime (RTL) dan pustaka komponen (FCL) yang kaya, terorganisir dalam banyak unit standar. Beberapa yang paling sering digunakan adalah:</text:p>
            <text:list xml:id="list2804407317560576956" text:style-name="L137">
              <text:list-item>
                <text:p text:style-name="P558"><text:span text:style-name="Strong_20_Emphasis"><text:span text:style-name="Source_20_Text">System</text:span></text:span><text:span text:style-name="Strong_20_Emphasis">:</text:span> Unit inti absolut. <text:span text:style-name="Strong_20_Emphasis">Digunakan secara implisit</text:span> (tidak perlu ditulis di <text:span text:style-name="Source_20_Text">uses</text:span>). Berisi tipe data paling dasar (<text:span text:style-name="Source_20_Text">Integer</text:span>, <text:span text:style-name="Source_20_Text">Boolean</text:span>, <text:span text:style-name="Source_20_Text">Char</text:span>, <text:span text:style-name="Source_20_Text">Pointer</text:span>, <text:span text:style-name="Source_20_Text">string</text:span> dasar), fungsi I/O konsol (<text:span text:style-name="Source_20_Text">WriteLn</text:span>, <text:span text:style-name="Source_20_Text">ReadLn</text:span>), manajemen memori dasar (<text:span text:style-name="Source_20_Text">New</text:span>, <text:span text:style-name="Source_20_Text">Dispose</text:span>, <text:span text:style-name="Source_20_Text">GetMem</text:span>, <text:span text:style-name="Source_20_Text">FreeMem</text:span>), operasi pointer, dan fungsi intrinsik kompiler lainnya. </text:p>
              </text:list-item>
              <text:list-item>
                <text:p text:style-name="P558"><text:span text:style-name="Strong_20_Emphasis"><text:span text:style-name="Source_20_Text">SysUtils</text:span></text:span><text:span text:style-name="Strong_20_Emphasis">:</text:span> Mungkin unit kedua yang paling sering digunakan. Menyediakan <text:span text:style-name="Strong_20_Emphasis">utilitas sistem esensial</text:span>: </text:p>
                <text:list>
                  <text:list-item>
                    <text:p text:style-name="P558">Manipulasi File/Direktori: <text:span text:style-name="Source_20_Text">FileExists</text:span>, <text:span text:style-name="Source_20_Text">DirectoryExists</text:span>, <text:span text:style-name="Source_20_Text">DeleteFile</text:span>, <text:span text:style-name="Source_20_Text">RenameFile</text:span>, <text:span text:style-name="Source_20_Text">ExtractFilePath</text:span>, <text:span text:style-name="Source_20_Text">IncludeTrailingPathDelimiter</text:span>. </text:p>
                  </text:list-item>
                  <text:list-item>
                    <text:p text:style-name="P558">Manipulasi String: <text:span text:style-name="Source_20_Text">Format</text:span>, <text:span text:style-name="Source_20_Text">Trim</text:span>, <text:span text:style-name="Source_20_Text">UpperCase</text:span>, <text:span text:style-name="Source_20_Text">LowerCase</text:span>, <text:span text:style-name="Source_20_Text">StringReplace</text:span>, <text:span text:style-name="Source_20_Text">Pos</text:span>, <text:span text:style-name="Source_20_Text">Copy</text:span>, <text:span text:style-name="Source_20_Text">IntToStr</text:span>, <text:span text:style-name="Source_20_Text">StrToInt</text:span>, <text:span text:style-name="Source_20_Text">FloatToStr</text:span>, <text:span text:style-name="Source_20_Text">StrToFloat</text:span>, dll. </text:p>
                  </text:list-item>
                  <text:list-item>
                    <text:p text:style-name="P558">Fungsi Tanggal/Waktu: <text:span text:style-name="Source_20_Text">Now</text:span>, <text:span text:style-name="Source_20_Text">Date</text:span>, <text:span text:style-name="Source_20_Text">Time</text:span>, <text:span text:style-name="Source_20_Text">DateTimeToStr</text:span>, <text:span text:style-name="Source_20_Text">StrToDateTime</text:span>, <text:span text:style-name="Source_20_Text">IncDay</text:span>, <text:span text:style-name="Source_20_Text">IncMonth</text:span>, dll. </text:p>
                  </text:list-item>
                  <text:list-item>
                    <text:p text:style-name="P558">Kelas Exception Dasar: <text:span text:style-name="Source_20_Text">Exception</text:span>, <text:span text:style-name="Source_20_Text">EInOutError</text:span>, <text:span text:style-name="Source_20_Text">EConvertError</text:span>, <text:span text:style-name="Source_20_Text">EListError</text:span>, dll. </text:p>
                  </text:list-item>
                  <text:list-item>
                    <text:p text:style-name="P558">Informasi OS/Path. </text:p>
                  </text:list-item>
                </text:list>
              </text:list-item>
              <text:list-item>
                <text:p text:style-name="P558"><text:span text:style-name="Strong_20_Emphasis"><text:span text:style-name="Source_20_Text">Math</text:span></text:span><text:span text:style-name="Strong_20_Emphasis">:</text:span> Menyediakan fungsi matematika tingkat lanjut: trigonometri (<text:span text:style-name="Source_20_Text">Sin</text:span>, <text:span text:style-name="Source_20_Text">Cos</text:span>), logaritma (<text:span text:style-name="Source_20_Text">Ln</text:span>, <text:span text:style-name="Source_20_Text">Log10</text:span>), akar/pangkat (<text:span text:style-name="Source_20_Text">Sqrt</text:span>, <text:span text:style-name="Source_20_Text">Power</text:span>), pembulatan (<text:span text:style-name="Source_20_Text">Floor</text:span>, <text:span text:style-name="Source_20_Text">Ceil</text:span>), perbandingan (<text:span text:style-name="Source_20_Text">Min</text:span>, <text:span text:style-name="Source_20_Text">Max</text:span>), dan konstanta matematika (<text:span text:style-name="Source_20_Text">Pi</text:span>). </text:p>
              </text:list-item>
              <text:list-item>
                <text:p text:style-name="P558"><text:span text:style-name="Strong_20_Emphasis"><text:span text:style-name="Source_20_Text">Classes</text:span></text:span><text:span text:style-name="Strong_20_Emphasis">:</text:span> Fondasi untuk Pemrograman Berorientasi Objek (OOP) dan komponen di FPC/Lazarus. Berisi: </text:p>
                <text:list>
                  <text:list-item>
                    <text:p text:style-name="P558"><text:soft-page-break/>Kelas dasar <text:span text:style-name="Source_20_Text">TObject</text:span>. </text:p>
                  </text:list-item>
                  <text:list-item>
                    <text:p text:style-name="P558">Kelas dasar komponen <text:span text:style-name="Source_20_Text">TComponent</text:span>. </text:p>
                  </text:list-item>
                  <text:list-item>
                    <text:p text:style-name="P558">Stream I/O (<text:span text:style-name="Source_20_Text">TStream</text:span>, <text:span text:style-name="Source_20_Text">TFileStream</text:span>, <text:span text:style-name="Source_20_Text">TMemoryStream</text:span>). </text:p>
                  </text:list-item>
                  <text:list-item>
                    <text:p text:style-name="P558">Koleksi non-generik umum (<text:span text:style-name="Source_20_Text">TList</text:span> - list pointer, <text:span text:style-name="Source_20_Text">TStringList</text:span> - list string dengan banyak utilitas, <text:span text:style-name="Source_20_Text">TObjectList</text:span>). </text:p>
                  </text:list-item>
                </text:list>
              </text:list-item>
              <text:list-item>
                <text:p text:style-name="P294"><text:span text:style-name="Strong_20_Emphasis"><text:span text:style-name="Source_20_Text">StrUtils</text:span></text:span><text:span text:style-name="Strong_20_Emphasis">:</text:span> Berisi fungsi utilitas string <text:span text:style-name="Emphasis">tambahan</text:span> yang tidak ada di <text:span text:style-name="Source_20_Text">SysUtils</text:span>, seperti <text:span text:style-name="Source_20_Text">AnsiContainsStr</text:span>, <text:span text:style-name="Source_20_Text">LeftStr</text:span>, <text:span text:style-name="Source_20_Text">RightStr</text:span>, <text:span text:style-name="Source_20_Text">IfThen</text:span> (string conditional), dll. </text:p>
              </text:list-item>
            </text:list>
            <text:p text:style-name="Text_20_body">Selain ini, terdapat banyak unit lain di FCL dan paket FPC untuk kebutuhan lebih spesifik seperti akses database (<text:span text:style-name="Source_20_Text">db</text:span>, <text:span text:style-name="Source_20_Text">sqldb</text:span>), jaringan (<text:span text:style-name="Source_20_Text">sockets</text:span>, <text:span text:style-name="Source_20_Text">fphttpclient</text:span>), parsing data (<text:span text:style-name="Source_20_Text">fpjson</text:span>, <text:span text:style-name="Source_20_Text">fpXML</text:span>), kompresi (<text:span text:style-name="Source_20_Text">zstream</text:span>), dan banyak lagi. Dokumentasi FPC dan Lazarus Wiki adalah tempat terbaik untuk menjelajahi unit-unit ini.</text:p>
            <text:p text:style-name="Text_20_body">Menggunakan klausa <text:span text:style-name="Source_20_Text">uses</text:span> secara efektif adalah kunci untuk memanfaatkan pustaka FPC/Lazarus yang luas dan untuk membangun aplikasi modular Anda sendiri.</text:p>
          </text:section>
          <text:section text:style-name="Sect1" text:name="feedback-form-75">
            <text:p text:style-name="P443"/>
          </text:section>
        </text:section>
        <text:section text:style-name="Sect1" text:name="3a4298bc849819eb">
          <text:p text:style-name="Text_20_body"/>
          <text:section text:style-name="Sect1" text:name="user-query-content-76">
            <text:p text:style-name="P705">yax </text:p>
          </text:section>
          <text:p text:style-name="P443">Tampilkan alur berpikir</text:p>
          <text:section text:style-name="Sect2" text:name="model-response-message-contentr_3a4298bc849819eb">
            <text:p text:style-name="Text_20_body">Baik, saya akan melanjutkan dengan jawaban untuk prompt <text:span text:style-name="Strong_20_Emphasis">Sub-bab 8.3: Studi Kasus: Membuat dan Menggunakan Unit Kustom</text:span>.</text:p>
            <text:p text:style-name="Horizontal_20_Line"/>
            <text:p text:style-name="Text_20_body"><text:span text:style-name="Strong_20_Emphasis">(Jawaban untuk Prompt Sub-bab 8.3)</text:span></text:p>
            <text:h text:style-name="Heading_20_3" text:outline-level="3">8.3 Studi Kasus: Membuat dan Menggunakan Unit Kustom</text:h>
            <text:p text:style-name="Text_20_body">Teori tentang struktur unit (<text:span text:style-name="Source_20_Text">interface</text:span>, <text:span text:style-name="Source_20_Text">implementation</text:span>) dan cara menggunakannya (<text:span text:style-name="Source_20_Text">uses</text:span>) menjadi lebih jelas dengan contoh praktis. Mari kita buat sebuah unit sederhana bernama <text:span text:style-name="Source_20_Text">utilku</text:span> yang menyediakan beberapa fungsionalitas dasar, lalu kita buat program utama yang menggunakan unit tersebut.</text:p>
            <text:p text:style-name="Text_20_body"><text:span text:style-name="Strong_20_Emphasis">Langkah 1: Membuat File Unit (</text:span><text:span text:style-name="Strong_20_Emphasis"><text:span text:style-name="Source_20_Text">utilku.pas</text:span></text:span><text:span text:style-name="Strong_20_Emphasis">)</text:span></text:p>
            <text:list xml:id="list3324730550298981300" text:style-name="L138">
              <text:list-item>
                <text:p text:style-name="P295">Buka editor teks atau IDE Anda.</text:p>
              </text:list-item>
              <text:list-item>
                <text:p text:style-name="P295">Buat file baru.</text:p>
              </text:list-item>
              <text:list-item>
                <text:p text:style-name="P295">Salin dan tempel kode berikut ke dalam file tersebut:</text:p>
                <text:p text:style-name="P295">Delphi</text:p>
                <text:p text:style-name="P46"><text:span text:style-name="Source_20_Text">unit utilku; // Nama unit HARUS cocok nama file</text:span></text:p>
                <text:p text:style-name="P46"/>
                <text:p text:style-name="P46"><text:span text:style-name="Source_20_Text">interface // Awal bagian publik</text:span></text:p>
                <text:p text:style-name="P46"/>
                <text:p text:style-name="P46"><text:soft-page-break/><text:span text:style-name="Source_20_Text">// Unit yang dibutuhkan oleh deklarasi di interface (jika ada)</text:span></text:p>
                <text:p text:style-name="P46"><text:span text:style-name="Source_20_Text">// uses SomeOtherUnit;</text:span></text:p>
                <text:p text:style-name="P46"/>
                <text:p text:style-name="P46"><text:span text:style-name="Source_20_Text">const</text:span></text:p>
                <text:p text:style-name="P46"><text:span text:style-name="Source_20_Text"><text:s text:c="2"/>VersiUnit = '1.0'; // Konstanta publik</text:span></text:p>
                <text:p text:style-name="P46"/>
                <text:p text:style-name="P46"><text:span text:style-name="Source_20_Text">type</text:span></text:p>
                <text:p text:style-name="P46"><text:span text:style-name="Source_20_Text"><text:s text:c="2"/>TDataKu = record // Tipe record publik</text:span></text:p>
                <text:p text:style-name="P46"><text:span text:style-name="Source_20_Text"><text:s text:c="4"/>Nama: string;</text:span></text:p>
                <text:p text:style-name="P46"><text:span text:style-name="Source_20_Text"><text:s text:c="4"/>Nilai: Integer;</text:span></text:p>
                <text:p text:style-name="P46"><text:span text:style-name="Source_20_Text"><text:s text:c="2"/>end;</text:span></text:p>
                <text:p text:style-name="P46"/>
                <text:p text:style-name="P46"><text:span text:style-name="Source_20_Text">// Header prosedur/fungsi publik</text:span></text:p>
                <text:p text:style-name="P46"><text:span text:style-name="Source_20_Text">procedure TampilkanData(Data: TDataKu);</text:span></text:p>
                <text:p text:style-name="P46"><text:span text:style-name="Source_20_Text">function TambahInteger(A, B: Integer): Integer;</text:span></text:p>
                <text:p text:style-name="P46"/>
                <text:p text:style-name="P46"><text:span text:style-name="Source_20_Text">implementation // Awal bagian privat</text:span></text:p>
                <text:p text:style-name="P46"/>
                <text:p text:style-name="P46"><text:span text:style-name="Source_20_Text">// Unit yang HANYA dibutuhkan oleh implementasi</text:span></text:p>
                <text:p text:style-name="P46"><text:span text:style-name="Source_20_Text">uses SysUtils; // Dibutuhkan untuk IntToStr, WriteLn, dll.</text:span></text:p>
                <text:p text:style-name="P46"/>
                <text:p text:style-name="P46"><text:span text:style-name="Source_20_Text">// Variabel privat (hanya visible di dalam unit ini)</text:span></text:p>
                <text:p text:style-name="P46"><text:span text:style-name="Source_20_Text">var</text:span></text:p>
                <text:p text:style-name="P46"><text:span text:style-name="Source_20_Text"><text:s text:c="2"/>JumlahPanggilan: Integer;</text:span></text:p>
                <text:p text:style-name="P46"/>
                <text:p text:style-name="P46"><text:span text:style-name="Source_20_Text">// Prosedur privat/internal (hanya bisa dipanggil dari dalam unit ini)</text:span></text:p>
                <text:p text:style-name="P46"><text:span text:style-name="Source_20_Text">procedure LogOperasi(Operasi: string);</text:span></text:p>
                <text:p text:style-name="P46"><text:span text:style-name="Source_20_Text">begin</text:span></text:p>
                <text:p text:style-name="P46"><text:span text:style-name="Source_20_Text"><text:s text:c="2"/>// Implementasi logging sederhana ke konsol</text:span></text:p>
                <text:p text:style-name="P46"><text:span text:style-name="Source_20_Text"><text:s text:c="2"/>WriteLn('Log: ', Operasi, ' dipanggil. Total panggilan: ', IntToStr(JumlahPanggilan));</text:span></text:p>
                <text:p text:style-name="P46"><text:span text:style-name="Source_20_Text">end;</text:span></text:p>
                <text:p text:style-name="P46"/>
                <text:p text:style-name="P46"><text:span text:style-name="Source_20_Text">// Implementasi prosedur publik (header dideklarasikan di interface)</text:span></text:p>
                <text:p text:style-name="P46"><text:span text:style-name="Source_20_Text">procedure TampilkanData(Data: TDataKu);</text:span></text:p>
                <text:p text:style-name="P46"><text:span text:style-name="Source_20_Text">begin</text:span></text:p>
                <text:p text:style-name="P46"><text:span text:style-name="Source_20_Text"><text:s text:c="2"/>Inc(JumlahPanggilan); // Akses variabel privat unit</text:span></text:p>
                <text:p text:style-name="P46"><text:span text:style-name="Source_20_Text"><text:s text:c="2"/>LogOperasi('TampilkanData'); // Panggil prosedur privat unit</text:span></text:p>
                <text:p text:style-name="P46"><text:span text:style-name="Source_20_Text"><text:s text:c="2"/>WriteLn('Data: Nama=', Data.Nama, ', Nilai=', Data.Nilai);</text:span></text:p>
                <text:p text:style-name="P46"><text:span text:style-name="Source_20_Text">end;</text:span></text:p>
                <text:p text:style-name="P46"/>
                <text:p text:style-name="P46"><text:span text:style-name="Source_20_Text">// Implementasi fungsi publik (header dideklarasikan di interface)</text:span></text:p>
                <text:p text:style-name="P46"><text:span text:style-name="Source_20_Text">function TambahInteger(A, B: Integer): Integer;</text:span></text:p>
                <text:p text:style-name="P46"><text:span text:style-name="Source_20_Text">begin</text:span></text:p>
                <text:p text:style-name="P46"><text:span text:style-name="Source_20_Text"><text:s text:c="2"/>Inc(JumlahPanggilan);</text:span></text:p>
                <text:p text:style-name="P46"><text:span text:style-name="Source_20_Text"><text:s text:c="2"/>LogOperasi('TambahInteger');</text:span></text:p>
                <text:p text:style-name="P46"><text:span text:style-name="Source_20_Text"><text:s text:c="2"/>Result := A + B; // Mengembalikan hasil</text:span></text:p>
                <text:p text:style-name="P46"><text:span text:style-name="Source_20_Text">end;</text:span></text:p>
                <text:p text:style-name="P46"/>
                <text:p text:style-name="P46"><text:span text:style-name="Source_20_Text">// Bagian inisialisasi (opsional)</text:span></text:p>
                <text:p text:style-name="P46"><text:span text:style-name="Source_20_Text">initialization</text:span></text:p>
                <text:p text:style-name="P46"><text:span text:style-name="Source_20_Text"><text:s text:c="2"/>JumlahPanggilan := 0; // Inisialisasi variabel privat saat </text:span><text:soft-page-break/><text:span text:style-name="Source_20_Text">unit dimuat</text:span></text:p>
                <text:p text:style-name="P46"><text:span text:style-name="Source_20_Text"><text:s text:c="2"/>WriteLn('Unit UtilKu v', VersiUnit, ' diinisialisasi.');</text:span></text:p>
                <text:p text:style-name="P46"/>
                <text:p text:style-name="P46"><text:span text:style-name="Source_20_Text">// Bagian finalisasi (opsional)</text:span></text:p>
                <text:p text:style-name="P46"><text:span text:style-name="Source_20_Text">finalization</text:span></text:p>
                <text:p text:style-name="P46"><text:span text:style-name="Source_20_Text"><text:s text:c="3"/>WriteLn('Unit UtilKu difinalisasi setelah ', JumlahPanggilan, ' panggilan.');</text:span></text:p>
                <text:p text:style-name="P46"/>
                <text:p text:style-name="P123"><text:span text:style-name="Source_20_Text">end. // Akhir unit (wajib dengan titik)</text:span></text:p>
              </text:list-item>
              <text:list-item>
                <text:p text:style-name="P295"><text:span text:style-name="Strong_20_Emphasis">Simpan file</text:span> ini dengan nama <text:span text:style-name="Strong_20_Emphasis"><text:span text:style-name="Source_20_Text">utilku.pas</text:span></text:span> (atau <text:span text:style-name="Source_20_Text">utilku.pp</text:span>). Pastikan nama file cocok dengan nama unit yang dideklarasikan di baris pertama.</text:p>
                <text:p text:style-name="P295"><text:span text:style-name="Emphasis">Penjelasan Kode Unit:</text:span></text:p>
                <text:list>
                  <text:list-item>
                    <text:p text:style-name="P559"><text:span text:style-name="Strong_20_Emphasis"><text:span text:style-name="Source_20_Text">interface</text:span></text:span>: Mengekspos konstanta <text:span text:style-name="Source_20_Text">VersiUnit</text:span>, tipe <text:span text:style-name="Source_20_Text">TDataKu</text:span>, prosedur <text:span text:style-name="Source_20_Text">TampilkanData</text:span>, dan fungsi <text:span text:style-name="Source_20_Text">TambahInteger</text:span> untuk digunakan oleh kode lain. </text:p>
                  </text:list-item>
                  <text:list-item>
                    <text:p text:style-name="P559"><text:span text:style-name="Strong_20_Emphasis"><text:span text:style-name="Source_20_Text">implementation</text:span></text:span>: Menyembunyikan variabel <text:span text:style-name="Source_20_Text">JumlahPanggilan</text:span> (yang melacak berapa kali fungsi/prosedur publik dipanggil) dan prosedur helper <text:span text:style-name="Source_20_Text">LogOperasi</text:span>. Bagian ini juga berisi kode aktual untuk <text:span text:style-name="Source_20_Text">TampilkanData</text:span> dan <text:span text:style-name="Source_20_Text">TambahInteger</text:span>. </text:p>
                  </text:list-item>
                  <text:list-item>
                    <text:p text:style-name="P559"><text:span text:style-name="Strong_20_Emphasis"><text:span text:style-name="Source_20_Text">initialization</text:span></text:span>: Kode ini akan berjalan sekali saat program yang menggunakan unit ini dimulai, mengeset <text:span text:style-name="Source_20_Text">JumlahPanggilan</text:span> ke 0 dan mencetak pesan inisialisasi. </text:p>
                  </text:list-item>
                  <text:list-item>
                    <text:p text:style-name="P295"><text:span text:style-name="Strong_20_Emphasis"><text:span text:style-name="Source_20_Text">finalization</text:span></text:span>: Kode ini akan berjalan sekali saat program berakhir, mencetak jumlah total panggilan yang tercatat. </text:p>
                  </text:list-item>
                </text:list>
              </text:list-item>
            </text:list>
            <text:p text:style-name="Text_20_body"><text:span text:style-name="Strong_20_Emphasis">Langkah 2: Membuat File Program Utama (</text:span><text:span text:style-name="Strong_20_Emphasis"><text:span text:style-name="Source_20_Text">tesunit.pas</text:span></text:span><text:span text:style-name="Strong_20_Emphasis">)</text:span></text:p>
            <text:list xml:id="list680375506779210770" text:style-name="L139">
              <text:list-item>
                <text:p text:style-name="P296">Buat file baru lagi di editor teks atau IDE Anda.</text:p>
              </text:list-item>
              <text:list-item>
                <text:p text:style-name="P296">Salin dan tempel kode berikut ke dalam file ini:</text:p>
                <text:p text:style-name="P296">Delphi</text:p>
                <text:p text:style-name="P47"><text:span text:style-name="Source_20_Text">program tesunit;</text:span></text:p>
                <text:p text:style-name="P47"/>
                <text:p text:style-name="P47"><text:span text:style-name="Source_20_Text">// Menggunakan unit standar SysUtils dan unit kustom kita</text:span></text:p>
                <text:p text:style-name="P47"><text:span text:style-name="Source_20_Text">uses</text:span></text:p>
                <text:p text:style-name="P47"><text:span text:style-name="Source_20_Text"><text:s text:c="2"/>utilku,</text:span></text:p>
                <text:p text:style-name="P47"><text:span text:style-name="Source_20_Text"><text:s text:c="2"/>SysUtils;</text:span></text:p>
                <text:p text:style-name="P47"/>
                <text:p text:style-name="P47"><text:span text:style-name="Source_20_Text">// Deklarasi variabel</text:span></text:p>
                <text:p text:style-name="P47"><text:span text:style-name="Source_20_Text">var</text:span></text:p>
                <text:p text:style-name="P47"><text:span text:style-name="Source_20_Text"><text:s text:c="2"/>DataSaya: TDataKu; // Menggunakan tipe TDataKu dari unit utilku</text:span></text:p>
                <text:p text:style-name="P47"><text:span text:style-name="Source_20_Text"><text:s text:c="2"/>Hasil: Integer;</text:span></text:p>
                <text:p text:style-name="P47"><text:span text:style-name="Source_20_Text">begin</text:span></text:p>
                <text:p text:style-name="P47"><text:span text:style-name="Source_20_Text"><text:s text:c="2"/>Writeln('Memulai program utama...');</text:span></text:p>
                <text:p text:style-name="P47"/>
                <text:p text:style-name="P47"><text:span text:style-name="Source_20_Text"><text:s text:c="2"/>// Mengakses konstanta publik dari unit (gunakan kualifikasi jika perlu)</text:span></text:p>
                <text:p text:style-name="P47"><text:soft-page-break/><text:span text:style-name="Source_20_Text"><text:s text:c="2"/>Writeln('Menggunakan unit versi: ', utilku.VersiUnit);</text:span></text:p>
                <text:p text:style-name="P47"/>
                <text:p text:style-name="P47"><text:span text:style-name="Source_20_Text"><text:s text:c="2"/>// Menggunakan tipe data publik dari unit</text:span></text:p>
                <text:p text:style-name="P47"><text:span text:style-name="Source_20_Text"><text:s text:c="2"/>DataSaya.Nama := 'Contoh Data';</text:span></text:p>
                <text:p text:style-name="P47"><text:span text:style-name="Source_20_Text"><text:s text:c="2"/>DataSaya.Nilai := 123;</text:span></text:p>
                <text:p text:style-name="P47"/>
                <text:p text:style-name="P47"><text:span text:style-name="Source_20_Text"><text:s text:c="2"/>// Memanggil prosedur publik dari unit</text:span></text:p>
                <text:p text:style-name="P47"><text:span text:style-name="Source_20_Text"><text:s text:c="2"/>// Kualifikasi 'utilku.' opsional jika nama 'TampilkanData' unik</text:span></text:p>
                <text:p text:style-name="P47"><text:span text:style-name="Source_20_Text"><text:s text:c="2"/>TampilkanData(DataSaya);</text:span></text:p>
                <text:p text:style-name="P47"/>
                <text:p text:style-name="P47"><text:span text:style-name="Source_20_Text"><text:s text:c="2"/>// Memanggil fungsi publik dari unit</text:span></text:p>
                <text:p text:style-name="P47"><text:span text:style-name="Source_20_Text"><text:s text:c="2"/>Hasil := TambahInteger(10, 5);</text:span></text:p>
                <text:p text:style-name="P47"><text:span text:style-name="Source_20_Text"><text:s text:c="2"/>Writeln('Hasil TambahInteger: ', Hasil);</text:span></text:p>
                <text:p text:style-name="P47"/>
                <text:p text:style-name="P47"><text:span text:style-name="Source_20_Text"><text:s text:c="2"/>// Panggil lagi prosedur untuk melihat efek pada state internal unit</text:span></text:p>
                <text:p text:style-name="P47"><text:span text:style-name="Source_20_Text"><text:s text:c="2"/>TampilkanData(DataSaya);</text:span></text:p>
                <text:p text:style-name="P47"/>
                <text:p text:style-name="P47"><text:span text:style-name="Source_20_Text"><text:s text:c="2"/>Writeln('Program utama selesai.');</text:span></text:p>
                <text:p text:style-name="P124"><text:span text:style-name="Source_20_Text">end.</text:span></text:p>
              </text:list-item>
              <text:list-item>
                <text:p text:style-name="P296"><text:span text:style-name="Strong_20_Emphasis">Simpan file</text:span> ini dengan nama <text:span text:style-name="Strong_20_Emphasis"><text:span text:style-name="Source_20_Text">tesunit.pas</text:span></text:span> (atau <text:span text:style-name="Source_20_Text">tesunit.lpr</text:span>) di <text:span text:style-name="Strong_20_Emphasis">direktori yang sama</text:span> dengan file <text:span text:style-name="Source_20_Text">utilku.pas</text:span>.</text:p>
                <text:p text:style-name="P296"><text:span text:style-name="Emphasis">Penjelasan Kode Program Utama:</text:span></text:p>
                <text:list>
                  <text:list-item>
                    <text:p text:style-name="P560"><text:span text:style-name="Strong_20_Emphasis"><text:span text:style-name="Source_20_Text">uses utilku, SysUtils;</text:span></text:span>: Memberitahu kompiler untuk menggunakan kedua unit ini. </text:p>
                  </text:list-item>
                  <text:list-item>
                    <text:p text:style-name="P560">Kode ini mendeklarasikan variabel <text:span text:style-name="Source_20_Text">DataSaya</text:span> bertipe <text:span text:style-name="Source_20_Text">TDataKu</text:span> (yang didefinisikan di <text:span text:style-name="Source_20_Text">utilku</text:span>). </text:p>
                  </text:list-item>
                  <text:list-item>
                    <text:p text:style-name="P560">Ia mengakses konstanta <text:span text:style-name="Source_20_Text">VersiUnit</text:span> dari <text:span text:style-name="Source_20_Text">utilku</text:span>. </text:p>
                  </text:list-item>
                  <text:list-item>
                    <text:p text:style-name="P560">Ia memanggil prosedur <text:span text:style-name="Source_20_Text">TampilkanData</text:span> dan fungsi <text:span text:style-name="Source_20_Text">TambahInteger</text:span> yang didefinisikan di <text:span text:style-name="Source_20_Text">utilku</text:span>. </text:p>
                  </text:list-item>
                  <text:list-item>
                    <text:p text:style-name="P296">Pemanggilan kedua <text:span text:style-name="Source_20_Text">TampilkanData</text:span> akan menunjukkan bahwa variabel internal <text:span text:style-name="Source_20_Text">JumlahPanggilan</text:span> di dalam unit <text:span text:style-name="Source_20_Text">utilku</text:span> telah bertambah nilainya. </text:p>
                  </text:list-item>
                </text:list>
              </text:list-item>
            </text:list>
            <text:p text:style-name="Text_20_body"><text:span text:style-name="Strong_20_Emphasis">Langkah 3: Kompilasi dan Jalankan</text:span></text:p>
            <text:p text:style-name="Text_20_body">Sekarang Anda siap mengkompilasi dan menjalankan program Anda.</text:p>
            <text:list xml:id="list5924274153226318936" text:style-name="L140">
              <text:list-item>
                <text:p text:style-name="P297"><text:span text:style-name="Strong_20_Emphasis">Menggunakan Command Line:</text:span></text:p>
                <text:list>
                  <text:list-item>
                    <text:p text:style-name="P561">Buka terminal atau command prompt. </text:p>
                  </text:list-item>
                  <text:list-item>
                    <text:p text:style-name="P561">Gunakan perintah <text:span text:style-name="Source_20_Text">cd</text:span> untuk pindah ke direktori tempat Anda menyimpan <text:span text:style-name="Source_20_Text">utilku.pas</text:span> dan <text:span text:style-name="Source_20_Text">tesunit.pas</text:span>. </text:p>
                  </text:list-item>
                  <text:list-item>
                    <text:p text:style-name="P561">Ketik perintah kompilasi: </text:p>
                    <text:p text:style-name="P297">Bash</text:p>
                    <text:p text:style-name="P125"><text:span text:style-name="Source_20_Text">fpc tesunit.pas</text:span></text:p>
                    <text:p text:style-name="P561"><text:soft-page-break/>FPC akan cukup pintar untuk melihat bahwa <text:span text:style-name="Source_20_Text">tesunit.pas</text:span> membutuhkan <text:span text:style-name="Source_20_Text">utilku</text:span>. Ia akan mencari <text:span text:style-name="Source_20_Text">utilku.pas</text:span>, mengkompilasinya terlebih dahulu (membuat <text:span text:style-name="Source_20_Text">utilku.ppu</text:span> dan <text:span text:style-name="Source_20_Text">utilku.o</text:span>), baru kemudian mengkompilasi <text:span text:style-name="Source_20_Text">tesunit.pas</text:span> dan menautkannya dengan unit <text:span text:style-name="Source_20_Text">utilku</text:span>. </text:p>
                  </text:list-item>
                  <text:list-item>
                    <text:p text:style-name="P561">Setelah kompilasi selesai tanpa error, jalankan program: </text:p>
                    <text:list>
                      <text:list-item>
                        <text:p text:style-name="P561">Linux/macOS: <text:span text:style-name="Source_20_Text">./tesunit</text:span> </text:p>
                      </text:list-item>
                      <text:list-item>
                        <text:p text:style-name="P561">Windows: <text:span text:style-name="Source_20_Text">tesunit.exe</text:span> </text:p>
                      </text:list-item>
                    </text:list>
                  </text:list-item>
                </text:list>
              </text:list-item>
              <text:list-item>
                <text:p text:style-name="P297"><text:span text:style-name="Strong_20_Emphasis">Menggunakan Lazarus IDE:</text:span></text:p>
                <text:list>
                  <text:list-item>
                    <text:p text:style-name="P561">Buat proyek baru (<text:span text:style-name="Source_20_Text">File &gt; New... &gt; Project &gt; Console Application</text:span>). </text:p>
                  </text:list-item>
                  <text:list-item>
                    <text:p text:style-name="P561">Simpan proyek (misalnya, beri nama <text:span text:style-name="Source_20_Text">tesunit</text:span>). File program utama (<text:span text:style-name="Source_20_Text">.lpr</text:span>) akan otomatis ditambahkan. </text:p>
                  </text:list-item>
                  <text:list-item>
                    <text:p text:style-name="P561">Tambahkan unit kustom ke proyek: Pilih menu <text:span text:style-name="Source_20_Text">Project &gt; Add Editor File to Project...</text:span>, lalu cari dan pilih file <text:span text:style-name="Source_20_Text">utilku.pas</text:span>. </text:p>
                  </text:list-item>
                  <text:list-item>
                    <text:p text:style-name="P561">Buka file <text:span text:style-name="Source_20_Text">.lpr</text:span> (misalnya, <text:span text:style-name="Source_20_Text">tesunit.lpr</text:span>) di editor. Hapus kode template-nya dan gantikan dengan kode program utama dari Langkah 2 di atas. </text:p>
                  </text:list-item>
                  <text:list-item>
                    <text:p text:style-name="P297">Jalankan proyek dengan menekan <text:span text:style-name="Source_20_Text">F9</text:span> atau tombol <text:span text:style-name="Source_20_Text">Run</text:span>. </text:p>
                  </text:list-item>
                </text:list>
              </text:list-item>
            </text:list>
            <text:p text:style-name="Text_20_body"><text:span text:style-name="Strong_20_Emphasis">Output yang Diharapkan:</text:span></text:p>
            <text:p text:style-name="Text_20_body">Terlepas dari metode kompilasi yang Anda gunakan, Anda seharusnya melihat output berikut di konsol:</text:p>
            <text:p text:style-name="Preformatted_20_Text"><text:span text:style-name="Source_20_Text">Unit UtilKu v1.0 diinisialisasi.</text:span></text:p>
            <text:p text:style-name="Preformatted_20_Text"><text:span text:style-name="Source_20_Text">Memulai program utama...</text:span></text:p>
            <text:p text:style-name="Preformatted_20_Text"><text:span text:style-name="Source_20_Text">Menggunakan unit versi: 1.0</text:span></text:p>
            <text:p text:style-name="Preformatted_20_Text"><text:span text:style-name="Source_20_Text">Log: TampilkanData dipanggil. Total panggilan: 1</text:span></text:p>
            <text:p text:style-name="Preformatted_20_Text"><text:span text:style-name="Source_20_Text">Data: Nama=Contoh Data, Nilai=123</text:span></text:p>
            <text:p text:style-name="Preformatted_20_Text"><text:span text:style-name="Source_20_Text">Log: TambahInteger dipanggil. Total panggilan: 2</text:span></text:p>
            <text:p text:style-name="Preformatted_20_Text"><text:span text:style-name="Source_20_Text">Hasil TambahInteger: 15</text:span></text:p>
            <text:p text:style-name="Preformatted_20_Text"><text:span text:style-name="Source_20_Text">Log: TampilkanData dipanggil. Total panggilan: 3</text:span></text:p>
            <text:p text:style-name="Preformatted_20_Text"><text:span text:style-name="Source_20_Text">Data: Nama=Contoh Data, Nilai=123</text:span></text:p>
            <text:p text:style-name="Preformatted_20_Text"><text:span text:style-name="Source_20_Text">Program utama selesai.</text:span></text:p>
            <text:p text:style-name="P77"><text:span text:style-name="Source_20_Text">Unit UtilKu difinalisasi setelah 3 panggilan.</text:span></text:p>
            <text:p text:style-name="Text_20_body">Output ini menunjukkan:</text:p>
            <text:list xml:id="list6118792022678967823" text:style-name="L141">
              <text:list-item>
                <text:p text:style-name="P562">Blok <text:span text:style-name="Source_20_Text">initialization</text:span> unit <text:span text:style-name="Source_20_Text">utilku</text:span> berjalan pertama kali. </text:p>
              </text:list-item>
              <text:list-item>
                <text:p text:style-name="P562">Program utama berjalan, menggunakan konstanta, tipe, prosedur, dan fungsi dari <text:span text:style-name="Source_20_Text">utilku</text:span>. </text:p>
              </text:list-item>
              <text:list-item>
                <text:p text:style-name="P562">Prosedur internal <text:span text:style-name="Source_20_Text">LogOperasi</text:span> dipanggil, menunjukkan state internal <text:span text:style-name="Source_20_Text">JumlahPanggilan</text:span> yang persisten selama program berjalan. </text:p>
              </text:list-item>
              <text:list-item>
                <text:p text:style-name="P298">Blok <text:span text:style-name="Source_20_Text">finalization</text:span> unit <text:span text:style-name="Source_20_Text">utilku</text:span> berjalan terakhir, tepat sebelum program benar-benar berhenti. </text:p>
              </text:list-item>
            </text:list>
            <text:p text:style-name="Text_20_body"><text:soft-page-break/>Contoh ini mendemonstrasikan kekuatan unit untuk mengorganisir kode, menyembunyikan detail implementasi, mengelola state internal, dan melakukan setup/cleanup otomatis.</text:p>
          </text:section>
          <text:section text:style-name="Sect1" text:name="feedback-form-76">
            <text:p text:style-name="P443"/>
          </text:section>
        </text:section>
        <text:section text:style-name="Sect1" text:name="8591a58ed2b4c986">
          <text:p text:style-name="Text_20_body"/>
          <text:section text:style-name="Sect1" text:name="user-query-content-77">
            <text:p text:style-name="P705">yax </text:p>
          </text:section>
          <text:p text:style-name="P443">Tampilkan alur berpikir</text:p>
          <text:section text:style-name="Sect2" text:name="model-response-message-contentr_8591a58ed2b4c986">
            <text:p text:style-name="Text_20_body">Baik, saya akan melanjutkan dengan jawaban untuk prompt <text:span text:style-name="Strong_20_Emphasis">Pengantar Bab 9</text:span>.</text:p>
            <text:p text:style-name="Horizontal_20_Line"/>
            <text:p text:style-name="Text_20_body"><text:span text:style-name="Strong_20_Emphasis">(Jawaban untuk Prompt Pengantar Bab 9)</text:span></text:p>
            <text:p text:style-name="Text_20_body"><text:span text:style-name="Strong_20_Emphasis">Bab 9: Dasar-dasar Pemrograman Berorientasi Objek (OOP) di Free Pascal</text:span></text:p>
            <text:p text:style-name="Text_20_body">Setelah menjelajahi dasar-dasar pemrograman prosedural, tipe data, struktur kontrol, dan modularitas menggunakan unit di Free Pascal, kini saatnya kita memasuki paradigma pemrograman dominan lainnya yang didukung penuh oleh FPC: <text:span text:style-name="Strong_20_Emphasis">Pemrograman Berorientasi Objek (Object-Oriented Programming - OOP)</text:span>. OOP menyediakan cara yang ampuh untuk memodelkan entitas dunia nyata atau konsep abstrak ke dalam kode melalui penggunaan <text:span text:style-name="Strong_20_Emphasis">kelas (classes)</text:span> dan <text:span text:style-name="Strong_20_Emphasis">objek (objects)</text:span>, memfasilitasi pembuatan sistem yang lebih terstruktur, dapat digunakan kembali, dan mudah diperluas.</text:p>
            <text:p text:style-name="Text_20_body">Sebagai programmer berpengalaman, Anda kemungkinan besar sudah sangat familiar dengan prinsip-prinsip inti OOP – enkapsulasi (menyembunyikan detail internal), pewarisan (mewariskan fitur dari kelas lain), dan polimorfisme (kemampuan objek untuk mengambil banyak bentuk) – dari bahasa seperti C++, Java, C#, atau Python. Oleh karena itu, bab ini tidak akan mengulang teori OOP dasar tersebut. Sebaliknya, fokus kita adalah pada <text:span text:style-name="Strong_20_Emphasis">bagaimana dasar-dasar OOP ini diimplementasikan secara spesifik dalam sintaks dan semantik Free Pascal</text:span>.</text:p>
            <text:p text:style-name="Text_20_body">Bab 9 ini akan membekali Anda dengan fondasi OOP di FPC. Kita akan membahas sintaks untuk mendeklarasikan <text:span text:style-name="Strong_20_Emphasis"><text:span text:style-name="Source_20_Text">class</text:span></text:span> (tipe referensi utama untuk OOP di FPC modern) dan menyinggung perbedaannya dengan tipe <text:span text:style-name="Strong_20_Emphasis"><text:span text:style-name="Source_20_Text">object</text:span></text:span> yang lebih tua. Kita akan mempelajari cara mendefinisikan anggota data (<text:span text:style-name="Strong_20_Emphasis"><text:span text:style-name="Source_20_Text">fields</text:span></text:span>) dan fungsi anggota (<text:span text:style-name="Strong_20_Emphasis"><text:span text:style-name="Source_20_Text">methods</text:span></text:span>) di dalam kelas. Selanjutnya, kita akan memperkenalkan konsep <text:span text:style-name="Strong_20_Emphasis"><text:span text:style-name="Source_20_Text">property</text:span></text:span> Pascal yang elegan, yang menyediakan mekanisme akses terkontrol ke data objek (melalui <text:span text:style-name="Emphasis">getter</text:span> dan <text:span text:style-name="Emphasis">setter</text:span>). Terakhir, kita akan mengupas mekanisme kontrol akses atau <text:span text:style-name="Strong_20_Emphasis">visibilitas</text:span> (<text:span text:style-name="Source_20_Text">private</text:span>, <text:span text:style-name="Source_20_Text">protected</text:span>, <text:span text:style-name="Source_20_Text">public</text:span>, <text:span text:style-name="Source_20_Text">published</text:span>) yang digunakan FPC untuk menegakkan enkapsulasi. Tujuan dari bab ini adalah membangun pemahaman dasar yang kokoh tentang perkakas OOP FPC, sebagai landasan untuk mendalami pewarisan dan polimorfisme di bab berikutnya.</text:p>
          </text:section>
          <text:section text:style-name="Sect1" text:name="feedback-form-77">
            <text:p text:style-name="P443"/>
          </text:section>
        </text:section>
        <text:section text:style-name="Sect1" text:name="e0a33811bfbdeafe">
          <text:p text:style-name="Text_20_body"/>
          <text:section text:style-name="Sect1" text:name="user-query-content-78">
            <text:p text:style-name="P705">yax </text:p>
          </text:section>
          <text:p text:style-name="P443"><text:soft-page-break/>Tampilkan alur berpikir</text:p>
          <text:section text:style-name="Sect2" text:name="model-response-message-contentr_e0a33811bfbdeafe">
            <text:p text:style-name="Text_20_body">Baik, saya akan melanjutkan dengan jawaban untuk prompt <text:span text:style-name="Strong_20_Emphasis">Sub-bab 9.1: Pengantar </text:span><text:span text:style-name="Strong_20_Emphasis"><text:span text:style-name="Source_20_Text">class</text:span></text:span><text:span text:style-name="Strong_20_Emphasis"> vs. </text:span><text:span text:style-name="Strong_20_Emphasis"><text:span text:style-name="Source_20_Text">object</text:span></text:span><text:span text:style-name="Strong_20_Emphasis">: Tipe Referensi vs. Tipe Nilai</text:span>.</text:p>
            <text:p text:style-name="Horizontal_20_Line"/>
            <text:p text:style-name="Text_20_body"><text:span text:style-name="Strong_20_Emphasis">(Jawaban untuk Prompt Sub-bab 9.1)</text:span></text:p>
            <text:h text:style-name="Heading_20_3" text:outline-level="3">9.1 Pengantar <text:span text:style-name="Source_20_Text">class</text:span> vs. <text:span text:style-name="Source_20_Text">object</text:span>: Tipe Referensi vs. Tipe Nilai</text:h>
            <text:p text:style-name="Text_20_body">Dalam Free Pascal, ketika berbicara tentang Pemrograman Berorientasi Objek (OOP), ada dua kata kunci utama yang digunakan untuk mendefinisikan tipe data berorientasi objek: <text:span text:style-name="Strong_20_Emphasis"><text:span text:style-name="Source_20_Text">class</text:span></text:span> dan <text:span text:style-name="Strong_20_Emphasis"><text:span text:style-name="Source_20_Text">object</text:span></text:span>. Meskipun keduanya memungkinkan penggabungan data (fields) dan perilaku (methods), mereka memiliki perbedaan fundamental dalam hal semantik dan manajemen memori, yang berakar dari sejarah evolusi bahasa Pascal.</text:p>
            <text:p text:style-name="Text_20_body"><text:span text:style-name="Strong_20_Emphasis">1. </text:span><text:span text:style-name="Strong_20_Emphasis"><text:span text:style-name="Source_20_Text">class</text:span></text:span><text:span text:style-name="Strong_20_Emphasis"> (Tipe Referensi - Pendekatan Modern)</text:span></text:p>
            <text:list xml:id="list5066332046490439611" text:style-name="L142">
              <text:list-item>
                <text:p text:style-name="P563"><text:span text:style-name="Strong_20_Emphasis">Definisi:</text:span> Kata kunci <text:span text:style-name="Source_20_Text">class</text:span> adalah cara <text:span text:style-name="Strong_20_Emphasis">standar dan sangat direkomendasikan</text:span> untuk mendefinisikan tipe dalam OOP FPC modern, sejalan dengan praktik di Delphi dan banyak bahasa OOP lainnya. </text:p>
              </text:list-item>
              <text:list-item>
                <text:p text:style-name="P563"><text:span text:style-name="Strong_20_Emphasis">Semantik Tipe Referensi (Reference Type):</text:span> Ini adalah karakteristik paling penting dari <text:span text:style-name="Source_20_Text">class</text:span>. </text:p>
                <text:list>
                  <text:list-item>
                    <text:p text:style-name="P563">Variabel yang dideklarasikan dengan tipe <text:span text:style-name="Source_20_Text">class</text:span> (misal, <text:span text:style-name="Source_20_Text">ObjA: TMyClass;</text:span>) <text:span text:style-name="Strong_20_Emphasis">tidak</text:span> menyimpan data objek secara langsung. Sebaliknya, ia menyimpan sebuah <text:span text:style-name="Strong_20_Emphasis">referensi</text:span> (yang secara internal mirip dengan pointer) yang menunjuk ke lokasi memori di <text:span text:style-name="Strong_20_Emphasis">heap</text:span> tempat instance objek sebenarnya berada. Saat deklarasi, variabel referensi ini biasanya bernilai <text:span text:style-name="Source_20_Text">nil</text:span> (tidak menunjuk ke mana pun). </text:p>
                  </text:list-item>
                  <text:list-item>
                    <text:p text:style-name="P563"><text:span text:style-name="Strong_20_Emphasis">Alokasi Heap:</text:span> Instance objek dari sebuah <text:span text:style-name="Source_20_Text">class</text:span> harus dibuat secara eksplisit menggunakan <text:span text:style-name="Strong_20_Emphasis">konstruktor</text:span> (biasanya bernama <text:span text:style-name="Source_20_Text">Create</text:span>) yang mengalokasikan memori di heap. Contoh: <text:span text:style-name="Source_20_Text">ObjA := TMyClass.Create;</text:span>. </text:p>
                  </text:list-item>
                  <text:list-item>
                    <text:p text:style-name="P563"><text:span text:style-name="Strong_20_Emphasis">Assignment Menyalin Referensi:</text:span> Ketika Anda menugaskan satu variabel kelas ke variabel lain (<text:span text:style-name="Source_20_Text">ObjB := ObjA;</text:span>), yang disalin hanyalah <text:span text:style-name="Strong_20_Emphasis">referensinya</text:span>, bukan data objeknya. Akibatnya, <text:span text:style-name="Source_20_Text">ObjA</text:span> dan <text:span text:style-name="Source_20_Text">ObjB</text:span> akan menunjuk ke <text:span text:style-name="Strong_20_Emphasis">objek yang sama persis</text:span> di heap. Perubahan state objek melalui <text:span text:style-name="Source_20_Text">ObjA</text:span> akan terlihat saat diakses melalui <text:span text:style-name="Source_20_Text">ObjB</text:span>, dan sebaliknya. </text:p>
                  </text:list-item>
                  <text:list-item>
                    <text:p text:style-name="P563"><text:span text:style-name="Strong_20_Emphasis">Perbandingan Membandingkan Referensi:</text:span> Operator <text:span text:style-name="Source_20_Text">=</text:span> saat digunakan pada variabel kelas akan membandingkan apakah kedua referensi menunjuk ke objek yang sama (<text:span text:style-name="Source_20_Text">True</text:span> jika ya), bukan membandingkan isi data objek. </text:p>
                  </text:list-item>
                  <text:list-item>
                    <text:p text:style-name="P563"><text:span text:style-name="Strong_20_Emphasis">Manajemen Lifetime Eksplisit:</text:span> Karena dialokasikan di heap dan tidak dikelola oleh garbage collector otomatis seperti di Java/C#, objek kelas <text:soft-page-break/>di FPC memerlukan <text:span text:style-name="Strong_20_Emphasis">manajemen lifetime manual</text:span>. Anda <text:span text:style-name="Strong_20_Emphasis">wajib</text:span> memanggil metode <text:span text:style-name="Source_20_Text">Free</text:span> pada referensi objek (<text:span text:style-name="Source_20_Text">ObjA.Free;</text:span>) ketika objek tersebut tidak lagi dibutuhkan. Metode <text:span text:style-name="Source_20_Text">Free</text:span> secara aman akan memanggil <text:span text:style-name="Strong_20_Emphasis">destruktor</text:span> objek (biasanya <text:span text:style-name="Source_20_Text">Destroy</text:span>) untuk melakukan cleanup internal sebelum membebaskan memori heap. Kelalaian memanggil <text:span text:style-name="Source_20_Text">Free</text:span> akan menyebabkan <text:span text:style-name="Strong_20_Emphasis">kebocoran memori (memory leak)</text:span>. Pasangan <text:span text:style-name="Source_20_Text">Instance := TMyClass.Create;</text:span> ... <text:span text:style-name="Source_20_Text">Instance.Free;</text:span> adalah idiom fundamental. </text:p>
                  </text:list-item>
                </text:list>
              </text:list-item>
              <text:list-item>
                <text:p text:style-name="P563"><text:span text:style-name="Strong_20_Emphasis">Sintaks Deklarasi Contoh:</text:span> </text:p>
                <text:p text:style-name="P299">Delphi</text:p>
                <text:p text:style-name="P48"><text:span text:style-name="Source_20_Text">type</text:span></text:p>
                <text:p text:style-name="P48"><text:span text:style-name="Source_20_Text"><text:s text:c="2"/>TButton = class(TComponent) // Mewarisi dari kelas lain (TComponent)</text:span></text:p>
                <text:p text:style-name="P48"><text:span text:style-name="Source_20_Text"><text:s text:c="2"/>private // Bagian privat</text:span></text:p>
                <text:p text:style-name="P48"><text:span text:style-name="Source_20_Text"><text:s text:c="4"/>FCaption: string;</text:span></text:p>
                <text:p text:style-name="P48"><text:span text:style-name="Source_20_Text"><text:s text:c="4"/>FOnClick: TNotifyEvent; // Tipe data procedural</text:span></text:p>
                <text:p text:style-name="P48"><text:span text:style-name="Source_20_Text"><text:s text:c="2"/>public // Bagian publik</text:span></text:p>
                <text:p text:style-name="P48"><text:span text:style-name="Source_20_Text"><text:s text:c="4"/>constructor Create(AOwner: TComponent); override; // Konstruktor</text:span></text:p>
                <text:p text:style-name="P48"><text:span text:style-name="Source_20_Text"><text:s text:c="4"/>destructor Destroy; override; // Destruktor</text:span></text:p>
                <text:p text:style-name="P48"><text:span text:style-name="Source_20_Text"><text:s text:c="4"/>procedure Click; virtual; // Metode virtual</text:span></text:p>
                <text:p text:style-name="P48"><text:span text:style-name="Source_20_Text"><text:s text:c="4"/>property Caption: string read FCaption write FCaption; // Properti</text:span></text:p>
                <text:p text:style-name="P48"><text:span text:style-name="Source_20_Text"><text:s text:c="4"/>property OnClick: TNotifyEvent read FOnClick write FOnClick;</text:span></text:p>
                <text:p text:style-name="P48"><text:span text:style-name="Source_20_Text"><text:s text:c="2"/>end;</text:span></text:p>
                <text:p text:style-name="P48"><text:span text:style-name="Source_20_Text">var</text:span></text:p>
                <text:p text:style-name="P126"><text:span text:style-name="Source_20_Text"><text:s text:c="2"/>OkButton, CancelButton: TButton; // Variabel adalah referensi, awalnya nil</text:span></text:p>
              </text:list-item>
            </text:list>
            <text:p text:style-name="Text_20_body"><text:span text:style-name="Strong_20_Emphasis">2. </text:span><text:span text:style-name="Strong_20_Emphasis"><text:span text:style-name="Source_20_Text">object</text:span></text:span><text:span text:style-name="Strong_20_Emphasis"> (Tipe Nilai - Pendekatan Legacy)</text:span></text:p>
            <text:list xml:id="list641276291767524207" text:style-name="L143">
              <text:list-item>
                <text:p text:style-name="P564"><text:span text:style-name="Strong_20_Emphasis">Definisi:</text:span> Kata kunci <text:span text:style-name="Source_20_Text">object</text:span> adalah mekanisme OOP yang lebih tua, berasal dari era Turbo Pascal. </text:p>
              </text:list-item>
              <text:list-item>
                <text:p text:style-name="P564"><text:span text:style-name="Strong_20_Emphasis">Semantik Tipe Nilai (Value Type):</text:span> <text:span text:style-name="Source_20_Text">object</text:span> berperilaku mirip dengan <text:span text:style-name="Source_20_Text">record</text:span>. </text:p>
                <text:list>
                  <text:list-item>
                    <text:p text:style-name="P564">Variabel yang dideklarasikan dengan tipe <text:span text:style-name="Source_20_Text">object</text:span> (misal, <text:span text:style-name="Source_20_Text">ObjA: TMyObject;</text:span>) <text:span text:style-name="Strong_20_Emphasis">langsung berisi data</text:span> dari objek tersebut. </text:p>
                  </text:list-item>
                  <text:list-item>
                    <text:p text:style-name="P564"><text:span text:style-name="Strong_20_Emphasis">Alokasi Stack/Inline:</text:span> Instance objek biasanya dialokasikan di <text:span text:style-name="Strong_20_Emphasis">stack</text:span> (jika variabel lokal) atau langsung menjadi bagian dari struktur data lain (jika field dari record atau object lain). Tidak ada alokasi heap terpisah hanya untuk instance <text:span text:style-name="Source_20_Text">object</text:span> itu sendiri. </text:p>
                  </text:list-item>
                  <text:list-item>
                    <text:p text:style-name="P564"><text:span text:style-name="Strong_20_Emphasis">Assignment Menyalin Data:</text:span> Ketika Anda menugaskan (<text:span text:style-name="Source_20_Text">ObjB := ObjA;</text:span>), <text:span text:style-name="Strong_20_Emphasis">seluruh isi data</text:span> dari <text:span text:style-name="Source_20_Text">ObjA</text:span> disalin ke <text:span text:style-name="Source_20_Text">ObjB</text:span>. Setelah assignment, <text:span text:style-name="Source_20_Text">ObjA</text:span> dan <text:span text:style-name="Source_20_Text">ObjB</text:span> adalah dua instance independen dengan data yang sama awalnya; perubahan pada satu instance tidak mempengaruhi instance lainnya. </text:p>
                  </text:list-item>
                  <text:list-item>
                    <text:p text:style-name="P564"><text:soft-page-break/><text:span text:style-name="Strong_20_Emphasis">Manajemen Lifetime Implisit:</text:span> Lifetime instance <text:span text:style-name="Source_20_Text">object</text:span> terikat pada scope variabelnya, sama seperti record atau integer. Umumnya <text:span text:style-name="Strong_20_Emphasis">tidak memerlukan</text:span> pemanggilan <text:span text:style-name="Source_20_Text">Create</text:span> atau <text:span text:style-name="Source_20_Text">Free</text:span> secara eksplisit untuk variabel <text:span text:style-name="Source_20_Text">object</text:span> itu sendiri (meskipun <text:span text:style-name="Source_20_Text">object</text:span> bisa memiliki konstruktor/destruktor untuk mengelola <text:span text:style-name="Emphasis">sumber daya internal</text:span> yang mungkin dialokasikannya). </text:p>
                  </text:list-item>
                </text:list>
              </text:list-item>
              <text:list-item>
                <text:p text:style-name="P564"><text:span text:style-name="Strong_20_Emphasis">Sintaks Deklarasi Contoh:</text:span> </text:p>
                <text:p text:style-name="P300">Delphi</text:p>
                <text:p text:style-name="P49"><text:span text:style-name="Source_20_Text">type</text:span></text:p>
                <text:p text:style-name="P49"><text:span text:style-name="Source_20_Text"><text:s text:c="2"/>TPointObject = object // Deklarasi tipe object</text:span></text:p>
                <text:p text:style-name="P49"><text:span text:style-name="Source_20_Text"><text:s text:c="4"/>X, Y: Integer; // Fields</text:span></text:p>
                <text:p text:style-name="P49"><text:span text:style-name="Source_20_Text"><text:s text:c="4"/>procedure Init(AX, AY: Integer); // Metode (mirip konstruktor)</text:span></text:p>
                <text:p text:style-name="P49"><text:span text:style-name="Source_20_Text"><text:s text:c="4"/>function GetAsString: string;</text:span></text:p>
                <text:p text:style-name="P49"><text:span text:style-name="Source_20_Text"><text:s text:c="2"/>end;</text:span></text:p>
                <text:p text:style-name="P49"><text:span text:style-name="Source_20_Text">var</text:span></text:p>
                <text:p text:style-name="P127"><text:span text:style-name="Source_20_Text"><text:s text:c="2"/>P1, P2: TPointObject; // Variabel langsung berisi data X dan Y</text:span></text:p>
              </text:list-item>
              <text:list-item>
                <text:p text:style-name="P564"><text:span text:style-name="Strong_20_Emphasis">Keterbatasan dan Rekomendasi:</text:span> Meskipun FPC masih mendukung <text:span text:style-name="Source_20_Text">object</text:span> untuk kompatibilitas mundur (misalnya, untuk mengkompilasi kode Turbo Pascal lama), penggunaannya untuk pengembangan OOP baru <text:span text:style-name="Strong_20_Emphasis">sangat tidak disarankan</text:span>. Alasannya: </text:p>
                <text:list>
                  <text:list-item>
                    <text:p text:style-name="P564">Tidak secara otomatis mewarisi dari <text:span text:style-name="Source_20_Text">TObject</text:span> (kelas dasar umum di FPC/Delphi). </text:p>
                  </text:list-item>
                  <text:list-item>
                    <text:p text:style-name="P564">Dukungan fitur OOP lanjutan (seperti RTTI, interfaces) lebih terbatas. </text:p>
                  </text:list-item>
                  <text:list-item>
                    <text:p text:style-name="P564">Semantik tipe nilai berbeda dari paradigma OOP modern yang umumnya mengandalkan tipe referensi. </text:p>
                  </text:list-item>
                  <text:list-item>
                    <text:p text:style-name="P300">Kurang fleksibel untuk polimorfisme dibandingkan <text:span text:style-name="Source_20_Text">class</text:span>. </text:p>
                  </text:list-item>
                </text:list>
              </text:list-item>
            </text:list>
            <text:p text:style-name="Text_20_body"><text:span text:style-name="Strong_20_Emphasis">Kesimpulan dan Saran:</text:span></text:p>
            <text:p text:style-name="Text_20_body">Perbedaan inti terletak pada semantik: <text:span text:style-name="Strong_20_Emphasis"><text:span text:style-name="Source_20_Text">class</text:span></text:span><text:span text:style-name="Strong_20_Emphasis"> adalah tipe referensi</text:span> (pointer ke objek di heap, perlu <text:span text:style-name="Source_20_Text">Create</text:span>/<text:span text:style-name="Source_20_Text">Free</text:span>), sedangkan <text:span text:style-name="Strong_20_Emphasis"><text:span text:style-name="Source_20_Text">object</text:span></text:span><text:span text:style-name="Strong_20_Emphasis"> adalah tipe nilai</text:span> (data langsung, disalin saat assignment, lifetime otomatis). Untuk semua pengembangan berorientasi objek baru di Free Pascal dan Lazarus, <text:span text:style-name="Strong_20_Emphasis">gunakanlah </text:span><text:span text:style-name="Strong_20_Emphasis"><text:span text:style-name="Source_20_Text">class</text:span></text:span>. Ia menyediakan model OOP yang lebih lengkap, fleksibel, dan konsisten dengan praktik modern serta ekosistem komponen Lazarus/Delphi. Pahami tipe <text:span text:style-name="Source_20_Text">object</text:span> hanya jika Anda perlu berinteraksi dengan kode legacy.</text:p>
          </text:section>
          <text:section text:style-name="Sect1" text:name="feedback-form-78">
            <text:p text:style-name="P443"/>
          </text:section>
        </text:section>
        <text:section text:style-name="Sect1" text:name="ddf6acbb99c80022">
          <text:p text:style-name="Text_20_body"/>
          <text:section text:style-name="Sect1" text:name="user-query-content-79">
            <text:p text:style-name="P705">yax </text:p>
          </text:section>
          <text:p text:style-name="P443">Tampilkan alur berpikir</text:p>
          <text:section text:style-name="Sect2" text:name="model-response-message-contentr_ddf6acbb99c80022">
            <text:p text:style-name="Text_20_body">Baik, saya akan melanjutkan dengan jawaban untuk prompt <text:span text:style-name="Strong_20_Emphasis">Sub-bab 9.2: Anggota Kelas: Fields, Methods, dan Properties</text:span>.</text:p>
            <text:p text:style-name="Horizontal_20_Line"><text:soft-page-break/></text:p>
            <text:p text:style-name="Text_20_body"><text:span text:style-name="Strong_20_Emphasis">(Jawaban untuk Prompt Sub-bab 9.2)</text:span></text:p>
            <text:h text:style-name="Heading_20_3" text:outline-level="3">9.2 Anggota Kelas: Fields, Methods, dan Properties</text:h>
            <text:p text:style-name="Text_20_body">Sebuah <text:span text:style-name="Source_20_Text">class</text:span> dalam Free Pascal (seperti dalam OOP pada umumnya) menggabungkan data dan perilaku yang terkait dengan entitas yang dimodelkannya. Penggabungan ini dicapai melalui tiga jenis anggota (members) utama: Fields, Methods, dan Properties.</text:p>
            <text:p text:style-name="Text_20_body"><text:span text:style-name="Strong_20_Emphasis">1. Fields (Data Anggota / Atribut)</text:span></text:p>
            <text:list xml:id="list7313189413230931131" text:style-name="L144">
              <text:list-item>
                <text:p text:style-name="P565"><text:span text:style-name="Strong_20_Emphasis">Definisi &amp; Tujuan:</text:span> Fields adalah variabel yang dideklarasikan <text:span text:style-name="Emphasis">di dalam</text:span> blok definisi <text:span text:style-name="Source_20_Text">class</text:span>. Mereka berfungsi untuk menyimpan <text:span text:style-name="Strong_20_Emphasis">state</text:span> atau data internal dari setiap <text:span text:style-name="Emphasis">instance</text:span> (objek) kelas tersebut. Setiap objek yang dibuat dari kelas yang sama akan memiliki salinan field-nya sendiri (kecuali untuk <text:span text:style-name="Emphasis">class fields</text:span> yang bersifat statis, sebuah topik lanjutan). </text:p>
              </text:list-item>
              <text:list-item>
                <text:p text:style-name="P565"><text:span text:style-name="Strong_20_Emphasis">Sintaks Deklarasi:</text:span> Field dideklarasikan seperti variabel biasa, tetapi di dalam blok <text:span text:style-name="Source_20_Text">class</text:span>. Untuk menerapkan enkapsulasi yang baik, field <text:span text:style-name="Strong_20_Emphasis">sangat disarankan</text:span> untuk dideklarasikan dalam bagian <text:span text:style-name="Source_20_Text">private</text:span> atau <text:span text:style-name="Source_20_Text">protected</text:span>. </text:p>
                <text:p text:style-name="P301">Delphi</text:p>
                <text:p text:style-name="P50"><text:span text:style-name="Source_20_Text">type</text:span></text:p>
                <text:p text:style-name="P50"><text:span text:style-name="Source_20_Text"><text:s text:c="2"/>TProduct = class</text:span></text:p>
                <text:p text:style-name="P50"><text:span text:style-name="Source_20_Text"><text:s text:c="2"/>private // Fields sebaiknya tidak public</text:span></text:p>
                <text:p text:style-name="P50"><text:span text:style-name="Source_20_Text"><text:s text:c="4"/>FProductID: string; <text:s/>// Konvensi prefix 'F'</text:span></text:p>
                <text:p text:style-name="P50"><text:span text:style-name="Source_20_Text"><text:s text:c="4"/>FName: string;</text:span></text:p>
                <text:p text:style-name="P50"><text:span text:style-name="Source_20_Text"><text:s text:c="4"/>FStockLevel: Integer;</text:span></text:p>
                <text:p text:style-name="P50"><text:span text:style-name="Source_20_Text"><text:s text:c="4"/>FLastUpdate: TDateTime;</text:span></text:p>
                <text:p text:style-name="P50"><text:span text:style-name="Source_20_Text"><text:s text:c="4"/>FPrice: Currency;</text:span></text:p>
                <text:p text:style-name="P50"><text:span text:style-name="Source_20_Text"><text:s text:c="2"/>public</text:span></text:p>
                <text:p text:style-name="P50"><text:span text:style-name="Source_20_Text"><text:s text:c="4"/>// Deklarasi publik (methods, properties) akan mengakses fields ini</text:span></text:p>
                <text:p text:style-name="P50"><text:span text:style-name="Source_20_Text"><text:s text:c="4"/>// ...</text:span></text:p>
                <text:p text:style-name="P128"><text:span text:style-name="Source_20_Text"><text:s text:c="2"/>end;</text:span></text:p>
              </text:list-item>
              <text:list-item>
                <text:p text:style-name="P565"><text:span text:style-name="Strong_20_Emphasis">Konvensi Penamaan:</text:span> Merupakan konvensi yang sangat umum (diikuti di FPC, Lazarus, dan Delphi) untuk memberi awalan (prefix) <text:span text:style-name="Source_20_Text">F</text:span> pada nama field (misalnya, <text:span text:style-name="Source_20_Text">FProductID</text:span>, <text:span text:style-name="Source_20_Text">FName</text:span>). Ini membantu membedakan field dari variabel lokal atau parameter dalam implementasi method. </text:p>
              </text:list-item>
              <text:list-item>
                <text:p text:style-name="P301"><text:span text:style-name="Strong_20_Emphasis">Enkapsulasi:</text:span> Menyembunyikan field (menjadikannya <text:span text:style-name="Source_20_Text">private</text:span> atau <text:span text:style-name="Source_20_Text">protected</text:span>) adalah inti dari enkapsulasi. Ini mencegah akses langsung dan modifikasi state objek dari luar kelas, memungkinkan kelas untuk mengontrol bagaimana datanya diakses dan diubah, biasanya melalui methods atau properties. </text:p>
              </text:list-item>
            </text:list>
            <text:p text:style-name="Text_20_body"><text:span text:style-name="Strong_20_Emphasis">2. Methods (Metode / Fungsi Anggota)</text:span></text:p>
            <text:list xml:id="list6068871061968193783" text:style-name="L145">
              <text:list-item>
                <text:p text:style-name="P566"><text:span text:style-name="Strong_20_Emphasis">Definisi &amp; Tujuan:</text:span> Methods adalah prosedur atau fungsi yang dideklarasikan <text:soft-page-break/><text:span text:style-name="Emphasis">di dalam</text:span> definisi <text:span text:style-name="Source_20_Text">class</text:span>. Mereka mendefinisikan <text:span text:style-name="Strong_20_Emphasis">perilaku</text:span>, operasi, atau layanan yang dapat dilakukan oleh objek dari kelas tersebut. Methods biasanya beroperasi pada atau menggunakan state internal objek (yaitu, field-nya). </text:p>
              </text:list-item>
              <text:list-item>
                <text:p text:style-name="P566"><text:span text:style-name="Strong_20_Emphasis">Sintaks Deklarasi &amp; Implementasi:</text:span> </text:p>
                <text:list>
                  <text:list-item>
                    <text:p text:style-name="P566"><text:span text:style-name="Strong_20_Emphasis">Header</text:span> method (nama, parameter, tipe hasil jika fungsi) dideklarasikan di dalam blok <text:span text:style-name="Source_20_Text">class</text:span>. </text:p>
                  </text:list-item>
                  <text:list-item>
                    <text:p text:style-name="P566"><text:span text:style-name="Strong_20_Emphasis">Implementasi</text:span> (badan <text:span text:style-name="Source_20_Text">begin..end;</text:span> dengan kode aktual) ditulis <text:span text:style-name="Emphasis">setelah</text:span> blok <text:span text:style-name="Source_20_Text">end;</text:span> dari deklarasi <text:span text:style-name="Source_20_Text">class</text:span> (biasanya di bagian <text:span text:style-name="Source_20_Text">implementation</text:span> unit). Nama method dalam implementasi harus dikualifikasikan dengan nama kelas menggunakan titik (<text:span text:style-name="Source_20_Text">.</text:span>). </text:p>
                  </text:list-item>
                </text:list>
                <text:p text:style-name="P302">Delphi</text:p>
                <text:p text:style-name="P51"><text:span text:style-name="Source_20_Text">type</text:span></text:p>
                <text:p text:style-name="P51"><text:span text:style-name="Source_20_Text"><text:s text:c="2"/>TBankAccount = class</text:span></text:p>
                <text:p text:style-name="P51"><text:span text:style-name="Source_20_Text"><text:s text:c="2"/>private</text:span></text:p>
                <text:p text:style-name="P51"><text:span text:style-name="Source_20_Text"><text:s text:c="4"/>FAccountNumber: string;</text:span></text:p>
                <text:p text:style-name="P51"><text:span text:style-name="Source_20_Text"><text:s text:c="4"/>FBalance: Currency;</text:span></text:p>
                <text:p text:style-name="P51"><text:span text:style-name="Source_20_Text"><text:s text:c="2"/>public</text:span></text:p>
                <text:p text:style-name="P51"><text:span text:style-name="Source_20_Text"><text:s text:c="4"/>constructor Create(const AccNumber: string; InitialDeposit: Currency);</text:span></text:p>
                <text:p text:style-name="P51"><text:span text:style-name="Source_20_Text"><text:s text:c="4"/>procedure Deposit(Amount: Currency); // Header prosedur</text:span></text:p>
                <text:p text:style-name="P51"><text:span text:style-name="Source_20_Text"><text:s text:c="4"/>function GetBalance: Currency; <text:s text:c="6"/>// Header fungsi</text:span></text:p>
                <text:p text:style-name="P51"><text:span text:style-name="Source_20_Text"><text:s text:c="4"/>function Withdraw(Amount: Currency): Boolean; // Header fungsi</text:span></text:p>
                <text:p text:style-name="P51"><text:span text:style-name="Source_20_Text"><text:s text:c="2"/>end;</text:span></text:p>
                <text:p text:style-name="P51"/>
                <text:p text:style-name="P51"><text:span text:style-name="Source_20_Text">implementation</text:span></text:p>
                <text:p text:style-name="P51"/>
                <text:p text:style-name="P51"><text:span text:style-name="Source_20_Text">constructor TBankAccount.Create(const AccNumber: string; InitialDeposit: Currency);</text:span></text:p>
                <text:p text:style-name="P51"><text:span text:style-name="Source_20_Text">begin</text:span></text:p>
                <text:p text:style-name="P51"><text:span text:style-name="Source_20_Text"><text:s text:c="2"/>FAccountNumber := AccNumber;</text:span></text:p>
                <text:p text:style-name="P51"><text:span text:style-name="Source_20_Text"><text:s text:c="2"/>if InitialDeposit &gt;= 0 then</text:span></text:p>
                <text:p text:style-name="P51"><text:span text:style-name="Source_20_Text"><text:s text:c="5"/>FBalance := InitialDeposit</text:span></text:p>
                <text:p text:style-name="P51"><text:span text:style-name="Source_20_Text"><text:s text:c="2"/>else</text:span></text:p>
                <text:p text:style-name="P51"><text:span text:style-name="Source_20_Text"><text:s text:c="5"/>FBalance := 0;</text:span></text:p>
                <text:p text:style-name="P51"><text:span text:style-name="Source_20_Text">end;</text:span></text:p>
                <text:p text:style-name="P51"/>
                <text:p text:style-name="P51"><text:span text:style-name="Source_20_Text">procedure TBankAccount.Deposit(Amount: Currency);</text:span></text:p>
                <text:p text:style-name="P51"><text:span text:style-name="Source_20_Text">begin</text:span></text:p>
                <text:p text:style-name="P51"><text:span text:style-name="Source_20_Text"><text:s text:c="2"/>if Amount &gt; 0 then</text:span></text:p>
                <text:p text:style-name="P51"><text:span text:style-name="Source_20_Text"><text:s text:c="4"/>FBalance := FBalance + Amount;</text:span></text:p>
                <text:p text:style-name="P51"><text:span text:style-name="Source_20_Text">end;</text:span></text:p>
                <text:p text:style-name="P51"/>
                <text:p text:style-name="P51"><text:span text:style-name="Source_20_Text">function TBankAccount.GetBalance: Currency;</text:span></text:p>
                <text:p text:style-name="P51"><text:span text:style-name="Source_20_Text">begin</text:span></text:p>
                <text:p text:style-name="P51"><text:span text:style-name="Source_20_Text"><text:s text:c="2"/>Result := FBalance; // Mengakses field FBalance</text:span></text:p>
                <text:p text:style-name="P51"><text:span text:style-name="Source_20_Text">end;</text:span></text:p>
                <text:p text:style-name="P51"/>
                <text:p text:style-name="P51"><text:span text:style-name="Source_20_Text">function TBankAccount.Withdraw(Amount: Currency): Boolean;</text:span></text:p>
                <text:p text:style-name="P51"><text:span text:style-name="Source_20_Text">begin</text:span></text:p>
                <text:p text:style-name="P51"><text:span text:style-name="Source_20_Text"><text:s text:c="2"/>if (Amount &gt; 0) and (FBalance &gt;= Amount) then</text:span></text:p>
                <text:p text:style-name="P51"><text:soft-page-break/><text:span text:style-name="Source_20_Text"><text:s text:c="2"/>begin</text:span></text:p>
                <text:p text:style-name="P51"><text:span text:style-name="Source_20_Text"><text:s text:c="4"/>FBalance := FBalance - Amount;</text:span></text:p>
                <text:p text:style-name="P51"><text:span text:style-name="Source_20_Text"><text:s text:c="4"/>Result := True; // Penarikan berhasil</text:span></text:p>
                <text:p text:style-name="P51"><text:span text:style-name="Source_20_Text"><text:s text:c="2"/>end</text:span></text:p>
                <text:p text:style-name="P51"><text:span text:style-name="Source_20_Text"><text:s text:c="2"/>else</text:span></text:p>
                <text:p text:style-name="P51"><text:span text:style-name="Source_20_Text"><text:s text:c="4"/>Result := False; // Saldo tidak cukup</text:span></text:p>
                <text:p text:style-name="P51"><text:span text:style-name="Source_20_Text">end;</text:span></text:p>
                <text:p text:style-name="P51"/>
                <text:p text:style-name="P129"><text:span text:style-name="Source_20_Text">end. // Akhir implementasi (biasanya akhir unit)</text:span></text:p>
              </text:list-item>
              <text:list-item>
                <text:p text:style-name="P302"><text:span text:style-name="Strong_20_Emphasis">Kata Kunci </text:span><text:span text:style-name="Strong_20_Emphasis"><text:span text:style-name="Source_20_Text">Self</text:span></text:span><text:span text:style-name="Strong_20_Emphasis">:</text:span> Di dalam implementasi <text:span text:style-name="Emphasis">instance method</text:span> (metode non-statis), Anda memiliki akses ke referensi implisit bernama <text:span text:style-name="Source_20_Text">Self</text:span>. <text:span text:style-name="Source_20_Text">Self</text:span> merujuk pada <text:span text:style-name="Strong_20_Emphasis">instance objek saat ini</text:span> yang metodenya sedang dipanggil. Akses ke field (seperti <text:span text:style-name="Source_20_Text">FBalance</text:span> di atas) atau pemanggilan metode lain dari instance yang sama secara implisit menggunakan <text:span text:style-name="Source_20_Text">Self</text:span> (misal, <text:span text:style-name="Source_20_Text">FBalance</text:span> sama dengan <text:span text:style-name="Source_20_Text">Self.FBalance</text:span>). Anda hanya perlu menggunakan <text:span text:style-name="Source_20_Text">Self</text:span> secara eksplisit jika ada ambiguitas nama (misalnya, parameter bernama sama dengan field) atau jika Anda perlu meneruskan referensi objek saat ini ke fungsi atau metode lain. </text:p>
              </text:list-item>
            </text:list>
            <text:p text:style-name="Text_20_body"><text:span text:style-name="Strong_20_Emphasis">3. Properties (Properti - Akses Terkontrol)</text:span></text:p>
            <text:list xml:id="list5662204390303729049" text:style-name="L146">
              <text:list-item>
                <text:p text:style-name="P567"><text:span text:style-name="Strong_20_Emphasis">Konsep:</text:span> Properties adalah fitur sintaksis yang sangat kuat dan menjadi ciri khas Object Pascal (FPC/Delphi). Mereka terlihat dan digunakan seperti field publik dari luar kelas (<text:span text:style-name="Source_20_Text">Objek.NamaProperti</text:span>), tetapi sebenarnya menyediakan mekanisme <text:span text:style-name="Strong_20_Emphasis">akses terkontrol</text:span> ke data objek. Properti bertindak sebagai perantara antara pengguna kelas dan data internal (fields), seringkali melalui metode <text:span text:style-name="Emphasis">accessor</text:span> (getter dan setter). </text:p>
              </text:list-item>
              <text:list-item>
                <text:p text:style-name="P567"><text:span text:style-name="Strong_20_Emphasis">Sintaks Deklarasi:</text:span> </text:p>
                <text:p text:style-name="P303">Delphi</text:p>
                <text:p text:style-name="P130"><text:span text:style-name="Source_20_Text">property NamaProperti: TipeData read AccessorBaca [write AccessorTulis];</text:span></text:p>
                <text:list>
                  <text:list-item>
                    <text:p text:style-name="P567"><text:span text:style-name="Source_20_Text">NamaProperti</text:span>: Nama properti yang akan terlihat publik. </text:p>
                  </text:list-item>
                  <text:list-item>
                    <text:p text:style-name="P567"><text:span text:style-name="Source_20_Text">TipeData</text:span>: Tipe data dari nilai properti. </text:p>
                  </text:list-item>
                  <text:list-item>
                    <text:p text:style-name="P567"><text:span text:style-name="Source_20_Text">read AccessorBaca</text:span>: (Wajib untuk properti yang bisa dibaca) Menentukan bagaimana nilai properti dibaca. <text:span text:style-name="Source_20_Text">AccessorBaca</text:span> bisa berupa: </text:p>
                    <text:list>
                      <text:list-item>
                        <text:p text:style-name="P567">Nama <text:span text:style-name="Strong_20_Emphasis">field</text:span> internal (misal, <text:span text:style-name="Source_20_Text">read FInternalField;</text:span>). Akses baca langsung ke field. </text:p>
                      </text:list-item>
                      <text:list-item>
                        <text:p text:style-name="P567">Nama <text:span text:style-name="Strong_20_Emphasis">metode getter</text:span> (fungsi tanpa parameter yang mengembalikan <text:span text:style-name="Source_20_Text">TipeData</text:span>, misal, <text:span text:style-name="Source_20_Text">read GetValue;</text:span>). </text:p>
                      </text:list-item>
                    </text:list>
                  </text:list-item>
                  <text:list-item>
                    <text:p text:style-name="P567"><text:span text:style-name="Source_20_Text">write AccessorTulis</text:span>: (Opsional, hanya untuk properti yang bisa ditulis) Menentukan bagaimana nilai properti ditulis. <text:span text:style-name="Source_20_Text">AccessorTulis</text:span> bisa berupa: </text:p>
                    <text:list>
                      <text:list-item>
                        <text:p text:style-name="P567">Nama <text:span text:style-name="Strong_20_Emphasis">field</text:span> internal (misal, <text:span text:style-name="Source_20_Text">write FInternalField;</text:span>). <text:soft-page-break/>Assignment langsung ke field (kurang terkontrol). </text:p>
                      </text:list-item>
                      <text:list-item>
                        <text:p text:style-name="P567">Nama <text:span text:style-name="Strong_20_Emphasis">metode setter</text:span> (prosedur dengan satu parameter bertipe <text:span text:style-name="Source_20_Text">TipeData</text:span>, misal, <text:span text:style-name="Source_20_Text">write SetValue;</text:span>). </text:p>
                      </text:list-item>
                    </text:list>
                  </text:list-item>
                </text:list>
              </text:list-item>
              <text:list-item>
                <text:p text:style-name="P567"><text:span text:style-name="Strong_20_Emphasis">Jenis Properti:</text:span> </text:p>
                <text:list>
                  <text:list-item>
                    <text:p text:style-name="P567"><text:span text:style-name="Strong_20_Emphasis">Read-Only:</text:span> Hanya memiliki klausa <text:span text:style-name="Source_20_Text">read</text:span>. </text:p>
                  </text:list-item>
                  <text:list-item>
                    <text:p text:style-name="P567"><text:span text:style-name="Strong_20_Emphasis">Write-Only:</text:span> Hanya memiliki klausa <text:span text:style-name="Source_20_Text">write</text:span> (jarang digunakan). </text:p>
                  </text:list-item>
                  <text:list-item>
                    <text:p text:style-name="P567"><text:span text:style-name="Strong_20_Emphasis">Read-Write:</text:span> Memiliki klausa <text:span text:style-name="Source_20_Text">read</text:span> dan <text:span text:style-name="Source_20_Text">write</text:span>. </text:p>
                  </text:list-item>
                </text:list>
              </text:list-item>
              <text:list-item>
                <text:p text:style-name="P567"><text:span text:style-name="Strong_20_Emphasis">Contoh:</text:span> </text:p>
                <text:p text:style-name="P303">Delphi</text:p>
                <text:p text:style-name="P52"><text:span text:style-name="Source_20_Text">type</text:span></text:p>
                <text:p text:style-name="P52"><text:span text:style-name="Source_20_Text"><text:s text:c="2"/>TCustomer = class</text:span></text:p>
                <text:p text:style-name="P52"><text:span text:style-name="Source_20_Text"><text:s text:c="2"/>private</text:span></text:p>
                <text:p text:style-name="P52"><text:span text:style-name="Source_20_Text"><text:s text:c="4"/>FID: Integer;</text:span></text:p>
                <text:p text:style-name="P52"><text:span text:style-name="Source_20_Text"><text:s text:c="4"/>FName: string;</text:span></text:p>
                <text:p text:style-name="P52"><text:span text:style-name="Source_20_Text"><text:s text:c="4"/>FEmail: string;</text:span></text:p>
                <text:p text:style-name="P52"><text:span text:style-name="Source_20_Text"><text:s text:c="4"/>function GetEmail: string; // Getter untuk Email</text:span></text:p>
                <text:p text:style-name="P52"><text:span text:style-name="Source_20_Text"><text:s text:c="4"/>procedure SetEmail(const Value: string); // Setter untuk Email</text:span></text:p>
                <text:p text:style-name="P52"><text:span text:style-name="Source_20_Text"><text:s text:c="4"/>function GetDisplayName: string; // Getter untuk properti kalkulasi</text:span></text:p>
                <text:p text:style-name="P52"><text:span text:style-name="Source_20_Text"><text:s text:c="2"/>public</text:span></text:p>
                <text:p text:style-name="P52"><text:span text:style-name="Source_20_Text"><text:s text:c="4"/>constructor Create(AID: Integer; AName: string);</text:span></text:p>
                <text:p text:style-name="P52"><text:span text:style-name="Source_20_Text"><text:s text:c="4"/>property ID: Integer read FID; // Read-only, akses field langsung</text:span></text:p>
                <text:p text:style-name="P52"><text:span text:style-name="Source_20_Text"><text:s text:c="4"/>property Name: string read FName write FName; // Read-write, akses field langsung</text:span></text:p>
                <text:p text:style-name="P52"><text:span text:style-name="Source_20_Text"><text:s text:c="4"/>property Email: string read GetEmail write SetEmail; // Read-write via methods</text:span></text:p>
                <text:p text:style-name="P52"><text:span text:style-name="Source_20_Text"><text:s text:c="4"/>property DisplayName: string read GetDisplayName; // Read-only, kalkulasi</text:span></text:p>
                <text:p text:style-name="P52"><text:span text:style-name="Source_20_Text"><text:s text:c="2"/>end;</text:span></text:p>
                <text:p text:style-name="P52"/>
                <text:p text:style-name="P52"><text:span text:style-name="Source_20_Text">implementation</text:span></text:p>
                <text:p text:style-name="P52"/>
                <text:p text:style-name="P52"><text:span text:style-name="Source_20_Text">constructor TCustomer.Create(AID: Integer; AName: string);</text:span></text:p>
                <text:p text:style-name="P52"><text:span text:style-name="Source_20_Text">begin</text:span></text:p>
                <text:p text:style-name="P52"><text:span text:style-name="Source_20_Text"><text:s text:c="2"/>FID := AID; // Inisialisasi field privat</text:span></text:p>
                <text:p text:style-name="P52"><text:span text:style-name="Source_20_Text"><text:s text:c="2"/>FName := AName;</text:span></text:p>
                <text:p text:style-name="P52"><text:span text:style-name="Source_20_Text"><text:s text:c="2"/>FEmail := '';</text:span></text:p>
                <text:p text:style-name="P52"><text:span text:style-name="Source_20_Text">end;</text:span></text:p>
                <text:p text:style-name="P52"/>
                <text:p text:style-name="P52"><text:span text:style-name="Source_20_Text">function TCustomer.GetEmail: string;</text:span></text:p>
                <text:p text:style-name="P52"><text:span text:style-name="Source_20_Text">begin</text:span></text:p>
                <text:p text:style-name="P52"><text:span text:style-name="Source_20_Text"><text:s text:c="2"/>Result := FEmail;</text:span></text:p>
                <text:p text:style-name="P52"><text:span text:style-name="Source_20_Text">end;</text:span></text:p>
                <text:p text:style-name="P52"/>
                <text:p text:style-name="P52"><text:span text:style-name="Source_20_Text">procedure TCustomer.SetEmail(const Value: string);</text:span></text:p>
                <text:p text:style-name="P52"><text:span text:style-name="Source_20_Text">begin</text:span></text:p>
                <text:p text:style-name="P52"><text:span text:style-name="Source_20_Text"><text:s text:c="2"/>// Contoh validasi sederhana di setter</text:span></text:p>
                <text:p text:style-name="P52"><text:span text:style-name="Source_20_Text"><text:s text:c="2"/>if Pos('@', Value) &gt; 0 then</text:span></text:p>
                <text:p text:style-name="P52"><text:span text:style-name="Source_20_Text"><text:s text:c="4"/>FEmail := Value</text:span></text:p>
                <text:p text:style-name="P52"><text:span text:style-name="Source_20_Text"><text:s text:c="2"/>else</text:span></text:p>
                <text:p text:style-name="P52"><text:soft-page-break/><text:span text:style-name="Source_20_Text"><text:s text:c="4"/>raise Exception.Create('Format email tidak valid');</text:span></text:p>
                <text:p text:style-name="P52"><text:span text:style-name="Source_20_Text">end;</text:span></text:p>
                <text:p text:style-name="P52"/>
                <text:p text:style-name="P52"><text:span text:style-name="Source_20_Text">function TCustomer.GetDisplayName: string;</text:span></text:p>
                <text:p text:style-name="P52"><text:span text:style-name="Source_20_Text">begin</text:span></text:p>
                <text:p text:style-name="P52"><text:span text:style-name="Source_20_Text"><text:s text:c="2"/>Result := Trim(FName + ' (ID:' + IntToStr(FID) + ')'); // Nilai dikalkulasi saat dibaca</text:span></text:p>
                <text:p text:style-name="P52"><text:span text:style-name="Source_20_Text">end;</text:span></text:p>
                <text:p text:style-name="P130"><text:span text:style-name="Source_20_Text">// ... implementasi lain ...</text:span></text:p>
              </text:list-item>
              <text:list-item>
                <text:p text:style-name="P567"><text:span text:style-name="Strong_20_Emphasis">Manfaat Properties:</text:span> </text:p>
                <text:list>
                  <text:list-item>
                    <text:p text:style-name="P567"><text:span text:style-name="Strong_20_Emphasis">Enkapsulasi Lebih Baik:</text:span> Menyembunyikan representasi data internal (field). Anda bisa mengubah field internal nanti tanpa memengaruhi kode eksternal yang menggunakan properti. </text:p>
                  </text:list-item>
                  <text:list-item>
                    <text:p text:style-name="P567"><text:span text:style-name="Strong_20_Emphasis">Akses Terkontrol:</text:span> Metode setter dapat berisi logika validasi (seperti pada <text:span text:style-name="Source_20_Text">SetEmail</text:span>), memastikan data tetap konsisten. Metode getter dapat melakukan kalkulasi atau format data saat diakses (<text:span text:style-name="Source_20_Text">GetDisplayName</text:span>). </text:p>
                  </text:list-item>
                  <text:list-item>
                    <text:p text:style-name="P567"><text:span text:style-name="Strong_20_Emphasis">Memicu Aksi Lain:</text:span> Setter atau getter dapat melakukan tugas tambahan (misalnya, memperbarui komponen UI, mencatat perubahan, memberi tahu objek lain). </text:p>
                  </text:list-item>
                  <text:list-item>
                    <text:p text:style-name="P303"><text:span text:style-name="Strong_20_Emphasis">Kemudahan Penggunaan:</text:span> Bagi pengguna kelas, properti diakses semudah field (<text:span text:style-name="Source_20_Text">Customer.Email := 'a@b.com'; Nama := Customer.DisplayName;</text:span>), membuat kode lebih bersih daripada memanggil <text:span text:style-name="Source_20_Text">customer.SetEmail(...)</text:span> atau <text:span text:style-name="Source_20_Text">customer.GetDisplayName()</text:span> secara eksplisit. Sangat penting untuk desain visual di Lazarus (Object Inspector bekerja dengan properties). </text:p>
                  </text:list-item>
                </text:list>
              </text:list-item>
            </text:list>
            <text:p text:style-name="Text_20_body"><text:span text:style-name="Strong_20_Emphasis">Perbandingan dengan Bahasa Lain:</text:span></text:p>
            <text:list xml:id="list3973533816792641769" text:style-name="L147">
              <text:list-item>
                <text:p text:style-name="P568"><text:span text:style-name="Strong_20_Emphasis">C# Properties / Java Beans:</text:span> Konsepnya mirip. C# memiliki sintaks <text:span text:style-name="Source_20_Text">get; set;</text:span> yang juga elegan. Java menggunakan konvensi metode <text:span text:style-name="Source_20_Text">getNamaProperti()</text:span> dan <text:span text:style-name="Source_20_Text">setNamaProperti(Value)</text:span>. Keunggulan Pascal/Delphi adalah sintaks akses propertinya yang terlihat persis seperti akses field, menyembunyikan fakta bahwa pemanggilan metode mungkin terjadi di baliknya. </text:p>
              </text:list-item>
              <text:list-item>
                <text:p text:style-name="P304"><text:span text:style-name="Strong_20_Emphasis">Python </text:span><text:span text:style-name="Strong_20_Emphasis"><text:span text:style-name="Source_20_Text">@property</text:span></text:span><text:span text:style-name="Strong_20_Emphasis">:</text:span> Python menggunakan dekorator <text:span text:style-name="Source_20_Text">@property</text:span> (untuk getter) dan <text:span text:style-name="Source_20_Text">@namaProperti.setter</text:span> untuk mencapai efek serupa, membuat pemanggilan metode terlihat seperti akses atribut biasa. </text:p>
              </text:list-item>
            </text:list>
            <text:p text:style-name="Text_20_body">Menggunakan kombinasi field (biasanya privat/protected), method (untuk perilaku kompleks), dan property (untuk akses terkontrol ke state) adalah kunci untuk merancang kelas yang kuat, fleksibel, dan mudah digunakan dalam Free Pascal.</text:p>
          </text:section>
          <text:section text:style-name="Sect1" text:name="feedback-form-79">
            <text:p text:style-name="P443"/>
          </text:section>
        </text:section>
        <text:section text:style-name="Sect1" text:name="ac2cad2516beeaf6">
          <text:p text:style-name="Text_20_body"/>
          <text:section text:style-name="Sect1" text:name="user-query-content-80">
            <text:p text:style-name="P705"><text:soft-page-break/>yax </text:p>
          </text:section>
          <text:p text:style-name="P443">Tampilkan alur berpikir</text:p>
          <text:section text:style-name="Sect2" text:name="model-response-message-contentr_ac2cad2516beeaf6">
            <text:p text:style-name="Text_20_body">Baik, saya akan melanjutkan dengan jawaban untuk prompt <text:span text:style-name="Strong_20_Emphasis">Sub-bab 9.3: Kontrol Akses: </text:span><text:span text:style-name="Strong_20_Emphasis"><text:span text:style-name="Source_20_Text">private</text:span></text:span><text:span text:style-name="Strong_20_Emphasis">, </text:span><text:span text:style-name="Strong_20_Emphasis"><text:span text:style-name="Source_20_Text">protected</text:span></text:span><text:span text:style-name="Strong_20_Emphasis">, </text:span><text:span text:style-name="Strong_20_Emphasis"><text:span text:style-name="Source_20_Text">public</text:span></text:span><text:span text:style-name="Strong_20_Emphasis">, </text:span><text:span text:style-name="Strong_20_Emphasis"><text:span text:style-name="Source_20_Text">published</text:span></text:span>.</text:p>
            <text:p text:style-name="Horizontal_20_Line"/>
            <text:p text:style-name="Text_20_body"><text:span text:style-name="Strong_20_Emphasis">(Jawaban untuk Prompt Sub-bab 9.3)</text:span></text:p>
            <text:h text:style-name="Heading_20_3" text:outline-level="3">9.3 Kontrol Akses: <text:span text:style-name="Source_20_Text">private</text:span>, <text:span text:style-name="Source_20_Text">protected</text:span>, <text:span text:style-name="Source_20_Text">public</text:span>, <text:span text:style-name="Source_20_Text">published</text:span></text:h>
            <text:p text:style-name="Text_20_body">Salah satu pilar utama Pemrograman Berorientasi Objek (OOP) adalah <text:span text:style-name="Strong_20_Emphasis">enkapsulasi</text:span>, yaitu penyembunyian detail implementasi internal sebuah objek dan hanya mengekspos antarmuka yang diperlukan untuk berinteraksi dengannya. Free Pascal mencapai enkapsulasi dalam <text:span text:style-name="Source_20_Text">class</text:span> melalui penggunaan <text:span text:style-name="Strong_20_Emphasis">direktif kontrol akses</text:span> atau <text:span text:style-name="Strong_20_Emphasis">tingkat visibilitas (visibility specifiers)</text:span>. Direktif ini menentukan dari bagian kode mana saja anggota kelas (fields, methods, properties) dapat diakses.</text:p>
            <text:p text:style-name="Text_20_body">Anda menempatkan direktif visibilitas ini di dalam blok deklarasi <text:span text:style-name="Source_20_Text">class</text:span>. Semua anggota yang dideklarasikan <text:span text:style-name="Emphasis">setelah</text:span> sebuah specifier akan memiliki tingkat visibilitas tersebut sampai specifier lain ditemui atau blok <text:span text:style-name="Source_20_Text">class</text:span> berakhir (<text:span text:style-name="Source_20_Text">end;</text:span>).</text:p>
            <text:p text:style-name="Text_20_body">Delphi</text:p>
            <text:p text:style-name="Preformatted_20_Text"><text:span text:style-name="Source_20_Text">type</text:span></text:p>
            <text:p text:style-name="Preformatted_20_Text"><text:span text:style-name="Source_20_Text"><text:s text:c="2"/>TContohVisibilitas = class(TObject)</text:span></text:p>
            <text:p text:style-name="Preformatted_20_Text"><text:span text:style-name="Source_20_Text"><text:s text:c="2"/>// Anggota setelah 'strict private' hanya bisa diakses dari dalam kelas ini</text:span></text:p>
            <text:p text:style-name="Preformatted_20_Text"><text:span text:style-name="Source_20_Text"><text:s text:c="2"/>strict private // Hanya didukung di mode Delphi/ObjFPC</text:span></text:p>
            <text:p text:style-name="Preformatted_20_Text"><text:span text:style-name="Source_20_Text"><text:s text:c="4"/>FDataSangatRahasia: Integer;</text:span></text:p>
            <text:p text:style-name="Preformatted_20_Text"><text:span text:style-name="Source_20_Text"><text:s text:c="4"/>function HitungInternal: Boolean;</text:span></text:p>
            <text:p text:style-name="Preformatted_20_Text"/>
            <text:p text:style-name="Preformatted_20_Text"><text:span text:style-name="Source_20_Text"><text:s text:c="2"/>// Anggota setelah 'private' bisa diakses dari mana saja di UNIT ini</text:span></text:p>
            <text:p text:style-name="Preformatted_20_Text"><text:span text:style-name="Source_20_Text"><text:s text:c="2"/>private</text:span></text:p>
            <text:p text:style-name="Preformatted_20_Text"><text:span text:style-name="Source_20_Text"><text:s text:c="4"/>FNamaFileLog: string;</text:span></text:p>
            <text:p text:style-name="Preformatted_20_Text"><text:span text:style-name="Source_20_Text"><text:s text:c="4"/>procedure TulisLogPrivat(const Pesan: string);</text:span></text:p>
            <text:p text:style-name="Preformatted_20_Text"/>
            <text:p text:style-name="Preformatted_20_Text"><text:span text:style-name="Source_20_Text"><text:s text:c="2"/>// Anggota setelah 'protected' bisa diakses dari UNIT ini dan KELAS TURUNAN</text:span></text:p>
            <text:p text:style-name="Preformatted_20_Text"><text:span text:style-name="Source_20_Text"><text:s text:c="2"/>protected</text:span></text:p>
            <text:p text:style-name="Preformatted_20_Text"><text:span text:style-name="Source_20_Text"><text:s text:c="4"/>FStatusKode: Integer;</text:span></text:p>
            <text:p text:style-name="Preformatted_20_Text"><text:span text:style-name="Source_20_Text"><text:s text:c="4"/>procedure SetStatusInternal(Kode: Integer); virtual;</text:span></text:p>
            <text:p text:style-name="Preformatted_20_Text"/>
            <text:p text:style-name="Preformatted_20_Text"><text:span text:style-name="Source_20_Text"><text:s text:c="2"/>// Anggota setelah 'public' bisa diakses dari MANA SAJA</text:span></text:p>
            <text:p text:style-name="Preformatted_20_Text"><text:span text:style-name="Source_20_Text"><text:s text:c="2"/>public</text:span></text:p>
            <text:p text:style-name="Preformatted_20_Text"><text:span text:style-name="Source_20_Text"><text:s text:c="4"/>constructor Create(const NamaLog: string);</text:span></text:p>
            <text:p text:style-name="Preformatted_20_Text"><text:span text:style-name="Source_20_Text"><text:s text:c="4"/>procedure LakukanAksiPublik;</text:span></text:p>
            <text:p text:style-name="Preformatted_20_Text"><text:span text:style-name="Source_20_Text"><text:s text:c="4"/>function BacaStatus: Integer;</text:span></text:p>
            <text:p text:style-name="Preformatted_20_Text"><text:span text:style-name="Source_20_Text"><text:s text:c="4"/>property Status: Integer read FStatusKode; // Contoh properti read-only</text:span></text:p>
            <text:p text:style-name="Preformatted_20_Text"/>
            <text:p text:style-name="Preformatted_20_Text"><text:span text:style-name="Source_20_Text"><text:s text:c="2"/>// Anggota setelah 'published' seperti public + RTTI (untuk RAD)</text:span></text:p>
            <text:p text:style-name="Preformatted_20_Text"><text:span text:style-name="Source_20_Text"><text:s text:c="2"/>published</text:span></text:p>
            <text:p text:style-name="Preformatted_20_Text"><text:span text:style-name="Source_20_Text"><text:s text:c="4"/>property Nilai: Integer read GetNilai write SetNilai;</text:span></text:p>
            <text:p text:style-name="Preformatted_20_Text"><text:span text:style-name="Source_20_Text"><text:s text:c="4"/>property OnSelesai: TNotifyEvent read FOnSelesai write FOnSelesai;</text:span></text:p>
            <text:p text:style-name="P77"><text:span text:style-name="Source_20_Text"><text:s text:c="2"/>end;</text:span></text:p>
            <text:p text:style-name="Text_20_body">Berikut adalah penjelasan rinci untuk setiap tingkat visibilitas:</text:p>
            <text:list xml:id="list5219195963041626453" text:style-name="L148">
              <text:list-item>
                <text:p text:style-name="P305"><text:span text:style-name="Strong_20_Emphasis"><text:span text:style-name="Source_20_Text">strict private</text:span></text:span></text:p>
                <text:list>
                  <text:list-item>
                    <text:p text:style-name="P569"><text:span text:style-name="Strong_20_Emphasis">Lingkup Akses:</text:span> Ini adalah tingkat paling ketat. Anggota <text:span text:style-name="Source_20_Text">strict private</text:span> hanya dapat diakses dari <text:span text:style-name="Strong_20_Emphasis">metode lain di dalam kelas yang sama persis</text:span> tempat ia dideklarasikan. </text:p>
                  </text:list-item>
                  <text:list-item>
                    <text:p text:style-name="P569"><text:span text:style-name="Strong_20_Emphasis">Batasan:</text:span> Kode lain, <text:span text:style-name="Emphasis">bahkan di dalam unit (.pas/.pp) yang sama</text:span>, atau <text:span text:style-name="Emphasis">kelas turunan</text:span>, <text:span text:style-name="Strong_20_Emphasis">tidak dapat</text:span> mengakses anggota <text:span text:style-name="Source_20_Text">strict private</text:span>. </text:p>
                  </text:list-item>
                  <text:list-item>
                    <text:p text:style-name="P569"><text:span text:style-name="Strong_20_Emphasis">Ketersediaan:</text:span> Terutama didukung dalam mode kompatibilitas Delphi (<text:span text:style-name="Source_20_Text">{$MODE DELPHI}</text:span>) atau mode Object Pascal FPC (<text:span text:style-name="Source_20_Text">{$MODE OBJFPC}</text:span>). </text:p>
                  </text:list-item>
                  <text:list-item>
                    <text:p text:style-name="P569"><text:span text:style-name="Strong_20_Emphasis">Tujuan:</text:span> Memberikan enkapsulasi maksimum untuk detail implementasi yang paling internal. </text:p>
                  </text:list-item>
                </text:list>
              </text:list-item>
              <text:list-item>
                <text:p text:style-name="P305"><text:span text:style-name="Strong_20_Emphasis"><text:span text:style-name="Source_20_Text">private</text:span></text:span></text:p>
                <text:list>
                  <text:list-item>
                    <text:p text:style-name="P569"><text:span text:style-name="Strong_20_Emphasis">Lingkup Akses:</text:span> Anggota <text:span text:style-name="Source_20_Text">private</text:span> dapat diakses oleh: </text:p>
                    <text:list>
                      <text:list-item>
                        <text:p text:style-name="P569">Metode dari kelas yang sama. </text:p>
                      </text:list-item>
                      <text:list-item>
                        <text:p text:style-name="P569">Kode lain (prosedur, fungsi, metode kelas lain) yang berada <text:span text:style-name="Strong_20_Emphasis">di dalam unit (.pas/.pp) yang sama</text:span> tempat kelas tersebut dideklarasikan. </text:p>
                      </text:list-item>
                    </text:list>
                  </text:list-item>
                  <text:list-item>
                    <text:p text:style-name="P569"><text:span text:style-name="Strong_20_Emphasis">Batasan:</text:span> Kode di <text:span text:style-name="Emphasis">unit lain</text:span> (yang menggunakan unit ini) <text:span text:style-name="Strong_20_Emphasis">tidak dapat</text:span> mengakses anggota <text:span text:style-name="Source_20_Text">private</text:span>, termasuk kelas turunan yang didefinisikan di unit lain. </text:p>
                  </text:list-item>
                  <text:list-item>
                    <text:p text:style-name="P569"><text:span text:style-name="Strong_20_Emphasis">Catatan:</text:span> Perilaku "visibilitas level unit" ini berbeda dari <text:span text:style-name="Source_20_Text">private</text:span> di beberapa bahasa lain (seperti Java/C#) yang biasanya berarti ketat hanya di dalam kelas itu sendiri. </text:p>
                  </text:list-item>
                </text:list>
              </text:list-item>
              <text:list-item>
                <text:p text:style-name="P305"><text:span text:style-name="Strong_20_Emphasis"><text:span text:style-name="Source_20_Text">protected</text:span></text:span></text:p>
                <text:list>
                  <text:list-item>
                    <text:p text:style-name="P569"><text:span text:style-name="Strong_20_Emphasis">Lingkup Akses:</text:span> Anggota <text:span text:style-name="Source_20_Text">protected</text:span> dapat diakses oleh: </text:p>
                    <text:list>
                      <text:list-item>
                        <text:p text:style-name="P569">Metode dari kelas yang sama. </text:p>
                      </text:list-item>
                      <text:list-item>
                        <text:p text:style-name="P569">Metode dari <text:span text:style-name="Strong_20_Emphasis">kelas turunan (descendant class)</text:span> mana pun, terlepas dari di unit mana kelas turunan tersebut dideklarasikan. </text:p>
                      </text:list-item>
                      <text:list-item>
                        <text:p text:style-name="P569">Kode lain yang berada <text:span text:style-name="Strong_20_Emphasis">di dalam unit yang sama</text:span> tempat kelas <text:span text:style-name="Emphasis">basis</text:span> (yang mendeklarasikan anggota <text:span text:style-name="Source_20_Text">protected</text:span>) dideklarasikan (mirip <text:span text:style-name="Source_20_Text">private</text:span> dalam hal ini). </text:p>
                      </text:list-item>
                    </text:list>
                  </text:list-item>
                  <text:list-item>
                    <text:p text:style-name="P569"><text:span text:style-name="Strong_20_Emphasis">Tujuan:</text:span> Dimaksudkan untuk anggota internal yang perlu diakses atau di-override oleh kelas turunan, tetapi tidak untuk pengguna umum kelas tersebut (kecuali mereka berada di unit yang sama). </text:p>
                  </text:list-item>
                </text:list>
              </text:list-item>
              <text:list-item>
                <text:p text:style-name="P305"><text:span text:style-name="Strong_20_Emphasis"><text:span text:style-name="Source_20_Text">strict protected</text:span></text:span></text:p>
                <text:list>
                  <text:list-item>
                    <text:p text:style-name="P569"><text:span text:style-name="Strong_20_Emphasis">Lingkup Akses:</text:span> Mirip dengan <text:span text:style-name="Source_20_Text">protected</text:span>, anggota <text:span text:style-name="Source_20_Text">strict protected</text:span> dapat diakses oleh metode dari kelas yang sama dan oleh metode dari <text:span text:style-name="Strong_20_Emphasis">kelas turunan</text:span> mana pun. </text:p>
                  </text:list-item>
                  <text:list-item>
                    <text:p text:style-name="P569"><text:span text:style-name="Strong_20_Emphasis">Perbedaan:</text:span> Ia <text:span text:style-name="Strong_20_Emphasis">menghapus</text:span> aksesibilitas level unit. Kode lain di unit yang sama (yang bukan bagian dari kelas itu sendiri atau kelas turunannya) <text:span text:style-name="Strong_20_Emphasis">tidak dapat</text:span> mengakses anggota <text:span text:style-name="Source_20_Text">strict protected</text:span>. </text:p>
                  </text:list-item>
                  <text:list-item>
                    <text:p text:style-name="P569"><text:span text:style-name="Strong_20_Emphasis">Ketersediaan:</text:span> Terutama didukung dalam mode Delphi/ObjFPC. </text:p>
                  </text:list-item>
                  <text:list-item>
                    <text:p text:style-name="P569"><text:span text:style-name="Strong_20_Emphasis">Tujuan:</text:span> Memberikan perlindungan yang lebih ketat untuk anggota yang dimaksudkan khusus untuk hierarki pewarisan, tanpa "kebocoran" aksesibilitas di level unit. </text:p>
                  </text:list-item>
                </text:list>
              </text:list-item>
              <text:list-item>
                <text:p text:style-name="P305"><text:span text:style-name="Strong_20_Emphasis"><text:span text:style-name="Source_20_Text">public</text:span></text:span></text:p>
                <text:list>
                  <text:list-item>
                    <text:p text:style-name="P569"><text:span text:style-name="Strong_20_Emphasis">Lingkup Akses:</text:span> Anggota <text:span text:style-name="Source_20_Text">public</text:span> dapat diakses dari <text:span text:style-name="Strong_20_Emphasis">mana saja</text:span> yang memiliki referensi ke objek kelas tersebut atau dapat mengakses tipe kelas itu sendiri. Ini termasuk dari dalam unit yang sama maupun dari unit lain yang menggunakan (<text:span text:style-name="Source_20_Text">uses</text:span>) unit tempat kelas dideklarasikan. </text:p>
                  </text:list-item>
                  <text:list-item>
                    <text:p text:style-name="P569"><text:span text:style-name="Strong_20_Emphasis">Default:</text:span> Jika Anda mulai mendeklarasikan anggota di awal blok <text:span text:style-name="Source_20_Text">class</text:span> tanpa menentukan visibility specifier apa pun, mereka secara <text:span text:style-name="Strong_20_Emphasis">default</text:span> dianggap <text:span text:style-name="Source_20_Text">public</text:span> (hingga specifier lain ditemui). </text:p>
                  </text:list-item>
                  <text:list-item>
                    <text:p text:style-name="P569"><text:span text:style-name="Strong_20_Emphasis">Tujuan:</text:span> Mendefinisikan antarmuka publik atau API dari kelas Anda – bagian yang dimaksudkan untuk digunakan oleh kode eksternal. </text:p>
                  </text:list-item>
                </text:list>
              </text:list-item>
              <text:list-item>
                <text:p text:style-name="P305"><text:span text:style-name="Strong_20_Emphasis"><text:span text:style-name="Source_20_Text">published</text:span></text:span></text:p>
                <text:list>
                  <text:list-item>
                    <text:p text:style-name="P569"><text:span text:style-name="Strong_20_Emphasis">Lingkup Akses:</text:span> Aturan aksesnya <text:span text:style-name="Strong_20_Emphasis">sama persis dengan </text:span><text:span text:style-name="Strong_20_Emphasis"><text:span text:style-name="Source_20_Text">public</text:span></text:span>. Kode dapat mengakses anggota <text:span text:style-name="Source_20_Text">published</text:span> dari mana saja anggota <text:span text:style-name="Source_20_Text">public</text:span> bisa diakses. </text:p>
                  </text:list-item>
                  <text:list-item>
                    <text:p text:style-name="P569"><text:span text:style-name="Strong_20_Emphasis">Perbedaan Utama: RTTI (Run-Time Type Information):</text:span> Kompiler secara otomatis menghasilkan <text:span text:style-name="Strong_20_Emphasis">informasi RTTI tambahan</text:span> untuk semua anggota yang dideklarasikan di bawah <text:span text:style-name="Source_20_Text">published</text:span>. </text:p>
                  </text:list-item>
                  <text:list-item>
                    <text:p text:style-name="P569"><text:span text:style-name="Strong_20_Emphasis">Tujuan RTTI:</text:span> Informasi RTTI ini digunakan oleh: </text:p>
                    <text:list>
                      <text:list-item>
                        <text:p text:style-name="P569"><text:span text:style-name="Strong_20_Emphasis">Lazarus IDE (Object Inspector):</text:span> Memungkinkan IDE untuk secara dinamis "menemukan" properti dan event saat <text:span text:style-name="Strong_20_Emphasis">design time</text:span>, menampilkannya di Object Inspector, dan memungkinkan Anda mengeditnya secara visual. </text:p>
                      </text:list-item>
                      <text:list-item>
                        <text:p text:style-name="P569"><text:span text:style-name="Strong_20_Emphasis">Mekanisme Streaming Form:</text:span> Memungkinkan Lazarus menyimpan nilai properti <text:span text:style-name="Source_20_Text">published</text:span> dari komponen Anda ke dalam file resource form (<text:span text:style-name="Source_20_Text">.lfm</text:span>) dan memuatnya kembali saat form dibuat saat runtime. </text:p>
                      </text:list-item>
                    </text:list>
                  </text:list-item>
                  <text:list-item>
                    <text:p text:style-name="P305"><text:span text:style-name="Strong_20_Emphasis">Anggota Umum:</text:span> <text:span text:style-name="Source_20_Text">published</text:span> hampir secara eksklusif digunakan untuk <text:span text:style-name="Strong_20_Emphasis">properties</text:span> dan <text:span text:style-name="Strong_20_Emphasis">event handlers</text:span> (properti bertipe prosedural seperti <text:span text:style-name="Source_20_Text">OnClick: TNotifyEvent</text:span>) dari kelas-kelas yang dirancang untuk menjadi <text:span text:style-name="Strong_20_Emphasis">komponen visual atau non-visual</text:span> dalam palet Lazarus atau yang perlu state-nya disimpan/dimuat oleh desainer. Anda jarang (dan sebaiknya tidak) menggunakan <text:span text:style-name="Source_20_Text">published</text:span> untuk kelas non-komponen biasa. </text:p>
                  </text:list-item>
                </text:list>
              </text:list-item>
            </text:list>
            <text:p text:style-name="Text_20_body"><text:span text:style-name="Strong_20_Emphasis">Panduan Penggunaan:</text:span></text:p>
            <text:p text:style-name="Text_20_body">Prinsip enkapsulasi yang baik menyarankan untuk menggunakan tingkat visibilitas <text:span text:style-name="Strong_20_Emphasis">paling restriktif</text:span> yang memungkinkan fungsionalitas kelas berjalan dengan benar.</text:p>
            <text:list xml:id="list7422589957891885925" text:style-name="L149">
              <text:list-item>
                <text:p text:style-name="P570">Mulai dengan mendeklarasikan <text:span text:style-name="Strong_20_Emphasis">fields</text:span> sebagai <text:span text:style-name="Source_20_Text">private</text:span> atau <text:span text:style-name="Source_20_Text">strict private</text:span>. </text:p>
              </text:list-item>
              <text:list-item>
                <text:p text:style-name="P570">Jika field perlu diakses oleh kelas turunan, gunakan <text:span text:style-name="Source_20_Text">protected</text:span> atau <text:span text:style-name="Source_20_Text">strict protected</text:span>. </text:p>
              </text:list-item>
              <text:list-item>
                <text:p text:style-name="P570">Ekspos fungsionalitas yang diperlukan ke dunia luar melalui anggota <text:span text:style-name="Source_20_Text">public</text:span> (biasanya <text:span text:style-name="Strong_20_Emphasis">methods</text:span> dan <text:span text:style-name="Strong_20_Emphasis">properties</text:span>, bukan fields secara langsung). </text:p>
              </text:list-item>
              <text:list-item>
                <text:p text:style-name="P306">Gunakan <text:span text:style-name="Source_20_Text">published</text:span> hanya untuk properties dan events dari komponen yang dirancang untuk integrasi dengan Lazarus IDE dan mekanisme streaming form. </text:p>
              </text:list-item>
            </text:list>
            <text:p text:style-name="Text_20_body">Menggunakan visibility specifier secara tepat adalah kunci untuk merancang kelas yang terenkapsulasi dengan baik, aman, dan mudah dipelihara dalam Free Pascal.</text:p>
          </text:section>
          <text:section text:style-name="Sect1" text:name="feedback-form-80">
            <text:p text:style-name="P443"/>
          </text:section>
        </text:section>
        <text:section text:style-name="Sect1" text:name="f67d876cbdec16fb">
          <text:p text:style-name="Text_20_body"/>
          <text:section text:style-name="Sect1" text:name="user-query-content-81">
            <text:p text:style-name="P705">yax </text:p>
          </text:section>
          <text:p text:style-name="P443">Tampilkan alur berpikir</text:p>
          <text:section text:style-name="Sect2" text:name="model-response-message-contentr_f67d876cbdec16fb">
            <text:p text:style-name="Text_20_body">Baik, saya akan melanjutkan dengan jawaban untuk prompt <text:span text:style-name="Strong_20_Emphasis">Pengantar Bab 10</text:span>.</text:p>
            <text:p text:style-name="Horizontal_20_Line"/>
            <text:p text:style-name="Text_20_body"><text:span text:style-name="Strong_20_Emphasis">(Jawaban untuk Prompt Pengantar Bab 10)</text:span></text:p>
            <text:p text:style-name="Text_20_body"><text:span text:style-name="Strong_20_Emphasis">Bab 10: Pewarisan dan Polimorfisme: Membangun Hierarki Kelas</text:span></text:p>
            <text:p text:style-name="Text_20_body">Setelah membangun pemahaman dasar tentang kelas, objek, field, method, property, dan kontrol visibilitas pada Bab 9, kini saatnya kita melangkah ke dua pilar utama lain yang mendefinisikan kekuatan Pemrograman Berorientasi Objek (OOP): <text:span text:style-name="Strong_20_Emphasis">Pewarisan (Inheritance)</text:span> dan <text:span text:style-name="Strong_20_Emphasis">Polimorfisme (Polymorphism)</text:span>. Free Pascal menyediakan dukungan penuh dan kuat untuk kedua konsep fundamental ini, memungkinkan Anda merancang perangkat lunak yang lebih terstruktur, fleksibel, dan dapat digunakan kembali.</text:p>
            <text:p text:style-name="Text_20_body"><text:span text:style-name="Strong_20_Emphasis">Pewarisan</text:span> adalah mekanisme yang memungkinkan Anda membuat kelas baru (disebut kelas turunan, anak, atau <text:span text:style-name="Emphasis">subclass</text:span>) berdasarkan kelas yang sudah ada (kelas induk, basis, atau <text:span text:style-name="Emphasis">superclass</text:span>). Kelas turunan secara otomatis <text:span text:style-name="Emphasis">mewarisi</text:span> semua anggota (field, method, property) non-privat dari kelas induknya, dan kemudian dapat menambahkan anggota baru atau bahkan memodifikasi perilaku anggota yang diwarisinya. Manfaat utama pewarisan adalah <text:span text:style-name="Strong_20_Emphasis">penggunaan kembali kode (code reuse)</text:span>; Anda tidak perlu menulis ulang fungsionalitas yang sama berulang kali.</text:p>
            <text:p text:style-name="Text_20_body">Sementara itu, <text:span text:style-name="Strong_20_Emphasis">Polimorfisme</text:span> (secara harfiah berarti "banyak bentuk") adalah kemampuan objek dari kelas-kelas turunan yang berbeda untuk merespons pemanggilan metode yang sama dengan cara yang spesifik sesuai dengan tipe aktualnya, bahkan ketika objek tersebut diakses melalui variabel referensi bertipe kelas induk. Ini menciptakan <text:span text:style-name="Strong_20_Emphasis">desain yang fleksibel dan dapat diperluas</text:span>, di mana Anda dapat menambahkan jenis objek baru ke dalam sistem tanpa perlu mengubah kode yang sudah ada yang berinteraksi dengan antarmuka kelas induk.</text:p>
            <text:p text:style-name="Text_20_body">Bab 10 ini akan membahas secara mendalam bagaimana konsep pewarisan dan polimorfisme ini diimplementasikan secara konkret dalam Free Pascal. Kita akan mulai dengan aspek krusial manajemen <text:span text:style-name="Emphasis">lifetime</text:span> objek dalam hierarki kelas melalui penggunaan <text:span text:style-name="Strong_20_Emphasis">konstruktor (</text:span><text:span text:style-name="Strong_20_Emphasis"><text:span text:style-name="Source_20_Text">constructor Create</text:span></text:span><text:span text:style-name="Strong_20_Emphasis">)</text:span> dan <text:span text:style-name="Strong_20_Emphasis">destruktor (</text:span><text:span text:style-name="Strong_20_Emphasis"><text:span text:style-name="Source_20_Text">destructor Destroy</text:span></text:span><text:span text:style-name="Strong_20_Emphasis">)</text:span>. Selanjutnya, kita akan mempelajari sintaks untuk <text:span text:style-name="Strong_20_Emphasis">mendeklarasikan pewarisan (</text:span><text:span text:style-name="Strong_20_Emphasis"><text:span text:style-name="Source_20_Text">class(ParentClass)</text:span></text:span><text:span text:style-name="Strong_20_Emphasis">)</text:span> dan peran vital kata kunci <text:span text:style-name="Strong_20_Emphasis"><text:span text:style-name="Source_20_Text">inherited</text:span></text:span> untuk berinteraksi dengan implementasi kelas induk. Fokus utama kemudian beralih ke implementasi polimorfisme melalui penggunaan metode <text:span text:style-name="Strong_20_Emphasis"><text:span text:style-name="Source_20_Text">virtual</text:span></text:span> di kelas induk dan <text:span text:style-name="Strong_20_Emphasis"><text:span text:style-name="Source_20_Text">override</text:span></text:span> di kelas turunan. Terakhir, kita akan melihat bagaimana mendefinisikan 'kontrak' implementasi menggunakan metode <text:span text:style-name="Strong_20_Emphasis"><text:span text:style-name="Source_20_Text">abstract</text:span></text:span>. Tujuan dari bab ini adalah agar Anda dapat secara efektif memanfaatkan kekuatan pewarisan dan polimorfisme untuk membangun hierarki kelas yang logis dan sistem perangkat lunak yang adaptif serta mudah dipelihara di lingkungan Free Pascal.</text:p>
          </text:section>
          <text:section text:style-name="Sect1" text:name="feedback-form-81">
            <text:p text:style-name="P443"/>
          </text:section>
        </text:section>
        <text:section text:style-name="Sect1" text:name="5354bba5ce46d256">
          <text:p text:style-name="Text_20_body"/>
          <text:section text:style-name="Sect1" text:name="user-query-content-82">
            <text:p text:style-name="P705">yax </text:p>
          </text:section>
          <text:p text:style-name="P443">Tampilkan alur berpikir</text:p>
          <text:section text:style-name="Sect2" text:name="model-response-message-contentr_5354bba5ce46d256">
            <text:p text:style-name="Text_20_body">Baik, saya akan melanjutkan dengan jawaban untuk prompt <text:span text:style-name="Strong_20_Emphasis">Sub-bab 10.1: Konstruktor (</text:span><text:span text:style-name="Strong_20_Emphasis"><text:span text:style-name="Source_20_Text">constructor Create</text:span></text:span><text:span text:style-name="Strong_20_Emphasis">) dan Destruktor (</text:span><text:span text:style-name="Strong_20_Emphasis"><text:span text:style-name="Source_20_Text">destructor Destroy</text:span></text:span><text:span text:style-name="Strong_20_Emphasis">)</text:span>.</text:p>
            <text:p text:style-name="Horizontal_20_Line"/>
            <text:p text:style-name="Text_20_body"><text:span text:style-name="Strong_20_Emphasis">(Jawaban untuk Prompt Sub-bab 10.1)</text:span></text:p>
            <text:h text:style-name="Heading_20_3" text:outline-level="3">10.1 Manajemen Lifetime Objek: Konstruktor (<text:span text:style-name="Source_20_Text">Create</text:span>) dan Destruktor (<text:span text:style-name="Source_20_Text">Destroy</text:span>)</text:h>
            <text:p text:style-name="Text_20_body">Dalam Pemrograman Berorientasi Objek (OOP) dengan <text:span text:style-name="Source_20_Text">class</text:span> di Free Pascal, objek dialokasikan di heap dan manajemen memorinya bersifat manual (tidak ada garbage collection otomatis seperti di Java/C#). Oleh karena itu, pemahaman tentang bagaimana objek dibuat, diinisialisasi, dibersihkan (cleanup), dan dihancurkan sangatlah penting. <text:span text:style-name="Strong_20_Emphasis">Konstruktor</text:span> dan <text:span text:style-name="Strong_20_Emphasis">Destruktor</text:span> adalah metode khusus yang memainkan peran sentral dalam siklus hidup objek ini.</text:p>
            <text:p text:style-name="Text_20_body"><text:span text:style-name="Strong_20_Emphasis">1. Konstruktor (</text:span><text:span text:style-name="Strong_20_Emphasis"><text:span text:style-name="Source_20_Text">constructor</text:span></text:span><text:span text:style-name="Strong_20_Emphasis">)</text:span></text:p>
            <text:list xml:id="list659237570439178617" text:style-name="L150">
              <text:list-item>
                <text:p text:style-name="P571"><text:span text:style-name="Strong_20_Emphasis">Tujuan:</text:span> Konstruktor bertanggung jawab untuk <text:span text:style-name="Strong_20_Emphasis">menginisialisasi state</text:span> sebuah objek <text:span text:style-name="Emphasis">setelah</text:span> memori untuk objek tersebut dialokasikan. Tugasnya meliputi pengaturan nilai awal untuk field, mengalokasikan sumber daya internal yang mungkin dibutuhkan objek (seperti objek lain, handle file, dll.), dan memastikan objek berada dalam keadaan valid saat pertama kali digunakan. </text:p>
              </text:list-item>
              <text:list-item>
                <text:p text:style-name="P571"><text:span text:style-name="Strong_20_Emphasis">Sintaks &amp; Penamaan:</text:span> Konstruktor dideklarasikan menggunakan kata kunci <text:span text:style-name="Source_20_Text">constructor</text:span>. Meskipun Anda secara teknis bisa menamainya apa saja, <text:span text:style-name="Strong_20_Emphasis">konvensi yang sangat kuat</text:span> di FPC/Delphi adalah menamai konstruktor utama (dan seringkali satu-satunya) sebagai <text:span text:style-name="Strong_20_Emphasis"><text:span text:style-name="Source_20_Text">Create</text:span></text:span>. Menggunakan nama <text:span text:style-name="Source_20_Text">Create</text:span> penting karena cara objek biasanya diinstansiasi. </text:p>
                <text:p text:style-name="P307">Delphi</text:p>
                <text:p text:style-name="P53"><text:span text:style-name="Source_20_Text">type</text:span></text:p>
                <text:p text:style-name="P53"><text:span text:style-name="Source_20_Text"><text:s text:c="2"/>TMyClass = class(TObject)</text:span></text:p>
                <text:p text:style-name="P53"><text:span text:style-name="Source_20_Text"><text:s text:c="2"/>private</text:span></text:p>
                <text:p text:style-name="P53"><text:span text:style-name="Source_20_Text"><text:s text:c="4"/>FValue: Integer;</text:span></text:p>
                <text:p text:style-name="P53"><text:span text:style-name="Source_20_Text"><text:s text:c="4"/>FHandle: THandle;</text:span></text:p>
                <text:p text:style-name="P53"><text:span text:style-name="Source_20_Text"><text:s text:c="2"/>public</text:span></text:p>
                <text:p text:style-name="P53"><text:span text:style-name="Source_20_Text"><text:s text:c="4"/>// Konstruktor utama (konvensi: Create)</text:span></text:p>
                <text:p text:style-name="P53"><text:span text:style-name="Source_20_Text"><text:s text:c="4"/>constructor Create(StartValue: Integer);</text:span></text:p>
                <text:p text:style-name="P53"><text:span text:style-name="Source_20_Text"><text:s text:c="4"/>// Bisa ada konstruktor lain (overloaded)</text:span></text:p>
                <text:p text:style-name="P53"><text:span text:style-name="Source_20_Text"><text:s text:c="4"/>constructor CreateFromFile(const FileName: string);</text:span></text:p>
                <text:p text:style-name="P53"><text:span text:style-name="Source_20_Text"><text:s text:c="4"/>// ... (destruktor, methods, ...)</text:span></text:p>
                <text:p text:style-name="P131"><text:span text:style-name="Source_20_Text"><text:s text:c="2"/>end;</text:span></text:p>
              </text:list-item>
              <text:list-item>
                <text:p text:style-name="P571"><text:span text:style-name="Strong_20_Emphasis">Pemanggilan (Instansiasi):</text:span> Anda tidak memanggil konstruktor seperti metode biasa. Sebaliknya, Anda memanggilnya melalui <text:span text:style-name="Emphasis">tipe kelas</text:span> itu sendiri untuk membuat instance baru: </text:p>
                <text:p text:style-name="P307">Delphi</text:p>
                <text:p text:style-name="P53"><text:span text:style-name="Source_20_Text">var</text:span></text:p>
                <text:p text:style-name="P53"><text:span text:style-name="Source_20_Text"><text:s text:c="2"/>Obj1: TMyClass;</text:span></text:p>
                <text:p text:style-name="P53"><text:span text:style-name="Source_20_Text"><text:s text:c="2"/>Obj2: TMyClass;</text:span></text:p>
                <text:p text:style-name="P53"><text:span text:style-name="Source_20_Text">begin</text:span></text:p>
                <text:p text:style-name="P53"><text:span text:style-name="Source_20_Text"><text:s text:c="2"/>Obj1 := TMyClass.Create(10); // Alokasi memori &amp; panggil constructor Create(Integer)</text:span></text:p>
                <text:p text:style-name="P53"><text:span text:style-name="Source_20_Text"><text:s text:c="2"/>Obj2 := TMyClass.CreateFromFile('data.txt'); // Panggil constructor CreateFromFile</text:span></text:p>
                <text:p text:style-name="P53"><text:span text:style-name="Source_20_Text"><text:s text:c="2"/>// ... gunakan Obj1 dan Obj2 ...</text:span></text:p>
                <text:p text:style-name="P53"><text:span text:style-name="Source_20_Text"><text:s text:c="2"/>Obj1.Free; // Jangan lupa membebaskan memori nanti</text:span></text:p>
                <text:p text:style-name="P53"><text:span text:style-name="Source_20_Text"><text:s text:c="2"/>Obj2.Free;</text:span></text:p>
                <text:p text:style-name="P131"><text:span text:style-name="Source_20_Text">end;</text:span></text:p>
              </text:list-item>
              <text:list-item>
                <text:p text:style-name="P571"><text:span text:style-name="Strong_20_Emphasis">Overloading:</text:span> Sebuah kelas dapat memiliki beberapa konstruktor dengan nama yang sama atau berbeda, asalkan daftar parameternya unik (aturan overloading berlaku). </text:p>
              </text:list-item>
              <text:list-item>
                <text:p text:style-name="P571"><text:span text:style-name="Strong_20_Emphasis">Penting dalam Pewarisan (</text:span><text:span text:style-name="Strong_20_Emphasis"><text:span text:style-name="Source_20_Text">inherited Create</text:span></text:span><text:span text:style-name="Strong_20_Emphasis">):</text:span> Ketika Anda membuat konstruktor di kelas turunan, hampir selalu <text:span text:style-name="Strong_20_Emphasis">wajib</text:span> untuk memanggil konstruktor kelas induknya sebagai <text:span text:style-name="Strong_20_Emphasis">langkah pertama</text:span> di dalam implementasi konstruktor turunan. Ini dilakukan menggunakan <text:span text:style-name="Source_20_Text">inherited Create(...);</text:span>. Tujuannya adalah memastikan bagian induk dari objek diinisialisasi dengan benar sebelum kelas turunan menambahkan inisialisasinya sendiri. </text:p>
                <text:p text:style-name="P307">Delphi</text:p>
                <text:p text:style-name="P53"><text:span text:style-name="Source_20_Text">constructor TDerivedClass.Create(SomeValue: Integer; OtherValue: string);</text:span></text:p>
                <text:p text:style-name="P53"><text:span text:style-name="Source_20_Text">begin</text:span></text:p>
                <text:p text:style-name="P53"><text:span text:style-name="Source_20_Text"><text:s text:c="2"/>inherited Create(SomeValue); // Panggil TBaseClass.Create PERTAMA!</text:span></text:p>
                <text:p text:style-name="P53"><text:span text:style-name="Source_20_Text"><text:s text:c="2"/>// Lakukan inisialisasi spesifik TDerivedClass di sini...</text:span></text:p>
                <text:p text:style-name="P53"><text:span text:style-name="Source_20_Text"><text:s text:c="2"/>Self.FExtraField := OtherValue;</text:span></text:p>
                <text:p text:style-name="P131"><text:span text:style-name="Source_20_Text">end;</text:span></text:p>
              </text:list-item>
            </text:list>
            <text:p text:style-name="Text_20_body"><text:span text:style-name="Strong_20_Emphasis">2. Destruktor (</text:span><text:span text:style-name="Strong_20_Emphasis"><text:span text:style-name="Source_20_Text">destructor</text:span></text:span><text:span text:style-name="Strong_20_Emphasis">)</text:span></text:p>
            <text:list xml:id="list6162164836933114391" text:style-name="L151">
              <text:list-item>
                <text:p text:style-name="P572"><text:span text:style-name="Strong_20_Emphasis">Tujuan:</text:span> Destruktor bertanggung jawab untuk melakukan <text:span text:style-name="Strong_20_Emphasis">pembersihan (cleanup)</text:span> <text:span text:style-name="Emphasis">sebelum</text:span> memori objek dibebaskan. Tugasnya adalah kebalikan dari konstruktor: membebaskan sumber daya internal yang dialokasikan oleh objek selama masa hidupnya (misalnya, memanggil <text:span text:style-name="Source_20_Text">Free</text:span> pada objek internal lain, menutup handle file, melepaskan kunci/mutex). </text:p>
              </text:list-item>
              <text:list-item>
                <text:p text:style-name="P572"><text:span text:style-name="Strong_20_Emphasis">Sintaks &amp; Penamaan:</text:span> Destruktor dideklarasikan menggunakan kata kunci <text:span text:style-name="Source_20_Text">destructor</text:span>. Konvensi yang sangat kuat adalah menamainya <text:span text:style-name="Strong_20_Emphasis"><text:span text:style-name="Source_20_Text">Destroy</text:span></text:span>. Karena hampir semua kelas FPC mewarisi (langsung atau tidak langsung) dari <text:span text:style-name="Source_20_Text">TObject</text:span> yang sudah memiliki <text:span text:style-name="Source_20_Text">destructor Destroy; virtual;</text:span>, maka di kelas Anda, Anda biasanya <text:span text:style-name="Strong_20_Emphasis">meng-override</text:span> destruktor ini: </text:p>
                <text:p text:style-name="P308">Delphi</text:p>
                <text:p text:style-name="P54"><text:span text:style-name="Source_20_Text">type</text:span></text:p>
                <text:p text:style-name="P54"><text:span text:style-name="Source_20_Text"><text:s text:c="2"/>TMyClass = class(TObject)</text:span></text:p>
                <text:p text:style-name="P54"><text:span text:style-name="Source_20_Text"><text:s text:c="4"/>// ... fields, constructor, methods ...</text:span></text:p>
                <text:p text:style-name="P54"><text:span text:style-name="Source_20_Text"><text:s text:c="2"/>public</text:span></text:p>
                <text:p text:style-name="P54"><text:span text:style-name="Source_20_Text"><text:s text:c="4"/>destructor Destroy; override; // Override destruktor TObject</text:span></text:p>
                <text:p text:style-name="P132"><text:span text:style-name="Source_20_Text"><text:s text:c="2"/>end;</text:span></text:p>
                <text:p text:style-name="P572">Destruktor biasanya tidak memiliki parameter. </text:p>
              </text:list-item>
              <text:list-item>
                <text:p text:style-name="P572"><text:span text:style-name="Strong_20_Emphasis">Pemanggilan (Tidak Langsung via </text:span><text:span text:style-name="Strong_20_Emphasis"><text:span text:style-name="Source_20_Text">Free</text:span></text:span><text:span text:style-name="Strong_20_Emphasis">):</text:span> Berbeda dengan konstruktor, Anda <text:span text:style-name="Strong_20_Emphasis">sangat tidak disarankan</text:span> memanggil <text:span text:style-name="Source_20_Text">Destroy</text:span> secara langsung (<text:span text:style-name="Source_20_Text">Objek.Destroy;</text:span>). Mengapa? Karena <text:span text:style-name="Source_20_Text">Destroy</text:span> hanya melakukan cleanup, ia <text:span text:style-name="Emphasis">tidak</text:span> memeriksa apakah referensi objek <text:span text:style-name="Source_20_Text">nil</text:span> dan <text:span text:style-name="Emphasis">tidak</text:span> membebaskan memori objek itu sendiri. Pemanggilan langsung <text:span text:style-name="Source_20_Text">Destroy</text:span> pada referensi <text:span text:style-name="Source_20_Text">nil</text:span> akan menyebabkan error, dan memanggilnya tanpa diikuti dealokasi memori menyebabkan kebocoran. Pemanggilan <text:span text:style-name="Source_20_Text">Destroy</text:span> terjadi secara <text:span text:style-name="Strong_20_Emphasis">implisit</text:span> ketika Anda memanggil metode <text:span text:style-name="Source_20_Text">Free</text:span>. </text:p>
              </text:list-item>
              <text:list-item>
                <text:p text:style-name="P572"><text:span text:style-name="Strong_20_Emphasis">Penting dalam Pewarisan (</text:span><text:span text:style-name="Strong_20_Emphasis"><text:span text:style-name="Source_20_Text">inherited Destroy</text:span></text:span><text:span text:style-name="Strong_20_Emphasis">):</text:span> Ketika Anda meng-override destruktor di kelas turunan, Anda <text:span text:style-name="Strong_20_Emphasis">wajib</text:span> memanggil destruktor kelas induk sebagai <text:span text:style-name="Strong_20_Emphasis">langkah terakhir</text:span> di dalam implementasi destruktor turunan. Ini memastikan kelas turunan membersihkan sumber dayanya <text:span text:style-name="Emphasis">terlebih dahulu</text:span>, baru kemudian kelas induk membersihkan bagiannya. </text:p>
                <text:p text:style-name="P308">Delphi</text:p>
                <text:p text:style-name="P54"><text:span text:style-name="Source_20_Text">destructor TDerivedClass.Destroy;</text:span></text:p>
                <text:p text:style-name="P54"><text:span text:style-name="Source_20_Text">begin</text:span></text:p>
                <text:p text:style-name="P54"><text:span text:style-name="Source_20_Text"><text:s text:c="2"/>// Lakukan cleanup spesifik TDerivedClass di sini PERTAMA!</text:span></text:p>
                <text:p text:style-name="P54"><text:span text:style-name="Source_20_Text"><text:s text:c="2"/>Self.FInternalObject.Free;</text:span></text:p>
                <text:p text:style-name="P54"><text:span text:style-name="Source_20_Text"><text:s text:c="2"/>// ...</text:span></text:p>
                <text:p text:style-name="P54"><text:span text:style-name="Source_20_Text"><text:s text:c="2"/>inherited Destroy; // Panggil TBaseClass.Destroy TERAKHIR!</text:span></text:p>
                <text:p text:style-name="P132"><text:span text:style-name="Source_20_Text">end;</text:span></text:p>
              </text:list-item>
            </text:list>
            <text:p text:style-name="Text_20_body"><text:span text:style-name="Strong_20_Emphasis">3. Metode </text:span><text:span text:style-name="Strong_20_Emphasis"><text:span text:style-name="Source_20_Text">Free</text:span></text:span><text:span text:style-name="Strong_20_Emphasis"> (Cara Aman Menghancurkan Objek)</text:span></text:p>
            <text:list xml:id="list346166161447481218" text:style-name="L152">
              <text:list-item>
                <text:p text:style-name="P573"><text:span text:style-name="Strong_20_Emphasis">Tujuan:</text:span> <text:span text:style-name="Source_20_Text">Free</text:span> adalah metode standar (diwarisi dari <text:span text:style-name="Source_20_Text">TObject</text:span>) yang merupakan cara <text:span text:style-name="Strong_20_Emphasis">paling aman dan direkomendasikan</text:span> untuk menghancurkan instance kelas dan membebaskan memorinya. </text:p>
              </text:list-item>
              <text:list-item>
                <text:p text:style-name="P573"><text:span text:style-name="Strong_20_Emphasis">Mekanisme:</text:span> Memanggil <text:span text:style-name="Source_20_Text">Instance.Free;</text:span> melakukan hal berikut: </text:p>
                <text:list>
                  <text:list-item>
                    <text:p text:style-name="P573"><text:span text:style-name="Strong_20_Emphasis">Pemeriksaan </text:span><text:span text:style-name="Strong_20_Emphasis"><text:span text:style-name="Source_20_Text">nil</text:span></text:span><text:span text:style-name="Strong_20_Emphasis">:</text:span> Ia memeriksa apakah <text:span text:style-name="Source_20_Text">Instance</text:span> saat ini <text:span text:style-name="Source_20_Text">nil</text:span>. Jika ya, ia tidak melakukan apa-apa (aman). </text:p>
                  </text:list-item>
                  <text:list-item>
                    <text:p text:style-name="P573"><text:span text:style-name="Strong_20_Emphasis">Memanggil </text:span><text:span text:style-name="Strong_20_Emphasis"><text:span text:style-name="Source_20_Text">Destroy</text:span></text:span><text:span text:style-name="Strong_20_Emphasis">:</text:span> Jika <text:span text:style-name="Source_20_Text">Instance</text:span> tidak <text:span text:style-name="Source_20_Text">nil</text:span>, ia akan memanggil metode <text:span text:style-name="Source_20_Text">Destroy</text:span> (virtual) dari objek tersebut. Ini akan memicu rantai pemanggilan <text:span text:style-name="Source_20_Text">Destroy</text:span> dari kelas turunan ke kelas induk (jika <text:span text:style-name="Source_20_Text">inherited Destroy</text:span> dipanggil dengan benar). </text:p>
                  </text:list-item>
                  <text:list-item>
                    <text:p text:style-name="P573"><text:span text:style-name="Strong_20_Emphasis">Dealokasi Memori:</text:span> Setelah <text:span text:style-name="Source_20_Text">Destroy</text:span> selesai, mekanisme internal (biasanya melalui metode <text:span text:style-name="Source_20_Text">_Cleanup</text:span> <text:span text:style-name="Source_20_Text">TObject</text:span>) akan membebaskan memori heap yang ditempati oleh objek tersebut. </text:p>
                  </text:list-item>
                </text:list>
              </text:list-item>
              <text:list-item>
                <text:p text:style-name="P309"><text:span text:style-name="Strong_20_Emphasis">Idiom Fundamental:</text:span> Pasangan <text:span text:style-name="Source_20_Text">Instance := TClassName.Create(...);</text:span> dan <text:span text:style-name="Source_20_Text">Instance.Free;</text:span> adalah idiom dasar untuk manajemen lifetime objek kelas di FPC. Selalu gunakan <text:span text:style-name="Source_20_Text">Free</text:span>, jangan panggil <text:span text:style-name="Source_20_Text">Destroy</text:span> secara langsung. </text:p>
              </text:list-item>
            </text:list>
            <text:p text:style-name="Text_20_body">Dengan memahami peran konstruktor (<text:span text:style-name="Source_20_Text">Create</text:span>) untuk inisialisasi dan destruktor (<text:span text:style-name="Source_20_Text">Destroy</text:span>) untuk cleanup, serta menggunakan <text:span text:style-name="Source_20_Text">Free</text:span> untuk penghancuran yang aman, Anda dapat mengelola siklus hidup objek kelas dalam hierarki pewarisan secara benar dan menghindari kebocoran memori atau sumber daya di aplikasi Free Pascal Anda.</text:p>
          </text:section>
          <text:section text:style-name="Sect1" text:name="feedback-form-82">
            <text:p text:style-name="P443"/>
          </text:section>
        </text:section>
        <text:section text:style-name="Sect1" text:name="1b5e66b9bf3f433a">
          <text:p text:style-name="Text_20_body"/>
          <text:section text:style-name="Sect1" text:name="user-query-content-83">
            <text:p text:style-name="P705">yax </text:p>
          </text:section>
          <text:p text:style-name="P443">Tampilkan alur berpikir</text:p>
          <text:section text:style-name="Sect2" text:name="model-response-message-contentr_1b5e66b9bf3f433a">
            <text:p text:style-name="Text_20_body">Baik, saya akan melanjutkan dengan jawaban untuk prompt <text:span text:style-name="Strong_20_Emphasis">Sub-bab 10.2: Mekanisme Pewarisan (</text:span><text:span text:style-name="Strong_20_Emphasis"><text:span text:style-name="Source_20_Text">class(ParentClass)</text:span></text:span><text:span text:style-name="Strong_20_Emphasis">)</text:span>.</text:p>
            <text:p text:style-name="Horizontal_20_Line"/>
            <text:p text:style-name="Text_20_body"><text:span text:style-name="Strong_20_Emphasis">(Jawaban untuk Prompt Sub-bab 10.2)</text:span></text:p>
            <text:h text:style-name="Heading_20_3" text:outline-level="3">10.2 Mekanisme Pewarisan (<text:span text:style-name="Source_20_Text">class(ParentClass)</text:span>)</text:h>
            <text:p text:style-name="Text_20_body">Pewarisan (Inheritance) adalah salah satu konsep inti yang mendefinisikan Pemrograman Berorientasi Objek (OOP). Ini adalah mekanisme yang memungkinkan Anda membuat <text:span text:style-name="Strong_20_Emphasis">kelas baru</text:span> (disebut kelas turunan, kelas anak, atau <text:span text:style-name="Emphasis">subclass</text:span>) yang didasarkan pada <text:span text:style-name="Strong_20_Emphasis">kelas yang sudah ada</text:span> (disebut kelas induk, kelas basis, atau <text:span text:style-name="Emphasis">superclass</text:span>). Pewarisan memodelkan hubungan <text:span text:style-name="Strong_20_Emphasis">"is-a"</text:span> (adalah sebuah/sejenis): misalnya, <text:span text:style-name="Source_20_Text">Anjing</text:span> <text:span text:style-name="Emphasis">adalah sejenis</text:span> <text:span text:style-name="Source_20_Text">Hewan</text:span>, <text:span text:style-name="Source_20_Text">TombolOK</text:span> <text:span text:style-name="Emphasis">adalah sejenis</text:span> <text:span text:style-name="Source_20_Text">Tombol</text:span>.</text:p>
            <text:p text:style-name="Text_20_body"><text:span text:style-name="Strong_20_Emphasis">Manfaat Utama: Reuse dan Spesialisasi</text:span></text:p>
            <text:p text:style-name="Text_20_body">Tujuan utama pewarisan adalah <text:span text:style-name="Strong_20_Emphasis">penggunaan kembali kode (code reuse)</text:span> dan <text:span text:style-name="Strong_20_Emphasis">ekstensibilitas</text:span>. Kelas turunan secara otomatis <text:span text:style-name="Emphasis">mewarisi</text:span> (memiliki akses ke) anggota—yaitu fields, methods, dan properties—yang didefinisikan di kelas induknya (sesuai aturan visibilitas). Kelas turunan kemudian dapat:</text:p>
            <text:list xml:id="list7802582661791487196" text:style-name="L153">
              <text:list-item>
                <text:p text:style-name="P574"><text:span text:style-name="Strong_20_Emphasis">Menggunakan anggota warisan</text:span> apa adanya. </text:p>
              </text:list-item>
              <text:list-item>
                <text:p text:style-name="P574"><text:span text:style-name="Strong_20_Emphasis">Menambahkan field, method, atau property baru</text:span> yang spesifik untuk kelas turunan tersebut. </text:p>
              </text:list-item>
              <text:list-item>
                <text:p text:style-name="P310"><text:span text:style-name="Strong_20_Emphasis">Mengubah (meng-override)</text:span> implementasi method yang diwarisi untuk memberikan perilaku yang lebih spesifik (akan dibahas lebih detail pada <text:span text:style-name="Source_20_Text">virtual</text:span>/<text:span text:style-name="Source_20_Text">override</text:span>). </text:p>
              </text:list-item>
            </text:list>
            <text:p text:style-name="Text_20_body"><text:span text:style-name="Strong_20_Emphasis">Sintaks Deklarasi Pewarisan:</text:span></text:p>
            <text:p text:style-name="Text_20_body">Untuk mendeklarasikan sebuah kelas yang mewarisi dari kelas lain di Free Pascal, Anda cukup menuliskan nama kelas induk di dalam tanda kurung <text:span text:style-name="Source_20_Text">()</text:span> setelah kata kunci <text:span text:style-name="Source_20_Text">class</text:span> pada deklarasi kelas turunan:</text:p>
            <text:p text:style-name="Text_20_body">Delphi</text:p>
            <text:p text:style-name="Preformatted_20_Text"><text:span text:style-name="Source_20_Text">type</text:span></text:p>
            <text:p text:style-name="Preformatted_20_Text"><text:span text:style-name="Source_20_Text"><text:s text:c="2"/>// Kelas Induk (Base Class)</text:span></text:p>
            <text:p text:style-name="Preformatted_20_Text"><text:span text:style-name="Source_20_Text"><text:s text:c="2"/>TKendaraan = class</text:span></text:p>
            <text:p text:style-name="Preformatted_20_Text"><text:span text:style-name="Source_20_Text"><text:s text:c="2"/>protected</text:span></text:p>
            <text:p text:style-name="Preformatted_20_Text"><text:span text:style-name="Source_20_Text"><text:s text:c="4"/>FKecepatan: Integer;</text:span></text:p>
            <text:p text:style-name="Preformatted_20_Text"><text:span text:style-name="Source_20_Text"><text:s text:c="2"/>public</text:span></text:p>
            <text:p text:style-name="Preformatted_20_Text"><text:span text:style-name="Source_20_Text"><text:s text:c="4"/>constructor Create;</text:span></text:p>
            <text:p text:style-name="Preformatted_20_Text"><text:span text:style-name="Source_20_Text"><text:s text:c="4"/>procedure Akselerasi(TambahKecepatan: Integer);</text:span></text:p>
            <text:p text:style-name="Preformatted_20_Text"><text:span text:style-name="Source_20_Text"><text:s text:c="4"/>function GetKecepatan: Integer;</text:span></text:p>
            <text:p text:style-name="Preformatted_20_Text"><text:span text:style-name="Source_20_Text"><text:s text:c="4"/>property Kecepatan: Integer read GetKecepatan;</text:span></text:p>
            <text:p text:style-name="Preformatted_20_Text"><text:span text:style-name="Source_20_Text"><text:s text:c="2"/>end;</text:span></text:p>
            <text:p text:style-name="Preformatted_20_Text"/>
            <text:p text:style-name="Preformatted_20_Text"><text:span text:style-name="Source_20_Text"><text:s text:c="2"/>// Kelas Turunan (Derived Class) mewarisi dari TKendaraan</text:span></text:p>
            <text:p text:style-name="Preformatted_20_Text"><text:span text:style-name="Source_20_Text"><text:s text:c="2"/>TMobil = class(TKendaraan) // &lt;- Sintaks pewarisan</text:span></text:p>
            <text:p text:style-name="Preformatted_20_Text"><text:span text:style-name="Source_20_Text"><text:s text:c="2"/>private</text:span></text:p>
            <text:p text:style-name="Preformatted_20_Text"><text:span text:style-name="Source_20_Text"><text:s text:c="4"/>FJumlahPintu: Integer;</text:span></text:p>
            <text:p text:style-name="Preformatted_20_Text"><text:span text:style-name="Source_20_Text"><text:s text:c="2"/>public</text:span></text:p>
            <text:p text:style-name="Preformatted_20_Text"><text:span text:style-name="Source_20_Text"><text:s text:c="4"/>constructor Create(JumlahPintuAwal: Integer);</text:span></text:p>
            <text:p text:style-name="Preformatted_20_Text"><text:span text:style-name="Source_20_Text"><text:s text:c="4"/>procedure Klakson; // Method baru spesifik untuk Mobil</text:span></text:p>
            <text:p text:style-name="Preformatted_20_Text"><text:span text:style-name="Source_20_Text"><text:s text:c="4"/>property JumlahPintu: Integer read FJumlahPintu;</text:span></text:p>
            <text:p text:style-name="Preformatted_20_Text"><text:span text:style-name="Source_20_Text"><text:s text:c="2"/>end;</text:span></text:p>
            <text:p text:style-name="Preformatted_20_Text"/>
            <text:p text:style-name="Preformatted_20_Text"><text:span text:style-name="Source_20_Text">// Implementasi...</text:span></text:p>
            <text:p text:style-name="Preformatted_20_Text"><text:span text:style-name="Source_20_Text">implementation</text:span></text:p>
            <text:p text:style-name="Preformatted_20_Text"/>
            <text:p text:style-name="Preformatted_20_Text"><text:span text:style-name="Source_20_Text">constructor TKendaraan.Create;</text:span></text:p>
            <text:p text:style-name="Preformatted_20_Text"><text:span text:style-name="Source_20_Text">begin</text:span></text:p>
            <text:p text:style-name="Preformatted_20_Text"><text:span text:style-name="Source_20_Text"><text:s text:c="2"/>FKecepatan := 0;</text:span></text:p>
            <text:p text:style-name="Preformatted_20_Text"><text:span text:style-name="Source_20_Text">end;</text:span></text:p>
            <text:p text:style-name="Preformatted_20_Text"/>
            <text:p text:style-name="Preformatted_20_Text"><text:span text:style-name="Source_20_Text">procedure TKendaraan.Akselerasi(TambahKecepatan: Integer);</text:span></text:p>
            <text:p text:style-name="Preformatted_20_Text"><text:span text:style-name="Source_20_Text">begin</text:span></text:p>
            <text:p text:style-name="Preformatted_20_Text"><text:span text:style-name="Source_20_Text"><text:s text:c="2"/>FKecepatan := FKecepatan + TambahKecepatan;</text:span></text:p>
            <text:p text:style-name="Preformatted_20_Text"><text:span text:style-name="Source_20_Text">end;</text:span></text:p>
            <text:p text:style-name="Preformatted_20_Text"/>
            <text:p text:style-name="Preformatted_20_Text"><text:span text:style-name="Source_20_Text">function TKendaraan.GetKecepatan: Integer;</text:span></text:p>
            <text:p text:style-name="Preformatted_20_Text"><text:span text:style-name="Source_20_Text">begin</text:span></text:p>
            <text:p text:style-name="Preformatted_20_Text"><text:span text:style-name="Source_20_Text"><text:s text:c="2"/>Result := FKecepatan;</text:span></text:p>
            <text:p text:style-name="Preformatted_20_Text"><text:span text:style-name="Source_20_Text">end;</text:span></text:p>
            <text:p text:style-name="Preformatted_20_Text"/>
            <text:p text:style-name="Preformatted_20_Text"><text:span text:style-name="Source_20_Text">constructor TMobil.Create(JumlahPintuAwal: Integer);</text:span></text:p>
            <text:p text:style-name="Preformatted_20_Text"><text:span text:style-name="Source_20_Text">begin</text:span></text:p>
            <text:p text:style-name="Preformatted_20_Text"><text:span text:style-name="Source_20_Text"><text:s text:c="2"/>inherited Create; // Panggil konstruktor TKendaraan (Penting!)</text:span></text:p>
            <text:p text:style-name="Preformatted_20_Text"><text:span text:style-name="Source_20_Text"><text:s text:c="2"/>FJumlahPintu := JumlahPintuAwal;</text:span></text:p>
            <text:p text:style-name="Preformatted_20_Text"><text:span text:style-name="Source_20_Text">end;</text:span></text:p>
            <text:p text:style-name="Preformatted_20_Text"/>
            <text:p text:style-name="Preformatted_20_Text"><text:span text:style-name="Source_20_Text">procedure TMobil.Klakson;</text:span></text:p>
            <text:p text:style-name="Preformatted_20_Text"><text:span text:style-name="Source_20_Text">begin</text:span></text:p>
            <text:p text:style-name="Preformatted_20_Text"><text:span text:style-name="Source_20_Text"><text:s text:c="2"/>WriteLn('Tiin tiin!');</text:span></text:p>
            <text:p text:style-name="Preformatted_20_Text"><text:span text:style-name="Source_20_Text">end;</text:span></text:p>
            <text:p text:style-name="Preformatted_20_Text"/>
            <text:p text:style-name="P77"><text:span text:style-name="Source_20_Text">end.</text:span></text:p>
            <text:p text:style-name="Text_20_body">Dalam contoh ini, <text:span text:style-name="Source_20_Text">TMobil</text:span> mewarisi field <text:span text:style-name="Source_20_Text">FKecepatan</text:span>, konstruktor <text:span text:style-name="Source_20_Text">Create</text:span> (yang dipanggil via <text:span text:style-name="Source_20_Text">inherited</text:span>), metode <text:span text:style-name="Source_20_Text">Akselerasi</text:span>, dan properti <text:span text:style-name="Source_20_Text">Kecepatan</text:span> dari <text:span text:style-name="Source_20_Text">TKendaraan</text:span>. <text:span text:style-name="Source_20_Text">TMobil</text:span> juga menambahkan field <text:span text:style-name="Source_20_Text">FJumlahPintu</text:span> dan metode <text:span text:style-name="Source_20_Text">Klakson</text:span> sendiri.</text:p>
            <text:p text:style-name="Text_20_body"><text:span text:style-name="Strong_20_Emphasis">Apa yang Diwarisi? (Aturan Visibilitas)</text:span></text:p>
            <text:p text:style-name="Text_20_body">Kelas turunan mewarisi <text:span text:style-name="Emphasis">semua</text:span> anggota dari kelas induknya, tetapi <text:span text:style-name="Emphasis">aksesibilitasnya</text:span> dari dalam kelas turunan atau dari luar mengikuti aturan visibilitas asli yang didefinisikan di kelas induk:</text:p>
            <text:list xml:id="list6930146439844849805" text:style-name="L154">
              <text:list-item>
                <text:p text:style-name="P575">Anggota <text:span text:style-name="Source_20_Text">public</text:span>, <text:span text:style-name="Source_20_Text">protected</text:span>, dan <text:span text:style-name="Source_20_Text">published</text:span> dari kelas induk dapat diakses oleh metode di kelas turunan. </text:p>
              </text:list-item>
              <text:list-item>
                <text:p text:style-name="P311">Anggota <text:span text:style-name="Source_20_Text">private</text:span> (atau <text:span text:style-name="Source_20_Text">strict private</text:span>) dari kelas induk <text:span text:style-name="Strong_20_Emphasis">tidak dapat diakses secara langsung</text:span> oleh metode di kelas turunan. Mereka tetap ada sebagai bagian dari objek, tetapi tersembunyi. </text:p>
              </text:list-item>
            </text:list>
            <text:p text:style-name="Text_20_body"><text:span text:style-name="Strong_20_Emphasis">Pewarisan Tunggal (Single Inheritance)</text:span></text:p>
            <text:p text:style-name="Text_20_body">Free Pascal (seperti Delphi dan Java, tetapi berbeda dari C++) hanya mendukung <text:span text:style-name="Strong_20_Emphasis">pewarisan tunggal</text:span> untuk kelas. Artinya, sebuah kelas hanya dapat memiliki <text:span text:style-name="Strong_20_Emphasis">satu kelas induk langsung</text:span>. Anda tidak bisa menulis <text:span text:style-name="Source_20_Text">TMyClass = class(TParent1, TParent2)</text:span>. Namun, pewarisan dapat membentuk <text:span text:style-name="Strong_20_Emphasis">rantai</text:span> (hierarki): <text:span text:style-name="Source_20_Text">TPanel = class(TControl)</text:span> dan <text:span text:style-name="Source_20_Text">TControl = class(TComponent)</text:span>, sehingga <text:span text:style-name="Source_20_Text">TPanel</text:span> mewarisi anggota dari <text:span text:style-name="Source_20_Text">TControl</text:span> dan <text:span text:style-name="Source_20_Text">TComponent</text:span>.</text:p>
            <text:p text:style-name="Text_20_body"><text:span text:style-name="Strong_20_Emphasis"><text:span text:style-name="Source_20_Text">TObject</text:span></text:span><text:span text:style-name="Strong_20_Emphasis">: Kelas Dasar Universal</text:span></text:p>
            <text:p text:style-name="Text_20_body">Hampir setiap kelas yang Anda definisikan di Free Pascal (terutama dalam mode <text:span text:style-name="Source_20_Text">{$MODE OBJFPC}</text:span> atau <text:span text:style-name="Source_20_Text">{$MODE DELPHI}</text:span>) secara otomatis, baik langsung maupun tidak langsung, merupakan turunan dari kelas dasar universal bernama <text:span text:style-name="Strong_20_Emphasis"><text:span text:style-name="Source_20_Text">TObject</text:span></text:span> (didefinisikan di unit <text:span text:style-name="Source_20_Text">System</text:span>). Jika Anda mendeklarasikan kelas tanpa menentukan kelas induk:</text:p>
            <text:p text:style-name="Text_20_body">Delphi</text:p>
            <text:p text:style-name="Preformatted_20_Text"><text:span text:style-name="Source_20_Text">type</text:span></text:p>
            <text:p text:style-name="Preformatted_20_Text"><text:span text:style-name="Source_20_Text"><text:s text:c="2"/>TMyBaseClass = class // Tidak ada (Induk)</text:span></text:p>
            <text:p text:style-name="Preformatted_20_Text"><text:span text:style-name="Source_20_Text"><text:s text:c="2"/>// ...</text:span></text:p>
            <text:p text:style-name="P77"><text:span text:style-name="Source_20_Text"><text:s text:c="2"/>end;</text:span></text:p>
            <text:p text:style-name="Text_20_body">kompiler secara implisit membuatnya mewarisi dari <text:span text:style-name="Source_20_Text">TObject</text:span>. Kelas <text:span text:style-name="Source_20_Text">TObject</text:span> menyediakan fungsionalitas dasar yang sangat penting untuk semua objek, termasuk:</text:p>
            <text:list xml:id="list2471622091948000099" text:style-name="L155">
              <text:list-item>
                <text:p text:style-name="P576">Konstruktor dasar (<text:span text:style-name="Source_20_Text">Create</text:span>). </text:p>
              </text:list-item>
              <text:list-item>
                <text:p text:style-name="P576">Destruktor virtual (<text:span text:style-name="Source_20_Text">Destroy</text:span>). </text:p>
              </text:list-item>
              <text:list-item>
                <text:p text:style-name="P576">Metode <text:span text:style-name="Source_20_Text">Free</text:span> untuk penghancuran objek yang aman. </text:p>
              </text:list-item>
              <text:list-item>
                <text:p text:style-name="P312">Metode untuk informasi tipe dasar (<text:span text:style-name="Source_20_Text">ClassName</text:span>, <text:span text:style-name="Source_20_Text">InstanceSize</text:span>, dll.). </text:p>
              </text:list-item>
            </text:list>
            <text:p text:style-name="Text_20_body">Ini berarti semua kelas Anda secara otomatis mendapatkan kemampuan dasar ini, termasuk destruktor virtual <text:span text:style-name="Source_20_Text">Destroy</text:span> yang penting untuk di-override saat Anda perlu melakukan cleanup.</text:p>
            <text:p text:style-name="Text_20_body">Mekanisme pewarisan adalah fondasi untuk membangun hierarki kelas yang terstruktur, memungkinkan penggunaan kembali kode dan spesialisasi perilaku dalam paradigma OOP.</text:p>
          </text:section>
          <text:section text:style-name="Sect1" text:name="feedback-form-83">
            <text:p text:style-name="P443"><text:soft-page-break/></text:p>
          </text:section>
        </text:section>
        <text:section text:style-name="Sect1" text:name="fc70b80eb02f4a8f">
          <text:p text:style-name="Text_20_body"/>
          <text:section text:style-name="Sect1" text:name="user-query-content-84">
            <text:p text:style-name="P705">yax </text:p>
          </text:section>
          <text:p text:style-name="P443">Tampilkan alur berpikir</text:p>
          <text:section text:style-name="Sect2" text:name="model-response-message-contentr_fc70b80eb02f4a8f">
            <text:p text:style-name="Text_20_body">Baik, saya akan melanjutkan dengan jawaban untuk prompt <text:span text:style-name="Strong_20_Emphasis">Sub-bab 10.3: Peran Krusial Kata Kunci </text:span><text:span text:style-name="Strong_20_Emphasis"><text:span text:style-name="Source_20_Text">inherited</text:span></text:span>.</text:p>
            <text:p text:style-name="Horizontal_20_Line"/>
            <text:p text:style-name="Text_20_body"><text:span text:style-name="Strong_20_Emphasis">(Jawaban untuk Prompt Sub-bab 10.3)</text:span></text:p>
            <text:h text:style-name="Heading_20_3" text:outline-level="3">10.3 Peran Krusial Kata Kunci <text:span text:style-name="Source_20_Text">inherited</text:span></text:h>
            <text:p text:style-name="Text_20_body">Dalam konteks pewarisan kelas, seringkali kelas turunan perlu berinteraksi dengan implementasi yang ada di kelas induknya. Misalnya, sebuah metode di kelas turunan mungkin ingin menjalankan logika asli dari metode induk sebelum menambahkan perilakunya sendiri, atau konstruktor/destruktor turunan perlu memastikan bagian induknya juga diinisialisasi/dibersihkan. Kata kunci <text:span text:style-name="Strong_20_Emphasis"><text:span text:style-name="Source_20_Text">inherited</text:span></text:span> adalah mekanisme fundamental di Free Pascal untuk memfasilitasi interaksi ini. Tanpa <text:span text:style-name="Source_20_Text">inherited</text:span>, pewarisan akan kehilangan banyak kekuatannya dalam hal reuse dan manajemen siklus hidup yang benar.</text:p>
            <text:p text:style-name="Text_20_body"><text:span text:style-name="Source_20_Text">inherited</text:span> memiliki beberapa penggunaan utama dalam metode kelas turunan:</text:p>
            <text:p text:style-name="Text_20_body"><text:span text:style-name="Strong_20_Emphasis">1. Memanggil Implementasi Metode Induk yang Sama (di-Override)</text:span></text:p>
            <text:list xml:id="list7263962210985322849" text:style-name="L156">
              <text:list-item>
                <text:p text:style-name="P577"><text:span text:style-name="Strong_20_Emphasis">Skenario:</text:span> Ketika Anda mendeklarasikan sebuah metode di kelas turunan dengan direktif <text:span text:style-name="Source_20_Text">override</text:span> untuk menggantikan implementasi metode <text:span text:style-name="Source_20_Text">virtual</text:span> (atau <text:span text:style-name="Source_20_Text">dynamic</text:span>) dari kelas induk, Anda mungkin tidak ingin mengganti <text:span text:style-name="Emphasis">seluruhnya</text:span> logika induk, tetapi hanya ingin <text:span text:style-name="Emphasis">menambah</text:span> atau <text:span text:style-name="Emphasis">memodifikasi</text:span> perilakunya. </text:p>
              </text:list-item>
              <text:list-item>
                <text:p text:style-name="P577"><text:span text:style-name="Strong_20_Emphasis">Sintaks:</text:span> Di dalam implementasi metode turunan yang meng-override, Anda cukup menggunakan pernyataan <text:span text:style-name="Source_20_Text">inherited;</text:span> (tanpa diikuti nama metode). </text:p>
              </text:list-item>
              <text:list-item>
                <text:p text:style-name="P577"><text:span text:style-name="Strong_20_Emphasis">Perilaku:</text:span> Pernyataan <text:span text:style-name="Source_20_Text">inherited;</text:span> ini secara otomatis akan memanggil <text:span text:style-name="Strong_20_Emphasis">implementasi dari metode dengan nama yang sama</text:span> yang ada di <text:span text:style-name="Strong_20_Emphasis">kelas induk langsung (immediate ancestor)</text:span>. </text:p>
              </text:list-item>
              <text:list-item>
                <text:p text:style-name="P577"><text:span text:style-name="Strong_20_Emphasis">Contoh (Melanjutkan </text:span><text:span text:style-name="Strong_20_Emphasis"><text:span text:style-name="Source_20_Text">TAnimal</text:span></text:span><text:span text:style-name="Strong_20_Emphasis">/</text:span><text:span text:style-name="Strong_20_Emphasis"><text:span text:style-name="Source_20_Text">TDog</text:span></text:span><text:span text:style-name="Strong_20_Emphasis">):</text:span> Misalkan <text:span text:style-name="Source_20_Text">TAnimal.Speak</text:span> adalah <text:span text:style-name="Source_20_Text">virtual</text:span>. </text:p>
                <text:p text:style-name="P313">Delphi</text:p>
                <text:p text:style-name="P55"><text:span text:style-name="Source_20_Text">procedure TAnimal.Speak; virtual; // Deklarasi di TAnimal</text:span></text:p>
                <text:p text:style-name="P55"><text:span text:style-name="Source_20_Text">begin</text:span></text:p>
                <text:p text:style-name="P55"><text:span text:style-name="Source_20_Text"><text:s text:c="2"/>WriteLn(FName, ' makes a generic animal sound.');</text:span></text:p>
                <text:p text:style-name="P55"><text:span text:style-name="Source_20_Text">end;</text:span></text:p>
                <text:p text:style-name="P55"/>
                <text:p text:style-name="P55"><text:span text:style-name="Source_20_Text">procedure TDog.Speak; override; // Override di TDog</text:span></text:p>
                <text:p text:style-name="P55"><text:span text:style-name="Source_20_Text">begin</text:span></text:p>
                <text:p text:style-name="P55"><text:span text:style-name="Source_20_Text"><text:s text:c="2"/>// Pertama, panggil implementasi TAnimal.Speak</text:span></text:p>
                <text:p text:style-name="P55"><text:soft-page-break/><text:span text:style-name="Source_20_Text"><text:s text:c="2"/>inherited; // &lt;--- Memanggil TAnimal.Speak</text:span></text:p>
                <text:p text:style-name="P55"/>
                <text:p text:style-name="P55"><text:span text:style-name="Source_20_Text"><text:s text:c="2"/>// Kemudian, tambahkan perilaku spesifik TDog</text:span></text:p>
                <text:p text:style-name="P55"><text:span text:style-name="Source_20_Text"><text:s text:c="2"/>WriteLn(' -&gt; Specifically, it barks!');</text:span></text:p>
                <text:p text:style-name="P133"><text:span text:style-name="Source_20_Text">end;</text:span></text:p>
                <text:p text:style-name="P313">Jika Anda memanggil <text:span text:style-name="Source_20_Text">MyDog.Speak</text:span>, outputnya akan mencakup <text:span text:style-name="Emphasis">kedua</text:span> pesan, menunjukkan bahwa logika induk dieksekusi terlebih dahulu berkat <text:span text:style-name="Source_20_Text">inherited;</text:span>. </text:p>
              </text:list-item>
            </text:list>
            <text:p text:style-name="Text_20_body"><text:span text:style-name="Strong_20_Emphasis">2. Memanggil Konstruktor dan Destruktor Induk</text:span></text:p>
            <text:list xml:id="list835918201800375252" text:style-name="L157">
              <text:list-item>
                <text:p text:style-name="P578"><text:span text:style-name="Strong_20_Emphasis">Skenario:</text:span> Ini adalah penggunaan <text:span text:style-name="Source_20_Text">inherited</text:span> yang <text:span text:style-name="Strong_20_Emphasis">paling penting dan wajib</text:span> dalam OOP FPC. Setiap kelas turunan bertanggung jawab untuk memastikan bagian induk dari objek diinisialisasi dan dibersihkan dengan benar. </text:p>
              </text:list-item>
              <text:list-item>
                <text:p text:style-name="P578"><text:span text:style-name="Strong_20_Emphasis">Sintaks Konstruktor:</text:span> Di dalam implementasi <text:span text:style-name="Source_20_Text">constructor</text:span> kelas turunan, panggil konstruktor induk (biasanya <text:span text:style-name="Source_20_Text">Create</text:span>) menggunakan <text:span text:style-name="Source_20_Text">inherited Create(ParameterInduk...);</text:span>. Ini <text:span text:style-name="Strong_20_Emphasis">harus menjadi pernyataan pertama</text:span> (atau salah satu yang paling awal) dalam konstruktor turunan. </text:p>
                <text:p text:style-name="P314">Delphi</text:p>
                <text:p text:style-name="P56"><text:span text:style-name="Source_20_Text">constructor TDerived.Create(ParamDerived: TipeDerived; ParamInduk: TipeInduk);</text:span></text:p>
                <text:p text:style-name="P56"><text:span text:style-name="Source_20_Text">begin</text:span></text:p>
                <text:p text:style-name="P56"><text:span text:style-name="Source_20_Text"><text:s text:c="2"/>inherited Create(ParamInduk); // Panggil TBase.Create SEBELUM inisialisasi turunan</text:span></text:p>
                <text:p text:style-name="P56"><text:span text:style-name="Source_20_Text"><text:s text:c="2"/>Self.FFieldDerived := ParamDerived;</text:span></text:p>
                <text:p text:style-name="P56"><text:span text:style-name="Source_20_Text"><text:s text:c="2"/>// ... inisialisasi TDerived lainnya ...</text:span></text:p>
                <text:p text:style-name="P134"><text:span text:style-name="Source_20_Text">end;</text:span></text:p>
              </text:list-item>
              <text:list-item>
                <text:p text:style-name="P578"><text:span text:style-name="Strong_20_Emphasis">Sintaks Destruktor:</text:span> Di dalam implementasi <text:span text:style-name="Source_20_Text">destructor Destroy; override;</text:span> kelas turunan, panggil destruktor induk menggunakan <text:span text:style-name="Source_20_Text">inherited Destroy;</text:span>. Ini <text:span text:style-name="Strong_20_Emphasis">harus menjadi pernyataan terakhir</text:span> dalam destruktor turunan, setelah semua cleanup spesifik kelas turunan selesai. </text:p>
                <text:p text:style-name="P314">Delphi</text:p>
                <text:p text:style-name="P56"><text:span text:style-name="Source_20_Text">destructor TDerived.Destroy;</text:span></text:p>
                <text:p text:style-name="P56"><text:span text:style-name="Source_20_Text">begin</text:span></text:p>
                <text:p text:style-name="P56"><text:span text:style-name="Source_20_Text"><text:s text:c="2"/>// Lakukan cleanup spesifik TDerived SEBELUM memanggil induk</text:span></text:p>
                <text:p text:style-name="P56"><text:span text:style-name="Source_20_Text"><text:s text:c="2"/>Self.FInternalObject.Free;</text:span></text:p>
                <text:p text:style-name="P56"><text:span text:style-name="Source_20_Text"><text:s text:c="2"/>// ... cleanup TDerived lainnya ...</text:span></text:p>
                <text:p text:style-name="P56"><text:span text:style-name="Source_20_Text"><text:s text:c="2"/>inherited Destroy; // Panggil TBase.Destroy TERAKHIR</text:span></text:p>
                <text:p text:style-name="P134"><text:span text:style-name="Source_20_Text">end;</text:span></text:p>
              </text:list-item>
              <text:list-item>
                <text:p text:style-name="P314"><text:span text:style-name="Strong_20_Emphasis">Alasan Urutan:</text:span> Urutan ini (induk dulu di konstruktor, induk terakhir di destruktor) memastikan objek dibangun "dari bawah ke atas" (basis dulu baru turunan) dan dihancurkan "dari atas ke bawah" (turunan dulu baru basis), mencegah akses ke bagian yang belum diinisialisasi atau sudah dibersihkan. </text:p>
              </text:list-item>
            </text:list>
            <text:p text:style-name="Text_20_body"><text:soft-page-break/><text:span text:style-name="Strong_20_Emphasis">3. Memanggil Metode Induk </text:span><text:span text:style-name="Strong_20_Emphasis"><text:span text:style-name="Emphasis">Lain</text:span></text:span><text:span text:style-name="Strong_20_Emphasis"> (Secara Eksplisit)</text:span></text:p>
            <text:list xml:id="list8589958519995958050" text:style-name="L158">
              <text:list-item>
                <text:p text:style-name="P579"><text:span text:style-name="Strong_20_Emphasis">Skenario:</text:span> Terkadang, dari dalam sebuah metode kelas turunan, Anda mungkin perlu memanggil metode <text:span text:style-name="Emphasis">lain</text:span> (yang namanya berbeda atau tidak di-override) yang didefinisikan di kelas induk. </text:p>
              </text:list-item>
              <text:list-item>
                <text:p text:style-name="P579"><text:span text:style-name="Strong_20_Emphasis">Sintaks:</text:span> Anda dapat melakukannya dengan menggunakan <text:span text:style-name="Source_20_Text">inherited</text:span> diikuti oleh <text:span text:style-name="Strong_20_Emphasis">nama metode induk</text:span> yang ingin dipanggil: <text:span text:style-name="Source_20_Text">inherited NamaMetodeInduk(Parameter...);</text:span>. </text:p>
              </text:list-item>
              <text:list-item>
                <text:p text:style-name="P579"><text:span text:style-name="Strong_20_Emphasis">Contoh:</text:span> </text:p>
                <text:p text:style-name="P315">Delphi</text:p>
                <text:p text:style-name="P57"><text:span text:style-name="Source_20_Text">type</text:span></text:p>
                <text:p text:style-name="P57"><text:span text:style-name="Source_20_Text"><text:s text:c="2"/>TBase = class</text:span></text:p>
                <text:p text:style-name="P57"><text:span text:style-name="Source_20_Text"><text:s text:c="2"/>protected</text:span></text:p>
                <text:p text:style-name="P57"><text:span text:style-name="Source_20_Text"><text:s text:c="4"/>procedure SetupHelper(Value: Integer);</text:span></text:p>
                <text:p text:style-name="P57"><text:span text:style-name="Source_20_Text"><text:s text:c="2"/>public</text:span></text:p>
                <text:p text:style-name="P57"><text:span text:style-name="Source_20_Text"><text:s text:c="4"/>procedure Initialize; virtual;</text:span></text:p>
                <text:p text:style-name="P57"><text:span text:style-name="Source_20_Text"><text:s text:c="2"/>end;</text:span></text:p>
                <text:p text:style-name="P57"/>
                <text:p text:style-name="P57"><text:span text:style-name="Source_20_Text"><text:s text:c="2"/>TDerived = class(TBase)</text:span></text:p>
                <text:p text:style-name="P57"><text:span text:style-name="Source_20_Text"><text:s text:c="2"/>public</text:span></text:p>
                <text:p text:style-name="P57"><text:span text:style-name="Source_20_Text"><text:s text:c="4"/>procedure Initialize; override;</text:span></text:p>
                <text:p text:style-name="P57"><text:span text:style-name="Source_20_Text"><text:s text:c="4"/>procedure DoExtraWork;</text:span></text:p>
                <text:p text:style-name="P57"><text:span text:style-name="Source_20_Text"><text:s text:c="2"/>end;</text:span></text:p>
                <text:p text:style-name="P57"/>
                <text:p text:style-name="P57"><text:span text:style-name="Source_20_Text">// ... implementasi TBase ...</text:span></text:p>
                <text:p text:style-name="P57"/>
                <text:p text:style-name="P57"><text:span text:style-name="Source_20_Text">procedure TDerived.Initialize;</text:span></text:p>
                <text:p text:style-name="P57"><text:span text:style-name="Source_20_Text">begin</text:span></text:p>
                <text:p text:style-name="P57"><text:span text:style-name="Source_20_Text"><text:s text:c="2"/>inherited Initialize; // Panggil TBase.Initialize</text:span></text:p>
                <text:p text:style-name="P57"><text:span text:style-name="Source_20_Text"><text:s text:c="2"/>// Lakukan inisialisasi tambahan TDerived...</text:span></text:p>
                <text:p text:style-name="P57"><text:span text:style-name="Source_20_Text">end;</text:span></text:p>
                <text:p text:style-name="P57"/>
                <text:p text:style-name="P57"><text:span text:style-name="Source_20_Text">procedure TDerived.DoExtraWork;</text:span></text:p>
                <text:p text:style-name="P57"><text:span text:style-name="Source_20_Text">begin</text:span></text:p>
                <text:p text:style-name="P57"><text:span text:style-name="Source_20_Text"><text:s text:c="2"/>// Mungkin perlu setup dari induk sebelum kerja ekstra</text:span></text:p>
                <text:p text:style-name="P57"><text:span text:style-name="Source_20_Text"><text:s text:c="2"/>inherited SetupHelper(123); // Memanggil metode protected dari TBase</text:span></text:p>
                <text:p text:style-name="P57"><text:span text:style-name="Source_20_Text"><text:s text:c="2"/>// ... lakukan kerja ekstra ...</text:span></text:p>
                <text:p text:style-name="P135"><text:span text:style-name="Source_20_Text">end;</text:span></text:p>
              </text:list-item>
              <text:list-item>
                <text:p text:style-name="P315"><text:span text:style-name="Strong_20_Emphasis">Catatan:</text:span> Penggunaan <text:span text:style-name="Source_20_Text">inherited NamaMetode;</text:span> ini lebih jarang daripada <text:span text:style-name="Source_20_Text">inherited;</text:span> untuk override atau pemanggilan konstruktor/destruktor. </text:p>
              </text:list-item>
            </text:list>
            <text:p text:style-name="Text_20_body"><text:span text:style-name="Strong_20_Emphasis">Kesimpulan:</text:span></text:p>
            <text:p text:style-name="Text_20_body">Kata kunci <text:span text:style-name="Source_20_Text">inherited</text:span> adalah perekat vital dalam hierarki pewarisan Free Pascal. Ia memungkinkan kelas turunan untuk secara aman dan terstruktur membangun di atas fungsionalitas kelas induknya, baik dengan memperluas metode yang di-override maupun dengan memastikan siklus hidup objek (inisialisasi dan cleanup) berjalan dengan benar melalui pemanggilan konstruktor dan destruktor induk. Memahami dan menggunakan <text:span text:style-name="Source_20_Text">inherited</text:span> dengan tepat adalah kunci untuk memanfaatkan <text:soft-page-break/>pewarisan secara efektif.</text:p>
          </text:section>
          <text:section text:style-name="Sect1" text:name="feedback-form-84">
            <text:p text:style-name="P443"/>
          </text:section>
        </text:section>
        <text:section text:style-name="Sect1" text:name="5af7d8baa4a52380">
          <text:p text:style-name="Text_20_body"/>
          <text:section text:style-name="Sect1" text:name="user-query-content-85">
            <text:p text:style-name="P705">yax </text:p>
          </text:section>
          <text:p text:style-name="P443">Tampilkan alur berpikir</text:p>
          <text:section text:style-name="Sect2" text:name="model-response-message-contentr_5af7d8baa4a52380">
            <text:p text:style-name="Text_20_body">Baik, saya akan melanjutkan dengan jawaban untuk prompt <text:span text:style-name="Strong_20_Emphasis">Sub-bab 10.4: Polimorfisme: Metode </text:span><text:span text:style-name="Strong_20_Emphasis"><text:span text:style-name="Source_20_Text">virtual</text:span></text:span><text:span text:style-name="Strong_20_Emphasis"> dan </text:span><text:span text:style-name="Strong_20_Emphasis"><text:span text:style-name="Source_20_Text">override</text:span></text:span>.</text:p>
            <text:p text:style-name="Horizontal_20_Line"/>
            <text:p text:style-name="Text_20_body"><text:span text:style-name="Strong_20_Emphasis">(Jawaban untuk Prompt Sub-bab 10.4)</text:span></text:p>
            <text:h text:style-name="Heading_20_3" text:outline-level="3">10.4 Polimorfisme: Metode <text:span text:style-name="Source_20_Text">virtual</text:span> dan <text:span text:style-name="Source_20_Text">override</text:span></text:h>
            <text:p text:style-name="Text_20_body">Polimorfisme (dari bahasa Yunani: "banyak bentuk") adalah salah satu konsep paling kuat dalam OOP. Ia memungkinkan Anda memperlakukan objek dari kelas-kelas turunan yang berbeda secara seragam melalui referensi kelas induk, namun mendapatkan perilaku yang spesifik sesuai dengan tipe objek aktual saat runtime. Misalnya, Anda bisa memiliki array berisi berbagai jenis <text:span text:style-name="Source_20_Text">TKendaraan</text:span> (termasuk <text:span text:style-name="Source_20_Text">TMobil</text:span>, <text:span text:style-name="Source_20_Text">T मोटर</text:span>, <text:span text:style-name="Source_20_Text">TBus</text:span>), dan ketika Anda memanggil metode <text:span text:style-name="Source_20_Text">BunyikanKlakson</text:span> pada setiap elemen array, <text:span text:style-name="Source_20_Text">TMobil</text:span> akan membunyikan klakson mobil, <text:span text:style-name="Source_20_Text">T मोटर</text:span> membunyikan klakson motor, dst.</text:p>
            <text:p text:style-name="Text_20_body">Mekanisme utama untuk mencapai polimorfisme perilaku melalui metode di Free Pascal (dan Delphi) adalah melalui penggunaan direktif <text:span text:style-name="Strong_20_Emphasis"><text:span text:style-name="Source_20_Text">virtual</text:span></text:span> dan <text:span text:style-name="Strong_20_Emphasis"><text:span text:style-name="Source_20_Text">override</text:span></text:span>.</text:p>
            <text:p text:style-name="Text_20_body"><text:span text:style-name="Strong_20_Emphasis">1. Metode </text:span><text:span text:style-name="Strong_20_Emphasis"><text:span text:style-name="Source_20_Text">virtual</text:span></text:span><text:span text:style-name="Strong_20_Emphasis"> (di Kelas Induk)</text:span></text:p>
            <text:list xml:id="list326018292745085100" text:style-name="L159">
              <text:list-item>
                <text:p text:style-name="P580"><text:span text:style-name="Strong_20_Emphasis">Tujuan:</text:span> Ketika Anda mendeklarasikan sebuah metode di kelas induk (atau kelas basis), menambahkan direktif <text:span text:style-name="Source_20_Text">virtual;</text:span> setelah deklarasi header menandakan bahwa metode ini <text:span text:style-name="Strong_20_Emphasis">dirancang untuk dapat digantikan (di-override)</text:span> oleh kelas-kelas turunannya. </text:p>
              </text:list-item>
              <text:list-item>
                <text:p text:style-name="P580"><text:span text:style-name="Strong_20_Emphasis">Mekanisme (Late Binding):</text:span> <text:span text:style-name="Source_20_Text">virtual</text:span> memberitahu kompiler untuk menyiapkan mekanisme <text:span text:style-name="Strong_20_Emphasis">late binding</text:span> (atau dynamic dispatch) untuk metode ini. Artinya, ketika metode ini dipanggil melalui referensi kelas (yang bisa menunjuk ke objek induk atau objek turunan), keputusan tentang implementasi <text:span text:style-name="Emphasis">mana</text:span> yang akan dijalankan (versi induk atau versi turunan yang meng-override) akan dibuat pada saat <text:span text:style-name="Strong_20_Emphasis">runtime</text:span>, berdasarkan tipe <text:span text:style-name="Emphasis">aktual</text:span> dari objek yang dirujuk. </text:p>
              </text:list-item>
              <text:list-item>
                <text:p text:style-name="P580"><text:span text:style-name="Strong_20_Emphasis">Sintaks:</text:span> </text:p>
                <text:p text:style-name="P316">Delphi</text:p>
                <text:p text:style-name="P58"><text:span text:style-name="Source_20_Text">type</text:span></text:p>
                <text:p text:style-name="P58"><text:span text:style-name="Source_20_Text"><text:s text:c="2"/>TInduk = class(TObject)</text:span></text:p>
                <text:p text:style-name="P58"><text:span text:style-name="Source_20_Text"><text:s text:c="2"/>public</text:span></text:p>
                <text:p text:style-name="P58"><text:span text:style-name="Source_20_Text"><text:s text:c="4"/>procedure LakukanSesuatu; virtual; // Metode ini bisa di-override</text:span></text:p>
                <text:p text:style-name="P58"><text:soft-page-break/><text:span text:style-name="Source_20_Text"><text:s text:c="4"/>function GetData: string; virtual;</text:span></text:p>
                <text:p text:style-name="P136"><text:span text:style-name="Source_20_Text"><text:s text:c="2"/>end;</text:span></text:p>
              </text:list-item>
            </text:list>
            <text:p text:style-name="Text_20_body"><text:span text:style-name="Strong_20_Emphasis">2. Metode </text:span><text:span text:style-name="Strong_20_Emphasis"><text:span text:style-name="Source_20_Text">override</text:span></text:span><text:span text:style-name="Strong_20_Emphasis"> (di Kelas Turunan)</text:span></text:p>
            <text:list xml:id="list6243175418605990969" text:style-name="L160">
              <text:list-item>
                <text:p text:style-name="P581"><text:span text:style-name="Strong_20_Emphasis">Tujuan:</text:span> Ketika sebuah kelas turunan ingin menyediakan <text:span text:style-name="Strong_20_Emphasis">implementasi spesifiknya sendiri</text:span> untuk sebuah metode <text:span text:style-name="Source_20_Text">virtual</text:span> yang diwarisinya dari kelas induk (atau leluhur mana pun di atasnya dalam hierarki), ia harus mendeklarasikan metode tersebut dengan direktif <text:span text:style-name="Source_20_Text">override;</text:span>. </text:p>
              </text:list-item>
              <text:list-item>
                <text:p text:style-name="P581"><text:span text:style-name="Strong_20_Emphasis">Sintaks:</text:span> </text:p>
                <text:p text:style-name="P317">Delphi</text:p>
                <text:p text:style-name="P59"><text:span text:style-name="Source_20_Text">type</text:span></text:p>
                <text:p text:style-name="P59"><text:span text:style-name="Source_20_Text"><text:s text:c="2"/>TTurunan = class(TInduk)</text:span></text:p>
                <text:p text:style-name="P59"><text:span text:style-name="Source_20_Text"><text:s text:c="2"/>public</text:span></text:p>
                <text:p text:style-name="P59"><text:span text:style-name="Source_20_Text"><text:s text:c="4"/>procedure LakukanSesuatu; override; // Menyediakan implementasi baru untuk LakukanSesuatu</text:span></text:p>
                <text:p text:style-name="P59"><text:span text:style-name="Source_20_Text"><text:s text:c="4"/>function GetData: string; override;</text:span></text:p>
                <text:p text:style-name="P137"><text:span text:style-name="Source_20_Text"><text:s text:c="2"/>end;</text:span></text:p>
              </text:list-item>
              <text:list-item>
                <text:p text:style-name="P581"><text:span text:style-name="Strong_20_Emphasis">Kewajiban Mencocokkan Signature:</text:span> Ini sangat penting. Metode yang menggunakan <text:span text:style-name="Source_20_Text">override</text:span> <text:span text:style-name="Strong_20_Emphasis">harus memiliki nama, jumlah parameter, tipe parameter (dan modenya: </text:span><text:span text:style-name="Strong_20_Emphasis"><text:span text:style-name="Source_20_Text">var</text:span></text:span><text:span text:style-name="Strong_20_Emphasis">, </text:span><text:span text:style-name="Strong_20_Emphasis"><text:span text:style-name="Source_20_Text">const</text:span></text:span><text:span text:style-name="Strong_20_Emphasis">, </text:span><text:span text:style-name="Strong_20_Emphasis"><text:span text:style-name="Source_20_Text">out</text:span></text:span><text:span text:style-name="Strong_20_Emphasis">), serta urutan parameter yang sama persis</text:span> dengan metode <text:span text:style-name="Source_20_Text">virtual</text:span> yang di-override di kelas induk/leluhurnya. Jika metode tersebut adalah sebuah fungsi, tipe nilai kembaliannya juga harus sama persis. Kompiler FPC akan memeriksa kecocokan signature ini dengan ketat dan melaporkan error jika tidak cocok. </text:p>
              </text:list-item>
              <text:list-item>
                <text:p text:style-name="P317"><text:span text:style-name="Strong_20_Emphasis">Penggunaan </text:span><text:span text:style-name="Strong_20_Emphasis"><text:span text:style-name="Source_20_Text">inherited</text:span></text:span><text:span text:style-name="Strong_20_Emphasis">:</text:span> Sangat umum bagi metode <text:span text:style-name="Source_20_Text">override</text:span> untuk memanggil implementasi metode induknya menggunakan <text:span text:style-name="Source_20_Text">inherited;</text:span> jika ia hanya ingin memperluas atau memodifikasi perilaku induk, bukan menggantinya sepenuhnya. </text:p>
              </text:list-item>
            </text:list>
            <text:p text:style-name="Text_20_body"><text:span text:style-name="Strong_20_Emphasis">Bagaimana Polimorfisme Bekerja:</text:span></text:p>
            <text:p text:style-name="Text_20_body">Kombinasi <text:span text:style-name="Source_20_Text">virtual</text:span> dan <text:span text:style-name="Source_20_Text">override</text:span> memungkinkan perilaku polimorfik:</text:p>
            <text:p text:style-name="Text_20_body">Delphi</text:p>
            <text:p text:style-name="Preformatted_20_Text"><text:span text:style-name="Source_20_Text">var</text:span></text:p>
            <text:p text:style-name="Preformatted_20_Text"><text:span text:style-name="Source_20_Text"><text:s text:c="2"/>ObjRef: TInduk; // Variabel bertipe kelas Induk</text:span></text:p>
            <text:p text:style-name="Preformatted_20_Text"><text:span text:style-name="Source_20_Text"><text:s text:c="2"/>Pilih: Integer;</text:span></text:p>
            <text:p text:style-name="Preformatted_20_Text"><text:span text:style-name="Source_20_Text">begin</text:span></text:p>
            <text:p text:style-name="Preformatted_20_Text"><text:span text:style-name="Source_20_Text"><text:s text:c="2"/>ReadLn(Pilih);</text:span></text:p>
            <text:p text:style-name="Preformatted_20_Text"><text:span text:style-name="Source_20_Text"><text:s text:c="2"/>if Pilih = 1 then</text:span></text:p>
            <text:p text:style-name="Preformatted_20_Text"><text:span text:style-name="Source_20_Text"><text:s text:c="4"/>ObjRef := TInduk.Create // Objek aktual adalah TInduk</text:span></text:p>
            <text:p text:style-name="Preformatted_20_Text"><text:span text:style-name="Source_20_Text"><text:s text:c="2"/>else</text:span></text:p>
            <text:p text:style-name="Preformatted_20_Text"><text:span text:style-name="Source_20_Text"><text:s text:c="4"/>ObjRef := TTurunan.Create; // Objek aktual adalah TTurunan</text:span></text:p>
            <text:p text:style-name="Preformatted_20_Text"/>
            <text:p text:style-name="Preformatted_20_Text"><text:span text:style-name="Source_20_Text"><text:s text:c="2"/>// Memanggil metode virtual melalui referensi kelas induk:</text:span></text:p>
            <text:p text:style-name="Preformatted_20_Text"><text:span text:style-name="Source_20_Text"><text:s text:c="2"/>ObjRef.LakukanSesuatu; // &lt;-- INI KUNCINYA!</text:span></text:p>
            <text:p text:style-name="Preformatted_20_Text"/>
            <text:p text:style-name="Preformatted_20_Text"><text:span text:style-name="Source_20_Text"><text:s text:c="2"/>// Jika ObjRef menunjuk ke TInduk, TInduk.LakukanSesuatu yang </text:span><text:soft-page-break/><text:span text:style-name="Source_20_Text">dijalankan.</text:span></text:p>
            <text:p text:style-name="Preformatted_20_Text"><text:span text:style-name="Source_20_Text"><text:s text:c="2"/>// Jika ObjRef menunjuk ke TTurunan, TTurunan.LakukanSesuatu (override) yang dijalankan.</text:span></text:p>
            <text:p text:style-name="Preformatted_20_Text"><text:span text:style-name="Source_20_Text"><text:s text:c="2"/>// Keputusan dibuat saat RUNTIME.</text:span></text:p>
            <text:p text:style-name="Preformatted_20_Text"/>
            <text:p text:style-name="Preformatted_20_Text"><text:span text:style-name="Source_20_Text"><text:s text:c="2"/>ObjRef.Free;</text:span></text:p>
            <text:p text:style-name="P77"><text:span text:style-name="Source_20_Text">end.</text:span></text:p>
            <text:p text:style-name="Text_20_body"><text:span text:style-name="Strong_20_Emphasis">Alternatif dan Kata Kunci Terkait:</text:span></text:p>
            <text:list xml:id="list5103304783703086746" text:style-name="L161">
              <text:list-item>
                <text:p text:style-name="P582"><text:span text:style-name="Strong_20_Emphasis"><text:span text:style-name="Source_20_Text">dynamic</text:span></text:span><text:span text:style-name="Strong_20_Emphasis">:</text:span> FPC juga mendukung kata kunci <text:span text:style-name="Source_20_Text">dynamic</text:span> sebagai alternatif <text:span text:style-name="Source_20_Text">virtual</text:span>. Metode <text:span text:style-name="Source_20_Text">dynamic</text:span> juga dapat di-override. Perbedaan utamanya terletak pada mekanisme <text:span text:style-name="Emphasis">internal</text:span> pemanggilan (dispatching). <text:span text:style-name="Source_20_Text">virtual</text:span> menggunakan Virtual Method Table (VMT) per kelas, yang umumnya lebih cepat untuk pemanggilan tetapi menambah sedikit overhead memori per kelas. <text:span text:style-name="Source_20_Text">dynamic</text:span> menggunakan Dynamic Method Table (DMT) yang mungkin lebih hemat memori jika banyak metode dynamic yang <text:span text:style-name="Emphasis">jarang</text:span> di-override, tetapi pemanggilannya sedikit lebih lambat. <text:span text:style-name="Strong_20_Emphasis">Secara umum, </text:span><text:span text:style-name="Strong_20_Emphasis"><text:span text:style-name="Source_20_Text">virtual</text:span></text:span><text:span text:style-name="Strong_20_Emphasis"> adalah pilihan standar dan direkomendasikan</text:span> kecuali ada alasan performa/memori yang sangat spesifik untuk menggunakan <text:span text:style-name="Source_20_Text">dynamic</text:span>. </text:p>
              </text:list-item>
              <text:list-item>
                <text:p text:style-name="P318"><text:span text:style-name="Strong_20_Emphasis"><text:span text:style-name="Source_20_Text">reintroduce</text:span></text:span><text:span text:style-name="Strong_20_Emphasis"> (Method Hiding):</text:span> Jika Anda mendeklarasikan metode di kelas turunan dengan nama dan signature yang sama persis dengan metode di kelas induk <text:span text:style-name="Emphasis">tanpa</text:span> menggunakan <text:span text:style-name="Source_20_Text">override</text:span> (baik metode induknya <text:span text:style-name="Source_20_Text">virtual</text:span> maupun tidak), Anda sebenarnya sedang <text:span text:style-name="Strong_20_Emphasis">menyembunyikan (hiding)</text:span> metode induk, bukan meng-override-nya. Anda memperkenalkan metode baru yang tidak terkait. Pemanggilan metode ini akan menggunakan <text:span text:style-name="Strong_20_Emphasis">static binding</text:span> (ditentukan saat kompilasi berdasarkan tipe variabel, bukan tipe objek aktual), sehingga <text:span text:style-name="Strong_20_Emphasis">polimorfisme tidak terjadi</text:span>. Menambahkan direktif <text:span text:style-name="Source_20_Text">reintroduce;</text:span> setelah deklarasi metode turunan secara eksplisit menyatakan niat ini dan menekan peringatan kompiler tentang penyembunyian nama. <text:span text:style-name="Strong_20_Emphasis">Hindari reintroduce jika tujuan Anda adalah polimorfisme.</text:span> Gunakan <text:span text:style-name="Source_20_Text">override</text:span> dengan metode <text:span text:style-name="Source_20_Text">virtual</text:span>. </text:p>
              </text:list-item>
            </text:list>
            <text:p text:style-name="Text_20_body"><text:span text:style-name="Strong_20_Emphasis">Contoh Hierarki Bentuk (Shape):</text:span></text:p>
            <text:p text:style-name="Text_20_body">Delphi</text:p>
            <text:p text:style-name="Preformatted_20_Text"><text:span text:style-name="Source_20_Text">program PolymorphismDemo;</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 Kelas basis abstrak</text:span></text:p>
            <text:p text:style-name="Preformatted_20_Text"><text:span text:style-name="Source_20_Text"><text:s text:c="2"/>TShape = class(TObject)</text:span></text:p>
            <text:p text:style-name="Preformatted_20_Text"><text:span text:style-name="Source_20_Text"><text:s text:c="2"/>public</text:span></text:p>
            <text:p text:style-name="Preformatted_20_Text"><text:span text:style-name="Source_20_Text"><text:s text:c="4"/>// Metode virtual dan abstrak (harus di-override)</text:span></text:p>
            <text:p text:style-name="Preformatted_20_Text"><text:span text:style-name="Source_20_Text"><text:s text:c="4"/>function CalculateArea: Double; virtual; abstract;</text:span></text:p>
            <text:p text:style-name="Preformatted_20_Text"><text:span text:style-name="Source_20_Text"><text:s text:c="4"/>// Metode virtual (bisa di-override, punya implementasi default)</text:span></text:p>
            <text:p text:style-name="Preformatted_20_Text"><text:span text:style-name="Source_20_Text"><text:s text:c="4"/>procedure Draw; virtual;</text:span></text:p>
            <text:p text:style-name="Preformatted_20_Text"><text:span text:style-name="Source_20_Text"><text:s text:c="2"/>end;</text:span></text:p>
            <text:p text:style-name="Preformatted_20_Text"/>
            <text:p text:style-name="Preformatted_20_Text"><text:soft-page-break/><text:span text:style-name="Source_20_Text"><text:s text:c="2"/>// Kelas turunan 1: Lingkaran</text:span></text:p>
            <text:p text:style-name="Preformatted_20_Text"><text:span text:style-name="Source_20_Text"><text:s text:c="2"/>TCircle = class(TShape)</text:span></text:p>
            <text:p text:style-name="Preformatted_20_Text"><text:span text:style-name="Source_20_Text"><text:s text:c="2"/>private</text:span></text:p>
            <text:p text:style-name="Preformatted_20_Text"><text:span text:style-name="Source_20_Text"><text:s text:c="4"/>FRadius: Double;</text:span></text:p>
            <text:p text:style-name="Preformatted_20_Text"><text:span text:style-name="Source_20_Text"><text:s text:c="2"/>public</text:span></text:p>
            <text:p text:style-name="Preformatted_20_Text"><text:span text:style-name="Source_20_Text"><text:s text:c="4"/>constructor Create(ARadius: Double);</text:span></text:p>
            <text:p text:style-name="Preformatted_20_Text"><text:span text:style-name="Source_20_Text"><text:s text:c="4"/>// Override metode abstrak dan virtual</text:span></text:p>
            <text:p text:style-name="Preformatted_20_Text"><text:span text:style-name="Source_20_Text"><text:s text:c="4"/>function CalculateArea: Double; override;</text:span></text:p>
            <text:p text:style-name="Preformatted_20_Text"><text:span text:style-name="Source_20_Text"><text:s text:c="4"/>procedure Draw; override;</text:span></text:p>
            <text:p text:style-name="Preformatted_20_Text"><text:span text:style-name="Source_20_Text"><text:s text:c="2"/>end;</text:span></text:p>
            <text:p text:style-name="Preformatted_20_Text"/>
            <text:p text:style-name="Preformatted_20_Text"><text:span text:style-name="Source_20_Text"><text:s text:c="2"/>// Kelas turunan 2: Persegi Panjang</text:span></text:p>
            <text:p text:style-name="Preformatted_20_Text"><text:span text:style-name="Source_20_Text"><text:s text:c="2"/>TRectangle = class(TShape)</text:span></text:p>
            <text:p text:style-name="Preformatted_20_Text"><text:span text:style-name="Source_20_Text"><text:s text:c="2"/>private</text:span></text:p>
            <text:p text:style-name="Preformatted_20_Text"><text:span text:style-name="Source_20_Text"><text:s text:c="4"/>FWidth, FHeight: Double;</text:span></text:p>
            <text:p text:style-name="Preformatted_20_Text"><text:span text:style-name="Source_20_Text"><text:s text:c="2"/>public</text:span></text:p>
            <text:p text:style-name="Preformatted_20_Text"><text:span text:style-name="Source_20_Text"><text:s text:c="4"/>constructor Create(AWidth, AHeight: Double);</text:span></text:p>
            <text:p text:style-name="Preformatted_20_Text"><text:span text:style-name="Source_20_Text"><text:s text:c="4"/>// Override metode abstrak dan virtual</text:span></text:p>
            <text:p text:style-name="Preformatted_20_Text"><text:span text:style-name="Source_20_Text"><text:s text:c="4"/>function CalculateArea: Double; override;</text:span></text:p>
            <text:p text:style-name="Preformatted_20_Text"><text:span text:style-name="Source_20_Text"><text:s text:c="4"/>procedure Draw; override;</text:span></text:p>
            <text:p text:style-name="Preformatted_20_Text"><text:span text:style-name="Source_20_Text"><text:s text:c="2"/>end;</text:span></text:p>
            <text:p text:style-name="Preformatted_20_Text"/>
            <text:p text:style-name="Preformatted_20_Text"><text:span text:style-name="Source_20_Text">implementation</text:span></text:p>
            <text:p text:style-name="Preformatted_20_Text"/>
            <text:p text:style-name="Preformatted_20_Text"><text:span text:style-name="Source_20_Text">{ TShape }</text:span></text:p>
            <text:p text:style-name="Preformatted_20_Text"><text:span text:style-name="Source_20_Text">// Tidak ada implementasi untuk CalculateArea karena abstract</text:span></text:p>
            <text:p text:style-name="Preformatted_20_Text"><text:span text:style-name="Source_20_Text">procedure TShape.Draw;</text:span></text:p>
            <text:p text:style-name="Preformatted_20_Text"><text:span text:style-name="Source_20_Text">begin</text:span></text:p>
            <text:p text:style-name="Preformatted_20_Text"><text:span text:style-name="Source_20_Text"><text:s text:c="2"/>WriteLn('Drawing a generic shape.');</text:span></text:p>
            <text:p text:style-name="Preformatted_20_Text"><text:span text:style-name="Source_20_Text">end;</text:span></text:p>
            <text:p text:style-name="Preformatted_20_Text"/>
            <text:p text:style-name="Preformatted_20_Text"><text:span text:style-name="Source_20_Text">{ TCircle }</text:span></text:p>
            <text:p text:style-name="Preformatted_20_Text"><text:span text:style-name="Source_20_Text">constructor TCircle.Create(ARadius: Double);</text:span></text:p>
            <text:p text:style-name="Preformatted_20_Text"><text:span text:style-name="Source_20_Text">begin</text:span></text:p>
            <text:p text:style-name="Preformatted_20_Text"><text:span text:style-name="Source_20_Text"><text:s text:c="2"/>inherited Create;</text:span></text:p>
            <text:p text:style-name="Preformatted_20_Text"><text:span text:style-name="Source_20_Text"><text:s text:c="2"/>FRadius := ARadius;</text:span></text:p>
            <text:p text:style-name="Preformatted_20_Text"><text:span text:style-name="Source_20_Text">end;</text:span></text:p>
            <text:p text:style-name="Preformatted_20_Text"/>
            <text:p text:style-name="Preformatted_20_Text"><text:span text:style-name="Source_20_Text">function TCircle.CalculateArea: Double;</text:span></text:p>
            <text:p text:style-name="Preformatted_20_Text"><text:span text:style-name="Source_20_Text">begin</text:span></text:p>
            <text:p text:style-name="Preformatted_20_Text"><text:span text:style-name="Source_20_Text"><text:s text:c="2"/>Result := Pi * Sqr(FRadius); // Pi dari unit Math (perlu uses Math)</text:span></text:p>
            <text:p text:style-name="Preformatted_20_Text"><text:span text:style-name="Source_20_Text">end;</text:span></text:p>
            <text:p text:style-name="Preformatted_20_Text"/>
            <text:p text:style-name="Preformatted_20_Text"><text:span text:style-name="Source_20_Text">procedure TCircle.Draw;</text:span></text:p>
            <text:p text:style-name="Preformatted_20_Text"><text:span text:style-name="Source_20_Text">begin</text:span></text:p>
            <text:p text:style-name="Preformatted_20_Text"><text:span text:style-name="Source_20_Text"><text:s text:c="2"/>// inherited Draw; // Bisa panggil induk jika mau</text:span></text:p>
            <text:p text:style-name="Preformatted_20_Text"><text:span text:style-name="Source_20_Text"><text:s text:c="2"/>WriteLn('Drawing a Circle with radius ', FRadius:0:2);</text:span></text:p>
            <text:p text:style-name="Preformatted_20_Text"><text:span text:style-name="Source_20_Text">end;</text:span></text:p>
            <text:p text:style-name="Preformatted_20_Text"/>
            <text:p text:style-name="Preformatted_20_Text"><text:span text:style-name="Source_20_Text">{ TRectangle }</text:span></text:p>
            <text:p text:style-name="Preformatted_20_Text"><text:span text:style-name="Source_20_Text">constructor TRectangle.Create(AWidth, AHeight: Double);</text:span></text:p>
            <text:p text:style-name="Preformatted_20_Text"><text:span text:style-name="Source_20_Text">begin</text:span></text:p>
            <text:p text:style-name="Preformatted_20_Text"><text:span text:style-name="Source_20_Text"><text:s text:c="2"/>inherited Create;</text:span></text:p>
            <text:p text:style-name="Preformatted_20_Text"><text:span text:style-name="Source_20_Text"><text:s text:c="2"/>FWidth := AWidth;</text:span></text:p>
            <text:p text:style-name="Preformatted_20_Text"><text:span text:style-name="Source_20_Text"><text:s text:c="2"/>FHeight := AHeight;</text:span></text:p>
            <text:p text:style-name="Preformatted_20_Text"><text:soft-page-break/><text:span text:style-name="Source_20_Text">end;</text:span></text:p>
            <text:p text:style-name="Preformatted_20_Text"/>
            <text:p text:style-name="Preformatted_20_Text"><text:span text:style-name="Source_20_Text">function TRectangle.CalculateArea: Double;</text:span></text:p>
            <text:p text:style-name="Preformatted_20_Text"><text:span text:style-name="Source_20_Text">begin</text:span></text:p>
            <text:p text:style-name="Preformatted_20_Text"><text:span text:style-name="Source_20_Text"><text:s text:c="2"/>Result := FWidth * FHeight;</text:span></text:p>
            <text:p text:style-name="Preformatted_20_Text"><text:span text:style-name="Source_20_Text">end;</text:span></text:p>
            <text:p text:style-name="Preformatted_20_Text"/>
            <text:p text:style-name="Preformatted_20_Text"><text:span text:style-name="Source_20_Text">procedure TRectangle.Draw;</text:span></text:p>
            <text:p text:style-name="Preformatted_20_Text"><text:span text:style-name="Source_20_Text">begin</text:span></text:p>
            <text:p text:style-name="Preformatted_20_Text"><text:span text:style-name="Source_20_Text"><text:s text:c="2"/>WriteLn('Drawing a Rectangle with width ', FWidth:0:2, ' and height ', FHeight:0:2);</text:span></text:p>
            <text:p text:style-name="Preformatted_20_Text"><text:span text:style-name="Source_20_Text">end;</text:span></text:p>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Shapes: array[1..3] of TShape; // Array referensi kelas basis</text:span></text:p>
            <text:p text:style-name="Preformatted_20_Text"><text:span text:style-name="Source_20_Text"><text:s text:c="2"/>i: Integer;</text:span></text:p>
            <text:p text:style-name="Preformatted_20_Text"><text:span text:style-name="Source_20_Text">begin</text:span></text:p>
            <text:p text:style-name="Preformatted_20_Text"><text:span text:style-name="Source_20_Text"><text:s text:c="2"/>// Isi array dengan objek turunan yang berbeda</text:span></text:p>
            <text:p text:style-name="Preformatted_20_Text"><text:span text:style-name="Source_20_Text"><text:s text:c="2"/>Shapes[1] := TCircle.Create(5.0);</text:span></text:p>
            <text:p text:style-name="Preformatted_20_Text"><text:span text:style-name="Source_20_Text"><text:s text:c="2"/>Shapes[2] := TRectangle.Create(4.0, 6.0);</text:span></text:p>
            <text:p text:style-name="Preformatted_20_Text"><text:span text:style-name="Source_20_Text"><text:s text:c="2"/>Shapes[3] := TCircle.Create(2.5);</text:span></text:p>
            <text:p text:style-name="Preformatted_20_Text"/>
            <text:p text:style-name="Preformatted_20_Text"><text:span text:style-name="Source_20_Text"><text:s text:c="2"/>WriteLn('Processing shapes:');</text:span></text:p>
            <text:p text:style-name="Preformatted_20_Text"><text:span text:style-name="Source_20_Text"><text:s text:c="2"/>for i := Low(Shapes) to High(Shapes) do</text:span></text:p>
            <text:p text:style-name="Preformatted_20_Text"><text:span text:style-name="Source_20_Text"><text:s text:c="2"/>begin</text:span></text:p>
            <text:p text:style-name="Preformatted_20_Text"><text:span text:style-name="Source_20_Text"><text:s text:c="4"/>WriteLn;</text:span></text:p>
            <text:p text:style-name="Preformatted_20_Text"><text:span text:style-name="Source_20_Text"><text:s text:c="4"/>WriteLn('Shape #', i);</text:span></text:p>
            <text:p text:style-name="Preformatted_20_Text"><text:span text:style-name="Source_20_Text"><text:s text:c="4"/>Shapes[i].Draw; // Memanggil Draw() -&gt; Versi TCircle atau TRectangle dijalankan</text:span></text:p>
            <text:p text:style-name="Preformatted_20_Text"><text:span text:style-name="Source_20_Text"><text:s text:c="4"/>WriteLn(' Area: ', Shapes[i].CalculateArea:0:4); // Memanggil CalculateArea() -&gt; Versi TCircle atau TRectangle dijalankan</text:span></text:p>
            <text:p text:style-name="Preformatted_20_Text"><text:span text:style-name="Source_20_Text"><text:s text:c="2"/>end;</text:span></text:p>
            <text:p text:style-name="Preformatted_20_Text"/>
            <text:p text:style-name="Preformatted_20_Text"><text:span text:style-name="Source_20_Text"><text:s text:c="2"/>WriteLn;</text:span></text:p>
            <text:p text:style-name="Preformatted_20_Text"><text:span text:style-name="Source_20_Text"><text:s text:c="2"/>WriteLn('Freeing shapes...');</text:span></text:p>
            <text:p text:style-name="Preformatted_20_Text"><text:span text:style-name="Source_20_Text"><text:s text:c="2"/>// Penting untuk membebaskan memori</text:span></text:p>
            <text:p text:style-name="Preformatted_20_Text"><text:span text:style-name="Source_20_Text"><text:s text:c="2"/>for i := Low(Shapes) to High(Shapes) do</text:span></text:p>
            <text:p text:style-name="Preformatted_20_Text"><text:span text:style-name="Source_20_Text"><text:s text:c="4"/>Shapes[i].Free;</text:span></text:p>
            <text:p text:style-name="Preformatted_20_Text"/>
            <text:p text:style-name="P77"><text:span text:style-name="Source_20_Text">end.</text:span></text:p>
            <text:p text:style-name="Text_20_body">Contoh ini menunjukkan bagaimana pemanggilan <text:span text:style-name="Source_20_Text">Shapes[i].Draw</text:span> dan <text:span text:style-name="Source_20_Text">Shapes[i].CalculateArea</text:span> (melalui variabel <text:span text:style-name="Source_20_Text">TShape</text:span>) secara otomatis menjalankan implementasi <text:span text:style-name="Source_20_Text">override</text:span> yang benar dari <text:span text:style-name="Source_20_Text">TCircle</text:span> atau <text:span text:style-name="Source_20_Text">TRectangle</text:span> saat runtime, yang merupakan inti dari kekuatan polimorfisme.</text:p>
          </text:section>
          <text:section text:style-name="Sect1" text:name="feedback-form-85">
            <text:p text:style-name="P443"/>
          </text:section>
        </text:section>
        <text:section text:style-name="Sect1" text:name="a6343aeabb024020">
          <text:p text:style-name="Text_20_body"/>
          <text:section text:style-name="Sect1" text:name="user-query-content-86">
            <text:p text:style-name="P705">yax </text:p>
          </text:section>
          <text:p text:style-name="P443">Tampilkan alur berpikir</text:p>
          <text:section text:style-name="Sect2" text:name="model-response-message-contentr_a6343aeabb024020">
            <text:p text:style-name="Text_20_body">Baik, saya akan melanjutkan dengan jawaban untuk prompt <text:span text:style-name="Strong_20_Emphasis">Sub-bab 10.5: Kontrak </text:span><text:soft-page-break/><text:span text:style-name="Strong_20_Emphasis">Implementasi: Metode </text:span><text:span text:style-name="Strong_20_Emphasis"><text:span text:style-name="Source_20_Text">abstract</text:span></text:span>.</text:p>
            <text:p text:style-name="Horizontal_20_Line"/>
            <text:p text:style-name="Text_20_body"><text:span text:style-name="Strong_20_Emphasis">(Jawaban untuk Prompt Sub-bab 10.5)</text:span></text:p>
            <text:h text:style-name="Heading_20_3" text:outline-level="3">10.5 Kontrak Implementasi: Metode <text:span text:style-name="Source_20_Text">abstract</text:span></text:h>
            <text:p text:style-name="Text_20_body">Dalam hierarki pewarisan, terkadang kelas induk (basis) ingin mendefinisikan sebuah <text:span text:style-name="Emphasis">konsep</text:span> atau <text:span text:style-name="Emphasis">operasi</text:span> yang harus dimiliki oleh semua kelas turunannya, tetapi implementasi spesifik dari operasi tersebut hanya masuk akal di tingkat kelas turunan. Kelas induk hanya ingin menetapkan sebuah <text:span text:style-name="Strong_20_Emphasis">kontrak</text:span> atau <text:span text:style-name="Emphasis">placeholder</text:span> yang menyatakan "setiap turunan non-abstrak dari saya <text:span text:style-name="Emphasis">harus</text:span> menyediakan implementasi untuk metode ini". Untuk tujuan ini, Free Pascal menyediakan direktif <text:span text:style-name="Strong_20_Emphasis"><text:span text:style-name="Source_20_Text">abstract</text:span></text:span>.</text:p>
            <text:p text:style-name="Text_20_body"><text:span text:style-name="Strong_20_Emphasis">Konsep Dasar:</text:span></text:p>
            <text:p text:style-name="Text_20_body">Metode <text:span text:style-name="Source_20_Text">abstract</text:span> adalah metode <text:span text:style-name="Source_20_Text">virtual</text:span> (atau <text:span text:style-name="Source_20_Text">dynamic</text:span>) khusus yang <text:span text:style-name="Strong_20_Emphasis">tidak memiliki implementasi</text:span> di kelas tempat ia dideklarasikan. Ia hanya mendefinisikan <text:span text:style-name="Emphasis">signature</text:span> (nama, parameter, tipe hasil jika fungsi) metode tersebut.</text:p>
            <text:p text:style-name="Text_20_body"><text:span text:style-name="Strong_20_Emphasis">Sintaks:</text:span></text:p>
            <text:p text:style-name="Text_20_body">Anda mendeklarasikan metode abstrak dengan menambahkan direktif <text:span text:style-name="Source_20_Text">abstract;</text:span> <text:span text:style-name="Strong_20_Emphasis">setelah</text:span> direktif <text:span text:style-name="Source_20_Text">virtual;</text:span> (atau <text:span text:style-name="Source_20_Text">dynamic;</text:span>) pada header metode di dalam deklarasi kelas:</text:p>
            <text:p text:style-name="Text_20_body">Delphi</text:p>
            <text:p text:style-name="Preformatted_20_Text"><text:span text:style-name="Source_20_Text">type</text:span></text:p>
            <text:p text:style-name="Preformatted_20_Text"><text:span text:style-name="Source_20_Text"><text:s text:c="2"/>// Contoh kelas basis dengan metode abstrak</text:span></text:p>
            <text:p text:style-name="Preformatted_20_Text"><text:span text:style-name="Source_20_Text"><text:s text:c="2"/>TDataSourceReader = class(TObject)</text:span></text:p>
            <text:p text:style-name="Preformatted_20_Text"><text:span text:style-name="Source_20_Text"><text:s text:c="2"/>public</text:span></text:p>
            <text:p text:style-name="Preformatted_20_Text"><text:span text:style-name="Source_20_Text"><text:s text:c="4"/>// Metode ini harus diimplementasikan oleh semua turunan konkret</text:span></text:p>
            <text:p text:style-name="Preformatted_20_Text"><text:span text:style-name="Source_20_Text"><text:s text:c="4"/>function ReadNextRecord: TDataRecord; virtual; abstract;</text:span></text:p>
            <text:p text:style-name="Preformatted_20_Text"><text:span text:style-name="Source_20_Text"><text:s text:c="4"/>procedure OpenSource(const SourceInfo: string); virtual; abstract;</text:span></text:p>
            <text:p text:style-name="Preformatted_20_Text"><text:span text:style-name="Source_20_Text"><text:s text:c="4"/>procedure CloseSource; virtual;</text:span></text:p>
            <text:p text:style-name="Preformatted_20_Text"><text:span text:style-name="Source_20_Text"><text:s text:c="4"/>// CloseSource mungkin punya implementasi default atau bisa juga abstract</text:span></text:p>
            <text:p text:style-name="P77"><text:span text:style-name="Source_20_Text"><text:s text:c="2"/>end;</text:span></text:p>
            <text:p text:style-name="Text_20_body"><text:span text:style-name="Strong_20_Emphasis">Aturan dan Karakteristik Utama:</text:span></text:p>
            <text:list xml:id="list7235365250679981075" text:style-name="L162">
              <text:list-item>
                <text:p text:style-name="P583"><text:span text:style-name="Strong_20_Emphasis">Tanpa Implementasi:</text:span> Metode yang dideklarasikan sebagai <text:span text:style-name="Source_20_Text">abstract</text:span> <text:span text:style-name="Strong_20_Emphasis">tidak boleh</text:span> memiliki blok implementasi (<text:span text:style-name="Source_20_Text">begin..end;</text:span>) di kelas yang mendeklarasikannya sebagai <text:span text:style-name="Source_20_Text">abstract</text:span>. Menyediakan implementasi akan menyebabkan error kompilasi. </text:p>
              </text:list-item>
              <text:list-item>
                <text:p text:style-name="P583"><text:span text:style-name="Strong_20_Emphasis">Kelas Menjadi Abstrak:</text:span> Setiap kelas yang mengandung (atau mewarisi tanpa meng-override) <text:span text:style-name="Strong_20_Emphasis">setidaknya satu metode </text:span><text:span text:style-name="Strong_20_Emphasis"><text:span text:style-name="Source_20_Text">abstract</text:span></text:span> secara otomatis dianggap sebagai <text:span text:style-name="Strong_20_Emphasis">kelas abstrak (abstract class)</text:span>. </text:p>
              </text:list-item>
              <text:list-item>
                <text:p text:style-name="P583"><text:soft-page-break/><text:span text:style-name="Strong_20_Emphasis">Tidak Dapat Diinstansiasi:</text:span> Anda <text:span text:style-name="Strong_20_Emphasis">tidak dapat membuat instance</text:span> (objek) secara langsung dari sebuah kelas abstrak. Mencoba memanggil konstruktor kelas abstrak (misal, <text:span text:style-name="Source_20_Text">Reader := TDataSourceReader.Create;</text:span>) akan menghasilkan error kompilasi atau runtime. Kelas abstrak hanya berfungsi sebagai <text:span text:style-name="Emphasis">cetak biru</text:span> atau <text:span text:style-name="Emphasis">basis</text:span> untuk pewarisan. </text:p>
              </text:list-item>
              <text:list-item>
                <text:p text:style-name="P319"><text:span text:style-name="Strong_20_Emphasis">Wajib Di-override oleh Turunan Konkret:</text:span> Setiap kelas turunan <text:span text:style-name="Strong_20_Emphasis">non-abstrak</text:span> (yang ingin Anda bisa buat instance-nya) yang mewarisi dari kelas abstrak <text:span text:style-name="Strong_20_Emphasis">wajib hukumnya</text:span> untuk menyediakan implementasi konkret untuk <text:span text:style-name="Strong_20_Emphasis">semua</text:span> metode <text:span text:style-name="Source_20_Text">abstract</text:span> yang diwarisinya. Implementasi ini disediakan menggunakan direktif <text:span text:style-name="Source_20_Text">override</text:span>. Jika kelas turunan tidak meng-override semua metode abstrak yang diwarisinya, maka kelas turunan itu sendiri juga menjadi abstrak. </text:p>
              </text:list-item>
            </text:list>
            <text:p text:style-name="Text_20_body"><text:span text:style-name="Strong_20_Emphasis">Tujuan dan Kegunaan:</text:span></text:p>
            <text:p text:style-name="Text_20_body">Metode dan kelas abstrak sangat berguna untuk:</text:p>
            <text:list xml:id="list7374973730718591544" text:style-name="L163">
              <text:list-item>
                <text:p text:style-name="P584"><text:span text:style-name="Strong_20_Emphasis">Mendefinisikan Kontrak/Antarmuka:</text:span> Menetapkan sekumpulan operasi atau perilaku standar yang harus didukung oleh semua kelas dalam suatu hierarki, tanpa memaksakan implementasi spesifik di level basis. Kelas basis mendefinisikan <text:span text:style-name="Emphasis">apa</text:span> yang harus dilakukan. </text:p>
              </text:list-item>
              <text:list-item>
                <text:p text:style-name="P584"><text:span text:style-name="Strong_20_Emphasis">Menciptakan Kerangka Kerja (Frameworks):</text:span> Kelas abstrak sering menjadi dasar dari sebuah kerangka kerja, menyediakan struktur umum dan memaksa pengembang yang menggunakan kerangka kerja tersebut untuk mengimplementasikan bagian-bagian spesifik sesuai kebutuhan aplikasi mereka. </text:p>
              </text:list-item>
              <text:list-item>
                <text:p text:style-name="P320"><text:span text:style-name="Strong_20_Emphasis">Fondasi Polimorfisme:</text:span> Karena metode abstrak adalah virtual, mereka memungkinkan penggunaan polimorfisme. Anda dapat bekerja dengan array atau list berisi referensi ke kelas basis abstrak (<text:span text:style-name="Source_20_Text">TDataSourceReader</text:span>), tetapi saat Anda memanggil metode <text:span text:style-name="Source_20_Text">ReadNextRecord</text:span>, implementasi <text:span text:style-name="Source_20_Text">override</text:span> dari kelas turunan konkret (<text:span text:style-name="Source_20_Text">TFileReader</text:span>, <text:span text:style-name="Source_20_Text">TDatabaseReader</text:span>, <text:span text:style-name="Source_20_Text">TNetworkReader</text:span>, dll.) yang akan dieksekusi. (Contoh <text:span text:style-name="Source_20_Text">TShape</text:span> dengan <text:span text:style-name="Source_20_Text">CalculateArea</text:span> abstrak dari sub-bab sebelumnya adalah ilustrasi yang baik). </text:p>
              </text:list-item>
            </text:list>
            <text:p text:style-name="Text_20_body"><text:span text:style-name="Strong_20_Emphasis">Perbandingan dengan Bahasa Lain:</text:span></text:p>
            <text:list xml:id="list2849576849335768413" text:style-name="L164">
              <text:list-item>
                <text:p text:style-name="P585"><text:span text:style-name="Strong_20_Emphasis">Java dan C#:</text:span> Konsep metode <text:span text:style-name="Source_20_Text">abstract</text:span> dan kelas <text:span text:style-name="Source_20_Text">abstract</text:span> di FPC <text:span text:style-name="Strong_20_Emphasis">sangat mirip</text:span> dengan di Java dan C#. Kata kuncinya sama, dan aturannya (tidak ada implementasi di basis, tidak bisa instansiasi kelas abstrak, wajib override di turunan konkret) secara fungsional identik. </text:p>
              </text:list-item>
              <text:list-item>
                <text:p text:style-name="P321"><text:span text:style-name="Strong_20_Emphasis">C++ (Pure Virtual Functions):</text:span> Di C++, konsep yang setara adalah <text:span text:style-name="Emphasis">pure virtual function</text:span>, yang dideklarasikan dengan <text:span text:style-name="Source_20_Text">= 0</text:span> setelah signature metode (<text:span text:style-name="Source_20_Text">virtual void draw() = 0;</text:span>). Sebuah kelas yang memiliki setidaknya satu pure virtual function secara otomatis menjadi <text:span text:style-name="Emphasis">abstract base class (ABC)</text:span> dan tidak dapat diinstansiasi, serta memaksa kelas turunan untuk menyediakan implementasi. Fungsinya sama persis dengan metode <text:span text:style-name="Source_20_Text">abstract</text:span> Pascal. </text:p>
              </text:list-item>
            </text:list>
            <text:p text:style-name="Text_20_body"><text:soft-page-break/>Metode abstrak <text:span text:style-name="Source_20_Text">virtual; abstract;</text:span> adalah alat desain OOP yang penting di Free Pascal untuk mendefinisikan antarmuka umum dalam hierarki kelas dan memastikan bahwa kelas turunan yang dapat digunakan menyediakan implementasi yang diperlukan untuk kontrak tersebut.</text:p>
          </text:section>
          <text:section text:style-name="Sect1" text:name="feedback-form-86">
            <text:p text:style-name="P443"/>
          </text:section>
        </text:section>
        <text:section text:style-name="Sect1" text:name="cbee896c124190d8">
          <text:p text:style-name="Text_20_body"/>
          <text:section text:style-name="Sect1" text:name="user-query-content-87">
            <text:p text:style-name="P705">yax </text:p>
          </text:section>
          <text:p text:style-name="P443">Tampilkan alur berpikir</text:p>
          <text:section text:style-name="Sect2" text:name="model-response-message-contentr_cbee896c124190d8">
            <text:p text:style-name="Text_20_body">Baik, saya akan melanjutkan dengan jawaban untuk prompt <text:span text:style-name="Strong_20_Emphasis">Pengantar Bab 11</text:span>.</text:p>
            <text:p text:style-name="Horizontal_20_Line"/>
            <text:p text:style-name="Text_20_body"><text:span text:style-name="Strong_20_Emphasis">(Jawaban untuk Prompt Pengantar Bab 11)</text:span></text:p>
            <text:p text:style-name="Text_20_body"><text:span text:style-name="Strong_20_Emphasis">Bab 11: Fitur OOP Lanjutan: Interfaces, RTTI, dan Exception Handling</text:span></text:p>
            <text:p text:style-name="Text_20_body">Setelah Anda menguasai fondasi Pemrograman Berorientasi Objek (OOP) di Free Pascal melalui pembahasan kelas, objek, pewarisan, dan polimorfisme pada Bab 9 dan 10, kini saatnya kita menjelajahi beberapa fitur OOP tambahan yang, meskipun mungkin terasa lebih lanjut, seringkali menjadi <text:span text:style-name="Strong_20_Emphasis">esensial</text:span> untuk membangun aplikasi yang benar-benar kuat, fleksibel, dan tangguh (robust). Sebagai programmer berpengalaman, Anda mungkin pernah menjumpai konsep-konsep serupa dalam ekosistem bahasa pemrograman lain.</text:p>
            <text:p text:style-name="Text_20_body">Fokus Bab 11 ini adalah pada pemahaman <text:span text:style-name="Strong_20_Emphasis">implementasi spesifik Free Pascal</text:span> untuk tiga area penting berikut:</text:p>
            <text:list xml:id="list1231908758052693968" text:style-name="L165">
              <text:list-item>
                <text:p text:style-name="P586"><text:span text:style-name="Strong_20_Emphasis">Interfaces:</text:span> Kita akan mempelajari <text:span text:style-name="Source_20_Text">interface</text:span> sebagai mekanisme alternatif (selain kelas abstrak) untuk mendefinisikan <text:span text:style-name="Strong_20_Emphasis">kontrak perilaku murni</text:span>. Interface memungkinkan kelas yang berbeda untuk menjanjikan fungsionalitas tertentu tanpa terikat oleh batasan pewarisan kelas tunggal, memfasilitasi desain yang lebih <text:span text:style-name="Emphasis">decoupled</text:span> dan memanfaatkan manajemen memori otomatis melalui <text:span text:style-name="Emphasis">reference counting</text:span>. </text:p>
              </text:list-item>
              <text:list-item>
                <text:p text:style-name="P586"><text:span text:style-name="Strong_20_Emphasis">Run-Time Type Information (RTTI) Dasar:</text:span> Kita akan melihat bagaimana FPC memungkinkan program untuk memeriksa tipe aktual sebuah objek pada saat <text:span text:style-name="Emphasis">runtime</text:span> menggunakan operator <text:span text:style-name="Source_20_Text">is</text:span> dan melakukan konversi tipe (casting) yang aman menggunakan operator <text:span text:style-name="Source_20_Text">as</text:span>. Ini penting untuk bekerja secara dinamis dengan objek dalam hierarki kelas. </text:p>
              </text:list-item>
              <text:list-item>
                <text:p text:style-name="P322"><text:span text:style-name="Strong_20_Emphasis">Exception Handling:</text:span> Kita akan membahas mekanisme <text:span text:style-name="Strong_20_Emphasis">penanganan eksepsi terstruktur</text:span> FPC (<text:span text:style-name="Source_20_Text">try...except...end</text:span>, <text:span text:style-name="Source_20_Text">try...finally...end</text:span>, <text:span text:style-name="Source_20_Text">raise</text:span>). Ini adalah cara standar dan modern untuk menangani kondisi error atau situasi tak terduga secara terkontrol, menggantikan teknik penanganan error tradisional yang mungkin lebih rumit dan rentan. </text:p>
              </text:list-item>
            </text:list>
            <text:p text:style-name="Text_20_body">Pemahaman tentang interface, RTTI dasar, dan penanganan eksepsi akan secara signifikan melengkapi perangkat OOP Anda, memungkinkan Anda merancang dan mengimplementasikan solusi yang lebih canggih dan andal dalam lingkungan Free <text:soft-page-break/>Pascal dan Lazarus.</text:p>
          </text:section>
          <text:section text:style-name="Sect1" text:name="feedback-form-87">
            <text:p text:style-name="P443"/>
          </text:section>
        </text:section>
        <text:section text:style-name="Sect1" text:name="304826b77f1e3bc7">
          <text:p text:style-name="Text_20_body"/>
          <text:section text:style-name="Sect1" text:name="user-query-content-88">
            <text:p text:style-name="P705">yax </text:p>
          </text:section>
          <text:p text:style-name="P443">Tampilkan alur berpikir</text:p>
          <text:section text:style-name="Sect2" text:name="model-response-message-contentr_304826b77f1e3bc7">
            <text:p text:style-name="Text_20_body">Baik, saya akan melanjutkan dengan jawaban untuk prompt <text:span text:style-name="Strong_20_Emphasis">Sub-bab 11.1: Interfaces: Kontrak Perilaku dan Reference Counting</text:span>.</text:p>
            <text:p text:style-name="Horizontal_20_Line"/>
            <text:p text:style-name="Text_20_body"><text:span text:style-name="Strong_20_Emphasis">(Jawaban untuk Prompt Sub-bab 11.1)</text:span></text:p>
            <text:h text:style-name="Heading_20_3" text:outline-level="3">11.1 Interfaces: Kontrak Perilaku dan Reference Counting</text:h>
            <text:p text:style-name="Text_20_body">Selain pewarisan kelas (<text:span text:style-name="Source_20_Text">class</text:span>), Free Pascal menyediakan mekanisme kuat lainnya untuk mendefinisikan hubungan antar tipe dan mencapai polimorfisme: <text:span text:style-name="Strong_20_Emphasis">Interfaces</text:span>. Berbeda dengan kelas (bahkan kelas abstrak), interface adalah <text:span text:style-name="Strong_20_Emphasis">kontrak murni</text:span>. Ia mendefinisikan sekumpulan <text:span text:style-name="Emphasis">signature</text:span> metode (dan properti berbasis metode) yang <text:span text:style-name="Strong_20_Emphasis">harus</text:span> diimplementasikan oleh kelas (atau record, dalam mode tertentu) mana pun yang "mengadopsi" atau mengimplementasikan interface tersebut.</text:p>
            <text:p text:style-name="Text_20_body"><text:span text:style-name="Strong_20_Emphasis">Konsep Inti:</text:span></text:p>
            <text:list xml:id="list8947408781246081607" text:style-name="L166">
              <text:list-item>
                <text:p text:style-name="P587"><text:span text:style-name="Strong_20_Emphasis">Kontrak Murni:</text:span> Interface hanya berisi <text:span text:style-name="Strong_20_Emphasis">deklarasi</text:span> (header) metode dan properti. Ia <text:span text:style-name="Strong_20_Emphasis">tidak mengandung implementasi</text:span> (badan <text:span text:style-name="Source_20_Text">begin..end;</text:span>) dan <text:span text:style-name="Strong_20_Emphasis">tidak boleh memiliki fields (data anggota)</text:span>. </text:p>
              </text:list-item>
              <text:list-item>
                <text:p text:style-name="P587"><text:span text:style-name="Strong_20_Emphasis">Definisi Kemampuan/Peran:</text:span> Interface biasanya digunakan untuk mendefinisikan sebuah <text:span text:style-name="Emphasis">kemampuan</text:span> (misalnya, <text:span text:style-name="Source_20_Text">ILoggable</text:span>, <text:span text:style-name="Source_20_Text">ISerializable</text:span>, <text:span text:style-name="Source_20_Text">IComparable</text:span>) atau sebuah <text:span text:style-name="Emphasis">peran</text:span> yang dapat diambil oleh berbagai jenis objek, tanpa memandang hierarki pewarisan kelas mereka. </text:p>
              </text:list-item>
              <text:list-item>
                <text:p text:style-name="P587"><text:span text:style-name="Strong_20_Emphasis">Alternatif Pewarisan:</text:span> Interface menyediakan bentuk "pewarisan tipe" jamak (multiple inheritance of type). Sebuah kelas hanya bisa mewarisi implementasi dari satu kelas induk, tetapi ia bisa <text:span text:style-name="Strong_20_Emphasis">mengimplementasikan banyak interface</text:span>, sehingga mengadopsi banyak kontrak atau peran. </text:p>
              </text:list-item>
              <text:list-item>
                <text:p text:style-name="P323"><text:span text:style-name="Strong_20_Emphasis">Decoupling:</text:span> Menggunakan interface memungkinkan Anda menulis kode yang bergantung pada <text:span text:style-name="Emphasis">kontrak</text:span> (interface) daripada <text:span text:style-name="Emphasis">implementasi</text:span> spesifik (kelas), membuat sistem lebih fleksibel dan ter-decouple. </text:p>
              </text:list-item>
            </text:list>
            <text:p text:style-name="Text_20_body"><text:span text:style-name="Strong_20_Emphasis">1. Deklarasi Interface</text:span></text:p>
            <text:p text:style-name="Text_20_body">Interface dideklarasikan dalam blok <text:span text:style-name="Source_20_Text">type</text:span> menggunakan kata kunci <text:span text:style-name="Source_20_Text">interface</text:span> dan <text:span text:style-name="Source_20_Text">end</text:span>.</text:p>
            <text:p text:style-name="Text_20_body">Delphi</text:p>
            <text:p text:style-name="Preformatted_20_Text"><text:span text:style-name="Source_20_Text">type</text:span></text:p>
            <text:p text:style-name="Preformatted_20_Text"><text:span text:style-name="Source_20_Text"><text:s text:c="2"/>// Interface dasar FPC/Delphi untuk reference counting</text:span></text:p>
            <text:p text:style-name="Preformatted_20_Text"><text:span text:style-name="Source_20_Text"><text:s text:c="2"/>// (Biasanya tidak perlu dideklarasi ulang, ada di System)</text:span></text:p>
            <text:p text:style-name="Preformatted_20_Text"><text:soft-page-break/><text:span text:style-name="Source_20_Text"><text:s text:c="2"/>// IInterface = interface</text:span></text:p>
            <text:p text:style-name="Preformatted_20_Text"><text:span text:style-name="Source_20_Text"><text:s text:c="2"/>// <text:s text:c="2"/>function QueryInterface(const IID: TGUID; out Obj): HResult; stdcall;</text:span></text:p>
            <text:p text:style-name="Preformatted_20_Text"><text:span text:style-name="Source_20_Text"><text:s text:c="2"/>// <text:s text:c="2"/>function _AddRef: Longint; stdcall;</text:span></text:p>
            <text:p text:style-name="Preformatted_20_Text"><text:span text:style-name="Source_20_Text"><text:s text:c="2"/>// <text:s text:c="2"/>function _Release: Longint; stdcall;</text:span></text:p>
            <text:p text:style-name="Preformatted_20_Text"><text:span text:style-name="Source_20_Text"><text:s text:c="2"/>// end;</text:span></text:p>
            <text:p text:style-name="Preformatted_20_Text"/>
            <text:p text:style-name="Preformatted_20_Text"><text:span text:style-name="Source_20_Text"><text:s text:c="2"/>// Contoh Interface Kustom</text:span></text:p>
            <text:p text:style-name="Preformatted_20_Text"><text:span text:style-name="Source_20_Text"><text:s text:c="2"/>ILogger = interface(IInterface) // Mewarisi IInterface untuk ref counting</text:span></text:p>
            <text:p text:style-name="Preformatted_20_Text"><text:span text:style-name="Source_20_Text"><text:s text:c="4"/>['{2A14C59D-4114-4B5B-8C1A-7B8F3A4E9C0F}'] // GUID WAJIB!</text:span></text:p>
            <text:p text:style-name="Preformatted_20_Text"><text:span text:style-name="Source_20_Text"><text:s text:c="4"/>// Metode yang harus diimplementasikan</text:span></text:p>
            <text:p text:style-name="Preformatted_20_Text"><text:span text:style-name="Source_20_Text"><text:s text:c="4"/>procedure LogInfo(const Message: string);</text:span></text:p>
            <text:p text:style-name="Preformatted_20_Text"><text:span text:style-name="Source_20_Text"><text:s text:c="4"/>procedure LogError(const Message: string; ErrorCode: Integer);</text:span></text:p>
            <text:p text:style-name="Preformatted_20_Text"><text:span text:style-name="Source_20_Text"><text:s text:c="4"/>// Properti (harus diimplementasikan via metode di kelas)</text:span></text:p>
            <text:p text:style-name="Preformatted_20_Text"><text:span text:style-name="Source_20_Text"><text:s text:c="4"/>function GetLogLevel: Integer;</text:span></text:p>
            <text:p text:style-name="Preformatted_20_Text"><text:span text:style-name="Source_20_Text"><text:s text:c="4"/>procedure SetLogLevel(Value: Integer);</text:span></text:p>
            <text:p text:style-name="Preformatted_20_Text"><text:span text:style-name="Source_20_Text"><text:s text:c="4"/>property LogLevel: Integer read GetLogLevel write SetLogLevel;</text:span></text:p>
            <text:p text:style-name="P77"><text:span text:style-name="Source_20_Text"><text:s text:c="2"/>end;</text:span></text:p>
            <text:list xml:id="list7972220745360908486" text:style-name="L167">
              <text:list-item>
                <text:p text:style-name="P588"><text:span text:style-name="Strong_20_Emphasis">Pewarisan Interface:</text:span> Sangat umum (dan direkomendasikan untuk manajemen memori) untuk mewariskan interface Anda dari <text:span text:style-name="Source_20_Text">IInterface</text:span> (didefinisikan di unit <text:span text:style-name="Source_20_Text">System</text:span>) atau <text:span text:style-name="Source_20_Text">IUnknown</text:span> (alias <text:span text:style-name="Source_20_Text">IInterface</text:span> untuk kompatibilitas COM). Ini menyediakan tiga metode dasar (<text:span text:style-name="Source_20_Text">QueryInterface</text:span>, <text:span text:style-name="Source_20_Text">_AddRef</text:span>, <text:span text:style-name="Source_20_Text">_Release</text:span>) yang diperlukan untuk <text:span text:style-name="Strong_20_Emphasis">reference counting otomatis</text:span> dan pemeriksaan tipe dinamis antar interface. </text:p>
              </text:list-item>
              <text:list-item>
                <text:p text:style-name="P588"><text:span text:style-name="Strong_20_Emphasis">GUID (Globally Unique Identifier):</text:span> String <text:span text:style-name="Source_20_Text">{...}</text:span> setelah deklarasi interface adalah GUID. Ini adalah pengidentifikasi unik universal untuk interface tersebut. <text:span text:style-name="Strong_20_Emphasis">Sangat penting</text:span> untuk menyertakannya agar interface dapat diidentifikasi secara unik di berbagai modul, platform, atau untuk interoperabilitas COM. Anda bisa men-generate GUID baru di Lazarus IDE menggunakan shortcut <text:span text:style-name="Source_20_Text">Ctrl+Shift+G</text:span>. </text:p>
              </text:list-item>
              <text:list-item>
                <text:p text:style-name="P324"><text:span text:style-name="Strong_20_Emphasis">Anggota Interface:</text:span> Hanya bisa berisi <text:span text:style-name="Strong_20_Emphasis">header metode</text:span> (prosedur/fungsi) dan <text:span text:style-name="Strong_20_Emphasis">deklarasi properti</text:span>. Properti dalam interface harus mendefinisikan metode <text:span text:style-name="Source_20_Text">read</text:span> dan/atau <text:span text:style-name="Source_20_Text">write</text:span> (yang juga harus dideklarasikan sebagai metode di interface itu sendiri). Tidak boleh ada field atau implementasi metode. </text:p>
              </text:list-item>
            </text:list>
            <text:p text:style-name="Text_20_body"><text:span text:style-name="Strong_20_Emphasis">2. Implementasi Interface oleh Kelas</text:span></text:p>
            <text:p text:style-name="Text_20_body">Sebuah kelas menyatakan bahwa ia akan mematuhi kontrak interface dengan mencantumkan nama interface (dipisahkan koma jika lebih dari satu) dalam deklarasi kelasnya, setelah kelas induk (jika ada).</text:p>
            <text:p text:style-name="Text_20_body">Delphi</text:p>
            <text:p text:style-name="Preformatted_20_Text"><text:span text:style-name="Source_20_Text">type</text:span></text:p>
            <text:p text:style-name="Preformatted_20_Text"><text:span text:style-name="Source_20_Text"><text:s text:c="2"/>// Kelas basis umum untuk mempermudah implementasi IInterface</text:span></text:p>
            <text:p text:style-name="Preformatted_20_Text"><text:span text:style-name="Source_20_Text"><text:s text:c="2"/>// (TInterfacedObject sudah ada di unit System)</text:span></text:p>
            <text:p text:style-name="Preformatted_20_Text"><text:span text:style-name="Source_20_Text"><text:s text:c="2"/>// TInterfacedObject = class(TObject, IInterface) ... end;</text:span></text:p>
            <text:p text:style-name="Preformatted_20_Text"/>
            <text:p text:style-name="Preformatted_20_Text"><text:span text:style-name="Source_20_Text"><text:s text:c="2"/>// Kelas konkret yang mengimplementasikan ILogger</text:span></text:p>
            <text:p text:style-name="Preformatted_20_Text"><text:soft-page-break/><text:span text:style-name="Source_20_Text"><text:s text:c="2"/>TConsoleLogger = class(TInterfacedObject, ILogger) // Warisi TInterfacedObject &amp; implementasi ILogger</text:span></text:p>
            <text:p text:style-name="Preformatted_20_Text"><text:span text:style-name="Source_20_Text"><text:s text:c="2"/>private</text:span></text:p>
            <text:p text:style-name="Preformatted_20_Text"><text:span text:style-name="Source_20_Text"><text:s text:c="4"/>FLevel: Integer; // Field internal</text:span></text:p>
            <text:p text:style-name="Preformatted_20_Text"><text:span text:style-name="Source_20_Text"><text:s text:c="4"/>// Deklarasi metode untuk implementasi ILogger:</text:span></text:p>
            <text:p text:style-name="Preformatted_20_Text"><text:span text:style-name="Source_20_Text"><text:s text:c="4"/>procedure LogInfo(const Message: string);</text:span></text:p>
            <text:p text:style-name="Preformatted_20_Text"><text:span text:style-name="Source_20_Text"><text:s text:c="4"/>procedure LogError(const Message: string; ErrorCode: Integer);</text:span></text:p>
            <text:p text:style-name="Preformatted_20_Text"><text:span text:style-name="Source_20_Text"><text:s text:c="4"/>function GetLogLevel: Integer;</text:span></text:p>
            <text:p text:style-name="Preformatted_20_Text"><text:span text:style-name="Source_20_Text"><text:s text:c="4"/>procedure SetLogLevel(Value: Integer);</text:span></text:p>
            <text:p text:style-name="Preformatted_20_Text"><text:span text:style-name="Source_20_Text"><text:s text:c="2"/>public</text:span></text:p>
            <text:p text:style-name="Preformatted_20_Text"><text:span text:style-name="Source_20_Text"><text:s text:c="4"/>constructor Create;</text:span></text:p>
            <text:p text:style-name="Preformatted_20_Text"><text:span text:style-name="Source_20_Text"><text:s text:c="2"/>end;</text:span></text:p>
            <text:p text:style-name="Preformatted_20_Text"/>
            <text:p text:style-name="Preformatted_20_Text"><text:span text:style-name="Source_20_Text">implementation</text:span></text:p>
            <text:p text:style-name="Preformatted_20_Text"><text:span text:style-name="Source_20_Text">uses SysUtils;</text:span></text:p>
            <text:p text:style-name="Preformatted_20_Text"/>
            <text:p text:style-name="Preformatted_20_Text"><text:span text:style-name="Source_20_Text">constructor TConsoleLogger.Create;</text:span></text:p>
            <text:p text:style-name="Preformatted_20_Text"><text:span text:style-name="Source_20_Text">begin</text:span></text:p>
            <text:p text:style-name="Preformatted_20_Text"><text:span text:style-name="Source_20_Text"><text:s text:c="2"/>inherited Create; // Panggil konstruktor TInterfacedObject</text:span></text:p>
            <text:p text:style-name="Preformatted_20_Text"><text:span text:style-name="Source_20_Text"><text:s text:c="2"/>FLevel := 0; // Default log level</text:span></text:p>
            <text:p text:style-name="Preformatted_20_Text"><text:span text:style-name="Source_20_Text">end;</text:span></text:p>
            <text:p text:style-name="Preformatted_20_Text"/>
            <text:p text:style-name="Preformatted_20_Text"><text:span text:style-name="Source_20_Text">procedure TConsoleLogger.LogInfo(const Message: string);</text:span></text:p>
            <text:p text:style-name="Preformatted_20_Text"><text:span text:style-name="Source_20_Text">begin</text:span></text:p>
            <text:p text:style-name="Preformatted_20_Text"><text:span text:style-name="Source_20_Text"><text:s text:c="2"/>if FLevel &lt;= 1 then // Contoh logika level</text:span></text:p>
            <text:p text:style-name="Preformatted_20_Text"><text:span text:style-name="Source_20_Text"><text:s text:c="4"/>WriteLn('INFO : ', Message);</text:span></text:p>
            <text:p text:style-name="Preformatted_20_Text"><text:span text:style-name="Source_20_Text">end;</text:span></text:p>
            <text:p text:style-name="Preformatted_20_Text"/>
            <text:p text:style-name="Preformatted_20_Text"><text:span text:style-name="Source_20_Text">procedure TConsoleLogger.LogError(const Message: string; ErrorCode: Integer);</text:span></text:p>
            <text:p text:style-name="Preformatted_20_Text"><text:span text:style-name="Source_20_Text">begin</text:span></text:p>
            <text:p text:style-name="Preformatted_20_Text"><text:span text:style-name="Source_20_Text"><text:s text:c="3"/>// Level error selalu dicatat</text:span></text:p>
            <text:p text:style-name="Preformatted_20_Text"><text:span text:style-name="Source_20_Text"><text:s text:c="3"/>WriteLn('ERROR (', ErrorCode, '): ', Message);</text:span></text:p>
            <text:p text:style-name="Preformatted_20_Text"><text:span text:style-name="Source_20_Text">end;</text:span></text:p>
            <text:p text:style-name="Preformatted_20_Text"/>
            <text:p text:style-name="Preformatted_20_Text"><text:span text:style-name="Source_20_Text">function TConsoleLogger.GetLogLevel: Integer;</text:span></text:p>
            <text:p text:style-name="Preformatted_20_Text"><text:span text:style-name="Source_20_Text">begin</text:span></text:p>
            <text:p text:style-name="Preformatted_20_Text"><text:span text:style-name="Source_20_Text"><text:s text:c="2"/>Result := FLevel; // Implementasi getter properti</text:span></text:p>
            <text:p text:style-name="Preformatted_20_Text"><text:span text:style-name="Source_20_Text">end;</text:span></text:p>
            <text:p text:style-name="Preformatted_20_Text"/>
            <text:p text:style-name="Preformatted_20_Text"><text:span text:style-name="Source_20_Text">procedure TConsoleLogger.SetLogLevel(Value: Integer);</text:span></text:p>
            <text:p text:style-name="Preformatted_20_Text"><text:span text:style-name="Source_20_Text">begin</text:span></text:p>
            <text:p text:style-name="Preformatted_20_Text"><text:span text:style-name="Source_20_Text"><text:s text:c="2"/>if (Value &gt;= 0) and (Value &lt;= 5) then // Implementasi setter properti</text:span></text:p>
            <text:p text:style-name="Preformatted_20_Text"><text:span text:style-name="Source_20_Text"><text:s text:c="5"/>FLevel := Value;</text:span></text:p>
            <text:p text:style-name="Preformatted_20_Text"><text:span text:style-name="Source_20_Text">end;</text:span></text:p>
            <text:p text:style-name="Preformatted_20_Text"/>
            <text:p text:style-name="P77"><text:span text:style-name="Source_20_Text">end. // Akhir implementasi unit</text:span></text:p>
            <text:list xml:id="list5896562896905441279" text:style-name="L168">
              <text:list-item>
                <text:p text:style-name="P589"><text:span text:style-name="Strong_20_Emphasis">Kelas Basis Helper (</text:span><text:span text:style-name="Strong_20_Emphasis"><text:span text:style-name="Source_20_Text">TInterfacedObject</text:span></text:span><text:span text:style-name="Strong_20_Emphasis">):</text:span> Sangat umum untuk mewariskan kelas implementor dari kelas basis seperti <text:span text:style-name="Source_20_Text">TInterfacedObject</text:span> (dari unit <text:span text:style-name="Source_20_Text">System</text:span>) atau <text:span text:style-name="Source_20_Text">TComponent</text:span> (dari <text:span text:style-name="Source_20_Text">Classes</text:span>, yang juga turunan <text:span text:style-name="Source_20_Text">TInterfacedObject</text:span>). Kelas-kelas ini <text:soft-page-break/>menyediakan implementasi standar untuk metode <text:span text:style-name="Source_20_Text">_AddRef</text:span>, <text:span text:style-name="Source_20_Text">_Release</text:span>, dan <text:span text:style-name="Source_20_Text">QueryInterface</text:span> dari <text:span text:style-name="Source_20_Text">IInterface</text:span>, sehingga Anda tidak perlu mengimplementasikannya secara manual. Ini mengaktifkan reference counting. </text:p>
              </text:list-item>
              <text:list-item>
                <text:p text:style-name="P589"><text:span text:style-name="Strong_20_Emphasis">Implementasi Metode Wajib:</text:span> Kelas <text:span text:style-name="Source_20_Text">TConsoleLogger</text:span> <text:span text:style-name="Strong_20_Emphasis">harus</text:span> menyediakan implementasi konkret untuk <text:span text:style-name="Strong_20_Emphasis">semua</text:span> metode yang dideklarasikan di interface <text:span text:style-name="Source_20_Text">ILogger</text:span> (<text:span text:style-name="Source_20_Text">LogInfo</text:span>, <text:span text:style-name="Source_20_Text">LogError</text:span>, <text:span text:style-name="Source_20_Text">GetLogLevel</text:span>, <text:span text:style-name="Source_20_Text">SetLogLevel</text:span>). Signature metode di kelas harus sama persis dengan di interface. </text:p>
              </text:list-item>
              <text:list-item>
                <text:p text:style-name="P325"><text:span text:style-name="Strong_20_Emphasis">Implementasi Properti:</text:span> Properti <text:span text:style-name="Source_20_Text">LogLevel</text:span> di interface diimplementasikan dengan menyediakan metode <text:span text:style-name="Source_20_Text">GetLogLevel</text:span> dan <text:span text:style-name="Source_20_Text">SetLogLevel</text:span> di kelas. Properti itu sendiri tidak perlu (dan biasanya tidak) dideklarasikan ulang di kelas jika hanya akan diakses via interface. </text:p>
              </text:list-item>
            </text:list>
            <text:p text:style-name="Text_20_body"><text:span text:style-name="Strong_20_Emphasis">3. Reference Counting dan Manajemen Memori Otomatis</text:span></text:p>
            <text:p text:style-name="Text_20_body">Ini adalah salah satu keuntungan terbesar menggunakan interface (yang mewarisi <text:span text:style-name="Source_20_Text">IInterface</text:span>/<text:span text:style-name="Source_20_Text">IUnknown</text:span>) di FPC:</text:p>
            <text:list xml:id="list4311818268236476457" text:style-name="L169">
              <text:list-item>
                <text:p text:style-name="P590">Ketika Anda mendeklarasikan variabel bertipe interface (<text:span text:style-name="Source_20_Text">var Logger: ILogger;</text:span>) dan menugaskannya dengan objek dari kelas implementor yang mendukung reference counting (seperti <text:span text:style-name="Source_20_Text">TConsoleLogger</text:span> yang mewarisi <text:span text:style-name="Source_20_Text">TInterfacedObject</text:span>), <text:span text:style-name="Strong_20_Emphasis">lifetime objek tersebut dikelola secara otomatis</text:span>. </text:p>
              </text:list-item>
              <text:list-item>
                <text:p text:style-name="P590">Setiap kali referensi interface ditugaskan atau disalin, hitungan referensi internal objek akan bertambah (<text:span text:style-name="Source_20_Text">_AddRef</text:span>). </text:p>
              </text:list-item>
              <text:list-item>
                <text:p text:style-name="P590">Setiap kali referensi interface keluar dari scope, di-assign <text:span text:style-name="Source_20_Text">nil</text:span>, atau di-assign referensi lain, hitungan referensinya berkurang (<text:span text:style-name="Source_20_Text">_Release</text:span>). </text:p>
              </text:list-item>
              <text:list-item>
                <text:p text:style-name="P590">Ketika hitungan referensi mencapai <text:span text:style-name="Strong_20_Emphasis">nol</text:span>, metode <text:span text:style-name="Source_20_Text">_Release</text:span> (yang diimplementasikan oleh <text:span text:style-name="Source_20_Text">TInterfacedObject</text:span>) akan secara otomatis memanggil <text:span text:style-name="Source_20_Text">Destroy</text:span> pada objek, yang kemudian membebaskan memori objek. </text:p>
              </text:list-item>
              <text:list-item>
                <text:p text:style-name="P326"><text:span text:style-name="Strong_20_Emphasis">Kesimpulan:</text:span> Anda <text:span text:style-name="Strong_20_Emphasis">tidak perlu memanggil </text:span><text:span text:style-name="Strong_20_Emphasis"><text:span text:style-name="Source_20_Text">Free</text:span></text:span><text:span text:style-name="Strong_20_Emphasis"> secara manual</text:span> pada variabel bertipe interface! Ini sangat menyederhanakan manajemen memori dan mengurangi risiko kebocoran memori. </text:p>
              </text:list-item>
            </text:list>
            <text:p text:style-name="Text_20_body"><text:span text:style-name="Strong_20_Emphasis">4. Penggunaan dan Polimorfisme via Interface</text:span></text:p>
            <text:list xml:id="list2748295109160010401" text:style-name="L170">
              <text:list-item>
                <text:p text:style-name="P591"><text:span text:style-name="Strong_20_Emphasis">Deklarasi dan Assignment:</text:span> </text:p>
                <text:p text:style-name="P327">Delphi</text:p>
                <text:p text:style-name="P60"><text:span text:style-name="Source_20_Text">var</text:span></text:p>
                <text:p text:style-name="P60"><text:span text:style-name="Source_20_Text"><text:s text:c="2"/>MyLogger: ILogger; // Variabel bertipe interface</text:span></text:p>
                <text:p text:style-name="P60"><text:span text:style-name="Source_20_Text"><text:s text:c="2"/>AnotherLogger: ILogger;</text:span></text:p>
                <text:p text:style-name="P60"><text:span text:style-name="Source_20_Text">begin</text:span></text:p>
                <text:p text:style-name="P60"><text:span text:style-name="Source_20_Text"><text:s text:c="2"/>MyLogger := TConsoleLogger.Create; // Buat objek, assign ke interface</text:span></text:p>
                <text:p text:style-name="P60"><text:span text:style-name="Source_20_Text"><text:s text:c="2"/>AnotherLogger := TFileLogger.Create('app.log'); // Asumsikan ada TFileLogger</text:span></text:p>
                <text:p text:style-name="P60"/>
                <text:p text:style-name="P60"><text:soft-page-break/><text:span text:style-name="Source_20_Text"><text:s text:c="2"/>// Gunakan objek melalui interface:</text:span></text:p>
                <text:p text:style-name="P60"><text:span text:style-name="Source_20_Text"><text:s text:c="2"/>MyLogger.LogInfo('Program dimulai.');</text:span></text:p>
                <text:p text:style-name="P60"><text:span text:style-name="Source_20_Text"><text:s text:c="2"/>MyLogger.LogLevel := 2;</text:span></text:p>
                <text:p text:style-name="P60"><text:span text:style-name="Source_20_Text"><text:s text:c="2"/>AnotherLogger.LogError('Gagal buka file config', 101);</text:span></text:p>
                <text:p text:style-name="P60"/>
                <text:p text:style-name="P60"><text:span text:style-name="Source_20_Text"><text:s text:c="2"/>// Tidak perlu MyLogger.Free atau AnotherLogger.Free</text:span></text:p>
                <text:p text:style-name="P60"><text:span text:style-name="Source_20_Text"><text:s text:c="2"/>// Otomatis saat MyLogger/AnotherLogger keluar scope atau di-nil-kan</text:span></text:p>
                <text:p text:style-name="P138"><text:span text:style-name="Source_20_Text">end;</text:span></text:p>
              </text:list-item>
              <text:list-item>
                <text:p text:style-name="P591"><text:span text:style-name="Strong_20_Emphasis">Polimorfisme:</text:span> Interface memungkinkan polimorfisme. Variabel <text:span text:style-name="Source_20_Text">ILogger</text:span> dapat menampung referensi ke objek <text:span text:style-name="Source_20_Text">TConsoleLogger</text:span>, <text:span text:style-name="Source_20_Text">TFileLogger</text:span>, atau kelas lain apa pun yang mengimplementasikan <text:span text:style-name="Source_20_Text">ILogger</text:span>. Kode Anda dapat bekerja dengan <text:span text:style-name="Source_20_Text">ILogger</text:span> tanpa perlu tahu tipe konkretnya. </text:p>
              </text:list-item>
              <text:list-item>
                <text:p text:style-name="P327"><text:span text:style-name="Strong_20_Emphasis">Implementasi Multi-Interface:</text:span> Sebuah kelas dapat mengimplementasikan <text:span text:style-name="Emphasis">beberapa</text:span> interface, memungkinkannya memainkan berbagai peran. Contoh: <text:span text:style-name="Source_20_Text">TMyComponent = class(TComponent, ISaveable, IEditable)</text:span>. </text:p>
              </text:list-item>
            </text:list>
            <text:p text:style-name="Text_20_body"><text:span text:style-name="Strong_20_Emphasis">5. Interface vs. Kelas Abstrak</text:span></text:p>
            <table:table table:name="Table5" table:style-name="Table5">
              <table:table-column table:style-name="Table5.A"/>
              <table:table-column table:style-name="Table5.B"/>
              <table:table-column table:style-name="Table5.C"/>
              <table:table-row>
                <table:table-cell table:style-name="Table5.A1" office:value-type="string">
                  <text:p text:style-name="P1">Aspek</text:p>
                </table:table-cell>
                <table:table-cell table:style-name="Table5.A1" office:value-type="string">
                  <text:p text:style-name="P1">Interface (<text:span text:style-name="Source_20_Text">interface</text:span>)</text:p>
                </table:table-cell>
                <table:table-cell table:style-name="Table5.A1" office:value-type="string">
                  <text:p text:style-name="P1">Kelas Abstrak (<text:span text:style-name="Source_20_Text">class abstract</text:span>)</text:p>
                </table:table-cell>
              </table:table-row>
              <table:table-row>
                <table:table-cell table:style-name="Table5.A1" office:value-type="string">
                  <text:p text:style-name="P2"><text:span text:style-name="Strong_20_Emphasis">Implementasi Metode</text:span></text:p>
                </table:table-cell>
                <table:table-cell table:style-name="Table5.A1" office:value-type="string">
                  <text:p text:style-name="P2"><text:span text:style-name="Strong_20_Emphasis">Tidak Ada</text:span></text:p>
                </table:table-cell>
                <table:table-cell table:style-name="Table5.A1" office:value-type="string">
                  <text:p text:style-name="P2"><text:span text:style-name="Strong_20_Emphasis">Bisa Ada</text:span> (untuk metode non-abstrak)</text:p>
                </table:table-cell>
              </table:table-row>
              <table:table-row>
                <table:table-cell table:style-name="Table5.A1" office:value-type="string">
                  <text:p text:style-name="P2"><text:span text:style-name="Strong_20_Emphasis">Fields (Data)</text:span></text:p>
                </table:table-cell>
                <table:table-cell table:style-name="Table5.A1" office:value-type="string">
                  <text:p text:style-name="P2"><text:span text:style-name="Strong_20_Emphasis">Tidak Ada</text:span></text:p>
                </table:table-cell>
                <table:table-cell table:style-name="Table5.A1" office:value-type="string">
                  <text:p text:style-name="P2"><text:span text:style-name="Strong_20_Emphasis">Bisa Ada</text:span></text:p>
                </table:table-cell>
              </table:table-row>
              <table:table-row>
                <table:table-cell table:style-name="Table5.A1" office:value-type="string">
                  <text:p text:style-name="P2"><text:span text:style-name="Strong_20_Emphasis">Pewarisan Kelas Induk</text:span></text:p>
                </table:table-cell>
                <table:table-cell table:style-name="Table5.A1" office:value-type="string">
                  <text:p text:style-name="P2">Tidak ada (hanya interface induk)</text:p>
                </table:table-cell>
                <table:table-cell table:style-name="Table5.A1" office:value-type="string">
                  <text:p text:style-name="P2"><text:span text:style-name="Strong_20_Emphasis">Hanya Satu</text:span> kelas induk</text:p>
                </table:table-cell>
              </table:table-row>
              <table:table-row>
                <table:table-cell table:style-name="Table5.A1" office:value-type="string">
                  <text:p text:style-name="P2"><text:span text:style-name="Strong_20_Emphasis">Implementasi/Pewarisan Jamak</text:span></text:p>
                </table:table-cell>
                <table:table-cell table:style-name="Table5.A1" office:value-type="string">
                  <text:p text:style-name="P2">Kelas bisa implementasi <text:span text:style-name="Strong_20_Emphasis">Banyak Interface</text:span></text:p>
                </table:table-cell>
                <table:table-cell table:style-name="Table5.A1" office:value-type="string">
                  <text:p text:style-name="P2">Kelas hanya bisa mewarisi <text:span text:style-name="Strong_20_Emphasis">Satu Kelas</text:span></text:p>
                </table:table-cell>
              </table:table-row>
              <table:table-row>
                <table:table-cell table:style-name="Table5.A1" office:value-type="string">
                  <text:p text:style-name="P2"><text:span text:style-name="Strong_20_Emphasis">Manajemen Memori</text:span></text:p>
                </table:table-cell>
                <table:table-cell table:style-name="Table5.A1" office:value-type="string">
                  <text:p text:style-name="P2"><text:span text:style-name="Strong_20_Emphasis">Otomatis</text:span> (via Ref Counting <text:span text:style-name="Source_20_Text">IInterface</text:span>)</text:p>
                </table:table-cell>
                <table:table-cell table:style-name="Table5.A1" office:value-type="string">
                  <text:p text:style-name="P2"><text:span text:style-name="Strong_20_Emphasis">Manual</text:span> (via <text:span text:style-name="Source_20_Text">Create</text:span>/<text:span text:style-name="Source_20_Text">Free</text:span> pada variabel kelas)</text:p>
                </table:table-cell>
              </table:table-row>
              <table:table-row>
                <table:table-cell table:style-name="Table5.A1" office:value-type="string">
                  <text:p text:style-name="P2"><text:span text:style-name="Strong_20_Emphasis">Tujuan Utama</text:span></text:p>
                </table:table-cell>
                <table:table-cell table:style-name="Table5.A1" office:value-type="string">
                  <text:p text:style-name="P2">Definisikan <text:span text:style-name="Strong_20_Emphasis">Kontrak/Kemampuan</text:span>, Decoupling</text:p>
                </table:table-cell>
                <table:table-cell table:style-name="Table5.A1" office:value-type="string">
                  <text:p text:style-name="P2">Berikan <text:span text:style-name="Strong_20_Emphasis">Implementasi/State Dasar</text:span> + Kontrak</text:p>
                </table:table-cell>
              </table:table-row>
            </table:table>
            <text:p text:style-name="Text_20_body">Ekspor ke Spreadsheet</text:p>
            <text:list xml:id="list7869449956982885133" text:style-name="L171">
              <text:list-item>
                <text:p text:style-name="P592"><text:span text:style-name="Strong_20_Emphasis">Gunakan Kelas Abstrak:</text:span> Ketika Anda ingin menyediakan implementasi default atau state (fields) yang sama untuk semua kelas turunan, dan hubungan "is-a" kuat berlaku. </text:p>
              </text:list-item>
              <text:list-item>
                <text:p text:style-name="P328"><text:span text:style-name="Strong_20_Emphasis">Gunakan Interface:</text:span> Ketika Anda ingin mendefinisikan sebuah kapabilitas atau peran yang bisa diadopsi oleh kelas-kelas yang mungkin tidak terkait dalam hierarki pewarisan, ketika Anda membutuhkan "pewarisan tipe" jamak, atau ketika Anda menginginkan kenyamanan manajemen memori otomatis via reference counting. Interface seringkali menghasilkan desain yang lebih fleksibel dan ter-decouple. </text:p>
              </text:list-item>
            </text:list>
          </text:section>
          <text:section text:style-name="Sect1" text:name="feedback-form-88">
            <text:p text:style-name="P443"><text:soft-page-break/></text:p>
          </text:section>
        </text:section>
        <text:section text:style-name="Sect1" text:name="ca0ecc128019ddc2">
          <text:p text:style-name="Text_20_body"/>
          <text:section text:style-name="Sect1" text:name="user-query-content-89">
            <text:p text:style-name="P705">yax </text:p>
          </text:section>
          <text:p text:style-name="P443">Tampilkan alur berpikir</text:p>
          <text:section text:style-name="Sect2" text:name="model-response-message-contentr_ca0ecc128019ddc2">
            <text:p text:style-name="Text_20_body">Baik, saya akan melanjutkan dengan jawaban untuk prompt <text:span text:style-name="Strong_20_Emphasis">Sub-bab 11.2: Informasi Tipe Runtime (RTTI) Dasar: Operator </text:span><text:span text:style-name="Strong_20_Emphasis"><text:span text:style-name="Source_20_Text">is</text:span></text:span><text:span text:style-name="Strong_20_Emphasis"> dan </text:span><text:span text:style-name="Strong_20_Emphasis"><text:span text:style-name="Source_20_Text">as</text:span></text:span>.</text:p>
            <text:p text:style-name="Horizontal_20_Line"/>
            <text:p text:style-name="Text_20_body"><text:span text:style-name="Strong_20_Emphasis">(Jawaban untuk Prompt Sub-bab 11.2)</text:span></text:p>
            <text:h text:style-name="Heading_20_3" text:outline-level="3">11.2 Informasi Tipe Runtime (RTTI) Dasar: Operator <text:span text:style-name="Source_20_Text">is</text:span> dan <text:span text:style-name="Source_20_Text">as</text:span></text:h>
            <text:p text:style-name="Text_20_body">Dalam Pemrograman Berorientasi Objek, terutama ketika menggunakan polimorfisme, seringkali Anda memiliki variabel referensi bertipe kelas induk (atau interface) yang pada kenyataannya menunjuk ke objek dari salah satu kelas turunannya. Terkadang, Anda perlu mengetahui tipe <text:span text:style-name="Emphasis">aktual</text:span> dari objek tersebut saat runtime untuk dapat melakukan operasi spesifik yang hanya ada di kelas turunan. Free Pascal menyediakan <text:span text:style-name="Strong_20_Emphasis">Informasi Tipe Runtime (Run-Time Type Information - RTTI)</text:span> dasar untuk tujuan ini, terutama melalui operator <text:span text:style-name="Strong_20_Emphasis"><text:span text:style-name="Source_20_Text">is</text:span></text:span> dan <text:span text:style-name="Strong_20_Emphasis"><text:span text:style-name="Source_20_Text">as</text:span></text:span>.</text:p>
            <text:p text:style-name="Text_20_body"><text:span text:style-name="Emphasis">(Catatan: FPC memiliki sistem RTTI yang lebih luas untuk introspeksi properti, metode, dll., terutama untuk anggota </text:span><text:span text:style-name="Emphasis"><text:span text:style-name="Source_20_Text">published</text:span></text:span><text:span text:style-name="Emphasis">, tetapi di sini kita fokus pada pemeriksaan dan konversi tipe kelas dasar).</text:span></text:p>
            <text:p text:style-name="Text_20_body"><text:span text:style-name="Strong_20_Emphasis">1. Operator </text:span><text:span text:style-name="Strong_20_Emphasis"><text:span text:style-name="Source_20_Text">is</text:span></text:span><text:span text:style-name="Strong_20_Emphasis"> (Pemeriksaan Tipe)</text:span></text:p>
            <text:list xml:id="list7222337622641429985" text:style-name="L172">
              <text:list-item>
                <text:p text:style-name="P593"><text:span text:style-name="Strong_20_Emphasis">Tujuan:</text:span> Operator <text:span text:style-name="Source_20_Text">is</text:span> digunakan untuk memeriksa secara <text:span text:style-name="Strong_20_Emphasis">aman</text:span> saat runtime apakah sebuah referensi objek kompatibel dengan tipe kelas tertentu. Kompatibel berarti referensi tersebut menunjuk ke sebuah instance dari kelas target <text:span text:style-name="Strong_20_Emphasis">atau salah satu kelas turunannya</text:span>. </text:p>
              </text:list-item>
              <text:list-item>
                <text:p text:style-name="P593"><text:span text:style-name="Strong_20_Emphasis">Sintaks:</text:span> <text:span text:style-name="Source_20_Text">ObjekReferensi is TipeKelasTarget</text:span> </text:p>
              </text:list-item>
              <text:list-item>
                <text:p text:style-name="P593"><text:span text:style-name="Strong_20_Emphasis">Hasil:</text:span> Operator <text:span text:style-name="Source_20_Text">is</text:span> mengembalikan nilai <text:span text:style-name="Source_20_Text">Boolean</text:span>: </text:p>
                <text:list>
                  <text:list-item>
                    <text:p text:style-name="P593"><text:span text:style-name="Source_20_Text">True</text:span>: Jika <text:span text:style-name="Source_20_Text">ObjekReferensi</text:span> tidak <text:span text:style-name="Source_20_Text">nil</text:span> dan menunjuk ke objek yang tipenya adalah <text:span text:style-name="Source_20_Text">TipeKelasTarget</text:span> atau turunan dari <text:span text:style-name="Source_20_Text">TipeKelasTarget</text:span>. </text:p>
                  </text:list-item>
                  <text:list-item>
                    <text:p text:style-name="P593"><text:span text:style-name="Source_20_Text">False</text:span>: Jika <text:span text:style-name="Source_20_Text">ObjekReferensi</text:span> adalah <text:span text:style-name="Source_20_Text">nil</text:span>, atau jika ia menunjuk ke objek yang tipenya <text:span text:style-name="Emphasis">bukan</text:span> <text:span text:style-name="Source_20_Text">TipeKelasTarget</text:span> dan juga <text:span text:style-name="Emphasis">bukan</text:span> turunan darinya. </text:p>
                  </text:list-item>
                </text:list>
              </text:list-item>
              <text:list-item>
                <text:p text:style-name="P329"><text:span text:style-name="Strong_20_Emphasis">Keamanan:</text:span> <text:span text:style-name="Source_20_Text">is</text:span> adalah cara yang aman untuk menanyakan "Apakah objek ini sejenis TipeKelasTarget?" sebelum Anda mencoba memperlakukannya sebagai tipe tersebut. </text:p>
              </text:list-item>
            </text:list>
            <text:p text:style-name="Text_20_body"><text:span text:style-name="Strong_20_Emphasis">2. Operator </text:span><text:span text:style-name="Strong_20_Emphasis"><text:span text:style-name="Source_20_Text">as</text:span></text:span><text:span text:style-name="Strong_20_Emphasis"> (Type Casting Aman / Safe Downcasting)</text:span></text:p>
            <text:list xml:id="list4605421363126658720" text:style-name="L173">
              <text:list-item>
                <text:p text:style-name="P594"><text:span text:style-name="Strong_20_Emphasis">Tujuan:</text:span> Operator <text:span text:style-name="Source_20_Text">as</text:span> digunakan untuk melakukan <text:span text:style-name="Strong_20_Emphasis">konversi tipe referensi </text:span><text:soft-page-break/><text:span text:style-name="Strong_20_Emphasis">(type cast)</text:span> dari tipe kelas induk (atau interface) ke tipe kelas turunan yang lebih spesifik. Ini sering disebut <text:span text:style-name="Emphasis">downcasting</text:span>. <text:span text:style-name="Source_20_Text">as</text:span> memungkinkan Anda mendapatkan referensi dengan tipe turunan sehingga Anda bisa mengakses anggota spesifik dari kelas turunan tersebut. </text:p>
              </text:list-item>
              <text:list-item>
                <text:p text:style-name="P594"><text:span text:style-name="Strong_20_Emphasis">Sintaks:</text:span> <text:span text:style-name="Source_20_Text">VariabelBertipeTurunan := ObjekReferensiInduk as TipeKelasTurunan;</text:span> </text:p>
              </text:list-item>
              <text:list-item>
                <text:p text:style-name="P594"><text:span text:style-name="Strong_20_Emphasis">Perilaku "Aman":</text:span> Kata kunci "aman" di sini sangat penting. Operator <text:span text:style-name="Source_20_Text">as</text:span> melakukan pemeriksaan tipe saat runtime <text:span text:style-name="Emphasis">sebelum</text:span> melakukan assignment: </text:p>
                <text:list>
                  <text:list-item>
                    <text:p text:style-name="P594"><text:span text:style-name="Strong_20_Emphasis">Jika </text:span><text:span text:style-name="Strong_20_Emphasis"><text:span text:style-name="Source_20_Text">ObjekReferensiInduk</text:span></text:span><text:span text:style-name="Strong_20_Emphasis"> memang menunjuk ke instance dari </text:span><text:span text:style-name="Strong_20_Emphasis"><text:span text:style-name="Source_20_Text">TipeKelasTurunan</text:span></text:span><text:span text:style-name="Strong_20_Emphasis"> (atau turunannya)</text:span>, maka <text:span text:style-name="Source_20_Text">as</text:span> akan mengembalikan referensi yang valid (menunjuk ke objek yang sama) tetapi kini bertipe <text:span text:style-name="Source_20_Text">TipeKelasTurunan</text:span>, yang kemudian ditugaskan ke <text:span text:style-name="Source_20_Text">VariabelBertipeTurunan</text:span>. </text:p>
                  </text:list-item>
                  <text:list-item>
                    <text:p text:style-name="P594"><text:span text:style-name="Strong_20_Emphasis">Jika </text:span><text:span text:style-name="Strong_20_Emphasis"><text:span text:style-name="Source_20_Text">ObjekReferensiInduk</text:span></text:span><text:span text:style-name="Strong_20_Emphasis"> ternyata </text:span><text:span text:style-name="Strong_20_Emphasis"><text:span text:style-name="Source_20_Text">nil</text:span></text:span><text:span text:style-name="Strong_20_Emphasis"> atau menunjuk ke objek yang </text:span><text:span text:style-name="Strong_20_Emphasis"><text:span text:style-name="Emphasis">tidak kompatibel</text:span></text:span><text:span text:style-name="Strong_20_Emphasis"> dengan </text:span><text:span text:style-name="Strong_20_Emphasis"><text:span text:style-name="Source_20_Text">TipeKelasTurunan</text:span></text:span>, maka operator <text:span text:style-name="Source_20_Text">as</text:span> akan <text:span text:style-name="Strong_20_Emphasis">membangkitkan (raise) sebuah exception</text:span> runtime, biasanya <text:span text:style-name="Source_20_Text">EInvalidCast</text:span> (dari unit <text:span text:style-name="Source_20_Text">SysUtils</text:span>). Ia <text:span text:style-name="Strong_20_Emphasis">tidak</text:span> mengembalikan <text:span text:style-name="Source_20_Text">nil</text:span> (seperti <text:span text:style-name="Source_20_Text">as</text:span> di C#) dan tidak menyebabkan crash langsung (seperti hard cast C). </text:p>
                  </text:list-item>
                </text:list>
              </text:list-item>
              <text:list-item>
                <text:p text:style-name="P330"><text:span text:style-name="Strong_20_Emphasis">Penggunaan Umum:</text:span> <text:span text:style-name="Source_20_Text">as</text:span> biasanya digunakan <text:span text:style-name="Emphasis">setelah</text:span> Anda memastikan tipenya menggunakan <text:span text:style-name="Source_20_Text">is</text:span>, atau dalam situasi di mana logika program Anda menjamin bahwa objek tersebut pasti bertipe yang Anda harapkan (meskipun menggunakan <text:span text:style-name="Source_20_Text">is</text:span> terlebih dahulu tetap lebih defensif). </text:p>
              </text:list-item>
            </text:list>
            <text:p text:style-name="Text_20_body"><text:span text:style-name="Strong_20_Emphasis">3. Hard Cast (Tidak Aman - Hindari untuk Downcasting Kelas!)</text:span></text:p>
            <text:p text:style-name="Text_20_body">Pascal juga mengizinkan sintaks casting gaya C/fungsi: <text:span text:style-name="Source_20_Text">VariabelBertipeTurunan := TipeKelasTurunan(ObjekReferensiInduk);</text:span>. Namun, menggunakan ini untuk <text:span text:style-name="Emphasis">downcasting</text:span> referensi kelas <text:span text:style-name="Strong_20_Emphasis">sangat tidak aman dan harus dihindari</text:span>.</text:p>
            <text:list xml:id="list1200716773298480731" text:style-name="L174">
              <text:list-item>
                <text:p text:style-name="P595"><text:span text:style-name="Strong_20_Emphasis">Bahaya:</text:span> Hard cast <text:span text:style-name="Strong_20_Emphasis">tidak melakukan pemeriksaan tipe saat runtime</text:span>. Ia hanya memberitahu kompiler untuk memperlakukan referensi tersebut seolah-olah ia sudah bertipe <text:span text:style-name="Source_20_Text">TipeKelasTurunan</text:span>. Jika asumsi Anda salah, <text:span text:style-name="Source_20_Text">VariabelBertipeTurunan</text:span> akan berisi referensi yang salah tipe. Mencoba mengakses anggota melalui referensi yang salah tipe ini kemungkinan besar akan menyebabkan <text:span text:style-name="Strong_20_Emphasis">akses memori ilegal (Access Violation)</text:span> atau perilaku program yang kacau dan sulit di-debug. </text:p>
              </text:list-item>
              <text:list-item>
                <text:p text:style-name="P331"><text:span text:style-name="Strong_20_Emphasis">Rekomendasi:</text:span> Selalu gunakan kombinasi <text:span text:style-name="Source_20_Text">is</text:span> dan <text:span text:style-name="Source_20_Text">as</text:span> untuk downcasting yang aman. </text:p>
              </text:list-item>
            </text:list>
            <text:p text:style-name="Text_20_body"><text:span text:style-name="Strong_20_Emphasis">Contoh Penggunaan </text:span><text:span text:style-name="Strong_20_Emphasis"><text:span text:style-name="Source_20_Text">is</text:span></text:span><text:span text:style-name="Strong_20_Emphasis"> dan </text:span><text:span text:style-name="Strong_20_Emphasis"><text:span text:style-name="Source_20_Text">as</text:span></text:span><text:span text:style-name="Strong_20_Emphasis"> (Koleksi Heterogen):</text:span></text:p>
            <text:p text:style-name="Text_20_body">Misalkan kita memiliki hierarki kelas <text:span text:style-name="Source_20_Text">TBinatang</text:span> dengan turunan <text:span text:style-name="Source_20_Text">TKucing</text:span> dan <text:span text:style-name="Source_20_Text">TAnjing</text:span>, dan kita menyimpannya dalam sebuah <text:span text:style-name="Source_20_Text">TObjectList</text:span>.</text:p>
            <text:p text:style-name="Text_20_body"><text:soft-page-break/>Delphi</text:p>
            <text:p text:style-name="Preformatted_20_Text"><text:span text:style-name="Source_20_Text">program DemoIsAs;</text:span></text:p>
            <text:p text:style-name="Preformatted_20_Text"><text:span text:style-name="Source_20_Text">uses SysUtils, Classes;</text:span></text:p>
            <text:p text:style-name="Preformatted_20_Text"/>
            <text:p text:style-name="Preformatted_20_Text"><text:span text:style-name="Source_20_Text">type</text:span></text:p>
            <text:p text:style-name="Preformatted_20_Text"><text:span text:style-name="Source_20_Text"><text:s text:c="2"/>TBinatang = class(TObject)</text:span></text:p>
            <text:p text:style-name="Preformatted_20_Text"><text:span text:style-name="Source_20_Text"><text:s text:c="2"/>public</text:span></text:p>
            <text:p text:style-name="Preformatted_20_Text"><text:span text:style-name="Source_20_Text"><text:s text:c="4"/>Nama: string;</text:span></text:p>
            <text:p text:style-name="Preformatted_20_Text"><text:span text:style-name="Source_20_Text"><text:s text:c="4"/>constructor Create(ANama: string);</text:span></text:p>
            <text:p text:style-name="Preformatted_20_Text"><text:span text:style-name="Source_20_Text"><text:s text:c="4"/>procedure Bersuara; virtual; abstract; // Metode abstrak</text:span></text:p>
            <text:p text:style-name="Preformatted_20_Text"><text:span text:style-name="Source_20_Text"><text:s text:c="2"/>end;</text:span></text:p>
            <text:p text:style-name="Preformatted_20_Text"/>
            <text:p text:style-name="Preformatted_20_Text"><text:span text:style-name="Source_20_Text"><text:s text:c="2"/>TKucing = class(TBinatang)</text:span></text:p>
            <text:p text:style-name="Preformatted_20_Text"><text:span text:style-name="Source_20_Text"><text:s text:c="2"/>public</text:span></text:p>
            <text:p text:style-name="Preformatted_20_Text"><text:span text:style-name="Source_20_Text"><text:s text:c="4"/>procedure Bersuara; override;</text:span></text:p>
            <text:p text:style-name="Preformatted_20_Text"><text:span text:style-name="Source_20_Text"><text:s text:c="4"/>procedure Mengeong; // Metode spesifik Kucing</text:span></text:p>
            <text:p text:style-name="Preformatted_20_Text"><text:span text:style-name="Source_20_Text"><text:s text:c="2"/>end;</text:span></text:p>
            <text:p text:style-name="Preformatted_20_Text"/>
            <text:p text:style-name="Preformatted_20_Text"><text:span text:style-name="Source_20_Text"><text:s text:c="2"/>TAnjing = class(TBinatang)</text:span></text:p>
            <text:p text:style-name="Preformatted_20_Text"><text:span text:style-name="Source_20_Text"><text:s text:c="2"/>public</text:span></text:p>
            <text:p text:style-name="Preformatted_20_Text"><text:span text:style-name="Source_20_Text"><text:s text:c="4"/>procedure Bersuara; override;</text:span></text:p>
            <text:p text:style-name="Preformatted_20_Text"><text:span text:style-name="Source_20_Text"><text:s text:c="4"/>procedure Menggonggong; // Metode spesifik Anjing</text:span></text:p>
            <text:p text:style-name="Preformatted_20_Text"><text:span text:style-name="Source_20_Text"><text:s text:c="2"/>end;</text:span></text:p>
            <text:p text:style-name="Preformatted_20_Text"/>
            <text:p text:style-name="Preformatted_20_Text"><text:span text:style-name="Source_20_Text">implementation</text:span></text:p>
            <text:p text:style-name="Preformatted_20_Text"/>
            <text:p text:style-name="Preformatted_20_Text"><text:span text:style-name="Source_20_Text">{ TBinatang }</text:span></text:p>
            <text:p text:style-name="Preformatted_20_Text"><text:span text:style-name="Source_20_Text">constructor TBinatang.Create(ANama: string); begin inherited Create; Nama := ANama; end;</text:span></text:p>
            <text:p text:style-name="Preformatted_20_Text"/>
            <text:p text:style-name="Preformatted_20_Text"><text:span text:style-name="Source_20_Text">{ TKucing }</text:span></text:p>
            <text:p text:style-name="Preformatted_20_Text"><text:span text:style-name="Source_20_Text">procedure TKucing.Bersuara; begin WriteLn(Nama, ': Meow!'); end;</text:span></text:p>
            <text:p text:style-name="Preformatted_20_Text"><text:span text:style-name="Source_20_Text">procedure TKucing.Mengeong; begin WriteLn(Nama, ' sedang mengeong lembut...'); end;</text:span></text:p>
            <text:p text:style-name="Preformatted_20_Text"/>
            <text:p text:style-name="Preformatted_20_Text"><text:span text:style-name="Source_20_Text">{ TAnjing }</text:span></text:p>
            <text:p text:style-name="Preformatted_20_Text"><text:span text:style-name="Source_20_Text">procedure TAnjing.Bersuara; begin WriteLn(Nama, ': Guk Guk!'); end;</text:span></text:p>
            <text:p text:style-name="Preformatted_20_Text"><text:span text:style-name="Source_20_Text">procedure TAnjing.Menggonggong; begin WriteLn(Nama, ' sedang menggonggong keras!'); end;</text:span></text:p>
            <text:p text:style-name="Preformatted_20_Text"/>
            <text:p text:style-name="Preformatted_20_Text"><text:span text:style-name="Source_20_Text">// === Program Utama ===</text:span></text:p>
            <text:p text:style-name="Preformatted_20_Text"><text:span text:style-name="Source_20_Text">var</text:span></text:p>
            <text:p text:style-name="Preformatted_20_Text"><text:span text:style-name="Source_20_Text"><text:s text:c="2"/>KebunBinatang: TObjectList;</text:span></text:p>
            <text:p text:style-name="Preformatted_20_Text"><text:span text:style-name="Source_20_Text"><text:s text:c="2"/>Binatang: TBinatang; // Referensi basis</text:span></text:p>
            <text:p text:style-name="Preformatted_20_Text"><text:span text:style-name="Source_20_Text"><text:s text:c="2"/>Kucing: TKucing; <text:s text:c="4"/>// Referensi turunan</text:span></text:p>
            <text:p text:style-name="Preformatted_20_Text"><text:span text:style-name="Source_20_Text"><text:s text:c="2"/>Anjing: TAnjing; <text:s text:c="4"/>// Referensi turunan</text:span></text:p>
            <text:p text:style-name="Preformatted_20_Text"><text:span text:style-name="Source_20_Text"><text:s text:c="2"/>i: Integer;</text:span></text:p>
            <text:p text:style-name="Preformatted_20_Text"><text:span text:style-name="Source_20_Text">begin</text:span></text:p>
            <text:p text:style-name="Preformatted_20_Text"><text:span text:style-name="Source_20_Text"><text:s text:c="2"/>KebunBinatang := TObjectList.Create(True); // True -&gt; List akan Free objek</text:span></text:p>
            <text:p text:style-name="Preformatted_20_Text"><text:span text:style-name="Source_20_Text"><text:s text:c="2"/>try</text:span></text:p>
            <text:p text:style-name="Preformatted_20_Text"><text:span text:style-name="Source_20_Text"><text:s text:c="4"/>KebunBinatang.Add(TKucing.Create('Miko'));</text:span></text:p>
            <text:p text:style-name="Preformatted_20_Text"><text:span text:style-name="Source_20_Text"><text:s text:c="4"/>KebunBinatang.Add(TAnjing.Create('Pluto'));</text:span></text:p>
            <text:p text:style-name="Preformatted_20_Text"><text:span text:style-name="Source_20_Text"><text:s text:c="4"/>KebunBinatang.Add(TAnjing.Create('Heli'));</text:span></text:p>
            <text:p text:style-name="Preformatted_20_Text"><text:soft-page-break/><text:span text:style-name="Source_20_Text"><text:s text:c="4"/>KebunBinatang.Add(TKucing.Create('Pusi'));</text:span></text:p>
            <text:p text:style-name="Preformatted_20_Text"/>
            <text:p text:style-name="Preformatted_20_Text"><text:span text:style-name="Source_20_Text"><text:s text:c="4"/>WriteLn('Parade Kebun Binatang:');</text:span></text:p>
            <text:p text:style-name="Preformatted_20_Text"><text:span text:style-name="Source_20_Text"><text:s text:c="4"/>for i := 0 to KebunBinatang.Count - 1 do</text:span></text:p>
            <text:p text:style-name="Preformatted_20_Text"><text:span text:style-name="Source_20_Text"><text:s text:c="4"/>begin</text:span></text:p>
            <text:p text:style-name="Preformatted_20_Text"><text:span text:style-name="Source_20_Text"><text:s text:c="6"/>Binatang := TBinatang(KebunBinatang[i]); // Ambil sebagai TBinatang</text:span></text:p>
            <text:p text:style-name="Preformatted_20_Text"><text:span text:style-name="Source_20_Text"><text:s text:c="6"/>Write(i, ': ');</text:span></text:p>
            <text:p text:style-name="Preformatted_20_Text"><text:span text:style-name="Source_20_Text"><text:s text:c="6"/>Binatang.Bersuara; // Panggil metode virtual (polimorfisme)</text:span></text:p>
            <text:p text:style-name="Preformatted_20_Text"/>
            <text:p text:style-name="Preformatted_20_Text"><text:span text:style-name="Source_20_Text"><text:s text:c="6"/>// Periksa tipe aktual dan panggil metode spesifik</text:span></text:p>
            <text:p text:style-name="Preformatted_20_Text"><text:span text:style-name="Source_20_Text"><text:s text:c="6"/>if Binatang is TKucing then</text:span></text:p>
            <text:p text:style-name="Preformatted_20_Text"><text:span text:style-name="Source_20_Text"><text:s text:c="6"/>begin</text:span></text:p>
            <text:p text:style-name="Preformatted_20_Text"><text:span text:style-name="Source_20_Text"><text:s text:c="8"/>Kucing := Binatang as TKucing; // Cast aman ke TKucing</text:span></text:p>
            <text:p text:style-name="Preformatted_20_Text"><text:span text:style-name="Source_20_Text"><text:s text:c="8"/>Kucing.Mengeong;</text:span></text:p>
            <text:p text:style-name="Preformatted_20_Text"><text:span text:style-name="Source_20_Text"><text:s text:c="6"/>end</text:span></text:p>
            <text:p text:style-name="Preformatted_20_Text"><text:span text:style-name="Source_20_Text"><text:s text:c="6"/>else if Binatang is TAnjing then</text:span></text:p>
            <text:p text:style-name="Preformatted_20_Text"><text:span text:style-name="Source_20_Text"><text:s text:c="6"/>begin</text:span></text:p>
            <text:p text:style-name="Preformatted_20_Text"><text:span text:style-name="Source_20_Text"><text:s text:c="8"/>Anjing := Binatang as TAnjing; // Cast aman ke TAnjing</text:span></text:p>
            <text:p text:style-name="Preformatted_20_Text"><text:span text:style-name="Source_20_Text"><text:s text:c="8"/>Anjing.Menggonggong;</text:span></text:p>
            <text:p text:style-name="Preformatted_20_Text"><text:span text:style-name="Source_20_Text"><text:s text:c="6"/>end;</text:span></text:p>
            <text:p text:style-name="Preformatted_20_Text"><text:span text:style-name="Source_20_Text"><text:s text:c="6"/>WriteLn; // Baris baru</text:span></text:p>
            <text:p text:style-name="Preformatted_20_Text"><text:span text:style-name="Source_20_Text"><text:s text:c="4"/>end;</text:span></text:p>
            <text:p text:style-name="Preformatted_20_Text"/>
            <text:p text:style-name="Preformatted_20_Text"><text:span text:style-name="Source_20_Text"><text:s text:c="2"/>finally</text:span></text:p>
            <text:p text:style-name="Preformatted_20_Text"><text:span text:style-name="Source_20_Text"><text:s text:c="4"/>KebunBinatang.Free; // Bebaskan list dan objek di dalamnya</text:span></text:p>
            <text:p text:style-name="Preformatted_20_Text"><text:span text:style-name="Source_20_Text"><text:s text:c="2"/>end;</text:span></text:p>
            <text:p text:style-name="P77"><text:span text:style-name="Source_20_Text">end.</text:span></text:p>
            <text:p text:style-name="Text_20_body">Dalam contoh ini, <text:span text:style-name="Source_20_Text">is</text:span> digunakan untuk memeriksa tipe aktual objek dalam list. Jika tipe cocok, <text:span text:style-name="Source_20_Text">as</text:span> digunakan untuk mendapatkan referensi bertipe turunan yang aman, yang kemudian memungkinkan pemanggilan metode spesifik (<text:span text:style-name="Source_20_Text">Mengeong</text:span> atau <text:span text:style-name="Source_20_Text">Menggonggong</text:span>). Ini menunjukkan bagaimana RTTI dasar memungkinkan interaksi yang aman dan spesifik tipe dalam konteks polimorfik.</text:p>
          </text:section>
          <text:section text:style-name="Sect1" text:name="feedback-form-89">
            <text:p text:style-name="P443"/>
          </text:section>
        </text:section>
        <text:section text:style-name="Sect1" text:name="41cb520418b07ead">
          <text:p text:style-name="Text_20_body"/>
          <text:section text:style-name="Sect1" text:name="user-query-content-90">
            <text:p text:style-name="P705">yax </text:p>
          </text:section>
          <text:p text:style-name="P443">Tampilkan alur berpikir</text:p>
          <text:section text:style-name="Sect2" text:name="model-response-message-contentr_41cb520418b07ead">
            <text:p text:style-name="Text_20_body">Baik, saya akan melanjutkan dengan jawaban untuk prompt <text:span text:style-name="Strong_20_Emphasis">Sub-bab 11.3: Penanganan Eksepsi (Exception Handling)</text:span>.</text:p>
            <text:p text:style-name="Horizontal_20_Line"/>
            <text:p text:style-name="Text_20_body"><text:span text:style-name="Strong_20_Emphasis">(Jawaban untuk Prompt Sub-bab 11.3)</text:span></text:p>
            <text:h text:style-name="Heading_20_3" text:outline-level="3">11.3 Penanganan Eksepsi (Exception Handling)</text:h>
            <text:p text:style-name="Text_20_body">Dalam dunia nyata, banyak hal bisa berjalan tidak sesuai rencana saat program dieksekusi: file mungkin tidak ditemukan, input pengguna mungkin tidak valid, <text:soft-page-break/>memori bisa habis, koneksi jaringan terputus, atau terjadi kesalahan logika pembagian dengan nol. Mengandalkan pengecekan kode error secara manual setelah setiap operasi bisa membuat kode menjadi rumit dan sulit dibaca. Free Pascal, seperti banyak bahasa modern, menyediakan mekanisme <text:span text:style-name="Strong_20_Emphasis">Penanganan Eksepsi Terstruktur (Structured Exception Handling - SEH)</text:span> sebagai cara yang lebih bersih, terpusat, dan tangguh untuk menangani kondisi-kondisi luar biasa atau error ini.</text:p>
            <text:p text:style-name="Text_20_body">SEH memisahkan kode penanganan error dari alur logika program utama. Ketika error terjadi, sebuah <text:span text:style-name="Emphasis">exception</text:span> (eksepsi) "dibangkitkan" (raised/thrown), dan alur kontrol normal berhenti. Sistem kemudian mencari blok penangan (handler) yang cocok untuk tipe eksepsi tersebut di tumpukan pemanggilan (call stack). Jika ditemukan, kode penangan dieksekusi; jika tidak, program biasanya akan berhenti dengan pesan error.</text:p>
            <text:p text:style-name="Text_20_body">Ada tiga komponen utama dalam SEH Free Pascal:</text:p>
            <text:p text:style-name="Text_20_body"><text:span text:style-name="Strong_20_Emphasis">1. Membangkitkan Eksepsi (</text:span><text:span text:style-name="Strong_20_Emphasis"><text:span text:style-name="Source_20_Text">raise</text:span></text:span><text:span text:style-name="Strong_20_Emphasis">)</text:span></text:p>
            <text:list xml:id="list3319774789481991539" text:style-name="L175">
              <text:list-item>
                <text:p text:style-name="P596"><text:span text:style-name="Strong_20_Emphasis">Tujuan:</text:span> Pernyataan <text:span text:style-name="Source_20_Text">raise</text:span> digunakan untuk secara eksplisit memberi sinyal dari dalam kode Anda bahwa suatu kondisi error atau situasi tak terduga telah terjadi yang mencegah kelanjutan alur normal. </text:p>
              </text:list-item>
              <text:list-item>
                <text:p text:style-name="P596"><text:span text:style-name="Strong_20_Emphasis">Mekanisme:</text:span> <text:span text:style-name="Source_20_Text">raise</text:span> membangkitkan sebuah <text:span text:style-name="Emphasis">objek</text:span> dari kelas eksepsi. Kelas eksepsi ini biasanya merupakan turunan dari kelas <text:span text:style-name="Source_20_Text">Exception</text:span> standar yang didefinisikan di unit <text:span text:style-name="Source_20_Text">SysUtils</text:span>. Objek eksepsi ini membawa informasi tentang error yang terjadi (minimal sebuah pesan). </text:p>
              </text:list-item>
              <text:list-item>
                <text:p text:style-name="P596"><text:span text:style-name="Strong_20_Emphasis">Sintaks:</text:span> Anda membuat instance dari kelas eksepsi yang sesuai (menggunakan konstruktornya) dan langsung melemparnya dengan <text:span text:style-name="Source_20_Text">raise</text:span>. </text:p>
                <text:p text:style-name="P332">Delphi</text:p>
                <text:p text:style-name="P61"><text:span text:style-name="Source_20_Text">uses SysUtils; // Exception dan turunannya ada di sini</text:span></text:p>
                <text:p text:style-name="P61"/>
                <text:p text:style-name="P61"><text:span text:style-name="Source_20_Text">// ... dalam kode ...</text:span></text:p>
                <text:p text:style-name="P61"><text:span text:style-name="Source_20_Text">if Saldo &lt; JumlahPenarikan then</text:span></text:p>
                <text:p text:style-name="P61"><text:span text:style-name="Source_20_Text"><text:s text:c="2"/>// Bangkitkan exception kustom (anggap EInsufficientFunds turunan Exception)</text:span></text:p>
                <text:p text:style-name="P61"><text:span text:style-name="Source_20_Text"><text:s text:c="2"/>raise EInsufficientFunds.Create('Saldo tidak mencukupi untuk penarikan.');</text:span></text:p>
                <text:p text:style-name="P61"/>
                <text:p text:style-name="P61"><text:span text:style-name="Source_20_Text">if Pembagi = 0 then</text:span></text:p>
                <text:p text:style-name="P61"><text:span text:style-name="Source_20_Text"><text:s text:c="2"/>// Bangkitkan exception standar</text:span></text:p>
                <text:p text:style-name="P61"><text:span text:style-name="Source_20_Text"><text:s text:c="2"/>raise EDivByZero.Create('Terjadi pembagian oleh nol.');</text:span></text:p>
                <text:p text:style-name="P61"/>
                <text:p text:style-name="P61"><text:span text:style-name="Source_20_Text">// Bisa juga exception generik jika tidak ada yang spesifik</text:span></text:p>
                <text:p text:style-name="P61"><text:span text:style-name="Source_20_Text">if not KonfigurasiValid then</text:span></text:p>
                <text:p text:style-name="P139"><text:span text:style-name="Source_20_Text"><text:s text:c="2"/>raise Exception.Create('Kesalahan konfigurasi internal.');</text:span></text:p>
              </text:list-item>
              <text:list-item>
                <text:p text:style-name="P332"><text:span text:style-name="Strong_20_Emphasis">Eksepsi Standar:</text:span> <text:span text:style-name="Source_20_Text">SysUtils</text:span> menyediakan banyak kelas eksepsi bawaan yang umum, seperti: <text:span text:style-name="Source_20_Text">Exception</text:span> (basis), <text:span text:style-name="Source_20_Text">EInOutError</text:span> (error file I/O), <text:span text:style-name="Source_20_Text">EDivByZero</text:span>, <text:span text:style-name="Source_20_Text">EConvertError</text:span> (gagal konversi tipe), <text:span text:style-name="Source_20_Text">EInvalidCast</text:span> (gagal operator <text:span text:style-name="Source_20_Text">as</text:span>), <text:span text:style-name="Source_20_Text">EOutOfMemory</text:span>, <text:span text:style-name="Source_20_Text">EListError</text:span>, <text:span text:style-name="Source_20_Text">EArgumentException</text:span>, dll. Dianjurkan untuk menggunakan tipe eksepsi <text:soft-page-break/>yang paling spesifik atau membuat tipe eksepsi kustom Anda sendiri (mewarisi dari <text:span text:style-name="Source_20_Text">Exception</text:span> atau turunannya) untuk error spesifik aplikasi. </text:p>
              </text:list-item>
            </text:list>
            <text:p text:style-name="Text_20_body"><text:span text:style-name="Strong_20_Emphasis">2. Menangani Eksepsi (</text:span><text:span text:style-name="Strong_20_Emphasis"><text:span text:style-name="Source_20_Text">try...except...end</text:span></text:span><text:span text:style-name="Strong_20_Emphasis">)</text:span></text:p>
            <text:list xml:id="list7083538983408442417" text:style-name="L176">
              <text:list-item>
                <text:p text:style-name="P597"><text:span text:style-name="Strong_20_Emphasis">Tujuan:</text:span> Blok <text:span text:style-name="Source_20_Text">try...except</text:span> digunakan untuk <text:span text:style-name="Strong_20_Emphasis">melindungi</text:span> satu blok kode (bagian <text:span text:style-name="Source_20_Text">try</text:span>) dan menyediakan <text:span text:style-name="Strong_20_Emphasis">penangan (handler)</text:span> untuk eksepsi spesifik (atau umum) yang mungkin terjadi di dalam blok <text:span text:style-name="Source_20_Text">try</text:span> tersebut. </text:p>
              </text:list-item>
              <text:list-item>
                <text:p text:style-name="P597"><text:span text:style-name="Strong_20_Emphasis">Sintaks:</text:span> </text:p>
                <text:p text:style-name="P333">Delphi</text:p>
                <text:p text:style-name="P62"><text:span text:style-name="Source_20_Text">try</text:span></text:p>
                <text:p text:style-name="P62"><text:span text:style-name="Source_20_Text"><text:s text:c="2"/>// Kode yang dilindungi (Protected Code)</text:span></text:p>
                <text:p text:style-name="P62"><text:span text:style-name="Source_20_Text"><text:s text:c="2"/>// Pernyataan di sini berpotensi membangkitkan eksepsi</text:span></text:p>
                <text:p text:style-name="P62"><text:span text:style-name="Source_20_Text">except</text:span></text:p>
                <text:p text:style-name="P62"><text:span text:style-name="Source_20_Text"><text:s text:c="2"/>// Blok penangan (Handler Block)</text:span></text:p>
                <text:p text:style-name="P62"><text:span text:style-name="Source_20_Text"><text:s text:c="2"/>// Dieksekusi HANYA JIKA eksepsi terjadi di blok try</text:span></text:p>
                <text:p text:style-name="P62"><text:span text:style-name="Source_20_Text"><text:s text:c="2"/>on EVar: TipeEksepsi1 do // Tangkap TipeEksepsi1 atau turunannya</text:span></text:p>
                <text:p text:style-name="P62"><text:span text:style-name="Source_20_Text"><text:s text:c="4"/>HandleErrorTipe1(EVar); // Bisa akses objek eksepsi EVar (misal, EVar.Message)</text:span></text:p>
                <text:p text:style-name="P62"/>
                <text:p text:style-name="P62"><text:span text:style-name="Source_20_Text"><text:s text:c="2"/>on TipeEksepsi2 do // Tangkap TipeEksepsi2 atau turunannya (tanpa var objek)</text:span></text:p>
                <text:p text:style-name="P62"><text:span text:style-name="Source_20_Text"><text:s text:c="4"/>HandleErrorTipe2;</text:span></text:p>
                <text:p text:style-name="P62"/>
                <text:p text:style-name="P62"><text:span text:style-name="Source_20_Text"><text:s text:c="2"/>// ... 'on' lainnya untuk tipe spesifik ...</text:span></text:p>
                <text:p text:style-name="P62"/>
                <text:p text:style-name="P62"><text:span text:style-name="Source_20_Text"><text:s text:c="2"/>else // Tangkap semua eksepsi lain yang tidak cocok 'on' di atas (Opsional)</text:span></text:p>
                <text:p text:style-name="P62"><text:span text:style-name="Source_20_Text"><text:s text:c="4"/>HandleErrorLain;</text:span></text:p>
                <text:p text:style-name="P62"/>
                <text:p text:style-name="P62"><text:span text:style-name="Source_20_Text"><text:s text:c="2"/>// Bisa juga 'except end;' (tanpa on/else) - menangkap semua, TIDAK DISARANKAN!</text:span></text:p>
                <text:p text:style-name="P140"><text:span text:style-name="Source_20_Text">end; // Akhir blok try..except</text:span></text:p>
              </text:list-item>
              <text:list-item>
                <text:p text:style-name="P597"><text:span text:style-name="Strong_20_Emphasis">Alur Kerja:</text:span> </text:p>
                <text:list>
                  <text:list-item>
                    <text:p text:style-name="P597">Kode di dalam <text:span text:style-name="Source_20_Text">try</text:span> dieksekusi. </text:p>
                  </text:list-item>
                  <text:list-item>
                    <text:p text:style-name="P597">Jika <text:span text:style-name="Strong_20_Emphasis">tidak ada</text:span> eksepsi terjadi, blok <text:span text:style-name="Source_20_Text">except</text:span> <text:span text:style-name="Strong_20_Emphasis">dilewati</text:span> seluruhnya, dan eksekusi lanjut ke setelah <text:span text:style-name="Source_20_Text">end;</text:span>. </text:p>
                  </text:list-item>
                  <text:list-item>
                    <text:p text:style-name="P597">Jika eksepsi terjadi di dalam <text:span text:style-name="Source_20_Text">try</text:span>, eksekusi <text:span text:style-name="Source_20_Text">try</text:span> <text:span text:style-name="Strong_20_Emphasis">langsung berhenti</text:span>, dan sistem mencari klausa <text:span text:style-name="Source_20_Text">on</text:span> pertama di blok <text:span text:style-name="Source_20_Text">except</text:span> yang cocok dengan tipe eksepsi yang dibangkitkan (atau tipe induknya). </text:p>
                  </text:list-item>
                  <text:list-item>
                    <text:p text:style-name="P597">Jika klausa <text:span text:style-name="Source_20_Text">on</text:span> yang cocok ditemukan, pernyataan setelah <text:span text:style-name="Source_20_Text">do</text:span> dieksekusi. Variabel opsional (<text:span text:style-name="Source_20_Text">EVar:</text:span> dalam contoh) akan berisi referensi ke objek eksepsi yang dibangkitkan. Setelah handler <text:span text:style-name="Source_20_Text">on</text:span> selesai, eksekusi lanjut ke setelah <text:span text:style-name="Source_20_Text">end;</text:span>. </text:p>
                  </text:list-item>
                  <text:list-item>
                    <text:p text:style-name="P597">Jika tidak ada <text:span text:style-name="Source_20_Text">on</text:span> yang cocok, klausa <text:span text:style-name="Source_20_Text">else</text:span> (jika ada) akan dieksekusi. </text:p>
                  </text:list-item>
                  <text:list-item>
                    <text:p text:style-name="P597">Jika tidak ada <text:span text:style-name="Source_20_Text">on</text:span> yang cocok dan tidak ada <text:span text:style-name="Source_20_Text">else</text:span>, atau jika blok <text:span text:style-name="Source_20_Text">except</text:span> kosong (<text:span text:style-name="Source_20_Text">except end;</text:span>), eksepsi dianggap "tertangkap" <text:soft-page-break/>tetapi tidak ditangani secara spesifik, dan eksekusi lanjut ke setelah <text:span text:style-name="Source_20_Text">end;</text:span>. <text:span text:style-name="Strong_20_Emphasis">Menangkap semua eksepsi secara diam-diam (</text:span><text:span text:style-name="Strong_20_Emphasis"><text:span text:style-name="Source_20_Text">except end;</text:span></text:span><text:span text:style-name="Strong_20_Emphasis">) sangat tidak disarankan karena menyembunyikan masalah.</text:span> </text:p>
                  </text:list-item>
                  <text:list-item>
                    <text:p text:style-name="P333">Jika tidak ada <text:span text:style-name="Source_20_Text">on</text:span> yang cocok, tidak ada <text:span text:style-name="Source_20_Text">else</text:span>, dan blok <text:span text:style-name="Source_20_Text">except</text:span> tidak kosong, maka eksepsi akan <text:span text:style-name="Strong_20_Emphasis">disebarkan (propagated)</text:span> ke blok <text:span text:style-name="Source_20_Text">try...except</text:span> yang melingkupinya di tumpukan pemanggilan (call stack). Jika tidak ada handler yang menangkapnya hingga ke level terluar, program biasanya akan berhenti. </text:p>
                  </text:list-item>
                </text:list>
              </text:list-item>
            </text:list>
            <text:p text:style-name="Text_20_body"><text:span text:style-name="Strong_20_Emphasis">3. Menjamin Eksekusi Cleanup (</text:span><text:span text:style-name="Strong_20_Emphasis"><text:span text:style-name="Source_20_Text">try...finally...end</text:span></text:span><text:span text:style-name="Strong_20_Emphasis">)</text:span></text:p>
            <text:list xml:id="list7201042918329410912" text:style-name="L177">
              <text:list-item>
                <text:p text:style-name="P598"><text:span text:style-name="Strong_20_Emphasis">Tujuan:</text:span> Blok <text:span text:style-name="Source_20_Text">try...finally</text:span> digunakan untuk memastikan bahwa satu blok kode tertentu (bagian <text:span text:style-name="Source_20_Text">finally</text:span>) <text:span text:style-name="Strong_20_Emphasis">selalu dieksekusi</text:span> setelah blok <text:span text:style-name="Source_20_Text">try</text:span> selesai, <text:span text:style-name="Strong_20_Emphasis">tidak peduli apakah terjadi eksepsi atau tidak</text:span> di dalam <text:span text:style-name="Source_20_Text">try</text:span>, dan tidak peduli bagaimana blok <text:span text:style-name="Source_20_Text">try</text:span> diakhiri (selesai normal, via <text:span text:style-name="Source_20_Text">Exit</text:span>, atau karena eksepsi). </text:p>
              </text:list-item>
              <text:list-item>
                <text:p text:style-name="P598"><text:span text:style-name="Strong_20_Emphasis">Sintaks:</text:span> </text:p>
                <text:p text:style-name="P334">Delphi</text:p>
                <text:p text:style-name="P63"><text:span text:style-name="Source_20_Text">// Alokasi sumber daya (misal, memori, file handle, lock)</text:span></text:p>
                <text:p text:style-name="P63"><text:span text:style-name="Source_20_Text">Resource := AllocateResource;</text:span></text:p>
                <text:p text:style-name="P63"><text:span text:style-name="Source_20_Text">try</text:span></text:p>
                <text:p text:style-name="P63"><text:span text:style-name="Source_20_Text"><text:s text:c="2"/>// Kode yang menggunakan sumber daya (Protected Code)</text:span></text:p>
                <text:p text:style-name="P63"><text:span text:style-name="Source_20_Text"><text:s text:c="2"/>// Kode ini bisa selesai normal, memanggil Exit, atau raise exception</text:span></text:p>
                <text:p text:style-name="P63"><text:span text:style-name="Source_20_Text"><text:s text:c="2"/>// ...</text:span></text:p>
                <text:p text:style-name="P63"><text:span text:style-name="Source_20_Text">finally</text:span></text:p>
                <text:p text:style-name="P63"><text:span text:style-name="Source_20_Text"><text:s text:c="2"/>// Kode Cleanup (Finalization Code)</text:span></text:p>
                <text:p text:style-name="P63"><text:span text:style-name="Source_20_Text"><text:s text:c="2"/>// Kode ini DIJAMIN akan dieksekusi setelah blok 'try' dimasuki</text:span></text:p>
                <text:p text:style-name="P63"><text:span text:style-name="Source_20_Text"><text:s text:c="2"/>ReleaseResource(Resource);</text:span></text:p>
                <text:p text:style-name="P141"><text:span text:style-name="Source_20_Text">end; // Akhir blok try..finally</text:span></text:p>
              </text:list-item>
              <text:list-item>
                <text:p text:style-name="P598"><text:span text:style-name="Strong_20_Emphasis">Penting untuk Manajemen Sumber Daya:</text:span> <text:span text:style-name="Source_20_Text">try...finally</text:span> adalah mekanisme <text:span text:style-name="Strong_20_Emphasis">kunci</text:span> untuk <text:span text:style-name="Strong_20_Emphasis">manajemen sumber daya yang aman</text:span> di FPC (serupa dengan RAII di C++ atau <text:span text:style-name="Source_20_Text">try-with-resources</text:span> di Java). Anda menempatkan kode untuk <text:span text:style-name="Strong_20_Emphasis">membebaskan/membersihkan sumber daya</text:span> (memanggil <text:span text:style-name="Source_20_Text">Free</text:span> pada objek, <text:span text:style-name="Source_20_Text">FreeMem</text:span>, <text:span text:style-name="Source_20_Text">CloseFile</text:span>, melepas lock, menutup koneksi DB) di dalam blok <text:span text:style-name="Source_20_Text">finally</text:span>. Ini mencegah <text:span text:style-name="Strong_20_Emphasis">kebocoran sumber daya (resource leaks)</text:span> jika terjadi error di tengah penggunaan sumber daya tersebut. </text:p>
              </text:list-item>
              <text:list-item>
                <text:p text:style-name="P334"><text:span text:style-name="Strong_20_Emphasis">Tidak Menangani Eksepsi:</text:span> Penting dicatat bahwa <text:span text:style-name="Source_20_Text">try...finally</text:span> <text:span text:style-name="Strong_20_Emphasis">tidak menangkap atau menangani eksepsi</text:span>. Jika eksepsi terjadi di blok <text:span text:style-name="Source_20_Text">try</text:span>, blok <text:span text:style-name="Source_20_Text">finally</text:span> akan dieksekusi, dan <text:span text:style-name="Emphasis">setelah itu</text:span> eksepsi akan terus disebarkan (propagated) ke atas mencari handler <text:span text:style-name="Source_20_Text">try...except</text:span>. </text:p>
              </text:list-item>
            </text:list>
            <text:p text:style-name="Text_20_body"><text:span text:style-name="Strong_20_Emphasis">4. Menggabungkan Blok (</text:span><text:span text:style-name="Strong_20_Emphasis"><text:span text:style-name="Source_20_Text">try...except...finally</text:span></text:span><text:span text:style-name="Strong_20_Emphasis">)</text:span></text:p>
            <text:p text:style-name="Text_20_body">Dimungkinkan juga untuk menggabungkan kedua jenis blok:</text:p>
            <text:p text:style-name="Text_20_body"><text:soft-page-break/>Delphi</text:p>
            <text:p text:style-name="Preformatted_20_Text"><text:span text:style-name="Source_20_Text">try</text:span></text:p>
            <text:p text:style-name="Preformatted_20_Text"><text:span text:style-name="Source_20_Text"><text:s text:c="2"/>// Kode dilindungi</text:span></text:p>
            <text:p text:style-name="Preformatted_20_Text"><text:span text:style-name="Source_20_Text">except</text:span></text:p>
            <text:p text:style-name="Preformatted_20_Text"><text:span text:style-name="Source_20_Text"><text:s text:c="2"/>// Tangani eksepsi di sini</text:span></text:p>
            <text:p text:style-name="Preformatted_20_Text"><text:span text:style-name="Source_20_Text">finally</text:span></text:p>
            <text:p text:style-name="Preformatted_20_Text"><text:span text:style-name="Source_20_Text"><text:s text:c="2"/>// Lakukan cleanup yang dijamin di sini</text:span></text:p>
            <text:p text:style-name="P77"><text:span text:style-name="Source_20_Text">end;</text:span></text:p>
            <text:p text:style-name="Text_20_body">Dalam kasus ini, jika eksepsi terjadi, blok <text:span text:style-name="Source_20_Text">except</text:span> yang cocok akan dieksekusi <text:span text:style-name="Emphasis">terlebih dahulu</text:span>, baru kemudian blok <text:span text:style-name="Source_20_Text">finally</text:span> dieksekusi. Jika tidak ada eksepsi, blok <text:span text:style-name="Source_20_Text">try</text:span> selesai, lalu blok <text:span text:style-name="Source_20_Text">finally</text:span> dieksekusi.</text:p>
            <text:p text:style-name="Text_20_body"><text:span text:style-name="Strong_20_Emphasis">Contoh Gabungan:</text:span></text:p>
            <text:p text:style-name="Text_20_body">Delphi</text:p>
            <text:p text:style-name="Preformatted_20_Text"><text:span text:style-name="Source_20_Text">program DemoExceptionLengkap;</text:span></text:p>
            <text:p text:style-name="Preformatted_20_Text"><text:span text:style-name="Source_20_Text">uses SysUtils;</text:span></text:p>
            <text:p text:style-name="Preformatted_20_Text"/>
            <text:p text:style-name="Preformatted_20_Text"><text:span text:style-name="Source_20_Text">type EValidasi = class(Exception);</text:span></text:p>
            <text:p text:style-name="Preformatted_20_Text"/>
            <text:p text:style-name="Preformatted_20_Text"><text:span text:style-name="Source_20_Text">procedure ProsesInputAngka(const S: string);</text:span></text:p>
            <text:p text:style-name="Preformatted_20_Text"><text:span text:style-name="Source_20_Text">var</text:span></text:p>
            <text:p text:style-name="Preformatted_20_Text"><text:span text:style-name="Source_20_Text"><text:s text:c="2"/>I: Integer;</text:span></text:p>
            <text:p text:style-name="Preformatted_20_Text"><text:span text:style-name="Source_20_Text"><text:s text:c="2"/>F: TextFile; // Contoh resource file</text:span></text:p>
            <text:p text:style-name="Preformatted_20_Text"><text:span text:style-name="Source_20_Text"><text:s text:c="2"/>FileName: string;</text:span></text:p>
            <text:p text:style-name="Preformatted_20_Text"><text:span text:style-name="Source_20_Text">begin</text:span></text:p>
            <text:p text:style-name="Preformatted_20_Text"><text:span text:style-name="Source_20_Text"><text:s text:c="2"/>FileName := 'temp_process.log';</text:span></text:p>
            <text:p text:style-name="Preformatted_20_Text"><text:span text:style-name="Source_20_Text"><text:s text:c="2"/>AssignFile(F, FileName);</text:span></text:p>
            <text:p text:style-name="Preformatted_20_Text"><text:span text:style-name="Source_20_Text"><text:s text:c="2"/>{$I-} // Matikan I/O checking sementara (agar bisa ditangkap)</text:span></text:p>
            <text:p text:style-name="Preformatted_20_Text"><text:span text:style-name="Source_20_Text"><text:s text:c="2"/>Rewrite(F); // Buka file untuk ditulis (bisa gagal)</text:span></text:p>
            <text:p text:style-name="Preformatted_20_Text"><text:span text:style-name="Source_20_Text"><text:s text:c="2"/>{$I+} // Nyalakan lagi</text:span></text:p>
            <text:p text:style-name="Preformatted_20_Text"><text:span text:style-name="Source_20_Text"><text:s text:c="2"/>if IOResult &lt;&gt; 0 then // Cek error I/O manual (karena {$I-})</text:span></text:p>
            <text:p text:style-name="Preformatted_20_Text"><text:span text:style-name="Source_20_Text"><text:s text:c="4"/>raise EInOutError.CreateFmt('Gagal membuka file log "%s" untuk ditulis.',[FileName]);</text:span></text:p>
            <text:p text:style-name="Preformatted_20_Text"/>
            <text:p text:style-name="Preformatted_20_Text"><text:span text:style-name="Source_20_Text"><text:s text:c="2"/>try // Blok utama dengan cleanup file</text:span></text:p>
            <text:p text:style-name="Preformatted_20_Text"><text:span text:style-name="Source_20_Text"><text:s text:c="4"/>try // Blok untuk menangani error konversi/logika</text:span></text:p>
            <text:p text:style-name="Preformatted_20_Text"><text:span text:style-name="Source_20_Text"><text:s text:c="6"/>WriteLn(F, 'Mencoba memproses input: ', S); // Tulis ke log</text:span></text:p>
            <text:p text:style-name="Preformatted_20_Text"><text:span text:style-name="Source_20_Text"><text:s text:c="6"/>if S = '' then</text:span></text:p>
            <text:p text:style-name="Preformatted_20_Text"><text:span text:style-name="Source_20_Text"><text:s text:c="8"/>raise EValidasi.Create('Input tidak boleh kosong.');</text:span></text:p>
            <text:p text:style-name="Preformatted_20_Text"/>
            <text:p text:style-name="Preformatted_20_Text"><text:span text:style-name="Source_20_Text"><text:s text:c="6"/>I := StrToInt(S); // Bisa raise EConvertError</text:span></text:p>
            <text:p text:style-name="Preformatted_20_Text"/>
            <text:p text:style-name="Preformatted_20_Text"><text:span text:style-name="Source_20_Text"><text:s text:c="6"/>if I &lt; 0 then</text:span></text:p>
            <text:p text:style-name="Preformatted_20_Text"><text:span text:style-name="Source_20_Text"><text:s text:c="8"/>raise EValidasi.Create('Input tidak boleh negatif.');</text:span></text:p>
            <text:p text:style-name="Preformatted_20_Text"/>
            <text:p text:style-name="Preformatted_20_Text"><text:span text:style-name="Source_20_Text"><text:s text:c="6"/>// Logika proses berhasil</text:span></text:p>
            <text:p text:style-name="Preformatted_20_Text"><text:span text:style-name="Source_20_Text"><text:s text:c="6"/>WriteLn(F, 'Input diproses, hasil: ', I * 2);</text:span></text:p>
            <text:p text:style-name="Preformatted_20_Text"><text:span text:style-name="Source_20_Text"><text:s text:c="6"/>WriteLn('Proses berhasil untuk input: ', S);</text:span></text:p>
            <text:p text:style-name="Preformatted_20_Text"/>
            <text:p text:style-name="Preformatted_20_Text"><text:span text:style-name="Source_20_Text"><text:s text:c="4"/>except // Tangani error spesifik</text:span></text:p>
            <text:p text:style-name="Preformatted_20_Text"><text:span text:style-name="Source_20_Text"><text:s text:c="6"/>on E: EConvertError do</text:span></text:p>
            <text:p text:style-name="Preformatted_20_Text"><text:soft-page-break/><text:span text:style-name="Source_20_Text"><text:s text:c="6"/>begin</text:span></text:p>
            <text:p text:style-name="Preformatted_20_Text"><text:span text:style-name="Source_20_Text"><text:s text:c="8"/>WriteLn(ErrOutput, 'Error Konversi: Masukkan angka yang valid. Pesan: ', E.Message);</text:span></text:p>
            <text:p text:style-name="Preformatted_20_Text"><text:span text:style-name="Source_20_Text"><text:s text:c="8"/>WriteLn(F, 'Error Konversi Terjadi: ', E.Message); // Log error</text:span></text:p>
            <text:p text:style-name="Preformatted_20_Text"><text:span text:style-name="Source_20_Text"><text:s text:c="6"/>end;</text:span></text:p>
            <text:p text:style-name="Preformatted_20_Text"><text:span text:style-name="Source_20_Text"><text:s text:c="6"/>on E: EValidasi do</text:span></text:p>
            <text:p text:style-name="Preformatted_20_Text"><text:span text:style-name="Source_20_Text"><text:s text:c="6"/>begin</text:span></text:p>
            <text:p text:style-name="Preformatted_20_Text"><text:span text:style-name="Source_20_Text"><text:s text:c="8"/>WriteLn(ErrOutput, 'Error Validasi: ', E.Message);</text:span></text:p>
            <text:p text:style-name="Preformatted_20_Text"><text:span text:style-name="Source_20_Text"><text:s text:c="8"/>WriteLn(F, 'Error Validasi Terjadi: ', E.Message); // Log error</text:span></text:p>
            <text:p text:style-name="Preformatted_20_Text"><text:span text:style-name="Source_20_Text"><text:s text:c="6"/>end;</text:span></text:p>
            <text:p text:style-name="Preformatted_20_Text"><text:span text:style-name="Source_20_Text"><text:s text:c="6"/>// Bisa tambahkan 'on E: Exception do ...' atau 'else ...' jika perlu</text:span></text:p>
            <text:p text:style-name="Preformatted_20_Text"><text:span text:style-name="Source_20_Text"><text:s text:c="4"/>end; // Akhir try..except</text:span></text:p>
            <text:p text:style-name="Preformatted_20_Text"/>
            <text:p text:style-name="Preformatted_20_Text"><text:span text:style-name="Source_20_Text"><text:s text:c="2"/>finally</text:span></text:p>
            <text:p text:style-name="Preformatted_20_Text"><text:span text:style-name="Source_20_Text"><text:s text:c="4"/>// Cleanup: Pastikan file log selalu ditutup</text:span></text:p>
            <text:p text:style-name="Preformatted_20_Text"><text:span text:style-name="Source_20_Text"><text:s text:c="4"/>WriteLn(F, 'Menutup file log.');</text:span></text:p>
            <text:p text:style-name="Preformatted_20_Text"><text:span text:style-name="Source_20_Text"><text:s text:c="4"/>CloseFile(F);</text:span></text:p>
            <text:p text:style-name="Preformatted_20_Text"><text:span text:style-name="Source_20_Text"><text:s text:c="4"/>WriteLn('(File log ditutup)');</text:span></text:p>
            <text:p text:style-name="Preformatted_20_Text"><text:span text:style-name="Source_20_Text"><text:s text:c="2"/>end; // Akhir try..finally</text:span></text:p>
            <text:p text:style-name="Preformatted_20_Text"><text:span text:style-name="Source_20_Text">end;</text:span></text:p>
            <text:p text:style-name="Preformatted_20_Text"/>
            <text:p text:style-name="Preformatted_20_Text"><text:span text:style-name="Source_20_Text">begin</text:span></text:p>
            <text:p text:style-name="Preformatted_20_Text"><text:span text:style-name="Source_20_Text"><text:s text:c="2"/>ProsesInputAngka('123'); WriteLn;</text:span></text:p>
            <text:p text:style-name="Preformatted_20_Text"><text:span text:style-name="Source_20_Text"><text:s text:c="2"/>ProsesInputAngka('-5'); WriteLn; // Akan ditangkap EValidasi</text:span></text:p>
            <text:p text:style-name="Preformatted_20_Text"><text:span text:style-name="Source_20_Text"><text:s text:c="2"/>ProsesInputAngka('abc'); WriteLn; // Akan ditangkap EConvertError</text:span></text:p>
            <text:p text:style-name="Preformatted_20_Text"><text:span text:style-name="Source_20_Text"><text:s text:c="2"/>ProsesInputAngka(''); WriteLn; <text:s text:c="2"/>// Akan ditangkap EValidasi</text:span></text:p>
            <text:p text:style-name="P77"><text:span text:style-name="Source_20_Text">end.</text:span></text:p>
            <text:p text:style-name="Text_20_body">Menggunakan <text:span text:style-name="Source_20_Text">raise</text:span>, <text:span text:style-name="Source_20_Text">try..except</text:span>, dan <text:span text:style-name="Source_20_Text">try..finally</text:span> secara tepat memungkinkan Anda membangun aplikasi Free Pascal yang lebih andal, mampu pulih dari error secara terkontrol, dan memastikan sumber daya dikelola dengan benar bahkan dalam kondisi luar biasa.</text:p>
          </text:section>
          <text:section text:style-name="Sect1" text:name="feedback-form-90">
            <text:p text:style-name="P443"/>
          </text:section>
        </text:section>
        <text:section text:style-name="Sect1" text:name="61f148f04a869c88">
          <text:p text:style-name="Text_20_body"/>
          <text:section text:style-name="Sect1" text:name="user-query-content-91">
            <text:p text:style-name="P705">yax </text:p>
          </text:section>
          <text:p text:style-name="P443">Tampilkan alur berpikir</text:p>
          <text:section text:style-name="Sect2" text:name="model-response-message-contentr_61f148f04a869c88">
            <text:p text:style-name="Text_20_body">Baik, saya akan melanjutkan dengan jawaban untuk prompt <text:span text:style-name="Strong_20_Emphasis">Pengantar Bab 12</text:span>.</text:p>
            <text:p text:style-name="Horizontal_20_Line"/>
            <text:p text:style-name="Text_20_body"><text:span text:style-name="Strong_20_Emphasis">(Jawaban untuk Prompt Pengantar Bab 12)</text:span></text:p>
            <text:p text:style-name="Text_20_body"><text:span text:style-name="Strong_20_Emphasis">Bab 12: Manajemen Memori Tingkat Rendah dan Pointer</text:span></text:p>
            <text:p text:style-name="Text_20_body">Sejauh ini, kita telah banyak berinteraksi dengan fitur-fitur tingkat tinggi Free Pascal yang membantu mengelola memori secara lebih aman dan otomatis, seperti kelas <text:span text:style-name="Source_20_Text">TObject</text:span> dengan pasangan <text:span text:style-name="Source_20_Text">Create</text:span>/<text:span text:style-name="Source_20_Text">Free</text:span>, serta mekanisme <text:span text:style-name="Emphasis">reference counting</text:span> untuk <text:span text:style-name="Source_20_Text">interface</text:span>, string dinamis (<text:span text:style-name="Source_20_Text">AnsiString</text:span>/<text:span text:style-name="Source_20_Text">UnicodeString</text:span>), dan array <text:soft-page-break/>dinamis. Namun, di balik abstraksi ini, terdapat lapisan fundamental di mana program berinteraksi langsung dengan alamat memori. Bab 12 ini akan membawa Anda, sebagai programmer berpengalaman, menyelami area <text:span text:style-name="Strong_20_Emphasis">manajemen memori tingkat rendah (low-level memory management)</text:span> dan penggunaan <text:span text:style-name="Strong_20_Emphasis">pointer</text:span> secara eksplisit di Free Pascal.</text:p>
            <text:p text:style-name="Text_20_body">Meskipun abstraksi modern FPC sebaiknya menjadi pilihan utama Anda dalam banyak kasus, pemahaman tentang pointer dan alokasi memori manual tetap merupakan pengetahuan yang krusial, terutama dalam skenario-skenario berikut: saat melakukan <text:span text:style-name="Strong_20_Emphasis">optimasi performa</text:span> pada bagian kode yang sangat kritis, ketika <text:span text:style-name="Strong_20_Emphasis">berinteraksi (interfacing)</text:span> dengan library C atau API sistem operasi tingkat rendah yang seringkali bekerja dengan pointer mentah (seperti yang akan disinggung di Bab 14), saat mengimplementasikan <text:span text:style-name="Strong_20_Emphasis">struktur data kustom</text:span> yang efisien dari nol, atau bahkan ketika perlu berinteraksi <text:span text:style-name="Strong_20_Emphasis">langsung dengan perangkat keras</text:span>.</text:p>
            <text:p text:style-name="Text_20_body">Namun, perlu ditekankan sejak awal: pointer adalah alat yang sangat <text:span text:style-name="Strong_20_Emphasis">kuat</text:span> sekaligus <text:span text:style-name="Strong_20_Emphasis">berbahaya</text:span>. Mereka memberikan kontrol penuh atas memori, tetapi penggunaannya yang tidak hati-hati adalah sumber umum dari bug yang sulit dilacak, seperti <text:span text:style-name="Strong_20_Emphasis">kebocoran memori (memory leaks)</text:span>, <text:span text:style-name="Strong_20_Emphasis">dangling pointers</text:span> (pointer yang menunjuk ke memori yang sudah tidak valid), <text:span text:style-name="Strong_20_Emphasis">access violation</text:span>, dan <text:span text:style-name="Strong_20_Emphasis">buffer overflows</text:span>. Disiplin dan pemahaman yang cermat mutlak diperlukan.</text:p>
            <text:p text:style-name="Text_20_body">Dalam bab ini, kita akan membahas sintaks spesifik Free Pascal untuk mendeklarasikan dan memanipulasi pointer (menggunakan operator <text:span text:style-name="Source_20_Text">^</text:span> dan <text:span text:style-name="Source_20_Text">@</text:span>). Kita juga akan mempelajari prosedur dan fungsi standar FPC untuk mengalokasikan memori secara dinamis di <text:span text:style-name="Emphasis">heap</text:span> (<text:span text:style-name="Source_20_Text">New</text:span>/<text:span text:style-name="Source_20_Text">Dispose</text:span> untuk data bertipe dan <text:span text:style-name="Source_20_Text">GetMem</text:span>/<text:span text:style-name="Source_20_Text">FreeMem</text:span> untuk blok memori mentah). Terakhir, kita akan membandingkan pendekatan manajemen memori manual FPC ini dengan yang ada di C/C++ serta dengan model garbage collection otomatis yang mungkin Anda kenal dari bahasa lain. Tujuannya adalah membekali Anda dengan pengetahuan untuk menggunakan pointer dan mengelola memori secara manual dengan efektif dan – yang terpenting – <text:span text:style-name="Strong_20_Emphasis">aman</text:span>, ketika situasi memang benar-benar memerlukannya.</text:p>
          </text:section>
          <text:section text:style-name="Sect1" text:name="feedback-form-91">
            <text:p text:style-name="P443"/>
          </text:section>
        </text:section>
        <text:section text:style-name="Sect1" text:name="2f6c8f365891e628">
          <text:p text:style-name="Text_20_body"/>
          <text:section text:style-name="Sect1" text:name="user-query-content-92">
            <text:p text:style-name="P705">yax </text:p>
          </text:section>
          <text:p text:style-name="P443">Tampilkan alur berpikir</text:p>
          <text:section text:style-name="Sect2" text:name="model-response-message-contentr_2f6c8f365891e628">
            <text:p text:style-name="Text_20_body">Baik, saya akan melanjutkan dengan jawaban untuk prompt <text:span text:style-name="Strong_20_Emphasis">Sub-bab 12.1: Pengenalan Pointer: Sintaks </text:span><text:span text:style-name="Strong_20_Emphasis"><text:span text:style-name="Source_20_Text">^</text:span></text:span><text:span text:style-name="Strong_20_Emphasis"> dan </text:span><text:span text:style-name="Strong_20_Emphasis"><text:span text:style-name="Source_20_Text">@</text:span></text:span>.</text:p>
            <text:p text:style-name="Horizontal_20_Line"/>
            <text:p text:style-name="Text_20_body"><text:span text:style-name="Strong_20_Emphasis">(Jawaban untuk Prompt Sub-bab 12.1)</text:span></text:p>
            <text:h text:style-name="Heading_20_3" text:outline-level="3">12.1 Pengenalan Pointer: Variabel Penyimpan Alamat (<text:span text:style-name="Source_20_Text">^</text:span> dan <text:span text:style-name="Source_20_Text">@</text:span>)</text:h>
            <text:p text:style-name="Text_20_body">Dalam banyak skenario pemrograman tingkat tinggi, Anda bekerja langsung dengan <text:soft-page-break/>nilai data itu sendiri. Namun, terkadang Anda perlu bekerja pada level yang lebih rendah, yaitu dengan <text:span text:style-name="Strong_20_Emphasis">alamat memori</text:span> tempat data disimpan. <text:span text:style-name="Strong_20_Emphasis">Pointer</text:span> adalah tipe variabel khusus yang dirancang untuk tujuan ini: nilai dari sebuah pointer bukanlah data itu sendiri, melainkan alamat memori di mana data lain (atau awal dari blok data) berada. Anda bisa membayangkannya seperti alamat rumah (pointer) yang menunjuk ke rumah sebenarnya (data).</text:p>
            <text:p text:style-name="Text_20_body">Free Pascal menyediakan dukungan penuh untuk pointer, dengan sintaks spesifiknya sendiri.</text:p>
            <text:p text:style-name="Text_20_body"><text:span text:style-name="Strong_20_Emphasis">1. Deklarasi Tipe Pointer (</text:span><text:span text:style-name="Strong_20_Emphasis"><text:span text:style-name="Source_20_Text">^</text:span></text:span><text:span text:style-name="Strong_20_Emphasis">)</text:span></text:p>
            <text:p text:style-name="Text_20_body">Untuk mendeklarasikan sebuah tipe data yang merupakan pointer <text:span text:style-name="Emphasis">ke</text:span> tipe data lain, Anda menggunakan simbol caret <text:span text:style-name="Source_20_Text">^</text:span> (sering disebut "topi" atau "pointer to") <text:span text:style-name="Strong_20_Emphasis">sebelum</text:span> nama tipe target:</text:p>
            <text:p text:style-name="Text_20_body">Delphi</text:p>
            <text:p text:style-name="Preformatted_20_Text"><text:span text:style-name="Source_20_Text">type</text:span></text:p>
            <text:p text:style-name="Preformatted_20_Text"><text:span text:style-name="Source_20_Text"><text:s text:c="2"/>// Tipe pointer ke tipe data dasar</text:span></text:p>
            <text:p text:style-name="Preformatted_20_Text"><text:span text:style-name="Source_20_Text"><text:s text:c="2"/>PInteger = ^Integer; // PInteger adalah tipe 'pointer ke Integer'</text:span></text:p>
            <text:p text:style-name="Preformatted_20_Text"><text:span text:style-name="Source_20_Text"><text:s text:c="2"/>PChar = ^Char; <text:s text:c="6"/>// PChar adalah tipe 'pointer ke Char'</text:span></text:p>
            <text:p text:style-name="Preformatted_20_Text"><text:span text:style-name="Source_20_Text"><text:s text:c="2"/>PBoolean = ^Boolean;</text:span></text:p>
            <text:p text:style-name="Preformatted_20_Text"/>
            <text:p text:style-name="Preformatted_20_Text"><text:span text:style-name="Source_20_Text"><text:s text:c="2"/>// Tipe pointer ke tipe data kustom (record, array, dll.)</text:span></text:p>
            <text:p text:style-name="Preformatted_20_Text"><text:span text:style-name="Source_20_Text"><text:s text:c="2"/>TMyRecord = record</text:span></text:p>
            <text:p text:style-name="Preformatted_20_Text"><text:span text:style-name="Source_20_Text"><text:s text:c="4"/>ID: Integer;</text:span></text:p>
            <text:p text:style-name="Preformatted_20_Text"><text:span text:style-name="Source_20_Text"><text:s text:c="4"/>Nama: string;</text:span></text:p>
            <text:p text:style-name="Preformatted_20_Text"><text:span text:style-name="Source_20_Text"><text:s text:c="2"/>end;</text:span></text:p>
            <text:p text:style-name="Preformatted_20_Text"><text:span text:style-name="Source_20_Text"><text:s text:c="2"/>PMyRecord = ^TMyRecord; // PMyRecord adalah tipe 'pointer ke TMyRecord'</text:span></text:p>
            <text:p text:style-name="Preformatted_20_Text"/>
            <text:p text:style-name="Preformatted_20_Text"><text:span text:style-name="Source_20_Text"><text:s text:c="2"/>TIntArray = array[1..10] of Integer;</text:span></text:p>
            <text:p text:style-name="Preformatted_20_Text"><text:span text:style-name="Source_20_Text"><text:s text:c="2"/>PIntArray = ^TIntArray; // Pointer ke tipe array statis</text:span></text:p>
            <text:p text:style-name="Preformatted_20_Text"/>
            <text:p text:style-name="Preformatted_20_Text"><text:span text:style-name="Source_20_Text"><text:s text:c="2"/>// Tipe Pointer Generik (Untyped)</text:span></text:p>
            <text:p text:style-name="Preformatted_20_Text"><text:span text:style-name="Source_20_Text"><text:s text:c="2"/>// Pointer = ... ; // Tipe 'Pointer' sudah pre-defined di FPC</text:span></text:p>
            <text:p text:style-name="P77"><text:span text:style-name="Source_20_Text"><text:s text:c="21"/>// Mirip void* di C, bisa menunjuk ke tipe apa saja</text:span></text:p>
            <text:list xml:id="list3356556993212128921" text:style-name="L178">
              <text:list-item>
                <text:p text:style-name="P599"><text:span text:style-name="Strong_20_Emphasis">Tipe Bertipe (Typed Pointers):</text:span> <text:span text:style-name="Source_20_Text">PInteger</text:span>, <text:span text:style-name="Source_20_Text">PMyRecord</text:span>, dll., adalah <text:span text:style-name="Emphasis">typed pointers</text:span>. Kompiler mengetahui tipe data apa yang seharusnya berada di alamat yang ditunjuk, memungkinkan pemeriksaan tipe dan pointer arithmetic yang aman-tipe (lihat di bawah). </text:p>
              </text:list-item>
              <text:list-item>
                <text:p text:style-name="P335"><text:span text:style-name="Strong_20_Emphasis"><text:span text:style-name="Source_20_Text">Pointer</text:span></text:span><text:span text:style-name="Strong_20_Emphasis"> (Untyped Pointer):</text:span> FPC menyediakan tipe <text:span text:style-name="Source_20_Text">Pointer</text:span> generik bawaan. Variabel bertipe <text:span text:style-name="Source_20_Text">Pointer</text:span> dapat menyimpan alamat memori <text:span text:style-name="Emphasis">apa pun</text:span>, tanpa informasi tentang tipe data di alamat tersebut. Ini fleksibel tetapi mengorbankan keamanan tipe; Anda biasanya perlu melakukan <text:span text:style-name="Emphasis">type casting</text:span> eksplisit untuk menggunakan data yang ditunjuk oleh <text:span text:style-name="Source_20_Text">Pointer</text:span>. Penggunaannya umumnya untuk interoperabilitas tingkat rendah atau implementasi struktur data generik (meskipun generics FPC modern seringkali <text:soft-page-break/>merupakan alternatif yang lebih baik). </text:p>
              </text:list-item>
            </text:list>
            <text:p text:style-name="Text_20_body"><text:span text:style-name="Strong_20_Emphasis">2. Deklarasi Variabel Pointer</text:span></text:p>
            <text:p text:style-name="Text_20_body">Setelah tipe pointer didefinisikan (atau menggunakan <text:span text:style-name="Source_20_Text">Pointer</text:span> bawaan), Anda dapat mendeklarasikan variabel pointer:</text:p>
            <text:p text:style-name="Text_20_body">Delphi</text:p>
            <text:p text:style-name="Preformatted_20_Text"><text:span text:style-name="Source_20_Text">var</text:span></text:p>
            <text:p text:style-name="Preformatted_20_Text"><text:span text:style-name="Source_20_Text"><text:s text:c="2"/>PInt: PInteger;</text:span></text:p>
            <text:p text:style-name="Preformatted_20_Text"><text:span text:style-name="Source_20_Text"><text:s text:c="2"/>PRec: PMyRecord;</text:span></text:p>
            <text:p text:style-name="Preformatted_20_Text"><text:span text:style-name="Source_20_Text"><text:s text:c="2"/>PData: Pointer;</text:span></text:p>
            <text:p text:style-name="P77"><text:span text:style-name="Source_20_Text"><text:s text:c="2"/>PCharNama: PChar;</text:span></text:p>
            <text:p text:style-name="Text_20_body">Saat dideklarasikan, variabel pointer ini belum menunjuk ke lokasi memori yang valid (nilainya tidak terdefinisi) kecuali Anda menginisialisasinya.</text:p>
            <text:p text:style-name="Text_20_body"><text:span text:style-name="Strong_20_Emphasis">3. Mendapatkan Alamat Memori (Operator </text:span><text:span text:style-name="Strong_20_Emphasis"><text:span text:style-name="Source_20_Text">@</text:span></text:span><text:span text:style-name="Strong_20_Emphasis">)</text:span></text:p>
            <text:p text:style-name="Text_20_body">Untuk membuat pointer menunjuk ke data yang sudah ada (misalnya, variabel lokal atau global), Anda menggunakan operator <text:span text:style-name="Strong_20_Emphasis"><text:span text:style-name="Source_20_Text">@</text:span></text:span><text:span text:style-name="Strong_20_Emphasis"> (address-of)</text:span>. Operator <text:span text:style-name="Source_20_Text">@</text:span> ditempatkan <text:span text:style-name="Emphasis">sebelum</text:span> variabel target dan mengembalikan alamat memori variabel tersebut.</text:p>
            <text:p text:style-name="Text_20_body">Delphi</text:p>
            <text:p text:style-name="Preformatted_20_Text"><text:span text:style-name="Source_20_Text">var</text:span></text:p>
            <text:p text:style-name="Preformatted_20_Text"><text:span text:style-name="Source_20_Text"><text:s text:c="2"/>Angka: Integer;</text:span></text:p>
            <text:p text:style-name="Preformatted_20_Text"><text:span text:style-name="Source_20_Text"><text:s text:c="2"/>Catatan: TMyRecord;</text:span></text:p>
            <text:p text:style-name="Preformatted_20_Text"><text:span text:style-name="Source_20_Text"><text:s text:c="2"/>PInt: PInteger;</text:span></text:p>
            <text:p text:style-name="Preformatted_20_Text"><text:span text:style-name="Source_20_Text"><text:s text:c="2"/>PRec: PMyRecord;</text:span></text:p>
            <text:p text:style-name="Preformatted_20_Text"><text:span text:style-name="Source_20_Text">begin</text:span></text:p>
            <text:p text:style-name="Preformatted_20_Text"><text:span text:style-name="Source_20_Text"><text:s text:c="2"/>Angka := 123;</text:span></text:p>
            <text:p text:style-name="Preformatted_20_Text"><text:span text:style-name="Source_20_Text"><text:s text:c="2"/>Catatan.ID := 1;</text:span></text:p>
            <text:p text:style-name="Preformatted_20_Text"><text:span text:style-name="Source_20_Text"><text:s text:c="2"/>Catatan.Nama := 'Tes';</text:span></text:p>
            <text:p text:style-name="Preformatted_20_Text"/>
            <text:p text:style-name="Preformatted_20_Text"><text:span text:style-name="Source_20_Text"><text:s text:c="2"/>PInt := @Angka; <text:s text:c="4"/>// PInt sekarang menunjuk ke variabel Angka</text:span></text:p>
            <text:p text:style-name="Preformatted_20_Text"><text:span text:style-name="Source_20_Text"><text:s text:c="2"/>PRec := @Catatan; <text:s text:c="2"/>// PRec sekarang menunjuk ke variabel Catatan</text:span></text:p>
            <text:p text:style-name="Preformatted_20_Text"><text:span text:style-name="Source_20_Text"><text:s text:c="2"/>// PData := @Angka; // Bisa juga ke Pointer generik</text:span></text:p>
            <text:p text:style-name="P77"><text:span text:style-name="Source_20_Text">end;</text:span></text:p>
            <text:p text:style-name="Text_20_body">Anda umumnya hanya bisa mengambil alamat dari variabel (global, lokal, parameter <text:span text:style-name="Source_20_Text">var</text:span>/<text:span text:style-name="Source_20_Text">out</text:span>) atau field dalam record/object. Anda tidak bisa mengambil alamat konstanta atau properti secara langsung.</text:p>
            <text:p text:style-name="Text_20_body"><text:span text:style-name="Strong_20_Emphasis">4. Mengakses Data yang Ditunjuk (Dereferencing - </text:span><text:span text:style-name="Strong_20_Emphasis"><text:span text:style-name="Source_20_Text">^</text:span></text:span><text:span text:style-name="Strong_20_Emphasis">)</text:span></text:p>
            <text:p text:style-name="Text_20_body">Untuk mengakses <text:span text:style-name="Strong_20_Emphasis">nilai data</text:span> yang berada di alamat memori yang ditunjuk oleh pointer, Anda menggunakan simbol caret <text:span text:style-name="Source_20_Text">^</text:span> <text:span text:style-name="Strong_20_Emphasis">setelah</text:span> nama variabel pointer. Operasi ini disebut <text:span text:style-name="Strong_20_Emphasis">dereferencing</text:span>.</text:p>
            <text:p text:style-name="Text_20_body">Delphi</text:p>
            <text:p text:style-name="Preformatted_20_Text"><text:span text:style-name="Source_20_Text">var</text:span></text:p>
            <text:p text:style-name="Preformatted_20_Text"><text:span text:style-name="Source_20_Text"><text:s text:c="2"/>Angka: Integer;</text:span></text:p>
            <text:p text:style-name="Preformatted_20_Text"><text:soft-page-break/><text:span text:style-name="Source_20_Text"><text:s text:c="2"/>PInt: PInteger;</text:span></text:p>
            <text:p text:style-name="Preformatted_20_Text"><text:span text:style-name="Source_20_Text"><text:s text:c="2"/>NilaiAngka: Integer;</text:span></text:p>
            <text:p text:style-name="Preformatted_20_Text"><text:span text:style-name="Source_20_Text"><text:s text:c="2"/>PRec: PMyRecord;</text:span></text:p>
            <text:p text:style-name="Preformatted_20_Text"><text:span text:style-name="Source_20_Text"><text:s text:c="2"/>NamaDariRec: string;</text:span></text:p>
            <text:p text:style-name="Preformatted_20_Text"><text:span text:style-name="Source_20_Text">begin</text:span></text:p>
            <text:p text:style-name="Preformatted_20_Text"><text:span text:style-name="Source_20_Text"><text:s text:c="2"/>Angka := 456;</text:span></text:p>
            <text:p text:style-name="Preformatted_20_Text"><text:span text:style-name="Source_20_Text"><text:s text:c="2"/>PInt := @Angka;</text:span></text:p>
            <text:p text:style-name="Preformatted_20_Text"/>
            <text:p text:style-name="Preformatted_20_Text"><text:span text:style-name="Source_20_Text"><text:s text:c="2"/>// Membaca nilai melalui pointer</text:span></text:p>
            <text:p text:style-name="Preformatted_20_Text"><text:span text:style-name="Source_20_Text"><text:s text:c="2"/>NilaiAngka := PInt^; // NilaiAngka sekarang menjadi 456 (nilai dari Angka)</text:span></text:p>
            <text:p text:style-name="Preformatted_20_Text"><text:span text:style-name="Source_20_Text"><text:s text:c="2"/>WriteLn(NilaiAngka);</text:span></text:p>
            <text:p text:style-name="Preformatted_20_Text"/>
            <text:p text:style-name="Preformatted_20_Text"><text:span text:style-name="Source_20_Text"><text:s text:c="2"/>// Menulis nilai melalui pointer (mengubah variabel asli)</text:span></text:p>
            <text:p text:style-name="Preformatted_20_Text"><text:span text:style-name="Source_20_Text"><text:s text:c="2"/>PInt^ := 789;</text:span></text:p>
            <text:p text:style-name="Preformatted_20_Text"><text:span text:style-name="Source_20_Text"><text:s text:c="2"/>WriteLn(Angka); // Angka sekarang menjadi 789</text:span></text:p>
            <text:p text:style-name="Preformatted_20_Text"/>
            <text:p text:style-name="Preformatted_20_Text"><text:span text:style-name="Source_20_Text"><text:s text:c="2"/>// Mengakses field record melalui pointer</text:span></text:p>
            <text:p text:style-name="Preformatted_20_Text"><text:span text:style-name="Source_20_Text"><text:s text:c="2"/>PRec := @Catatan; // Asumsikan Catatan dari contoh sebelumnya</text:span></text:p>
            <text:p text:style-name="Preformatted_20_Text"><text:span text:style-name="Source_20_Text"><text:s text:c="2"/>NamaDariRec := PRec^.Nama; // Akses field Nama dari record yang ditunjuk PRec</text:span></text:p>
            <text:p text:style-name="Preformatted_20_Text"><text:span text:style-name="Source_20_Text"><text:s text:c="2"/>PRec^.ID := 2; <text:s text:c="11"/>// Ubah field ID melalui pointer</text:span></text:p>
            <text:p text:style-name="P77"><text:span text:style-name="Source_20_Text">end;</text:span></text:p>
            <text:p text:style-name="Text_20_body"><text:span text:style-name="Strong_20_Emphasis">Peringatan Keras:</text:span> Mencoba melakukan dereference (<text:span text:style-name="Source_20_Text">^</text:span>) pada pointer yang bernilai <text:span text:style-name="Source_20_Text">nil</text:span> atau pointer yang tidak valid (misalnya, menunjuk ke memori yang sudah dibebaskan) akan menyebabkan <text:span text:style-name="Strong_20_Emphasis">runtime error Access Violation</text:span> (atau sejenisnya) dan membuat program Anda crash.</text:p>
            <text:p text:style-name="Text_20_body"><text:span text:style-name="Strong_20_Emphasis">5. Nilai </text:span><text:span text:style-name="Strong_20_Emphasis"><text:span text:style-name="Source_20_Text">nil</text:span></text:span></text:p>
            <text:p text:style-name="Text_20_body"><text:span text:style-name="Source_20_Text">nil</text:span> adalah konstanta pre-defined di Pascal yang merepresentasikan pointer yang <text:span text:style-name="Strong_20_Emphasis">tidak menunjuk ke mana pun</text:span> (seringkali alamat memori nol). Ini adalah cara standar untuk mengindikasikan pointer yang tidak valid atau belum diinisialisasi.</text:p>
            <text:list xml:id="list5146495039751591323" text:style-name="L179">
              <text:list-item>
                <text:p text:style-name="P600"><text:span text:style-name="Strong_20_Emphasis">Inisialisasi:</text:span> Praktik yang baik untuk menginisialisasi variabel pointer ke <text:span text:style-name="Source_20_Text">nil</text:span> jika Anda tidak langsung menugaskannya ke alamat yang valid: </text:p>
                <text:p text:style-name="P336">Delphi</text:p>
                <text:p text:style-name="P142"><text:span text:style-name="Source_20_Text">var MyPointer: PInteger = nil;</text:span></text:p>
              </text:list-item>
              <text:list-item>
                <text:p text:style-name="P600"><text:span text:style-name="Strong_20_Emphasis">Pemeriksaan Sebelum Dereference:</text:span> <text:span text:style-name="Strong_20_Emphasis">Selalu</text:span> periksa apakah pointer <text:span text:style-name="Strong_20_Emphasis">tidak</text:span> <text:span text:style-name="Source_20_Text">nil</text:span> sebelum mencoba melakukan dereference: </text:p>
                <text:p text:style-name="P336">Delphi</text:p>
                <text:p text:style-name="P64"><text:span text:style-name="Source_20_Text">if MyPointer &lt;&gt; nil then</text:span></text:p>
                <text:p text:style-name="P64"><text:span text:style-name="Source_20_Text">begin</text:span></text:p>
                <text:p text:style-name="P64"><text:span text:style-name="Source_20_Text"><text:s text:c="2"/>// Aman untuk melakukan dereference</text:span></text:p>
                <text:p text:style-name="P64"><text:span text:style-name="Source_20_Text"><text:s text:c="2"/>SomeValue := MyPointer^;</text:span></text:p>
                <text:p text:style-name="P64"><text:span text:style-name="Source_20_Text">end</text:span></text:p>
                <text:p text:style-name="P64"><text:span text:style-name="Source_20_Text">else</text:span></text:p>
                <text:p text:style-name="P64"><text:span text:style-name="Source_20_Text">begin</text:span></text:p>
                <text:p text:style-name="P64"><text:span text:style-name="Source_20_Text"><text:s text:c="2"/>// Tangani kasus pointer nil</text:span></text:p>
                <text:p text:style-name="P64"><text:soft-page-break/><text:span text:style-name="Source_20_Text"><text:s text:c="2"/>WriteLn('Error: Pointer tidak valid!');</text:span></text:p>
                <text:p text:style-name="P142"><text:span text:style-name="Source_20_Text">end;</text:span></text:p>
              </text:list-item>
            </text:list>
            <text:p text:style-name="Text_20_body"><text:span text:style-name="Strong_20_Emphasis">6. Pointer Arithmetic (Secara Singkat)</text:span></text:p>
            <text:p text:style-name="Text_20_body">Operasi aritmatika dasar (<text:span text:style-name="Source_20_Text">Inc</text:span>, <text:span text:style-name="Source_20_Text">Dec</text:span>, <text:span text:style-name="Source_20_Text">+</text:span>, <text:span text:style-name="Source_20_Text">-</text:span>) dapat diterapkan pada <text:span text:style-name="Emphasis">typed pointers</text:span> (bukan <text:span text:style-name="Source_20_Text">Pointer</text:span> generik kecuali di-cast). Kompiler secara otomatis <text:span text:style-name="Strong_20_Emphasis">menskalakan</text:span> operasi tersebut berdasarkan ukuran (<text:span text:style-name="Source_20_Text">SizeOf</text:span>) tipe data yang ditunjuk.</text:p>
            <text:list xml:id="list5346939765785687688" text:style-name="L180">
              <text:list-item>
                <text:p text:style-name="P601"><text:span text:style-name="Source_20_Text">Inc(PInteger)</text:span>: Memajukan alamat <text:span text:style-name="Source_20_Text">PInteger</text:span> sebesar <text:span text:style-name="Source_20_Text">SizeOf(Integer)</text:span> byte untuk menunjuk ke <text:span text:style-name="Emphasis">Integer berikutnya</text:span> di memori. </text:p>
              </text:list-item>
              <text:list-item>
                <text:p text:style-name="P601"><text:span text:style-name="Source_20_Text">Dec(PChar)</text:span>: Memundurkan alamat <text:span text:style-name="Source_20_Text">PChar</text:span> sebesar <text:span text:style-name="Source_20_Text">SizeOf(Char)</text:span> byte. </text:p>
              </text:list-item>
              <text:list-item>
                <text:p text:style-name="P337"><text:span text:style-name="Source_20_Text">PInt := PInt + 5;</text:span>: Menghasilkan alamat yang 5 <text:span text:style-name="Emphasis">Integer</text:span> setelah alamat <text:span text:style-name="Source_20_Text">PInt</text:span> saat ini. </text:p>
              </text:list-item>
            </text:list>
            <text:p text:style-name="Text_20_body">Delphi</text:p>
            <text:p text:style-name="Preformatted_20_Text"><text:span text:style-name="Source_20_Text">var</text:span></text:p>
            <text:p text:style-name="Preformatted_20_Text"><text:span text:style-name="Source_20_Text"><text:s text:c="2"/>Arr: array[0..2] of Integer = (10, 20, 30);</text:span></text:p>
            <text:p text:style-name="Preformatted_20_Text"><text:span text:style-name="Source_20_Text"><text:s text:c="2"/>PI: PInteger;</text:span></text:p>
            <text:p text:style-name="Preformatted_20_Text"><text:span text:style-name="Source_20_Text">begin</text:span></text:p>
            <text:p text:style-name="Preformatted_20_Text"><text:span text:style-name="Source_20_Text"><text:s text:c="2"/>PI := @Arr[0]; // PI menunjuk ke elemen pertama (10)</text:span></text:p>
            <text:p text:style-name="Preformatted_20_Text"><text:span text:style-name="Source_20_Text"><text:s text:c="2"/>WriteLn(PI^); <text:s/>// Output: 10</text:span></text:p>
            <text:p text:style-name="Preformatted_20_Text"><text:span text:style-name="Source_20_Text"><text:s text:c="2"/>Inc(PI); <text:s text:c="6"/>// Pindah ke Integer berikutnya</text:span></text:p>
            <text:p text:style-name="Preformatted_20_Text"><text:span text:style-name="Source_20_Text"><text:s text:c="2"/>WriteLn(PI^); <text:s/>// Output: 20</text:span></text:p>
            <text:p text:style-name="Preformatted_20_Text"><text:span text:style-name="Source_20_Text"><text:s text:c="2"/>Inc(PI); <text:s text:c="6"/>// Pindah ke Integer berikutnya</text:span></text:p>
            <text:p text:style-name="Preformatted_20_Text"><text:span text:style-name="Source_20_Text"><text:s text:c="2"/>WriteLn(PI^); <text:s/>// Output: 30</text:span></text:p>
            <text:p text:style-name="P77"><text:span text:style-name="Source_20_Text">end;</text:span></text:p>
            <text:p text:style-name="Text_20_body"><text:span text:style-name="Strong_20_Emphasis">Peringatan:</text:span> Pointer arithmetic sangat <text:span text:style-name="Strong_20_Emphasis">rawan error</text:span>. Tidak ada pemeriksaan batas otomatis. Sangat mudah untuk membuat pointer menunjuk ke luar area memori yang valid, menyebabkan crash atau data corruption. Gunakan hanya jika benar-benar diperlukan dan dengan sangat hati-hati, biasanya dalam konteks array atau buffer memori yang dikelola manual.</text:p>
            <text:p text:style-name="Text_20_body"><text:span text:style-name="Strong_20_Emphasis">Perbandingan Sintaks dengan C/C++:</text:span></text:p>
            <table:table table:name="Table6" table:style-name="Table6">
              <table:table-column table:style-name="Table6.A"/>
              <table:table-column table:style-name="Table6.B"/>
              <table:table-column table:style-name="Table6.C"/>
              <table:table-row>
                <table:table-cell table:style-name="Table6.A1" office:value-type="string">
                  <text:p text:style-name="P1">Konsep</text:p>
                </table:table-cell>
                <table:table-cell table:style-name="Table6.A1" office:value-type="string">
                  <text:p text:style-name="P1">Free Pascal</text:p>
                </table:table-cell>
                <table:table-cell table:style-name="Table6.A1" office:value-type="string">
                  <text:p text:style-name="P1">C/C++</text:p>
                </table:table-cell>
              </table:table-row>
              <table:table-row>
                <table:table-cell table:style-name="Table6.A1" office:value-type="string">
                  <text:p text:style-name="P2">Deklarasi Tipe Pointer</text:p>
                </table:table-cell>
                <table:table-cell table:style-name="Table6.A1" office:value-type="string">
                  <text:p text:style-name="P2"><text:span text:style-name="Source_20_Text">^Tipe</text:span></text:p>
                </table:table-cell>
                <table:table-cell table:style-name="Table6.A1" office:value-type="string">
                  <text:p text:style-name="P2"><text:span text:style-name="Source_20_Text">Tipe*</text:span></text:p>
                </table:table-cell>
              </table:table-row>
              <table:table-row>
                <table:table-cell table:style-name="Table6.A1" office:value-type="string">
                  <text:p text:style-name="P2">Deklarasi Var Pointer</text:p>
                </table:table-cell>
                <table:table-cell table:style-name="Table6.A1" office:value-type="string">
                  <text:p text:style-name="P2"><text:span text:style-name="Source_20_Text">P: ^Tipe</text:span></text:p>
                </table:table-cell>
                <table:table-cell table:style-name="Table6.A1" office:value-type="string">
                  <text:p text:style-name="P2"><text:span text:style-name="Source_20_Text">Tipe* p</text:span></text:p>
                </table:table-cell>
              </table:table-row>
              <table:table-row>
                <table:table-cell table:style-name="Table6.A1" office:value-type="string">
                  <text:p text:style-name="P2">Operator Alamat</text:p>
                </table:table-cell>
                <table:table-cell table:style-name="Table6.A1" office:value-type="string">
                  <text:p text:style-name="P2"><text:span text:style-name="Source_20_Text">@Var</text:span></text:p>
                </table:table-cell>
                <table:table-cell table:style-name="Table6.A1" office:value-type="string">
                  <text:p text:style-name="P2"><text:span text:style-name="Source_20_Text">&amp;Var</text:span></text:p>
                </table:table-cell>
              </table:table-row>
              <table:table-row>
                <table:table-cell table:style-name="Table6.A1" office:value-type="string">
                  <text:p text:style-name="P2">Dereferencing</text:p>
                </table:table-cell>
                <table:table-cell table:style-name="Table6.A1" office:value-type="string">
                  <text:p text:style-name="P2"><text:span text:style-name="Source_20_Text">P^</text:span></text:p>
                </table:table-cell>
                <table:table-cell table:style-name="Table6.A1" office:value-type="string">
                  <text:p text:style-name="P2"><text:span text:style-name="Source_20_Text">*p</text:span></text:p>
                </table:table-cell>
              </table:table-row>
              <table:table-row>
                <table:table-cell table:style-name="Table6.A1" office:value-type="string">
                  <text:p text:style-name="P2">Pointer Generik</text:p>
                </table:table-cell>
                <table:table-cell table:style-name="Table6.A1" office:value-type="string">
                  <text:p text:style-name="P2"><text:span text:style-name="Source_20_Text">Pointer</text:span></text:p>
                </table:table-cell>
                <table:table-cell table:style-name="Table6.A1" office:value-type="string">
                  <text:p text:style-name="P2"><text:span text:style-name="Source_20_Text">void*</text:span></text:p>
                </table:table-cell>
              </table:table-row>
              <table:table-row>
                <table:table-cell table:style-name="Table6.A1" office:value-type="string">
                  <text:p text:style-name="P2">Nilai Null</text:p>
                </table:table-cell>
                <table:table-cell table:style-name="Table6.A1" office:value-type="string">
                  <text:p text:style-name="P2"><text:span text:style-name="Source_20_Text">nil</text:span></text:p>
                </table:table-cell>
                <table:table-cell table:style-name="Table6.A1" office:value-type="string">
                  <text:p text:style-name="P2"><text:span text:style-name="Source_20_Text">NULL</text:span> / <text:span text:style-name="Source_20_Text">nullptr</text:span></text:p>
                </table:table-cell>
              </table:table-row>
            </table:table>
            <text:p text:style-name="Text_20_body">Ekspor ke Spreadsheet</text:p>
            <text:p text:style-name="Text_20_body">Meskipun konsepnya mirip, sintaks <text:span text:style-name="Source_20_Text">^</text:span> (sebelum tipe untuk deklarasi tipe, setelah variabel untuk dereference) dan <text:span text:style-name="Source_20_Text">@</text:span> di Pascal berbeda dari <text:span text:style-name="Source_20_Text">*</text:span> dan <text:span text:style-name="Source_20_Text">&amp;</text:span> di C/C++. Memahami pointer adalah langkah penting untuk memahami manajemen memori <text:soft-page-break/>dinamis yang akan dibahas selanjutnya.</text:p>
          </text:section>
          <text:section text:style-name="Sect1" text:name="feedback-form-92">
            <text:p text:style-name="P443"/>
          </text:section>
        </text:section>
        <text:section text:style-name="Sect1" text:name="8a2fa9db4602be78">
          <text:p text:style-name="Text_20_body"/>
          <text:section text:style-name="Sect1" text:name="user-query-content-93">
            <text:p text:style-name="P705">yax </text:p>
          </text:section>
          <text:p text:style-name="P443">Tampilkan alur berpikir</text:p>
          <text:section text:style-name="Sect2" text:name="model-response-message-contentr_8a2fa9db4602be78">
            <text:p text:style-name="Text_20_body">Baik, saya akan melanjutkan dengan jawaban untuk prompt <text:span text:style-name="Strong_20_Emphasis">Sub-bab 12.2: Alokasi Memori Dinamis di Heap: </text:span><text:span text:style-name="Strong_20_Emphasis"><text:span text:style-name="Source_20_Text">New</text:span></text:span><text:span text:style-name="Strong_20_Emphasis">/</text:span><text:span text:style-name="Strong_20_Emphasis"><text:span text:style-name="Source_20_Text">Dispose</text:span></text:span><text:span text:style-name="Strong_20_Emphasis"> dan </text:span><text:span text:style-name="Strong_20_Emphasis"><text:span text:style-name="Source_20_Text">GetMem</text:span></text:span><text:span text:style-name="Strong_20_Emphasis">/</text:span><text:span text:style-name="Strong_20_Emphasis"><text:span text:style-name="Source_20_Text">FreeMem</text:span></text:span>.</text:p>
            <text:p text:style-name="Horizontal_20_Line"/>
            <text:p text:style-name="Text_20_body"><text:span text:style-name="Strong_20_Emphasis">(Jawaban untuk Prompt Sub-bab 12.2)</text:span></text:p>
            <text:h text:style-name="Heading_20_3" text:outline-level="3">12.2 Alokasi Memori Dinamis di Heap: <text:span text:style-name="Source_20_Text">New</text:span>/<text:span text:style-name="Source_20_Text">Dispose</text:span> dan <text:span text:style-name="Source_20_Text">GetMem</text:span>/<text:span text:style-name="Source_20_Text">FreeMem</text:span></text:h>
            <text:p text:style-name="Text_20_body">Selain memori yang dialokasikan secara otomatis di stack untuk variabel lokal atau di segmen data untuk variabel global/statis, program seringkali membutuhkan kemampuan untuk mengalokasikan dan membebaskan blok memori pada saat runtime sesuai kebutuhan. Area memori utama yang digunakan untuk alokasi dinamis ini disebut <text:span text:style-name="Strong_20_Emphasis">heap</text:span>. Free Pascal menyediakan prosedur standar untuk mengelola memori heap secara manual. Penting untuk membedakan antara dua pasangan utama: <text:span text:style-name="Source_20_Text">New</text:span>/<text:span text:style-name="Source_20_Text">Dispose</text:span> untuk alokasi berbasis tipe, dan <text:span text:style-name="Source_20_Text">GetMem</text:span>/<text:span text:style-name="Source_20_Text">FreeMem</text:span> untuk alokasi blok memori mentah.</text:p>
            <text:p text:style-name="Text_20_body"><text:span text:style-name="Strong_20_Emphasis">1. Alokasi Bertipe: </text:span><text:span text:style-name="Strong_20_Emphasis"><text:span text:style-name="Source_20_Text">New(PointerVariable)</text:span></text:span><text:span text:style-name="Strong_20_Emphasis"> dan </text:span><text:span text:style-name="Strong_20_Emphasis"><text:span text:style-name="Source_20_Text">Dispose(PointerVariable)</text:span></text:span></text:p>
            <text:p text:style-name="Text_20_body">Pasangan ini digunakan ketika Anda ingin mengalokasikan memori yang ukurannya <text:span text:style-name="Strong_20_Emphasis">tepat cukup</text:span> untuk menampung <text:span text:style-name="Strong_20_Emphasis">satu instance</text:span> dari tipe data spesifik yang ditunjuk oleh sebuah pointer bertipe (typed pointer).</text:p>
            <text:list xml:id="list552505511576976122" text:style-name="L181">
              <text:list-item>
                <text:p text:style-name="P602"><text:span text:style-name="Strong_20_Emphasis"><text:span text:style-name="Source_20_Text">New(P)</text:span></text:span><text:span text:style-name="Strong_20_Emphasis">:</text:span> </text:p>
                <text:list>
                  <text:list-item>
                    <text:p text:style-name="P602"><text:span text:style-name="Strong_20_Emphasis">Tujuan:</text:span> Mengalokasikan blok memori di heap. </text:p>
                  </text:list-item>
                  <text:list-item>
                    <text:p text:style-name="P602"><text:span text:style-name="Strong_20_Emphasis">Parameter:</text:span> Menerima satu argumen, yaitu variabel pointer bertipe (<text:span text:style-name="Source_20_Text">P: PSomeType</text:span>, di mana <text:span text:style-name="Source_20_Text">PSomeType = ^TSomeType</text:span>). </text:p>
                  </text:list-item>
                  <text:list-item>
                    <text:p text:style-name="P602"><text:span text:style-name="Strong_20_Emphasis">Aksi:</text:span> Mengalokasikan memori sejumlah <text:span text:style-name="Source_20_Text">SizeOf(TSomeType)</text:span> byte. Setelah pemanggilan berhasil, <text:span text:style-name="Source_20_Text">P</text:span> akan berisi alamat dari blok memori yang baru dialokasikan tersebut. Memori yang dialokasikan <text:span text:style-name="Strong_20_Emphasis">tidak diinisialisasi</text:span> (berisi data sampah). </text:p>
                  </text:list-item>
                  <text:list-item>
                    <text:p text:style-name="P602"><text:span text:style-name="Strong_20_Emphasis">Contoh:</text:span> </text:p>
                    <text:p text:style-name="P338">Delphi</text:p>
                    <text:p text:style-name="P65"><text:span text:style-name="Source_20_Text">type PData = ^TData; TData = record ID: Integer; Nilai: Real; end;</text:span></text:p>
                    <text:p text:style-name="P65"><text:span text:style-name="Source_20_Text">var DataPtr: PData;</text:span></text:p>
                    <text:p text:style-name="P65"><text:span text:style-name="Source_20_Text">begin</text:span></text:p>
                    <text:p text:style-name="P65"><text:span text:style-name="Source_20_Text"><text:s text:c="2"/>New(DataPtr); // Alokasi memori seukuran TData di heap</text:span></text:p>
                    <text:p text:style-name="P65"><text:soft-page-break/><text:span text:style-name="Source_20_Text"><text:s text:c="2"/>// Sekarang DataPtr menunjuk ke memori TData yang valid (tapi belum diinisialisasi)</text:span></text:p>
                    <text:p text:style-name="P65"><text:span text:style-name="Source_20_Text"><text:s text:c="2"/>DataPtr^.ID := 1;</text:span></text:p>
                    <text:p text:style-name="P65"><text:span text:style-name="Source_20_Text"><text:s text:c="2"/>DataPtr^.Nilai := 99.9;</text:span></text:p>
                    <text:p text:style-name="P143"><text:span text:style-name="Source_20_Text"><text:s text:c="2"/>// ...</text:span></text:p>
                  </text:list-item>
                </text:list>
              </text:list-item>
              <text:list-item>
                <text:p text:style-name="P602"><text:span text:style-name="Strong_20_Emphasis"><text:span text:style-name="Source_20_Text">Dispose(P)</text:span></text:span><text:span text:style-name="Strong_20_Emphasis">:</text:span> </text:p>
                <text:list>
                  <text:list-item>
                    <text:p text:style-name="P602"><text:span text:style-name="Strong_20_Emphasis">Tujuan:</text:span> Membebaskan (dealokasi) blok memori di heap yang sebelumnya dialokasikan menggunakan <text:span text:style-name="Source_20_Text">New(P)</text:span>. </text:p>
                  </text:list-item>
                  <text:list-item>
                    <text:p text:style-name="P602"><text:span text:style-name="Strong_20_Emphasis">Parameter:</text:span> Menerima variabel pointer (<text:span text:style-name="Source_20_Text">P</text:span>) yang sama yang sebelumnya digunakan dalam pemanggilan <text:span text:style-name="Source_20_Text">New</text:span>. </text:p>
                  </text:list-item>
                  <text:list-item>
                    <text:p text:style-name="P602"><text:span text:style-name="Strong_20_Emphasis">Aksi:</text:span> Mengembalikan blok memori yang ditunjuk oleh <text:span text:style-name="Source_20_Text">P</text:span> ke sistem manajemen memori heap agar dapat digunakan kembali. </text:p>
                  </text:list-item>
                  <text:list-item>
                    <text:p text:style-name="P602"><text:span text:style-name="Strong_20_Emphasis">Peringatan Penting:</text:span> </text:p>
                    <text:list>
                      <text:list-item>
                        <text:p text:style-name="P602">Anda <text:span text:style-name="Strong_20_Emphasis">harus</text:span> memanggil <text:span text:style-name="Source_20_Text">Dispose</text:span> tepat satu kali untuk setiap pemanggilan <text:span text:style-name="Source_20_Text">New</text:span> yang berhasil. </text:p>
                      </text:list-item>
                      <text:list-item>
                        <text:p text:style-name="P602">Memanggil <text:span text:style-name="Source_20_Text">Dispose</text:span> pada pointer yang tidak dialokasikan dengan <text:span text:style-name="Source_20_Text">New</text:span>, atau pointer yang sudah di-<text:span text:style-name="Source_20_Text">Dispose</text:span>, atau pointer <text:span text:style-name="Source_20_Text">nil</text:span> (tergantung implementasi memori manager, tapi sebaiknya dihindari) akan menyebabkan <text:span text:style-name="Emphasis">heap corruption</text:span> atau <text:span text:style-name="Emphasis">runtime error</text:span>. </text:p>
                      </text:list-item>
                      <text:list-item>
                        <text:p text:style-name="P602"><text:span text:style-name="Strong_20_Emphasis">Dangling Pointers:</text:span> Setelah memanggil <text:span text:style-name="Source_20_Text">Dispose(P)</text:span>, pointer <text:span text:style-name="Source_20_Text">P</text:span> masih menyimpan alamat lama (yang sekarang tidak valid). Mengakses <text:span text:style-name="Source_20_Text">P^</text:span> setelah <text:span text:style-name="Source_20_Text">Dispose</text:span> adalah kesalahan serius (mengakses dangling pointer). <text:span text:style-name="Strong_20_Emphasis">Praktik yang sangat penting</text:span> adalah segera mengatur pointer menjadi <text:span text:style-name="Source_20_Text">nil</text:span> setelah memanggil <text:span text:style-name="Source_20_Text">Dispose</text:span>: </text:p>
                        <text:p text:style-name="P338">Delphi</text:p>
                        <text:p text:style-name="P65"><text:span text:style-name="Source_20_Text">Dispose(DataPtr);</text:span></text:p>
                        <text:p text:style-name="P143"><text:span text:style-name="Source_20_Text">DataPtr := nil; // Mencegah dangling pointer</text:span></text:p>
                      </text:list-item>
                    </text:list>
                  </text:list-item>
                </text:list>
              </text:list-item>
              <text:list-item>
                <text:p text:style-name="P338"><text:span text:style-name="Strong_20_Emphasis">Interaksi dengan Tipe </text:span><text:span text:style-name="Strong_20_Emphasis"><text:span text:style-name="Source_20_Text">object</text:span></text:span><text:span text:style-name="Strong_20_Emphasis">:</text:span> Jika <text:span text:style-name="Source_20_Text">P</text:span> adalah pointer ke tipe <text:span text:style-name="Source_20_Text">object</text:span> (bukan <text:span text:style-name="Source_20_Text">class</text:span>) yang memiliki konstruktor/destruktor, <text:span text:style-name="Source_20_Text">New</text:span> memiliki sintaks opsional <text:span text:style-name="Source_20_Text">New(P, Init(...))</text:span> untuk memanggil konstruktor setelah alokasi, dan <text:span text:style-name="Source_20_Text">Dispose(P, Done)</text:span> akan memanggil destruktor sebelum dealokasi. Ini <text:span text:style-name="Strong_20_Emphasis">tidak berlaku</text:span> untuk tipe <text:span text:style-name="Source_20_Text">class</text:span> (gunakan <text:span text:style-name="Source_20_Text">Create</text:span>/<text:span text:style-name="Source_20_Text">Free</text:span> untuk <text:span text:style-name="Source_20_Text">class</text:span>). </text:p>
              </text:list-item>
            </text:list>
            <text:p text:style-name="Text_20_body"><text:span text:style-name="Strong_20_Emphasis">2. Alokasi Blok Memori Mentah: </text:span><text:span text:style-name="Strong_20_Emphasis"><text:span text:style-name="Source_20_Text">GetMem(PointerVariable, SizeInBytes)</text:span></text:span><text:span text:style-name="Strong_20_Emphasis"> dan </text:span><text:span text:style-name="Strong_20_Emphasis"><text:span text:style-name="Source_20_Text">FreeMem(PointerVariable [, SizeInBytes])</text:span></text:span></text:p>
            <text:p text:style-name="Text_20_body">Pasangan ini digunakan ketika Anda perlu mengalokasikan blok memori dengan <text:span text:style-name="Strong_20_Emphasis">ukuran byte spesifik</text:span>, tanpa terkait langsung dengan tipe data Pascal tertentu saat alokasi.</text:p>
            <text:list xml:id="list5851094983538899865" text:style-name="L182">
              <text:list-item>
                <text:p text:style-name="P603"><text:soft-page-break/><text:span text:style-name="Strong_20_Emphasis"><text:span text:style-name="Source_20_Text">GetMem(P, Size)</text:span></text:span><text:span text:style-name="Strong_20_Emphasis">:</text:span> </text:p>
                <text:list>
                  <text:list-item>
                    <text:p text:style-name="P603"><text:span text:style-name="Strong_20_Emphasis">Tujuan:</text:span> Mengalokasikan blok memori mentah (untyped) di heap. </text:p>
                  </text:list-item>
                  <text:list-item>
                    <text:p text:style-name="P603"><text:span text:style-name="Strong_20_Emphasis">Parameter:</text:span> Menerima dua argumen: </text:p>
                    <text:list>
                      <text:list-item>
                        <text:p text:style-name="P603"><text:span text:style-name="Source_20_Text">P</text:span>: Variabel pointer (bisa <text:span text:style-name="Source_20_Text">Pointer</text:span> generik atau pointer bertipe lain) yang akan menerima alamat awal blok memori. </text:p>
                      </text:list-item>
                      <text:list-item>
                        <text:p text:style-name="P603"><text:span text:style-name="Source_20_Text">Size</text:span>: Ukuran blok memori yang diminta dalam <text:span text:style-name="Strong_20_Emphasis">byte</text:span> (biasanya <text:span text:style-name="Source_20_Text">Integer</text:span> atau <text:span text:style-name="Source_20_Text">Cardinal</text:span>). </text:p>
                      </text:list-item>
                    </text:list>
                  </text:list-item>
                  <text:list-item>
                    <text:p text:style-name="P603"><text:span text:style-name="Strong_20_Emphasis">Aksi:</text:span> Mengalokasikan <text:span text:style-name="Source_20_Text">Size</text:span> byte memori di heap. Jika berhasil, <text:span text:style-name="Source_20_Text">P</text:span> menunjuk ke awal blok tersebut. Memori tidak diinisialisasi. </text:p>
                  </text:list-item>
                  <text:list-item>
                    <text:p text:style-name="P603"><text:span text:style-name="Strong_20_Emphasis">Contoh:</text:span> </text:p>
                    <text:p text:style-name="P339">Delphi</text:p>
                    <text:p text:style-name="P66"><text:span text:style-name="Source_20_Text">var</text:span></text:p>
                    <text:p text:style-name="P66"><text:span text:style-name="Source_20_Text"><text:s text:c="2"/>Buffer: Pointer; // Atau bisa PByte, PChar, dll.</text:span></text:p>
                    <text:p text:style-name="P66"><text:span text:style-name="Source_20_Text"><text:s text:c="2"/>BufferSize: Cardinal;</text:span></text:p>
                    <text:p text:style-name="P66"><text:span text:style-name="Source_20_Text">begin</text:span></text:p>
                    <text:p text:style-name="P66"><text:span text:style-name="Source_20_Text"><text:s text:c="2"/>BufferSize := 1024 * 1024; // Alokasi 1 MB</text:span></text:p>
                    <text:p text:style-name="P66"><text:span text:style-name="Source_20_Text"><text:s text:c="2"/>GetMem(Buffer, BufferSize);</text:span></text:p>
                    <text:p text:style-name="P66"><text:span text:style-name="Source_20_Text"><text:s text:c="2"/>if Buffer &lt;&gt; nil then // Selalu cek hasil alokasi</text:span></text:p>
                    <text:p text:style-name="P66"><text:span text:style-name="Source_20_Text"><text:s text:c="2"/>begin</text:span></text:p>
                    <text:p text:style-name="P66"><text:span text:style-name="Source_20_Text"><text:s text:c="4"/>// ... gunakan buffer (mungkin perlu di-cast ke tipe lain) ...</text:span></text:p>
                    <text:p text:style-name="P66"><text:span text:style-name="Source_20_Text"><text:s text:c="4"/>// FillChar(Buffer^, BufferSize, 0); // Contoh: Mengisi dengan nol</text:span></text:p>
                    <text:p text:style-name="P144"><text:span text:style-name="Source_20_Text"><text:s text:c="2"/>end;</text:span></text:p>
                  </text:list-item>
                </text:list>
              </text:list-item>
              <text:list-item>
                <text:p text:style-name="P603"><text:span text:style-name="Strong_20_Emphasis"><text:span text:style-name="Source_20_Text">FreeMem(P [, Size])</text:span></text:span><text:span text:style-name="Strong_20_Emphasis">:</text:span> </text:p>
                <text:list>
                  <text:list-item>
                    <text:p text:style-name="P603"><text:span text:style-name="Strong_20_Emphasis">Tujuan:</text:span> Membebaskan blok memori yang sebelumnya dialokasikan menggunakan <text:span text:style-name="Source_20_Text">GetMem</text:span> (atau <text:span text:style-name="Source_20_Text">ReallocMem</text:span>). </text:p>
                  </text:list-item>
                  <text:list-item>
                    <text:p text:style-name="P603"><text:span text:style-name="Strong_20_Emphasis">Parameter:</text:span> Menerima pointer <text:span text:style-name="Source_20_Text">P</text:span> yang dikembalikan oleh <text:span text:style-name="Source_20_Text">GetMem</text:span>. Parameter <text:span text:style-name="Source_20_Text">Size</text:span> kedua (jumlah byte yang dibebaskan) secara teknis <text:span text:style-name="Strong_20_Emphasis">opsional</text:span> di beberapa manajer memori FPC (karena mereka mungkin melacak ukuran blok). Namun: </text:p>
                    <text:list>
                      <text:list-item>
                        <text:p text:style-name="P603"><text:span text:style-name="Strong_20_Emphasis">Sangat Direkomendasikan:</text:span> Selalu <text:span text:style-name="Strong_20_Emphasis">sertakan parameter </text:span><text:span text:style-name="Strong_20_Emphasis"><text:span text:style-name="Source_20_Text">Size</text:span></text:span> jika Anda mengetahui ukuran blok yang dialokasikan saat memanggil <text:span text:style-name="Source_20_Text">FreeMem</text:span>. Ini memastikan portabilitas kode Anda ke manajer memori yang berbeda, dapat membantu beberapa manajer memori bekerja lebih efisien, dan dapat membantu alat debugging mendeteksi error. </text:p>
                      </text:list-item>
                    </text:list>
                  </text:list-item>
                  <text:list-item>
                    <text:p text:style-name="P603"><text:span text:style-name="Strong_20_Emphasis">Aksi:</text:span> Mengembalikan blok memori ke heap. </text:p>
                  </text:list-item>
                  <text:list-item>
                    <text:p text:style-name="P603"><text:span text:style-name="Strong_20_Emphasis">Peringatan:</text:span> Sama seperti <text:span text:style-name="Source_20_Text">Dispose</text:span>, <text:span text:style-name="Source_20_Text">FreeMem</text:span> hanya boleh dipanggil sekali per alokasi <text:span text:style-name="Source_20_Text">GetMem</text:span>, dan pointer harus valid. Atur <text:span text:style-name="Source_20_Text">P := nil;</text:span> setelahnya. </text:p>
                  </text:list-item>
                </text:list>
              </text:list-item>
              <text:list-item>
                <text:p text:style-name="P339"><text:span text:style-name="Strong_20_Emphasis">Fleksibilitas vs Keamanan:</text:span> <text:span text:style-name="Source_20_Text">GetMem</text:span>/<text:span text:style-name="Source_20_Text">FreeMem</text:span> lebih fleksibel karena Anda bisa meminta ukuran berapa pun. Namun, ini kurang aman-tipe. Anda bertanggung jawab penuh untuk menginterpretasikan dan mengelola isi blok <text:soft-page-break/>memori mentah tersebut, seringkali memerlukan casting pointer yang hati-hati. Umumnya digunakan untuk buffer I/O, implementasi struktur data manual, atau saat ukuran data tidak sesuai dengan tipe Pascal standar. </text:p>
              </text:list-item>
            </text:list>
            <text:p text:style-name="Text_20_body"><text:span text:style-name="Strong_20_Emphasis">Fungsi Terkait:</text:span></text:p>
            <text:list xml:id="list5752275582358199225" text:style-name="L183">
              <text:list-item>
                <text:p text:style-name="P340"><text:span text:style-name="Strong_20_Emphasis"><text:span text:style-name="Source_20_Text">ReallocMem(P, NewSize)</text:span></text:span><text:span text:style-name="Strong_20_Emphasis">:</text:span> Mencoba mengubah ukuran blok memori yang sebelumnya dialokasikan (<text:span text:style-name="Source_20_Text">P</text:span>) menjadi <text:span text:style-name="Source_20_Text">NewSize</text:span> byte. Mungkin mengembalikan pointer yang sama (jika bisa di-resize di tempat) atau pointer ke lokasi baru (jika data harus dipindahkan). Data lama (hingga ukuran minimum dari ukuran lama dan baru) akan dipertahankan. Perlu penanganan hati-hati. </text:p>
              </text:list-item>
            </text:list>
            <text:p text:style-name="Text_20_body"><text:span text:style-name="Strong_20_Emphasis">Tanggung Jawab Programmer dan Kebocoran Memori (Memory Leaks)</text:span></text:p>
            <text:p text:style-name="Text_20_body">Penggunaan <text:span text:style-name="Source_20_Text">New</text:span>, <text:span text:style-name="Source_20_Text">Dispose</text:span>, <text:span text:style-name="Source_20_Text">GetMem</text:span>, dan <text:span text:style-name="Source_20_Text">FreeMem</text:span> menempatkan <text:span text:style-name="Strong_20_Emphasis">tanggung jawab penuh</text:span> pada Anda sebagai programmer untuk mengelola siklus hidup memori dinamis. Setiap byte yang Anda alokasikan secara manual <text:span text:style-name="Strong_20_Emphasis">harus</text:span> Anda bebaskan secara manual pula ketika tidak lagi dibutuhkan.</text:p>
            <text:list xml:id="list1671697058328438280" text:style-name="L184">
              <text:list-item>
                <text:p text:style-name="P604"><text:span text:style-name="Strong_20_Emphasis">Kebocoran Memori (Memory Leak):</text:span> Terjadi jika Anda mengalokasikan memori (<text:span text:style-name="Source_20_Text">New</text:span>/<text:span text:style-name="Source_20_Text">GetMem</text:span>) tetapi <text:span text:style-name="Strong_20_Emphasis">lupa</text:span> memanggil <text:span text:style-name="Source_20_Text">Dispose</text:span>/<text:span text:style-name="Source_20_Text">FreeMem</text:span> yang sesuai. Memori tersebut akan tetap "terpakai" oleh program Anda meskipun sudah tidak dapat diakses lagi, dan tidak dapat digunakan kembali. Akumulasi kebocoran memori dapat menyebabkan program Anda mengonsumsi semakin banyak RAM seiring waktu, melambat, dan akhirnya crash karena kehabisan memori. </text:p>
              </text:list-item>
              <text:list-item>
                <text:p text:style-name="P341"><text:span text:style-name="Strong_20_Emphasis">Pencegahan:</text:span> Cara paling umum untuk memastikan dealokasi yang benar adalah dengan menggunakan blok <text:span text:style-name="Source_20_Text">try...finally</text:span>: alokasikan sebelum <text:span text:style-name="Source_20_Text">try</text:span>, gunakan di dalam <text:span text:style-name="Source_20_Text">try</text:span>, dan bebaskan (panggil <text:span text:style-name="Source_20_Text">Dispose</text:span>/<text:span text:style-name="Source_20_Text">FreeMem</text:span> dan set <text:span text:style-name="Source_20_Text">nil</text:span>) di dalam <text:span text:style-name="Source_20_Text">finally</text:span>. Ini menjamin pembebasan sumber daya bahkan jika terjadi eksepsi. </text:p>
              </text:list-item>
            </text:list>
            <text:p text:style-name="Text_20_body"><text:span text:style-name="Strong_20_Emphasis">Contoh Lengkap:</text:span></text:p>
            <text:p text:style-name="Text_20_body">Delphi</text:p>
            <text:p text:style-name="Preformatted_20_Text"><text:span text:style-name="Source_20_Text">program DemoManualMemory;</text:span></text:p>
            <text:p text:style-name="Preformatted_20_Text"><text:span text:style-name="Source_20_Text">uses SysUtils;</text:span></text:p>
            <text:p text:style-name="Preformatted_20_Text"/>
            <text:p text:style-name="Preformatted_20_Text"><text:span text:style-name="Source_20_Text">type</text:span></text:p>
            <text:p text:style-name="Preformatted_20_Text"><text:span text:style-name="Source_20_Text"><text:s text:c="2"/>PDataRecord = ^TDataRecord;</text:span></text:p>
            <text:p text:style-name="Preformatted_20_Text"><text:span text:style-name="Source_20_Text"><text:s text:c="2"/>TDataRecord = record</text:span></text:p>
            <text:p text:style-name="Preformatted_20_Text"><text:span text:style-name="Source_20_Text"><text:s text:c="4"/>ID: Integer;</text:span></text:p>
            <text:p text:style-name="Preformatted_20_Text"><text:span text:style-name="Source_20_Text"><text:s text:c="4"/>Nama: string[50]; // ShortString agar ukuran pasti</text:span></text:p>
            <text:p text:style-name="Preformatted_20_Text"><text:span text:style-name="Source_20_Text"><text:s text:c="2"/>end;</text:span></text:p>
            <text:p text:style-name="Preformatted_20_Text"/>
            <text:p text:style-name="Preformatted_20_Text"><text:span text:style-name="Source_20_Text">var</text:span></text:p>
            <text:p text:style-name="Preformatted_20_Text"><text:span text:style-name="Source_20_Text"><text:s text:c="2"/>// Untuk New/Dispose</text:span></text:p>
            <text:p text:style-name="Preformatted_20_Text"><text:span text:style-name="Source_20_Text"><text:s text:c="2"/>DataRecPtr: PDataRecord = nil;</text:span></text:p>
            <text:p text:style-name="Preformatted_20_Text"/>
            <text:p text:style-name="Preformatted_20_Text"><text:span text:style-name="Source_20_Text"><text:s text:c="2"/>// Untuk GetMem/FreeMem</text:span></text:p>
            <text:p text:style-name="Preformatted_20_Text"><text:soft-page-break/><text:span text:style-name="Source_20_Text"><text:s text:c="2"/>CharBuffer: PChar = nil;</text:span></text:p>
            <text:p text:style-name="Preformatted_20_Text"><text:span text:style-name="Source_20_Text"><text:s text:c="2"/>BufSize: Cardinal = 256;</text:span></text:p>
            <text:p text:style-name="Preformatted_20_Text"><text:span text:style-name="Source_20_Text"><text:s text:c="2"/>i: Integer;</text:span></text:p>
            <text:p text:style-name="Preformatted_20_Text"/>
            <text:p text:style-name="Preformatted_20_Text"><text:span text:style-name="Source_20_Text">begin</text:span></text:p>
            <text:p text:style-name="Preformatted_20_Text"><text:span text:style-name="Source_20_Text"><text:s text:c="2"/>// === Contoh New/Dispose ===</text:span></text:p>
            <text:p text:style-name="Preformatted_20_Text"><text:span text:style-name="Source_20_Text"><text:s text:c="2"/>WriteLn('Tes New/Dispose:');</text:span></text:p>
            <text:p text:style-name="Preformatted_20_Text"><text:span text:style-name="Source_20_Text"><text:s text:c="2"/>try</text:span></text:p>
            <text:p text:style-name="Preformatted_20_Text"><text:span text:style-name="Source_20_Text"><text:s text:c="4"/>New(DataRecPtr); // Alokasi TDataRecord</text:span></text:p>
            <text:p text:style-name="Preformatted_20_Text"><text:span text:style-name="Source_20_Text"><text:s text:c="4"/>WriteLn(' <text:s/>Alokasi DataRecPtr OK');</text:span></text:p>
            <text:p text:style-name="Preformatted_20_Text"><text:span text:style-name="Source_20_Text"><text:s text:c="4"/>// Inisialisasi dan gunakan</text:span></text:p>
            <text:p text:style-name="Preformatted_20_Text"><text:span text:style-name="Source_20_Text"><text:s text:c="4"/>DataRecPtr^.ID := 1001;</text:span></text:p>
            <text:p text:style-name="Preformatted_20_Text"><text:span text:style-name="Source_20_Text"><text:s text:c="4"/>DataRecPtr^.Nama := 'Data Penting';</text:span></text:p>
            <text:p text:style-name="Preformatted_20_Text"><text:span text:style-name="Source_20_Text"><text:s text:c="4"/>WriteLn(' <text:s/>Record ID <text:s/>: ', DataRecPtr^.ID);</text:span></text:p>
            <text:p text:style-name="Preformatted_20_Text"><text:span text:style-name="Source_20_Text"><text:s text:c="4"/>WriteLn(' <text:s/>Record Nama: ', DataRecPtr^.Nama);</text:span></text:p>
            <text:p text:style-name="Preformatted_20_Text"><text:span text:style-name="Source_20_Text"><text:s text:c="2"/>finally</text:span></text:p>
            <text:p text:style-name="Preformatted_20_Text"><text:span text:style-name="Source_20_Text"><text:s text:c="4"/>if Assigned(DataRecPtr) then // Cek jika tidak nil</text:span></text:p>
            <text:p text:style-name="Preformatted_20_Text"><text:span text:style-name="Source_20_Text"><text:s text:c="4"/>begin</text:span></text:p>
            <text:p text:style-name="Preformatted_20_Text"><text:span text:style-name="Source_20_Text"><text:s text:c="6"/>WriteLn(' <text:s/>Membebaskan DataRecPtr...');</text:span></text:p>
            <text:p text:style-name="Preformatted_20_Text"><text:span text:style-name="Source_20_Text"><text:s text:c="6"/>Dispose(DataRecPtr); // Bebaskan memori</text:span></text:p>
            <text:p text:style-name="Preformatted_20_Text"><text:span text:style-name="Source_20_Text"><text:s text:c="6"/>DataRecPtr := nil; <text:s text:c="3"/>// Hindari dangling pointer</text:span></text:p>
            <text:p text:style-name="Preformatted_20_Text"><text:span text:style-name="Source_20_Text"><text:s text:c="4"/>end;</text:span></text:p>
            <text:p text:style-name="Preformatted_20_Text"><text:span text:style-name="Source_20_Text"><text:s text:c="2"/>end;</text:span></text:p>
            <text:p text:style-name="Preformatted_20_Text"><text:span text:style-name="Source_20_Text"><text:s text:c="2"/>WriteLn;</text:span></text:p>
            <text:p text:style-name="Preformatted_20_Text"/>
            <text:p text:style-name="Preformatted_20_Text"><text:span text:style-name="Source_20_Text"><text:s text:c="2"/>// === Contoh GetMem/FreeMem ===</text:span></text:p>
            <text:p text:style-name="Preformatted_20_Text"><text:span text:style-name="Source_20_Text"><text:s text:c="2"/>WriteLn('Tes GetMem/FreeMem:');</text:span></text:p>
            <text:p text:style-name="Preformatted_20_Text"><text:span text:style-name="Source_20_Text"><text:s text:c="2"/>try</text:span></text:p>
            <text:p text:style-name="Preformatted_20_Text"><text:span text:style-name="Source_20_Text"><text:s text:c="4"/>GetMem(CharBuffer, BufSize); // Alokasi buffer 256 byte</text:span></text:p>
            <text:p text:style-name="Preformatted_20_Text"><text:span text:style-name="Source_20_Text"><text:s text:c="4"/>WriteLn(' <text:s/>Alokasi CharBuffer OK (', BufSize, ' bytes)');</text:span></text:p>
            <text:p text:style-name="Preformatted_20_Text"><text:span text:style-name="Source_20_Text"><text:s text:c="4"/>// Inisialisasi dan gunakan</text:span></text:p>
            <text:p text:style-name="Preformatted_20_Text"><text:span text:style-name="Source_20_Text"><text:s text:c="4"/>if Assigned(CharBuffer) then</text:span></text:p>
            <text:p text:style-name="Preformatted_20_Text"><text:span text:style-name="Source_20_Text"><text:s text:c="4"/>begin</text:span></text:p>
            <text:p text:style-name="Preformatted_20_Text"><text:span text:style-name="Source_20_Text"><text:s text:c="6"/>for i := 0 to BufSize - 2 do // Isi dengan 'X'</text:span></text:p>
            <text:p text:style-name="Preformatted_20_Text"><text:span text:style-name="Source_20_Text"><text:s text:c="9"/>CharBuffer[i] := 'X';</text:span></text:p>
            <text:p text:style-name="Preformatted_20_Text"><text:span text:style-name="Source_20_Text"><text:s text:c="6"/>CharBuffer[BufSize - 1] := #0; // Null terminate</text:span></text:p>
            <text:p text:style-name="Preformatted_20_Text"><text:span text:style-name="Source_20_Text"><text:s text:c="6"/>WriteLn(' <text:s/>Buffer (awal): ', Copy(CharBuffer, 1, 10), '...'); // Tampilkan 10 char pertama</text:span></text:p>
            <text:p text:style-name="Preformatted_20_Text"><text:span text:style-name="Source_20_Text"><text:s text:c="4"/>end;</text:span></text:p>
            <text:p text:style-name="Preformatted_20_Text"><text:span text:style-name="Source_20_Text"><text:s text:c="2"/>finally</text:span></text:p>
            <text:p text:style-name="Preformatted_20_Text"><text:span text:style-name="Source_20_Text"><text:s text:c="4"/>if Assigned(CharBuffer) then</text:span></text:p>
            <text:p text:style-name="Preformatted_20_Text"><text:span text:style-name="Source_20_Text"><text:s text:c="4"/>begin</text:span></text:p>
            <text:p text:style-name="Preformatted_20_Text"><text:span text:style-name="Source_20_Text"><text:s text:c="7"/>WriteLn(' <text:s/>Membebaskan CharBuffer...');</text:span></text:p>
            <text:p text:style-name="Preformatted_20_Text"><text:span text:style-name="Source_20_Text"><text:s text:c="7"/>FreeMem(CharBuffer, BufSize); // Bebaskan (sertakan size!)</text:span></text:p>
            <text:p text:style-name="Preformatted_20_Text"><text:span text:style-name="Source_20_Text"><text:s text:c="7"/>CharBuffer := nil; // Hindari dangling pointer</text:span></text:p>
            <text:p text:style-name="Preformatted_20_Text"><text:span text:style-name="Source_20_Text"><text:s text:c="4"/>end;</text:span></text:p>
            <text:p text:style-name="Preformatted_20_Text"><text:span text:style-name="Source_20_Text"><text:s text:c="2"/>end;</text:span></text:p>
            <text:p text:style-name="Preformatted_20_Text"/>
            <text:p text:style-name="Preformatted_20_Text"><text:span text:style-name="Source_20_Text"><text:s text:c="2"/>WriteLn;</text:span></text:p>
            <text:p text:style-name="Preformatted_20_Text"><text:span text:style-name="Source_20_Text"><text:s text:c="2"/>WriteLn('Selesai.');</text:span></text:p>
            <text:p text:style-name="P77"><text:span text:style-name="Source_20_Text">end.</text:span></text:p>
            <text:p text:style-name="Text_20_body">Manajemen memori manual memberikan kontrol penuh tetapi membutuhkan disiplin tinggi. Pahami kapan harus menggunakannya dan selalu pastikan Anda membebaskan <text:soft-page-break/>apa yang Anda alokasikan.</text:p>
          </text:section>
          <text:section text:style-name="Sect1" text:name="feedback-form-93">
            <text:p text:style-name="P443"/>
          </text:section>
        </text:section>
        <text:section text:style-name="Sect1" text:name="2dbf885975520e0b">
          <text:p text:style-name="Text_20_body"/>
          <text:section text:style-name="Sect1" text:name="user-query-content-94">
            <text:p text:style-name="P705">yax </text:p>
          </text:section>
          <text:p text:style-name="P443">Tampilkan alur berpikir</text:p>
          <text:section text:style-name="Sect2" text:name="model-response-message-contentr_2dbf885975520e0b">
            <text:p text:style-name="Text_20_body">Baik, saya akan melanjutkan dengan jawaban untuk prompt <text:span text:style-name="Strong_20_Emphasis">Sub-bab 12.3: Konteks Manajemen Memori FPC: Perbandingan dengan C/C++ dan GC</text:span>.</text:p>
            <text:p text:style-name="Horizontal_20_Line"/>
            <text:p text:style-name="Text_20_body"><text:span text:style-name="Strong_20_Emphasis">(Jawaban untuk Prompt Sub-bab 12.3)</text:span></text:p>
            <text:h text:style-name="Heading_20_3" text:outline-level="3">12.3 Konteks Manajemen Memori FPC: Perbandingan dengan C/C++ dan GC</text:h>
            <text:p text:style-name="Text_20_body">Model manajemen memori Free Pascal, yang merupakan kombinasi dari kontrol manual eksplisit dan mekanisme otomatis terbatas (reference counting), menempatkannya pada posisi yang menarik dalam spektrum bahasa pemrograman. Memahami bagaimana pendekatannya dibandingkan dengan C/C++ (yang juga sangat manual) dan bahasa-bahasa yang sepenuhnya mengandalkan Garbage Collection (GC) akan membantu Anda menghargai trade-off yang terlibat dan memanfaatkan FPC secara efektif.</text:p>
            <text:p text:style-name="Text_20_body"><text:span text:style-name="Strong_20_Emphasis">Dibandingkan dengan C/C++:</text:span></text:p>
            <text:p text:style-name="Text_20_body">FPC berbagi filosofi dasar manajemen memori manual dengan C/C++, tetapi dengan beberapa perbedaan sintaksis dan fitur:</text:p>
            <text:list xml:id="list5702073558891602305" text:style-name="L185">
              <text:list-item>
                <text:p text:style-name="P605"><text:span text:style-name="Strong_20_Emphasis">Alokasi Bertipe:</text:span> </text:p>
                <text:list>
                  <text:list-item>
                    <text:p text:style-name="P605"><text:span text:style-name="Source_20_Text">New(P)</text:span> / <text:span text:style-name="Source_20_Text">Dispose(P)</text:span> FPC (untuk pointer ke record/object lama) secara konseptual mirip dengan operator <text:span text:style-name="Source_20_Text">new</text:span> / <text:span text:style-name="Source_20_Text">delete</text:span> C++ untuk alokasi objek tunggal. Keduanya bertipe-aman dan berinteraksi dengan konstruktor/destruktor (meskipun mekanisme interaksinya berbeda; FPC menggunakan <text:span text:style-name="Source_20_Text">Create</text:span>/<text:span text:style-name="Source_20_Text">Free</text:span> untuk <text:span text:style-name="Source_20_Text">class</text:span>). </text:p>
                  </text:list-item>
                </text:list>
              </text:list-item>
              <text:list-item>
                <text:p text:style-name="P605"><text:span text:style-name="Strong_20_Emphasis">Alokasi Mentah:</text:span> </text:p>
                <text:list>
                  <text:list-item>
                    <text:p text:style-name="P605"><text:span text:style-name="Source_20_Text">GetMem(P, Size)</text:span> / <text:span text:style-name="Source_20_Text">FreeMem(P, Size)</text:span> FPC sangat mirip dengan <text:span text:style-name="Source_20_Text">malloc(Size)</text:span> / <text:span text:style-name="Source_20_Text">free(P)</text:span> di C. Keduanya mengalokasikan dan membebaskan blok memori mentah berdasarkan ukuran byte, bersifat untyped, dan memerlukan casting manual untuk digunakan dengan tipe data spesifik. FPC merekomendasikan penyertaan <text:span text:style-name="Source_20_Text">Size</text:span> pada <text:span text:style-name="Source_20_Text">FreeMem</text:span>, sementara <text:span text:style-name="Source_20_Text">free</text:span> C tidak memerlukannya. </text:p>
                  </text:list-item>
                </text:list>
              </text:list-item>
              <text:list-item>
                <text:p text:style-name="P605"><text:span text:style-name="Strong_20_Emphasis">Sintaks Pointer:</text:span> Seperti dibahas sebelumnya, FPC menggunakan <text:span text:style-name="Source_20_Text">^</text:span> (deklarasi tipe/dereference) dan <text:span text:style-name="Source_20_Text">@</text:span> (address-of), sementara C/C++ menggunakan <text:span text:style-name="Source_20_Text">*</text:span> (deklarasi tipe/dereference) dan <text:span text:style-name="Source_20_Text">&amp;</text:span> (address-of). </text:p>
              </text:list-item>
              <text:list-item>
                <text:p text:style-name="P342"><text:span text:style-name="Strong_20_Emphasis">Manajemen Sumber Daya Otomatis (RAII &amp; Smart Pointers):</text:span> Ini adalah <text:soft-page-break/>perbedaan signifikan, terutama dengan C++ modern. C++ sangat mengandalkan pola <text:span text:style-name="Strong_20_Emphasis">RAII (Resource Acquisition Is Initialization)</text:span> dan <text:span text:style-name="Strong_20_Emphasis">smart pointers</text:span> (<text:span text:style-name="Source_20_Text">std::unique_ptr</text:span>, <text:span text:style-name="Source_20_Text">std::shared_ptr</text:span>, <text:span text:style-name="Source_20_Text">std::weak_ptr</text:span>) dari Standard Library. Smart pointers secara otomatis mengelola lifetime memori (dan sumber daya lain) yang mereka tunjuk, secara signifikan mengurangi risiko kebocoran memori dan dangling pointers dengan mengikat lifetime sumber daya ke lifetime objek smart pointer itu sendiri (yang biasanya dikelola oleh scope). <text:span text:style-name="Strong_20_Emphasis">Free Pascal secara bawaan tidak memiliki mekanisme smart pointer standar yang setara</text:span>. Meskipun ada beberapa library pihak ketiga, manajemen memori manual di FPC masih sangat bergantung pada disiplin programmer menggunakan <text:span text:style-name="Source_20_Text">try..finally</text:span> dan memanggil <text:span text:style-name="Source_20_Text">Free</text:span>/<text:span text:style-name="Source_20_Text">Dispose</text:span>/<text:span text:style-name="Source_20_Text">FreeMem</text:span> secara manual. </text:p>
              </text:list-item>
            </text:list>
            <text:p text:style-name="Text_20_body"><text:span text:style-name="Strong_20_Emphasis">Dibandingkan dengan Bahasa Garbage Collected (GC) (Java, C#, Python, Go, dll.):</text:span></text:p>
            <text:p text:style-name="Text_20_body">Perbedaan dengan bahasa berbasis GC sangat fundamental:</text:p>
            <text:list xml:id="list6784271360915227838" text:style-name="L186">
              <text:list-item>
                <text:p text:style-name="P606"><text:span text:style-name="Strong_20_Emphasis">Tanggung Jawab Dealokasi:</text:span> </text:p>
                <text:list>
                  <text:list-item>
                    <text:p text:style-name="P606"><text:span text:style-name="Strong_20_Emphasis">FPC (Manual):</text:span> Programmer <text:span text:style-name="Strong_20_Emphasis">bertanggung jawab penuh</text:span> untuk secara eksplisit membebaskan memori heap yang dialokasikan manual (<text:span text:style-name="Source_20_Text">Free</text:span>, <text:span text:style-name="Source_20_Text">Dispose</text:span>, <text:span text:style-name="Source_20_Text">FreeMem</text:span>). </text:p>
                  </text:list-item>
                  <text:list-item>
                    <text:p text:style-name="P606"><text:span text:style-name="Strong_20_Emphasis">GC:</text:span> <text:span text:style-name="Strong_20_Emphasis">Runtime environment</text:span> (JVM, CLR, Python interpreter) secara otomatis mendeteksi objek mana di heap yang tidak lagi dapat dijangkau oleh program (tidak ada referensi aktif) dan <text:span text:style-name="Strong_20_Emphasis">otomatis membebaskan memorinya</text:span> pada suatu waktu yang tidak ditentukan secara pasti. </text:p>
                  </text:list-item>
                </text:list>
              </text:list-item>
              <text:list-item>
                <text:p text:style-name="P606"><text:span text:style-name="Strong_20_Emphasis">Kelebihan GC:</text:span> </text:p>
                <text:list>
                  <text:list-item>
                    <text:p text:style-name="P606"><text:span text:style-name="Strong_20_Emphasis">Kemudahan &amp; Produktivitas:</text:span> Programmer dibebaskan dari beban pelacakan memori manual yang rumit. </text:p>
                  </text:list-item>
                  <text:list-item>
                    <text:p text:style-name="P606"><text:span text:style-name="Strong_20_Emphasis">Pengurangan Error:</text:span> Risiko memory leaks dan dangling pointers (penyebab crash umum) secara drastis berkurang. </text:p>
                  </text:list-item>
                </text:list>
              </text:list-item>
              <text:list-item>
                <text:p text:style-name="P606"><text:span text:style-name="Strong_20_Emphasis">Kekurangan GC:</text:span> </text:p>
                <text:list>
                  <text:list-item>
                    <text:p text:style-name="P606"><text:span text:style-name="Strong_20_Emphasis">Overhead Performa:</text:span> Algoritma GC memerlukan waktu CPU untuk berjalan. </text:p>
                  </text:list-item>
                  <text:list-item>
                    <text:p text:style-name="P606"><text:span text:style-name="Strong_20_Emphasis">Jeda (Pauses):</text:span> Banyak algoritma GC (terutama yang lebih tua atau lebih sederhana) dapat menyebabkan jeda singkat ("stop-the-world") dalam eksekusi program saat GC aktif, yang tidak dapat diterima untuk aplikasi real-time, game, atau sistem latensi rendah. </text:p>
                  </text:list-item>
                  <text:list-item>
                    <text:p text:style-name="P606"><text:span text:style-name="Strong_20_Emphasis">Penggunaan Memori:</text:span> Sistem GC mungkin memerlukan lebih banyak memori total (overhead untuk pelacakan, menunda pembebasan). </text:p>
                  </text:list-item>
                  <text:list-item>
                    <text:p text:style-name="P606"><text:span text:style-name="Strong_20_Emphasis">Cleanup Non-Deterministik:</text:span> Tidak ada jaminan kapan tepatnya memori objek akan dibebaskan atau kapan finalizer (jika ada) akan dijalankan. Ini menyulitkan manajemen sumber daya <text:span text:style-name="Emphasis">non-memori</text:span> (file, soket, kunci) secara andal tanpa mekanisme eksplisit tambahan (misalnya, <text:span text:style-name="Source_20_Text">try-with-resources</text:span> Java, <text:span text:style-name="Source_20_Text">using</text:span> C#, <text:span text:style-name="Source_20_Text">with</text:span> Python). </text:p>
                  </text:list-item>
                </text:list>
              </text:list-item>
              <text:list-item>
                <text:p text:style-name="P606"><text:soft-page-break/><text:span text:style-name="Strong_20_Emphasis">Kelebihan Manajemen Manual FPC:</text:span> </text:p>
                <text:list>
                  <text:list-item>
                    <text:p text:style-name="P606"><text:span text:style-name="Strong_20_Emphasis">Kontrol Penuh:</text:span> Programmer menentukan secara pasti kapan memori dialokasikan dan dibebaskan. </text:p>
                  </text:list-item>
                  <text:list-item>
                    <text:p text:style-name="P606"><text:span text:style-name="Strong_20_Emphasis">Performa Predictable:</text:span> Tidak ada jeda tak terduga akibat GC. Performa bisa lebih konsisten. </text:p>
                  </text:list-item>
                  <text:list-item>
                    <text:p text:style-name="P606"><text:span text:style-name="Strong_20_Emphasis">Potensi Kecepatan:</text:span> Untuk algoritma tertentu, dealokasi manual bisa lebih cepat daripada overhead GC. </text:p>
                  </text:list-item>
                  <text:list-item>
                    <text:p text:style-name="P606"><text:span text:style-name="Strong_20_Emphasis">Efisiensi Memori:</text:span> Dengan pengelolaan yang cermat, penggunaan memori bisa lebih rendah. </text:p>
                  </text:list-item>
                  <text:list-item>
                    <text:p text:style-name="P606"><text:span text:style-name="Strong_20_Emphasis">Cleanup Deterministik:</text:span> Menggunakan <text:span text:style-name="Source_20_Text">try..finally</text:span> dengan <text:span text:style-name="Source_20_Text">Free</text:span>/<text:span text:style-name="Source_20_Text">Dispose</text:span>/<text:span text:style-name="Source_20_Text">FreeMem</text:span> memastikan sumber daya (termasuk non-memori) dibebaskan pada titik yang tepat dan dapat diprediksi. </text:p>
                  </text:list-item>
                  <text:list-item>
                    <text:p text:style-name="P606"><text:span text:style-name="Strong_20_Emphasis">Kesesuaian:</text:span> Ideal untuk pemrograman sistem, game, aplikasi real-time, lingkungan terbatas sumber daya, atau library performa tinggi. </text:p>
                  </text:list-item>
                </text:list>
              </text:list-item>
              <text:list-item>
                <text:p text:style-name="P606"><text:span text:style-name="Strong_20_Emphasis">Kekurangan Manajemen Manual FPC:</text:span> </text:p>
                <text:list>
                  <text:list-item>
                    <text:p text:style-name="P606"><text:span text:style-name="Strong_20_Emphasis">Kompleksitas &amp; Rawan Error:</text:span> Membutuhkan disiplin tinggi dari programmer. Sangat mudah membuat kesalahan seperti lupa membebaskan memori (leak), menggunakan memori setelah dibebaskan (dangling pointer), atau membebaskan memori yang sama dua kali (double free). </text:p>
                  </text:list-item>
                  <text:list-item>
                    <text:p text:style-name="P343"><text:span text:style-name="Strong_20_Emphasis">Waktu Pengembangan:</text:span> Memerlukan usaha lebih untuk memastikan manajemen memori benar. </text:p>
                  </text:list-item>
                </text:list>
              </text:list-item>
            </text:list>
            <text:p text:style-name="Text_20_body"><text:span text:style-name="Strong_20_Emphasis">Pendekatan Hybrid FPC: Reference Counting</text:span></text:p>
            <text:p text:style-name="Text_20_body">Penting untuk diingat kembali bahwa FPC tidak sepenuhnya manual. Untuk tipe data dinamis yang sangat umum digunakan:</text:p>
            <text:list xml:id="list2911436216670900081" text:style-name="L187">
              <text:list-item>
                <text:p text:style-name="P607"><text:span text:style-name="Source_20_Text">AnsiString</text:span>, <text:span text:style-name="Source_20_Text">UnicodeString</text:span> </text:p>
              </text:list-item>
              <text:list-item>
                <text:p text:style-name="P607">Array Dinamis (<text:span text:style-name="Source_20_Text">array of Tipe</text:span>) </text:p>
              </text:list-item>
              <text:list-item>
                <text:p text:style-name="P344">Referensi Interface (turunan <text:span text:style-name="Source_20_Text">IInterface</text:span>/<text:span text:style-name="Source_20_Text">IUnknown</text:span>) </text:p>
              </text:list-item>
            </text:list>
            <text:p text:style-name="Text_20_body">FPC menggunakan <text:span text:style-name="Strong_20_Emphasis">reference counting otomatis</text:span>. Ini adalah bentuk manajemen memori otomatis yang:</text:p>
            <text:list xml:id="list1271341593784554965" text:style-name="L188">
              <text:list-item>
                <text:p text:style-name="P608"><text:span text:style-name="Strong_20_Emphasis">Deterministik:</text:span> Objek/data dibebaskan <text:span text:style-name="Emphasis">segera</text:span> setelah hitungan referensi mencapai nol. </text:p>
              </text:list-item>
              <text:list-item>
                <text:p text:style-name="P608"><text:span text:style-name="Strong_20_Emphasis">Efisien:</text:span> Overhead biasanya lebih rendah dan lebih terdistribusi daripada GC penuh (hanya berupa operasi increment/decrement integer). </text:p>
              </text:list-item>
              <text:list-item>
                <text:p text:style-name="P345"><text:span text:style-name="Strong_20_Emphasis">Keterbatasan:</text:span> Tidak dapat secara otomatis menangani <text:span text:style-name="Emphasis">reference cycles</text:span> (objek A menunjuk ke B, dan B menunjuk kembali ke A, tanpa ada referensi lain dari luar). Namun, siklus jarang terjadi pada tipe data spesifik ini. </text:p>
              </text:list-item>
            </text:list>
            <text:p text:style-name="Text_20_body">Reference counting ini menempatkan FPC di "jalan tengah" yang praktis: kemudahan otomatis untuk tipe data umum, ditambah kontrol manual penuh ketika diperlukan untuk tipe data lain atau performa absolut.</text:p>
            <text:p text:style-name="Text_20_body"><text:span text:style-name="Strong_20_Emphasis">Kesimpulan:</text:span></text:p>
            <text:p text:style-name="Text_20_body"><text:soft-page-break/>Free Pascal memberikan fleksibilitas dalam manajemen memori. Anda mendapatkan kontrol tingkat rendah seperti C/C++ saat dibutuhkan, tetapi juga menikmati manajemen memori otomatis (via reference counting) untuk tipe data string, array dinamis, dan interface yang umum digunakan, serta manajemen lifetime berbasis <text:span text:style-name="Source_20_Text">Create</text:span>/<text:span text:style-name="Source_20_Text">Free</text:span> untuk kelas. Memahami posisi FPC dalam spektrum ini – antara kontrol penuh C++ dan otomatisasi penuh GC – serta trade-off yang terlibat, akan membantu Anda membuat pilihan desain yang tepat dan menulis kode FPC yang efisien dan andal.</text:p>
          </text:section>
          <text:section text:style-name="Sect1" text:name="feedback-form-94">
            <text:p text:style-name="P443"/>
          </text:section>
        </text:section>
        <text:section text:style-name="Sect1" text:name="a4dfab86b1de4842">
          <text:p text:style-name="Text_20_body"/>
          <text:section text:style-name="Sect1" text:name="user-query-content-95">
            <text:p text:style-name="P705">yax </text:p>
          </text:section>
          <text:p text:style-name="P443">Tampilkan alur berpikir</text:p>
          <text:section text:style-name="Sect2" text:name="model-response-message-contentr_a4dfab86b1de4842">
            <text:p text:style-name="Text_20_body">Baik, saya akan melanjutkan dengan jawaban untuk prompt <text:span text:style-name="Strong_20_Emphasis">Pengantar Bab 13</text:span>.</text:p>
            <text:p text:style-name="Horizontal_20_Line"/>
            <text:p text:style-name="Text_20_body"><text:span text:style-name="Strong_20_Emphasis">(Jawaban untuk Prompt Pengantar Bab 13)</text:span></text:p>
            <text:p text:style-name="Text_20_body"><text:span text:style-name="Strong_20_Emphasis">Bab 13: Pengantar Generics: Kode Type-Safe yang Reusable</text:span></text:p>
            <text:p text:style-name="Text_20_body">Salah satu fitur kunci dalam banyak bahasa pemrograman modern yang secara signifikan meningkatkan fleksibilitas dan keamanan kode adalah <text:span text:style-name="Strong_20_Emphasis">Generics</text:span> (atau pemrograman generik). Generics memungkinkan Anda menulis definisi tipe (seperti kelas atau record) atau rutin (prosedur/fungsi) yang dapat bekerja dengan berbagai tipe data secara umum, tanpa harus mengetahui tipe data spesifik tersebut saat kode generik ditulis. Manfaat utamanya adalah kemampuan untuk menciptakan kode yang <text:span text:style-name="Strong_20_Emphasis">reusable</text:span> sekaligus <text:span text:style-name="Strong_20_Emphasis">type-safe</text:span>.</text:p>
            <text:p text:style-name="Text_20_body">Sebagai programmer berpengalaman, Anda kemungkinan besar sudah familiar dengan konsep ini, baik sebagai <text:span text:style-name="Emphasis">Generics</text:span> di bahasa seperti Java atau C#, maupun sebagai <text:span text:style-name="Emphasis">Templates</text:span> di C++. Anda mungkin paling sering menemuinya dalam implementasi <text:span text:style-name="Strong_20_Emphasis">koleksi data (collections)</text:span> yang aman-tipe – misalnya, kemampuan untuk memiliki <text:span text:style-name="Source_20_Text">List&lt;Integer&gt;</text:span> yang dijamin hanya berisi integer, berbeda dari list non-generik yang mungkin menyimpan <text:span text:style-name="Source_20_Text">Pointer</text:span> atau <text:span text:style-name="Source_20_Text">Object</text:span> dan memerlukan casting manual yang rawan error.</text:p>
            <text:p text:style-name="Text_20_body">Free Pascal juga menyediakan dukungan untuk generics. Bab 13 ini akan memberikan <text:span text:style-name="Strong_20_Emphasis">pengenalan dasar</text:span> pada implementasi generics di FPC. Kita akan melihat sekilas sintaks utama yang digunakan (<text:span text:style-name="Source_20_Text">generic</text:span> dan <text:span text:style-name="Source_20_Text">specialize</text:span>), namun fokus utama kita adalah pada kasus penggunaan yang paling umum dan praktis: memanfaatkan <text:span text:style-name="Strong_20_Emphasis">koleksi generik (generic collections)</text:span> yang sudah disediakan oleh FPC, terutama melalui unit pustaka standar <text:span text:style-name="Source_20_Text">fgl</text:span> (Free Generics Library). Tujuan bab ini adalah agar Anda dapat memahami konsep generics di FPC dan mulai menggunakan koleksi generik standar untuk menulis kode yang lebih fleksibel, lebih aman terhadap tipe, dan seringkali lebih mudah dibaca.</text:p>
          </text:section>
          <text:section text:style-name="Sect1" text:name="feedback-form-95">
            <text:p text:style-name="P443"/>
          </text:section>
        </text:section>
        <text:section text:style-name="Sect1" text:name="59250a62fbc1886f">
          <text:p text:style-name="Text_20_body"><text:soft-page-break/></text:p>
          <text:section text:style-name="Sect1" text:name="user-query-content-96">
            <text:p text:style-name="P705">yax </text:p>
          </text:section>
          <text:p text:style-name="P443">Tampilkan alur berpikir</text:p>
          <text:section text:style-name="Sect2" text:name="model-response-message-contentr_59250a62fbc1886f">
            <text:p text:style-name="Text_20_body">Baik, saya akan melanjutkan dengan jawaban untuk prompt <text:span text:style-name="Strong_20_Emphasis">Sub-bab 13.1: Pengenalan Singkat tentang Collections dan Generics di FPC</text:span>.</text:p>
            <text:p text:style-name="Horizontal_20_Line"/>
            <text:p text:style-name="Text_20_body"><text:span text:style-name="Strong_20_Emphasis">(Jawaban untuk Prompt Sub-bab 13.1)</text:span></text:p>
            <text:h text:style-name="Heading_20_3" text:outline-level="3">13.1 Motivasi dan Konsep Dasar Generics di FPC: Menuju Koleksi Type-Safe</text:h>
            <text:p text:style-name="Text_20_body">Sebelum adanya generics, pengelolaan koleksi (collections) data – seperti list atau daftar – yang bisa menampung berbagai jenis item dalam Free Pascal (mengikuti tradisi Delphi lama) seringkali mengandalkan beberapa pendekatan klasik, terutama menggunakan kelas dari unit <text:span text:style-name="Source_20_Text">Classes</text:span>. Namun, pendekatan ini memiliki keterbatasan signifikan, terutama terkait keamanan tipe.</text:p>
            <text:p text:style-name="Text_20_body"><text:span text:style-name="Strong_20_Emphasis">Masalah dengan Koleksi Non-Generik Klasik (</text:span><text:span text:style-name="Strong_20_Emphasis"><text:span text:style-name="Source_20_Text">TList</text:span></text:span><text:span text:style-name="Strong_20_Emphasis">, </text:span><text:span text:style-name="Strong_20_Emphasis"><text:span text:style-name="Source_20_Text">TObjectList</text:span></text:span><text:span text:style-name="Strong_20_Emphasis">)</text:span></text:p>
            <text:p text:style-name="Text_20_body">Unit <text:span text:style-name="Source_20_Text">Classes</text:span> menyediakan kelas-kelas seperti:</text:p>
            <text:list xml:id="list705111905490219333" text:style-name="L189">
              <text:list-item>
                <text:p text:style-name="P609"><text:span text:style-name="Source_20_Text">TList</text:span>: Menyimpan daftar item sebagai <text:span text:style-name="Source_20_Text">Pointer</text:span> generik (untyped). </text:p>
              </text:list-item>
              <text:list-item>
                <text:p text:style-name="P346"><text:span text:style-name="Source_20_Text">TObjectList</text:span>: Menyimpan daftar item sebagai referensi <text:span text:style-name="Source_20_Text">TObject</text:span> (kelas dasar semua objek). Ia juga bisa secara otomatis mengelola lifetime objek yang disimpannya (memanggil <text:span text:style-name="Source_20_Text">Free</text:span> saat item dihapus atau list dihancurkan). </text:p>
              </text:list-item>
            </text:list>
            <text:p text:style-name="Text_20_body">Meskipun berguna, kelemahan utama kedua kelas ini adalah <text:span text:style-name="Strong_20_Emphasis">kurangnya keamanan tipe saat kompilasi (compile-time type safety)</text:span>:</text:p>
            <text:list xml:id="list5974789690639040875" text:style-name="L190">
              <text:list-item>
                <text:p text:style-name="P610"><text:span text:style-name="Strong_20_Emphasis">Penyimpanan Generik:</text:span> Karena menyimpan <text:span text:style-name="Source_20_Text">Pointer</text:span> atau <text:span text:style-name="Source_20_Text">TObject</text:span>, Anda bisa saja (secara tidak sengaja) memasukkan tipe data yang berbeda ke dalam list yang sama. Kompiler tidak bisa mencegah ini. </text:p>
              </text:list-item>
              <text:list-item>
                <text:p text:style-name="P610"><text:span text:style-name="Strong_20_Emphasis">Casting Manual Saat Pengambilan:</text:span> Ketika Anda mengambil item dari <text:span text:style-name="Source_20_Text">TList</text:span> atau <text:span text:style-name="Source_20_Text">TObjectList</text:span>, Anda mendapatkan kembali <text:span text:style-name="Source_20_Text">Pointer</text:span> atau <text:span text:style-name="Source_20_Text">TObject</text:span>. Untuk menggunakan item tersebut sebagai tipe aslinya (misalnya, <text:span text:style-name="Source_20_Text">TCustomer</text:span> atau <text:span text:style-name="Source_20_Text">Integer</text:span> jika Anda menyimpan pointer ke integer), Anda harus melakukan <text:span text:style-name="Strong_20_Emphasis">type casting manual</text:span> secara eksplisit. Contoh: </text:p>
                <text:p text:style-name="P347">Delphi</text:p>
                <text:p text:style-name="P67"><text:span text:style-name="Source_20_Text">var</text:span></text:p>
                <text:p text:style-name="P67"><text:span text:style-name="Source_20_Text"><text:s text:c="2"/>MyList: TObjectList;</text:span></text:p>
                <text:p text:style-name="P67"><text:span text:style-name="Source_20_Text"><text:s text:c="2"/>Customer: TCustomer;</text:span></text:p>
                <text:p text:style-name="P67"><text:span text:style-name="Source_20_Text"><text:s text:c="2"/>Item: TObject;</text:span></text:p>
                <text:p text:style-name="P67"><text:span text:style-name="Source_20_Text"><text:s text:c="2"/>IntValue: Integer; PIntValue: PInteger;</text:span></text:p>
                <text:p text:style-name="P67"><text:span text:style-name="Source_20_Text">begin</text:span></text:p>
                <text:p text:style-name="P67"><text:span text:style-name="Source_20_Text"><text:s text:c="2"/>MyList := TObjectList.Create;</text:span></text:p>
                <text:p text:style-name="P67"><text:span text:style-name="Source_20_Text"><text:s text:c="2"/>// ... (isi list dengan objek TCustomer) ...</text:span></text:p>
                <text:p text:style-name="P67"><text:soft-page-break/><text:span text:style-name="Source_20_Text"><text:s text:c="2"/>Item := MyList.Items[0]; // Mengambil sebagai TObject</text:span></text:p>
                <text:p text:style-name="P67"><text:span text:style-name="Source_20_Text"><text:s text:c="2"/>if Item is TCustomer then // Perlu cek tipe (RTTI)</text:span></text:p>
                <text:p text:style-name="P67"><text:span text:style-name="Source_20_Text"><text:s text:c="5"/>Customer := Item as TCustomer // Perlu cast aman (RTTI)</text:span></text:p>
                <text:p text:style-name="P67"><text:span text:style-name="Source_20_Text"><text:s text:c="2"/>else Customer := nil;</text:span></text:p>
                <text:p text:style-name="P67"><text:span text:style-name="Source_20_Text"><text:s text:c="2"/>// atau jika menyimpan pointer integer di TList:</text:span></text:p>
                <text:p text:style-name="P67"><text:span text:style-name="Source_20_Text"><text:s text:c="2"/>// PIntValue := PInteger(MyPointerList.Items[0]); // Hard cast tidak aman!</text:span></text:p>
                <text:p text:style-name="P67"><text:span text:style-name="Source_20_Text"><text:s text:c="2"/>// if PIntValue &lt;&gt; nil then IntValue := PIntValue^;</text:span></text:p>
                <text:p text:style-name="P145"><text:span text:style-name="Source_20_Text">end;</text:span></text:p>
              </text:list-item>
              <text:list-item>
                <text:p text:style-name="P347"><text:span text:style-name="Strong_20_Emphasis">Risiko Runtime Error:</text:span> Casting manual ini <text:span text:style-name="Strong_20_Emphasis">rawan error</text:span>. Jika Anda salah mengasumsikan tipe data yang ada di indeks tertentu, casting akan gagal saat runtime, biasanya menghasilkan eksepsi <text:span text:style-name="Source_20_Text">EInvalidCast</text:span> (jika menggunakan <text:span text:style-name="Source_20_Text">as</text:span>) atau bahkan <text:span text:style-name="Emphasis">memory corruption</text:span> (jika menggunakan hard cast yang salah), yang membuat program crash. Kesalahan tipe baru terdeteksi saat program berjalan, bukan saat kompilasi. </text:p>
              </text:list-item>
            </text:list>
            <text:p text:style-name="Text_20_body"><text:span text:style-name="Strong_20_Emphasis">Solusi: Generics untuk Keamanan Tipe dan Reusabilitas</text:span></text:p>
            <text:p text:style-name="Text_20_body"><text:span text:style-name="Strong_20_Emphasis">Generics</text:span> hadir sebagai solusi elegan untuk masalah ini. Konsep intinya adalah mendefinisikan struktur data (seperti kelas list) atau rutin dengan <text:span text:style-name="Strong_20_Emphasis">parameter tipe (type parameters)</text:span> – placeholder yang akan digantikan dengan tipe data konkret saat struktur/rutin tersebut digunakan.</text:p>
            <text:list xml:id="list6183601947410840791" text:style-name="L191">
              <text:list-item>
                <text:p text:style-name="P611"><text:span text:style-name="Strong_20_Emphasis">Definisi Generik:</text:span> Anda membuat definisi umum, misalnya "sebuah list yang bisa menampung item bertipe <text:span text:style-name="Source_20_Text">T</text:span>". </text:p>
              </text:list-item>
              <text:list-item>
                <text:p text:style-name="P611"><text:span text:style-name="Strong_20_Emphasis">Spesialisasi:</text:span> Saat Anda ingin menggunakan list tersebut, Anda <text:span text:style-name="Emphasis">menspesialisasikannya</text:span> dengan tipe konkret, misalnya "buatkan saya list yang khusus menampung <text:span text:style-name="Source_20_Text">Integer</text:span>" (<text:span text:style-name="Source_20_Text">TList&lt;Integer&gt;</text:span>) atau "buatkan saya list yang khusus menampung <text:span text:style-name="Source_20_Text">TCustomer</text:span>" (<text:span text:style-name="Source_20_Text">TList&lt;TCustomer&gt;</text:span>). </text:p>
              </text:list-item>
              <text:list-item>
                <text:p text:style-name="P611"><text:span text:style-name="Strong_20_Emphasis">Manfaat Utama (Compile-Time Type Safety):</text:span> </text:p>
                <text:list>
                  <text:list-item>
                    <text:p text:style-name="P611"><text:span text:style-name="Strong_20_Emphasis">Pencegahan Penambahan Tipe Salah:</text:span> Kompiler kini <text:span text:style-name="Emphasis">tahu</text:span> tipe data apa yang seharusnya ada di dalam list spesifik tersebut. Jika Anda mencoba menambahkan <text:span text:style-name="Source_20_Text">string</text:span> ke <text:span text:style-name="Source_20_Text">TList&lt;Integer&gt;</text:span>, kompiler akan <text:span text:style-name="Strong_20_Emphasis">mendeteksi error saat kompilasi</text:span>. </text:p>
                  </text:list-item>
                  <text:list-item>
                    <text:p text:style-name="P348"><text:span text:style-name="Strong_20_Emphasis">Tidak Perlu Casting Saat Pengambilan:</text:span> Ketika Anda mengambil item dari <text:span text:style-name="Source_20_Text">TList&lt;Integer&gt;</text:span>, kompiler <text:span text:style-name="Emphasis">tahu</text:span> bahwa item tersebut adalah <text:span text:style-name="Source_20_Text">Integer</text:span>. Anda dapat langsung menggunakannya sebagai <text:span text:style-name="Source_20_Text">Integer</text:span> <text:span text:style-name="Strong_20_Emphasis">tanpa perlu casting manual</text:span>, menghilangkan risiko <text:span text:style-name="Source_20_Text">EInvalidCast</text:span> saat runtime. </text:p>
                  </text:list-item>
                </text:list>
              </text:list-item>
            </text:list>
            <text:p text:style-name="Text_20_body"><text:span text:style-name="Strong_20_Emphasis">Sintaks Dasar FPC Generics (</text:span><text:span text:style-name="Strong_20_Emphasis"><text:span text:style-name="Source_20_Text">generic</text:span></text:span><text:span text:style-name="Strong_20_Emphasis"> / </text:span><text:span text:style-name="Strong_20_Emphasis"><text:span text:style-name="Source_20_Text">specialize</text:span></text:span><text:span text:style-name="Strong_20_Emphasis">)</text:span></text:p>
            <text:p text:style-name="Text_20_body">FPC menggunakan kata kunci <text:span text:style-name="Source_20_Text">generic</text:span> untuk menandai definisi generik dan <text:span text:style-name="Source_20_Text">specialize</text:span> (atau penggunaan langsung dengan <text:span text:style-name="Source_20_Text">&lt;&gt;</text:span>) untuk membuat tipe konkret darinya.</text:p>
            <text:list xml:id="list1116971849791107143" text:style-name="L192">
              <text:list-item>
                <text:p text:style-name="P612"><text:span text:style-name="Strong_20_Emphasis">Definisi Generik (Konseptual):</text:span> </text:p>
                <text:p text:style-name="P349">Delphi</text:p>
                <text:p text:style-name="P68"><text:soft-page-break/><text:span text:style-name="Source_20_Text">// Menandai unit/kelas/record/rutin sebagai generik</text:span></text:p>
                <text:p text:style-name="P68"><text:span text:style-name="Source_20_Text">generic MyGenericTemplate&lt;_TypeParam1, _TypeParam2, ...&gt; = ... definisi ... ;</text:span></text:p>
                <text:p text:style-name="P68"><text:span text:style-name="Source_20_Text">// Contoh:</text:span></text:p>
                <text:p text:style-name="P68"><text:span text:style-name="Source_20_Text">generic TPair&lt;_Key, _Value&gt; = record</text:span></text:p>
                <text:p text:style-name="P68"><text:span text:style-name="Source_20_Text"><text:s text:c="2"/>Key: _Key;</text:span></text:p>
                <text:p text:style-name="P68"><text:span text:style-name="Source_20_Text"><text:s text:c="2"/>Value: _Value;</text:span></text:p>
                <text:p text:style-name="P146"><text:span text:style-name="Source_20_Text">end;</text:span></text:p>
                <text:p text:style-name="P612">(Nama parameter tipe sering diawali <text:span text:style-name="Source_20_Text">_</text:span> atau <text:span text:style-name="Source_20_Text">T</text:span>.) </text:p>
              </text:list-item>
              <text:list-item>
                <text:p text:style-name="P612"><text:span text:style-name="Strong_20_Emphasis">Spesialisasi (Membuat Tipe Konkret):</text:span> </text:p>
                <text:p text:style-name="P349">Delphi</text:p>
                <text:p text:style-name="P68"><text:span text:style-name="Source_20_Text">type</text:span></text:p>
                <text:p text:style-name="P68"><text:span text:style-name="Source_20_Text"><text:s text:c="2"/>// Membuat tipe bernama baru</text:span></text:p>
                <text:p text:style-name="P68"><text:span text:style-name="Source_20_Text"><text:s text:c="2"/>TStringIntegerPair = specialize TPair&lt;string, Integer&gt;;</text:span></text:p>
                <text:p text:style-name="P68"><text:span text:style-name="Source_20_Text"><text:s text:c="2"/>// Atau seringkali digunakan langsung:</text:span></text:p>
                <text:p text:style-name="P68"><text:span text:style-name="Source_20_Text">var</text:span></text:p>
                <text:p text:style-name="P68"><text:span text:style-name="Source_20_Text"><text:s text:c="2"/>MyList: TFPGList&lt;Integer&gt;; // Menggunakan spesialisasi langsung</text:span></text:p>
                <text:p text:style-name="P146"><text:span text:style-name="Source_20_Text"><text:s text:c="2"/>MyDict: TFPGDictionary&lt;string, TCustomer&gt;;</text:span></text:p>
                <text:p text:style-name="P349">Anda mengganti placeholder (<text:span text:style-name="Source_20_Text">_Key</text:span>, <text:span text:style-name="Source_20_Text">_Value</text:span>, <text:span text:style-name="Source_20_Text">T</text:span> pada <text:span text:style-name="Source_20_Text">TFPGList</text:span>) dengan tipe data aktual (<text:span text:style-name="Source_20_Text">string</text:span>, <text:span text:style-name="Source_20_Text">Integer</text:span>, <text:span text:style-name="Source_20_Text">TCustomer</text:span>). </text:p>
              </text:list-item>
            </text:list>
            <text:p text:style-name="Text_20_body"><text:span text:style-name="Strong_20_Emphasis">Unit Koleksi Generik Standar FPC: </text:span><text:span text:style-name="Strong_20_Emphasis"><text:span text:style-name="Source_20_Text">fgl</text:span></text:span></text:p>
            <text:p text:style-name="Text_20_body">Untungnya, Anda jarang perlu menulis struktur data generik kompleks Anda sendiri dari awal. Free Pascal menyediakan pustaka standar yang kaya untuk ini, yaitu <text:span text:style-name="Strong_20_Emphasis">unit </text:span><text:span text:style-name="Strong_20_Emphasis"><text:span text:style-name="Source_20_Text">fgl</text:span></text:span><text:span text:style-name="Strong_20_Emphasis"> (Free Generics Library)</text:span>.</text:p>
            <text:list xml:id="list1939420214902615246" text:style-name="L193">
              <text:list-item>
                <text:p text:style-name="P613"><text:span text:style-name="Strong_20_Emphasis">Tujuan:</text:span> Unit <text:span text:style-name="Source_20_Text">fgl</text:span> berisi implementasi <text:span text:style-name="Strong_20_Emphasis">koleksi generik</text:span> yang umum digunakan, efisien, dan type-safe. </text:p>
              </text:list-item>
              <text:list-item>
                <text:p text:style-name="P613"><text:span text:style-name="Strong_20_Emphasis">Kelas Utama (Contoh):</text:span> </text:p>
                <text:list>
                  <text:list-item>
                    <text:p text:style-name="P613"><text:span text:style-name="Source_20_Text">TFPGList&lt;T&gt;</text:span>: Implementasi list dinamis generik (mirip <text:span text:style-name="Source_20_Text">TList</text:span> tapi type-safe). </text:p>
                  </text:list-item>
                  <text:list-item>
                    <text:p text:style-name="P613"><text:span text:style-name="Source_20_Text">TFPGObjectList&lt;T: class&gt;</text:span>: Varian <text:span text:style-name="Source_20_Text">TFPGList</text:span> khusus untuk objek kelas, dengan opsi untuk mengelola lifetime objek (memanggil <text:span text:style-name="Source_20_Text">Free</text:span>). </text:p>
                  </text:list-item>
                  <text:list-item>
                    <text:p text:style-name="P613"><text:span text:style-name="Source_20_Text">TFPGDictionary&lt;TKey, TValue&gt;</text:span>: Implementasi dictionary atau hash map generik (pasangan key-value, type-safe). </text:p>
                  </text:list-item>
                  <text:list-item>
                    <text:p text:style-name="P613"><text:span text:style-name="Source_20_Text">TFPGQueue&lt;T&gt;</text:span>: Antrian (queue) generik. </text:p>
                  </text:list-item>
                  <text:list-item>
                    <text:p text:style-name="P613"><text:span text:style-name="Source_20_Text">TFPGStack&lt;T&gt;</text:span>: Tumpukan (stack) generik. </text:p>
                  </text:list-item>
                </text:list>
              </text:list-item>
              <text:list-item>
                <text:p text:style-name="P350"><text:span text:style-name="Strong_20_Emphasis">Rekomendasi:</text:span> Untuk kebutuhan list, dictionary, queue, stack, dll., <text:span text:style-name="Strong_20_Emphasis">menggunakan kelas-kelas dari unit </text:span><text:span text:style-name="Strong_20_Emphasis"><text:span text:style-name="Source_20_Text">fgl</text:span></text:span><text:span text:style-name="Strong_20_Emphasis"> adalah cara standar dan paling direkomendasikan</text:span> untuk memanfaatkan generics di FPC. Ini menghemat waktu pengembangan dan memberikan implementasi yang teruji dan efisien. </text:p>
              </text:list-item>
            </text:list>
            <text:p text:style-name="Text_20_body">Dengan menggunakan koleksi generik dari <text:span text:style-name="Source_20_Text">fgl</text:span>, Anda mendapatkan manfaat penuh <text:soft-page-break/>dari keamanan tipe saat kompilasi, menghilangkan kebutuhan casting yang rawan error, dan membuat kode koleksi Anda lebih bersih serta lebih mudah dipelihara.</text:p>
          </text:section>
          <text:section text:style-name="Sect1" text:name="feedback-form-96">
            <text:p text:style-name="P443"/>
          </text:section>
        </text:section>
        <text:section text:style-name="Sect1" text:name="2e6358c90fbce5ad">
          <text:p text:style-name="Text_20_body"/>
          <text:section text:style-name="Sect1" text:name="user-query-content-97">
            <text:p text:style-name="P705">yax </text:p>
          </text:section>
          <text:p text:style-name="P443">Tampilkan alur berpikir</text:p>
          <text:section text:style-name="Sect2" text:name="model-response-message-contentr_2e6358c90fbce5ad">
            <text:p text:style-name="Text_20_body">Baik, saya akan melanjutkan dengan jawaban untuk prompt <text:span text:style-name="Strong_20_Emphasis">Sub-bab 13.2: Contoh Penggunaan Dasar: Koleksi Generik (</text:span><text:span text:style-name="Strong_20_Emphasis"><text:span text:style-name="Source_20_Text">fgl</text:span></text:span><text:span text:style-name="Strong_20_Emphasis">)</text:span>.</text:p>
            <text:p text:style-name="Horizontal_20_Line"/>
            <text:p text:style-name="Text_20_body"><text:span text:style-name="Strong_20_Emphasis">(Jawaban untuk Prompt Sub-bab 13.2)</text:span></text:p>
            <text:h text:style-name="Heading_20_3" text:outline-level="3">13.2 Contoh Penggunaan Dasar: Koleksi Generik (<text:span text:style-name="Source_20_Text">fgl</text:span>)</text:h>
            <text:p text:style-name="Text_20_body">Cara paling umum dan praktis untuk memanfaatkan generics di Free Pascal adalah dengan menggunakan kelas-kelas koleksi yang sudah disediakan dalam unit standar <text:span text:style-name="Source_20_Text">fgl</text:span> (Free Generics Library). Mari kita lihat contoh penggunaan dua koleksi yang paling sering dibutuhkan: list generik (<text:span text:style-name="Source_20_Text">TFPGList&lt;&gt;</text:span>) dan dictionary generik (<text:span text:style-name="Source_20_Text">TFPGDictionary&lt;,&gt;</text:span>).</text:p>
            <text:p text:style-name="Text_20_body"><text:span text:style-name="Strong_20_Emphasis">Penting:</text:span> Untuk menggunakan koleksi ini, Anda perlu menambahkan <text:span text:style-name="Source_20_Text">fgl</text:span> ke klausa <text:span text:style-name="Source_20_Text">uses</text:span> unit atau program Anda.</text:p>
            <text:p text:style-name="Text_20_body"><text:span text:style-name="Strong_20_Emphasis">1. List Generik (</text:span><text:span text:style-name="Strong_20_Emphasis"><text:span text:style-name="Source_20_Text">TFPGList&lt;T&gt;</text:span></text:span><text:span text:style-name="Strong_20_Emphasis">)</text:span></text:p>
            <text:p text:style-name="Text_20_body"><text:span text:style-name="Source_20_Text">TFPGList&lt;T&gt;</text:span> menyediakan implementasi list dinamis (mirip array dinamis atau <text:span text:style-name="Source_20_Text">TList</text:span>) yang menjamin hanya elemen bertipe <text:span text:style-name="Source_20_Text">T</text:span> yang dapat disimpan.</text:p>
            <text:p text:style-name="Text_20_body">Delphi</text:p>
            <text:p text:style-name="Preformatted_20_Text"><text:span text:style-name="Source_20_Text">program DemoFPGList;</text:span></text:p>
            <text:p text:style-name="Preformatted_20_Text"><text:span text:style-name="Source_20_Text">uses SysUtils, fgl; // JANGAN LUPA 'uses fgl;'</text:span></text:p>
            <text:p text:style-name="Preformatted_20_Text"/>
            <text:p text:style-name="Preformatted_20_Text"><text:span text:style-name="Source_20_Text">var</text:span></text:p>
            <text:p text:style-name="Preformatted_20_Text"><text:span text:style-name="Source_20_Text"><text:s text:c="2"/>ListAngka: TFPGList&lt;Integer&gt;; // List khusus menampung Integer</text:span></text:p>
            <text:p text:style-name="Preformatted_20_Text"><text:span text:style-name="Source_20_Text"><text:s text:c="2"/>ListNama: TFPGList&lt;string&gt;; <text:s text:c="2"/>// List khusus menampung string</text:span></text:p>
            <text:p text:style-name="Preformatted_20_Text"><text:span text:style-name="Source_20_Text"><text:s text:c="2"/>I: Integer;</text:span></text:p>
            <text:p text:style-name="Preformatted_20_Text"><text:span text:style-name="Source_20_Text"><text:s text:c="2"/>Nama: string;</text:span></text:p>
            <text:p text:style-name="Preformatted_20_Text"><text:span text:style-name="Source_20_Text">begin</text:span></text:p>
            <text:p text:style-name="Preformatted_20_Text"><text:span text:style-name="Source_20_Text"><text:s text:c="2"/>// 1. Membuat instance list</text:span></text:p>
            <text:p text:style-name="Preformatted_20_Text"><text:span text:style-name="Source_20_Text"><text:s text:c="2"/>ListAngka := TFPGList&lt;Integer&gt;.Create;</text:span></text:p>
            <text:p text:style-name="Preformatted_20_Text"><text:span text:style-name="Source_20_Text"><text:s text:c="2"/>ListNama := TFPGList&lt;string&gt;.Create;</text:span></text:p>
            <text:p text:style-name="Preformatted_20_Text"/>
            <text:p text:style-name="Preformatted_20_Text"><text:span text:style-name="Source_20_Text"><text:s text:c="2"/>try // Gunakan try..finally untuk memastikan .Free dipanggil</text:span></text:p>
            <text:p text:style-name="Preformatted_20_Text"><text:span text:style-name="Source_20_Text"><text:s text:c="4"/>// 2. Menambah Item (Add) - Type Safe!</text:span></text:p>
            <text:p text:style-name="Preformatted_20_Text"><text:span text:style-name="Source_20_Text"><text:s text:c="4"/>ListAngka.Add(100);</text:span></text:p>
            <text:p text:style-name="Preformatted_20_Text"><text:span text:style-name="Source_20_Text"><text:s text:c="4"/>ListAngka.Add(250);</text:span></text:p>
            <text:p text:style-name="Preformatted_20_Text"><text:span text:style-name="Source_20_Text"><text:s text:c="4"/>ListAngka.Add(50);</text:span></text:p>
            <text:p text:style-name="Preformatted_20_Text"><text:span text:style-name="Source_20_Text"><text:s text:c="4"/>// ListAngka.Add('Seratus'); // &lt;-- BARIS INI AKAN ERROR SAAT KOMPILASI!</text:span></text:p>
            <text:p text:style-name="Preformatted_20_Text"/>
            <text:p text:style-name="Preformatted_20_Text"><text:span text:style-name="Source_20_Text"><text:s text:c="4"/>ListNama.Add('Pascal');</text:span></text:p>
            <text:p text:style-name="Preformatted_20_Text"><text:span text:style-name="Source_20_Text"><text:s text:c="4"/>ListNama.Add('Lazarus');</text:span></text:p>
            <text:p text:style-name="Preformatted_20_Text"><text:span text:style-name="Source_20_Text"><text:s text:c="4"/>ListNama.Add('FPC');</text:span></text:p>
            <text:p text:style-name="Preformatted_20_Text"/>
            <text:p text:style-name="Preformatted_20_Text"><text:span text:style-name="Source_20_Text"><text:s text:c="4"/>// 3. Mendapatkan Jumlah Item (Count)</text:span></text:p>
            <text:p text:style-name="Preformatted_20_Text"><text:span text:style-name="Source_20_Text"><text:s text:c="4"/>WriteLn('Jumlah angka: ', ListAngka.Count); // Output: 3</text:span></text:p>
            <text:p text:style-name="Preformatted_20_Text"><text:span text:style-name="Source_20_Text"><text:s text:c="4"/>WriteLn('Jumlah nama : ', ListNama.Count); // Output: 3</text:span></text:p>
            <text:p text:style-name="Preformatted_20_Text"/>
            <text:p text:style-name="Preformatted_20_Text"><text:span text:style-name="Source_20_Text"><text:s text:c="4"/>// 4. Mengakses Item via Indeks [] - Type Safe, Tanpa Casting!</text:span></text:p>
            <text:p text:style-name="Preformatted_20_Text"><text:span text:style-name="Source_20_Text"><text:s text:c="4"/>if ListAngka.Count &gt; 0 then</text:span></text:p>
            <text:p text:style-name="Preformatted_20_Text"><text:span text:style-name="Source_20_Text"><text:s text:c="4"/>begin</text:span></text:p>
            <text:p text:style-name="Preformatted_20_Text"><text:span text:style-name="Source_20_Text"><text:s text:c="6"/>I := ListAngka[0]; // Hasilnya langsung Integer</text:span></text:p>
            <text:p text:style-name="Preformatted_20_Text"><text:span text:style-name="Source_20_Text"><text:s text:c="6"/>WriteLn('Angka pertama: ', I); // Output: 100</text:span></text:p>
            <text:p text:style-name="Preformatted_20_Text"><text:span text:style-name="Source_20_Text"><text:s text:c="4"/>end;</text:span></text:p>
            <text:p text:style-name="Preformatted_20_Text"><text:span text:style-name="Source_20_Text"><text:s text:c="4"/>Nama := ListNama[1]; // Hasilnya langsung string</text:span></text:p>
            <text:p text:style-name="Preformatted_20_Text"><text:span text:style-name="Source_20_Text"><text:s text:c="4"/>WriteLn('Nama kedua <text:s/>: ', Nama); // Output: Lazarus</text:span></text:p>
            <text:p text:style-name="Preformatted_20_Text"/>
            <text:p text:style-name="Preformatted_20_Text"><text:span text:style-name="Source_20_Text"><text:s text:c="4"/>// 5. Mencari Item (IndexOf)</text:span></text:p>
            <text:p text:style-name="Preformatted_20_Text"><text:span text:style-name="Source_20_Text"><text:s text:c="4"/>I := ListAngka.IndexOf(50);</text:span></text:p>
            <text:p text:style-name="Preformatted_20_Text"><text:span text:style-name="Source_20_Text"><text:s text:c="4"/>if I &gt;= 0 then</text:span></text:p>
            <text:p text:style-name="Preformatted_20_Text"><text:span text:style-name="Source_20_Text"><text:s text:c="6"/>WriteLn('Angka 50 ditemukan di indeks: ', I); // Output: 2</text:span></text:p>
            <text:p text:style-name="Preformatted_20_Text"><text:span text:style-name="Source_20_Text"><text:s text:c="4"/>I := ListNama.IndexOf('Delphi');</text:span></text:p>
            <text:p text:style-name="Preformatted_20_Text"><text:span text:style-name="Source_20_Text"><text:s text:c="4"/>if I &lt; 0 then</text:span></text:p>
            <text:p text:style-name="Preformatted_20_Text"><text:span text:style-name="Source_20_Text"><text:s text:c="6"/>WriteLn('Nama "Delphi" tidak ditemukan.'); // Output: tidak ditemukan</text:span></text:p>
            <text:p text:style-name="Preformatted_20_Text"/>
            <text:p text:style-name="Preformatted_20_Text"><text:span text:style-name="Source_20_Text"><text:s text:c="4"/>// 6. Menghapus Item (Delete by Index, Remove by Value)</text:span></text:p>
            <text:p text:style-name="Preformatted_20_Text"><text:span text:style-name="Source_20_Text"><text:s text:c="4"/>ListAngka.Delete(0); // Hapus item di indeks 0 (yaitu 100)</text:span></text:p>
            <text:p text:style-name="Preformatted_20_Text"><text:span text:style-name="Source_20_Text"><text:s text:c="4"/>WriteLn('Angka pertama setelah Delete(0): ', ListAngka[0]); // Output: 250</text:span></text:p>
            <text:p text:style-name="Preformatted_20_Text"><text:span text:style-name="Source_20_Text"><text:s text:c="4"/>ListNama.Remove('Lazarus'); // Hapus item dengan nilai 'Lazarus'</text:span></text:p>
            <text:p text:style-name="Preformatted_20_Text"><text:span text:style-name="Source_20_Text"><text:s text:c="4"/>WriteLn('Jumlah nama setelah Remove: ', ListNama.Count); // Output: 2</text:span></text:p>
            <text:p text:style-name="Preformatted_20_Text"/>
            <text:p text:style-name="Preformatted_20_Text"><text:span text:style-name="Source_20_Text"><text:s text:c="4"/>// 7. Iterasi (for..in) - Type Safe!</text:span></text:p>
            <text:p text:style-name="Preformatted_20_Text"><text:span text:style-name="Source_20_Text"><text:s text:c="4"/>WriteLn('Daftar Nama Tersisa:');</text:span></text:p>
            <text:p text:style-name="Preformatted_20_Text"><text:span text:style-name="Source_20_Text"><text:s text:c="4"/>for Nama in ListNama do // 'Nama' otomatis bertipe string</text:span></text:p>
            <text:p text:style-name="Preformatted_20_Text"><text:span text:style-name="Source_20_Text"><text:s text:c="6"/>WriteLn('- ', Nama); // Output: - Pascal, - FPC</text:span></text:p>
            <text:p text:style-name="Preformatted_20_Text"/>
            <text:p text:style-name="Preformatted_20_Text"><text:span text:style-name="Source_20_Text"><text:s text:c="4"/>// 8. Menghapus Semua (Clear)</text:span></text:p>
            <text:p text:style-name="Preformatted_20_Text"><text:span text:style-name="Source_20_Text"><text:s text:c="4"/>ListAngka.Clear;</text:span></text:p>
            <text:p text:style-name="Preformatted_20_Text"><text:span text:style-name="Source_20_Text"><text:s text:c="4"/>WriteLn('Jumlah angka setelah Clear: ', ListAngka.Count); // Output: 0</text:span></text:p>
            <text:p text:style-name="Preformatted_20_Text"/>
            <text:p text:style-name="Preformatted_20_Text"><text:span text:style-name="Source_20_Text"><text:s text:c="2"/>finally</text:span></text:p>
            <text:p text:style-name="Preformatted_20_Text"><text:span text:style-name="Source_20_Text"><text:s text:c="4"/>// 9. Membebaskan Memori List (Penting!)</text:span></text:p>
            <text:p text:style-name="Preformatted_20_Text"><text:span text:style-name="Source_20_Text"><text:s text:c="4"/>ListAngka.Free;</text:span></text:p>
            <text:p text:style-name="Preformatted_20_Text"><text:span text:style-name="Source_20_Text"><text:s text:c="4"/>ListNama.Free;</text:span></text:p>
            <text:p text:style-name="Preformatted_20_Text"><text:span text:style-name="Source_20_Text"><text:s text:c="2"/>end;</text:span></text:p>
            <text:p text:style-name="P77"><text:span text:style-name="Source_20_Text">end.</text:span></text:p>
            <text:p text:style-name="Text_20_body">Seperti yang Anda lihat, <text:span text:style-name="Source_20_Text">TFPGList&lt;T&gt;</text:span> memberikan keamanan tipe saat kompilasi dan menghilangkan kebutuhan casting manual saat mengambil data, membuat kode lebih bersih dan aman.</text:p>
            <text:p text:style-name="Text_20_body"><text:span text:style-name="Strong_20_Emphasis">2. Dictionary Generik (</text:span><text:span text:style-name="Strong_20_Emphasis"><text:span text:style-name="Source_20_Text">TFPGDictionary&lt;TKey, TValue&gt;</text:span></text:span><text:span text:style-name="Strong_20_Emphasis">)</text:span></text:p>
            <text:p text:style-name="Text_20_body"><text:span text:style-name="Source_20_Text">TFPGDictionary&lt;TKey, TValue&gt;</text:span> mengimplementasikan struktur data dictionary (juga dikenal sebagai hash map atau associative array), yang menyimpan pasangan key-value. Kunci (<text:span text:style-name="Source_20_Text">TKey</text:span>) harus unik dan digunakan untuk mencari nilai (<text:span text:style-name="Source_20_Text">TValue</text:span>) yang terkait. Tipe untuk kunci dan nilai ditentukan saat spesialisasi.</text:p>
            <text:p text:style-name="Text_20_body">Delphi</text:p>
            <text:p text:style-name="Preformatted_20_Text"><text:span text:style-name="Source_20_Text">program DemoFPGDictionary;</text:span></text:p>
            <text:p text:style-name="Preformatted_20_Text"><text:span text:style-name="Source_20_Text">uses SysUtils, fgl;</text:span></text:p>
            <text:p text:style-name="Preformatted_20_Text"/>
            <text:p text:style-name="Preformatted_20_Text"><text:span text:style-name="Source_20_Text">var</text:span></text:p>
            <text:p text:style-name="Preformatted_20_Text"><text:span text:style-name="Source_20_Text"><text:s text:c="2"/>// Dictionary memetakan Nama (string) ke Usia (Integer)</text:span></text:p>
            <text:p text:style-name="Preformatted_20_Text"><text:span text:style-name="Source_20_Text"><text:s text:c="2"/>UsiaOrang: TFPGDictionary&lt;string, Integer&gt;;</text:span></text:p>
            <text:p text:style-name="Preformatted_20_Text"><text:span text:style-name="Source_20_Text"><text:s text:c="2"/>Nama: string;</text:span></text:p>
            <text:p text:style-name="Preformatted_20_Text"><text:span text:style-name="Source_20_Text"><text:s text:c="2"/>Usia: Integer;</text:span></text:p>
            <text:p text:style-name="Preformatted_20_Text"><text:span text:style-name="Source_20_Text"><text:s text:c="2"/>Ditemukan: Boolean;</text:span></text:p>
            <text:p text:style-name="Preformatted_20_Text"><text:span text:style-name="Source_20_Text">begin</text:span></text:p>
            <text:p text:style-name="Preformatted_20_Text"><text:span text:style-name="Source_20_Text"><text:s text:c="2"/>// 1. Membuat instance dictionary</text:span></text:p>
            <text:p text:style-name="Preformatted_20_Text"><text:span text:style-name="Source_20_Text"><text:s text:c="2"/>UsiaOrang := TFPGDictionary&lt;string, Integer&gt;.Create;</text:span></text:p>
            <text:p text:style-name="Preformatted_20_Text"/>
            <text:p text:style-name="Preformatted_20_Text"><text:span text:style-name="Source_20_Text"><text:s text:c="2"/>try</text:span></text:p>
            <text:p text:style-name="Preformatted_20_Text"><text:span text:style-name="Source_20_Text"><text:s text:c="4"/>// 2. Menambah atau Mengupdate Item (AddOrSetValue, [])</text:span></text:p>
            <text:p text:style-name="Preformatted_20_Text"><text:span text:style-name="Source_20_Text"><text:s text:c="4"/>UsiaOrang.AddOrSetValue('Andi', 30);</text:span></text:p>
            <text:p text:style-name="Preformatted_20_Text"><text:span text:style-name="Source_20_Text"><text:s text:c="4"/>UsiaOrang.AddOrSetValue('Budi', 25);</text:span></text:p>
            <text:p text:style-name="Preformatted_20_Text"><text:span text:style-name="Source_20_Text"><text:s text:c="4"/>UsiaOrang['Citra'] := 35; // Menambah via [] jika belum ada</text:span></text:p>
            <text:p text:style-name="Preformatted_20_Text"><text:span text:style-name="Source_20_Text"><text:s text:c="4"/>UsiaOrang['Budi'] := 26; // Mengupdate via [] karena 'Budi' sudah ada</text:span></text:p>
            <text:p text:style-name="Preformatted_20_Text"/>
            <text:p text:style-name="Preformatted_20_Text"><text:span text:style-name="Source_20_Text"><text:s text:c="4"/>// UsiaOrang.Add('Andi', 31); // &lt;-- ERROR RUNTIME! Key 'Andi' sudah ada. Gunakan AddOrSetValue atau []</text:span></text:p>
            <text:p text:style-name="Preformatted_20_Text"/>
            <text:p text:style-name="Preformatted_20_Text"><text:span text:style-name="Source_20_Text"><text:s text:c="4"/>// 3. Mendapatkan Jumlah Item (Count)</text:span></text:p>
            <text:p text:style-name="Preformatted_20_Text"><text:span text:style-name="Source_20_Text"><text:s text:c="4"/>WriteLn('Jumlah data: ', UsiaOrang.Count); // Output: 3</text:span></text:p>
            <text:p text:style-name="Preformatted_20_Text"/>
            <text:p text:style-name="Preformatted_20_Text"><text:span text:style-name="Source_20_Text"><text:s text:c="4"/>// 4. Memeriksa Keberadaan Kunci (ContainsKey)</text:span></text:p>
            <text:p text:style-name="Preformatted_20_Text"><text:span text:style-name="Source_20_Text"><text:s text:c="4"/>if UsiaOrang.ContainsKey('Citra') then</text:span></text:p>
            <text:p text:style-name="Preformatted_20_Text"><text:span text:style-name="Source_20_Text"><text:s text:c="6"/>WriteLn('Data Citra ditemukan.'); // Output: Ditemukan</text:span></text:p>
            <text:p text:style-name="Preformatted_20_Text"/>
            <text:p text:style-name="Preformatted_20_Text"><text:span text:style-name="Source_20_Text"><text:s text:c="4"/>// 5. Mengambil Nilai (TryGetValue - Cara Aman)</text:span></text:p>
            <text:p text:style-name="Preformatted_20_Text"><text:span text:style-name="Source_20_Text"><text:s text:c="4"/>Nama := 'Budi';</text:span></text:p>
            <text:p text:style-name="Preformatted_20_Text"><text:span text:style-name="Source_20_Text"><text:s text:c="4"/>Ditemukan := UsiaOrang.TryGetValue(Nama, Usia); // Usia akan diisi jika ditemukan</text:span></text:p>
            <text:p text:style-name="Preformatted_20_Text"><text:span text:style-name="Source_20_Text"><text:s text:c="4"/>if Ditemukan then</text:span></text:p>
            <text:p text:style-name="Preformatted_20_Text"><text:span text:style-name="Source_20_Text"><text:s text:c="6"/>WriteLn('Usia ', Nama, ': ', Usia) // Output: Usia Budi: 26</text:span></text:p>
            <text:p text:style-name="Preformatted_20_Text"><text:span text:style-name="Source_20_Text"><text:s text:c="4"/>else</text:span></text:p>
            <text:p text:style-name="Preformatted_20_Text"><text:span text:style-name="Source_20_Text"><text:s text:c="6"/>WriteLn('Data ', Nama, ' tidak ditemukan.');</text:span></text:p>
            <text:p text:style-name="Preformatted_20_Text"/>
            <text:p text:style-name="Preformatted_20_Text"><text:span text:style-name="Source_20_Text"><text:s text:c="4"/>Nama := 'Dedi';</text:span></text:p>
            <text:p text:style-name="Preformatted_20_Text"><text:span text:style-name="Source_20_Text"><text:s text:c="4"/>Ditemukan := UsiaOrang.TryGetValue(Nama, Usia);</text:span></text:p>
            <text:p text:style-name="Preformatted_20_Text"><text:span text:style-name="Source_20_Text"><text:s text:c="4"/>if not Ditemukan then</text:span></text:p>
            <text:p text:style-name="Preformatted_20_Text"><text:span text:style-name="Source_20_Text"><text:s text:c="6"/>WriteLn('Data ', Nama, ' tidak ditemukan.'); // Output: tidak ditemukan</text:span></text:p>
            <text:p text:style-name="Preformatted_20_Text"/>
            <text:p text:style-name="Preformatted_20_Text"><text:span text:style-name="Source_20_Text"><text:s text:c="4"/>// 6. Mengakses Nilai via Indeks [] (Kurang Aman jika key mungkin tidak ada)</text:span></text:p>
            <text:p text:style-name="Preformatted_20_Text"><text:span text:style-name="Source_20_Text"><text:s text:c="4"/>try</text:span></text:p>
            <text:p text:style-name="Preformatted_20_Text"><text:span text:style-name="Source_20_Text"><text:s text:c="6"/>Usia := UsiaOrang['Andi']; // OK jika 'Andi' ada</text:span></text:p>
            <text:p text:style-name="Preformatted_20_Text"><text:span text:style-name="Source_20_Text"><text:s text:c="6"/>WriteLn('Usia Andi (via []): ', Usia); // Output: 30</text:span></text:p>
            <text:p text:style-name="Preformatted_20_Text"><text:span text:style-name="Source_20_Text"><text:s text:c="6"/>// Usia := UsiaOrang['Dedi']; // &lt;-- AKAN RAISE EXCEPTION jika 'Dedi' tidak ada</text:span></text:p>
            <text:p text:style-name="Preformatted_20_Text"><text:span text:style-name="Source_20_Text"><text:s text:c="4"/>except</text:span></text:p>
            <text:p text:style-name="Preformatted_20_Text"><text:span text:style-name="Source_20_Text"><text:s text:c="6"/>on E: Exception do Writeln('Error akses via []: ', E.Message);</text:span></text:p>
            <text:p text:style-name="Preformatted_20_Text"><text:span text:style-name="Source_20_Text"><text:s text:c="4"/>end;</text:span></text:p>
            <text:p text:style-name="Preformatted_20_Text"/>
            <text:p text:style-name="Preformatted_20_Text"><text:span text:style-name="Source_20_Text"><text:s text:c="4"/>// 7. Menghapus Item (Remove)</text:span></text:p>
            <text:p text:style-name="Preformatted_20_Text"><text:span text:style-name="Source_20_Text"><text:s text:c="4"/>if UsiaOrang.Remove('Citra') then</text:span></text:p>
            <text:p text:style-name="Preformatted_20_Text"><text:span text:style-name="Source_20_Text"><text:s text:c="7"/>WriteLn('Data Citra dihapus.'); // Output: dihapus</text:span></text:p>
            <text:p text:style-name="Preformatted_20_Text"><text:span text:style-name="Source_20_Text"><text:s text:c="4"/>WriteLn('Jumlah data setelah remove: ', UsiaOrang.Count); // Output: 2</text:span></text:p>
            <text:p text:style-name="Preformatted_20_Text"/>
            <text:p text:style-name="Preformatted_20_Text"><text:span text:style-name="Source_20_Text"><text:s text:c="2"/>finally</text:span></text:p>
            <text:p text:style-name="Preformatted_20_Text"><text:span text:style-name="Source_20_Text"><text:s text:c="4"/>// 8. Membebaskan Memori Dictionary</text:span></text:p>
            <text:p text:style-name="Preformatted_20_Text"><text:span text:style-name="Source_20_Text"><text:s text:c="4"/>UsiaOrang.Free;</text:span></text:p>
            <text:p text:style-name="Preformatted_20_Text"><text:span text:style-name="Source_20_Text"><text:s text:c="2"/>end;</text:span></text:p>
            <text:p text:style-name="P77"><text:span text:style-name="Source_20_Text">end.</text:span></text:p>
            <text:p text:style-name="Text_20_body"><text:span text:style-name="Source_20_Text">TFPGDictionary</text:span> juga menjamin keamanan tipe untuk kunci dan nilai saat kompilasi dan menyediakan cara yang efisien untuk menyimpan dan mencari data berdasarkan kunci.</text:p>
            <text:p text:style-name="Text_20_body"><text:span text:style-name="Strong_20_Emphasis">Menangani List Objek (</text:span><text:span text:style-name="Strong_20_Emphasis"><text:span text:style-name="Source_20_Text">TFPGObjectList&lt;T: class&gt;</text:span></text:span><text:span text:style-name="Strong_20_Emphasis">)</text:span></text:p>
            <text:p text:style-name="Text_20_body">Jika Anda perlu menyimpan <text:span text:style-name="Strong_20_Emphasis">objek</text:span> (turunan <text:span text:style-name="Source_20_Text">TObject</text:span>) dalam sebuah list, <text:span text:style-name="Source_20_Text">TFPGList&lt;TMyClass&gt;</text:span> akan menyimpan <text:span text:style-name="Emphasis">referensi</text:span> ke objek tersebut. Namun, <text:span text:style-name="Source_20_Text">TFPGList</text:span> <text:span text:style-name="Strong_20_Emphasis">tidak</text:span> secara otomatis memanggil <text:span text:style-name="Source_20_Text">Free</text:span> pada objek-objek tersebut ketika list dibebaskan atau item dihapus.</text:p>
            <text:p text:style-name="Text_20_body">Jika Anda ingin list <text:span text:style-name="Strong_20_Emphasis">mengambil alih kepemilikan (ownership)</text:span> objek dan secara otomatis memanggil <text:span text:style-name="Source_20_Text">Free</text:span> pada objek saat diperlukan, gunakan <text:span text:style-name="Strong_20_Emphasis"><text:span text:style-name="Source_20_Text">TFPGObjectList&lt;TMyClass&gt;</text:span></text:span>. Konstruktornya biasanya menerima parameter Boolean <text:span text:style-name="Source_20_Text">AOwnsObjects</text:span>:</text:p>
            <text:p text:style-name="Text_20_body">Delphi</text:p>
            <text:p text:style-name="Preformatted_20_Text"><text:span text:style-name="Source_20_Text">uses Classes, fgl; // Perlu Classes untuk TObject atau turunannya</text:span></text:p>
            <text:p text:style-name="Preformatted_20_Text"><text:span text:style-name="Source_20_Text">type TMyObj = class(TObject) ... end;</text:span></text:p>
            <text:p text:style-name="Preformatted_20_Text"><text:span text:style-name="Source_20_Text">var MyObjectList: TFPGObjectList&lt;TMyObj&gt;;</text:span></text:p>
            <text:p text:style-name="Preformatted_20_Text"><text:span text:style-name="Source_20_Text">begin</text:span></text:p>
            <text:p text:style-name="Preformatted_20_Text"><text:span text:style-name="Source_20_Text"><text:s text:c="2"/>// True berarti list akan mem-Free objek saat Clear atau Free list</text:span></text:p>
            <text:p text:style-name="Preformatted_20_Text"><text:span text:style-name="Source_20_Text"><text:s text:c="2"/>MyObjectList := TFPGObjectList&lt;TMyObj&gt;.Create(True);</text:span></text:p>
            <text:p text:style-name="Preformatted_20_Text"><text:span text:style-name="Source_20_Text"><text:s text:c="2"/>try</text:span></text:p>
            <text:p text:style-name="Preformatted_20_Text"><text:span text:style-name="Source_20_Text"><text:s text:c="4"/>MyObjectList.Add(TMyObj.Create); // Tambahkan objek baru</text:span></text:p>
            <text:p text:style-name="Preformatted_20_Text"><text:span text:style-name="Source_20_Text"><text:s text:c="4"/>// ...</text:span></text:p>
            <text:p text:style-name="Preformatted_20_Text"><text:span text:style-name="Source_20_Text"><text:s text:c="4"/>// Saat MyObjectList.Free dipanggil di finally,</text:span></text:p>
            <text:p text:style-name="Preformatted_20_Text"><text:span text:style-name="Source_20_Text"><text:s text:c="4"/>// TMyObj yang ditambahkan juga akan otomatis di-Free.</text:span></text:p>
            <text:p text:style-name="Preformatted_20_Text"><text:span text:style-name="Source_20_Text"><text:s text:c="2"/>finally</text:span></text:p>
            <text:p text:style-name="Preformatted_20_Text"><text:span text:style-name="Source_20_Text"><text:s text:c="4"/>MyObjectList.Free;</text:span></text:p>
            <text:p text:style-name="Preformatted_20_Text"><text:span text:style-name="Source_20_Text"><text:s text:c="2"/>end;</text:span></text:p>
            <text:p text:style-name="P77"><text:span text:style-name="Source_20_Text">end;</text:span></text:p>
            <text:p text:style-name="Text_20_body"><text:span text:style-name="Strong_20_Emphasis">Kesimpulan Manfaat:</text:span></text:p>
            <text:p text:style-name="Text_20_body">Contoh-contoh ini menyoroti manfaat praktis utama penggunaan koleksi generik dari <text:span text:style-name="Source_20_Text">fgl</text:span>:</text:p>
            <text:list xml:id="list6709744219712802029" text:style-name="L194">
              <text:list-item>
                <text:p text:style-name="P614"><text:span text:style-name="Strong_20_Emphasis">Keamanan Tipe Waktu Kompilasi:</text:span> Mencegah error tipe data yang baru terdeteksi saat runtime. </text:p>
              </text:list-item>
              <text:list-item>
                <text:p text:style-name="P614"><text:span text:style-name="Strong_20_Emphasis">Kode Lebih Bersih:</text:span> Menghilangkan kebutuhan akan casting manual yang berulang-ulang dan seringkali jelek. </text:p>
              </text:list-item>
              <text:list-item>
                <text:p text:style-name="P351"><text:span text:style-name="Strong_20_Emphasis">Lebih Mudah Dibaca dan Dipelihara:</text:span> Niat kode menjadi lebih jelas karena tipe data spesifik terlihat langsung dalam deklarasi koleksi. </text:p>
              </text:list-item>
            </text:list>
            <text:p text:style-name="Text_20_body">Untuk kebutuhan koleksi data umum di FPC, <text:span text:style-name="Source_20_Text">fgl</text:span> adalah pilihan modern dan sangat direkomendasikan.</text:p>
          </text:section>
          <text:section text:style-name="Sect1" text:name="feedback-form-97">
            <text:p text:style-name="P443"/>
          </text:section>
        </text:section>
        <text:section text:style-name="Sect1" text:name="b59ec0ae9b7e1513">
          <text:p text:style-name="Text_20_body"/>
          <text:section text:style-name="Sect1" text:name="user-query-content-98">
            <text:p text:style-name="P705">yax </text:p>
          </text:section>
          <text:p text:style-name="P443">Tampilkan alur berpikir</text:p>
          <text:section text:style-name="Sect2" text:name="model-response-message-contentr_b59ec0ae9b7e1513">
            <text:p text:style-name="Text_20_body">Baik, saya akan melanjutkan dengan jawaban untuk prompt <text:span text:style-name="Strong_20_Emphasis">Pengantar Bab 14</text:span>.</text:p>
            <text:p text:style-name="Horizontal_20_Line"/>
            <text:p text:style-name="Text_20_body"><text:span text:style-name="Strong_20_Emphasis">(Jawaban untuk Prompt Pengantar Bab 14)</text:span></text:p>
            <text:p text:style-name="Text_20_body"><text:span text:style-name="Strong_20_Emphasis">Bab 14: Interfacing dengan Kode Eksternal (C Libraries / Native API)</text:span></text:p>
            <text:p text:style-name="Text_20_body">Meskipun Free Pascal dan pustaka standarnya (RTL/FCL) menyediakan fungsionalitas yang kaya, kekuatan sesungguhnya dari banyak bahasa pemrograman sistem seperti FPC terletak pada kemampuannya untuk <text:span text:style-name="Strong_20_Emphasis">berinteraksi dengan kode yang ditulis dalam bahasa lain</text:span>, terutama kode native yang sudah ada. Bab 14 ini akan memperkenalkan Anda pada mekanisme <text:span text:style-name="Emphasis">interfacing</text:span> atau <text:span text:style-name="Emphasis">Foreign Function Interface</text:span> (FFI) di Free Pascal, yang memungkinkan program Pascal Anda memanggil fungsi atau prosedur yang berada di <text:span text:style-name="Strong_20_Emphasis">pustaka bersama (shared libraries)</text:span> eksternal. Pustaka ini biasanya dikompilasi dari kode C atau C++ dan memiliki ekstensi file seperti <text:span text:style-name="Source_20_Text">.dll</text:span> (Dynamic Link Library) di Windows, <text:span text:style-name="Source_20_Text">.so</text:span> (Shared Object) di Linux dan sistem mirip Unix lainnya, atau <text:span text:style-name="Source_20_Text">.dylib</text:span> (Dynamic Library) di macOS.</text:p>
            <text:p text:style-name="Text_20_body">Kemampuan interfacing ini <text:span text:style-name="Strong_20_Emphasis">sangat krusial</text:span> karena membuka pintu bagi aplikasi FPC Anda untuk:</text:p>
            <text:list xml:id="list6173488320397698093" text:style-name="L195">
              <text:list-item>
                <text:p text:style-name="P615">Memanfaatkan secara langsung fungsionalitas <text:span text:style-name="Strong_20_Emphasis">API Sistem Operasi (OS API)</text:span> yang hampir secara universal diekspos melalui antarmuka gaya-C (seperti WinAPI di Windows atau POSIX API di Linux/macOS). </text:p>
              </text:list-item>
              <text:list-item>
                <text:p text:style-name="P615">Menggunakan <text:span text:style-name="Strong_20_Emphasis">pustaka pihak ketiga (third-party libraries)</text:span> yang sangat banyak jumlahnya, yang mungkin ditulis dalam C/C++ untuk berbagai tujuan (grafik, komputasi ilmiah, akses hardware, dll.) dan tidak memiliki padanan langsung di dunia Pascal. </text:p>
              </text:list-item>
              <text:list-item>
                <text:p text:style-name="P352">Berinteraksi dengan <text:span text:style-name="Strong_20_Emphasis">modul kode C/C++ yang sudah ada (legacy code)</text:span> atau komponen lain dalam sistem yang lebih besar yang mungkin bersifat multi-bahasa. </text:p>
              </text:list-item>
            </text:list>
            <text:p text:style-name="Text_20_body">Namun, perlu ditekankan bahwa menjembatani dua bahasa yang berbeda memerlukan pemahaman teknis yang cermat. Meskipun sangat powerful, interfacing menuntut perhatian pada detail seperti: cara <text:span text:style-name="Strong_20_Emphasis">mendeklarasikan fungsi eksternal</text:span> di Pascal menggunakan direktif <text:span text:style-name="Source_20_Text">external</text:span>, memastikan <text:span text:style-name="Strong_20_Emphasis">konvensi pemanggilan (calling convention)</text:span> antara Pascal dan library eksternal cocok (misalnya, <text:span text:style-name="Source_20_Text">cdecl</text:span>, <text:span text:style-name="Source_20_Text">stdcall</text:span>), dan yang paling penting, melakukan <text:span text:style-name="Strong_20_Emphasis">pemetaan tipe data (data type mapping)</text:span> yang benar antara tipe data Pascal dan tipe data yang diharapkan oleh fungsi eksternal (biasanya tipe C).</text:p>
            <text:p text:style-name="Text_20_body">Bab ini akan membahas mekanisme dasar yang disediakan Free Pascal untuk melakukan interfacing dengan library native, membekali Anda dengan pengetahuan yang diperlukan untuk mulai memanggil fungsi-fungsi eksternal tersebut dari dalam aplikasi FPC Anda.</text:p>
          </text:section>
          <text:section text:style-name="Sect1" text:name="feedback-form-98">
            <text:p text:style-name="P443"/>
          </text:section>
        </text:section>
        <text:section text:style-name="Sect1" text:name="b0735383b8c2cf84">
          <text:p text:style-name="Text_20_body"/>
          <text:section text:style-name="Sect1" text:name="user-query-content-99">
            <text:p text:style-name="P705">yax </text:p>
          </text:section>
          <text:p text:style-name="P443">Tampilkan alur berpikir</text:p>
          <text:section text:style-name="Sect2" text:name="model-response-message-contentr_b0735383b8c2cf84">
            <text:p text:style-name="Text_20_body">Baik, saya akan melanjutkan dengan jawaban untuk prompt <text:span text:style-name="Strong_20_Emphasis">Sub-bab 14.1: Deklarasi Fungsi Eksternal: Kata Kunci </text:span><text:span text:style-name="Strong_20_Emphasis"><text:span text:style-name="Source_20_Text">external</text:span></text:span>.</text:p>
            <text:p text:style-name="Horizontal_20_Line"/>
            <text:p text:style-name="Text_20_body"><text:span text:style-name="Strong_20_Emphasis">(Jawaban untuk Prompt Sub-bab 14.1)</text:span></text:p>
            <text:h text:style-name="Heading_20_3" text:outline-level="3">14.1 Deklarasi Fungsi Eksternal: Kata Kunci <text:span text:style-name="Source_20_Text">external</text:span></text:h>
            <text:p text:style-name="Text_20_body">Mekanisme inti di Free Pascal untuk memberitahu kompiler bahwa implementasi sebuah prosedur atau fungsi berada di luar kode Pascal saat ini—khususnya di dalam library native eksternal (seperti DLL atau .so)—adalah dengan menggunakan direktif <text:span text:style-name="Strong_20_Emphasis"><text:span text:style-name="Source_20_Text">external</text:span></text:span>. Direktif ini ditempatkan setelah header lengkap dari prosedur atau fungsi yang ingin Anda impor.</text:p>
            <text:p text:style-name="Text_20_body"><text:span text:style-name="Strong_20_Emphasis">Sintaks Dasar Deklarasi </text:span><text:span text:style-name="Strong_20_Emphasis"><text:span text:style-name="Source_20_Text">external</text:span></text:span></text:p>
            <text:p text:style-name="Text_20_body">Deklarasi untuk subrutin eksternal mendefinisikan <text:span text:style-name="Emphasis">signature</text:span> (nama yang akan digunakan di Pascal, daftar parameter beserta tipenya, dan tipe hasil jika berupa fungsi) persis seperti deklarasi subrutin Pascal biasa, namun diakhiri dengan kata kunci <text:span text:style-name="Source_20_Text">external</text:span> dan beberapa modifier opsional lainnya:</text:p>
            <text:p text:style-name="Text_20_body">Delphi</text:p>
            <text:p text:style-name="Preformatted_20_Text"><text:span text:style-name="Source_20_Text">// Bentuk Umum Prosedur Eksternal</text:span></text:p>
            <text:p text:style-name="Preformatted_20_Text"><text:span text:style-name="Source_20_Text">procedure NamaPascalUntukProsedur(DaftarParameterPascal); [ModifierCallingConvention;] external [ModifierLibrary] [ModifierNamaFungsi];</text:span></text:p>
            <text:p text:style-name="Preformatted_20_Text"/>
            <text:p text:style-name="Preformatted_20_Text"><text:span text:style-name="Source_20_Text">// Bentuk Umum Fungsi Eksternal</text:span></text:p>
            <text:p text:style-name="P77"><text:span text:style-name="Source_20_Text">function NamaPascalUntukFungsi(DaftarParameterPascal): TipeHasilPascal; [ModifierCallingConvention;] external [ModifierLibrary] [ModifierNamaFungsi];</text:span></text:p>
            <text:p text:style-name="Text_20_body"><text:span text:style-name="Strong_20_Emphasis">Contoh Spesifik (dari prompt, menunjukkan beberapa kemungkinan):</text:span></text:p>
            <text:p text:style-name="Text_20_body">Delphi</text:p>
            <text:p text:style-name="Preformatted_20_Text"><text:span text:style-name="Source_20_Text">// 1. Prosedur tanpa spesifikasi library (mungkin link statis atau library sudah diketahui linker)</text:span></text:p>
            <text:p text:style-name="Preformatted_20_Text"><text:span text:style-name="Source_20_Text">procedure ProcExternal1(Param: Integer); cdecl; external;</text:span></text:p>
            <text:p text:style-name="Preformatted_20_Text"/>
            <text:p text:style-name="Preformatted_20_Text"><text:span text:style-name="Source_20_Text">// 2. Prosedur dengan spesifikasi library</text:span></text:p>
            <text:p text:style-name="Preformatted_20_Text"><text:span text:style-name="Source_20_Text">procedure ProcExternal2(var Data: TMyData); stdcall; external 'MyLibrary.dll';</text:span></text:p>
            <text:p text:style-name="Preformatted_20_Text"/>
            <text:p text:style-name="Preformatted_20_Text"><text:span text:style-name="Source_20_Text">// 3. Fungsi dengan spesifikasi library dan nama fungsi asli yang berbeda</text:span></text:p>
            <text:p text:style-name="P77"><text:span text:style-name="Source_20_Text">function FuncExternal3(Input: PChar): Integer; cdecl; external 'libc.so.6' name 'strlen';</text:span></text:p>
            <text:p text:style-name="Text_20_body"><text:span text:style-name="Strong_20_Emphasis">Perbedaan dengan </text:span><text:span text:style-name="Strong_20_Emphasis"><text:span text:style-name="Source_20_Text">forward</text:span></text:span></text:p>
            <text:p text:style-name="Text_20_body">Deklarasi <text:span text:style-name="Source_20_Text">external</text:span> mirip dengan deklarasi <text:span text:style-name="Source_20_Text">forward</text:span> (yang dibahas di Bab 7) dalam hal keduanya menyediakan <text:span text:style-name="Emphasis">header</text:span> subrutin kepada kompiler sebelum implementasi lengkapnya. Ini memungkinkan Anda memanggil <text:span text:style-name="Source_20_Text">NamaPascalUntukProsedur</text:span> atau <text:span text:style-name="Source_20_Text">NamaPascalUntukFungsi</text:span> dari bagian lain kode Pascal Anda yang muncul setelah deklarasi <text:span text:style-name="Source_20_Text">external</text:span> ini.</text:p>
            <text:p text:style-name="Text_20_body">Namun, perbedaan fundamentalnya adalah lokasi implementasi:</text:p>
            <text:list xml:id="list7455772948433607173" text:style-name="L196">
              <text:list-item>
                <text:p text:style-name="P616"><text:span text:style-name="Source_20_Text">forward</text:span>: Implementasi (<text:span text:style-name="Source_20_Text">begin..end;</text:span>) diharapkan muncul <text:span text:style-name="Strong_20_Emphasis">kemudian di dalam file sumber Pascal yang sama</text:span> atau unit yang sama. </text:p>
              </text:list-item>
              <text:list-item>
                <text:p text:style-name="P353"><text:span text:style-name="Source_20_Text">external</text:span>: Implementasi berada di <text:span text:style-name="Strong_20_Emphasis">luar kode Pascal</text:span>, yaitu di dalam library biner (DLL, .so, .dylib) yang sudah dikompilasi sebelumnya (biasanya dari C/C++). </text:p>
              </text:list-item>
            </text:list>
            <text:p text:style-name="Text_20_body"><text:span text:style-name="Strong_20_Emphasis">Tidak Ada Badan Implementasi (</text:span><text:span text:style-name="Strong_20_Emphasis"><text:span text:style-name="Source_20_Text">begin..end;</text:span></text:span><text:span text:style-name="Strong_20_Emphasis">) di Pascal</text:span></text:p>
            <text:p text:style-name="Text_20_body">Karena implementasinya ada di library eksternal, deklarasi <text:span text:style-name="Source_20_Text">external</text:span> <text:span text:style-name="Strong_20_Emphasis">tidak pernah</text:span> diikuti oleh blok <text:span text:style-name="Source_20_Text">begin..end;</text:span> di kode Pascal Anda. Deklarasi header yang diakhiri <text:span text:style-name="Source_20_Text">external</text:span> (dan modifiernya) sudah cukup bagi kompiler FPC untuk mengetahui cara menyiapkan pemanggilan ke fungsi di library tersebut.</text:p>
            <text:p text:style-name="Text_20_body"><text:span text:style-name="Strong_20_Emphasis">Proses Penautan (Linking)</text:span></text:p>
            <text:p text:style-name="Text_20_body">Bagaimana pemanggilan dari kode Pascal Anda terhubung ke kode aktual di library eksternal? Ini biasanya terjadi melalui salah satu dari dua cara:</text:p>
            <text:list xml:id="list1563264014706165188" text:style-name="L197">
              <text:list-item>
                <text:p text:style-name="P617"><text:span text:style-name="Strong_20_Emphasis">Penautan Dinamis (Dynamic Linking - Paling Umum untuk DLL/.so):</text:span> Ketika program Pascal Anda dijalankan, sistem operasi (melalui dynamic linker/loader) akan mencari dan memuat file library yang ditentukan (misalnya, <text:span text:style-name="Source_20_Text">'MyLibrary.dll'</text:span>) ke dalam memori. Kemudian, alamat fungsi spesifik (misalnya, <text:span text:style-name="Source_20_Text">'NamaFungsiAsliDiLibrary'</text:span>) di dalam library tersebut akan dicari (resolved), dan pemanggilan dari kode Pascal Anda akan diarahkan ke alamat tersebut. Ini terjadi saat runtime. </text:p>
              </text:list-item>
              <text:list-item>
                <text:p text:style-name="P354"><text:span text:style-name="Strong_20_Emphasis">Penautan Statis (Static Linking):</text:span> Dimungkinkan juga (meskipun kurang umum untuk interfacing dengan shared library standar) untuk menautkan file objek (<text:span text:style-name="Source_20_Text">.o</text:span>, <text:span text:style-name="Source_20_Text">.obj</text:span>) atau library statis (<text:span text:style-name="Source_20_Text">.a</text:span>, <text:span text:style-name="Source_20_Text">.lib</text:span>) langsung ke executable Pascal Anda saat proses kompilasi akhir (linking). Dalam kasus ini, <text:span text:style-name="Source_20_Text">external</text:span> mungkin digunakan tanpa nama library, dan linker FPC yang akan menyelesaikan referensi fungsi tersebut. </text:p>
              </text:list-item>
            </text:list>
            <text:p text:style-name="Text_20_body"><text:span text:style-name="Strong_20_Emphasis">Modifier Penting (Akan Dibahas)</text:span></text:p>
            <text:p text:style-name="Text_20_body">Seperti terlihat pada sintaks, deklarasi <text:span text:style-name="Source_20_Text">external</text:span> dapat (dan seringkali harus) disertai modifier tambahan:</text:p>
            <text:list xml:id="list8540523502646438205" text:style-name="L198">
              <text:list-item>
                <text:p text:style-name="P618"><text:span text:style-name="Source_20_Text">[ModifierCallingConvention;]</text:span> (seperti <text:span text:style-name="Source_20_Text">cdecl;</text:span>, <text:span text:style-name="Source_20_Text">stdcall;</text:span>): Menentukan bagaimana parameter diteruskan dan stack dibersihkan. <text:span text:style-name="Strong_20_Emphasis">Sangat penting</text:span> agar cocok dengan library C/API. </text:p>
              </text:list-item>
              <text:list-item>
                <text:p text:style-name="P618"><text:span text:style-name="Source_20_Text">[ModifierLibrary]</text:span> (seperti <text:span text:style-name="Source_20_Text">external 'namafile.dll'</text:span>): Menentukan nama file library yang berisi implementasi. </text:p>
              </text:list-item>
              <text:list-item>
                <text:p text:style-name="P355"><text:span text:style-name="Source_20_Text">[ModifierNamaFungsi]</text:span> (seperti <text:span text:style-name="Source_20_Text">name 'NamaAsli'</text:span> atau <text:span text:style-name="Source_20_Text">index NomorOrdinal</text:span>): Menentukan nama atau nomor ordinal fungsi di dalam library jika berbeda dari nama Pascal. </text:p>
              </text:list-item>
            </text:list>
            <text:p text:style-name="Text_20_body">Detail tentang modifier krusial ini akan dibahas pada sub-bab berikutnya. Untuk saat ini, pahami bahwa <text:span text:style-name="Source_20_Text">external</text:span> adalah pintu gerbang deklaratif untuk memanggil kode di luar dunia Pascal Anda.</text:p>
          </text:section>
          <text:section text:style-name="Sect1" text:name="feedback-form-99">
            <text:p text:style-name="P443"/>
          </text:section>
        </text:section>
        <text:section text:style-name="Sect1" text:name="aa686a21cb11ceb9">
          <text:p text:style-name="Text_20_body"/>
          <text:section text:style-name="Sect1" text:name="user-query-content-100">
            <text:p text:style-name="P705">yax </text:p>
          </text:section>
          <text:p text:style-name="P443">Tampilkan alur berpikir</text:p>
          <text:section text:style-name="Sect2" text:name="model-response-message-contentr_aa686a21cb11ceb9">
            <text:p text:style-name="Text_20_body">Baik, saya akan melanjutkan dengan jawaban untuk prompt <text:span text:style-name="Strong_20_Emphasis">Sub-bab 14.2: Menentukan Target: Nama Library dan Nama Fungsi</text:span>.</text:p>
            <text:p text:style-name="Horizontal_20_Line"/>
            <text:p text:style-name="Text_20_body"><text:span text:style-name="Strong_20_Emphasis">(Jawaban untuk Prompt Sub-bab 14.2)</text:span></text:p>
            <text:h text:style-name="Heading_20_3" text:outline-level="3">14.2 Menentukan Target: Nama Library dan Nama Fungsi</text:h>
            <text:p text:style-name="Text_20_body">Setelah mendeklarasikan sebuah prosedur atau fungsi sebagai <text:span text:style-name="Source_20_Text">external</text:span>, Anda perlu memberikan informasi kepada kompiler dan linker/loader sistem operasi tentang <text:span text:style-name="Emphasis">di mana</text:span> menemukan implementasi sebenarnya. Ini melibatkan dua bagian utama: mengidentifikasi file library eksternal dan mengidentifikasi nama fungsi spesifik di dalam library tersebut.</text:p>
            <text:p text:style-name="Text_20_body"><text:span text:style-name="Strong_20_Emphasis">1. Menentukan Nama Library (</text:span><text:span text:style-name="Strong_20_Emphasis"><text:span text:style-name="Source_20_Text">external 'NamaLibrary'</text:span></text:span><text:span text:style-name="Strong_20_Emphasis">)</text:span></text:p>
            <text:p text:style-name="Text_20_body">Bagian ini memberitahu sistem operasi file pustaka bersama (shared library) mana yang perlu dimuat untuk menemukan fungsi yang Anda panggil.</text:p>
            <text:list xml:id="list6251956291616248838" text:style-name="L199">
              <text:list-item>
                <text:p text:style-name="P619"><text:span text:style-name="Strong_20_Emphasis">Sintaks:</text:span> String literal yang berisi nama file library ditempatkan setelah kata kunci <text:span text:style-name="Source_20_Text">external</text:span>. </text:p>
                <text:p text:style-name="P356">Delphi</text:p>
                <text:p text:style-name="P69"><text:span text:style-name="Source_20_Text">// Windows: Merujuk ke kernel32.dll</text:span></text:p>
                <text:p text:style-name="P69"><text:span text:style-name="Source_20_Text">function GetCurrentProcessId: DWORD; stdcall; external 'kernel32.dll';</text:span></text:p>
                <text:p text:style-name="P69"/>
                <text:p text:style-name="P69"><text:span text:style-name="Source_20_Text">// Linux: Merujuk ke lib C standar (misal, libc.so.6)</text:span></text:p>
                <text:p text:style-name="P69"><text:span text:style-name="Source_20_Text">function getpid: Integer; cdecl; external 'c'; // 'c' biasanya cukup</text:span></text:p>
                <text:p text:style-name="P69"/>
                <text:p text:style-name="P69"><text:span text:style-name="Source_20_Text">// macOS: Merujuk ke lib C standar (libSystem.dylib)</text:span></text:p>
                <text:p text:style-name="P69"><text:span text:style-name="Source_20_Text">// function getpid: Integer; cdecl; external 'c'; // Seringkali sama dengan Linux</text:span></text:p>
                <text:p text:style-name="P69"/>
                <text:p text:style-name="P69"><text:span text:style-name="Source_20_Text">// Library Kustom</text:span></text:p>
                <text:p text:style-name="P147"><text:span text:style-name="Source_20_Text">procedure MyCustomFunction; cdecl; external './mylib.so'; // Path relatif/absolut</text:span></text:p>
              </text:list-item>
              <text:list-item>
                <text:p text:style-name="P619"><text:span text:style-name="Strong_20_Emphasis">Fungsi:</text:span> String ini (<text:span text:style-name="Source_20_Text">'kernel32.dll'</text:span>, <text:span text:style-name="Source_20_Text">'c'</text:span>, <text:span text:style-name="Source_20_Text">'./mylib.so'</text:span>) adalah nama file (atau alias standar) yang akan dicari dan dimuat oleh <text:span text:style-name="Emphasis">dynamic linker/loader</text:span> sistem operasi saat program Anda berjalan dan mencoba memanggil fungsi eksternal tersebut untuk pertama kali (atau saat program dimuat, tergantung OS). </text:p>
              </text:list-item>
              <text:list-item>
                <text:p text:style-name="P619"><text:span text:style-name="Strong_20_Emphasis">Pencarian Library:</text:span> Sistem operasi memiliki mekanisme standar untuk mencari file library ini, biasanya meliputi: </text:p>
                <text:list>
                  <text:list-item>
                    <text:p text:style-name="P619">Direktori tempat aplikasi Anda berada. </text:p>
                  </text:list-item>
                  <text:list-item>
                    <text:p text:style-name="P619">Direktori yang tercantum dalam variabel lingkungan sistem (misalnya, <text:span text:style-name="Source_20_Text">PATH</text:span> di Windows, <text:span text:style-name="Source_20_Text">LD_LIBRARY_PATH</text:span> di Linux, <text:span text:style-name="Source_20_Text">DYLD_LIBRARY_PATH</text:span> di macOS). </text:p>
                  </text:list-item>
                  <text:list-item>
                    <text:p text:style-name="P619">Direktori library sistem standar (misalnya, <text:span text:style-name="Source_20_Text">C:\Windows\System32</text:span>, <text:span text:style-name="Source_20_Text">/lib</text:span>, <text:span text:style-name="Source_20_Text">/usr/lib</text:span>, <text:span text:style-name="Source_20_Text">/System/Library/Frameworks</text:span>). </text:p>
                  </text:list-item>
                </text:list>
              </text:list-item>
              <text:list-item>
                <text:p text:style-name="P619"><text:span text:style-name="Strong_20_Emphasis">Menghilangkan Nama Library (</text:span><text:span text:style-name="Strong_20_Emphasis"><text:span text:style-name="Source_20_Text">external;</text:span></text:span><text:span text:style-name="Strong_20_Emphasis">):</text:span> Jika Anda hanya menulis <text:span text:style-name="Source_20_Text">external;</text:span> tanpa nama library, FPC/linker akan membuat asumsi: </text:p>
                <text:list>
                  <text:list-item>
                    <text:p text:style-name="P619">Mungkin fungsi tersebut diharapkan ada dalam library standar yang secara implisit ditautkan (seperti libc). </text:p>
                  </text:list-item>
                  <text:list-item>
                    <text:p text:style-name="P619">Mungkin fungsi tersebut akan disediakan oleh file objek (<text:span text:style-name="Source_20_Text">.o</text:span>/<text:span text:style-name="Source_20_Text">.obj</text:span>) atau library statis (<text:span text:style-name="Source_20_Text">.a</text:span>/<text:span text:style-name="Source_20_Text">.lib</text:span>) lain yang Anda tautkan secara manual saat kompilasi akhir (menggunakan opsi linker <text:span text:style-name="Source_20_Text">-l</text:span> atau direktif <text:span text:style-name="Source_20_Text">{$LINKLIB ...}</text:span>). </text:p>
                  </text:list-item>
                  <text:list-item>
                    <text:p text:style-name="P356">Ini kurang umum digunakan untuk interfacing dengan shared library dinamis standar dan dapat mengurangi portabilitas. </text:p>
                  </text:list-item>
                </text:list>
              </text:list-item>
            </text:list>
            <text:p text:style-name="Text_20_body"><text:span text:style-name="Strong_20_Emphasis">2. Menentukan Nama Fungsi (</text:span><text:span text:style-name="Strong_20_Emphasis"><text:span text:style-name="Source_20_Text">name 'NamaFungsiAsliDiLibrary'</text:span></text:span><text:span text:style-name="Strong_20_Emphasis">)</text:span></text:p>
            <text:p text:style-name="Text_20_body">Bagian ini memberitahu linker/loader nama <text:span text:style-name="Emphasis">simbol ekspor</text:span> sebenarnya dari fungsi di dalam library.</text:p>
            <text:list xml:id="list3707811612072239038" text:style-name="L200">
              <text:list-item>
                <text:p text:style-name="P620"><text:span text:style-name="Strong_20_Emphasis">Perilaku Default:</text:span> Jika Anda <text:span text:style-name="Strong_20_Emphasis">tidak</text:span> menyertakan klausa <text:span text:style-name="Source_20_Text">name</text:span> atau <text:span text:style-name="Source_20_Text">alias</text:span>, FPC akan mengasumsikan bahwa nama fungsi yang diekspor di library <text:span text:style-name="Strong_20_Emphasis">sama persis</text:span> dengan nama identifier yang Anda gunakan dalam deklarasi Pascal. <text:span text:style-name="Strong_20_Emphasis">Penting:</text:span> Pencocokan ini bisa jadi <text:span text:style-name="Emphasis">case-sensitive</text:span> atau <text:span text:style-name="Emphasis">case-insensitive</text:span> tergantung pada sistem operasi target dan konvensi linker (misalnya, umumnya case-sensitive di Linux, seringkali case-insensitive di Windows untuk nama fungsi standar API, tetapi nama ekspor C/C++ bisa memiliki case spesifik). </text:p>
              </text:list-item>
              <text:list-item>
                <text:p text:style-name="P620"><text:span text:style-name="Strong_20_Emphasis">Klausa </text:span><text:span text:style-name="Strong_20_Emphasis"><text:span text:style-name="Source_20_Text">name</text:span></text:span><text:span text:style-name="Strong_20_Emphasis"> (atau </text:span><text:span text:style-name="Strong_20_Emphasis"><text:span text:style-name="Source_20_Text">alias</text:span></text:span><text:span text:style-name="Strong_20_Emphasis">):</text:span> Anda menggunakan <text:span text:style-name="Source_20_Text">name 'NamaFungsiAsli'</text:span> (atau sinonimnya <text:span text:style-name="Source_20_Text">alias 'NamaFungsiAsli'</text:span>) ketika nama yang diekspor oleh library berbeda dari nama yang ingin Anda gunakan di kode Pascal Anda. Alasan umum perbedaan ini meliputi: </text:p>
                <text:list>
                  <text:list-item>
                    <text:p text:style-name="P620"><text:span text:style-name="Strong_20_Emphasis">Konvensi Penamaan C:</text:span> Fungsi C sering diawali dengan garis bawah (<text:span text:style-name="Source_20_Text">_</text:span>) pada beberapa platform/kompiler C lama. </text:p>
                  </text:list-item>
                  <text:list-item>
                    <text:p text:style-name="P620"><text:span text:style-name="Strong_20_Emphasis">Name Mangling C++:</text:span> Kompiler C++ mengubah nama fungsi (terutama yang di-overload atau metode kelas) menjadi nama internal yang rumit (decorated name) untuk memastikan keunikan. Anda perlu mengetahui nama mangled ini atau menggunakan deklarasi <text:span text:style-name="Source_20_Text">extern "C"</text:span> di sisi C++ agar diekspor dengan nama gaya C yang lebih sederhana. </text:p>
                  </text:list-item>
                  <text:list-item>
                    <text:p text:style-name="P620"><text:span text:style-name="Strong_20_Emphasis">Keinginan Nama Berbeda:</text:span> Anda mungkin ingin menggunakan nama yang lebih deskriptif atau sesuai konvensi Pascal di kode Anda, meskipun nama aslinya di library berbeda. </text:p>
                  </text:list-item>
                  <text:list-item>
                    <text:p text:style-name="P620"><text:span text:style-name="Strong_20_Emphasis">Contoh:</text:span> </text:p>
                    <text:p text:style-name="P357">Delphi</text:p>
                    <text:p text:style-name="P70"><text:span text:style-name="Source_20_Text">// Nama Pascal: GetPID, Nama Asli di libc: getpid</text:span></text:p>
                    <text:p text:style-name="P70"><text:span text:style-name="Source_20_Text">function GetPID: Integer; cdecl; external 'c' name 'getpid';</text:span></text:p>
                    <text:p text:style-name="P70"/>
                    <text:p text:style-name="P70"><text:span text:style-name="Source_20_Text">// Nama Pascal: TampilkanPesan, Nama Asli di mylib.dll: display_message_v1</text:span></text:p>
                    <text:p text:style-name="P148"><text:span text:style-name="Source_20_Text">procedure TampilkanPesan(Msg: PChar); stdcall; external 'mylib.dll' name 'display_message_v1';</text:span></text:p>
                  </text:list-item>
                </text:list>
              </text:list-item>
            </text:list>
            <text:p text:style-name="Text_20_body"><text:span text:style-name="Strong_20_Emphasis">3. Menentukan Berdasarkan Ordinal (</text:span><text:span text:style-name="Strong_20_Emphasis"><text:span text:style-name="Source_20_Text">index NomorOrdinal</text:span></text:span><text:span text:style-name="Strong_20_Emphasis"> - Khusus Windows DLL)</text:span></text:p>
            <text:list xml:id="list7543692627365667807" text:style-name="L201">
              <text:list-item>
                <text:p text:style-name="P621"><text:span text:style-name="Strong_20_Emphasis">Konsep:</text:span> Di Windows, DLL dapat mengekspor fungsi tidak hanya berdasarkan nama, tetapi juga berdasarkan <text:span text:style-name="Strong_20_Emphasis">nomor unik (ordinal)</text:span>. </text:p>
              </text:list-item>
              <text:list-item>
                <text:p text:style-name="P621"><text:span text:style-name="Strong_20_Emphasis">Sintaks:</text:span> <text:span text:style-name="Source_20_Text">external 'NamaDLL.dll' index AngkaOrdinal;</text:span> </text:p>
                <text:list>
                  <text:list-item>
                    <text:p text:style-name="P621">Contoh: <text:span text:style-name="Source_20_Text">function FungsiRahasia; stdcall; external 'secret.dll' index 15;</text:span> </text:p>
                  </text:list-item>
                </text:list>
              </text:list-item>
              <text:list-item>
                <text:p text:style-name="P358"><text:span text:style-name="Strong_20_Emphasis">Penggunaan:</text:span> Ini <text:span text:style-name="Strong_20_Emphasis">kurang portabel</text:span> dan <text:span text:style-name="Strong_20_Emphasis">kurang disarankan</text:span> dibandingkan menggunakan nama. Nomor ordinal dapat berubah antar versi DLL, membuat kode Anda rapuh. Gunakan hanya jika dokumentasi API secara eksplisit mengharuskannya atau jika fungsi memang tidak diekspor berdasarkan nama. Penggunaan nama (<text:span text:style-name="Source_20_Text">name '...'</text:span>) jauh lebih umum dan lebih mudah dikelola. </text:p>
              </text:list-item>
            </text:list>
            <text:p text:style-name="Text_20_body">Secara ringkas, menyediakan nama library yang benar dan nama fungsi yang tepat (baik secara implisit maupun eksplisit via <text:span text:style-name="Source_20_Text">name</text:span>/<text:span text:style-name="Source_20_Text">alias</text:span>/<text:span text:style-name="Source_20_Text">index</text:span>) adalah langkah krusial kedua setelah deklarasi <text:span text:style-name="Source_20_Text">external</text:span> untuk memastikan pemanggilan fungsi dari kode Pascal Anda berhasil terhubung ke implementasi di dunia luar.</text:p>
          </text:section>
          <text:section text:style-name="Sect1" text:name="feedback-form-100">
            <text:p text:style-name="P443"/>
          </text:section>
        </text:section>
        <text:section text:style-name="Sect1" text:name="a4bb8bfecc4013f4">
          <text:p text:style-name="Text_20_body"/>
          <text:section text:style-name="Sect1" text:name="user-query-content-101">
            <text:p text:style-name="P705">yax </text:p>
          </text:section>
          <text:p text:style-name="P443">Tampilkan alur berpikir</text:p>
          <text:section text:style-name="Sect2" text:name="model-response-message-contentr_a4bb8bfecc4013f4">
            <text:p text:style-name="Text_20_body">Baik, saya akan melanjutkan dengan jawaban untuk prompt <text:span text:style-name="Strong_20_Emphasis">Sub-bab 14.3: Konvensi Pemanggilan (Calling Conventions): </text:span><text:span text:style-name="Strong_20_Emphasis"><text:span text:style-name="Source_20_Text">cdecl</text:span></text:span><text:span text:style-name="Strong_20_Emphasis">, </text:span><text:span text:style-name="Strong_20_Emphasis"><text:span text:style-name="Source_20_Text">stdcall</text:span></text:span><text:span text:style-name="Strong_20_Emphasis">, dll.</text:span></text:p>
            <text:p text:style-name="Horizontal_20_Line"/>
            <text:p text:style-name="Text_20_body"><text:span text:style-name="Strong_20_Emphasis">(Jawaban untuk Prompt Sub-bab 14.3)</text:span></text:p>
            <text:h text:style-name="Heading_20_3" text:outline-level="3">14.3 Konvensi Pemanggilan (Calling Conventions): <text:span text:style-name="Source_20_Text">cdecl</text:span>, <text:span text:style-name="Source_20_Text">stdcall</text:span>, dll.</text:h>
            <text:p text:style-name="Text_20_body">Saat Anda memanggil fungsi dari library eksternal, terutama yang ditulis dalam C atau C++, tidak cukup hanya mengetahui nama library, nama fungsi, dan tipe parameternya. Ada satu detail teknis tingkat rendah yang <text:span text:style-name="Strong_20_Emphasis">sangat krusial</text:span> untuk dipastikan cocok: <text:span text:style-name="Strong_20_Emphasis">Konvensi Pemanggilan (Calling Convention)</text:span>.</text:p>
            <text:p text:style-name="Text_20_body"><text:span text:style-name="Strong_20_Emphasis">Apa itu Konvensi Pemanggilan?</text:span></text:p>
            <text:p text:style-name="Text_20_body">Konvensi pemanggilan adalah sekumpulan aturan <text:span text:style-name="Emphasis">low-level</text:span> (pada level instruksi mesin dan interaksi stack) yang disepakati antara <text:span text:style-name="Strong_20_Emphasis">kode pemanggil (caller)</text:span> – dalam hal ini program FPC Anda – dan <text:span text:style-name="Strong_20_Emphasis">kode yang dipanggil (callee)</text:span> – yaitu fungsi di library eksternal. Aturan ini mendikte <text:span text:style-name="Emphasis">bagaimana</text:span> pertukaran informasi terjadi saat pemanggilan fungsi, meliputi:</text:p>
            <text:list xml:id="list4586251976537560619" text:style-name="L202">
              <text:list-item>
                <text:p text:style-name="P622"><text:span text:style-name="Strong_20_Emphasis">Penerusan Parameter:</text:span> Bagaimana argumen diteruskan ke fungsi? Apakah didorong (push) ke stack dari kanan ke kiri atau kiri ke kanan? Apakah beberapa parameter pertama diteruskan melalui register CPU untuk efisiensi? </text:p>
              </text:list-item>
              <text:list-item>
                <text:p text:style-name="P622"><text:span text:style-name="Strong_20_Emphasis">Pembersihan Stack (Stack Cleanup):</text:span> Setelah fungsi selesai dieksekusi, siapa yang bertanggung jawab untuk membersihkan parameter yang diletakkan di stack? Apakah si pemanggil (caller) atau fungsi yang dipanggil itu sendiri (callee)? Ini adalah salah satu perbedaan paling fundamental antar konvensi. </text:p>
              </text:list-item>
              <text:list-item>
                <text:p text:style-name="P622"><text:span text:style-name="Strong_20_Emphasis">Pengembalian Nilai Hasil:</text:span> Bagaimana nilai kembalian (jika ada) diteruskan kembali ke pemanggil (misalnya, melalui register EAX/RAX atau register floating-point)? </text:p>
              </text:list-item>
              <text:list-item>
                <text:p text:style-name="P359"><text:span text:style-name="Strong_20_Emphasis">Dekorasi Nama (Name Decoration/Mangling):</text:span> Bagaimana nama fungsi diubah atau didekorasi oleh kompiler/linker agar unik (misalnya, penambahan garis bawah <text:span text:style-name="Source_20_Text">_</text:span> di depan, atau <text:span text:style-name="Source_20_Text">@</text:span> diikuti ukuran byte parameter di Windows 32-bit)? </text:p>
              </text:list-item>
            </text:list>
            <text:p text:style-name="Text_20_body"><text:span text:style-name="Strong_20_Emphasis">Pentingnya Kecocokan Konvensi</text:span></text:p>
            <text:p text:style-name="Text_20_body"><text:span text:style-name="Strong_20_Emphasis">Mutlak penting</text:span> bahwa konvensi pemanggilan yang Anda deklarasikan di sisi Free Pascal <text:span text:style-name="Strong_20_Emphasis">sama persis</text:span> dengan konvensi yang digunakan saat fungsi eksternal tersebut dikompilasi. Jika konvensi tidak cocok:</text:p>
            <text:list xml:id="list355875465289957690" text:style-name="L203">
              <text:list-item>
                <text:p text:style-name="P623">Parameter bisa diterima dalam urutan yang salah atau dengan nilai sampah. </text:p>
              </text:list-item>
              <text:list-item>
                <text:p text:style-name="P623">Stack bisa menjadi korup karena pemanggil dan yang dipanggil memiliki asumsi berbeda tentang siapa yang harus membersihkannya, seringkali menyebabkan <text:span text:style-name="Strong_20_Emphasis">crash</text:span> program segera atau nanti. </text:p>
              </text:list-item>
              <text:list-item>
                <text:p text:style-name="P360">Nilai kembalian mungkin tidak terbaca dengan benar. </text:p>
              </text:list-item>
            </text:list>
            <text:p text:style-name="Text_20_body"><text:span text:style-name="Strong_20_Emphasis">Konvensi Pemanggilan Umum untuk Interfacing C/API di FPC</text:span></text:p>
            <text:p text:style-name="Text_20_body">Free Pascal memungkinkan Anda menentukan konvensi pemanggilan menggunakan direktif khusus sebelum kata kunci <text:span text:style-name="Source_20_Text">external</text:span>. Beberapa yang paling relevan untuk interfacing C/C++ dan API OS adalah:</text:p>
            <text:list xml:id="list7216376236543549104" text:style-name="L204">
              <text:list-item>
                <text:p text:style-name="P361"><text:span text:style-name="Strong_20_Emphasis"><text:span text:style-name="Source_20_Text">cdecl</text:span></text:span><text:span text:style-name="Strong_20_Emphasis"> (C Declaration)</text:span></text:p>
                <text:list>
                  <text:list-item>
                    <text:p text:style-name="P624"><text:span text:style-name="Strong_20_Emphasis">Deskripsi:</text:span> Ini adalah konvensi pemanggilan standar yang digunakan oleh banyak kompiler C dan C++ di berbagai platform, termasuk Linux, macOS, dan runtime C standar di Windows (MSVCRT). </text:p>
                  </text:list-item>
                  <text:list-item>
                    <text:p text:style-name="P624"><text:span text:style-name="Strong_20_Emphasis">Karakteristik Utama:</text:span> </text:p>
                    <text:list>
                      <text:list-item>
                        <text:p text:style-name="P624">Parameter biasanya didorong ke stack dari kanan ke kiri. </text:p>
                      </text:list-item>
                      <text:list-item>
                        <text:p text:style-name="P624"><text:span text:style-name="Strong_20_Emphasis">Pemanggil (Caller) bertanggung jawab membersihkan stack</text:span> setelah pemanggilan kembali. Karena pemanggil tahu berapa banyak argumen yang ia dorong, ini memungkinkan fungsi <text:span text:style-name="Source_20_Text">cdecl</text:span> memiliki <text:span text:style-name="Strong_20_Emphasis">jumlah argumen variabel</text:span> (seperti <text:span text:style-name="Source_20_Text">printf</text:span>). </text:p>
                      </text:list-item>
                    </text:list>
                  </text:list-item>
                  <text:list-item>
                    <text:p text:style-name="P624"><text:span text:style-name="Strong_20_Emphasis">Penggunaan FPC:</text:span> Gunakan <text:span text:style-name="Source_20_Text">cdecl;</text:span> saat memanggil fungsi C/C++ standar dari library pihak ketiga atau runtime C. FPC sering menjadikan ini <text:span text:style-name="Emphasis">default</text:span> jika tidak ada konvensi yang ditentukan saat menargetkan C, tetapi lebih aman untuk menentukannya secara eksplisit. </text:p>
                  </text:list-item>
                  <text:list-item>
                    <text:p text:style-name="P624"><text:span text:style-name="Strong_20_Emphasis">Dekorasi Nama:</text:span> Nama mungkin diawali <text:span text:style-name="Source_20_Text">_</text:span> pada beberapa sistem/kompiler C yang lebih tua. </text:p>
                  </text:list-item>
                </text:list>
              </text:list-item>
              <text:list-item>
                <text:p text:style-name="P361"><text:span text:style-name="Strong_20_Emphasis"><text:span text:style-name="Source_20_Text">stdcall</text:span></text:span><text:span text:style-name="Strong_20_Emphasis"> (Standard Call)</text:span></text:p>
                <text:list>
                  <text:list-item>
                    <text:p text:style-name="P624"><text:span text:style-name="Strong_20_Emphasis">Deskripsi:</text:span> Konvensi pemanggilan standar yang digunakan oleh sebagian besar <text:span text:style-name="Strong_20_Emphasis">Windows API (Win32/Win64)</text:span>. </text:p>
                  </text:list-item>
                  <text:list-item>
                    <text:p text:style-name="P624"><text:span text:style-name="Strong_20_Emphasis">Karakteristik Utama:</text:span> </text:p>
                    <text:list>
                      <text:list-item>
                        <text:p text:style-name="P624">Parameter biasanya didorong ke stack dari kanan ke kiri. </text:p>
                      </text:list-item>
                      <text:list-item>
                        <text:p text:style-name="P624"><text:span text:style-name="Strong_20_Emphasis">Fungsi yang dipanggil (Callee) bertanggung jawab membersihkan stack</text:span> sebelum kembali. Ini menghasilkan kode pemanggil yang sedikit lebih kecil tetapi <text:span text:style-name="Strong_20_Emphasis">tidak mendukung jumlah argumen variabel</text:span> secara alami. </text:p>
                      </text:list-item>
                    </text:list>
                  </text:list-item>
                  <text:list-item>
                    <text:p text:style-name="P624"><text:span text:style-name="Strong_20_Emphasis">Penggunaan FPC:</text:span> <text:span text:style-name="Strong_20_Emphasis">Wajib digunakan</text:span> saat Anda mendeklarasikan fungsi dari Windows API (misalnya, dari <text:span text:style-name="Source_20_Text">kernel32.dll</text:span>, <text:span text:style-name="Source_20_Text">user32.dll</text:span>, <text:span text:style-name="Source_20_Text">gdi32.dll</text:span>). Kegagalan menggunakan <text:span text:style-name="Source_20_Text">stdcall</text:span> saat memanggil WinAPI hampir pasti akan menyebabkan kerusakan stack dan crash. </text:p>
                  </text:list-item>
                  <text:list-item>
                    <text:p text:style-name="P624"><text:span text:style-name="Strong_20_Emphasis">Dekorasi Nama:</text:span> Pada Windows 32-bit, nama fungsi <text:span text:style-name="Source_20_Text">stdcall</text:span> sering didekorasi secara internal dengan awalan <text:span text:style-name="Source_20_Text">_</text:span> dan akhiran <text:span text:style-name="Source_20_Text">@</text:span> diikuti jumlah total byte parameter (misal, <text:span text:style-name="Source_20_Text">_MyFunction@12</text:span>). FPC biasanya menangani ini secara otomatis jika Anda menentukan <text:span text:style-name="Source_20_Text">stdcall</text:span>. </text:p>
                  </text:list-item>
                </text:list>
              </text:list-item>
              <text:list-item>
                <text:p text:style-name="P361"><text:span text:style-name="Strong_20_Emphasis"><text:span text:style-name="Source_20_Text">pascal</text:span></text:span></text:p>
                <text:list>
                  <text:list-item>
                    <text:p text:style-name="P624"><text:span text:style-name="Strong_20_Emphasis">Deskripsi:</text:span> Konvensi pemanggilan default historis Pascal (dan default FPC jika tidak ada mode atau direktif lain yang menentukan). </text:p>
                  </text:list-item>
                  <text:list-item>
                    <text:p text:style-name="P624"><text:span text:style-name="Strong_20_Emphasis">Karakteristik:</text:span> Parameter biasanya didorong dari kiri ke kanan, dan <text:span text:style-name="Strong_20_Emphasis">callee</text:span> membersihkan stack. </text:p>
                  </text:list-item>
                  <text:list-item>
                    <text:p text:style-name="P624"><text:span text:style-name="Strong_20_Emphasis">Penggunaan FPC:</text:span> <text:span text:style-name="Strong_20_Emphasis">Jangan gunakan</text:span> saat memanggil fungsi C/C++ atau OS API standar, karena hampir pasti tidak kompatibel. Gunakan hanya jika Anda <text:span text:style-name="Emphasis">tahu</text:span> library eksternal tersebut secara spesifik dikompilasi untuk menggunakan konvensi Pascal. </text:p>
                  </text:list-item>
                </text:list>
              </text:list-item>
              <text:list-item>
                <text:p text:style-name="P361"><text:span text:style-name="Strong_20_Emphasis">Lainnya (Singkat)</text:span></text:p>
                <text:list>
                  <text:list-item>
                    <text:p text:style-name="P624"><text:span text:style-name="Strong_20_Emphasis"><text:span text:style-name="Source_20_Text">register</text:span></text:span><text:span text:style-name="Strong_20_Emphasis"> / </text:span><text:span text:style-name="Strong_20_Emphasis"><text:span text:style-name="Source_20_Text">fastcall</text:span></text:span><text:span text:style-name="Strong_20_Emphasis">:</text:span> Mencoba meneruskan beberapa parameter pertama melalui register CPU untuk potensi kecepatan. Implementasi pastinya bervariasi. Kurang umum untuk API standar. </text:p>
                  </text:list-item>
                  <text:list-item>
                    <text:p text:style-name="P361"><text:span text:style-name="Strong_20_Emphasis"><text:span text:style-name="Source_20_Text">safecall</text:span></text:span><text:span text:style-name="Strong_20_Emphasis">:</text:span> Khusus Windows, digunakan untuk memanggil metode interface COM/OLE Automation. Menambahkan penanganan eksepsi implisit dan menggunakan konvensi yang mirip <text:span text:style-name="Source_20_Text">stdcall</text:span>. </text:p>
                  </text:list-item>
                </text:list>
              </text:list-item>
            </text:list>
            <text:p text:style-name="Text_20_body"><text:span text:style-name="Strong_20_Emphasis">Sintaks Penempatan:</text:span></text:p>
            <text:p text:style-name="Text_20_body">Direktif konvensi pemanggilan ditempatkan setelah daftar parameter dan tipe hasil (jika fungsi), sebelum <text:span text:style-name="Source_20_Text">external</text:span>:</text:p>
            <text:p text:style-name="Text_20_body">Delphi</text:p>
            <text:p text:style-name="Preformatted_20_Text"><text:span text:style-name="Source_20_Text">function GetUserNameA(lpBuffer: PAnsiChar; var nSize: DWord): BOOL; stdcall; external 'advapi32.dll' name 'GetUserNameA';</text:span></text:p>
            <text:p text:style-name="Preformatted_20_Text"/>
            <text:p text:style-name="P77"><text:span text:style-name="Source_20_Text">procedure MyCLibCallback(Value: Integer); cdecl; external 'mylib.so';</text:span></text:p>
            <text:p text:style-name="Text_20_body"><text:span text:style-name="Strong_20_Emphasis">Saran Utama: Periksa Dokumentasi!</text:span></text:p>
            <text:p text:style-name="Text_20_body">Cara paling pasti untuk mengetahui konvensi pemanggilan yang benar untuk fungsi eksternal adalah dengan <text:span text:style-name="Strong_20_Emphasis">membaca dokumentasi resmi</text:span> untuk library atau API tersebut. Dokumentasi (misalnya, header file C atau dokumentasi API) akan menentukan konvensi yang diharapkan. <text:span text:style-name="Strong_20_Emphasis">Jangan pernah menebak!</text:span> Selalu tentukan konvensi secara eksplisit (<text:span text:style-name="Source_20_Text">cdecl;</text:span> atau <text:span text:style-name="Source_20_Text">stdcall;</text:span>) dalam deklarasi <text:span text:style-name="Source_20_Text">external</text:span> Anda di FPC untuk memastikan kejelasan dan menghindari error runtime yang sulit dilacak.</text:p>
          </text:section>
          <text:section text:style-name="Sect1" text:name="feedback-form-101">
            <text:p text:style-name="P443"/>
          </text:section>
        </text:section>
        <text:section text:style-name="Sect1" text:name="ad6361da4b735ccd">
          <text:p text:style-name="Text_20_body"/>
          <text:section text:style-name="Sect1" text:name="user-query-content-102">
            <text:p text:style-name="P705">yax </text:p>
          </text:section>
          <text:p text:style-name="P443">Tampilkan alur berpikir</text:p>
          <text:section text:style-name="Sect2" text:name="model-response-message-contentr_ad6361da4b735ccd">
            <text:p text:style-name="Text_20_body">Baik, saya akan melanjutkan dengan jawaban untuk prompt <text:span text:style-name="Strong_20_Emphasis">Sub-bab 14.4: Pemetaan Tipe Data Pascal ke Tipe C</text:span>.</text:p>
            <text:p text:style-name="Horizontal_20_Line"/>
            <text:p text:style-name="Text_20_body"><text:span text:style-name="Strong_20_Emphasis">(Jawaban untuk Prompt Sub-bab 14.4)</text:span></text:p>
            <text:h text:style-name="Heading_20_3" text:outline-level="3">14.4 Pemetaan Tipe Data (Data Type Mapping): Pascal ke C</text:h>
            <text:p text:style-name="Text_20_body">Salah satu aspek paling krusial dan seringkali paling rumit dalam interfacing adalah memastikan bahwa tipe data yang Anda gunakan dalam deklarasi <text:span text:style-name="Source_20_Text">external</text:span> di Free Pascal <text:span text:style-name="Strong_20_Emphasis">cocok secara biner</text:span> dengan tipe data yang diharapkan oleh fungsi C/C++ di library eksternal. Ketidakcocokan dalam ukuran, representasi, atau layout memori akan menyebabkan data salah diinterpretasikan, perilaku aneh, atau crash program.</text:p>
            <text:p text:style-name="Text_20_body">Berikut adalah panduan pemetaan untuk tipe-tipe data umum dari Pascal ke C:</text:p>
            <text:p text:style-name="Text_20_body"><text:span text:style-name="Strong_20_Emphasis">1. Tipe Integer:</text:span></text:p>
            <text:p text:style-name="Text_20_body">Pemetaan umumnya didasarkan pada <text:span text:style-name="Strong_20_Emphasis">ukuran bit</text:span> dan <text:span text:style-name="Strong_20_Emphasis">sifat bertanda/tidak bertanda (signed/unsigned)</text:spa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1">Free Pascal Type</text:p>
                </table:table-cell>
                <table:table-cell table:style-name="Table7.A1" office:value-type="string">
                  <text:p text:style-name="P1">Ukuran Tipikal</text:p>
                </table:table-cell>
                <table:table-cell table:style-name="Table7.A1" office:value-type="string">
                  <text:p text:style-name="P1">C Equivalent (Umum)</text:p>
                </table:table-cell>
                <table:table-cell table:style-name="Table7.A1" office:value-type="string">
                  <text:p text:style-name="P1">Catatan</text:p>
                </table:table-cell>
              </table:table-row>
              <table:table-row>
                <table:table-cell table:style-name="Table7.A1" office:value-type="string">
                  <text:p text:style-name="P2"><text:span text:style-name="Source_20_Text">Byte</text:span></text:p>
                </table:table-cell>
                <table:table-cell table:style-name="Table7.A1" office:value-type="string">
                  <text:p text:style-name="P2">8-bit unsigned</text:p>
                </table:table-cell>
                <table:table-cell table:style-name="Table7.A1" office:value-type="string">
                  <text:p text:style-name="P2"><text:span text:style-name="Source_20_Text">unsigned char</text:span></text:p>
                </table:table-cell>
                <table:table-cell table:style-name="Table7.A1" office:value-type="string">
                  <text:p text:style-name="P3"/>
                </table:table-cell>
              </table:table-row>
              <table:table-row>
                <table:table-cell table:style-name="Table7.A1" office:value-type="string">
                  <text:p text:style-name="P2"><text:span text:style-name="Source_20_Text">ShortInt</text:span></text:p>
                </table:table-cell>
                <table:table-cell table:style-name="Table7.A1" office:value-type="string">
                  <text:p text:style-name="P2">8-bit signed</text:p>
                </table:table-cell>
                <table:table-cell table:style-name="Table7.A1" office:value-type="string">
                  <text:p text:style-name="P2"><text:span text:style-name="Source_20_Text">signed char</text:span> (atau <text:span text:style-name="Source_20_Text">char</text:span> jika signed)</text:p>
                </table:table-cell>
                <table:table-cell table:style-name="Table7.A1" office:value-type="string">
                  <text:p text:style-name="P3"/>
                </table:table-cell>
              </table:table-row>
              <table:table-row>
                <table:table-cell table:style-name="Table7.A1" office:value-type="string">
                  <text:p text:style-name="P2"><text:span text:style-name="Source_20_Text">Word</text:span></text:p>
                </table:table-cell>
                <table:table-cell table:style-name="Table7.A1" office:value-type="string">
                  <text:p text:style-name="P2">16-bit unsigned</text:p>
                </table:table-cell>
                <table:table-cell table:style-name="Table7.A1" office:value-type="string">
                  <text:p text:style-name="P2"><text:span text:style-name="Source_20_Text">unsigned short</text:span></text:p>
                </table:table-cell>
                <table:table-cell table:style-name="Table7.A1" office:value-type="string">
                  <text:p text:style-name="P3"/>
                </table:table-cell>
              </table:table-row>
              <table:table-row>
                <table:table-cell table:style-name="Table7.A1" office:value-type="string">
                  <text:p text:style-name="P2"><text:span text:style-name="Source_20_Text">SmallInt</text:span></text:p>
                </table:table-cell>
                <table:table-cell table:style-name="Table7.A1" office:value-type="string">
                  <text:p text:style-name="P2">16-bit signed</text:p>
                </table:table-cell>
                <table:table-cell table:style-name="Table7.A1" office:value-type="string">
                  <text:p text:style-name="P2"><text:span text:style-name="Source_20_Text">short</text:span></text:p>
                </table:table-cell>
                <table:table-cell table:style-name="Table7.A1" office:value-type="string">
                  <text:p text:style-name="P3"/>
                </table:table-cell>
              </table:table-row>
              <table:table-row>
                <table:table-cell table:style-name="Table7.A1" office:value-type="string">
                  <text:p text:style-name="P2"><text:span text:style-name="Source_20_Text">LongWord</text:span>, <text:span text:style-name="Source_20_Text">Cardinal</text:span></text:p>
                </table:table-cell>
                <table:table-cell table:style-name="Table7.A1" office:value-type="string">
                  <text:p text:style-name="P2">32-bit unsigned</text:p>
                </table:table-cell>
                <table:table-cell table:style-name="Table7.A1" office:value-type="string">
                  <text:p text:style-name="P2"><text:span text:style-name="Source_20_Text">unsigned int</text:span>, <text:span text:style-name="Source_20_Text">unsigned long</text:span> <text:span text:style-name="Emphasis">[1]</text:span></text:p>
                </table:table-cell>
                <table:table-cell table:style-name="Table7.A1" office:value-type="string">
                  <text:p text:style-name="P2">Gunakan <text:span text:style-name="Source_20_Text">UInt32</text:span> untuk ukuran pasti</text:p>
                </table:table-cell>
              </table:table-row>
              <table:table-row>
                <table:table-cell table:style-name="Table7.A1" office:value-type="string">
                  <text:p text:style-name="P2"><text:span text:style-name="Source_20_Text">LongInt</text:span>, <text:span text:style-name="Source_20_Text">Integer</text:span></text:p>
                </table:table-cell>
                <table:table-cell table:style-name="Table7.A1" office:value-type="string">
                  <text:p text:style-name="P2">32-bit signed</text:p>
                </table:table-cell>
                <table:table-cell table:style-name="Table7.A1" office:value-type="string">
                  <text:p text:style-name="P2"><text:span text:style-name="Source_20_Text">int</text:span>, <text:span text:style-name="Source_20_Text">long</text:span> <text:span text:style-name="Emphasis">[1]</text:span></text:p>
                </table:table-cell>
                <table:table-cell table:style-name="Table7.A1" office:value-type="string">
                  <text:p text:style-name="P2">Gunakan <text:span text:style-name="Source_20_Text">Int32</text:span> untuk ukuran pasti</text:p>
                </table:table-cell>
              </table:table-row>
              <table:table-row>
                <table:table-cell table:style-name="Table7.A1" office:value-type="string">
                  <text:p text:style-name="P2"><text:span text:style-name="Source_20_Text">QWord</text:span></text:p>
                </table:table-cell>
                <table:table-cell table:style-name="Table7.A1" office:value-type="string">
                  <text:p text:style-name="P2">64-bit unsigned</text:p>
                </table:table-cell>
                <table:table-cell table:style-name="Table7.A1" office:value-type="string">
                  <text:p text:style-name="P2"><text:span text:style-name="Source_20_Text">unsigned long long</text:span> <text:span text:style-name="Emphasis">[2]</text:span></text:p>
                </table:table-cell>
                <table:table-cell table:style-name="Table7.A1" office:value-type="string">
                  <text:p text:style-name="P2">Gunakan <text:span text:style-name="Source_20_Text">UInt64</text:span> untuk ukuran pasti</text:p>
                </table:table-cell>
              </table:table-row>
              <table:table-row>
                <table:table-cell table:style-name="Table7.A1" office:value-type="string">
                  <text:p text:style-name="P2"><text:span text:style-name="Source_20_Text">Int64</text:span></text:p>
                </table:table-cell>
                <table:table-cell table:style-name="Table7.A1" office:value-type="string">
                  <text:p text:style-name="P2">64-bit signed</text:p>
                </table:table-cell>
                <table:table-cell table:style-name="Table7.A1" office:value-type="string">
                  <text:p text:style-name="P2"><text:span text:style-name="Source_20_Text">long long</text:span> <text:span text:style-name="Emphasis">[2]</text:span></text:p>
                </table:table-cell>
                <table:table-cell table:style-name="Table7.A1" office:value-type="string">
                  <text:p text:style-name="P2">Gunakan <text:span text:style-name="Source_20_Text">Int64</text:span> untuk ukuran pasti</text:p>
                </table:table-cell>
              </table:table-row>
              <table:table-row>
                <table:table-cell table:style-name="Table7.A1" office:value-type="string">
                  <text:p text:style-name="P2"><text:span text:style-name="Source_20_Text">Boolean</text:span> (lihat bawah)</text:p>
                </table:table-cell>
                <table:table-cell table:style-name="Table7.A1" office:value-type="string">
                  <text:p text:style-name="P2">&gt;=8-bit</text:p>
                </table:table-cell>
                <table:table-cell table:style-name="Table7.A1" office:value-type="string">
                  <text:p text:style-name="P2"><text:span text:style-name="Source_20_Text">int</text:span>, <text:span text:style-name="Source_20_Text">bool</text:span>/<text:span text:style-name="Source_20_Text">_Bool</text:span></text:p>
                </table:table-cell>
                <table:table-cell table:style-name="Table7.A1" office:value-type="string">
                  <text:p text:style-name="P2">Perlu kehati-hatian</text:p>
                </table:table-cell>
              </table:table-row>
              <table:table-row>
                <table:table-cell table:style-name="Table7.A1" office:value-type="string">
                  <text:p text:style-name="P2"><text:span text:style-name="Source_20_Text">ByteBool</text:span>, <text:span text:style-name="Source_20_Text">WordBool</text:span>, <text:span text:style-name="Source_20_Text">LongBool</text:span></text:p>
                </table:table-cell>
                <table:table-cell table:style-name="Table7.A1" office:value-type="string">
                  <text:p text:style-name="P2">8/16/32 bit</text:p>
                </table:table-cell>
                <table:table-cell table:style-name="Table7.A1" office:value-type="string">
                  <text:p text:style-name="P2"><text:span text:style-name="Source_20_Text">unsigned char</text:span>, <text:span text:style-name="Source_20_Text">unsigned short</text:span>, <text:span text:style-name="Source_20_Text">int</text:span>/<text:span text:style-name="Source_20_Text">long</text:span></text:p>
                </table:table-cell>
                <table:table-cell table:style-name="Table7.A1" office:value-type="string">
                  <text:p text:style-name="P2">Untuk interop API spesifik (misal, <text:span text:style-name="Source_20_Text">LongBool</text:span> untuk <text:span text:style-name="Source_20_Text">BOOL</text:span> WinAPI)</text:p>
                </table:table-cell>
              </table:table-row>
            </table:table>
            <text:p text:style-name="Text_20_body">Ekspor ke Spreadsheet</text:p>
            <text:p text:style-name="Text_20_body"><text:span text:style-name="Emphasis">Catatan [1]:</text:span> Ukuran <text:span text:style-name="Source_20_Text">int</text:span> dan <text:span text:style-name="Source_20_Text">long</text:span> di C bisa bervariasi (32-bit di banyak sistem, tapi <text:span text:style-name="Source_20_Text">long</text:span> bisa 64-bit di Linux 64-bit). <text:span text:style-name="Emphasis">Catatan [2]:</text:span> <text:span text:style-name="Source_20_Text">long long</text:span> adalah standar C99/C++11 untuk 64-bit integer.</text:p>
            <text:p text:style-name="Text_20_body"><text:span text:style-name="Strong_20_Emphasis">Rekomendasi Kuat:</text:span> Untuk interfacing yang andal dan portabel, <text:span text:style-name="Strong_20_Emphasis">hindari</text:span> mengandalkan tipe seperti <text:span text:style-name="Source_20_Text">Integer</text:span>, <text:span text:style-name="Source_20_Text">LongInt</text:span>, <text:span text:style-name="Source_20_Text">Cardinal</text:span>, <text:span text:style-name="Source_20_Text">LongWord</text:span> yang ukurannya bisa bervariasi. <text:span text:style-name="Strong_20_Emphasis">Gunakan tipe data dengan ukuran tetap</text:span> yang eksplisit, seperti <text:span text:style-name="Source_20_Text">Int8</text:span>, <text:span text:style-name="Source_20_Text">UInt8</text:span>, <text:span text:style-name="Source_20_Text">Int16</text:span>, <text:span text:style-name="Source_20_Text">UInt16</text:span>, <text:span text:style-name="Source_20_Text">Int32</text:span>, <text:span text:style-name="Source_20_Text">UInt32</text:span>, <text:span text:style-name="Source_20_Text">Int64</text:span>, <text:span text:style-name="Source_20_Text">UInt64</text:span>. Tipe-tipe ini sering tersedia secara bawaan di mode FPC modern atau didefinisikan dalam unit standar seperti <text:span text:style-name="Strong_20_Emphasis"><text:span text:style-name="Source_20_Text">ctypes</text:span></text:span> (untuk tipe C standar seperti <text:span text:style-name="Source_20_Text">cint</text:span>, <text:span text:style-name="Source_20_Text">cchar</text:span>, <text:span text:style-name="Source_20_Text">size_t</text:span>) atau <text:span text:style-name="Strong_20_Emphasis"><text:span text:style-name="Source_20_Text">Windows</text:span></text:span> (untuk tipe WinAPI seperti <text:span text:style-name="Source_20_Text">DWORD</text:span>, <text:span text:style-name="Source_20_Text">HWND</text:span>, <text:span text:style-name="Source_20_Text">BOOL</text:span>).</text:p>
            <text:p text:style-name="Text_20_body"><text:span text:style-name="Strong_20_Emphasis">2. Tipe Floating Point:</text:span></text:p>
            <text:p text:style-name="Text_20_body">Pemetaan ini umumnya lebih langsung karena standar IEEE 754:</text:p>
            <text:list xml:id="list8078640440017024409" text:style-name="L205">
              <text:list-item>
                <text:p text:style-name="P625"><text:span text:style-name="Source_20_Text">Single</text:span> (Pascal) -&gt; <text:span text:style-name="Source_20_Text">float</text:span> (C) - 32-bit IEEE 754 </text:p>
              </text:list-item>
              <text:list-item>
                <text:p text:style-name="P625"><text:span text:style-name="Source_20_Text">Double</text:span> (Pascal) -&gt; <text:span text:style-name="Source_20_Text">double</text:span> (C) - 64-bit IEEE 754 </text:p>
              </text:list-item>
              <text:list-item>
                <text:p text:style-name="P362"><text:span text:style-name="Source_20_Text">Extended</text:span> (Pascal) -&gt; <text:span text:style-name="Source_20_Text">long double</text:span> (C) - Ukuran dan presisi <text:span text:style-name="Source_20_Text">long </text:span><text:soft-page-break/><text:span text:style-name="Source_20_Text">double</text:span> <text:span text:style-name="Strong_20_Emphasis">sangat bervariasi</text:span> antar platform dan kompiler C. Gunakan dengan hati-hati jika portabilitas penting. </text:p>
              </text:list-item>
            </text:list>
            <text:p text:style-name="Text_20_body"><text:span text:style-name="Strong_20_Emphasis">3. Tipe Boolean:</text:span></text:p>
            <text:p text:style-name="Text_20_body">Ini memerlukan perhatian khusus:</text:p>
            <text:list xml:id="list2076660314267499555" text:style-name="L206">
              <text:list-item>
                <text:p text:style-name="P626"><text:span text:style-name="Source_20_Text">Boolean</text:span> Pascal bisa berukuran 1, 2, atau 4 byte tergantung mode/platform. </text:p>
              </text:list-item>
              <text:list-item>
                <text:p text:style-name="P626">C (sebelum C99) tidak punya tipe boolean standar, sering menggunakan <text:span text:style-name="Source_20_Text">int</text:span> (0 = false, non-zero = true). C99+ memiliki <text:span text:style-name="Source_20_Text">_Bool</text:span> atau <text:span text:style-name="Source_20_Text">bool</text:span> (via <text:span text:style-name="Source_20_Text">stdbool.h</text:span>). </text:p>
              </text:list-item>
              <text:list-item>
                <text:p text:style-name="P626">Windows API sering menggunakan <text:span text:style-name="Source_20_Text">BOOL</text:span> yang biasanya <text:span text:style-name="Source_20_Text">typedef int</text:span> (4 byte). </text:p>
              </text:list-item>
              <text:list-item>
                <text:p text:style-name="P363"><text:span text:style-name="Strong_20_Emphasis">Rekomendasi:</text:span> Periksa dokumentasi API target. Jika API mengharapkan <text:span text:style-name="Source_20_Text">int</text:span>, gunakan <text:span text:style-name="Source_20_Text">Integer</text:span> atau <text:span text:style-name="Source_20_Text">LongInt</text:span> (atau <text:span text:style-name="Source_20_Text">CInt</text:span> dari <text:span text:style-name="Source_20_Text">ctypes</text:span>). Jika API mengharapkan <text:span text:style-name="Source_20_Text">BOOL</text:span> Windows, gunakan <text:span text:style-name="Source_20_Text">LongBool</text:span> atau <text:span text:style-name="Source_20_Text">Windows.BOOL</text:span>. Untuk <text:span text:style-name="Source_20_Text">bool</text:span> C99, <text:span text:style-name="Source_20_Text">Boolean</text:span> atau <text:span text:style-name="Source_20_Text">ByteBool</text:span> mungkin cocok, tetapi perlu pengujian. </text:p>
              </text:list-item>
            </text:list>
            <text:p text:style-name="Text_20_body"><text:span text:style-name="Strong_20_Emphasis">4. Tipe Karakter:</text:span></text:p>
            <text:list xml:id="list5053209968085795730" text:style-name="L207">
              <text:list-item>
                <text:p text:style-name="P627"><text:span text:style-name="Source_20_Text">AnsiChar</text:span> (atau <text:span text:style-name="Source_20_Text">Char</text:span> dalam mode Ansi): -&gt; <text:span text:style-name="Source_20_Text">char</text:span> C (1 byte). Cocok untuk string ASCII atau Ansi berbasis code page. </text:p>
              </text:list-item>
              <text:list-item>
                <text:p text:style-name="P364"><text:span text:style-name="Source_20_Text">WideChar</text:span> (atau <text:span text:style-name="Source_20_Text">Char</text:span> dalam mode Unicode): -&gt; <text:span text:style-name="Source_20_Text">wchar_t</text:span> C. <text:span text:style-name="Strong_20_Emphasis">PERHATIAN:</text:span> Ukuran <text:span text:style-name="Source_20_Text">wchar_t</text:span> <text:span text:style-name="Strong_20_Emphasis">berbeda</text:span> antar platform! Di Windows, biasanya 2 byte (UTF-16). Di Linux/macOS, seringkali 4 byte (UTF-32/UCS-4). Ini bisa menyebabkan masalah portabilitas jika tidak ditangani dengan benar (misalnya, saat mengkonversi <text:span text:style-name="Source_20_Text">UnicodeString</text:span> FPC). </text:p>
              </text:list-item>
            </text:list>
            <text:p text:style-name="Text_20_body"><text:span text:style-name="Strong_20_Emphasis">5. Tipe Pointer:</text:span></text:p>
            <text:list xml:id="list3162448872979891987" text:style-name="L208">
              <text:list-item>
                <text:p text:style-name="P628"><text:span text:style-name="Source_20_Text">Pointer</text:span> (Pascal generik): -&gt; <text:span text:style-name="Source_20_Text">void*</text:span> (C generik). </text:p>
              </text:list-item>
              <text:list-item>
                <text:p text:style-name="P365">Pointer Bertipe (<text:span text:style-name="Source_20_Text">PInteger</text:span>, <text:span text:style-name="Source_20_Text">PMyRecord</text:span>, <text:span text:style-name="Source_20_Text">PChar</text:span>, <text:span text:style-name="Source_20_Text">PWideChar</text:span>): -&gt; Pointer ke tipe C yang setara (<text:span text:style-name="Source_20_Text">int*</text:span>, <text:span text:style-name="Source_20_Text">struct CRecord*</text:span>, <text:span text:style-name="Source_20_Text">char*</text:span>, <text:span text:style-name="Source_20_Text">wchar_t*</text:span>). Ini mengasumsikan tipe data yang ditunjuk (<text:span text:style-name="Source_20_Text">Integer</text:span>, <text:span text:style-name="Source_20_Text">TMyRecord</text:span>, <text:span text:style-name="Source_20_Text">Char</text:span>, <text:span text:style-name="Source_20_Text">WideChar</text:span>) juga dipetakan dengan benar. </text:p>
              </text:list-item>
            </text:list>
            <text:p text:style-name="Text_20_body"><text:span text:style-name="Strong_20_Emphasis">6. Tipe String (Area Paling Rumit):</text:span></text:p>
            <text:p text:style-name="Text_20_body">String FPC (<text:span text:style-name="Source_20_Text">ShortString</text:span>, <text:span text:style-name="Source_20_Text">AnsiString</text:span>, <text:span text:style-name="Source_20_Text">UnicodeString</text:span>) adalah tipe data kompleks dan <text:span text:style-name="Strong_20_Emphasis">tidak bisa</text:span> langsung dipetakan ke <text:span text:style-name="Source_20_Text">char*</text:span> atau <text:span text:style-name="Source_20_Text">wchar_t*</text:span> C. Pendekatan yang umum:</text:p>
            <text:list xml:id="list5512875827443489314" text:style-name="L209">
              <text:list-item>
                <text:p text:style-name="P629"><text:span text:style-name="Strong_20_Emphasis">Input ke Fungsi C (String sebagai </text:span><text:span text:style-name="Strong_20_Emphasis"><text:span text:style-name="Source_20_Text">const char*</text:span></text:span><text:span text:style-name="Strong_20_Emphasis"> atau </text:span><text:span text:style-name="Strong_20_Emphasis"><text:span text:style-name="Source_20_Text">const wchar_t*</text:span></text:span><text:span text:style-name="Strong_20_Emphasis">):</text:span> </text:p>
                <text:list>
                  <text:list-item>
                    <text:p text:style-name="P629">Gunakan <text:span text:style-name="Strong_20_Emphasis"><text:span text:style-name="Source_20_Text">PAnsiChar</text:span></text:span> atau <text:span text:style-name="Strong_20_Emphasis"><text:span text:style-name="Source_20_Text">PChar</text:span></text:span> di deklarasi Pascal untuk <text:span text:style-name="Source_20_Text">char*</text:span> C. Saat memanggil, teruskan <text:span text:style-name="Source_20_Text">PChar(MyAnsiString)</text:span> atau cukup <text:span text:style-name="Source_20_Text">MyAnsiString</text:span> (FPC sering melakukan konversi implisit untuk <text:soft-page-break/><text:span text:style-name="Source_20_Text">const PChar</text:span>). </text:p>
                  </text:list-item>
                  <text:list-item>
                    <text:p text:style-name="P629">Gunakan <text:span text:style-name="Strong_20_Emphasis"><text:span text:style-name="Source_20_Text">PWideChar</text:span></text:span> di deklarasi Pascal untuk <text:span text:style-name="Source_20_Text">wchar_t*</text:span> C. Saat memanggil, teruskan <text:span text:style-name="Source_20_Text">PWideChar(MyUnicodeString)</text:span>. </text:p>
                  </text:list-item>
                  <text:list-item>
                    <text:p text:style-name="P629"><text:span text:style-name="Strong_20_Emphasis">Penting:</text:span> Pointer (<text:span text:style-name="Source_20_Text">PChar</text:span>/<text:span text:style-name="Source_20_Text">PWideChar</text:span>) yang dihasilkan dari string FPC hanya valid selama string FPC tersebut hidup dan tidak dimodifikasi. Jangan simpan pointer ini untuk jangka panjang. </text:p>
                  </text:list-item>
                </text:list>
              </text:list-item>
              <text:list-item>
                <text:p text:style-name="P629"><text:span text:style-name="Strong_20_Emphasis">Output dari Fungsi C (Fungsi mengisi buffer </text:span><text:span text:style-name="Strong_20_Emphasis"><text:span text:style-name="Source_20_Text">char*</text:span></text:span><text:span text:style-name="Strong_20_Emphasis">/</text:span><text:span text:style-name="Strong_20_Emphasis"><text:span text:style-name="Source_20_Text">wchar_t*</text:span></text:span><text:span text:style-name="Strong_20_Emphasis">):</text:span> </text:p>
                <text:list>
                  <text:list-item>
                    <text:p text:style-name="P629">Di sisi Pascal, Anda perlu <text:span text:style-name="Strong_20_Emphasis">mengalokasikan buffer</text:span> dengan ukuran yang cukup: </text:p>
                    <text:list>
                      <text:list-item>
                        <text:p text:style-name="P629"><text:span text:style-name="Source_20_Text">var Buffer: array[0..UkuranMaks] of AnsiChar;</text:span> (atau <text:span text:style-name="Source_20_Text">WideChar</text:span>) </text:p>
                      </text:list-item>
                      <text:list-item>
                        <text:p text:style-name="P629">Atau <text:span text:style-name="Source_20_Text">var PascalString: AnsiString; SetLength(PascalString, UkuranMaks);</text:span> (hati-hati null termination) </text:p>
                      </text:list-item>
                    </text:list>
                  </text:list-item>
                  <text:list-item>
                    <text:p text:style-name="P629">Teruskan <text:span text:style-name="Strong_20_Emphasis">pointer ke awal buffer</text:span> (<text:span text:style-name="Source_20_Text">@Buffer[0]</text:span> atau <text:span text:style-name="Source_20_Text">PChar(PascalString)</text:span>) dan <text:span text:style-name="Strong_20_Emphasis">ukuran buffer</text:span> (biasanya <text:span text:style-name="Source_20_Text">UkuranMaks + 1</text:span> atau <text:span text:style-name="Source_20_Text">UkuranMaks</text:span>) sebagai parameter terpisah ke fungsi C. </text:p>
                  </text:list-item>
                  <text:list-item>
                    <text:p text:style-name="P366">Setelah fungsi C kembali, Anda mungkin perlu secara manual mengatur null terminator (<text:span text:style-name="Source_20_Text">#0</text:span>) atau menyesuaikan panjang string Pascal (<text:span text:style-name="Source_20_Text">SetLength</text:span>) berdasarkan jumlah karakter yang ditulis oleh fungsi C (jika API memberitahukannya). </text:p>
                  </text:list-item>
                </text:list>
              </text:list-item>
            </text:list>
            <text:p text:style-name="Text_20_body"><text:span text:style-name="Strong_20_Emphasis">7. Tipe Record / Struct:</text:span></text:p>
            <text:list xml:id="list2931250679613411572" text:style-name="L210">
              <text:list-item>
                <text:p text:style-name="P630"><text:span text:style-name="Source_20_Text">record</text:span> Pascal dapat dipetakan ke <text:span text:style-name="Source_20_Text">struct</text:span> C jika: </text:p>
                <text:list>
                  <text:list-item>
                    <text:p text:style-name="P630">Semua tipe field di dalamnya dapat dipetakan dengan benar. </text:p>
                  </text:list-item>
                  <text:list-item>
                    <text:p text:style-name="P630"><text:span text:style-name="Strong_20_Emphasis">Layout memori (urutan, alignment, padding) cocok.</text:span> </text:p>
                  </text:list-item>
                </text:list>
              </text:list-item>
              <text:list-item>
                <text:p text:style-name="P630"><text:span text:style-name="Strong_20_Emphasis">Perataan (Alignment) dan Padding:</text:span> Kompiler C dan Pascal mungkin menyisipkan byte tambahan (padding) di antara field untuk memastikan field tertentu dimulai pada alamat memori yang merupakan kelipatan ukuran alaminya (alignment) demi performa CPU. Aturan default alignment ini bisa berbeda. </text:p>
              </text:list-item>
              <text:list-item>
                <text:p text:style-name="P367"><text:span text:style-name="Strong_20_Emphasis">Solusi:</text:span> Untuk memastikan layout cocok (terutama saat interfacing C), seringkali Anda perlu menggunakan <text:span text:style-name="Source_20_Text">packed record</text:span> di Pascal (yang memberitahu kompiler untuk tidak menambahkan padding) atau direktif kompiler seperti <text:span text:style-name="Source_20_Text">{$PACKRECORDS N}</text:span> atau <text:span text:style-name="Source_20_Text">{$ALIGN N}</text:span> untuk mengontrol alignment secara eksplisit agar sesuai dengan definisi <text:span text:style-name="Source_20_Text">struct</text:span> C. <text:span text:style-name="Strong_20_Emphasis">Periksa dokumentasi C atau gunakan </text:span><text:span text:style-name="Strong_20_Emphasis"><text:span text:style-name="Source_20_Text">SizeOf</text:span></text:span><text:span text:style-name="Strong_20_Emphasis"> untuk memverifikasi.</text:span> </text:p>
              </text:list-item>
            </text:list>
            <text:p text:style-name="Text_20_body"><text:span text:style-name="Strong_20_Emphasis">8. Array Statis:</text:span></text:p>
            <text:list xml:id="list4786441183454365810" text:style-name="L211">
              <text:list-item>
                <text:p text:style-name="P631"><text:span text:style-name="Source_20_Text">array[Low..High] of TipePascal</text:span> dapat dipetakan ke array C (<text:span text:style-name="Source_20_Text">TipeC[Size]</text:span>) jika <text:span text:style-name="Source_20_Text">TipePascal</text:span> dapat dipetakan ke <text:span text:style-name="Source_20_Text">TipeC</text:span>. </text:p>
              </text:list-item>
              <text:list-item>
                <text:p text:style-name="P368">Saat meneruskan array Pascal ke fungsi C yang mengharapkan array atau <text:soft-page-break/>pointer, Anda biasanya meneruskan <text:span text:style-name="Strong_20_Emphasis">pointer ke elemen pertama</text:span>: <text:span text:style-name="Source_20_Text">@NamaArray[Low(NamaArray)]</text:span>. Fungsi C seringkali juga memerlukan parameter terpisah untuk <text:span text:style-name="Strong_20_Emphasis">ukuran array</text:span>. </text:p>
              </text:list-item>
            </text:list>
            <text:p text:style-name="Text_20_body"><text:span text:style-name="Strong_20_Emphasis">Unit Helper (</text:span><text:span text:style-name="Strong_20_Emphasis"><text:span text:style-name="Source_20_Text">ctypes</text:span></text:span><text:span text:style-name="Strong_20_Emphasis">, dll.):</text:span></text:p>
            <text:p text:style-name="Text_20_body">Untuk mempermudah deklarasi tipe C standar secara portabel, FPC menyediakan unit seperti <text:span text:style-name="Source_20_Text">ctypes</text:span> (mendefinisikan <text:span text:style-name="Source_20_Text">cint</text:span>, <text:span text:style-name="Source_20_Text">cchar</text:span>, <text:span text:style-name="Source_20_Text">cfloat</text:span>, <text:span text:style-name="Source_20_Text">cdouble</text:span>, <text:span text:style-name="Source_20_Text">size_t</text:span>, <text:span text:style-name="Source_20_Text">ptrdiff_t</text:span>, dll.) dan <text:span text:style-name="Source_20_Text">clocale</text:span>. Unit <text:span text:style-name="Source_20_Text">Windows</text:span> menyediakan definisi untuk semua tipe WinAPI. Menggunakan tipe dari unit-unit ini lebih disarankan daripada menebak padanan tipe dasar.</text:p>
            <text:p text:style-name="Text_20_body"><text:span text:style-name="Strong_20_Emphasis">Kesimpulan:</text:span></text:p>
            <text:p text:style-name="Text_20_body">Pemetaan tipe data adalah langkah krusial dan rawan kesalahan dalam interfacing. <text:span text:style-name="Strong_20_Emphasis">Selalu, selalu, selalu merujuk pada dokumentasi library C atau API yang Anda panggil</text:span> untuk mengetahui definisi tipe data yang tepat, ukuran yang diharapkan, layout struct, dan konvensi penanganan string. Gunakan tipe data Pascal dengan ukuran tetap atau tipe alias dari unit helper (<text:span text:style-name="Source_20_Text">ctypes</text:span>, <text:span text:style-name="Source_20_Text">Windows</text:span>) bila memungkinkan, dan berhati-hatilah terutama dengan string, boolean, dan record/struct.</text:p>
          </text:section>
          <text:section text:style-name="Sect1" text:name="feedback-form-102">
            <text:p text:style-name="P443"/>
          </text:section>
        </text:section>
        <text:section text:style-name="Sect1" text:name="bf311db9fc4f3fc0">
          <text:p text:style-name="Text_20_body"/>
          <text:section text:style-name="Sect1" text:name="user-query-content-103">
            <text:p text:style-name="P705">yax </text:p>
          </text:section>
          <text:p text:style-name="P443">Tampilkan alur berpikir</text:p>
          <text:section text:style-name="Sect2" text:name="model-response-message-contentr_bf311db9fc4f3fc0">
            <text:p text:style-name="Text_20_body">Baik, saya akan melanjutkan dengan jawaban untuk prompt <text:span text:style-name="Strong_20_Emphasis">Sub-bab 14.5: Contoh Praktis Interfacing</text:span>.</text:p>
            <text:p text:style-name="Horizontal_20_Line"/>
            <text:p text:style-name="Text_20_body"><text:span text:style-name="Strong_20_Emphasis">(Jawaban untuk Prompt Sub-bab 14.5)</text:span></text:p>
            <text:h text:style-name="Heading_20_3" text:outline-level="3">14.5 Contoh Praktis Interfacing</text:h>
            <text:p text:style-name="Text_20_body">Teori tentang direktif <text:span text:style-name="Source_20_Text">external</text:span>, konvensi pemanggilan, dan pemetaan tipe data menjadi lebih konkret dengan melihat contoh nyata. Berikut adalah dua contoh yang mengilustrasikan pemanggilan fungsi dari library C standar (yang tersedia di banyak platform) dan Windows API.</text:p>
            <text:p text:style-name="Text_20_body"><text:span text:style-name="Strong_20_Emphasis">Contoh 1: Memanggil </text:span><text:span text:style-name="Strong_20_Emphasis"><text:span text:style-name="Source_20_Text">strlen</text:span></text:span><text:span text:style-name="Strong_20_Emphasis"> (Multi-Platform)</text:span></text:p>
            <text:p text:style-name="Text_20_body">Fungsi <text:span text:style-name="Source_20_Text">strlen</text:span> dari library C standar menghitung panjang sebuah string null-terminated (tidak termasuk null terminatornya). Ini adalah contoh bagus untuk interfacing sederhana yang melibatkan <text:span text:style-name="Source_20_Text">PChar</text:span>.</text:p>
            <text:p text:style-name="Text_20_body">Delphi</text:p>
            <text:p text:style-name="Preformatted_20_Text"><text:span text:style-name="Source_20_Text">program TestStrlen;</text:span></text:p>
            <text:p text:style-name="Preformatted_20_Text"><text:span text:style-name="Source_20_Text">uses</text:span></text:p>
            <text:p text:style-name="Preformatted_20_Text"><text:span text:style-name="Source_20_Text"><text:s text:c="2"/>SysUtils; // Diperlukan untuk WriteLn, AnsiString, dll.</text:span></text:p>
            <text:p text:style-name="Preformatted_20_Text"><text:soft-page-break/></text:p>
            <text:p text:style-name="Preformatted_20_Text"><text:span text:style-name="Source_20_Text">// Tentukan nama library C standar per platform menggunakan direktif kondisional</text:span></text:p>
            <text:p text:style-name="Preformatted_20_Text"><text:span text:style-name="Source_20_Text">{$IFDEF UNIX}</text:span></text:p>
            <text:p text:style-name="Preformatted_20_Text"><text:span text:style-name="Source_20_Text">const</text:span></text:p>
            <text:p text:style-name="Preformatted_20_Text"><text:span text:style-name="Source_20_Text"><text:s text:c="2"/>libc = 'c'; // Di Linux/macOS, 'c' biasanya ditautkan ke implementasi libc standar</text:span></text:p>
            <text:p text:style-name="Preformatted_20_Text"><text:span text:style-name="Source_20_Text">{$ENDIF}</text:span></text:p>
            <text:p text:style-name="Preformatted_20_Text"><text:span text:style-name="Source_20_Text">{$IFDEF WINDOWS}</text:span></text:p>
            <text:p text:style-name="Preformatted_20_Text"><text:span text:style-name="Source_20_Text">const</text:span></text:p>
            <text:p text:style-name="Preformatted_20_Text"><text:span text:style-name="Source_20_Text"><text:s text:c="2"/>libc = 'msvcrt.dll'; // Menggunakan Microsoft Visual C++ Runtime Library di Windows</text:span></text:p>
            <text:p text:style-name="Preformatted_20_Text"><text:span text:style-name="Source_20_Text">{$ENDIF}</text:span></text:p>
            <text:p text:style-name="Preformatted_20_Text"/>
            <text:p text:style-name="Preformatted_20_Text"><text:span text:style-name="Source_20_Text">// Deklarasi eksternal untuk fungsi strlen C</text:span></text:p>
            <text:p text:style-name="Preformatted_20_Text"><text:span text:style-name="Source_20_Text">// - Menerima 'const char *' -&gt; PChar di Pascal</text:span></text:p>
            <text:p text:style-name="Preformatted_20_Text"><text:span text:style-name="Source_20_Text">// - Mengembalikan 'size_t' -&gt; PtrUInt adalah tipe FPC yang aman untuk size_t (unsigned, ukuran sesuai pointer)</text:span></text:p>
            <text:p text:style-name="Preformatted_20_Text"><text:span text:style-name="Source_20_Text">// - Konvensi C standar -&gt; cdecl</text:span></text:p>
            <text:p text:style-name="Preformatted_20_Text"><text:span text:style-name="Source_20_Text">// - Nama fungsi di C adalah 'strlen'</text:span></text:p>
            <text:p text:style-name="Preformatted_20_Text"><text:span text:style-name="Source_20_Text">function strlen(s: PChar): PtrUInt; cdecl; external libc name 'strlen';</text:span></text:p>
            <text:p text:style-name="Preformatted_20_Text"/>
            <text:p text:style-name="Preformatted_20_Text"><text:span text:style-name="Source_20_Text">var</text:span></text:p>
            <text:p text:style-name="Preformatted_20_Text"><text:span text:style-name="Source_20_Text"><text:s text:c="2"/>MyString: AnsiString; // Gunakan AnsiString untuk PChar</text:span></text:p>
            <text:p text:style-name="Preformatted_20_Text"><text:span text:style-name="Source_20_Text"><text:s text:c="2"/>PLength: PtrUInt;</text:span></text:p>
            <text:p text:style-name="Preformatted_20_Text"><text:span text:style-name="Source_20_Text"><text:s text:c="2"/>PC: PChar;</text:span></text:p>
            <text:p text:style-name="Preformatted_20_Text"><text:span text:style-name="Source_20_Text">begin</text:span></text:p>
            <text:p text:style-name="Preformatted_20_Text"><text:span text:style-name="Source_20_Text"><text:s text:c="2"/>MyString := 'Belajar Interfacing!'; // Panjang string ini adalah 19 karakter</text:span></text:p>
            <text:p text:style-name="Preformatted_20_Text"/>
            <text:p text:style-name="Preformatted_20_Text"><text:span text:style-name="Source_20_Text"><text:s text:c="2"/>WriteLn('String Asli <text:s text:c="2"/>: "', MyString, '"');</text:span></text:p>
            <text:p text:style-name="Preformatted_20_Text"/>
            <text:p text:style-name="Preformatted_20_Text"><text:span text:style-name="Source_20_Text"><text:s text:c="2"/>// Persiapan Parameter: Dapatkan PChar dari AnsiString</text:span></text:p>
            <text:p text:style-name="Preformatted_20_Text"><text:span text:style-name="Source_20_Text"><text:s text:c="2"/>// FPC seringkali bisa melakukan ini secara implisit untuk const PChar,</text:span></text:p>
            <text:p text:style-name="Preformatted_20_Text"><text:span text:style-name="Source_20_Text"><text:s text:c="2"/>// tetapi eksplisit lebih jelas:</text:span></text:p>
            <text:p text:style-name="Preformatted_20_Text"><text:span text:style-name="Source_20_Text"><text:s text:c="2"/>PC := PChar(MyString);</text:span></text:p>
            <text:p text:style-name="Preformatted_20_Text"/>
            <text:p text:style-name="Preformatted_20_Text"><text:span text:style-name="Source_20_Text"><text:s text:c="2"/>// Pemanggilan Fungsi Eksternal: Panggil strlen dengan PChar</text:span></text:p>
            <text:p text:style-name="Preformatted_20_Text"><text:span text:style-name="Source_20_Text"><text:s text:c="2"/>PLength := strlen(PC);</text:span></text:p>
            <text:p text:style-name="Preformatted_20_Text"/>
            <text:p text:style-name="Preformatted_20_Text"><text:span text:style-name="Source_20_Text"><text:s text:c="2"/>// Penanganan Hasil: Tampilkan panjang yang dikembalikan</text:span></text:p>
            <text:p text:style-name="Preformatted_20_Text"><text:span text:style-name="Source_20_Text"><text:s text:c="2"/>WriteLn('Panjang (strlen): ', PLength); // Output seharusnya: 19</text:span></text:p>
            <text:p text:style-name="P77"><text:span text:style-name="Source_20_Text">end.</text:span></text:p>
            <text:list xml:id="list2443711938776094121" text:style-name="L212">
              <text:list-item>
                <text:p text:style-name="P632"><text:span text:style-name="Strong_20_Emphasis">Penjelasan:</text:span> </text:p>
                <text:list>
                  <text:list-item>
                    <text:p text:style-name="P632"><text:span text:style-name="Source_20_Text">{$IFDEF ...}</text:span>: Memastikan konstanta <text:span text:style-name="Source_20_Text">libc</text:span> berisi nama library C yang benar untuk platform kompilasi (Unix-like atau Windows). </text:p>
                  </text:list-item>
                  <text:list-item>
                    <text:p text:style-name="P632"><text:span text:style-name="Source_20_Text">function strlen...</text:span>: Mendeklarasikan fungsi <text:span text:style-name="Source_20_Text">strlen</text:span> versi Pascal. Tipe input <text:span text:style-name="Source_20_Text">PChar</text:span> cocok dengan <text:span text:style-name="Source_20_Text">const char*</text:span> C. Tipe hasil <text:span text:style-name="Source_20_Text">PtrUInt</text:span> cocok dengan <text:span text:style-name="Source_20_Text">size_t</text:span> (ukuran unsigned integer yang <text:soft-page-break/>sesuai dengan arsitektur pointer). <text:span text:style-name="Source_20_Text">cdecl</text:span> adalah konvensi C standar. <text:span text:style-name="Source_20_Text">external libc name 'strlen'</text:span> menunjuk ke library dan nama fungsi yang benar. </text:p>
                  </text:list-item>
                  <text:list-item>
                    <text:p text:style-name="P632"><text:span text:style-name="Source_20_Text">PC := PChar(MyString);</text:span>: Mengkonversi <text:span text:style-name="Source_20_Text">AnsiString</text:span> ke <text:span text:style-name="Source_20_Text">PChar</text:span> yang dibutuhkan oleh <text:span text:style-name="Source_20_Text">strlen</text:span>. Penting diingat pointer <text:span text:style-name="Source_20_Text">PC</text:span> ini hanya valid selama <text:span text:style-name="Source_20_Text">MyString</text:span> ada. </text:p>
                  </text:list-item>
                  <text:list-item>
                    <text:p text:style-name="P632"><text:span text:style-name="Source_20_Text">PLength := strlen(PC);</text:span>: Memanggil fungsi C eksternal. </text:p>
                  </text:list-item>
                  <text:list-item>
                    <text:p text:style-name="P369">Hasilnya (<text:span text:style-name="Source_20_Text">PLength</text:span>) kemudian dicetak. </text:p>
                  </text:list-item>
                </text:list>
              </text:list-item>
            </text:list>
            <text:p text:style-name="Text_20_body"><text:span text:style-name="Strong_20_Emphasis">Contoh 2: Memanggil </text:span><text:span text:style-name="Strong_20_Emphasis"><text:span text:style-name="Source_20_Text">MessageBoxW</text:span></text:span><text:span text:style-name="Strong_20_Emphasis"> (Khusus Windows)</text:span></text:p>
            <text:p text:style-name="Text_20_body">Fungsi <text:span text:style-name="Source_20_Text">MessageBoxW</text:span> dari Windows API menampilkan kotak pesan popup sederhana. Ini contoh bagus untuk <text:span text:style-name="Source_20_Text">stdcall</text:span>, <text:span text:style-name="Source_20_Text">PWideChar</text:span> (string Unicode), dan penggunaan tipe/konstanta dari unit <text:span text:style-name="Source_20_Text">Windows</text:span>.</text:p>
            <text:p text:style-name="Text_20_body">Delphi</text:p>
            <text:p text:style-name="Preformatted_20_Text"><text:span text:style-name="Source_20_Text">program TestWinAPI;</text:span></text:p>
            <text:p text:style-name="Preformatted_20_Text"/>
            <text:p text:style-name="Preformatted_20_Text"><text:span text:style-name="Source_20_Text">{$IFDEF WINDOWS} // Kode ini hanya akan dikompilasi di Windows</text:span></text:p>
            <text:p text:style-name="Preformatted_20_Text"/>
            <text:p text:style-name="Preformatted_20_Text"><text:span text:style-name="Source_20_Text">// WAJIB: Unit Windows berisi definisi tipe (HWND, PWideChar, UINT, BOOL, dll.)</text:span></text:p>
            <text:p text:style-name="Preformatted_20_Text"><text:span text:style-name="Source_20_Text">// dan konstanta (MB_OK, MB_ICONINFORMATION, IDOK, dll.) yang diperlukan WinAPI</text:span></text:p>
            <text:p text:style-name="Preformatted_20_Text"><text:span text:style-name="Source_20_Text">uses</text:span></text:p>
            <text:p text:style-name="Preformatted_20_Text"><text:span text:style-name="Source_20_Text"><text:s text:c="2"/>Windows;</text:span></text:p>
            <text:p text:style-name="Preformatted_20_Text"/>
            <text:p text:style-name="Preformatted_20_Text"><text:span text:style-name="Source_20_Text">// Deklarasi eksternal untuk MessageBoxW (versi Unicode)</text:span></text:p>
            <text:p text:style-name="Preformatted_20_Text"><text:span text:style-name="Source_20_Text">// Perhatikan tipe parameter dari dokumentasi WinAPI:</text:span></text:p>
            <text:p text:style-name="Preformatted_20_Text"><text:span text:style-name="Source_20_Text">// HWND <text:s text:c="5"/>-&gt; HWND (handle window, 0 untuk tanpa pemilik)</text:span></text:p>
            <text:p text:style-name="Preformatted_20_Text"><text:span text:style-name="Source_20_Text">// LPCWSTR <text:s text:c="2"/>-&gt; PWideChar (pointer ke const wide char)</text:span></text:p>
            <text:p text:style-name="Preformatted_20_Text"><text:span text:style-name="Source_20_Text">// LPCWSTR <text:s text:c="2"/>-&gt; PWideChar</text:span></text:p>
            <text:p text:style-name="Preformatted_20_Text"><text:span text:style-name="Source_20_Text">// UINT <text:s text:c="5"/>-&gt; UINT</text:span></text:p>
            <text:p text:style-name="Preformatted_20_Text"><text:span text:style-name="Source_20_Text">// Mengembalikan int -&gt; Integer</text:span></text:p>
            <text:p text:style-name="Preformatted_20_Text"><text:span text:style-name="Source_20_Text">// Konvensi pemanggilan -&gt; stdcall</text:span></text:p>
            <text:p text:style-name="Preformatted_20_Text"><text:span text:style-name="Source_20_Text">// Library -&gt; user32.dll</text:span></text:p>
            <text:p text:style-name="Preformatted_20_Text"><text:span text:style-name="Source_20_Text">// Nama fungsi -&gt; MessageBoxW</text:span></text:p>
            <text:p text:style-name="Preformatted_20_Text"><text:span text:style-name="Source_20_Text">function MessageBoxW(hWnd: HWND; lpText: PWideChar; lpCaption: PWideChar; uType: UINT): Integer; stdcall; external 'user32.dll' name 'MessageBoxW';</text:span></text:p>
            <text:p text:style-name="Preformatted_20_Text"/>
            <text:p text:style-name="Preformatted_20_Text"><text:span text:style-name="Source_20_Text">var</text:span></text:p>
            <text:p text:style-name="Preformatted_20_Text"><text:span text:style-name="Source_20_Text"><text:s text:c="2"/>PopupCaption, PopupText: UnicodeString; // Gunakan UnicodeString untuk PWideChar</text:span></text:p>
            <text:p text:style-name="Preformatted_20_Text"><text:span text:style-name="Source_20_Text"><text:s text:c="2"/>ResultCode: Integer;</text:span></text:p>
            <text:p text:style-name="Preformatted_20_Text"><text:span text:style-name="Source_20_Text">begin</text:span></text:p>
            <text:p text:style-name="Preformatted_20_Text"><text:span text:style-name="Source_20_Text"><text:s text:c="2"/>PopupCaption := 'Informasi Interfacing FPC';</text:span></text:p>
            <text:p text:style-name="Preformatted_20_Text"><text:span text:style-name="Source_20_Text"><text:s text:c="2"/>PopupText := 'Halo dari Free Pascal!' + #13#10 + // #13#10 = Enter (CRLF)</text:span></text:p>
            <text:p text:style-name="Preformatted_20_Text"><text:span text:style-name="Source_20_Text"><text:s text:c="15"/>'Ini adalah panggilan ke Windows API (MessageBoxW).';</text:span></text:p>
            <text:p text:style-name="Preformatted_20_Text"/>
            <text:p text:style-name="Preformatted_20_Text"><text:span text:style-name="Source_20_Text"><text:s text:c="2"/>// Pemanggilan Fungsi Eksternal:</text:span></text:p>
            <text:p text:style-name="Preformatted_20_Text"><text:soft-page-break/><text:span text:style-name="Source_20_Text"><text:s text:c="2"/>// - hWnd=0: Tidak ada jendela pemilik.</text:span></text:p>
            <text:p text:style-name="Preformatted_20_Text"><text:span text:style-name="Source_20_Text"><text:s text:c="2"/>// - Konversi UnicodeString ke PWideChar saat pemanggilan.</text:span></text:p>
            <text:p text:style-name="Preformatted_20_Text"><text:span text:style-name="Source_20_Text"><text:s text:c="2"/>// - uType: Kombinasikan flag (misal, tombol OK dan ikon Informasi).</text:span></text:p>
            <text:p text:style-name="Preformatted_20_Text"><text:span text:style-name="Source_20_Text"><text:s text:c="2"/>ResultCode := MessageBoxW(0, PWideChar(PopupText), PWideChar(PopupCaption), MB_OK or MB_ICONINFORMATION);</text:span></text:p>
            <text:p text:style-name="Preformatted_20_Text"/>
            <text:p text:style-name="Preformatted_20_Text"><text:span text:style-name="Source_20_Text"><text:s text:c="2"/>// Penanganan Hasil: MessageBox mengembalikan ID tombol yang diklik</text:span></text:p>
            <text:p text:style-name="Preformatted_20_Text"><text:span text:style-name="Source_20_Text"><text:s text:c="2"/>WriteLn('MessageBoxW mengembalikan kode tombol: ', ResultCode);</text:span></text:p>
            <text:p text:style-name="Preformatted_20_Text"><text:span text:style-name="Source_20_Text"><text:s text:c="2"/>if ResultCode = IDOK then // IDOK adalah konstanta dari unit Windows</text:span></text:p>
            <text:p text:style-name="Preformatted_20_Text"><text:span text:style-name="Source_20_Text"><text:s text:c="5"/>WriteLn('Pengguna mengklik tombol OK.')</text:span></text:p>
            <text:p text:style-name="Preformatted_20_Text"><text:span text:style-name="Source_20_Text"><text:s text:c="2"/>else</text:span></text:p>
            <text:p text:style-name="Preformatted_20_Text"><text:span text:style-name="Source_20_Text"><text:s text:c="5"/>WriteLn('Pengguna mengklik tombol lain atau menutup dialog.');</text:span></text:p>
            <text:p text:style-name="Preformatted_20_Text"/>
            <text:p text:style-name="Preformatted_20_Text"><text:span text:style-name="Source_20_Text">end.</text:span></text:p>
            <text:p text:style-name="Preformatted_20_Text"/>
            <text:p text:style-name="Preformatted_20_Text"><text:span text:style-name="Source_20_Text">{$ELSE} // Bagian untuk platform non-Windows</text:span></text:p>
            <text:p text:style-name="Preformatted_20_Text"/>
            <text:p text:style-name="Preformatted_20_Text"><text:span text:style-name="Source_20_Text">begin</text:span></text:p>
            <text:p text:style-name="Preformatted_20_Text"><text:span text:style-name="Source_20_Text"><text:s text:c="2"/>WriteLn('Contoh ini dirancang khusus untuk dijalankan di sistem operasi Windows.');</text:span></text:p>
            <text:p text:style-name="Preformatted_20_Text"><text:span text:style-name="Source_20_Text"><text:s text:c="2"/>Halt(1); // Keluar dari program jika bukan Windows</text:span></text:p>
            <text:p text:style-name="Preformatted_20_Text"><text:span text:style-name="Source_20_Text">end.</text:span></text:p>
            <text:p text:style-name="Preformatted_20_Text"/>
            <text:p text:style-name="P77"><text:span text:style-name="Source_20_Text">{$ENDIF}</text:span></text:p>
            <text:list xml:id="list471063207079622685" text:style-name="L213">
              <text:list-item>
                <text:p text:style-name="P633"><text:span text:style-name="Strong_20_Emphasis">Penjelasan:</text:span> </text:p>
                <text:list>
                  <text:list-item>
                    <text:p text:style-name="P633"><text:span text:style-name="Source_20_Text">{$IFDEF WINDOWS}</text:span>: Memastikan bagian inti hanya dikompilasi untuk Windows. </text:p>
                  </text:list-item>
                  <text:list-item>
                    <text:p text:style-name="P633"><text:span text:style-name="Source_20_Text">uses Windows;</text:span>: Sangat penting, menyediakan akses ke definisi tipe (<text:span text:style-name="Source_20_Text">HWND</text:span>, <text:span text:style-name="Source_20_Text">PWideChar</text:span>, <text:span text:style-name="Source_20_Text">UINT</text:span>, <text:span text:style-name="Source_20_Text">BOOL</text:span>) dan konstanta (<text:span text:style-name="Source_20_Text">MB_OK</text:span>, <text:span text:style-name="Source_20_Text">MB_ICONINFORMATION</text:span>, <text:span text:style-name="Source_20_Text">IDOK</text:span>) yang dibutuhkan oleh Windows API. </text:p>
                  </text:list-item>
                  <text:list-item>
                    <text:p text:style-name="P633"><text:span text:style-name="Source_20_Text">function MessageBoxW...</text:span>: Deklarasi <text:span text:style-name="Source_20_Text">external</text:span> mencerminkan definisi API: parameter menggunakan tipe dari unit <text:span text:style-name="Source_20_Text">Windows</text:span>, konvensi <text:span text:style-name="Source_20_Text">stdcall</text:span> <text:span text:style-name="Strong_20_Emphasis">wajib</text:span> digunakan, library adalah <text:span text:style-name="Source_20_Text">'user32.dll'</text:span>, dan nama fungsi Unicode (<text:span text:style-name="Source_20_Text">'MessageBoxW'</text:span>) ditentukan. </text:p>
                  </text:list-item>
                  <text:list-item>
                    <text:p text:style-name="P633"><text:span text:style-name="Source_20_Text">UnicodeString</text:span>: Digunakan karena kita memanggil versi 'W' (Wide/Unicode) dari API. </text:p>
                  </text:list-item>
                  <text:list-item>
                    <text:p text:style-name="P633"><text:span text:style-name="Source_20_Text">PWideChar(...)</text:span>: Konversi dari <text:span text:style-name="Source_20_Text">UnicodeString</text:span> ke <text:span text:style-name="Source_20_Text">PWideChar</text:span> dilakukan saat pemanggilan. </text:p>
                  </text:list-item>
                  <text:list-item>
                    <text:p text:style-name="P633"><text:span text:style-name="Source_20_Text">MB_OK or MB_ICONINFORMATION</text:span>: Contoh menggabungkan flag konstanta untuk mengontrol tampilan dan tombol messagebox. </text:p>
                  </text:list-item>
                  <text:list-item>
                    <text:p text:style-name="P370"><text:span text:style-name="Source_20_Text">ResultCode</text:span>: Hasil fungsi (tombol yang diklik) ditangkap dan diperiksa menggunakan konstanta <text:span text:style-name="Source_20_Text">IDOK</text:span>. </text:p>
                  </text:list-item>
                </text:list>
              </text:list-item>
            </text:list>
            <text:p text:style-name="Text_20_body"><text:span text:style-name="Strong_20_Emphasis">Kompilasi dan Menjalankan:</text:span></text:p>
            <text:p text:style-name="Text_20_body"><text:soft-page-break/>Simpan kode contoh di atas sebagai file <text:span text:style-name="Source_20_Text">.pas</text:span> (misalnya, <text:span text:style-name="Source_20_Text">teststrlen.pas</text:span> dan <text:span text:style-name="Source_20_Text">testwinapi.pas</text:span>). Anda dapat mengkompilasinya dari command line:</text:p>
            <text:p text:style-name="Text_20_body">Bash</text:p>
            <text:p text:style-name="Preformatted_20_Text"><text:span text:style-name="Source_20_Text">fpc teststrlen.pas</text:span></text:p>
            <text:p text:style-name="P77"><text:span text:style-name="Source_20_Text">fpc testwinapi.pas</text:span></text:p>
            <text:p text:style-name="Text_20_body">Kemudian jalankan executable yang dihasilkan (<text:span text:style-name="Source_20_Text">./teststrlen</text:span> atau <text:span text:style-name="Source_20_Text">teststrlen.exe</text:span>, dan <text:span text:style-name="Source_20_Text">testwinapi.exe</text:span> khusus di Windows).</text:p>
            <text:p text:style-name="Text_20_body">Contoh-contoh ini mengilustrasikan proses dasar interfacing: mendefinisikan deklarasi <text:span text:style-name="Source_20_Text">external</text:span> dengan cermat sesuai dokumentasi API (tipe data, konvensi pemanggilan, nama library, nama fungsi), menyiapkan parameter di sisi Pascal (terutama konversi string), memanggil fungsi eksternal, dan menangani nilai kembaliannya.</text:p>
          </text:section>
          <text:section text:style-name="Sect1" text:name="feedback-form-103">
            <text:p text:style-name="P443"/>
          </text:section>
        </text:section>
        <text:section text:style-name="Sect1" text:name="c01fa201629a6c9a">
          <text:p text:style-name="Text_20_body"/>
          <text:section text:style-name="Sect1" text:name="user-query-content-104">
            <text:p text:style-name="P705">yax </text:p>
          </text:section>
          <text:p text:style-name="P443">Tampilkan alur berpikir</text:p>
          <text:section text:style-name="Sect2" text:name="model-response-message-contentr_c01fa201629a6c9a">
            <text:p text:style-name="Text_20_body">Baik, saya akan melanjutkan dengan jawaban untuk prompt <text:span text:style-name="Strong_20_Emphasis">Pengantar Bab 15</text:span>.</text:p>
            <text:p text:style-name="Horizontal_20_Line"/>
            <text:p text:style-name="Text_20_body"><text:span text:style-name="Strong_20_Emphasis">(Jawaban untuk Prompt Pengantar Bab 15)</text:span></text:p>
            <text:p text:style-name="Text_20_body"><text:span text:style-name="Strong_20_Emphasis">Bab 15: Mengontrol Kompiler: Direktif dan Mode Bahasa</text:span></text:p>
            <text:p text:style-name="Text_20_body">Sejauh ini, kita telah berfokus pada penulisan kode Free Pascal menggunakan sintaks dan fitur bahasa itu sendiri. Namun, proses kompilasi – mengubah kode sumber Anda menjadi program yang dapat dieksekusi – juga dapat dikontrol dan disesuaikan dalam berbagai cara. Free Pascal menyediakan mekanisme yang kuat bagi programmer untuk berinteraksi langsung dengan kompiler dan memengaruhi perilakunya melalui <text:span text:style-name="Strong_20_Emphasis">Direktif Kompiler (Compiler Directives)</text:span> dan pemilihan <text:span text:style-name="Strong_20_Emphasis">Mode Bahasa (Language Modes)</text:span>. Bab 15 ini akan memperkenalkan Anda pada kedua perangkat penting ini.</text:p>
            <text:p text:style-name="Text_20_body"><text:span text:style-name="Strong_20_Emphasis">Direktif Kompiler</text:span>, yang biasanya Anda lihat dalam kode dengan sintaks khas kurung kurawal-dolar (<text:span text:style-name="Source_20_Text">{$...}</text:span>) atau bintang-kurung-dolar (<text:span text:style-name="Source_20_Text">(*$...*)</text:span>), adalah instruksi khusus yang disisipkan langsung ke dalam kode sumber Anda. Mereka berfungsi mirip dengan <text:span text:style-name="Emphasis">preprocessor directives</text:span> di C/C++ (seperti <text:span text:style-name="Source_20_Text">#ifdef</text:span> atau <text:span text:style-name="Source_20_Text">#pragma</text:span>), memungkinkan Anda untuk "berbicara" langsung kepada kompiler FPC saat ia memproses kode Anda. Direktif ini memiliki berbagai kegunaan krusial, di antaranya:</text:p>
            <text:list xml:id="list3456978255504134876" text:style-name="L214">
              <text:list-item>
                <text:p text:style-name="P634"><text:span text:style-name="Strong_20_Emphasis">Kompilasi Kondisional:</text:span> Mengaktifkan atau menonaktifkan bagian kode tertentu berdasarkan kondisi yang dievaluasi saat kompilasi (misalnya, target sistem operasi, arsitektur CPU, atau definisi simbol kustom), memungkinkan pembuatan kode yang portabel atau build yang berbeda (Debug vs. Release). </text:p>
              </text:list-item>
              <text:list-item>
                <text:p text:style-name="P634"><text:span text:style-name="Strong_20_Emphasis">Mengontrol Switch Kompiler:</text:span> Mengaktifkan atau menonaktifkan fitur atau pemeriksaan kompiler secara lokal untuk bagian kode tertentu (misalnya, <text:soft-page-break/>mengaktifkan/menonaktifkan pemeriksaan jangkauan <text:span text:style-name="Source_20_Text">{$R+/-}</text:span>, pemeriksaan overflow <text:span text:style-name="Source_20_Text">{$Q+/-}</text:span>, atau generasi informasi RTTI <text:span text:style-name="Source_20_Text">{$M+/-}</text:span>). </text:p>
              </text:list-item>
              <text:list-item>
                <text:p text:style-name="P371"><text:span text:style-name="Strong_20_Emphasis">Manajemen Pesan:</text:span> Mengontrol pesan yang dikeluarkan kompiler atau menyisipkan pesan kustom (hints, warnings, errors) ke dalam output kompilasi. </text:p>
              </text:list-item>
            </text:list>
            <text:p text:style-name="Text_20_body">Selain direktif individual, FPC memiliki fitur fundamental yaitu <text:span text:style-name="Strong_20_Emphasis">Mode Bahasa</text:span>, yang biasanya diatur di awal file menggunakan direktif <text:span text:style-name="Source_20_Text">{$MODE ...}</text:span>. Fitur ini memungkinkan kompiler FPC yang sangat fleksibel untuk <text:span text:style-name="Strong_20_Emphasis">mengemulasi berbagai dialek bahasa Pascal</text:span> atau <text:span text:style-name="Strong_20_Emphasis">mengaktifkan set fitur tertentu</text:span>. Ini sangat penting untuk menjaga <text:span text:style-name="Strong_20_Emphasis">kompatibilitas</text:span> dengan basis kode besar yang mungkin ditulis untuk kompiler lain (terutama Borland Delphi dan Turbo Pascal) atau untuk secara eksplisit mengaktifkan fitur Object Pascal modern (<text:span text:style-name="Source_20_Text">{$MODE OBJFPC}</text:span>). Memilih mode yang tepat dapat memengaruhi sintaks yang tersedia, perilaku default kompiler, dan kompatibilitas dengan pustaka.</text:p>
            <text:p text:style-name="Text_20_body">Memahami cara menggunakan direktif kompiler dan mode bahasa secara efektif adalah kunci untuk menulis kode FPC yang portabel, kompatibel, efisien, dan dapat dikelola, terutama saat bekerja pada proyek yang kompleks atau menargetkan berbagai platform. Bab ini akan membekali Anda dengan pengetahuan untuk mengendalikan proses kompilasi FPC secara lebih presisi sesuai kebutuhan Anda.</text:p>
          </text:section>
          <text:section text:style-name="Sect1" text:name="feedback-form-104">
            <text:p text:style-name="P443"/>
          </text:section>
        </text:section>
        <text:section text:style-name="Sect1" text:name="7b80d79b6d58d3cf">
          <text:p text:style-name="Text_20_body"/>
          <text:section text:style-name="Sect1" text:name="user-query-content-105">
            <text:p text:style-name="P705">yax </text:p>
          </text:section>
          <text:p text:style-name="P443">Tampilkan alur berpikir</text:p>
          <text:section text:style-name="Sect2" text:name="model-response-message-contentr_7b80d79b6d58d3cf">
            <text:p text:style-name="Text_20_body">Baik, saya akan melanjutkan dengan jawaban untuk prompt <text:span text:style-name="Strong_20_Emphasis">Sub-bab 15.1: Pengenalan Direktif Kompiler (</text:span><text:span text:style-name="Strong_20_Emphasis"><text:span text:style-name="Source_20_Text">{$...}</text:span></text:span><text:span text:style-name="Strong_20_Emphasis"> / </text:span><text:span text:style-name="Strong_20_Emphasis"><text:span text:style-name="Source_20_Text">(*$...*)</text:span></text:span><text:span text:style-name="Strong_20_Emphasis">)</text:span>.</text:p>
            <text:p text:style-name="Horizontal_20_Line"/>
            <text:p text:style-name="Text_20_body"><text:span text:style-name="Strong_20_Emphasis">(Jawaban untuk Prompt Sub-bab 15.1)</text:span></text:p>
            <text:h text:style-name="Heading_20_3" text:outline-level="3">15.1 Pengenalan Direktif Kompiler: Memberi Instruksi pada FPC (<text:span text:style-name="Source_20_Text">{$...}</text:span> / <text:span text:style-name="Source_20_Text">(*$...*)</text:span>)</text:h>
            <text:p text:style-name="Text_20_body">Selain pernyataan dan deklarasi bahasa Pascal standar, Free Pascal (seperti banyak kompiler Pascal lainnya) mendukung <text:span text:style-name="Strong_20_Emphasis">Direktif Kompiler</text:span>. Ini adalah instruksi khusus yang disematkan langsung di dalam kode sumber Anda, yang tidak dieksekusi saat runtime, melainkan memberikan perintah atau informasi kepada <text:span text:style-name="Emphasis">kompiler FPC itu sendiri</text:span> tentang bagaimana ia harus memproses kode di sekitarnya atau mengontrol fitur kompilasi tertentu. Anda bisa menganggapnya sebagai cara berkomunikasi langsung dengan kompiler dari dalam kode Anda, mirip dengan direktif preprocessor (<text:span text:style-name="Source_20_Text">#...</text:span>) di C/C++.</text:p>
            <text:p text:style-name="Text_20_body"><text:span text:style-name="Strong_20_Emphasis">Sintaks Direktif:</text:span></text:p>
            <text:p text:style-name="Text_20_body">Direktif kompiler di FPC dapat ditulis dalam dua format yang setara:</text:p>
            <text:list xml:id="list7808359241633716203" text:style-name="L215">
              <text:list-item>
                <text:p text:style-name="P635"><text:soft-page-break/><text:span text:style-name="Strong_20_Emphasis">Kurung Kurawal Dolar:</text:span> <text:span text:style-name="Source_20_Text">{$NamaDirektif Parameter}</text:span> </text:p>
              </text:list-item>
              <text:list-item>
                <text:p text:style-name="P372"><text:span text:style-name="Strong_20_Emphasis">Bintang Kurung Dolar:</text:span> <text:span text:style-name="Source_20_Text">(*$NamaDirektif Parameter*)</text:span> </text:p>
              </text:list-item>
            </text:list>
            <text:p text:style-name="Text_20_body">Format kurung kurawal dolar (<text:span text:style-name="Source_20_Text">{$...}</text:span>) jauh lebih umum digunakan dan umumnya lebih mudah dibaca. Parameter direktif bisa berupa:</text:p>
            <text:list xml:id="list13558241143234955" text:style-name="L216">
              <text:list-item>
                <text:p text:style-name="P636"><text:span text:style-name="Strong_20_Emphasis">Switch On/Off:</text:span> Seringkali satu huruf diikuti tanda <text:span text:style-name="Source_20_Text">+</text:span> (aktif) atau <text:span text:style-name="Source_20_Text">-</text:span> (nonaktif). Contoh: <text:span text:style-name="Source_20_Text">{$R+}</text:span> (aktifkan Range Checking), <text:span text:style-name="Source_20_Text">{$I-}</text:span> (nonaktifkan I/O Checking). </text:p>
              </text:list-item>
              <text:list-item>
                <text:p text:style-name="P636"><text:span text:style-name="Strong_20_Emphasis">Nilai:</text:span> Nama direktif diikuti oleh nilai (angka, string, dll.). Contoh: <text:span text:style-name="Source_20_Text">{$ALIGN 4}</text:span>, <text:span text:style-name="Source_20_Text">{$HINTS OFF}</text:span>. </text:p>
              </text:list-item>
              <text:list-item>
                <text:p text:style-name="P373"><text:span text:style-name="Strong_20_Emphasis">Kata Kunci:</text:span> Direktif yang menggunakan kata kunci spesifik. Contoh: <text:span text:style-name="Source_20_Text">{$IFDEF DEBUG}</text:span>, <text:span text:style-name="Source_20_Text">{$DEFINE MySymbol}</text:span>, <text:span text:style-name="Source_20_Text">{$INCLUDE myconfig.inc}</text:span>. </text:p>
              </text:list-item>
            </text:list>
            <text:p text:style-name="Text_20_body"><text:span text:style-name="Strong_20_Emphasis">Kategori dan Contoh Direktif Umum:</text:span></text:p>
            <text:p text:style-name="Text_20_body">Direktif FPC sangat banyak, tetapi beberapa kategori dan contoh yang paling sering digunakan oleh programmer berpengalaman meliputi:</text:p>
            <text:list xml:id="list7452432341457839291" text:style-name="L217">
              <text:list-item>
                <text:p text:style-name="P374"><text:span text:style-name="Strong_20_Emphasis">Direktif Switch (Mengontrol Fitur/Pemeriksaan Lokal):</text:span> Direktif ini biasanya mengaktifkan atau menonaktifkan fitur kompiler atau pemeriksaan runtime untuk bagian kode yang mengikutinya (hingga diubah lagi atau akhir scope).</text:p>
                <text:list>
                  <text:list-item>
                    <text:p text:style-name="P637"><text:span text:style-name="Source_20_Text">{$R+}</text:span> / <text:span text:style-name="Source_20_Text">{$R-}</text:span>: Mengaktifkan/menonaktifkan <text:span text:style-name="Strong_20_Emphasis">Range Checking</text:span> saat runtime. <text:span text:style-name="Source_20_Text">{$R+}</text:span> (sangat disarankan saat development) akan menghasilkan kode yang memeriksa apakah indeks array, string, atau nilai subrange berada dalam batas yang valid; jika tidak, <text:span text:style-name="Source_20_Text">ERangeError</text:span> akan dibangkitkan. <text:span text:style-name="Source_20_Text">{$R-}</text:span> membuat kode sedikit lebih cepat tetapi berisiko error jika terjadi pelanggaran batas. </text:p>
                  </text:list-item>
                  <text:list-item>
                    <text:p text:style-name="P637"><text:span text:style-name="Source_20_Text">{$Q+}</text:span> / <text:span text:style-name="Source_20_Text">{$Q-}</text:span>: Mengaktifkan/menonaktifkan <text:span text:style-name="Strong_20_Emphasis">Overflow Checking</text:span> untuk operasi aritmatika integer saat runtime. <text:span text:style-name="Source_20_Text">{$Q+}</text:span> akan membangkitkan <text:span text:style-name="Source_20_Text">EOverflowError</text:span> jika hasil operasi integer melebihi kapasitas tipe datanya. </text:p>
                  </text:list-item>
                  <text:list-item>
                    <text:p text:style-name="P637"><text:span text:style-name="Source_20_Text">{$I+}</text:span> / <text:span text:style-name="Source_20_Text">{$I-}</text:span>: Mengaktifkan/menonaktifkan <text:span text:style-name="Strong_20_Emphasis">I/O Checking</text:span> otomatis untuk operasi file. Jika <text:span text:style-name="Source_20_Text">{$I-}</text:span> aktif, Anda harus secara manual memeriksa hasil operasi I/O menggunakan fungsi <text:span text:style-name="Source_20_Text">IOResult</text:span> untuk mendeteksi error. <text:span text:style-name="Source_20_Text">{$I+}</text:span> (default) akan otomatis membangkitkan <text:span text:style-name="Source_20_Text">EInOutError</text:span> jika terjadi kesalahan I/O. </text:p>
                  </text:list-item>
                  <text:list-item>
                    <text:p text:style-name="P637"><text:span text:style-name="Source_20_Text">{$H+}</text:span> / <text:span text:style-name="Source_20_Text">{$H-}</text:span>: Mempengaruhi arti kata kunci <text:span text:style-name="Source_20_Text">string</text:span> default. <text:span text:style-name="Source_20_Text">{$H+}</text:span> (umum di mode modern) berarti <text:span text:style-name="Source_20_Text">string</text:span> = <text:span text:style-name="Source_20_Text">AnsiString</text:span> (atau <text:span text:style-name="Source_20_Text">UnicodeString</text:span> tergantung sub-mode). <text:span text:style-name="Source_20_Text">{$H-}</text:span> (mode TP) berarti <text:span text:style-name="Source_20_Text">string</text:span> = <text:span text:style-name="Source_20_Text">ShortString</text:span>. Perilakunya sangat bergantung pada <text:span text:style-name="Source_20_Text">{$MODE}</text:span> yang aktif. </text:p>
                  </text:list-item>
                  <text:list-item>
                    <text:p text:style-name="P637"><text:span text:style-name="Source_20_Text">{$ExtendedSyntax+}</text:span> / <text:span text:style-name="Source_20_Text">{$ExtendedSyntax-}</text:span>: Mengontrol <text:soft-page-break/>beberapa fitur sintaks tambahan, seperti kemampuan PChar untuk dianggap null-terminated secara otomatis oleh beberapa fungsi string RTL. Biasanya <text:span text:style-name="Source_20_Text">{$ExtendedSyntax+}</text:span> aktif. </text:p>
                  </text:list-item>
                  <text:list-item>
                    <text:p text:style-name="P637"><text:span text:style-name="Source_20_Text">{$DEFINE NamaSimbol}</text:span> / <text:span text:style-name="Source_20_Text">{$UNDEF NamaSimbol}</text:span>: Mendefinisikan atau menghapus definisi sebuah <text:span text:style-name="Emphasis">simbol kondisional</text:span> dari dalam kode. Simbol ini kemudian dapat diuji menggunakan <text:span text:style-name="Source_20_Text">{$IFDEF}</text:span> / <text:span text:style-name="Source_20_Text">{$IFNDEF}</text:span>. </text:p>
                  </text:list-item>
                </text:list>
              </text:list-item>
              <text:list-item>
                <text:p text:style-name="P374"><text:span text:style-name="Strong_20_Emphasis">Kompilasi Kondisional:</text:span> Ini adalah salah satu penggunaan direktif yang paling penting untuk menulis kode yang portabel atau memiliki variasi build (misalnya, Debug vs Release). Anda dapat menyertakan atau mengecualikan blok kode dari kompilasi berdasarkan kondisi tertentu.</text:p>
                <text:list>
                  <text:list-item>
                    <text:p text:style-name="P637"><text:span text:style-name="Source_20_Text">{$IFDEF NamaSimbol}</text:span>: Kode berikut dikompilasi hanya jika <text:span text:style-name="Source_20_Text">NamaSimbol</text:span> telah didefinisikan (baik via <text:span text:style-name="Source_20_Text">{$DEFINE}</text:span> atau opsi kompiler <text:span text:style-name="Source_20_Text">-dNamaSimbol</text:span>). </text:p>
                  </text:list-item>
                  <text:list-item>
                    <text:p text:style-name="P637"><text:span text:style-name="Source_20_Text">{$IFNDEF NamaSimbol}</text:span>: Kebalikan dari <text:span text:style-name="Source_20_Text">{$IFDEF}</text:span>. </text:p>
                  </text:list-item>
                  <text:list-item>
                    <text:p text:style-name="P637"><text:span text:style-name="Source_20_Text">{$IF EkspresiKonstan}</text:span>: Kode berikut dikompilasi jika <text:span text:style-name="Source_20_Text">EkspresiKonstan</text:span> (yang dievaluasi saat kompilasi) bernilai True. Ekspresi bisa melibatkan operator <text:span text:style-name="Source_20_Text">AND</text:span>, <text:span text:style-name="Source_20_Text">OR</text:span>, <text:span text:style-name="Source_20_Text">NOT</text:span>, perbandingan, dan simbol pre-defined atau defined. </text:p>
                  </text:list-item>
                  <text:list-item>
                    <text:p text:style-name="P637"><text:span text:style-name="Source_20_Text">{$ELSEIF EkspresiKonstan}</text:span>: Kondisi tambahan jika <text:span text:style-name="Source_20_Text">{$IF}</text:span> atau <text:span text:style-name="Source_20_Text">{$ELSEIF}</text:span> sebelumnya False. </text:p>
                  </text:list-item>
                  <text:list-item>
                    <text:p text:style-name="P637"><text:span text:style-name="Source_20_Text">{$ELSE}</text:span>: Kode yang dikompilasi jika semua kondisi <text:span text:style-name="Source_20_Text">{$IF}</text:span> / <text:span text:style-name="Source_20_Text">{$ELSEIF}</text:span> sebelumnya False. </text:p>
                  </text:list-item>
                  <text:list-item>
                    <text:p text:style-name="P637"><text:span text:style-name="Source_20_Text">{$ENDIF}</text:span>: Menandai akhir dari blok kondisional. </text:p>
                  </text:list-item>
                  <text:list-item>
                    <text:p text:style-name="P637"><text:span text:style-name="Strong_20_Emphasis">Simbol Pre-defined Penting:</text:span> FPC secara otomatis mendefinisikan banyak simbol berguna, antara lain: </text:p>
                    <text:list>
                      <text:list-item>
                        <text:p text:style-name="P637"><text:span text:style-name="Source_20_Text">FPC</text:span>: Selalu terdefinisi jika menggunakan FPC. </text:p>
                      </text:list-item>
                      <text:list-item>
                        <text:p text:style-name="P637"><text:span text:style-name="Source_20_Text">FPC_VERSION</text:span>, <text:span text:style-name="Source_20_Text">FPC_RELEASE</text:span>, <text:span text:style-name="Source_20_Text">FPC_PATCH</text:span>: Versi kompiler. </text:p>
                      </text:list-item>
                      <text:list-item>
                        <text:p text:style-name="P637"><text:span text:style-name="Source_20_Text">VER&lt;XXX&gt;</text:span>: Misal <text:span text:style-name="Source_20_Text">VER322</text:span> untuk FPC 3.2.2. </text:p>
                      </text:list-item>
                      <text:list-item>
                        <text:p text:style-name="P637">Arsitektur CPU: <text:span text:style-name="Source_20_Text">CPU32</text:span>, <text:span text:style-name="Source_20_Text">CPU64</text:span>, <text:span text:style-name="Source_20_Text">I386</text:span>, <text:span text:style-name="Source_20_Text">X86_64</text:span>, <text:span text:style-name="Source_20_Text">ARM</text:span>, <text:span text:style-name="Source_20_Text">AARCH64</text:span>, dll. </text:p>
                      </text:list-item>
                      <text:list-item>
                        <text:p text:style-name="P637">Sistem Operasi: <text:span text:style-name="Source_20_Text">WINDOWS</text:span>, <text:span text:style-name="Source_20_Text">LINUX</text:span>, <text:span text:style-name="Source_20_Text">MACOS</text:span> (untuk macOS modern via Cocoa), <text:span text:style-name="Source_20_Text">DARWIN</text:span> (macOS/iOS kernel), <text:span text:style-name="Source_20_Text">FREEBSD</text:span>, <text:span text:style-name="Source_20_Text">UNIX</text:span> (mencakup Linux, macOS, BSDs). </text:p>
                      </text:list-item>
                    </text:list>
                  </text:list-item>
                  <text:list-item>
                    <text:p text:style-name="P637"><text:span text:style-name="Strong_20_Emphasis">Contoh Multi-Platform:</text:span> </text:p>
                    <text:p text:style-name="P374">Delphi</text:p>
                    <text:p text:style-name="P71"><text:span text:style-name="Source_20_Text">{$IFDEF WINDOWS}</text:span></text:p>
                    <text:p text:style-name="P71"><text:span text:style-name="Source_20_Text"><text:s text:c="2"/>const SeparatorPath = '\';</text:span></text:p>
                    <text:p text:style-name="P71"><text:span text:style-name="Source_20_Text"><text:s text:c="2"/>uses Windows;</text:span></text:p>
                    <text:p text:style-name="P71"><text:span text:style-name="Source_20_Text">{$ELSE UNIX} // Mencakup Linux, macOS, BSD</text:span></text:p>
                    <text:p text:style-name="P71"><text:span text:style-name="Source_20_Text"><text:s text:c="2"/>const SeparatorPath = '/';</text:span></text:p>
                    <text:p text:style-name="P71"><text:soft-page-break/><text:span text:style-name="Source_20_Text"><text:s text:c="2"/>uses BaseUnix; // Atau unit Unix spesifik</text:span></text:p>
                    <text:p text:style-name="P71"><text:span text:style-name="Source_20_Text">{$ELSE}</text:span></text:p>
                    <text:p text:style-name="P71"><text:span text:style-name="Source_20_Text"><text:s text:c="2"/>{$FATAL 'Platform tidak didukung!'}</text:span></text:p>
                    <text:p text:style-name="P71"><text:span text:style-name="Source_20_Text">{$ENDIF}</text:span></text:p>
                    <text:p text:style-name="P71"/>
                    <text:p text:style-name="P71"><text:span text:style-name="Source_20_Text">procedure TampilkanPath;</text:span></text:p>
                    <text:p text:style-name="P71"><text:span text:style-name="Source_20_Text">var Dir: string;</text:span></text:p>
                    <text:p text:style-name="P71"><text:span text:style-name="Source_20_Text">begin</text:span></text:p>
                    <text:p text:style-name="P71"><text:span text:style-name="Source_20_Text">{$IFDEF WINDOWS}</text:span></text:p>
                    <text:p text:style-name="P71"><text:span text:style-name="Source_20_Text"><text:s text:c="2"/>Dir := 'C:' + SeparatorPath + 'Temp';</text:span></text:p>
                    <text:p text:style-name="P71"><text:span text:style-name="Source_20_Text"><text:s text:c="2"/>MessageBox(0, PChar(Dir), 'Path', MB_OK);</text:span></text:p>
                    <text:p text:style-name="P71"><text:span text:style-name="Source_20_Text">{$ELSE UNIX}</text:span></text:p>
                    <text:p text:style-name="P71"><text:span text:style-name="Source_20_Text"><text:s text:c="2"/>Dir := '/tmp';</text:span></text:p>
                    <text:p text:style-name="P71"><text:span text:style-name="Source_20_Text"><text:s text:c="2"/>WriteLn('Path: ', Dir);</text:span></text:p>
                    <text:p text:style-name="P71"><text:span text:style-name="Source_20_Text">{$ENDIF}</text:span></text:p>
                    <text:p text:style-name="P149"><text:span text:style-name="Source_20_Text">end;</text:span></text:p>
                  </text:list-item>
                </text:list>
              </text:list-item>
              <text:list-item>
                <text:p text:style-name="P374"><text:span text:style-name="Strong_20_Emphasis">Direktif Pesan:</text:span> Berguna untuk menampilkan informasi atau menghentikan kompilasi dari dalam kode.</text:p>
                <text:list>
                  <text:list-item>
                    <text:p text:style-name="P637"><text:span text:style-name="Source_20_Text">{$MESSAGE 'Teks Pesan'}</text:span>: Menampilkan pesan informasi saat kompilasi. </text:p>
                  </text:list-item>
                  <text:list-item>
                    <text:p text:style-name="P637"><text:span text:style-name="Source_20_Text">{$HINT 'Teks Petunjuk'}</text:span>: Menampilkan petunjuk. </text:p>
                  </text:list-item>
                  <text:list-item>
                    <text:p text:style-name="P637"><text:span text:style-name="Source_20_Text">{$NOTE 'Teks Catatan'}</text:span>: Menampilkan catatan. </text:p>
                  </text:list-item>
                  <text:list-item>
                    <text:p text:style-name="P637"><text:span text:style-name="Source_20_Text">{$WARNING 'Teks Peringatan'}</text:span>: Menampilkan peringatan (kompilasi lanjut). Berguna menandai kode usang atau potensial masalah. </text:p>
                  </text:list-item>
                  <text:list-item>
                    <text:p text:style-name="P637"><text:span text:style-name="Source_20_Text">{$ERROR 'Teks Error'}</text:span>: Menampilkan pesan error dan <text:span text:style-name="Strong_20_Emphasis">menghentikan kompilasi</text:span> (gagal). </text:p>
                  </text:list-item>
                  <text:list-item>
                    <text:p text:style-name="P637"><text:span text:style-name="Source_20_Text">{$FATAL 'Teks Error Fatal'}</text:span>: Sama seperti <text:span text:style-name="Source_20_Text">{$ERROR}</text:span>. </text:p>
                  </text:list-item>
                </text:list>
              </text:list-item>
              <text:list-item>
                <text:p text:style-name="P374"><text:span text:style-name="Strong_20_Emphasis">Direktif Include:</text:span> Menyertakan konten file teks lain ke dalam titik direktif ini saat kompilasi.</text:p>
                <text:list>
                  <text:list-item>
                    <text:p text:style-name="P637"><text:span text:style-name="Source_20_Text">{$I NamaFile.inc}</text:span> atau <text:span text:style-name="Source_20_Text">{$INCLUDE NamaFile.pas}</text:span>: Berguna untuk membagi deklarasi besar, menyertakan kode ASM, atau konfigurasi bersama. </text:p>
                  </text:list-item>
                </text:list>
              </text:list-item>
              <text:list-item>
                <text:p text:style-name="P374"><text:span text:style-name="Strong_20_Emphasis">Direktif Lain (Singkat):</text:span> Ada banyak direktif lain untuk tujuan spesifik, misalnya:</text:p>
                <text:list>
                  <text:list-item>
                    <text:p text:style-name="P637"><text:span text:style-name="Source_20_Text">{$LINKLIB 'nama_lib'}</text:span>: Memberitahu linker untuk menautkan library eksternal (biasanya statis). </text:p>
                  </text:list-item>
                  <text:list-item>
                    <text:p text:style-name="P637"><text:span text:style-name="Source_20_Text">{$MODE ...}</text:span>: Mengatur mode bahasa/kompatibilitas (dibahas di sub-bab berikutnya). </text:p>
                  </text:list-item>
                  <text:list-item>
                    <text:p text:style-name="P637"><text:span text:style-name="Source_20_Text">{$PACKRECORDS N}</text:span>, <text:span text:style-name="Source_20_Text">{$ALIGN N}</text:span>: Mengontrol perataan memori untuk record/kelas. </text:p>
                  </text:list-item>
                  <text:list-item>
                    <text:p text:style-name="P637"><text:span text:style-name="Source_20_Text">{$APPTYPE GUI/CONSOLE}</text:span>: Menentukan subsistem aplikasi di Windows. </text:p>
                  </text:list-item>
                  <text:list-item>
                    <text:p text:style-name="P374"><text:span text:style-name="Source_20_Text">{$CODEPAGE XXXX}</text:span>: Mengatur codepage untuk literal string Ansi. </text:p>
                  </text:list-item>
                </text:list>
              </text:list-item>
            </text:list>
            <text:p text:style-name="Text_20_body"><text:soft-page-break/>Penggunaan direktif kompiler yang tepat dan bijaksana sangat penting untuk mengelola kompleksitas, memastikan portabilitas, mengontrol fitur runtime, dan memfasilitasi proses build dalam proyek Free Pascal yang serius. Dokumentasi FPC adalah sumber terbaik untuk daftar lengkap direktif dan perilakunya.</text:p>
          </text:section>
          <text:section text:style-name="Sect1" text:name="feedback-form-105">
            <text:p text:style-name="P443"/>
          </text:section>
        </text:section>
        <text:section text:style-name="Sect1" text:name="f7524491926d209d">
          <text:p text:style-name="Text_20_body"/>
          <text:section text:style-name="Sect1" text:name="user-query-content-106">
            <text:p text:style-name="P705">yax </text:p>
          </text:section>
          <text:p text:style-name="P443">Tampilkan alur berpikir</text:p>
          <text:section text:style-name="Sect2" text:name="model-response-message-contentr_f7524491926d209d">
            <text:p text:style-name="Text_20_body">Baik, saya akan melanjutkan dengan jawaban untuk prompt <text:span text:style-name="Strong_20_Emphasis">Sub-bab 15.2: Mode Bahasa dan Kompatibilitas (</text:span><text:span text:style-name="Strong_20_Emphasis"><text:span text:style-name="Source_20_Text">{$MODE ...}</text:span></text:span><text:span text:style-name="Strong_20_Emphasis">)</text:span>.</text:p>
            <text:p text:style-name="Horizontal_20_Line"/>
            <text:p text:style-name="Text_20_body"><text:span text:style-name="Strong_20_Emphasis">(Jawaban untuk Prompt Sub-bab 15.2)</text:span></text:p>
            <text:h text:style-name="Heading_20_3" text:outline-level="3">15.2 Mode Bahasa dan Kompatibilitas (<text:span text:style-name="Source_20_Text">{$MODE ...}</text:span>)</text:h>
            <text:p text:style-name="Text_20_body">Salah satu kekuatan utama Free Pascal Compiler (FPC) adalah fleksibilitasnya yang luar biasa dalam hal kompatibilitas dengan berbagai dialek bahasa Pascal yang telah ada selama bertahun-tahun. Fitur inti yang memungkinkan fleksibilitas ini adalah <text:span text:style-name="Strong_20_Emphasis">Mode Bahasa (Language Modes)</text:span>, yang dikontrol terutama melalui direktif kompiler <text:span text:style-name="Source_20_Text">{$MODE ...}</text:span>.</text:p>
            <text:p text:style-name="Text_20_body"><text:span text:style-name="Strong_20_Emphasis">Tujuan dan Manfaat Mode Bahasa</text:span></text:p>
            <text:p text:style-name="Text_20_body">Mengapa FPC memiliki mode bahasa yang berbeda? Alasan utamanya adalah:</text:p>
            <text:list xml:id="list7852235267834261140" text:style-name="L218">
              <text:list-item>
                <text:p text:style-name="P638"><text:span text:style-name="Strong_20_Emphasis">Kompatibilitas:</text:span> Tujuan utama FPC sejak awal adalah untuk dapat mengkompilasi kode yang ditulis untuk kompiler Pascal populer lainnya, terutama <text:span text:style-name="Strong_20_Emphasis">Borland Turbo Pascal (TP)</text:span> dan <text:span text:style-name="Strong_20_Emphasis">Borland/Embarcadero Delphi</text:span>. Mode bahasa memungkinkan FPC mengaktifkan/menonaktifkan fitur sintaks dan mengubah perilaku default agar semirip mungkin dengan dialek target, memungkinkan porting atau penggunaan kembali kode lama dengan usaha minimal. </text:p>
              </text:list-item>
              <text:list-item>
                <text:p text:style-name="P638"><text:span text:style-name="Strong_20_Emphasis">Akses Fitur:</text:span> Fitur bahasa Pascal telah berevolusi secara signifikan. Mode bahasa memungkinkan Anda memilih set fitur yang ingin Anda gunakan. Misalnya, fitur OOP canggih seperti kelas, interface, dan exceptions tersedia dalam mode <text:span text:style-name="Source_20_Text">DELPHI</text:span> atau <text:span text:style-name="Source_20_Text">OBJFPC</text:span>, tetapi tidak dalam mode <text:span text:style-name="Source_20_Text">TP</text:span>. Generics mungkin memerlukan mode atau pengaturan FPC yang lebih baru. </text:p>
              </text:list-item>
              <text:list-item>
                <text:p text:style-name="P638"><text:span text:style-name="Strong_20_Emphasis">Perilaku Default:</text:span> Mode bahasa dapat mengubah perilaku default kompiler, seperti: </text:p>
                <text:list>
                  <text:list-item>
                    <text:p text:style-name="P638">Tipe data yang diasosiasikan dengan kata kunci generik <text:span text:style-name="Source_20_Text">string</text:span> (<text:span text:style-name="Source_20_Text">ShortString</text:span>, <text:span text:style-name="Source_20_Text">AnsiString</text:span>, atau <text:span text:style-name="Source_20_Text">UnicodeString</text:span>). </text:p>
                  </text:list-item>
                  <text:list-item>
                    <text:p text:style-name="P375">Status default untuk direktif switch kompiler (misalnya, apakah <text:span text:style-name="Source_20_Text">{$H}</text:span> atau <text:span text:style-name="Source_20_Text">{$ExtendedSyntax}</text:span> aktif secara default). </text:p>
                  </text:list-item>
                </text:list>
              </text:list-item>
            </text:list>
            <text:p text:style-name="Text_20_body"><text:soft-page-break/><text:span text:style-name="Strong_20_Emphasis">Mode Bahasa Utama yang Umum Digunakan</text:span></text:p>
            <text:p text:style-name="Text_20_body">Berikut adalah beberapa mode bahasa FPC yang paling penting dan sering digunakan:</text:p>
            <text:list xml:id="list3511817681246109886" text:style-name="L219">
              <text:list-item>
                <text:p text:style-name="P376"><text:span text:style-name="Strong_20_Emphasis"><text:span text:style-name="Source_20_Text">{$MODE FPC}</text:span></text:span><text:span text:style-name="Strong_20_Emphasis">:</text:span></text:p>
                <text:list>
                  <text:list-item>
                    <text:p text:style-name="P639">Ini adalah mode dialek FPC "asli". Jika tidak ada <text:span text:style-name="Source_20_Text">{$MODE}</text:span> yang ditentukan, FPC mungkin default ke mode ini atau <text:span text:style-name="Source_20_Text">OBJFPC</text:span> tergantung versi dan platform. </text:p>
                  </text:list-item>
                  <text:list-item>
                    <text:p text:style-name="P639">Mode ini cenderung mengikuti evolusi FPC itu sendiri, mencoba menyeimbangkan fitur modern tanpa terikat secara ketat pada kompatibilitas Delphi atau TP. </text:p>
                  </text:list-item>
                </text:list>
              </text:list-item>
              <text:list-item>
                <text:p text:style-name="P376"><text:span text:style-name="Strong_20_Emphasis"><text:span text:style-name="Source_20_Text">{$MODE DELPHI}</text:span></text:span><text:span text:style-name="Strong_20_Emphasis">:</text:span></text:p>
                <text:list>
                  <text:list-item>
                    <text:p text:style-name="P639">Bertujuan untuk tingkat <text:span text:style-name="Strong_20_Emphasis">kompatibilitas sumber (source compatibility) yang tinggi dengan Object Pascal versi Delphi modern</text:span>. </text:p>
                  </text:list-item>
                  <text:list-item>
                    <text:p text:style-name="P639">Mengaktifkan hampir semua fitur OOP Delphi: <text:span text:style-name="Source_20_Text">class</text:span> (mewarisi <text:span text:style-name="Source_20_Text">TObject</text:span>), <text:span text:style-name="Source_20_Text">interface</text:span>, <text:span text:style-name="Source_20_Text">property</text:span>, <text:span text:style-name="Source_20_Text">try..except</text:span>, <text:span text:style-name="Source_20_Text">try..finally</text:span>, RTTI lanjutan, dll. </text:p>
                  </text:list-item>
                  <text:list-item>
                    <text:p text:style-name="P639">Biasanya mengatur <text:span text:style-name="Source_20_Text">string</text:span> agar berarti <text:span text:style-name="Source_20_Text">AnsiString</text:span> secara default (kecuali sub-mode Unicode digunakan). </text:p>
                  </text:list-item>
                  <text:list-item>
                    <text:p text:style-name="P639">Menyesuaikan banyak switch kompiler default (<text:span text:style-name="Source_20_Text">{$H+}</text:span>, <text:span text:style-name="Source_20_Text">{$ExtendedSyntax+}</text:span>) agar cocok dengan Delphi. </text:p>
                  </text:list-item>
                  <text:list-item>
                    <text:p text:style-name="P639"><text:span text:style-name="Strong_20_Emphasis">Sangat umum digunakan</text:span>, terutama jika Anda mengembangkan aplikasi dengan <text:span text:style-name="Strong_20_Emphasis">Lazarus IDE</text:span> (karena LCL dan banyak komponen pihak ketiga dirancang dengan kompatibilitas Delphi dalam pikiran) atau jika Anda mem-porting kode dari Delphi. </text:p>
                  </text:list-item>
                </text:list>
              </text:list-item>
              <text:list-item>
                <text:p text:style-name="P376"><text:span text:style-name="Strong_20_Emphasis"><text:span text:style-name="Source_20_Text">{$MODE OBJFPC}</text:span></text:span><text:span text:style-name="Strong_20_Emphasis">:</text:span></text:p>
                <text:list>
                  <text:list-item>
                    <text:p text:style-name="P639">Ini adalah mode <text:span text:style-name="Strong_20_Emphasis">Object Pascal bawaan FPC</text:span>. Sangat mirip dengan <text:span text:style-name="Source_20_Text">{$MODE DELPHI}</text:span> dalam hal fitur OOP yang didukung. </text:p>
                  </text:list-item>
                  <text:list-item>
                    <text:p text:style-name="P639">Perbedaannya mungkin terletak pada beberapa ekstensi FPC spesifik yang tersedia atau perilaku default yang sedikit berbeda dari Delphi murni. </text:p>
                  </text:list-item>
                  <text:list-item>
                    <text:p text:style-name="P639">Seringkali merupakan <text:span text:style-name="Strong_20_Emphasis">pilihan yang baik untuk proyek FPC baru</text:span> yang membutuhkan OOP tetapi tidak terikat pada kompatibilitas sumber Delphi yang ketat. </text:p>
                  </text:list-item>
                  <text:list-item>
                    <text:p text:style-name="P639">Seperti <text:span text:style-name="Source_20_Text">DELPHI</text:span>, biasanya default <text:span text:style-name="Source_20_Text">string</text:span> ke <text:span text:style-name="Source_20_Text">AnsiString</text:span>. Untuk dukungan Unicode, sering dikombinasikan dengan switch lain (lihat di bawah). </text:p>
                  </text:list-item>
                </text:list>
              </text:list-item>
              <text:list-item>
                <text:p text:style-name="P376"><text:span text:style-name="Strong_20_Emphasis"><text:span text:style-name="Source_20_Text">{$MODE TP}</text:span></text:span><text:span text:style-name="Strong_20_Emphasis">:</text:span></text:p>
                <text:list>
                  <text:list-item>
                    <text:p text:style-name="P639">Mode kompatibilitas tinggi dengan <text:span text:style-name="Strong_20_Emphasis">Borland Turbo Pascal 7.0</text:span>. </text:p>
                  </text:list-item>
                  <text:list-item>
                    <text:p text:style-name="P639">Menonaktifkan hampir semua fitur Object Pascal modern (tidak ada <text:span text:style-name="Source_20_Text">class</text:span>, <text:span text:style-name="Source_20_Text">interface</text:span>, <text:span text:style-name="Source_20_Text">exception</text:span> SEH). </text:p>
                  </text:list-item>
                  <text:list-item>
                    <text:p text:style-name="P639"><text:soft-page-break/>Mengatur <text:span text:style-name="Source_20_Text">string</text:span> agar berarti <text:span text:style-name="Source_20_Text">ShortString</text:span> secara default (<text:span text:style-name="Source_20_Text">{$H-}</text:span>). </text:p>
                  </text:list-item>
                  <text:list-item>
                    <text:p text:style-name="P639">Mengemulasi banyak perilaku dan batasan TP lainnya. </text:p>
                  </text:list-item>
                  <text:list-item>
                    <text:p text:style-name="P639"><text:span text:style-name="Strong_20_Emphasis">Tujuan Utama:</text:span> Mengkompilasi <text:span text:style-name="Strong_20_Emphasis">kode legacy</text:span> yang ditulis untuk Turbo Pascal. </text:p>
                  </text:list-item>
                </text:list>
              </text:list-item>
              <text:list-item>
                <text:p text:style-name="P376"><text:span text:style-name="Strong_20_Emphasis">Mode Lain (Singkat):</text:span></text:p>
                <text:list>
                  <text:list-item>
                    <text:p text:style-name="P639"><text:span text:style-name="Source_20_Text">{$MODE MACPAS}</text:span>: Untuk kompatibilitas dengan dialek Pascal di Macintosh (seperti Think Pascal). </text:p>
                  </text:list-item>
                  <text:list-item>
                    <text:p text:style-name="P639"><text:span text:style-name="Source_20_Text">{$MODE ISO}</text:span>: Mencoba mengikuti standar ISO 7185 Pascal yang ketat (sangat terbatas fiturnya). </text:p>
                  </text:list-item>
                  <text:list-item>
                    <text:p text:style-name="P639"><text:span text:style-name="Source_20_Text">{$MODE GPC}</text:span>: Kompatibilitas dengan GNU Pascal. </text:p>
                  </text:list-item>
                  <text:list-item>
                    <text:p text:style-name="P376">Dll. </text:p>
                  </text:list-item>
                </text:list>
              </text:list-item>
            </text:list>
            <text:p text:style-name="Text_20_body"><text:span text:style-name="Strong_20_Emphasis">Implikasi Pemilihan Mode</text:span></text:p>
            <text:p text:style-name="Text_20_body">Memilih mode bahasa adalah keputusan penting karena memengaruhi:</text:p>
            <text:list xml:id="list5794933209262303626" text:style-name="L220">
              <text:list-item>
                <text:p text:style-name="P640"><text:span text:style-name="Strong_20_Emphasis">Fitur Bahasa:</text:span> Apa saja sintaks dan kemampuan (OOP, generics, dll.) yang bisa Anda gunakan. </text:p>
              </text:list-item>
              <text:list-item>
                <text:p text:style-name="P640"><text:span text:style-name="Strong_20_Emphasis">Perilaku Default:</text:span> Bagaimana tipe <text:span text:style-name="Source_20_Text">string</text:span> dan switch kompiler (<text:span text:style-name="Source_20_Text">$H</text:span>, <text:span text:style-name="Source_20_Text">$R</text:span>, <text:span text:style-name="Source_20_Text">$Q</text:span>, dll.) berperilaku secara default. </text:p>
              </text:list-item>
              <text:list-item>
                <text:p text:style-name="P377"><text:span text:style-name="Strong_20_Emphasis">Kompatibilitas:</text:span> Apakah unit atau library pihak ketiga yang ingin Anda gunakan akan berfungsi dengan benar (banyak library Lazarus/Delphi mengharapkan mode <text:span text:style-name="Source_20_Text">DELPHI</text:span> atau <text:span text:style-name="Source_20_Text">OBJFPC</text:span>). </text:p>
              </text:list-item>
            </text:list>
            <text:p text:style-name="Text_20_body"><text:span text:style-name="Strong_20_Emphasis">Penempatan Direktif </text:span><text:span text:style-name="Strong_20_Emphasis"><text:span text:style-name="Source_20_Text">{$MODE ...}</text:span></text:span></text:p>
            <text:p text:style-name="Text_20_body">Direktif <text:span text:style-name="Source_20_Text">{$MODE ...}</text:span> memiliki efek global pada bagaimana file sumber diinterpretasikan. Oleh karena itu, ia <text:span text:style-name="Strong_20_Emphasis">harus ditempatkan di bagian paling awal</text:span> dari file program atau unit, biasanya tepat setelah baris <text:span text:style-name="Source_20_Text">program NamaProgram;</text:span> atau <text:span text:style-name="Source_20_Text">unit NamaUnit;</text:span>.</text:p>
            <text:p text:style-name="Text_20_body">Delphi</text:p>
            <text:p text:style-name="Preformatted_20_Text"><text:span text:style-name="Source_20_Text">unit MyDelphiCompatibleUnit;</text:span></text:p>
            <text:p text:style-name="Preformatted_20_Text"><text:span text:style-name="Source_20_Text">{$MODE DELPHI} // Harus di awal!</text:span></text:p>
            <text:p text:style-name="Preformatted_20_Text"><text:span text:style-name="Source_20_Text">{$H+} // Umumnya sudah default di mode Delphi, tapi bisa eksplisit</text:span></text:p>
            <text:p text:style-name="Preformatted_20_Text"/>
            <text:p text:style-name="Preformatted_20_Text"><text:span text:style-name="Source_20_Text">interface</text:span></text:p>
            <text:p text:style-name="P77"><text:span text:style-name="Source_20_Text">// ...</text:span></text:p>
            <text:p text:style-name="Text_20_body"><text:span text:style-name="Strong_20_Emphasis">Kombinasi dengan Fitur / Sub-Mode</text:span></text:p>
            <text:p text:style-name="Text_20_body">Beberapa mode dasar dapat dikombinasikan dengan penanda fitur untuk menargetkan varian yang lebih spesifik. Contoh paling penting:</text:p>
            <text:list xml:id="list7676013348777971433" text:style-name="L221">
              <text:list-item>
                <text:p text:style-name="P641"><text:span text:style-name="Strong_20_Emphasis"><text:span text:style-name="Source_20_Text">{$MODE DELPHIUNICODE}</text:span></text:span><text:span text:style-name="Strong_20_Emphasis">:</text:span> Secara eksplisit memilih mode kompatibilitas Delphi di mana <text:span text:style-name="Source_20_Text">string</text:span> default ke <text:span text:style-name="Source_20_Text">UnicodeString</text:span> dan <text:span text:style-name="Source_20_Text">Char</text:span> default ke <text:span text:style-name="Source_20_Text">WideChar</text:span> (mirip Delphi 2009+). </text:p>
              </text:list-item>
              <text:list-item>
                <text:p text:style-name="P378"><text:soft-page-break/><text:span text:style-name="Strong_20_Emphasis"><text:span text:style-name="Source_20_Text">{$MODE OBJFPC}</text:span></text:span><text:span text:style-name="Strong_20_Emphasis"> + </text:span><text:span text:style-name="Strong_20_Emphasis"><text:span text:style-name="Source_20_Text">{$MODESWITCH UNICODESTRINGS}</text:span></text:span><text:span text:style-name="Strong_20_Emphasis">:</text:span> Kombinasi umum untuk menggunakan mode Object Pascal FPC dengan dukungan string Unicode (<text:span text:style-name="Source_20_Text">string</text:span> = <text:span text:style-name="Source_20_Text">UnicodeString</text:span>). </text:p>
              </text:list-item>
            </text:list>
            <text:p text:style-name="Text_20_body"><text:span text:style-name="Strong_20_Emphasis">Rekomendasi Umum:</text:span></text:p>
            <text:list xml:id="list5723977538447721048" text:style-name="L222">
              <text:list-item>
                <text:p text:style-name="P642">Untuk <text:span text:style-name="Strong_20_Emphasis">proyek baru dengan Lazarus IDE</text:span> atau yang membutuhkan kompatibilitas tinggi dengan ekosistem komponen Delphi: Gunakan <text:span text:style-name="Strong_20_Emphasis"><text:span text:style-name="Source_20_Text">{$MODE DELPHI}</text:span></text:span> atau (lebih disarankan untuk dukungan Unicode penuh) <text:span text:style-name="Strong_20_Emphasis"><text:span text:style-name="Source_20_Text">{$MODE DELPHIUNICODE}</text:span></text:span>. </text:p>
              </text:list-item>
              <text:list-item>
                <text:p text:style-name="P642">Untuk <text:span text:style-name="Strong_20_Emphasis">proyek FPC baru dengan OOP</text:span> yang tidak memerlukan kompatibilitas Delphi ketat: <text:span text:style-name="Strong_20_Emphasis"><text:span text:style-name="Source_20_Text">{$MODE OBJFPC}</text:span></text:span> (seringkali dikombinasikan dengan <text:span text:style-name="Source_20_Text">{$MODESWITCH UNICODESTRINGS}</text:span> atau pengaturan proyek untuk Unicode) adalah pilihan solid. </text:p>
              </text:list-item>
              <text:list-item>
                <text:p text:style-name="P379">Untuk <text:span text:style-name="Strong_20_Emphasis">mengkompilasi kode Turbo Pascal lama</text:span>: Gunakan <text:span text:style-name="Strong_20_Emphasis"><text:span text:style-name="Source_20_Text">{$MODE TP}</text:span></text:span>. </text:p>
              </text:list-item>
            </text:list>
            <text:p text:style-name="Text_20_body">Selalu pastikan mode yang Anda pilih konsisten di seluruh unit dalam proyek Anda (kecuali ada alasan kuat untuk mencampurnya) dan sesuai dengan kebutuhan kompatibilitas serta fitur bahasa yang Anda perlukan.</text:p>
          </text:section>
          <text:section text:style-name="Sect1" text:name="feedback-form-106">
            <text:p text:style-name="P443"/>
          </text:section>
        </text:section>
        <text:section text:style-name="Sect1" text:name="3588567e29ccecec">
          <text:p text:style-name="Text_20_body"/>
          <text:section text:style-name="Sect1" text:name="user-query-content-107">
            <text:p text:style-name="P705">yax </text:p>
          </text:section>
          <text:p text:style-name="P443">Tampilkan alur berpikir</text:p>
          <text:section text:style-name="Sect2" text:name="model-response-message-contentr_3588567e29ccecec">
            <text:p text:style-name="Text_20_body">Baik, saya akan melanjutkan dengan jawaban untuk prompt <text:span text:style-name="Strong_20_Emphasis">Pengantar Bab 16</text:span>.</text:p>
            <text:p text:style-name="Horizontal_20_Line"/>
            <text:p text:style-name="Text_20_body"><text:span text:style-name="Strong_20_Emphasis">(Jawaban untuk Prompt Pengantar Bab 16)</text:span></text:p>
            <text:p text:style-name="Text_20_body"><text:span text:style-name="Strong_20_Emphasis">Bab 16: Studi Kasus: Membangun Utilitas Penghitung File Teks</text:span></text:p>
            <text:p text:style-name="Text_20_body">Setelah melalui lima belas bab sebelumnya yang mengupas berbagai aspek bahasa Free Pascal—mulai dari sintaks dasar, tipe data, struktur kontrol, subrutin, modularitas unit, OOP, hingga topik lanjutan seperti interfacing dan generics—kini saatnya kita mengalihkan fokus. Bab 16 ini menandai transisi dari mempelajari fitur-fitur bahasa secara terisolasi ke <text:span text:style-name="Strong_20_Emphasis">penerapan praktis</text:span> yang mengintegrasikan beberapa konsep tersebut menjadi satu kesatuan program yang berfungsi.</text:p>
            <text:p text:style-name="Text_20_body">Tujuan dari bab ini adalah memandu Anda melalui sebuah <text:span text:style-name="Strong_20_Emphasis">studi kasus</text:span>: membangun aplikasi konsol (command-line) sederhana dari awal hingga akhir. Kami menyadari bahwa sebagai programmer berpengalaman, fungsionalitas aplikasi yang akan kita bangun—sebuah utilitas untuk menghitung baris, kata, dan karakter dalam file teks—mungkin terasa cukup mendasar. Namun, fokus utama kita bukanlah pada kompleksitas aplikasi itu sendiri, melainkan pada <text:span text:style-name="Strong_20_Emphasis">bagaimana kita menerapkan pengetahuan</text:span> yang telah diperoleh. Kita akan melihat bagaimana sintaks FPC, struktur program yang baik, prinsip modularitas menggunakan <text:span text:style-name="Strong_20_Emphasis">unit</text:span>, penanganan error dasar, dan praktik pemrograman lainnya bekerja bersama dalam konteks sebuah proyek kecil <text:soft-page-break/>yang kohesif.</text:p>
            <text:p text:style-name="Text_20_body">Bab ini akan memandu Anda langkah demi langkah, mulai dari mendefinisikan masalah secara jelas, merancang struktur aplikasi (termasuk memisahkan logika inti ke dalam unit terpisah), mengimplementasikan kode untuk unit logika dan program utama, hingga akhirnya mengkompilasi dan menguji aplikasi yang telah jadi. Mari kita terapkan apa yang telah kita pelajari!</text:p>
          </text:section>
          <text:section text:style-name="Sect1" text:name="feedback-form-107">
            <text:p text:style-name="P443"/>
          </text:section>
        </text:section>
        <text:section text:style-name="Sect1" text:name="c3b43b767b192f0a">
          <text:p text:style-name="Text_20_body"/>
          <text:section text:style-name="Sect1" text:name="user-query-content-108">
            <text:p text:style-name="P705">yax </text:p>
          </text:section>
          <text:p text:style-name="P443">Tampilkan alur berpikir</text:p>
          <text:section text:style-name="Sect2" text:name="model-response-message-contentr_c3b43b767b192f0a">
            <text:p text:style-name="Text_20_body">Baik, saya akan melanjutkan dengan jawaban untuk prompt <text:span text:style-name="Strong_20_Emphasis">Sub-bab 16.1: Definisi Masalah: Utilitas Penghitung Kata/Baris File Teks</text:span>.</text:p>
            <text:p text:style-name="Horizontal_20_Line"/>
            <text:p text:style-name="Text_20_body"><text:span text:style-name="Strong_20_Emphasis">(Jawaban untuk Prompt Sub-bab 16.1)</text:span></text:p>
            <text:h text:style-name="Heading_20_3" text:outline-level="3">16.1 Definisi Masalah: Utilitas Penghitung Kata/Baris File Teks</text:h>
            <text:p text:style-name="Text_20_body">Sebelum memulai pengkodean, langkah pertama yang krusial adalah mendefinisikan secara jelas masalah yang ingin kita selesaikan dan menetapkan spesifikasi untuk aplikasi yang akan kita bangun. Untuk studi kasus ini, kita akan membuat sebuah program utilitas sederhana yang berjalan dari baris perintah (command-line).</text:p>
            <text:p text:style-name="Text_20_body"><text:span text:style-name="Strong_20_Emphasis">Nama Program:</text:span> <text:span text:style-name="Source_20_Text">HitungFile</text:span> (atau <text:span text:style-name="Source_20_Text">FileCounter</text:span>)</text:p>
            <text:p text:style-name="Text_20_body"><text:span text:style-name="Strong_20_Emphasis">Tujuan Utama:</text:span> Menganalisis file teks yang diberikan dan melaporkan statistik dasar tentang kontennya.</text:p>
            <text:p text:style-name="Text_20_body"><text:span text:style-name="Strong_20_Emphasis">Spesifikasi Fungsional Rinci:</text:span></text:p>
            <text:p text:style-name="Text_20_body">Program <text:span text:style-name="Source_20_Text">HitungFile</text:span> harus memenuhi persyaratan berikut:</text:p>
            <text:list xml:id="list5333290172807729723" text:style-name="L223">
              <text:list-item>
                <text:p text:style-name="P380"><text:span text:style-name="Strong_20_Emphasis">Input Argumen:</text:span></text:p>
                <text:list>
                  <text:list-item>
                    <text:p text:style-name="P643">Program harus menerima <text:span text:style-name="Strong_20_Emphasis">tepat satu argumen</text:span> saat dijalankan dari command line. Argumen ini merepresentasikan path (lokasi dan nama file) ke file teks yang akan dianalisis. </text:p>
                  </text:list-item>
                  <text:list-item>
                    <text:p text:style-name="P643">Contoh pemanggilan: <text:span text:style-name="Source_20_Text">HitungFile data.txt</text:span> atau <text:span text:style-name="Source_20_Text">./HitungFile /path/ke/dokumen.log</text:span>. </text:p>
                  </text:list-item>
                </text:list>
              </text:list-item>
              <text:list-item>
                <text:p text:style-name="P380"><text:span text:style-name="Strong_20_Emphasis">Penanganan Error Input:</text:span></text:p>
                <text:list>
                  <text:list-item>
                    <text:p text:style-name="P643"><text:span text:style-name="Strong_20_Emphasis">Argumen Hilang:</text:span> Jika program dijalankan tanpa memberikan argumen nama file, program harus menampilkan pesan singkat tentang cara penggunaan yang benar (misalnya, <text:span text:style-name="Source_20_Text">Penggunaan: HitungFile &lt;namafile&gt;</text:span>) dan kemudian berhenti (keluar) dengan kode status error (misalnya, kode 1). </text:p>
                  </text:list-item>
                  <text:list-item>
                    <text:p text:style-name="P643"><text:span text:style-name="Strong_20_Emphasis">File Tidak Valid:</text:span> Jika nama file diberikan, tetapi file tersebut tidak <text:soft-page-break/>ditemukan atau program tidak memiliki izin untuk membacanya, program harus menampilkan pesan error yang jelas (misalnya, <text:span text:style-name="Source_20_Text">Error: File "namafile.txt" tidak ditemukan atau tidak dapat dibaca.</text:span>) dan berhenti dengan kode status error yang berbeda (misalnya, kode 2). </text:p>
                  </text:list-item>
                </text:list>
              </text:list-item>
              <text:list-item>
                <text:p text:style-name="P380"><text:span text:style-name="Strong_20_Emphasis">Pemrosesan File:</text:span></text:p>
                <text:list>
                  <text:list-item>
                    <text:p text:style-name="P643">Jika argumen nama file valid dan file dapat dibuka untuk dibaca, program harus membaca keseluruhan isi file teks tersebut. </text:p>
                  </text:list-item>
                </text:list>
              </text:list-item>
              <text:list-item>
                <text:p text:style-name="P380"><text:span text:style-name="Strong_20_Emphasis">Perhitungan Statistik:</text:span></text:p>
                <text:list>
                  <text:list-item>
                    <text:p text:style-name="P643">Selama atau setelah membaca file, program harus menghitung statistik berikut: </text:p>
                    <text:list>
                      <text:list-item>
                        <text:p text:style-name="P643"><text:span text:style-name="Strong_20_Emphasis">Jumlah Baris:</text:span> Total baris dalam file (termasuk baris kosong). </text:p>
                      </text:list-item>
                      <text:list-item>
                        <text:p text:style-name="P643"><text:span text:style-name="Strong_20_Emphasis">Jumlah Kata:</text:span> Total kata dalam file. Untuk studi kasus ini, kita akan menggunakan <text:span text:style-name="Strong_20_Emphasis">definisi kata yang sederhana</text:span>: sebuah kata adalah urutan karakter non-spasi (bukan spasi, tab, atau karakter baris baru) yang dipisahkan oleh satu atau lebih karakter spasi putih (whitespace). </text:p>
                      </text:list-item>
                      <text:list-item>
                        <text:p text:style-name="P643"><text:span text:style-name="Strong_20_Emphasis">Jumlah Karakter:</text:span> Total jumlah karakter dalam file (termasuk spasi, tab, dan karakter baris baru). </text:p>
                      </text:list-item>
                    </text:list>
                  </text:list-item>
                </text:list>
              </text:list-item>
              <text:list-item>
                <text:p text:style-name="P380"><text:span text:style-name="Strong_20_Emphasis">Output Hasil:</text:span></text:p>
                <text:list>
                  <text:list-item>
                    <text:p text:style-name="P380">Setelah berhasil memproses file, program harus menampilkan hasil perhitungan ke konsol (standard output) dalam format yang jelas dan mudah dibaca. Format bisa seperti: </text:p>
                    <text:p text:style-name="P72"><text:span text:style-name="Source_20_Text">Analisis File: data.txt</text:span></text:p>
                    <text:p text:style-name="P72"><text:span text:style-name="Source_20_Text">-------------------------</text:span></text:p>
                    <text:p text:style-name="P72"><text:span text:style-name="Source_20_Text">Jumlah Baris <text:s text:c="4"/>: [angka]</text:span></text:p>
                    <text:p text:style-name="P72"><text:span text:style-name="Source_20_Text">Jumlah Kata <text:s text:c="5"/>: [angka]</text:span></text:p>
                    <text:p text:style-name="P150"><text:span text:style-name="Source_20_Text">Jumlah Karakter <text:s/>: [angka]</text:span></text:p>
                  </text:list-item>
                </text:list>
              </text:list-item>
            </text:list>
            <text:p text:style-name="Text_20_body">Spesifikasi ini akan menjadi dasar kita dalam merancang struktur program dan mengimplementasikan logikanya pada bagian-bagian selanjutnya di bab ini. Kita akan fokus pada pemenuhan persyaratan ini menggunakan konsep-konsep Free Pascal yang telah kita pelajari.</text:p>
          </text:section>
          <text:section text:style-name="Sect1" text:name="feedback-form-108">
            <text:p text:style-name="P443"/>
          </text:section>
        </text:section>
        <text:section text:style-name="Sect1" text:name="e0b4f7dba6627802">
          <text:p text:style-name="Text_20_body"/>
          <text:section text:style-name="Sect1" text:name="user-query-content-109">
            <text:p text:style-name="P705">yax </text:p>
          </text:section>
          <text:p text:style-name="P443">Tampilkan alur berpikir</text:p>
          <text:section text:style-name="Sect2" text:name="model-response-message-contentr_e0b4f7dba6627802">
            <text:p text:style-name="Text_20_body">Baik, saya akan melanjutkan dengan jawaban untuk prompt <text:span text:style-name="Strong_20_Emphasis">Sub-bab 16.2: Desain Arsitektur: Memisahkan Logika dengan Unit</text:span>.</text:p>
            <text:p text:style-name="Horizontal_20_Line"/>
            <text:p text:style-name="Text_20_body"><text:span text:style-name="Strong_20_Emphasis">(Jawaban untuk Prompt Sub-bab 16.2)</text:span></text:p>
            <text:h text:style-name="Heading_20_3" text:outline-level="3"><text:soft-page-break/>16.2 Desain Arsitektur: Memisahkan Logika dengan Unit</text:h>
            <text:p text:style-name="Text_20_body">Meskipun aplikasi <text:span text:style-name="Source_20_Text">HitungFile</text:span> relatif sederhana, menerapkan prinsip desain yang baik sejak awal akan membuatnya lebih mudah dikelola dan dipahami. Praktik yang sangat dianjurkan, bahkan untuk proyek kecil, adalah <text:span text:style-name="Strong_20_Emphasis">memisahkan antara logika inti (core logic)</text:span> aplikasi dengan <text:span text:style-name="Strong_20_Emphasis">logika antarmuka pengguna (user interface logic)</text:span>. Dalam kasus ini, logika inti adalah proses membaca file dan menghitung statistik, sedangkan logika antarmuka adalah penanganan argumen command-line dan penampilan hasil/error ke konsol.</text:p>
            <text:p text:style-name="Text_20_body">Kita dapat mencapai pemisahan ini dengan baik menggunakan sistem <text:span text:style-name="Strong_20_Emphasis">Unit</text:span> Free Pascal. Oleh karena itu, kita akan merancang aplikasi ini dengan struktur dua bagian utama:</text:p>
            <text:list xml:id="list3573727657702587632" text:style-name="L224">
              <text:list-item>
                <text:p text:style-name="P381"><text:span text:style-name="Strong_20_Emphasis">Unit Logika (</text:span><text:span text:style-name="Strong_20_Emphasis"><text:span text:style-name="Source_20_Text">FileStatsUnit.pas</text:span></text:span><text:span text:style-name="Strong_20_Emphasis">)</text:span></text:p>
                <text:list>
                  <text:list-item>
                    <text:p text:style-name="P644"><text:span text:style-name="Strong_20_Emphasis">Tanggung Jawab:</text:span> Unit ini akan sepenuhnya bertanggung jawab untuk enkapsulasi semua detail yang berkaitan dengan pembacaan file dan perhitungan statistik. Ia akan tahu <text:span text:style-name="Emphasis">bagaimana</text:span> memproses sebuah file teks, tetapi tidak peduli dari mana nama file itu berasal atau bagaimana hasilnya akan ditampilkan. </text:p>
                  </text:list-item>
                  <text:list-item>
                    <text:p text:style-name="P644"><text:span text:style-name="Strong_20_Emphasis">Antarmuka Publik (</text:span><text:span text:style-name="Strong_20_Emphasis"><text:span text:style-name="Source_20_Text">interface</text:span></text:span><text:span text:style-name="Strong_20_Emphasis">):</text:span> Bagian <text:span text:style-name="Source_20_Text">interface</text:span> dari unit ini akan mengekspos: </text:p>
                    <text:list>
                      <text:list-item>
                        <text:p text:style-name="P644">Sebuah tipe <text:span text:style-name="Source_20_Text">record</text:span> untuk mengemas hasil perhitungan secara terstruktur. Mari kita sebut <text:span text:style-name="Source_20_Text">TFileStats</text:span>: </text:p>
                        <text:p text:style-name="P381">Delphi</text:p>
                        <text:p text:style-name="P73"><text:span text:style-name="Source_20_Text">type</text:span></text:p>
                        <text:p text:style-name="P73"><text:span text:style-name="Source_20_Text"><text:s text:c="2"/>TFileStats = record</text:span></text:p>
                        <text:p text:style-name="P73"><text:span text:style-name="Source_20_Text"><text:s text:c="4"/>LineCount: Int64; // Gunakan Int64 untuk file besar</text:span></text:p>
                        <text:p text:style-name="P73"><text:span text:style-name="Source_20_Text"><text:s text:c="4"/>WordCount: Int64;</text:span></text:p>
                        <text:p text:style-name="P73"><text:span text:style-name="Source_20_Text"><text:s text:c="4"/>CharCount: Int64;</text:span></text:p>
                        <text:p text:style-name="P151"><text:span text:style-name="Source_20_Text"><text:s text:c="2"/>end;</text:span></text:p>
                      </text:list-item>
                      <text:list-item>
                        <text:p text:style-name="P644">Sebuah fungsi publik utama, misalnya <text:span text:style-name="Source_20_Text">GetFileStatistics</text:span>, yang akan menjadi satu-satunya titik masuk untuk menggunakan fungsionalitas unit ini dari luar. </text:p>
                        <text:p text:style-name="P381">Delphi</text:p>
                        <text:p text:style-name="P73"><text:span text:style-name="Source_20_Text">function GetFileStatistics(const FileName: string): TFileStats;</text:span></text:p>
                        <text:p text:style-name="P73"><text:span text:style-name="Source_20_Text">// Fungsi ini menerima nama file sebagai input.</text:span></text:p>
                        <text:p text:style-name="P73"><text:span text:style-name="Source_20_Text">// Mengembalikan record TFileStats jika berhasil.</text:span></text:p>
                        <text:p text:style-name="P73"><text:span text:style-name="Source_20_Text">// Akan membangkitkan (raise) exception (misal, EInOutError dari SysUtils)</text:span></text:p>
                        <text:p text:style-name="P151"><text:span text:style-name="Source_20_Text">// jika file tidak ditemukan, tidak bisa dibaca, atau terjadi error I/O lainnya.</text:span></text:p>
                      </text:list-item>
                    </text:list>
                  </text:list-item>
                  <text:list-item>
                    <text:p text:style-name="P644"><text:span text:style-name="Strong_20_Emphasis">Implementasi Privat (</text:span><text:span text:style-name="Strong_20_Emphasis"><text:span text:style-name="Source_20_Text">implementation</text:span></text:span><text:span text:style-name="Strong_20_Emphasis">):</text:span> Semua detail tentang <text:soft-page-break/>cara membuka file, membaca baris/karakter, logika menghitung kata, dan penanganan file internal akan berada di bagian <text:span text:style-name="Source_20_Text">implementation</text:span>, tersembunyi dari pengguna unit. </text:p>
                  </text:list-item>
                </text:list>
              </text:list-item>
              <text:list-item>
                <text:p text:style-name="P381"><text:span text:style-name="Strong_20_Emphasis">Program Utama (</text:span><text:span text:style-name="Strong_20_Emphasis"><text:span text:style-name="Source_20_Text">HitungFile.lpr</text:span></text:span><text:span text:style-name="Strong_20_Emphasis"> atau </text:span><text:span text:style-name="Strong_20_Emphasis"><text:span text:style-name="Source_20_Text">HitungFile.pas</text:span></text:span><text:span text:style-name="Strong_20_Emphasis">)</text:span></text:p>
                <text:list>
                  <text:list-item>
                    <text:p text:style-name="P644"><text:span text:style-name="Strong_20_Emphasis">Tanggung Jawab:</text:span> Bertindak sebagai titik masuk (entry point) aplikasi dan menangani semua interaksi dengan pengguna melalui command-line serta mengorkestrasi pemanggilan ke unit logika. </text:p>
                  </text:list-item>
                  <text:list-item>
                    <text:p text:style-name="P644"><text:span text:style-name="Strong_20_Emphasis">Tugas Spesifik:</text:span> </text:p>
                    <text:list>
                      <text:list-item>
                        <text:p text:style-name="P644">Menyertakan klausa <text:span text:style-name="Source_20_Text">uses</text:span> untuk <text:span text:style-name="Source_20_Text">SysUtils</text:span> (diperlukan untuk <text:span text:style-name="Source_20_Text">ParamCount</text:span>, <text:span text:style-name="Source_20_Text">ParamStr</text:span>, <text:span text:style-name="Source_20_Text">WriteLn</text:span>, <text:span text:style-name="Source_20_Text">IntToStr</text:span>, <text:span text:style-name="Source_20_Text">Exception</text:span>, dll.) dan unit logika kita, <text:span text:style-name="Source_20_Text">FileStatsUnit</text:span>. </text:p>
                      </text:list-item>
                      <text:list-item>
                        <text:p text:style-name="P644">Memeriksa jumlah argumen (<text:span text:style-name="Source_20_Text">ParamCount</text:span>). Jika tidak sesuai (bukan 1), tampilkan pesan penggunaan dan keluar dengan kode error. </text:p>
                      </text:list-item>
                      <text:list-item>
                        <text:p text:style-name="P644">Mendapatkan nama file dari <text:span text:style-name="Source_20_Text">ParamStr(1)</text:span>. </text:p>
                      </text:list-item>
                      <text:list-item>
                        <text:p text:style-name="P644">Memanggil fungsi <text:span text:style-name="Source_20_Text">FileStatsUnit.GetFileStatistics</text:span>, <text:span text:style-name="Strong_20_Emphasis">membungkus pemanggilan ini dalam blok </text:span><text:span text:style-name="Strong_20_Emphasis"><text:span text:style-name="Source_20_Text">try...except</text:span></text:span> untuk menangkap potensi <text:span text:style-name="Source_20_Text">Exception</text:span> (terutama <text:span text:style-name="Source_20_Text">EInOutError</text:span>) yang mungkin dilempar oleh unit jika terjadi masalah file. </text:p>
                      </text:list-item>
                      <text:list-item>
                        <text:p text:style-name="P644">Jika pemanggilan berhasil (tidak ada exception), format dan tampilkan record <text:span text:style-name="Source_20_Text">TFileStats</text:span> yang dikembalikan ke konsol. </text:p>
                      </text:list-item>
                      <text:list-item>
                        <text:p text:style-name="P644">Jika terjadi exception, tangkap (catch) exception tersebut di blok <text:span text:style-name="Source_20_Text">except</text:span>, tampilkan pesan error yang bermakna (misalnya, menggunakan <text:span text:style-name="Source_20_Text">E.Message</text:span>) ke konsol (sebaiknya ke <text:span text:style-name="Source_20_Text">StdErr</text:span>), dan siapkan kode keluar error. </text:p>
                      </text:list-item>
                      <text:list-item>
                        <text:p text:style-name="P381">Mengatur kode keluar (exit code) program (<text:span text:style-name="Source_20_Text">Halt(code)</text:span>) – biasanya 0 untuk sukses, non-zero untuk error. </text:p>
                      </text:list-item>
                    </text:list>
                  </text:list-item>
                </text:list>
              </text:list-item>
            </text:list>
            <text:p text:style-name="Text_20_body"><text:span text:style-name="Strong_20_Emphasis">Manfaat Pendekatan Modular Ini:</text:span></text:p>
            <text:p text:style-name="Text_20_body">Meskipun terlihat sedikit berlebihan untuk program sekecil ini, pemisahan tanggung jawab ini memberikan keuntungan signifikan:</text:p>
            <text:list xml:id="list2589222351385719300" text:style-name="L225">
              <text:list-item>
                <text:p text:style-name="P645"><text:span text:style-name="Strong_20_Emphasis">Keterbacaan:</text:span> Kode di setiap file menjadi lebih fokus pada satu tugas spesifik, membuatnya lebih mudah dibaca dan dipahami. </text:p>
              </text:list-item>
              <text:list-item>
                <text:p text:style-name="P645"><text:span text:style-name="Strong_20_Emphasis">Pemeliharaan:</text:span> Jika Anda ingin mengubah cara statistik dihitung (misalnya, definisi kata yang lebih kompleks), Anda hanya perlu mengubah <text:span text:style-name="Source_20_Text">FileStatsUnit.pas</text:span> tanpa menyentuh logika penanganan argumen di <text:span text:style-name="Source_20_Text">HitungFile.lpr</text:span>. Sebaliknya, jika Anda ingin mengubah format output, Anda hanya mengubah <text:span text:style-name="Source_20_Text">HitungFile.lpr</text:span>. </text:p>
              </text:list-item>
              <text:list-item>
                <text:p text:style-name="P645"><text:span text:style-name="Strong_20_Emphasis">Reusabilitas:</text:span> Unit <text:span text:style-name="Source_20_Text">FileStatsUnit</text:span> kini menjadi komponen yang dapat digunakan kembali. Jika di masa depan Anda ingin membuat versi GUI dari aplikasi ini, Anda bisa menggunakan kembali unit logika yang sama persis. </text:p>
              </text:list-item>
              <text:list-item>
                <text:p text:style-name="P382"><text:soft-page-break/><text:span text:style-name="Strong_20_Emphasis">Testabilitas:</text:span> Anda dapat membuat program tes terpisah (unit test) yang <text:span text:style-name="Emphasis">hanya</text:span> menguji fungsionalitas <text:span text:style-name="Source_20_Text">FileStatsUnit</text:span> dengan memberinya berbagai file input, tanpa perlu mensimulasikan argumen command-line. Ini membuat pengujian lebih mudah dan lebih andal. </text:p>
              </text:list-item>
            </text:list>
            <text:p text:style-name="Text_20_body">Dengan desain ini, kita siap untuk melanjutkan ke implementasi kode di kedua file tersebut.</text:p>
          </text:section>
          <text:section text:style-name="Sect1" text:name="feedback-form-109">
            <text:p text:style-name="P443"/>
          </text:section>
        </text:section>
        <text:section text:style-name="Sect1" text:name="a42767670d6040a9">
          <text:p text:style-name="Text_20_body"/>
          <text:section text:style-name="Sect1" text:name="user-query-content-110">
            <text:p text:style-name="P705">yax </text:p>
          </text:section>
          <text:p text:style-name="P443">Tampilkan alur berpikir</text:p>
          <text:section text:style-name="Sect2" text:name="model-response-message-contentr_a42767670d6040a9">
            <text:p text:style-name="Text_20_body">Baik, saya akan melanjutkan dengan jawaban untuk prompt <text:span text:style-name="Strong_20_Emphasis">Sub-bab 16.3: Implementasi Unit Logika (</text:span><text:span text:style-name="Strong_20_Emphasis"><text:span text:style-name="Source_20_Text">FileStatsUnit.pas</text:span></text:span><text:span text:style-name="Strong_20_Emphasis">)</text:span>.</text:p>
            <text:p text:style-name="Horizontal_20_Line"/>
            <text:p text:style-name="Text_20_body"><text:span text:style-name="Strong_20_Emphasis">(Jawaban untuk Prompt Sub-bab 16.3)</text:span></text:p>
            <text:h text:style-name="Heading_20_3" text:outline-level="3">16.3 Implementasi Unit Logika (<text:span text:style-name="Source_20_Text">FileStatsUnit.pas</text:span>)</text:h>
            <text:p text:style-name="Text_20_body">Sesuai dengan desain yang telah kita rancang, kita sekarang akan membuat file unit <text:span text:style-name="Source_20_Text">FileStatsUnit.pas</text:span>. Unit ini akan berisi semua logika untuk membaca file teks dan menghitung statistiknya (baris, kata, karakter). Ia akan mengekspos tipe <text:span text:style-name="Source_20_Text">TFileStats</text:span> dan fungsi <text:span text:style-name="Source_20_Text">GetFileStatistics</text:span>.</text:p>
            <text:p text:style-name="Text_20_body">Berikut adalah kode sumber lengkap untuk <text:span text:style-name="Source_20_Text">FileStatsUnit.pas</text:span>. Kami akan menggunakan <text:span text:style-name="Source_20_Text">TStringList</text:span> (dari unit <text:span text:style-name="Source_20_Text">Classes</text:span>) untuk kemudahan membaca seluruh isi file teks ke memori.</text:p>
            <text:p text:style-name="Text_20_body">Delphi</text:p>
            <text:p text:style-name="Preformatted_20_Text"><text:span text:style-name="Source_20_Text">unit FileStatsUnit;</text:span></text:p>
            <text:p text:style-name="Preformatted_20_Text"/>
            <text:p text:style-name="Preformatted_20_Text"><text:span text:style-name="Source_20_Text">interface</text:span></text:p>
            <text:p text:style-name="Preformatted_20_Text"/>
            <text:p text:style-name="Preformatted_20_Text"><text:span text:style-name="Source_20_Text">// Unit yang dibutuhkan oleh deklarasi di interface</text:span></text:p>
            <text:p text:style-name="Preformatted_20_Text"><text:span text:style-name="Source_20_Text">uses</text:span></text:p>
            <text:p text:style-name="Preformatted_20_Text"><text:span text:style-name="Source_20_Text"><text:s text:c="2"/>SysUtils; // Untuk Exception, EInOutError, Int64 (jika tidak built-in)</text:span></text:p>
            <text:p text:style-name="Preformatted_20_Text"/>
            <text:p text:style-name="Preformatted_20_Text"><text:span text:style-name="Source_20_Text">// Tipe data record untuk menampung hasil statistik</text:span></text:p>
            <text:p text:style-name="Preformatted_20_Text"><text:span text:style-name="Source_20_Text">type</text:span></text:p>
            <text:p text:style-name="Preformatted_20_Text"><text:span text:style-name="Source_20_Text"><text:s text:c="2"/>TFileStats = record</text:span></text:p>
            <text:p text:style-name="Preformatted_20_Text"><text:span text:style-name="Source_20_Text"><text:s text:c="4"/>LineCount: Int64;</text:span></text:p>
            <text:p text:style-name="Preformatted_20_Text"><text:span text:style-name="Source_20_Text"><text:s text:c="4"/>WordCount: Int64;</text:span></text:p>
            <text:p text:style-name="Preformatted_20_Text"><text:span text:style-name="Source_20_Text"><text:s text:c="4"/>CharCount: Int64;</text:span></text:p>
            <text:p text:style-name="Preformatted_20_Text"><text:span text:style-name="Source_20_Text"><text:s text:c="2"/>end;</text:span></text:p>
            <text:p text:style-name="Preformatted_20_Text"/>
            <text:p text:style-name="Preformatted_20_Text"><text:span text:style-name="Source_20_Text">// Fungsi publik utama: Menerima nama file, mengembalikan statistik</text:span></text:p>
            <text:p text:style-name="Preformatted_20_Text"><text:span text:style-name="Source_20_Text">// Akan raise exception jika file tidak ditemukan atau error baca</text:span></text:p>
            <text:p text:style-name="Preformatted_20_Text"><text:soft-page-break/><text:span text:style-name="Source_20_Text">function GetFileStatistics(const FileName: string): TFileStats;</text:span></text:p>
            <text:p text:style-name="Preformatted_20_Text"/>
            <text:p text:style-name="Preformatted_20_Text"><text:span text:style-name="Source_20_Text">implementation</text:span></text:p>
            <text:p text:style-name="Preformatted_20_Text"/>
            <text:p text:style-name="Preformatted_20_Text"><text:span text:style-name="Source_20_Text">// Unit yang dibutuhkan HANYA oleh implementasi</text:span></text:p>
            <text:p text:style-name="Preformatted_20_Text"><text:span text:style-name="Source_20_Text">uses</text:span></text:p>
            <text:p text:style-name="Preformatted_20_Text"><text:span text:style-name="Source_20_Text"><text:s text:c="2"/>Classes; // Untuk TStringList</text:span></text:p>
            <text:p text:style-name="Preformatted_20_Text"/>
            <text:p text:style-name="Preformatted_20_Text"><text:span text:style-name="Source_20_Text">// Implementasi fungsi publik</text:span></text:p>
            <text:p text:style-name="Preformatted_20_Text"><text:span text:style-name="Source_20_Text">function GetFileStatistics(const FileName: string): TFileStats;</text:span></text:p>
            <text:p text:style-name="Preformatted_20_Text"><text:span text:style-name="Source_20_Text">var</text:span></text:p>
            <text:p text:style-name="Preformatted_20_Text"><text:span text:style-name="Source_20_Text"><text:s text:c="2"/>SL: TStringList; <text:s text:c="10"/>// Objek untuk menampung isi file</text:span></text:p>
            <text:p text:style-name="Preformatted_20_Text"><text:span text:style-name="Source_20_Text"><text:s text:c="2"/>Stats: TFileStats; <text:s text:c="8"/>// Record untuk hasil (lokal)</text:span></text:p>
            <text:p text:style-name="Preformatted_20_Text"><text:span text:style-name="Source_20_Text"><text:s text:c="2"/>i: Integer; <text:s text:c="13"/>// Indeks loop</text:span></text:p>
            <text:p text:style-name="Preformatted_20_Text"><text:span text:style-name="Source_20_Text"><text:s text:c="2"/>Line: string; <text:s text:c="11"/>// Untuk iterasi baris (jika diperlukan)</text:span></text:p>
            <text:p text:style-name="Preformatted_20_Text"><text:span text:style-name="Source_20_Text"><text:s text:c="2"/>LineCharCount: Integer; <text:s text:c="3"/>// Jumlah karakter dalam satu baris</text:span></text:p>
            <text:p text:style-name="Preformatted_20_Text"><text:span text:style-name="Source_20_Text"><text:s text:c="2"/>CharIndex: Integer; <text:s text:c="5"/>// Indeks karakter saat menghitung kata/char</text:span></text:p>
            <text:p text:style-name="Preformatted_20_Text"><text:span text:style-name="Source_20_Text"><text:s text:c="2"/>CurrentChar: Char; <text:s text:c="6"/>// Karakter saat ini</text:span></text:p>
            <text:p text:style-name="Preformatted_20_Text"><text:span text:style-name="Source_20_Text"><text:s text:c="2"/>InWord: Boolean; <text:s text:c="8"/>// Flag status: apakah saat ini di dalam kata?</text:span></text:p>
            <text:p text:style-name="Preformatted_20_Text"><text:span text:style-name="Source_20_Text">begin</text:span></text:p>
            <text:p text:style-name="Preformatted_20_Text"><text:span text:style-name="Source_20_Text"><text:s text:c="2"/>// 1. Inisialisasi Hasil</text:span></text:p>
            <text:p text:style-name="Preformatted_20_Text"><text:span text:style-name="Source_20_Text"><text:s text:c="2"/>FillChar(Stats, SizeOf(TFileStats), 0); // Cara cepat set semua field ke 0</text:span></text:p>
            <text:p text:style-name="Preformatted_20_Text"/>
            <text:p text:style-name="Preformatted_20_Text"><text:span text:style-name="Source_20_Text"><text:s text:c="2"/>// 2. Periksa Keberadaan File (Good practice sebelum LoadFromFile)</text:span></text:p>
            <text:p text:style-name="Preformatted_20_Text"><text:span text:style-name="Source_20_Text"><text:s text:c="2"/>// <text:s text:c="3"/>Meskipun LoadFromFile juga akan raise error, ini bisa memberikan</text:span></text:p>
            <text:p text:style-name="Preformatted_20_Text"><text:span text:style-name="Source_20_Text"><text:s text:c="2"/>// <text:s text:c="3"/>pesan error yang sedikit lebih terkontrol jika diinginkan.</text:span></text:p>
            <text:p text:style-name="Preformatted_20_Text"><text:span text:style-name="Source_20_Text"><text:s text:c="2"/>// <text:s text:c="3"/>Namun, untuk contoh ini, kita biarkan LoadFromFile handle error not found.</text:span></text:p>
            <text:p text:style-name="Preformatted_20_Text"><text:span text:style-name="Source_20_Text"><text:s text:c="2"/>// if not FileExists(FileName) then</text:span></text:p>
            <text:p text:style-name="Preformatted_20_Text"><text:span text:style-name="Source_20_Text"><text:s text:c="2"/>// <text:s text:c="2"/>raise EInOutError.CreateFmt('File tidak ditemukan: "%s"', [FileName]);</text:span></text:p>
            <text:p text:style-name="Preformatted_20_Text"/>
            <text:p text:style-name="Preformatted_20_Text"><text:span text:style-name="Source_20_Text"><text:s text:c="2"/>// 3. Buat objek TStringList</text:span></text:p>
            <text:p text:style-name="Preformatted_20_Text"><text:span text:style-name="Source_20_Text"><text:s text:c="2"/>SL := TStringList.Create;</text:span></text:p>
            <text:p text:style-name="Preformatted_20_Text"><text:span text:style-name="Source_20_Text"><text:s text:c="2"/>try // Gunakan try..finally untuk menjamin SL dibebaskan</text:span></text:p>
            <text:p text:style-name="Preformatted_20_Text"><text:span text:style-name="Source_20_Text"><text:s text:c="4"/>// 4. Muat isi file ke TStringList</text:span></text:p>
            <text:p text:style-name="Preformatted_20_Text"><text:span text:style-name="Source_20_Text"><text:s text:c="4"/>// <text:s text:c="3"/>Ini akan otomatis membuka, membaca, dan menutup file.</text:span></text:p>
            <text:p text:style-name="Preformatted_20_Text"><text:span text:style-name="Source_20_Text"><text:s text:c="4"/>// <text:s text:c="3"/>Akan raise EInOutError jika file tidak ada atau error baca.</text:span></text:p>
            <text:p text:style-name="Preformatted_20_Text"><text:span text:style-name="Source_20_Text"><text:s text:c="4"/>SL.LoadFromFile(FileName);</text:span></text:p>
            <text:p text:style-name="Preformatted_20_Text"/>
            <text:p text:style-name="Preformatted_20_Text"><text:span text:style-name="Source_20_Text"><text:s text:c="4"/>// 5. Hitung Statistik</text:span></text:p>
            <text:p text:style-name="Preformatted_20_Text"><text:span text:style-name="Source_20_Text"><text:s text:c="4"/>// 5a. Jumlah Baris: Langsung dari TStringList.Count</text:span></text:p>
            <text:p text:style-name="Preformatted_20_Text"><text:span text:style-name="Source_20_Text"><text:s text:c="4"/>Stats.LineCount := SL.Count;</text:span></text:p>
            <text:p text:style-name="Preformatted_20_Text"/>
            <text:p text:style-name="Preformatted_20_Text"><text:span text:style-name="Source_20_Text"><text:s text:c="4"/>// 5b. Jumlah Karakter: Panjang dari teks gabungan (termasuk EOL)</text:span></text:p>
            <text:p text:style-name="Preformatted_20_Text"><text:span text:style-name="Source_20_Text"><text:s text:c="4"/>// <text:s text:c="3"/>Catatan: Ini mungkin sedikit berbeda dari 'wc -c' di Linux jika</text:span></text:p>
            <text:p text:style-name="Preformatted_20_Text"><text:span text:style-name="Source_20_Text"><text:s text:c="4"/>// <text:s text:c="3"/>EOL dihitung berbeda, tapi ini cara FPC/Delphi yang umum.</text:span></text:p>
            <text:p text:style-name="Preformatted_20_Text"><text:span text:style-name="Source_20_Text"><text:s text:c="4"/>// <text:s text:c="3"/>Untuk hitungan byte murni, baca via stream.</text:span></text:p>
            <text:p text:style-name="Preformatted_20_Text"><text:span text:style-name="Source_20_Text"><text:s text:c="4"/>Stats.CharCount := Length(SL.Text);</text:span></text:p>
            <text:p text:style-name="Preformatted_20_Text"/>
            <text:p text:style-name="Preformatted_20_Text"><text:soft-page-break/><text:span text:style-name="Source_20_Text"><text:s text:c="4"/>// 5c. Jumlah Kata (Logika Sederhana: dipisah whitespace)</text:span></text:p>
            <text:p text:style-name="Preformatted_20_Text"><text:span text:style-name="Source_20_Text"><text:s text:c="4"/>Stats.WordCount := 0;</text:span></text:p>
            <text:p text:style-name="Preformatted_20_Text"><text:span text:style-name="Source_20_Text"><text:s text:c="4"/>InWord := False; // Awalnya kita tidak di dalam kata</text:span></text:p>
            <text:p text:style-name="Preformatted_20_Text"/>
            <text:p text:style-name="Preformatted_20_Text"><text:span text:style-name="Source_20_Text"><text:s text:c="4"/>// Iterasi melalui SEMUA karakter dalam file (via SL.Text)</text:span></text:p>
            <text:p text:style-name="Preformatted_20_Text"><text:span text:style-name="Source_20_Text"><text:s text:c="4"/>// Lebih mudah menangani kasus kata lintas baris daripada iterasi per baris.</text:span></text:p>
            <text:p text:style-name="Preformatted_20_Text"><text:span text:style-name="Source_20_Text"><text:s text:c="4"/>for CharIndex := 1 to Stats.CharCount do // Indeks string Pascal dari 1</text:span></text:p>
            <text:p text:style-name="Preformatted_20_Text"><text:span text:style-name="Source_20_Text"><text:s text:c="4"/>begin</text:span></text:p>
            <text:p text:style-name="Preformatted_20_Text"><text:span text:style-name="Source_20_Text"><text:s text:c="6"/>CurrentChar := SL.Text[CharIndex];</text:span></text:p>
            <text:p text:style-name="Preformatted_20_Text"/>
            <text:p text:style-name="Preformatted_20_Text"><text:span text:style-name="Source_20_Text"><text:s text:c="6"/>// Cek apakah karakter adalah whitespace (spasi, tab, CR, LF)</text:span></text:p>
            <text:p text:style-name="Preformatted_20_Text"><text:span text:style-name="Source_20_Text"><text:s text:c="6"/>// Ord &lt;= 32 biasanya mencakup kontrol &amp; spasi. Atau pakai CharInSet.</text:span></text:p>
            <text:p text:style-name="Preformatted_20_Text"><text:span text:style-name="Source_20_Text"><text:s text:c="6"/>if CurrentChar &lt;= ' ' then // Dianggap pemisah kata</text:span></text:p>
            <text:p text:style-name="Preformatted_20_Text"><text:span text:style-name="Source_20_Text"><text:s text:c="6"/>begin</text:span></text:p>
            <text:p text:style-name="Preformatted_20_Text"><text:span text:style-name="Source_20_Text"><text:s text:c="8"/>InWord := False; // Keluar dari kata (jika sebelumnya di dalam)</text:span></text:p>
            <text:p text:style-name="Preformatted_20_Text"><text:span text:style-name="Source_20_Text"><text:s text:c="6"/>end</text:span></text:p>
            <text:p text:style-name="Preformatted_20_Text"><text:span text:style-name="Source_20_Text"><text:s text:c="6"/>else // Bukan whitespace</text:span></text:p>
            <text:p text:style-name="Preformatted_20_Text"><text:span text:style-name="Source_20_Text"><text:s text:c="6"/>begin</text:span></text:p>
            <text:p text:style-name="Preformatted_20_Text"><text:span text:style-name="Source_20_Text"><text:s text:c="8"/>// Jika sebelumnya TIDAK di dalam kata, berarti ini AWAL kata baru</text:span></text:p>
            <text:p text:style-name="Preformatted_20_Text"><text:span text:style-name="Source_20_Text"><text:s text:c="8"/>if not InWord then</text:span></text:p>
            <text:p text:style-name="Preformatted_20_Text"><text:span text:style-name="Source_20_Text"><text:s text:c="8"/>begin</text:span></text:p>
            <text:p text:style-name="Preformatted_20_Text"><text:span text:style-name="Source_20_Text"><text:s text:c="10"/>InWord := True; // Masuk ke dalam kata</text:span></text:p>
            <text:p text:style-name="Preformatted_20_Text"><text:span text:style-name="Source_20_Text"><text:s text:c="10"/>Inc(Stats.WordCount); // Tambah hitungan kata</text:span></text:p>
            <text:p text:style-name="Preformatted_20_Text"><text:span text:style-name="Source_20_Text"><text:s text:c="8"/>end;</text:span></text:p>
            <text:p text:style-name="Preformatted_20_Text"><text:span text:style-name="Source_20_Text"><text:s text:c="8"/>// Jika sudah InWord, tidak melakukan apa-apa (masih di kata yang sama)</text:span></text:p>
            <text:p text:style-name="Preformatted_20_Text"><text:span text:style-name="Source_20_Text"><text:s text:c="6"/>end;</text:span></text:p>
            <text:p text:style-name="Preformatted_20_Text"><text:span text:style-name="Source_20_Text"><text:s text:c="4"/>end; // Akhir loop karakter</text:span></text:p>
            <text:p text:style-name="Preformatted_20_Text"/>
            <text:p text:style-name="Preformatted_20_Text"><text:span text:style-name="Source_20_Text"><text:s text:c="4"/>// 6. Kembalikan hasil</text:span></text:p>
            <text:p text:style-name="Preformatted_20_Text"><text:span text:style-name="Source_20_Text"><text:s text:c="4"/>Result := Stats;</text:span></text:p>
            <text:p text:style-name="Preformatted_20_Text"/>
            <text:p text:style-name="Preformatted_20_Text"><text:span text:style-name="Source_20_Text"><text:s text:c="2"/>finally</text:span></text:p>
            <text:p text:style-name="Preformatted_20_Text"><text:span text:style-name="Source_20_Text"><text:s text:c="4"/>// 7. Bebaskan memori TStringList (SANGAT PENTING!)</text:span></text:p>
            <text:p text:style-name="Preformatted_20_Text"><text:span text:style-name="Source_20_Text"><text:s text:c="4"/>SL.Free;</text:span></text:p>
            <text:p text:style-name="Preformatted_20_Text"><text:span text:style-name="Source_20_Text"><text:s text:c="2"/>end; // Akhir try..finally</text:span></text:p>
            <text:p text:style-name="Preformatted_20_Text"><text:span text:style-name="Source_20_Text">end;</text:span></text:p>
            <text:p text:style-name="Preformatted_20_Text"/>
            <text:p text:style-name="P77"><text:span text:style-name="Source_20_Text">end. // Akhir unit</text:span></text:p>
            <text:p text:style-name="Text_20_body"><text:span text:style-name="Strong_20_Emphasis">Penjelasan Kode:</text:span></text:p>
            <text:list xml:id="list2938178043448253602" text:style-name="L226">
              <text:list-item>
                <text:p text:style-name="P646"><text:span text:style-name="Strong_20_Emphasis">Interface:</text:span> Mendefinisikan record <text:span text:style-name="Source_20_Text">TFileStats</text:span> dengan tipe <text:span text:style-name="Source_20_Text">Int64</text:span> untuk mengakomodasi file besar, dan fungsi <text:span text:style-name="Source_20_Text">GetFileStatistics</text:span>. <text:span text:style-name="Source_20_Text">uses SysUtils</text:span> disertakan karena <text:span text:style-name="Source_20_Text">EInOutError</text:span> bisa dibangkitkan. <text:span text:style-name="Source_20_Text">uses Classes</text:span> ditambahkan karena <text:span text:style-name="Source_20_Text">TStringList</text:span> digunakan (meskipun hanya di implementation, kadang lebih mudah ditaruh di interface jika tipenya mungkin terekspos). </text:p>
              </text:list-item>
              <text:list-item>
                <text:p text:style-name="P646"><text:soft-page-break/><text:span text:style-name="Strong_20_Emphasis">Implementation:</text:span> </text:p>
                <text:list>
                  <text:list-item>
                    <text:p text:style-name="P646">Menggunakan <text:span text:style-name="Source_20_Text">TStringList</text:span> untuk membaca file (<text:span text:style-name="Source_20_Text">LoadFromFile</text:span>). Ini cara paling mudah untuk file teks. </text:p>
                  </text:list-item>
                  <text:list-item>
                    <text:p text:style-name="P646">Blok <text:span text:style-name="Source_20_Text">try..finally</text:span> memastikan <text:span text:style-name="Source_20_Text">SL.Free</text:span> selalu dipanggil untuk membebaskan memori <text:span text:style-name="Source_20_Text">TStringList</text:span>, bahkan jika <text:span text:style-name="Source_20_Text">LoadFromFile</text:span> atau proses perhitungan gagal. </text:p>
                  </text:list-item>
                  <text:list-item>
                    <text:p text:style-name="P646"><text:span text:style-name="Strong_20_Emphasis">Jumlah Baris (</text:span><text:span text:style-name="Strong_20_Emphasis"><text:span text:style-name="Source_20_Text">LineCount</text:span></text:span><text:span text:style-name="Strong_20_Emphasis">):</text:span> Didapat langsung dari properti <text:span text:style-name="Source_20_Text">SL.Count</text:span>. </text:p>
                  </text:list-item>
                  <text:list-item>
                    <text:p text:style-name="P646"><text:span text:style-name="Strong_20_Emphasis">Jumlah Karakter (</text:span><text:span text:style-name="Strong_20_Emphasis"><text:span text:style-name="Source_20_Text">CharCount</text:span></text:span><text:span text:style-name="Strong_20_Emphasis">):</text:span> Didapat dari panjang properti <text:span text:style-name="Source_20_Text">SL.Text</text:span>. Properti <text:span text:style-name="Source_20_Text">Text</text:span> menggabungkan semua baris dengan karakter End-Of-Line (EOL) di antaranya, jadi ini menghitung semua karakter termasuk EOL. </text:p>
                  </text:list-item>
                  <text:list-item>
                    <text:p text:style-name="P646"><text:span text:style-name="Strong_20_Emphasis">Jumlah Kata (</text:span><text:span text:style-name="Strong_20_Emphasis"><text:span text:style-name="Source_20_Text">WordCount</text:span></text:span><text:span text:style-name="Strong_20_Emphasis">):</text:span> Menggunakan algoritma state machine sederhana. Iterasi dilakukan per karakter. Variabel <text:span text:style-name="Source_20_Text">InWord</text:span> melacak apakah posisi saat ini berada di dalam sebuah kata. Kata baru dihitung hanya ketika transisi dari <text:span text:style-name="Emphasis">bukan-kata</text:span> (whitespace) ke <text:span text:style-name="Emphasis">kata</text:span> (non-whitespace) terjadi. Ini menangani spasi ganda atau kata di awal/akhir file dengan benar. </text:p>
                  </text:list-item>
                  <text:list-item>
                    <text:p text:style-name="P646"><text:span text:style-name="Strong_20_Emphasis">Error Handling:</text:span> Unit ini tidak menangkap <text:span text:style-name="Source_20_Text">EInOutError</text:span> dari <text:span text:style-name="Source_20_Text">LoadFromFile</text:span>. Sesuai desain, ia membiarkan exception tersebut "terlempar" ke atas untuk ditangani oleh pemanggil (program utama). </text:p>
                  </text:list-item>
                  <text:list-item>
                    <text:p text:style-name="P383"><text:span text:style-name="Strong_20_Emphasis">Return Value:</text:span> Hasil perhitungan diisi ke record <text:span text:style-name="Source_20_Text">Stats</text:span> lokal, lalu record ini ditetapkan ke <text:span text:style-name="Source_20_Text">Result</text:span> (variabel implisit fungsi) untuk dikembalikan. </text:p>
                  </text:list-item>
                </text:list>
              </text:list-item>
            </text:list>
            <text:p text:style-name="Text_20_body">Unit ini sekarang siap digunakan oleh program utama kita untuk melakukan analisis file.</text:p>
          </text:section>
          <text:section text:style-name="Sect1" text:name="feedback-form-110">
            <text:p text:style-name="P443"/>
          </text:section>
        </text:section>
        <text:section text:style-name="Sect1" text:name="78491e375e1633da">
          <text:p text:style-name="Text_20_body"/>
          <text:section text:style-name="Sect1" text:name="user-query-content-111">
            <text:p text:style-name="P705">yax </text:p>
          </text:section>
          <text:p text:style-name="P443">Tampilkan alur berpikir</text:p>
          <text:section text:style-name="Sect2" text:name="model-response-message-contentr_78491e375e1633da">
            <text:p text:style-name="Text_20_body">Baik, saya akan melanjutkan dengan jawaban untuk prompt <text:span text:style-name="Strong_20_Emphasis">Sub-bab 16.4: Implementasi Program Utama (</text:span><text:span text:style-name="Strong_20_Emphasis"><text:span text:style-name="Source_20_Text">HitungFile.lpr</text:span></text:span><text:span text:style-name="Strong_20_Emphasis">)</text:span>.</text:p>
            <text:p text:style-name="Horizontal_20_Line"/>
            <text:p text:style-name="Text_20_body"><text:span text:style-name="Strong_20_Emphasis">(Jawaban untuk Prompt Sub-bab 16.4)</text:span></text:p>
            <text:h text:style-name="Heading_20_3" text:outline-level="3">16.4 Implementasi Program Utama (<text:span text:style-name="Source_20_Text">HitungFile.lpr</text:span>)</text:h>
            <text:p text:style-name="Text_20_body">Sekarang setelah unit logika <text:span text:style-name="Source_20_Text">FileStatsUnit</text:span> siap, kita akan membuat program utama (<text:span text:style-name="Source_20_Text">HitungFile.lpr</text:span>) yang akan bertindak sebagai antarmuka command-line. Tugasnya adalah menerima nama file dari pengguna, memanggil unit logika untuk <text:soft-page-break/>melakukan perhitungan, dan menampilkan hasilnya atau pesan error yang sesuai.</text:p>
            <text:p text:style-name="Text_20_body">Berikut adalah kode sumber lengkap untuk <text:span text:style-name="Source_20_Text">HitungFile.lpr</text:span>:</text:p>
            <text:p text:style-name="Text_20_body">Delphi</text:p>
            <text:p text:style-name="Preformatted_20_Text"><text:span text:style-name="Source_20_Text">program HitungFile;</text:span></text:p>
            <text:p text:style-name="Preformatted_20_Text"/>
            <text:p text:style-name="Preformatted_20_Text"><text:span text:style-name="Source_20_Text">// {$APPTYPE CONSOLE} // Direktif ini mungkin diperlukan di beberapa setup/OS,</text:span></text:p>
            <text:p text:style-name="Preformatted_20_Text"><text:span text:style-name="Source_20_Text"><text:s text:c="21"/>// terutama Windows, untuk memastikan ini adalah aplikasi konsol.</text:span></text:p>
            <text:p text:style-name="Preformatted_20_Text"/>
            <text:p text:style-name="Preformatted_20_Text"><text:span text:style-name="Source_20_Text">uses</text:span></text:p>
            <text:p text:style-name="Preformatted_20_Text"><text:span text:style-name="Source_20_Text"><text:s text:c="2"/>SysUtils, <text:s text:c="8"/>// Diperlukan untuk ParamStr, ParamCount, WriteLn, IntToStr,</text:span></text:p>
            <text:p text:style-name="Preformatted_20_Text"><text:span text:style-name="Source_20_Text"><text:s text:c="20"/>// Exception, Halt, ErrOutput, dll.</text:span></text:p>
            <text:p text:style-name="Preformatted_20_Text"><text:span text:style-name="Source_20_Text"><text:s text:c="2"/>FileStatsUnit; <text:s text:c="3"/>// Unit kustom yang kita buat</text:span></text:p>
            <text:p text:style-name="Preformatted_20_Text"/>
            <text:p text:style-name="Preformatted_20_Text"><text:span text:style-name="Source_20_Text">var</text:span></text:p>
            <text:p text:style-name="Preformatted_20_Text"><text:span text:style-name="Source_20_Text"><text:s text:c="2"/>FileName: string; <text:s text:c="7"/>// Untuk menyimpan nama file dari argumen</text:span></text:p>
            <text:p text:style-name="Preformatted_20_Text"><text:span text:style-name="Source_20_Text"><text:s text:c="2"/>Stats: TFileStats; <text:s text:c="6"/>// Untuk menyimpan hasil statistik dari unit</text:span></text:p>
            <text:p text:style-name="Preformatted_20_Text"><text:span text:style-name="Source_20_Text"><text:s text:c="2"/>ExitCode: Integer; <text:s text:c="6"/>// Kode status untuk keluar program (0=sukses)</text:span></text:p>
            <text:p text:style-name="Preformatted_20_Text"><text:span text:style-name="Source_20_Text">begin</text:span></text:p>
            <text:p text:style-name="Preformatted_20_Text"><text:span text:style-name="Source_20_Text"><text:s text:c="2"/>ExitCode := 0; // Asumsikan sukses pada awalnya</text:span></text:p>
            <text:p text:style-name="Preformatted_20_Text"/>
            <text:p text:style-name="Preformatted_20_Text"><text:span text:style-name="Source_20_Text"><text:s text:c="2"/>// 1. Periksa Jumlah Argumen Command Line</text:span></text:p>
            <text:p text:style-name="Preformatted_20_Text"><text:span text:style-name="Source_20_Text"><text:s text:c="2"/>if ParamCount &lt;&gt; 1 then</text:span></text:p>
            <text:p text:style-name="Preformatted_20_Text"><text:span text:style-name="Source_20_Text"><text:s text:c="2"/>begin</text:span></text:p>
            <text:p text:style-name="Preformatted_20_Text"><text:span text:style-name="Source_20_Text"><text:s text:c="4"/>// Tampilkan pesan penggunaan ke Standard Error</text:span></text:p>
            <text:p text:style-name="Preformatted_20_Text"><text:span text:style-name="Source_20_Text"><text:s text:c="4"/>WriteLn(ErrOutput, 'Penggunaan: HitungFile &lt;nama_file_teks&gt;');</text:span></text:p>
            <text:p text:style-name="Preformatted_20_Text"><text:span text:style-name="Source_20_Text"><text:s text:c="4"/>Halt(1); // Keluar dari program dengan kode error 1 (Argumen Salah)</text:span></text:p>
            <text:p text:style-name="Preformatted_20_Text"><text:span text:style-name="Source_20_Text"><text:s text:c="2"/>end;</text:span></text:p>
            <text:p text:style-name="Preformatted_20_Text"/>
            <text:p text:style-name="Preformatted_20_Text"><text:span text:style-name="Source_20_Text"><text:s text:c="2"/>// 2. Ambil Nama File dari Argumen Pertama</text:span></text:p>
            <text:p text:style-name="Preformatted_20_Text"><text:span text:style-name="Source_20_Text"><text:s text:c="2"/>FileName := ParamStr(1);</text:span></text:p>
            <text:p text:style-name="Preformatted_20_Text"/>
            <text:p text:style-name="Preformatted_20_Text"><text:span text:style-name="Source_20_Text"><text:s text:c="2"/>// 3. Panggil Unit Logika dan Tangani Potensi Error</text:span></text:p>
            <text:p text:style-name="Preformatted_20_Text"><text:span text:style-name="Source_20_Text"><text:s text:c="2"/>try</text:span></text:p>
            <text:p text:style-name="Preformatted_20_Text"><text:span text:style-name="Source_20_Text"><text:s text:c="4"/>// Panggil fungsi dari unit FileStatsUnit untuk mendapatkan statistik</text:span></text:p>
            <text:p text:style-name="Preformatted_20_Text"><text:span text:style-name="Source_20_Text"><text:s text:c="4"/>Stats := GetFileStatistics(FileName);</text:span></text:p>
            <text:p text:style-name="Preformatted_20_Text"/>
            <text:p text:style-name="Preformatted_20_Text"><text:span text:style-name="Source_20_Text"><text:s text:c="4"/>// Jika berhasil (tidak ada exception), tampilkan hasilnya</text:span></text:p>
            <text:p text:style-name="Preformatted_20_Text"><text:span text:style-name="Source_20_Text"><text:s text:c="4"/>Writeln('Analisis File: ', FileName);</text:span></text:p>
            <text:p text:style-name="Preformatted_20_Text"><text:span text:style-name="Source_20_Text"><text:s text:c="4"/>Writeln('------------------------------------');</text:span></text:p>
            <text:p text:style-name="Preformatted_20_Text"><text:span text:style-name="Source_20_Text"><text:s text:c="4"/>// WriteLn bisa langsung mencetak Int64</text:span></text:p>
            <text:p text:style-name="Preformatted_20_Text"><text:span text:style-name="Source_20_Text"><text:s text:c="4"/>Writeln(' Jumlah Baris <text:s text:c="4"/>: ', Stats.LineCount);</text:span></text:p>
            <text:p text:style-name="Preformatted_20_Text"><text:span text:style-name="Source_20_Text"><text:s text:c="4"/>Writeln(' Jumlah Kata <text:s text:c="5"/>: ', Stats.WordCount);</text:span></text:p>
            <text:p text:style-name="Preformatted_20_Text"><text:span text:style-name="Source_20_Text"><text:s text:c="4"/>Writeln(' Jumlah Karakter <text:s/>: ', Stats.CharCount);</text:span></text:p>
            <text:p text:style-name="Preformatted_20_Text"/>
            <text:p text:style-name="Preformatted_20_Text"><text:span text:style-name="Source_20_Text"><text:s text:c="4"/>// ExitCode tetap 0 (sukses)</text:span></text:p>
            <text:p text:style-name="Preformatted_20_Text"/>
            <text:p text:style-name="Preformatted_20_Text"><text:soft-page-break/><text:span text:style-name="Source_20_Text"><text:s text:c="2"/>except</text:span></text:p>
            <text:p text:style-name="Preformatted_20_Text"><text:span text:style-name="Source_20_Text"><text:s text:c="4"/>// Tangkap *semua* jenis exception yang mungkin terjadi</text:span></text:p>
            <text:p text:style-name="Preformatted_20_Text"><text:span text:style-name="Source_20_Text"><text:s text:c="4"/>// (terutama EInOutError dari unit, tapi bisa juga error lain)</text:span></text:p>
            <text:p text:style-name="Preformatted_20_Text"><text:span text:style-name="Source_20_Text"><text:s text:c="4"/>on E: Exception do</text:span></text:p>
            <text:p text:style-name="Preformatted_20_Text"><text:span text:style-name="Source_20_Text"><text:s text:c="4"/>begin</text:span></text:p>
            <text:p text:style-name="Preformatted_20_Text"><text:span text:style-name="Source_20_Text"><text:s text:c="6"/>// Tampilkan pesan error ke Standard Error</text:span></text:p>
            <text:p text:style-name="Preformatted_20_Text"><text:span text:style-name="Source_20_Text"><text:s text:c="6"/>WriteLn(ErrOutput, 'ERROR: Terjadi kesalahan saat memproses file.');</text:span></text:p>
            <text:p text:style-name="Preformatted_20_Text"><text:span text:style-name="Source_20_Text"><text:s text:c="6"/>WriteLn(ErrOutput, ' <text:s text:c="6"/>Pesan: ', E.ClassName, ': ', E.Message);</text:span></text:p>
            <text:p text:style-name="Preformatted_20_Text"><text:span text:style-name="Source_20_Text"><text:s text:c="6"/>ExitCode := 2; // Atur kode error untuk masalah pemrosesan/file</text:span></text:p>
            <text:p text:style-name="Preformatted_20_Text"><text:span text:style-name="Source_20_Text"><text:s text:c="4"/>end;</text:span></text:p>
            <text:p text:style-name="Preformatted_20_Text"><text:span text:style-name="Source_20_Text"><text:s text:c="2"/>end; // Akhir blok try..except</text:span></text:p>
            <text:p text:style-name="Preformatted_20_Text"/>
            <text:p text:style-name="Preformatted_20_Text"><text:span text:style-name="Source_20_Text"><text:s text:c="2"/>// 4. Keluar dari Program dengan Kode Status yang Sesuai</text:span></text:p>
            <text:p text:style-name="Preformatted_20_Text"><text:span text:style-name="Source_20_Text"><text:s text:c="2"/>Halt(ExitCode);</text:span></text:p>
            <text:p text:style-name="Preformatted_20_Text"/>
            <text:p text:style-name="P77"><text:span text:style-name="Source_20_Text">end. // Akhir program utama</text:span></text:p>
            <text:p text:style-name="Text_20_body"><text:span text:style-name="Strong_20_Emphasis">Penjelasan Kode Program Utama:</text:span></text:p>
            <text:list xml:id="list3972676258109770768" text:style-name="L227">
              <text:list-item>
                <text:p text:style-name="P647"><text:span text:style-name="Strong_20_Emphasis"><text:span text:style-name="Source_20_Text">program HitungFile;</text:span></text:span>: Mendeklarasikan nama program. </text:p>
              </text:list-item>
              <text:list-item>
                <text:p text:style-name="P647"><text:span text:style-name="Strong_20_Emphasis"><text:span text:style-name="Source_20_Text">{$APPTYPE CONSOLE}</text:span></text:span>: Direktif ini (seringkali penting di Windows) memastikan bahwa executable yang dihasilkan adalah aplikasi konsol, bukan aplikasi GUI (yang mungkin menjadi default jika Anda mengkompilasi di dalam Lazarus tanpa template proyek konsol yang benar). </text:p>
              </text:list-item>
              <text:list-item>
                <text:p text:style-name="P647"><text:span text:style-name="Strong_20_Emphasis"><text:span text:style-name="Source_20_Text">uses SysUtils, FileStatsUnit;</text:span></text:span>: Menyertakan unit standar <text:span text:style-name="Source_20_Text">SysUtils</text:span> (untuk fungsi-fungsi sistem dasar dan penanganan exception) serta unit logika kustom <text:span text:style-name="Source_20_Text">FileStatsUnit</text:span> yang kita buat sebelumnya. </text:p>
              </text:list-item>
              <text:list-item>
                <text:p text:style-name="P647"><text:span text:style-name="Strong_20_Emphasis"><text:span text:style-name="Source_20_Text">var</text:span></text:span>: Mendeklarasikan variabel <text:span text:style-name="Source_20_Text">FileName</text:span> untuk menyimpan argumen input dan <text:span text:style-name="Source_20_Text">Stats</text:span> untuk menampung hasil bertipe <text:span text:style-name="Source_20_Text">TFileStats</text:span> (tipe ini berasal dari <text:span text:style-name="Source_20_Text">FileStatsUnit</text:span>). <text:span text:style-name="Source_20_Text">ExitCode</text:span> digunakan untuk menyimpan status akhir program. </text:p>
              </text:list-item>
              <text:list-item>
                <text:p text:style-name="P647"><text:span text:style-name="Strong_20_Emphasis">Pemeriksaan Argumen (</text:span><text:span text:style-name="Strong_20_Emphasis"><text:span text:style-name="Source_20_Text">ParamCount</text:span></text:span><text:span text:style-name="Strong_20_Emphasis">, </text:span><text:span text:style-name="Strong_20_Emphasis"><text:span text:style-name="Source_20_Text">ParamStr</text:span></text:span><text:span text:style-name="Strong_20_Emphasis">)</text:span>: Kode memeriksa apakah <text:span text:style-name="Source_20_Text">ParamCount</text:span> (jumlah argumen command line) sama dengan 1. Jika tidak, ia mencetak pesan penggunaan ke <text:span text:style-name="Source_20_Text">ErrOutput</text:span> (aliran output standar untuk pesan error) dan menghentikan program dengan <text:span text:style-name="Source_20_Text">Halt(1)</text:span>. Jika jumlah argumen benar, nama file diambil dari <text:span text:style-name="Source_20_Text">ParamStr(1)</text:span>. </text:p>
              </text:list-item>
              <text:list-item>
                <text:p text:style-name="P647"><text:span text:style-name="Strong_20_Emphasis"><text:span text:style-name="Source_20_Text">try...except</text:span></text:span>: Blok ini sangat penting untuk menangani error yang mungkin terjadi saat memanggil <text:span text:style-name="Source_20_Text">GetFileStatistics</text:span>. </text:p>
                <text:list>
                  <text:list-item>
                    <text:p text:style-name="P647"><text:span text:style-name="Strong_20_Emphasis">Blok </text:span><text:span text:style-name="Strong_20_Emphasis"><text:span text:style-name="Source_20_Text">try</text:span></text:span>: Pemanggilan <text:span text:style-name="Source_20_Text">GetFileStatistics(FileName)</text:span> dilakukan di sini. Jika fungsi ini berhasil dan mengembalikan record <text:span text:style-name="Source_20_Text">TFileStats</text:span>, hasilnya disimpan di variabel <text:span text:style-name="Source_20_Text">Stats</text:span>. Kemudian, hasilnya diformat dan dicetak ke <text:span text:style-name="Source_20_Text">WriteLn</text:span> (standard output). </text:p>
                  </text:list-item>
                  <text:list-item>
                    <text:p text:style-name="P647"><text:span text:style-name="Strong_20_Emphasis">Blok </text:span><text:span text:style-name="Strong_20_Emphasis"><text:span text:style-name="Source_20_Text">except</text:span></text:span>: Jika <text:span text:style-name="Source_20_Text">GetFileStatistics</text:span> membangkitkan <text:span text:style-name="Emphasis">exception</text:span> apa pun (misalnya, <text:span text:style-name="Source_20_Text">EInOutError</text:span> karena file tidak ditemukan, atau error lain saat membaca), eksekusi blok <text:span text:style-name="Source_20_Text">try</text:span> akan <text:soft-page-break/>berhenti, dan kontrol melompat ke blok <text:span text:style-name="Source_20_Text">except</text:span>. Klausa <text:span text:style-name="Source_20_Text">on E: Exception do</text:span> akan menangkap semua jenis exception standar. Pesan error yang informatif (termasuk nama kelas exception dan pesannya) dicetak ke <text:span text:style-name="Source_20_Text">ErrOutput</text:span>, dan <text:span text:style-name="Source_20_Text">ExitCode</text:span> diatur ke 2. </text:p>
                  </text:list-item>
                </text:list>
              </text:list-item>
              <text:list-item>
                <text:p text:style-name="P384"><text:span text:style-name="Strong_20_Emphasis"><text:span text:style-name="Source_20_Text">Halt(ExitCode);</text:span></text:span>: Mengakhiri eksekusi program dan mengembalikan <text:span text:style-name="Source_20_Text">ExitCode</text:span> ke sistem operasi. Nilai 0 secara konvensi menandakan eksekusi berhasil, sementara nilai non-zero menandakan terjadi error. </text:p>
              </text:list-item>
            </text:list>
            <text:p text:style-name="Text_20_body">Program utama ini bertindak sebagai "kulit" atau "pengontrol" yang berinteraksi dengan pengguna (melalui command line) dan mendelegasikan pekerjaan pemrosesan inti ke unit logika, sambil menangani potensi kesalahan secara tangguh menggunakan exception handling.</text:p>
          </text:section>
          <text:section text:style-name="Sect1" text:name="feedback-form-111">
            <text:p text:style-name="P443"/>
          </text:section>
        </text:section>
        <text:section text:style-name="Sect1" text:name="b35848b77de67aa3">
          <text:p text:style-name="Text_20_body"/>
          <text:section text:style-name="Sect1" text:name="user-query-content-112">
            <text:p text:style-name="P705">yax </text:p>
          </text:section>
          <text:p text:style-name="P443">Tampilkan alur berpikir</text:p>
          <text:section text:style-name="Sect2" text:name="model-response-message-contentr_b35848b77de67aa3">
            <text:p text:style-name="Text_20_body">Baik, saya akan melanjutkan dengan jawaban untuk prompt <text:span text:style-name="Strong_20_Emphasis">Sub-bab 16.5: Kompilasi, Pengujian, dan Peningkatan Potensial</text:span>.</text:p>
            <text:p text:style-name="Horizontal_20_Line"/>
            <text:p text:style-name="Text_20_body"><text:span text:style-name="Strong_20_Emphasis">(Jawaban untuk Prompt Sub-bab 16.5)</text:span></text:p>
            <text:h text:style-name="Heading_20_3" text:outline-level="3">16.5 Kompilasi, Pengujian, dan Peningkatan Potensial</text:h>
            <text:p text:style-name="Text_20_body">Setelah menulis kode untuk unit logika (<text:span text:style-name="Source_20_Text">FileStatsUnit.pas</text:span>) dan program utama (<text:span text:style-name="Source_20_Text">HitungFile.lpr</text:span>), langkah terakhir adalah mengkompilasi keduanya menjadi satu program yang dapat dieksekusi dan mengujinya secara menyeluruh untuk memastikan ia bekerja sesuai spesifikasi.</text:p>
            <text:p text:style-name="Text_20_body"><text:span text:style-name="Strong_20_Emphasis">1. Kompilasi Aplikasi</text:span></text:p>
            <text:p text:style-name="Text_20_body">Anda dapat mengkompilasi proyek multi-unit ini menggunakan command line atau Lazarus IDE.</text:p>
            <text:list xml:id="list7023530649469423836" text:style-name="L228">
              <text:list-item>
                <text:p text:style-name="P385"><text:span text:style-name="Strong_20_Emphasis">Menggunakan Command Line:</text:span></text:p>
                <text:list>
                  <text:list-item>
                    <text:p text:style-name="P648">Buka terminal atau command prompt. </text:p>
                  </text:list-item>
                  <text:list-item>
                    <text:p text:style-name="P648">Navigasi (<text:span text:style-name="Source_20_Text">cd</text:span>) ke direktori tempat Anda menyimpan kedua file: <text:span text:style-name="Source_20_Text">FileStatsUnit.pas</text:span> dan <text:span text:style-name="Source_20_Text">HitungFile.lpr</text:span> (atau <text:span text:style-name="Source_20_Text">.pas</text:span> jika Anda menamainya demikian). </text:p>
                  </text:list-item>
                  <text:list-item>
                    <text:p text:style-name="P648">Jalankan perintah kompilasi FPC, menunjuk ke file program utama: </text:p>
                    <text:p text:style-name="P385">Bash</text:p>
                    <text:p text:style-name="P152"><text:span text:style-name="Source_20_Text">fpc HitungFile.lpr</text:span></text:p>
                    <text:p text:style-name="P648"><text:span text:style-name="Emphasis">Bagaimana ini bekerja?</text:span> FPC akan membaca <text:span text:style-name="Source_20_Text">HitungFile.lpr</text:span>. Ketika ia menemukan <text:span text:style-name="Source_20_Text">uses FileStatsUnit;</text:span>, ia akan mencari file <text:soft-page-break/><text:span text:style-name="Source_20_Text">FileStatsUnit.pas</text:span> (atau <text:span text:style-name="Source_20_Text">FileStatsUnit.ppu</text:span> jika sudah ada dan up-to-date). Jika ia menemukan sumber <text:span text:style-name="Source_20_Text">.pas</text:span>, FPC akan mengkompilasi <text:span text:style-name="Source_20_Text">FileStatsUnit.pas</text:span> terlebih dahulu, menghasilkan <text:span text:style-name="Source_20_Text">FileStatsUnit.ppu</text:span> (dan file objek <text:span text:style-name="Source_20_Text">.o</text:span>). Kemudian, FPC akan mengkompilasi <text:span text:style-name="Source_20_Text">HitungFile.lpr</text:span> dan menautkannya (link) dengan unit <text:span text:style-name="Source_20_Text">FileStatsUnit</text:span> yang sudah terkompilasi serta unit RTL yang diperlukan (seperti <text:span text:style-name="Source_20_Text">SysUtils</text:span>). </text:p>
                  </text:list-item>
                  <text:list-item>
                    <text:p text:style-name="P648">Jika tidak ada error, FPC akan menghasilkan file executable (misalnya, <text:span text:style-name="Source_20_Text">HitungFile</text:span> di Linux/macOS, <text:span text:style-name="Source_20_Text">HitungFile.exe</text:span> di Windows) di direktori yang sama. </text:p>
                  </text:list-item>
                </text:list>
              </text:list-item>
              <text:list-item>
                <text:p text:style-name="P385"><text:span text:style-name="Strong_20_Emphasis">Menggunakan Lazarus IDE:</text:span></text:p>
                <text:list>
                  <text:list-item>
                    <text:p text:style-name="P648">Jika belum, buat proyek baru dengan tipe "Console Application" (<text:span text:style-name="Source_20_Text">File &gt; New... &gt; Project &gt; Console Application</text:span>). </text:p>
                  </text:list-item>
                  <text:list-item>
                    <text:p text:style-name="P648">Simpan proyek (misalnya, sebagai <text:span text:style-name="Source_20_Text">HitungFile.lpi</text:span> dan <text:span text:style-name="Source_20_Text">HitungFile.lpr</text:span>). Pastikan file <text:span text:style-name="Source_20_Text">HitungFile.lpr</text:span> Anda berisi kode program utama dari langkah sebelumnya. </text:p>
                  </text:list-item>
                  <text:list-item>
                    <text:p text:style-name="P648">Tambahkan file unit kustom ke proyek: Pergi ke menu <text:span text:style-name="Source_20_Text">Project &gt; Add Editor File to Project...</text:span>, lalu pilih file <text:span text:style-name="Source_20_Text">FileStatsUnit.pas</text:span> yang telah Anda buat. File tersebut akan muncul di Project Inspector. </text:p>
                  </text:list-item>
                  <text:list-item>
                    <text:p text:style-name="P385">Untuk mengkompilasi dan menjalankan, cukup tekan <text:span text:style-name="Source_20_Text">F9</text:span> atau klik tombol <text:span text:style-name="Source_20_Text">Run</text:span> (panah hijau) di toolbar. Lazarus akan secara otomatis menangani kompilasi kedua unit dan menjalankan hasilnya. Anda juga bisa memilih <text:span text:style-name="Source_20_Text">Run &gt; Build</text:span> untuk hanya mengkompilasi tanpa menjalankan. </text:p>
                  </text:list-item>
                </text:list>
              </text:list-item>
            </text:list>
            <text:p text:style-name="Text_20_body"><text:span text:style-name="Strong_20_Emphasis">2. Pengujian Aplikasi</text:span></text:p>
            <text:p text:style-name="Text_20_body">Pengujian yang baik sangat penting. Buatlah beberapa file teks sederhana untuk menguji berbagai skenario:</text:p>
            <text:list xml:id="list5958486534724610655" text:style-name="L229">
              <text:list-item>
                <text:p text:style-name="P386"><text:span text:style-name="Source_20_Text">test1.txt</text:span>: Berisi beberapa baris teks normal dengan kata-kata dan spasi. Hitung manual jumlah baris, kata (berdasarkan definisi sederhana), dan karakternya. </text:p>
                <text:p text:style-name="P74"><text:span text:style-name="Source_20_Text">Ini baris pertama.</text:span></text:p>
                <text:p text:style-name="P74"><text:span text:style-name="Source_20_Text">Baris kedua punya beberapa kata.</text:span></text:p>
                <text:p text:style-name="P74"/>
                <text:p text:style-name="P153"><text:span text:style-name="Source_20_Text">Baris keempat setelah kosong.</text:span></text:p>
                <text:p text:style-name="P649"><text:span text:style-name="Emphasis">(Contoh: 4 baris, 11 kata, 78 karakter (termasuk EOL))</text:span> </text:p>
              </text:list-item>
              <text:list-item>
                <text:p text:style-name="P649"><text:span text:style-name="Source_20_Text">kosong.txt</text:span>: File kosong (0 byte). <text:span text:style-name="Emphasis">(Harus menghasilkan 0, 0, 0)</text:span> </text:p>
              </text:list-item>
              <text:list-item>
                <text:p text:style-name="P649"><text:span text:style-name="Source_20_Text">spasi.txt</text:span>: Berisi hanya spasi, tab, dan baris baru. <text:span text:style-name="Emphasis">(Harus menghasilkan jumlah baris &gt; 0, tapi kata = 0, karakter &gt; 0)</text:span> </text:p>
              </text:list-item>
              <text:list-item>
                <text:p text:style-name="P386"><text:span text:style-name="Source_20_Text">satu_kata.txt</text:span>: Berisi hanya satu kata. <text:span text:style-name="Emphasis">(Harus menghasilkan 1, 1, [jumlah_karakter])</text:span> </text:p>
              </text:list-item>
            </text:list>
            <text:p text:style-name="Text_20_body"><text:soft-page-break/>Sekarang, jalankan executable Anda dari command line dan verifikasi output serta kode keluarnya (jika memungkinkan di OS Anda, misal <text:span text:style-name="Source_20_Text">echo $?</text:span> di Linux, <text:span text:style-name="Source_20_Text">echo %ERRORLEVEL%</text:span> di Windows):</text:p>
            <text:list xml:id="list5484097830368598545" text:style-name="L230">
              <text:list-item>
                <text:p text:style-name="P650"><text:span text:style-name="Strong_20_Emphasis">Tanpa Argumen:</text:span> </text:p>
                <text:p text:style-name="P387">Bash</text:p>
                <text:p text:style-name="P154"><text:span text:style-name="Source_20_Text">./HitungFile</text:span></text:p>
                <text:list>
                  <text:list-item>
                    <text:p text:style-name="P650"><text:span text:style-name="Emphasis">Harapan:</text:span> Menampilkan pesan penggunaan di stderr, exit code 1. </text:p>
                  </text:list-item>
                </text:list>
              </text:list-item>
              <text:list-item>
                <text:p text:style-name="P650"><text:span text:style-name="Strong_20_Emphasis">File Tidak Ada:</text:span> </text:p>
                <text:p text:style-name="P387">Bash</text:p>
                <text:p text:style-name="P154"><text:span text:style-name="Source_20_Text">./HitungFile file_yang_tidak_ada_sama_sekali.xyz</text:span></text:p>
                <text:list>
                  <text:list-item>
                    <text:p text:style-name="P650"><text:span text:style-name="Emphasis">Harapan:</text:span> Menampilkan pesan error "File not found..." atau sejenisnya (dari <text:span text:style-name="Source_20_Text">EInOutError</text:span>) di stderr, exit code 2. </text:p>
                  </text:list-item>
                </text:list>
              </text:list-item>
              <text:list-item>
                <text:p text:style-name="P650"><text:span text:style-name="Strong_20_Emphasis">File Kosong:</text:span> </text:p>
                <text:p text:style-name="P387">Bash</text:p>
                <text:p text:style-name="P154"><text:span text:style-name="Source_20_Text">./HitungFile kosong.txt</text:span></text:p>
                <text:list>
                  <text:list-item>
                    <text:p text:style-name="P650"><text:span text:style-name="Emphasis">Harapan:</text:span> Menampilkan output dengan jumlah baris=0, kata=0, karakter=0, exit code 0. </text:p>
                  </text:list-item>
                </text:list>
              </text:list-item>
              <text:list-item>
                <text:p text:style-name="P650"><text:span text:style-name="Strong_20_Emphasis">File Normal (</text:span><text:span text:style-name="Strong_20_Emphasis"><text:span text:style-name="Source_20_Text">test1.txt</text:span></text:span><text:span text:style-name="Strong_20_Emphasis">):</text:span> </text:p>
                <text:p text:style-name="P387">Bash</text:p>
                <text:p text:style-name="P154"><text:span text:style-name="Source_20_Text">./HitungFile test1.txt</text:span></text:p>
                <text:list>
                  <text:list-item>
                    <text:p text:style-name="P650"><text:span text:style-name="Emphasis">Harapan:</text:span> Menampilkan output dengan jumlah baris, kata, dan karakter yang sesuai dengan perhitungan manual Anda untuk <text:span text:style-name="Source_20_Text">test1.txt</text:span>, exit code 0. </text:p>
                  </text:list-item>
                </text:list>
              </text:list-item>
              <text:list-item>
                <text:p text:style-name="P387"><text:span text:style-name="Strong_20_Emphasis">File Lain:</text:span> Uji dengan file <text:span text:style-name="Source_20_Text">spasi.txt</text:span> dan <text:span text:style-name="Source_20_Text">satu_kata.txt</text:span> untuk memastikan logika penghitungan kata dan penanganan edge case bekerja benar. </text:p>
              </text:list-item>
            </text:list>
            <text:p text:style-name="Text_20_body">Lakukan pengujian ini secara cermat. Jika hasilnya tidak sesuai harapan, periksa kembali logika Anda, terutama di <text:span text:style-name="Source_20_Text">FileStatsUnit.pas</text:span> (logika hitung kata) dan <text:span text:style-name="Source_20_Text">HitungFile.lpr</text:span> (penanganan argumen dan error).</text:p>
            <text:p text:style-name="Text_20_body"><text:span text:style-name="Strong_20_Emphasis">3. Peningkatan Potensial (Untuk Latihan Lanjutan)</text:span></text:p>
            <text:p text:style-name="Text_20_body">Aplikasi <text:span text:style-name="Source_20_Text">HitungFile</text:span> ini adalah dasar yang baik. Jika Anda ingin melatih kemampuan FPC Anda lebih lanjut, pertimbangkan beberapa peningkatan ini (tidak perlu diimplementasikan sekarang):</text:p>
            <text:list xml:id="list4001782031862126746" text:style-name="L231">
              <text:list-item>
                <text:p text:style-name="P651"><text:span text:style-name="Strong_20_Emphasis">Menangani Multi-File:</text:span> Ubah program agar bisa menerima lebih dari satu nama file sebagai argumen dan menampilkan statistik untuk masing-masing, plus total keseluruhan. </text:p>
              </text:list-item>
              <text:list-item>
                <text:p text:style-name="P651"><text:span text:style-name="Strong_20_Emphasis">Opsi Command-Line:</text:span> Tambahkan opsi (misalnya, <text:span text:style-name="Source_20_Text">-l</text:span> untuk hanya <text:soft-page-break/>menampilkan jumlah baris, <text:span text:style-name="Source_20_Text">-w</text:span> untuk kata, <text:span text:style-name="Source_20_Text">-c</text:span> untuk karakter) menggunakan unit standar FPC seperti <text:span text:style-name="Source_20_Text">GetOpts</text:span> atau library pihak ketiga seperti <text:span text:style-name="Source_20_Text">CmdLine</text:span>. </text:p>
              </text:list-item>
              <text:list-item>
                <text:p text:style-name="P651"><text:span text:style-name="Strong_20_Emphasis">Definisi Kata Lebih Baik:</text:span> Implementasikan logika penghitungan kata yang lebih canggih yang mengabaikan tanda baca atau menggunakan definisi kata yang lebih kompleks. </text:p>
              </text:list-item>
              <text:list-item>
                <text:p text:style-name="P651"><text:span text:style-name="Strong_20_Emphasis">Dukungan Encoding:</text:span> Aplikasi saat ini mungkin hanya bekerja baik untuk file Ansi (tergantung <text:span text:style-name="Source_20_Text">TStringList.LoadFromFile</text:span> default). Tambahkan kemampuan untuk menangani encoding berbeda seperti UTF-8 (misalnya dengan membaca file sebagai stream biner dan melakukan decoding manual atau menggunakan fungsi RTL yang mendukung encoding). </text:p>
              </text:list-item>
              <text:list-item>
                <text:p text:style-name="P651"><text:span text:style-name="Strong_20_Emphasis">Exception Lebih Spesifik:</text:span> Buat tipe exception kustom di <text:span text:style-name="Source_20_Text">FileStatsUnit</text:span> (misal, <text:span text:style-name="Source_20_Text">EFileProcessingError</text:span>) daripada hanya mengandalkan <text:span text:style-name="Source_20_Text">EInOutError</text:span>. </text:p>
              </text:list-item>
              <text:list-item>
                <text:p text:style-name="P388"><text:span text:style-name="Strong_20_Emphasis">Unit Testing:</text:span> Pelajari dan terapkan unit testing (menggunakan framework seperti FPCUnit) untuk membuat tes otomatis bagi fungsi <text:span text:style-name="Source_20_Text">GetFileStatistics</text:span> di <text:span text:style-name="Source_20_Text">FileStatsUnit</text:span>, memastikan logikanya benar secara independen dari program utama. </text:p>
              </text:list-item>
            </text:list>
            <text:p text:style-name="Text_20_body">Studi kasus ini, meskipun sederhana, telah menunjukkan bagaimana menggabungkan unit, penanganan argumen, file I/O dasar, dan exception handling untuk membangun aplikasi command-line yang fungsional di Free Pascal.</text:p>
          </text:section>
          <text:section text:style-name="Sect1" text:name="feedback-form-112">
            <text:p text:style-name="P443"/>
          </text:section>
        </text:section>
        <text:section text:style-name="Sect1" text:name="674f8ca79f700016">
          <text:p text:style-name="Text_20_body"/>
          <text:section text:style-name="Sect1" text:name="user-query-content-113">
            <text:p text:style-name="P705">yax </text:p>
          </text:section>
          <text:p text:style-name="P443">Tampilkan alur berpikir</text:p>
          <text:section text:style-name="Sect2" text:name="model-response-message-contentr_674f8ca79f700016">
            <text:p text:style-name="Text_20_body">Baik, saya akan melanjutkan dengan jawaban untuk prompt <text:span text:style-name="Strong_20_Emphasis">Pengantar Bab 17</text:span>.</text:p>
            <text:p text:style-name="Horizontal_20_Line"/>
            <text:p text:style-name="Text_20_body"><text:span text:style-name="Strong_20_Emphasis">(Jawaban untuk Prompt Pengantar Bab 17)</text:span></text:p>
            <text:p text:style-name="Text_20_body"><text:span text:style-name="Strong_20_Emphasis">Bab 17: Pengenalan Singkat Pengembangan GUI dengan Lazarus</text:span></text:p>
            <text:p text:style-name="Text_20_body">Sejauh ini, fokus kita adalah pada penggunaan Free Pascal untuk membangun aplikasi berbasis teks atau konsol. Namun, salah satu kekuatan terbesar ekosistem Free Pascal terletak pada kemampuannya untuk menciptakan aplikasi dengan Antarmuka Pengguna Grafis (GUI) yang kaya fitur, terutama melalui <text:span text:style-name="Strong_20_Emphasis">Lazarus IDE</text:span>. Pada Bab 2, kita telah mengenal Lazarus sebagai lingkungan terintegrasi untuk menulis, mengkompilasi, dan men-debug kode FPC. Sekarang, di Bab 17, kita akan melihat sisi lain Lazarus: perannya sebagai lingkungan <text:span text:style-name="Strong_20_Emphasis">Pengembangan Aplikasi Cepat (Rapid Application Development - RAD)</text:span> yang sangat mumpuni.</text:p>
            <text:p text:style-name="Text_20_body">Lazarus, bekerja sama dengan <text:span text:style-name="Strong_20_Emphasis">Lazarus Component Library (LCL)</text:span>—pustaka komponen visual dan non-visualnya—memungkinkan Anda merancang dan membangun aplikasi desktop <text:span text:style-name="Strong_20_Emphasis">native</text:span> yang berfungsi di berbagai sistem operasi utama (Windows, Linux, macOS) dari satu basis kode sumber. Pendekatan RAD ini <text:soft-page-break/>memungkinkan Anda "menggambar" antarmuka pengguna secara visual dengan menempatkan komponen seperti tombol, label, dan kotak input pada sebuah form, lalu menulis kode untuk menangani interaksi pengguna.</text:p>
            <text:p text:style-name="Text_20_body">Penting untuk ditekankan di awal: Bab 17 ini dimaksudkan sebagai <text:span text:style-name="Strong_20_Emphasis">gambaran singkat dan pengenalan dasar</text:span> saja mengenai alur kerja pengembangan GUI di Lazarus. Ini <text:span text:style-name="Strong_20_Emphasis">bukanlah sebuah tutorial Lazarus yang mendalam</text:span>. Mengingat kompleksitas pengembangan GUI dan luasnya fitur LCL serta IDE Lazarus, pembahasan menyeluruh akan membutuhkan buku tersendiri. Fokus kita di sini adalah memberikan Anda 'rasa' tentang bagaimana prosesnya berjalan dengan mencakup langkah-langkah paling esensial: membuat proyek aplikasi GUI baru, menempatkan beberapa komponen visual dasar pada form menggunakan desainer visual, dan menulis kode sederhana untuk menangani event pengguna yang umum, seperti klik tombol. Tujuannya adalah memberi Anda titik awal dan pemahaman konseptual, sehingga Anda dapat memutuskan apakah ingin menjelajahi pengembangan GUI dengan FPC/Lazarus lebih jauh secara mandiri.</text:p>
          </text:section>
          <text:section text:style-name="Sect1" text:name="feedback-form-113">
            <text:p text:style-name="P443"/>
          </text:section>
        </text:section>
        <text:section text:style-name="Sect1" text:name="0f77be935180b8aa">
          <text:p text:style-name="Text_20_body"/>
          <text:section text:style-name="Sect1" text:name="user-query-content-114">
            <text:p text:style-name="P705">yax </text:p>
          </text:section>
          <text:p text:style-name="P443">Tampilkan alur berpikir</text:p>
          <text:section text:style-name="Sect2" text:name="model-response-message-contentr_0f77be935180b8aa">
            <text:p text:style-name="Text_20_body">Baik, saya akan melanjutkan dengan jawaban untuk prompt <text:span text:style-name="Strong_20_Emphasis">Sub-bab 17.1: Lazarus IDE dan LCL: Sekilas Pandang GUI Development</text:span>.</text:p>
            <text:p text:style-name="Horizontal_20_Line"/>
            <text:p text:style-name="Text_20_body"><text:span text:style-name="Strong_20_Emphasis">(Jawaban untuk Prompt Sub-bab 17.1)</text:span></text:p>
            <text:h text:style-name="Heading_20_3" text:outline-level="3">17.1 Lazarus IDE dan LCL: Sekilas Pandang Pengembangan GUI Lintas Platform</text:h>
            <text:p text:style-name="Text_20_body">Seperti yang telah disinggung, Lazarus IDE lebih dari sekadar editor teks dan frontend untuk kompiler FPC. Ia adalah <text:span text:style-name="Strong_20_Emphasis">Lingkungan Pengembangan Aplikasi Cepat (RAD)</text:span> yang lengkap, dirancang secara spesifik untuk mempermudah pembuatan aplikasi, terutama yang memiliki antarmuka pengguna grafis (GUI).</text:p>
            <text:p text:style-name="Text_20_body"><text:span text:style-name="Strong_20_Emphasis">1. IDE yang Terintegrasi</text:span></text:p>
            <text:p text:style-name="Text_20_body">Kekuatan Lazarus sebagai alat RAD terletak pada <text:span text:style-name="Strong_20_Emphasis">integrasi erat</text:span> berbagai perangkat pengembangan dalam satu lingkungan:</text:p>
            <text:list xml:id="list7513953566416000354" text:style-name="L232">
              <text:list-item>
                <text:p text:style-name="P652"><text:span text:style-name="Strong_20_Emphasis">Editor Kode Sumber:</text:span> Editor canggih dengan penyorotan sintaks, pelengkapan kode (code completion), navigasi kode, dan fitur modern lainnya untuk menulis kode Free Pascal. </text:p>
              </text:list-item>
              <text:list-item>
                <text:p text:style-name="P652"><text:span text:style-name="Strong_20_Emphasis">Desainer Form Visual:</text:span> Area kerja visual tempat Anda dapat "menggambar" jendela (Form) aplikasi Anda dengan menempatkan dan mengatur komponen-komponen UI secara langsung. </text:p>
              </text:list-item>
              <text:list-item>
                <text:p text:style-name="P652"><text:span text:style-name="Strong_20_Emphasis">Palet Komponen (Component Palette):</text:span> Toolbar yang berisi ikon-ikon <text:soft-page-break/>representasi komponen visual (seperti tombol, label, kotak input) dan non-visual (seperti timer, dialog) yang siap Anda tempatkan pada form. </text:p>
              </text:list-item>
              <text:list-item>
                <text:p text:style-name="P652"><text:span text:style-name="Strong_20_Emphasis">Object Inspector:</text:span> Jendela properti yang memungkinkan Anda dengan mudah melihat dan memodifikasi atribut (seperti teks, warna, ukuran, posisi) dan event (seperti <text:span text:style-name="Source_20_Text">OnClick</text:span>, <text:span text:style-name="Source_20_Text">OnChange</text:span>) dari komponen yang sedang dipilih di desainer form. </text:p>
              </text:list-item>
              <text:list-item>
                <text:p text:style-name="P652"><text:span text:style-name="Strong_20_Emphasis">Integrasi Kompiler FPC:</text:span> Lazarus mengelola proses kompilasi dan linking menggunakan FPC di latar belakang. </text:p>
              </text:list-item>
              <text:list-item>
                <text:p text:style-name="P389"><text:span text:style-name="Strong_20_Emphasis">Debugger Terintegrasi:</text:span> Memungkinkan Anda menjalankan program langkah demi langkah, mengatur breakpoint, memeriksa variabel, dan menganalisis alur eksekusi langsung dari dalam IDE. </text:p>
              </text:list-item>
            </text:list>
            <text:p text:style-name="Text_20_body">Semua alat ini bekerja bersama untuk mempercepat siklus desain-kode-kompilasi-debug dalam pengembangan GUI.</text:p>
            <text:p text:style-name="Text_20_body"><text:span text:style-name="Strong_20_Emphasis">2. Lazarus Component Library (LCL)</text:span></text:p>
            <text:p text:style-name="Text_20_body">Jantung dari kemampuan GUI Lazarus adalah <text:span text:style-name="Strong_20_Emphasis">LCL (Lazarus Component Library)</text:span>. LCL adalah pustaka kelas dan komponen yang ditulis dalam Object Pascal (kompatibel dengan FPC) yang menyediakan blok bangunan untuk antarmuka pengguna Anda.</text:p>
            <text:list xml:id="list3595911073431847329" text:style-name="L233">
              <text:list-item>
                <text:p text:style-name="P653"><text:span text:style-name="Strong_20_Emphasis">Komponen GUI:</text:span> LCL menyediakan berbagai macam komponen standar yang Anda harapkan, seperti <text:span text:style-name="Source_20_Text">TForm</text:span> (jendela), <text:span text:style-name="Source_20_Text">TButton</text:span> (tombol), <text:span text:style-name="Source_20_Text">TEdit</text:span> (kotak input teks), <text:span text:style-name="Source_20_Text">TLabel</text:span> (teks statis), <text:span text:style-name="Source_20_Text">TCheckBox</text:span>, <text:span text:style-name="Source_20_Text">TRadioButton</text:span>, <text:span text:style-name="Source_20_Text">TMemo</text:span> (editor teks multi-baris), <text:span text:style-name="Source_20_Text">TMainMenu</text:span>, <text:span text:style-name="Source_20_Text">TPopupMenu</text:span>, <text:span text:style-name="Source_20_Text">TPanel</text:span>, <text:span text:style-name="Source_20_Text">TImage</text:span>, <text:span text:style-name="Source_20_Text">TListBox</text:span>, <text:span text:style-name="Source_20_Text">TComboBox</text:span>, dan banyak lagi. </text:p>
              </text:list-item>
              <text:list-item>
                <text:p text:style-name="P653"><text:span text:style-name="Strong_20_Emphasis">Kompatibilitas Delphi VCL:</text:span> Salah satu tujuan desain utama LCL adalah untuk <text:span text:style-name="Strong_20_Emphasis">kompatibel pada tingkat kode sumber (source code level)</text:span> dengan <text:span text:style-name="Strong_20_Emphasis">Visual Component Library (VCL)</text:span> milik Delphi. Ini berarti banyak properti, metode, dan event pada komponen LCL memiliki nama dan perilaku yang sama dengan padanannya di VCL. Keuntungan besarnya adalah programmer yang familiar dengan Delphi VCL dapat dengan cepat beradaptasi dengan LCL, dan banyak kode atau komponen Delphi VCL dapat di-porting ke Lazarus/FPC dengan relatif mudah. </text:p>
              </text:list-item>
              <text:list-item>
                <text:p text:style-name="P653"><text:span text:style-name="Strong_20_Emphasis">Abstraksi Lintas Platform (Kunci Utama):</text:span> Inilah keajaiban LCL. Komponen LCL yang Anda gunakan di desainer <text:span text:style-name="Strong_20_Emphasis">bukanlah</text:span> widget kustom yang digambar oleh Lazarus sendiri. Sebaliknya, LCL bertindak sebagai <text:span text:style-name="Strong_20_Emphasis">lapisan abstraksi</text:span> di atas <text:span text:style-name="Strong_20_Emphasis">pustaka antarmuka pengguna (widget toolkit) native</text:span> dari sistem operasi target. </text:p>
                <text:list>
                  <text:list-item>
                    <text:p text:style-name="P653">Saat Anda mengkompilasi aplikasi Lazarus Anda untuk <text:span text:style-name="Strong_20_Emphasis">Windows</text:span>, LCL akan berinteraksi dengan <text:span text:style-name="Strong_20_Emphasis">Win32/Win64 API</text:span> (menggunakan GDI atau theme engine Windows). </text:p>
                  </text:list-item>
                  <text:list-item>
                    <text:p text:style-name="P653">Saat Anda mengkompilasi untuk <text:span text:style-name="Strong_20_Emphasis">Linux</text:span>, LCL akan berinteraksi dengan <text:span text:style-name="Strong_20_Emphasis">GTK+</text:span> (versi 2 atau 3) atau <text:span text:style-name="Strong_20_Emphasis">Qt</text:span> (versi 4 atau 5), tergantung konfigurasi Lazarus Anda. </text:p>
                  </text:list-item>
                  <text:list-item>
                    <text:p text:style-name="P653"><text:soft-page-break/>Saat Anda mengkompilasi untuk <text:span text:style-name="Strong_20_Emphasis">macOS</text:span>, LCL akan berinteraksi dengan <text:span text:style-name="Strong_20_Emphasis">Cocoa</text:span> (API UI modern macOS). </text:p>
                  </text:list-item>
                </text:list>
              </text:list-item>
              <text:list-item>
                <text:p text:style-name="P390"><text:span text:style-name="Strong_20_Emphasis">Hasil: Aplikasi Native Lintas Platform:</text:span> Hasil dari abstraksi ini adalah aplikasi GUI yang Anda buat dengan Lazarus/LCL akan terlihat, terasa, dan berperilaku seperti aplikasi <text:span text:style-name="Strong_20_Emphasis">native</text:span> di setiap platform target. Anda menulis kode Anda sekali menggunakan komponen LCL standar, dan Lazarus/FPC/LCL menangani penerjemahannya ke panggilan API native yang sesuai saat kompilasi untuk platform tersebut. Ini memungkinkan pengembangan aplikasi desktop dengan tampilan dan nuansa asli untuk Windows, Linux, dan macOS dari <text:span text:style-name="Strong_20_Emphasis">satu basis kode sumber</text:span> yang sama, seringkali tanpa memerlukan kode spesifik platform sama sekali untuk UI dasar. </text:p>
              </text:list-item>
            </text:list>
            <text:p text:style-name="Text_20_body">Kombinasi IDE RAD yang terintegrasi dengan LCL yang menyediakan abstraksi lintas platform native menjadikan Lazarus dan Free Pascal pilihan yang sangat menarik untuk pengembangan aplikasi desktop yang perlu berjalan di berbagai sistem operasi.</text:p>
          </text:section>
          <text:section text:style-name="Sect1" text:name="feedback-form-114">
            <text:p text:style-name="P443"/>
          </text:section>
        </text:section>
        <text:section text:style-name="Sect1" text:name="987b4161169b56d0">
          <text:p text:style-name="Text_20_body"/>
          <text:section text:style-name="Sect1" text:name="user-query-content-115">
            <text:p text:style-name="P705">yax </text:p>
          </text:section>
          <text:p text:style-name="P443">Tampilkan alur berpikir</text:p>
          <text:section text:style-name="Sect2" text:name="model-response-message-contentr_987b4161169b56d0">
            <text:p text:style-name="Text_20_body">Baik, saya akan melanjutkan dengan jawaban untuk prompt <text:span text:style-name="Strong_20_Emphasis">Sub-bab 17.2: Membuat Proyek Aplikasi GUI Baru</text:span>.</text:p>
            <text:p text:style-name="Horizontal_20_Line"/>
            <text:p text:style-name="Text_20_body"><text:span text:style-name="Strong_20_Emphasis">(Jawaban untuk Prompt Sub-bab 17.2)</text:span></text:p>
            <text:h text:style-name="Heading_20_3" text:outline-level="3">17.2 Memulai Proyek Aplikasi GUI Baru</text:h>
            <text:p text:style-name="Text_20_body">Langkah pertama dalam membuat aplikasi GUI dengan Lazarus adalah membuat sebuah proyek baru menggunakan template aplikasi standar yang disediakan oleh IDE. Proses ini akan secara otomatis menghasilkan beberapa file dasar yang diperlukan.</text:p>
            <text:p text:style-name="Text_20_body"><text:span text:style-name="Strong_20_Emphasis">Langkah-langkah Membuat Proyek:</text:span></text:p>
            <text:list xml:id="list1903242433966805015" text:style-name="L234">
              <text:list-item>
                <text:p text:style-name="P391"><text:span text:style-name="Strong_20_Emphasis">Buka Lazarus IDE:</text:span> Jalankan aplikasi Lazarus yang telah Anda instal.</text:p>
              </text:list-item>
              <text:list-item>
                <text:p text:style-name="P391"><text:span text:style-name="Strong_20_Emphasis">Pilih Menu </text:span><text:span text:style-name="Strong_20_Emphasis"><text:span text:style-name="Source_20_Text">File &gt; New...</text:span></text:span><text:span text:style-name="Strong_20_Emphasis">:</text:span> Klik menu "File" di bagian atas, lalu pilih opsi "New...". Ini akan membuka dialog "New Item".</text:p>
              </text:list-item>
              <text:list-item>
                <text:p text:style-name="P391"><text:span text:style-name="Strong_20_Emphasis">Pilih Template </text:span><text:span text:style-name="Strong_20_Emphasis"><text:span text:style-name="Source_20_Text">Application</text:span></text:span><text:span text:style-name="Strong_20_Emphasis">:</text:span> Di dalam dialog "New Item":</text:p>
                <text:list>
                  <text:list-item>
                    <text:p text:style-name="P654">Pada panel di sebelah kiri, pastikan kategori <text:span text:style-name="Strong_20_Emphasis"><text:span text:style-name="Source_20_Text">Project</text:span></text:span> terpilih. </text:p>
                  </text:list-item>
                  <text:list-item>
                    <text:p text:style-name="P654">Pada panel di sebelah kanan, pilih item <text:span text:style-name="Strong_20_Emphasis"><text:span text:style-name="Source_20_Text">Application</text:span></text:span>. Ini adalah template standar untuk aplikasi GUI desktop. </text:p>
                  </text:list-item>
                  <text:list-item>
                    <text:p text:style-name="P391">Klik tombol <text:span text:style-name="Source_20_Text">OK</text:span>. </text:p>
                  </text:list-item>
                </text:list>
                <text:p text:style-name="P391"><text:span text:style-name="Emphasis">(Catatan: Jika gambar tidak bisa ditampilkan, abaikan. Ini hanya ilustrasi)</text:span></text:p>
              </text:list-item>
            </text:list>
            <text:p text:style-name="Text_20_body"><text:soft-page-break/><text:span text:style-name="Strong_20_Emphasis">File-File Proyek yang Dihasilkan:</text:span></text:p>
            <text:p text:style-name="Text_20_body">Setelah Anda mengklik <text:span text:style-name="Source_20_Text">OK</text:span>, Lazarus akan secara otomatis membuat beberapa file dasar untuk proyek GUI baru Anda (biasanya dengan nama default seperti <text:span text:style-name="Source_20_Text">project1</text:span>, <text:span text:style-name="Source_20_Text">unit1</text:span>, dll., sampai Anda menyimpannya dengan nama lain):</text:p>
            <text:list xml:id="list5742056285316471127" text:style-name="L235">
              <text:list-item>
                <text:p text:style-name="P392"><text:span text:style-name="Strong_20_Emphasis">File Proyek (</text:span><text:span text:style-name="Strong_20_Emphasis"><text:span text:style-name="Source_20_Text">.lpi</text:span></text:span><text:span text:style-name="Strong_20_Emphasis">) - Lazarus Project Information:</text:span></text:p>
                <text:list>
                  <text:list-item>
                    <text:p text:style-name="P655">Ini adalah file utama proyek Anda (misalnya, <text:span text:style-name="Source_20_Text">project1.lpi</text:span>). </text:p>
                  </text:list-item>
                  <text:list-item>
                    <text:p text:style-name="P655">Berisi semua informasi konfigurasi proyek dalam format XML: opsi kompiler, path pencarian, daftar unit dan form dalam proyek, paket yang digunakan, informasi sesi editor, dll. </text:p>
                  </text:list-item>
                  <text:list-item>
                    <text:p text:style-name="P655">File ini dikelola oleh Lazarus IDE; Anda biasanya tidak perlu mengeditnya secara manual. Mirip dengan file <text:span text:style-name="Source_20_Text">.sln</text:span>/<text:span text:style-name="Source_20_Text">.csproj</text:span> di Visual Studio. </text:p>
                  </text:list-item>
                </text:list>
              </text:list-item>
              <text:list-item>
                <text:p text:style-name="P392"><text:span text:style-name="Strong_20_Emphasis">File Sumber Program Utama (</text:span><text:span text:style-name="Strong_20_Emphasis"><text:span text:style-name="Source_20_Text">.lpr</text:span></text:span><text:span text:style-name="Strong_20_Emphasis">) - Lazarus Program Source:</text:span></text:p>
                <text:list>
                  <text:list-item>
                    <text:p text:style-name="P655">Ini adalah titik masuk (entry point) program Pascal Anda (misalnya, <text:span text:style-name="Source_20_Text">project1.lpr</text:span>). </text:p>
                  </text:list-item>
                  <text:list-item>
                    <text:p text:style-name="P655">Untuk aplikasi GUI sederhana, kode di file ini biasanya sudah lengkap dan jarang perlu diubah. Isinya kira-kira seperti ini: </text:p>
                    <text:p text:style-name="P392">Delphi</text:p>
                    <text:p text:style-name="P75"><text:span text:style-name="Source_20_Text">program project1; // Atau nama proyek Anda</text:span></text:p>
                    <text:p text:style-name="P75"><text:span text:style-name="Source_20_Text">{$mode objfpc}{$H+} // Mode bahasa dan string default</text:span></text:p>
                    <text:p text:style-name="P75"><text:span text:style-name="Source_20_Text">uses</text:span></text:p>
                    <text:p text:style-name="P75"><text:span text:style-name="Source_20_Text"><text:s text:c="2"/>{$IFDEF UNIX}{$IFDEF UseCThreads}</text:span></text:p>
                    <text:p text:style-name="P75"><text:span text:style-name="Source_20_Text"><text:s text:c="2"/>cthreads, // Untuk threading di Unix jika diperlukan</text:span></text:p>
                    <text:p text:style-name="P75"><text:span text:style-name="Source_20_Text"><text:s text:c="2"/>{$ENDIF}{$ENDIF}</text:span></text:p>
                    <text:p text:style-name="P75"><text:span text:style-name="Source_20_Text"><text:s text:c="2"/>Interfaces, // Unit inti LCL untuk GUI</text:span></text:p>
                    <text:p text:style-name="P75"><text:span text:style-name="Source_20_Text"><text:s text:c="2"/>Forms, <text:s text:c="5"/>// Unit inti LCL untuk manajemen Form dan Application</text:span></text:p>
                    <text:p text:style-name="P75"><text:span text:style-name="Source_20_Text"><text:s text:c="2"/>Unit1 <text:s text:c="6"/>// Unit yang berisi definisi Form utama Anda (TForm1)</text:span></text:p>
                    <text:p text:style-name="P75"><text:span text:style-name="Source_20_Text"><text:s text:c="2"/>{ Anda bisa menambahkan unit global lain di sini };</text:span></text:p>
                    <text:p text:style-name="P75"><text:span text:style-name="Source_20_Text">{$R *.res} // Menautkan file resource (ikon, info versi)</text:span></text:p>
                    <text:p text:style-name="P75"><text:span text:style-name="Source_20_Text">begin</text:span></text:p>
                    <text:p text:style-name="P75"><text:span text:style-name="Source_20_Text"><text:s text:c="2"/>RequireDerivedFormResource:=True; // Penting untuk memuat LFM</text:span></text:p>
                    <text:p text:style-name="P75"><text:span text:style-name="Source_20_Text"><text:s text:c="2"/>Application.Initialize; <text:s text:c="9"/>// Inisialisasi objek Application LCL</text:span></text:p>
                    <text:p text:style-name="P75"><text:span text:style-name="Source_20_Text"><text:s text:c="2"/>Application.CreateForm(TForm1, Form1); // Membuat instance Form utama</text:span></text:p>
                    <text:p text:style-name="P75"><text:span text:style-name="Source_20_Text"><text:s text:c="2"/>Application.Run; <text:s text:c="18"/>// Memulai event loop aplikasi</text:span></text:p>
                    <text:p text:style-name="P155"><text:span text:style-name="Source_20_Text">end.</text:span></text:p>
                  </text:list-item>
                  <text:list-item>
                    <text:p text:style-name="P655">Tugas utamanya adalah menginisialisasi objek <text:span text:style-name="Source_20_Text">Application</text:span> global dari LCL, membuat instance dari Form utama Anda (yang didefinisikan di <text:span text:style-name="Source_20_Text">Unit1.pas</text:span>), dan memulai <text:span text:style-name="Emphasis">event loop</text:span> (<text:span text:style-name="Source_20_Text">Application.Run</text:span>) yang menangani interaksi pengguna dan event sistem. </text:p>
                  </text:list-item>
                </text:list>
              </text:list-item>
              <text:list-item>
                <text:p text:style-name="P392"><text:soft-page-break/><text:span text:style-name="Strong_20_Emphasis">File Unit Form Utama (</text:span><text:span text:style-name="Strong_20_Emphasis"><text:span text:style-name="Source_20_Text">Unit1.pas</text:span></text:span><text:span text:style-name="Strong_20_Emphasis">)</text:span>:</text:p>
                <text:list>
                  <text:list-item>
                    <text:p text:style-name="P655">Ini adalah file kode Pascal tempat Anda akan menulis sebagian besar logika aplikasi Anda (misalnya, <text:span text:style-name="Source_20_Text">unit1.pas</text:span>). </text:p>
                  </text:list-item>
                  <text:list-item>
                    <text:p text:style-name="P655">File ini berisi deklarasi <text:span text:style-name="Strong_20_Emphasis">kelas</text:span> untuk Form utama Anda (secara default dinamai <text:span text:style-name="Source_20_Text">TForm1</text:span>, yang mewarisi dari <text:span text:style-name="Source_20_Text">TForm</text:span>). </text:p>
                  </text:list-item>
                  <text:list-item>
                    <text:p text:style-name="P655">Di dalam kelas <text:span text:style-name="Source_20_Text">TForm1</text:span> inilah Lazarus akan secara otomatis menambahkan deklarasi field untuk komponen visual (seperti <text:span text:style-name="Source_20_Text">Button1: TButton;</text:span>) yang Anda tempatkan di desainer, serta kerangka untuk <text:span text:style-name="Strong_20_Emphasis">metode event handler</text:span> (seperti <text:span text:style-name="Source_20_Text">procedure Button1Click(Sender: TObject);</text:span>) yang akan Anda isi dengan kode. </text:p>
                  </text:list-item>
                </text:list>
              </text:list-item>
              <text:list-item>
                <text:p text:style-name="P392"><text:span text:style-name="Strong_20_Emphasis">File Sumber Daya Form (</text:span><text:span text:style-name="Strong_20_Emphasis"><text:span text:style-name="Source_20_Text">Unit1.lfm</text:span></text:span><text:span text:style-name="Strong_20_Emphasis">) - Lazarus Form Module</text:span>:</text:p>
                <text:list>
                  <text:list-item>
                    <text:p text:style-name="P655">File ini (misalnya, <text:span text:style-name="Source_20_Text">unit1.lfm</text:span>) menyimpan <text:span text:style-name="Strong_20_Emphasis">deskripsi visual</text:span> dari Form Anda dalam format teks khusus. </text:p>
                  </text:list-item>
                  <text:list-item>
                    <text:p text:style-name="P655">Ia mencatat komponen apa saja yang ada di form, beserta semua nilai propertinya (posisi, ukuran, caption, warna, font, event yang terhubung, dll.) seperti yang Anda atur di Object Inspector. </text:p>
                  </text:list-item>
                  <text:list-item>
                    <text:p text:style-name="P392">File <text:span text:style-name="Source_20_Text">.lfm</text:span> ini <text:span text:style-name="Strong_20_Emphasis">dibaca saat runtime</text:span> (oleh <text:span text:style-name="Source_20_Text">Application.CreateForm</text:span>) untuk membangun ulang tampilan form secara dinamis. Anda <text:span text:style-name="Strong_20_Emphasis">tidak boleh</text:span> mengedit file ini secara manual; desainer visual Lazarus yang akan mengelolanya. </text:p>
                  </text:list-item>
                </text:list>
              </text:list-item>
            </text:list>
            <text:p text:style-name="Text_20_body"><text:span text:style-name="Strong_20_Emphasis">Tampilan Awal IDE:</text:span></text:p>
            <text:p text:style-name="Text_20_body">Setelah proyek dibuat, Anda akan melihat:</text:p>
            <text:list xml:id="list4504688703756553109" text:style-name="L236">
              <text:list-item>
                <text:p text:style-name="P656">Di area tengah IDE: Sebuah jendela kosong bernama <text:span text:style-name="Strong_20_Emphasis"><text:span text:style-name="Source_20_Text">Form1</text:span></text:span> (atau nama unit Anda) ditampilkan dalam <text:span text:style-name="Strong_20_Emphasis">Desainer Form Visual</text:span>. Ini adalah kanvas tempat Anda akan merancang UI Anda. </text:p>
              </text:list-item>
              <text:list-item>
                <text:p text:style-name="P393">Di jendela lain (atau tab): <text:span text:style-name="Strong_20_Emphasis">Editor Kode</text:span> akan terbuka, menampilkan file <text:span text:style-name="Strong_20_Emphasis"><text:span text:style-name="Source_20_Text">Unit1.pas</text:span></text:span> (atau nama unit Anda) yang berisi kerangka kode awal untuk kelas <text:span text:style-name="Source_20_Text">TForm1</text:span>. </text:p>
              </text:list-item>
            </text:list>
            <text:p text:style-name="Text_20_body">Kini Anda memiliki proyek aplikasi GUI kosong yang siap untuk ditambahkan komponen visual dan logika program.</text:p>
          </text:section>
          <text:section text:style-name="Sect1" text:name="feedback-form-115">
            <text:p text:style-name="P443"/>
          </text:section>
        </text:section>
        <text:section text:style-name="Sect1" text:name="10d32c821aff3e6c">
          <text:p text:style-name="Text_20_body"/>
          <text:section text:style-name="Sect1" text:name="user-query-content-116">
            <text:p text:style-name="P705">yax </text:p>
          </text:section>
          <text:p text:style-name="P443">Tampilkan alur berpikir</text:p>
          <text:section text:style-name="Sect2" text:name="model-response-message-contentr_10d32c821aff3e6c">
            <text:p text:style-name="Text_20_body">Baik, saya akan melanjutkan dengan jawaban untuk prompt <text:span text:style-name="Strong_20_Emphasis">Sub-bab 17.3: Desain Visual: Menempatkan Komponen dan Mengatur Properti</text:span>.</text:p>
            <text:p text:style-name="Horizontal_20_Line"/>
            <text:p text:style-name="Text_20_body"><text:soft-page-break/><text:span text:style-name="Strong_20_Emphasis">(Jawaban untuk Prompt Sub-bab 17.3)</text:span></text:p>
            <text:h text:style-name="Heading_20_3" text:outline-level="3">17.3 Desain Visual: Menempatkan Komponen dan Mengatur Properti</text:h>
            <text:p text:style-name="Text_20_body">Salah satu keunggulan utama Lazarus adalah kemampuannya untuk merancang antarmuka pengguna (UI) secara visual. Anda dapat "menggambar" tampilan aplikasi Anda dengan menempatkan komponen dan mengatur propertinya menggunakan alat bantu IDE. Mari kita coba membuat UI yang sangat sederhana untuk aplikasi "Sapa Nama".</text:p>
            <text:p text:style-name="Text_20_body"><text:span text:style-name="Strong_20_Emphasis">Asumsi:</text:span> Anda telah membuat proyek Aplikasi GUI baru seperti pada sub-bab sebelumnya, dan Anda melihat <text:span text:style-name="Source_20_Text">Form1</text:span> kosong di Desainer Form serta jendela IDE lainnya (Object Inspector, Component Palette, Source Editor).</text:p>
            <text:p text:style-name="Text_20_body"><text:span text:style-name="Strong_20_Emphasis">Langkah-langkah Desain Visual:</text:span></text:p>
            <text:list xml:id="list1697733729255722211" text:style-name="L237">
              <text:list-item>
                <text:p text:style-name="P394"><text:span text:style-name="Strong_20_Emphasis">Temukan Component Palette:</text:span></text:p>
                <text:list>
                  <text:list-item>
                    <text:p text:style-name="P657">Perhatikan toolbar atau jendela yang berisi banyak ikon kecil yang dikelompokkan dalam tab-tab seperti <text:span text:style-name="Source_20_Text">Standard</text:span>, <text:span text:style-name="Source_20_Text">Additional</text:span>, <text:span text:style-name="Source_20_Text">Common Controls</text:span>, dll. Ini adalah <text:span text:style-name="Strong_20_Emphasis">Component Palette</text:span>. Jika tidak terlihat, Anda mungkin perlu mengaktifkannya dari menu <text:span text:style-name="Source_20_Text">View &gt; Component Palette</text:span>. </text:p>
                  </text:list-item>
                  <text:list-item>
                    <text:p text:style-name="P657">Untuk komponen dasar, kita akan fokus pada tab <text:span text:style-name="Source_20_Text">Standard</text:span>. </text:p>
                  </text:list-item>
                </text:list>
              </text:list-item>
              <text:list-item>
                <text:p text:style-name="P394"><text:span text:style-name="Strong_20_Emphasis">Tempatkan Komponen pada Form:</text:span></text:p>
                <text:list>
                  <text:list-item>
                    <text:p text:style-name="P657"><text:span text:style-name="Strong_20_Emphasis">Label:</text:span> Klik ikon <text:span text:style-name="Source_20_Text">TLabel</text:span> (biasanya ikon dengan huruf 'A') pada tab <text:span text:style-name="Source_20_Text">Standard</text:span> di Component Palette. Kemudian, klik di area atas Form1 di Desainer Form. Sebuah komponen label (dengan teks default 'Label1') akan muncul. </text:p>
                  </text:list-item>
                  <text:list-item>
                    <text:p text:style-name="P657"><text:span text:style-name="Strong_20_Emphasis">Edit Box:</text:span> Klik ikon <text:span text:style-name="Source_20_Text">TEdit</text:span> (biasanya ikon [ab|]) pada tab <text:span text:style-name="Source_20_Text">Standard</text:span>. Klik di bawah atau di samping label yang baru Anda tempatkan pada Form1. Sebuah kotak input teks (dengan teks default 'Edit1') akan muncul. </text:p>
                  </text:list-item>
                  <text:list-item>
                    <text:p text:style-name="P657"><text:span text:style-name="Strong_20_Emphasis">Tombol:</text:span> Klik ikon <text:span text:style-name="Source_20_Text">TButton</text:span> (biasanya ikon tombol [OK]) pada tab <text:span text:style-name="Source_20_Text">Standard</text:span>. Klik di bawah atau di samping TEdit pada Form1. Sebuah tombol (dengan teks default 'Button1') akan muncul. </text:p>
                  </text:list-item>
                  <text:list-item>
                    <text:p text:style-name="P657">Anda dapat mengklik dan menyeret (drag) komponen-komponen ini pada Form untuk mengatur posisi awal mereka. Anda juga bisa mengubah ukurannya dengan menyeret titik-titik handle di sekeliling komponen yang dipilih. </text:p>
                  </text:list-item>
                </text:list>
              </text:list-item>
              <text:list-item>
                <text:p text:style-name="P394"><text:span text:style-name="Strong_20_Emphasis">Gunakan Object Inspector:</text:span></text:p>
                <text:list>
                  <text:list-item>
                    <text:p text:style-name="P657">Cari jendela <text:span text:style-name="Strong_20_Emphasis">Object Inspector</text:span> (biasanya terletak di sisi kiri IDE). Jendela ini memiliki dua tab utama di bagian bawah: <text:span text:style-name="Source_20_Text">Properties</text:span> dan <text:span text:style-name="Source_20_Text">Events</text:span>. Pastikan tab <text:span text:style-name="Source_20_Text">Properties</text:span> sedang aktif. </text:p>
                  </text:list-item>
                  <text:list-item>
                    <text:p text:style-name="P657">Di bagian atas Object Inspector, ada dropdown list yang menunjukkan <text:soft-page-break/>komponen mana yang sedang dipilih (misalnya, <text:span text:style-name="Source_20_Text">Form1: TForm1</text:span>). Anda bisa memilih komponen baik dengan mengkliknya di Desainer Form maupun memilihnya dari dropdown ini. </text:p>
                  </text:list-item>
                  <text:list-item>
                    <text:p text:style-name="P657">Object Inspector menampilkan daftar properti (atribut) dari komponen yang sedang dipilih, beserta nilainya saat ini. Anda dapat mengubah nilai properti langsung di sini. </text:p>
                  </text:list-item>
                </text:list>
              </text:list-item>
              <text:list-item>
                <text:p text:style-name="P394"><text:span text:style-name="Strong_20_Emphasis">Ubah Properti Komponen:</text:span> Mari kita ubah beberapa properti agar UI lebih bermakna:</text:p>
                <text:list>
                  <text:list-item>
                    <text:p text:style-name="P657"><text:span text:style-name="Strong_20_Emphasis">Pilih Form1:</text:span> Klik area kosong form atau pilih <text:span text:style-name="Source_20_Text">Form1: TForm1</text:span> di Object Inspector. </text:p>
                    <text:list>
                      <text:list-item>
                        <text:p text:style-name="P657">Cari properti <text:span text:style-name="Source_20_Text">Caption</text:span> di daftar Properties. </text:p>
                      </text:list-item>
                      <text:list-item>
                        <text:p text:style-name="P657">Klik di kolom nilai di sebelahnya, lalu ketikkan judul baru, misalnya: <text:span text:style-name="Source_20_Text">Tes GUI Sederhana</text:span>. Tekan Enter. Anda akan melihat judul jendela di Desainer Form berubah. </text:p>
                      </text:list-item>
                    </text:list>
                  </text:list-item>
                  <text:list-item>
                    <text:p text:style-name="P657"><text:span text:style-name="Strong_20_Emphasis">Pilih Label1:</text:span> Klik komponen label yang Anda tempatkan. </text:p>
                    <text:list>
                      <text:list-item>
                        <text:p text:style-name="P657">Cari properti <text:span text:style-name="Source_20_Text">Caption</text:span>. </text:p>
                      </text:list-item>
                      <text:list-item>
                        <text:p text:style-name="P657">Ubah nilainya menjadi <text:span text:style-name="Source_20_Text">Masukkan Nama:</text:span>. Teks label di form akan berubah. Sesuaikan posisinya jika perlu. </text:p>
                      </text:list-item>
                    </text:list>
                  </text:list-item>
                  <text:list-item>
                    <text:p text:style-name="P657"><text:span text:style-name="Strong_20_Emphasis">Pilih Edit1:</text:span> Klik komponen kotak input teks. </text:p>
                    <text:list>
                      <text:list-item>
                        <text:p text:style-name="P657">Cari properti <text:span text:style-name="Source_20_Text">Text</text:span>. </text:p>
                      </text:list-item>
                      <text:list-item>
                        <text:p text:style-name="P657">Hapus nilai default ('Edit1') sehingga properti <text:span text:style-name="Source_20_Text">Text</text:span> menjadi kosong. Kotak input di form akan tampak kosong. </text:p>
                      </text:list-item>
                      <text:list-item>
                        <text:p text:style-name="P657"><text:span text:style-name="Strong_20_Emphasis">(Opsional - Praktik Baik):</text:span> Cari properti <text:span text:style-name="Source_20_Text">Name</text:span>. Ubah nilainya dari <text:span text:style-name="Source_20_Text">Edit1</text:span> menjadi <text:span text:style-name="Source_20_Text">edtNama</text:span>. Nama ini akan digunakan untuk merujuk komponen ini dalam kode Pascal nanti. </text:p>
                      </text:list-item>
                    </text:list>
                  </text:list-item>
                  <text:list-item>
                    <text:p text:style-name="P657"><text:span text:style-name="Strong_20_Emphasis">Pilih Button1:</text:span> Klik komponen tombol. </text:p>
                    <text:list>
                      <text:list-item>
                        <text:p text:style-name="P657">Cari properti <text:span text:style-name="Source_20_Text">Caption</text:span>. </text:p>
                      </text:list-item>
                      <text:list-item>
                        <text:p text:style-name="P657">Ubah nilainya menjadi <text:span text:style-name="Source_20_Text">&amp;Sapa!</text:span>. Karakter ampersand (<text:span text:style-name="Source_20_Text">&amp;</text:span>) sebelum 'S' akan membuat Alt+S menjadi shortcut keyboard untuk tombol ini di aplikasi Windows/Linux. Teks tombol di form akan berubah. </text:p>
                      </text:list-item>
                      <text:list-item>
                        <text:p text:style-name="P657"><text:span text:style-name="Strong_20_Emphasis">(Opsional - Praktik Baik):</text:span> Cari properti <text:span text:style-name="Source_20_Text">Name</text:span>. Ubah nilainya dari <text:span text:style-name="Source_20_Text">Button1</text:span> menjadi <text:span text:style-name="Source_20_Text">btnSapa</text:span>. </text:p>
                      </text:list-item>
                    </text:list>
                  </text:list-item>
                </text:list>
              </text:list-item>
              <text:list-item>
                <text:p text:style-name="P394"><text:span text:style-name="Strong_20_Emphasis">Menyimpan Desain:</text:span></text:p>
                <text:list>
                  <text:list-item>
                    <text:p text:style-name="P394">Semua perubahan visual yang Anda lakukan—komponen yang ditambahkan, posisi, ukuran, dan nilai properti yang diubah—akan disimpan oleh Lazarus ke dalam file <text:span text:style-name="Strong_20_Emphasis"><text:span text:style-name="Source_20_Text">.lfm</text:span></text:span> yang berasosiasi dengan unit form Anda (misalnya, <text:span text:style-name="Source_20_Text">unit1.lfm</text:span>) ketika Anda menyimpan unit atau proyek (<text:span text:style-name="Source_20_Text">File &gt; Save</text:span> atau <text:span text:style-name="Source_20_Text">File &gt; Save All</text:span>). </text:p>
                  </text:list-item>
                </text:list>
              </text:list-item>
            </text:list>
            <text:p text:style-name="Text_20_body">Kini Anda telah berhasil merancang antarmuka pengguna visual yang sederhana. Langkah berikutnya adalah menambahkan kode untuk membuat tombol "Sapa!" <text:soft-page-break/>melakukan sesuatu ketika diklik.</text:p>
          </text:section>
          <text:section text:style-name="Sect1" text:name="feedback-form-116">
            <text:p text:style-name="P443"/>
          </text:section>
        </text:section>
        <text:section text:style-name="Sect1" text:name="d9c314d8360a000b">
          <text:p text:style-name="Text_20_body"/>
          <text:section text:style-name="Sect1" text:name="user-query-content-117">
            <text:p text:style-name="P705">yax </text:p>
          </text:section>
          <text:p text:style-name="P443">Tampilkan alur berpikir</text:p>
          <text:section text:style-name="Sect2" text:name="model-response-message-contentr_d9c314d8360a000b">
            <text:p text:style-name="Text_20_body">Baik, saya akan melanjutkan dengan jawaban untuk prompt <text:span text:style-name="Strong_20_Emphasis">Sub-bab 17.4: Menangani Event: Menulis Kode untuk Aksi Pengguna</text:span>.</text:p>
            <text:p text:style-name="Horizontal_20_Line"/>
            <text:p text:style-name="Text_20_body"><text:span text:style-name="Strong_20_Emphasis">(Jawaban untuk Prompt Sub-bab 17.4)</text:span></text:p>
            <text:h text:style-name="Heading_20_3" text:outline-level="3">17.4 Menangani Event (Event Handling): Merespons Aksi Pengguna</text:h>
            <text:p text:style-name="Text_20_body">Aplikasi GUI bersifat <text:span text:style-name="Strong_20_Emphasis">event-driven</text:span>. Artinya, program tidak berjalan secara linear dari awal hingga akhir, melainkan ia menunggu terjadinya <text:span text:style-name="Strong_20_Emphasis">event</text:span> (kejadian) – seperti pengguna mengklik tombol, mengetik di kotak teks, menggerakkan mouse, atau bahkan event sistem seperti timer – dan kemudian mengeksekusi kode spesifik yang telah ditentukan untuk merespons event tersebut. Kode yang dieksekusi sebagai respons ini disebut <text:span text:style-name="Strong_20_Emphasis">event handler</text:span>.</text:p>
            <text:p text:style-name="Text_20_body">Komponen-komponen dalam Lazarus Component Library (LCL) mengekspos berbagai jenis event yang relevan dengan fungsinya (misalnya, <text:span text:style-name="Source_20_Text">TButton</text:span> memiliki event <text:span text:style-name="Source_20_Text">OnClick</text:span>, <text:span text:style-name="Source_20_Text">TEdit</text:span> memiliki <text:span text:style-name="Source_20_Text">OnChange</text:span>, <text:span text:style-name="Source_20_Text">OnKeyPress</text:span>, <text:span text:style-name="Source_20_Text">TForm</text:span> memiliki <text:span text:style-name="Source_20_Text">OnCreate</text:span>, <text:span text:style-name="Source_20_Text">OnShow</text:span>, <text:span text:style-name="Source_20_Text">OnClose</text:span>, dll.). Anda dapat melihat daftar event yang tersedia untuk komponen yang dipilih pada tab <text:span text:style-name="Source_20_Text">Events</text:span> di Object Inspector.</text:p>
            <text:p text:style-name="Text_20_body">Mari kita fokus pada event yang paling umum untuk sebuah tombol: <text:span text:style-name="Source_20_Text">OnClick</text:span>, yang terjadi ketika pengguna mengklik tombol tersebut. Kita akan membuat event handler untuk tombol <text:span text:style-name="Source_20_Text">btnSapa</text:span> (atau <text:span text:style-name="Source_20_Text">Button1</text:span>) yang kita buat sebelumnya.</text:p>
            <text:p text:style-name="Text_20_body"><text:span text:style-name="Strong_20_Emphasis">Langkah-langkah Menambahkan Event Handler </text:span><text:span text:style-name="Strong_20_Emphasis"><text:span text:style-name="Source_20_Text">OnClick</text:span></text:span><text:span text:style-name="Strong_20_Emphasis">:</text:span></text:p>
            <text:list xml:id="list2322913317392758862" text:style-name="L238">
              <text:list-item>
                <text:p text:style-name="P395"><text:span text:style-name="Strong_20_Emphasis">Pilih Komponen dan Event:</text:span></text:p>
                <text:list>
                  <text:list-item>
                    <text:p text:style-name="P658">Di Desainer Form, klik <text:span text:style-name="Strong_20_Emphasis">tombol</text:span> yang ingin Anda tangani event-nya (misalnya, <text:span text:style-name="Source_20_Text">btnSapa</text:span>). </text:p>
                  </text:list-item>
                  <text:list-item>
                    <text:p text:style-name="P658">Di <text:span text:style-name="Strong_20_Emphasis">Object Inspector</text:span>, klik tab <text:span text:style-name="Strong_20_Emphasis"><text:span text:style-name="Source_20_Text">Events</text:span></text:span> di bagian bawah. </text:p>
                  </text:list-item>
                  <text:list-item>
                    <text:p text:style-name="P658">Cari event bernama <text:span text:style-name="Strong_20_Emphasis"><text:span text:style-name="Source_20_Text">OnClick</text:span></text:span> dalam daftar event yang muncul. Kolom nilai di sebelahnya saat ini seharusnya kosong. </text:p>
                  </text:list-item>
                </text:list>
              </text:list-item>
              <text:list-item>
                <text:p text:style-name="P395"><text:span text:style-name="Strong_20_Emphasis">Buat Metode Event Handler:</text:span></text:p>
                <text:list>
                  <text:list-item>
                    <text:p text:style-name="P658">Cara termudah dan paling umum: <text:span text:style-name="Strong_20_Emphasis">Klik dua kali (double-click)</text:span> pada area kosong di kolom nilai di sebelah kanan event <text:span text:style-name="Source_20_Text">OnClick</text:span>. </text:p>
                  </text:list-item>
                  <text:list-item>
                    <text:p text:style-name="P658">Lazarus IDE akan secara otomatis melakukan beberapa hal untuk Anda: </text:p>
                    <text:list>
                      <text:list-item>
                        <text:p text:style-name="P658"><text:span text:style-name="Strong_20_Emphasis">Membuat Metode Baru:</text:span> Ia akan membuat kerangka (stub) untuk sebuah metode prosedur baru <text:span text:style-name="Strong_20_Emphasis">di dalam kelas </text:span><text:span text:style-name="Strong_20_Emphasis"><text:span text:style-name="Source_20_Text">TForm1</text:span></text:span> <text:soft-page-break/>(atau kelas form Anda saat ini) di file <text:span text:style-name="Source_20_Text">Unit1.pas</text:span>. Nama metode ini biasanya digenerate secara otomatis berdasarkan nama komponen dan nama event, contohnya: <text:span text:style-name="Source_20_Text">procedure TForm1.btnSapaClick(Sender: TObject);</text:span>. Parameter <text:span text:style-name="Source_20_Text">Sender: TObject</text:span> biasanya merujuk pada komponen yang memicu event (dalam hal ini, <text:span text:style-name="Source_20_Text">btnSapa</text:span>). </text:p>
                      </text:list-item>
                      <text:list-item>
                        <text:p text:style-name="P658"><text:span text:style-name="Strong_20_Emphasis">Menghubungkan Event:</text:span> Lazarus secara otomatis menghubungkan event <text:span text:style-name="Source_20_Text">OnClick</text:span> dari komponen <text:span text:style-name="Source_20_Text">btnSapa</text:span> ke metode <text:span text:style-name="Source_20_Text">btnSapaClick</text:span> yang baru dibuat ini. Anda akan melihat nama metode (<text:span text:style-name="Source_20_Text">btnSapaClick</text:span>) kini muncul di kolom nilai event <text:span text:style-name="Source_20_Text">OnClick</text:span> di Object Inspector. </text:p>
                      </text:list-item>
                      <text:list-item>
                        <text:p text:style-name="P658"><text:span text:style-name="Strong_20_Emphasis">Pindah ke Editor Kode:</text:span> Fokus IDE akan berpindah ke Editor Kode, dan kursor akan ditempatkan di dalam blok <text:span text:style-name="Source_20_Text">begin..end;</text:span> dari metode <text:span text:style-name="Source_20_Text">btnSapaClick</text:span> yang baru saja dibuat, siap untuk Anda isi dengan kode Pascal. </text:p>
                      </text:list-item>
                    </text:list>
                  </text:list-item>
                </text:list>
              </text:list-item>
              <text:list-item>
                <text:p text:style-name="P395"><text:span text:style-name="Strong_20_Emphasis">Tulis Kode Event Handler:</text:span> Sekarang, ketikkan kode Pascal di dalam prosedur <text:span text:style-name="Source_20_Text">btnSapaClick</text:span> untuk menentukan apa yang harus terjadi ketika tombol diklik. Untuk contoh aplikasi "Sapa Nama", kita ingin mengambil teks dari <text:span text:style-name="Source_20_Text">edtNama</text:span>, membuat pesan sapaan, dan menampilkannya:</text:p>
                <text:p text:style-name="P395">Delphi</text:p>
                <text:p text:style-name="P76"><text:span text:style-name="Source_20_Text">procedure TForm1.btnSapaClick(Sender: TObject);</text:span></text:p>
                <text:p text:style-name="P76"><text:span text:style-name="Source_20_Text">var</text:span></text:p>
                <text:p text:style-name="P76"><text:span text:style-name="Source_20_Text"><text:s text:c="2"/>Nama: string; <text:s/>// Variabel lokal untuk menyimpan nama</text:span></text:p>
                <text:p text:style-name="P76"><text:span text:style-name="Source_20_Text"><text:s text:c="2"/>Pesan: string; // Variabel lokal untuk pesan sapaan</text:span></text:p>
                <text:p text:style-name="P76"><text:span text:style-name="Source_20_Text">begin</text:span></text:p>
                <text:p text:style-name="P76"><text:span text:style-name="Source_20_Text"><text:s text:c="2"/>// 1. Ambil teks dari komponen TEdit 'edtNama'</text:span></text:p>
                <text:p text:style-name="P76"><text:span text:style-name="Source_20_Text"><text:s text:c="2"/>// <text:s text:c="3"/>Kita mengakses properti 'Text' dari komponen tersebut.</text:span></text:p>
                <text:p text:style-name="P76"><text:span text:style-name="Source_20_Text"><text:s text:c="2"/>Nama := edtNama.Text;</text:span></text:p>
                <text:p text:style-name="P76"/>
                <text:p text:style-name="P76"><text:span text:style-name="Source_20_Text"><text:s text:c="2"/>// 2. Buat pesan sapaan, gunakan Trim untuk menangani spasi ekstra</text:span></text:p>
                <text:p text:style-name="P76"><text:span text:style-name="Source_20_Text"><text:s text:c="2"/>// <text:s text:c="3"/>(Trim ada di unit SysUtils)</text:span></text:p>
                <text:p text:style-name="P76"><text:span text:style-name="Source_20_Text"><text:s text:c="2"/>if Trim(Nama) = '' then // Jika nama kosong atau hanya spasi</text:span></text:p>
                <text:p text:style-name="P76"><text:span text:style-name="Source_20_Text"><text:s text:c="4"/>Pesan := 'Halo, orang asing!'</text:span></text:p>
                <text:p text:style-name="P76"><text:span text:style-name="Source_20_Text"><text:s text:c="2"/>else</text:span></text:p>
                <text:p text:style-name="P76"><text:span text:style-name="Source_20_Text"><text:s text:c="4"/>Pesan := 'Halo, ' + Trim(Nama) + '! Selamat belajar Lazarus!';</text:span></text:p>
                <text:p text:style-name="P76"/>
                <text:p text:style-name="P76"><text:span text:style-name="Source_20_Text"><text:s text:c="2"/>// 3. Tampilkan pesan menggunakan dialog popup sederhana</text:span></text:p>
                <text:p text:style-name="P76"><text:span text:style-name="Source_20_Text"><text:s text:c="2"/>// <text:s text:c="3"/>(ShowMessage ada di unit Dialogs)</text:span></text:p>
                <text:p text:style-name="P76"><text:span text:style-name="Source_20_Text"><text:s text:c="2"/>ShowMessage(Pesan);</text:span></text:p>
                <text:p text:style-name="P76"/>
                <text:p text:style-name="P76"><text:span text:style-name="Source_20_Text"><text:s text:c="2"/>// Alternatif lain: tampilkan di komponen TLabel lain (misal, LabelHasil)</text:span></text:p>
                <text:p text:style-name="P76"><text:span text:style-name="Source_20_Text"><text:s text:c="2"/>// if Assigned(LabelHasil) then // Pastikan LabelHasil ada di form</text:span></text:p>
                <text:p text:style-name="P76"><text:span text:style-name="Source_20_Text"><text:s text:c="2"/>// <text:s text:c="2"/>LabelHasil.Caption := Pesan;</text:span></text:p>
                <text:p text:style-name="P156"><text:span text:style-name="Source_20_Text">end; // Akhir dari prosedur event handler</text:span></text:p>
              </text:list-item>
              <text:list-item>
                <text:p text:style-name="P395"><text:soft-page-break/><text:span text:style-name="Strong_20_Emphasis">Tambahkan Unit yang Dibutuhkan (</text:span><text:span text:style-name="Strong_20_Emphasis"><text:span text:style-name="Source_20_Text">uses</text:span></text:span><text:span text:style-name="Strong_20_Emphasis">)</text:span>:</text:p>
                <text:list>
                  <text:list-item>
                    <text:p text:style-name="P658">Perhatikan bahwa kode contoh di atas menggunakan fungsi <text:span text:style-name="Source_20_Text">Trim</text:span> dan <text:span text:style-name="Source_20_Text">ShowMessage</text:span>. </text:p>
                  </text:list-item>
                  <text:list-item>
                    <text:p text:style-name="P658"><text:span text:style-name="Source_20_Text">Trim</text:span> didefinisikan dalam unit standar <text:span text:style-name="Strong_20_Emphasis"><text:span text:style-name="Source_20_Text">SysUtils</text:span></text:span>. </text:p>
                  </text:list-item>
                  <text:list-item>
                    <text:p text:style-name="P658"><text:span text:style-name="Source_20_Text">ShowMessage</text:span> didefinisikan dalam unit standar <text:span text:style-name="Strong_20_Emphasis"><text:span text:style-name="Source_20_Text">Dialogs</text:span></text:span>. </text:p>
                  </text:list-item>
                  <text:list-item>
                    <text:p text:style-name="P658">Pastikan kedua unit ini tercantum dalam klausa <text:span text:style-name="Source_20_Text">uses</text:span> di file <text:span text:style-name="Source_20_Text">Unit1.pas</text:span>. Biasanya, Anda menambahkannya di bagian <text:span text:style-name="Source_20_Text">implementation uses</text:span>: </text:p>
                    <text:p text:style-name="P395">Delphi</text:p>
                    <text:p text:style-name="P76"><text:span text:style-name="Source_20_Text">implementation</text:span></text:p>
                    <text:p text:style-name="P76"/>
                    <text:p text:style-name="P76"><text:span text:style-name="Source_20_Text">uses SysUtils, Dialogs; // Tambahkan Dialogs jika belum ada</text:span></text:p>
                    <text:p text:style-name="P76"/>
                    <text:p text:style-name="P76"><text:span text:style-name="Source_20_Text">{$R *.lfm} // Link ke file resource form</text:span></text:p>
                    <text:p text:style-name="P76"/>
                    <text:p text:style-name="P76"><text:span text:style-name="Source_20_Text">{ TForm1 }</text:span></text:p>
                    <text:p text:style-name="P76"/>
                    <text:p text:style-name="P76"><text:span text:style-name="Source_20_Text">procedure TForm1.btnSapaClick(Sender: TObject);</text:span></text:p>
                    <text:p text:style-name="P76"><text:span text:style-name="Source_20_Text">var</text:span></text:p>
                    <text:p text:style-name="P76"><text:span text:style-name="Source_20_Text"><text:s text:c="2"/>// ... (seperti di atas) ...</text:span></text:p>
                    <text:p text:style-name="P76"><text:span text:style-name="Source_20_Text">end;</text:span></text:p>
                    <text:p text:style-name="P76"/>
                    <text:p text:style-name="P156"><text:span text:style-name="Source_20_Text">end.</text:span></text:p>
                  </text:list-item>
                  <text:list-item>
                    <text:p text:style-name="P395">Seringkali, ketika Anda pertama kali menggunakan fungsi seperti <text:span text:style-name="Source_20_Text">ShowMessage</text:span>, Lazarus cukup pintar untuk mendeteksi bahwa unit <text:span text:style-name="Source_20_Text">Dialogs</text:span> dibutuhkan dan akan menawarkan untuk menambahkannya ke klausa <text:span text:style-name="Source_20_Text">uses</text:span> secara otomatis. Jika tidak, Anda perlu menambahkannya secara manual. </text:p>
                  </text:list-item>
                </text:list>
              </text:list-item>
            </text:list>
            <text:p text:style-name="Text_20_body">Dengan langkah-langkah ini, Anda telah berhasil menghubungkan aksi pengguna (mengklik tombol) dengan kode Pascal spesifik (event handler <text:span text:style-name="Source_20_Text">btnSapaClick</text:span>) yang akan dieksekusi sebagai respons. Ini adalah inti dari pemrograman event-driven di Lazarus.</text:p>
          </text:section>
          <text:section text:style-name="Sect1" text:name="feedback-form-117">
            <text:p text:style-name="P443"/>
          </text:section>
        </text:section>
        <text:section text:style-name="Sect1" text:name="da8591d1ec888783">
          <text:p text:style-name="Text_20_body"/>
          <text:section text:style-name="Sect1" text:name="user-query-content-118">
            <text:p text:style-name="P705">yax </text:p>
          </text:section>
          <text:p text:style-name="P443">Tampilkan alur berpikir</text:p>
          <text:section text:style-name="Sect2" text:name="model-response-message-contentr_da8591d1ec888783">
            <text:p text:style-name="Text_20_body">Baik, saya akan melanjutkan dengan jawaban untuk prompt <text:span text:style-name="Strong_20_Emphasis">Sub-bab 17.5: Kompilasi dan Menjalankan Aplikasi GUI Pertama Anda</text:span>.</text:p>
            <text:p text:style-name="Horizontal_20_Line"/>
            <text:p text:style-name="Text_20_body"><text:span text:style-name="Strong_20_Emphasis">(Jawaban untuk Prompt Sub-bab 17.5)</text:span></text:p>
            <text:h text:style-name="Heading_20_3" text:outline-level="3"><text:soft-page-break/>17.5 Kompilasi dan Menjalankan Aplikasi GUI Pertama Anda</text:h>
            <text:p text:style-name="Text_20_body">Setelah Anda merancang tampilan visual form dan menulis kode untuk event handler tombol, langkah terakhir adalah mengkompilasi proyek Anda menjadi sebuah program yang dapat dieksekusi dan menjalankannya untuk melihat hasilnya beraksi. Lazarus IDE membuat proses ini sangat mudah.</text:p>
            <text:p text:style-name="Text_20_body"><text:span text:style-name="Strong_20_Emphasis">Langkah-langkah Kompilasi dan Menjalankan:</text:span></text:p>
            <text:list xml:id="list5811797883979907992" text:style-name="L239">
              <text:list-item>
                <text:p text:style-name="P396"><text:span text:style-name="Strong_20_Emphasis">Simpan Semua Perubahan (</text:span><text:span text:style-name="Strong_20_Emphasis"><text:span text:style-name="Source_20_Text">File &gt; Save All</text:span></text:span><text:span text:style-name="Strong_20_Emphasis">):</text:span></text:p>
                <text:list>
                  <text:list-item>
                    <text:p text:style-name="P659">Sebelum mengkompilasi, pastikan Anda telah menyimpan semua perubahan yang telah Anda buat pada semua file dalam proyek. Cara termudah adalah menggunakan menu <text:span text:style-name="Source_20_Text">File &gt; Save All</text:span>. Ini akan menyimpan perubahan pada file unit (<text:span text:style-name="Source_20_Text">.pas</text:span>), file desain form (<text:span text:style-name="Source_20_Text">.lfm</text:span>), dan file informasi proyek (<text:span text:style-name="Source_20_Text">.lpi</text:span>). </text:p>
                  </text:list-item>
                </text:list>
              </text:list-item>
              <text:list-item>
                <text:p text:style-name="P396"><text:span text:style-name="Strong_20_Emphasis">Jalankan Proses Build &amp; Run:</text:span></text:p>
                <text:list>
                  <text:list-item>
                    <text:p text:style-name="P659">Ada beberapa cara untuk memulai kompilasi dan eksekusi: </text:p>
                    <text:list>
                      <text:list-item>
                        <text:p text:style-name="P659">Klik ikon <text:span text:style-name="Strong_20_Emphasis">Run</text:span> (biasanya berbentuk panah hijau besar) pada toolbar utama Lazarus IDE. </text:p>
                      </text:list-item>
                      <text:list-item>
                        <text:p text:style-name="P659">Tekan tombol fungsi <text:span text:style-name="Strong_20_Emphasis"><text:span text:style-name="Source_20_Text">F9</text:span></text:span> pada keyboard Anda (shortcut paling umum). </text:p>
                      </text:list-item>
                      <text:list-item>
                        <text:p text:style-name="P659">Pilih menu <text:span text:style-name="Source_20_Text">Run &gt; Run</text:span>. </text:p>
                      </text:list-item>
                    </text:list>
                  </text:list-item>
                </text:list>
              </text:list-item>
              <text:list-item>
                <text:p text:style-name="P396"><text:span text:style-name="Strong_20_Emphasis">Perhatikan Proses Kompilasi:</text:span></text:p>
                <text:list>
                  <text:list-item>
                    <text:p text:style-name="P659">Lazarus sekarang akan memanggil Free Pascal Compiler (FPC) di latar belakang. </text:p>
                  </text:list-item>
                  <text:list-item>
                    <text:p text:style-name="P659">FPC akan mengkompilasi unit form Anda (<text:span text:style-name="Source_20_Text">Unit1.pas</text:span>), program utama (<text:span text:style-name="Source_20_Text">.lpr</text:span>), dan unit lain yang diperlukan (seperti <text:span text:style-name="Source_20_Text">SysUtils</text:span>, <text:span text:style-name="Source_20_Text">Dialogs</text:span>, unit LCL). Ia juga akan memproses informasi dari file <text:span text:style-name="Source_20_Text">.lfm</text:span>. </text:p>
                  </text:list-item>
                  <text:list-item>
                    <text:p text:style-name="P659">Proses kompilasi dan linking akan menghasilkan sebuah file <text:span text:style-name="Strong_20_Emphasis">executable</text:span> native untuk sistem operasi Anda (misalnya, <text:span text:style-name="Source_20_Text">project1.exe</text:span> di Windows, <text:span text:style-name="Source_20_Text">project1</text:span> di Linux/macOS). </text:p>
                  </text:list-item>
                  <text:list-item>
                    <text:p text:style-name="P659">Anda dapat memantau kemajuan kompilasi dan melihat pesan (termasuk error atau warning jika ada) di jendela <text:span text:style-name="Strong_20_Emphasis">Messages</text:span> di dalam Lazarus IDE (biasanya di bagian bawah). </text:p>
                  </text:list-item>
                </text:list>
              </text:list-item>
              <text:list-item>
                <text:p text:style-name="P396"><text:span text:style-name="Strong_20_Emphasis">Aplikasi GUI Berjalan:</text:span></text:p>
                <text:list>
                  <text:list-item>
                    <text:p text:style-name="P659">Jika kompilasi <text:span text:style-name="Strong_20_Emphasis">berhasil</text:span> tanpa error, Lazarus akan secara otomatis <text:span text:style-name="Strong_20_Emphasis">menjalankan</text:span> file executable yang baru saja dibuat. </text:p>
                  </text:list-item>
                  <text:list-item>
                    <text:p text:style-name="P659">Jendela aplikasi GUI Anda (Form yang tadi Anda desain, dengan caption 'Tes GUI Sederhana') akan muncul di layar sebagai jendela terpisah dari IDE Lazarus. </text:p>
                  </text:list-item>
                </text:list>
              </text:list-item>
              <text:list-item>
                <text:p text:style-name="P396"><text:span text:style-name="Strong_20_Emphasis">Interaksi dan Pengujian:</text:span></text:p>
                <text:list>
                  <text:list-item>
                    <text:p text:style-name="P659">Sekarang Anda dapat berinteraksi dengan aplikasi yang sedang berjalan: </text:p>
                    <text:list>
                      <text:list-item>
                        <text:p text:style-name="P659"><text:soft-page-break/>Klik di dalam kotak TEdit (<text:span text:style-name="Source_20_Text">edtNama</text:span>) dan ketikkan nama Anda. </text:p>
                      </text:list-item>
                      <text:list-item>
                        <text:p text:style-name="P659">Klik tombol "<text:span text:style-name="Strong_20_Emphasis">&amp;Sapa!</text:span>" (<text:span text:style-name="Source_20_Text">btnSapa</text:span>). </text:p>
                      </text:list-item>
                      <text:list-item>
                        <text:p text:style-name="P659"><text:span text:style-name="Strong_20_Emphasis">Verifikasi:</text:span> Sebuah kotak pesan (<text:span text:style-name="Source_20_Text">ShowMessage</text:span>) seharusnya muncul menampilkan sapaan yang menyertakan nama yang Anda ketik (misalnya, "Halo, [Nama Anda]! Selamat belajar Lazarus."). Klik <text:span text:style-name="Source_20_Text">OK</text:span> pada kotak pesan tersebut. </text:p>
                      </text:list-item>
                      <text:list-item>
                        <text:p text:style-name="P659">Coba hapus nama dari kotak TEdit (biarkan kosong). </text:p>
                      </text:list-item>
                      <text:list-item>
                        <text:p text:style-name="P659">Klik tombol "<text:span text:style-name="Strong_20_Emphasis">&amp;Sapa!</text:span>" lagi. </text:p>
                      </text:list-item>
                      <text:list-item>
                        <text:p text:style-name="P659"><text:span text:style-name="Strong_20_Emphasis">Verifikasi:</text:span> Kotak pesan seharusnya muncul dengan sapaan generik (misalnya, "Halo, orang asing!"). Klik <text:span text:style-name="Source_20_Text">OK</text:span>. </text:p>
                      </text:list-item>
                    </text:list>
                  </text:list-item>
                </text:list>
              </text:list-item>
              <text:list-item>
                <text:p text:style-name="P396"><text:span text:style-name="Strong_20_Emphasis">Menutup Aplikasi:</text:span></text:p>
                <text:list>
                  <text:list-item>
                    <text:p text:style-name="P659">Untuk menghentikan aplikasi GUI yang sedang berjalan, cukup tutup jendelanya seperti biasa, biasanya dengan mengklik tombol <text:span text:style-name="Strong_20_Emphasis">tutup [X]</text:span> di title bar jendela aplikasi tersebut. </text:p>
                  </text:list-item>
                  <text:list-item>
                    <text:p text:style-name="P396">Setelah aplikasi ditutup, prosesnya akan berhenti, dan fokus akan kembali ke Lazarus IDE. Jika Anda menjalankan dengan debugger aktif, sesi debug juga akan berakhir. </text:p>
                  </text:list-item>
                </text:list>
              </text:list-item>
            </text:list>
            <text:p text:style-name="Text_20_body">Selamat! Anda telah berhasil melalui siklus dasar pengembangan aplikasi GUI di Lazarus: merancang form secara visual, menulis kode event handler sederhana, mengkompilasi, dan menjalankan aplikasi interaktif Anda. Meskipun contoh ini sangat dasar, ia menunjukkan alur kerja fundamental yang akan Anda gunakan untuk membangun aplikasi GUI yang jauh lebih kompleks dengan Free Pascal dan Lazarus. Ini adalah titik awal yang baik jika Anda tertarik untuk mendalami LCL dan pengembangan GUI lintas platform lebih lanjut.</text:p>
          </text:section>
          <text:section text:style-name="Sect1" text:name="feedback-form-118">
            <text:p text:style-name="P443"/>
          </text:section>
        </text:section>
        <text:section text:style-name="Sect1" text:name="d4e4d82c4383fa76">
          <text:p text:style-name="Text_20_body"/>
          <text:section text:style-name="Sect1" text:name="user-query-content-119">
            <text:p text:style-name="P705">yax </text:p>
          </text:section>
          <text:p text:style-name="P443">Tampilkan alur berpikir</text:p>
          <text:section text:style-name="Sect2" text:name="model-response-message-contentr_d4e4d82c4383fa76">
            <text:p text:style-name="Text_20_body">Baik, saya akan melanjutkan dengan jawaban untuk prompt <text:span text:style-name="Strong_20_Emphasis">Pengantar Bab 18</text:span>.</text:p>
            <text:p text:style-name="Horizontal_20_Line"/>
            <text:p text:style-name="Text_20_body"><text:span text:style-name="Strong_20_Emphasis">(Jawaban untuk Prompt Pengantar Bab 18)</text:span></text:p>
            <text:p text:style-name="Text_20_body"><text:span text:style-name="Strong_20_Emphasis">Bab 18: Sumber Daya dan Langkah Pembelajaran Berikutnya</text:span></text:p>
            <text:p text:style-name="Text_20_body">Kita telah sampai pada akhir perjalanan kita melalui dasar-dasar hingga topik lanjutan bahasa pemrograman Free Pascal dalam buku tutorial ini. Dimulai dari pemahaman sintaks inti dan tipe data unik Pascal, kita telah menjelajahi kekuatan modularitas melalui unit, mendalami paradigma Pemrograman Berorientasi Objek (OOP) mulai dari kelas, pewarisan, polimorfisme, hingga interface dan penanganan eksepsi. Kita juga telah menyentuh area tingkat lanjut seperti manajemen memori manual dengan pointer, penggunaan generics dasar, interfacing dengan kode eksternal, serta <text:soft-page-break/>mendapatkan gambaran singkat tentang pengembangan aplikasi GUI menggunakan Lazarus IDE yang powerful. Semoga perjalanan ini telah memberikan Anda fondasi yang kokoh dan pemahaman yang baik tentang kapabilitas Free Pascal dan ekosistemnya per April 2025.</text:p>
            <text:p text:style-name="Text_20_body">Namun, seperti halnya dalam mempelajari teknologi apa pun, buku ini hanyalah sebuah <text:span text:style-name="Strong_20_Emphasis">titik awal</text:span>. Dunia Free Pascal dan Lazarus sangat luas, aktif, dan terus berkembang, menawarkan lebih banyak fitur, pustaka, dan teknik untuk dieksplorasi daripada yang dapat dicakup dalam satu buku pengantar. Proses belajar adalah sebuah perjalanan berkelanjutan.</text:p>
            <text:p text:style-name="Text_20_body">Oleh karena itu, Bab 18 ini bertujuan untuk membekali Anda dengan <text:span text:style-name="Strong_20_Emphasis">peta jalan dan sumber daya</text:span> agar Anda dapat melanjutkan pembelajaran dan pendalaman secara mandiri. Kami akan mengarahkan Anda ke sumber-sumber <text:span text:style-name="Strong_20_Emphasis">dokumentasi resmi</text:span> yang paling penting untuk FPC dan Lazarus, yang akan menjadi referensi tak ternilai saat Anda membangun aplikasi yang lebih kompleks. Kami juga akan memperkenalkan Anda pada <text:span text:style-name="Strong_20_Emphasis">komunitas online</text:span> yang aktif, tempat Anda dapat bertanya, berdiskusi, berbagi pengetahuan, dan mendapatkan bantuan dari sesama pengembang. Terakhir, kami akan menguraikan beberapa <text:span text:style-name="Strong_20_Emphasis">topik tingkat lanjut</text:span> yang menarik dalam ekosistem FPC/Lazarus yang mungkin ingin Anda pelajari selanjutnya, tergantung pada minat dan tujuan pengembangan Anda. Tujuan kami di bab penutup ini adalah untuk memberdayakan Anda agar dapat terus tumbuh dan berkembang menjadi pengembang Free Pascal yang semakin mahir dan produktif.</text:p>
          </text:section>
          <text:section text:style-name="Sect1" text:name="feedback-form-119">
            <text:p text:style-name="P443"/>
          </text:section>
        </text:section>
        <text:section text:style-name="Sect1" text:name="e62a2a519811b64b">
          <text:p text:style-name="Text_20_body"/>
          <text:section text:style-name="Sect1" text:name="user-query-content-120">
            <text:p text:style-name="P705">yax </text:p>
          </text:section>
          <text:p text:style-name="P443">Tampilkan alur berpikir</text:p>
          <text:section text:style-name="Sect2" text:name="model-response-message-contentr_e62a2a519811b64b">
            <text:p text:style-name="Text_20_body">Baik, saya akan melanjutkan dengan jawaban untuk prompt <text:span text:style-name="Strong_20_Emphasis">Sub-bab 18.1: Sumber Daya Utama: Dokumentasi Resmi FPC dan Lazarus Wiki</text:span>.</text:p>
            <text:p text:style-name="Horizontal_20_Line"/>
            <text:p text:style-name="Text_20_body"><text:span text:style-name="Strong_20_Emphasis">(Jawaban untuk Prompt Sub-bab 18.1)</text:span></text:p>
            <text:h text:style-name="Heading_20_3" text:outline-level="3">18.1 Sumber Daya Utama: Dokumentasi Resmi FPC dan Lazarus Wiki</text:h>
            <text:p text:style-name="Text_20_body">Saat Anda terus mengembangkan keahlian Anda dalam Free Pascal dan Lazarus, kemampuan untuk menemukan informasi yang akurat dan mendalam menjadi sangat penting. Sumber daya terbaik dan paling otoritatif adalah dokumentasi resmi yang disediakan oleh tim pengembang FPC dan komunitas Lazarus. Berikut adalah panduan ke sumber daya utama tersebut (tautan valid per April 2025):</text:p>
            <text:p text:style-name="Text_20_body"><text:span text:style-name="Strong_20_Emphasis">1. Dokumentasi Free Pascal Compiler (FPC)</text:span></text:p>
            <text:p text:style-name="Text_20_body">Dokumentasi FPC menyediakan informasi mendalam tentang kompiler itu sendiri, bahasa Pascal yang diimplementasikannya, dan pustaka runtime standarnya.</text:p>
            <text:list xml:id="list863260888230485400" text:style-name="L240">
              <text:list-item>
                <text:p text:style-name="P660"><text:soft-page-break/><text:span text:style-name="Strong_20_Emphasis">Portal Dokumentasi Utama FPC:</text:span> <text:a xlink:type="simple" xlink:href="https://www.freepascal.org/docs.var" office:target-frame-name="_blank" xlink:show="new" text:style-name="Internet_20_link" text:visited-style-name="Visited_20_Internet_20_Link">https://www.freepascal.org/docs.var</text:a> Dari halaman ini, Anda dapat mengakses berbagai panduan: </text:p>
                <text:list>
                  <text:list-item>
                    <text:p text:style-name="P660"><text:span text:style-name="Strong_20_Emphasis">User's Guide (Panduan Pengguna):</text:span> Fokus pada cara menggunakan kompiler <text:span text:style-name="Source_20_Text">fpc</text:span> dari baris perintah, opsi-opsi kompiler, variabel lingkungan, penyiapan dasar, dan utilitas terkait FPC. Sangat berguna jika Anda bekerja tanpa IDE atau ingin memahami proses kompilasi lebih dalam. </text:p>
                  </text:list-item>
                  <text:list-item>
                    <text:p text:style-name="P660"><text:span text:style-name="Strong_20_Emphasis">Programmer's Guide (Panduan Programmer):</text:span> Memberikan gambaran umum tentang pemrograman dengan FPC, mencakup topik seperti tipe data, struktur program, penggunaan unit, OOP dasar, interfacing, dan beberapa aspek RTL. Berguna sebagai pengantar atau penyegar konsep pemrograman dalam konteks FPC. </text:p>
                  </text:list-item>
                  <text:list-item>
                    <text:p text:style-name="P660"><text:span text:style-name="Strong_20_Emphasis">Language Reference Guide (Panduan Referensi Bahasa):</text:span> Ini adalah <text:span text:style-name="Strong_20_Emphasis">sumber paling definitif</text:span> untuk detail sintaks dan semantik bahasa Pascal seperti yang diimplementasikan oleh FPC. Jika Anda memiliki pertanyaan spesifik tentang cara kerja kata kunci, tipe data standar, operator, direktif, atau perbedaan antar <text:span text:style-name="Source_20_Text">{$MODE}</text:span> bahasa, inilah tempatnya mencari jawaban paling akurat. </text:p>
                  </text:list-item>
                  <text:list-item>
                    <text:p text:style-name="P660"><text:span text:style-name="Strong_20_Emphasis">Run-Time Library (RTL) Reference (Referensi Pustaka Runtime):</text:span> Dokumentasi esensial yang merinci <text:span text:style-name="Strong_20_Emphasis">unit-unit pustaka standar inti</text:span> yang selalu tersedia dengan FPC, seperti <text:span text:style-name="Source_20_Text">System</text:span>, <text:span text:style-name="Source_20_Text">SysUtils</text:span>, <text:span text:style-name="Source_20_Text">Math</text:span>, <text:span text:style-name="Source_20_Text">Classes</text:span>, <text:span text:style-name="Source_20_Text">StrUtils</text:span>, <text:span text:style-name="Source_20_Text">DateUtils</text:span>, <text:span text:style-name="Source_20_Text">fgl</text:span>, dll. Di sini Anda akan menemukan deskripsi untuk setiap prosedur, fungsi, tipe data, konstanta, dan kelas yang diekspor oleh unit-unit ini, termasuk parameter dan nilai kembaliannya. Ini adalah kamus Anda untuk fungsionalitas bawaan FPC. </text:p>
                  </text:list-item>
                  <text:list-item>
                    <text:p text:style-name="P397"><text:span text:style-name="Strong_20_Emphasis">Package List / Reference (Referensi Paket):</text:span> Selain RTL inti, FPC dibundel dengan banyak paket tambahan yang menyediakan fungsionalitas lebih luas, seperti Free Component Library (FCL) yang mencakup akses database, jaringan, parsing XML/JSON, dll. Dokumentasi untuk paket-paket ini biasanya dapat diakses melalui portal utama. </text:p>
                  </text:list-item>
                </text:list>
              </text:list-item>
            </text:list>
            <text:p text:style-name="Text_20_body"><text:span text:style-name="Strong_20_Emphasis">2. Lazarus Documentation Wiki</text:span></text:p>
            <text:p text:style-name="Text_20_body">Untuk segala hal yang berkaitan dengan <text:span text:style-name="Strong_20_Emphasis">Lazarus IDE</text:span> dan <text:span text:style-name="Strong_20_Emphasis">Lazarus Component Library (LCL)</text:span>, sumber daya utamanya adalah Wiki komunitas.</text:p>
            <text:list xml:id="list3561777582331679211" text:style-name="L241">
              <text:list-item>
                <text:p text:style-name="P661"><text:span text:style-name="Strong_20_Emphasis">Halaman Utama Lazarus Wiki:</text:span> <text:a xlink:type="simple" xlink:href="https://wiki.lazarus.freepascal.org/" office:target-frame-name="_blank" xlink:show="new" text:style-name="Internet_20_link" text:visited-style-name="Visited_20_Internet_20_Link">https://wiki.lazarus.freepascal.org/</text:a> </text:p>
              </text:list-item>
              <text:list-item>
                <text:p text:style-name="P661"><text:span text:style-name="Strong_20_Emphasis">Cakupan Konten:</text:span> Wiki ini <text:span text:style-name="Strong_20_Emphasis">sangat komprehensif</text:span> dan merupakan titik awal yang sangat baik untuk hampir semua topik terkait Lazarus/LCL. Anda akan menemukan: </text:p>
                <text:list>
                  <text:list-item>
                    <text:p text:style-name="P661"><text:span text:style-name="Strong_20_Emphasis">Tutorial:</text:span> Mulai dari membuat aplikasi pertama hingga topik lanjutan. </text:p>
                  </text:list-item>
                  <text:list-item>
                    <text:p text:style-name="P661"><text:span text:style-name="Strong_20_Emphasis">Referensi LCL:</text:span> Deskripsi detail untuk hampir semua komponen visual dan non-visual di LCL, termasuk properti, metode, dan event-nya. </text:p>
                  </text:list-item>
                  <text:list-item>
                    <text:p text:style-name="P661"><text:span text:style-name="Strong_20_Emphasis">Panduan Penggunaan IDE:</text:span> Cara menggunakan desainer form, <text:soft-page-break/>debugger, editor kode, manajer paket, opsi proyek, dll. </text:p>
                  </text:list-item>
                  <text:list-item>
                    <text:p text:style-name="P661"><text:span text:style-name="Strong_20_Emphasis">Pengembangan Lintas Platform:</text:span> Artikel dan tips khusus untuk membangun aplikasi yang berjalan di Windows, Linux, dan macOS. </text:p>
                  </text:list-item>
                  <text:list-item>
                    <text:p text:style-name="P661"><text:span text:style-name="Strong_20_Emphasis">Topik Spesifik:</text:span> Panduan mendalam tentang akses database, pemrograman jaringan, grafik, pembuatan komponen kustom, interfacing, dan banyak lagi. </text:p>
                  </text:list-item>
                  <text:list-item>
                    <text:p text:style-name="P661"><text:span text:style-name="Strong_20_Emphasis">Tips, Trik, dan FAQ.</text:span> </text:p>
                  </text:list-item>
                </text:list>
              </text:list-item>
              <text:list-item>
                <text:p text:style-name="P398"><text:span text:style-name="Strong_20_Emphasis">Sifat Kolaboratif:</text:span> Karena ini adalah Wiki, kontennya terus diperbarui dan diperluas oleh komunitas pengembang Lazarus global, menjadikannya sumber informasi yang cenderung paling mutakhir. </text:p>
              </text:list-item>
            </text:list>
            <text:p text:style-name="Text_20_body"><text:span text:style-name="Strong_20_Emphasis">Saran Penggunaan:</text:span></text:p>
            <text:p text:style-name="Text_20_body">Biasakan diri Anda untuk menavigasi kedua sumber daya utama ini. Ketika Anda menghadapi masalah teknis, memiliki pertanyaan tentang sintaks atau fungsi tertentu, atau ingin mempelajari fitur baru:</text:p>
            <text:list xml:id="list4917923093944733832" text:style-name="L242">
              <text:list-item>
                <text:p text:style-name="P662"><text:span text:style-name="Strong_20_Emphasis">Untuk pertanyaan tentang bahasa Pascal FPC inti atau unit RTL dasar (</text:span><text:span text:style-name="Strong_20_Emphasis"><text:span text:style-name="Source_20_Text">System</text:span></text:span><text:span text:style-name="Strong_20_Emphasis">, </text:span><text:span text:style-name="Strong_20_Emphasis"><text:span text:style-name="Source_20_Text">SysUtils</text:span></text:span><text:span text:style-name="Strong_20_Emphasis">, </text:span><text:span text:style-name="Strong_20_Emphasis"><text:span text:style-name="Source_20_Text">Math</text:span></text:span><text:span text:style-name="Strong_20_Emphasis">, </text:span><text:span text:style-name="Strong_20_Emphasis"><text:span text:style-name="Source_20_Text">Classes</text:span></text:span><text:span text:style-name="Strong_20_Emphasis">, </text:span><text:span text:style-name="Strong_20_Emphasis"><text:span text:style-name="Source_20_Text">fgl</text:span></text:span><text:span text:style-name="Strong_20_Emphasis">):</text:span> Rujuk <text:span text:style-name="Strong_20_Emphasis">FPC Language Reference</text:span> atau <text:span text:style-name="Strong_20_Emphasis">RTL Reference</text:span>. </text:p>
              </text:list-item>
              <text:list-item>
                <text:p text:style-name="P399"><text:span text:style-name="Strong_20_Emphasis">Untuk pertanyaan tentang Lazarus IDE, komponen LCL, pengembangan GUI, atau topik aplikasi tingkat tinggi (database, jaringan via Lazarus):</text:span> Rujuk <text:span text:style-name="Strong_20_Emphasis">Lazarus Wiki</text:span>. </text:p>
              </text:list-item>
            </text:list>
            <text:p text:style-name="Text_20_body">Mampu mencari dan memahami dokumentasi resmi adalah keterampilan fundamental bagi setiap pengembang perangkat lunak profesional. Jadikan FPC Docs dan Lazarus Wiki sebagai teman setia Anda dalam perjalanan pengembangan dengan Free Pascal.</text:p>
          </text:section>
          <text:section text:style-name="Sect1" text:name="feedback-form-120">
            <text:p text:style-name="P443"/>
          </text:section>
        </text:section>
        <text:section text:style-name="Sect1" text:name="7ec65800aee18b02">
          <text:p text:style-name="Text_20_body"/>
          <text:section text:style-name="Sect1" text:name="user-query-content-121">
            <text:p text:style-name="P705">yax </text:p>
          </text:section>
          <text:p text:style-name="P443">Tampilkan alur berpikir</text:p>
          <text:section text:style-name="Sect2" text:name="model-response-message-contentr_7ec65800aee18b02">
            <text:p text:style-name="Text_20_body">Baik, saya akan melanjutkan dengan jawaban untuk prompt <text:span text:style-name="Strong_20_Emphasis">Sub-bab 18.2: Bergabung dengan Komunitas: Forum dan Mailing Lists</text:span>.</text:p>
            <text:p text:style-name="Horizontal_20_Line"/>
            <text:p text:style-name="Text_20_body"><text:span text:style-name="Strong_20_Emphasis">(Jawaban untuk Prompt Sub-bab 18.2)</text:span></text:p>
            <text:h text:style-name="Heading_20_3" text:outline-level="3">18.2 Bergabung dengan Komunitas: Forum dan Mailing Lists</text:h>
            <text:p text:style-name="Text_20_body">Dokumentasi resmi adalah sumber daya yang tak ternilai, tetapi seringkali Anda akan menghadapi masalah spesifik, membutuhkan klarifikasi, atau sekadar ingin berdiskusi tentang pendekatan terbaik dengan sesama pengembang. Di sinilah peran <text:span text:style-name="Strong_20_Emphasis">komunitas online</text:span> menjadi sangat penting, terutama untuk proyek open-source yang dinamis seperti Free Pascal dan Lazarus. Terlibat dalam komunitas memungkinkan Anda untuk:</text:p>
            <text:list xml:id="list4595905060420132983" text:style-name="L243">
              <text:list-item>
                <text:p text:style-name="P663"><text:soft-page-break/>Mendapatkan bantuan ketika Anda mengalami kebuntuan (stuck). </text:p>
              </text:list-item>
              <text:list-item>
                <text:p text:style-name="P663">Berbagi solusi dan pengetahuan yang Anda peroleh. </text:p>
              </text:list-item>
              <text:list-item>
                <text:p text:style-name="P663">Belajar dari pengalaman dan teknik pengembang lain. </text:p>
              </text:list-item>
              <text:list-item>
                <text:p text:style-name="P663">Menemukan komponen atau pustaka pihak ketiga yang berguna. </text:p>
              </text:list-item>
              <text:list-item>
                <text:p text:style-name="P400">Tetap mendapatkan informasi tentang rilis baru, perbaikan bug, dan arah pengembangan proyek di masa depan. </text:p>
              </text:list-item>
            </text:list>
            <text:p text:style-name="Text_20_body">Ekosistem FPC/Lazarus memiliki komunitas yang cukup aktif dan membantu (per April 2025), terutama melalui saluran berikut:</text:p>
            <text:p text:style-name="Text_20_body"><text:span text:style-name="Strong_20_Emphasis">1. Forum Lazarus (Lazarus Forum / Lazarus-CCR Forum)</text:span></text:p>
            <text:list xml:id="list6164493310712723057" text:style-name="L244">
              <text:list-item>
                <text:p text:style-name="P664"><text:span text:style-name="Strong_20_Emphasis">Deskripsi:</text:span> Ini adalah <text:span text:style-name="Strong_20_Emphasis">forum berbasis web</text:span> yang merupakan titik pertemuan utama bagi sebagian besar pengguna Lazarus dan FPC dari seluruh dunia. Forum ini sangat <text:span text:style-name="Strong_20_Emphasis">aktif</text:span> dengan partisipan dari berbagai tingkat keahlian, mulai dari pemula yang baru belajar hingga pengembang inti FPC dan Lazarus. </text:p>
              </text:list-item>
              <text:list-item>
                <text:p text:style-name="P664"><text:span text:style-name="Strong_20_Emphasis">Cakupan Topik:</text:span> Hampir semua topik terkait dibahas di sini: pertanyaan tentang bahasa FPC, penggunaan IDE Lazarus, masalah dengan komponen LCL, pengembangan database dan jaringan, grafik, interfacing, komponen pihak ketiga, laporan bug awal, pengumuman proyek, dan banyak lagi. </text:p>
              </text:list-item>
              <text:list-item>
                <text:p text:style-name="P664"><text:span text:style-name="Strong_20_Emphasis">Struktur:</text:span> Forum ini terorganisir dengan baik ke dalam berbagai <text:span text:style-name="Strong_20_Emphasis">sub-forum</text:span> yang didedikasikan untuk topik spesifik (misalnya, <text:span text:style-name="Emphasis">Getting Started</text:span>, <text:span text:style-name="Emphasis">Databases</text:span>, <text:span text:style-name="Emphasis">Graphics, Multimedia and Games</text:span>, <text:span text:style-name="Emphasis">macOS</text:span>, <text:span text:style-name="Emphasis">Linux</text:span>, <text:span text:style-name="Emphasis">Windows</text:span>, <text:span text:style-name="Emphasis">Bug Reporting</text:span>, dll.). Ini memudahkan Anda untuk menemukan diskusi yang relevan atau memposting pertanyaan Anda di tempat yang tepat. </text:p>
              </text:list-item>
              <text:list-item>
                <text:p text:style-name="P401"><text:span text:style-name="Strong_20_Emphasis">Tautan:</text:span> <text:a xlink:type="simple" xlink:href="https://forum.lazarus.freepascal.org/" office:target-frame-name="_blank" xlink:show="new" text:style-name="Internet_20_link" text:visited-style-name="Visited_20_Internet_20_Link">https://forum.lazarus.freepascal.org/</text:a> </text:p>
              </text:list-item>
            </text:list>
            <text:p text:style-name="Text_20_body"><text:span text:style-name="Strong_20_Emphasis">2. Mailing Lists Free Pascal</text:span></text:p>
            <text:list xml:id="list3319764077100849464" text:style-name="L245">
              <text:list-item>
                <text:p text:style-name="P665"><text:span text:style-name="Strong_20_Emphasis">Deskripsi:</text:span> Untuk diskusi yang mungkin lebih teknis, mendalam, atau terkait langsung dengan pengembangan FPC itu sendiri, <text:span text:style-name="Strong_20_Emphasis">mailing list</text:span> (diskusi via email) masih menjadi media yang penting. Pesan dikirim ke alamat list, dan semua pelanggan list menerimanya di inbox mereka. Arsipnya biasanya dapat dicari secara publik. </text:p>
              </text:list-item>
              <text:list-item>
                <text:p text:style-name="P665"><text:span text:style-name="Strong_20_Emphasis">List Utama:</text:span> </text:p>
                <text:list>
                  <text:list-item>
                    <text:p text:style-name="P665"><text:span text:style-name="Source_20_Text">fpc-pascal</text:span>: Tempat utama untuk diskusi umum tentang penggunaan bahasa Free Pascal, RTL, FCL, dan pertanyaan pemrograman umum. </text:p>
                  </text:list-item>
                  <text:list-item>
                    <text:p text:style-name="P665"><text:span text:style-name="Source_20_Text">lazarus</text:span>: Fokus pada diskusi spesifik tentang Lazarus IDE dan pengembangan LCL. </text:p>
                  </text:list-item>
                  <text:list-item>
                    <text:p text:style-name="P665"><text:span text:style-name="Source_20_Text">fpc-devel</text:span>: Ditujukan untuk diskusi teknis mengenai <text:span text:style-name="Strong_20_Emphasis">pengembangan internal</text:span> kompiler FPC, RTL, dan paketnya. Lebih cocok jika Anda tertarik pada cara kerja FPC atau ingin berkontribusi. </text:p>
                  </text:list-item>
                </text:list>
              </text:list-item>
              <text:list-item>
                <text:p text:style-name="P665"><text:span text:style-name="Strong_20_Emphasis">Partisipasi:</text:span> Anda perlu berlangganan (subscribe) ke list yang relevan melalui antarmuka web atau dengan mengirim email khusus. Setelah berlangganan, Anda dapat mengirim pertanyaan atau menjawab email ke alamat list. </text:p>
              </text:list-item>
              <text:list-item>
                <text:p text:style-name="P402"><text:span text:style-name="Strong_20_Emphasis">Tautan Informasi:</text:span> <text:a xlink:type="simple" xlink:href="https://lists.freepascal.org/" office:target-frame-name="_blank" xlink:show="new" text:style-name="Internet_20_link" text:visited-style-name="Visited_20_Internet_20_Link">https://lists.freepascal.org/</text:a> (Anda bisa menemukan daftar <text:soft-page-break/>list dan cara berlangganan di sini). </text:p>
              </text:list-item>
            </text:list>
            <text:p text:style-name="Text_20_body"><text:span text:style-name="Strong_20_Emphasis">3. Saluran Lain (Kurang Formal)</text:span></text:p>
            <text:p text:style-name="Text_20_body">Selain forum dan mailing list resmi, Anda mungkin juga menemukan grup atau komunitas FPC/Lazarus di platform lain seperti:</text:p>
            <text:list xml:id="list4497911486092966355" text:style-name="L246">
              <text:list-item>
                <text:p text:style-name="P666">Grup Telegram </text:p>
              </text:list-item>
              <text:list-item>
                <text:p text:style-name="P666">Server Discord </text:p>
              </text:list-item>
              <text:list-item>
                <text:p text:style-name="P403">Subreddit (misalnya, <text:span text:style-name="Source_20_Text">r/freepascal</text:span>) </text:p>
              </text:list-item>
            </text:list>
            <text:p text:style-name="Text_20_body">Saluran ini bisa berguna untuk obrolan cepat atau pertanyaan singkat, tetapi untuk masalah teknis yang kompleks, bug report, atau diskusi mendalam, <text:span text:style-name="Strong_20_Emphasis">forum dan mailing list resmi umumnya lebih disarankan</text:span> karena lebih terstruktur, memiliki arsip yang lebih baik, dan lebih mungkin dilihat oleh pengembang inti atau pakar di bidang tertentu.</text:p>
            <text:p text:style-name="Text_20_body"><text:span text:style-name="Strong_20_Emphasis">Tips Singkat Etiket Bertanya di Komunitas:</text:span></text:p>
            <text:p text:style-name="Text_20_body">Untuk mendapatkan respons terbaik saat bertanya:</text:p>
            <text:list xml:id="list340994478138614743" text:style-name="L247">
              <text:list-item>
                <text:p text:style-name="P667"><text:span text:style-name="Strong_20_Emphasis">Cari Dahulu:</text:span> Sebelum bertanya, luangkan waktu untuk mencari jawaban di dokumentasi resmi, Lazarus Wiki, dan arsip forum/mailing list. Pertanyaan Anda mungkin sudah pernah dijawab. </text:p>
              </text:list-item>
              <text:list-item>
                <text:p text:style-name="P667"><text:span text:style-name="Strong_20_Emphasis">Judul yang Jelas:</text:span> Gunakan judul (subject) yang spesifik dan deskriptif. </text:p>
              </text:list-item>
              <text:list-item>
                <text:p text:style-name="P667"><text:span text:style-name="Strong_20_Emphasis">Jelaskan Masalah dengan Rinci:</text:span> Uraikan apa yang ingin Anda capai, apa yang telah Anda coba, apa hasil yang Anda dapatkan, dan apa hasil yang Anda harapkan. </text:p>
              </text:list-item>
              <text:list-item>
                <text:p text:style-name="P667"><text:span text:style-name="Strong_20_Emphasis">Sertakan Konteks:</text:span> Sebutkan versi FPC, versi Lazarus, dan sistem operasi yang Anda gunakan. </text:p>
              </text:list-item>
              <text:list-item>
                <text:p text:style-name="P667"><text:span text:style-name="Strong_20_Emphasis">Contoh Kode Minimal:</text:span> Jika memungkinkan, sertakan potongan kode <text:span text:style-name="Strong_20_Emphasis">minimal</text:span> yang dapat mereproduksi masalah Anda. Jangan menempelkan ratusan baris kode yang tidak relevan. </text:p>
              </text:list-item>
              <text:list-item>
                <text:p text:style-name="P404"><text:span text:style-name="Strong_20_Emphasis">Sabar dan Sopan:</text:span> Ingatlah bahwa orang-orang di komunitas membantu secara sukarela. </text:p>
              </text:list-item>
            </text:list>
            <text:p text:style-name="Text_20_body">Berpartisipasi dalam komunitas adalah cara yang bagus untuk belajar, berkontribusi, dan menjadi bagian dari ekosistem Free Pascal dan Lazarus yang dinamis.</text:p>
          </text:section>
          <text:section text:style-name="Sect1" text:name="feedback-form-121">
            <text:p text:style-name="P443"/>
          </text:section>
        </text:section>
        <text:section text:style-name="Sect1" text:name="4f993e59138ff013">
          <text:p text:style-name="Text_20_body"/>
          <text:section text:style-name="Sect1" text:name="user-query-content-122">
            <text:p text:style-name="P705">yax </text:p>
          </text:section>
          <text:p text:style-name="P443">Tampilkan alur berpikir</text:p>
          <text:section text:style-name="Sect2" text:name="model-response-message-contentr_4f993e59138ff013">
            <text:p text:style-name="Text_20_body">Baik, saya akan melanjutkan dengan jawaban untuk prompt <text:span text:style-name="Strong_20_Emphasis">Sub-bab 18.3: Topik Lanjutan untuk Pembelajaran Mandiri</text:span>.</text:p>
            <text:p text:style-name="Horizontal_20_Line"/>
            <text:p text:style-name="Text_20_body"><text:span text:style-name="Strong_20_Emphasis">(Jawaban untuk Prompt Sub-bab 18.3)</text:span></text:p>
            <text:h text:style-name="Heading_20_3" text:outline-level="3"><text:soft-page-break/>18.3 Arah Pembelajaran Selanjutnya: Topik Tingkat Lanjut</text:h>
            <text:p text:style-name="Text_20_body">Dunia Free Pascal dan Lazarus sangat luas. Setelah Anda merasa nyaman dengan materi yang telah dibahas dalam buku ini, ada banyak area menarik lainnya yang dapat Anda eksplorasi untuk memperdalam keahlian dan memperluas kemampuan aplikasi yang dapat Anda bangun. Berikut adalah beberapa topik tingkat lanjut yang relevan dalam ekosistem FPC/Lazarus (per April 2025), yang dapat menjadi arah pembelajaran mandiri Anda selanjutnya:</text:p>
            <text:list xml:id="list5776665238720918770" text:style-name="L248">
              <text:list-item>
                <text:p text:style-name="P405"><text:span text:style-name="Strong_20_Emphasis">Pengembangan GUI Mendalam dengan Lazarus:</text:span></text:p>
                <text:list>
                  <text:list-item>
                    <text:p text:style-name="P668">Jika Anda tertarik membangun aplikasi desktop yang lebih canggih, lanjutkan eksplorasi Lazarus IDE dan LCL. Pelajari komponen yang lebih kompleks (<text:span text:style-name="Source_20_Text">TTreeView</text:span>, <text:span text:style-name="Source_20_Text">TListView</text:span>, <text:span text:style-name="Source_20_Text">TDBGrid</text:span> untuk data, komponen charting), teknik desain form lanjutan seperti penggunaan <text:span text:style-name="Emphasis">Frames</text:span> (untuk bagian UI reusable) dan <text:span text:style-name="Emphasis">Data Modules</text:span> (untuk mengelola logika non-visual dan akses data), pembuatan antarmuka multi-dokumen (MDI/SDI), serta <text:span text:style-name="Emphasis">custom drawing</text:span> untuk kontrol yang dipersonalisasi. </text:p>
                  </text:list-item>
                </text:list>
              </text:list-item>
              <text:list-item>
                <text:p text:style-name="P405"><text:span text:style-name="Strong_20_Emphasis">Akses dan Pemrograman Database:</text:span></text:p>
                <text:list>
                  <text:list-item>
                    <text:p text:style-name="P668">Mayoritas aplikasi bisnis membutuhkan interaksi database. Pelajari cara menggunakan framework akses data bawaan Lazarus, <text:span text:style-name="Strong_20_Emphasis">SQLdb</text:span>, atau library populer pihak ketiga seperti <text:span text:style-name="Strong_20_Emphasis">ZeosLib</text:span>, untuk terhubung ke berbagai sistem manajemen database (RDBMS) seperti PostgreSQL, MySQL/MariaDB, SQLite, Firebird, MS SQL Server, Oracle, dll. Ini melibatkan konfigurasi koneksi, eksekusi perintah SQL (SELECT, INSERT, UPDATE, DELETE), manajemen transaksi, dan penggunaan <text:span text:style-name="Emphasis">data-aware components</text:span> LCL (<text:span text:style-name="Source_20_Text">TDBGrid</text:span>, <text:span text:style-name="Source_20_Text">TDBEdit</text:span>, <text:span text:style-name="Source_20_Text">TDBNavigator</text:span>) untuk menampilkan dan mengedit data dengan mudah. </text:p>
                  </text:list-item>
                </text:list>
              </text:list-item>
              <text:list-item>
                <text:p text:style-name="P405"><text:span text:style-name="Strong_20_Emphasis">Pemrograman Jaringan (Networking):</text:span></text:p>
                <text:list>
                  <text:list-item>
                    <text:p text:style-name="P668">Bangun aplikasi yang berkomunikasi melalui jaringan TCP/IP atau UDP. Anda bisa mulai dengan unit <text:span text:style-name="Source_20_Text">Sockets</text:span> bawaan FPC untuk kontrol tingkat rendah, atau menggunakan pustaka yang lebih tinggi seperti <text:span text:style-name="Strong_20_Emphasis">Synapse</text:span> (library socket blocking/synchronous yang sering disertakan atau mudah diinstal) atau <text:span text:style-name="Strong_20_Emphasis">Indy (Internet Direct)</text:span> (library jaringan yang sangat populer di dunia Delphi, tersedia juga untuk FPC/Lazarus sebagai paket terpisah) untuk mengimplementasikan protokol umum seperti HTTP (membuat klien web atau server web sederhana), FTP, SMTP, POP3, dll. </text:p>
                  </text:list-item>
                </text:list>
              </text:list-item>
              <text:list-item>
                <text:p text:style-name="P405"><text:span text:style-name="Strong_20_Emphasis">Pengembangan Web (Server-Side &amp; Client-Side):</text:span></text:p>
                <text:list>
                  <text:list-item>
                    <text:p text:style-name="P668"><text:span text:style-name="Strong_20_Emphasis">Server-Side:</text:span> Jelajahi penggunaan FPC untuk membangun logika backend web. Ini bisa dilakukan melalui CGI atau FastCGI (menggunakan unit <text:span text:style-name="Source_20_Text">fpfcgi</text:span>, <text:span text:style-name="Source_20_Text">fpfastcgi</text:span>), atau menggunakan framework web FPC seperti <text:span text:style-name="Strong_20_Emphasis">fpWeb</text:span> atau <text:span text:style-name="Strong_20_Emphasis">Brook Framework</text:span> untuk <text:soft-page-break/>membuat RESTful API atau aplikasi web dinamis. </text:p>
                  </text:list-item>
                  <text:list-item>
                    <text:p text:style-name="P668"><text:span text:style-name="Strong_20_Emphasis">Client-Side:</text:span> Untuk pengembangan frontend web menggunakan sintaks Pascal, lihat proyek <text:span text:style-name="Strong_20_Emphasis">Pas2JS</text:span>, yang merupakan <text:span text:style-name="Emphasis">transpiler</text:span> Object Pascal ke JavaScript. Ini memungkinkan Anda menulis logika antarmuka pengguna web di Pascal dan menjalankannya di browser. </text:p>
                  </text:list-item>
                </text:list>
              </text:list-item>
              <text:list-item>
                <text:p text:style-name="P405"><text:span text:style-name="Strong_20_Emphasis">Multi-threading dan Pemrograman Paralel:</text:span></text:p>
                <text:list>
                  <text:list-item>
                    <text:p text:style-name="P668">Tingkatkan responsivitas aplikasi GUI atau manfaatkan CPU multi-core untuk komputasi intensif dengan mempelajari pemrograman multi-threaded. Unit <text:span text:style-name="Source_20_Text">Classes</text:span> menyediakan kelas dasar <text:span text:style-name="Strong_20_Emphasis"><text:span text:style-name="Source_20_Text">TThread</text:span></text:span>. Pelajari cara membuat thread pekerja (worker threads), mengelola sinkronisasi antar thread untuk mencegah <text:span text:style-name="Emphasis">race conditions</text:span> (menggunakan <text:span text:style-name="Source_20_Text">TCriticalSection</text:span>, <text:span text:style-name="Source_20_Text">TMutex</text:span>, <text:span text:style-name="Source_20_Text">TEvent</text:span>, <text:span text:style-name="Source_20_Text">TMonitor</text:span>), dan berkomunikasi antar thread dengan aman. </text:p>
                  </text:list-item>
                </text:list>
              </text:list-item>
              <text:list-item>
                <text:p text:style-name="P405"><text:span text:style-name="Strong_20_Emphasis">Grafik Tingkat Lanjut dan Pengembangan Game:</text:span></text:p>
                <text:list>
                  <text:list-item>
                    <text:p text:style-name="P668">Jika Anda tertarik pada grafik, pelajari library seperti <text:span text:style-name="Strong_20_Emphasis">BGRABitmap</text:span> untuk manipulasi gambar tingkat lanjut (transparansi, filter, vektor). Untuk pengembangan game 2D atau 3D, Anda bisa mengeksplorasi penggunaan pustaka OpenGL atau Vulkan melalui <text:span text:style-name="Emphasis">header translation</text:span> yang tersedia untuk FPC, atau menggunakan <text:span text:style-name="Strong_20_Emphasis">Game Engine</text:span> yang mendukung FPC/Lazarus, contohnya <text:span text:style-name="Strong_20_Emphasis">Castle Game Engine (CGE)</text:span> yang cukup populer dan aktif. </text:p>
                  </text:list-item>
                </text:list>
              </text:list-item>
              <text:list-item>
                <text:p text:style-name="P405"><text:span text:style-name="Strong_20_Emphasis">Interfacing Lanjutan:</text:span></text:p>
                <text:list>
                  <text:list-item>
                    <text:p text:style-name="P668">Melampaui interfacing C dasar (Bab 14). Pelajari tantangan dan teknik untuk berinteraksi dengan <text:span text:style-name="Strong_20_Emphasis">C++</text:span> (menangani <text:span text:style-name="Emphasis">name mangling</text:span>, memanggil metode kelas, menggunakan <text:span text:style-name="Source_20_Text">extern "C"</text:span>), <text:span text:style-name="Strong_20_Emphasis">Objective-C/Swift</text:span> (penting untuk mengakses API native macOS dan iOS secara mendalam), atau bahkan <text:span text:style-name="Strong_20_Emphasis">Java</text:span> (melalui Java Native Interface - JNI). </text:p>
                  </text:list-item>
                </text:list>
              </text:list-item>
              <text:list-item>
                <text:p text:style-name="P405"><text:span text:style-name="Strong_20_Emphasis">Pengembangan Lintas Platform Tingkat Lanjut:</text:span></text:p>
                <text:list>
                  <text:list-item>
                    <text:p text:style-name="P668">Dalami teknik untuk menangani perbedaan platform yang lebih halus di luar apa yang diabstraksi LCL. Gunakan kompilasi kondisional (<text:span text:style-name="Source_20_Text">{$IFDEF ...}</text:span>) secara ekstensif untuk menyertakan kode atau memanggil API spesifik OS. Pelajari lebih lanjut tentang <text:span text:style-name="Strong_20_Emphasis">kompilasi silang (cross-compilation)</text:span> untuk membangun executable Windows dari Linux, atau sebaliknya, termasuk penyiapan toolchain yang diperlukan. </text:p>
                  </text:list-item>
                </text:list>
              </text:list-item>
              <text:list-item>
                <text:p text:style-name="P405"><text:span text:style-name="Strong_20_Emphasis">Pembuatan Komponen Kustom Lazarus:</text:span></text:p>
                <text:list>
                  <text:list-item>
                    <text:p text:style-name="P668">Tingkatkan produktivitas RAD Anda dengan belajar merancang, mengkodekan, dan menginstal <text:span text:style-name="Strong_20_Emphasis">komponen visual atau non-visual Anda sendiri</text:span> ke dalam Component Palette Lazarus. Ini memungkinkan Anda membuat blok bangunan UI atau logika yang dapat digunakan kembali secara visual di berbagai proyek. </text:p>
                  </text:list-item>
                </text:list>
              </text:list-item>
              <text:list-item>
                <text:p text:style-name="P405"><text:span text:style-name="Strong_20_Emphasis">Detail Internal Kompiler dan Linker:</text:span></text:p>
                <text:list>
                  <text:list-item>
                    <text:p text:style-name="P405"><text:soft-page-break/>Bagi yang sangat ingin tahu, Anda bisa mempelajari lebih dalam tentang cara kerja kompiler FPC (tahapan kompilasi, representasi internal), opsi optimasi lanjutan (<text:span text:style-name="Source_20_Text">-O4</text:span>, <text:span text:style-name="Source_20_Text">-Op</text:span>, dll.), cara kerja linker, format file objek, atau bahkan berkontribusi pada pengembangan FPC itu sendiri. </text:p>
                  </text:list-item>
                </text:list>
              </text:list-item>
            </text:list>
            <text:p text:style-name="Text_20_body"><text:span text:style-name="Strong_20_Emphasis">Sumber Belajar Lanjutan:</text:span></text:p>
            <text:p text:style-name="Text_20_body">Ingatlah, sumber daya terbaik untuk mulai menjelajahi topik-topik ini adalah:</text:p>
            <text:list xml:id="list4266665922676221708" text:style-name="L249">
              <text:list-item>
                <text:p text:style-name="P669"><text:span text:style-name="Strong_20_Emphasis">Lazarus Wiki:</text:span> Sangat kaya akan tutorial dan artikel tentang database, jaringan, komponen, lintas platform, dll. </text:p>
              </text:list-item>
              <text:list-item>
                <text:p text:style-name="P669"><text:span text:style-name="Strong_20_Emphasis">Dokumentasi FPC:</text:span> Terutama RTL/FCL reference untuk detail unit standar terkait jaringan, JSON, XML, dll. </text:p>
              </text:list-item>
              <text:list-item>
                <text:p text:style-name="P406"><text:span text:style-name="Strong_20_Emphasis">Forum Lazarus &amp; Mailing List FPC:</text:span> Tempat bertanya dan berdiskusi dengan pengembang lain yang mungkin sudah memiliki pengalaman di area yang Anda minati. </text:p>
              </text:list-item>
            </text:list>
            <text:p text:style-name="Text_20_body">Pilihlah area yang paling menarik minat Anda atau paling relevan dengan proyek yang ingin Anda bangun, dan mulailah bereksplorasi. Selamat melanjutkan perjalanan Anda dengan Free Pascal dan Lazarus!</text:p>
          </text:section>
          <text:section text:style-name="Sect1" text:name="feedback-form-122">
            <text:p text:style-name="P443"/>
          </text:section>
        </text:section>
        <text:section text:style-name="Sect1" text:name="057480f24a849b9b">
          <text:p text:style-name="Text_20_body"/>
          <text:section text:style-name="Sect1" text:name="user-query-content-123">
            <text:p text:style-name="P705">yax </text:p>
          </text:section>
          <text:p text:style-name="P443">Tampilkan alur berpikir</text:p>
          <text:section text:style-name="Sect2" text:name="model-response-message-contentr_057480f24a849b9b">
            <text:p text:style-name="Text_20_body">Baik, saya akan menyajikan jawaban untuk prompt <text:span text:style-name="Strong_20_Emphasis">Lampiran A: Tabel Perbandingan Sintaks (Pascal vs C++/Java/Python)</text:span>.</text:p>
            <text:p text:style-name="Horizontal_20_Line"/>
            <text:p text:style-name="Text_20_body"><text:span text:style-name="Strong_20_Emphasis">(Jawaban untuk Prompt Lampiran A)</text:span></text:p>
            <text:p text:style-name="Text_20_body"><text:span text:style-name="Strong_20_Emphasis">Lampiran A: Tabel Perbandingan Sintaks Dasar</text:span></text:p>
            <text:p text:style-name="Text_20_body">Tabel ini memberikan perbandingan ringkas antara konstruksi sintaks dasar Free Pascal dengan beberapa bahasa pemrograman populer lainnya (C++, Java, Python). Tujuannya adalah membantu Anda yang sudah berpengalaman dengan bahasa lain untuk dengan cepat mengenali perbedaan dan persamaan sintaks kunci saat beralih ke Free Pascal.</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Fitur</text:p>
                </table:table-cell>
                <table:table-cell table:style-name="Table8.A1" office:value-type="string">
                  <text:p text:style-name="P1">Free Pascal</text:p>
                </table:table-cell>
                <table:table-cell table:style-name="Table8.A1" office:value-type="string">
                  <text:p text:style-name="P1">C++</text:p>
                </table:table-cell>
                <table:table-cell table:style-name="Table8.A1" office:value-type="string">
                  <text:p text:style-name="P1">Java</text:p>
                </table:table-cell>
                <table:table-cell table:style-name="Table8.A1" office:value-type="string">
                  <text:p text:style-name="P1">Python</text:p>
                </table:table-cell>
              </table:table-row>
              <table:table-row>
                <table:table-cell table:style-name="Table8.A1" office:value-type="string">
                  <text:p text:style-name="P2"><text:span text:style-name="Strong_20_Emphasis">Komentar Satu Baris</text:span></text:p>
                </table:table-cell>
                <table:table-cell table:style-name="Table8.A1" office:value-type="string">
                  <text:p text:style-name="P2"><text:span text:style-name="Source_20_Text">// Komentar</text:span> &amp;lt;br&gt; <text:span text:style-name="Source_20_Text">{ Komentar }</text:span> (jika 1 baris) &amp;lt;br&gt; <text:span text:style-name="Source_20_Text">(* Komentar *)</text:span> (jika 1 baris)</text:p>
                </table:table-cell>
                <table:table-cell table:style-name="Table8.A1" office:value-type="string">
                  <text:p text:style-name="P2"><text:span text:style-name="Source_20_Text">// Komentar</text:span></text:p>
                </table:table-cell>
                <table:table-cell table:style-name="Table8.A1" office:value-type="string">
                  <text:p text:style-name="P2"><text:span text:style-name="Source_20_Text">// Komentar</text:span></text:p>
                </table:table-cell>
                <table:table-cell table:style-name="Table8.A1" office:value-type="string">
                  <text:p text:style-name="P2"><text:span text:style-name="Source_20_Text"># Komentar</text:span></text:p>
                </table:table-cell>
              </table:table-row>
              <text:soft-page-break/>
              <table:table-row>
                <table:table-cell table:style-name="Table8.A1" office:value-type="string">
                  <text:p text:style-name="P2"><text:span text:style-name="Strong_20_Emphasis">Komentar Multi-Baris</text:span></text:p>
                </table:table-cell>
                <table:table-cell table:style-name="Table8.A1" office:value-type="string">
                  <text:p text:style-name="P2"><text:span text:style-name="Source_20_Text">{ Komentar... }</text:span> &amp;lt;br&gt; <text:span text:style-name="Source_20_Text">(* Komentar... *)</text:span> (bisa nested)</text:p>
                </table:table-cell>
                <table:table-cell table:style-name="Table8.A1" office:value-type="string">
                  <text:p text:style-name="P2"><text:span text:style-name="Source_20_Text">/* Komentar... */</text:span></text:p>
                </table:table-cell>
                <table:table-cell table:style-name="Table8.A1" office:value-type="string">
                  <text:p text:style-name="P2"><text:span text:style-name="Source_20_Text">/* Komentar... */</text:span></text:p>
                </table:table-cell>
                <table:table-cell table:style-name="Table8.A1" office:value-type="string">
                  <text:p text:style-name="P2"><text:span text:style-name="Source_20_Text">""" Docstring/Komentar... """</text:span> (konvensi)</text:p>
                </table:table-cell>
              </table:table-row>
              <table:table-row>
                <table:table-cell table:style-name="Table8.A1" office:value-type="string">
                  <text:p text:style-name="P2"><text:span text:style-name="Strong_20_Emphasis">Penanda Blok Kode</text:span></text:p>
                </table:table-cell>
                <table:table-cell table:style-name="Table8.A1" office:value-type="string">
                  <text:p text:style-name="P2"><text:span text:style-name="Source_20_Text">begin ... end</text:span></text:p>
                </table:table-cell>
                <table:table-cell table:style-name="Table8.A1" office:value-type="string">
                  <text:p text:style-name="P2"><text:span text:style-name="Source_20_Text">{ ... }</text:span></text:p>
                </table:table-cell>
                <table:table-cell table:style-name="Table8.A1" office:value-type="string">
                  <text:p text:style-name="P2"><text:span text:style-name="Source_20_Text">{ ... }</text:span></text:p>
                </table:table-cell>
                <table:table-cell table:style-name="Table8.A1" office:value-type="string">
                  <text:p text:style-name="P2"><text:span text:style-name="Source_20_Text">Indentation</text:span> (spasi/tab)</text:p>
                </table:table-cell>
              </table:table-row>
              <table:table-row>
                <table:table-cell table:style-name="Table8.A1" office:value-type="string">
                  <text:p text:style-name="P2"><text:span text:style-name="Strong_20_Emphasis">Pemisah/Pengakhir Pernyataan</text:span></text:p>
                </table:table-cell>
                <table:table-cell table:style-name="Table8.A1" office:value-type="string">
                  <text:p text:style-name="P2"><text:span text:style-name="Source_20_Text">;</text:span> (Pemisah)</text:p>
                </table:table-cell>
                <table:table-cell table:style-name="Table8.A1" office:value-type="string">
                  <text:p text:style-name="P2"><text:span text:style-name="Source_20_Text">;</text:span> (Pengakhir)</text:p>
                </table:table-cell>
                <table:table-cell table:style-name="Table8.A1" office:value-type="string">
                  <text:p text:style-name="P2"><text:span text:style-name="Source_20_Text">;</text:span> (Pengakhir)</text:p>
                </table:table-cell>
                <table:table-cell table:style-name="Table8.A1" office:value-type="string">
                  <text:p text:style-name="P2"><text:span text:style-name="Source_20_Text">Newline</text:span> (Umumnya)</text:p>
                </table:table-cell>
              </table:table-row>
              <table:table-row>
                <table:table-cell table:style-name="Table8.A1" office:value-type="string">
                  <text:p text:style-name="P2"><text:span text:style-name="Strong_20_Emphasis">Operator Penugasan (Assignmen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row>
              <table:table-row>
                <table:table-cell table:style-name="Table8.A1" office:value-type="string">
                  <text:p text:style-name="P2"><text:span text:style-name="Strong_20_Emphasis">Operator Perbandingan Kesetaraan</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row>
              <table:table-row>
                <table:table-cell table:style-name="Table8.A1" office:value-type="string">
                  <text:p text:style-name="P2"><text:span text:style-name="Strong_20_Emphasis">Operator Perbandingan Ketidaksamaan</text:span></text:p>
                </table:table-cell>
                <table:table-cell table:style-name="Table8.A1" office:value-type="string">
                  <text:p text:style-name="P2"><text:span text:style-name="Source_20_Text">&lt;&g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cell table:style-name="Table8.A1" office:value-type="string">
                  <text:p text:style-name="P2"><text:span text:style-name="Source_20_Text">!=</text:span></text:p>
                </table:table-cell>
              </table:table-row>
              <table:table-row>
                <table:table-cell table:style-name="Table8.A1" office:value-type="string">
                  <text:p text:style-name="P2"><text:span text:style-name="Strong_20_Emphasis">Operator Logika AND</text:span></text:p>
                </table:table-cell>
                <table:table-cell table:style-name="Table8.A1" office:value-type="string">
                  <text:p text:style-name="P2"><text:span text:style-name="Source_20_Text">and</text:span> (keyword)</text:p>
                </table:table-cell>
                <table:table-cell table:style-name="Table8.A1" office:value-type="string">
                  <text:p text:style-name="P2"><text:span text:style-name="Source_20_Text">&amp;&amp;</text:span> (simbol)</text:p>
                </table:table-cell>
                <table:table-cell table:style-name="Table8.A1" office:value-type="string">
                  <text:p text:style-name="P2"><text:span text:style-name="Source_20_Text">&amp;&amp;</text:span> (simbol)</text:p>
                </table:table-cell>
                <table:table-cell table:style-name="Table8.A1" office:value-type="string">
                  <text:p text:style-name="P2"><text:span text:style-name="Source_20_Text">and</text:span> (keyword)</text:p>
                </table:table-cell>
              </table:table-row>
              <table:table-row>
                <table:table-cell table:style-name="Table8.A1" office:value-type="string">
                  <text:p text:style-name="P2"><text:span text:style-name="Strong_20_Emphasis">Operator Logika OR</text:span></text:p>
                </table:table-cell>
                <table:table-cell table:style-name="Table8.A1" office:value-type="string">
                  <text:p text:style-name="P2"><text:span text:style-name="Source_20_Text">or</text:span> (keyword)</text:p>
                </table:table-cell>
                <table:table-cell table:style-name="Table8.A1" office:value-type="string">
                  <text:p text:style-name="P2">`</text:p>
                </table:table-cell>
                <table:table-cell table:style-name="Table8.A1" office:value-type="string">
                  <text:p text:style-name="P2">` (simbol)</text:p>
                </table:table-cell>
                <table:table-cell table:style-name="Table8.A1" office:value-type="string">
                  <text:p text:style-name="P2">`</text:p>
                </table:table-cell>
              </table:table-row>
              <table:table-row>
                <table:table-cell table:style-name="Table8.A1" office:value-type="string">
                  <text:p text:style-name="P2"><text:span text:style-name="Strong_20_Emphasis">Operator Logika NOT</text:span></text:p>
                </table:table-cell>
                <table:table-cell table:style-name="Table8.A1" office:value-type="string">
                  <text:p text:style-name="P2"><text:span text:style-name="Source_20_Text">not</text:span> (keyword)</text:p>
                </table:table-cell>
                <table:table-cell table:style-name="Table8.A1" office:value-type="string">
                  <text:p text:style-name="P2"><text:span text:style-name="Source_20_Text">!</text:span> (simbol)</text:p>
                </table:table-cell>
                <table:table-cell table:style-name="Table8.A1" office:value-type="string">
                  <text:p text:style-name="P2"><text:span text:style-name="Source_20_Text">!</text:span> (simbol)</text:p>
                </table:table-cell>
                <table:table-cell table:style-name="Table8.A1" office:value-type="string">
                  <text:p text:style-name="P2"><text:span text:style-name="Source_20_Text">not</text:span> (keyword)</text:p>
                </table:table-cell>
              </table:table-row>
              <table:table-row>
                <table:table-cell table:style-name="Table8.A1" office:value-type="string">
                  <text:p text:style-name="P2"><text:span text:style-name="Strong_20_Emphasis">Kondisional </text:span><text:span text:style-name="Strong_20_Emphasis"><text:span text:style-name="Source_20_Text">if</text:span></text:span><text:span text:style-name="Strong_20_Emphasis"> Dasar</text:span></text:p>
                </table:table-cell>
                <table:table-cell table:style-name="Table8.A1" office:value-type="string">
                  <text:p text:style-name="P2"><text:span text:style-name="Source_20_Text">if Kondisi then ...</text:span></text:p>
                </table:table-cell>
                <table:table-cell table:style-name="Table8.A1" office:value-type="string">
                  <text:p text:style-name="P2"><text:span text:style-name="Source_20_Text">if (Kondisi) ...</text:span></text:p>
                </table:table-cell>
                <table:table-cell table:style-name="Table8.A1" office:value-type="string">
                  <text:p text:style-name="P2"><text:span text:style-name="Source_20_Text">if (Kondisi) ...</text:span></text:p>
                </table:table-cell>
                <table:table-cell table:style-name="Table8.A1" office:value-type="string">
                  <text:p text:style-name="P2"><text:span text:style-name="Source_20_Text">if Kondisi:</text:span></text:p>
                </table:table-cell>
              </table:table-row>
              <table:table-row>
                <table:table-cell table:style-name="Table8.A1" office:value-type="string">
                  <text:p text:style-name="P2"><text:span text:style-name="Strong_20_Emphasis">Kondisional </text:span><text:span text:style-name="Strong_20_Emphasis"><text:span text:style-name="Source_20_Text">else if / else</text:span></text:span></text:p>
                </table:table-cell>
                <table:table-cell table:style-name="Table8.A1" office:value-type="string">
                  <text:p text:style-name="P2"><text:span text:style-name="Source_20_Text">else if Kondisi then ... else ...</text:span></text:p>
                </table:table-cell>
                <table:table-cell table:style-name="Table8.A1" office:value-type="string">
                  <text:p text:style-name="P2"><text:span text:style-name="Source_20_Text">else if (Kondisi) ... else ...</text:span></text:p>
                </table:table-cell>
                <table:table-cell table:style-name="Table8.A1" office:value-type="string">
                  <text:p text:style-name="P2"><text:span text:style-name="Source_20_Text">else if (Kondisi) ... else ...</text:span></text:p>
                </table:table-cell>
                <table:table-cell table:style-name="Table8.A1" office:value-type="string">
                  <text:p text:style-name="P2"><text:span text:style-name="Source_20_Text">elif Kondisi: ... else:</text:span></text:p>
                </table:table-cell>
              </table:table-row>
              <table:table-row>
                <table:table-cell table:style-name="Table8.A1" office:value-type="string">
                  <text:p text:style-name="P2"><text:span text:style-name="Strong_20_Emphasis">Seleksi Multi-Arah</text:span></text:p>
                </table:table-cell>
                <table:table-cell table:style-name="Table8.A1" office:value-type="string">
                  <text:p text:style-name="P2"><text:span text:style-name="Source_20_Text">case OrdinalExpr of L1:..; L2,L3:..; L4..L6:..; else .. end;</text:span> (No fall-through, range/multi ok)</text:p>
                </table:table-cell>
                <table:table-cell table:style-name="Table8.A1" office:value-type="string">
                  <text:p text:style-name="P2"><text:span text:style-name="Source_20_Text">switch(IntExpr){case L1:..;break; .. default:..}</text:span> (Fall-through default)</text:p>
                </table:table-cell>
                <table:table-cell table:style-name="Table8.A1" office:value-type="string">
                  <text:p text:style-name="P2">(Mirip C++)</text:p>
                </table:table-cell>
                <table:table-cell table:style-name="Table8.A1" office:value-type="string">
                  <text:p text:style-name="P2">(Tidak ada <text:span text:style-name="Source_20_Text">switch</text:span> bawaan, gunakan <text:span text:style-name="Source_20_Text">if/elif</text:span> atau dict mapping)</text:p>
                </table:table-cell>
              </table:table-row>
              <table:table-row>
                <table:table-cell table:style-name="Table8.A1" office:value-type="string">
                  <text:p text:style-name="P2"><text:span text:style-name="Strong_20_Emphasis">Loop Terhitung (</text:span><text:span text:style-name="Strong_20_Emphasis"><text:span text:style-name="Source_20_Text">for</text:span></text:span><text:span text:style-name="Strong_20_Emphasis">)</text:span></text:p>
                </table:table-cell>
                <table:table-cell table:style-name="Table8.A1" office:value-type="string">
                  <text:p text:style-name="P2"><text:span text:style-name="Source_20_Text">for i := A to B do ...</text:span> (Ordinal, counter read-only, batas <text:soft-page-break/>dievaluasi sekali)</text:p>
                </table:table-cell>
                <table:table-cell table:style-name="Table8.A1" office:value-type="string">
                  <text:p text:style-name="P2"><text:span text:style-name="Source_20_Text">for(init; cond; inc) ...</text:span> (Sangat fleksibel)</text:p>
                </table:table-cell>
                <table:table-cell table:style-name="Table8.A1" office:value-type="string">
                  <text:p text:style-name="P2">(Mirip C++)</text:p>
                </table:table-cell>
                <table:table-cell table:style-name="Table8.A1" office:value-type="string">
                  <text:p text:style-name="P2"><text:span text:style-name="Source_20_Text">for i in range(A, B+1): ...</text:span> (Iterasi sequence)</text:p>
                </table:table-cell>
              </table:table-row>
              <table:table-row>
                <table:table-cell table:style-name="Table8.A1" office:value-type="string">
                  <text:p text:style-name="P2"><text:span text:style-name="Strong_20_Emphasis">Loop Kondisi Awal (</text:span><text:span text:style-name="Strong_20_Emphasis"><text:span text:style-name="Source_20_Text">while</text:span></text:span><text:span text:style-name="Strong_20_Emphasis">)</text:span></text:p>
                </table:table-cell>
                <table:table-cell table:style-name="Table8.A1" office:value-type="string">
                  <text:p text:style-name="P2"><text:span text:style-name="Source_20_Text">while Kondisi do ...</text:span></text:p>
                </table:table-cell>
                <table:table-cell table:style-name="Table8.A1" office:value-type="string">
                  <text:p text:style-name="P2"><text:span text:style-name="Source_20_Text">while (Kondisi) ...</text:span></text:p>
                </table:table-cell>
                <table:table-cell table:style-name="Table8.A1" office:value-type="string">
                  <text:p text:style-name="P2"><text:span text:style-name="Source_20_Text">while (Kondisi) ...</text:span></text:p>
                </table:table-cell>
                <table:table-cell table:style-name="Table8.A1" office:value-type="string">
                  <text:p text:style-name="P2"><text:span text:style-name="Source_20_Text">while Kondisi:</text:span></text:p>
                </table:table-cell>
              </table:table-row>
              <table:table-row>
                <table:table-cell table:style-name="Table8.A1" office:value-type="string">
                  <text:p text:style-name="P2"><text:span text:style-name="Strong_20_Emphasis">Loop Kondisi Akhir</text:span></text:p>
                </table:table-cell>
                <table:table-cell table:style-name="Table8.A1" office:value-type="string">
                  <text:p text:style-name="P2"><text:span text:style-name="Source_20_Text">repeat ... until KondisiBenar;</text:span> (Min 1 iterasi, berhenti saat TRUE)</text:p>
                </table:table-cell>
                <table:table-cell table:style-name="Table8.A1" office:value-type="string">
                  <text:p text:style-name="P2"><text:span text:style-name="Source_20_Text">do { ... } while (KondisiBenar);</text:span> (Min 1 iterasi, berhenti saat FALSE)</text:p>
                </table:table-cell>
                <table:table-cell table:style-name="Table8.A1" office:value-type="string">
                  <text:p text:style-name="P2">(Mirip C++)</text:p>
                </table:table-cell>
                <table:table-cell table:style-name="Table8.A1" office:value-type="string">
                  <text:p text:style-name="P2">(Tidak ada <text:span text:style-name="Source_20_Text">do..while</text:span>, gunakan <text:span text:style-name="Source_20_Text">while True: ... if condition: break</text:span>)</text:p>
                </table:table-cell>
              </table:table-row>
              <table:table-row>
                <table:table-cell table:style-name="Table8.A1" office:value-type="string">
                  <text:p text:style-name="P2"><text:span text:style-name="Strong_20_Emphasis">Deklarasi Variabel Dasar</text:span></text:p>
                </table:table-cell>
                <table:table-cell table:style-name="Table8.A1" office:value-type="string">
                  <text:p text:style-name="P2"><text:span text:style-name="Source_20_Text">var Nama: Tipe;</text:span></text:p>
                </table:table-cell>
                <table:table-cell table:style-name="Table8.A1" office:value-type="string">
                  <text:p text:style-name="P2"><text:span text:style-name="Source_20_Text">Tipe Nama;</text:span></text:p>
                </table:table-cell>
                <table:table-cell table:style-name="Table8.A1" office:value-type="string">
                  <text:p text:style-name="P2"><text:span text:style-name="Source_20_Text">Tipe Nama;</text:span></text:p>
                </table:table-cell>
                <table:table-cell table:style-name="Table8.A1" office:value-type="string">
                  <text:p text:style-name="P2"><text:span text:style-name="Source_20_Text">nama = nilai</text:span> (Dynamic typing)</text:p>
                </table:table-cell>
              </table:table-row>
              <table:table-row>
                <table:table-cell table:style-name="Table8.A1" office:value-type="string">
                  <text:p text:style-name="P2"><text:span text:style-name="Strong_20_Emphasis">Deklarasi Konstanta Dasar</text:span></text:p>
                </table:table-cell>
                <table:table-cell table:style-name="Table8.A1" office:value-type="string">
                  <text:p text:style-name="P2"><text:span text:style-name="Source_20_Text">const Nama = Nilai;</text:span> &amp;lt;br&gt; <text:span text:style-name="Source_20_Text">const N: T = V;</text:span> (Typed const = read-only var)</text:p>
                </table:table-cell>
                <table:table-cell table:style-name="Table8.A1" office:value-type="string">
                  <text:p text:style-name="P2"><text:span text:style-name="Source_20_Text">const Tipe N = V;</text:span> &amp;lt;br&gt; <text:span text:style-name="Source_20_Text">constexpr Tipe N = V;</text:span></text:p>
                </table:table-cell>
                <table:table-cell table:style-name="Table8.A1" office:value-type="string">
                  <text:p text:style-name="P2"><text:span text:style-name="Source_20_Text">final Tipe N = V;</text:span></text:p>
                </table:table-cell>
                <table:table-cell table:style-name="Table8.A1" office:value-type="string">
                  <text:p text:style-name="P2"><text:span text:style-name="Source_20_Text">NAMA = Nilai</text:span> (Konvensi ALL_CAPS)</text:p>
                </table:table-cell>
              </table:table-row>
              <table:table-row>
                <table:table-cell table:style-name="Table8.A1" office:value-type="string">
                  <text:p text:style-name="P2"><text:span text:style-name="Strong_20_Emphasis">Deklarasi Prosedur (Void func)</text:span></text:p>
                </table:table-cell>
                <table:table-cell table:style-name="Table8.A1" office:value-type="string">
                  <text:p text:style-name="P2"><text:span text:style-name="Source_20_Text">procedure Nama(params);</text:span></text:p>
                </table:table-cell>
                <table:table-cell table:style-name="Table8.A1" office:value-type="string">
                  <text:p text:style-name="P2"><text:span text:style-name="Source_20_Text">void nama(params);</text:span></text:p>
                </table:table-cell>
                <table:table-cell table:style-name="Table8.A1" office:value-type="string">
                  <text:p text:style-name="P2"><text:span text:style-name="Source_20_Text">void nama(params);</text:span></text:p>
                </table:table-cell>
                <table:table-cell table:style-name="Table8.A1" office:value-type="string">
                  <text:p text:style-name="P2"><text:span text:style-name="Source_20_Text">def nama(params):</text:span></text:p>
                </table:table-cell>
              </table:table-row>
              <table:table-row>
                <table:table-cell table:style-name="Table8.A1" office:value-type="string">
                  <text:p text:style-name="P2"><text:span text:style-name="Strong_20_Emphasis">Deklarasi Fungsi (Return value)</text:span></text:p>
                </table:table-cell>
                <table:table-cell table:style-name="Table8.A1" office:value-type="string">
                  <text:p text:style-name="P2"><text:span text:style-name="Source_20_Text">function Nama(params): RetType;</text:span></text:p>
                </table:table-cell>
                <table:table-cell table:style-name="Table8.A1" office:value-type="string">
                  <text:p text:style-name="P2"><text:span text:style-name="Source_20_Text">RetType nama(params);</text:span></text:p>
                </table:table-cell>
                <table:table-cell table:style-name="Table8.A1" office:value-type="string">
                  <text:p text:style-name="P2"><text:span text:style-name="Source_20_Text">RetType nama(params);</text:span></text:p>
                </table:table-cell>
                <table:table-cell table:style-name="Table8.A1" office:value-type="string">
                  <text:p text:style-name="P2"><text:span text:style-name="Source_20_Text">def nama(params): ... return value</text:span></text:p>
                </table:table-cell>
              </table:table-row>
              <table:table-row>
                <table:table-cell table:style-name="Table8.A1" office:value-type="string">
                  <text:p text:style-name="P2"><text:span text:style-name="Strong_20_Emphasis">Pemanggilan Prosedur/Fungsi</text:span></text:p>
                </table:table-cell>
                <table:table-cell table:style-name="Table8.A1" office:value-type="string">
                  <text:p text:style-name="P2"><text:span text:style-name="Source_20_Text">Nama(args);</text:span></text:p>
                </table:table-cell>
                <table:table-cell table:style-name="Table8.A1" office:value-type="string">
                  <text:p text:style-name="P2"><text:span text:style-name="Source_20_Text">nama(args);</text:span></text:p>
                </table:table-cell>
                <table:table-cell table:style-name="Table8.A1" office:value-type="string">
                  <text:p text:style-name="P2"><text:span text:style-name="Source_20_Text">nama(args);</text:span></text:p>
                </table:table-cell>
                <table:table-cell table:style-name="Table8.A1" office:value-type="string">
                  <text:p text:style-name="P2"><text:span text:style-name="Source_20_Text">nama(args)</text:span></text:p>
                </table:table-cell>
              </table:table-row>
            </table:table>
            <text:p text:style-name="Text_20_body">Ekspor ke Spreadsheet</text:p>
            <text:p text:style-name="Text_20_body"><text:span text:style-name="Strong_20_Emphasis">Catatan Penting:</text:span></text:p>
            <text:list xml:id="list8907809814397664819" text:style-name="L250">
              <text:list-item>
                <text:p text:style-name="P670"><text:span text:style-name="Strong_20_Emphasis">Case Sensitivity:</text:span> Free Pascal <text:span text:style-name="Strong_20_Emphasis">case-insensitive</text:span>, C++/Java <text:span text:style-name="Strong_20_Emphasis">case-sensitive</text:span>, Python <text:span text:style-name="Strong_20_Emphasis">case-sensitive</text:span>. </text:p>
              </text:list-item>
              <text:list-item>
                <text:p text:style-name="P670"><text:span text:style-name="Strong_20_Emphasis">Tipe Data:</text:span> Tabel ini hanya membandingkan sintaks, bukan sistem tipe data secara keseluruhan yang memiliki banyak perbedaan (misal, pointer, string, record/struct, tipe FPC unik seperti Set, Subrange). </text:p>
              </text:list-item>
              <text:list-item>
                <text:p text:style-name="P407"><text:span text:style-name="Strong_20_Emphasis">OOP:</text:span> Perbandingan sintaks OOP (class, inheritance, dll.) lebih kompleks dan tidak dicakup dalam tabel dasar ini. </text:p>
              </text:list-item>
            </text:list>
            <text:p text:style-name="Text_20_body">Tabel ini diharapkan dapat menjadi referensi cepat untuk membantu Anda menerjemahkan konstruksi dasar dari bahasa yang sudah Anda kenal ke dalam sintaks Free Pascal.</text:p>
          </text:section>
          <text:section text:style-name="Sect1" text:name="feedback-form-123">
            <text:p text:style-name="P443"/>
          </text:section>
        </text:section>
        <text:section text:style-name="Sect1" text:name="527b7e6311dac150">
          <text:p text:style-name="Text_20_body"/>
          <text:section text:style-name="Sect1" text:name="user-query-content-124">
            <text:p text:style-name="P705"><text:soft-page-break/>yax </text:p>
          </text:section>
          <text:p text:style-name="P443">Tampilkan alur berpikir</text:p>
          <text:section text:style-name="Sect2" text:name="model-response-message-contentr_527b7e6311dac150">
            <text:p text:style-name="Text_20_body">Baik, saya akan menyajikan jawaban untuk prompt <text:span text:style-name="Strong_20_Emphasis">Lampiran B: Daftar Unit Standar FPC/Lazarus yang Berguna</text:span>.</text:p>
            <text:p text:style-name="Horizontal_20_Line"/>
            <text:p text:style-name="Text_20_body"><text:span text:style-name="Strong_20_Emphasis">(Jawaban untuk Prompt Lampiran B)</text:span></text:p>
            <text:p text:style-name="Text_20_body"><text:span text:style-name="Strong_20_Emphasis">Lampiran B: Daftar Unit Standar FPC/Lazarus yang Berguna</text:span></text:p>
            <text:p text:style-name="Text_20_body">Free Pascal Compiler (FPC) hadir dengan Pustaka Runtime (RTL) yang kaya, dan Lazarus IDE menambahkan Pustaka Komponen Lazarus (LCL) serta utilitas tambahan. Semuanya terorganisir dalam <text:span text:style-name="Strong_20_Emphasis">Unit</text:span>. Berikut adalah daftar (tidak lengkap, namun mencakup yang paling umum) unit standar yang seringkali berguna dalam berbagai jenis pengembangan aplikasi, dikelompokkan berdasarkan fungsionalitasnya. Unit <text:span text:style-name="Source_20_Text">System</text:span> selalu digunakan secara implisit dan tidak perlu didaftarkan di <text:span text:style-name="Source_20_Text">uses</text:span>.</text:p>
            <text:p text:style-name="Text_20_body"><text:span text:style-name="Strong_20_Emphasis">1. Utilitas Dasar &amp; Umum</text:span></text:p>
            <text:list xml:id="list1881297009300946476" text:style-name="L251">
              <text:list-item>
                <text:p text:style-name="P671"><text:span text:style-name="Strong_20_Emphasis"><text:span text:style-name="Source_20_Text">SysUtils</text:span></text:span>: Unit paling esensial kedua setelah <text:span text:style-name="Source_20_Text">System</text:span>. Berisi beragam fungsi utilitas: </text:p>
                <text:list>
                  <text:list-item>
                    <text:p text:style-name="P671">Konversi Tipe: <text:span text:style-name="Source_20_Text">IntToStr</text:span>, <text:span text:style-name="Source_20_Text">StrToInt</text:span>, <text:span text:style-name="Source_20_Text">FloatToStr</text:span>, <text:span text:style-name="Source_20_Text">StrToFloat</text:span>, <text:span text:style-name="Source_20_Text">Format</text:span>, <text:span text:style-name="Source_20_Text">FormatDateTime</text:span>, dll. </text:p>
                  </text:list-item>
                  <text:list-item>
                    <text:p text:style-name="P671">Manipulasi String: <text:span text:style-name="Source_20_Text">Trim</text:span>, <text:span text:style-name="Source_20_Text">UpperCase</text:span>, <text:span text:style-name="Source_20_Text">LowerCase</text:span>, <text:span text:style-name="Source_20_Text">StringReplace</text:span>, <text:span text:style-name="Source_20_Text">Pos</text:span>, <text:span text:style-name="Source_20_Text">Copy</text:span>, dll. </text:p>
                  </text:list-item>
                  <text:list-item>
                    <text:p text:style-name="P671">File System Dasar: <text:span text:style-name="Source_20_Text">FileExists</text:span>, <text:span text:style-name="Source_20_Text">DirectoryExists</text:span>, <text:span text:style-name="Source_20_Text">DeleteFile</text:span>, <text:span text:style-name="Source_20_Text">RenameFile</text:span>, <text:span text:style-name="Source_20_Text">ExtractFilePath</text:span>, <text:span text:style-name="Source_20_Text">ChangeFileExt</text:span>, dll. </text:p>
                  </text:list-item>
                  <text:list-item>
                    <text:p text:style-name="P671">Tanggal &amp; Waktu: <text:span text:style-name="Source_20_Text">Now</text:span>, <text:span text:style-name="Source_20_Text">Date</text:span>, <text:span text:style-name="Source_20_Text">Time</text:span>, <text:span text:style-name="Source_20_Text">DateTimeToStr</text:span>, <text:span text:style-name="Source_20_Text">StrToDateTime</text:span>, dll. </text:p>
                  </text:list-item>
                  <text:list-item>
                    <text:p text:style-name="P671">Kelas Exception Dasar: <text:span text:style-name="Source_20_Text">Exception</text:span> dan banyak turunannya (<text:span text:style-name="Source_20_Text">EInOutError</text:span>, <text:span text:style-name="Source_20_Text">EConvertError</text:span>, dll.). </text:p>
                  </text:list-item>
                </text:list>
              </text:list-item>
              <text:list-item>
                <text:p text:style-name="P671"><text:span text:style-name="Strong_20_Emphasis"><text:span text:style-name="Source_20_Text">Math</text:span></text:span>: Menyediakan fungsi matematika tingkat lanjut, konstanta (<text:span text:style-name="Source_20_Text">Pi</text:span>), trigonometri (<text:span text:style-name="Source_20_Text">Sin</text:span>, <text:span text:style-name="Source_20_Text">Cos</text:span>, <text:span text:style-name="Source_20_Text">ArcTan</text:span>), logaritma (<text:span text:style-name="Source_20_Text">Ln</text:span>, <text:span text:style-name="Source_20_Text">Log10</text:span>), akar/pangkat (<text:span text:style-name="Source_20_Text">Sqrt</text:span>, <text:span text:style-name="Source_20_Text">Power</text:span>), pembulatan (<text:span text:style-name="Source_20_Text">Floor</text:span>, <text:span text:style-name="Source_20_Text">Ceil</text:span>, <text:span text:style-name="Source_20_Text">Round</text:span>), perbandingan (<text:span text:style-name="Source_20_Text">Min</text:span>, <text:span text:style-name="Source_20_Text">Max</text:span>, <text:span text:style-name="Source_20_Text">CompareValue</text:span>), dll. </text:p>
              </text:list-item>
              <text:list-item>
                <text:p text:style-name="P671"><text:span text:style-name="Strong_20_Emphasis"><text:span text:style-name="Source_20_Text">StrUtils</text:span></text:span>: Utilitas string <text:span text:style-name="Emphasis">tambahan</text:span> yang melengkapi <text:span text:style-name="Source_20_Text">SysUtils</text:span>, seperti <text:span text:style-name="Source_20_Text">AnsiContainsStr</text:span>/<text:span text:style-name="Source_20_Text">AnsiContainsText</text:span> (pencarian case-insensitive), <text:span text:style-name="Source_20_Text">LeftStr</text:span>, <text:span text:style-name="Source_20_Text">RightStr</text:span>, <text:span text:style-name="Source_20_Text">MidStr</text:span>, <text:span text:style-name="Source_20_Text">StringReplace</text:span> (dengan lebih banyak opsi), <text:span text:style-name="Source_20_Text">IfThen</text:span>, dll. </text:p>
              </text:list-item>
              <text:list-item>
                <text:p text:style-name="P671"><text:span text:style-name="Strong_20_Emphasis"><text:span text:style-name="Source_20_Text">DateUtils</text:span></text:span>: Fungsi manipulasi tanggal dan waktu yang lebih canggih daripada <text:span text:style-name="Source_20_Text">SysUtils</text:span>, seperti <text:span text:style-name="Source_20_Text">CompareDate</text:span>, <text:span text:style-name="Source_20_Text">CompareTime</text:span>, <text:span text:style-name="Source_20_Text">DayOfWeek</text:span>, <text:span text:style-name="Source_20_Text">DaysInMonth</text:span>, <text:span text:style-name="Source_20_Text">IncMonth</text:span>, <text:span text:style-name="Source_20_Text">StartOfTheDay</text:span>, <text:span text:style-name="Source_20_Text">EndOfTheMonth</text:span>, dll. </text:p>
              </text:list-item>
              <text:list-item>
                <text:p text:style-name="P671"><text:span text:style-name="Strong_20_Emphasis"><text:span text:style-name="Source_20_Text">Masks</text:span></text:span>: Menyediakan fungsi untuk pencocokan string menggunakan pola <text:soft-page-break/>wildcard (seperti <text:span text:style-name="Source_20_Text">*</text:span> dan <text:span text:style-name="Source_20_Text">?</text:span>), contohnya fungsi <text:span text:style-name="Source_20_Text">MatchesMask</text:span>. </text:p>
              </text:list-item>
              <text:list-item>
                <text:p text:style-name="P408"><text:span text:style-name="Strong_20_Emphasis"><text:span text:style-name="Source_20_Text">Types</text:span></text:span>: Mendefinisikan beberapa tipe data record sederhana yang umum digunakan, terutama dalam konteks GUI atau grafik, seperti <text:span text:style-name="Source_20_Text">TPoint</text:span> (X, Y integer), <text:span text:style-name="Source_20_Text">TPointF</text:span> (X,Y float), <text:span text:style-name="Source_20_Text">TRect</text:span> (Left, Top, Right, Bottom integer), <text:span text:style-name="Source_20_Text">TSize</text:span> (CX, CY integer). </text:p>
              </text:list-item>
            </text:list>
            <text:p text:style-name="Text_20_body"><text:span text:style-name="Strong_20_Emphasis">2. Koleksi Data</text:span></text:p>
            <text:list xml:id="list994440328028202512" text:style-name="L252">
              <text:list-item>
                <text:p text:style-name="P672"><text:span text:style-name="Strong_20_Emphasis"><text:span text:style-name="Source_20_Text">Classes</text:span></text:span>: Unit fundamental untuk OOP dan komponen di FPC/Lazarus. Berisi: </text:p>
                <text:list>
                  <text:list-item>
                    <text:p text:style-name="P672">Basis OOP: <text:span text:style-name="Source_20_Text">TObject</text:span>, <text:span text:style-name="Source_20_Text">TPersistent</text:span>, <text:span text:style-name="Source_20_Text">TComponent</text:span>. </text:p>
                  </text:list-item>
                  <text:list-item>
                    <text:p text:style-name="P672">Stream I/O: Kelas abstrak <text:span text:style-name="Source_20_Text">TStream</text:span> dan implementasinya (<text:span text:style-name="Source_20_Text">TFileStream</text:span>, <text:span text:style-name="Source_20_Text">TMemoryStream</text:span>, <text:span text:style-name="Source_20_Text">TStringStream</text:span>). </text:p>
                  </text:list-item>
                  <text:list-item>
                    <text:p text:style-name="P672">Koleksi Non-Generik: <text:span text:style-name="Source_20_Text">TList</text:span> (menyimpan <text:span text:style-name="Source_20_Text">Pointer</text:span>), <text:span text:style-name="Source_20_Text">TStringList</text:span> (list string yang sangat berguna dengan banyak metode manipulasi teks &amp; file), <text:span text:style-name="Source_20_Text">TObjectList</text:span> (list <text:span text:style-name="Source_20_Text">TObject</text:span> dengan opsi ownership). </text:p>
                  </text:list-item>
                </text:list>
              </text:list-item>
              <text:list-item>
                <text:p text:style-name="P672"><text:span text:style-name="Strong_20_Emphasis"><text:span text:style-name="Source_20_Text">fgl</text:span></text:span><text:span text:style-name="Strong_20_Emphasis"> (Free Generics Library)</text:span>: Menyediakan implementasi <text:span text:style-name="Strong_20_Emphasis">koleksi generik (type-safe)</text:span> modern: <text:span text:style-name="Source_20_Text">TFPGList&lt;T&gt;</text:span>, <text:span text:style-name="Source_20_Text">TFPGObjectList&lt;T&gt;</text:span>, <text:span text:style-name="Source_20_Text">TFPGDictionary&lt;TKey, TValue&gt;</text:span>, <text:span text:style-name="Source_20_Text">TFPGQueue&lt;T&gt;</text:span>, <text:span text:style-name="Source_20_Text">TFPGStack&lt;T&gt;</text:span>, dll. Sangat direkomendasikan untuk kode baru. </text:p>
              </text:list-item>
              <text:list-item>
                <text:p text:style-name="P409"><text:span text:style-name="Strong_20_Emphasis"><text:span text:style-name="Source_20_Text">Contnrs</text:span></text:span>: Berisi implementasi kelas kontainer berorientasi objek yang lebih tua (seringkali berbasis <text:span text:style-name="Source_20_Text">TObject</text:span> atau <text:span text:style-name="Source_20_Text">TComponent</text:span>), seperti <text:span text:style-name="Source_20_Text">TObjectList</text:span>, <text:span text:style-name="Source_20_Text">TComponentList</text:span>, <text:span text:style-name="Source_20_Text">TClassList</text:span>, <text:span text:style-name="Source_20_Text">TStack</text:span>, <text:span text:style-name="Source_20_Text">TQueue</text:span>. Beberapa mungkin tumpang tindih dengan <text:span text:style-name="Source_20_Text">Classes</text:span> atau <text:span text:style-name="Source_20_Text">fgl</text:span>, tetapi masih ada untuk kompatibilitas atau kasus penggunaan spesifik. </text:p>
              </text:list-item>
            </text:list>
            <text:p text:style-name="Text_20_body"><text:span text:style-name="Strong_20_Emphasis">3. File System &amp; I/O Lanjutan</text:span></text:p>
            <text:list xml:id="list5601289123068918575" text:style-name="L253">
              <text:list-item>
                <text:p text:style-name="P673"><text:span text:style-name="Strong_20_Emphasis"><text:span text:style-name="Source_20_Text">IniFiles</text:span></text:span>: Menyediakan kelas <text:span text:style-name="Source_20_Text">TIniFile</text:span> (dan turunannya) untuk membaca dan menulis data dari/ke file konfigurasi <text:span text:style-name="Source_20_Text">.ini</text:span> standar. </text:p>
              </text:list-item>
              <text:list-item>
                <text:p text:style-name="P673"><text:span text:style-name="Strong_20_Emphasis"><text:span text:style-name="Source_20_Text">Registry</text:span></text:span><text:span text:style-name="Strong_20_Emphasis"> (Khusus Windows)</text:span>: Menyediakan kelas <text:span text:style-name="Source_20_Text">TRegistry</text:span> untuk membaca dan menulis data dari/ke Windows Registry. </text:p>
              </text:list-item>
              <text:list-item>
                <text:p text:style-name="P673"><text:span text:style-name="Strong_20_Emphasis"><text:span text:style-name="Source_20_Text">LazFileUtils</text:span></text:span>: Unit spesifik Lazarus yang menyediakan fungsi utilitas file dan direktori tambahan yang nyaman (misal, menyalin/memindahkan tree direktori, mendapatkan direktori khusus). </text:p>
              </text:list-item>
              <text:list-item>
                <text:p text:style-name="P410"><text:span text:style-name="Strong_20_Emphasis"><text:span text:style-name="Source_20_Text">FileUtils</text:span></text:span>: (Bagian dari FCL) Mungkin berisi utilitas file tambahan lainnya. </text:p>
              </text:list-item>
            </text:list>
            <text:p text:style-name="Text_20_body"><text:span text:style-name="Strong_20_Emphasis">4. Jaringan (Networking)</text:span></text:p>
            <text:list xml:id="list8009766857410791682" text:style-name="L254">
              <text:list-item>
                <text:p text:style-name="P674"><text:span text:style-name="Strong_20_Emphasis"><text:span text:style-name="Source_20_Text">Sockets</text:span></text:span>: Menyediakan akses tingkat rendah ke API socket jaringan standar (BSD sockets), memungkinkan pembuatan koneksi TCP/IP (client/server) dan komunikasi UDP. Merupakan fondasi untuk pustaka jaringan tingkat tinggi. </text:p>
              </text:list-item>
              <text:list-item>
                <text:p text:style-name="P411"><text:span text:style-name="Emphasis">Catatan Pustaka Tambahan:</text:span> Untuk pemrograman jaringan tingkat tinggi (HTTP, FTP, dll.), pengembang FPC/Lazarus sering menggunakan pustaka tambahan yang mungkin perlu diinstal sebagai paket Lazarus, seperti <text:span text:style-name="Strong_20_Emphasis">Synapse</text:span> <text:soft-page-break/>(pustaka socket blocking yang populer dan sering dibundel) atau <text:span text:style-name="Strong_20_Emphasis">Indy</text:span> (pustaka jaringan komprehensif yang sangat populer di Delphi, juga tersedia untuk Lazarus). </text:p>
              </text:list-item>
            </text:list>
            <text:p text:style-name="Text_20_body"><text:span text:style-name="Strong_20_Emphasis">5. Format Data &amp; Encoding</text:span></text:p>
            <text:list xml:id="list5629558045257413138" text:style-name="L255">
              <text:list-item>
                <text:p text:style-name="P675"><text:span text:style-name="Strong_20_Emphasis"><text:span text:style-name="Source_20_Text">fpjson</text:span></text:span><text:span text:style-name="Strong_20_Emphasis">, </text:span><text:span text:style-name="Strong_20_Emphasis"><text:span text:style-name="Source_20_Text">jsonparser</text:span></text:span><text:span text:style-name="Strong_20_Emphasis">, </text:span><text:span text:style-name="Strong_20_Emphasis"><text:span text:style-name="Source_20_Text">jsonscanner</text:span></text:span>: Unit-unit bawaan FPC untuk bekerja dengan data format <text:span text:style-name="Strong_20_Emphasis">JSON</text:span> (mem-parsing teks JSON menjadi struktur data Pascal, dan sebaliknya). </text:p>
              </text:list-item>
              <text:list-item>
                <text:p text:style-name="P675"><text:span text:style-name="Strong_20_Emphasis"><text:span text:style-name="Source_20_Text">DOM</text:span></text:span><text:span text:style-name="Strong_20_Emphasis">, </text:span><text:span text:style-name="Strong_20_Emphasis"><text:span text:style-name="Source_20_Text">fpXML</text:span></text:span><text:span text:style-name="Strong_20_Emphasis">, </text:span><text:span text:style-name="Strong_20_Emphasis"><text:span text:style-name="Source_20_Text">xmlread</text:span></text:span><text:span text:style-name="Strong_20_Emphasis">, </text:span><text:span text:style-name="Strong_20_Emphasis"><text:span text:style-name="Source_20_Text">xmlwrite</text:span></text:span>: Unit-unit bawaan FPC untuk bekerja dengan data format <text:span text:style-name="Strong_20_Emphasis">XML</text:span>, mendukung model DOM (Document Object Model) dan parsing SAX-like. </text:p>
              </text:list-item>
              <text:list-item>
                <text:p text:style-name="P675"><text:span text:style-name="Strong_20_Emphasis"><text:span text:style-name="Source_20_Text">ZStream</text:span></text:span>: Menyediakan kelas stream (<text:span text:style-name="Source_20_Text">TCompressionStream</text:span>, <text:span text:style-name="Source_20_Text">TDecompressionStream</text:span>) untuk kompresi dan dekompresi data menggunakan algoritma zlib (kompatibel dengan format GZip, Deflate). </text:p>
              </text:list-item>
              <text:list-item>
                <text:p text:style-name="P412"><text:span text:style-name="Strong_20_Emphasis"><text:span text:style-name="Source_20_Text">Encoding</text:span></text:span><text:span text:style-name="Strong_20_Emphasis">, </text:span><text:span text:style-name="Strong_20_Emphasis"><text:span text:style-name="Source_20_Text">Character</text:span></text:span>: Unit-unit yang berkaitan dengan penanganan <text:span text:style-name="Strong_20_Emphasis">encoding teks</text:span> yang berbeda (UTF-8, UTF-16, Ansi spesifik, dll.) dan informasi karakter Unicode. </text:p>
              </text:list-item>
            </text:list>
            <text:p text:style-name="Text_20_body"><text:span text:style-name="Strong_20_Emphasis">6. GUI (Unit Inti Lazarus Component Library - LCL)</text:span></text:p>
            <text:p text:style-name="Text_20_body">Ini adalah beberapa unit paling dasar yang akan sering Anda temui saat mengembangkan GUI dengan Lazarus (banyak unit lain juga ada untuk komponen spesifik):</text:p>
            <text:list xml:id="list7125684900964821957" text:style-name="L256">
              <text:list-item>
                <text:p text:style-name="P676"><text:span text:style-name="Strong_20_Emphasis"><text:span text:style-name="Source_20_Text">Forms</text:span></text:span>: Inti dari aplikasi LCL. Mendefinisikan <text:span text:style-name="Source_20_Text">TApplication</text:span>, <text:span text:style-name="Source_20_Text">TScreen</text:span>, dan kelas basis untuk semua jendela (<text:span text:style-name="Source_20_Text">TForm</text:span>). </text:p>
              </text:list-item>
              <text:list-item>
                <text:p text:style-name="P676"><text:span text:style-name="Strong_20_Emphasis"><text:span text:style-name="Source_20_Text">Controls</text:span></text:span>: Berisi kelas-kelas basis untuk semua komponen visual (<text:span text:style-name="Source_20_Text">TControl</text:span>) dan komponen yang dapat menerima fokus input (<text:span text:style-name="Source_20_Text">TWinControl</text:span>). </text:p>
              </text:list-item>
              <text:list-item>
                <text:p text:style-name="P676"><text:span text:style-name="Strong_20_Emphasis"><text:span text:style-name="Source_20_Text">Graphics</text:span></text:span>: Menyediakan kelas dan tipe untuk menggambar: <text:span text:style-name="Source_20_Text">TCanvas</text:span> (permukaan gambar), <text:span text:style-name="Source_20_Text">TBitmap</text:span>, <text:span text:style-name="Source_20_Text">TIcon</text:span>, <text:span text:style-name="Source_20_Text">TFont</text:span>, <text:span text:style-name="Source_20_Text">TColor</text:span>, <text:span text:style-name="Source_20_Text">TPen</text:span>, <text:span text:style-name="Source_20_Text">TBrush</text:span>, dll. </text:p>
              </text:list-item>
              <text:list-item>
                <text:p text:style-name="P676"><text:span text:style-name="Strong_20_Emphasis"><text:span text:style-name="Source_20_Text">StdCtrls</text:span></text:span>: Komponen kontrol standar: <text:span text:style-name="Source_20_Text">TButton</text:span>, <text:span text:style-name="Source_20_Text">TEdit</text:span>, <text:span text:style-name="Source_20_Text">TLabel</text:span>, <text:span text:style-name="Source_20_Text">TMemo</text:span>, <text:span text:style-name="Source_20_Text">TCheckBox</text:span>, <text:span text:style-name="Source_20_Text">TRadioButton</text:span>, <text:span text:style-name="Source_20_Text">TListBox</text:span>, <text:span text:style-name="Source_20_Text">TComboBox</text:span>, <text:span text:style-name="Source_20_Text">TScrollBar</text:span>, <text:span text:style-name="Source_20_Text">TGroupBox</text:span>, <text:span text:style-name="Source_20_Text">TRadioGroup</text:span>. </text:p>
              </text:list-item>
              <text:list-item>
                <text:p text:style-name="P676"><text:span text:style-name="Strong_20_Emphasis"><text:span text:style-name="Source_20_Text">ExtCtrls</text:span></text:span>: Komponen kontrol tambahan: <text:span text:style-name="Source_20_Text">TPanel</text:span>, <text:span text:style-name="Source_20_Text">TImage</text:span>, <text:span text:style-name="Source_20_Text">TSplitter</text:span>, <text:span text:style-name="Source_20_Text">TTimer</text:span>, <text:span text:style-name="Source_20_Text">TShape</text:span>, <text:span text:style-name="Source_20_Text">TPageControl</text:span>, <text:span text:style-name="Source_20_Text">TNotebook</text:span>, <text:span text:style-name="Source_20_Text">TBevel</text:span>, <text:span text:style-name="Source_20_Text">TPaintBox</text:span>. </text:p>
              </text:list-item>
              <text:list-item>
                <text:p text:style-name="P676"><text:span text:style-name="Strong_20_Emphasis"><text:span text:style-name="Source_20_Text">Dialogs</text:span></text:span>: Menyediakan prosedur untuk dialog standar (<text:span text:style-name="Source_20_Text">ShowMessage</text:span>, <text:span text:style-name="Source_20_Text">MessageDlg</text:span>, <text:span text:style-name="Source_20_Text">InputQuery</text:span>) dan kelas komponen untuk dialog file/pilihan (<text:span text:style-name="Source_20_Text">TOpenDialog</text:span>, <text:span text:style-name="Source_20_Text">TSaveDialog</text:span>, <text:span text:style-name="Source_20_Text">TSelectDirectoryDialog</text:span>, <text:span text:style-name="Source_20_Text">TFontDialog</text:span>, <text:span text:style-name="Source_20_Text">TColorDialog</text:span>). </text:p>
              </text:list-item>
              <text:list-item>
                <text:p text:style-name="P413"><text:span text:style-name="Strong_20_Emphasis"><text:span text:style-name="Source_20_Text">Menus</text:span></text:span>: Untuk membuat menu utama dan popup (<text:span text:style-name="Source_20_Text">TMainMenu</text:span>, <text:span text:style-name="Source_20_Text">TPopupMenu</text:span>, <text:span text:style-name="Source_20_Text">TMenuItem</text:span>). </text:p>
              </text:list-item>
            </text:list>
            <text:p text:style-name="Text_20_body">Ini hanyalah sebagian dari unit yang tersedia. Cara terbaik untuk menemukan unit <text:soft-page-break/>yang tepat adalah dengan menggunakan fitur <text:span text:style-name="Emphasis">Find Declaration</text:span> di Lazarus IDE pada tipe atau fungsi yang ingin Anda gunakan, atau menjelajahi dokumentasi FPC RTL/FCL dan Lazarus Wiki berdasarkan area fungsionalitas yang Anda butuhkan.</text:p>
          </text:section>
          <text:section text:style-name="Sect1" text:name="feedback-form-124">
            <text:p text:style-name="P443"/>
          </text:section>
        </text:section>
        <text:section text:style-name="Sect1" text:name="7575cfd213a9d85f">
          <text:p text:style-name="Text_20_body"/>
          <text:section text:style-name="Sect1" text:name="user-query-content-125">
            <text:p text:style-name="P705">yax </text:p>
          </text:section>
          <text:p text:style-name="P443">Tampilkan alur berpikir</text:p>
          <text:section text:style-name="Sect2" text:name="model-response-message-contentr_7575cfd213a9d85f">
            <text:p text:style-name="Text_20_body">Baik, saya akan menyajikan jawaban untuk prompt <text:span text:style-name="Strong_20_Emphasis">Lampiran C: Tips Debugging Praktis di Lazarus IDE</text:span>.</text:p>
            <text:p text:style-name="Horizontal_20_Line"/>
            <text:p text:style-name="Text_20_body"><text:span text:style-name="Strong_20_Emphasis">(Jawaban untuk Prompt Lampiran C)</text:span></text:p>
            <text:p text:style-name="Text_20_body"><text:span text:style-name="Strong_20_Emphasis">Lampiran C: Tips Debugging Praktis di Lazarus IDE</text:span></text:p>
            <text:p text:style-name="Text_20_body">Debugging adalah bagian tak terpisahkan dari siklus pengembangan perangkat lunak. Meskipun Anda mungkin sudah familiar dengan konsep dasar debugging seperti melangkah melalui kode (step over, step into, step out), Lazarus IDE (yang biasanya menggunakan GDB atau LLDB sebagai backend debugger) menawarkan banyak fitur canggih yang dapat secara signifikan mempercepat proses identifikasi dan perbaikan bug. Berikut adalah beberapa tips praktis untuk memaksimalkan debugger terintegrasi Lazarus:</text:p>
            <text:p text:style-name="Text_20_body"><text:span text:style-name="Strong_20_Emphasis">1. Manfaatkan Breakpoints Lanjutan:</text:span></text:p>
            <text:p text:style-name="Text_20_body">Breakpoint standar (menghentikan eksekusi pada baris tertentu) memang berguna, tetapi Lazarus menawarkan lebih banyak:</text:p>
            <text:list xml:id="list7891736452492214400" text:style-name="L257">
              <text:list-item>
                <text:p text:style-name="P677"><text:span text:style-name="Strong_20_Emphasis">Conditional Breakpoints (Breakpoint Bersyarat):</text:span> Hemat waktu dengan hanya menghentikan eksekusi jika kondisi tertentu terpenuhi. Klik kanan pada titik breakpoint merah di gutter -&gt; <text:span text:style-name="Source_20_Text">Breakpoint properties...</text:span>. Di tab <text:span text:style-name="Source_20_Text">Condition</text:span>, masukkan ekspresi Boolean Pascal. Eksekusi hanya akan berhenti jika ekspresi ini bernilai <text:span text:style-name="Source_20_Text">True</text:span> saat breakpoint di-hit. </text:p>
                <text:list>
                  <text:list-item>
                    <text:p text:style-name="P677">Contoh Kondisi: <text:span text:style-name="Source_20_Text">IndeksLoop &gt; 1000</text:span>, <text:span text:style-name="Source_20_Text">NamaPengguna = 'admin'</text:span>, <text:span text:style-name="Source_20_Text">Assigned(PointerObjek) and (PointerObjek.Jumlah &lt; 0)</text:span>. </text:p>
                  </text:list-item>
                </text:list>
              </text:list-item>
              <text:list-item>
                <text:p text:style-name="P677"><text:span text:style-name="Strong_20_Emphasis">Hit Counts (Jumlah Hit):</text:span> Jika bug hanya muncul setelah loop berjalan berkali-kali, atur 'Hit count' di properti breakpoint. Eksekusi hanya akan berhenti setelah breakpoint tersebut dilewati sejumlah kali yang Anda tentukan. </text:p>
              </text:list-item>
              <text:list-item>
                <text:p text:style-name="P677"><text:span text:style-name="Strong_20_Emphasis">Logging Breakpoints / Tracepoints (Tanpa Berhenti):</text:span> Kadang Anda hanya ingin tahu apakah suatu baris kode dieksekusi atau berapa nilai variabel pada titik itu tanpa menghentikan seluruh program. Di properti breakpoint, alih-alih 'Break', Anda bisa memilih: </text:p>
                <text:list>
                  <text:list-item>
                    <text:p text:style-name="P677"><text:span text:style-name="Source_20_Text">Log message</text:span>: Mencatat pesan kustom ke jendela "Debug Output". </text:p>
                  </text:list-item>
                  <text:list-item>
                    <text:p text:style-name="P677"><text:span text:style-name="Source_20_Text">Log expression value</text:span>: Mencatat nilai dari ekspresi Pascal yang <text:soft-page-break/>Anda tentukan ke "Debug Output". </text:p>
                  </text:list-item>
                  <text:list-item>
                    <text:p text:style-name="P414">Pastikan juga opsi <text:span text:style-name="Source_20_Text">Enabled</text:span> tetap tercentang, tetapi atur agar tidak 'Break'. </text:p>
                  </text:list-item>
                </text:list>
              </text:list-item>
            </text:list>
            <text:p text:style-name="Text_20_body"><text:span text:style-name="Strong_20_Emphasis">2. Inspeksi Data Secara Efektif:</text:span></text:p>
            <text:p text:style-name="Text_20_body">Melihat nilai variabel adalah inti debugging:</text:p>
            <text:list xml:id="list2155809901949653229" text:style-name="L258">
              <text:list-item>
                <text:p text:style-name="P678"><text:span text:style-name="Strong_20_Emphasis">Jendela Watches (</text:span><text:span text:style-name="Strong_20_Emphasis"><text:span text:style-name="Source_20_Text">Debug &gt; Add Watch</text:span></text:span><text:span text:style-name="Strong_20_Emphasis"> atau </text:span><text:span text:style-name="Strong_20_Emphasis"><text:span text:style-name="Source_20_Text">Ctrl+F5</text:span></text:span><text:span text:style-name="Strong_20_Emphasis">):</text:span> Tambahkan variabel atau bahkan ekspresi kompleks (misalnya, <text:span text:style-name="Source_20_Text">MyRecord.SubField.Value + Offset</text:span>, <text:span text:style-name="Source_20_Text">MyList.Count</text:span>) ke jendela Watches. Nilainya akan terus diperbarui saat Anda melangkah melalui kode. Anda bahkan seringkali dapat <text:span text:style-name="Strong_20_Emphasis">mengubah nilai variabel</text:span> secara langsung di jendela Watches saat program dijeda (klik kanan -&gt; <text:span text:style-name="Source_20_Text">Evaluate/Modify</text:span> atau edit langsung jika diizinkan backend), berguna untuk menguji skenario berbeda tanpa restart. Gunakan fitur modifikasi ini dengan hati-hati. </text:p>
              </text:list-item>
              <text:list-item>
                <text:p text:style-name="P678"><text:span text:style-name="Strong_20_Emphasis">Jendela Locals:</text:span> Jendela ini secara otomatis menampilkan semua variabel lokal (termasuk parameter) yang berada dalam lingkup (scope) fungsi atau prosedur saat ini. Sangat berguna untuk melihat state lokal dengan cepat. </text:p>
              </text:list-item>
              <text:list-item>
                <text:p text:style-name="P678"><text:span text:style-name="Strong_20_Emphasis">Inspeksi Tipe Kompleks:</text:span> Untuk melihat isi record, objek kelas, array, atau <text:span text:style-name="Source_20_Text">TStringList</text:span>, gunakan tanda <text:span text:style-name="Source_20_Text">+</text:span> (expander) di sebelah nama variabel di jendela Watches, Locals, atau Debug Inspector. Ini akan menampilkan field atau elemen internalnya. Anda juga bisa <text:span text:style-name="Strong_20_Emphasis">hover mouse</text:span> di atas nama variabel di editor kode saat dijeda untuk melihat nilainya dalam tooltip. Untuk melihat memori mentah, gunakan <text:span text:style-name="Source_20_Text">View &gt; Debug Windows &gt; Memory</text:span>. </text:p>
              </text:list-item>
              <text:list-item>
                <text:p text:style-name="P415"><text:span text:style-name="Strong_20_Emphasis">Debug Inspector / Evaluate/Modify (</text:span><text:span text:style-name="Strong_20_Emphasis"><text:span text:style-name="Source_20_Text">Debug &gt; Evaluate/Modify</text:span></text:span><text:span text:style-name="Strong_20_Emphasis"> atau </text:span><text:span text:style-name="Strong_20_Emphasis"><text:span text:style-name="Source_20_Text">Ctrl+F7</text:span></text:span><text:span text:style-name="Strong_20_Emphasis">):</text:span> Dialog ini sangat kuat. Saat program dijeda, Anda bisa mengetik ekspresi Pascal apa pun (yang valid dalam konteks saat ini), melihat hasilnya, atau bahkan memanggil fungsi (hati-hati dengan efek samping!). </text:p>
              </text:list-item>
            </text:list>
            <text:p text:style-name="Text_20_body"><text:span text:style-name="Strong_20_Emphasis">3. Navigasi Alur Eksekusi:</text:span></text:p>
            <text:p text:style-name="Text_20_body">Selain stepping dasar:</text:p>
            <text:list xml:id="list1845671462163554517" text:style-name="L259">
              <text:list-item>
                <text:p text:style-name="P679"><text:span text:style-name="Strong_20_Emphasis">Call Stack (</text:span><text:span text:style-name="Strong_20_Emphasis"><text:span text:style-name="Source_20_Text">View &gt; Debug Windows &gt; Call Stack</text:span></text:span><text:span text:style-name="Strong_20_Emphasis">):</text:span> Jendela krusial ini menunjukkan tumpukan pemanggilan fungsi – urutan fungsi yang dipanggil hingga mencapai titik eksekusi saat ini. Anda bisa melihat fungsi mana yang memanggil fungsi mana. Mengklik dua kali pada frame di call stack akan membawa Anda ke lokasi pemanggilan di editor dan seringkali memperbarui jendela Locals ke konteks frame tersebut. </text:p>
              </text:list-item>
              <text:list-item>
                <text:p text:style-name="P679"><text:span text:style-name="Strong_20_Emphasis">Run to Cursor (</text:span><text:span text:style-name="Strong_20_Emphasis"><text:span text:style-name="Source_20_Text">F4</text:span></text:span><text:span text:style-name="Strong_20_Emphasis">):</text:span> Tempatkan kursor Anda pada baris kode di depan titik eksekusi saat ini, lalu tekan <text:span text:style-name="Source_20_Text">F4</text:span>. Debugger akan menjalankan program tanpa henti sampai mencapai baris tersebut (atau breakpoint lain di jalan). Lebih cepat daripada menekan F8 berkali-kali. </text:p>
              </text:list-item>
              <text:list-item>
                <text:p text:style-name="P416"><text:span text:style-name="Strong_20_Emphasis">Set Next Statement (Lanjutan):</text:span> Beberapa backend debugger (terutama GDB) mungkin mendukung fitur untuk secara manual memindahkan titik eksekusi berikutnya ke baris <text:span text:style-name="Emphasis">lain</text:span> di dalam fungsi yang sama (biasanya via klik kanan -&gt; <text:soft-page-break/><text:span text:style-name="Source_20_Text">Set next statement</text:span>). Gunakan ini dengan <text:span text:style-name="Strong_20_Emphasis">sangat hati-hati</text:span> karena dapat dengan mudah mengacaukan logika program jika tidak dipahami sepenuhnya. </text:p>
              </text:list-item>
            </text:list>
            <text:p text:style-name="Text_20_body"><text:span text:style-name="Strong_20_Emphasis">4. Debugging Eksepsi (Exception) Secara Efektif:</text:span></text:p>
            <text:p text:style-name="Text_20_body">Menemukan sumber asli eksepsi seringkali sulit jika hanya ditangani di blok <text:span text:style-name="Source_20_Text">except</text:span>.</text:p>
            <text:list xml:id="list2964628623790563461" text:style-name="L260">
              <text:list-item>
                <text:p text:style-name="P417"><text:span text:style-name="Strong_20_Emphasis">Konfigurasi Break on Exception:</text:span> Pergi ke <text:span text:style-name="Source_20_Text">Tools &gt; Options &gt; Debugger &gt; Language Exceptions</text:span>. Di sini Anda dapat mengkonfigurasi Lazarus untuk <text:span text:style-name="Strong_20_Emphasis">berhenti secara otomatis</text:span> tepat pada baris kode di mana eksepsi <text:span text:style-name="Strong_20_Emphasis">dibangkitkan (</text:span><text:span text:style-name="Strong_20_Emphasis"><text:span text:style-name="Source_20_Text">raise</text:span></text:span><text:span text:style-name="Strong_20_Emphasis">)</text:span>, <text:span text:style-name="Emphasis">sebelum</text:span> ia ditangkap oleh blok <text:span text:style-name="Source_20_Text">except</text:span>. Pilih opsi seperti "Break on all exceptions" atau konfigurasikan tipe eksepsi spesifik yang ingin Anda hentikan. Ini sangat membantu menemukan akar penyebab error, bukan hanya lokasinya ditangani. </text:p>
              </text:list-item>
            </text:list>
            <text:p text:style-name="Text_20_body"><text:span text:style-name="Strong_20_Emphasis">5. Tips Umum Lainnya:</text:span></text:p>
            <text:list xml:id="list229936189550103464" text:style-name="L261">
              <text:list-item>
                <text:p text:style-name="P680"><text:span text:style-name="Strong_20_Emphasis">Kompilasi dengan Info Debug:</text:span> <text:span text:style-name="Strong_20_Emphasis">Pastikan</text:span> proyek Anda dikompilasi dengan informasi debugging. Periksa <text:span text:style-name="Source_20_Text">Project &gt; Project Options &gt; Compiler Options &gt; Debugging</text:span> dan pastikan opsi seperti "Generate debugging info for GDB (-g)" atau sejenisnya <text:span text:style-name="Strong_20_Emphasis">aktif</text:span>. Gunakan juga direktif <text:span text:style-name="Source_20_Text">{$D+}</text:span> atau <text:span text:style-name="Source_20_Text">{$DEBUGINFO ON}</text:span> di awal unit/program jika perlu. Tanpa info debug, debugger tidak akan berfungsi dengan baik. </text:p>
              </text:list-item>
              <text:list-item>
                <text:p text:style-name="P680"><text:span text:style-name="Strong_20_Emphasis">Clean and Build:</text:span> Jika Anda mengalami perilaku aneh saat debugging (breakpoint tidak kena, baris salah disorot), coba lakukan <text:span text:style-name="Source_20_Text">Run &gt; Clean Up and Build</text:span>. Ini akan menghapus file-file kompilasi lama (<text:span text:style-name="Source_20_Text">.ppu</text:span>, <text:span text:style-name="Source_20_Text">.o</text:span>) dan membangun ulang semuanya dari awal, kadang memperbaiki masalah sinkronisasi. </text:p>
              </text:list-item>
              <text:list-item>
                <text:p text:style-name="P418"><text:span text:style-name="Strong_20_Emphasis">Tracing Sederhana (</text:span><text:span text:style-name="Strong_20_Emphasis"><text:span text:style-name="Source_20_Text">DebugLn</text:span></text:span><text:span text:style-name="Strong_20_Emphasis">):</text:span> Jangan lupakan teknik debugging klasik. Menyisipkan <text:span text:style-name="Source_20_Text">WriteLn</text:span> ke konsol atau (lebih baik lagi) <text:span text:style-name="Source_20_Text">DebugLn('Pesan: ' + Variabel);</text:span> (dari unit <text:span text:style-name="Source_20_Text">LazLogger</text:span>, outputnya muncul di jendela <text:span text:style-name="Source_20_Text">Debug Output</text:span> Lazarus) dapat menjadi cara cepat untuk melacak alur atau nilai variabel tanpa perlu menghentikan eksekusi program secara interaktif. </text:p>
              </text:list-item>
            </text:list>
            <text:p text:style-name="Text_20_body">Menguasai fitur-fitur debugger Lazarus ini akan secara signifikan meningkatkan kecepatan dan efektivitas Anda dalam menemukan dan memperbaiki bug dalam aplikasi Free Pascal Anda.</text:p>
          </text:section>
          <text:section text:style-name="Sect1" text:name="feedback-form-125">
            <text:p text:style-name="P443"/>
          </text:section>
        </text:section>
        <text:section text:style-name="Sect1" text:name="5eb9639240898734">
          <text:p text:style-name="Text_20_body"/>
          <text:section text:style-name="Sect1" text:name="user-query-content-126">
            <text:p text:style-name="P705">yax </text:p>
          </text:section>
          <text:p text:style-name="P443">Tampilkan alur berpikir</text:p>
          <text:section text:style-name="Sect2" text:name="model-response-message-contentr_5eb9639240898734">
            <text:p text:style-name="Text_20_body">Baik. Saya telah menjawab prompt terakhir untuk Lampiran C.</text:p>
            <text:p text:style-name="Text_20_body">Semua prompt yang diminta berdasarkan outline buku tutorial Free Pascal yang telah kita kembangkan (Bab 1 hingga 18, dan Lampiran A hingga C) kini telah dijawab satu <text:soft-page-break/>per satu sesuai instruksi Anda.</text:p>
            <text:p text:style-name="Text_20_body">Apakah ada hal lain yang bisa saya bantu terkait outline atau konten ini?</text:p>
          </text:section>
          <text:section text:style-name="Sect1" text:name="feedback-form-126">
            <text:p text:style-name="P443"/>
          </text:section>
        </text:section>
        <text:section text:style-name="Sect1" text:name="2d740d8d5c1acd3c">
          <text:p text:style-name="Text_20_body"/>
          <text:section text:style-name="Sect1" text:name="user-query-content-127">
            <text:p text:style-name="P705">yax </text:p>
          </text:section>
          <text:p text:style-name="P443">Tampilkan alur berpikir</text:p>
          <text:section text:style-name="Sect2" text:name="model-response-message-contentr_2d740d8d5c1acd3c">
            <text:p text:style-name="Text_20_body">Baik. Seperti yang saya sebutkan sebelumnya, kita telah mencapai akhir dari rangkaian prompt yang dibuat berdasarkan outline buku tutorial yang telah kita susun, mulai dari Bab 1 hingga Bab 18 dan Lampiran A hingga C.</text:p>
            <text:p text:style-name="Text_20_body">Apakah ada langkah selanjutnya yang Anda inginkan? Misalnya, apakah Anda ingin:</text:p>
            <text:list xml:id="list8423590108245310269" text:style-name="L262">
              <text:list-item>
                <text:p text:style-name="P681">Melihat kembali jawaban untuk bab atau sub-bab tertentu? </text:p>
              </text:list-item>
              <text:list-item>
                <text:p text:style-name="P681">Meminta klarifikasi atau modifikasi pada salah satu jawaban? </text:p>
              </text:list-item>
              <text:list-item>
                <text:p text:style-name="P681">Menggabungkan semua jawaban menjadi satu dokumen (meskipun ini akan sangat panjang)? </text:p>
              </text:list-item>
              <text:list-item>
                <text:p text:style-name="P419">Membahas topik lain? </text:p>
              </text:list-item>
            </text:list>
            <text:p text:style-name="Text_20_body">Silakan beri tahu saya apa yang ingin Anda lakukan selanjutnya.</text:p>
          </text:section>
          <text:section text:style-name="Sect1" text:name="feedback-form-127">
            <text:p text:style-name="P443"/>
          </text:section>
        </text:section>
        <text:section text:style-name="Sect1" text:name="5a856ba0c89dfbf7">
          <text:p text:style-name="Text_20_body"/>
          <text:section text:style-name="Sect1" text:name="user-query-content-128">
            <text:p text:style-name="P705">buat glosarium </text:p>
          </text:section>
          <text:p text:style-name="P443">Tampilkan alur berpikir</text:p>
          <text:section text:style-name="Sect2" text:name="model-response-message-contentr_5a856ba0c89dfbf7">
            <text:p text:style-name="Text_20_body">Tentu, berikut adalah glosarium istilah-istilah penting yang relevan dengan Free Pascal berdasarkan konten tutorial yang telah kita bahas, ditujukan untuk programmer berpengalaman:</text:p>
            <text:p text:style-name="Horizontal_20_Line"/>
            <text:p text:style-name="Text_20_body"><text:span text:style-name="Strong_20_Emphasis">Glosarium Istilah Free Pascal</text:span></text:p>
            <text:list xml:id="list7924350994996391269" text:style-name="L263">
              <text:list-item>
                <text:p text:style-name="P682"><text:span text:style-name="Strong_20_Emphasis"><text:span text:style-name="Source_20_Text">abstract</text:span></text:span> Direktif FPC yang menandai metode <text:span text:style-name="Source_20_Text">virtual</text:span> atau <text:span text:style-name="Source_20_Text">dynamic</text:span> yang tidak memiliki implementasi di kelas saat ini. Ini memaksa kelas turunan non-abstrak untuk menyediakan implementasi (<text:span text:style-name="Source_20_Text">override</text:span>) untuk metode tersebut. Kelas yang mengandung metode <text:span text:style-name="Source_20_Text">abstract</text:span> menjadi <text:span text:style-name="Emphasis">kelas abstrak</text:span>. </text:p>
              </text:list-item>
              <text:list-item>
                <text:p text:style-name="P682"><text:span text:style-name="Strong_20_Emphasis">AnsiString</text:span> Tipe string dinamis FPC, sering menjadi default untuk <text:span text:style-name="Source_20_Text">string</text:span> di banyak mode. Panjangnya variabel, dialokasikan di heap, <text:span text:style-name="Emphasis">reference-counted</text:span>, <text:span text:style-name="Emphasis">null-terminated</text:span>, dan berbasis <text:span text:style-name="Source_20_Text">AnsiChar</text:span> (1-byte). Interpretasi karakternya tergantung pada <text:span text:style-name="Emphasis">code page</text:span> sistem, sehingga kurang ideal untuk internasionalisasi dibandingkan <text:span text:style-name="Source_20_Text">UnicodeString</text:span>. </text:p>
              </text:list-item>
              <text:list-item>
                <text:p text:style-name="P682"><text:span text:style-name="Strong_20_Emphasis">Array Dinamis (</text:span><text:span text:style-name="Strong_20_Emphasis"><text:span text:style-name="Source_20_Text">array of Tipe</text:span></text:span><text:span text:style-name="Strong_20_Emphasis">)</text:span> Jenis array FPC yang ukurannya tidak ditentukan saat kompilasi tetapi diatur saat runtime menggunakan <text:span text:style-name="Source_20_Text">SetLength</text:span>. Dialokasikan di heap, indeksnya selalu dimulai dari 0, dan manajemen memorinya otomatis melalui <text:span text:style-name="Emphasis">reference counting</text:span>. Mirip <text:span text:style-name="Source_20_Text">List&lt;T&gt;</text:span> <text:soft-page-break/>atau <text:span text:style-name="Source_20_Text">ArrayList</text:span>. </text:p>
              </text:list-item>
              <text:list-item>
                <text:p text:style-name="P682"><text:span text:style-name="Strong_20_Emphasis">Array Statis (</text:span><text:span text:style-name="Strong_20_Emphasis"><text:span text:style-name="Source_20_Text">array[IndeksOrdinal] of Tipe</text:span></text:span><text:span text:style-name="Strong_20_Emphasis">)</text:span> Jenis array FPC yang ukuran dan batas indeksnya (yang harus bertipe ordinal) ditentukan saat kompilasi dan bersifat tetap. Biasanya dialokasikan di stack (jika lokal) atau segmen data (jika global). </text:p>
              </text:list-item>
              <text:list-item>
                <text:p text:style-name="P682"><text:span text:style-name="Strong_20_Emphasis"><text:span text:style-name="Source_20_Text">as</text:span></text:span> Operator RTTI FPC yang digunakan untuk melakukan <text:span text:style-name="Emphasis">type cast</text:span> (konversi tipe referensi) yang <text:span text:style-name="Strong_20_Emphasis">aman</text:span> dari tipe kelas/interface induk ke tipe turunan/implementasi yang lebih spesifik saat runtime. Jika cast tidak valid (objek bukan tipe target atau turunannya), ia akan membangkitkan eksepsi <text:span text:style-name="Source_20_Text">EInvalidCast</text:span>. </text:p>
              </text:list-item>
              <text:list-item>
                <text:p text:style-name="P682"><text:span text:style-name="Strong_20_Emphasis"><text:span text:style-name="Source_20_Text">begin...end</text:span></text:span> Pasangan kata kunci fundamental di Pascal yang digunakan untuk mengelompokkan satu atau lebih pernyataan menjadi satu <text:span text:style-name="Strong_20_Emphasis">blok kode</text:span> atau <text:span text:style-name="Emphasis">compound statement</text:span>. Analog dengan kurung kurawal <text:span text:style-name="Source_20_Text">{ ... }</text:span> di bahasa C-style. </text:p>
              </text:list-item>
              <text:list-item>
                <text:p text:style-name="P682"><text:span text:style-name="Strong_20_Emphasis"><text:span text:style-name="Source_20_Text">case...of...end</text:span></text:span> Struktur percabangan multi-arah di Pascal. Mengevaluasi sebuah ekspresi bertipe <text:span text:style-name="Strong_20_Emphasis">ordinal</text:span> dan memilih satu cabang untuk dieksekusi berdasarkan nilai konstanta (label) yang cocok. Mendukung label ganda (dipisah koma) dan label rentang (<text:span text:style-name="Source_20_Text">..</text:span>). <text:span text:style-name="Strong_20_Emphasis">Tidak ada fall-through otomatis</text:span> (tidak perlu <text:span text:style-name="Source_20_Text">break</text:span>). Keseluruhan struktur wajib diakhiri dengan <text:span text:style-name="Source_20_Text">end;</text:span>. </text:p>
              </text:list-item>
              <text:list-item>
                <text:p text:style-name="P682"><text:span text:style-name="Strong_20_Emphasis"><text:span text:style-name="Source_20_Text">cdecl</text:span></text:span> Konvensi pemanggilan (calling convention) standar untuk fungsi C/C++ di banyak platform (Linux, macOS, C runtime Windows). <text:span text:style-name="Strong_20_Emphasis">Pemanggil (caller)</text:span> bertanggung jawab membersihkan stack. Mendukung jumlah argumen variabel. Penting digunakan saat interfacing dengan library C standar. </text:p>
              </text:list-item>
              <text:list-item>
                <text:p text:style-name="P682"><text:span text:style-name="Strong_20_Emphasis"><text:span text:style-name="Source_20_Text">class</text:span></text:span> Kata kunci utama di FPC (dan Delphi) untuk mendefinisikan <text:span text:style-name="Strong_20_Emphasis">tipe referensi (reference type)</text:span> dalam OOP. Variabel bertipe <text:span text:style-name="Source_20_Text">class</text:span> menyimpan referensi (pointer) ke instance objek yang dialokasikan di <text:span text:style-name="Strong_20_Emphasis">heap</text:span>. Assignment menyalin referensi, bukan objek. Memerlukan manajemen lifetime <text:span text:style-name="Strong_20_Emphasis">manual</text:span> menggunakan <text:span text:style-name="Source_20_Text">Constructor.Create</text:span> untuk membuat dan <text:span text:style-name="Source_20_Text">Instance.Free</text:span> untuk menghancurkan. Biasanya mewarisi dari <text:span text:style-name="Source_20_Text">TObject</text:span>. Pilihan standar untuk OOP modern di FPC. </text:p>
              </text:list-item>
              <text:list-item>
                <text:p text:style-name="P682"><text:span text:style-name="Strong_20_Emphasis"><text:span text:style-name="Source_20_Text">const</text:span></text:span> </text:p>
                <text:list>
                  <text:list-item>
                    <text:p text:style-name="P682">Kata kunci untuk memulai blok deklarasi <text:span text:style-name="Strong_20_Emphasis">konstanta</text:span>. </text:p>
                  </text:list-item>
                  <text:list-item>
                    <text:p text:style-name="P682">Mendefinisikan konstanta <text:span text:style-name="Strong_20_Emphasis">literal/untyped</text:span> (<text:span text:style-name="Source_20_Text">Nama = Nilai;</text:span>): Nilai diganti saat kompilasi. </text:p>
                  </text:list-item>
                  <text:list-item>
                    <text:p text:style-name="P682">Mendefinisikan konstanta <text:span text:style-name="Strong_20_Emphasis">bertipe</text:span> (<text:span text:style-name="Source_20_Text">Nama: Tipe = Nilai;</text:span>): Berperilaku seperti variabel statis terinisialisasi yang <text:span text:style-name="Emphasis">read-only</text:span> secara default (bisa diubah dengan <text:span text:style-name="Source_20_Text">{$J+}</text:span>). </text:p>
                  </text:list-item>
                  <text:list-item>
                    <text:p text:style-name="P682">Mode <text:span text:style-name="Strong_20_Emphasis">parameter</text:span> (<text:span text:style-name="Source_20_Text">const Param: Tipe</text:span>): Menandakan parameter input yang tidak akan diubah oleh subrutin (jaminan kompiler), mungkin diteruskan by reference untuk efisiensi tipe besar. </text:p>
                  </text:list-item>
                </text:list>
              </text:list-item>
              <text:list-item>
                <text:p text:style-name="P682"><text:span text:style-name="Strong_20_Emphasis"><text:span text:style-name="Source_20_Text">constructor</text:span></text:span><text:span text:style-name="Strong_20_Emphasis"> (</text:span><text:span text:style-name="Strong_20_Emphasis"><text:span text:style-name="Source_20_Text">Create</text:span></text:span><text:span text:style-name="Strong_20_Emphasis">)</text:span> Metode khusus (<text:span text:style-name="Source_20_Text">constructor</text:span>) dalam sebuah kelas yang bertanggung jawab untuk <text:span text:style-name="Strong_20_Emphasis">inisialisasi</text:span> state objek setelah memori <text:soft-page-break/>dialokasikan. Dipanggil melalui <text:span text:style-name="Source_20_Text">TipeKelas.Create(...)</text:span>. Konvensi utama menamainya <text:span text:style-name="Source_20_Text">Create</text:span>. Di kelas turunan, <text:span text:style-name="Strong_20_Emphasis">wajib</text:span> memanggil konstruktor induk (<text:span text:style-name="Source_20_Text">inherited Create(...)</text:span>) sebagai langkah pertama. </text:p>
              </text:list-item>
              <text:list-item>
                <text:p text:style-name="P682"><text:span text:style-name="Strong_20_Emphasis"><text:span text:style-name="Source_20_Text">destructor</text:span></text:span><text:span text:style-name="Strong_20_Emphasis"> (</text:span><text:span text:style-name="Strong_20_Emphasis"><text:span text:style-name="Source_20_Text">Destroy</text:span></text:span><text:span text:style-name="Strong_20_Emphasis">)</text:span> Metode khusus (<text:span text:style-name="Source_20_Text">destructor</text:span>) dalam sebuah kelas yang bertanggung jawab untuk <text:span text:style-name="Strong_20_Emphasis">cleanup</text:span> sumber daya <text:span text:style-name="Emphasis">sebelum</text:span> memori objek dibebaskan. Dipanggil secara tidak langsung melalui metode <text:span text:style-name="Source_20_Text">Free</text:span>. Biasanya meng-override <text:span text:style-name="Source_20_Text">TObject.Destroy</text:span>. Di kelas turunan, <text:span text:style-name="Strong_20_Emphasis">wajib</text:span> memanggil destruktor induk (<text:span text:style-name="Source_20_Text">inherited Destroy</text:span>) sebagai langkah <text:span text:style-name="Strong_20_Emphasis">terakhir</text:span>. </text:p>
              </text:list-item>
              <text:list-item>
                <text:p text:style-name="P682"><text:span text:style-name="Strong_20_Emphasis">Direktif Kompiler (</text:span><text:span text:style-name="Strong_20_Emphasis"><text:span text:style-name="Source_20_Text">{$...}</text:span></text:span><text:span text:style-name="Strong_20_Emphasis"> atau </text:span><text:span text:style-name="Strong_20_Emphasis"><text:span text:style-name="Source_20_Text">(*$...*)</text:span></text:span><text:span text:style-name="Strong_20_Emphasis">)</text:span> Instruksi khusus yang disisipkan dalam kode sumber untuk mengontrol perilaku kompiler FPC. Contoh: <text:span text:style-name="Source_20_Text">{$R+}</text:span> (range checking), <text:span text:style-name="Source_20_Text">{$IFDEF DEBUG}</text:span> (kompilasi kondisional), <text:span text:style-name="Source_20_Text">{$MODE DELPHI}</text:span> (mode bahasa), <text:span text:style-name="Source_20_Text">{$HINTS OFF}</text:span> (mengelola pesan). </text:p>
              </text:list-item>
              <text:list-item>
                <text:p text:style-name="P682"><text:span text:style-name="Strong_20_Emphasis"><text:span text:style-name="Source_20_Text">Dispose</text:span></text:span> Prosedur standar FPC untuk membebaskan (dealokasi) memori heap yang dialokasikan menggunakan <text:span text:style-name="Source_20_Text">New</text:span>. Hanya digunakan untuk pointer bertipe (selain <text:span text:style-name="Source_20_Text">class</text:span>). Harus dipasangkan dengan <text:span text:style-name="Source_20_Text">New</text:span> dan pointer sebaiknya di-<text:span text:style-name="Source_20_Text">nil</text:span>-kan setelahnya. </text:p>
              </text:list-item>
              <text:list-item>
                <text:p text:style-name="P682"><text:span text:style-name="Strong_20_Emphasis"><text:span text:style-name="Source_20_Text">div</text:span></text:span> Operator aritmatika FPC untuk melakukan <text:span text:style-name="Strong_20_Emphasis">pembagian integer</text:span>, menghasilkan bagian bulat dari hasil bagi (membuang sisa). Operand harus integer. Contoh: <text:span text:style-name="Source_20_Text">7 div 2</text:span> -&gt; <text:span text:style-name="Source_20_Text">3</text:span>. </text:p>
              </text:list-item>
              <text:list-item>
                <text:p text:style-name="P682"><text:span text:style-name="Strong_20_Emphasis">Enkapsulasi (Encapsulation)</text:span> Salah satu pilar OOP. Prinsip menyembunyikan detail implementasi internal suatu objek dan hanya mengekspos antarmuka (metode dan properti publik/protected) yang diperlukan untuk berinteraksi dengannya. Dicapai di FPC melalui penggunaan tingkat visibilitas (<text:span text:style-name="Source_20_Text">private</text:span>, <text:span text:style-name="Source_20_Text">protected</text:span>, dll.). </text:p>
              </text:list-item>
              <text:list-item>
                <text:p text:style-name="P682"><text:span text:style-name="Strong_20_Emphasis">Enumerasi (Enumerated Type)</text:span> Tipe data ordinal Pascal yang didefinisikan oleh programmer sebagai sekumpulan konstanta bernama yang berurutan. Contoh: <text:span text:style-name="Source_20_Text">type THari = (Sen, Sel, Rab, Kam, Jum, Sab, Ming);</text:span>. Meningkatkan keterbacaan dan keamanan tipe dibandingkan menggunakan integer 'magic number'. </text:p>
              </text:list-item>
              <text:list-item>
                <text:p text:style-name="P682"><text:span text:style-name="Strong_20_Emphasis">Exception Handling</text:span> Mekanisme terstruktur FPC untuk menangani error runtime atau kondisi luar biasa. Menggunakan <text:span text:style-name="Source_20_Text">raise</text:span> untuk membangkitkan objek eksepsi, <text:span text:style-name="Source_20_Text">try...except...end</text:span> untuk menangkap dan menangani eksepsi, dan <text:span text:style-name="Source_20_Text">try...finally...end</text:span> untuk menjamin eksekusi kode cleanup. </text:p>
              </text:list-item>
              <text:list-item>
                <text:p text:style-name="P682"><text:span text:style-name="Strong_20_Emphasis"><text:span text:style-name="Source_20_Text">external</text:span></text:span> Direktif FPC yang digunakan setelah deklarasi header prosedur atau fungsi untuk menandakan bahwa implementasinya berada di luar kode Pascal saat ini, biasanya di dalam <text:span text:style-name="Emphasis">shared library</text:span> (DLL/.so) atau file objek eksternal. Memerlukan spesifikasi library, nama fungsi asli, dan konvensi pemanggilan yang benar. </text:p>
              </text:list-item>
              <text:list-item>
                <text:p text:style-name="P682"><text:span text:style-name="Strong_20_Emphasis"><text:span text:style-name="Source_20_Text">fgl</text:span></text:span><text:span text:style-name="Strong_20_Emphasis"> (Free Generics Library)</text:span> Unit pustaka standar FPC yang menyediakan implementasi <text:span text:style-name="Strong_20_Emphasis">koleksi generik (type-safe)</text:span> yang umum digunakan, seperti <text:soft-page-break/><text:span text:style-name="Source_20_Text">TFPGList&lt;T&gt;</text:span>, <text:span text:style-name="Source_20_Text">TFPGObjectList&lt;T&gt;</text:span>, <text:span text:style-name="Source_20_Text">TFPGDictionary&lt;TKey, TValue&gt;</text:span>, <text:span text:style-name="Source_20_Text">TFPGQueue&lt;T&gt;</text:span>, <text:span text:style-name="Source_20_Text">TFPGStack&lt;T&gt;</text:span>. Pilihan utama untuk koleksi data modern di FPC. </text:p>
              </text:list-item>
              <text:list-item>
                <text:p text:style-name="P682"><text:span text:style-name="Strong_20_Emphasis">Field</text:span> Variabel data yang dideklarasikan sebagai anggota (member) di dalam definisi <text:span text:style-name="Source_20_Text">class</text:span>, <text:span text:style-name="Source_20_Text">object</text:span>, atau <text:span text:style-name="Source_20_Text">record</text:span>. Menyimpan state atau atribut dari instance. Konvensi umum diawali <text:span text:style-name="Source_20_Text">F</text:span> (misal, <text:span text:style-name="Source_20_Text">FName</text:span>). Sebaiknya bersifat <text:span text:style-name="Source_20_Text">private</text:span> atau <text:span text:style-name="Source_20_Text">protected</text:span>. </text:p>
              </text:list-item>
              <text:list-item>
                <text:p text:style-name="P682"><text:span text:style-name="Strong_20_Emphasis"><text:span text:style-name="Source_20_Text">finalization</text:span></text:span> Blok kode <text:span text:style-name="Strong_20_Emphasis">opsional</text:span> di bagian akhir sebuah unit (sebelum <text:span text:style-name="Source_20_Text">end.</text:span>). Kode di dalamnya dieksekusi <text:span text:style-name="Strong_20_Emphasis">otomatis satu kali</text:span> ketika program berakhir secara normal, dalam urutan <text:span text:style-name="Strong_20_Emphasis">terbalik</text:span> dari blok <text:span text:style-name="Source_20_Text">initialization</text:span>. Berguna untuk cleanup sumber daya global unit. </text:p>
              </text:list-item>
              <text:list-item>
                <text:p text:style-name="P682"><text:span text:style-name="Strong_20_Emphasis"><text:span text:style-name="Source_20_Text">for...do</text:span></text:span> Struktur perulangan terhitung (counted loop) di FPC. Menggunakan <text:span text:style-name="Source_20_Text">for VariabelKontrol := NilaiAwal to NilaiAkhir do ...</text:span> (menaik) atau <text:span text:style-name="Source_20_Text">for ... downto ... do ...</text:span> (menurun). <text:span text:style-name="Source_20_Text">VariabelKontrol</text:span> harus bertipe ordinal, bersifat <text:span text:style-name="Emphasis">read-only</text:span> di dalam loop, dan batas (<text:span text:style-name="Source_20_Text">NilaiAwal</text:span>, <text:span text:style-name="Source_20_Text">NilaiAkhir</text:span>) dievaluasi hanya sekali sebelum loop dimulai. </text:p>
              </text:list-item>
              <text:list-item>
                <text:p text:style-name="P682"><text:span text:style-name="Strong_20_Emphasis">Forward Declaration</text:span> Deklarasi header prosedur atau fungsi yang diakhiri dengan direktif <text:span text:style-name="Source_20_Text">forward;</text:span>. Implementasi lengkapnya (<text:span text:style-name="Source_20_Text">begin..end;</text:span> tanpa mengulang parameter/hasil) harus muncul kemudian dalam scope yang sama. Diperlukan untuk <text:span text:style-name="Emphasis">mutual recursion</text:span> atau organisasi kode tertentu. </text:p>
              </text:list-item>
              <text:list-item>
                <text:p text:style-name="P682"><text:span text:style-name="Strong_20_Emphasis"><text:span text:style-name="Source_20_Text">Free</text:span></text:span> Metode (diwarisi dari <text:span text:style-name="Source_20_Text">TObject</text:span>) yang merupakan cara <text:span text:style-name="Strong_20_Emphasis">standar dan aman</text:span> untuk menghancurkan instance <text:span text:style-name="Source_20_Text">class</text:span> dan membebaskan memorinya. <text:span text:style-name="Source_20_Text">Instance.Free</text:span> akan memeriksa apakah <text:span text:style-name="Source_20_Text">Instance</text:span> nil sebelum memanggil metode <text:span text:style-name="Source_20_Text">Destroy</text:span> virtual objek tersebut. Merupakan pasangan dari <text:span text:style-name="Source_20_Text">Create</text:span>. </text:p>
              </text:list-item>
              <text:list-item>
                <text:p text:style-name="P682"><text:span text:style-name="Strong_20_Emphasis"><text:span text:style-name="Source_20_Text">FreeMem</text:span></text:span> Prosedur standar FPC untuk membebaskan (dealokasi) blok memori mentah di heap yang dialokasikan menggunakan <text:span text:style-name="Source_20_Text">GetMem</text:span> (atau <text:span text:style-name="Source_20_Text">ReallocMem</text:span>). Sebaiknya dipanggil dengan menyertakan ukuran blok memori yang dibebaskan: <text:span text:style-name="Source_20_Text">FreeMem(PointerVar, SizeInBytes);</text:span>. Harus dipasangkan dengan <text:span text:style-name="Source_20_Text">GetMem</text:span>. </text:p>
              </text:list-item>
              <text:list-item>
                <text:p text:style-name="P682"><text:span text:style-name="Strong_20_Emphasis"><text:span text:style-name="Source_20_Text">function</text:span></text:span> Kata kunci FPC untuk mendeklarasikan <text:span text:style-name="Strong_20_Emphasis">subrutin yang mengembalikan sebuah nilai</text:span>. Deklarasinya harus menyertakan tipe nilai kembalian (<text:span text:style-name="Source_20_Text">: TipeHasil</text:span>). Nilai dikembalikan dengan menugaskannya ke nama fungsi itu sendiri atau ke variabel implisit <text:span text:style-name="Source_20_Text">Result</text:span>. </text:p>
              </text:list-item>
              <text:list-item>
                <text:p text:style-name="P682"><text:span text:style-name="Strong_20_Emphasis"><text:span text:style-name="Source_20_Text">generic</text:span></text:span> Kata kunci FPC (digunakan bersama <text:span text:style-name="Source_20_Text">specialize</text:span>) yang menandai definisi tipe (kelas, record, interface) atau rutin sebagai <text:span text:style-name="Strong_20_Emphasis">generik</text:span>, artinya dapat bekerja dengan satu atau lebih parameter tipe yang akan ditentukan kemudian. </text:p>
              </text:list-item>
              <text:list-item>
                <text:p text:style-name="P682"><text:span text:style-name="Strong_20_Emphasis"><text:span text:style-name="Source_20_Text">GetMem</text:span></text:span> Prosedur standar FPC untuk mengalokasikan blok <text:span text:style-name="Strong_20_Emphasis">memori mentah (untyped)</text:span> dengan ukuran <text:span text:style-name="Source_20_Text">SizeInBytes</text:span> tertentu di heap. Pointer yang diberikan (<text:span text:style-name="Source_20_Text">PointerVar</text:span>) akan menunjuk ke awal blok memori tak <text:soft-page-break/>terinisialisasi tersebut. Harus dipasangkan dengan <text:span text:style-name="Source_20_Text">FreeMem</text:span>. </text:p>
              </text:list-item>
              <text:list-item>
                <text:p text:style-name="P682"><text:span text:style-name="Strong_20_Emphasis">GUID (Globally Unique Identifier)</text:span> String heksadesimal 128-bit dalam format <text:span text:style-name="Source_20_Text">{XXXXXXXX-XXXX-XXXX-XXXX-XXXXXXXXXXXX}</text:span> yang digunakan untuk mengidentifikasi <text:span text:style-name="Source_20_Text">interface</text:span> secara unik universal, penting untuk interoperabilitas (COM, dll.). Dideklarasikan setelah nama interface: <text:span text:style-name="Source_20_Text">IMyIntf = interface(IInterface) ['{GUID}'] ... end;</text:span>. </text:p>
              </text:list-item>
              <text:list-item>
                <text:p text:style-name="P682"><text:span text:style-name="Strong_20_Emphasis">Heap</text:span> Area memori utama program tempat alokasi memori <text:span text:style-name="Strong_20_Emphasis">dinamis</text:span> (yang ukurannya tidak diketahui saat kompilasi atau lifetime-nya melampaui satu pemanggilan fungsi) terjadi. Memori di heap dikelola melalui pemanggilan eksplisit (<text:span text:style-name="Source_20_Text">New</text:span>/<text:span text:style-name="Source_20_Text">Dispose</text:span>, <text:span text:style-name="Source_20_Text">GetMem</text:span>/<text:span text:style-name="Source_20_Text">FreeMem</text:span>, <text:span text:style-name="Source_20_Text">Create</text:span>/<text:span text:style-name="Source_20_Text">Free</text:span>) atau mekanisme otomatis seperti reference counting. Berbeda dengan stack. </text:p>
              </text:list-item>
              <text:list-item>
                <text:p text:style-name="P682"><text:span text:style-name="Strong_20_Emphasis"><text:span text:style-name="Source_20_Text">implementation</text:span></text:span> Salah satu dari dua bagian utama sebuah unit Pascal (setelah <text:span text:style-name="Source_20_Text">interface</text:span>). Bagian ini berisi <text:span text:style-name="Strong_20_Emphasis">implementasi (badan kode) lengkap</text:span> dari prosedur/fungsi yang headernya dideklarasikan di <text:span text:style-name="Source_20_Text">interface</text:span>, serta deklarasi <text:span text:style-name="Strong_20_Emphasis">privat</text:span> (konstanta, tipe, variabel, subrutin helper) yang hanya visible di dalam unit tersebut. Menyembunyikan detail internal. </text:p>
              </text:list-item>
              <text:list-item>
                <text:p text:style-name="P682"><text:span text:style-name="Strong_20_Emphasis"><text:span text:style-name="Source_20_Text">in</text:span></text:span> Operator Pascal yang memiliki dua kegunaan utama: </text:p>
                <text:list>
                  <text:list-item>
                    <text:p text:style-name="P682">Menguji <text:span text:style-name="Strong_20_Emphasis">keanggotaan</text:span> sebuah elemen dalam sebuah himpunan (<text:span text:style-name="Source_20_Text">set</text:span>). Contoh: <text:span text:style-name="Source_20_Text">if MyChar in ['a'..'z'] then ...</text:span>. Mengembalikan <text:span text:style-name="Source_20_Text">Boolean</text:span>. </text:p>
                  </text:list-item>
                  <text:list-item>
                    <text:p text:style-name="P682">Digunakan dalam loop <text:span text:style-name="Source_20_Text">for..in</text:span> untuk iterasi koleksi. Contoh: <text:span text:style-name="Source_20_Text">for Item in MyList do ...</text:span>. </text:p>
                  </text:list-item>
                </text:list>
              </text:list-item>
              <text:list-item>
                <text:p text:style-name="P682"><text:span text:style-name="Strong_20_Emphasis"><text:span text:style-name="Source_20_Text">inherited</text:span></text:span> Kata kunci yang digunakan <text:span text:style-name="Strong_20_Emphasis">di dalam metode kelas turunan</text:span> untuk memanggil implementasi dari <text:span text:style-name="Strong_20_Emphasis">kelas induk langsung</text:span>. Penggunaan umum: </text:p>
                <text:list>
                  <text:list-item>
                    <text:p text:style-name="P682"><text:span text:style-name="Source_20_Text">inherited;</text:span>: Memanggil metode induk dengan nama yang sama (yang sedang di-override). </text:p>
                  </text:list-item>
                  <text:list-item>
                    <text:p text:style-name="P682"><text:span text:style-name="Source_20_Text">inherited Create(...);</text:span>: Memanggil konstruktor induk (biasanya baris pertama konstruktor turunan). </text:p>
                  </text:list-item>
                  <text:list-item>
                    <text:p text:style-name="P682"><text:span text:style-name="Source_20_Text">inherited Destroy;</text:span>: Memanggil destruktor induk (biasanya baris terakhir destruktor turunan). </text:p>
                  </text:list-item>
                  <text:list-item>
                    <text:p text:style-name="P682"><text:span text:style-name="Source_20_Text">inherited NamaMetodeInduk(...);</text:span>: Memanggil metode <text:span text:style-name="Emphasis">lain</text:span> dari induk. </text:p>
                  </text:list-item>
                </text:list>
              </text:list-item>
              <text:list-item>
                <text:p text:style-name="P682"><text:span text:style-name="Strong_20_Emphasis"><text:span text:style-name="Source_20_Text">initialization</text:span></text:span> Blok kode <text:span text:style-name="Strong_20_Emphasis">opsional</text:span> di bagian akhir sebuah unit (setelah <text:span text:style-name="Source_20_Text">implementation</text:span>, sebelum <text:span text:style-name="Source_20_Text">finalization</text:span> atau <text:span text:style-name="Source_20_Text">end.</text:span>). Kode di dalamnya dieksekusi <text:span text:style-name="Strong_20_Emphasis">otomatis satu kali</text:span> ketika unit tersebut dimuat pertama kali oleh program (sebelum <text:span text:style-name="Source_20_Text">begin</text:span> utama program). Berguna untuk setup awal atau registrasi yang diperlukan oleh unit. </text:p>
              </text:list-item>
              <text:list-item>
                <text:p text:style-name="P682"><text:span text:style-name="Strong_20_Emphasis"><text:span text:style-name="Source_20_Text">interface</text:span></text:span><text:span text:style-name="Strong_20_Emphasis"> (Bagian Unit)</text:span> Salah satu dari dua bagian utama sebuah unit Pascal (setelah <text:span text:style-name="Source_20_Text">unit NamaUnit;</text:span>, sebelum <text:span text:style-name="Source_20_Text">implementation</text:span>). Bagian ini mendeklarasikan semua identifier (konstanta, tipe, variabel, header prosedur/fungsi) yang bersifat <text:span text:style-name="Strong_20_Emphasis">publik</text:span> dan dapat diakses oleh program atau unit lain yang menggunakan (<text:span text:style-name="Source_20_Text">uses</text:span>) unit ini. Mendefinisikan API unit. </text:p>
              </text:list-item>
              <text:list-item>
                <text:p text:style-name="P682"><text:soft-page-break/><text:span text:style-name="Strong_20_Emphasis"><text:span text:style-name="Source_20_Text">interface</text:span></text:span><text:span text:style-name="Strong_20_Emphasis"> (Tipe)</text:span> Tipe data FPC yang mendefinisikan sebuah <text:span text:style-name="Strong_20_Emphasis">kontrak</text:span> berupa kumpulan <text:span text:style-name="Emphasis">signature</text:span> metode dan properti, <text:span text:style-name="Strong_20_Emphasis">tanpa implementasi dan tanpa fields</text:span>. Sebuah kelas dapat <text:span text:style-name="Emphasis">mengimplementasikan</text:span> satu atau lebih interface, yang berarti kelas tersebut berjanji menyediakan implementasi untuk semua anggota interface. Variabel bertipe interface (jika interface mewarisi <text:span text:style-name="Source_20_Text">IInterface</text:span>) dikelola via <text:span text:style-name="Strong_20_Emphasis">reference counting otomatis</text:span>. </text:p>
              </text:list-item>
              <text:list-item>
                <text:p text:style-name="P682"><text:span text:style-name="Strong_20_Emphasis"><text:span text:style-name="Source_20_Text">is</text:span></text:span> Operator RTTI (Run-Time Type Information) FPC. Digunakan untuk memeriksa saat runtime apakah sebuah referensi objek (bertipe kelas induk atau interface) <text:span text:style-name="Strong_20_Emphasis">kompatibel dengan</text:span> (merupakan instance dari atau turunan dari) tipe kelas tertentu. Mengembalikan nilai <text:span text:style-name="Source_20_Text">Boolean</text:span>. Contoh: <text:span text:style-name="Source_20_Text">if MyObject is TMyDescendantClass then ...</text:span>. </text:p>
              </text:list-item>
              <text:list-item>
                <text:p text:style-name="P682"><text:span text:style-name="Strong_20_Emphasis">Lazarus</text:span> IDE (Integrated Development Environment) RAD (Rapid Application Development) yang <text:span text:style-name="Strong_20_Emphasis">open-source</text:span> dan <text:span text:style-name="Strong_20_Emphasis">lintas platform</text:span>, dirancang khusus untuk digunakan dengan Free Pascal Compiler. Sangat populer untuk pengembangan aplikasi GUI desktop native dengan FPC. </text:p>
              </text:list-item>
              <text:list-item>
                <text:p text:style-name="P682"><text:span text:style-name="Strong_20_Emphasis">LCL (Lazarus Component Library)</text:span> Pustaka komponen inti yang digunakan oleh Lazarus untuk pengembangan GUI. Menyediakan kelas-kelas untuk form, tombol, input, menu, dll. (<text:span text:style-name="Source_20_Text">TForm</text:span>, <text:span text:style-name="Source_20_Text">TButton</text:span>, <text:span text:style-name="Source_20_Text">TEdit</text:span>, dll.). Dirancang agar <text:span text:style-name="Strong_20_Emphasis">kompatibel sumber kode</text:span> dengan VCL Delphi dan bekerja sebagai <text:span text:style-name="Strong_20_Emphasis">lapisan abstraksi</text:span> di atas toolkit widget native platform target (WinAPI, GTK+, Qt, Cocoa). </text:p>
              </text:list-item>
              <text:list-item>
                <text:p text:style-name="P682"><text:span text:style-name="Strong_20_Emphasis">Method</text:span> Sebuah prosedur atau fungsi yang dideklarasikan sebagai anggota (member) dari sebuah <text:span text:style-name="Source_20_Text">class</text:span> atau <text:span text:style-name="Source_20_Text">object</text:span>. Mendefinisikan perilaku atau operasi yang dapat dilakukan oleh instance dari tipe tersebut. Mengakses state internal (fields) objek via <text:span text:style-name="Source_20_Text">Self</text:span> (seringkali implisit). </text:p>
              </text:list-item>
              <text:list-item>
                <text:p text:style-name="P682"><text:span text:style-name="Strong_20_Emphasis"><text:span text:style-name="Source_20_Text">mod</text:span></text:span> Operator aritmatika FPC yang mengembalikan <text:span text:style-name="Strong_20_Emphasis">sisa</text:span> dari operasi <text:span text:style-name="Strong_20_Emphasis">pembagian integer</text:span>. Operand harus integer. Contoh: <text:span text:style-name="Source_20_Text">7 mod 2</text:span> -&gt; <text:span text:style-name="Source_20_Text">1</text:span>. </text:p>
              </text:list-item>
              <text:list-item>
                <text:p text:style-name="P682"><text:span text:style-name="Strong_20_Emphasis">Mode Bahasa (</text:span><text:span text:style-name="Strong_20_Emphasis"><text:span text:style-name="Source_20_Text">{$MODE ...}</text:span></text:span><text:span text:style-name="Strong_20_Emphasis">)</text:span> Direktif kompiler FPC (<text:span text:style-name="Source_20_Text">{$MODE DIALECT}</text:span>) yang memungkinkan FPC untuk <text:span text:style-name="Strong_20_Emphasis">mengemulasi sintaks dan perilaku</text:span> dialek Pascal lain (terutama <text:span text:style-name="Source_20_Text">DELPHI</text:span> dan <text:span text:style-name="Source_20_Text">TP</text:span>) atau mengaktifkan set fitur Object Pascal tertentu (<text:span text:style-name="Source_20_Text">OBJFPC</text:span>). Sangat penting untuk kompatibilitas dan akses fitur. Harus ditempatkan di awal file. </text:p>
              </text:list-item>
              <text:list-item>
                <text:p text:style-name="P682"><text:span text:style-name="Strong_20_Emphasis">Modularitas (Modularity)</text:span> Prinsip desain perangkat lunak di mana sistem dipecah menjadi komponen-komponen (modul) yang lebih kecil, independen, dengan antarmuka yang jelas. Di FPC, modularitas dicapai terutama melalui mekanisme <text:span text:style-name="Strong_20_Emphasis"><text:span text:style-name="Source_20_Text">unit</text:span></text:span>. </text:p>
              </text:list-item>
              <text:list-item>
                <text:p text:style-name="P682"><text:span text:style-name="Strong_20_Emphasis"><text:span text:style-name="Source_20_Text">New</text:span></text:span> Prosedur standar FPC untuk mengalokasikan memori di heap yang cukup untuk menampung <text:span text:style-name="Strong_20_Emphasis">satu instance</text:span> dari tipe data yang ditunjuk oleh pointer bertipe (<text:span text:style-name="Source_20_Text">P: ^TipeData</text:span>). Mengembalikan alamat memori di <text:span text:style-name="Source_20_Text">P</text:span>. Harus dipasangkan dengan <text:span text:style-name="Source_20_Text">Dispose</text:span>. Tidak digunakan untuk <text:span text:style-name="Source_20_Text">class</text:span> (gunakan <text:span text:style-name="Source_20_Text">Create</text:span>). </text:p>
              </text:list-item>
              <text:list-item>
                <text:p text:style-name="P682"><text:span text:style-name="Strong_20_Emphasis"><text:span text:style-name="Source_20_Text">nil</text:span></text:span> Konstanta pre-defined di FPC yang merepresentasikan <text:span text:style-name="Strong_20_Emphasis">pointer null</text:span> (tidak menunjuk ke alamat memori yang valid). Digunakan untuk menginisialisasi <text:soft-page-break/>pointer atau memeriksa validitas pointer sebelum dereferencing (<text:span text:style-name="Source_20_Text">if Ptr &lt;&gt; nil then ...</text:span>). </text:p>
              </text:list-item>
              <text:list-item>
                <text:p text:style-name="P682"><text:span text:style-name="Strong_20_Emphasis"><text:span text:style-name="Source_20_Text">object</text:span></text:span> Kata kunci FPC (berasal dari Turbo Pascal) untuk mendefinisikan tipe OOP yang bersifat <text:span text:style-name="Strong_20_Emphasis">tipe nilai (value type)</text:span>. Variabelnya langsung berisi data objek, dialokasikan di stack (lokal) atau inline, dan disalin saat assignment. Lifetime dikelola secara otomatis berdasarkan scope variabel. Kurang fleksibel dan <text:span text:style-name="Strong_20_Emphasis">tidak direkomendasikan</text:span> untuk OOP modern dibandingkan <text:span text:style-name="Source_20_Text">class</text:span>. </text:p>
              </text:list-item>
              <text:list-item>
                <text:p text:style-name="P682"><text:span text:style-name="Strong_20_Emphasis">Object Inspector</text:span> Jendela penting dalam Lazarus IDE yang menampilkan dan memungkinkan pengembang untuk mengedit <text:span text:style-name="Strong_20_Emphasis">properti</text:span> dan menetapkan <text:span text:style-name="Strong_20_Emphasis">event handler</text:span> untuk komponen yang sedang dipilih di Form Designer. </text:p>
              </text:list-item>
              <text:list-item>
                <text:p text:style-name="P682"><text:span text:style-name="Strong_20_Emphasis"><text:span text:style-name="Source_20_Text">out</text:span></text:span> Mode parameter FPC (<text:span text:style-name="Source_20_Text">procedure Proc(out Param: Tipe);</text:span>). Diteruskan <text:span text:style-name="Strong_20_Emphasis">by reference</text:span> (seperti <text:span text:style-name="Source_20_Text">var</text:span>), memungkinkan subrutin mengubah argumen asli. Perbedaannya: nilai <text:span text:style-name="Emphasis">awal</text:span> argumen di pemanggil dianggap <text:span text:style-name="Strong_20_Emphasis">tidak relevan/undefined</text:span> oleh subrutin. Parameter <text:span text:style-name="Source_20_Text">out</text:span> dimaksudkan murni untuk <text:span text:style-name="Strong_20_Emphasis">output</text:span>. Subrutin diharapkan mengisi nilainya. </text:p>
              </text:list-item>
              <text:list-item>
                <text:p text:style-name="P682"><text:span text:style-name="Strong_20_Emphasis"><text:span text:style-name="Source_20_Text">overload</text:span></text:span> Direktif FPC yang <text:span text:style-name="Strong_20_Emphasis">sebaiknya ditambahkan</text:span> setelah header prosedur atau fungsi jika ada subrutin lain dengan nama yang sama tetapi daftar parameter berbeda dalam scope yang sama. Membantu kompiler dalam resolusi overload dan menyatakan niat dengan jelas. </text:p>
              </text:list-item>
              <text:list-item>
                <text:p text:style-name="P682"><text:span text:style-name="Strong_20_Emphasis"><text:span text:style-name="Source_20_Text">override</text:span></text:span> Direktif FPC yang digunakan pada deklarasi metode di <text:span text:style-name="Strong_20_Emphasis">kelas turunan</text:span>. Menandakan bahwa metode ini menyediakan implementasi <text:span text:style-name="Strong_20_Emphasis">baru</text:span> untuk metode <text:span text:style-name="Source_20_Text">virtual</text:span> atau <text:span text:style-name="Source_20_Text">dynamic</text:span> dari kelas induk/leluhur yang memiliki <text:span text:style-name="Emphasis">signature</text:span> (nama, parameter, tipe hasil) yang <text:span text:style-name="Strong_20_Emphasis">sama persis</text:span>. Ini adalah mekanisme kunci untuk mencapai <text:span text:style-name="Strong_20_Emphasis">polimorfisme</text:span>. Metode <text:span text:style-name="Source_20_Text">override</text:span> sering memanggil <text:span text:style-name="Source_20_Text">inherited;</text:span>. </text:p>
              </text:list-item>
              <text:list-item>
                <text:p text:style-name="P682"><text:span text:style-name="Strong_20_Emphasis"><text:span text:style-name="Source_20_Text">packed</text:span></text:span> Modifier yang dapat diterapkan pada deklarasi <text:span text:style-name="Source_20_Text">record</text:span>, <text:span text:style-name="Source_20_Text">array</text:span>, <text:span text:style-name="Source_20_Text">object</text:span>, atau <text:span text:style-name="Source_20_Text">class</text:span> (<text:span text:style-name="Source_20_Text">packed record ...</text:span>). Memberitahu kompiler untuk mengemas anggota struktur data <text:span text:style-name="Strong_20_Emphasis">serapat mungkin</text:span> dalam memori, meminimalkan atau menghilangkan byte padding yang biasanya disisipkan untuk alignment. Penting saat perlu mencocokkan layout memori dengan C <text:span text:style-name="Source_20_Text">struct</text:span> atau format data eksternal. </text:p>
              </text:list-item>
              <text:list-item>
                <text:p text:style-name="P682"><text:span text:style-name="Strong_20_Emphasis">Parameter Passing</text:span> Mekanisme bagaimana nilai argumen dari pemanggil diteruskan ke parameter subrutin. FPC mendukung: <text:span text:style-name="Source_20_Text">value</text:span> (default, salinan nilai), <text:span text:style-name="Source_20_Text">var</text:span> (by reference, input/output), <text:span text:style-name="Source_20_Text">const</text:span> (input read-only, mungkin by reference untuk efisiensi), <text:span text:style-name="Source_20_Text">out</text:span> (by reference, output saja). </text:p>
              </text:list-item>
              <text:list-item>
                <text:p text:style-name="P682"><text:span text:style-name="Strong_20_Emphasis"><text:span text:style-name="Source_20_Text">pascal</text:span></text:span><text:span text:style-name="Strong_20_Emphasis"> (calling convention)</text:span> Konvensi pemanggilan default FPC (jika tidak ada mode/direktif lain). Callee membersihkan stack, parameter kiri-ke-kanan. <text:span text:style-name="Strong_20_Emphasis">Tidak boleh</text:span> digunakan saat interfacing dengan C/C++ atau API OS standar. </text:p>
              </text:list-item>
              <text:list-item>
                <text:p text:style-name="P682"><text:span text:style-name="Strong_20_Emphasis"><text:span text:style-name="Source_20_Text">PChar</text:span></text:span> Tipe pointer standar FPC yang menunjuk ke karakter null-terminated (<text:span text:style-name="Source_20_Text">#0</text:span>). Biasanya alias untuk <text:span text:style-name="Source_20_Text">PAnsiChar</text:span> (<text:span text:style-name="Source_20_Text">^AnsiChar</text:span>) atau <text:span text:style-name="Source_20_Text">PWideChar</text:span> (<text:span text:style-name="Source_20_Text">^WideChar</text:span>) tergantung pada mode <text:span text:style-name="Source_20_Text">string</text:span> atau Unicode yang aktif. Tipe data <text:span text:style-name="Strong_20_Emphasis">utama</text:span> untuk meneruskan string ke/dari fungsi C API yang mengharapkan <text:soft-page-break/><text:span text:style-name="Source_20_Text">char*</text:span> atau <text:span text:style-name="Source_20_Text">const char*</text:span>. </text:p>
              </text:list-item>
              <text:list-item>
                <text:p text:style-name="P682"><text:span text:style-name="Strong_20_Emphasis">Pewarisan (Inheritance)</text:span> Salah satu pilar OOP. Mekanisme di mana sebuah kelas (turunan) dapat mewarisi anggota (fields, methods, properties) dan perilaku dari kelas lain (induk). Dideklarasikan dengan <text:span text:style-name="Source_20_Text">type TTurunan = class(TInduk)</text:span>. FPC mendukung pewarisan tunggal untuk kelas. Memungkinkan code reuse dan spesialisasi. </text:p>
              </text:list-item>
              <text:list-item>
                <text:p text:style-name="P682"><text:span text:style-name="Strong_20_Emphasis">Pointer (</text:span><text:span text:style-name="Strong_20_Emphasis"><text:span text:style-name="Source_20_Text">^</text:span></text:span><text:span text:style-name="Strong_20_Emphasis">, </text:span><text:span text:style-name="Strong_20_Emphasis"><text:span text:style-name="Source_20_Text">@</text:span></text:span><text:span text:style-name="Strong_20_Emphasis">)</text:span> Variabel yang menyimpan <text:span text:style-name="Strong_20_Emphasis">alamat memori</text:span> dari data lain. Tipe pointer dideklarasikan dengan <text:span text:style-name="Source_20_Text">^TipeData</text:span>. Operator <text:span text:style-name="Source_20_Text">@</text:span> digunakan untuk mendapatkan alamat variabel (<text:span text:style-name="Source_20_Text">@Var</text:span>). Operator <text:span text:style-name="Source_20_Text">^</text:span> yang ditempatkan <text:span text:style-name="Emphasis">setelah</text:span> variabel pointer (<text:span text:style-name="Source_20_Text">Ptr^</text:span>) digunakan untuk <text:span text:style-name="Strong_20_Emphasis">dereferencing</text:span> (mengakses data yang ditunjuk). </text:p>
              </text:list-item>
              <text:list-item>
                <text:p text:style-name="P682"><text:span text:style-name="Strong_20_Emphasis">Polimorfisme (Polymorphism)</text:span> Pilar OOP ("banyak bentuk"). Kemampuan objek dari kelas turunan yang berbeda untuk merespons pemanggilan metode yang sama (yang dideklarasikan <text:span text:style-name="Source_20_Text">virtual</text:span> di induk dan di-<text:span text:style-name="Source_20_Text">override</text:span> di turunan) sesuai dengan tipe aktual objek tersebut, bahkan ketika diakses melalui referensi kelas induk. Memungkinkan kode yang fleksibel dan dapat diperluas. </text:p>
              </text:list-item>
              <text:list-item>
                <text:p text:style-name="P682"><text:span text:style-name="Strong_20_Emphasis"><text:span text:style-name="Source_20_Text">procedure</text:span></text:span> Kata kunci FPC untuk mendeklarasikan <text:span text:style-name="Strong_20_Emphasis">subrutin yang tidak mengembalikan nilai</text:span> melalui namanya. Melakukan aksi atau tugas. </text:p>
              </text:list-item>
              <text:list-item>
                <text:p text:style-name="P682"><text:span text:style-name="Strong_20_Emphasis"><text:span text:style-name="Source_20_Text">program</text:span></text:span> Kata kunci (opsional di FPC modern) yang digunakan di baris pertama file program utama untuk memberinya nama. Contoh: <text:span text:style-name="Source_20_Text">program MyApp;</text:span>. </text:p>
              </text:list-item>
              <text:list-item>
                <text:p text:style-name="P682"><text:span text:style-name="Strong_20_Emphasis"><text:span text:style-name="Source_20_Text">property</text:span></text:span> Fitur khas FPC/Delphi. Anggota kelas yang dideklarasikan dengan kata kunci <text:span text:style-name="Source_20_Text">property</text:span>. Terlihat seperti field publik dari luar, tetapi akses baca (<text:span text:style-name="Source_20_Text">read</text:span>) dan tulis (<text:span text:style-name="Source_20_Text">write</text:span>)-nya dikontrol melalui <text:span text:style-name="Emphasis">accessor</text:span> (yang bisa berupa field internal langsung atau metode getter/setter). Menyediakan enkapsulasi dengan antarmuka yang mudah digunakan. Sangat penting untuk komponen visual di Lazarus. </text:p>
              </text:list-item>
              <text:list-item>
                <text:p text:style-name="P682"><text:span text:style-name="Strong_20_Emphasis"><text:span text:style-name="Source_20_Text">protected</text:span></text:span> Tingkat visibilitas FPC. Anggota <text:span text:style-name="Source_20_Text">protected</text:span> dapat diakses oleh metode kelas itu sendiri, oleh metode kelas <text:span text:style-name="Strong_20_Emphasis">turunannya</text:span> (di unit manapun), dan juga oleh kode lain <text:span text:style-name="Strong_20_Emphasis">di dalam unit yang sama</text:span> tempat kelas basis dideklarasikan. </text:p>
              </text:list-item>
              <text:list-item>
                <text:p text:style-name="P682"><text:span text:style-name="Strong_20_Emphasis"><text:span text:style-name="Source_20_Text">private</text:span></text:span> Tingkat visibilitas FPC. Anggota <text:span text:style-name="Source_20_Text">private</text:span> dapat diakses oleh metode kelas itu sendiri dan oleh kode lain (termasuk kelas lain) <text:span text:style-name="Strong_20_Emphasis">di dalam unit yang sama</text:span>. Tidak dapat diakses oleh kode di unit lain (termasuk kelas turunan di unit lain). </text:p>
              </text:list-item>
              <text:list-item>
                <text:p text:style-name="P682"><text:span text:style-name="Strong_20_Emphasis"><text:span text:style-name="Source_20_Text">published</text:span></text:span> Tingkat visibilitas FPC. Aturan aksesnya sama dengan <text:span text:style-name="Source_20_Text">public</text:span>. Namun, kompiler secara otomatis menghasilkan <text:span text:style-name="Strong_20_Emphasis">RTTI (Run-Time Type Information)</text:span> tambahan untuk anggota <text:span text:style-name="Source_20_Text">published</text:span>. Ini memungkinkan Lazarus IDE (Object Inspector, Form Streaming) untuk berinteraksi dengan anggota ini saat design time. Hampir secara eksklusif digunakan untuk <text:span text:style-name="Strong_20_Emphasis">properties</text:span> dan <text:span text:style-name="Strong_20_Emphasis">events</text:span> dari komponen visual/RAD. </text:p>
              </text:list-item>
              <text:list-item>
                <text:p text:style-name="P682"><text:span text:style-name="Strong_20_Emphasis"><text:span text:style-name="Source_20_Text">PWideChar</text:span></text:span> Tipe pointer standar FPC (<text:span text:style-name="Source_20_Text">^WideChar</text:span>) yang menunjuk ke <text:soft-page-break/>string karakter lebar (biasanya UTF-16) null-terminated (<text:span text:style-name="Source_20_Text">#0</text:span>). Digunakan untuk interfacing dengan C API yang mengharapkan <text:span text:style-name="Source_20_Text">wchar_t*</text:span> atau <text:span text:style-name="Source_20_Text">const wchar_t*</text:span>, atau Windows API versi Unicode ('W'). </text:p>
              </text:list-item>
              <text:list-item>
                <text:p text:style-name="P682"><text:span text:style-name="Strong_20_Emphasis"><text:span text:style-name="Source_20_Text">raise</text:span></text:span> Pernyataan FPC yang digunakan untuk <text:span text:style-name="Strong_20_Emphasis">membangkitkan (melempar)</text:span> sebuah objek eksepsi (turunan <text:span text:style-name="Source_20_Text">Exception</text:span>). Ini menandakan terjadinya kondisi error dan mengalihkan alur kontrol ke blok <text:span text:style-name="Source_20_Text">try...except</text:span> terdekat yang dapat menangani tipe eksepsi tersebut. </text:p>
              </text:list-item>
              <text:list-item>
                <text:p text:style-name="P682"><text:span text:style-name="Strong_20_Emphasis">Record (</text:span><text:span text:style-name="Strong_20_Emphasis"><text:span text:style-name="Source_20_Text">record...end</text:span></text:span><text:span text:style-name="Strong_20_Emphasis">)</text:span> Tipe data terstruktur FPC yang bersifat <text:span text:style-name="Strong_20_Emphasis">tipe nilai (value type)</text:span>. Mengelompokkan beberapa <text:span text:style-name="Strong_20_Emphasis">fields</text:span> (yang bisa berbeda tipe) di bawah satu nama tipe. Mirip dengan <text:span text:style-name="Source_20_Text">struct</text:span> di C/C++. Assignment menyalin seluruh isi record. </text:p>
              </text:list-item>
              <text:list-item>
                <text:p text:style-name="P682"><text:span text:style-name="Strong_20_Emphasis">Reference Counting</text:span> Mekanisme <text:span text:style-name="Strong_20_Emphasis">manajemen memori otomatis</text:span> yang digunakan FPC untuk tipe data tertentu: <text:span text:style-name="Source_20_Text">AnsiString</text:span>, <text:span text:style-name="Source_20_Text">UnicodeString</text:span>, <text:span text:style-name="Strong_20_Emphasis">array dinamis</text:span> (<text:span text:style-name="Source_20_Text">array of Tipe</text:span>), dan <text:span text:style-name="Strong_20_Emphasis">interface</text:span> (yang mewarisi <text:span text:style-name="Source_20_Text">IInterface</text:span>). Hitungan referensi melacak berapa banyak variabel yang menunjuk ke data/objek yang sama di heap; memori dibebaskan secara otomatis ketika hitungan mencapai nol. </text:p>
              </text:list-item>
              <text:list-item>
                <text:p text:style-name="P682"><text:span text:style-name="Strong_20_Emphasis">Reference Type</text:span> Tipe data (seperti <text:span text:style-name="Source_20_Text">class</text:span>, <text:span text:style-name="Source_20_Text">interface</text:span>, string/array dinamis) di mana variabelnya <text:span text:style-name="Strong_20_Emphasis">tidak</text:span> menyimpan data secara langsung, melainkan menyimpan <text:span text:style-name="Strong_20_Emphasis">referensi (alamat memori)</text:span> ke data/objek aktual yang biasanya berada di <text:span text:style-name="Strong_20_Emphasis">heap</text:span>. Assignment antar variabel bertipe referensi hanya menyalin referensi, bukan datanya. </text:p>
              </text:list-item>
              <text:list-item>
                <text:p text:style-name="P682"><text:span text:style-name="Strong_20_Emphasis"><text:span text:style-name="Source_20_Text">register</text:span></text:span><text:span text:style-name="Strong_20_Emphasis"> (calling convention)</text:span> Konvensi pemanggilan yang mencoba meneruskan beberapa parameter pertama melalui register CPU untuk potensi kecepatan. Kurang standar dan penggunaannya spesifik. Mirip <text:span text:style-name="Source_20_Text">fastcall</text:span>. </text:p>
              </text:list-item>
              <text:list-item>
                <text:p text:style-name="P682"><text:span text:style-name="Strong_20_Emphasis"><text:span text:style-name="Source_20_Text">reintroduce</text:span></text:span> Direktif FPC (opsional, untuk menekan warning) yang dapat ditambahkan pada deklarasi metode di kelas turunan yang memiliki nama dan signature sama dengan metode induk, tetapi <text:span text:style-name="Emphasis">tidak</text:span> menggunakan <text:span text:style-name="Source_20_Text">override</text:span>. Ini secara eksplisit <text:span text:style-name="Strong_20_Emphasis">menyembunyikan (hiding)</text:span> metode induk, bukan meng-override-nya. Pemanggilan akan menggunakan <text:span text:style-name="Emphasis">static binding</text:span>, bukan polimorfisme. Penggunaannya umumnya tidak disarankan jika polimorfisme diinginkan. </text:p>
              </text:list-item>
              <text:list-item>
                <text:p text:style-name="P682"><text:span text:style-name="Strong_20_Emphasis"><text:span text:style-name="Source_20_Text">repeat...until</text:span></text:span> Struktur perulangan FPC yang bersifat <text:span text:style-name="Strong_20_Emphasis">post-tested</text:span>. Badan loop (antara <text:span text:style-name="Source_20_Text">repeat</text:span> dan <text:span text:style-name="Source_20_Text">until</text:span>) dieksekusi <text:span text:style-name="Strong_20_Emphasis">setidaknya satu kali</text:span>. Kondisi <text:span text:style-name="Source_20_Text">Boolean</text:span> setelah <text:span text:style-name="Source_20_Text">until</text:span> dievaluasi <text:span text:style-name="Emphasis">setelah</text:span> badan loop. Loop akan <text:span text:style-name="Strong_20_Emphasis">berhenti</text:span> ketika kondisi menjadi <text:span text:style-name="Strong_20_Emphasis"><text:span text:style-name="Source_20_Text">True</text:span></text:span>. Bloknya implisit (tidak perlu <text:span text:style-name="Source_20_Text">begin..end</text:span> untuk &gt;1 pernyataan). </text:p>
              </text:list-item>
              <text:list-item>
                <text:p text:style-name="P682"><text:span text:style-name="Strong_20_Emphasis"><text:span text:style-name="Source_20_Text">Result</text:span></text:span> Variabel <text:span text:style-name="Strong_20_Emphasis">implisit</text:span> yang tersedia di dalam implementasi sebuah <text:span text:style-name="Strong_20_Emphasis">fungsi</text:span> FPC. Tipe datanya sama dengan tipe hasil fungsi tersebut. Menetapkan nilai ke <text:span text:style-name="Source_20_Text">Result</text:span> (<text:span text:style-name="Source_20_Text">Result := ...;</text:span>) adalah cara modern dan seringkali lebih disukai untuk menentukan nilai kembalian fungsi (alternatif dari <text:span text:style-name="Source_20_Text">NamaFungsi := ...;</text:span>). </text:p>
              </text:list-item>
              <text:list-item>
                <text:p text:style-name="P682"><text:span text:style-name="Strong_20_Emphasis">RTTI (Run-Time Type Information)</text:span> Kemampuan program untuk <text:soft-page-break/>mendapatkan informasi tentang tipe data sebuah objek atau nilai <text:span text:style-name="Strong_20_Emphasis">saat runtime</text:span>. Di FPC, RTTI dasar untuk kelas/interface disediakan oleh operator <text:span text:style-name="Source_20_Text">is</text:span> (cek tipe) dan <text:span text:style-name="Source_20_Text">as</text:span> (cast aman). Anggota <text:span text:style-name="Source_20_Text">published</text:span> memiliki RTTI yang lebih kaya untuk inspeksi properti/metode oleh IDE atau kode. </text:p>
              </text:list-item>
              <text:list-item>
                <text:p text:style-name="P682"><text:span text:style-name="Strong_20_Emphasis"><text:span text:style-name="Source_20_Text">safecall</text:span></text:span> Konvensi pemanggilan khusus Windows, terutama digunakan untuk metode interface COM/OLE Automation. Mirip <text:span text:style-name="Source_20_Text">stdcall</text:span> tetapi menambahkan lapisan penanganan eksepsi antar modul COM. </text:p>
              </text:list-item>
              <text:list-item>
                <text:p text:style-name="P682"><text:span text:style-name="Strong_20_Emphasis">Scope (Lingkup)</text:span> Aturan dalam bahasa pemrograman yang menentukan di mana sebuah identifier (variabel, konstanta, tipe, subrutin) dikenali dan dapat diakses. FPC memiliki scope global (program/unit), lokal (prosedur/fungsi), dan mendukung scope bersarang (nested). </text:p>
              </text:list-item>
              <text:list-item>
                <text:p text:style-name="P682"><text:span text:style-name="Strong_20_Emphasis"><text:span text:style-name="Source_20_Text">Self</text:span></text:span> Referensi <text:span text:style-name="Strong_20_Emphasis">implisit</text:span> yang tersedia di dalam metode <text:span text:style-name="Emphasis">instance</text:span> (non-statis) sebuah <text:span text:style-name="Source_20_Text">class</text:span> atau <text:span text:style-name="Source_20_Text">object</text:span> FPC. <text:span text:style-name="Source_20_Text">Self</text:span> menunjuk ke <text:span text:style-name="Strong_20_Emphasis">instance objek saat ini</text:span> tempat metode tersebut dipanggil. Digunakan (seringkali secara implisit) untuk mengakses field atau metode lain dari objek yang sama. </text:p>
              </text:list-item>
              <text:list-item>
                <text:p text:style-name="P682"><text:span text:style-name="Strong_20_Emphasis">Set (</text:span><text:span text:style-name="Strong_20_Emphasis"><text:span text:style-name="Source_20_Text">set of OrdinalType</text:span></text:span><text:span text:style-name="Strong_20_Emphasis">)</text:span> Tipe data khas Pascal yang merepresentasikan <text:span text:style-name="Strong_20_Emphasis">himpunan matematika</text:span> (koleksi unik, tak berurut) dari nilai-nilai yang mungkin dimiliki oleh <text:span text:style-name="Source_20_Text">OrdinalType</text:span> dasar yang terbatas (biasanya dalam rentang 0..255). Sangat efisien karena implementasi bitfield. Memiliki operator intuitif: <text:span text:style-name="Source_20_Text">+</text:span> (union), <text:span text:style-name="Source_20_Text">*</text:span> (intersection), <text:span text:style-name="Source_20_Text">-</text:span> (difference), <text:span text:style-name="Source_20_Text">in</text:span> (membership), <text:span text:style-name="Source_20_Text">=</text:span>, <text:span text:style-name="Source_20_Text">&lt;&gt;</text:span>, <text:span text:style-name="Source_20_Text">&lt;=</text:span>, <text:span text:style-name="Source_20_Text">&gt;=</text:span>. </text:p>
              </text:list-item>
              <text:list-item>
                <text:p text:style-name="P682"><text:span text:style-name="Strong_20_Emphasis"><text:span text:style-name="Source_20_Text">shl</text:span></text:span><text:span text:style-name="Strong_20_Emphasis">, </text:span><text:span text:style-name="Strong_20_Emphasis"><text:span text:style-name="Source_20_Text">shr</text:span></text:span><text:span text:style-name="Strong_20_Emphasis"> (bitwise shifts)</text:span> Operator FPC untuk melakukan pergeseran bit ke kiri (<text:span text:style-name="Source_20_Text">shl</text:span> - shift left) atau ke kanan (<text:span text:style-name="Source_20_Text">shr</text:span> - shift right) pada operand bertipe integer. <text:span text:style-name="Source_20_Text">Value shl N</text:span> setara <text:span text:style-name="Source_20_Text">Value * (2^N)</text:span>, <text:span text:style-name="Source_20_Text">Value shr N</text:span> setara <text:span text:style-name="Source_20_Text">Value div (2^N)</text:span>. </text:p>
              </text:list-item>
              <text:list-item>
                <text:p text:style-name="P682"><text:span text:style-name="Strong_20_Emphasis"><text:span text:style-name="Source_20_Text">specialize</text:span></text:span> Kata kunci FPC (seringkali digunakan secara implisit via <text:span text:style-name="Source_20_Text">&lt;Tipe&gt;</text:span>) yang digunakan untuk membuat <text:span text:style-name="Strong_20_Emphasis">tipe data konkret</text:span> dari sebuah definisi <text:span text:style-name="Strong_20_Emphasis"><text:span text:style-name="Source_20_Text">generic</text:span></text:span> dengan menyediakan tipe parameter aktual. Contoh: <text:span text:style-name="Source_20_Text">type TIntegerList = specialize TFPGList&lt;Integer&gt;;</text:span> atau <text:span text:style-name="Source_20_Text">var MyList: TFPGList&lt;Integer&gt;;</text:span>. </text:p>
              </text:list-item>
              <text:list-item>
                <text:p text:style-name="P682"><text:span text:style-name="Strong_20_Emphasis">Stack</text:span> Area memori yang dikelola secara otomatis oleh program untuk menyimpan <text:span text:style-name="Strong_20_Emphasis">variabel lokal</text:span>, <text:span text:style-name="Strong_20_Emphasis">parameter fungsi</text:span>, dan <text:span text:style-name="Strong_20_Emphasis">alamat kembali (return address)</text:span> saat subrutin dipanggil. Bekerja berdasarkan prinsip LIFO (Last-In, First-Out). Alokasi dan dealokasi di stack sangat cepat. Ukurannya terbatas. Berbeda dengan heap. </text:p>
              </text:list-item>
              <text:list-item>
                <text:p text:style-name="P682"><text:span text:style-name="Strong_20_Emphasis"><text:span text:style-name="Source_20_Text">stdcall</text:span></text:span><text:span text:style-name="Strong_20_Emphasis"> (Standard Call)</text:span> Konvensi pemanggilan (calling convention) yang menjadi standar untuk sebagian besar <text:span text:style-name="Strong_20_Emphasis">Windows API</text:span>. <text:span text:style-name="Strong_20_Emphasis">Fungsi yang dipanggil (callee)</text:span> bertanggung jawab membersihkan stack. Tidak mendukung jumlah argumen variabel secara alami. <text:span text:style-name="Strong_20_Emphasis">Wajib digunakan</text:span> saat mendeklarasikan fungsi WinAPI di FPC. </text:p>
              </text:list-item>
              <text:list-item>
                <text:p text:style-name="P682"><text:span text:style-name="Strong_20_Emphasis"><text:span text:style-name="Source_20_Text">strict private</text:span></text:span> Tingkat visibilitas FPC (memerlukan mode Delphi/ObjFPC). Lebih ketat dari <text:span text:style-name="Source_20_Text">private</text:span>. Anggota <text:span text:style-name="Source_20_Text">strict private</text:span> hanya dapat diakses dari <text:span text:style-name="Strong_20_Emphasis">dalam metode kelas itu sendiri</text:span>. Kode lain di unit <text:soft-page-break/>yang sama (di luar kelas itu) tidak bisa mengaksesnya. </text:p>
              </text:list-item>
              <text:list-item>
                <text:p text:style-name="P682"><text:span text:style-name="Strong_20_Emphasis"><text:span text:style-name="Source_20_Text">strict protected</text:span></text:span> Tingkat visibilitas FPC (memerlukan mode Delphi/ObjFPC). Lebih ketat dari <text:span text:style-name="Source_20_Text">protected</text:span>. Anggota dapat diakses oleh metode kelas itu sendiri dan oleh <text:span text:style-name="Strong_20_Emphasis">kelas turunannya</text:span>. Kode lain di unit yang sama (yang bukan turunan) <text:span text:style-name="Strong_20_Emphasis">tidak bisa</text:span> mengaksesnya. </text:p>
              </text:list-item>
              <text:list-item>
                <text:p text:style-name="P682"><text:span text:style-name="Strong_20_Emphasis">Subrange (</text:span><text:span text:style-name="Strong_20_Emphasis"><text:span text:style-name="Source_20_Text">BatasBawah..BatasAtas</text:span></text:span><text:span text:style-name="Strong_20_Emphasis">)</text:span> Tipe data ordinal Pascal yang nilainya dibatasi pada <text:span text:style-name="Strong_20_Emphasis">rentang tertentu</text:span> dari tipe dasar ordinal induknya (Integer, Char, Enum, Boolean). Contoh: <text:span text:style-name="Source_20_Text">type Digit = 0..9;</text:span>. Memungkinkan <text:span text:style-name="Strong_20_Emphasis">pemeriksaan batas (range checking)</text:span> saat runtime jika direktif <text:span text:style-name="Source_20_Text">{$R+}</text:span> aktif, meningkatkan keamanan kode. </text:p>
              </text:list-item>
              <text:list-item>
                <text:p text:style-name="P682"><text:span text:style-name="Strong_20_Emphasis"><text:span text:style-name="Source_20_Text">SysUtils</text:span></text:span> Unit pustaka standar FPC yang <text:span text:style-name="Strong_20_Emphasis">sangat penting</text:span>, menyediakan banyak fungsi dan kelas utilitas sistem dasar: konversi tipe data, manipulasi string, operasi file/direktori, fungsi tanggal/waktu, kelas eksepsi dasar (<text:span text:style-name="Source_20_Text">Exception</text:span> dan turunannya), dll. Hampir selalu diperlukan dalam aplikasi FPC. </text:p>
              </text:list-item>
              <text:list-item>
                <text:p text:style-name="P682"><text:span text:style-name="Strong_20_Emphasis"><text:span text:style-name="Source_20_Text">TInterfacedObject</text:span></text:span> Kelas basis standar (di unit <text:span text:style-name="Source_20_Text">System</text:span>) yang mengimplementasikan metode-metode dasar <text:span text:style-name="Source_20_Text">IInterface</text:span> (<text:span text:style-name="Source_20_Text">_AddRef</text:span>, <text:span text:style-name="Source_20_Text">_Release</text:span>, <text:span text:style-name="Source_20_Text">QueryInterface</text:span>). Kelas Anda sebaiknya mewarisi dari <text:span text:style-name="Source_20_Text">TInterfacedObject</text:span> (atau <text:span text:style-name="Source_20_Text">TComponent</text:span>) jika ia mengimplementasikan interface yang perlu mendukung reference counting otomatis. </text:p>
              </text:list-item>
              <text:list-item>
                <text:p text:style-name="P682"><text:span text:style-name="Strong_20_Emphasis"><text:span text:style-name="Source_20_Text">TObject</text:span></text:span> Kelas dasar (di unit <text:span text:style-name="Source_20_Text">System</text:span>) yang merupakan <text:span text:style-name="Strong_20_Emphasis">akar</text:span> dari hampir semua hierarki <text:span text:style-name="Source_20_Text">class</text:span> di FPC (terutama mode Delphi/ObjFPC). Menyediakan fungsionalitas paling dasar seperti konstruktor <text:span text:style-name="Source_20_Text">Create</text:span>, metode <text:span text:style-name="Source_20_Text">Free</text:span>, destruktor virtual <text:span text:style-name="Source_20_Text">Destroy</text:span>, dan beberapa metode RTTI dasar. </text:p>
              </text:list-item>
              <text:list-item>
                <text:p text:style-name="P682"><text:span text:style-name="Strong_20_Emphasis"><text:span text:style-name="Source_20_Text">try...except...end</text:span></text:span> Blok penanganan eksepsi FPC. Kode di dalam <text:span text:style-name="Source_20_Text">try</text:span> diproteksi. Jika eksepsi terjadi, eksekusi lompat ke blok <text:span text:style-name="Source_20_Text">except</text:span> untuk mencari handler <text:span text:style-name="Source_20_Text">on TipeEksepsi do...</text:span> yang cocok atau klausa <text:span text:style-name="Source_20_Text">else</text:span>. Digunakan untuk menangani error secara terkontrol. </text:p>
              </text:list-item>
              <text:list-item>
                <text:p text:style-name="P682"><text:span text:style-name="Strong_20_Emphasis"><text:span text:style-name="Source_20_Text">try...finally...end</text:span></text:span> Blok FPC yang menjamin eksekusi kode di dalam bagian <text:span text:style-name="Source_20_Text">finally</text:span>. Bagian <text:span text:style-name="Source_20_Text">finally</text:span> akan <text:span text:style-name="Strong_20_Emphasis">selalu</text:span> dieksekusi setelah bagian <text:span text:style-name="Source_20_Text">try</text:span> selesai, terlepas dari apakah eksepsi terjadi atau tidak, atau bagaimana <text:span text:style-name="Source_20_Text">try</text:span> diakhiri. Sangat penting untuk <text:span text:style-name="Strong_20_Emphasis">cleanup sumber daya</text:span> yang aman (misalnya, memanggil <text:span text:style-name="Source_20_Text">Free</text:span>, <text:span text:style-name="Source_20_Text">Dispose</text:span>, <text:span text:style-name="Source_20_Text">FreeMem</text:span>, <text:span text:style-name="Source_20_Text">CloseFile</text:span>). </text:p>
              </text:list-item>
              <text:list-item>
                <text:p text:style-name="P682"><text:span text:style-name="Strong_20_Emphasis"><text:span text:style-name="Source_20_Text">type</text:span></text:span> Kata kunci FPC yang digunakan untuk memulai <text:span text:style-name="Strong_20_Emphasis">blok deklarasi tipe data</text:span>. Di dalam blok ini Anda mendefinisikan tipe kustom seperti <text:span text:style-name="Source_20_Text">record</text:span>, <text:span text:style-name="Source_20_Text">enum</text:span>, <text:span text:style-name="Source_20_Text">subrange</text:span>, <text:span text:style-name="Source_20_Text">array</text:span>, <text:span text:style-name="Source_20_Text">pointer</text:span>, <text:span text:style-name="Source_20_Text">class</text:span>, <text:span text:style-name="Source_20_Text">interface</text:span>, dll. </text:p>
              </text:list-item>
              <text:list-item>
                <text:p text:style-name="P682"><text:span text:style-name="Strong_20_Emphasis"><text:span text:style-name="Source_20_Text">UnicodeString</text:span></text:span> Tipe string dinamis modern FPC (menjadi default <text:span text:style-name="Source_20_Text">string</text:span> di mode Unicode seperti <text:span text:style-name="Source_20_Text">DELPHIUNICODE</text:span>). Panjangnya variabel, dialokasikan di heap, <text:span text:style-name="Strong_20_Emphasis">reference-counted</text:span>, <text:span text:style-name="Emphasis">null-terminated</text:span>, dan berbasis <text:span text:style-name="Strong_20_Emphasis"><text:span text:style-name="Source_20_Text">WideChar</text:span></text:span> (biasanya UTF-16). Pilihan <text:span text:style-name="Strong_20_Emphasis">terbaik</text:span> untuk dukungan <text:span text:style-name="Strong_20_Emphasis">internasionalisasi (i18n)</text:span> dan penanganan teks modern. </text:p>
              </text:list-item>
              <text:list-item>
                <text:p text:style-name="P682"><text:span text:style-name="Strong_20_Emphasis"><text:span text:style-name="Source_20_Text">unit</text:span></text:span> Mekanisme <text:span text:style-name="Strong_20_Emphasis">modularitas</text:span> utama di FPC. Sebuah file kode sumber (<text:span text:style-name="Source_20_Text">.pas</text:span> <text:soft-page-break/>atau <text:span text:style-name="Source_20_Text">.pp</text:span>) yang memiliki struktur <text:span text:style-name="Source_20_Text">interface</text:span> (bagian publik) dan <text:span text:style-name="Source_20_Text">implementation</text:span> (bagian privat). Unit dapat dikompilasi secara terpisah (<text:span text:style-name="Source_20_Text">.ppu</text:span>) dan digunakan oleh program atau unit lain melalui klausa <text:span text:style-name="Source_20_Text">uses</text:span>. </text:p>
              </text:list-item>
              <text:list-item>
                <text:p text:style-name="P682"><text:span text:style-name="Strong_20_Emphasis"><text:span text:style-name="Source_20_Text">uses</text:span></text:span> Klausa di FPC (biasanya setelah <text:span text:style-name="Source_20_Text">program</text:span> atau <text:span text:style-name="Source_20_Text">unit</text:span> header, atau setelah <text:span text:style-name="Source_20_Text">implementation</text:span>) yang mendaftarkan nama-nama <text:span text:style-name="Strong_20_Emphasis">unit lain</text:span> yang deklarasi publiknya ingin digunakan dalam scope saat ini. Membangun dependensi antar modul. </text:p>
              </text:list-item>
              <text:list-item>
                <text:p text:style-name="P682"><text:span text:style-name="Strong_20_Emphasis">Value Type</text:span> Tipe data (seperti Integer, Real, Boolean, Char, Enum, Subrange, Record, Array Statis, <text:span text:style-name="Source_20_Text">object</text:span>) di mana variabelnya <text:span text:style-name="Strong_20_Emphasis">langsung berisi nilai data</text:span> itu sendiri. Biasanya dialokasikan di <text:span text:style-name="Strong_20_Emphasis">stack</text:span> (jika lokal) atau inline. Assignment antar variabel bertipe nilai akan <text:span text:style-name="Strong_20_Emphasis">menyalin seluruh data</text:span>. Lifetime seringkali dikelola secara otomatis berdasarkan scope. Berbeda dengan Reference Type. </text:p>
              </text:list-item>
              <text:list-item>
                <text:p text:style-name="P682"><text:span text:style-name="Strong_20_Emphasis"><text:span text:style-name="Source_20_Text">var</text:span></text:span> </text:p>
                <text:list>
                  <text:list-item>
                    <text:p text:style-name="P682">Kata kunci FPC untuk memulai blok <text:span text:style-name="Strong_20_Emphasis">deklarasi variabel</text:span>. </text:p>
                  </text:list-item>
                  <text:list-item>
                    <text:p text:style-name="P682">Mode <text:span text:style-name="Strong_20_Emphasis">parameter</text:span> (<text:span text:style-name="Source_20_Text">procedure Proc(var Param: Tipe);</text:span>). Diteruskan <text:span text:style-name="Strong_20_Emphasis">by reference</text:span>, memungkinkan subrutin untuk <text:span text:style-name="Strong_20_Emphasis">membaca dan memodifikasi</text:span> variabel asli milik pemanggil. </text:p>
                  </text:list-item>
                </text:list>
              </text:list-item>
              <text:list-item>
                <text:p text:style-name="P682"><text:span text:style-name="Strong_20_Emphasis"><text:span text:style-name="Source_20_Text">virtual</text:span></text:span> Direktif FPC yang ditambahkan pada deklarasi metode di kelas induk. Menandakan bahwa metode ini <text:span text:style-name="Strong_20_Emphasis">dapat di-override</text:span> oleh kelas turunan dan pemanggilannya akan menggunakan <text:span text:style-name="Strong_20_Emphasis">late binding</text:span> (mekanisme VMT), memungkinkan <text:span text:style-name="Strong_20_Emphasis">polimorfisme</text:span>. Pilihan standar untuk metode polimorfik. </text:p>
              </text:list-item>
              <text:list-item>
                <text:p text:style-name="P682"><text:span text:style-name="Strong_20_Emphasis"><text:span text:style-name="Source_20_Text">while...do</text:span></text:span> Struktur perulangan FPC yang bersifat <text:span text:style-name="Strong_20_Emphasis">pre-tested</text:span>. Kondisi <text:span text:style-name="Source_20_Text">Boolean</text:span> setelah <text:span text:style-name="Source_20_Text">while</text:span> dievaluasi <text:span text:style-name="Strong_20_Emphasis">sebelum</text:span> setiap potensi eksekusi badan loop. Loop akan terus berjalan <text:span text:style-name="Strong_20_Emphasis">selama</text:span> kondisi bernilai <text:span text:style-name="Strong_20_Emphasis"><text:span text:style-name="Source_20_Text">True</text:span></text:span>. Badan loop mungkin tidak dieksekusi sama sekali (0 kali) jika kondisi awalnya <text:span text:style-name="Source_20_Text">False</text:span>. Memerlukan <text:span text:style-name="Source_20_Text">begin..end</text:span> untuk &gt;1 pernyataan di badan loop. </text:p>
              </text:list-item>
              <text:list-item>
                <text:p text:style-name="P420"><text:span text:style-name="Strong_20_Emphasis"><text:span text:style-name="Source_20_Text">with</text:span></text:span> Pernyataan FPC (<text:span text:style-name="Source_20_Text">with VariabelRecordAtauObjek do ...</text:span>). Memungkinkan akses singkat ke field atau method dari record/objek tertentu di dalam blok <text:span text:style-name="Source_20_Text">do</text:span> tanpa perlu mengulang nama variabel record/objek. Penggunaannya <text:span text:style-name="Strong_20_Emphasis">sering tidak dianjurkan</text:span> karena dapat mengurangi keterbacaan dan menyebabkan ambiguitas nama. </text:p>
              </text:list-item>
            </text:list>
            <text:p text:style-name="Horizontal_20_Line"/>
            <text:p text:style-name="Text_20_body">Glosarium ini mencakup sebagian besar istilah kunci yang dibahas dalam outline tutorial. Merujuk kembali ke bab terkait akan memberikan konteks dan contoh yang lebih mendalam.</text:p>
          </text:section>
          <text:section text:style-name="Sect1" text:name="feedback-form-128">
            <text:p text:style-name="P443"/>
          </text:section>
        </text:section>
        <text:section text:style-name="Sect1" text:name="5644f3561be2fe2a">
          <text:p text:style-name="Text_20_body"/>
          <text:section text:style-name="Sect1" text:name="user-query-content-129">
            <text:p text:style-name="P705">buat daftat bacaan </text:p>
          </text:section>
          <text:p text:style-name="P443">Tampilkan alur berpikir</text:p>
          <text:section text:style-name="Sect2" text:name="model-response-message-contentr_5644f3561be2fe2a">
            <text:p text:style-name="Text_20_body">Tentu, berikut adalah daftar bacaan dan sumber daya yang direkomendasikan untuk <text:soft-page-break/>memperdalam pemahaman Anda tentang Free Pascal, Object Pascal, dan Lazarus IDE setelah menyelesaikan materi dalam tutorial ini. Daftar ini mencakup dokumentasi resmi, buku (dengan catatan relevansi), sumber online, dan komunitas.</text:p>
            <text:p text:style-name="Horizontal_20_Line"/>
            <text:p text:style-name="Text_20_body"><text:span text:style-name="Strong_20_Emphasis">Daftar Bacaan dan Sumber Daya Lanjutan</text:span></text:p>
            <text:p text:style-name="Text_20_body">Setelah membangun fondasi dengan tutorial ini, sumber-sumber berikut dapat membantu Anda melanjutkan perjalanan belajar Free Pascal dan Lazarus:</text:p>
            <text:p text:style-name="Text_20_body"><text:span text:style-name="Strong_20_Emphasis">1. Dokumentasi &amp; Wiki Resmi (Wajib Dibaca)</text:span></text:p>
            <text:p text:style-name="Text_20_body">Ini adalah sumber informasi paling akurat dan mendalam. Biasakan diri untuk merujuk ke sini terlebih dahulu.</text:p>
            <text:list xml:id="list250821062540266153" text:style-name="L264">
              <text:list-item>
                <text:p text:style-name="P683"><text:span text:style-name="Strong_20_Emphasis">Dokumentasi Free Pascal Compiler (FPC):</text:span> </text:p>
                <text:list>
                  <text:list-item>
                    <text:p text:style-name="P683"><text:span text:style-name="Strong_20_Emphasis">URL Utama:</text:span> <text:a xlink:type="simple" xlink:href="https://www.freepascal.org/docs.var" office:target-frame-name="_blank" xlink:show="new" text:style-name="Internet_20_link" text:visited-style-name="Visited_20_Internet_20_Link">https://www.freepascal.org/docs.var</text:a> </text:p>
                  </text:list-item>
                  <text:list-item>
                    <text:p text:style-name="P683"><text:span text:style-name="Strong_20_Emphasis">Wajib:</text:span> </text:p>
                    <text:list>
                      <text:list-item>
                        <text:p text:style-name="P683"><text:span text:style-name="Emphasis">Language Reference Guide:</text:span> Referensi definitif untuk sintaks dan semantik bahasa FPC, termasuk detail <text:span text:style-name="Source_20_Text">{$MODE}</text:span>. </text:p>
                      </text:list-item>
                      <text:list-item>
                        <text:p text:style-name="P683"><text:span text:style-name="Emphasis">Run-Time Library (RTL) Reference:</text:span> Dokumentasi unit inti seperti <text:span text:style-name="Source_20_Text">System</text:span>, <text:span text:style-name="Source_20_Text">SysUtils</text:span>, <text:span text:style-name="Source_20_Text">Math</text:span>, <text:span text:style-name="Source_20_Text">Classes</text:span>, <text:span text:style-name="Source_20_Text">fgl</text:span>, dll. Cari tahu fungsi dan prosedur standar di sini. </text:p>
                      </text:list-item>
                    </text:list>
                  </text:list-item>
                  <text:list-item>
                    <text:p text:style-name="P683"><text:span text:style-name="Strong_20_Emphasis">Berguna:</text:span> </text:p>
                    <text:list>
                      <text:list-item>
                        <text:p text:style-name="P683"><text:span text:style-name="Emphasis">Programmer's Guide:</text:span> Panduan pemrograman umum dengan FPC. </text:p>
                      </text:list-item>
                      <text:list-item>
                        <text:p text:style-name="P683"><text:span text:style-name="Emphasis">User's Guide:</text:span> Penggunaan kompiler <text:span text:style-name="Source_20_Text">fpc</text:span> dari command line. </text:p>
                      </text:list-item>
                      <text:list-item>
                        <text:p text:style-name="P683"><text:span text:style-name="Emphasis">Package/FCL Reference:</text:span> Dokumentasi untuk pustaka komponen FPC yang lebih luas (database, jaringan, dll.). </text:p>
                      </text:list-item>
                    </text:list>
                  </text:list-item>
                </text:list>
              </text:list-item>
              <text:list-item>
                <text:p text:style-name="P683"><text:span text:style-name="Strong_20_Emphasis">Lazarus Documentation Wiki:</text:span> </text:p>
                <text:list>
                  <text:list-item>
                    <text:p text:style-name="P683"><text:span text:style-name="Strong_20_Emphasis">URL Utama:</text:span> <text:a xlink:type="simple" xlink:href="https://wiki.lazarus.freepascal.org/" office:target-frame-name="_blank" xlink:show="new" text:style-name="Internet_20_link" text:visited-style-name="Visited_20_Internet_20_Link">https://wiki.lazarus.freepascal.org/</text:a> </text:p>
                  </text:list-item>
                  <text:list-item>
                    <text:p text:style-name="P421"><text:span text:style-name="Strong_20_Emphasis">Deskripsi:</text:span> Sumber daya <text:span text:style-name="Strong_20_Emphasis">paling komprehensif</text:span> untuk Lazarus IDE dan Lazarus Component Library (LCL). Berisi tutorial, referensi komponen LCL yang sangat detail, panduan IDE, tips pengembangan lintas platform, database, jaringan, grafik, pembuatan komponen, dan banyak lagi. Sangat aktif diperbarui oleh komunitas. <text:span text:style-name="Strong_20_Emphasis">Jadikan ini referensi utama Anda untuk Lazarus/LCL.</text:span> </text:p>
                  </text:list-item>
                </text:list>
              </text:list-item>
            </text:list>
            <text:p text:style-name="Text_20_body"><text:span text:style-name="Strong_20_Emphasis">2. Buku</text:span></text:p>
            <text:p text:style-name="Text_20_body">Menemukan buku cetak yang spesifik dan mutakhir tentang FPC/Lazarus bisa jadi tantangan, tetapi beberapa kategori buku bisa sangat membantu:</text:p>
            <text:list xml:id="list8642378019654754269" text:style-name="L265">
              <text:list-item>
                <text:p text:style-name="P684"><text:span text:style-name="Strong_20_Emphasis">Buku Object Pascal / Delphi:</text:span> </text:p>
                <text:list>
                  <text:list-item>
                    <text:p text:style-name="P684">Buku-buku tentang Delphi modern (misalnya, karya Marco Cantù) seringkali membahas konsep Object Pascal (OOP, RTTI, Generics, Exceptions, VCL/FMX) secara mendalam. Meskipun fokusnya Delphi, banyak konsep dan teknik Object Pascal yang <text:span text:style-name="Strong_20_Emphasis">sangat relevan dan </text:span><text:soft-page-break/><text:span text:style-name="Strong_20_Emphasis">dapat ditransfer</text:span> ke FPC/Lazarus (terutama jika menggunakan <text:span text:style-name="Source_20_Text">{$MODE DELPHI}</text:span>). Perhatikan perbedaan spesifik FPC/LCL jika ada. Cari edisi yang relatif baru yang mencakup fitur bahasa modern. </text:p>
                  </text:list-item>
                </text:list>
              </text:list-item>
              <text:list-item>
                <text:p text:style-name="P684"><text:span text:style-name="Strong_20_Emphasis">Buku Algoritma dan Struktur Data dengan Pascal:</text:span> </text:p>
                <text:list>
                  <text:list-item>
                    <text:p text:style-name="P684">Memahami algoritma dan struktur data adalah fundamental. Mencari buku klasik atau modern yang menggunakan Pascal sebagai bahasa implementasi dapat memberikan contoh praktis dan memperkuat pemahaman bahasa Anda. </text:p>
                  </text:list-item>
                </text:list>
              </text:list-item>
              <text:list-item>
                <text:p text:style-name="P684"><text:span text:style-name="Strong_20_Emphasis">Buku Spesifik Lazarus/FPC (Seringkali E-book/Self-Published):</text:span> </text:p>
                <text:list>
                  <text:list-item>
                    <text:p text:style-name="P684">Terdapat beberapa buku (seringkali dalam format e-book atau diterbitkan secara independen) yang fokus langsung pada pemrograman Lazarus. Carilah ulasan atau rekomendasi di forum Lazarus untuk menemukan judul-judul yang berkualitas dan sesuai dengan tingkat Anda. Beberapa mungkin fokus pada pengenalan, sementara yang lain pada topik spesifik seperti database atau game. </text:p>
                  </text:list-item>
                </text:list>
              </text:list-item>
              <text:list-item>
                <text:p text:style-name="P684"><text:span text:style-name="Strong_20_Emphasis">Buku Pascal Klasik (Wirth, Turbo Pascal):</text:span> </text:p>
                <text:list>
                  <text:list-item>
                    <text:p text:style-name="P422">Buku-buku lama ini bagus untuk memahami <text:span text:style-name="Strong_20_Emphasis">filosofi desain asli</text:span> Pascal dan konsep pemrograman terstruktur. Namun, <text:span text:style-name="Strong_20_Emphasis">hati-hati</text:span>, banyak fitur FPC/Lazarus modern (OOP Class, Unicode, Generics, LCL) tidak akan tercakup, dan beberapa detail mungkin sudah usang. Gunakan sebagai pelengkap historis atau fundamental, bukan panduan utama FPC/Lazarus modern. </text:p>
                  </text:list-item>
                </text:list>
              </text:list-item>
            </text:list>
            <text:p text:style-name="Text_20_body"><text:span text:style-name="Strong_20_Emphasis">3. Sumber Daya Online (Selain Wiki/Docs)</text:span></text:p>
            <text:list xml:id="list5897688173472473271" text:style-name="L266">
              <text:list-item>
                <text:p text:style-name="P685"><text:span text:style-name="Strong_20_Emphasis">Lazarus Code and Component Repository (Lazarus-CCR):</text:span> </text:p>
                <text:list>
                  <text:list-item>
                    <text:p text:style-name="P685"><text:span text:style-name="Strong_20_Emphasis">URL:</text:span> <text:a xlink:type="simple" xlink:href="https://lazarus-ccr.sourceforge.io/" office:target-frame-name="_blank" xlink:show="new" text:style-name="Internet_20_link" text:visited-style-name="Visited_20_Internet_20_Link">https://lazarus-ccr.sourceforge.io/</text:a> </text:p>
                  </text:list-item>
                  <text:list-item>
                    <text:p text:style-name="P685"><text:span text:style-name="Strong_20_Emphasis">Deskripsi:</text:span> Situs ini (meskipun mungkin tidak seaktif dulu) berisi banyak koleksi komponen pihak ketiga, contoh kode, artikel, dan tutorial yang disumbangkan oleh komunitas Lazarus. Tempat yang baik untuk mencari komponen tambahan atau solusi spesifik. </text:p>
                  </text:list-item>
                </text:list>
              </text:list-item>
              <text:list-item>
                <text:p text:style-name="P685"><text:span text:style-name="Strong_20_Emphasis">Situs Tutorial/Agregator:</text:span> </text:p>
                <text:list>
                  <text:list-item>
                    <text:p text:style-name="P685">Situs seperti <text:span text:style-name="Strong_20_Emphasis">GetLazarus</text:span> (<text:a xlink:type="simple" xlink:href="https://www.getlazarus.org/" office:target-frame-name="_blank" xlink:show="new" text:style-name="Internet_20_link" text:visited-style-name="Visited_20_Internet_20_Link">https://www.getlazarus.org/</text:a>) terkadang mengumpulkan tautan ke tutorial dan sumber daya Lazarus lainnya. (Periksa keaktifan dan relevansi situs semacam ini). </text:p>
                  </text:list-item>
                </text:list>
              </text:list-item>
              <text:list-item>
                <text:p text:style-name="P685"><text:span text:style-name="Strong_20_Emphasis">Blog Pengembang:</text:span> </text:p>
                <text:list>
                  <text:list-item>
                    <text:p text:style-name="P423">Beberapa pengembang inti FPC atau Lazarus, atau pengguna aktif, mungkin memiliki blog di mana mereka berbagi tips, teknik, atau berita terbaru. Pencarian online untuk blog terkait FPC/Lazarus mungkin membuahkan hasil. </text:p>
                  </text:list-item>
                </text:list>
              </text:list-item>
            </text:list>
            <text:p text:style-name="Text_20_body"><text:span text:style-name="Strong_20_Emphasis">4. Komunitas (Forum &amp; Mailing Lists)</text:span></text:p>
            <text:p text:style-name="Text_20_body">Seperti dibahas di Bab 18.2, ini adalah sumber belajar dan bantuan yang sangat berharga:</text:p>
            <text:list xml:id="list9207807705616647576" text:style-name="L267">
              <text:list-item>
                <text:p text:style-name="P686"><text:span text:style-name="Strong_20_Emphasis">Forum Lazarus:</text:span> <text:a xlink:type="simple" xlink:href="https://forum.lazarus.freepascal.org/" office:target-frame-name="_blank" xlink:show="new" text:style-name="Internet_20_link" text:visited-style-name="Visited_20_Internet_20_Link">https://forum.lazarus.freepascal.org/</text:a> (Sangat <text:soft-page-break/>direkomendasikan untuk bertanya dan berdiskusi). </text:p>
              </text:list-item>
              <text:list-item>
                <text:p text:style-name="P424"><text:span text:style-name="Strong_20_Emphasis">Mailing Lists FPC:</text:span> <text:a xlink:type="simple" xlink:href="https://lists.freepascal.org/" office:target-frame-name="_blank" xlink:show="new" text:style-name="Internet_20_link" text:visited-style-name="Visited_20_Internet_20_Link">https://lists.freepascal.org/</text:a> (Untuk diskusi yang lebih mendalam atau terkait pengembangan inti). </text:p>
              </text:list-item>
            </text:list>
            <text:p text:style-name="Text_20_body"><text:span text:style-name="Strong_20_Emphasis">5. Kode Sumber (Untuk Studi Lanjutan)</text:span></text:p>
            <text:p text:style-name="Text_20_body">Bagi programmer yang benar-benar ingin mendalami cara kerja FPC dan Lazarus:</text:p>
            <text:list xml:id="list8912990319474043222" text:style-name="L268">
              <text:list-item>
                <text:p text:style-name="P687"><text:span text:style-name="Strong_20_Emphasis">Kode Sumber FPC/RTL/FCL:</text:span> Tersedia dari situs resmi FPC. Mempelajarinya adalah cara terbaik untuk memahami implementasi internal kompiler dan pustaka runtime. </text:p>
              </text:list-item>
              <text:list-item>
                <text:p text:style-name="P425"><text:span text:style-name="Strong_20_Emphasis">Kode Sumber Lazarus/LCL:</text:span> Tersedia dari situs resmi Lazarus. Mempelajari kode LCL dapat memberikan wawasan mendalam tentang cara kerja komponen GUI dan abstraksi lintas platform. </text:p>
              </text:list-item>
            </text:list>
            <text:p text:style-name="Text_20_body"><text:span text:style-name="Strong_20_Emphasis">Penutup:</text:span></text:p>
            <text:p text:style-name="Text_20_body">Daftar ini tentu tidak lengkap. Dunia FPC/Lazarus terus berkembang. Gunakan sumber daya resmi sebagai jangkar Anda, jelajahi Wiki Lazarus secara ekstensif, dan jangan ragu untuk terlibat dalam komunitas online. Pilihlah topik lanjutan yang paling menarik minat Anda dan mulailah menggali lebih dalam. Selamat melanjutkan eksplorasi!</text:p>
          </text:section>
          <text:section text:style-name="Sect1" text:name="feedback-form-129">
            <text:p text:style-name="P443"/>
          </text:section>
        </text:section>
        <text:section text:style-name="Sect1" text:name="7fd9f4e0dc7dc861">
          <text:p text:style-name="Text_20_body"/>
          <text:section text:style-name="Sect1" text:name="user-query-content-130">
            <text:p text:style-name="P705">yax </text:p>
          </text:section>
          <text:p text:style-name="P443">Tampilkan alur berpikir</text:p>
          <text:section text:style-name="Sect2" text:name="model-response-message-contentr_7fd9f4e0dc7dc861">
            <text:p text:style-name="Text_20_body">Baik. Kita telah menyelesaikan prompt terakhir untuk Daftar Bacaan.</text:p>
            <text:p text:style-name="Text_20_body">Semua bagian dari outline buku tutorial Free Pascal yang telah kita kembangkan dan detailkan (Bab 1-18, Lampiran A-C, Glosarium, Daftar Bacaan) kini telah dibahas sesuai permintaan Anda.</text:p>
            <text:p text:style-name="Text_20_body">Apakah ada hal lain lagi yang ingin Anda diskusikan atau minta terkait materi ini, atau apakah Anda ingin beralih ke topik baru? Beri tahu saya langkah Anda selanjutnya.</text:p>
          </text:section>
          <text:section text:style-name="Sect1" text:name="feedback-form-130">
            <text:p text:style-name="P443"/>
          </text:section>
        </text:section>
        <text:section text:style-name="Sect1" text:name="63b1133fee7a2bf0">
          <text:p text:style-name="Text_20_body"/>
          <text:section text:style-name="Sect1" text:name="user-query-content-131">
            <text:p text:style-name="P705">buat prompt pembuatan sampul buku ini </text:p>
          </text:section>
          <text:p text:style-name="P443">Tampilkan alur berpikir</text:p>
          <text:section text:style-name="Sect2" text:name="model-response-message-contentr_63b1133fee7a2bf0">
            <text:p text:style-name="Text_20_body">Tentu, berikut adalah draf prompt yang bisa Anda gunakan untuk meminta pembuatan desain sampul buku kepada desainer grafis atau AI generator gambar, berdasarkan outline buku tutorial Free Pascal untuk programmer berpengalaman yang telah kita susun:</text:p>
            <text:p text:style-name="Horizontal_20_Line"/>
            <text:p text:style-name="Text_20_body"><text:span text:style-name="Strong_20_Emphasis">Prompt untuk Desain Sampul Buku Tutorial Free Pascal</text:span></text:p>
            <text:p text:style-name="Text_20_body"><text:span text:style-name="Strong_20_Emphasis">Judul Buku:</text:span> Free Pascal: Pengantar Cepat untuk Programmer Berpengalaman</text:p>
            <text:p text:style-name="Text_20_body"><text:soft-page-break/><text:span text:style-name="Strong_20_Emphasis">Target Audiens:</text:span> Programmer yang sudah memiliki pengalaman di bahasa lain, mencari panduan FPC yang to-the-point dan teknis.</text:p>
            <text:p text:style-name="Text_20_body"><text:span text:style-name="Strong_20_Emphasis">Gaya Desain:</text:span></text:p>
            <text:list xml:id="list2319303175351999888" text:style-name="L269">
              <text:list-item>
                <text:p text:style-name="P688">Modern, profesional, bersih (clean), fokus pada teknologi. </text:p>
              </text:list-item>
              <text:list-item>
                <text:p text:style-name="P688">Hindari gaya yang terlalu "pemula", kekanak-kanakan, atau terlalu ramai (cluttered). </text:p>
              </text:list-item>
              <text:list-item>
                <text:p text:style-name="P426">Tata letak jelas dan terstruktur. </text:p>
              </text:list-item>
            </text:list>
            <text:p text:style-name="Text_20_body"><text:span text:style-name="Strong_20_Emphasis">Elemen Visual Utama:</text:span></text:p>
            <text:list xml:id="list9018972195563016739" text:style-name="L270">
              <text:list-item>
                <text:p text:style-name="P689"><text:span text:style-name="Strong_20_Emphasis">Logo Free Pascal Compiler (FPC):</text:span> <text:span text:style-name="Strong_20_Emphasis">Harus ada</text:span> dan ditampilkan secara jelas namun estetis. Gunakan logo resmi FPC (biasanya kombinasi huruf 'f', 'p', 'c' berwarna biru yang distilisasi). Ini adalah identitas utama. </text:p>
              </text:list-item>
              <text:list-item>
                <text:p text:style-name="P689"><text:span text:style-name="Strong_20_Emphasis">Logo Lazarus IDE (Opsional):</text:span> Logo Lazarus (kupu-kupu/cheetah biru) dapat disertakan secara <text:span text:style-name="Strong_20_Emphasis">subtel</text:span> atau sebagai elemen sekunder jika ingin menonjolkan aspek pengembangan GUI/RAD. </text:p>
              </text:list-item>
              <text:list-item>
                <text:p text:style-name="P689"><text:span text:style-name="Strong_20_Emphasis">Representasi Kode/Struktur:</text:span> Gunakan elemen grafis abstrak yang menyiratkan: </text:p>
                <text:list>
                  <text:list-item>
                    <text:p text:style-name="P689">Struktur kode Pascal (misalnya, garis-garis samar membentuk blok <text:span text:style-name="Source_20_Text">begin..end</text:span>, kata kunci <text:span text:style-name="Source_20_Text">unit</text:span>, <text:span text:style-name="Source_20_Text">class</text:span>, <text:span text:style-name="Source_20_Text">type</text:span> yang muncul samar atau terdistorsi secara artistik). Hindari potongan kode nyata yang panjang dan sulit dibaca. </text:p>
                  </text:list-item>
                  <text:list-item>
                    <text:p text:style-name="P689">Modularitas atau keterhubungan (misalnya, bentuk geometris bersih yang saling terhubung, node dan garis, blok bangunan). </text:p>
                  </text:list-item>
                  <text:list-item>
                    <text:p text:style-name="P689">Performa/Efisiensi (misalnya, garis cahaya halus, pola energi abstrak, visualisasi data yang bersih). </text:p>
                  </text:list-item>
                </text:list>
              </text:list-item>
              <text:list-item>
                <text:p text:style-name="P689"><text:span text:style-name="Strong_20_Emphasis">Lintas Platform (Subtel):</text:span> Jika memungkinkan, sertakan ikon-ikon kecil dan <text:span text:style-name="Strong_20_Emphasis">sangat distilisasi</text:span> yang mewakili Windows, Linux (Tux), dan macOS (Apple) untuk menyiratkan kemampuan lintas platform FPC/Lazarus, tetapi jangan sampai mendominasi desain. </text:p>
              </text:list-item>
              <text:list-item>
                <text:p text:style-name="P427"><text:span text:style-name="Strong_20_Emphasis">Background:</text:span> Latar belakang sebaiknya bersih dan tidak mengganggu, mungkin menggunakan gradien halus, tekstur teknologi ringan, atau pola geometris abstrak. </text:p>
              </text:list-item>
            </text:list>
            <text:p text:style-name="Text_20_body"><text:span text:style-name="Strong_20_Emphasis">Palet Warna:</text:span></text:p>
            <text:list xml:id="list5286507166141082114" text:style-name="L271">
              <text:list-item>
                <text:p text:style-name="P690">Dominan: Biru (sesuai logo FPC/Lazarus), Abu-abu (gelap atau terang), Putih. </text:p>
              </text:list-item>
              <text:list-item>
                <text:p text:style-name="P428">Aksen (Opsional): Sedikit warna aksen yang kontras namun profesional, seperti hijau teknologi, teal, atau oranye untuk menonjolkan elemen tertentu. </text:p>
              </text:list-item>
            </text:list>
            <text:p text:style-name="Text_20_body"><text:span text:style-name="Strong_20_Emphasis">Mood/Perasaan:</text:span></text:p>
            <text:list xml:id="list7145533143188714207" text:style-name="L272">
              <text:list-item>
                <text:p text:style-name="P691">Efisien, Cepat, Powerful (sesuai judul "Pengantar Cepat"). </text:p>
              </text:list-item>
              <text:list-item>
                <text:p text:style-name="P691">Profesional, Terstruktur, Andal, Jelas. </text:p>
              </text:list-item>
              <text:list-item>
                <text:p text:style-name="P429">Modern dengan sedikit nuansa warisan teknologi (mengingat sejarah Pascal). </text:p>
              </text:list-item>
            </text:list>
            <text:p text:style-name="Text_20_body"><text:span text:style-name="Strong_20_Emphasis">Tata Letak Teks:</text:span></text:p>
            <text:list xml:id="list6688978993648521281" text:style-name="L273">
              <text:list-item>
                <text:p text:style-name="P692"><text:soft-page-break/>Judul Utama ("Free Pascal: Pengantar Cepat untuk Programmer Berpengalaman") harus menjadi fokus utama, jelas, dan mudah dibaca. Pilih font sans-serif yang modern dan bersih. </text:p>
              </text:list-item>
              <text:list-item>
                <text:p text:style-name="P430">Sediakan placeholder yang jelas untuk "Nama Penulis" (misalnya, di bagian bawah). </text:p>
              </text:list-item>
            </text:list>
            <text:p text:style-name="Text_20_body"><text:span text:style-name="Strong_20_Emphasis">Hal yang Harus Dihindari:</text:span></text:p>
            <text:list xml:id="list5803355149149698041" text:style-name="L274">
              <text:list-item>
                <text:p text:style-name="P693">Gambar stok generik (orang mengetik, kode biner acak). </text:p>
              </text:list-item>
              <text:list-item>
                <text:p text:style-name="P693">Desain yang terlalu ramai atau kompleks. </text:p>
              </text:list-item>
              <text:list-item>
                <text:p text:style-name="P693">Elemen kartun atau gaya desain yang tidak profesional. </text:p>
              </text:list-item>
              <text:list-item>
                <text:p text:style-name="P431">Representasi kode yang salah atau dari bahasa lain. </text:p>
              </text:list-item>
            </text:list>
            <text:p text:style-name="Text_20_body"><text:span text:style-name="Strong_20_Emphasis">Format Output:</text:span> Resolusi tinggi, sesuai format standar sampul buku (misal, aspek rasio untuk cetak atau e-book).</text:p>
            <text:p text:style-name="Horizontal_20_Line"/>
            <text:p text:style-name="Text_20_body">Prompt ini memberikan arahan yang cukup detail mengenai gaya, elemen kunci, warna, dan mood yang diinginkan, sambil tetap memberikan ruang kreativitas bagi desainer atau AI. Anda mungkin perlu menyesuaikannya sedikit tergantung pada alat atau desainer yang Anda gunakan.</text:p>
          </text:section>
          <text:section text:style-name="Sect1" text:name="feedback-form-131">
            <text:p text:style-name="P443"/>
          </text:section>
        </text:section>
        <text:section text:style-name="Sect1" text:name="052c9eb1bb0a92cd">
          <text:p text:style-name="Text_20_body"/>
          <text:section text:style-name="Sect1" text:name="user-query-content-132">
            <text:p text:style-name="P705">buat biografi niklaus wirth </text:p>
          </text:section>
          <text:p text:style-name="P443">Tampilkan alur berpikir</text:p>
          <text:section text:style-name="Sect2" text:name="model-response-message-contentr_052c9eb1bb0a92cd">
            <text:p text:style-name="Text_20_body">Tentu, berikut adalah biografi singkat mengenai Niklaus Wirth, tokoh penting di balik bahasa pemrograman Pascal:</text:p>
            <text:p text:style-name="Text_20_body"><text:span text:style-name="Strong_20_Emphasis">Niklaus Emil Wirth (1934 – 2024)</text:span></text:p>
            <text:p text:style-name="Text_20_body">Niklaus Wirth adalah seorang ilmuwan komputer terkemuka asal Swiss yang dikenal luas sebagai perancang beberapa bahasa pemrograman inovatif, yang paling terkenal di antaranya adalah <text:span text:style-name="Strong_20_Emphasis">Pascal</text:span>. Kontribusinya terhadap ilmu komputer, khususnya dalam desain bahasa pemrograman, rekayasa perangkat lunak, dan pendidikan, sangatlah signifikan, yang membuatnya dianugerahi <text:span text:style-name="Strong_20_Emphasis">ACM Turing Award</text:span> pada tahun 1984, penghargaan tertinggi dalam ilmu komputer.</text:p>
            <text:p text:style-name="Text_20_body">Lahir pada 15 Februari 1934, di Winterthur, Swiss, Wirth menempuh pendidikan di Eidgenössische Technische Hochschule (ETH) Zürich, meraih gelar dalam Teknik Elektro pada tahun 1959. Ia melanjutkan studi di Universitas Laval, Kanada (M.Sc., 1960) dan meraih gelar Ph.D. dari Universitas California, Berkeley pada tahun 1963. Setelah beberapa waktu mengajar di Stanford University dan Universitas Zurich, ia kembali ke almamaternya, ETH Zürich, sebagai Profesor Informatika pada tahun 1968, di mana ia menghabiskan sebagian besar karir akademisnya hingga pensiun pada tahun 1999.</text:p>
            <text:p text:style-name="Text_20_body"><text:span text:style-name="Strong_20_Emphasis">Penciptaan Pascal dan Pemrograman Terstruktur</text:span></text:p>
            <text:p text:style-name="Text_20_body"><text:soft-page-break/>Kontribusi Wirth yang paling berdampak adalah perancangan bahasa <text:span text:style-name="Strong_20_Emphasis">Pascal</text:span>, yang dipublikasikan sekitar tahun 1970. Berbeda dengan banyak bahasa pada masanya yang fokus pada fitur mesin atau aplikasi spesifik, tujuan utama Wirth menciptakan Pascal adalah sebagai alat <text:span text:style-name="Strong_20_Emphasis">pengajaran</text:span> yang efektif untuk konsep <text:span text:style-name="Strong_20_Emphasis">pemrograman terstruktur</text:span>. Pascal dirancang dengan sintaks yang bersih, elegan, dan mudah dibaca, menekankan pada:</text:p>
            <text:list xml:id="list1915968415485837816" text:style-name="L275">
              <text:list-item>
                <text:p text:style-name="P694"><text:span text:style-name="Strong_20_Emphasis">Strong Typing:</text:span> Membantu mendeteksi error saat kompilasi. </text:p>
              </text:list-item>
              <text:list-item>
                <text:p text:style-name="P694"><text:span text:style-name="Strong_20_Emphasis">Struktur Kontrol yang Jelas:</text:span> Pernyataan <text:span text:style-name="Source_20_Text">if-then-else</text:span>, <text:span text:style-name="Source_20_Text">while-do</text:span>, <text:span text:style-name="Source_20_Text">repeat-until</text:span>, <text:span text:style-name="Source_20_Text">for-do</text:span>, <text:span text:style-name="Source_20_Text">case-of</text:span> yang mendorong alur program logis. </text:p>
              </text:list-item>
              <text:list-item>
                <text:p text:style-name="P432"><text:span text:style-name="Strong_20_Emphasis">Struktur Data:</text:span> Kemampuan mendefinisikan tipe data kustom seperti <text:span text:style-name="Source_20_Text">record</text:span>, <text:span text:style-name="Source_20_Text">array</text:span>, <text:span text:style-name="Source_20_Text">set</text:span>, dan <text:span text:style-name="Source_20_Text">file</text:span> secara jelas. </text:p>
              </text:list-item>
            </text:list>
            <text:p text:style-name="Text_20_body">Meskipun awalnya ditujukan untuk pendidikan, kesederhanaan, efisiensi, dan ketersediaan kompiler yang baik (terutama Turbo Pascal dari Borland di kemudian hari) membuat Pascal diadopsi secara luas di industri dan akademisi selama beberapa dekade.</text:p>
            <text:p text:style-name="Text_20_body"><text:span text:style-name="Strong_20_Emphasis">Bahasa-bahasa Selanjutnya: Modula-2 dan Oberon</text:span></text:p>
            <text:p text:style-name="Text_20_body">Wirth tidak berhenti di Pascal. Ia terus mengembangkan ide-idenya tentang desain bahasa, menghasilkan beberapa penerus penting:</text:p>
            <text:list xml:id="list4084798445145020549" text:style-name="L276">
              <text:list-item>
                <text:p text:style-name="P695"><text:span text:style-name="Strong_20_Emphasis">Modula-2 (sekitar 1978):</text:span> Dirancang sebagai penerus Pascal untuk pemrograman sistem dan aplikasi yang lebih besar. Fokus utamanya adalah pada konsep <text:span text:style-name="Strong_20_Emphasis">modul</text:span> (mirip <text:span text:style-name="Source_20_Text">unit</text:span> di FPC/Delphi) untuk mendukung modularitas dan kompilasi terpisah, serta dukungan untuk pemrograman konkuren tingkat rendah. </text:p>
              </text:list-item>
              <text:list-item>
                <text:p text:style-name="P433"><text:span text:style-name="Strong_20_Emphasis">Oberon (sekitar 1987):</text:span> Merupakan evolusi lebih lanjut, dengan fokus pada <text:span text:style-name="Strong_20_Emphasis">kesederhanaan ekstrem</text:span> dan ekstensibilitas. Oberon membuang banyak fitur dari bahasa sebelumnya, memiliki sintaks yang sangat minimalis, dan memperkenalkan konsep pemrograman berorientasi objek serta sistem operasi berbasis komponen yang menyertainya. </text:p>
              </text:list-item>
            </text:list>
            <text:p text:style-name="Text_20_body"><text:span text:style-name="Strong_20_Emphasis">Filosofi dan Warisan</text:span></text:p>
            <text:p text:style-name="Text_20_body">Sepanjang karirnya, Wirth dikenal karena filosofi desainnya yang menekankan <text:span text:style-name="Strong_20_Emphasis">kesederhanaan, kejelasan, dan efisiensi</text:span>. Ia adalah pendukung kuat pemrograman terstruktur dan percaya bahwa kompleksitas perangkat lunak adalah musuh utama. Karyanya juga meluas ke desain perangkat keras, seperti proyek stasiun kerja <text:span text:style-name="Strong_20_Emphasis">Lilith</text:span>, sebuah contoh awal dari desain bersama perangkat keras dan perangkat lunak. Ia juga sering dikaitkan dengan observasi (kadang disebut "Hukum Wirth") bahwa perangkat lunak cenderung menjadi lebih lambat lebih cepat daripada peningkatan kecepatan perangkat keras.</text:p>
            <text:p text:style-name="Text_20_body">Niklaus Wirth meninggal dunia pada 1 Januari 2024, pada usia 89 tahun. Ia meninggalkan warisan yang luar biasa dalam bentuk bahasa pemrograman yang memengaruhi generasi programmer, prinsip-prinsip rekayasa perangkat lunak yang masih relevan hingga kini, dan penekanan pada pentingnya kejelasan dan <text:soft-page-break/>kesederhanaan dalam menghadapi kompleksitas komputasi. Bahasa Pascal, dan turunannya seperti yang diimplementasikan oleh Free Pascal, tetap menjadi bukti visi dan pengaruhnya yang abadi.</text:p>
          </text:section>
          <text:section text:style-name="Sect1" text:name="feedback-form-132">
            <text:p text:style-name="P443"/>
          </text:section>
        </text:section>
        <text:section text:style-name="Sect1" text:name="8d1395b3faabb3d4">
          <text:p text:style-name="Text_20_body"/>
          <text:section text:style-name="Sect1" text:name="user-query-content-133">
            <text:p text:style-name="P705">jelaska perkembangan bahasa pascal dan variantnya </text:p>
          </text:section>
          <text:p text:style-name="P443">Tampilkan alur berpikir</text:p>
          <text:section text:style-name="Sect2" text:name="model-response-message-contentr_8d1395b3faabb3d4">
            <text:p text:style-name="Text_20_body">Tentu, mari kita jelajahi perkembangan bahasa Pascal dari awal mula hingga varian-varian utamanya yang relevan hingga saat ini (per April 2025).</text:p>
            <text:p text:style-name="Text_20_body"><text:span text:style-name="Strong_20_Emphasis">1. Pascal Standar (ISO 7185 Pascal)</text:span></text:p>
            <text:list xml:id="list3604509694843251894" text:style-name="L277">
              <text:list-item>
                <text:p text:style-name="P696"><text:span text:style-name="Strong_20_Emphasis">Pencipta &amp; Tujuan:</text:span> Dirancang oleh Niklaus Wirth sekitar tahun 1970 di ETH Zürich. Tujuan utamanya adalah sebagai bahasa untuk <text:span text:style-name="Strong_20_Emphasis">mengajarkan pemrograman terstruktur</text:span> dengan sintaks yang bersih, jelas, dan menekankan tipe data yang kuat (strong typing). </text:p>
              </text:list-item>
              <text:list-item>
                <text:p text:style-name="P696"><text:span text:style-name="Strong_20_Emphasis">Fitur Kunci Awal:</text:span> Struktur kontrol (<text:span text:style-name="Source_20_Text">if</text:span>, <text:span text:style-name="Source_20_Text">while</text:span>, <text:span text:style-name="Source_20_Text">repeat</text:span>, <text:span text:style-name="Source_20_Text">for</text:span>, <text:span text:style-name="Source_20_Text">case</text:span>), tipe data dasar (Integer, Real, Boolean, Char), tipe terstruktur (<text:span text:style-name="Source_20_Text">array</text:span>, <text:span text:style-name="Source_20_Text">record</text:span>, <text:span text:style-name="Source_20_Text">set</text:span>, <text:span text:style-name="Source_20_Text">file</text:span>), prosedur dan fungsi, pointer. </text:p>
              </text:list-item>
              <text:list-item>
                <text:p text:style-name="P434"><text:span text:style-name="Strong_20_Emphasis">Sifat:</text:span> Awalnya bersifat akademis, fokus pada kejelasan dan validasi program. Implementasi awal mungkin kurang memiliki fitur untuk pemrograman sistem skala besar. Standarisasi formalnya (misalnya oleh ISO) bertujuan menjaga konsistensi. </text:p>
              </text:list-item>
            </text:list>
            <text:p text:style-name="Text_20_body"><text:span text:style-name="Strong_20_Emphasis">2. UCSD Pascal (University of California, San Diego)</text:span></text:p>
            <text:list xml:id="list5352844241782041297" text:style-name="L278">
              <text:list-item>
                <text:p text:style-name="P697"><text:span text:style-name="Strong_20_Emphasis">Pengaruh:</text:span> Varian ini sangat berpengaruh pada akhir 1970-an dan awal 1980-an. Berjalan di atas sistem operasi portabelnya sendiri, <text:span text:style-name="Strong_20_Emphasis">UCSD p-System</text:span>, yang memungkinkan program Pascal berjalan di berbagai mikrokomputer (Apple II, IBM PC, dll.) tanpa banyak perubahan. </text:p>
              </text:list-item>
              <text:list-item>
                <text:p text:style-name="P697"><text:span text:style-name="Strong_20_Emphasis">Inovasi Penting:</text:span> </text:p>
                <text:list>
                  <text:list-item>
                    <text:p text:style-name="P697"><text:span text:style-name="Strong_20_Emphasis">Konsep </text:span><text:span text:style-name="Strong_20_Emphasis"><text:span text:style-name="Source_20_Text">Unit</text:span></text:span><text:span text:style-name="Strong_20_Emphasis">:</text:span> UCSD Pascal adalah salah satu implementasi pertama yang memperkenalkan mekanisme <text:span text:style-name="Strong_20_Emphasis"><text:span text:style-name="Source_20_Text">Unit</text:span></text:span> untuk modularitas dan kompilasi terpisah. Ini adalah leluhur langsung dari sistem <text:span text:style-name="Source_20_Text">unit</text:span> yang digunakan di Turbo Pascal, Delphi, dan Free Pascal. </text:p>
                  </text:list-item>
                  <text:list-item>
                    <text:p text:style-name="P697"><text:span text:style-name="Strong_20_Emphasis">Tipe </text:span><text:span text:style-name="Strong_20_Emphasis"><text:span text:style-name="Source_20_Text">String</text:span></text:span><text:span text:style-name="Strong_20_Emphasis"> Dinamis:</text:span> Memperkenalkan tipe <text:span text:style-name="Source_20_Text">string</text:span> yang lebih fleksibel daripada array karakter standar Pascal ISO. </text:p>
                  </text:list-item>
                  <text:list-item>
                    <text:p text:style-name="P435">Ekstensi lain untuk pemrograman sistem. </text:p>
                  </text:list-item>
                </text:list>
              </text:list-item>
            </text:list>
            <text:p text:style-name="Text_20_body"><text:span text:style-name="Strong_20_Emphasis">3. Era Borland: Turbo Pascal dan Delphi (Object Pascal)</text:span></text:p>
            <text:p text:style-name="Text_20_body">Ini adalah era yang mendefinisikan popularitas massal dan evolusi fitur Pascal secara signifikan.</text:p>
            <text:list xml:id="list471051667306592660" text:style-name="L279">
              <text:list-item>
                <text:p text:style-name="P436"><text:span text:style-name="Strong_20_Emphasis">Turbo Pascal (TP):</text:span></text:p>
                <text:list>
                  <text:list-item>
                    <text:p text:style-name="P698"><text:span text:style-name="Strong_20_Emphasis">Rilis &amp; Platform:</text:span> Dirilis oleh Borland untuk MS-DOS pada tahun <text:soft-page-break/>1983. </text:p>
                  </text:list-item>
                  <text:list-item>
                    <text:p text:style-name="P698"><text:span text:style-name="Strong_20_Emphasis">Dampak:</text:span> Sangat sukses karena <text:span text:style-name="Strong_20_Emphasis">kecepatan kompilasi</text:span> yang luar biasa, <text:span text:style-name="Strong_20_Emphasis">IDE (Integrated Development Environment)</text:span> yang ringkas dan terintegrasi (editor, kompiler, debugger dalam satu paket), dan harga terjangkau. Menjadikan Pascal bahasa yang sangat populer di kalangan pelajar, hobiis, dan profesional di era PC. </text:p>
                  </text:list-item>
                  <text:list-item>
                    <text:p text:style-name="P698"><text:span text:style-name="Strong_20_Emphasis">Evolusi:</text:span> Berkembang melalui banyak versi (1.0 hingga 7.0, serta versi untuk Windows awal). Versi-versi selanjutnya (terutama TP 5.5) mulai memperkenalkan fitur <text:span text:style-name="Strong_20_Emphasis">Pemrograman Berorientasi Objek (OOP)</text:span> dasar dengan kata kunci <text:span text:style-name="Source_20_Text">object</text:span>. </text:p>
                  </text:list-item>
                  <text:list-item>
                    <text:p text:style-name="P698"><text:span text:style-name="Strong_20_Emphasis">Warisan:</text:span> Sintaks dan perilakunya menjadi target kompatibilitas utama untuk Free Pascal di awal pengembangannya. Kata kunci <text:span text:style-name="Source_20_Text">ShortString</text:span> berasal dari tipe <text:span text:style-name="Source_20_Text">string</text:span> default TP. </text:p>
                  </text:list-item>
                </text:list>
              </text:list-item>
              <text:list-item>
                <text:p text:style-name="P436"><text:span text:style-name="Strong_20_Emphasis">Delphi (Object Pascal):</text:span></text:p>
                <text:list>
                  <text:list-item>
                    <text:p text:style-name="P698"><text:span text:style-name="Strong_20_Emphasis">Rilis &amp; Platform:</text:span> Dirilis oleh Borland pada tahun 1995, awalnya untuk Windows 16-bit, kemudian dengan cepat beralih ke 32-bit dan seterusnya. Saat ini dikembangkan oleh Embarcadero Technologies. </text:p>
                  </text:list-item>
                  <text:list-item>
                    <text:p text:style-name="P698"><text:span text:style-name="Strong_20_Emphasis">Inovasi Utama:</text:span> </text:p>
                    <text:list>
                      <text:list-item>
                        <text:p text:style-name="P698"><text:span text:style-name="Strong_20_Emphasis">Object Pascal Modern:</text:span> Memperkenalkan model OOP yang jauh lebih kuat dan matang berbasis <text:span text:style-name="Strong_20_Emphasis"><text:span text:style-name="Source_20_Text">class</text:span></text:span> (tipe referensi, pewarisan dari <text:span text:style-name="Source_20_Text">TObject</text:span>, konstruktor/destruktor, <text:span text:style-name="Source_20_Text">virtual</text:span>/<text:span text:style-name="Source_20_Text">override</text:span>, <text:span text:style-name="Source_20_Text">property</text:span>, <text:span text:style-name="Source_20_Text">interface</text:span>, exception handling terstruktur). Ini menjadi dialek Object Pascal yang dominan. </text:p>
                      </text:list-item>
                      <text:list-item>
                        <text:p text:style-name="P698"><text:span text:style-name="Strong_20_Emphasis">VCL (Visual Component Library):</text:span> Pustaka komponen GUI berbasis kelas yang sangat kaya untuk Windows. </text:p>
                      </text:list-item>
                      <text:list-item>
                        <text:p text:style-name="P698"><text:span text:style-name="Strong_20_Emphasis">IDE RAD Visual:</text:span> Lingkungan pengembangan visual yang sangat produktif, memungkinkan "drag-and-drop" komponen dan penulisan event handler dengan mudah. </text:p>
                      </text:list-item>
                    </text:list>
                  </text:list-item>
                  <text:list-item>
                    <text:p text:style-name="P698"><text:span text:style-name="Strong_20_Emphasis">Evolusi Berkelanjutan:</text:span> Delphi terus berkembang hingga versi terbaru (misalnya, Delphi 12 Athens per akhir 2023/awal 2024), menambahkan dukungan untuk platform 64-bit, macOS, iOS, Android (melalui framework FireMonkey/FMX), fitur bahasa modern seperti generics, anonymous methods, RTTI lanjutan, dan banyak lagi. </text:p>
                  </text:list-item>
                  <text:list-item>
                    <text:p text:style-name="P436"><text:span text:style-name="Strong_20_Emphasis">Pengaruh Besar:</text:span> Dialek Object Pascal Delphi menjadi target kompatibilitas utama kedua (dan kini yang paling penting untuk fitur modern) bagi Free Pascal dan merupakan dasar dari Lazarus LCL. </text:p>
                  </text:list-item>
                </text:list>
              </text:list-item>
            </text:list>
            <text:p text:style-name="Text_20_body"><text:span text:style-name="Strong_20_Emphasis">4. Free Pascal (FPC)</text:span></text:p>
            <text:list xml:id="list7733112529077924605" text:style-name="L280">
              <text:list-item>
                <text:p text:style-name="P699"><text:span text:style-name="Strong_20_Emphasis">Motivasi &amp; Tujuan:</text:span> Dimulai akhir 1993 oleh Florian Klämpfl sebagai respons atas kebutuhan kompiler Pascal 32/64-bit yang <text:span text:style-name="Strong_20_Emphasis">gratis, open-source, lintas platform</text:span>, dan <text:span text:style-name="Strong_20_Emphasis">kompatibel</text:span> dengan dialek populer. </text:p>
              </text:list-item>
              <text:list-item>
                <text:p text:style-name="P699"><text:span text:style-name="Strong_20_Emphasis">Kompatibilitas Dialek:</text:span> Salah satu kekuatan utama FPC adalah <text:soft-page-break/>kemampuannya untuk mengkompilasi kode yang ditulis untuk dialek lain melalui penggunaan <text:span text:style-name="Strong_20_Emphasis">Mode Bahasa (</text:span><text:span text:style-name="Strong_20_Emphasis"><text:span text:style-name="Source_20_Text">{$MODE ...}</text:span></text:span><text:span text:style-name="Strong_20_Emphasis">)</text:span>: </text:p>
                <text:list>
                  <text:list-item>
                    <text:p text:style-name="P699"><text:span text:style-name="Source_20_Text">{$MODE TP}</text:span>: Kompatibilitas tinggi dengan Turbo Pascal 7. </text:p>
                  </text:list-item>
                  <text:list-item>
                    <text:p text:style-name="P699"><text:span text:style-name="Source_20_Text">{$MODE DELPHI}</text:span>: Kompatibilitas tinggi dengan Object Pascal Delphi modern. </text:p>
                  </text:list-item>
                  <text:list-item>
                    <text:p text:style-name="P699"><text:span text:style-name="Source_20_Text">{$MODE OBJFPC}</text:span>: Mode Object Pascal FPC sendiri, mirip Delphi tetapi dengan beberapa ekstensi/perbedaan FPC. </text:p>
                  </text:list-item>
                </text:list>
              </text:list-item>
              <text:list-item>
                <text:p text:style-name="P699"><text:span text:style-name="Strong_20_Emphasis">Lintas Platform:</text:span> Berhasil mencapai portabilitas yang sangat luas, mendukung puluhan kombinasi OS dan arsitektur CPU. </text:p>
              </text:list-item>
              <text:list-item>
                <text:p text:style-name="P699"><text:span text:style-name="Strong_20_Emphasis">Fitur Modern:</text:span> FPC secara aktif mengimplementasikan fitur-fitur Object Pascal modern yang diperkenalkan Delphi (seperti generics, class helpers, beberapa fitur RTTI baru) serta menambahkan fitur dan optimasinya sendiri. </text:p>
              </text:list-item>
              <text:list-item>
                <text:p text:style-name="P437"><text:span text:style-name="Strong_20_Emphasis">Ekosistem:</text:span> Menjadi fondasi bagi <text:span text:style-name="Strong_20_Emphasis">Lazarus IDE</text:span>, yang menyediakan lingkungan RAD lintas platform yang kompatibel dengan Delphi. </text:p>
              </text:list-item>
            </text:list>
            <text:p text:style-name="Text_20_body"><text:span text:style-name="Strong_20_Emphasis">5. Bahasa Turunan Wirth Lainnya (Bukan Varian Pascal Langsung)</text:span></text:p>
            <text:p text:style-name="Text_20_body">Niklaus Wirth sendiri terus bereksperimen dengan desain bahasa setelah Pascal:</text:p>
            <text:list xml:id="list4160621821223403324" text:style-name="L281">
              <text:list-item>
                <text:p text:style-name="P700"><text:span text:style-name="Strong_20_Emphasis">Modula-2:</text:span> Fokus pada modularitas yang lebih kuat (<text:span text:style-name="Source_20_Text">MODULE</text:span>), konkurensi tingkat rendah (coroutines). Dianggap penerus spiritual Pascal untuk pemrograman sistem. </text:p>
              </text:list-item>
              <text:list-item>
                <text:p text:style-name="P438"><text:span text:style-name="Strong_20_Emphasis">Oberon:</text:span> Eksperimen dalam kesederhanaan ekstrem, OOP berbasis <text:span text:style-name="Emphasis">type extension</text:span>, sistem operasi berbasis komponen. </text:p>
              </text:list-item>
            </text:list>
            <text:p text:style-name="Text_20_body">Meskipun terinspirasi oleh Pascal, Modula-2 dan Oberon adalah bahasa yang berbeda, bukan sekadar varian Pascal.</text:p>
            <text:p text:style-name="Text_20_body"><text:span text:style-name="Strong_20_Emphasis">6. Varian Lain (Historis/Niche)</text:span></text:p>
            <text:p text:style-name="Text_20_body">Terdapat banyak implementasi Pascal lain sepanjang sejarah (HP Pascal, VAX Pascal, MacPascal, GNU Pascal/GPC), tetapi sebagian besar kini kurang aktif dikembangkan atau hanya digunakan dalam konteks niche yang sangat spesifik dibandingkan dengan dominasi ekosistem FPC/Lazarus dan Delphi.</text:p>
            <text:p text:style-name="Text_20_body"><text:span text:style-name="Strong_20_Emphasis">Kesimpulan Perkembangan:</text:span></text:p>
            <text:p text:style-name="Text_20_body">Bahasa Pascal telah berevolusi secara signifikan dari bahasa pengajaran terstruktur menjadi bahasa Object Pascal modern yang kuat dan serbaguna. Perjalanan ini ditandai oleh inovasi kunci seperti unit (UCSD), OOP dasar (TP), OOP modern dan RAD (Delphi), serta akhirnya munculnya alternatif open-source yang sangat kompatibel dan lintas platform dalam bentuk Free Pascal. Bagi pengguna FPC saat ini, pemahaman tentang sejarah ini, terutama pengaruh Turbo Pascal dan Delphi, sangat penting untuk memahami berbagai fitur dan mode kompatibilitas yang ditawarkan oleh kompiler FPC.</text:p>
          </text:section>
          <text:section text:style-name="Sect1" text:name="feedback-form-133">
            <text:p text:style-name="P443"/>
          </text:section>
        </text:section>
        <text:section text:style-name="Sect1" text:name="41c5388086437950">
          <text:p text:style-name="Text_20_body"/>
          <text:section text:style-name="Sect1" text:name="user-query-content-134">
            <text:p text:style-name="P705">sebutkan software yanh dibangun dengan pascal dan variantnya </text:p>
          </text:section>
          <text:p text:style-name="P443"><text:soft-page-break/>Tampilkan alur berpikir</text:p>
          <text:section text:style-name="Sect2" text:name="model-response-message-contentr_41c5388086437950">
            <text:p text:style-name="Text_20_body">Tentu, bahasa Pascal dan berbagai variannya (terutama Turbo Pascal, Delphi, dan Free Pascal/Lazarus) telah dan terus digunakan untuk membangun berbagai macam perangkat lunak, mulai dari alat bantu pengembang, aplikasi bisnis, utilitas sistem, hingga perangkat lunak ilmiah dan bahkan game.</text:p>
            <text:p text:style-name="Text_20_body">Berikut adalah beberapa contoh perangkat lunak terkenal atau signifikan yang diketahui dibangun (setidaknya sebagian besar atau pada versi awalnya) menggunakan Pascal atau variannya:</text:p>
            <text:p text:style-name="Text_20_body"><text:span text:style-name="Strong_20_Emphasis">Dibangun dengan Delphi (Object Pascal):</text:span></text:p>
            <text:p text:style-name="Text_20_body">Delphi secara historis menjadi pilihan populer untuk pengembangan aplikasi Windows native yang cepat, dan banyak aplikasi komersial serta shareware dibangun dengannya.</text:p>
            <text:list xml:id="list4612031049983037773" text:style-name="L282">
              <text:list-item>
                <text:p text:style-name="P701"><text:span text:style-name="Strong_20_Emphasis">Embarcadero Delphi / C++Builder IDE:</text:span> Lingkungan pengembangan Delphi dan C++Builder itu sendiri sebagian besar ditulis menggunakan Delphi (sebuah contoh "dogfooding"). </text:p>
              </text:list-item>
              <text:list-item>
                <text:p text:style-name="P701"><text:span text:style-name="Strong_20_Emphasis">Total Commander:</text:span> Manajer file shareware yang sangat populer dan kaya fitur untuk Windows. </text:p>
              </text:list-item>
              <text:list-item>
                <text:p text:style-name="P701"><text:span text:style-name="Strong_20_Emphasis">FL Studio (FruityLoops):</text:span> Digital Audio Workstation (DAW) yang populer. Dilaporkan bahwa inti dan banyak bagian plugin awalnya (dan mungkin masih) dikembangkan menggunakan Delphi. </text:p>
              </text:list-item>
              <text:list-item>
                <text:p text:style-name="P701"><text:span text:style-name="Strong_20_Emphasis">Beyond Compare:</text:span> Utilitas perbandingan file dan folder yang populer. </text:p>
              </text:list-item>
              <text:list-item>
                <text:p text:style-name="P701"><text:span text:style-name="Strong_20_Emphasis">Inno Setup:</text:span> Sistem pembuatan installer gratis dan open-source yang sangat populer untuk Windows. </text:p>
              </text:list-item>
              <text:list-item>
                <text:p text:style-name="P701"><text:span text:style-name="Strong_20_Emphasis">AIMP:</text:span> Pemutar audio gratis yang populer untuk Windows. </text:p>
              </text:list-item>
              <text:list-item>
                <text:p text:style-name="P701"><text:span text:style-name="Strong_20_Emphasis">FastReport:</text:span> Komponen dan desainer laporan populer untuk Delphi dan Lazarus. </text:p>
              </text:list-item>
              <text:list-item>
                <text:p text:style-name="P701"><text:span text:style-name="Strong_20_Emphasis">Help &amp; Manual:</text:span> Alat authoring dokumentasi dan help file yang populer. </text:p>
              </text:list-item>
              <text:list-item>
                <text:p text:style-name="P701"><text:span text:style-name="Strong_20_Emphasis">Altium Designer (sebelumnya Protel):</text:span> Perangkat lunak desain PCB (Printed Circuit Board) profesional (dilaporkan menggunakan Delphi secara ekstensif). </text:p>
              </text:list-item>
              <text:list-item>
                <text:p text:style-name="P701"><text:span text:style-name="Strong_20_Emphasis">SQLyog (versi Windows):</text:span> Alat administrasi GUI populer untuk database MySQL (versi Windows-nya ditulis dalam Delphi). </text:p>
              </text:list-item>
              <text:list-item>
                <text:p text:style-name="P701"><text:span text:style-name="Strong_20_Emphasis">Nero Burning ROM (versi awal):</text:span> Versi-versi awal dari perangkat lunak pembakar CD/DVD populer ini dilaporkan menggunakan Delphi. </text:p>
              </text:list-item>
              <text:list-item>
                <text:p text:style-name="P701"><text:span text:style-name="Strong_20_Emphasis">Skype (versi Windows awal):</text:span> Klien Windows asli Skype diketahui memiliki bagian signifikan yang ditulis dalam Delphi sebelum diakuisisi Microsoft dan ditulis ulang. </text:p>
              </text:list-item>
              <text:list-item>
                <text:p text:style-name="P701"><text:span text:style-name="Strong_20_Emphasis">Dev-C++ IDE:</text:span> Meskipun kompiler utamanya adalah MinGW (GCC), IDE Dev-C++ itu sendiri ditulis menggunakan Delphi. </text:p>
              </text:list-item>
              <text:list-item>
                <text:p text:style-name="P439"><text:span text:style-name="Strong_20_Emphasis">Game:</text:span> Beberapa game, terutama dari era akhir 90-an / awal 2000-an atau game indie, menggunakan Delphi. Contoh yang kadang disebut adalah seri <text:span text:style-name="Emphasis">Age of Wonders</text:span>. </text:p>
              </text:list-item>
            </text:list>
            <text:p text:style-name="Text_20_body"><text:span text:style-name="Strong_20_Emphasis">Dibangun dengan Free Pascal / Lazarus:</text:span></text:p>
            <text:p text:style-name="Text_20_body"><text:soft-page-break/>Karena sifatnya yang open-source dan lintas platform, FPC/Lazarus sering digunakan untuk:</text:p>
            <text:list xml:id="list418074524336769321" text:style-name="L283">
              <text:list-item>
                <text:p text:style-name="P702"><text:span text:style-name="Strong_20_Emphasis">Lazarus IDE:</text:span> Sama seperti Delphi, Lazarus IDE itu sendiri adalah contoh terbesar aplikasi yang dibangun menggunakan Lazarus/FPC. </text:p>
              </text:list-item>
              <text:list-item>
                <text:p text:style-name="P702"><text:span text:style-name="Strong_20_Emphasis">Double Commander:</text:span> Manajer file open-source dan lintas platform yang terinspirasi oleh Total Commander. </text:p>
              </text:list-item>
              <text:list-item>
                <text:p text:style-name="P702"><text:span text:style-name="Strong_20_Emphasis">PeaZip:</text:span> Utilitas arsip file open-source dan lintas platform (dilaporkan menggunakan FPC/Lazarus untuk sebagian besar GUI dan fungsionalitasnya). </text:p>
              </text:list-item>
              <text:list-item>
                <text:p text:style-name="P702"><text:span text:style-name="Strong_20_Emphasis">Castle Game Engine:</text:span> Engine game 3D dan 2D open-source dan lintas platform yang menggunakan FPC/Lazarus sebagai bahasa scripting dan pengembangan utama. </text:p>
              </text:list-item>
              <text:list-item>
                <text:p text:style-name="P702"><text:span text:style-name="Strong_20_Emphasis">MyNotex:</text:span> Perangkat lunak pencatat (note-taking) dan manajemen catatan gratis untuk Linux. </text:p>
              </text:list-item>
              <text:list-item>
                <text:p text:style-name="P702"><text:span text:style-name="Strong_20_Emphasis">Berbagai Aplikasi Ilmiah/Teknik:</text:span> Kejelasan sintaks Pascal dan performa FPC membuatnya cocok untuk aplikasi di bidang sains dan teknik, meskipun seringkali bersifat niche atau internal. </text:p>
              </text:list-item>
              <text:list-item>
                <text:p text:style-name="P702"><text:span text:style-name="Strong_20_Emphasis">Porting Aplikasi Delphi:</text:span> Banyak aplikasi yang awalnya ditulis di Delphi telah berhasil di-porting agar menjadi lintas platform menggunakan Lazarus/FPC. </text:p>
              </text:list-item>
              <text:list-item>
                <text:p text:style-name="P440"><text:span text:style-name="Strong_20_Emphasis">Free Pascal Compiler (FPC) itu sendiri:</text:span> Kompiler FPC, RTL, FCL, dan paket-paketnya sebagian besar ditulis dalam Pascal (self-hosting). </text:p>
              </text:list-item>
            </text:list>
            <text:p text:style-name="Text_20_body"><text:span text:style-name="Strong_20_Emphasis">Dibangun dengan Turbo Pascal:</text:span></text:p>
            <text:p text:style-name="Text_20_body">Menyebutkan aplikasi spesifik yang <text:span text:style-name="Emphasis">masih</text:span> populer dari era Turbo Pascal sulit, karena kebanyakan sudah tidak digunakan atau ditulis ulang. Namun, pada masanya (era DOS 80-an hingga pertengahan 90-an):</text:p>
            <text:list xml:id="list7493229122986306952" text:style-name="L284">
              <text:list-item>
                <text:p text:style-name="P703"><text:span text:style-name="Strong_20_Emphasis">Banyak Shareware &amp; Game DOS:</text:span> Sejumlah besar utilitas, aplikasi bisnis kecil, dan game (termasuk beberapa game shareware terkenal pada masanya) ditulis menggunakan Turbo Pascal karena kecepatan kompilasi dan kemudahan penggunaannya di lingkungan DOS. </text:p>
              </text:list-item>
              <text:list-item>
                <text:p text:style-name="P441"><text:span text:style-name="Strong_20_Emphasis">Internal Borland:</text:span> Borland sendiri menggunakan TP untuk mengembangkan bagian dari produk mereka yang lain. </text:p>
              </text:list-item>
            </text:list>
            <text:p text:style-name="Text_20_body"><text:span text:style-name="Strong_20_Emphasis">Dibangun dengan Pascal Awal / Varian Lain:</text:span></text:p>
            <text:list xml:id="list4337114215290818122" text:style-name="L285">
              <text:list-item>
                <text:p text:style-name="P704"><text:span text:style-name="Strong_20_Emphasis">Sistem Operasi Apple Awal:</text:span> Bagian signifikan dari sistem operasi dan toolbox untuk Apple Lisa dan Macintosh awal ditulis menggunakan varian Pascal. </text:p>
              </text:list-item>
              <text:list-item>
                <text:p text:style-name="P442"><text:span text:style-name="Strong_20_Emphasis">TeX:</text:span> Sistem typesetting TeX yang sangat berpengaruh, dirancang oleh Donald Knuth, awalnya diimplementasikan menggunakan sistem Literate Programming bernama WEB, yang outputnya adalah kode Pascal. </text:p>
              </text:list-item>
            </text:list>
            <text:p text:style-name="Text_20_body"><text:span text:style-name="Strong_20_Emphasis">Kesimpulan:</text:span></text:p>
            <text:p text:style-name="Text_20_body">Daftar ini menunjukkan bahwa Pascal dan variannya, terutama Delphi dan kini FPC/Lazarus, telah digunakan untuk membangun berbagai jenis perangkat lunak yang signifikan dan sukses. Meskipun mungkin tidak sepopuler Java, C#, atau Python di <text:span text:style-name="Emphasis">semua</text:span> domain modern (seperti web backend skala besar atau data science), Delphi <text:soft-page-break/>tetap kuat di pasar pengembangan aplikasi Windows native (terutama desktop), dan FPC/Lazarus menawarkan alternatif open-source lintas platform yang sangat mumpuni untuk jenis aplikasi serupa, utilitas, dan proyek yang membutuhkan performa native.</text:p>
          </text:section>
          <text:section text:style-name="Sect1" text:name="feedback-form-134">
            <text:p text:style-name="P443"/>
          </text:section>
        </text:section>
      </text:section>
      <text:p text:style-name="P4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6701in" fo:margin-bottom="0.7098in" fo:margin-left="0.6902in" fo:margin-right="0.6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24T17:10:11.59</meta:creation-date>
    <dc:date>2025-04-24T17:12:04.88</dc:date>
    <dc:creator>OJie </dc:creator>
    <meta:editing-duration>PT1M53S</meta:editing-duration>
    <meta:editing-cycles>2</meta:editing-cycles>
    <meta:generator>OpenOffice/4.1.15$Win32 OpenOffice.org_project/4115m2$Build-9813</meta:generator>
    <meta:document-statistic meta:table-count="8" meta:image-count="0" meta:object-count="0" meta:page-count="351" meta:paragraph-count="6835" meta:word-count="99494" meta:character-count="739962"/>
  </office:meta>
</office:document-meta>
</file>